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2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59.84pt"/>
    </style:style>
    <style:style style:name="co4" style:family="table-column">
      <style:table-column-properties fo:break-before="auto" style:column-width="108.14pt"/>
    </style:style>
    <style:style style:name="co5" style:family="table-column">
      <style:table-column-properties fo:break-before="auto" style:column-width="93.15pt"/>
    </style:style>
    <style:style style:name="co6" style:family="table-column">
      <style:table-column-properties fo:break-before="auto" style:column-width="75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58.54pt" svg:height="1109.2pt" svg:x="486.71pt" svg:y="4.48pt">
            <loext:p draw:notify-on-update-of-ranges="Sheet1.A1:Sheet1.A1 Sheet1.A2:Sheet1.A1408 Sheet1.B1:Sheet1.B1 Sheet1.B2:Sheet1.B1408 Sheet1.A1:Sheet1.A1 Sheet1.A2:Sheet1.A1408 Sheet1.C1:Sheet1.C1 Sheet1.C2:Sheet1.C1408 Sheet1.A1:Sheet1.A1 Sheet1.A2:Sheet1.A1408 Sheet1.D1:Sheet1.D1 Sheet1.D2:Sheet1.D1408 Sheet1.A1:Sheet1.A1 Sheet1.A2:Sheet1.A1408 Sheet1.E1:Sheet1.E1 Sheet1.E2:Sheet1.E1408 Sheet1.A1:Sheet1.A1 Sheet1.A2:Sheet1.A1408 Sheet1.F1:Sheet1.F1 Sheet1.F2:Sheet1.F14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map::emplace</text:p>
          </table:table-cell>
          <table:table-cell office:value-type="string" calcext:value-type="string">
            <text:p>kfast::insert</text:p>
          </table:table-cell>
          <table:table-cell office:value-type="string" calcext:value-type="string">
            <text:p>std::map:lower_bound</text:p>
          </table:table-cell>
          <table:table-cell office:value-type="string" calcext:value-type="string">
            <text:p>kfast::lower_bound</text:p>
          </table:table-cell>
          <table:table-cell office:value-type="string" calcext:value-type="string">
            <text:p>log(maxrss)/10</text:p>
          </table:table-cell>
        </table:table-row>
        <table:table-row table:style-name="ro1">
          <table:table-cell office:value-type="float" office:value="46512396" calcext:value-type="float">
            <text:p>46512396</text:p>
          </table:table-cell>
          <table:table-cell office:value-type="float" office:value="1.51157" calcext:value-type="float">
            <text:p>1.51157</text:p>
          </table:table-cell>
          <table:table-cell office:value-type="float" office:value="3.20285" calcext:value-type="float">
            <text:p>3.20285</text:p>
          </table:table-cell>
          <table:table-cell office:value-type="float" office:value="1.40144" calcext:value-type="float">
            <text:p>1.40144</text:p>
          </table:table-cell>
          <table:table-cell office:value-type="float" office:value="0.999651" calcext:value-type="float">
            <text:p>0.999651</text:p>
          </table:table-cell>
          <table:table-cell office:value-type="float" office:value="1.77228" calcext:value-type="float">
            <text:p>1.77228</text:p>
          </table:table-cell>
        </table:table-row>
        <table:table-row table:style-name="ro1">
          <table:table-cell office:value-type="float" office:value="63731" calcext:value-type="float">
            <text:p>63731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1.31201" calcext:value-type="float">
            <text:p>1.31201</text:p>
          </table:table-cell>
          <table:table-cell office:value-type="float" office:value="0.199238" calcext:value-type="float">
            <text:p>0.199238</text:p>
          </table:table-cell>
          <table:table-cell office:value-type="float" office:value="0.214383" calcext:value-type="float">
            <text:p>0.214383</text:p>
          </table:table-cell>
          <table:table-cell office:value-type="float" office:value="1.1409" calcext:value-type="float">
            <text:p>1.1409</text:p>
          </table:table-cell>
        </table:table-row>
        <table:table-row table:style-name="ro1">
          <table:table-cell office:value-type="float" office:value="302883" calcext:value-type="float">
            <text:p>302883</text:p>
          </table:table-cell>
          <table:table-cell office:value-type="float" office:value="0.498279" calcext:value-type="float">
            <text:p>0.498279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84125" calcext:value-type="float">
            <text:p>0.384125</text:p>
          </table:table-cell>
          <table:table-cell office:value-type="float" office:value="1.27575" calcext:value-type="float">
            <text:p>1.27575</text:p>
          </table:table-cell>
        </table:table-row>
        <table:table-row table:style-name="ro1">
          <table:table-cell office:value-type="float" office:value="28737803" calcext:value-type="float">
            <text:p>28737803</text:p>
          </table:table-cell>
          <table:table-cell office:value-type="float" office:value="1.45778" calcext:value-type="float">
            <text:p>1.45778</text:p>
          </table:table-cell>
          <table:table-cell office:value-type="float" office:value="3.27856" calcext:value-type="float">
            <text:p>3.27856</text:p>
          </table:table-cell>
          <table:table-cell office:value-type="float" office:value="1.54305" calcext:value-type="float">
            <text:p>1.54305</text:p>
          </table:table-cell>
          <table:table-cell office:value-type="float" office:value="1.03891" calcext:value-type="float">
            <text:p>1.03891</text:p>
          </table:table-cell>
          <table:table-cell office:value-type="float" office:value="1.72433" calcext:value-type="float">
            <text:p>1.72433</text:p>
          </table:table-cell>
        </table:table-row>
        <table:table-row table:style-name="ro1">
          <table:table-cell office:value-type="float" office:value="48687637" calcext:value-type="float">
            <text:p>48687637</text:p>
          </table:table-cell>
          <table:table-cell office:value-type="float" office:value="1.7452" calcext:value-type="float">
            <text:p>1.7452</text:p>
          </table:table-cell>
          <table:table-cell office:value-type="float" office:value="3.50746" calcext:value-type="float">
            <text:p>3.50746</text:p>
          </table:table-cell>
          <table:table-cell office:value-type="float" office:value="1.671" calcext:value-type="float">
            <text:p>1.671</text:p>
          </table:table-cell>
          <table:table-cell office:value-type="float" office:value="0.956254" calcext:value-type="float">
            <text:p>0.956254</text:p>
          </table:table-cell>
          <table:table-cell office:value-type="float" office:value="1.77568" calcext:value-type="float">
            <text:p>1.77568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0.241566" calcext:value-type="float">
            <text:p>0.241566</text:p>
          </table:table-cell>
          <table:table-cell office:value-type="float" office:value="1.24329" calcext:value-type="float">
            <text:p>1.24329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226248" calcext:value-type="float">
            <text:p>0.22624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199234" calcext:value-type="float">
            <text:p>0.199234</text:p>
          </table:table-cell>
          <table:table-cell office:value-type="float" office:value="1.59841" calcext:value-type="float">
            <text:p>1.59841</text:p>
          </table:table-cell>
          <table:table-cell office:value-type="float" office:value="0.0822153" calcext:value-type="float">
            <text:p>0.0822153</text:p>
          </table:table-cell>
          <table:table-cell office:value-type="float" office:value="0.208054" calcext:value-type="float">
            <text:p>0.20805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896051" calcext:value-type="float">
            <text:p>896051</text:p>
          </table:table-cell>
          <table:table-cell office:value-type="float" office:value="0.83189" calcext:value-type="float">
            <text:p>0.83189</text:p>
          </table:table-cell>
          <table:table-cell office:value-type="float" office:value="2.33609" calcext:value-type="float">
            <text:p>2.33609</text:p>
          </table:table-cell>
          <table:table-cell office:value-type="float" office:value="0.708567" calcext:value-type="float">
            <text:p>0.708567</text:p>
          </table:table-cell>
          <table:table-cell office:value-type="float" office:value="0.487743" calcext:value-type="float">
            <text:p>0.487743</text:p>
          </table:table-cell>
          <table:table-cell office:value-type="float" office:value="1.37974" calcext:value-type="float">
            <text:p>1.3797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1.18374" calcext:value-type="float">
            <text:p>1.18374</text:p>
          </table:table-cell>
          <table:table-cell office:value-type="float" office:value="0.0613476" calcext:value-type="float">
            <text:p>0.0613476</text:p>
          </table:table-cell>
          <table:table-cell office:value-type="float" office:value="0.16713" calcext:value-type="float">
            <text:p>0.16713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43261" calcext:value-type="float">
            <text:p>143261</text:p>
          </table:table-cell>
          <table:table-cell office:value-type="float" office:value="0.524352" calcext:value-type="float">
            <text:p>0.524352</text:p>
          </table:table-cell>
          <table:table-cell office:value-type="float" office:value="1.72133" calcext:value-type="float">
            <text:p>1.72133</text:p>
          </table:table-cell>
          <table:table-cell office:value-type="float" office:value="0.407273" calcext:value-type="float">
            <text:p>0.407273</text:p>
          </table:table-cell>
          <table:table-cell office:value-type="float" office:value="0.378368" calcext:value-type="float">
            <text:p>0.378368</text:p>
          </table:table-cell>
          <table:table-cell office:value-type="float" office:value="1.20718" calcext:value-type="float">
            <text:p>1.2071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166976" calcext:value-type="float">
            <text:p>0.166976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0.0809586" calcext:value-type="float">
            <text:p>0.0809586</text:p>
          </table:table-cell>
          <table:table-cell office:value-type="float" office:value="0.195355" calcext:value-type="float">
            <text:p>0.19535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995586" calcext:value-type="float">
            <text:p>995586</text:p>
          </table:table-cell>
          <table:table-cell office:value-type="float" office:value="0.847567" calcext:value-type="float">
            <text:p>0.847567</text:p>
          </table:table-cell>
          <table:table-cell office:value-type="float" office:value="2.33864" calcext:value-type="float">
            <text:p>2.33864</text:p>
          </table:table-cell>
          <table:table-cell office:value-type="float" office:value="0.732547" calcext:value-type="float">
            <text:p>0.732547</text:p>
          </table:table-cell>
          <table:table-cell office:value-type="float" office:value="0.568677" calcext:value-type="float">
            <text:p>0.568677</text:p>
          </table:table-cell>
          <table:table-cell office:value-type="float" office:value="1.38956" calcext:value-type="float">
            <text:p>1.38956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0.10379" calcext:value-type="float">
            <text:p>0.10379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4471" calcext:value-type="float">
            <text:p>164471</text:p>
          </table:table-cell>
          <table:table-cell office:value-type="float" office:value="0.563106" calcext:value-type="float">
            <text:p>0.563106</text:p>
          </table:table-cell>
          <table:table-cell office:value-type="float" office:value="1.70861" calcext:value-type="float">
            <text:p>1.70861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52848" calcext:value-type="float">
            <text:p>0.452848</text:p>
          </table:table-cell>
          <table:table-cell office:value-type="float" office:value="1.22111" calcext:value-type="float">
            <text:p>1.22111</text:p>
          </table:table-cell>
        </table:table-row>
        <table:table-row table:style-name="ro1">
          <table:table-cell office:value-type="float" office:value="108836" calcext:value-type="float">
            <text:p>108836</text:p>
          </table:table-cell>
          <table:table-cell office:value-type="float" office:value="0.471992" calcext:value-type="float">
            <text:p>0.471992</text:p>
          </table:table-cell>
          <table:table-cell office:value-type="float" office:value="1.5974" calcext:value-type="float">
            <text:p>1.5974</text:p>
          </table:table-cell>
          <table:table-cell office:value-type="float" office:value="0.364623" calcext:value-type="float">
            <text:p>0.364623</text:p>
          </table:table-cell>
          <table:table-cell office:value-type="float" office:value="0.350039" calcext:value-type="float">
            <text:p>0.350039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0.0855345" calcext:value-type="float">
            <text:p>0.0855345</text:p>
          </table:table-cell>
          <table:table-cell office:value-type="float" office:value="0.172895" calcext:value-type="float">
            <text:p>0.17289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11331" calcext:value-type="float">
            <text:p>111331</text:p>
          </table:table-cell>
          <table:table-cell office:value-type="float" office:value="0.481968" calcext:value-type="float">
            <text:p>0.481968</text:p>
          </table:table-cell>
          <table:table-cell office:value-type="float" office:value="1.6681" calcext:value-type="float">
            <text:p>1.668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353013" calcext:value-type="float">
            <text:p>0.353013</text:p>
          </table:table-cell>
          <table:table-cell office:value-type="float" office:value="1.19727" calcext:value-type="float">
            <text:p>1.19727</text:p>
          </table:table-cell>
        </table:table-row>
        <table:table-row table:style-name="ro1">
          <table:table-cell office:value-type="float" office:value="11737464" calcext:value-type="float">
            <text:p>11737464</text:p>
          </table:table-cell>
          <table:table-cell office:value-type="float" office:value="1.37077" calcext:value-type="float">
            <text:p>1.37077</text:p>
          </table:table-cell>
          <table:table-cell office:value-type="float" office:value="3.10128" calcext:value-type="float">
            <text:p>3.10128</text:p>
          </table:table-cell>
          <table:table-cell office:value-type="float" office:value="1.25511" calcext:value-type="float">
            <text:p>1.2551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.63437" calcext:value-type="float">
            <text:p>1.63437</text:p>
          </table:table-cell>
        </table:table-row>
        <table:table-row table:style-name="ro1">
          <table:table-cell office:value-type="float" office:value="940961" calcext:value-type="float">
            <text:p>940961</text:p>
          </table:table-cell>
          <table:table-cell office:value-type="float" office:value="0.854819" calcext:value-type="float">
            <text:p>0.854819</text:p>
          </table:table-cell>
          <table:table-cell office:value-type="float" office:value="2.34646" calcext:value-type="float">
            <text:p>2.34646</text:p>
          </table:table-cell>
          <table:table-cell office:value-type="float" office:value="0.734685" calcext:value-type="float">
            <text:p>0.734685</text:p>
          </table:table-cell>
          <table:table-cell office:value-type="float" office:value="0.506176" calcext:value-type="float">
            <text:p>0.506176</text:p>
          </table:table-cell>
          <table:table-cell office:value-type="float" office:value="1.38488" calcext:value-type="float">
            <text:p>1.38488</text:p>
          </table:table-cell>
        </table:table-row>
        <table:table-row table:style-name="ro1">
          <table:table-cell office:value-type="float" office:value="7510692" calcext:value-type="float">
            <text:p>7510692</text:p>
          </table:table-cell>
          <table:table-cell office:value-type="float" office:value="1.25184" calcext:value-type="float">
            <text:p>1.25184</text:p>
          </table:table-cell>
          <table:table-cell office:value-type="float" office:value="3.00771" calcext:value-type="float">
            <text:p>3.00771</text:p>
          </table:table-cell>
          <table:table-cell office:value-type="float" office:value="1.15633" calcext:value-type="float">
            <text:p>1.15633</text:p>
          </table:table-cell>
          <table:table-cell office:value-type="float" office:value="0.776295" calcext:value-type="float">
            <text:p>0.776295</text:p>
          </table:table-cell>
          <table:table-cell office:value-type="float" office:value="1.59053" calcext:value-type="float">
            <text:p>1.59053</text:p>
          </table:table-cell>
        </table:table-row>
        <table:table-row table:style-name="ro1">
          <table:table-cell office:value-type="float" office:value="8199374" calcext:value-type="float">
            <text:p>8199374</text:p>
          </table:table-cell>
          <table:table-cell office:value-type="float" office:value="1.28119" calcext:value-type="float">
            <text:p>1.28119</text:p>
          </table:table-cell>
          <table:table-cell office:value-type="float" office:value="3.01444" calcext:value-type="float">
            <text:p>3.01444</text:p>
          </table:table-cell>
          <table:table-cell office:value-type="float" office:value="1.18322" calcext:value-type="float">
            <text:p>1.18322</text:p>
          </table:table-cell>
          <table:table-cell office:value-type="float" office:value="0.767038" calcext:value-type="float">
            <text:p>0.767038</text:p>
          </table:table-cell>
          <table:table-cell office:value-type="float" office:value="1.59849" calcext:value-type="float">
            <text:p>1.59849</text:p>
          </table:table-cell>
        </table:table-row>
        <table:table-row table:style-name="ro1">
          <table:table-cell office:value-type="float" office:value="45844" calcext:value-type="float">
            <text:p>45844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1.28615" calcext:value-type="float">
            <text:p>1.28615</text:p>
          </table:table-cell>
          <table:table-cell office:value-type="float" office:value="0.259792" calcext:value-type="float">
            <text:p>0.259792</text:p>
          </table:table-cell>
          <table:table-cell office:value-type="float" office:value="0.309589" calcext:value-type="float">
            <text:p>0.309589</text:p>
          </table:table-cell>
          <table:table-cell office:value-type="float" office:value="1.11589" calcext:value-type="float">
            <text:p>1.11589</text:p>
          </table:table-cell>
        </table:table-row>
        <table:table-row table:style-name="ro1">
          <table:table-cell office:value-type="float" office:value="292375" calcext:value-type="float">
            <text:p>292375</text:p>
          </table:table-cell>
          <table:table-cell office:value-type="float" office:value="0.637064" calcext:value-type="float">
            <text:p>0.637064</text:p>
          </table:table-cell>
          <table:table-cell office:value-type="float" office:value="1.88797" calcext:value-type="float">
            <text:p>1.88797</text:p>
          </table:table-cell>
          <table:table-cell office:value-type="float" office:value="0.522729" calcext:value-type="float">
            <text:p>0.522729</text:p>
          </table:table-cell>
          <table:table-cell office:value-type="float" office:value="0.432496" calcext:value-type="float">
            <text:p>0.432496</text:p>
          </table:table-cell>
          <table:table-cell office:value-type="float" office:value="1.27171" calcext:value-type="float">
            <text:p>1.27171</text:p>
          </table:table-cell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0.310488" calcext:value-type="float">
            <text:p>0.310488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222658" calcext:value-type="float">
            <text:p>0.222658</text:p>
          </table:table-cell>
          <table:table-cell office:value-type="float" office:value="0.273869" calcext:value-type="float">
            <text:p>0.273869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.180566" calcext:value-type="float">
            <text:p>0.180566</text:p>
          </table:table-cell>
          <table:table-cell office:value-type="float" office:value="1.19524" calcext:value-type="float">
            <text:p>1.19524</text:p>
          </table:table-cell>
          <table:table-cell office:value-type="float" office:value="0.0998584" calcext:value-type="float">
            <text:p>0.0998584</text:p>
          </table:table-cell>
          <table:table-cell office:value-type="float" office:value="0.195989" calcext:value-type="float">
            <text:p>0.19598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float" office:value="0.223905" calcext:value-type="float">
            <text:p>0.223905</text:p>
          </table:table-cell>
          <table:table-cell office:value-type="float" office:value="1.18313" calcext:value-type="float">
            <text:p>1.18313</text:p>
          </table:table-cell>
          <table:table-cell office:value-type="float" office:value="0.136823" calcext:value-type="float">
            <text:p>0.136823</text:p>
          </table:table-cell>
          <table:table-cell office:value-type="float" office:value="0.237478" calcext:value-type="float">
            <text:p>0.23747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85722" calcext:value-type="float">
            <text:p>585722</text:p>
          </table:table-cell>
          <table:table-cell office:value-type="float" office:value="0.769386" calcext:value-type="float">
            <text:p>0.769386</text:p>
          </table:table-cell>
          <table:table-cell office:value-type="float" office:value="2.14609" calcext:value-type="float">
            <text:p>2.14609</text:p>
          </table:table-cell>
          <table:table-cell office:value-type="float" office:value="0.645179" calcext:value-type="float">
            <text:p>0.645179</text:p>
          </table:table-cell>
          <table:table-cell office:value-type="float" office:value="0.485838" calcext:value-type="float">
            <text:p>0.485838</text:p>
          </table:table-cell>
          <table:table-cell office:value-type="float" office:value="1.33807" calcext:value-type="float">
            <text:p>1.33807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1.31715" calcext:value-type="float">
            <text:p>1.3171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203314" calcext:value-type="float">
            <text:p>0.20331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7349" calcext:value-type="float">
            <text:p>17349</text:p>
          </table:table-cell>
          <table:table-cell office:value-type="float" office:value="0.244452" calcext:value-type="float">
            <text:p>0.244452</text:p>
          </table:table-cell>
          <table:table-cell office:value-type="float" office:value="1.22544" calcext:value-type="float">
            <text:p>1.22544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232567" calcext:value-type="float">
            <text:p>0.232567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1761" calcext:value-type="float">
            <text:p>51761</text:p>
          </table:table-cell>
          <table:table-cell office:value-type="float" office:value="0.352613" calcext:value-type="float">
            <text:p>0.352613</text:p>
          </table:table-cell>
          <table:table-cell office:value-type="float" office:value="1.29848" calcext:value-type="float">
            <text:p>1.29848</text:p>
          </table:table-cell>
          <table:table-cell office:value-type="float" office:value="0.272139" calcext:value-type="float">
            <text:p>0.272139</text:p>
          </table:table-cell>
          <table:table-cell office:value-type="float" office:value="0.30365" calcext:value-type="float">
            <text:p>0.30365</text:p>
          </table:table-cell>
          <table:table-cell office:value-type="float" office:value="1.12302" calcext:value-type="float">
            <text:p>1.12302</text:p>
          </table:table-cell>
        </table:table-row>
        <table:table-row table:style-name="ro1">
          <table:table-cell office:value-type="float" office:value="9088826" calcext:value-type="float">
            <text:p>9088826</text:p>
          </table:table-cell>
          <table:table-cell office:value-type="float" office:value="1.28993" calcext:value-type="float">
            <text:p>1.28993</text:p>
          </table:table-cell>
          <table:table-cell office:value-type="float" office:value="3.00231" calcext:value-type="float">
            <text:p>3.00231</text:p>
          </table:table-cell>
          <table:table-cell office:value-type="float" office:value="1.19341" calcext:value-type="float">
            <text:p>1.19341</text:p>
          </table:table-cell>
          <table:table-cell office:value-type="float" office:value="0.760636" calcext:value-type="float">
            <text:p>0.760636</text:p>
          </table:table-cell>
          <table:table-cell office:value-type="float" office:value="1.60889" calcext:value-type="float">
            <text:p>1.60889</text:p>
          </table:table-cell>
        </table:table-row>
        <table:table-row table:style-name="ro1">
          <table:table-cell office:value-type="float" office:value="243419" calcext:value-type="float">
            <text:p>243419</text:p>
          </table:table-cell>
          <table:table-cell office:value-type="float" office:value="0.607152" calcext:value-type="float">
            <text:p>0.607152</text:p>
          </table:table-cell>
          <table:table-cell office:value-type="float" office:value="1.87167" calcext:value-type="float">
            <text:p>1.87167</text:p>
          </table:table-cell>
          <table:table-cell office:value-type="float" office:value="0.496453" calcext:value-type="float">
            <text:p>0.496453</text:p>
          </table:table-cell>
          <table:table-cell office:value-type="float" office:value="0.435129" calcext:value-type="float">
            <text:p>0.435129</text:p>
          </table:table-cell>
          <table:table-cell office:value-type="float" office:value="1.25453" calcext:value-type="float">
            <text:p>1.254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31198" calcext:value-type="float">
            <text:p>0.231198</text:p>
          </table:table-cell>
          <table:table-cell office:value-type="float" office:value="1.51934" calcext:value-type="float">
            <text:p>1.51934</text:p>
          </table:table-cell>
          <table:table-cell office:value-type="float" office:value="0.0988988" calcext:value-type="float">
            <text:p>0.0988988</text:p>
          </table:table-cell>
          <table:table-cell office:value-type="float" office:value="0.215249" calcext:value-type="float">
            <text:p>0.21524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00938" calcext:value-type="float">
            <text:p>1600938</text:p>
          </table:table-cell>
          <table:table-cell office:value-type="float" office:value="0.934258" calcext:value-type="float">
            <text:p>0.934258</text:p>
          </table:table-cell>
          <table:table-cell office:value-type="float" office:value="2.46869" calcext:value-type="float">
            <text:p>2.46869</text:p>
          </table:table-cell>
          <table:table-cell office:value-type="float" office:value="0.80776" calcext:value-type="float">
            <text:p>0.80776</text:p>
          </table:table-cell>
          <table:table-cell office:value-type="float" office:value="0.550642" calcext:value-type="float">
            <text:p>0.550642</text:p>
          </table:table-cell>
          <table:table-cell office:value-type="float" office:value="1.43557" calcext:value-type="float">
            <text:p>1.43557</text:p>
          </table:table-cell>
        </table:table-row>
        <table:table-row table:style-name="ro1">
          <table:table-cell office:value-type="float" office:value="184109" calcext:value-type="float">
            <text:p>184109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1.8524" calcext:value-type="float">
            <text:p>1.8524</text:p>
          </table:table-cell>
          <table:table-cell office:value-type="float" office:value="0.460331" calcext:value-type="float">
            <text:p>0.460331</text:p>
          </table:table-cell>
          <table:table-cell office:value-type="float" office:value="0.423107" calcext:value-type="float">
            <text:p>0.423107</text:p>
          </table:table-cell>
          <table:table-cell office:value-type="float" office:value="1.24798" calcext:value-type="float">
            <text:p>1.24798</text:p>
          </table:table-cell>
        </table:table-row>
        <table:table-row table:style-name="ro1">
          <table:table-cell office:value-type="float" office:value="3194479" calcext:value-type="float">
            <text:p>3194479</text:p>
          </table:table-cell>
          <table:table-cell office:value-type="float" office:value="1.07796" calcext:value-type="float">
            <text:p>1.07796</text:p>
          </table:table-cell>
          <table:table-cell office:value-type="float" office:value="2.68947" calcext:value-type="float">
            <text:p>2.68947</text:p>
          </table:table-cell>
          <table:table-cell office:value-type="float" office:value="0.946953" calcext:value-type="float">
            <text:p>0.946953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1.50394" calcext:value-type="float">
            <text:p>1.50394</text:p>
          </table:table-cell>
        </table:table-row>
        <table:table-row table:style-name="ro1">
          <table:table-cell office:value-type="float" office:value="748544" calcext:value-type="float">
            <text:p>748544</text:p>
          </table:table-cell>
          <table:table-cell office:value-type="float" office:value="0.806278" calcext:value-type="float">
            <text:p>0.806278</text:p>
          </table:table-cell>
          <table:table-cell office:value-type="float" office:value="2.24061" calcext:value-type="float">
            <text:p>2.24061</text:p>
          </table:table-cell>
          <table:table-cell office:value-type="float" office:value="0.679891" calcext:value-type="float">
            <text:p>0.679891</text:p>
          </table:table-cell>
          <table:table-cell office:value-type="float" office:value="0.474995" calcext:value-type="float">
            <text:p>0.474995</text:p>
          </table:table-cell>
          <table:table-cell office:value-type="float" office:value="1.36131" calcext:value-type="float">
            <text:p>1.36131</text:p>
          </table:table-cell>
        </table:table-row>
        <table:table-row table:style-name="ro1">
          <table:table-cell office:value-type="float" office:value="54155669" calcext:value-type="float">
            <text:p>54155669</text:p>
          </table:table-cell>
          <table:table-cell office:value-type="float" office:value="1.7706" calcext:value-type="float">
            <text:p>1.7706</text:p>
          </table:table-cell>
          <table:table-cell office:value-type="float" office:value="3.62341" calcext:value-type="float">
            <text:p>3.62341</text:p>
          </table:table-cell>
          <table:table-cell office:value-type="float" office:value="1.6925" calcext:value-type="float">
            <text:p>1.6925</text:p>
          </table:table-cell>
          <table:table-cell office:value-type="float" office:value="0.992137" calcext:value-type="float">
            <text:p>0.992137</text:p>
          </table:table-cell>
          <table:table-cell office:value-type="float" office:value="1.7885" calcext:value-type="float">
            <text:p>1.7885</text:p>
          </table:table-cell>
        </table:table-row>
        <table:table-row table:style-name="ro1">
          <table:table-cell office:value-type="float" office:value="5530614" calcext:value-type="float">
            <text:p>5530614</text:p>
          </table:table-cell>
          <table:table-cell office:value-type="float" office:value="1.17939" calcext:value-type="float">
            <text:p>1.17939</text:p>
          </table:table-cell>
          <table:table-cell office:value-type="float" office:value="2.80523" calcext:value-type="float">
            <text:p>2.80523</text:p>
          </table:table-cell>
          <table:table-cell office:value-type="float" office:value="1.09327" calcext:value-type="float">
            <text:p>1.09327</text:p>
          </table:table-cell>
          <table:table-cell office:value-type="float" office:value="0.820297" calcext:value-type="float">
            <text:p>0.820297</text:p>
          </table:table-cell>
          <table:table-cell office:value-type="float" office:value="1.56042" calcext:value-type="float">
            <text:p>1.56042</text:p>
          </table:table-cell>
        </table:table-row>
        <table:table-row table:style-name="ro1">
          <table:table-cell office:value-type="float" office:value="263009" calcext:value-type="float">
            <text:p>263009</text:p>
          </table:table-cell>
          <table:table-cell office:value-type="float" office:value="0.619863" calcext:value-type="float">
            <text:p>0.619863</text:p>
          </table:table-cell>
          <table:table-cell office:value-type="float" office:value="1.87623" calcext:value-type="float">
            <text:p>1.87623</text:p>
          </table:table-cell>
          <table:table-cell office:value-type="float" office:value="0.507323" calcext:value-type="float">
            <text:p>0.507323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0.300489" calcext:value-type="float">
            <text:p>0.300489</text:p>
          </table:table-cell>
          <table:table-cell office:value-type="float" office:value="1.46959" calcext:value-type="float">
            <text:p>1.46959</text:p>
          </table:table-cell>
          <table:table-cell office:value-type="float" office:value="0.189008" calcext:value-type="float">
            <text:p>0.189008</text:p>
          </table:table-cell>
          <table:table-cell office:value-type="float" office:value="0.237639" calcext:value-type="float">
            <text:p>0.237639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15749" calcext:value-type="float">
            <text:p>115749</text:p>
          </table:table-cell>
          <table:table-cell office:value-type="float" office:value="0.483253" calcext:value-type="float">
            <text:p>0.483253</text:p>
          </table:table-cell>
          <table:table-cell office:value-type="float" office:value="1.64402" calcext:value-type="float">
            <text:p>1.64402</text:p>
          </table:table-cell>
          <table:table-cell office:value-type="float" office:value="0.381854" calcext:value-type="float">
            <text:p>0.381854</text:p>
          </table:table-cell>
          <table:table-cell office:value-type="float" office:value="0.364718" calcext:value-type="float">
            <text:p>0.364718</text:p>
          </table:table-cell>
          <table:table-cell office:value-type="float" office:value="1.18819" calcext:value-type="float">
            <text:p>1.18819</text:p>
          </table:table-cell>
        </table:table-row>
        <table:table-row table:style-name="ro1">
          <table:table-cell office:value-type="float" office:value="602402" calcext:value-type="float">
            <text:p>602402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2.16783" calcext:value-type="float">
            <text:p>2.16783</text:p>
          </table:table-cell>
          <table:table-cell office:value-type="float" office:value="0.648899" calcext:value-type="float">
            <text:p>0.648899</text:p>
          </table:table-cell>
          <table:table-cell office:value-type="float" office:value="0.495242" calcext:value-type="float">
            <text:p>0.495242</text:p>
          </table:table-cell>
          <table:table-cell office:value-type="float" office:value="1.34121" calcext:value-type="float">
            <text:p>1.34121</text:p>
          </table:table-cell>
        </table:table-row>
        <table:table-row table:style-name="ro1">
          <table:table-cell office:value-type="float" office:value="1781077" calcext:value-type="float">
            <text:p>1781077</text:p>
          </table:table-cell>
          <table:table-cell office:value-type="float" office:value="0.96662" calcext:value-type="float">
            <text:p>0.96662</text:p>
          </table:table-cell>
          <table:table-cell office:value-type="float" office:value="2.60738" calcext:value-type="float">
            <text:p>2.60738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599826" calcext:value-type="float">
            <text:p>0.599826</text:p>
          </table:table-cell>
          <table:table-cell office:value-type="float" office:value="1.44738" calcext:value-type="float">
            <text:p>1.4473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45295" calcext:value-type="float">
            <text:p>0.145295</text:p>
          </table:table-cell>
          <table:table-cell office:value-type="float" office:value="1.16766" calcext:value-type="float">
            <text:p>1.16766</text:p>
          </table:table-cell>
          <table:table-cell office:value-type="float" office:value="0.0618564" calcext:value-type="float">
            <text:p>0.0618564</text:p>
          </table:table-cell>
          <table:table-cell office:value-type="float" office:value="0.16474" calcext:value-type="float">
            <text:p>0.1647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531742" calcext:value-type="float">
            <text:p>6531742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2.90666" calcext:value-type="float">
            <text:p>2.90666</text:p>
          </table:table-cell>
          <table:table-cell office:value-type="float" office:value="1.12293" calcext:value-type="float">
            <text:p>1.12293</text:p>
          </table:table-cell>
          <table:table-cell office:value-type="float" office:value="0.751028" calcext:value-type="float">
            <text:p>0.751028</text:p>
          </table:table-cell>
          <table:table-cell office:value-type="float" office:value="1.57517" calcext:value-type="float">
            <text:p>1.57517</text:p>
          </table:table-cell>
        </table:table-row>
        <table:table-row table:style-name="ro1">
          <table:table-cell office:value-type="float" office:value="77509" calcext:value-type="float">
            <text:p>77509</text:p>
          </table:table-cell>
          <table:table-cell office:value-type="float" office:value="0.410227" calcext:value-type="float">
            <text:p>0.410227</text:p>
          </table:table-cell>
          <table:table-cell office:value-type="float" office:value="1.43092" calcext:value-type="float">
            <text:p>1.43092</text:p>
          </table:table-cell>
          <table:table-cell office:value-type="float" office:value="0.316883" calcext:value-type="float">
            <text:p>0.316883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1.15677" calcext:value-type="float">
            <text:p>1.15677</text:p>
          </table:table-cell>
        </table:table-row>
        <table:table-row table:style-name="ro1">
          <table:table-cell office:value-type="float" office:value="54914021" calcext:value-type="float">
            <text:p>54914021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3.67715" calcext:value-type="float">
            <text:p>3.67715</text:p>
          </table:table-cell>
          <table:table-cell office:value-type="float" office:value="1.70788" calcext:value-type="float">
            <text:p>1.70788</text:p>
          </table:table-cell>
          <table:table-cell office:value-type="float" office:value="1.10603" calcext:value-type="float">
            <text:p>1.10603</text:p>
          </table:table-cell>
          <table:table-cell office:value-type="float" office:value="1.78975" calcext:value-type="float">
            <text:p>1.78975</text:p>
          </table:table-cell>
        </table:table-row>
        <table:table-row table:style-name="ro1">
          <table:table-cell office:value-type="float" office:value="3512681" calcext:value-type="float">
            <text:p>3512681</text:p>
          </table:table-cell>
          <table:table-cell office:value-type="float" office:value="1.07904" calcext:value-type="float">
            <text:p>1.07904</text:p>
          </table:table-cell>
          <table:table-cell office:value-type="float" office:value="2.80776" calcext:value-type="float">
            <text:p>2.80776</text:p>
          </table:table-cell>
          <table:table-cell office:value-type="float" office:value="0.961272" calcext:value-type="float">
            <text:p>0.961272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1.51456" calcext:value-type="float">
            <text:p>1.51456</text:p>
          </table:table-cell>
        </table:table-row>
        <table:table-row table:style-name="ro1">
          <table:table-cell office:value-type="float" office:value="44594010" calcext:value-type="float">
            <text:p>44594010</text:p>
          </table:table-cell>
          <table:table-cell office:value-type="float" office:value="1.70934" calcext:value-type="float">
            <text:p>1.70934</text:p>
          </table:table-cell>
          <table:table-cell office:value-type="float" office:value="3.42856" calcext:value-type="float">
            <text:p>3.42856</text:p>
          </table:table-cell>
          <table:table-cell office:value-type="float" office:value="1.63495" calcext:value-type="float">
            <text:p>1.63495</text:p>
          </table:table-cell>
          <table:table-cell office:value-type="float" office:value="1.06298" calcext:value-type="float">
            <text:p>1.06298</text:p>
          </table:table-cell>
          <table:table-cell office:value-type="float" office:value="1.76888" calcext:value-type="float">
            <text:p>1.7688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.159761" calcext:value-type="float">
            <text:p>0.159761</text:p>
          </table:table-cell>
          <table:table-cell office:value-type="float" office:value="1.13235" calcext:value-type="float">
            <text:p>1.13235</text:p>
          </table:table-cell>
          <table:table-cell office:value-type="float" office:value="0.0825486" calcext:value-type="float">
            <text:p>0.0825486</text:p>
          </table:table-cell>
          <table:table-cell office:value-type="float" office:value="0.191965" calcext:value-type="float">
            <text:p>0.19196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.173859" calcext:value-type="float">
            <text:p>0.173859</text:p>
          </table:table-cell>
          <table:table-cell office:value-type="float" office:value="1.21468" calcext:value-type="float">
            <text:p>1.21468</text:p>
          </table:table-cell>
          <table:table-cell office:value-type="float" office:value="0.0930676" calcext:value-type="float">
            <text:p>0.0930676</text:p>
          </table:table-cell>
          <table:table-cell office:value-type="float" office:value="0.182739" calcext:value-type="float">
            <text:p>0.18273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1.16216" calcext:value-type="float">
            <text:p>1.16216</text:p>
          </table:table-cell>
          <table:table-cell office:value-type="float" office:value="0.0816615" calcext:value-type="float">
            <text:p>0.0816615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07066" calcext:value-type="float">
            <text:p>507066</text:p>
          </table:table-cell>
          <table:table-cell office:value-type="float" office:value="0.745977" calcext:value-type="float">
            <text:p>0.74597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628253" calcext:value-type="float">
            <text:p>0.628253</text:p>
          </table:table-cell>
          <table:table-cell office:value-type="float" office:value="0.486356" calcext:value-type="float">
            <text:p>0.486356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7939576" calcext:value-type="float">
            <text:p>7939576</text:p>
          </table:table-cell>
          <table:table-cell office:value-type="float" office:value="1.27264" calcext:value-type="float">
            <text:p>1.27264</text:p>
          </table:table-cell>
          <table:table-cell office:value-type="float" office:value="2.99789" calcext:value-type="float">
            <text:p>2.99789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1.59534" calcext:value-type="float">
            <text:p>1.59534</text:p>
          </table:table-cell>
        </table:table-row>
        <table:table-row table:style-name="ro1">
          <table:table-cell office:value-type="float" office:value="11486648" calcext:value-type="float">
            <text:p>11486648</text:p>
          </table:table-cell>
          <table:table-cell office:value-type="float" office:value="1.36476" calcext:value-type="float">
            <text:p>1.36476</text:p>
          </table:table-cell>
          <table:table-cell office:value-type="float" office:value="3.05938" calcext:value-type="float">
            <text:p>3.05938</text:p>
          </table:table-cell>
          <table:table-cell office:value-type="float" office:value="1.27523" calcext:value-type="float">
            <text:p>1.27523</text:p>
          </table:table-cell>
          <table:table-cell office:value-type="float" office:value="0.928738" calcext:value-type="float">
            <text:p>0.928738</text:p>
          </table:table-cell>
          <table:table-cell office:value-type="float" office:value="1.63289" calcext:value-type="float">
            <text:p>1.63289</text:p>
          </table:table-cell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0.254227" calcext:value-type="float">
            <text:p>0.254227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241163" calcext:value-type="float">
            <text:p>0.241163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188903" calcext:value-type="float">
            <text:p>3188903</text:p>
          </table:table-cell>
          <table:table-cell office:value-type="float" office:value="1.05777" calcext:value-type="float">
            <text:p>1.05777</text:p>
          </table:table-cell>
          <table:table-cell office:value-type="float" office:value="2.67273" calcext:value-type="float">
            <text:p>2.67273</text:p>
          </table:table-cell>
          <table:table-cell office:value-type="float" office:value="0.935034" calcext:value-type="float">
            <text:p>0.935034</text:p>
          </table:table-cell>
          <table:table-cell office:value-type="float" office:value="0.677939" calcext:value-type="float">
            <text:p>0.677939</text:p>
          </table:table-cell>
          <table:table-cell office:value-type="float" office:value="1.50383" calcext:value-type="float">
            <text:p>1.50383</text:p>
          </table:table-cell>
        </table:table-row>
        <table:table-row table:style-name="ro1">
          <table:table-cell office:value-type="float" office:value="47882" calcext:value-type="float">
            <text:p>47882</text:p>
          </table:table-cell>
          <table:table-cell office:value-type="float" office:value="0.348153" calcext:value-type="float">
            <text:p>0.348153</text:p>
          </table:table-cell>
          <table:table-cell office:value-type="float" office:value="1.30165" calcext:value-type="float">
            <text:p>1.30165</text:p>
          </table:table-cell>
          <table:table-cell office:value-type="float" office:value="0.248444" calcext:value-type="float">
            <text:p>0.248444</text:p>
          </table:table-cell>
          <table:table-cell office:value-type="float" office:value="0.275556" calcext:value-type="float">
            <text:p>0.275556</text:p>
          </table:table-cell>
          <table:table-cell office:value-type="float" office:value="1.11913" calcext:value-type="float">
            <text:p>1.11913</text:p>
          </table:table-cell>
        </table:table-row>
        <table:table-row table:style-name="ro1">
          <table:table-cell office:value-type="float" office:value="472647" calcext:value-type="float">
            <text:p>472647</text:p>
          </table:table-cell>
          <table:table-cell office:value-type="float" office:value="0.72614" calcext:value-type="float">
            <text:p>0.72614</text:p>
          </table:table-cell>
          <table:table-cell office:value-type="float" office:value="2.12162" calcext:value-type="float">
            <text:p>2.12162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521475" calcext:value-type="float">
            <text:p>0.521475</text:p>
          </table:table-cell>
          <table:table-cell office:value-type="float" office:value="1.31803" calcext:value-type="float">
            <text:p>1.31803</text:p>
          </table:table-cell>
        </table:table-row>
        <table:table-row table:style-name="ro1">
          <table:table-cell office:value-type="float" office:value="17926221" calcext:value-type="float">
            <text:p>17926221</text:p>
          </table:table-cell>
          <table:table-cell office:value-type="float" office:value="1.47627" calcext:value-type="float">
            <text:p>1.47627</text:p>
          </table:table-cell>
          <table:table-cell office:value-type="float" office:value="3.25112" calcext:value-type="float">
            <text:p>3.25112</text:p>
          </table:table-cell>
          <table:table-cell office:value-type="float" office:value="1.38178" calcext:value-type="float">
            <text:p>1.38178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1.6767" calcext:value-type="float">
            <text:p>1.6767</text:p>
          </table:table-cell>
        </table:table-row>
        <table:table-row table:style-name="ro1">
          <table:table-cell office:value-type="float" office:value="145939" calcext:value-type="float">
            <text:p>145939</text:p>
          </table:table-cell>
          <table:table-cell office:value-type="float" office:value="0.530418" calcext:value-type="float">
            <text:p>0.530418</text:p>
          </table:table-cell>
          <table:table-cell office:value-type="float" office:value="1.69441" calcext:value-type="float">
            <text:p>1.69441</text:p>
          </table:table-cell>
          <table:table-cell office:value-type="float" office:value="0.422428" calcext:value-type="float">
            <text:p>0.422428</text:p>
          </table:table-cell>
          <table:table-cell office:value-type="float" office:value="0.402979" calcext:value-type="float">
            <text:p>0.402979</text:p>
          </table:table-cell>
          <table:table-cell office:value-type="float" office:value="1.20832" calcext:value-type="float">
            <text:p>1.2083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.16793" calcext:value-type="float">
            <text:p>0.16793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0.100333" calcext:value-type="float">
            <text:p>0.100333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360074" calcext:value-type="float">
            <text:p>1360074</text:p>
          </table:table-cell>
          <table:table-cell office:value-type="float" office:value="0.911603" calcext:value-type="float">
            <text:p>0.911603</text:p>
          </table:table-cell>
          <table:table-cell office:value-type="float" office:value="2.37232" calcext:value-type="float">
            <text:p>2.37232</text:p>
          </table:table-cell>
          <table:table-cell office:value-type="float" office:value="0.798567" calcext:value-type="float">
            <text:p>0.798567</text:p>
          </table:table-cell>
          <table:table-cell office:value-type="float" office:value="0.587878" calcext:value-type="float">
            <text:p>0.587878</text:p>
          </table:table-cell>
          <table:table-cell office:value-type="float" office:value="1.42163" calcext:value-type="float">
            <text:p>1.42163</text:p>
          </table:table-cell>
        </table:table-row>
        <table:table-row table:style-name="ro1">
          <table:table-cell office:value-type="float" office:value="1674898" calcext:value-type="float">
            <text:p>1674898</text:p>
          </table:table-cell>
          <table:table-cell office:value-type="float" office:value="0.935534" calcext:value-type="float">
            <text:p>0.935534</text:p>
          </table:table-cell>
          <table:table-cell office:value-type="float" office:value="2.47127" calcext:value-type="float">
            <text:p>2.47127</text:p>
          </table:table-cell>
          <table:table-cell office:value-type="float" office:value="0.819074" calcext:value-type="float">
            <text:p>0.819074</text:p>
          </table:table-cell>
          <table:table-cell office:value-type="float" office:value="0.59555" calcext:value-type="float">
            <text:p>0.59555</text:p>
          </table:table-cell>
          <table:table-cell office:value-type="float" office:value="1.4399" calcext:value-type="float">
            <text:p>1.4399</text:p>
          </table:table-cell>
        </table:table-row>
        <table:table-row table:style-name="ro1">
          <table:table-cell office:value-type="float" office:value="75237" calcext:value-type="float">
            <text:p>75237</text:p>
          </table:table-cell>
          <table:table-cell office:value-type="float" office:value="0.407093" calcext:value-type="float">
            <text:p>0.407093</text:p>
          </table:table-cell>
          <table:table-cell office:value-type="float" office:value="1.42043" calcext:value-type="float">
            <text:p>1.42043</text:p>
          </table:table-cell>
          <table:table-cell office:value-type="float" office:value="0.317428" calcext:value-type="float">
            <text:p>0.317428</text:p>
          </table:table-cell>
          <table:table-cell office:value-type="float" office:value="0.342212" calcext:value-type="float">
            <text:p>0.342212</text:p>
          </table:table-cell>
          <table:table-cell office:value-type="float" office:value="1.1517" calcext:value-type="float">
            <text:p>1.1517</text:p>
          </table:table-cell>
        </table:table-row>
        <table:table-row table:style-name="ro1">
          <table:table-cell office:value-type="float" office:value="4467704" calcext:value-type="float">
            <text:p>4467704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2.78449" calcext:value-type="float">
            <text:p>2.78449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0.685711" calcext:value-type="float">
            <text:p>0.685711</text:p>
          </table:table-cell>
          <table:table-cell office:value-type="float" office:value="1.5384" calcext:value-type="float">
            <text:p>1.5384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1.15209" calcext:value-type="float">
            <text:p>1.15209</text:p>
          </table:table-cell>
          <table:table-cell office:value-type="float" office:value="0.107103" calcext:value-type="float">
            <text:p>0.107103</text:p>
          </table:table-cell>
          <table:table-cell office:value-type="float" office:value="0.228645" calcext:value-type="float">
            <text:p>0.22864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9057" calcext:value-type="float">
            <text:p>3819057</text:p>
          </table:table-cell>
          <table:table-cell office:value-type="float" office:value="1.0936" calcext:value-type="float">
            <text:p>1.0936</text:p>
          </table:table-cell>
          <table:table-cell office:value-type="float" office:value="2.77589" calcext:value-type="float">
            <text:p>2.77589</text:p>
          </table:table-cell>
          <table:table-cell office:value-type="float" office:value="0.987157" calcext:value-type="float">
            <text:p>0.987157</text:p>
          </table:table-cell>
          <table:table-cell office:value-type="float" office:value="0.722968" calcext:value-type="float">
            <text:p>0.722968</text:p>
          </table:table-cell>
          <table:table-cell office:value-type="float" office:value="1.52296" calcext:value-type="float">
            <text:p>1.52296</text:p>
          </table:table-cell>
        </table:table-row>
        <table:table-row table:style-name="ro1">
          <table:table-cell office:value-type="float" office:value="1094780" calcext:value-type="float">
            <text:p>1094780</text:p>
          </table:table-cell>
          <table:table-cell office:value-type="float" office:value="0.872359" calcext:value-type="float">
            <text:p>0.872359</text:p>
          </table:table-cell>
          <table:table-cell office:value-type="float" office:value="2.34697" calcext:value-type="float">
            <text:p>2.34697</text:p>
          </table:table-cell>
          <table:table-cell office:value-type="float" office:value="0.759219" calcext:value-type="float">
            <text:p>0.759219</text:p>
          </table:table-cell>
          <table:table-cell office:value-type="float" office:value="0.556839" calcext:value-type="float">
            <text:p>0.556839</text:p>
          </table:table-cell>
          <table:table-cell office:value-type="float" office:value="1.39891" calcext:value-type="float">
            <text:p>1.39891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0.0895682" calcext:value-type="float">
            <text:p>0.0895682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2263" calcext:value-type="float">
            <text:p>112263</text:p>
          </table:table-cell>
          <table:table-cell office:value-type="float" office:value="0.471674" calcext:value-type="float">
            <text:p>0.471674</text:p>
          </table:table-cell>
          <table:table-cell office:value-type="float" office:value="1.59315" calcext:value-type="float">
            <text:p>1.59315</text:p>
          </table:table-cell>
          <table:table-cell office:value-type="float" office:value="0.370608" calcext:value-type="float">
            <text:p>0.370608</text:p>
          </table:table-cell>
          <table:table-cell office:value-type="float" office:value="0.371881" calcext:value-type="float">
            <text:p>0.371881</text:p>
          </table:table-cell>
          <table:table-cell office:value-type="float" office:value="1.18697" calcext:value-type="float">
            <text:p>1.18697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.17329" calcext:value-type="float">
            <text:p>0.17329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0.0945648" calcext:value-type="float">
            <text:p>0.0945648</text:p>
          </table:table-cell>
          <table:table-cell office:value-type="float" office:value="0.19996" calcext:value-type="float">
            <text:p>0.199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.173266" calcext:value-type="float">
            <text:p>0.173266</text:p>
          </table:table-cell>
          <table:table-cell office:value-type="float" office:value="1.18019" calcext:value-type="float">
            <text:p>1.18019</text:p>
          </table:table-cell>
          <table:table-cell office:value-type="float" office:value="0.0943335" calcext:value-type="float">
            <text:p>0.0943335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0.277677" calcext:value-type="float">
            <text:p>0.277677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184107" calcext:value-type="float">
            <text:p>0.184107</text:p>
          </table:table-cell>
          <table:table-cell office:value-type="float" office:value="0.235254" calcext:value-type="float">
            <text:p>0.235254</text:p>
          </table:table-cell>
          <table:table-cell office:value-type="float" office:value="1.09168" calcext:value-type="float">
            <text:p>1.09168</text:p>
          </table:table-cell>
        </table:table-row>
        <table:table-row table:style-name="ro1">
          <table:table-cell office:value-type="float" office:value="57618245" calcext:value-type="float">
            <text:p>57618245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3.67177" calcext:value-type="float">
            <text:p>3.67177</text:p>
          </table:table-cell>
          <table:table-cell office:value-type="float" office:value="1.7179" calcext:value-type="float">
            <text:p>1.7179</text:p>
          </table:table-cell>
          <table:table-cell office:value-type="float" office:value="1.00238" calcext:value-type="float">
            <text:p>1.00238</text:p>
          </table:table-cell>
          <table:table-cell office:value-type="float" office:value="1.79389" calcext:value-type="float">
            <text:p>1.79389</text:p>
          </table:table-cell>
        </table:table-row>
        <table:table-row table:style-name="ro1">
          <table:table-cell office:value-type="float" office:value="26530452" calcext:value-type="float">
            <text:p>26530452</text:p>
          </table:table-cell>
          <table:table-cell office:value-type="float" office:value="1.59312" calcext:value-type="float">
            <text:p>1.59312</text:p>
          </table:table-cell>
          <table:table-cell office:value-type="float" office:value="3.35548" calcext:value-type="float">
            <text:p>3.35548</text:p>
          </table:table-cell>
          <table:table-cell office:value-type="float" office:value="1.50092" calcext:value-type="float">
            <text:p>1.50092</text:p>
          </table:table-cell>
          <table:table-cell office:value-type="float" office:value="0.995844" calcext:value-type="float">
            <text:p>0.995844</text:p>
          </table:table-cell>
          <table:table-cell office:value-type="float" office:value="1.71506" calcext:value-type="float">
            <text:p>1.71506</text:p>
          </table:table-cell>
        </table:table-row>
        <table:table-row table:style-name="ro1">
          <table:table-cell office:value-type="float" office:value="14925221" calcext:value-type="float">
            <text:p>14925221</text:p>
          </table:table-cell>
          <table:table-cell office:value-type="float" office:value="1.46692" calcext:value-type="float">
            <text:p>1.46692</text:p>
          </table:table-cell>
          <table:table-cell office:value-type="float" office:value="3.29556" calcext:value-type="float">
            <text:p>3.29556</text:p>
          </table:table-cell>
          <table:table-cell office:value-type="float" office:value="1.38749" calcext:value-type="float">
            <text:p>1.38749</text:p>
          </table:table-cell>
          <table:table-cell office:value-type="float" office:value="0.959653" calcext:value-type="float">
            <text:p>0.959653</text:p>
          </table:table-cell>
          <table:table-cell office:value-type="float" office:value="1.65909" calcext:value-type="float">
            <text:p>1.65909</text:p>
          </table:table-cell>
        </table:table-row>
        <table:table-row table:style-name="ro1">
          <table:table-cell office:value-type="float" office:value="39440" calcext:value-type="float">
            <text:p>39440</text:p>
          </table:table-cell>
          <table:table-cell office:value-type="float" office:value="0.313259" calcext:value-type="float">
            <text:p>0.313259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0.282836" calcext:value-type="float">
            <text:p>0.282836</text:p>
          </table:table-cell>
          <table:table-cell office:value-type="float" office:value="1.11922" calcext:value-type="float">
            <text:p>1.11922</text:p>
          </table:table-cell>
        </table:table-row>
        <table:table-row table:style-name="ro1">
          <table:table-cell office:value-type="float" office:value="238082" calcext:value-type="float">
            <text:p>238082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1.87704" calcext:value-type="float">
            <text:p>1.87704</text:p>
          </table:table-cell>
          <table:table-cell office:value-type="float" office:value="0.493562" calcext:value-type="float">
            <text:p>0.493562</text:p>
          </table:table-cell>
          <table:table-cell office:value-type="float" office:value="0.442653" calcext:value-type="float">
            <text:p>0.442653</text:p>
          </table:table-cell>
          <table:table-cell office:value-type="float" office:value="1.25308" calcext:value-type="float">
            <text:p>1.253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0.177554" calcext:value-type="float">
            <text:p>0.177554</text:p>
          </table:table-cell>
          <table:table-cell office:value-type="float" office:value="1.20167" calcext:value-type="float">
            <text:p>1.20167</text:p>
          </table:table-cell>
          <table:table-cell office:value-type="float" office:value="0.0949474" calcext:value-type="float">
            <text:p>0.0949474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41500480" calcext:value-type="float">
            <text:p>41500480</text:p>
          </table:table-cell>
          <table:table-cell office:value-type="float" office:value="1.71737" calcext:value-type="float">
            <text:p>1.71737</text:p>
          </table:table-cell>
          <table:table-cell office:value-type="float" office:value="3.41502" calcext:value-type="float">
            <text:p>3.41502</text:p>
          </table:table-cell>
          <table:table-cell office:value-type="float" office:value="1.44108" calcext:value-type="float">
            <text:p>1.44108</text:p>
          </table:table-cell>
          <table:table-cell office:value-type="float" office:value="0.985476" calcext:value-type="float">
            <text:p>0.985476</text:p>
          </table:table-cell>
          <table:table-cell office:value-type="float" office:value="1.76175" calcext:value-type="float">
            <text:p>1.76175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float" office:value="0.212511" calcext:value-type="float">
            <text:p>0.212511</text:p>
          </table:table-cell>
          <table:table-cell office:value-type="float" office:value="1.22935" calcext:value-type="float">
            <text:p>1.22935</text:p>
          </table:table-cell>
          <table:table-cell office:value-type="float" office:value="0.124669" calcext:value-type="float">
            <text:p>0.124669</text:p>
          </table:table-cell>
          <table:table-cell office:value-type="float" office:value="0.205555" calcext:value-type="float">
            <text:p>0.20555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0.245609" calcext:value-type="float">
            <text:p>0.245609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0.158229" calcext:value-type="float">
            <text:p>0.158229</text:p>
          </table:table-cell>
          <table:table-cell office:value-type="float" office:value="0.196297" calcext:value-type="float">
            <text:p>0.196297</text:p>
          </table:table-cell>
          <table:table-cell office:value-type="float" office:value="1.07632" calcext:value-type="float">
            <text:p>1.07632</text:p>
          </table:table-cell>
        </table:table-row>
        <table:table-row table:style-name="ro1">
          <table:table-cell office:value-type="float" office:value="47929196" calcext:value-type="float">
            <text:p>47929196</text:p>
          </table:table-cell>
          <table:table-cell office:value-type="float" office:value="1.7351" calcext:value-type="float">
            <text:p>1.7351</text:p>
          </table:table-cell>
          <table:table-cell office:value-type="float" office:value="3.48795" calcext:value-type="float">
            <text:p>3.48795</text:p>
          </table:table-cell>
          <table:table-cell office:value-type="float" office:value="1.63704" calcext:value-type="float">
            <text:p>1.63704</text:p>
          </table:table-cell>
          <table:table-cell office:value-type="float" office:value="0.900432" calcext:value-type="float">
            <text:p>0.900432</text:p>
          </table:table-cell>
          <table:table-cell office:value-type="float" office:value="1.77437" calcext:value-type="float">
            <text:p>1.77437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0.225854" calcext:value-type="float">
            <text:p>0.225854</text:p>
          </table:table-cell>
          <table:table-cell office:value-type="float" office:value="1.21813" calcext:value-type="float">
            <text:p>1.21813</text:p>
          </table:table-cell>
          <table:table-cell office:value-type="float" office:value="0.141342" calcext:value-type="float">
            <text:p>0.141342</text:p>
          </table:table-cell>
          <table:table-cell office:value-type="float" office:value="0.219019" calcext:value-type="float">
            <text:p>0.21901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7168640" calcext:value-type="float">
            <text:p>67168640</text:p>
          </table:table-cell>
          <table:table-cell office:value-type="float" office:value="1.81528" calcext:value-type="float">
            <text:p>1.81528</text:p>
          </table:table-cell>
          <table:table-cell office:value-type="float" office:value="3.59511" calcext:value-type="float">
            <text:p>3.59511</text:p>
          </table:table-cell>
          <table:table-cell office:value-type="float" office:value="1.74826" calcext:value-type="float">
            <text:p>1.74826</text:p>
          </table:table-cell>
          <table:table-cell office:value-type="float" office:value="0.949842" calcext:value-type="float">
            <text:p>0.949842</text:p>
          </table:table-cell>
          <table:table-cell office:value-type="float" office:value="1.80875" calcext:value-type="float">
            <text:p>1.80875</text:p>
          </table:table-cell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0.27387" calcext:value-type="float">
            <text:p>0.27387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0.18156" calcext:value-type="float">
            <text:p>0.18156</text:p>
          </table:table-cell>
          <table:table-cell office:value-type="float" office:value="0.226109" calcext:value-type="float">
            <text:p>0.226109</text:p>
          </table:table-cell>
          <table:table-cell office:value-type="float" office:value="1.07809" calcext:value-type="float">
            <text:p>1.07809</text:p>
          </table:table-cell>
        </table:table-row>
        <table:table-row table:style-name="ro1">
          <table:table-cell office:value-type="float" office:value="382426" calcext:value-type="float">
            <text:p>382426</text:p>
          </table:table-cell>
          <table:table-cell office:value-type="float" office:value="0.697892" calcext:value-type="float">
            <text:p>0.697892</text:p>
          </table:table-cell>
          <table:table-cell office:value-type="float" office:value="2.00489" calcext:value-type="float">
            <text:p>2.00489</text:p>
          </table:table-cell>
          <table:table-cell office:value-type="float" office:value="0.574349" calcext:value-type="float">
            <text:p>0.574349</text:p>
          </table:table-cell>
          <table:table-cell office:value-type="float" office:value="0.460315" calcext:value-type="float">
            <text:p>0.460315</text:p>
          </table:table-cell>
          <table:table-cell office:value-type="float" office:value="1.29608" calcext:value-type="float">
            <text:p>1.29608</text:p>
          </table:table-cell>
        </table:table-row>
        <table:table-row table:style-name="ro1">
          <table:table-cell office:value-type="float" office:value="233302" calcext:value-type="float">
            <text:p>233302</text:p>
          </table:table-cell>
          <table:table-cell office:value-type="float" office:value="0.62348" calcext:value-type="float">
            <text:p>0.62348</text:p>
          </table:table-cell>
          <table:table-cell office:value-type="float" office:value="1.923" calcext:value-type="float">
            <text:p>1.923</text:p>
          </table:table-cell>
          <table:table-cell office:value-type="float" office:value="0.503924" calcext:value-type="float">
            <text:p>0.503924</text:p>
          </table:table-cell>
          <table:table-cell office:value-type="float" office:value="0.425711" calcext:value-type="float">
            <text:p>0.425711</text:p>
          </table:table-cell>
          <table:table-cell office:value-type="float" office:value="1.25153" calcext:value-type="float">
            <text:p>1.25153</text:p>
          </table:table-cell>
        </table:table-row>
        <table:table-row table:style-name="ro1">
          <table:table-cell office:value-type="float" office:value="412077" calcext:value-type="float">
            <text:p>412077</text:p>
          </table:table-cell>
          <table:table-cell office:value-type="float" office:value="0.707857" calcext:value-type="float">
            <text:p>0.707857</text:p>
          </table:table-cell>
          <table:table-cell office:value-type="float" office:value="2.04602" calcext:value-type="float">
            <text:p>2.04602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0.50695" calcext:value-type="float">
            <text:p>0.50695</text:p>
          </table:table-cell>
          <table:table-cell office:value-type="float" office:value="1.30341" calcext:value-type="float">
            <text:p>1.30341</text:p>
          </table:table-cell>
        </table:table-row>
        <table:table-row table:style-name="ro1">
          <table:table-cell office:value-type="float" office:value="569355" calcext:value-type="float">
            <text:p>569355</text:p>
          </table:table-cell>
          <table:table-cell office:value-type="float" office:value="0.761716" calcext:value-type="float">
            <text:p>0.761716</text:p>
          </table:table-cell>
          <table:table-cell office:value-type="float" office:value="2.15985" calcext:value-type="float">
            <text:p>2.15985</text:p>
          </table:table-cell>
          <table:table-cell office:value-type="float" office:value="0.633623" calcext:value-type="float">
            <text:p>0.633623</text:p>
          </table:table-cell>
          <table:table-cell office:value-type="float" office:value="0.482378" calcext:value-type="float">
            <text:p>0.482378</text:p>
          </table:table-cell>
          <table:table-cell office:value-type="float" office:value="1.33522" calcext:value-type="float">
            <text:p>1.33522</text:p>
          </table:table-cell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float" office:value="0.365186" calcext:value-type="float">
            <text:p>0.365186</text:p>
          </table:table-cell>
          <table:table-cell office:value-type="float" office:value="1.3869" calcext:value-type="float">
            <text:p>1.3869</text:p>
          </table:table-cell>
          <table:table-cell office:value-type="float" office:value="0.28065" calcext:value-type="float">
            <text:p>0.28065</text:p>
          </table:table-cell>
          <table:table-cell office:value-type="float" office:value="0.325825" calcext:value-type="float">
            <text:p>0.325825</text:p>
          </table:table-cell>
          <table:table-cell office:value-type="float" office:value="1.1272" calcext:value-type="float">
            <text:p>1.127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.204923" calcext:value-type="float">
            <text:p>0.204923</text:p>
          </table:table-cell>
          <table:table-cell office:value-type="float" office:value="1.2183" calcext:value-type="float">
            <text:p>1.2183</text:p>
          </table:table-cell>
          <table:table-cell office:value-type="float" office:value="0.122286" calcext:value-type="float">
            <text:p>0.122286</text:p>
          </table:table-cell>
          <table:table-cell office:value-type="float" office:value="0.197944" calcext:value-type="float">
            <text:p>0.19794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00259" calcext:value-type="float">
            <text:p>100259</text:p>
          </table:table-cell>
          <table:table-cell office:value-type="float" office:value="0.469621" calcext:value-type="float">
            <text:p>0.469621</text:p>
          </table:table-cell>
          <table:table-cell office:value-type="float" office:value="1.53978" calcext:value-type="float">
            <text:p>1.53978</text:p>
          </table:table-cell>
          <table:table-cell office:value-type="float" office:value="0.375584" calcext:value-type="float">
            <text:p>0.375584</text:p>
          </table:table-cell>
          <table:table-cell office:value-type="float" office:value="0.375572" calcext:value-type="float">
            <text:p>0.37557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0.219877" calcext:value-type="float">
            <text:p>0.219877</text:p>
          </table:table-cell>
          <table:table-cell office:value-type="float" office:value="1.47753" calcext:value-type="float">
            <text:p>1.47753</text:p>
          </table:table-cell>
          <table:table-cell office:value-type="float" office:value="0.107958" calcext:value-type="float">
            <text:p>0.107958</text:p>
          </table:table-cell>
          <table:table-cell office:value-type="float" office:value="0.208366" calcext:value-type="float">
            <text:p>0.20836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23344" calcext:value-type="float">
            <text:p>523344</text:p>
          </table:table-cell>
          <table:table-cell office:value-type="float" office:value="0.737332" calcext:value-type="float">
            <text:p>0.737332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0.612423" calcext:value-type="float">
            <text:p>0.612423</text:p>
          </table:table-cell>
          <table:table-cell office:value-type="float" office:value="0.466668" calcext:value-type="float">
            <text:p>0.466668</text:p>
          </table:table-cell>
          <table:table-cell office:value-type="float" office:value="1.3271" calcext:value-type="float">
            <text:p>1.3271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0.287478" calcext:value-type="float">
            <text:p>0.287478</text:p>
          </table:table-cell>
          <table:table-cell office:value-type="float" office:value="1.28712" calcext:value-type="float">
            <text:p>1.28712</text:p>
          </table:table-cell>
          <table:table-cell office:value-type="float" office:value="0.201949" calcext:value-type="float">
            <text:p>0.201949</text:p>
          </table:table-cell>
          <table:table-cell office:value-type="float" office:value="0.249701" calcext:value-type="float">
            <text:p>0.249701</text:p>
          </table:table-cell>
          <table:table-cell office:value-type="float" office:value="1.09077" calcext:value-type="float">
            <text:p>1.09077</text:p>
          </table:table-cell>
        </table:table-row>
        <table:table-row table:style-name="ro1">
          <table:table-cell office:value-type="float" office:value="22166135" calcext:value-type="float">
            <text:p>22166135</text:p>
          </table:table-cell>
          <table:table-cell office:value-type="float" office:value="1.51819" calcext:value-type="float">
            <text:p>1.51819</text:p>
          </table:table-cell>
          <table:table-cell office:value-type="float" office:value="3.1977" calcext:value-type="float">
            <text:p>3.1977</text:p>
          </table:table-cell>
          <table:table-cell office:value-type="float" office:value="1.44144" calcext:value-type="float">
            <text:p>1.44144</text:p>
          </table:table-cell>
          <table:table-cell office:value-type="float" office:value="1.0117" calcext:value-type="float">
            <text:p>1.0117</text:p>
          </table:table-cell>
          <table:table-cell office:value-type="float" office:value="1.6989" calcext:value-type="float">
            <text:p>1.6989</text:p>
          </table:table-cell>
        </table:table-row>
        <table:table-row table:style-name="ro1">
          <table:table-cell office:value-type="float" office:value="320754" calcext:value-type="float">
            <text:p>320754</text:p>
          </table:table-cell>
          <table:table-cell office:value-type="float" office:value="0.657964" calcext:value-type="float">
            <text:p>0.657964</text:p>
          </table:table-cell>
          <table:table-cell office:value-type="float" office:value="1.93133" calcext:value-type="float">
            <text:p>1.93133</text:p>
          </table:table-cell>
          <table:table-cell office:value-type="float" office:value="0.546768" calcext:value-type="float">
            <text:p>0.546768</text:p>
          </table:table-cell>
          <table:table-cell office:value-type="float" office:value="0.489846" calcext:value-type="float">
            <text:p>0.489846</text:p>
          </table:table-cell>
          <table:table-cell office:value-type="float" office:value="1.28146" calcext:value-type="float">
            <text:p>1.28146</text:p>
          </table:table-cell>
        </table:table-row>
        <table:table-row table:style-name="ro1">
          <table:table-cell office:value-type="float" office:value="30383571" calcext:value-type="float">
            <text:p>30383571</text:p>
          </table:table-cell>
          <table:table-cell office:value-type="float" office:value="1.61689" calcext:value-type="float">
            <text:p>1.61689</text:p>
          </table:table-cell>
          <table:table-cell office:value-type="float" office:value="3.4504" calcext:value-type="float">
            <text:p>3.4504</text:p>
          </table:table-cell>
          <table:table-cell office:value-type="float" office:value="1.51929" calcext:value-type="float">
            <text:p>1.51929</text:p>
          </table:table-cell>
          <table:table-cell office:value-type="float" office:value="0.903297" calcext:value-type="float">
            <text:p>0.903297</text:p>
          </table:table-cell>
          <table:table-cell office:value-type="float" office:value="1.72976" calcext:value-type="float">
            <text:p>1.7297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.20176" calcext:value-type="float">
            <text:p>1.20176</text:p>
          </table:table-cell>
          <table:table-cell office:value-type="float" office:value="0.0666385" calcext:value-type="float">
            <text:p>0.0666385</text:p>
          </table:table-cell>
          <table:table-cell office:value-type="float" office:value="0.212376" calcext:value-type="float">
            <text:p>0.21237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746142" calcext:value-type="float">
            <text:p>5746142</text:p>
          </table:table-cell>
          <table:table-cell office:value-type="float" office:value="1.18984" calcext:value-type="float">
            <text:p>1.18984</text:p>
          </table:table-cell>
          <table:table-cell office:value-type="float" office:value="2.84761" calcext:value-type="float">
            <text:p>2.84761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0.857589" calcext:value-type="float">
            <text:p>0.857589</text:p>
          </table:table-cell>
          <table:table-cell office:value-type="float" office:value="1.5638" calcext:value-type="float">
            <text:p>1.5638</text:p>
          </table:table-cell>
        </table:table-row>
        <table:table-row table:style-name="ro1">
          <table:table-cell office:value-type="float" office:value="69465" calcext:value-type="float">
            <text:p>69465</text:p>
          </table:table-cell>
          <table:table-cell office:value-type="float" office:value="0.399145" calcext:value-type="float">
            <text:p>0.399145</text:p>
          </table:table-cell>
          <table:table-cell office:value-type="float" office:value="1.40087" calcext:value-type="float">
            <text:p>1.40087</text:p>
          </table:table-cell>
          <table:table-cell office:value-type="float" office:value="0.305105" calcext:value-type="float">
            <text:p>0.305105</text:p>
          </table:table-cell>
          <table:table-cell office:value-type="float" office:value="0.334485" calcext:value-type="float">
            <text:p>0.334485</text:p>
          </table:table-cell>
          <table:table-cell office:value-type="float" office:value="1.14527" calcext:value-type="float">
            <text:p>1.14527</text:p>
          </table:table-cell>
        </table:table-row>
        <table:table-row table:style-name="ro1">
          <table:table-cell office:value-type="float" office:value="16044861" calcext:value-type="float">
            <text:p>16044861</text:p>
          </table:table-cell>
          <table:table-cell office:value-type="float" office:value="1.46987" calcext:value-type="float">
            <text:p>1.46987</text:p>
          </table:table-cell>
          <table:table-cell office:value-type="float" office:value="3.22891" calcext:value-type="float">
            <text:p>3.22891</text:p>
          </table:table-cell>
          <table:table-cell office:value-type="float" office:value="1.35566" calcext:value-type="float">
            <text:p>1.35566</text:p>
          </table:table-cell>
          <table:table-cell office:value-type="float" office:value="0.827235" calcext:value-type="float">
            <text:p>0.827235</text:p>
          </table:table-cell>
          <table:table-cell office:value-type="float" office:value="1.66566" calcext:value-type="float">
            <text:p>1.6656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.159145" calcext:value-type="float">
            <text:p>0.159145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0.0825766" calcext:value-type="float">
            <text:p>0.0825766</text:p>
          </table:table-cell>
          <table:table-cell office:value-type="float" office:value="0.215562" calcext:value-type="float">
            <text:p>0.21556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461353" calcext:value-type="float">
            <text:p>3461353</text:p>
          </table:table-cell>
          <table:table-cell office:value-type="float" office:value="1.07582" calcext:value-type="float">
            <text:p>1.07582</text:p>
          </table:table-cell>
          <table:table-cell office:value-type="float" office:value="2.77708" calcext:value-type="float">
            <text:p>2.77708</text:p>
          </table:table-cell>
          <table:table-cell office:value-type="float" office:value="0.953011" calcext:value-type="float">
            <text:p>0.953011</text:p>
          </table:table-cell>
          <table:table-cell office:value-type="float" office:value="0.633152" calcext:value-type="float">
            <text:p>0.633152</text:p>
          </table:table-cell>
          <table:table-cell office:value-type="float" office:value="1.51388" calcext:value-type="float">
            <text:p>1.51388</text:p>
          </table:table-cell>
        </table:table-row>
        <table:table-row table:style-name="ro1">
          <table:table-cell office:value-type="float" office:value="1104586" calcext:value-type="float">
            <text:p>1104586</text:p>
          </table:table-cell>
          <table:table-cell office:value-type="float" office:value="0.867215" calcext:value-type="float">
            <text:p>0.867215</text:p>
          </table:table-cell>
          <table:table-cell office:value-type="float" office:value="2.35294" calcext:value-type="float">
            <text:p>2.35294</text:p>
          </table:table-cell>
          <table:table-cell office:value-type="float" office:value="0.745012" calcext:value-type="float">
            <text:p>0.745012</text:p>
          </table:table-cell>
          <table:table-cell office:value-type="float" office:value="0.54731" calcext:value-type="float">
            <text:p>0.54731</text:p>
          </table:table-cell>
          <table:table-cell office:value-type="float" office:value="1.40024" calcext:value-type="float">
            <text:p>1.40024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0.176906" calcext:value-type="float">
            <text:p>0.176906</text:p>
          </table:table-cell>
          <table:table-cell office:value-type="float" office:value="1.203" calcext:value-type="float">
            <text:p>1.203</text:p>
          </table:table-cell>
          <table:table-cell office:value-type="float" office:value="0.111833" calcext:value-type="float">
            <text:p>0.111833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66970" calcext:value-type="float">
            <text:p>266970</text:p>
          </table:table-cell>
          <table:table-cell office:value-type="float" office:value="0.640058" calcext:value-type="float">
            <text:p>0.640058</text:p>
          </table:table-cell>
          <table:table-cell office:value-type="float" office:value="1.94882" calcext:value-type="float">
            <text:p>1.94882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0.445723" calcext:value-type="float">
            <text:p>0.445723</text:p>
          </table:table-cell>
          <table:table-cell office:value-type="float" office:value="1.26271" calcext:value-type="float">
            <text:p>1.26271</text:p>
          </table:table-cell>
        </table:table-row>
        <table:table-row table:style-name="ro1">
          <table:table-cell office:value-type="float" office:value="307934" calcext:value-type="float">
            <text:p>307934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1.94734" calcext:value-type="float">
            <text:p>1.94734</text:p>
          </table:table-cell>
          <table:table-cell office:value-type="float" office:value="0.551969" calcext:value-type="float">
            <text:p>0.551969</text:p>
          </table:table-cell>
          <table:table-cell office:value-type="float" office:value="0.485516" calcext:value-type="float">
            <text:p>0.485516</text:p>
          </table:table-cell>
          <table:table-cell office:value-type="float" office:value="1.27657" calcext:value-type="float">
            <text:p>1.27657</text:p>
          </table:table-cell>
        </table:table-row>
        <table:table-row table:style-name="ro1">
          <table:table-cell office:value-type="float" office:value="21721283" calcext:value-type="float">
            <text:p>21721283</text:p>
          </table:table-cell>
          <table:table-cell office:value-type="float" office:value="1.54311" calcext:value-type="float">
            <text:p>1.54311</text:p>
          </table:table-cell>
          <table:table-cell office:value-type="float" office:value="3.24807" calcext:value-type="float">
            <text:p>3.24807</text:p>
          </table:table-cell>
          <table:table-cell office:value-type="float" office:value="1.45069" calcext:value-type="float">
            <text:p>1.45069</text:p>
          </table:table-cell>
          <table:table-cell office:value-type="float" office:value="0.995009" calcext:value-type="float">
            <text:p>0.995009</text:p>
          </table:table-cell>
          <table:table-cell office:value-type="float" office:value="1.69712" calcext:value-type="float">
            <text:p>1.69712</text:p>
          </table:table-cell>
        </table:table-row>
        <table:table-row table:style-name="ro1">
          <table:table-cell office:value-type="float" office:value="13408281" calcext:value-type="float">
            <text:p>13408281</text:p>
          </table:table-cell>
          <table:table-cell office:value-type="float" office:value="1.41031" calcext:value-type="float">
            <text:p>1.41031</text:p>
          </table:table-cell>
          <table:table-cell office:value-type="float" office:value="3.12467" calcext:value-type="float">
            <text:p>3.12467</text:p>
          </table:table-cell>
          <table:table-cell office:value-type="float" office:value="1.30878" calcext:value-type="float">
            <text:p>1.30878</text:p>
          </table:table-cell>
          <table:table-cell office:value-type="float" office:value="0.869399" calcext:value-type="float">
            <text:p>0.869399</text:p>
          </table:table-cell>
          <table:table-cell office:value-type="float" office:value="1.64688" calcext:value-type="float">
            <text:p>1.64688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.165275" calcext:value-type="float">
            <text:p>0.165275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0860771" calcext:value-type="float">
            <text:p>0.0860771</text:p>
          </table:table-cell>
          <table:table-cell office:value-type="float" office:value="0.191006" calcext:value-type="float">
            <text:p>0.19100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0.238124" calcext:value-type="float">
            <text:p>0.238124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0.140805" calcext:value-type="float">
            <text:p>0.140805</text:p>
          </table:table-cell>
          <table:table-cell office:value-type="float" office:value="0.216897" calcext:value-type="float">
            <text:p>0.216897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8033" calcext:value-type="float">
            <text:p>28033</text:p>
          </table:table-cell>
          <table:table-cell office:value-type="float" office:value="0.28758" calcext:value-type="float">
            <text:p>0.28758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235354" calcext:value-type="float">
            <text:p>0.235354</text:p>
          </table:table-cell>
          <table:table-cell office:value-type="float" office:value="1.08408" calcext:value-type="float">
            <text:p>1.08408</text:p>
          </table:table-cell>
        </table:table-row>
        <table:table-row table:style-name="ro1">
          <table:table-cell office:value-type="float" office:value="1078646" calcext:value-type="float">
            <text:p>1078646</text:p>
          </table:table-cell>
          <table:table-cell office:value-type="float" office:value="0.88642" calcext:value-type="float">
            <text:p>0.88642</text:p>
          </table:table-cell>
          <table:table-cell office:value-type="float" office:value="2.35758" calcext:value-type="float">
            <text:p>2.35758</text:p>
          </table:table-cell>
          <table:table-cell office:value-type="float" office:value="0.755382" calcext:value-type="float">
            <text:p>0.755382</text:p>
          </table:table-cell>
          <table:table-cell office:value-type="float" office:value="0.53239" calcext:value-type="float">
            <text:p>0.53239</text:p>
          </table:table-cell>
          <table:table-cell office:value-type="float" office:value="1.39759" calcext:value-type="float">
            <text:p>1.39759</text:p>
          </table:table-cell>
        </table:table-row>
        <table:table-row table:style-name="ro1">
          <table:table-cell office:value-type="float" office:value="70752727" calcext:value-type="float">
            <text:p>70752727</text:p>
          </table:table-cell>
          <table:table-cell office:value-type="float" office:value="1.8433" calcext:value-type="float">
            <text:p>1.8433</text:p>
          </table:table-cell>
          <table:table-cell office:value-type="float" office:value="3.55821" calcext:value-type="float">
            <text:p>3.55821</text:p>
          </table:table-cell>
          <table:table-cell office:value-type="float" office:value="1.77567" calcext:value-type="float">
            <text:p>1.77567</text:p>
          </table:table-cell>
          <table:table-cell office:value-type="float" office:value="1.09357" calcext:value-type="float">
            <text:p>1.09357</text:p>
          </table:table-cell>
          <table:table-cell office:value-type="float" office:value="1.81418" calcext:value-type="float">
            <text:p>1.81418</text:p>
          </table:table-cell>
        </table:table-row>
        <table:table-row table:style-name="ro1">
          <table:table-cell office:value-type="float" office:value="290081" calcext:value-type="float">
            <text:p>290081</text:p>
          </table:table-cell>
          <table:table-cell office:value-type="float" office:value="0.645843" calcext:value-type="float">
            <text:p>0.645843</text:p>
          </table:table-cell>
          <table:table-cell office:value-type="float" office:value="1.94702" calcext:value-type="float">
            <text:p>1.94702</text:p>
          </table:table-cell>
          <table:table-cell office:value-type="float" office:value="0.528307" calcext:value-type="float">
            <text:p>0.528307</text:p>
          </table:table-cell>
          <table:table-cell office:value-type="float" office:value="0.420912" calcext:value-type="float">
            <text:p>0.420912</text:p>
          </table:table-cell>
          <table:table-cell office:value-type="float" office:value="1.27144" calcext:value-type="float">
            <text:p>1.2714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.168518" calcext:value-type="float">
            <text:p>0.168518</text:p>
          </table:table-cell>
          <table:table-cell office:value-type="float" office:value="1.14599" calcext:value-type="float">
            <text:p>1.14599</text:p>
          </table:table-cell>
          <table:table-cell office:value-type="float" office:value="0.0877072" calcext:value-type="float">
            <text:p>0.0877072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897078" calcext:value-type="float">
            <text:p>897078</text:p>
          </table:table-cell>
          <table:table-cell office:value-type="float" office:value="0.848557" calcext:value-type="float">
            <text:p>0.848557</text:p>
          </table:table-cell>
          <table:table-cell office:value-type="float" office:value="2.3544" calcext:value-type="float">
            <text:p>2.3544</text:p>
          </table:table-cell>
          <table:table-cell office:value-type="float" office:value="0.71602" calcext:value-type="float">
            <text:p>0.71602</text:p>
          </table:table-cell>
          <table:table-cell office:value-type="float" office:value="0.527803" calcext:value-type="float">
            <text:p>0.527803</text:p>
          </table:table-cell>
          <table:table-cell office:value-type="float" office:value="1.37991" calcext:value-type="float">
            <text:p>1.37991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9987" calcext:value-type="float">
            <text:p>0.179987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0963103" calcext:value-type="float">
            <text:p>0.0963103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60381" calcext:value-type="float">
            <text:p>60381</text:p>
          </table:table-cell>
          <table:table-cell office:value-type="float" office:value="0.40556" calcext:value-type="float">
            <text:p>0.40556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291485" calcext:value-type="float">
            <text:p>0.291485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1.13719" calcext:value-type="float">
            <text:p>1.13719</text:p>
          </table:table-cell>
        </table:table-row>
        <table:table-row table:style-name="ro1">
          <table:table-cell office:value-type="float" office:value="225953" calcext:value-type="float">
            <text:p>225953</text:p>
          </table:table-cell>
          <table:table-cell office:value-type="float" office:value="0.602186" calcext:value-type="float">
            <text:p>0.602186</text:p>
          </table:table-cell>
          <table:table-cell office:value-type="float" office:value="1.90764" calcext:value-type="float">
            <text:p>1.90764</text:p>
          </table:table-cell>
          <table:table-cell office:value-type="float" office:value="0.486308" calcext:value-type="float">
            <text:p>0.486308</text:p>
          </table:table-cell>
          <table:table-cell office:value-type="float" office:value="0.415911" calcext:value-type="float">
            <text:p>0.415911</text:p>
          </table:table-cell>
          <table:table-cell office:value-type="float" office:value="1.24836" calcext:value-type="float">
            <text:p>1.24836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0.207457" calcext:value-type="float">
            <text:p>0.207457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125841" calcext:value-type="float">
            <text:p>0.125841</text:p>
          </table:table-cell>
          <table:table-cell office:value-type="float" office:value="0.204386" calcext:value-type="float">
            <text:p>0.204386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0.302975" calcext:value-type="float">
            <text:p>0.302975</text:p>
          </table:table-cell>
          <table:table-cell office:value-type="float" office:value="1.27984" calcext:value-type="float">
            <text:p>1.27984</text:p>
          </table:table-cell>
          <table:table-cell office:value-type="float" office:value="0.216335" calcext:value-type="float">
            <text:p>0.216335</text:p>
          </table:table-cell>
          <table:table-cell office:value-type="float" office:value="0.257219" calcext:value-type="float">
            <text:p>0.257219</text:p>
          </table:table-cell>
          <table:table-cell office:value-type="float" office:value="1.0989" calcext:value-type="float">
            <text:p>1.0989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0.212134" calcext:value-type="float">
            <text:p>0.212134</text:p>
          </table:table-cell>
          <table:table-cell office:value-type="float" office:value="1.23172" calcext:value-type="float">
            <text:p>1.23172</text:p>
          </table:table-cell>
          <table:table-cell office:value-type="float" office:value="0.129715" calcext:value-type="float">
            <text:p>0.129715</text:p>
          </table:table-cell>
          <table:table-cell office:value-type="float" office:value="0.239147" calcext:value-type="float">
            <text:p>0.239147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4918846" calcext:value-type="float">
            <text:p>4918846</text:p>
          </table:table-cell>
          <table:table-cell office:value-type="float" office:value="1.15944" calcext:value-type="float">
            <text:p>1.15944</text:p>
          </table:table-cell>
          <table:table-cell office:value-type="float" office:value="2.80297" calcext:value-type="float">
            <text:p>2.80297</text:p>
          </table:table-cell>
          <table:table-cell office:value-type="float" office:value="1.06342" calcext:value-type="float">
            <text:p>1.06342</text:p>
          </table:table-cell>
          <table:table-cell office:value-type="float" office:value="0.790254" calcext:value-type="float">
            <text:p>0.790254</text:p>
          </table:table-cell>
          <table:table-cell office:value-type="float" office:value="1.54828" calcext:value-type="float">
            <text:p>1.54828</text:p>
          </table:table-cell>
        </table:table-row>
        <table:table-row table:style-name="ro1">
          <table:table-cell office:value-type="float" office:value="15272608" calcext:value-type="float">
            <text:p>15272608</text:p>
          </table:table-cell>
          <table:table-cell office:value-type="float" office:value="1.43098" calcext:value-type="float">
            <text:p>1.43098</text:p>
          </table:table-cell>
          <table:table-cell office:value-type="float" office:value="3.22951" calcext:value-type="float">
            <text:p>3.22951</text:p>
          </table:table-cell>
          <table:table-cell office:value-type="float" office:value="1.3492" calcext:value-type="float">
            <text:p>1.3492</text:p>
          </table:table-cell>
          <table:table-cell office:value-type="float" office:value="0.926468" calcext:value-type="float">
            <text:p>0.926468</text:p>
          </table:table-cell>
          <table:table-cell office:value-type="float" office:value="1.66104" calcext:value-type="float">
            <text:p>1.66104</text:p>
          </table:table-cell>
        </table:table-row>
        <table:table-row table:style-name="ro1">
          <table:table-cell office:value-type="float" office:value="135819" calcext:value-type="float">
            <text:p>135819</text:p>
          </table:table-cell>
          <table:table-cell office:value-type="float" office:value="0.519407" calcext:value-type="float">
            <text:p>0.519407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0.421326" calcext:value-type="float">
            <text:p>0.421326</text:p>
          </table:table-cell>
          <table:table-cell office:value-type="float" office:value="0.395662" calcext:value-type="float">
            <text:p>0.395662</text:p>
          </table:table-cell>
          <table:table-cell office:value-type="float" office:value="1.20226" calcext:value-type="float">
            <text:p>1.20226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0.224197" calcext:value-type="float">
            <text:p>0.224197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140729" calcext:value-type="float">
            <text:p>0.140729</text:p>
          </table:table-cell>
          <table:table-cell office:value-type="float" office:value="0.216652" calcext:value-type="float">
            <text:p>0.216652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10580982" calcext:value-type="float">
            <text:p>10580982</text:p>
          </table:table-cell>
          <table:table-cell office:value-type="float" office:value="1.36255" calcext:value-type="float">
            <text:p>1.36255</text:p>
          </table:table-cell>
          <table:table-cell office:value-type="float" office:value="3.04719" calcext:value-type="float">
            <text:p>3.04719</text:p>
          </table:table-cell>
          <table:table-cell office:value-type="float" office:value="1.28021" calcext:value-type="float">
            <text:p>1.28021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1.62557" calcext:value-type="float">
            <text:p>1.62557</text:p>
          </table:table-cell>
        </table:table-row>
        <table:table-row table:style-name="ro1">
          <table:table-cell office:value-type="float" office:value="19252" calcext:value-type="float">
            <text:p>19252</text:p>
          </table:table-cell>
          <table:table-cell office:value-type="float" office:value="0.249015" calcext:value-type="float">
            <text:p>0.249015</text:p>
          </table:table-cell>
          <table:table-cell office:value-type="float" office:value="1.22459" calcext:value-type="float">
            <text:p>1.22459</text:p>
          </table:table-cell>
          <table:table-cell office:value-type="float" office:value="0.164643" calcext:value-type="float">
            <text:p>0.164643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9929623" calcext:value-type="float">
            <text:p>39929623</text:p>
          </table:table-cell>
          <table:table-cell office:value-type="float" office:value="1.68624" calcext:value-type="float">
            <text:p>1.68624</text:p>
          </table:table-cell>
          <table:table-cell office:value-type="float" office:value="3.41217" calcext:value-type="float">
            <text:p>3.41217</text:p>
          </table:table-cell>
          <table:table-cell office:value-type="float" office:value="1.6326" calcext:value-type="float">
            <text:p>1.6326</text:p>
          </table:table-cell>
          <table:table-cell office:value-type="float" office:value="0.972593" calcext:value-type="float">
            <text:p>0.972593</text:p>
          </table:table-cell>
          <table:table-cell office:value-type="float" office:value="1.75738" calcext:value-type="float">
            <text:p>1.75738</text:p>
          </table:table-cell>
        </table:table-row>
        <table:table-row table:style-name="ro1">
          <table:table-cell office:value-type="float" office:value="2649792" calcext:value-type="float">
            <text:p>2649792</text:p>
          </table:table-cell>
          <table:table-cell office:value-type="float" office:value="1.02361" calcext:value-type="float">
            <text:p>1.02361</text:p>
          </table:table-cell>
          <table:table-cell office:value-type="float" office:value="2.5787" calcext:value-type="float">
            <text:p>2.5787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728597" calcext:value-type="float">
            <text:p>0.728597</text:p>
          </table:table-cell>
          <table:table-cell office:value-type="float" office:value="1.48758" calcext:value-type="float">
            <text:p>1.48758</text:p>
          </table:table-cell>
        </table:table-row>
        <table:table-row table:style-name="ro1">
          <table:table-cell office:value-type="float" office:value="32897584" calcext:value-type="float">
            <text:p>32897584</text:p>
          </table:table-cell>
          <table:table-cell office:value-type="float" office:value="1.64543" calcext:value-type="float">
            <text:p>1.64543</text:p>
          </table:table-cell>
          <table:table-cell office:value-type="float" office:value="3.44597" calcext:value-type="float">
            <text:p>3.44597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897658" calcext:value-type="float">
            <text:p>0.897658</text:p>
          </table:table-cell>
          <table:table-cell office:value-type="float" office:value="1.73727" calcext:value-type="float">
            <text:p>1.7372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37483" calcext:value-type="float">
            <text:p>0.137483</text:p>
          </table:table-cell>
          <table:table-cell office:value-type="float" office:value="1.18592" calcext:value-type="float">
            <text:p>1.18592</text:p>
          </table:table-cell>
          <table:table-cell office:value-type="float" office:value="0.0617985" calcext:value-type="float">
            <text:p>0.0617985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float" office:value="0.232094" calcext:value-type="float">
            <text:p>0.232094</text:p>
          </table:table-cell>
          <table:table-cell office:value-type="float" office:value="1.22923" calcext:value-type="float">
            <text:p>1.22923</text:p>
          </table:table-cell>
          <table:table-cell office:value-type="float" office:value="0.142634" calcext:value-type="float">
            <text:p>0.142634</text:p>
          </table:table-cell>
          <table:table-cell office:value-type="float" office:value="0.227866" calcext:value-type="float">
            <text:p>0.2278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.174039" calcext:value-type="float">
            <text:p>0.174039</text:p>
          </table:table-cell>
          <table:table-cell office:value-type="float" office:value="1.19243" calcext:value-type="float">
            <text:p>1.19243</text:p>
          </table:table-cell>
          <table:table-cell office:value-type="float" office:value="0.0926609" calcext:value-type="float">
            <text:p>0.0926609</text:p>
          </table:table-cell>
          <table:table-cell office:value-type="float" office:value="0.183547" calcext:value-type="float">
            <text:p>0.183547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1.17393" calcext:value-type="float">
            <text:p>1.17393</text:p>
          </table:table-cell>
          <table:table-cell office:value-type="float" office:value="0.107302" calcext:value-type="float">
            <text:p>0.107302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float" office:value="0.269221" calcext:value-type="float">
            <text:p>0.269221</text:p>
          </table:table-cell>
          <table:table-cell office:value-type="float" office:value="1.24683" calcext:value-type="float">
            <text:p>1.24683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21257" calcext:value-type="float">
            <text:p>0.221257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45318023" calcext:value-type="float">
            <text:p>45318023</text:p>
          </table:table-cell>
          <table:table-cell office:value-type="float" office:value="1.71088" calcext:value-type="float">
            <text:p>1.71088</text:p>
          </table:table-cell>
          <table:table-cell office:value-type="float" office:value="3.43205" calcext:value-type="float">
            <text:p>3.43205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1.04896" calcext:value-type="float">
            <text:p>1.04896</text:p>
          </table:table-cell>
          <table:table-cell office:value-type="float" office:value="1.77005" calcext:value-type="float">
            <text:p>1.77005</text:p>
          </table:table-cell>
        </table:table-row>
        <table:table-row table:style-name="ro1">
          <table:table-cell office:value-type="float" office:value="9764191" calcext:value-type="float">
            <text:p>9764191</text:p>
          </table:table-cell>
          <table:table-cell office:value-type="float" office:value="1.32114" calcext:value-type="float">
            <text:p>1.32114</text:p>
          </table:table-cell>
          <table:table-cell office:value-type="float" office:value="3.01917" calcext:value-type="float">
            <text:p>3.01917</text:p>
          </table:table-cell>
          <table:table-cell office:value-type="float" office:value="1.22809" calcext:value-type="float">
            <text:p>1.22809</text:p>
          </table:table-cell>
          <table:table-cell office:value-type="float" office:value="0.866797" calcext:value-type="float">
            <text:p>0.866797</text:p>
          </table:table-cell>
          <table:table-cell office:value-type="float" office:value="1.61651" calcext:value-type="float">
            <text:p>1.61651</text:p>
          </table:table-cell>
        </table:table-row>
        <table:table-row table:style-name="ro1">
          <table:table-cell office:value-type="float" office:value="164142" calcext:value-type="float">
            <text:p>164142</text:p>
          </table:table-cell>
          <table:table-cell office:value-type="float" office:value="0.545464" calcext:value-type="float">
            <text:p>0.545464</text:p>
          </table:table-cell>
          <table:table-cell office:value-type="float" office:value="1.67861" calcext:value-type="float">
            <text:p>1.67861</text:p>
          </table:table-cell>
          <table:table-cell office:value-type="float" office:value="0.433208" calcext:value-type="float">
            <text:p>0.433208</text:p>
          </table:table-cell>
          <table:table-cell office:value-type="float" office:value="0.440649" calcext:value-type="float">
            <text:p>0.440649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196448" calcext:value-type="float">
            <text:p>196448</text:p>
          </table:table-cell>
          <table:table-cell office:value-type="float" office:value="0.580473" calcext:value-type="float">
            <text:p>0.580473</text:p>
          </table:table-cell>
          <table:table-cell office:value-type="float" office:value="1.78523" calcext:value-type="float">
            <text:p>1.78523</text:p>
          </table:table-cell>
          <table:table-cell office:value-type="float" office:value="0.465175" calcext:value-type="float">
            <text:p>0.465175</text:p>
          </table:table-cell>
          <table:table-cell office:value-type="float" office:value="0.429449" calcext:value-type="float">
            <text:p>0.429449</text:p>
          </table:table-cell>
          <table:table-cell office:value-type="float" office:value="1.23393" calcext:value-type="float">
            <text:p>1.2339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140463" calcext:value-type="float">
            <text:p>0.140463</text:p>
          </table:table-cell>
          <table:table-cell office:value-type="float" office:value="1.12998" calcext:value-type="float">
            <text:p>1.12998</text:p>
          </table:table-cell>
          <table:table-cell office:value-type="float" office:value="0.0631006" calcext:value-type="float">
            <text:p>0.0631006</text:p>
          </table:table-cell>
          <table:table-cell office:value-type="float" office:value="0.183232" calcext:value-type="float">
            <text:p>0.18323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66654" calcext:value-type="float">
            <text:p>1066654</text:p>
          </table:table-cell>
          <table:table-cell office:value-type="float" office:value="0.860689" calcext:value-type="float">
            <text:p>0.860689</text:p>
          </table:table-cell>
          <table:table-cell office:value-type="float" office:value="2.34512" calcext:value-type="float">
            <text:p>2.34512</text:p>
          </table:table-cell>
          <table:table-cell office:value-type="float" office:value="0.742507" calcext:value-type="float">
            <text:p>0.742507</text:p>
          </table:table-cell>
          <table:table-cell office:value-type="float" office:value="0.518895" calcext:value-type="float">
            <text:p>0.518895</text:p>
          </table:table-cell>
          <table:table-cell office:value-type="float" office:value="1.39643" calcext:value-type="float">
            <text:p>1.39643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0.329862" calcext:value-type="float">
            <text:p>0.329862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0.23959" calcext:value-type="float">
            <text:p>0.23959</text:p>
          </table:table-cell>
          <table:table-cell office:value-type="float" office:value="0.304046" calcext:value-type="float">
            <text:p>0.304046</text:p>
          </table:table-cell>
          <table:table-cell office:value-type="float" office:value="1.1112" calcext:value-type="float">
            <text:p>1.1112</text:p>
          </table:table-cell>
        </table:table-row>
        <table:table-row table:style-name="ro1">
          <table:table-cell office:value-type="float" office:value="8291301" calcext:value-type="float">
            <text:p>8291301</text:p>
          </table:table-cell>
          <table:table-cell office:value-type="float" office:value="1.12242" calcext:value-type="float">
            <text:p>1.12242</text:p>
          </table:table-cell>
          <table:table-cell office:value-type="float" office:value="2.71563" calcext:value-type="float">
            <text:p>2.71563</text:p>
          </table:table-cell>
          <table:table-cell office:value-type="float" office:value="0.930147" calcext:value-type="float">
            <text:p>0.930147</text:p>
          </table:table-cell>
          <table:table-cell office:value-type="float" office:value="0.612492" calcext:value-type="float">
            <text:p>0.612492</text:p>
          </table:table-cell>
          <table:table-cell office:value-type="float" office:value="1.59973" calcext:value-type="float">
            <text:p>1.59973</text:p>
          </table:table-cell>
        </table:table-row>
        <table:table-row table:style-name="ro1">
          <table:table-cell office:value-type="float" office:value="18187610" calcext:value-type="float">
            <text:p>18187610</text:p>
          </table:table-cell>
          <table:table-cell office:value-type="float" office:value="1.27063" calcext:value-type="float">
            <text:p>1.27063</text:p>
          </table:table-cell>
          <table:table-cell office:value-type="float" office:value="2.88432" calcext:value-type="float">
            <text:p>2.88432</text:p>
          </table:table-cell>
          <table:table-cell office:value-type="float" office:value="1.16133" calcext:value-type="float">
            <text:p>1.16133</text:p>
          </table:table-cell>
          <table:table-cell office:value-type="float" office:value="0.752279" calcext:value-type="float">
            <text:p>0.752279</text:p>
          </table:table-cell>
          <table:table-cell office:value-type="float" office:value="1.67816" calcext:value-type="float">
            <text:p>1.67816</text:p>
          </table:table-cell>
        </table:table-row>
        <table:table-row table:style-name="ro1">
          <table:table-cell office:value-type="float" office:value="14604019" calcext:value-type="float">
            <text:p>14604019</text:p>
          </table:table-cell>
          <table:table-cell office:value-type="float" office:value="1.21232" calcext:value-type="float">
            <text:p>1.21232</text:p>
          </table:table-cell>
          <table:table-cell office:value-type="float" office:value="2.86893" calcext:value-type="float">
            <text:p>2.86893</text:p>
          </table:table-cell>
          <table:table-cell office:value-type="float" office:value="1.05185" calcext:value-type="float">
            <text:p>1.05185</text:p>
          </table:table-cell>
          <table:table-cell office:value-type="float" office:value="0.678293" calcext:value-type="float">
            <text:p>0.678293</text:p>
          </table:table-cell>
          <table:table-cell office:value-type="float" office:value="1.6568" calcext:value-type="float">
            <text:p>1.6568</text:p>
          </table:table-cell>
        </table:table-row>
        <table:table-row table:style-name="ro1">
          <table:table-cell office:value-type="float" office:value="496220" calcext:value-type="float">
            <text:p>496220</text:p>
          </table:table-cell>
          <table:table-cell office:value-type="float" office:value="0.591657" calcext:value-type="float">
            <text:p>0.591657</text:p>
          </table:table-cell>
          <table:table-cell office:value-type="float" office:value="1.77824" calcext:value-type="float">
            <text:p>1.77824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40254" calcext:value-type="float">
            <text:p>0.40254</text:p>
          </table:table-cell>
          <table:table-cell office:value-type="float" office:value="1.32185" calcext:value-type="float">
            <text:p>1.32185</text:p>
          </table:table-cell>
        </table:table-row>
        <table:table-row table:style-name="ro1">
          <table:table-cell office:value-type="float" office:value="27244158" calcext:value-type="float">
            <text:p>27244158</text:p>
          </table:table-cell>
          <table:table-cell office:value-type="float" office:value="1.35131" calcext:value-type="float">
            <text:p>1.35131</text:p>
          </table:table-cell>
          <table:table-cell office:value-type="float" office:value="3.09778" calcext:value-type="float">
            <text:p>3.09778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0.894303" calcext:value-type="float">
            <text:p>0.894303</text:p>
          </table:table-cell>
          <table:table-cell office:value-type="float" office:value="1.7197" calcext:value-type="float">
            <text:p>1.7197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float" office:value="0.701705" calcext:value-type="float">
            <text:p>0.701705</text:p>
          </table:table-cell>
          <table:table-cell office:value-type="float" office:value="2.05898" calcext:value-type="float">
            <text:p>2.05898</text:p>
          </table:table-cell>
          <table:table-cell office:value-type="float" office:value="0.552296" calcext:value-type="float">
            <text:p>0.552296</text:p>
          </table:table-cell>
          <table:table-cell office:value-type="float" office:value="0.434831" calcext:value-type="float">
            <text:p>0.434831</text:p>
          </table:table-cell>
          <table:table-cell office:value-type="float" office:value="1.37695" calcext:value-type="float">
            <text:p>1.37695</text:p>
          </table:table-cell>
        </table:table-row>
        <table:table-row table:style-name="ro1">
          <table:table-cell office:value-type="float" office:value="43192929" calcext:value-type="float">
            <text:p>43192929</text:p>
          </table:table-cell>
          <table:table-cell office:value-type="float" office:value="1.47419" calcext:value-type="float">
            <text:p>1.47419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1.3673" calcext:value-type="float">
            <text:p>1.3673</text:p>
          </table:table-cell>
          <table:table-cell office:value-type="float" office:value="0.913161" calcext:value-type="float">
            <text:p>0.913161</text:p>
          </table:table-cell>
          <table:table-cell office:value-type="float" office:value="1.76578" calcext:value-type="float">
            <text:p>1.76578</text:p>
          </table:table-cell>
        </table:table-row>
        <table:table-row table:style-name="ro1">
          <table:table-cell office:value-type="float" office:value="29880174" calcext:value-type="float">
            <text:p>29880174</text:p>
          </table:table-cell>
          <table:table-cell office:value-type="float" office:value="1.38109" calcext:value-type="float">
            <text:p>1.38109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1.24693" calcext:value-type="float">
            <text:p>1.24693</text:p>
          </table:table-cell>
          <table:table-cell office:value-type="float" office:value="0.87089" calcext:value-type="float">
            <text:p>0.87089</text:p>
          </table:table-cell>
          <table:table-cell office:value-type="float" office:value="1.72843" calcext:value-type="float">
            <text:p>1.7284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145328" calcext:value-type="float">
            <text:p>0.145328</text:p>
          </table:table-cell>
          <table:table-cell office:value-type="float" office:value="1.20203" calcext:value-type="float">
            <text:p>1.20203</text:p>
          </table:table-cell>
          <table:table-cell office:value-type="float" office:value="0.0675562" calcext:value-type="float">
            <text:p>0.0675562</text:p>
          </table:table-cell>
          <table:table-cell office:value-type="float" office:value="0.171118" calcext:value-type="float">
            <text:p>0.17111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1.1798" calcext:value-type="float">
            <text:p>1.1798</text:p>
          </table:table-cell>
          <table:table-cell office:value-type="float" office:value="0.132829" calcext:value-type="float">
            <text:p>0.132829</text:p>
          </table:table-cell>
          <table:table-cell office:value-type="float" office:value="0.235659" calcext:value-type="float">
            <text:p>0.23565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float" office:value="0.277041" calcext:value-type="float">
            <text:p>0.277041</text:p>
          </table:table-cell>
          <table:table-cell office:value-type="float" office:value="1.31396" calcext:value-type="float">
            <text:p>1.31396</text:p>
          </table:table-cell>
          <table:table-cell office:value-type="float" office:value="0.190729" calcext:value-type="float">
            <text:p>0.190729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1.12748" calcext:value-type="float">
            <text:p>1.12748</text:p>
          </table:table-cell>
        </table:table-row>
        <table:table-row table:style-name="ro1">
          <table:table-cell office:value-type="float" office:value="41517467" calcext:value-type="float">
            <text:p>41517467</text:p>
          </table:table-cell>
          <table:table-cell office:value-type="float" office:value="1.46924" calcext:value-type="float">
            <text:p>1.46924</text:p>
          </table:table-cell>
          <table:table-cell office:value-type="float" office:value="3.12177" calcext:value-type="float">
            <text:p>3.12177</text:p>
          </table:table-cell>
          <table:table-cell office:value-type="float" office:value="1.3905" calcext:value-type="float">
            <text:p>1.3905</text:p>
          </table:table-cell>
          <table:table-cell office:value-type="float" office:value="1.05009" calcext:value-type="float">
            <text:p>1.05009</text:p>
          </table:table-cell>
          <table:table-cell office:value-type="float" office:value="1.7618" calcext:value-type="float">
            <text:p>1.7618</text:p>
          </table:table-cell>
        </table:table-row>
        <table:table-row table:style-name="ro1">
          <table:table-cell office:value-type="float" office:value="113387" calcext:value-type="float">
            <text:p>113387</text:p>
          </table:table-cell>
          <table:table-cell office:value-type="float" office:value="0.338568" calcext:value-type="float">
            <text:p>0.338568</text:p>
          </table:table-cell>
          <table:table-cell office:value-type="float" office:value="1.42258" calcext:value-type="float">
            <text:p>1.42258</text:p>
          </table:table-cell>
          <table:table-cell office:value-type="float" office:value="0.242969" calcext:value-type="float">
            <text:p>0.242969</text:p>
          </table:table-cell>
          <table:table-cell office:value-type="float" office:value="0.257544" calcext:value-type="float">
            <text:p>0.257544</text:p>
          </table:table-cell>
          <table:table-cell office:value-type="float" office:value="1.18961" calcext:value-type="float">
            <text:p>1.18961</text:p>
          </table:table-cell>
        </table:table-row>
        <table:table-row table:style-name="ro1">
          <table:table-cell office:value-type="float" office:value="30942041" calcext:value-type="float">
            <text:p>30942041</text:p>
          </table:table-cell>
          <table:table-cell office:value-type="float" office:value="1.38704" calcext:value-type="float">
            <text:p>1.38704</text:p>
          </table:table-cell>
          <table:table-cell office:value-type="float" office:value="3.10495" calcext:value-type="float">
            <text:p>3.10495</text:p>
          </table:table-cell>
          <table:table-cell office:value-type="float" office:value="1.25159" calcext:value-type="float">
            <text:p>1.25159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1.73127" calcext:value-type="float">
            <text:p>1.73127</text:p>
          </table:table-cell>
        </table:table-row>
        <table:table-row table:style-name="ro1">
          <table:table-cell office:value-type="float" office:value="4416937" calcext:value-type="float">
            <text:p>4416937</text:p>
          </table:table-cell>
          <table:table-cell office:value-type="float" office:value="0.967321" calcext:value-type="float">
            <text:p>0.967321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0.840256" calcext:value-type="float">
            <text:p>0.840256</text:p>
          </table:table-cell>
          <table:table-cell office:value-type="float" office:value="0.594151" calcext:value-type="float">
            <text:p>0.594151</text:p>
          </table:table-cell>
          <table:table-cell office:value-type="float" office:value="1.53731" calcext:value-type="float">
            <text:p>1.53731</text:p>
          </table:table-cell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0.246883" calcext:value-type="float">
            <text:p>0.246883</text:p>
          </table:table-cell>
          <table:table-cell office:value-type="float" office:value="1.285" calcext:value-type="float">
            <text:p>1.285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219045" calcext:value-type="float">
            <text:p>0.219045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1">
          <table:table-cell office:value-type="float" office:value="567940" calcext:value-type="float">
            <text:p>567940</text:p>
          </table:table-cell>
          <table:table-cell office:value-type="float" office:value="0.612397" calcext:value-type="float">
            <text:p>0.61239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0.492778" calcext:value-type="float">
            <text:p>0.492778</text:p>
          </table:table-cell>
          <table:table-cell office:value-type="float" office:value="0.408002" calcext:value-type="float">
            <text:p>0.408002</text:p>
          </table:table-cell>
          <table:table-cell office:value-type="float" office:value="1.33487" calcext:value-type="float">
            <text:p>1.33487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1.2574" calcext:value-type="float">
            <text:p>1.2574</text:p>
          </table:table-cell>
          <table:table-cell office:value-type="float" office:value="0.141142" calcext:value-type="float">
            <text:p>0.141142</text:p>
          </table:table-cell>
          <table:table-cell office:value-type="float" office:value="0.228828" calcext:value-type="float">
            <text:p>0.22882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02165" calcext:value-type="float">
            <text:p>202165</text:p>
          </table:table-cell>
          <table:table-cell office:value-type="float" office:value="0.430508" calcext:value-type="float">
            <text:p>0.430508</text:p>
          </table:table-cell>
          <table:table-cell office:value-type="float" office:value="1.45634" calcext:value-type="float">
            <text:p>1.45634</text:p>
          </table:table-cell>
          <table:table-cell office:value-type="float" office:value="0.327956" calcext:value-type="float">
            <text:p>0.327956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1.23688" calcext:value-type="float">
            <text:p>1.23688</text:p>
          </table:table-cell>
        </table:table-row>
        <table:table-row table:style-name="ro1">
          <table:table-cell office:value-type="float" office:value="34520483" calcext:value-type="float">
            <text:p>34520483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3.09932" calcext:value-type="float">
            <text:p>3.09932</text:p>
          </table:table-cell>
          <table:table-cell office:value-type="float" office:value="1.32139" calcext:value-type="float">
            <text:p>1.32139</text:p>
          </table:table-cell>
          <table:table-cell office:value-type="float" office:value="0.893831" calcext:value-type="float">
            <text:p>0.893831</text:p>
          </table:table-cell>
          <table:table-cell office:value-type="float" office:value="1.74235" calcext:value-type="float">
            <text:p>1.74235</text:p>
          </table:table-cell>
        </table:table-row>
        <table:table-row table:style-name="ro1">
          <table:table-cell office:value-type="float" office:value="76717" calcext:value-type="float">
            <text:p>76717</text:p>
          </table:table-cell>
          <table:table-cell office:value-type="float" office:value="0.294265" calcext:value-type="float">
            <text:p>0.294265</text:p>
          </table:table-cell>
          <table:table-cell office:value-type="float" office:value="1.27199" calcext:value-type="float">
            <text:p>1.27199</text:p>
          </table:table-cell>
          <table:table-cell office:value-type="float" office:value="0.209689" calcext:value-type="float">
            <text:p>0.209689</text:p>
          </table:table-cell>
          <table:table-cell office:value-type="float" office:value="0.251705" calcext:value-type="float">
            <text:p>0.251705</text:p>
          </table:table-cell>
          <table:table-cell office:value-type="float" office:value="1.15422" calcext:value-type="float">
            <text:p>1.15422</text:p>
          </table:table-cell>
        </table:table-row>
        <table:table-row table:style-name="ro1">
          <table:table-cell office:value-type="float" office:value="850125" calcext:value-type="float">
            <text:p>850125</text:p>
          </table:table-cell>
          <table:table-cell office:value-type="float" office:value="0.693597" calcext:value-type="float">
            <text:p>0.693597</text:p>
          </table:table-cell>
          <table:table-cell office:value-type="float" office:value="2.01717" calcext:value-type="float">
            <text:p>2.01717</text:p>
          </table:table-cell>
          <table:table-cell office:value-type="float" office:value="0.570722" calcext:value-type="float">
            <text:p>0.570722</text:p>
          </table:table-cell>
          <table:table-cell office:value-type="float" office:value="0.457798" calcext:value-type="float">
            <text:p>0.457798</text:p>
          </table:table-cell>
          <table:table-cell office:value-type="float" office:value="1.37523" calcext:value-type="float">
            <text:p>1.37523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.200309" calcext:value-type="float">
            <text:p>0.200309</text:p>
          </table:table-cell>
          <table:table-cell office:value-type="float" office:value="1.2116" calcext:value-type="float">
            <text:p>1.2116</text:p>
          </table:table-cell>
          <table:table-cell office:value-type="float" office:value="0.118349" calcext:value-type="float">
            <text:p>0.118349</text:p>
          </table:table-cell>
          <table:table-cell office:value-type="float" office:value="0.216431" calcext:value-type="float">
            <text:p>0.216431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76467" calcext:value-type="float">
            <text:p>176467</text:p>
          </table:table-cell>
          <table:table-cell office:value-type="float" office:value="0.39943" calcext:value-type="float">
            <text:p>0.39943</text:p>
          </table:table-cell>
          <table:table-cell office:value-type="float" office:value="1.38423" calcext:value-type="float">
            <text:p>1.38423</text:p>
          </table:table-cell>
          <table:table-cell office:value-type="float" office:value="0.309939" calcext:value-type="float">
            <text:p>0.309939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1.22745" calcext:value-type="float">
            <text:p>1.22745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float" office:value="0.221033" calcext:value-type="float">
            <text:p>0.221033</text:p>
          </table:table-cell>
          <table:table-cell office:value-type="float" office:value="1.20201" calcext:value-type="float">
            <text:p>1.20201</text:p>
          </table:table-cell>
          <table:table-cell office:value-type="float" office:value="0.136029" calcext:value-type="float">
            <text:p>0.136029</text:p>
          </table:table-cell>
          <table:table-cell office:value-type="float" office:value="0.210166" calcext:value-type="float">
            <text:p>0.2101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15408" calcext:value-type="float">
            <text:p>0.15408</text:p>
          </table:table-cell>
          <table:table-cell office:value-type="float" office:value="1.17102" calcext:value-type="float">
            <text:p>1.17102</text:p>
          </table:table-cell>
          <table:table-cell office:value-type="float" office:value="0.0752066" calcext:value-type="float">
            <text:p>0.0752066</text:p>
          </table:table-cell>
          <table:table-cell office:value-type="float" office:value="0.176226" calcext:value-type="float">
            <text:p>0.17622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880250" calcext:value-type="float">
            <text:p>1880250</text:p>
          </table:table-cell>
          <table:table-cell office:value-type="float" office:value="0.838752" calcext:value-type="float">
            <text:p>0.838752</text:p>
          </table:table-cell>
          <table:table-cell office:value-type="float" office:value="2.24151" calcext:value-type="float">
            <text:p>2.24151</text:p>
          </table:table-cell>
          <table:table-cell office:value-type="float" office:value="0.69193" calcext:value-type="float">
            <text:p>0.69193</text:p>
          </table:table-cell>
          <table:table-cell office:value-type="float" office:value="0.490967" calcext:value-type="float">
            <text:p>0.490967</text:p>
          </table:table-cell>
          <table:table-cell office:value-type="float" office:value="1.45268" calcext:value-type="float">
            <text:p>1.45268</text:p>
          </table:table-cell>
        </table:table-row>
        <table:table-row table:style-name="ro1">
          <table:table-cell office:value-type="float" office:value="50831624" calcext:value-type="float">
            <text:p>50831624</text:p>
          </table:table-cell>
          <table:table-cell office:value-type="float" office:value="1.52099" calcext:value-type="float">
            <text:p>1.52099</text:p>
          </table:table-cell>
          <table:table-cell office:value-type="float" office:value="3.18415" calcext:value-type="float">
            <text:p>3.18415</text:p>
          </table:table-cell>
          <table:table-cell office:value-type="float" office:value="1.41395" calcext:value-type="float">
            <text:p>1.41395</text:p>
          </table:table-cell>
          <table:table-cell office:value-type="float" office:value="0.899582" calcext:value-type="float">
            <text:p>0.899582</text:p>
          </table:table-cell>
          <table:table-cell office:value-type="float" office:value="1.7801" calcext:value-type="float">
            <text:p>1.7801</text:p>
          </table:table-cell>
        </table:table-row>
        <table:table-row table:style-name="ro1">
          <table:table-cell office:value-type="float" office:value="91090" calcext:value-type="float">
            <text:p>91090</text:p>
          </table:table-cell>
          <table:table-cell office:value-type="float" office:value="0.308588" calcext:value-type="float">
            <text:p>0.308588</text:p>
          </table:table-cell>
          <table:table-cell office:value-type="float" office:value="1.28827" calcext:value-type="float">
            <text:p>1.28827</text:p>
          </table:table-cell>
          <table:table-cell office:value-type="float" office:value="0.222554" calcext:value-type="float">
            <text:p>0.222554</text:p>
          </table:table-cell>
          <table:table-cell office:value-type="float" office:value="0.23902" calcext:value-type="float">
            <text:p>0.23902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12198778" calcext:value-type="float">
            <text:p>12198778</text:p>
          </table:table-cell>
          <table:table-cell office:value-type="float" office:value="1.17761" calcext:value-type="float">
            <text:p>1.17761</text:p>
          </table:table-cell>
          <table:table-cell office:value-type="float" office:value="2.7557" calcext:value-type="float">
            <text:p>2.7557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0.7022" calcext:value-type="float">
            <text:p>0.7022</text:p>
          </table:table-cell>
          <table:table-cell office:value-type="float" office:value="1.6374" calcext:value-type="float">
            <text:p>1.6374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0.178982" calcext:value-type="float">
            <text:p>0.178982</text:p>
          </table:table-cell>
          <table:table-cell office:value-type="float" office:value="1.17516" calcext:value-type="float">
            <text:p>1.17516</text:p>
          </table:table-cell>
          <table:table-cell office:value-type="float" office:value="0.0985513" calcext:value-type="float">
            <text:p>0.0985513</text:p>
          </table:table-cell>
          <table:table-cell office:value-type="float" office:value="0.196906" calcext:value-type="float">
            <text:p>0.1969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1523984" calcext:value-type="float">
            <text:p>11523984</text:p>
          </table:table-cell>
          <table:table-cell office:value-type="float" office:value="1.16358" calcext:value-type="float">
            <text:p>1.16358</text:p>
          </table:table-cell>
          <table:table-cell office:value-type="float" office:value="2.72951" calcext:value-type="float">
            <text:p>2.72951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0.735379" calcext:value-type="float">
            <text:p>0.735379</text:p>
          </table:table-cell>
          <table:table-cell office:value-type="float" office:value="1.63325" calcext:value-type="float">
            <text:p>1.63325</text:p>
          </table:table-cell>
        </table:table-row>
        <table:table-row table:style-name="ro1">
          <table:table-cell office:value-type="float" office:value="2540456" calcext:value-type="float">
            <text:p>2540456</text:p>
          </table:table-cell>
          <table:table-cell office:value-type="float" office:value="0.874366" calcext:value-type="float">
            <text:p>0.874366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0.749704" calcext:value-type="float">
            <text:p>0.749704</text:p>
          </table:table-cell>
          <table:table-cell office:value-type="float" office:value="0.553625" calcext:value-type="float">
            <text:p>0.553625</text:p>
          </table:table-cell>
          <table:table-cell office:value-type="float" office:value="1.48281" calcext:value-type="float">
            <text:p>1.48281</text:p>
          </table:table-cell>
        </table:table-row>
        <table:table-row table:style-name="ro1">
          <table:table-cell office:value-type="float" office:value="114277" calcext:value-type="float">
            <text:p>114277</text:p>
          </table:table-cell>
          <table:table-cell office:value-type="float" office:value="0.337317" calcext:value-type="float">
            <text:p>0.337317</text:p>
          </table:table-cell>
          <table:table-cell office:value-type="float" office:value="1.39814" calcext:value-type="float">
            <text:p>1.39814</text:p>
          </table:table-cell>
          <table:table-cell office:value-type="float" office:value="0.243751" calcext:value-type="float">
            <text:p>0.243751</text:p>
          </table:table-cell>
          <table:table-cell office:value-type="float" office:value="0.261636" calcext:value-type="float">
            <text:p>0.261636</text:p>
          </table:table-cell>
          <table:table-cell office:value-type="float" office:value="1.18671" calcext:value-type="float">
            <text:p>1.18671</text:p>
          </table:table-cell>
        </table:table-row>
        <table:table-row table:style-name="ro1">
          <table:table-cell office:value-type="float" office:value="59855" calcext:value-type="float">
            <text:p>59855</text:p>
          </table:table-cell>
          <table:table-cell office:value-type="float" office:value="0.282079" calcext:value-type="float">
            <text:p>0.282079</text:p>
          </table:table-cell>
          <table:table-cell office:value-type="float" office:value="1.31678" calcext:value-type="float">
            <text:p>1.31678</text:p>
          </table:table-cell>
          <table:table-cell office:value-type="float" office:value="0.196889" calcext:value-type="float">
            <text:p>0.196889</text:p>
          </table:table-cell>
          <table:table-cell office:value-type="float" office:value="0.229972" calcext:value-type="float">
            <text:p>0.229972</text:p>
          </table:table-cell>
          <table:table-cell office:value-type="float" office:value="1.13489" calcext:value-type="float">
            <text:p>1.13489</text:p>
          </table:table-cell>
        </table:table-row>
        <table:table-row table:style-name="ro1">
          <table:table-cell office:value-type="float" office:value="444423" calcext:value-type="float">
            <text:p>444423</text:p>
          </table:table-cell>
          <table:table-cell office:value-type="float" office:value="0.579336" calcext:value-type="float">
            <text:p>0.579336</text:p>
          </table:table-cell>
          <table:table-cell office:value-type="float" office:value="1.80897" calcext:value-type="float">
            <text:p>1.80897</text:p>
          </table:table-cell>
          <table:table-cell office:value-type="float" office:value="0.453235" calcext:value-type="float">
            <text:p>0.453235</text:p>
          </table:table-cell>
          <table:table-cell office:value-type="float" office:value="0.387529" calcext:value-type="float">
            <text:p>0.387529</text:p>
          </table:table-cell>
          <table:table-cell office:value-type="float" office:value="1.31158" calcext:value-type="float">
            <text:p>1.31158</text:p>
          </table:table-cell>
        </table:table-row>
        <table:table-row table:style-name="ro1">
          <table:table-cell office:value-type="float" office:value="704563" calcext:value-type="float">
            <text:p>704563</text:p>
          </table:table-cell>
          <table:table-cell office:value-type="float" office:value="0.669798" calcext:value-type="float">
            <text:p>0.669798</text:p>
          </table:table-cell>
          <table:table-cell office:value-type="float" office:value="1.86718" calcext:value-type="float">
            <text:p>1.86718</text:p>
          </table:table-cell>
          <table:table-cell office:value-type="float" office:value="0.546144" calcext:value-type="float">
            <text:p>0.546144</text:p>
          </table:table-cell>
          <table:table-cell office:value-type="float" office:value="0.508893" calcext:value-type="float">
            <text:p>0.508893</text:p>
          </table:table-cell>
          <table:table-cell office:value-type="float" office:value="1.35674" calcext:value-type="float">
            <text:p>1.35674</text:p>
          </table:table-cell>
        </table:table-row>
        <table:table-row table:style-name="ro1">
          <table:table-cell office:value-type="float" office:value="43946" calcext:value-type="float">
            <text:p>43946</text:p>
          </table:table-cell>
          <table:table-cell office:value-type="float" office:value="0.270198" calcext:value-type="float">
            <text:p>0.270198</text:p>
          </table:table-cell>
          <table:table-cell office:value-type="float" office:value="1.2444" calcext:value-type="float">
            <text:p>1.2444</text:p>
          </table:table-cell>
          <table:table-cell office:value-type="float" office:value="0.185529" calcext:value-type="float">
            <text:p>0.185529</text:p>
          </table:table-cell>
          <table:table-cell office:value-type="float" office:value="0.256566" calcext:value-type="float">
            <text:p>0.256566</text:p>
          </table:table-cell>
          <table:table-cell office:value-type="float" office:value="1.11199" calcext:value-type="float">
            <text:p>1.11199</text:p>
          </table:table-cell>
        </table:table-row>
        <table:table-row table:style-name="ro1">
          <table:table-cell office:value-type="float" office:value="355626" calcext:value-type="float">
            <text:p>355626</text:p>
          </table:table-cell>
          <table:table-cell office:value-type="float" office:value="0.539728" calcext:value-type="float">
            <text:p>0.539728</text:p>
          </table:table-cell>
          <table:table-cell office:value-type="float" office:value="1.62868" calcext:value-type="float">
            <text:p>1.62868</text:p>
          </table:table-cell>
          <table:table-cell office:value-type="float" office:value="0.433719" calcext:value-type="float">
            <text:p>0.433719</text:p>
          </table:table-cell>
          <table:table-cell office:value-type="float" office:value="0.435974" calcext:value-type="float">
            <text:p>0.435974</text:p>
          </table:table-cell>
          <table:table-cell office:value-type="float" office:value="1.29082" calcext:value-type="float">
            <text:p>1.29082</text:p>
          </table:table-cell>
        </table:table-row>
        <table:table-row table:style-name="ro1">
          <table:table-cell office:value-type="float" office:value="54657987" calcext:value-type="float">
            <text:p>54657987</text:p>
          </table:table-cell>
          <table:table-cell office:value-type="float" office:value="1.53962" calcext:value-type="float">
            <text:p>1.53962</text:p>
          </table:table-cell>
          <table:table-cell office:value-type="float" office:value="3.31263" calcext:value-type="float">
            <text:p>3.31263</text:p>
          </table:table-cell>
          <table:table-cell office:value-type="float" office:value="1.41196" calcext:value-type="float">
            <text:p>1.41196</text:p>
          </table:table-cell>
          <table:table-cell office:value-type="float" office:value="0.952883" calcext:value-type="float">
            <text:p>0.952883</text:p>
          </table:table-cell>
          <table:table-cell office:value-type="float" office:value="1.78931" calcext:value-type="float">
            <text:p>1.78931</text:p>
          </table:table-cell>
        </table:table-row>
        <table:table-row table:style-name="ro1">
          <table:table-cell office:value-type="float" office:value="1173258" calcext:value-type="float">
            <text:p>1173258</text:p>
          </table:table-cell>
          <table:table-cell office:value-type="float" office:value="0.74757" calcext:value-type="float">
            <text:p>0.74757</text:p>
          </table:table-cell>
          <table:table-cell office:value-type="float" office:value="2.05435" calcext:value-type="float">
            <text:p>2.05435</text:p>
          </table:table-cell>
          <table:table-cell office:value-type="float" office:value="0.617958" calcext:value-type="float">
            <text:p>0.617958</text:p>
          </table:table-cell>
          <table:table-cell office:value-type="float" office:value="0.466909" calcext:value-type="float">
            <text:p>0.466909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float" office:value="471886" calcext:value-type="float">
            <text:p>471886</text:p>
          </table:table-cell>
          <table:table-cell office:value-type="float" office:value="0.583297" calcext:value-type="float">
            <text:p>0.583297</text:p>
          </table:table-cell>
          <table:table-cell office:value-type="float" office:value="1.76506" calcext:value-type="float">
            <text:p>1.76506</text:p>
          </table:table-cell>
          <table:table-cell office:value-type="float" office:value="0.459514" calcext:value-type="float">
            <text:p>0.459514</text:p>
          </table:table-cell>
          <table:table-cell office:value-type="float" office:value="0.384097" calcext:value-type="float">
            <text:p>0.384097</text:p>
          </table:table-cell>
          <table:table-cell office:value-type="float" office:value="1.31739" calcext:value-type="float">
            <text:p>1.31739</text:p>
          </table:table-cell>
        </table:table-row>
        <table:table-row table:style-name="ro1">
          <table:table-cell office:value-type="float" office:value="92632" calcext:value-type="float">
            <text:p>92632</text:p>
          </table:table-cell>
          <table:table-cell office:value-type="float" office:value="0.311871" calcext:value-type="float">
            <text:p>0.311871</text:p>
          </table:table-cell>
          <table:table-cell office:value-type="float" office:value="1.2797" calcext:value-type="float">
            <text:p>1.2797</text:p>
          </table:table-cell>
          <table:table-cell office:value-type="float" office:value="0.22343" calcext:value-type="float">
            <text:p>0.22343</text:p>
          </table:table-cell>
          <table:table-cell office:value-type="float" office:value="0.254127" calcext:value-type="float">
            <text:p>0.254127</text:p>
          </table:table-cell>
          <table:table-cell office:value-type="float" office:value="1.17061" calcext:value-type="float">
            <text:p>1.17061</text:p>
          </table:table-cell>
        </table:table-row>
        <table:table-row table:style-name="ro1">
          <table:table-cell office:value-type="float" office:value="47208466" calcext:value-type="float">
            <text:p>47208466</text:p>
          </table:table-cell>
          <table:table-cell office:value-type="float" office:value="1.51046" calcext:value-type="float">
            <text:p>1.51046</text:p>
          </table:table-cell>
          <table:table-cell office:value-type="float" office:value="3.19618" calcext:value-type="float">
            <text:p>3.19618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0.873087" calcext:value-type="float">
            <text:p>0.873087</text:p>
          </table:table-cell>
          <table:table-cell office:value-type="float" office:value="1.77328" calcext:value-type="float">
            <text:p>1.77328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0.216549" calcext:value-type="float">
            <text:p>0.216549</text:p>
          </table:table-cell>
          <table:table-cell office:value-type="float" office:value="1.19947" calcext:value-type="float">
            <text:p>1.19947</text:p>
          </table:table-cell>
          <table:table-cell office:value-type="float" office:value="0.134578" calcext:value-type="float">
            <text:p>0.134578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923179" calcext:value-type="float">
            <text:p>923179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2.02813" calcext:value-type="float">
            <text:p>2.02813</text:p>
          </table:table-cell>
          <table:table-cell office:value-type="float" office:value="0.575552" calcext:value-type="float">
            <text:p>0.575552</text:p>
          </table:table-cell>
          <table:table-cell office:value-type="float" office:value="0.456046" calcext:value-type="float">
            <text:p>0.456046</text:p>
          </table:table-cell>
          <table:table-cell office:value-type="float" office:value="1.38273" calcext:value-type="float">
            <text:p>1.38273</text:p>
          </table:table-cell>
        </table:table-row>
        <table:table-row table:style-name="ro1">
          <table:table-cell office:value-type="float" office:value="282679" calcext:value-type="float">
            <text:p>282679</text:p>
          </table:table-cell>
          <table:table-cell office:value-type="float" office:value="0.485653" calcext:value-type="float">
            <text:p>0.485653</text:p>
          </table:table-cell>
          <table:table-cell office:value-type="float" office:value="1.54749" calcext:value-type="float">
            <text:p>1.54749</text:p>
          </table:table-cell>
          <table:table-cell office:value-type="float" office:value="0.383794" calcext:value-type="float">
            <text:p>0.383794</text:p>
          </table:table-cell>
          <table:table-cell office:value-type="float" office:value="0.359203" calcext:value-type="float">
            <text:p>0.359203</text:p>
          </table:table-cell>
          <table:table-cell office:value-type="float" office:value="1.26881" calcext:value-type="float">
            <text:p>1.26881</text:p>
          </table:table-cell>
        </table:table-row>
        <table:table-row table:style-name="ro1">
          <table:table-cell office:value-type="float" office:value="2323652" calcext:value-type="float">
            <text:p>232365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2.2524" calcext:value-type="float">
            <text:p>2.2524</text:p>
          </table:table-cell>
          <table:table-cell office:value-type="float" office:value="0.723028" calcext:value-type="float">
            <text:p>0.723028</text:p>
          </table:table-cell>
          <table:table-cell office:value-type="float" office:value="0.491501" calcext:value-type="float">
            <text:p>0.491501</text:p>
          </table:table-cell>
          <table:table-cell office:value-type="float" office:value="1.47324" calcext:value-type="float">
            <text:p>1.47324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0.245544" calcext:value-type="float">
            <text:p>0.245544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247384" calcext:value-type="float">
            <text:p>0.247384</text:p>
          </table:table-cell>
          <table:table-cell office:value-type="float" office:value="1.07234" calcext:value-type="float">
            <text:p>1.07234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0.173184" calcext:value-type="float">
            <text:p>0.173184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0941943" calcext:value-type="float">
            <text:p>0.0941943</text:p>
          </table:table-cell>
          <table:table-cell office:value-type="float" office:value="0.182829" calcext:value-type="float">
            <text:p>0.18282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43602945" calcext:value-type="float">
            <text:p>43602945</text:p>
          </table:table-cell>
          <table:table-cell office:value-type="float" office:value="1.48589" calcext:value-type="float">
            <text:p>1.48589</text:p>
          </table:table-cell>
          <table:table-cell office:value-type="float" office:value="3.15704" calcext:value-type="float">
            <text:p>3.15704</text:p>
          </table:table-cell>
          <table:table-cell office:value-type="float" office:value="1.38086" calcext:value-type="float">
            <text:p>1.38086</text:p>
          </table:table-cell>
          <table:table-cell office:value-type="float" office:value="0.9461" calcext:value-type="float">
            <text:p>0.9461</text:p>
          </table:table-cell>
          <table:table-cell office:value-type="float" office:value="1.76682" calcext:value-type="float">
            <text:p>1.7668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151692" calcext:value-type="float">
            <text:p>0.151692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35385" calcext:value-type="float">
            <text:p>0.0735385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0.185188" calcext:value-type="float">
            <text:p>0.185188</text:p>
          </table:table-cell>
          <table:table-cell office:value-type="float" office:value="1.15457" calcext:value-type="float">
            <text:p>1.15457</text:p>
          </table:table-cell>
          <table:table-cell office:value-type="float" office:value="0.105005" calcext:value-type="float">
            <text:p>0.105005</text:p>
          </table:table-cell>
          <table:table-cell office:value-type="float" office:value="0.215162" calcext:value-type="float">
            <text:p>0.21516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5443226" calcext:value-type="float">
            <text:p>35443226</text:p>
          </table:table-cell>
          <table:table-cell office:value-type="float" office:value="1.41604" calcext:value-type="float">
            <text:p>1.41604</text:p>
          </table:table-cell>
          <table:table-cell office:value-type="float" office:value="3.07697" calcext:value-type="float">
            <text:p>3.07697</text:p>
          </table:table-cell>
          <table:table-cell office:value-type="float" office:value="1.3041" calcext:value-type="float">
            <text:p>1.3041</text:p>
          </table:table-cell>
          <table:table-cell office:value-type="float" office:value="0.854203" calcext:value-type="float">
            <text:p>0.854203</text:p>
          </table:table-cell>
          <table:table-cell office:value-type="float" office:value="1.74511" calcext:value-type="float">
            <text:p>1.74511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0.246703" calcext:value-type="float">
            <text:p>0.246703</text:p>
          </table:table-cell>
          <table:table-cell office:value-type="float" office:value="1.22657" calcext:value-type="float">
            <text:p>1.22657</text:p>
          </table:table-cell>
          <table:table-cell office:value-type="float" office:value="0.160513" calcext:value-type="float">
            <text:p>0.160513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1.08021" calcext:value-type="float">
            <text:p>1.08021</text:p>
          </table:table-cell>
        </table:table-row>
        <table:table-row table:style-name="ro1">
          <table:table-cell office:value-type="float" office:value="135691" calcext:value-type="float">
            <text:p>135691</text:p>
          </table:table-cell>
          <table:table-cell office:value-type="float" office:value="0.359987" calcext:value-type="float">
            <text:p>0.359987</text:p>
          </table:table-cell>
          <table:table-cell office:value-type="float" office:value="1.40981" calcext:value-type="float">
            <text:p>1.40981</text:p>
          </table:table-cell>
          <table:table-cell office:value-type="float" office:value="0.268921" calcext:value-type="float">
            <text:p>0.268921</text:p>
          </table:table-cell>
          <table:table-cell office:value-type="float" office:value="0.285804" calcext:value-type="float">
            <text:p>0.285804</text:p>
          </table:table-cell>
          <table:table-cell office:value-type="float" office:value="1.21822" calcext:value-type="float">
            <text:p>1.218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150025" calcext:value-type="float">
            <text:p>0.150025</text:p>
          </table:table-cell>
          <table:table-cell office:value-type="float" office:value="1.14093" calcext:value-type="float">
            <text:p>1.14093</text:p>
          </table:table-cell>
          <table:table-cell office:value-type="float" office:value="0.067654" calcext:value-type="float">
            <text:p>0.067654</text:p>
          </table:table-cell>
          <table:table-cell office:value-type="float" office:value="0.218561" calcext:value-type="float">
            <text:p>0.21856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float" office:value="0.227543" calcext:value-type="float">
            <text:p>0.227543</text:p>
          </table:table-cell>
          <table:table-cell office:value-type="float" office:value="1.24307" calcext:value-type="float">
            <text:p>1.24307</text:p>
          </table:table-cell>
          <table:table-cell office:value-type="float" office:value="0.141681" calcext:value-type="float">
            <text:p>0.141681</text:p>
          </table:table-cell>
          <table:table-cell office:value-type="float" office:value="0.213801" calcext:value-type="float">
            <text:p>0.21380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948507" calcext:value-type="float">
            <text:p>948507</text:p>
          </table:table-cell>
          <table:table-cell office:value-type="float" office:value="0.716613" calcext:value-type="float">
            <text:p>0.716613</text:p>
          </table:table-cell>
          <table:table-cell office:value-type="float" office:value="2.03223" calcext:value-type="float">
            <text:p>2.03223</text:p>
          </table:table-cell>
          <table:table-cell office:value-type="float" office:value="0.579498" calcext:value-type="float">
            <text:p>0.579498</text:p>
          </table:table-cell>
          <table:table-cell office:value-type="float" office:value="0.45813" calcext:value-type="float">
            <text:p>0.45813</text:p>
          </table:table-cell>
          <table:table-cell office:value-type="float" office:value="1.38517" calcext:value-type="float">
            <text:p>1.38517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110255" calcext:value-type="float">
            <text:p>0.110255</text:p>
          </table:table-cell>
          <table:table-cell office:value-type="float" office:value="0.223997" calcext:value-type="float">
            <text:p>0.22399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970384" calcext:value-type="float">
            <text:p>6970384</text:p>
          </table:table-cell>
          <table:table-cell office:value-type="float" office:value="1.05745" calcext:value-type="float">
            <text:p>1.05745</text:p>
          </table:table-cell>
          <table:table-cell office:value-type="float" office:value="2.66876" calcext:value-type="float">
            <text:p>2.66876</text:p>
          </table:table-cell>
          <table:table-cell office:value-type="float" office:value="0.921117" calcext:value-type="float">
            <text:p>0.921117</text:p>
          </table:table-cell>
          <table:table-cell office:value-type="float" office:value="0.616353" calcext:value-type="float">
            <text:p>0.616353</text:p>
          </table:table-cell>
          <table:table-cell office:value-type="float" office:value="1.58291" calcext:value-type="float">
            <text:p>1.5829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0.171556" calcext:value-type="float">
            <text:p>0.171556</text:p>
          </table:table-cell>
          <table:table-cell office:value-type="float" office:value="1.19968" calcext:value-type="float">
            <text:p>1.19968</text:p>
          </table:table-cell>
          <table:table-cell office:value-type="float" office:value="0.0903899" calcext:value-type="float">
            <text:p>0.0903899</text:p>
          </table:table-cell>
          <table:table-cell office:value-type="float" office:value="0.18066" calcext:value-type="float">
            <text:p>0.18066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093562" calcext:value-type="float">
            <text:p>1093562</text:p>
          </table:table-cell>
          <table:table-cell office:value-type="float" office:value="0.728961" calcext:value-type="float">
            <text:p>0.728961</text:p>
          </table:table-cell>
          <table:table-cell office:value-type="float" office:value="2.03156" calcext:value-type="float">
            <text:p>2.03156</text:p>
          </table:table-cell>
          <table:table-cell office:value-type="float" office:value="0.606739" calcext:value-type="float">
            <text:p>0.606739</text:p>
          </table:table-cell>
          <table:table-cell office:value-type="float" office:value="0.484544" calcext:value-type="float">
            <text:p>0.484544</text:p>
          </table:table-cell>
          <table:table-cell office:value-type="float" office:value="1.39895" calcext:value-type="float">
            <text:p>1.39895</text:p>
          </table:table-cell>
        </table:table-row>
        <table:table-row table:style-name="ro1">
          <table:table-cell office:value-type="float" office:value="118898" calcext:value-type="float">
            <text:p>118898</text:p>
          </table:table-cell>
          <table:table-cell office:value-type="float" office:value="0.335901" calcext:value-type="float">
            <text:p>0.335901</text:p>
          </table:table-cell>
          <table:table-cell office:value-type="float" office:value="1.36799" calcext:value-type="float">
            <text:p>1.36799</text:p>
          </table:table-cell>
          <table:table-cell office:value-type="float" office:value="0.249796" calcext:value-type="float">
            <text:p>0.249796</text:p>
          </table:table-cell>
          <table:table-cell office:value-type="float" office:value="0.276052" calcext:value-type="float">
            <text:p>0.276052</text:p>
          </table:table-cell>
          <table:table-cell office:value-type="float" office:value="1.19144" calcext:value-type="float">
            <text:p>1.19144</text:p>
          </table:table-cell>
        </table:table-row>
        <table:table-row table:style-name="ro1">
          <table:table-cell office:value-type="float" office:value="17699316" calcext:value-type="float">
            <text:p>17699316</text:p>
          </table:table-cell>
          <table:table-cell office:value-type="float" office:value="1.25959" calcext:value-type="float">
            <text:p>1.25959</text:p>
          </table:table-cell>
          <table:table-cell office:value-type="float" office:value="2.88666" calcext:value-type="float">
            <text:p>2.88666</text:p>
          </table:table-cell>
          <table:table-cell office:value-type="float" office:value="1.12107" calcext:value-type="float">
            <text:p>1.12107</text:p>
          </table:table-cell>
          <table:table-cell office:value-type="float" office:value="0.761904" calcext:value-type="float">
            <text:p>0.761904</text:p>
          </table:table-cell>
          <table:table-cell office:value-type="float" office:value="1.67572" calcext:value-type="float">
            <text:p>1.67572</text:p>
          </table:table-cell>
        </table:table-row>
        <table:table-row table:style-name="ro1">
          <table:table-cell office:value-type="float" office:value="1559079" calcext:value-type="float">
            <text:p>1559079</text:p>
          </table:table-cell>
          <table:table-cell office:value-type="float" office:value="0.796384" calcext:value-type="float">
            <text:p>0.796384</text:p>
          </table:table-cell>
          <table:table-cell office:value-type="float" office:value="2.13278" calcext:value-type="float">
            <text:p>2.13278</text:p>
          </table:table-cell>
          <table:table-cell office:value-type="float" office:value="0.665921" calcext:value-type="float">
            <text:p>0.665921</text:p>
          </table:table-cell>
          <table:table-cell office:value-type="float" office:value="0.457349" calcext:value-type="float">
            <text:p>0.457349</text:p>
          </table:table-cell>
          <table:table-cell office:value-type="float" office:value="1.43279" calcext:value-type="float">
            <text:p>1.43279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float" office:value="0.255908" calcext:value-type="float">
            <text:p>0.255908</text:p>
          </table:table-cell>
          <table:table-cell office:value-type="float" office:value="1.29104" calcext:value-type="float">
            <text:p>1.29104</text:p>
          </table:table-cell>
          <table:table-cell office:value-type="float" office:value="0.173223" calcext:value-type="float">
            <text:p>0.173223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.202674" calcext:value-type="float">
            <text:p>0.202674</text:p>
          </table:table-cell>
          <table:table-cell office:value-type="float" office:value="1.223" calcext:value-type="float">
            <text:p>1.223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0.195257" calcext:value-type="float">
            <text:p>0.19525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122154" calcext:value-type="float">
            <text:p>0.122154</text:p>
          </table:table-cell>
          <table:table-cell office:value-type="float" office:value="0.219614" calcext:value-type="float">
            <text:p>0.219614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float" office:value="0.281598" calcext:value-type="float">
            <text:p>0.281598</text:p>
          </table:table-cell>
          <table:table-cell office:value-type="float" office:value="1.29705" calcext:value-type="float">
            <text:p>1.29705</text:p>
          </table:table-cell>
          <table:table-cell office:value-type="float" office:value="0.196815" calcext:value-type="float">
            <text:p>0.196815</text:p>
          </table:table-cell>
          <table:table-cell office:value-type="float" office:value="0.227244" calcext:value-type="float">
            <text:p>0.227244</text:p>
          </table:table-cell>
          <table:table-cell office:value-type="float" office:value="1.13378" calcext:value-type="float">
            <text:p>1.13378</text:p>
          </table:table-cell>
        </table:table-row>
        <table:table-row table:style-name="ro1">
          <table:table-cell office:value-type="float" office:value="19050605" calcext:value-type="float">
            <text:p>19050605</text:p>
          </table:table-cell>
          <table:table-cell office:value-type="float" office:value="1.27504" calcext:value-type="float">
            <text:p>1.27504</text:p>
          </table:table-cell>
          <table:table-cell office:value-type="float" office:value="2.89809" calcext:value-type="float">
            <text:p>2.89809</text:p>
          </table:table-cell>
          <table:table-cell office:value-type="float" office:value="1.16773" calcext:value-type="float">
            <text:p>1.16773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1.68312" calcext:value-type="float">
            <text:p>1.683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1.12488" calcext:value-type="float">
            <text:p>1.12488</text:p>
          </table:table-cell>
          <table:table-cell office:value-type="float" office:value="0.0658556" calcext:value-type="float">
            <text:p>0.0658556</text:p>
          </table:table-cell>
          <table:table-cell office:value-type="float" office:value="0.21478" calcext:value-type="float">
            <text:p>0.21478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4120497" calcext:value-type="float">
            <text:p>4120497</text:p>
          </table:table-cell>
          <table:table-cell office:value-type="float" office:value="0.962372" calcext:value-type="float">
            <text:p>0.962372</text:p>
          </table:table-cell>
          <table:table-cell office:value-type="float" office:value="2.45187" calcext:value-type="float">
            <text:p>2.45187</text:p>
          </table:table-cell>
          <table:table-cell office:value-type="float" office:value="0.811759" calcext:value-type="float">
            <text:p>0.811759</text:p>
          </table:table-cell>
          <table:table-cell office:value-type="float" office:value="0.521925" calcext:value-type="float">
            <text:p>0.521925</text:p>
          </table:table-cell>
          <table:table-cell office:value-type="float" office:value="1.53001" calcext:value-type="float">
            <text:p>1.53001</text:p>
          </table:table-cell>
        </table:table-row>
        <table:table-row table:style-name="ro1">
          <table:table-cell office:value-type="float" office:value="3155516" calcext:value-type="float">
            <text:p>3155516</text:p>
          </table:table-cell>
          <table:table-cell office:value-type="float" office:value="0.91438" calcext:value-type="float">
            <text:p>0.91438</text:p>
          </table:table-cell>
          <table:table-cell office:value-type="float" office:value="2.34737" calcext:value-type="float">
            <text:p>2.34737</text:p>
          </table:table-cell>
          <table:table-cell office:value-type="float" office:value="0.781441" calcext:value-type="float">
            <text:p>0.781441</text:p>
          </table:table-cell>
          <table:table-cell office:value-type="float" office:value="0.503705" calcext:value-type="float">
            <text:p>0.503705</text:p>
          </table:table-cell>
          <table:table-cell office:value-type="float" office:value="1.50273" calcext:value-type="float">
            <text:p>1.50273</text:p>
          </table:table-cell>
        </table:table-row>
        <table:table-row table:style-name="ro1">
          <table:table-cell office:value-type="float" office:value="781104" calcext:value-type="float">
            <text:p>781104</text:p>
          </table:table-cell>
          <table:table-cell office:value-type="float" office:value="0.673754" calcext:value-type="float">
            <text:p>0.673754</text:p>
          </table:table-cell>
          <table:table-cell office:value-type="float" office:value="1.90157" calcext:value-type="float">
            <text:p>1.90157</text:p>
          </table:table-cell>
          <table:table-cell office:value-type="float" office:value="0.540532" calcext:value-type="float">
            <text:p>0.540532</text:p>
          </table:table-cell>
          <table:table-cell office:value-type="float" office:value="0.419674" calcext:value-type="float">
            <text:p>0.419674</text:p>
          </table:table-cell>
          <table:table-cell office:value-type="float" office:value="1.36499" calcext:value-type="float">
            <text:p>1.36499</text:p>
          </table:table-cell>
        </table:table-row>
        <table:table-row table:style-name="ro1">
          <table:table-cell office:value-type="float" office:value="83336" calcext:value-type="float">
            <text:p>83336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1.29562" calcext:value-type="float">
            <text:p>1.29562</text:p>
          </table:table-cell>
          <table:table-cell office:value-type="float" office:value="0.221352" calcext:value-type="float">
            <text:p>0.221352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1.16223" calcext:value-type="float">
            <text:p>1.16223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.19076" calcext:value-type="float">
            <text:p>1.1907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192545" calcext:value-type="float">
            <text:p>0.19254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948225" calcext:value-type="float">
            <text:p>5948225</text:p>
          </table:table-cell>
          <table:table-cell office:value-type="float" office:value="1.02747" calcext:value-type="float">
            <text:p>1.02747</text:p>
          </table:table-cell>
          <table:table-cell office:value-type="float" office:value="2.5317" calcext:value-type="float">
            <text:p>2.5317</text:p>
          </table:table-cell>
          <table:table-cell office:value-type="float" office:value="0.875505" calcext:value-type="float">
            <text:p>0.875505</text:p>
          </table:table-cell>
          <table:table-cell office:value-type="float" office:value="0.585106" calcext:value-type="float">
            <text:p>0.585106</text:p>
          </table:table-cell>
          <table:table-cell office:value-type="float" office:value="1.56624" calcext:value-type="float">
            <text:p>1.5662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147377" calcext:value-type="float">
            <text:p>0.147377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0.0700651" calcext:value-type="float">
            <text:p>0.0700651</text:p>
          </table:table-cell>
          <table:table-cell office:value-type="float" office:value="0.167711" calcext:value-type="float">
            <text:p>0.16771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0.0745618" calcext:value-type="float">
            <text:p>0.0745618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0.17877" calcext:value-type="float">
            <text:p>0.17877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91721" calcext:value-type="float">
            <text:p>0.19172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08113" calcext:value-type="float">
            <text:p>308113</text:p>
          </table:table-cell>
          <table:table-cell office:value-type="float" office:value="0.503603" calcext:value-type="float">
            <text:p>0.503603</text:p>
          </table:table-cell>
          <table:table-cell office:value-type="float" office:value="1.57383" calcext:value-type="float">
            <text:p>1.57383</text:p>
          </table:table-cell>
          <table:table-cell office:value-type="float" office:value="0.400511" calcext:value-type="float">
            <text:p>0.400511</text:p>
          </table:table-cell>
          <table:table-cell office:value-type="float" office:value="0.372886" calcext:value-type="float">
            <text:p>0.372886</text:p>
          </table:table-cell>
          <table:table-cell office:value-type="float" office:value="1.2773" calcext:value-type="float">
            <text:p>1.277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1.19657" calcext:value-type="float">
            <text:p>1.19657</text:p>
          </table:table-cell>
          <table:table-cell office:value-type="float" office:value="0.0698211" calcext:value-type="float">
            <text:p>0.0698211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0.227199" calcext:value-type="float">
            <text:p>0.227199</text:p>
          </table:table-cell>
          <table:table-cell office:value-type="float" office:value="1.2518" calcext:value-type="float">
            <text:p>1.2518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9294" calcext:value-type="float">
            <text:p>39294</text:p>
          </table:table-cell>
          <table:table-cell office:value-type="float" office:value="0.262476" calcext:value-type="float">
            <text:p>0.262476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179312" calcext:value-type="float">
            <text:p>0.179312</text:p>
          </table:table-cell>
          <table:table-cell office:value-type="float" office:value="0.235164" calcext:value-type="float">
            <text:p>0.235164</text:p>
          </table:table-cell>
          <table:table-cell office:value-type="float" office:value="1.10705" calcext:value-type="float">
            <text:p>1.10705</text:p>
          </table:table-cell>
        </table:table-row>
        <table:table-row table:style-name="ro1">
          <table:table-cell office:value-type="float" office:value="8685865" calcext:value-type="float">
            <text:p>8685865</text:p>
          </table:table-cell>
          <table:table-cell office:value-type="float" office:value="1.10001" calcext:value-type="float">
            <text:p>1.10001</text:p>
          </table:table-cell>
          <table:table-cell office:value-type="float" office:value="2.66234" calcext:value-type="float">
            <text:p>2.66234</text:p>
          </table:table-cell>
          <table:table-cell office:value-type="float" office:value="0.954868" calcext:value-type="float">
            <text:p>0.954868</text:p>
          </table:table-cell>
          <table:table-cell office:value-type="float" office:value="0.638175" calcext:value-type="float">
            <text:p>0.638175</text:p>
          </table:table-cell>
          <table:table-cell office:value-type="float" office:value="1.60457" calcext:value-type="float">
            <text:p>1.6045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1.15021" calcext:value-type="float">
            <text:p>1.15021</text:p>
          </table:table-cell>
          <table:table-cell office:value-type="float" office:value="0.074901" calcext:value-type="float">
            <text:p>0.074901</text:p>
          </table:table-cell>
          <table:table-cell office:value-type="float" office:value="0.184848" calcext:value-type="float">
            <text:p>0.18484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675289" calcext:value-type="float">
            <text:p>2675289</text:p>
          </table:table-cell>
          <table:table-cell office:value-type="float" office:value="0.884673" calcext:value-type="float">
            <text:p>0.884673</text:p>
          </table:table-cell>
          <table:table-cell office:value-type="float" office:value="2.2693" calcext:value-type="float">
            <text:p>2.2693</text:p>
          </table:table-cell>
          <table:table-cell office:value-type="float" office:value="0.763234" calcext:value-type="float">
            <text:p>0.763234</text:p>
          </table:table-cell>
          <table:table-cell office:value-type="float" office:value="0.580253" calcext:value-type="float">
            <text:p>0.580253</text:p>
          </table:table-cell>
          <table:table-cell office:value-type="float" office:value="1.4886" calcext:value-type="float">
            <text:p>1.4886</text:p>
          </table:table-cell>
        </table:table-row>
        <table:table-row table:style-name="ro1">
          <table:table-cell office:value-type="float" office:value="154009" calcext:value-type="float">
            <text:p>154009</text:p>
          </table:table-cell>
          <table:table-cell office:value-type="float" office:value="0.376951" calcext:value-type="float">
            <text:p>0.376951</text:p>
          </table:table-cell>
          <table:table-cell office:value-type="float" office:value="1.37577" calcext:value-type="float">
            <text:p>1.37577</text:p>
          </table:table-cell>
          <table:table-cell office:value-type="float" office:value="0.284585" calcext:value-type="float">
            <text:p>0.284585</text:p>
          </table:table-cell>
          <table:table-cell office:value-type="float" office:value="0.303025" calcext:value-type="float">
            <text:p>0.303025</text:p>
          </table:table-cell>
          <table:table-cell office:value-type="float" office:value="1.21328" calcext:value-type="float">
            <text:p>1.21328</text:p>
          </table:table-cell>
        </table:table-row>
        <table:table-row table:style-name="ro1">
          <table:table-cell office:value-type="float" office:value="40380260" calcext:value-type="float">
            <text:p>40380260</text:p>
          </table:table-cell>
          <table:table-cell office:value-type="float" office:value="1.45936" calcext:value-type="float">
            <text:p>1.45936</text:p>
          </table:table-cell>
          <table:table-cell office:value-type="float" office:value="3.11289" calcext:value-type="float">
            <text:p>3.11289</text:p>
          </table:table-cell>
          <table:table-cell office:value-type="float" office:value="1.33429" calcext:value-type="float">
            <text:p>1.33429</text:p>
          </table:table-cell>
          <table:table-cell office:value-type="float" office:value="0.911333" calcext:value-type="float">
            <text:p>0.911333</text:p>
          </table:table-cell>
          <table:table-cell office:value-type="float" office:value="1.75861" calcext:value-type="float">
            <text:p>1.75861</text:p>
          </table:table-cell>
        </table:table-row>
        <table:table-row table:style-name="ro1">
          <table:table-cell office:value-type="float" office:value="483317" calcext:value-type="float">
            <text:p>483317</text:p>
          </table:table-cell>
          <table:table-cell office:value-type="float" office:value="0.582842" calcext:value-type="float">
            <text:p>0.582842</text:p>
          </table:table-cell>
          <table:table-cell office:value-type="float" office:value="1.77167" calcext:value-type="float">
            <text:p>1.77167</text:p>
          </table:table-cell>
          <table:table-cell office:value-type="float" office:value="0.467125" calcext:value-type="float">
            <text:p>0.467125</text:p>
          </table:table-cell>
          <table:table-cell office:value-type="float" office:value="0.391779" calcext:value-type="float">
            <text:p>0.391779</text:p>
          </table:table-cell>
          <table:table-cell office:value-type="float" office:value="1.31953" calcext:value-type="float">
            <text:p>1.31953</text:p>
          </table:table-cell>
        </table:table-row>
        <table:table-row table:style-name="ro1">
          <table:table-cell office:value-type="float" office:value="5145251" calcext:value-type="float">
            <text:p>5145251</text:p>
          </table:table-cell>
          <table:table-cell office:value-type="float" office:value="0.995112" calcext:value-type="float">
            <text:p>0.995112</text:p>
          </table:table-cell>
          <table:table-cell office:value-type="float" office:value="2.45699" calcext:value-type="float">
            <text:p>2.45699</text:p>
          </table:table-cell>
          <table:table-cell office:value-type="float" office:value="0.855528" calcext:value-type="float">
            <text:p>0.855528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1.55318" calcext:value-type="float">
            <text:p>1.55318</text:p>
          </table:table-cell>
        </table:table-row>
        <table:table-row table:style-name="ro1">
          <table:table-cell office:value-type="float" office:value="7374044" calcext:value-type="float">
            <text:p>7374044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2.64138" calcext:value-type="float">
            <text:p>2.64138</text:p>
          </table:table-cell>
          <table:table-cell office:value-type="float" office:value="0.933923" calcext:value-type="float">
            <text:p>0.933923</text:p>
          </table:table-cell>
          <table:table-cell office:value-type="float" office:value="0.611988" calcext:value-type="float">
            <text:p>0.611988</text:p>
          </table:table-cell>
          <table:table-cell office:value-type="float" office:value="1.58862" calcext:value-type="float">
            <text:p>1.58862</text:p>
          </table:table-cell>
        </table:table-row>
        <table:table-row table:style-name="ro1">
          <table:table-cell office:value-type="float" office:value="96074" calcext:value-type="float">
            <text:p>96074</text:p>
          </table:table-cell>
          <table:table-cell office:value-type="float" office:value="0.318023" calcext:value-type="float">
            <text:p>0.318023</text:p>
          </table:table-cell>
          <table:table-cell office:value-type="float" office:value="1.32272" calcext:value-type="float">
            <text:p>1.32272</text:p>
          </table:table-cell>
          <table:table-cell office:value-type="float" office:value="0.227893" calcext:value-type="float">
            <text:p>0.227893</text:p>
          </table:table-cell>
          <table:table-cell office:value-type="float" office:value="0.23347" calcext:value-type="float">
            <text:p>0.23347</text:p>
          </table:table-cell>
          <table:table-cell office:value-type="float" office:value="1.17207" calcext:value-type="float">
            <text:p>1.17207</text:p>
          </table:table-cell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0.2319" calcext:value-type="float">
            <text:p>0.2319</text:p>
          </table:table-cell>
          <table:table-cell office:value-type="float" office:value="1.22056" calcext:value-type="float">
            <text:p>1.22056</text:p>
          </table:table-cell>
          <table:table-cell office:value-type="float" office:value="0.145992" calcext:value-type="float">
            <text:p>0.145992</text:p>
          </table:table-cell>
          <table:table-cell office:value-type="float" office:value="0.206391" calcext:value-type="float">
            <text:p>0.20639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1298994" calcext:value-type="float">
            <text:p>11298994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2.71358" calcext:value-type="float">
            <text:p>2.71358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0.710701" calcext:value-type="float">
            <text:p>0.71070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26" calcext:value-type="float">
            <text:p>0.242026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155086" calcext:value-type="float">
            <text:p>0.155086</text:p>
          </table:table-cell>
          <table:table-cell office:value-type="float" office:value="0.199205" calcext:value-type="float">
            <text:p>0.199205</text:p>
          </table:table-cell>
          <table:table-cell office:value-type="float" office:value="1.07357" calcext:value-type="float">
            <text:p>1.07357</text:p>
          </table:table-cell>
        </table:table-row>
        <table:table-row table:style-name="ro1">
          <table:table-cell office:value-type="float" office:value="196859" calcext:value-type="float">
            <text:p>196859</text:p>
          </table:table-cell>
          <table:table-cell office:value-type="float" office:value="0.419821" calcext:value-type="float">
            <text:p>0.419821</text:p>
          </table:table-cell>
          <table:table-cell office:value-type="float" office:value="1.44554" calcext:value-type="float">
            <text:p>1.44554</text:p>
          </table:table-cell>
          <table:table-cell office:value-type="float" office:value="0.325699" calcext:value-type="float">
            <text:p>0.325699</text:p>
          </table:table-cell>
          <table:table-cell office:value-type="float" office:value="0.324392" calcext:value-type="float">
            <text:p>0.324392</text:p>
          </table:table-cell>
          <table:table-cell office:value-type="float" office:value="1.23426" calcext:value-type="float">
            <text:p>1.23426</text:p>
          </table:table-cell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float" office:value="0.273737" calcext:value-type="float">
            <text:p>0.273737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218019" calcext:value-type="float">
            <text:p>0.218019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 office:value-type="float" office:value="95643" calcext:value-type="float">
            <text:p>95643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1.32539" calcext:value-type="float">
            <text:p>1.32539</text:p>
          </table:table-cell>
          <table:table-cell office:value-type="float" office:value="0.231991" calcext:value-type="float">
            <text:p>0.231991</text:p>
          </table:table-cell>
          <table:table-cell office:value-type="float" office:value="0.236202" calcext:value-type="float">
            <text:p>0.236202</text:p>
          </table:table-cell>
          <table:table-cell office:value-type="float" office:value="1.17048" calcext:value-type="float">
            <text:p>1.1704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1.12475" calcext:value-type="float">
            <text:p>1.12475</text:p>
          </table:table-cell>
          <table:table-cell office:value-type="float" office:value="0.0682998" calcext:value-type="float">
            <text:p>0.0682998</text:p>
          </table:table-cell>
          <table:table-cell office:value-type="float" office:value="0.171247" calcext:value-type="float">
            <text:p>0.17124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0.206451" calcext:value-type="float">
            <text:p>0.206451</text:p>
          </table:table-cell>
          <table:table-cell office:value-type="float" office:value="1.32999" calcext:value-type="float">
            <text:p>1.32999</text:p>
          </table:table-cell>
          <table:table-cell office:value-type="float" office:value="0.116875" calcext:value-type="float">
            <text:p>0.116875</text:p>
          </table:table-cell>
          <table:table-cell office:value-type="float" office:value="0.191538" calcext:value-type="float">
            <text:p>0.19153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2571195" calcext:value-type="float">
            <text:p>12571195</text:p>
          </table:table-cell>
          <table:table-cell office:value-type="float" office:value="1.18717" calcext:value-type="float">
            <text:p>1.18717</text:p>
          </table:table-cell>
          <table:table-cell office:value-type="float" office:value="2.79169" calcext:value-type="float">
            <text:p>2.79169</text:p>
          </table:table-cell>
          <table:table-cell office:value-type="float" office:value="1.02855" calcext:value-type="float">
            <text:p>1.02855</text:p>
          </table:table-cell>
          <table:table-cell office:value-type="float" office:value="0.67451" calcext:value-type="float">
            <text:p>0.67451</text:p>
          </table:table-cell>
          <table:table-cell office:value-type="float" office:value="1.64051" calcext:value-type="float">
            <text:p>1.64051</text:p>
          </table:table-cell>
        </table:table-row>
        <table:table-row table:style-name="ro1">
          <table:table-cell office:value-type="float" office:value="966451" calcext:value-type="float">
            <text:p>966451</text:p>
          </table:table-cell>
          <table:table-cell office:value-type="float" office:value="0.7102" calcext:value-type="float">
            <text:p>0.7102</text:p>
          </table:table-cell>
          <table:table-cell office:value-type="float" office:value="2.02502" calcext:value-type="float">
            <text:p>2.02502</text:p>
          </table:table-cell>
          <table:table-cell office:value-type="float" office:value="0.57936" calcext:value-type="float">
            <text:p>0.57936</text:p>
          </table:table-cell>
          <table:table-cell office:value-type="float" office:value="0.43747" calcext:value-type="float">
            <text:p>0.43747</text:p>
          </table:table-cell>
          <table:table-cell office:value-type="float" office:value="1.38656" calcext:value-type="float">
            <text:p>1.38656</text:p>
          </table:table-cell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float" office:value="0.252982" calcext:value-type="float">
            <text:p>0.252982</text:p>
          </table:table-cell>
          <table:table-cell office:value-type="float" office:value="1.25449" calcext:value-type="float">
            <text:p>1.25449</text:p>
          </table:table-cell>
          <table:table-cell office:value-type="float" office:value="0.170518" calcext:value-type="float">
            <text:p>0.170518</text:p>
          </table:table-cell>
          <table:table-cell office:value-type="float" office:value="0.238942" calcext:value-type="float">
            <text:p>0.238942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255571" calcext:value-type="float">
            <text:p>255571</text:p>
          </table:table-cell>
          <table:table-cell office:value-type="float" office:value="0.464481" calcext:value-type="float">
            <text:p>0.464481</text:p>
          </table:table-cell>
          <table:table-cell office:value-type="float" office:value="1.53349" calcext:value-type="float">
            <text:p>1.53349</text:p>
          </table:table-cell>
          <table:table-cell office:value-type="float" office:value="0.363222" calcext:value-type="float">
            <text:p>0.363222</text:p>
          </table:table-cell>
          <table:table-cell office:value-type="float" office:value="0.342625" calcext:value-type="float">
            <text:p>0.342625</text:p>
          </table:table-cell>
          <table:table-cell office:value-type="float" office:value="1.25853" calcext:value-type="float">
            <text:p>1.2585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1.10145" calcext:value-type="float">
            <text:p>1.10145</text:p>
          </table:table-cell>
          <table:table-cell office:value-type="float" office:value="0.0669012" calcext:value-type="float">
            <text:p>0.0669012</text:p>
          </table:table-cell>
          <table:table-cell office:value-type="float" office:value="0.179186" calcext:value-type="float">
            <text:p>0.179186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62051" calcext:value-type="float">
            <text:p>0.0762051</text:p>
          </table:table-cell>
          <table:table-cell office:value-type="float" office:value="0.199305" calcext:value-type="float">
            <text:p>0.19930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63664" calcext:value-type="float">
            <text:p>663664</text:p>
          </table:table-cell>
          <table:table-cell office:value-type="float" office:value="0.653874" calcext:value-type="float">
            <text:p>0.653874</text:p>
          </table:table-cell>
          <table:table-cell office:value-type="float" office:value="1.81989" calcext:value-type="float">
            <text:p>1.81989</text:p>
          </table:table-cell>
          <table:table-cell office:value-type="float" office:value="0.531527" calcext:value-type="float">
            <text:p>0.531527</text:p>
          </table:table-cell>
          <table:table-cell office:value-type="float" office:value="0.48473" calcext:value-type="float">
            <text:p>0.48473</text:p>
          </table:table-cell>
          <table:table-cell office:value-type="float" office:value="1.35143" calcext:value-type="float">
            <text:p>1.35143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float" office:value="0.251148" calcext:value-type="float">
            <text:p>0.251148</text:p>
          </table:table-cell>
          <table:table-cell office:value-type="float" office:value="1.25383" calcext:value-type="float">
            <text:p>1.25383</text:p>
          </table:table-cell>
          <table:table-cell office:value-type="float" office:value="0.168504" calcext:value-type="float">
            <text:p>0.168504</text:p>
          </table:table-cell>
          <table:table-cell office:value-type="float" office:value="0.221927" calcext:value-type="float">
            <text:p>0.221927</text:p>
          </table:table-cell>
          <table:table-cell office:value-type="float" office:value="1.09442" calcext:value-type="float">
            <text:p>1.09442</text:p>
          </table:table-cell>
        </table:table-row>
        <table:table-row table:style-name="ro1">
          <table:table-cell office:value-type="float" office:value="39917308" calcext:value-type="float">
            <text:p>39917308</text:p>
          </table:table-cell>
          <table:table-cell office:value-type="float" office:value="1.46359" calcext:value-type="float">
            <text:p>1.46359</text:p>
          </table:table-cell>
          <table:table-cell office:value-type="float" office:value="3.10428" calcext:value-type="float">
            <text:p>3.10428</text:p>
          </table:table-cell>
          <table:table-cell office:value-type="float" office:value="1.33029" calcext:value-type="float">
            <text:p>1.33029</text:p>
          </table:table-cell>
          <table:table-cell office:value-type="float" office:value="0.895127" calcext:value-type="float">
            <text:p>0.895127</text:p>
          </table:table-cell>
          <table:table-cell office:value-type="float" office:value="1.75734" calcext:value-type="float">
            <text:p>1.75734</text:p>
          </table:table-cell>
        </table:table-row>
        <table:table-row table:style-name="ro1">
          <table:table-cell office:value-type="float" office:value="137881" calcext:value-type="float">
            <text:p>137881</text:p>
          </table:table-cell>
          <table:table-cell office:value-type="float" office:value="0.357309" calcext:value-type="float">
            <text:p>0.357309</text:p>
          </table:table-cell>
          <table:table-cell office:value-type="float" office:value="1.35407" calcext:value-type="float">
            <text:p>1.35407</text:p>
          </table:table-cell>
          <table:table-cell office:value-type="float" office:value="0.268884" calcext:value-type="float">
            <text:p>0.268884</text:p>
          </table:table-cell>
          <table:table-cell office:value-type="float" office:value="0.293304" calcext:value-type="float">
            <text:p>0.293304</text:p>
          </table:table-cell>
          <table:table-cell office:value-type="float" office:value="1.20402" calcext:value-type="float">
            <text:p>1.20402</text:p>
          </table:table-cell>
        </table:table-row>
        <table:table-row table:style-name="ro1">
          <table:table-cell office:value-type="float" office:value="50533729" calcext:value-type="float">
            <text:p>50533729</text:p>
          </table:table-cell>
          <table:table-cell office:value-type="float" office:value="1.52086" calcext:value-type="float">
            <text:p>1.52086</text:p>
          </table:table-cell>
          <table:table-cell office:value-type="float" office:value="3.24107" calcext:value-type="float">
            <text:p>3.24107</text:p>
          </table:table-cell>
          <table:table-cell office:value-type="float" office:value="1.37828" calcext:value-type="float">
            <text:p>1.37828</text:p>
          </table:table-cell>
          <table:table-cell office:value-type="float" office:value="0.832996" calcext:value-type="float">
            <text:p>0.832996</text:p>
          </table:table-cell>
          <table:table-cell office:value-type="float" office:value="1.77952" calcext:value-type="float">
            <text:p>1.77952</text:p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0.232375" calcext:value-type="float">
            <text:p>0.232375</text:p>
          </table:table-cell>
          <table:table-cell office:value-type="float" office:value="1.22357" calcext:value-type="float">
            <text:p>1.22357</text:p>
          </table:table-cell>
          <table:table-cell office:value-type="float" office:value="0.147051" calcext:value-type="float">
            <text:p>0.147051</text:p>
          </table:table-cell>
          <table:table-cell office:value-type="float" office:value="0.203061" calcext:value-type="float">
            <text:p>0.203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56322" calcext:value-type="float">
            <text:p>156322</text:p>
          </table:table-cell>
          <table:table-cell office:value-type="float" office:value="0.385732" calcext:value-type="float">
            <text:p>0.385732</text:p>
          </table:table-cell>
          <table:table-cell office:value-type="float" office:value="1.49435" calcext:value-type="float">
            <text:p>1.49435</text:p>
          </table:table-cell>
          <table:table-cell office:value-type="float" office:value="0.290965" calcext:value-type="float">
            <text:p>0.290965</text:p>
          </table:table-cell>
          <table:table-cell office:value-type="float" office:value="0.315687" calcext:value-type="float">
            <text:p>0.315687</text:p>
          </table:table-cell>
          <table:table-cell office:value-type="float" office:value="1.22975" calcext:value-type="float">
            <text:p>1.2297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1.14386" calcext:value-type="float">
            <text:p>1.14386</text:p>
          </table:table-cell>
          <table:table-cell office:value-type="float" office:value="0.0786362" calcext:value-type="float">
            <text:p>0.0786362</text:p>
          </table:table-cell>
          <table:table-cell office:value-type="float" office:value="0.178061" calcext:value-type="float">
            <text:p>0.178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783639" calcext:value-type="float">
            <text:p>2783639</text:p>
          </table:table-cell>
          <table:table-cell office:value-type="float" office:value="0.899396" calcext:value-type="float">
            <text:p>0.899396</text:p>
          </table:table-cell>
          <table:table-cell office:value-type="float" office:value="2.27266" calcext:value-type="float">
            <text:p>2.27266</text:p>
          </table:table-cell>
          <table:table-cell office:value-type="float" office:value="0.755734" calcext:value-type="float">
            <text:p>0.755734</text:p>
          </table:table-cell>
          <table:table-cell office:value-type="float" office:value="0.569465" calcext:value-type="float">
            <text:p>0.569465</text:p>
          </table:table-cell>
          <table:table-cell office:value-type="float" office:value="1.49234" calcext:value-type="float">
            <text:p>1.49234</text:p>
          </table:table-cell>
        </table:table-row>
        <table:table-row table:style-name="ro1">
          <table:table-cell office:value-type="float" office:value="223979" calcext:value-type="float">
            <text:p>223979</text:p>
          </table:table-cell>
          <table:table-cell office:value-type="float" office:value="0.44488" calcext:value-type="float">
            <text:p>0.44488</text:p>
          </table:table-cell>
          <table:table-cell office:value-type="float" office:value="1.542" calcext:value-type="float">
            <text:p>1.542</text:p>
          </table:table-cell>
          <table:table-cell office:value-type="float" office:value="0.340068" calcext:value-type="float">
            <text:p>0.340068</text:p>
          </table:table-cell>
          <table:table-cell office:value-type="float" office:value="0.331531" calcext:value-type="float">
            <text:p>0.331531</text:p>
          </table:table-cell>
          <table:table-cell office:value-type="float" office:value="1.24768" calcext:value-type="float">
            <text:p>1.24768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0.207219" calcext:value-type="float">
            <text:p>0.207219</text:p>
          </table:table-cell>
          <table:table-cell office:value-type="float" office:value="1.19705" calcext:value-type="float">
            <text:p>1.19705</text:p>
          </table:table-cell>
          <table:table-cell office:value-type="float" office:value="0.125465" calcext:value-type="float">
            <text:p>0.125465</text:p>
          </table:table-cell>
          <table:table-cell office:value-type="float" office:value="0.207043" calcext:value-type="float">
            <text:p>0.207043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54696" calcext:value-type="float">
            <text:p>554696</text:p>
          </table:table-cell>
          <table:table-cell office:value-type="float" office:value="0.610787" calcext:value-type="float">
            <text:p>0.610787</text:p>
          </table:table-cell>
          <table:table-cell office:value-type="float" office:value="1.79094" calcext:value-type="float">
            <text:p>1.79094</text:p>
          </table:table-cell>
          <table:table-cell office:value-type="float" office:value="0.493866" calcext:value-type="float">
            <text:p>0.493866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1.33291" calcext:value-type="float">
            <text:p>1.33291</text:p>
          </table:table-cell>
        </table:table-row>
        <table:table-row table:style-name="ro1">
          <table:table-cell office:value-type="float" office:value="47725295" calcext:value-type="float">
            <text:p>47725295</text:p>
          </table:table-cell>
          <table:table-cell office:value-type="float" office:value="1.50962" calcext:value-type="float">
            <text:p>1.50962</text:p>
          </table:table-cell>
          <table:table-cell office:value-type="float" office:value="3.21858" calcext:value-type="float">
            <text:p>3.21858</text:p>
          </table:table-cell>
          <table:table-cell office:value-type="float" office:value="1.39881" calcext:value-type="float">
            <text:p>1.39881</text:p>
          </table:table-cell>
          <table:table-cell office:value-type="float" office:value="0.855654" calcext:value-type="float">
            <text:p>0.855654</text:p>
          </table:table-cell>
          <table:table-cell office:value-type="float" office:value="1.77416" calcext:value-type="float">
            <text:p>1.77416</text:p>
          </table:table-cell>
        </table:table-row>
        <table:table-row table:style-name="ro1">
          <table:table-cell office:value-type="float" office:value="58791" calcext:value-type="float">
            <text:p>58791</text:p>
          </table:table-cell>
          <table:table-cell office:value-type="float" office:value="0.279781" calcext:value-type="float">
            <text:p>0.279781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0.195279" calcext:value-type="float">
            <text:p>0.195279</text:p>
          </table:table-cell>
          <table:table-cell office:value-type="float" office:value="0.229227" calcext:value-type="float">
            <text:p>0.229227</text:p>
          </table:table-cell>
          <table:table-cell office:value-type="float" office:value="1.13393" calcext:value-type="float">
            <text:p>1.13393</text:p>
          </table:table-cell>
        </table:table-row>
        <table:table-row table:style-name="ro1">
          <table:table-cell office:value-type="float" office:value="188792" calcext:value-type="float">
            <text:p>188792</text:p>
          </table:table-cell>
          <table:table-cell office:value-type="float" office:value="0.412175" calcext:value-type="float">
            <text:p>0.412175</text:p>
          </table:table-cell>
          <table:table-cell office:value-type="float" office:value="1.42891" calcext:value-type="float">
            <text:p>1.42891</text:p>
          </table:table-cell>
          <table:table-cell office:value-type="float" office:value="0.315478" calcext:value-type="float">
            <text:p>0.315478</text:p>
          </table:table-cell>
          <table:table-cell office:value-type="float" office:value="0.302085" calcext:value-type="float">
            <text:p>0.302085</text:p>
          </table:table-cell>
          <table:table-cell office:value-type="float" office:value="1.23148" calcext:value-type="float">
            <text:p>1.23148</text:p>
          </table:table-cell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float" office:value="0.267732" calcext:value-type="float">
            <text:p>0.267732</text:p>
          </table:table-cell>
          <table:table-cell office:value-type="float" office:value="1.23816" calcext:value-type="float">
            <text:p>1.23816</text:p>
          </table:table-cell>
          <table:table-cell office:value-type="float" office:value="0.183514" calcext:value-type="float">
            <text:p>0.183514</text:p>
          </table:table-cell>
          <table:table-cell office:value-type="float" office:value="0.212456" calcext:value-type="float">
            <text:p>0.212456</text:p>
          </table:table-cell>
          <table:table-cell office:value-type="float" office:value="1.11748" calcext:value-type="float">
            <text:p>1.11748</text:p>
          </table:table-cell>
        </table:table-row>
        <table:table-row table:style-name="ro1">
          <table:table-cell office:value-type="float" office:value="8287019" calcext:value-type="float">
            <text:p>8287019</text:p>
          </table:table-cell>
          <table:table-cell office:value-type="float" office:value="1.09491" calcext:value-type="float">
            <text:p>1.09491</text:p>
          </table:table-cell>
          <table:table-cell office:value-type="float" office:value="2.64772" calcext:value-type="float">
            <text:p>2.64772</text:p>
          </table:table-cell>
          <table:table-cell office:value-type="float" office:value="0.939088" calcext:value-type="float">
            <text:p>0.939088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1.59963" calcext:value-type="float">
            <text:p>1.59963</text:p>
          </table:table-cell>
        </table:table-row>
        <table:table-row table:style-name="ro1">
          <table:table-cell office:value-type="float" office:value="1686077" calcext:value-type="float">
            <text:p>1686077</text:p>
          </table:table-cell>
          <table:table-cell office:value-type="float" office:value="0.808953" calcext:value-type="float">
            <text:p>0.808953</text:p>
          </table:table-cell>
          <table:table-cell office:value-type="float" office:value="2.23853" calcext:value-type="float">
            <text:p>2.23853</text:p>
          </table:table-cell>
          <table:table-cell office:value-type="float" office:value="0.672906" calcext:value-type="float">
            <text:p>0.672906</text:p>
          </table:table-cell>
          <table:table-cell office:value-type="float" office:value="0.491842" calcext:value-type="float">
            <text:p>0.491842</text:p>
          </table:table-cell>
          <table:table-cell office:value-type="float" office:value="1.44269" calcext:value-type="float">
            <text:p>1.44269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225932" calcext:value-type="float">
            <text:p>0.225932</text:p>
          </table:table-cell>
          <table:table-cell office:value-type="float" office:value="1.24656" calcext:value-type="float">
            <text:p>1.24656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202285" calcext:value-type="float">
            <text:p>0.20228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13649" calcext:value-type="float">
            <text:p>4813649</text:p>
          </table:table-cell>
          <table:table-cell office:value-type="float" office:value="0.987784" calcext:value-type="float">
            <text:p>0.987784</text:p>
          </table:table-cell>
          <table:table-cell office:value-type="float" office:value="2.44196" calcext:value-type="float">
            <text:p>2.44196</text:p>
          </table:table-cell>
          <table:table-cell office:value-type="float" office:value="0.839035" calcext:value-type="float">
            <text:p>0.839035</text:p>
          </table:table-cell>
          <table:table-cell office:value-type="float" office:value="0.570062" calcext:value-type="float">
            <text:p>0.570062</text:p>
          </table:table-cell>
          <table:table-cell office:value-type="float" office:value="1.54597" calcext:value-type="float">
            <text:p>1.5459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5058" calcext:value-type="float">
            <text:p>0.145058</text:p>
          </table:table-cell>
          <table:table-cell office:value-type="float" office:value="1.13271" calcext:value-type="float">
            <text:p>1.13271</text:p>
          </table:table-cell>
          <table:table-cell office:value-type="float" office:value="0.0688071" calcext:value-type="float">
            <text:p>0.0688071</text:p>
          </table:table-cell>
          <table:table-cell office:value-type="float" office:value="0.170769" calcext:value-type="float">
            <text:p>0.170769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91927" calcext:value-type="float">
            <text:p>4891927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2.45851" calcext:value-type="float">
            <text:p>2.45851</text:p>
          </table:table-cell>
          <table:table-cell office:value-type="float" office:value="0.846463" calcext:value-type="float">
            <text:p>0.846463</text:p>
          </table:table-cell>
          <table:table-cell office:value-type="float" office:value="0.570186" calcext:value-type="float">
            <text:p>0.570186</text:p>
          </table:table-cell>
          <table:table-cell office:value-type="float" office:value="1.54764" calcext:value-type="float">
            <text:p>1.54764</text:p>
          </table:table-cell>
        </table:table-row>
        <table:table-row table:style-name="ro1">
          <table:table-cell office:value-type="float" office:value="4869260" calcext:value-type="float">
            <text:p>4869260</text:p>
          </table:table-cell>
          <table:table-cell office:value-type="float" office:value="0.983917" calcext:value-type="float">
            <text:p>0.983917</text:p>
          </table:table-cell>
          <table:table-cell office:value-type="float" office:value="2.43307" calcext:value-type="float">
            <text:p>2.43307</text:p>
          </table:table-cell>
          <table:table-cell office:value-type="float" office:value="0.83851" calcext:value-type="float">
            <text:p>0.83851</text:p>
          </table:table-cell>
          <table:table-cell office:value-type="float" office:value="0.569996" calcext:value-type="float">
            <text:p>0.569996</text:p>
          </table:table-cell>
          <table:table-cell office:value-type="float" office:value="1.54712" calcext:value-type="float">
            <text:p>1.54712</text:p>
          </table:table-cell>
        </table:table-row>
        <table:table-row table:style-name="ro1">
          <table:table-cell office:value-type="float" office:value="3337577" calcext:value-type="float">
            <text:p>3337577</text:p>
          </table:table-cell>
          <table:table-cell office:value-type="float" office:value="0.920377" calcext:value-type="float">
            <text:p>0.92037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0.793804" calcext:value-type="float">
            <text:p>0.793804</text:p>
          </table:table-cell>
          <table:table-cell office:value-type="float" office:value="0.543374" calcext:value-type="float">
            <text:p>0.543374</text:p>
          </table:table-cell>
          <table:table-cell office:value-type="float" office:value="1.50831" calcext:value-type="float">
            <text:p>1.50831</text:p>
          </table:table-cell>
        </table:table-row>
        <table:table-row table:style-name="ro1">
          <table:table-cell office:value-type="float" office:value="459508" calcext:value-type="float">
            <text:p>459508</text:p>
          </table:table-cell>
          <table:table-cell office:value-type="float" office:value="0.591294" calcext:value-type="float">
            <text:p>0.591294</text:p>
          </table:table-cell>
          <table:table-cell office:value-type="float" office:value="1.78817" calcext:value-type="float">
            <text:p>1.78817</text:p>
          </table:table-cell>
          <table:table-cell office:value-type="float" office:value="0.461283" calcext:value-type="float">
            <text:p>0.461283</text:p>
          </table:table-cell>
          <table:table-cell office:value-type="float" office:value="0.424874" calcext:value-type="float">
            <text:p>0.424874</text:p>
          </table:table-cell>
          <table:table-cell office:value-type="float" office:value="1.31511" calcext:value-type="float">
            <text:p>1.31511</text:p>
          </table:table-cell>
        </table:table-row>
        <table:table-row table:style-name="ro1">
          <table:table-cell office:value-type="float" office:value="96411" calcext:value-type="float">
            <text:p>96411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31409" calcext:value-type="float">
            <text:p>1.31409</text:p>
          </table:table-cell>
          <table:table-cell office:value-type="float" office:value="0.228658" calcext:value-type="float">
            <text:p>0.228658</text:p>
          </table:table-cell>
          <table:table-cell office:value-type="float" office:value="0.236674" calcext:value-type="float">
            <text:p>0.236674</text:p>
          </table:table-cell>
          <table:table-cell office:value-type="float" office:value="1.17338" calcext:value-type="float">
            <text:p>1.17338</text:p>
          </table:table-cell>
        </table:table-row>
        <table:table-row table:style-name="ro1">
          <table:table-cell office:value-type="float" office:value="27423861" calcext:value-type="float">
            <text:p>27423861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3.10073" calcext:value-type="float">
            <text:p>3.10073</text:p>
          </table:table-cell>
          <table:table-cell office:value-type="float" office:value="1.26049" calcext:value-type="float">
            <text:p>1.26049</text:p>
          </table:table-cell>
          <table:table-cell office:value-type="float" office:value="0.843363" calcext:value-type="float">
            <text:p>0.84336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68871753" calcext:value-type="float">
            <text:p>68871753</text:p>
          </table:table-cell>
          <table:table-cell office:value-type="float" office:value="1.58662" calcext:value-type="float">
            <text:p>1.58662</text:p>
          </table:table-cell>
          <table:table-cell office:value-type="float" office:value="3.31374" calcext:value-type="float">
            <text:p>3.31374</text:p>
          </table:table-cell>
          <table:table-cell office:value-type="float" office:value="1.45393" calcext:value-type="float">
            <text:p>1.45393</text:p>
          </table:table-cell>
          <table:table-cell office:value-type="float" office:value="0.888771" calcext:value-type="float">
            <text:p>0.888771</text:p>
          </table:table-cell>
          <table:table-cell office:value-type="float" office:value="1.81137" calcext:value-type="float">
            <text:p>1.81137</text:p>
          </table:table-cell>
        </table:table-row>
        <table:table-row table:style-name="ro1">
          <table:table-cell office:value-type="float" office:value="8176437" calcext:value-type="float">
            <text:p>8176437</text:p>
          </table:table-cell>
          <table:table-cell office:value-type="float" office:value="1.08675" calcext:value-type="float">
            <text:p>1.08675</text:p>
          </table:table-cell>
          <table:table-cell office:value-type="float" office:value="2.67327" calcext:value-type="float">
            <text:p>2.67327</text:p>
          </table:table-cell>
          <table:table-cell office:value-type="float" office:value="0.941887" calcext:value-type="float">
            <text:p>0.941887</text:p>
          </table:table-cell>
          <table:table-cell office:value-type="float" office:value="0.602085" calcext:value-type="float">
            <text:p>0.602085</text:p>
          </table:table-cell>
          <table:table-cell office:value-type="float" office:value="1.59818" calcext:value-type="float">
            <text:p>1.5981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145918" calcext:value-type="float">
            <text:p>0.145918</text:p>
          </table:table-cell>
          <table:table-cell office:value-type="float" office:value="1.153" calcext:value-type="float">
            <text:p>1.153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0.179812" calcext:value-type="float">
            <text:p>0.17981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0.196209" calcext:value-type="float">
            <text:p>0.196209</text:p>
          </table:table-cell>
          <table:table-cell office:value-type="float" office:value="1.16908" calcext:value-type="float">
            <text:p>1.16908</text:p>
          </table:table-cell>
          <table:table-cell office:value-type="float" office:value="0.101861" calcext:value-type="float">
            <text:p>0.101861</text:p>
          </table:table-cell>
          <table:table-cell office:value-type="float" office:value="0.204274" calcext:value-type="float">
            <text:p>0.204274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374" calcext:value-type="float">
            <text:p>21374</text:p>
          </table:table-cell>
          <table:table-cell office:value-type="float" office:value="0.248124" calcext:value-type="float">
            <text:p>0.248124</text:p>
          </table:table-cell>
          <table:table-cell office:value-type="float" office:value="1.29366" calcext:value-type="float">
            <text:p>1.29366</text:p>
          </table:table-cell>
          <table:table-cell office:value-type="float" office:value="0.154108" calcext:value-type="float">
            <text:p>0.154108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1.07303" calcext:value-type="float">
            <text:p>1.07303</text:p>
          </table:table-cell>
        </table:table-row>
        <table:table-row table:style-name="ro1">
          <table:table-cell office:value-type="float" office:value="379915" calcext:value-type="float">
            <text:p>379915</text:p>
          </table:table-cell>
          <table:table-cell office:value-type="float" office:value="0.550007" calcext:value-type="float">
            <text:p>0.550007</text:p>
          </table:table-cell>
          <table:table-cell office:value-type="float" office:value="1.68432" calcext:value-type="float">
            <text:p>1.68432</text:p>
          </table:table-cell>
          <table:table-cell office:value-type="float" office:value="0.430962" calcext:value-type="float">
            <text:p>0.430962</text:p>
          </table:table-cell>
          <table:table-cell office:value-type="float" office:value="0.367533" calcext:value-type="float">
            <text:p>0.367533</text:p>
          </table:table-cell>
          <table:table-cell office:value-type="float" office:value="1.29534" calcext:value-type="float">
            <text:p>1.29534</text:p>
          </table:table-cell>
        </table:table-row>
        <table:table-row table:style-name="ro1">
          <table:table-cell office:value-type="float" office:value="46605" calcext:value-type="float">
            <text:p>46605</text:p>
          </table:table-cell>
          <table:table-cell office:value-type="float" office:value="0.270437" calcext:value-type="float">
            <text:p>0.270437</text:p>
          </table:table-cell>
          <table:table-cell office:value-type="float" office:value="1.23961" calcext:value-type="float">
            <text:p>1.23961</text:p>
          </table:table-cell>
          <table:table-cell office:value-type="float" office:value="0.185352" calcext:value-type="float">
            <text:p>0.185352</text:p>
          </table:table-cell>
          <table:table-cell office:value-type="float" office:value="0.212074" calcext:value-type="float">
            <text:p>0.212074</text:p>
          </table:table-cell>
          <table:table-cell office:value-type="float" office:value="1.11896" calcext:value-type="float">
            <text:p>1.1189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147866" calcext:value-type="float">
            <text:p>0.147866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0662747" calcext:value-type="float">
            <text:p>0.0662747</text:p>
          </table:table-cell>
          <table:table-cell office:value-type="float" office:value="0.15906" calcext:value-type="float">
            <text:p>0.15906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9371931" calcext:value-type="float">
            <text:p>29371931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3.10743" calcext:value-type="float">
            <text:p>3.10743</text:p>
          </table:table-cell>
          <table:table-cell office:value-type="float" office:value="1.23694" calcext:value-type="float">
            <text:p>1.23694</text:p>
          </table:table-cell>
          <table:table-cell office:value-type="float" office:value="0.789347" calcext:value-type="float">
            <text:p>0.789347</text:p>
          </table:table-cell>
          <table:table-cell office:value-type="float" office:value="1.72664" calcext:value-type="float">
            <text:p>1.72664</text:p>
          </table:table-cell>
        </table:table-row>
        <table:table-row table:style-name="ro1">
          <table:table-cell office:value-type="float" office:value="287722" calcext:value-type="float">
            <text:p>287722</text:p>
          </table:table-cell>
          <table:table-cell office:value-type="float" office:value="0.492799" calcext:value-type="float">
            <text:p>0.492799</text:p>
          </table:table-cell>
          <table:table-cell office:value-type="float" office:value="1.5595" calcext:value-type="float">
            <text:p>1.5595</text:p>
          </table:table-cell>
          <table:table-cell office:value-type="float" office:value="0.385591" calcext:value-type="float">
            <text:p>0.385591</text:p>
          </table:table-cell>
          <table:table-cell office:value-type="float" office:value="0.360259" calcext:value-type="float">
            <text:p>0.360259</text:p>
          </table:table-cell>
          <table:table-cell office:value-type="float" office:value="1.27019" calcext:value-type="float">
            <text:p>1.27019</text:p>
          </table:table-cell>
        </table:table-row>
        <table:table-row table:style-name="ro1">
          <table:table-cell office:value-type="float" office:value="285732" calcext:value-type="float">
            <text:p>285732</text:p>
          </table:table-cell>
          <table:table-cell office:value-type="float" office:value="0.486748" calcext:value-type="float">
            <text:p>0.486748</text:p>
          </table:table-cell>
          <table:table-cell office:value-type="float" office:value="1.56177" calcext:value-type="float">
            <text:p>1.56177</text:p>
          </table:table-cell>
          <table:table-cell office:value-type="float" office:value="0.381314" calcext:value-type="float">
            <text:p>0.381314</text:p>
          </table:table-cell>
          <table:table-cell office:value-type="float" office:value="0.342825" calcext:value-type="float">
            <text:p>0.342825</text:p>
          </table:table-cell>
          <table:table-cell office:value-type="float" office:value="1.26949" calcext:value-type="float">
            <text:p>1.26949</text:p>
          </table:table-cell>
        </table:table-row>
        <table:table-row table:style-name="ro1">
          <table:table-cell office:value-type="float" office:value="71757303" calcext:value-type="float">
            <text:p>71757303</text:p>
          </table:table-cell>
          <table:table-cell office:value-type="float" office:value="1.61335" calcext:value-type="float">
            <text:p>1.61335</text:p>
          </table:table-cell>
          <table:table-cell office:value-type="float" office:value="3.31797" calcext:value-type="float">
            <text:p>3.31797</text:p>
          </table:table-cell>
          <table:table-cell office:value-type="float" office:value="1.48098" calcext:value-type="float">
            <text:p>1.48098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1.81524" calcext:value-type="float">
            <text:p>1.8152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139372" calcext:value-type="float">
            <text:p>0.139372</text:p>
          </table:table-cell>
          <table:table-cell office:value-type="float" office:value="1.14005" calcext:value-type="float">
            <text:p>1.14005</text:p>
          </table:table-cell>
          <table:table-cell office:value-type="float" office:value="0.062227" calcext:value-type="float">
            <text:p>0.062227</text:p>
          </table:table-cell>
          <table:table-cell office:value-type="float" office:value="0.188469" calcext:value-type="float">
            <text:p>0.188469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1.12589" calcext:value-type="float">
            <text:p>1.12589</text:p>
          </table:table-cell>
          <table:table-cell office:value-type="float" office:value="0.0842676" calcext:value-type="float">
            <text:p>0.0842676</text:p>
          </table:table-cell>
          <table:table-cell office:value-type="float" office:value="0.222257" calcext:value-type="float">
            <text:p>0.22225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1.1677" calcext:value-type="float">
            <text:p>1.1677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228601" calcext:value-type="float">
            <text:p>0.228601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0.283909" calcext:value-type="float">
            <text:p>0.283909</text:p>
          </table:table-cell>
          <table:table-cell office:value-type="float" office:value="1.28894" calcext:value-type="float">
            <text:p>1.28894</text:p>
          </table:table-cell>
          <table:table-cell office:value-type="float" office:value="0.198955" calcext:value-type="float">
            <text:p>0.198955</text:p>
          </table:table-cell>
          <table:table-cell office:value-type="float" office:value="0.227229" calcext:value-type="float">
            <text:p>0.227229</text:p>
          </table:table-cell>
          <table:table-cell office:value-type="float" office:value="1.13854" calcext:value-type="float">
            <text:p>1.13854</text:p>
          </table:table-cell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float" office:value="0.287966" calcext:value-type="float">
            <text:p>0.287966</text:p>
          </table:table-cell>
          <table:table-cell office:value-type="float" office:value="1.27432" calcext:value-type="float">
            <text:p>1.27432</text:p>
          </table:table-cell>
          <table:table-cell office:value-type="float" office:value="0.184008" calcext:value-type="float">
            <text:p>0.184008</text:p>
          </table:table-cell>
          <table:table-cell office:value-type="float" office:value="0.254392" calcext:value-type="float">
            <text:p>0.254392</text:p>
          </table:table-cell>
          <table:table-cell office:value-type="float" office:value="1.11378" calcext:value-type="float">
            <text:p>1.11378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.204842" calcext:value-type="float">
            <text:p>0.204842</text:p>
          </table:table-cell>
          <table:table-cell office:value-type="float" office:value="1.2118" calcext:value-type="float">
            <text:p>1.2118</text:p>
          </table:table-cell>
          <table:table-cell office:value-type="float" office:value="0.120359" calcext:value-type="float">
            <text:p>0.120359</text:p>
          </table:table-cell>
          <table:table-cell office:value-type="float" office:value="0.204344" calcext:value-type="float">
            <text:p>0.204344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0.284501" calcext:value-type="float">
            <text:p>0.284501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0.219652" calcext:value-type="float">
            <text:p>0.219652</text:p>
          </table:table-cell>
          <table:table-cell office:value-type="float" office:value="1.14086" calcext:value-type="float">
            <text:p>1.14086</text:p>
          </table:table-cell>
        </table:table-row>
        <table:table-row table:style-name="ro1">
          <table:table-cell office:value-type="float" office:value="113463" calcext:value-type="float">
            <text:p>113463</text:p>
          </table:table-cell>
          <table:table-cell office:value-type="float" office:value="0.333731" calcext:value-type="float">
            <text:p>0.333731</text:p>
          </table:table-cell>
          <table:table-cell office:value-type="float" office:value="1.38514" calcext:value-type="float">
            <text:p>1.38514</text:p>
          </table:table-cell>
          <table:table-cell office:value-type="float" office:value="0.243487" calcext:value-type="float">
            <text:p>0.243487</text:p>
          </table:table-cell>
          <table:table-cell office:value-type="float" office:value="0.255298" calcext:value-type="float">
            <text:p>0.255298</text:p>
          </table:table-cell>
          <table:table-cell office:value-type="float" office:value="1.18629" calcext:value-type="float">
            <text:p>1.1862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15086" calcext:value-type="float">
            <text:p>0.15086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0731796" calcext:value-type="float">
            <text:p>0.0731796</text:p>
          </table:table-cell>
          <table:table-cell office:value-type="float" office:value="0.174167" calcext:value-type="float">
            <text:p>0.17416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15529049" calcext:value-type="float">
            <text:p>15529049</text:p>
          </table:table-cell>
          <table:table-cell office:value-type="float" office:value="1.21776" calcext:value-type="float">
            <text:p>1.21776</text:p>
          </table:table-cell>
          <table:table-cell office:value-type="float" office:value="2.85643" calcext:value-type="float">
            <text:p>2.85643</text:p>
          </table:table-cell>
          <table:table-cell office:value-type="float" office:value="1.08241" calcext:value-type="float">
            <text:p>1.08241</text:p>
          </table:table-cell>
          <table:table-cell office:value-type="float" office:value="0.733195" calcext:value-type="float">
            <text:p>0.733195</text:p>
          </table:table-cell>
          <table:table-cell office:value-type="float" office:value="1.66244" calcext:value-type="float">
            <text:p>1.66244</text:p>
          </table:table-cell>
        </table:table-row>
        <table:table-row table:style-name="ro1">
          <table:table-cell office:value-type="float" office:value="167056" calcext:value-type="float">
            <text:p>167056</text:p>
          </table:table-cell>
          <table:table-cell office:value-type="float" office:value="0.392501" calcext:value-type="float">
            <text:p>0.392501</text:p>
          </table:table-cell>
          <table:table-cell office:value-type="float" office:value="1.38349" calcext:value-type="float">
            <text:p>1.38349</text:p>
          </table:table-cell>
          <table:table-cell office:value-type="float" office:value="0.303295" calcext:value-type="float">
            <text:p>0.303295</text:p>
          </table:table-cell>
          <table:table-cell office:value-type="float" office:value="0.342104" calcext:value-type="float">
            <text:p>0.342104</text:p>
          </table:table-cell>
          <table:table-cell office:value-type="float" office:value="1.22146" calcext:value-type="float">
            <text:p>1.22146</text:p>
          </table:table-cell>
        </table:table-row>
        <table:table-row table:style-name="ro1">
          <table:table-cell office:value-type="float" office:value="53837" calcext:value-type="float">
            <text:p>53837</text:p>
          </table:table-cell>
          <table:table-cell office:value-type="float" office:value="0.275396" calcext:value-type="float">
            <text:p>0.275396</text:p>
          </table:table-cell>
          <table:table-cell office:value-type="float" office:value="1.33418" calcext:value-type="float">
            <text:p>1.33418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256885" calcext:value-type="float">
            <text:p>0.256885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91618" calcext:value-type="float">
            <text:p>191618</text:p>
          </table:table-cell>
          <table:table-cell office:value-type="float" office:value="0.420878" calcext:value-type="float">
            <text:p>0.420878</text:p>
          </table:table-cell>
          <table:table-cell office:value-type="float" office:value="1.45032" calcext:value-type="float">
            <text:p>1.45032</text:p>
          </table:table-cell>
          <table:table-cell office:value-type="float" office:value="0.317396" calcext:value-type="float">
            <text:p>0.317396</text:p>
          </table:table-cell>
          <table:table-cell office:value-type="float" office:value="0.306008" calcext:value-type="float">
            <text:p>0.306008</text:p>
          </table:table-cell>
          <table:table-cell office:value-type="float" office:value="1.23149" calcext:value-type="float">
            <text:p>1.23149</text:p>
          </table:table-cell>
        </table:table-row>
        <table:table-row table:style-name="ro1">
          <table:table-cell office:value-type="float" office:value="200030" calcext:value-type="float">
            <text:p>200030</text:p>
          </table:table-cell>
          <table:table-cell office:value-type="float" office:value="0.424818" calcext:value-type="float">
            <text:p>0.424818</text:p>
          </table:table-cell>
          <table:table-cell office:value-type="float" office:value="1.46274" calcext:value-type="float">
            <text:p>1.46274</text:p>
          </table:table-cell>
          <table:table-cell office:value-type="float" office:value="0.329044" calcext:value-type="float">
            <text:p>0.329044</text:p>
          </table:table-cell>
          <table:table-cell office:value-type="float" office:value="0.330834" calcext:value-type="float">
            <text:p>0.330834</text:p>
          </table:table-cell>
          <table:table-cell office:value-type="float" office:value="1.23557" calcext:value-type="float">
            <text:p>1.23557</text:p>
          </table:table-cell>
        </table:table-row>
        <table:table-row table:style-name="ro1">
          <table:table-cell office:value-type="float" office:value="270957" calcext:value-type="float">
            <text:p>270957</text:p>
          </table:table-cell>
          <table:table-cell office:value-type="float" office:value="0.483234" calcext:value-type="float">
            <text:p>0.48323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73335" calcext:value-type="float">
            <text:p>0.373335</text:p>
          </table:table-cell>
          <table:table-cell office:value-type="float" office:value="0.361225" calcext:value-type="float">
            <text:p>0.361225</text:p>
          </table:table-cell>
          <table:table-cell office:value-type="float" office:value="1.26521" calcext:value-type="float">
            <text:p>1.26521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  <table:table-cell office:value-type="float" office:value="0.251387" calcext:value-type="float">
            <text:p>0.251387</text:p>
          </table:table-cell>
          <table:table-cell office:value-type="float" office:value="1.26749" calcext:value-type="float">
            <text:p>1.26749</text:p>
          </table:table-cell>
          <table:table-cell office:value-type="float" office:value="0.166171" calcext:value-type="float">
            <text:p>0.166171</text:p>
          </table:table-cell>
          <table:table-cell office:value-type="float" office:value="0.215427" calcext:value-type="float">
            <text:p>0.215427</text:p>
          </table:table-cell>
          <table:table-cell office:value-type="float" office:value="1.08933" calcext:value-type="float">
            <text:p>1.08933</text:p>
          </table:table-cell>
        </table:table-row>
        <table:table-row table:style-name="ro1">
          <table:table-cell office:value-type="float" office:value="70859" calcext:value-type="float">
            <text:p>70859</text:p>
          </table:table-cell>
          <table:table-cell office:value-type="float" office:value="0.289307" calcext:value-type="float">
            <text:p>0.289307</text:p>
          </table:table-cell>
          <table:table-cell office:value-type="float" office:value="1.27905" calcext:value-type="float">
            <text:p>1.27905</text:p>
          </table:table-cell>
          <table:table-cell office:value-type="float" office:value="0.206112" calcext:value-type="float">
            <text:p>0.206112</text:p>
          </table:table-cell>
          <table:table-cell office:value-type="float" office:value="0.227874" calcext:value-type="float">
            <text:p>0.227874</text:p>
          </table:table-cell>
          <table:table-cell office:value-type="float" office:value="1.14841" calcext:value-type="float">
            <text:p>1.14841</text:p>
          </table:table-cell>
        </table:table-row>
        <table:table-row table:style-name="ro1">
          <table:table-cell office:value-type="float" office:value="45723714" calcext:value-type="float">
            <text:p>45723714</text:p>
          </table:table-cell>
          <table:table-cell office:value-type="float" office:value="1.49666" calcext:value-type="float">
            <text:p>1.49666</text:p>
          </table:table-cell>
          <table:table-cell office:value-type="float" office:value="3.14748" calcext:value-type="float">
            <text:p>3.14748</text:p>
          </table:table-cell>
          <table:table-cell office:value-type="float" office:value="1.39324" calcext:value-type="float">
            <text:p>1.39324</text:p>
          </table:table-cell>
          <table:table-cell office:value-type="float" office:value="0.944545" calcext:value-type="float">
            <text:p>0.944545</text:p>
          </table:table-cell>
          <table:table-cell office:value-type="float" office:value="1.7708" calcext:value-type="float">
            <text:p>1.7708</text:p>
          </table:table-cell>
        </table:table-row>
        <table:table-row table:style-name="ro1">
          <table:table-cell office:value-type="float" office:value="78628306" calcext:value-type="float">
            <text:p>78628306</text:p>
          </table:table-cell>
          <table:table-cell office:value-type="float" office:value="1.63367" calcext:value-type="float">
            <text:p>1.63367</text:p>
          </table:table-cell>
          <table:table-cell office:value-type="float" office:value="3.32512" calcext:value-type="float">
            <text:p>3.32512</text:p>
          </table:table-cell>
          <table:table-cell office:value-type="float" office:value="1.51639" calcext:value-type="float">
            <text:p>1.51639</text:p>
          </table:table-cell>
          <table:table-cell office:value-type="float" office:value="0.973463" calcext:value-type="float">
            <text:p>0.973463</text:p>
          </table:table-cell>
          <table:table-cell office:value-type="float" office:value="1.82499" calcext:value-type="float">
            <text:p>1.82499</text:p>
          </table:table-cell>
        </table:table-row>
        <table:table-row table:style-name="ro1">
          <table:table-cell office:value-type="float" office:value="2007446" calcext:value-type="float">
            <text:p>2007446</text:p>
          </table:table-cell>
          <table:table-cell office:value-type="float" office:value="0.851039" calcext:value-type="float">
            <text:p>0.851039</text:p>
          </table:table-cell>
          <table:table-cell office:value-type="float" office:value="2.23887" calcext:value-type="float">
            <text:p>2.23887</text:p>
          </table:table-cell>
          <table:table-cell office:value-type="float" office:value="0.702393" calcext:value-type="float">
            <text:p>0.702393</text:p>
          </table:table-cell>
          <table:table-cell office:value-type="float" office:value="0.48911" calcext:value-type="float">
            <text:p>0.48911</text:p>
          </table:table-cell>
          <table:table-cell office:value-type="float" office:value="1.4586" calcext:value-type="float">
            <text:p>1.4586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164985" calcext:value-type="float">
            <text:p>0.164985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0.0833517" calcext:value-type="float">
            <text:p>0.0833517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28401032" calcext:value-type="float">
            <text:p>28401032</text:p>
          </table:table-cell>
          <table:table-cell office:value-type="float" office:value="1.37504" calcext:value-type="float">
            <text:p>1.37504</text:p>
          </table:table-cell>
          <table:table-cell office:value-type="float" office:value="3.11572" calcext:value-type="float">
            <text:p>3.11572</text:p>
          </table:table-cell>
          <table:table-cell office:value-type="float" office:value="1.24463" calcext:value-type="float">
            <text:p>1.24463</text:p>
          </table:table-cell>
          <table:table-cell office:value-type="float" office:value="0.813707" calcext:value-type="float">
            <text:p>0.813707</text:p>
          </table:table-cell>
          <table:table-cell office:value-type="float" office:value="1.72309" calcext:value-type="float">
            <text:p>1.72309</text:p>
          </table:table-cell>
        </table:table-row>
        <table:table-row table:style-name="ro1">
          <table:table-cell office:value-type="float" office:value="1831843" calcext:value-type="float">
            <text:p>1831843</text:p>
          </table:table-cell>
          <table:table-cell office:value-type="float" office:value="0.819939" calcext:value-type="float">
            <text:p>0.819939</text:p>
          </table:table-cell>
          <table:table-cell office:value-type="float" office:value="2.25138" calcext:value-type="float">
            <text:p>2.25138</text:p>
          </table:table-cell>
          <table:table-cell office:value-type="float" office:value="0.685582" calcext:value-type="float">
            <text:p>0.685582</text:p>
          </table:table-cell>
          <table:table-cell office:value-type="float" office:value="0.518815" calcext:value-type="float">
            <text:p>0.518815</text:p>
          </table:table-cell>
          <table:table-cell office:value-type="float" office:value="1.45012" calcext:value-type="float">
            <text:p>1.45012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float" office:value="0.262898" calcext:value-type="float">
            <text:p>0.262898</text:p>
          </table:table-cell>
          <table:table-cell office:value-type="float" office:value="1.22566" calcext:value-type="float">
            <text:p>1.22566</text:p>
          </table:table-cell>
          <table:table-cell office:value-type="float" office:value="0.180246" calcext:value-type="float">
            <text:p>0.180246</text:p>
          </table:table-cell>
          <table:table-cell office:value-type="float" office:value="0.251193" calcext:value-type="float">
            <text:p>0.251193</text:p>
          </table:table-cell>
          <table:table-cell office:value-type="float" office:value="1.11035" calcext:value-type="float">
            <text:p>1.1103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0.177882" calcext:value-type="float">
            <text:p>0.177882</text:p>
          </table:table-cell>
          <table:table-cell office:value-type="float" office:value="1.17536" calcext:value-type="float">
            <text:p>1.17536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94157" calcext:value-type="float">
            <text:p>0.19415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0.203801" calcext:value-type="float">
            <text:p>0.203801</text:p>
          </table:table-cell>
          <table:table-cell office:value-type="float" office:value="1.20665" calcext:value-type="float">
            <text:p>1.20665</text:p>
          </table:table-cell>
          <table:table-cell office:value-type="float" office:value="0.121608" calcext:value-type="float">
            <text:p>0.121608</text:p>
          </table:table-cell>
          <table:table-cell office:value-type="float" office:value="0.19648" calcext:value-type="float">
            <text:p>0.196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0.215725" calcext:value-type="float">
            <text:p>0.215725</text:p>
          </table:table-cell>
          <table:table-cell office:value-type="float" office:value="1.19378" calcext:value-type="float">
            <text:p>1.19378</text:p>
          </table:table-cell>
          <table:table-cell office:value-type="float" office:value="0.133489" calcext:value-type="float">
            <text:p>0.133489</text:p>
          </table:table-cell>
          <table:table-cell office:value-type="float" office:value="0.219261" calcext:value-type="float">
            <text:p>0.21926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1992" calcext:value-type="float">
            <text:p>41992</text:p>
          </table:table-cell>
          <table:table-cell office:value-type="float" office:value="0.263007" calcext:value-type="float">
            <text:p>0.263007</text:p>
          </table:table-cell>
          <table:table-cell office:value-type="float" office:value="1.22341" calcext:value-type="float">
            <text:p>1.22341</text:p>
          </table:table-cell>
          <table:table-cell office:value-type="float" office:value="0.180922" calcext:value-type="float">
            <text:p>0.180922</text:p>
          </table:table-cell>
          <table:table-cell office:value-type="float" office:value="0.241149" calcext:value-type="float">
            <text:p>0.241149</text:p>
          </table:table-cell>
          <table:table-cell office:value-type="float" office:value="1.11152" calcext:value-type="float">
            <text:p>1.11152</text:p>
          </table:table-cell>
        </table:table-row>
        <table:table-row table:style-name="ro1">
          <table:table-cell office:value-type="float" office:value="13667251" calcext:value-type="float">
            <text:p>13667251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2.8709" calcext:value-type="float">
            <text:p>2.8709</text:p>
          </table:table-cell>
          <table:table-cell office:value-type="float" office:value="1.07048" calcext:value-type="float">
            <text:p>1.07048</text:p>
          </table:table-cell>
          <table:table-cell office:value-type="float" office:value="0.720255" calcext:value-type="float">
            <text:p>0.720255</text:p>
          </table:table-cell>
          <table:table-cell office:value-type="float" office:value="1.65082" calcext:value-type="float">
            <text:p>1.65082</text:p>
          </table:table-cell>
        </table:table-row>
        <table:table-row table:style-name="ro1">
          <table:table-cell office:value-type="float" office:value="323503" calcext:value-type="float">
            <text:p>323503</text:p>
          </table:table-cell>
          <table:table-cell office:value-type="float" office:value="0.513157" calcext:value-type="float">
            <text:p>0.51315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0.41108" calcext:value-type="float">
            <text:p>0.41108</text:p>
          </table:table-cell>
          <table:table-cell office:value-type="float" office:value="0.422958" calcext:value-type="float">
            <text:p>0.422958</text:p>
          </table:table-cell>
          <table:table-cell office:value-type="float" office:value="1.28227" calcext:value-type="float">
            <text:p>1.28227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1.2637" calcext:value-type="float">
            <text:p>1.2637</text:p>
          </table:table-cell>
          <table:table-cell office:value-type="float" office:value="0.165981" calcext:value-type="float">
            <text:p>0.165981</text:p>
          </table:table-cell>
          <table:table-cell office:value-type="float" office:value="0.210403" calcext:value-type="float">
            <text:p>0.210403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151001" calcext:value-type="float">
            <text:p>151001</text:p>
          </table:table-cell>
          <table:table-cell office:value-type="float" office:value="0.372023" calcext:value-type="float">
            <text:p>0.372023</text:p>
          </table:table-cell>
          <table:table-cell office:value-type="float" office:value="1.36832" calcext:value-type="float">
            <text:p>1.36832</text:p>
          </table:table-cell>
          <table:table-cell office:value-type="float" office:value="0.283211" calcext:value-type="float">
            <text:p>0.283211</text:p>
          </table:table-cell>
          <table:table-cell office:value-type="float" office:value="0.292655" calcext:value-type="float">
            <text:p>0.292655</text:p>
          </table:table-cell>
          <table:table-cell office:value-type="float" office:value="1.21239" calcext:value-type="float">
            <text:p>1.21239</text:p>
          </table:table-cell>
        </table:table-row>
        <table:table-row table:style-name="ro1">
          <table:table-cell office:value-type="float" office:value="272178" calcext:value-type="float">
            <text:p>272178</text:p>
          </table:table-cell>
          <table:table-cell office:value-type="float" office:value="0.485986" calcext:value-type="float">
            <text:p>0.485986</text:p>
          </table:table-cell>
          <table:table-cell office:value-type="float" office:value="1.5593" calcext:value-type="float">
            <text:p>1.5593</text:p>
          </table:table-cell>
          <table:table-cell office:value-type="float" office:value="0.382068" calcext:value-type="float">
            <text:p>0.382068</text:p>
          </table:table-cell>
          <table:table-cell office:value-type="float" office:value="0.369728" calcext:value-type="float">
            <text:p>0.369728</text:p>
          </table:table-cell>
          <table:table-cell office:value-type="float" office:value="1.26473" calcext:value-type="float">
            <text:p>1.26473</text:p>
          </table:table-cell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0.24892" calcext:value-type="float">
            <text:p>0.24892</text:p>
          </table:table-cell>
          <table:table-cell office:value-type="float" office:value="1.28132" calcext:value-type="float">
            <text:p>1.28132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207784" calcext:value-type="float">
            <text:p>0.207784</text:p>
          </table:table-cell>
          <table:table-cell office:value-type="float" office:value="1.08402" calcext:value-type="float">
            <text:p>1.08402</text:p>
          </table:table-cell>
        </table:table-row>
        <table:table-row table:style-name="ro1">
          <table:table-cell office:value-type="float" office:value="15174191" calcext:value-type="float">
            <text:p>15174191</text:p>
          </table:table-cell>
          <table:table-cell office:value-type="float" office:value="1.21939" calcext:value-type="float">
            <text:p>1.21939</text:p>
          </table:table-cell>
          <table:table-cell office:value-type="float" office:value="2.89097" calcext:value-type="float">
            <text:p>2.89097</text:p>
          </table:table-cell>
          <table:table-cell office:value-type="float" office:value="1.07341" calcext:value-type="float">
            <text:p>1.07341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1.6604" calcext:value-type="float">
            <text:p>1.6604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0.179932" calcext:value-type="float">
            <text:p>0.179932</text:p>
          </table:table-cell>
          <table:table-cell office:value-type="float" office:value="1.16075" calcext:value-type="float">
            <text:p>1.16075</text:p>
          </table:table-cell>
          <table:table-cell office:value-type="float" office:value="0.100545" calcext:value-type="float">
            <text:p>0.100545</text:p>
          </table:table-cell>
          <table:table-cell office:value-type="float" office:value="0.194991" calcext:value-type="float">
            <text:p>0.19499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405946" calcext:value-type="float">
            <text:p>13405946</text:p>
          </table:table-cell>
          <table:table-cell office:value-type="float" office:value="1.18832" calcext:value-type="float">
            <text:p>1.18832</text:p>
          </table:table-cell>
          <table:table-cell office:value-type="float" office:value="2.78473" calcext:value-type="float">
            <text:p>2.78473</text:p>
          </table:table-cell>
          <table:table-cell office:value-type="float" office:value="1.05465" calcext:value-type="float">
            <text:p>1.05465</text:p>
          </table:table-cell>
          <table:table-cell office:value-type="float" office:value="0.71203" calcext:value-type="float">
            <text:p>0.71203</text:p>
          </table:table-cell>
          <table:table-cell office:value-type="float" office:value="1.64686" calcext:value-type="float">
            <text:p>1.64686</text:p>
          </table:table-cell>
        </table:table-row>
        <table:table-row table:style-name="ro1">
          <table:table-cell office:value-type="float" office:value="1877826" calcext:value-type="float">
            <text:p>1877826</text:p>
          </table:table-cell>
          <table:table-cell office:value-type="float" office:value="0.831364" calcext:value-type="float">
            <text:p>0.831364</text:p>
          </table:table-cell>
          <table:table-cell office:value-type="float" office:value="2.2408" calcext:value-type="float">
            <text:p>2.2408</text:p>
          </table:table-cell>
          <table:table-cell office:value-type="float" office:value="0.696338" calcext:value-type="float">
            <text:p>0.696338</text:p>
          </table:table-cell>
          <table:table-cell office:value-type="float" office:value="0.508862" calcext:value-type="float">
            <text:p>0.508862</text:p>
          </table:table-cell>
          <table:table-cell office:value-type="float" office:value="1.45278" calcext:value-type="float">
            <text:p>1.45278</text:p>
          </table:table-cell>
        </table:table-row>
        <table:table-row table:style-name="ro1">
          <table:table-cell office:value-type="float" office:value="402382" calcext:value-type="float">
            <text:p>402382</text:p>
          </table:table-cell>
          <table:table-cell office:value-type="float" office:value="0.561785" calcext:value-type="float">
            <text:p>0.561785</text:p>
          </table:table-cell>
          <table:table-cell office:value-type="float" office:value="1.68101" calcext:value-type="float">
            <text:p>1.68101</text:p>
          </table:table-cell>
          <table:table-cell office:value-type="float" office:value="0.441873" calcext:value-type="float">
            <text:p>0.441873</text:p>
          </table:table-cell>
          <table:table-cell office:value-type="float" office:value="0.418089" calcext:value-type="float">
            <text:p>0.418089</text:p>
          </table:table-cell>
          <table:table-cell office:value-type="float" office:value="1.30121" calcext:value-type="float">
            <text:p>1.30121</text:p>
          </table:table-cell>
        </table:table-row>
        <table:table-row table:style-name="ro1">
          <table:table-cell office:value-type="float" office:value="9626999" calcext:value-type="float">
            <text:p>9626999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2.69908" calcext:value-type="float">
            <text:p>2.69908</text:p>
          </table:table-cell>
          <table:table-cell office:value-type="float" office:value="0.974664" calcext:value-type="float">
            <text:p>0.974664</text:p>
          </table:table-cell>
          <table:table-cell office:value-type="float" office:value="0.676226" calcext:value-type="float">
            <text:p>0.676226</text:p>
          </table:table-cell>
          <table:table-cell office:value-type="float" office:value="1.61506" calcext:value-type="float">
            <text:p>1.61506</text:p>
          </table:table-cell>
        </table:table-row>
        <table:table-row table:style-name="ro1">
          <table:table-cell office:value-type="float" office:value="136913" calcext:value-type="float">
            <text:p>136913</text:p>
          </table:table-cell>
          <table:table-cell office:value-type="float" office:value="0.356491" calcext:value-type="float">
            <text:p>0.356491</text:p>
          </table:table-cell>
          <table:table-cell office:value-type="float" office:value="1.35432" calcext:value-type="float">
            <text:p>1.35432</text:p>
          </table:table-cell>
          <table:table-cell office:value-type="float" office:value="0.269355" calcext:value-type="float">
            <text:p>0.269355</text:p>
          </table:table-cell>
          <table:table-cell office:value-type="float" office:value="0.290514" calcext:value-type="float">
            <text:p>0.290514</text:p>
          </table:table-cell>
          <table:table-cell office:value-type="float" office:value="1.20237" calcext:value-type="float">
            <text:p>1.20237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0.220468" calcext:value-type="float">
            <text:p>0.220468</text:p>
          </table:table-cell>
          <table:table-cell office:value-type="float" office:value="1.20346" calcext:value-type="float">
            <text:p>1.20346</text:p>
          </table:table-cell>
          <table:table-cell office:value-type="float" office:value="0.135922" calcext:value-type="float">
            <text:p>0.13592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0.210165" calcext:value-type="float">
            <text:p>0.210165</text:p>
          </table:table-cell>
          <table:table-cell office:value-type="float" office:value="1.17733" calcext:value-type="float">
            <text:p>1.17733</text:p>
          </table:table-cell>
          <table:table-cell office:value-type="float" office:value="0.129124" calcext:value-type="float">
            <text:p>0.129124</text:p>
          </table:table-cell>
          <table:table-cell office:value-type="float" office:value="0.22699" calcext:value-type="float">
            <text:p>0.22699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2882" calcext:value-type="float">
            <text:p>132882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1.36021" calcext:value-type="float">
            <text:p>1.36021</text:p>
          </table:table-cell>
          <table:table-cell office:value-type="float" office:value="0.268407" calcext:value-type="float">
            <text:p>0.268407</text:p>
          </table:table-cell>
          <table:table-cell office:value-type="float" office:value="0.286879" calcext:value-type="float">
            <text:p>0.286879</text:p>
          </table:table-cell>
          <table:table-cell office:value-type="float" office:value="1.19975" calcext:value-type="float">
            <text:p>1.19975</text:p>
          </table:table-cell>
        </table:table-row>
        <table:table-row table:style-name="ro1">
          <table:table-cell office:value-type="float" office:value="20438333" calcext:value-type="float">
            <text:p>20438333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2.88831" calcext:value-type="float">
            <text:p>2.88831</text:p>
          </table:table-cell>
          <table:table-cell office:value-type="float" office:value="1.16165" calcext:value-type="float">
            <text:p>1.16165</text:p>
          </table:table-cell>
          <table:table-cell office:value-type="float" office:value="0.823533" calcext:value-type="float">
            <text:p>0.823533</text:p>
          </table:table-cell>
          <table:table-cell office:value-type="float" office:value="1.69075" calcext:value-type="float">
            <text:p>1.69075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8939" calcext:value-type="float">
            <text:p>1.18939</text:p>
          </table:table-cell>
          <table:table-cell office:value-type="float" office:value="0.0949128" calcext:value-type="float">
            <text:p>0.0949128</text:p>
          </table:table-cell>
          <table:table-cell office:value-type="float" office:value="0.186448" calcext:value-type="float">
            <text:p>0.1864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2078626" calcext:value-type="float">
            <text:p>42078626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3.14414" calcext:value-type="float">
            <text:p>3.14414</text:p>
          </table:table-cell>
          <table:table-cell office:value-type="float" office:value="1.38628" calcext:value-type="float">
            <text:p>1.38628</text:p>
          </table:table-cell>
          <table:table-cell office:value-type="float" office:value="1.03606" calcext:value-type="float">
            <text:p>1.03606</text:p>
          </table:table-cell>
          <table:table-cell office:value-type="float" office:value="1.76339" calcext:value-type="float">
            <text:p>1.76339</text:p>
          </table:table-cell>
        </table:table-row>
        <table:table-row table:style-name="ro1">
          <table:table-cell office:value-type="float" office:value="66992095" calcext:value-type="float">
            <text:p>66992095</text:p>
          </table:table-cell>
          <table:table-cell office:value-type="float" office:value="1.57625" calcext:value-type="float">
            <text:p>1.57625</text:p>
          </table:table-cell>
          <table:table-cell office:value-type="float" office:value="3.30447" calcext:value-type="float">
            <text:p>3.30447</text:p>
          </table:table-cell>
          <table:table-cell office:value-type="float" office:value="1.47274" calcext:value-type="float">
            <text:p>1.47274</text:p>
          </table:table-cell>
          <table:table-cell office:value-type="float" office:value="0.857738" calcext:value-type="float">
            <text:p>0.857738</text:p>
          </table:table-cell>
          <table:table-cell office:value-type="float" office:value="1.80846" calcext:value-type="float">
            <text:p>1.80846</text:p>
          </table:table-cell>
        </table:table-row>
        <table:table-row table:style-name="ro1">
          <table:table-cell office:value-type="float" office:value="1051804" calcext:value-type="float">
            <text:p>1051804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2.04248" calcext:value-type="float">
            <text:p>2.04248</text:p>
          </table:table-cell>
          <table:table-cell office:value-type="float" office:value="0.600148" calcext:value-type="float">
            <text:p>0.600148</text:p>
          </table:table-cell>
          <table:table-cell office:value-type="float" office:value="0.455072" calcext:value-type="float">
            <text:p>0.455072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0.229219" calcext:value-type="float">
            <text:p>0.229219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43365" calcext:value-type="float">
            <text:p>0.143365</text:p>
          </table:table-cell>
          <table:table-cell office:value-type="float" office:value="0.204914" calcext:value-type="float">
            <text:p>0.20491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460877" calcext:value-type="float">
            <text:p>1460877</text:p>
          </table:table-cell>
          <table:table-cell office:value-type="float" office:value="0.792136" calcext:value-type="float">
            <text:p>0.792136</text:p>
          </table:table-cell>
          <table:table-cell office:value-type="float" office:value="2.11479" calcext:value-type="float">
            <text:p>2.11479</text:p>
          </table:table-cell>
          <table:table-cell office:value-type="float" office:value="0.647547" calcext:value-type="float">
            <text:p>0.647547</text:p>
          </table:table-cell>
          <table:table-cell office:value-type="float" office:value="0.484219" calcext:value-type="float">
            <text:p>0.484219</text:p>
          </table:table-cell>
          <table:table-cell office:value-type="float" office:value="1.42755" calcext:value-type="float">
            <text:p>1.42755</text:p>
          </table:table-cell>
        </table:table-row>
        <table:table-row table:style-name="ro1">
          <table:table-cell office:value-type="float" office:value="1115094" calcext:value-type="float">
            <text:p>1115094</text:p>
          </table:table-cell>
          <table:table-cell office:value-type="float" office:value="0.742122" calcext:value-type="float">
            <text:p>0.742122</text:p>
          </table:table-cell>
          <table:table-cell office:value-type="float" office:value="2.04114" calcext:value-type="float">
            <text:p>2.04114</text:p>
          </table:table-cell>
          <table:table-cell office:value-type="float" office:value="0.59749" calcext:value-type="float">
            <text:p>0.59749</text:p>
          </table:table-cell>
          <table:table-cell office:value-type="float" office:value="0.452674" calcext:value-type="float">
            <text:p>0.452674</text:p>
          </table:table-cell>
          <table:table-cell office:value-type="float" office:value="1.40107" calcext:value-type="float">
            <text:p>1.40107</text:p>
          </table:table-cell>
        </table:table-row>
        <table:table-row table:style-name="ro1">
          <table:table-cell office:value-type="float" office:value="11177292" calcext:value-type="float">
            <text:p>11177292</text:p>
          </table:table-cell>
          <table:table-cell office:value-type="float" office:value="1.15881" calcext:value-type="float">
            <text:p>1.15881</text:p>
          </table:table-cell>
          <table:table-cell office:value-type="float" office:value="2.72675" calcext:value-type="float">
            <text:p>2.72675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0.827426" calcext:value-type="float">
            <text:p>0.827426</text:p>
          </table:table-cell>
          <table:table-cell office:value-type="float" office:value="1.63068" calcext:value-type="float">
            <text:p>1.63068</text:p>
          </table:table-cell>
        </table:table-row>
        <table:table-row table:style-name="ro1">
          <table:table-cell office:value-type="float" office:value="11490119" calcext:value-type="float">
            <text:p>11490119</text:p>
          </table:table-cell>
          <table:table-cell office:value-type="float" office:value="1.16021" calcext:value-type="float">
            <text:p>1.16021</text:p>
          </table:table-cell>
          <table:table-cell office:value-type="float" office:value="2.70096" calcext:value-type="float">
            <text:p>2.70096</text:p>
          </table:table-cell>
          <table:table-cell office:value-type="float" office:value="1.01731" calcext:value-type="float">
            <text:p>1.01731</text:p>
          </table:table-cell>
          <table:table-cell office:value-type="float" office:value="0.736711" calcext:value-type="float">
            <text:p>0.736711</text:p>
          </table:table-cell>
          <table:table-cell office:value-type="float" office:value="1.63288" calcext:value-type="float">
            <text:p>1.63288</text:p>
          </table:table-cell>
        </table:table-row>
        <table:table-row table:style-name="ro1">
          <table:table-cell office:value-type="float" office:value="149142" calcext:value-type="float">
            <text:p>149142</text:p>
          </table:table-cell>
          <table:table-cell office:value-type="float" office:value="0.371488" calcext:value-type="float">
            <text:p>0.371488</text:p>
          </table:table-cell>
          <table:table-cell office:value-type="float" office:value="1.39629" calcext:value-type="float">
            <text:p>1.39629</text:p>
          </table:table-cell>
          <table:table-cell office:value-type="float" office:value="0.279534" calcext:value-type="float">
            <text:p>0.279534</text:p>
          </table:table-cell>
          <table:table-cell office:value-type="float" office:value="0.294028" calcext:value-type="float">
            <text:p>0.294028</text:p>
          </table:table-cell>
          <table:table-cell office:value-type="float" office:value="1.21119" calcext:value-type="float">
            <text:p>1.21119</text:p>
          </table:table-cell>
        </table:table-row>
        <table:table-row table:style-name="ro1">
          <table:table-cell office:value-type="float" office:value="2322549" calcext:value-type="float">
            <text:p>2322549</text:p>
          </table:table-cell>
          <table:table-cell office:value-type="float" office:value="0.856805" calcext:value-type="float">
            <text:p>0.85680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718034" calcext:value-type="float">
            <text:p>0.718034</text:p>
          </table:table-cell>
          <table:table-cell office:value-type="float" office:value="0.501652" calcext:value-type="float">
            <text:p>0.501652</text:p>
          </table:table-cell>
          <table:table-cell office:value-type="float" office:value="1.47325" calcext:value-type="float">
            <text:p>1.47325</text:p>
          </table:table-cell>
        </table:table-row>
        <table:table-row table:style-name="ro1">
          <table:table-cell office:value-type="float" office:value="18451674" calcext:value-type="float">
            <text:p>18451674</text:p>
          </table:table-cell>
          <table:table-cell office:value-type="float" office:value="1.27042" calcext:value-type="float">
            <text:p>1.27042</text:p>
          </table:table-cell>
          <table:table-cell office:value-type="float" office:value="2.90833" calcext:value-type="float">
            <text:p>2.90833</text:p>
          </table:table-cell>
          <table:table-cell office:value-type="float" office:value="1.14268" calcext:value-type="float">
            <text:p>1.14268</text:p>
          </table:table-cell>
          <table:table-cell office:value-type="float" office:value="0.731711" calcext:value-type="float">
            <text:p>0.731711</text:p>
          </table:table-cell>
          <table:table-cell office:value-type="float" office:value="1.67969" calcext:value-type="float">
            <text:p>1.67969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316794" calcext:value-type="float">
            <text:p>0.316794</text:p>
          </table:table-cell>
          <table:table-cell office:value-type="float" office:value="1.35107" calcext:value-type="float">
            <text:p>1.35107</text:p>
          </table:table-cell>
          <table:table-cell office:value-type="float" office:value="0.227821" calcext:value-type="float">
            <text:p>0.227821</text:p>
          </table:table-cell>
          <table:table-cell office:value-type="float" office:value="0.244363" calcext:value-type="float">
            <text:p>0.244363</text:p>
          </table:table-cell>
          <table:table-cell office:value-type="float" office:value="1.1791" calcext:value-type="float">
            <text:p>1.1791</text:p>
          </table:table-cell>
        </table:table-row>
        <table:table-row table:style-name="ro1">
          <table:table-cell office:value-type="float" office:value="395145" calcext:value-type="float">
            <text:p>395145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1.66599" calcext:value-type="float">
            <text:p>1.66599</text:p>
          </table:table-cell>
          <table:table-cell office:value-type="float" office:value="0.444881" calcext:value-type="float">
            <text:p>0.444881</text:p>
          </table:table-cell>
          <table:table-cell office:value-type="float" office:value="0.399135" calcext:value-type="float">
            <text:p>0.399135</text:p>
          </table:table-cell>
          <table:table-cell office:value-type="float" office:value="1.29945" calcext:value-type="float">
            <text:p>1.29945</text:p>
          </table:table-cell>
        </table:table-row>
        <table:table-row table:style-name="ro1">
          <table:table-cell office:value-type="float" office:value="18672446" calcext:value-type="float">
            <text:p>18672446</text:p>
          </table:table-cell>
          <table:table-cell office:value-type="float" office:value="1.27521" calcext:value-type="float">
            <text:p>1.27521</text:p>
          </table:table-cell>
          <table:table-cell office:value-type="float" office:value="2.90199" calcext:value-type="float">
            <text:p>2.90199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774945" calcext:value-type="float">
            <text:p>0.774945</text:p>
          </table:table-cell>
          <table:table-cell office:value-type="float" office:value="1.68097" calcext:value-type="float">
            <text:p>1.68097</text:p>
          </table:table-cell>
        </table:table-row>
        <table:table-row table:style-name="ro1">
          <table:table-cell office:value-type="float" office:value="767530" calcext:value-type="float">
            <text:p>767530</text:p>
          </table:table-cell>
          <table:table-cell office:value-type="float" office:value="0.682282" calcext:value-type="float">
            <text:p>0.682282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0.542018" calcext:value-type="float">
            <text:p>0.542018</text:p>
          </table:table-cell>
          <table:table-cell office:value-type="float" office:value="0.446597" calcext:value-type="float">
            <text:p>0.446597</text:p>
          </table:table-cell>
          <table:table-cell office:value-type="float" office:value="1.36326" calcext:value-type="float">
            <text:p>1.36326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6959" calcext:value-type="float">
            <text:p>0.176959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0.0942318" calcext:value-type="float">
            <text:p>0.0942318</text:p>
          </table:table-cell>
          <table:table-cell office:value-type="float" office:value="0.179818" calcext:value-type="float">
            <text:p>0.17981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float" office:value="0.232516" calcext:value-type="float">
            <text:p>0.232516</text:p>
          </table:table-cell>
          <table:table-cell office:value-type="float" office:value="1.21697" calcext:value-type="float">
            <text:p>1.21697</text:p>
          </table:table-cell>
          <table:table-cell office:value-type="float" office:value="0.147652" calcext:value-type="float">
            <text:p>0.147652</text:p>
          </table:table-cell>
          <table:table-cell office:value-type="float" office:value="0.215123" calcext:value-type="float">
            <text:p>0.215123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276579" calcext:value-type="float">
            <text:p>8276579</text:p>
          </table:table-cell>
          <table:table-cell office:value-type="float" office:value="1.09673" calcext:value-type="float">
            <text:p>1.09673</text:p>
          </table:table-cell>
          <table:table-cell office:value-type="float" office:value="2.66453" calcext:value-type="float">
            <text:p>2.66453</text:p>
          </table:table-cell>
          <table:table-cell office:value-type="float" office:value="0.938811" calcext:value-type="float">
            <text:p>0.938811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1.59948" calcext:value-type="float">
            <text:p>1.59948</text:p>
          </table:table-cell>
        </table:table-row>
        <table:table-row table:style-name="ro1">
          <table:table-cell office:value-type="float" office:value="74416627" calcext:value-type="float">
            <text:p>74416627</text:p>
          </table:table-cell>
          <table:table-cell office:value-type="float" office:value="1.62237" calcext:value-type="float">
            <text:p>1.62237</text:p>
          </table:table-cell>
          <table:table-cell office:value-type="float" office:value="3.35013" calcext:value-type="float">
            <text:p>3.35013</text:p>
          </table:table-cell>
          <table:table-cell office:value-type="float" office:value="1.52318" calcext:value-type="float">
            <text:p>1.52318</text:p>
          </table:table-cell>
          <table:table-cell office:value-type="float" office:value="0.917696" calcext:value-type="float">
            <text:p>0.917696</text:p>
          </table:table-cell>
          <table:table-cell office:value-type="float" office:value="1.81915" calcext:value-type="float">
            <text:p>1.81915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0.240542" calcext:value-type="float">
            <text:p>0.240542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252138" calcext:value-type="float">
            <text:p>0.25213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float" office:value="0.233837" calcext:value-type="float">
            <text:p>0.233837</text:p>
          </table:table-cell>
          <table:table-cell office:value-type="float" office:value="1.19589" calcext:value-type="float">
            <text:p>1.19589</text:p>
          </table:table-cell>
          <table:table-cell office:value-type="float" office:value="0.149387" calcext:value-type="float">
            <text:p>0.149387</text:p>
          </table:table-cell>
          <table:table-cell office:value-type="float" office:value="0.215035" calcext:value-type="float">
            <text:p>0.21503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68929" calcext:value-type="float">
            <text:p>168929</text:p>
          </table:table-cell>
          <table:table-cell office:value-type="float" office:value="0.397288" calcext:value-type="float">
            <text:p>0.397288</text:p>
          </table:table-cell>
          <table:table-cell office:value-type="float" office:value="1.40036" calcext:value-type="float">
            <text:p>1.40036</text:p>
          </table:table-cell>
          <table:table-cell office:value-type="float" office:value="0.302772" calcext:value-type="float">
            <text:p>0.302772</text:p>
          </table:table-cell>
          <table:table-cell office:value-type="float" office:value="0.332447" calcext:value-type="float">
            <text:p>0.332447</text:p>
          </table:table-cell>
          <table:table-cell office:value-type="float" office:value="1.22233" calcext:value-type="float">
            <text:p>1.22233</text:p>
          </table:table-cell>
        </table:table-row>
        <table:table-row table:style-name="ro1">
          <table:table-cell office:value-type="float" office:value="2693487" calcext:value-type="float">
            <text:p>2693487</text:p>
          </table:table-cell>
          <table:table-cell office:value-type="float" office:value="0.887384" calcext:value-type="float">
            <text:p>0.887384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0.764301" calcext:value-type="float">
            <text:p>0.764301</text:p>
          </table:table-cell>
          <table:table-cell office:value-type="float" office:value="0.584277" calcext:value-type="float">
            <text:p>0.584277</text:p>
          </table:table-cell>
          <table:table-cell office:value-type="float" office:value="1.48918" calcext:value-type="float">
            <text:p>1.48918</text:p>
          </table:table-cell>
        </table:table-row>
        <table:table-row table:style-name="ro1">
          <table:table-cell office:value-type="float" office:value="76058305" calcext:value-type="float">
            <text:p>76058305</text:p>
          </table:table-cell>
          <table:table-cell office:value-type="float" office:value="1.60233" calcext:value-type="float">
            <text:p>1.60233</text:p>
          </table:table-cell>
          <table:table-cell office:value-type="float" office:value="3.2516" calcext:value-type="float">
            <text:p>3.2516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911254" calcext:value-type="float">
            <text:p>0.911254</text:p>
          </table:table-cell>
          <table:table-cell office:value-type="float" office:value="1.82147" calcext:value-type="float">
            <text:p>1.82147</text:p>
          </table:table-cell>
        </table:table-row>
        <table:table-row table:style-name="ro1">
          <table:table-cell office:value-type="float" office:value="347623" calcext:value-type="float">
            <text:p>347623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1.60405" calcext:value-type="float">
            <text:p>1.60405</text:p>
          </table:table-cell>
          <table:table-cell office:value-type="float" office:value="0.427451" calcext:value-type="float">
            <text:p>0.427451</text:p>
          </table:table-cell>
          <table:table-cell office:value-type="float" office:value="0.442703" calcext:value-type="float">
            <text:p>0.442703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152202" calcext:value-type="float">
            <text:p>0.152202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0.0729706" calcext:value-type="float">
            <text:p>0.0729706</text:p>
          </table:table-cell>
          <table:table-cell office:value-type="float" office:value="0.177775" calcext:value-type="float">
            <text:p>0.17777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96633" calcext:value-type="float">
            <text:p>96633</text:p>
          </table:table-cell>
          <table:table-cell office:value-type="float" office:value="0.315553" calcext:value-type="float">
            <text:p>0.315553</text:p>
          </table:table-cell>
          <table:table-cell office:value-type="float" office:value="1.28585" calcext:value-type="float">
            <text:p>1.28585</text:p>
          </table:table-cell>
          <table:table-cell office:value-type="float" office:value="0.22719" calcext:value-type="float">
            <text:p>0.22719</text:p>
          </table:table-cell>
          <table:table-cell office:value-type="float" office:value="0.234578" calcext:value-type="float">
            <text:p>0.234578</text:p>
          </table:table-cell>
          <table:table-cell office:value-type="float" office:value="1.17217" calcext:value-type="float">
            <text:p>1.17217</text:p>
          </table:table-cell>
        </table:table-row>
        <table:table-row table:style-name="ro1">
          <table:table-cell office:value-type="float" office:value="470004" calcext:value-type="float">
            <text:p>470004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1.77021" calcext:value-type="float">
            <text:p>1.77021</text:p>
          </table:table-cell>
          <table:table-cell office:value-type="float" office:value="0.458854" calcext:value-type="float">
            <text:p>0.458854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1.31717" calcext:value-type="float">
            <text:p>1.31717</text:p>
          </table:table-cell>
        </table:table-row>
        <table:table-row table:style-name="ro1">
          <table:table-cell office:value-type="float" office:value="15457201" calcext:value-type="float">
            <text:p>15457201</text:p>
          </table:table-cell>
          <table:table-cell office:value-type="float" office:value="1.21373" calcext:value-type="float">
            <text:p>1.21373</text:p>
          </table:table-cell>
          <table:table-cell office:value-type="float" office:value="2.84965" calcext:value-type="float">
            <text:p>2.84965</text:p>
          </table:table-cell>
          <table:table-cell office:value-type="float" office:value="1.06376" calcext:value-type="float">
            <text:p>1.06376</text:p>
          </table:table-cell>
          <table:table-cell office:value-type="float" office:value="0.700027" calcext:value-type="float">
            <text:p>0.700027</text:p>
          </table:table-cell>
          <table:table-cell office:value-type="float" office:value="1.66195" calcext:value-type="float">
            <text:p>1.66195</text:p>
          </table:table-cell>
        </table:table-row>
        <table:table-row table:style-name="ro1">
          <table:table-cell office:value-type="float" office:value="123785" calcext:value-type="float">
            <text:p>123785</text:p>
          </table:table-cell>
          <table:table-cell office:value-type="float" office:value="0.333271" calcext:value-type="float">
            <text:p>0.333271</text:p>
          </table:table-cell>
          <table:table-cell office:value-type="float" office:value="1.34856" calcext:value-type="float">
            <text:p>1.34856</text:p>
          </table:table-cell>
          <table:table-cell office:value-type="float" office:value="0.244644" calcext:value-type="float">
            <text:p>0.244644</text:p>
          </table:table-cell>
          <table:table-cell office:value-type="float" office:value="0.248186" calcext:value-type="float">
            <text:p>0.248186</text:p>
          </table:table-cell>
          <table:table-cell office:value-type="float" office:value="1.19421" calcext:value-type="float">
            <text:p>1.1942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1.14686" calcext:value-type="float">
            <text:p>1.14686</text:p>
          </table:table-cell>
          <table:table-cell office:value-type="float" office:value="0.0607007" calcext:value-type="float">
            <text:p>0.0607007</text:p>
          </table:table-cell>
          <table:table-cell office:value-type="float" office:value="0.179104" calcext:value-type="float">
            <text:p>0.17910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8919569" calcext:value-type="float">
            <text:p>48919569</text:p>
          </table:table-cell>
          <table:table-cell office:value-type="float" office:value="1.50506" calcext:value-type="float">
            <text:p>1.50506</text:p>
          </table:table-cell>
          <table:table-cell office:value-type="float" office:value="3.19373" calcext:value-type="float">
            <text:p>3.19373</text:p>
          </table:table-cell>
          <table:table-cell office:value-type="float" office:value="1.35713" calcext:value-type="float">
            <text:p>1.35713</text:p>
          </table:table-cell>
          <table:table-cell office:value-type="float" office:value="0.810982" calcext:value-type="float">
            <text:p>0.810982</text:p>
          </table:table-cell>
          <table:table-cell office:value-type="float" office:value="1.77617" calcext:value-type="float">
            <text:p>1.77617</text:p>
          </table:table-cell>
        </table:table-row>
        <table:table-row table:style-name="ro1">
          <table:table-cell office:value-type="float" office:value="2053432" calcext:value-type="float">
            <text:p>2053432</text:p>
          </table:table-cell>
          <table:table-cell office:value-type="float" office:value="0.836907" calcext:value-type="float">
            <text:p>0.836907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0.689786" calcext:value-type="float">
            <text:p>0.689786</text:p>
          </table:table-cell>
          <table:table-cell office:value-type="float" office:value="0.482903" calcext:value-type="float">
            <text:p>0.482903</text:p>
          </table:table-cell>
          <table:table-cell office:value-type="float" office:value="1.46072" calcext:value-type="float">
            <text:p>1.4607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51526" calcext:value-type="float">
            <text:p>0.151526</text:p>
          </table:table-cell>
          <table:table-cell office:value-type="float" office:value="1.2022" calcext:value-type="float">
            <text:p>1.2022</text:p>
          </table:table-cell>
          <table:table-cell office:value-type="float" office:value="0.0738193" calcext:value-type="float">
            <text:p>0.0738193</text:p>
          </table:table-cell>
          <table:table-cell office:value-type="float" office:value="0.170185" calcext:value-type="float">
            <text:p>0.17018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24393" calcext:value-type="float">
            <text:p>124393</text:p>
          </table:table-cell>
          <table:table-cell office:value-type="float" office:value="0.33592" calcext:value-type="float">
            <text:p>0.33592</text:p>
          </table:table-cell>
          <table:table-cell office:value-type="float" office:value="1.35536" calcext:value-type="float">
            <text:p>1.35536</text:p>
          </table:table-cell>
          <table:table-cell office:value-type="float" office:value="0.246117" calcext:value-type="float">
            <text:p>0.246117</text:p>
          </table:table-cell>
          <table:table-cell office:value-type="float" office:value="0.262481" calcext:value-type="float">
            <text:p>0.262481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1.25506" calcext:value-type="float">
            <text:p>1.25506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216044" calcext:value-type="float">
            <text:p>0.216044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3462976" calcext:value-type="float">
            <text:p>3462976</text:p>
          </table:table-cell>
          <table:table-cell office:value-type="float" office:value="0.92446" calcext:value-type="float">
            <text:p>0.92446</text:p>
          </table:table-cell>
          <table:table-cell office:value-type="float" office:value="2.43996" calcext:value-type="float">
            <text:p>2.43996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0347" calcext:value-type="float">
            <text:p>0.50347</text:p>
          </table:table-cell>
          <table:table-cell office:value-type="float" office:value="1.51381" calcext:value-type="float">
            <text:p>1.51381</text:p>
          </table:table-cell>
        </table:table-row>
        <table:table-row table:style-name="ro1">
          <table:table-cell office:value-type="float" office:value="44199" calcext:value-type="float">
            <text:p>44199</text:p>
          </table:table-cell>
          <table:table-cell office:value-type="float" office:value="0.267995" calcext:value-type="float">
            <text:p>0.267995</text:p>
          </table:table-cell>
          <table:table-cell office:value-type="float" office:value="1.2361" calcext:value-type="float">
            <text:p>1.2361</text:p>
          </table:table-cell>
          <table:table-cell office:value-type="float" office:value="0.185694" calcext:value-type="float">
            <text:p>0.185694</text:p>
          </table:table-cell>
          <table:table-cell office:value-type="float" office:value="0.269103" calcext:value-type="float">
            <text:p>0.269103</text:p>
          </table:table-cell>
          <table:table-cell office:value-type="float" office:value="1.11318" calcext:value-type="float">
            <text:p>1.11318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0.229136" calcext:value-type="float">
            <text:p>0.229136</text:p>
          </table:table-cell>
          <table:table-cell office:value-type="float" office:value="1.23925" calcext:value-type="float">
            <text:p>1.23925</text:p>
          </table:table-cell>
          <table:table-cell office:value-type="float" office:value="0.143116" calcext:value-type="float">
            <text:p>0.143116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632831" calcext:value-type="float">
            <text:p>2632831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2.23317" calcext:value-type="float">
            <text:p>2.23317</text:p>
          </table:table-cell>
          <table:table-cell office:value-type="float" office:value="0.749371" calcext:value-type="float">
            <text:p>0.749371</text:p>
          </table:table-cell>
          <table:table-cell office:value-type="float" office:value="0.580567" calcext:value-type="float">
            <text:p>0.580567</text:p>
          </table:table-cell>
          <table:table-cell office:value-type="float" office:value="1.48697" calcext:value-type="float">
            <text:p>1.48697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office:value-type="float" office:value="0.223326" calcext:value-type="float">
            <text:p>0.223326</text:p>
          </table:table-cell>
          <table:table-cell office:value-type="float" office:value="1.19934" calcext:value-type="float">
            <text:p>1.19934</text:p>
          </table:table-cell>
          <table:table-cell office:value-type="float" office:value="0.139948" calcext:value-type="float">
            <text:p>0.139948</text:p>
          </table:table-cell>
          <table:table-cell office:value-type="float" office:value="0.225192" calcext:value-type="float">
            <text:p>0.22519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588419" calcext:value-type="float">
            <text:p>2588419</text:p>
          </table:table-cell>
          <table:table-cell office:value-type="float" office:value="0.879375" calcext:value-type="float">
            <text:p>0.879375</text:p>
          </table:table-cell>
          <table:table-cell office:value-type="float" office:value="2.2397" calcext:value-type="float">
            <text:p>2.2397</text:p>
          </table:table-cell>
          <table:table-cell office:value-type="float" office:value="0.737214" calcext:value-type="float">
            <text:p>0.737214</text:p>
          </table:table-cell>
          <table:table-cell office:value-type="float" office:value="0.558098" calcext:value-type="float">
            <text:p>0.558098</text:p>
          </table:table-cell>
          <table:table-cell office:value-type="float" office:value="1.48498" calcext:value-type="float">
            <text:p>1.48498</text:p>
          </table:table-cell>
        </table:table-row>
        <table:table-row table:style-name="ro1">
          <table:table-cell office:value-type="float" office:value="61326826" calcext:value-type="float">
            <text:p>61326826</text:p>
          </table:table-cell>
          <table:table-cell office:value-type="float" office:value="1.56301" calcext:value-type="float">
            <text:p>1.56301</text:p>
          </table:table-cell>
          <table:table-cell office:value-type="float" office:value="3.3251" calcext:value-type="float">
            <text:p>3.3251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0.902354" calcext:value-type="float">
            <text:p>0.902354</text:p>
          </table:table-cell>
          <table:table-cell office:value-type="float" office:value="1.79973" calcext:value-type="float">
            <text:p>1.79973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 office:value-type="float" office:value="0.467884" calcext:value-type="float">
            <text:p>0.46788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66894" calcext:value-type="float">
            <text:p>0.366894</text:p>
          </table:table-cell>
          <table:table-cell office:value-type="float" office:value="0.366303" calcext:value-type="float">
            <text:p>0.366303</text:p>
          </table:table-cell>
          <table:table-cell office:value-type="float" office:value="1.26286" calcext:value-type="float">
            <text:p>1.26286</text:p>
          </table:table-cell>
        </table:table-row>
        <table:table-row table:style-name="ro1">
          <table:table-cell office:value-type="float" office:value="347751" calcext:value-type="float">
            <text:p>347751</text:p>
          </table:table-cell>
          <table:table-cell office:value-type="float" office:value="0.52447" calcext:value-type="float">
            <text:p>0.52447</text:p>
          </table:table-cell>
          <table:table-cell office:value-type="float" office:value="1.60364" calcext:value-type="float">
            <text:p>1.60364</text:p>
          </table:table-cell>
          <table:table-cell office:value-type="float" office:value="0.419371" calcext:value-type="float">
            <text:p>0.419371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float" office:value="0.472383" calcext:value-type="float">
            <text:p>0.472383</text:p>
          </table:table-cell>
          <table:table-cell office:value-type="float" office:value="1.5418" calcext:value-type="float">
            <text:p>1.5418</text:p>
          </table:table-cell>
          <table:table-cell office:value-type="float" office:value="0.370324" calcext:value-type="float">
            <text:p>0.370324</text:p>
          </table:table-cell>
          <table:table-cell office:value-type="float" office:value="0.364651" calcext:value-type="float">
            <text:p>0.364651</text:p>
          </table:table-cell>
          <table:table-cell office:value-type="float" office:value="1.26552" calcext:value-type="float">
            <text:p>1.2655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.168112" calcext:value-type="float">
            <text:p>0.168112</text:p>
          </table:table-cell>
          <table:table-cell office:value-type="float" office:value="1.16563" calcext:value-type="float">
            <text:p>1.16563</text:p>
          </table:table-cell>
          <table:table-cell office:value-type="float" office:value="0.0866872" calcext:value-type="float">
            <text:p>0.0866872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61573972" calcext:value-type="float">
            <text:p>61573972</text:p>
          </table:table-cell>
          <table:table-cell office:value-type="float" office:value="1.55753" calcext:value-type="float">
            <text:p>1.55753</text:p>
          </table:table-cell>
          <table:table-cell office:value-type="float" office:value="3.3216" calcext:value-type="float">
            <text:p>3.3216</text:p>
          </table:table-cell>
          <table:table-cell office:value-type="float" office:value="1.43265" calcext:value-type="float">
            <text:p>1.43265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1.80003" calcext:value-type="float">
            <text:p>1.80003</text:p>
          </table:table-cell>
        </table:table-row>
        <table:table-row table:style-name="ro1">
          <table:table-cell office:value-type="float" office:value="25535584" calcext:value-type="float">
            <text:p>25535584</text:p>
          </table:table-cell>
          <table:table-cell office:value-type="float" office:value="1.32389" calcext:value-type="float">
            <text:p>1.32389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1.1999" calcext:value-type="float">
            <text:p>1.1999</text:p>
          </table:table-cell>
          <table:table-cell office:value-type="float" office:value="0.77759" calcext:value-type="float">
            <text:p>0.77759</text:p>
          </table:table-cell>
          <table:table-cell office:value-type="float" office:value="1.7113" calcext:value-type="float">
            <text:p>1.7113</text:p>
          </table:table-cell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float" office:value="0.230237" calcext:value-type="float">
            <text:p>0.230237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214095" calcext:value-type="float">
            <text:p>0.21409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0.227685" calcext:value-type="float">
            <text:p>0.227685</text:p>
          </table:table-cell>
          <table:table-cell office:value-type="float" office:value="1.22475" calcext:value-type="float">
            <text:p>1.22475</text:p>
          </table:table-cell>
          <table:table-cell office:value-type="float" office:value="0.145643" calcext:value-type="float">
            <text:p>0.145643</text:p>
          </table:table-cell>
          <table:table-cell office:value-type="float" office:value="0.227926" calcext:value-type="float">
            <text:p>0.227926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30398" calcext:value-type="float">
            <text:p>30398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1.25031" calcext:value-type="float">
            <text:p>1.25031</text:p>
          </table:table-cell>
          <table:table-cell office:value-type="float" office:value="0.165257" calcext:value-type="float">
            <text:p>0.165257</text:p>
          </table:table-cell>
          <table:table-cell office:value-type="float" office:value="0.217365" calcext:value-type="float">
            <text:p>0.217365</text:p>
          </table:table-cell>
          <table:table-cell office:value-type="float" office:value="1.08962" calcext:value-type="float">
            <text:p>1.08962</text:p>
          </table:table-cell>
        </table:table-row>
        <table:table-row table:style-name="ro1">
          <table:table-cell office:value-type="float" office:value="23648247" calcext:value-type="float">
            <text:p>23648247</text:p>
          </table:table-cell>
          <table:table-cell office:value-type="float" office:value="1.31604" calcext:value-type="float">
            <text:p>1.31604</text:p>
          </table:table-cell>
          <table:table-cell office:value-type="float" office:value="2.94247" calcext:value-type="float">
            <text:p>2.94247</text:p>
          </table:table-cell>
          <table:table-cell office:value-type="float" office:value="1.19888" calcext:value-type="float">
            <text:p>1.19888</text:p>
          </table:table-cell>
          <table:table-cell office:value-type="float" office:value="0.751172" calcext:value-type="float">
            <text:p>0.751172</text:p>
          </table:table-cell>
          <table:table-cell office:value-type="float" office:value="1.70411" calcext:value-type="float">
            <text:p>1.70411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0.241952" calcext:value-type="float">
            <text:p>0.241952</text:p>
          </table:table-cell>
          <table:table-cell office:value-type="float" office:value="1.22022" calcext:value-type="float">
            <text:p>1.22022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1.07685" calcext:value-type="float">
            <text:p>1.07685</text:p>
          </table:table-cell>
        </table:table-row>
        <table:table-row table:style-name="ro1">
          <table:table-cell office:value-type="float" office:value="5930578" calcext:value-type="float">
            <text:p>5930578</text:p>
          </table:table-cell>
          <table:table-cell office:value-type="float" office:value="1.01984" calcext:value-type="float">
            <text:p>1.01984</text:p>
          </table:table-cell>
          <table:table-cell office:value-type="float" office:value="2.50238" calcext:value-type="float">
            <text:p>2.50238</text:p>
          </table:table-cell>
          <table:table-cell office:value-type="float" office:value="0.885308" calcext:value-type="float">
            <text:p>0.885308</text:p>
          </table:table-cell>
          <table:table-cell office:value-type="float" office:value="0.599218" calcext:value-type="float">
            <text:p>0.599218</text:p>
          </table:table-cell>
          <table:table-cell office:value-type="float" office:value="1.56606" calcext:value-type="float">
            <text:p>1.56606</text:p>
          </table:table-cell>
        </table:table-row>
        <table:table-row table:style-name="ro1">
          <table:table-cell office:value-type="float" office:value="248431" calcext:value-type="float">
            <text:p>248431</text:p>
          </table:table-cell>
          <table:table-cell office:value-type="float" office:value="0.452973" calcext:value-type="float">
            <text:p>0.452973</text:p>
          </table:table-cell>
          <table:table-cell office:value-type="float" office:value="1.50514" calcext:value-type="float">
            <text:p>1.50514</text:p>
          </table:table-cell>
          <table:table-cell office:value-type="float" office:value="0.346522" calcext:value-type="float">
            <text:p>0.346522</text:p>
          </table:table-cell>
          <table:table-cell office:value-type="float" office:value="0.332498" calcext:value-type="float">
            <text:p>0.332498</text:p>
          </table:table-cell>
          <table:table-cell office:value-type="float" office:value="1.2567" calcext:value-type="float">
            <text:p>1.2567</text:p>
          </table:table-cell>
        </table:table-row>
        <table:table-row table:style-name="ro1">
          <table:table-cell office:value-type="float" office:value="13399006" calcext:value-type="float">
            <text:p>13399006</text:p>
          </table:table-cell>
          <table:table-cell office:value-type="float" office:value="1.17762" calcext:value-type="float">
            <text:p>1.17762</text:p>
          </table:table-cell>
          <table:table-cell office:value-type="float" office:value="2.75322" calcext:value-type="float">
            <text:p>2.75322</text:p>
          </table:table-cell>
          <table:table-cell office:value-type="float" office:value="1.02313" calcext:value-type="float">
            <text:p>1.02313</text:p>
          </table:table-cell>
          <table:table-cell office:value-type="float" office:value="0.745929" calcext:value-type="float">
            <text:p>0.745929</text:p>
          </table:table-cell>
          <table:table-cell office:value-type="float" office:value="1.64684" calcext:value-type="float">
            <text:p>1.64684</text:p>
          </table:table-cell>
        </table:table-row>
        <table:table-row table:style-name="ro1">
          <table:table-cell office:value-type="float" office:value="51462340" calcext:value-type="float">
            <text:p>51462340</text:p>
          </table:table-cell>
          <table:table-cell office:value-type="float" office:value="1.51663" calcext:value-type="float">
            <text:p>1.51663</text:p>
          </table:table-cell>
          <table:table-cell office:value-type="float" office:value="3.18058" calcext:value-type="float">
            <text:p>3.18058</text:p>
          </table:table-cell>
          <table:table-cell office:value-type="float" office:value="1.37629" calcext:value-type="float">
            <text:p>1.37629</text:p>
          </table:table-cell>
          <table:table-cell office:value-type="float" office:value="0.844485" calcext:value-type="float">
            <text:p>0.844485</text:p>
          </table:table-cell>
          <table:table-cell office:value-type="float" office:value="1.78132" calcext:value-type="float">
            <text:p>1.78132</text:p>
          </table:table-cell>
        </table:table-row>
        <table:table-row table:style-name="ro1">
          <table:table-cell office:value-type="float" office:value="3619134" calcext:value-type="float">
            <text:p>3619134</text:p>
          </table:table-cell>
          <table:table-cell office:value-type="float" office:value="0.936895" calcext:value-type="float">
            <text:p>0.936895</text:p>
          </table:table-cell>
          <table:table-cell office:value-type="float" office:value="2.44202" calcext:value-type="float">
            <text:p>2.44202</text:p>
          </table:table-cell>
          <table:table-cell office:value-type="float" office:value="0.788295" calcext:value-type="float">
            <text:p>0.788295</text:p>
          </table:table-cell>
          <table:table-cell office:value-type="float" office:value="0.550896" calcext:value-type="float">
            <text:p>0.550896</text:p>
          </table:table-cell>
          <table:table-cell office:value-type="float" office:value="1.51772" calcext:value-type="float">
            <text:p>1.51772</text:p>
          </table:table-cell>
        </table:table-row>
        <table:table-row table:style-name="ro1">
          <table:table-cell office:value-type="float" office:value="1893703" calcext:value-type="float">
            <text:p>1893703</text:p>
          </table:table-cell>
          <table:table-cell office:value-type="float" office:value="0.822915" calcext:value-type="float">
            <text:p>0.822915</text:p>
          </table:table-cell>
          <table:table-cell office:value-type="float" office:value="2.21702" calcext:value-type="float">
            <text:p>2.21702</text:p>
          </table:table-cell>
          <table:table-cell office:value-type="float" office:value="0.677921" calcext:value-type="float">
            <text:p>0.677921</text:p>
          </table:table-cell>
          <table:table-cell office:value-type="float" office:value="0.485546" calcext:value-type="float">
            <text:p>0.485546</text:p>
          </table:table-cell>
          <table:table-cell office:value-type="float" office:value="1.45353" calcext:value-type="float">
            <text:p>1.4535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1002" calcext:value-type="float">
            <text:p>0.161002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0818034" calcext:value-type="float">
            <text:p>0.0818034</text:p>
          </table:table-cell>
          <table:table-cell office:value-type="float" office:value="0.205456" calcext:value-type="float">
            <text:p>0.20545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8089203" calcext:value-type="float">
            <text:p>48089203</text:p>
          </table:table-cell>
          <table:table-cell office:value-type="float" office:value="1.49592" calcext:value-type="float">
            <text:p>1.49592</text:p>
          </table:table-cell>
          <table:table-cell office:value-type="float" office:value="3.17238" calcext:value-type="float">
            <text:p>3.17238</text:p>
          </table:table-cell>
          <table:table-cell office:value-type="float" office:value="1.37764" calcext:value-type="float">
            <text:p>1.37764</text:p>
          </table:table-cell>
          <table:table-cell office:value-type="float" office:value="0.798097" calcext:value-type="float">
            <text:p>0.798097</text:p>
          </table:table-cell>
          <table:table-cell office:value-type="float" office:value="1.77462" calcext:value-type="float">
            <text:p>1.77462</text:p>
          </table:table-cell>
        </table:table-row>
        <table:table-row table:style-name="ro1">
          <table:table-cell office:value-type="float" office:value="1471941" calcext:value-type="float">
            <text:p>1471941</text:p>
          </table:table-cell>
          <table:table-cell office:value-type="float" office:value="0.789271" calcext:value-type="float">
            <text:p>0.789271</text:p>
          </table:table-cell>
          <table:table-cell office:value-type="float" office:value="2.10604" calcext:value-type="float">
            <text:p>2.10604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470563" calcext:value-type="float">
            <text:p>0.470563</text:p>
          </table:table-cell>
          <table:table-cell office:value-type="float" office:value="1.42778" calcext:value-type="float">
            <text:p>1.42778</text:p>
          </table:table-cell>
        </table:table-row>
        <table:table-row table:style-name="ro1">
          <table:table-cell office:value-type="float" office:value="3852360" calcext:value-type="float">
            <text:p>3852360</text:p>
          </table:table-cell>
          <table:table-cell office:value-type="float" office:value="0.93478" calcext:value-type="float">
            <text:p>0.93478</text:p>
          </table:table-cell>
          <table:table-cell office:value-type="float" office:value="2.42285" calcext:value-type="float">
            <text:p>2.42285</text:p>
          </table:table-cell>
          <table:table-cell office:value-type="float" office:value="0.788239" calcext:value-type="float">
            <text:p>0.788239</text:p>
          </table:table-cell>
          <table:table-cell office:value-type="float" office:value="0.491415" calcext:value-type="float">
            <text:p>0.491415</text:p>
          </table:table-cell>
          <table:table-cell office:value-type="float" office:value="1.52344" calcext:value-type="float">
            <text:p>1.52344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.174592" calcext:value-type="float">
            <text:p>0.174592</text:p>
          </table:table-cell>
          <table:table-cell office:value-type="float" office:value="1.19778" calcext:value-type="float">
            <text:p>1.19778</text:p>
          </table:table-cell>
          <table:table-cell office:value-type="float" office:value="0.093593" calcext:value-type="float">
            <text:p>0.093593</text:p>
          </table:table-cell>
          <table:table-cell office:value-type="float" office:value="0.182794" calcext:value-type="float">
            <text:p>0.18279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69095" calcext:value-type="float">
            <text:p>669095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1.81456" calcext:value-type="float">
            <text:p>1.81456</text:p>
          </table:table-cell>
          <table:table-cell office:value-type="float" office:value="0.520624" calcext:value-type="float">
            <text:p>0.520624</text:p>
          </table:table-cell>
          <table:table-cell office:value-type="float" office:value="0.500066" calcext:value-type="float">
            <text:p>0.500066</text:p>
          </table:table-cell>
          <table:table-cell office:value-type="float" office:value="1.35217" calcext:value-type="float">
            <text:p>1.35217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0.225278" calcext:value-type="float">
            <text:p>0.225278</text:p>
          </table:table-cell>
          <table:table-cell office:value-type="float" office:value="1.23668" calcext:value-type="float">
            <text:p>1.23668</text:p>
          </table:table-cell>
          <table:table-cell office:value-type="float" office:value="0.141226" calcext:value-type="float">
            <text:p>0.141226</text:p>
          </table:table-cell>
          <table:table-cell office:value-type="float" office:value="0.208685" calcext:value-type="float">
            <text:p>0.2086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0.192086" calcext:value-type="float">
            <text:p>0.192086</text:p>
          </table:table-cell>
          <table:table-cell office:value-type="float" office:value="1.17746" calcext:value-type="float">
            <text:p>1.17746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206545" calcext:value-type="float">
            <text:p>0.2065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float" office:value="0.224671" calcext:value-type="float">
            <text:p>0.224671</text:p>
          </table:table-cell>
          <table:table-cell office:value-type="float" office:value="1.22965" calcext:value-type="float">
            <text:p>1.22965</text:p>
          </table:table-cell>
          <table:table-cell office:value-type="float" office:value="0.14092" calcext:value-type="float">
            <text:p>0.14092</text:p>
          </table:table-cell>
          <table:table-cell office:value-type="float" office:value="0.203546" calcext:value-type="float">
            <text:p>0.20354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2880" calcext:value-type="float">
            <text:p>62880</text:p>
          </table:table-cell>
          <table:table-cell office:value-type="float" office:value="0.281063" calcext:value-type="float">
            <text:p>0.281063</text:p>
          </table:table-cell>
          <table:table-cell office:value-type="float" office:value="1.28665" calcext:value-type="float">
            <text:p>1.28665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237884" calcext:value-type="float">
            <text:p>0.237884</text:p>
          </table:table-cell>
          <table:table-cell office:value-type="float" office:value="1.13729" calcext:value-type="float">
            <text:p>1.13729</text:p>
          </table:table-cell>
        </table:table-row>
        <table:table-row table:style-name="ro1">
          <table:table-cell office:value-type="float" office:value="161995" calcext:value-type="float">
            <text:p>161995</text:p>
          </table:table-cell>
          <table:table-cell office:value-type="float" office:value="0.379232" calcext:value-type="float">
            <text:p>0.379232</text:p>
          </table:table-cell>
          <table:table-cell office:value-type="float" office:value="1.3946" calcext:value-type="float">
            <text:p>1.3946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331541" calcext:value-type="float">
            <text:p>0.331541</text:p>
          </table:table-cell>
          <table:table-cell office:value-type="float" office:value="1.21871" calcext:value-type="float">
            <text:p>1.21871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1.19909" calcext:value-type="float">
            <text:p>1.19909</text:p>
          </table:table-cell>
          <table:table-cell office:value-type="float" office:value="0.120942" calcext:value-type="float">
            <text:p>0.120942</text:p>
          </table:table-cell>
          <table:table-cell office:value-type="float" office:value="0.198483" calcext:value-type="float">
            <text:p>0.19848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51873" calcext:value-type="float">
            <text:p>0.151873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731694" calcext:value-type="float">
            <text:p>0.0731694</text:p>
          </table:table-cell>
          <table:table-cell office:value-type="float" office:value="0.174098" calcext:value-type="float">
            <text:p>0.1740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604658" calcext:value-type="float">
            <text:p>4604658</text:p>
          </table:table-cell>
          <table:table-cell office:value-type="float" office:value="0.964266" calcext:value-type="float">
            <text:p>0.964266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0.814789" calcext:value-type="float">
            <text:p>0.814789</text:p>
          </table:table-cell>
          <table:table-cell office:value-type="float" office:value="0.519628" calcext:value-type="float">
            <text:p>0.519628</text:p>
          </table:table-cell>
          <table:table-cell office:value-type="float" office:value="1.54121" calcext:value-type="float">
            <text:p>1.54121</text:p>
          </table:table-cell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float" office:value="0.250702" calcext:value-type="float">
            <text:p>0.250702</text:p>
          </table:table-cell>
          <table:table-cell office:value-type="float" office:value="1.28879" calcext:value-type="float">
            <text:p>1.28879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1.08266" calcext:value-type="float">
            <text:p>1.08266</text:p>
          </table:table-cell>
        </table:table-row>
        <table:table-row table:style-name="ro1">
          <table:table-cell office:value-type="float" office:value="7952071" calcext:value-type="float">
            <text:p>7952071</text:p>
          </table:table-cell>
          <table:table-cell office:value-type="float" office:value="1.06205" calcext:value-type="float">
            <text:p>1.06205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0.928778" calcext:value-type="float">
            <text:p>0.928778</text:p>
          </table:table-cell>
          <table:table-cell office:value-type="float" office:value="0.601095" calcext:value-type="float">
            <text:p>0.601095</text:p>
          </table:table-cell>
          <table:table-cell office:value-type="float" office:value="1.5955" calcext:value-type="float">
            <text:p>1.595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154128" calcext:value-type="float">
            <text:p>0.154128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0.0778418" calcext:value-type="float">
            <text:p>0.0778418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7994645" calcext:value-type="float">
            <text:p>47994645</text:p>
          </table:table-cell>
          <table:table-cell office:value-type="float" office:value="1.49756" calcext:value-type="float">
            <text:p>1.49756</text:p>
          </table:table-cell>
          <table:table-cell office:value-type="float" office:value="3.18039" calcext:value-type="float">
            <text:p>3.18039</text:p>
          </table:table-cell>
          <table:table-cell office:value-type="float" office:value="1.35916" calcext:value-type="float">
            <text:p>1.35916</text:p>
          </table:table-cell>
          <table:table-cell office:value-type="float" office:value="0.80966" calcext:value-type="float">
            <text:p>0.80966</text:p>
          </table:table-cell>
          <table:table-cell office:value-type="float" office:value="1.77451" calcext:value-type="float">
            <text:p>1.77451</text:p>
          </table:table-cell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0.229536" calcext:value-type="float">
            <text:p>0.229536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0.143402" calcext:value-type="float">
            <text:p>0.143402</text:p>
          </table:table-cell>
          <table:table-cell office:value-type="float" office:value="0.201573" calcext:value-type="float">
            <text:p>0.20157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9956" calcext:value-type="float">
            <text:p>279956</text:p>
          </table:table-cell>
          <table:table-cell office:value-type="float" office:value="0.47513" calcext:value-type="float">
            <text:p>0.47513</text:p>
          </table:table-cell>
          <table:table-cell office:value-type="float" office:value="1.55502" calcext:value-type="float">
            <text:p>1.55502</text:p>
          </table:table-cell>
          <table:table-cell office:value-type="float" office:value="0.366196" calcext:value-type="float">
            <text:p>0.366196</text:p>
          </table:table-cell>
          <table:table-cell office:value-type="float" office:value="0.341516" calcext:value-type="float">
            <text:p>0.341516</text:p>
          </table:table-cell>
          <table:table-cell office:value-type="float" office:value="1.26757" calcext:value-type="float">
            <text:p>1.26757</text:p>
          </table:table-cell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float" office:value="0.252469" calcext:value-type="float">
            <text:p>0.252469</text:p>
          </table:table-cell>
          <table:table-cell office:value-type="float" office:value="1.25381" calcext:value-type="float">
            <text:p>1.25381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0.207901" calcext:value-type="float">
            <text:p>0.207901</text:p>
          </table:table-cell>
          <table:table-cell office:value-type="float" office:value="1.09331" calcext:value-type="float">
            <text:p>1.09331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0.254313" calcext:value-type="float">
            <text:p>0.254313</text:p>
          </table:table-cell>
          <table:table-cell office:value-type="float" office:value="1.30157" calcext:value-type="float">
            <text:p>1.30157</text:p>
          </table:table-cell>
          <table:table-cell office:value-type="float" office:value="0.164318" calcext:value-type="float">
            <text:p>0.164318</text:p>
          </table:table-cell>
          <table:table-cell office:value-type="float" office:value="0.218601" calcext:value-type="float">
            <text:p>0.218601</text:p>
          </table:table-cell>
          <table:table-cell office:value-type="float" office:value="1.08816" calcext:value-type="float">
            <text:p>1.08816</text:p>
          </table:table-cell>
        </table:table-row>
        <table:table-row table:style-name="ro1">
          <table:table-cell office:value-type="float" office:value="5901896" calcext:value-type="float">
            <text:p>5901896</text:p>
          </table:table-cell>
          <table:table-cell office:value-type="float" office:value="1.01754" calcext:value-type="float">
            <text:p>1.01754</text:p>
          </table:table-cell>
          <table:table-cell office:value-type="float" office:value="2.50789" calcext:value-type="float">
            <text:p>2.50789</text:p>
          </table:table-cell>
          <table:table-cell office:value-type="float" office:value="0.863761" calcext:value-type="float">
            <text:p>0.863761</text:p>
          </table:table-cell>
          <table:table-cell office:value-type="float" office:value="0.569637" calcext:value-type="float">
            <text:p>0.569637</text:p>
          </table:table-cell>
          <table:table-cell office:value-type="float" office:value="1.56563" calcext:value-type="float">
            <text:p>1.56563</text:p>
          </table:table-cell>
        </table:table-row>
        <table:table-row table:style-name="ro1">
          <table:table-cell office:value-type="float" office:value="42777241" calcext:value-type="float">
            <text:p>42777241</text:p>
          </table:table-cell>
          <table:table-cell office:value-type="float" office:value="1.46623" calcext:value-type="float">
            <text:p>1.46623</text:p>
          </table:table-cell>
          <table:table-cell office:value-type="float" office:value="3.1136" calcext:value-type="float">
            <text:p>3.1136</text:p>
          </table:table-cell>
          <table:table-cell office:value-type="float" office:value="1.33415" calcext:value-type="float">
            <text:p>1.33415</text:p>
          </table:table-cell>
          <table:table-cell office:value-type="float" office:value="0.927185" calcext:value-type="float">
            <text:p>0.927185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204595" calcext:value-type="float">
            <text:p>1204595</text:p>
          </table:table-cell>
          <table:table-cell office:value-type="float" office:value="0.741226" calcext:value-type="float">
            <text:p>0.741226</text:p>
          </table:table-cell>
          <table:table-cell office:value-type="float" office:value="2.03011" calcext:value-type="float">
            <text:p>2.03011</text:p>
          </table:table-cell>
          <table:table-cell office:value-type="float" office:value="0.604518" calcext:value-type="float">
            <text:p>0.604518</text:p>
          </table:table-cell>
          <table:table-cell office:value-type="float" office:value="0.461732" calcext:value-type="float">
            <text:p>0.461732</text:p>
          </table:table-cell>
          <table:table-cell office:value-type="float" office:value="1.40871" calcext:value-type="float">
            <text:p>1.40871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156817" calcext:value-type="float">
            <text:p>0.156817</text:p>
          </table:table-cell>
          <table:table-cell office:value-type="float" office:value="1.14672" calcext:value-type="float">
            <text:p>1.14672</text:p>
          </table:table-cell>
          <table:table-cell office:value-type="float" office:value="0.0776483" calcext:value-type="float">
            <text:p>0.0776483</text:p>
          </table:table-cell>
          <table:table-cell office:value-type="float" office:value="0.183041" calcext:value-type="float">
            <text:p>0.18304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17754" calcext:value-type="float">
            <text:p>0.17754</text:p>
          </table:table-cell>
          <table:table-cell office:value-type="float" office:value="1.17454" calcext:value-type="float">
            <text:p>1.17454</text:p>
          </table:table-cell>
          <table:table-cell office:value-type="float" office:value="0.0974549" calcext:value-type="float">
            <text:p>0.0974549</text:p>
          </table:table-cell>
          <table:table-cell office:value-type="float" office:value="0.192291" calcext:value-type="float">
            <text:p>0.19229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1.17811" calcext:value-type="float">
            <text:p>1.17811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91425" calcext:value-type="float">
            <text:p>0.19142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1915" calcext:value-type="float">
            <text:p>731915</text:p>
          </table:table-cell>
          <table:table-cell office:value-type="float" office:value="0.670561" calcext:value-type="float">
            <text:p>0.670561</text:p>
          </table:table-cell>
          <table:table-cell office:value-type="float" office:value="1.87395" calcext:value-type="float">
            <text:p>1.87395</text:p>
          </table:table-cell>
          <table:table-cell office:value-type="float" office:value="0.526062" calcext:value-type="float">
            <text:p>0.526062</text:p>
          </table:table-cell>
          <table:table-cell office:value-type="float" office:value="0.422088" calcext:value-type="float">
            <text:p>0.422088</text:p>
          </table:table-cell>
          <table:table-cell office:value-type="float" office:value="1.35991" calcext:value-type="float">
            <text:p>1.3599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1.20338" calcext:value-type="float">
            <text:p>1.20338</text:p>
          </table:table-cell>
          <table:table-cell office:value-type="float" office:value="0.0886933" calcext:value-type="float">
            <text:p>0.0886933</text:p>
          </table:table-cell>
          <table:table-cell office:value-type="float" office:value="0.205068" calcext:value-type="float">
            <text:p>0.20506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6866182" calcext:value-type="float">
            <text:p>16866182</text:p>
          </table:table-cell>
          <table:table-cell office:value-type="float" office:value="1.23692" calcext:value-type="float">
            <text:p>1.23692</text:p>
          </table:table-cell>
          <table:table-cell office:value-type="float" office:value="2.85402" calcext:value-type="float">
            <text:p>2.85402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721671" calcext:value-type="float">
            <text:p>0.721671</text:p>
          </table:table-cell>
          <table:table-cell office:value-type="float" office:value="1.67066" calcext:value-type="float">
            <text:p>1.6706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176466" calcext:value-type="float">
            <text:p>0.176466</text:p>
          </table:table-cell>
          <table:table-cell office:value-type="float" office:value="1.18802" calcext:value-type="float">
            <text:p>1.18802</text:p>
          </table:table-cell>
          <table:table-cell office:value-type="float" office:value="0.0945105" calcext:value-type="float">
            <text:p>0.0945105</text:p>
          </table:table-cell>
          <table:table-cell office:value-type="float" office:value="0.185755" calcext:value-type="float">
            <text:p>0.18575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9993" calcext:value-type="float">
            <text:p>69993</text:p>
          </table:table-cell>
          <table:table-cell office:value-type="float" office:value="0.287954" calcext:value-type="float">
            <text:p>0.287954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0.202196" calcext:value-type="float">
            <text:p>0.202196</text:p>
          </table:table-cell>
          <table:table-cell office:value-type="float" office:value="0.223818" calcext:value-type="float">
            <text:p>0.223818</text:p>
          </table:table-cell>
          <table:table-cell office:value-type="float" office:value="1.14825" calcext:value-type="float">
            <text:p>1.14825</text:p>
          </table:table-cell>
        </table:table-row>
        <table:table-row table:style-name="ro1">
          <table:table-cell office:value-type="float" office:value="10614341" calcext:value-type="float">
            <text:p>10614341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2.66174" calcext:value-type="float">
            <text:p>2.66174</text:p>
          </table:table-cell>
          <table:table-cell office:value-type="float" office:value="1.01955" calcext:value-type="float">
            <text:p>1.01955</text:p>
          </table:table-cell>
          <table:table-cell office:value-type="float" office:value="0.770556" calcext:value-type="float">
            <text:p>0.770556</text:p>
          </table:table-cell>
          <table:table-cell office:value-type="float" office:value="1.62589" calcext:value-type="float">
            <text:p>1.6258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0.195467" calcext:value-type="float">
            <text:p>0.195467</text:p>
          </table:table-cell>
          <table:table-cell office:value-type="float" office:value="1.25327" calcext:value-type="float">
            <text:p>1.25327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20447" calcext:value-type="float">
            <text:p>0.20447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1.23681" calcext:value-type="float">
            <text:p>1.23681</text:p>
          </table:table-cell>
          <table:table-cell office:value-type="float" office:value="0.117493" calcext:value-type="float">
            <text:p>0.117493</text:p>
          </table:table-cell>
          <table:table-cell office:value-type="float" office:value="0.200876" calcext:value-type="float">
            <text:p>0.20087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01961" calcext:value-type="float">
            <text:p>201961</text:p>
          </table:table-cell>
          <table:table-cell office:value-type="float" office:value="0.418747" calcext:value-type="float">
            <text:p>0.418747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0.321563" calcext:value-type="float">
            <text:p>0.321563</text:p>
          </table:table-cell>
          <table:table-cell office:value-type="float" office:value="0.332321" calcext:value-type="float">
            <text:p>0.332321</text:p>
          </table:table-cell>
          <table:table-cell office:value-type="float" office:value="1.24076" calcext:value-type="float">
            <text:p>1.24076</text:p>
          </table:table-cell>
        </table:table-row>
        <table:table-row table:style-name="ro1">
          <table:table-cell office:value-type="float" office:value="93417" calcext:value-type="float">
            <text:p>93417</text:p>
          </table:table-cell>
          <table:table-cell office:value-type="float" office:value="0.308873" calcext:value-type="float">
            <text:p>0.308873</text:p>
          </table:table-cell>
          <table:table-cell office:value-type="float" office:value="1.289" calcext:value-type="float">
            <text:p>1.289</text:p>
          </table:table-cell>
          <table:table-cell office:value-type="float" office:value="0.220678" calcext:value-type="float">
            <text:p>0.220678</text:p>
          </table:table-cell>
          <table:table-cell office:value-type="float" office:value="0.245756" calcext:value-type="float">
            <text:p>0.245756</text:p>
          </table:table-cell>
          <table:table-cell office:value-type="float" office:value="1.17136" calcext:value-type="float">
            <text:p>1.17136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float" office:value="0.221837" calcext:value-type="float">
            <text:p>0.221837</text:p>
          </table:table-cell>
          <table:table-cell office:value-type="float" office:value="1.23905" calcext:value-type="float">
            <text:p>1.23905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0.233185" calcext:value-type="float">
            <text:p>0.2331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382804" calcext:value-type="float">
            <text:p>1382804</text:p>
          </table:table-cell>
          <table:table-cell office:value-type="float" office:value="0.775683" calcext:value-type="float">
            <text:p>0.775683</text:p>
          </table:table-cell>
          <table:table-cell office:value-type="float" office:value="2.05131" calcext:value-type="float">
            <text:p>2.05131</text:p>
          </table:table-cell>
          <table:table-cell office:value-type="float" office:value="0.637321" calcext:value-type="float">
            <text:p>0.637321</text:p>
          </table:table-cell>
          <table:table-cell office:value-type="float" office:value="0.538596" calcext:value-type="float">
            <text:p>0.538596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float" office:value="88040" calcext:value-type="float">
            <text:p>88040</text:p>
          </table:table-cell>
          <table:table-cell office:value-type="float" office:value="0.302209" calcext:value-type="float">
            <text:p>0.302209</text:p>
          </table:table-cell>
          <table:table-cell office:value-type="float" office:value="1.33456" calcext:value-type="float">
            <text:p>1.33456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282221" calcext:value-type="float">
            <text:p>0.282221</text:p>
          </table:table-cell>
          <table:table-cell office:value-type="float" office:value="1.18447" calcext:value-type="float">
            <text:p>1.184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180191" calcext:value-type="float">
            <text:p>0.180191</text:p>
          </table:table-cell>
          <table:table-cell office:value-type="float" office:value="1.16953" calcext:value-type="float">
            <text:p>1.16953</text:p>
          </table:table-cell>
          <table:table-cell office:value-type="float" office:value="0.0994084" calcext:value-type="float">
            <text:p>0.0994084</text:p>
          </table:table-cell>
          <table:table-cell office:value-type="float" office:value="0.193698" calcext:value-type="float">
            <text:p>0.1936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float" office:value="0.240164" calcext:value-type="float">
            <text:p>0.240164</text:p>
          </table:table-cell>
          <table:table-cell office:value-type="float" office:value="1.19338" calcext:value-type="float">
            <text:p>1.19338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244946" calcext:value-type="float">
            <text:p>0.244946</text:p>
          </table:table-cell>
          <table:table-cell office:value-type="float" office:value="1.07067" calcext:value-type="float">
            <text:p>1.07067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.165569" calcext:value-type="float">
            <text:p>0.165569</text:p>
          </table:table-cell>
          <table:table-cell office:value-type="float" office:value="1.13853" calcext:value-type="float">
            <text:p>1.13853</text:p>
          </table:table-cell>
          <table:table-cell office:value-type="float" office:value="0.0846063" calcext:value-type="float">
            <text:p>0.0846063</text:p>
          </table:table-cell>
          <table:table-cell office:value-type="float" office:value="0.240574" calcext:value-type="float">
            <text:p>0.24057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47677" calcext:value-type="float">
            <text:p>0.147677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0689252" calcext:value-type="float">
            <text:p>0.0689252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40138" calcext:value-type="float">
            <text:p>440138</text:p>
          </table:table-cell>
          <table:table-cell office:value-type="float" office:value="0.56245" calcext:value-type="float">
            <text:p>0.56245</text:p>
          </table:table-cell>
          <table:table-cell office:value-type="float" office:value="1.79269" calcext:value-type="float">
            <text:p>1.79269</text:p>
          </table:table-cell>
          <table:table-cell office:value-type="float" office:value="0.442421" calcext:value-type="float">
            <text:p>0.442421</text:p>
          </table:table-cell>
          <table:table-cell office:value-type="float" office:value="0.394174" calcext:value-type="float">
            <text:p>0.394174</text:p>
          </table:table-cell>
          <table:table-cell office:value-type="float" office:value="1.31079" calcext:value-type="float">
            <text:p>1.31079</text:p>
          </table:table-cell>
        </table:table-row>
        <table:table-row table:style-name="ro1">
          <table:table-cell office:value-type="float" office:value="2936504" calcext:value-type="float">
            <text:p>2936504</text:p>
          </table:table-cell>
          <table:table-cell office:value-type="float" office:value="0.907472" calcext:value-type="float">
            <text:p>0.907472</text:p>
          </table:table-cell>
          <table:table-cell office:value-type="float" office:value="2.30214" calcext:value-type="float">
            <text:p>2.30214</text:p>
          </table:table-cell>
          <table:table-cell office:value-type="float" office:value="0.753009" calcext:value-type="float">
            <text:p>0.753009</text:p>
          </table:table-cell>
          <table:table-cell office:value-type="float" office:value="0.511891" calcext:value-type="float">
            <text:p>0.511891</text:p>
          </table:table-cell>
          <table:table-cell office:value-type="float" office:value="1.49636" calcext:value-type="float">
            <text:p>1.49636</text:p>
          </table:table-cell>
        </table:table-row>
        <table:table-row table:style-name="ro1">
          <table:table-cell office:value-type="float" office:value="47701477" calcext:value-type="float">
            <text:p>47701477</text:p>
          </table:table-cell>
          <table:table-cell office:value-type="float" office:value="1.50169" calcext:value-type="float">
            <text:p>1.50169</text:p>
          </table:table-cell>
          <table:table-cell office:value-type="float" office:value="3.20463" calcext:value-type="float">
            <text:p>3.20463</text:p>
          </table:table-cell>
          <table:table-cell office:value-type="float" office:value="1.35704" calcext:value-type="float">
            <text:p>1.35704</text:p>
          </table:table-cell>
          <table:table-cell office:value-type="float" office:value="0.849537" calcext:value-type="float">
            <text:p>0.849537</text:p>
          </table:table-cell>
          <table:table-cell office:value-type="float" office:value="1.7741" calcext:value-type="float">
            <text:p>1.7741</text:p>
          </table:table-cell>
        </table:table-row>
        <table:table-row table:style-name="ro1">
          <table:table-cell office:value-type="float" office:value="58990023" calcext:value-type="float">
            <text:p>58990023</text:p>
          </table:table-cell>
          <table:table-cell office:value-type="float" office:value="1.53613" calcext:value-type="float">
            <text:p>1.53613</text:p>
          </table:table-cell>
          <table:table-cell office:value-type="float" office:value="3.31609" calcext:value-type="float">
            <text:p>3.31609</text:p>
          </table:table-cell>
          <table:table-cell office:value-type="float" office:value="1.39905" calcext:value-type="float">
            <text:p>1.39905</text:p>
          </table:table-cell>
          <table:table-cell office:value-type="float" office:value="0.852419" calcext:value-type="float">
            <text:p>0.852419</text:p>
          </table:table-cell>
          <table:table-cell office:value-type="float" office:value="1.79637" calcext:value-type="float">
            <text:p>1.79637</text:p>
          </table:table-cell>
        </table:table-row>
        <table:table-row table:style-name="ro1">
          <table:table-cell office:value-type="float" office:value="19301286" calcext:value-type="float">
            <text:p>19301286</text:p>
          </table:table-cell>
          <table:table-cell office:value-type="float" office:value="1.27874" calcext:value-type="float">
            <text:p>1.27874</text:p>
          </table:table-cell>
          <table:table-cell office:value-type="float" office:value="2.89278" calcext:value-type="float">
            <text:p>2.89278</text:p>
          </table:table-cell>
          <table:table-cell office:value-type="float" office:value="1.12629" calcext:value-type="float">
            <text:p>1.12629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1.68451" calcext:value-type="float">
            <text:p>1.68451</text:p>
          </table:table-cell>
        </table:table-row>
        <table:table-row table:style-name="ro1">
          <table:table-cell office:value-type="float" office:value="528214" calcext:value-type="float">
            <text:p>528214</text:p>
          </table:table-cell>
          <table:table-cell office:value-type="float" office:value="0.593967" calcext:value-type="float">
            <text:p>0.593967</text:p>
          </table:table-cell>
          <table:table-cell office:value-type="float" office:value="1.79498" calcext:value-type="float">
            <text:p>1.79498</text:p>
          </table:table-cell>
          <table:table-cell office:value-type="float" office:value="0.478412" calcext:value-type="float">
            <text:p>0.478412</text:p>
          </table:table-cell>
          <table:table-cell office:value-type="float" office:value="0.41138" calcext:value-type="float">
            <text:p>0.41138</text:p>
          </table:table-cell>
          <table:table-cell office:value-type="float" office:value="1.32797" calcext:value-type="float">
            <text:p>1.32797</text:p>
          </table:table-cell>
        </table:table-row>
        <table:table-row table:style-name="ro1">
          <table:table-cell office:value-type="float" office:value="2030999" calcext:value-type="float">
            <text:p>2030999</text:p>
          </table:table-cell>
          <table:table-cell office:value-type="float" office:value="0.83696" calcext:value-type="float">
            <text:p>0.83696</text:p>
          </table:table-cell>
          <table:table-cell office:value-type="float" office:value="2.23193" calcext:value-type="float">
            <text:p>2.23193</text:p>
          </table:table-cell>
          <table:table-cell office:value-type="float" office:value="0.704866" calcext:value-type="float">
            <text:p>0.704866</text:p>
          </table:table-cell>
          <table:table-cell office:value-type="float" office:value="0.498567" calcext:value-type="float">
            <text:p>0.498567</text:p>
          </table:table-cell>
          <table:table-cell office:value-type="float" office:value="1.45991" calcext:value-type="float">
            <text:p>1.45991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0.212524" calcext:value-type="float">
            <text:p>0.212524</text:p>
          </table:table-cell>
          <table:table-cell office:value-type="float" office:value="1.17182" calcext:value-type="float">
            <text:p>1.17182</text:p>
          </table:table-cell>
          <table:table-cell office:value-type="float" office:value="0.129923" calcext:value-type="float">
            <text:p>0.129923</text:p>
          </table:table-cell>
          <table:table-cell office:value-type="float" office:value="0.226298" calcext:value-type="float">
            <text:p>0.2262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1524" calcext:value-type="float">
            <text:p>271524</text:p>
          </table:table-cell>
          <table:table-cell office:value-type="float" office:value="0.472243" calcext:value-type="float">
            <text:p>0.472243</text:p>
          </table:table-cell>
          <table:table-cell office:value-type="float" office:value="1.5119" calcext:value-type="float">
            <text:p>1.5119</text:p>
          </table:table-cell>
          <table:table-cell office:value-type="float" office:value="0.362731" calcext:value-type="float">
            <text:p>0.362731</text:p>
          </table:table-cell>
          <table:table-cell office:value-type="float" office:value="0.353761" calcext:value-type="float">
            <text:p>0.353761</text:p>
          </table:table-cell>
          <table:table-cell office:value-type="float" office:value="1.26505" calcext:value-type="float">
            <text:p>1.26505</text:p>
          </table:table-cell>
        </table:table-row>
        <table:table-row table:style-name="ro1">
          <table:table-cell office:value-type="float" office:value="1719442" calcext:value-type="float">
            <text:p>1719442</text:p>
          </table:table-cell>
          <table:table-cell office:value-type="float" office:value="0.812096" calcext:value-type="float">
            <text:p>0.812096</text:p>
          </table:table-cell>
          <table:table-cell office:value-type="float" office:value="2.20946" calcext:value-type="float">
            <text:p>2.20946</text:p>
          </table:table-cell>
          <table:table-cell office:value-type="float" office:value="0.676434" calcext:value-type="float">
            <text:p>0.676434</text:p>
          </table:table-cell>
          <table:table-cell office:value-type="float" office:value="0.504034" calcext:value-type="float">
            <text:p>0.504034</text:p>
          </table:table-cell>
          <table:table-cell office:value-type="float" office:value="1.44452" calcext:value-type="float">
            <text:p>1.44452</text:p>
          </table:table-cell>
        </table:table-row>
        <table:table-row table:style-name="ro1">
          <table:table-cell office:value-type="float" office:value="73423" calcext:value-type="float">
            <text:p>73423</text:p>
          </table:table-cell>
          <table:table-cell office:value-type="float" office:value="0.288051" calcext:value-type="float">
            <text:p>0.288051</text:p>
          </table:table-cell>
          <table:table-cell office:value-type="float" office:value="1.28151" calcext:value-type="float">
            <text:p>1.2815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7685" calcext:value-type="float">
            <text:p>0.237685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7586968" calcext:value-type="float">
            <text:p>7586968</text:p>
          </table:table-cell>
          <table:table-cell office:value-type="float" office:value="1.07223" calcext:value-type="float">
            <text:p>1.07223</text:p>
          </table:table-cell>
          <table:table-cell office:value-type="float" office:value="2.65647" calcext:value-type="float">
            <text:p>2.65647</text:p>
          </table:table-cell>
          <table:table-cell office:value-type="float" office:value="0.91708" calcext:value-type="float">
            <text:p>0.91708</text:p>
          </table:table-cell>
          <table:table-cell office:value-type="float" office:value="0.637861" calcext:value-type="float">
            <text:p>0.637861</text:p>
          </table:table-cell>
          <table:table-cell office:value-type="float" office:value="1.59125" calcext:value-type="float">
            <text:p>1.59125</text:p>
          </table:table-cell>
        </table:table-row>
        <table:table-row table:style-name="ro1">
          <table:table-cell office:value-type="float" office:value="9338149" calcext:value-type="float">
            <text:p>9338149</text:p>
          </table:table-cell>
          <table:table-cell office:value-type="float" office:value="1.10721" calcext:value-type="float">
            <text:p>1.10721</text:p>
          </table:table-cell>
          <table:table-cell office:value-type="float" office:value="2.66443" calcext:value-type="float">
            <text:p>2.66443</text:p>
          </table:table-cell>
          <table:table-cell office:value-type="float" office:value="0.945492" calcext:value-type="float">
            <text:p>0.945492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1.61179" calcext:value-type="float">
            <text:p>1.61179</text:p>
          </table:table-cell>
        </table:table-row>
        <table:table-row table:style-name="ro1">
          <table:table-cell office:value-type="float" office:value="10298084" calcext:value-type="float">
            <text:p>10298084</text:p>
          </table:table-cell>
          <table:table-cell office:value-type="float" office:value="1.12732" calcext:value-type="float">
            <text:p>1.12732</text:p>
          </table:table-cell>
          <table:table-cell office:value-type="float" office:value="2.65319" calcext:value-type="float">
            <text:p>2.65319</text:p>
          </table:table-cell>
          <table:table-cell office:value-type="float" office:value="0.97573" calcext:value-type="float">
            <text:p>0.97573</text:p>
          </table:table-cell>
          <table:table-cell office:value-type="float" office:value="0.66713" calcext:value-type="float">
            <text:p>0.66713</text:p>
          </table:table-cell>
          <table:table-cell office:value-type="float" office:value="1.62242" calcext:value-type="float">
            <text:p>1.62242</text:p>
          </table:table-cell>
        </table:table-row>
        <table:table-row table:style-name="ro1">
          <table:table-cell office:value-type="float" office:value="1687033" calcext:value-type="float">
            <text:p>1687033</text:p>
          </table:table-cell>
          <table:table-cell office:value-type="float" office:value="0.811155" calcext:value-type="float">
            <text:p>0.811155</text:p>
          </table:table-cell>
          <table:table-cell office:value-type="float" office:value="2.22615" calcext:value-type="float">
            <text:p>2.22615</text:p>
          </table:table-cell>
          <table:table-cell office:value-type="float" office:value="0.661819" calcext:value-type="float">
            <text:p>0.661819</text:p>
          </table:table-cell>
          <table:table-cell office:value-type="float" office:value="0.490721" calcext:value-type="float">
            <text:p>0.490721</text:p>
          </table:table-cell>
          <table:table-cell office:value-type="float" office:value="1.44283" calcext:value-type="float">
            <text:p>1.44283</text:p>
          </table:table-cell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0.218471" calcext:value-type="float">
            <text:p>0.218471</text:p>
          </table:table-cell>
          <table:table-cell office:value-type="float" office:value="1.20644" calcext:value-type="float">
            <text:p>1.20644</text:p>
          </table:table-cell>
          <table:table-cell office:value-type="float" office:value="0.132048" calcext:value-type="float">
            <text:p>0.132048</text:p>
          </table:table-cell>
          <table:table-cell office:value-type="float" office:value="0.195915" calcext:value-type="float">
            <text:p>0.195915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4310057" calcext:value-type="float">
            <text:p>4310057</text:p>
          </table:table-cell>
          <table:table-cell office:value-type="float" office:value="0.962558" calcext:value-type="float">
            <text:p>0.962558</text:p>
          </table:table-cell>
          <table:table-cell office:value-type="float" office:value="2.42743" calcext:value-type="float">
            <text:p>2.42743</text:p>
          </table:table-cell>
          <table:table-cell office:value-type="float" office:value="0.824558" calcext:value-type="float">
            <text:p>0.824558</text:p>
          </table:table-cell>
          <table:table-cell office:value-type="float" office:value="0.547092" calcext:value-type="float">
            <text:p>0.547092</text:p>
          </table:table-cell>
          <table:table-cell office:value-type="float" office:value="1.53468" calcext:value-type="float">
            <text:p>1.53468</text:p>
          </table:table-cell>
        </table:table-row>
        <table:table-row table:style-name="ro1">
          <table:table-cell office:value-type="float" office:value="67523056" calcext:value-type="float">
            <text:p>67523056</text:p>
          </table:table-cell>
          <table:table-cell office:value-type="float" office:value="1.57011" calcext:value-type="float">
            <text:p>1.57011</text:p>
          </table:table-cell>
          <table:table-cell office:value-type="float" office:value="3.31461" calcext:value-type="float">
            <text:p>3.31461</text:p>
          </table:table-cell>
          <table:table-cell office:value-type="float" office:value="1.46589" calcext:value-type="float">
            <text:p>1.46589</text:p>
          </table:table-cell>
          <table:table-cell office:value-type="float" office:value="0.872558" calcext:value-type="float">
            <text:p>0.872558</text:p>
          </table:table-cell>
          <table:table-cell office:value-type="float" office:value="1.8093" calcext:value-type="float">
            <text:p>1.809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146564" calcext:value-type="float">
            <text:p>0.146564</text:p>
          </table:table-cell>
          <table:table-cell office:value-type="float" office:value="1.13435" calcext:value-type="float">
            <text:p>1.13435</text:p>
          </table:table-cell>
          <table:table-cell office:value-type="float" office:value="0.0705491" calcext:value-type="float">
            <text:p>0.0705491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.176516" calcext:value-type="float">
            <text:p>0.176516</text:p>
          </table:table-cell>
          <table:table-cell office:value-type="float" office:value="1.21387" calcext:value-type="float">
            <text:p>1.21387</text:p>
          </table:table-cell>
          <table:table-cell office:value-type="float" office:value="0.091565" calcext:value-type="float">
            <text:p>0.091565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919" calcext:value-type="float">
            <text:p>73919</text:p>
          </table:table-cell>
          <table:table-cell office:value-type="float" office:value="0.289853" calcext:value-type="float">
            <text:p>0.289853</text:p>
          </table:table-cell>
          <table:table-cell office:value-type="float" office:value="1.27441" calcext:value-type="float">
            <text:p>1.27441</text:p>
          </table:table-cell>
          <table:table-cell office:value-type="float" office:value="0.206028" calcext:value-type="float">
            <text:p>0.206028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1.15173" calcext:value-type="float">
            <text:p>1.15173</text:p>
          </table:table-cell>
        </table:table-row>
        <table:table-row table:style-name="ro1">
          <table:table-cell office:value-type="float" office:value="3823586" calcext:value-type="float">
            <text:p>3823586</text:p>
          </table:table-cell>
          <table:table-cell office:value-type="float" office:value="0.942667" calcext:value-type="float">
            <text:p>0.942667</text:p>
          </table:table-cell>
          <table:table-cell office:value-type="float" office:value="2.42842" calcext:value-type="float">
            <text:p>2.42842</text:p>
          </table:table-cell>
          <table:table-cell office:value-type="float" office:value="0.794583" calcext:value-type="float">
            <text:p>0.794583</text:p>
          </table:table-cell>
          <table:table-cell office:value-type="float" office:value="0.496497" calcext:value-type="float">
            <text:p>0.496497</text:p>
          </table:table-cell>
          <table:table-cell office:value-type="float" office:value="1.52301" calcext:value-type="float">
            <text:p>1.52301</text:p>
          </table:table-cell>
        </table:table-row>
        <table:table-row table:style-name="ro1">
          <table:table-cell office:value-type="float" office:value="39032571" calcext:value-type="float">
            <text:p>39032571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3.09754" calcext:value-type="float">
            <text:p>3.09754</text:p>
          </table:table-cell>
          <table:table-cell office:value-type="float" office:value="1.31071" calcext:value-type="float">
            <text:p>1.31071</text:p>
          </table:table-cell>
          <table:table-cell office:value-type="float" office:value="0.895544" calcext:value-type="float">
            <text:p>0.895544</text:p>
          </table:table-cell>
          <table:table-cell office:value-type="float" office:value="1.75494" calcext:value-type="float">
            <text:p>1.75494</text:p>
          </table:table-cell>
        </table:table-row>
        <table:table-row table:style-name="ro1">
          <table:table-cell office:value-type="float" office:value="2851238" calcext:value-type="float">
            <text:p>2851238</text:p>
          </table:table-cell>
          <table:table-cell office:value-type="float" office:value="0.898081" calcext:value-type="float">
            <text:p>0.898081</text:p>
          </table:table-cell>
          <table:table-cell office:value-type="float" office:value="2.27379" calcext:value-type="float">
            <text:p>2.27379</text:p>
          </table:table-cell>
          <table:table-cell office:value-type="float" office:value="0.755035" calcext:value-type="float">
            <text:p>0.755035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1.49395" calcext:value-type="float">
            <text:p>1.49395</text:p>
          </table:table-cell>
        </table:table-row>
        <table:table-row table:style-name="ro1">
          <table:table-cell office:value-type="float" office:value="1819838" calcext:value-type="float">
            <text:p>1819838</text:p>
          </table:table-cell>
          <table:table-cell office:value-type="float" office:value="0.823118" calcext:value-type="float">
            <text:p>0.823118</text:p>
          </table:table-cell>
          <table:table-cell office:value-type="float" office:value="2.22544" calcext:value-type="float">
            <text:p>2.22544</text:p>
          </table:table-cell>
          <table:table-cell office:value-type="float" office:value="0.669612" calcext:value-type="float">
            <text:p>0.669612</text:p>
          </table:table-cell>
          <table:table-cell office:value-type="float" office:value="0.459721" calcext:value-type="float">
            <text:p>0.459721</text:p>
          </table:table-cell>
          <table:table-cell office:value-type="float" office:value="1.4495" calcext:value-type="float">
            <text:p>1.4495</text:p>
          </table:table-cell>
        </table:table-row>
        <table:table-row table:style-name="ro1">
          <table:table-cell office:value-type="float" office:value="5299706" calcext:value-type="float">
            <text:p>5299706</text:p>
          </table:table-cell>
          <table:table-cell office:value-type="float" office:value="0.996234" calcext:value-type="float">
            <text:p>0.996234</text:p>
          </table:table-cell>
          <table:table-cell office:value-type="float" office:value="2.43686" calcext:value-type="float">
            <text:p>2.43686</text:p>
          </table:table-cell>
          <table:table-cell office:value-type="float" office:value="0.857494" calcext:value-type="float">
            <text:p>0.857494</text:p>
          </table:table-cell>
          <table:table-cell office:value-type="float" office:value="0.631937" calcext:value-type="float">
            <text:p>0.631937</text:p>
          </table:table-cell>
          <table:table-cell office:value-type="float" office:value="1.55671" calcext:value-type="float">
            <text:p>1.55671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1.22995" calcext:value-type="float">
            <text:p>1.22995</text:p>
          </table:table-cell>
          <table:table-cell office:value-type="float" office:value="0.180139" calcext:value-type="float">
            <text:p>0.180139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1.11007" calcext:value-type="float">
            <text:p>1.11007</text:p>
          </table:table-cell>
        </table:table-row>
        <table:table-row table:style-name="ro1">
          <table:table-cell office:value-type="float" office:value="56550048" calcext:value-type="float">
            <text:p>56550048</text:p>
          </table:table-cell>
          <table:table-cell office:value-type="float" office:value="1.5375" calcext:value-type="float">
            <text:p>1.5375</text:p>
          </table:table-cell>
          <table:table-cell office:value-type="float" office:value="3.32888" calcext:value-type="float">
            <text:p>3.32888</text:p>
          </table:table-cell>
          <table:table-cell office:value-type="float" office:value="1.41244" calcext:value-type="float">
            <text:p>1.41244</text:p>
          </table:table-cell>
          <table:table-cell office:value-type="float" office:value="0.868002" calcext:value-type="float">
            <text:p>0.868002</text:p>
          </table:table-cell>
          <table:table-cell office:value-type="float" office:value="1.79194" calcext:value-type="float">
            <text:p>1.79194</text:p>
          </table:table-cell>
        </table:table-row>
        <table:table-row table:style-name="ro1">
          <table:table-cell office:value-type="float" office:value="2361661" calcext:value-type="float">
            <text:p>2361661</text:p>
          </table:table-cell>
          <table:table-cell office:value-type="float" office:value="0.867109" calcext:value-type="float">
            <text:p>0.867109</text:p>
          </table:table-cell>
          <table:table-cell office:value-type="float" office:value="2.24502" calcext:value-type="float">
            <text:p>2.24502</text:p>
          </table:table-cell>
          <table:table-cell office:value-type="float" office:value="0.717175" calcext:value-type="float">
            <text:p>0.717175</text:p>
          </table:table-cell>
          <table:table-cell office:value-type="float" office:value="0.529518" calcext:value-type="float">
            <text:p>0.529518</text:p>
          </table:table-cell>
          <table:table-cell office:value-type="float" office:value="1.47504" calcext:value-type="float">
            <text:p>1.4750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float" office:value="0.282936" calcext:value-type="float">
            <text:p>0.282936</text:p>
          </table:table-cell>
          <table:table-cell office:value-type="float" office:value="1.29293" calcext:value-type="float">
            <text:p>1.29293</text:p>
          </table:table-cell>
          <table:table-cell office:value-type="float" office:value="0.198179" calcext:value-type="float">
            <text:p>0.198179</text:p>
          </table:table-cell>
          <table:table-cell office:value-type="float" office:value="0.229744" calcext:value-type="float">
            <text:p>0.229744</text:p>
          </table:table-cell>
          <table:table-cell office:value-type="float" office:value="1.13808" calcext:value-type="float">
            <text:p>1.1380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136761" calcext:value-type="float">
            <text:p>0.136761</text:p>
          </table:table-cell>
          <table:table-cell office:value-type="float" office:value="1.13641" calcext:value-type="float">
            <text:p>1.13641</text:p>
          </table:table-cell>
          <table:table-cell office:value-type="float" office:value="0.0597015" calcext:value-type="float">
            <text:p>0.0597015</text:p>
          </table:table-cell>
          <table:table-cell office:value-type="float" office:value="0.162593" calcext:value-type="float">
            <text:p>0.162593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291092" calcext:value-type="float">
            <text:p>0.291092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24046" calcext:value-type="float">
            <text:p>0.24046</text:p>
          </table:table-cell>
          <table:table-cell office:value-type="float" office:value="1.15266" calcext:value-type="float">
            <text:p>1.15266</text:p>
          </table:table-cell>
        </table:table-row>
        <table:table-row table:style-name="ro1">
          <table:table-cell office:value-type="float" office:value="1072406" calcext:value-type="float">
            <text:p>1072406</text:p>
          </table:table-cell>
          <table:table-cell office:value-type="float" office:value="0.735156" calcext:value-type="float">
            <text:p>0.735156</text:p>
          </table:table-cell>
          <table:table-cell office:value-type="float" office:value="2.00472" calcext:value-type="float">
            <text:p>2.00472</text:p>
          </table:table-cell>
          <table:table-cell office:value-type="float" office:value="0.587718" calcext:value-type="float">
            <text:p>0.587718</text:p>
          </table:table-cell>
          <table:table-cell office:value-type="float" office:value="0.454735" calcext:value-type="float">
            <text:p>0.454735</text:p>
          </table:table-cell>
          <table:table-cell office:value-type="float" office:value="1.39696" calcext:value-type="float">
            <text:p>1.39696</text:p>
          </table:table-cell>
        </table:table-row>
        <table:table-row table:style-name="ro1">
          <table:table-cell office:value-type="float" office:value="2080002" calcext:value-type="float">
            <text:p>2080002</text:p>
          </table:table-cell>
          <table:table-cell office:value-type="float" office:value="0.844324" calcext:value-type="float">
            <text:p>0.844324</text:p>
          </table:table-cell>
          <table:table-cell office:value-type="float" office:value="2.23204" calcext:value-type="float">
            <text:p>2.23204</text:p>
          </table:table-cell>
          <table:table-cell office:value-type="float" office:value="0.698164" calcext:value-type="float">
            <text:p>0.698164</text:p>
          </table:table-cell>
          <table:table-cell office:value-type="float" office:value="0.491244" calcext:value-type="float">
            <text:p>0.491244</text:p>
          </table:table-cell>
          <table:table-cell office:value-type="float" office:value="1.46221" calcext:value-type="float">
            <text:p>1.46221</text:p>
          </table:table-cell>
        </table:table-row>
        <table:table-row table:style-name="ro1">
          <table:table-cell office:value-type="float" office:value="109424" calcext:value-type="float">
            <text:p>109424</text:p>
          </table:table-cell>
          <table:table-cell office:value-type="float" office:value="0.323001" calcext:value-type="float">
            <text:p>0.323001</text:p>
          </table:table-cell>
          <table:table-cell office:value-type="float" office:value="1.39746" calcext:value-type="float">
            <text:p>1.39746</text:p>
          </table:table-cell>
          <table:table-cell office:value-type="float" office:value="0.232118" calcext:value-type="float">
            <text:p>0.232118</text:p>
          </table:table-cell>
          <table:table-cell office:value-type="float" office:value="0.235494" calcext:value-type="float">
            <text:p>0.235494</text:p>
          </table:table-cell>
          <table:table-cell office:value-type="float" office:value="1.18389" calcext:value-type="float">
            <text:p>1.18389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1.17729" calcext:value-type="float">
            <text:p>1.17729</text:p>
          </table:table-cell>
          <table:table-cell office:value-type="float" office:value="0.0995962" calcext:value-type="float">
            <text:p>0.0995962</text:p>
          </table:table-cell>
          <table:table-cell office:value-type="float" office:value="0.200972" calcext:value-type="float">
            <text:p>0.20097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0.263613" calcext:value-type="float">
            <text:p>0.263613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181453" calcext:value-type="float">
            <text:p>0.181453</text:p>
          </table:table-cell>
          <table:table-cell office:value-type="float" office:value="0.260231" calcext:value-type="float">
            <text:p>0.260231</text:p>
          </table:table-cell>
          <table:table-cell office:value-type="float" office:value="1.11305" calcext:value-type="float">
            <text:p>1.11305</text:p>
          </table:table-cell>
        </table:table-row>
        <table:table-row table:style-name="ro1">
          <table:table-cell office:value-type="float" office:value="1292625" calcext:value-type="float">
            <text:p>1292625</text:p>
          </table:table-cell>
          <table:table-cell office:value-type="float" office:value="0.768523" calcext:value-type="float">
            <text:p>0.768523</text:p>
          </table:table-cell>
          <table:table-cell office:value-type="float" office:value="2.04836" calcext:value-type="float">
            <text:p>2.04836</text:p>
          </table:table-cell>
          <table:table-cell office:value-type="float" office:value="0.627144" calcext:value-type="float">
            <text:p>0.627144</text:p>
          </table:table-cell>
          <table:table-cell office:value-type="float" office:value="0.520018" calcext:value-type="float">
            <text:p>0.520018</text:p>
          </table:table-cell>
          <table:table-cell office:value-type="float" office:value="1.41635" calcext:value-type="float">
            <text:p>1.4163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.163857" calcext:value-type="float">
            <text:p>0.163857</text:p>
          </table:table-cell>
          <table:table-cell office:value-type="float" office:value="1.14572" calcext:value-type="float">
            <text:p>1.14572</text:p>
          </table:table-cell>
          <table:table-cell office:value-type="float" office:value="0.0833928" calcext:value-type="float">
            <text:p>0.0833928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0386" calcext:value-type="float">
            <text:p>50386</text:p>
          </table:table-cell>
          <table:table-cell office:value-type="float" office:value="0.272184" calcext:value-type="float">
            <text:p>0.272184</text:p>
          </table:table-cell>
          <table:table-cell office:value-type="float" office:value="1.25696" calcext:value-type="float">
            <text:p>1.25696</text:p>
          </table:table-cell>
          <table:table-cell office:value-type="float" office:value="0.187693" calcext:value-type="float">
            <text:p>0.187693</text:p>
          </table:table-cell>
          <table:table-cell office:value-type="float" office:value="0.226169" calcext:value-type="float">
            <text:p>0.226169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200232" calcext:value-type="float">
            <text:p>200232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313177" calcext:value-type="float">
            <text:p>0.313177</text:p>
          </table:table-cell>
          <table:table-cell office:value-type="float" office:value="1.23566" calcext:value-type="float">
            <text:p>1.23566</text:p>
          </table:table-cell>
        </table:table-row>
        <table:table-row table:style-name="ro1">
          <table:table-cell office:value-type="float" office:value="5541092" calcext:value-type="float">
            <text:p>5541092</text:p>
          </table:table-cell>
          <table:table-cell office:value-type="float" office:value="1.00395" calcext:value-type="float">
            <text:p>1.00395</text:p>
          </table:table-cell>
          <table:table-cell office:value-type="float" office:value="2.47327" calcext:value-type="float">
            <text:p>2.47327</text:p>
          </table:table-cell>
          <table:table-cell office:value-type="float" office:value="0.857042" calcext:value-type="float">
            <text:p>0.857042</text:p>
          </table:table-cell>
          <table:table-cell office:value-type="float" office:value="0.585676" calcext:value-type="float">
            <text:p>0.585676</text:p>
          </table:table-cell>
          <table:table-cell office:value-type="float" office:value="1.56054" calcext:value-type="float">
            <text:p>1.56054</text:p>
          </table:table-cell>
        </table:table-row>
        <table:table-row table:style-name="ro1">
          <table:table-cell office:value-type="float" office:value="51329058" calcext:value-type="float">
            <text:p>51329058</text:p>
          </table:table-cell>
          <table:table-cell office:value-type="float" office:value="1.51774" calcext:value-type="float">
            <text:p>1.51774</text:p>
          </table:table-cell>
          <table:table-cell office:value-type="float" office:value="3.19128" calcext:value-type="float">
            <text:p>3.19128</text:p>
          </table:table-cell>
          <table:table-cell office:value-type="float" office:value="1.37697" calcext:value-type="float">
            <text:p>1.37697</text:p>
          </table:table-cell>
          <table:table-cell office:value-type="float" office:value="0.894064" calcext:value-type="float">
            <text:p>0.894064</text:p>
          </table:table-cell>
          <table:table-cell office:value-type="float" office:value="1.78106" calcext:value-type="float">
            <text:p>1.78106</text:p>
          </table:table-cell>
        </table:table-row>
        <table:table-row table:style-name="ro1">
          <table:table-cell office:value-type="float" office:value="30221492" calcext:value-type="float">
            <text:p>30221492</text:p>
          </table:table-cell>
          <table:table-cell office:value-type="float" office:value="1.38131" calcext:value-type="float">
            <text:p>1.38131</text:p>
          </table:table-cell>
          <table:table-cell office:value-type="float" office:value="3.09238" calcext:value-type="float">
            <text:p>3.09238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0.874843" calcext:value-type="float">
            <text:p>0.874843</text:p>
          </table:table-cell>
          <table:table-cell office:value-type="float" office:value="1.72939" calcext:value-type="float">
            <text:p>1.72939</text:p>
          </table:table-cell>
        </table:table-row>
        <table:table-row table:style-name="ro1">
          <table:table-cell office:value-type="float" office:value="64979381" calcext:value-type="float">
            <text:p>64979381</text:p>
          </table:table-cell>
          <table:table-cell office:value-type="float" office:value="1.5736" calcext:value-type="float">
            <text:p>1.5736</text:p>
          </table:table-cell>
          <table:table-cell office:value-type="float" office:value="3.32932" calcext:value-type="float">
            <text:p>3.32932</text:p>
          </table:table-cell>
          <table:table-cell office:value-type="float" office:value="1.45206" calcext:value-type="float">
            <text:p>1.45206</text:p>
          </table:table-cell>
          <table:table-cell office:value-type="float" office:value="0.959573" calcext:value-type="float">
            <text:p>0.959573</text:p>
          </table:table-cell>
          <table:table-cell office:value-type="float" office:value="1.80551" calcext:value-type="float">
            <text:p>1.80551</text:p>
          </table:table-cell>
        </table:table-row>
        <table:table-row table:style-name="ro1">
          <table:table-cell office:value-type="float" office:value="1401159" calcext:value-type="float">
            <text:p>1401159</text:p>
          </table:table-cell>
          <table:table-cell office:value-type="float" office:value="0.767023" calcext:value-type="float">
            <text:p>0.767023</text:p>
          </table:table-cell>
          <table:table-cell office:value-type="float" office:value="2.05296" calcext:value-type="float">
            <text:p>2.05296</text:p>
          </table:table-cell>
          <table:table-cell office:value-type="float" office:value="0.65109" calcext:value-type="float">
            <text:p>0.65109</text:p>
          </table:table-cell>
          <table:table-cell office:value-type="float" office:value="0.535792" calcext:value-type="float">
            <text:p>0.535792</text:p>
          </table:table-cell>
          <table:table-cell office:value-type="float" office:value="1.42431" calcext:value-type="float">
            <text:p>1.42431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.222108" calcext:value-type="float">
            <text:p>0.222108</text:p>
          </table:table-cell>
          <table:table-cell office:value-type="float" office:value="1.26549" calcext:value-type="float">
            <text:p>1.26549</text:p>
          </table:table-cell>
          <table:table-cell office:value-type="float" office:value="0.11859" calcext:value-type="float">
            <text:p>0.11859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633100" calcext:value-type="float">
            <text:p>9633100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2.66547" calcext:value-type="float">
            <text:p>2.66547</text:p>
          </table:table-cell>
          <table:table-cell office:value-type="float" office:value="0.960612" calcext:value-type="float">
            <text:p>0.960612</text:p>
          </table:table-cell>
          <table:table-cell office:value-type="float" office:value="0.650054" calcext:value-type="float">
            <text:p>0.650054</text:p>
          </table:table-cell>
          <table:table-cell office:value-type="float" office:value="1.61512" calcext:value-type="float">
            <text:p>1.61512</text:p>
          </table:table-cell>
        </table:table-row>
        <table:table-row table:style-name="ro1">
          <table:table-cell office:value-type="float" office:value="334212" calcext:value-type="float">
            <text:p>334212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1.57867" calcext:value-type="float">
            <text:p>1.57867</text:p>
          </table:table-cell>
          <table:table-cell office:value-type="float" office:value="0.411212" calcext:value-type="float">
            <text:p>0.411212</text:p>
          </table:table-cell>
          <table:table-cell office:value-type="float" office:value="0.40981" calcext:value-type="float">
            <text:p>0.40981</text:p>
          </table:table-cell>
          <table:table-cell office:value-type="float" office:value="1.28525" calcext:value-type="float">
            <text:p>1.28525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1.23493" calcext:value-type="float">
            <text:p>1.23493</text:p>
          </table:table-cell>
          <table:table-cell office:value-type="float" office:value="0.173018" calcext:value-type="float">
            <text:p>0.173018</text:p>
          </table:table-cell>
          <table:table-cell office:value-type="float" office:value="0.220583" calcext:value-type="float">
            <text:p>0.220583</text:p>
          </table:table-cell>
          <table:table-cell office:value-type="float" office:value="1.1015" calcext:value-type="float">
            <text:p>1.101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0.213632" calcext:value-type="float">
            <text:p>0.213632</text:p>
          </table:table-cell>
          <table:table-cell office:value-type="float" office:value="1.26763" calcext:value-type="float">
            <text:p>1.26763</text:p>
          </table:table-cell>
          <table:table-cell office:value-type="float" office:value="0.127285" calcext:value-type="float">
            <text:p>0.127285</text:p>
          </table:table-cell>
          <table:table-cell office:value-type="float" office:value="0.243993" calcext:value-type="float">
            <text:p>0.24399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0.190545" calcext:value-type="float">
            <text:p>0.190545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108542" calcext:value-type="float">
            <text:p>0.108542</text:p>
          </table:table-cell>
          <table:table-cell office:value-type="float" office:value="0.190704" calcext:value-type="float">
            <text:p>0.19070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0.224276" calcext:value-type="float">
            <text:p>0.224276</text:p>
          </table:table-cell>
          <table:table-cell office:value-type="float" office:value="1.31284" calcext:value-type="float">
            <text:p>1.31284</text:p>
          </table:table-cell>
          <table:table-cell office:value-type="float" office:value="0.137121" calcext:value-type="float">
            <text:p>0.137121</text:p>
          </table:table-cell>
          <table:table-cell office:value-type="float" office:value="0.220186" calcext:value-type="float">
            <text:p>0.220186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.162471" calcext:value-type="float">
            <text:p>0.162471</text:p>
          </table:table-cell>
          <table:table-cell office:value-type="float" office:value="1.12526" calcext:value-type="float">
            <text:p>1.12526</text:p>
          </table:table-cell>
          <table:table-cell office:value-type="float" office:value="0.0842056" calcext:value-type="float">
            <text:p>0.0842056</text:p>
          </table:table-cell>
          <table:table-cell office:value-type="float" office:value="0.20928" calcext:value-type="float">
            <text:p>0.2092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41098" calcext:value-type="float">
            <text:p>241098</text:p>
          </table:table-cell>
          <table:table-cell office:value-type="float" office:value="0.446519" calcext:value-type="float">
            <text:p>0.446519</text:p>
          </table:table-cell>
          <table:table-cell office:value-type="float" office:value="1.50837" calcext:value-type="float">
            <text:p>1.50837</text:p>
          </table:table-cell>
          <table:table-cell office:value-type="float" office:value="0.347925" calcext:value-type="float">
            <text:p>0.347925</text:p>
          </table:table-cell>
          <table:table-cell office:value-type="float" office:value="0.345221" calcext:value-type="float">
            <text:p>0.345221</text:p>
          </table:table-cell>
          <table:table-cell office:value-type="float" office:value="1.25345" calcext:value-type="float">
            <text:p>1.25345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.1988" calcext:value-type="float">
            <text:p>1.1988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94461" calcext:value-type="float">
            <text:p>194461</text:p>
          </table:table-cell>
          <table:table-cell office:value-type="float" office:value="0.407797" calcext:value-type="float">
            <text:p>0.407797</text:p>
          </table:table-cell>
          <table:table-cell office:value-type="float" office:value="1.40188" calcext:value-type="float">
            <text:p>1.40188</text:p>
          </table:table-cell>
          <table:table-cell office:value-type="float" office:value="0.31522" calcext:value-type="float">
            <text:p>0.31522</text:p>
          </table:table-cell>
          <table:table-cell office:value-type="float" office:value="0.313235" calcext:value-type="float">
            <text:p>0.313235</text:p>
          </table:table-cell>
          <table:table-cell office:value-type="float" office:value="1.23331" calcext:value-type="float">
            <text:p>1.23331</text:p>
          </table:table-cell>
        </table:table-row>
        <table:table-row table:style-name="ro1">
          <table:table-cell office:value-type="float" office:value="18352594" calcext:value-type="float">
            <text:p>18352594</text:p>
          </table:table-cell>
          <table:table-cell office:value-type="float" office:value="1.24716" calcext:value-type="float">
            <text:p>1.24716</text:p>
          </table:table-cell>
          <table:table-cell office:value-type="float" office:value="2.85923" calcext:value-type="float">
            <text:p>2.85923</text:p>
          </table:table-cell>
          <table:table-cell office:value-type="float" office:value="1.09669" calcext:value-type="float">
            <text:p>1.0966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1.67912" calcext:value-type="float">
            <text:p>1.67912</text:p>
          </table:table-cell>
        </table:table-row>
        <table:table-row table:style-name="ro1">
          <table:table-cell office:value-type="float" office:value="18768850" calcext:value-type="float">
            <text:p>18768850</text:p>
          </table:table-cell>
          <table:table-cell office:value-type="float" office:value="1.26286" calcext:value-type="float">
            <text:p>1.26286</text:p>
          </table:table-cell>
          <table:table-cell office:value-type="float" office:value="2.86156" calcext:value-type="float">
            <text:p>2.86156</text:p>
          </table:table-cell>
          <table:table-cell office:value-type="float" office:value="1.11561" calcext:value-type="float">
            <text:p>1.11561</text:p>
          </table:table-cell>
          <table:table-cell office:value-type="float" office:value="0.728587" calcext:value-type="float">
            <text:p>0.728587</text:p>
          </table:table-cell>
          <table:table-cell office:value-type="float" office:value="1.68153" calcext:value-type="float">
            <text:p>1.68153</text:p>
          </table:table-cell>
        </table:table-row>
        <table:table-row table:style-name="ro1">
          <table:table-cell office:value-type="float" office:value="2749552" calcext:value-type="float">
            <text:p>2749552</text:p>
          </table:table-cell>
          <table:table-cell office:value-type="float" office:value="0.881529" calcext:value-type="float">
            <text:p>0.881529</text:p>
          </table:table-cell>
          <table:table-cell office:value-type="float" office:value="2.26277" calcext:value-type="float">
            <text:p>2.26277</text:p>
          </table:table-cell>
          <table:table-cell office:value-type="float" office:value="0.740187" calcext:value-type="float">
            <text:p>0.740187</text:p>
          </table:table-cell>
          <table:table-cell office:value-type="float" office:value="0.52998" calcext:value-type="float">
            <text:p>0.52998</text:p>
          </table:table-cell>
          <table:table-cell office:value-type="float" office:value="1.49067" calcext:value-type="float">
            <text:p>1.49067</text:p>
          </table:table-cell>
        </table:table-row>
        <table:table-row table:style-name="ro1">
          <table:table-cell office:value-type="float" office:value="13247030" calcext:value-type="float">
            <text:p>13247030</text:p>
          </table:table-cell>
          <table:table-cell office:value-type="float" office:value="1.18504" calcext:value-type="float">
            <text:p>1.18504</text:p>
          </table:table-cell>
          <table:table-cell office:value-type="float" office:value="2.79519" calcext:value-type="float">
            <text:p>2.79519</text:p>
          </table:table-cell>
          <table:table-cell office:value-type="float" office:value="1.06096" calcext:value-type="float">
            <text:p>1.06096</text:p>
          </table:table-cell>
          <table:table-cell office:value-type="float" office:value="0.723945" calcext:value-type="float">
            <text:p>0.723945</text:p>
          </table:table-cell>
          <table:table-cell office:value-type="float" office:value="1.64568" calcext:value-type="float">
            <text:p>1.64568</text:p>
          </table:table-cell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0.299851" calcext:value-type="float">
            <text:p>0.299851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268784" calcext:value-type="float">
            <text:p>0.268784</text:p>
          </table:table-cell>
          <table:table-cell office:value-type="float" office:value="1.16429" calcext:value-type="float">
            <text:p>1.16429</text:p>
          </table:table-cell>
        </table:table-row>
        <table:table-row table:style-name="ro1">
          <table:table-cell office:value-type="float" office:value="9991215" calcext:value-type="float">
            <text:p>9991215</text:p>
          </table:table-cell>
          <table:table-cell office:value-type="float" office:value="1.11962" calcext:value-type="float">
            <text:p>1.11962</text:p>
          </table:table-cell>
          <table:table-cell office:value-type="float" office:value="2.65247" calcext:value-type="float">
            <text:p>2.65247</text:p>
          </table:table-cell>
          <table:table-cell office:value-type="float" office:value="0.965838" calcext:value-type="float">
            <text:p>0.965838</text:p>
          </table:table-cell>
          <table:table-cell office:value-type="float" office:value="0.678505" calcext:value-type="float">
            <text:p>0.678505</text:p>
          </table:table-cell>
          <table:table-cell office:value-type="float" office:value="1.61901" calcext:value-type="float">
            <text:p>1.61901</text:p>
          </table:table-cell>
        </table:table-row>
        <table:table-row table:style-name="ro1">
          <table:table-cell office:value-type="float" office:value="5346113" calcext:value-type="float">
            <text:p>5346113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2.43204" calcext:value-type="float">
            <text:p>2.43204</text:p>
          </table:table-cell>
          <table:table-cell office:value-type="float" office:value="0.867764" calcext:value-type="float">
            <text:p>0.867764</text:p>
          </table:table-cell>
          <table:table-cell office:value-type="float" office:value="0.655373" calcext:value-type="float">
            <text:p>0.655373</text:p>
          </table:table-cell>
          <table:table-cell office:value-type="float" office:value="1.55748" calcext:value-type="float">
            <text:p>1.55748</text:p>
          </table:table-cell>
        </table:table-row>
        <table:table-row table:style-name="ro1">
          <table:table-cell office:value-type="float" office:value="522360" calcext:value-type="float">
            <text:p>522360</text:p>
          </table:table-cell>
          <table:table-cell office:value-type="float" office:value="0.598104" calcext:value-type="float">
            <text:p>0.598104</text:p>
          </table:table-cell>
          <table:table-cell office:value-type="float" office:value="1.77761" calcext:value-type="float">
            <text:p>1.77761</text:p>
          </table:table-cell>
          <table:table-cell office:value-type="float" office:value="0.476955" calcext:value-type="float">
            <text:p>0.476955</text:p>
          </table:table-cell>
          <table:table-cell office:value-type="float" office:value="0.407607" calcext:value-type="float">
            <text:p>0.407607</text:p>
          </table:table-cell>
          <table:table-cell office:value-type="float" office:value="1.32681" calcext:value-type="float">
            <text:p>1.3268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0.217417" calcext:value-type="float">
            <text:p>0.217417</text:p>
          </table:table-cell>
          <table:table-cell office:value-type="float" office:value="1.19987" calcext:value-type="float">
            <text:p>1.19987</text:p>
          </table:table-cell>
          <table:table-cell office:value-type="float" office:value="0.131342" calcext:value-type="float">
            <text:p>0.131342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151122" calcext:value-type="float">
            <text:p>0.151122</text:p>
          </table:table-cell>
          <table:table-cell office:value-type="float" office:value="0.216955" calcext:value-type="float">
            <text:p>0.21695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0.204605" calcext:value-type="float">
            <text:p>0.204605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0.121334" calcext:value-type="float">
            <text:p>0.121334</text:p>
          </table:table-cell>
          <table:table-cell office:value-type="float" office:value="0.206278" calcext:value-type="float">
            <text:p>0.20627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46146" calcext:value-type="float">
            <text:p>946146</text:p>
          </table:table-cell>
          <table:table-cell office:value-type="float" office:value="0.717092" calcext:value-type="float">
            <text:p>0.717092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0.567603" calcext:value-type="float">
            <text:p>0.567603</text:p>
          </table:table-cell>
          <table:table-cell office:value-type="float" office:value="0.452657" calcext:value-type="float">
            <text:p>0.452657</text:p>
          </table:table-cell>
          <table:table-cell office:value-type="float" office:value="1.38504" calcext:value-type="float">
            <text:p>1.38504</text:p>
          </table:table-cell>
        </table:table-row>
        <table:table-row table:style-name="ro1">
          <table:table-cell office:value-type="float" office:value="8393456" calcext:value-type="float">
            <text:p>8393456</text:p>
          </table:table-cell>
          <table:table-cell office:value-type="float" office:value="1.07708" calcext:value-type="float">
            <text:p>1.07708</text:p>
          </table:table-cell>
          <table:table-cell office:value-type="float" office:value="2.62175" calcext:value-type="float">
            <text:p>2.6217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0.59811" calcext:value-type="float">
            <text:p>0.59811</text:p>
          </table:table-cell>
          <table:table-cell office:value-type="float" office:value="1.60099" calcext:value-type="float">
            <text:p>1.60099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206854" calcext:value-type="float">
            <text:p>0.206854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0.123643" calcext:value-type="float">
            <text:p>0.123643</text:p>
          </table:table-cell>
          <table:table-cell office:value-type="float" office:value="0.209202" calcext:value-type="float">
            <text:p>0.2092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5338299" calcext:value-type="float">
            <text:p>15338299</text:p>
          </table:table-cell>
          <table:table-cell office:value-type="float" office:value="1.20956" calcext:value-type="float">
            <text:p>1.20956</text:p>
          </table:table-cell>
          <table:table-cell office:value-type="float" office:value="2.85296" calcext:value-type="float">
            <text:p>2.85296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710782" calcext:value-type="float">
            <text:p>0.710782</text:p>
          </table:table-cell>
          <table:table-cell office:value-type="float" office:value="1.66119" calcext:value-type="float">
            <text:p>1.66119</text:p>
          </table:table-cell>
        </table:table-row>
        <table:table-row table:style-name="ro1">
          <table:table-cell office:value-type="float" office:value="778783" calcext:value-type="float">
            <text:p>778783</text:p>
          </table:table-cell>
          <table:table-cell office:value-type="float" office:value="0.670943" calcext:value-type="float">
            <text:p>0.670943</text:p>
          </table:table-cell>
          <table:table-cell office:value-type="float" office:value="1.90062" calcext:value-type="float">
            <text:p>1.90062</text:p>
          </table:table-cell>
          <table:table-cell office:value-type="float" office:value="0.536084" calcext:value-type="float">
            <text:p>0.536084</text:p>
          </table:table-cell>
          <table:table-cell office:value-type="float" office:value="0.452135" calcext:value-type="float">
            <text:p>0.452135</text:p>
          </table:table-cell>
          <table:table-cell office:value-type="float" office:value="1.36478" calcext:value-type="float">
            <text:p>1.36478</text:p>
          </table:table-cell>
        </table:table-row>
        <table:table-row table:style-name="ro1">
          <table:table-cell office:value-type="float" office:value="229417" calcext:value-type="float">
            <text:p>229417</text:p>
          </table:table-cell>
          <table:table-cell office:value-type="float" office:value="0.442664" calcext:value-type="float">
            <text:p>0.442664</text:p>
          </table:table-cell>
          <table:table-cell office:value-type="float" office:value="1.52556" calcext:value-type="float">
            <text:p>1.52556</text:p>
          </table:table-cell>
          <table:table-cell office:value-type="float" office:value="0.331498" calcext:value-type="float">
            <text:p>0.331498</text:p>
          </table:table-cell>
          <table:table-cell office:value-type="float" office:value="0.319172" calcext:value-type="float">
            <text:p>0.319172</text:p>
          </table:table-cell>
          <table:table-cell office:value-type="float" office:value="1.25013" calcext:value-type="float">
            <text:p>1.2501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.160709" calcext:value-type="float">
            <text:p>0.160709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396" calcext:value-type="float">
            <text:p>0.0848396</text:p>
          </table:table-cell>
          <table:table-cell office:value-type="float" office:value="0.203802" calcext:value-type="float">
            <text:p>0.2038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0.121017" calcext:value-type="float">
            <text:p>0.121017</text:p>
          </table:table-cell>
          <table:table-cell office:value-type="float" office:value="0.202135" calcext:value-type="float">
            <text:p>0.20213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40497" calcext:value-type="float">
            <text:p>0.140497</text:p>
          </table:table-cell>
          <table:table-cell office:value-type="float" office:value="1.10296" calcext:value-type="float">
            <text:p>1.10296</text:p>
          </table:table-cell>
          <table:table-cell office:value-type="float" office:value="0.0652566" calcext:value-type="float">
            <text:p>0.0652566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263600" calcext:value-type="float">
            <text:p>7263600</text:p>
          </table:table-cell>
          <table:table-cell office:value-type="float" office:value="1.05424" calcext:value-type="float">
            <text:p>1.05424</text:p>
          </table:table-cell>
          <table:table-cell office:value-type="float" office:value="2.63629" calcext:value-type="float">
            <text:p>2.63629</text:p>
          </table:table-cell>
          <table:table-cell office:value-type="float" office:value="0.893728" calcext:value-type="float">
            <text:p>0.893728</text:p>
          </table:table-cell>
          <table:table-cell office:value-type="float" office:value="0.598375" calcext:value-type="float">
            <text:p>0.598375</text:p>
          </table:table-cell>
          <table:table-cell office:value-type="float" office:value="1.58705" calcext:value-type="float">
            <text:p>1.5870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0.171006" calcext:value-type="float">
            <text:p>0.171006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0.08797" calcext:value-type="float">
            <text:p>0.08797</text:p>
          </table:table-cell>
          <table:table-cell office:value-type="float" office:value="0.170487" calcext:value-type="float">
            <text:p>0.17048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2348840" calcext:value-type="float">
            <text:p>42348840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3.09198" calcext:value-type="float">
            <text:p>3.09198</text:p>
          </table:table-cell>
          <table:table-cell office:value-type="float" office:value="1.3311" calcext:value-type="float">
            <text:p>1.3311</text:p>
          </table:table-cell>
          <table:table-cell office:value-type="float" office:value="0.962645" calcext:value-type="float">
            <text:p>0.962645</text:p>
          </table:table-cell>
          <table:table-cell office:value-type="float" office:value="1.76413" calcext:value-type="float">
            <text:p>1.7641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.20373" calcext:value-type="float">
            <text:p>0.20373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19598" calcext:value-type="float">
            <text:p>0.119598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.202184" calcext:value-type="float">
            <text:p>0.202184</text:p>
          </table:table-cell>
          <table:table-cell office:value-type="float" office:value="1.22197" calcext:value-type="float">
            <text:p>1.22197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198118" calcext:value-type="float">
            <text:p>0.19811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8446916" calcext:value-type="float">
            <text:p>48446916</text:p>
          </table:table-cell>
          <table:table-cell office:value-type="float" office:value="1.49374" calcext:value-type="float">
            <text:p>1.49374</text:p>
          </table:table-cell>
          <table:table-cell office:value-type="float" office:value="3.1725" calcext:value-type="float">
            <text:p>3.1725</text:p>
          </table:table-cell>
          <table:table-cell office:value-type="float" office:value="1.35474" calcext:value-type="float">
            <text:p>1.35474</text:p>
          </table:table-cell>
          <table:table-cell office:value-type="float" office:value="0.800689" calcext:value-type="float">
            <text:p>0.800689</text:p>
          </table:table-cell>
          <table:table-cell office:value-type="float" office:value="1.7752" calcext:value-type="float">
            <text:p>1.7752</text:p>
          </table:table-cell>
        </table:table-row>
        <table:table-row table:style-name="ro1">
          <table:table-cell office:value-type="float" office:value="33382654" calcext:value-type="float">
            <text:p>33382654</text:p>
          </table:table-cell>
          <table:table-cell office:value-type="float" office:value="1.38854" calcext:value-type="float">
            <text:p>1.38854</text:p>
          </table:table-cell>
          <table:table-cell office:value-type="float" office:value="3.06231" calcext:value-type="float">
            <text:p>3.06231</text:p>
          </table:table-cell>
          <table:table-cell office:value-type="float" office:value="1.2828" calcext:value-type="float">
            <text:p>1.2828</text:p>
          </table:table-cell>
          <table:table-cell office:value-type="float" office:value="0.796401" calcext:value-type="float">
            <text:p>0.796401</text:p>
          </table:table-cell>
          <table:table-cell office:value-type="float" office:value="1.73884" calcext:value-type="float">
            <text:p>1.73884</text:p>
          </table:table-cell>
        </table:table-row>
        <table:table-row table:style-name="ro1">
          <table:table-cell office:value-type="float" office:value="131349" calcext:value-type="float">
            <text:p>131349</text:p>
          </table:table-cell>
          <table:table-cell office:value-type="float" office:value="0.341673" calcext:value-type="float">
            <text:p>0.341673</text:p>
          </table:table-cell>
          <table:table-cell office:value-type="float" office:value="1.35226" calcext:value-type="float">
            <text:p>1.35226</text:p>
          </table:table-cell>
          <table:table-cell office:value-type="float" office:value="0.251253" calcext:value-type="float">
            <text:p>0.251253</text:p>
          </table:table-cell>
          <table:table-cell office:value-type="float" office:value="0.252371" calcext:value-type="float">
            <text:p>0.252371</text:p>
          </table:table-cell>
          <table:table-cell office:value-type="float" office:value="1.19897" calcext:value-type="float">
            <text:p>1.1989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141126" calcext:value-type="float">
            <text:p>0.141126</text:p>
          </table:table-cell>
          <table:table-cell office:value-type="float" office:value="1.11893" calcext:value-type="float">
            <text:p>1.11893</text:p>
          </table:table-cell>
          <table:table-cell office:value-type="float" office:value="0.0653092" calcext:value-type="float">
            <text:p>0.0653092</text:p>
          </table:table-cell>
          <table:table-cell office:value-type="float" office:value="0.210653" calcext:value-type="float">
            <text:p>0.21065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67420" calcext:value-type="float">
            <text:p>367420</text:p>
          </table:table-cell>
          <table:table-cell office:value-type="float" office:value="0.529957" calcext:value-type="float">
            <text:p>0.529957</text:p>
          </table:table-cell>
          <table:table-cell office:value-type="float" office:value="1.63068" calcext:value-type="float">
            <text:p>1.63068</text:p>
          </table:table-cell>
          <table:table-cell office:value-type="float" office:value="0.421301" calcext:value-type="float">
            <text:p>0.421301</text:p>
          </table:table-cell>
          <table:table-cell office:value-type="float" office:value="0.377542" calcext:value-type="float">
            <text:p>0.377542</text:p>
          </table:table-cell>
          <table:table-cell office:value-type="float" office:value="1.29372" calcext:value-type="float">
            <text:p>1.2937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39781" calcext:value-type="float">
            <text:p>0.139781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0.0617601" calcext:value-type="float">
            <text:p>0.0617601</text:p>
          </table:table-cell>
          <table:table-cell office:value-type="float" office:value="0.167558" calcext:value-type="float">
            <text:p>0.167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3269680" calcext:value-type="float">
            <text:p>53269680</text:p>
          </table:table-cell>
          <table:table-cell office:value-type="float" office:value="1.51253" calcext:value-type="float">
            <text:p>1.51253</text:p>
          </table:table-cell>
          <table:table-cell office:value-type="float" office:value="3.17507" calcext:value-type="float">
            <text:p>3.17507</text:p>
          </table:table-cell>
          <table:table-cell office:value-type="float" office:value="1.37751" calcext:value-type="float">
            <text:p>1.37751</text:p>
          </table:table-cell>
          <table:table-cell office:value-type="float" office:value="0.872614" calcext:value-type="float">
            <text:p>0.872614</text:p>
          </table:table-cell>
          <table:table-cell office:value-type="float" office:value="1.78474" calcext:value-type="float">
            <text:p>1.78474</text:p>
          </table:table-cell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0.233451" calcext:value-type="float">
            <text:p>0.23345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215019" calcext:value-type="float">
            <text:p>0.21501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float" office:value="0.240775" calcext:value-type="float">
            <text:p>0.240775</text:p>
          </table:table-cell>
          <table:table-cell office:value-type="float" office:value="1.2017" calcext:value-type="float">
            <text:p>1.2017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249223" calcext:value-type="float">
            <text:p>0.249223</text:p>
          </table:table-cell>
          <table:table-cell office:value-type="float" office:value="1.0733" calcext:value-type="float">
            <text:p>1.0733</text:p>
          </table:table-cell>
        </table:table-row>
        <table:table-row table:style-name="ro1">
          <table:table-cell office:value-type="float" office:value="43185" calcext:value-type="float">
            <text:p>43185</text:p>
          </table:table-cell>
          <table:table-cell office:value-type="float" office:value="0.268034" calcext:value-type="float">
            <text:p>0.268034</text:p>
          </table:table-cell>
          <table:table-cell office:value-type="float" office:value="1.26166" calcext:value-type="float">
            <text:p>1.26166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259892" calcext:value-type="float">
            <text:p>0.259892</text:p>
          </table:table-cell>
          <table:table-cell office:value-type="float" office:value="1.11332" calcext:value-type="float">
            <text:p>1.11332</text:p>
          </table:table-cell>
        </table:table-row>
        <table:table-row table:style-name="ro1">
          <table:table-cell office:value-type="float" office:value="91444" calcext:value-type="float">
            <text:p>91444</text:p>
          </table:table-cell>
          <table:table-cell office:value-type="float" office:value="0.30722" calcext:value-type="float">
            <text:p>0.30722</text:p>
          </table:table-cell>
          <table:table-cell office:value-type="float" office:value="1.29774" calcext:value-type="float">
            <text:p>1.29774</text:p>
          </table:table-cell>
          <table:table-cell office:value-type="float" office:value="0.219907" calcext:value-type="float">
            <text:p>0.219907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1.16947" calcext:value-type="float">
            <text:p>1.16947</text:p>
          </table:table-cell>
        </table:table-row>
        <table:table-row table:style-name="ro1">
          <table:table-cell office:value-type="float" office:value="12956" calcext:value-type="float">
            <text:p>12956</text:p>
          </table:table-cell>
          <table:table-cell office:value-type="float" office:value="0.222119" calcext:value-type="float">
            <text:p>0.222119</text:p>
          </table:table-cell>
          <table:table-cell office:value-type="float" office:value="1.21309" calcext:value-type="float">
            <text:p>1.21309</text:p>
          </table:table-cell>
          <table:table-cell office:value-type="float" office:value="0.137953" calcext:value-type="float">
            <text:p>0.137953</text:p>
          </table:table-cell>
          <table:table-cell office:value-type="float" office:value="0.226558" calcext:value-type="float">
            <text:p>0.226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07071" calcext:value-type="float">
            <text:p>407071</text:p>
          </table:table-cell>
          <table:table-cell office:value-type="float" office:value="0.543041" calcext:value-type="float">
            <text:p>0.543041</text:p>
          </table:table-cell>
          <table:table-cell office:value-type="float" office:value="1.64728" calcext:value-type="float">
            <text:p>1.64728</text:p>
          </table:table-cell>
          <table:table-cell office:value-type="float" office:value="0.434229" calcext:value-type="float">
            <text:p>0.434229</text:p>
          </table:table-cell>
          <table:table-cell office:value-type="float" office:value="0.398912" calcext:value-type="float">
            <text:p>0.398912</text:p>
          </table:table-cell>
          <table:table-cell office:value-type="float" office:value="1.30221" calcext:value-type="float">
            <text:p>1.30221</text:p>
          </table:table-cell>
        </table:table-row>
        <table:table-row table:style-name="ro1">
          <table:table-cell office:value-type="float" office:value="358681" calcext:value-type="float">
            <text:p>358681</text:p>
          </table:table-cell>
          <table:table-cell office:value-type="float" office:value="0.525502" calcext:value-type="float">
            <text:p>0.525502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0.418243" calcext:value-type="float">
            <text:p>0.418243</text:p>
          </table:table-cell>
          <table:table-cell office:value-type="float" office:value="0.421924" calcext:value-type="float">
            <text:p>0.421924</text:p>
          </table:table-cell>
          <table:table-cell office:value-type="float" office:value="1.29136" calcext:value-type="float">
            <text:p>1.29136</text:p>
          </table:table-cell>
        </table:table-row>
        <table:table-row table:style-name="ro1">
          <table:table-cell office:value-type="float" office:value="238735" calcext:value-type="float">
            <text:p>238735</text:p>
          </table:table-cell>
          <table:table-cell office:value-type="float" office:value="0.446311" calcext:value-type="float">
            <text:p>0.446311</text:p>
          </table:table-cell>
          <table:table-cell office:value-type="float" office:value="1.49492" calcext:value-type="float">
            <text:p>1.49492</text:p>
          </table:table-cell>
          <table:table-cell office:value-type="float" office:value="0.343093" calcext:value-type="float">
            <text:p>0.343093</text:p>
          </table:table-cell>
          <table:table-cell office:value-type="float" office:value="0.330314" calcext:value-type="float">
            <text:p>0.330314</text:p>
          </table:table-cell>
          <table:table-cell office:value-type="float" office:value="1.25311" calcext:value-type="float">
            <text:p>1.25311</text:p>
          </table:table-cell>
        </table:table-row>
        <table:table-row table:style-name="ro1">
          <table:table-cell office:value-type="float" office:value="170569" calcext:value-type="float">
            <text:p>170569</text:p>
          </table:table-cell>
          <table:table-cell office:value-type="float" office:value="0.386938" calcext:value-type="float">
            <text:p>0.386938</text:p>
          </table:table-cell>
          <table:table-cell office:value-type="float" office:value="1.40447" calcext:value-type="float">
            <text:p>1.40447</text:p>
          </table:table-cell>
          <table:table-cell office:value-type="float" office:value="0.294822" calcext:value-type="float">
            <text:p>0.294822</text:p>
          </table:table-cell>
          <table:table-cell office:value-type="float" office:value="0.3192" calcext:value-type="float">
            <text:p>0.3192</text:p>
          </table:table-cell>
          <table:table-cell office:value-type="float" office:value="1.22388" calcext:value-type="float">
            <text:p>1.22388</text:p>
          </table:table-cell>
        </table:table-row>
        <table:table-row table:style-name="ro1">
          <table:table-cell office:value-type="float" office:value="131063" calcext:value-type="float">
            <text:p>131063</text:p>
          </table:table-cell>
          <table:table-cell office:value-type="float" office:value="0.361595" calcext:value-type="float">
            <text:p>0.361595</text:p>
          </table:table-cell>
          <table:table-cell office:value-type="float" office:value="1.37459" calcext:value-type="float">
            <text:p>1.37459</text:p>
          </table:table-cell>
          <table:table-cell office:value-type="float" office:value="0.252648" calcext:value-type="float">
            <text:p>0.252648</text:p>
          </table:table-cell>
          <table:table-cell office:value-type="float" office:value="0.261963" calcext:value-type="float">
            <text:p>0.261963</text:p>
          </table:table-cell>
          <table:table-cell office:value-type="float" office:value="1.19857" calcext:value-type="float">
            <text:p>1.19857</text:p>
          </table:table-cell>
        </table:table-row>
        <table:table-row table:style-name="ro1">
          <table:table-cell office:value-type="float" office:value="28578" calcext:value-type="float">
            <text:p>2857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1.28541" calcext:value-type="float">
            <text:p>1.28541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210454" calcext:value-type="float">
            <text:p>0.210454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145213" calcext:value-type="float">
            <text:p>0.145213</text:p>
          </table:table-cell>
          <table:table-cell office:value-type="float" office:value="1.12882" calcext:value-type="float">
            <text:p>1.12882</text:p>
          </table:table-cell>
          <table:table-cell office:value-type="float" office:value="0.0671852" calcext:value-type="float">
            <text:p>0.0671852</text:p>
          </table:table-cell>
          <table:table-cell office:value-type="float" office:value="0.201119" calcext:value-type="float">
            <text:p>0.201119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13020" calcext:value-type="float">
            <text:p>3313020</text:p>
          </table:table-cell>
          <table:table-cell office:value-type="float" office:value="0.910563" calcext:value-type="float">
            <text:p>0.910563</text:p>
          </table:table-cell>
          <table:table-cell office:value-type="float" office:value="2.32661" calcext:value-type="float">
            <text:p>2.32661</text:p>
          </table:table-cell>
          <table:table-cell office:value-type="float" office:value="0.768647" calcext:value-type="float">
            <text:p>0.768647</text:p>
          </table:table-cell>
          <table:table-cell office:value-type="float" office:value="0.518995" calcext:value-type="float">
            <text:p>0.518995</text:p>
          </table:table-cell>
          <table:table-cell office:value-type="float" office:value="1.50753" calcext:value-type="float">
            <text:p>1.50753</text:p>
          </table:table-cell>
        </table:table-row>
        <table:table-row table:style-name="ro1">
          <table:table-cell office:value-type="float" office:value="5573693" calcext:value-type="float">
            <text:p>5573693</text:p>
          </table:table-cell>
          <table:table-cell office:value-type="float" office:value="1.006" calcext:value-type="float">
            <text:p>1.006</text:p>
          </table:table-cell>
          <table:table-cell office:value-type="float" office:value="2.48218" calcext:value-type="float">
            <text:p>2.48218</text:p>
          </table:table-cell>
          <table:table-cell office:value-type="float" office:value="0.861305" calcext:value-type="float">
            <text:p>0.861305</text:p>
          </table:table-cell>
          <table:table-cell office:value-type="float" office:value="0.635143" calcext:value-type="float">
            <text:p>0.635143</text:p>
          </table:table-cell>
          <table:table-cell office:value-type="float" office:value="1.56119" calcext:value-type="float">
            <text:p>1.56119</text:p>
          </table:table-cell>
        </table:table-row>
        <table:table-row table:style-name="ro1">
          <table:table-cell office:value-type="float" office:value="21817938" calcext:value-type="float">
            <text:p>21817938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2.87583" calcext:value-type="float">
            <text:p>2.87583</text:p>
          </table:table-cell>
          <table:table-cell office:value-type="float" office:value="1.15495" calcext:value-type="float">
            <text:p>1.15495</text:p>
          </table:table-cell>
          <table:table-cell office:value-type="float" office:value="0.846571" calcext:value-type="float">
            <text:p>0.846571</text:p>
          </table:table-cell>
          <table:table-cell office:value-type="float" office:value="1.69756" calcext:value-type="float">
            <text:p>1.6975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189927" calcext:value-type="float">
            <text:p>0.189927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107472" calcext:value-type="float">
            <text:p>0.107472</text:p>
          </table:table-cell>
          <table:table-cell office:value-type="float" office:value="0.186324" calcext:value-type="float">
            <text:p>0.186324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0321" calcext:value-type="float">
            <text:p>0.160321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0.0839998" calcext:value-type="float">
            <text:p>0.0839998</text:p>
          </table:table-cell>
          <table:table-cell office:value-type="float" office:value="0.206802" calcext:value-type="float">
            <text:p>0.206802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1.13193" calcext:value-type="float">
            <text:p>1.13193</text:p>
          </table:table-cell>
          <table:table-cell office:value-type="float" office:value="0.0609817" calcext:value-type="float">
            <text:p>0.0609817</text:p>
          </table:table-cell>
          <table:table-cell office:value-type="float" office:value="0.185773" calcext:value-type="float">
            <text:p>0.18577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183416" calcext:value-type="float">
            <text:p>0.183416</text:p>
          </table:table-cell>
          <table:table-cell office:value-type="float" office:value="1.15818" calcext:value-type="float">
            <text:p>1.15818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2977856" calcext:value-type="float">
            <text:p>22977856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911917" calcext:value-type="float">
            <text:p>0.911917</text:p>
          </table:table-cell>
          <table:table-cell office:value-type="float" office:value="1.7021" calcext:value-type="float">
            <text:p>1.7021</text:p>
          </table:table-cell>
        </table:table-row>
        <table:table-row table:style-name="ro1">
          <table:table-cell office:value-type="float" office:value="857629" calcext:value-type="float">
            <text:p>857629</text:p>
          </table:table-cell>
          <table:table-cell office:value-type="float" office:value="0.68835" calcext:value-type="float">
            <text:p>0.68835</text:p>
          </table:table-cell>
          <table:table-cell office:value-type="float" office:value="2.02027" calcext:value-type="float">
            <text:p>2.02027</text:p>
          </table:table-cell>
          <table:table-cell office:value-type="float" office:value="0.563452" calcext:value-type="float">
            <text:p>0.563452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1.37606" calcext:value-type="float">
            <text:p>1.37606</text:p>
          </table:table-cell>
        </table:table-row>
        <table:table-row table:style-name="ro1">
          <table:table-cell office:value-type="float" office:value="15447737" calcext:value-type="float">
            <text:p>15447737</text:p>
          </table:table-cell>
          <table:table-cell office:value-type="float" office:value="1.2189" calcext:value-type="float">
            <text:p>1.2189</text:p>
          </table:table-cell>
          <table:table-cell office:value-type="float" office:value="2.86771" calcext:value-type="float">
            <text:p>2.86771</text:p>
          </table:table-cell>
          <table:table-cell office:value-type="float" office:value="1.06837" calcext:value-type="float">
            <text:p>1.06837</text:p>
          </table:table-cell>
          <table:table-cell office:value-type="float" office:value="0.694006" calcext:value-type="float">
            <text:p>0.694006</text:p>
          </table:table-cell>
          <table:table-cell office:value-type="float" office:value="1.66187" calcext:value-type="float">
            <text:p>1.66187</text:p>
          </table:table-cell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float" office:value="0.267687" calcext:value-type="float">
            <text:p>0.267687</text:p>
          </table:table-cell>
          <table:table-cell office:value-type="float" office:value="1.236" calcext:value-type="float">
            <text:p>1.236</text:p>
          </table:table-cell>
          <table:table-cell office:value-type="float" office:value="0.184598" calcext:value-type="float">
            <text:p>0.184598</text:p>
          </table:table-cell>
          <table:table-cell office:value-type="float" office:value="0.25511" calcext:value-type="float">
            <text:p>0.25511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4137810" calcext:value-type="float">
            <text:p>4137810</text:p>
          </table:table-cell>
          <table:table-cell office:value-type="float" office:value="0.957197" calcext:value-type="float">
            <text:p>0.957197</text:p>
          </table:table-cell>
          <table:table-cell office:value-type="float" office:value="2.42726" calcext:value-type="float">
            <text:p>2.42726</text:p>
          </table:table-cell>
          <table:table-cell office:value-type="float" office:value="0.806014" calcext:value-type="float">
            <text:p>0.806014</text:p>
          </table:table-cell>
          <table:table-cell office:value-type="float" office:value="0.514197" calcext:value-type="float">
            <text:p>0.514197</text:p>
          </table:table-cell>
          <table:table-cell office:value-type="float" office:value="1.53037" calcext:value-type="float">
            <text:p>1.53037</text:p>
          </table:table-cell>
        </table:table-row>
        <table:table-row table:style-name="ro1">
          <table:table-cell office:value-type="float" office:value="2219532" calcext:value-type="float">
            <text:p>2219532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0.726316" calcext:value-type="float">
            <text:p>0.726316</text:p>
          </table:table-cell>
          <table:table-cell office:value-type="float" office:value="0.540853" calcext:value-type="float">
            <text:p>0.540853</text:p>
          </table:table-cell>
          <table:table-cell office:value-type="float" office:value="1.46891" calcext:value-type="float">
            <text:p>1.4689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150313" calcext:value-type="float">
            <text:p>0.150313</text:p>
          </table:table-cell>
          <table:table-cell office:value-type="float" office:value="1.22083" calcext:value-type="float">
            <text:p>1.22083</text:p>
          </table:table-cell>
          <table:table-cell office:value-type="float" office:value="0.0712088" calcext:value-type="float">
            <text:p>0.0712088</text:p>
          </table:table-cell>
          <table:table-cell office:value-type="float" office:value="0.174376" calcext:value-type="float">
            <text:p>0.17437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149811" calcext:value-type="float">
            <text:p>0.149811</text:p>
          </table:table-cell>
          <table:table-cell office:value-type="float" office:value="1.20175" calcext:value-type="float">
            <text:p>1.20175</text:p>
          </table:table-cell>
          <table:table-cell office:value-type="float" office:value="0.0712933" calcext:value-type="float">
            <text:p>0.0712933</text:p>
          </table:table-cell>
          <table:table-cell office:value-type="float" office:value="0.167806" calcext:value-type="float">
            <text:p>0.16780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99923" calcext:value-type="float">
            <text:p>3399923</text:p>
          </table:table-cell>
          <table:table-cell office:value-type="float" office:value="0.923281" calcext:value-type="float">
            <text:p>0.923281</text:p>
          </table:table-cell>
          <table:table-cell office:value-type="float" office:value="2.4248" calcext:value-type="float">
            <text:p>2.4248</text:p>
          </table:table-cell>
          <table:table-cell office:value-type="float" office:value="0.783599" calcext:value-type="float">
            <text:p>0.783599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1.51217" calcext:value-type="float">
            <text:p>1.5121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9159" calcext:value-type="float">
            <text:p>0.149159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0.0743912" calcext:value-type="float">
            <text:p>0.0743912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9870322" calcext:value-type="float">
            <text:p>29870322</text:p>
          </table:table-cell>
          <table:table-cell office:value-type="float" office:value="1.37397" calcext:value-type="float">
            <text:p>1.37397</text:p>
          </table:table-cell>
          <table:table-cell office:value-type="float" office:value="3.10032" calcext:value-type="float">
            <text:p>3.10032</text:p>
          </table:table-cell>
          <table:table-cell office:value-type="float" office:value="1.27359" calcext:value-type="float">
            <text:p>1.27359</text:p>
          </table:table-cell>
          <table:table-cell office:value-type="float" office:value="0.874501" calcext:value-type="float">
            <text:p>0.874501</text:p>
          </table:table-cell>
          <table:table-cell office:value-type="float" office:value="1.72841" calcext:value-type="float">
            <text:p>1.72841</text:p>
          </table:table-cell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0.243743" calcext:value-type="float">
            <text:p>0.243743</text:p>
          </table:table-cell>
          <table:table-cell office:value-type="float" office:value="1.22606" calcext:value-type="float">
            <text:p>1.22606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229339" calcext:value-type="float">
            <text:p>0.229339</text:p>
          </table:table-cell>
          <table:table-cell office:value-type="float" office:value="1.08053" calcext:value-type="float">
            <text:p>1.08053</text:p>
          </table:table-cell>
        </table:table-row>
        <table:table-row table:style-name="ro1">
          <table:table-cell office:value-type="float" office:value="718945" calcext:value-type="float">
            <text:p>718945</text:p>
          </table:table-cell>
          <table:table-cell office:value-type="float" office:value="0.660412" calcext:value-type="float">
            <text:p>0.660412</text:p>
          </table:table-cell>
          <table:table-cell office:value-type="float" office:value="1.87062" calcext:value-type="float">
            <text:p>1.87062</text:p>
          </table:table-cell>
          <table:table-cell office:value-type="float" office:value="0.529951" calcext:value-type="float">
            <text:p>0.529951</text:p>
          </table:table-cell>
          <table:table-cell office:value-type="float" office:value="0.484923" calcext:value-type="float">
            <text:p>0.484923</text:p>
          </table:table-cell>
          <table:table-cell office:value-type="float" office:value="1.35851" calcext:value-type="float">
            <text:p>1.35851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21373" calcext:value-type="float">
            <text:p>0.221373</text:p>
          </table:table-cell>
          <table:table-cell office:value-type="float" office:value="1.25714" calcext:value-type="float">
            <text:p>1.25714</text:p>
          </table:table-cell>
          <table:table-cell office:value-type="float" office:value="0.135892" calcext:value-type="float">
            <text:p>0.135892</text:p>
          </table:table-cell>
          <table:table-cell office:value-type="float" office:value="0.191342" calcext:value-type="float">
            <text:p>0.191342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791222" calcext:value-type="float">
            <text:p>2791222</text:p>
          </table:table-cell>
          <table:table-cell office:value-type="float" office:value="0.896149" calcext:value-type="float">
            <text:p>0.896149</text:p>
          </table:table-cell>
          <table:table-cell office:value-type="float" office:value="2.27507" calcext:value-type="float">
            <text:p>2.27507</text:p>
          </table:table-cell>
          <table:table-cell office:value-type="float" office:value="0.746234" calcext:value-type="float">
            <text:p>0.746234</text:p>
          </table:table-cell>
          <table:table-cell office:value-type="float" office:value="0.543235" calcext:value-type="float">
            <text:p>0.543235</text:p>
          </table:table-cell>
          <table:table-cell office:value-type="float" office:value="1.49255" calcext:value-type="float">
            <text:p>1.49255</text:p>
          </table:table-cell>
        </table:table-row>
        <table:table-row table:style-name="ro1">
          <table:table-cell office:value-type="float" office:value="10021043" calcext:value-type="float">
            <text:p>10021043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2.70965" calcext:value-type="float">
            <text:p>2.70965</text:p>
          </table:table-cell>
          <table:table-cell office:value-type="float" office:value="0.973137" calcext:value-type="float">
            <text:p>0.973137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1.61937" calcext:value-type="float">
            <text:p>1.61937</text:p>
          </table:table-cell>
        </table:table-row>
        <table:table-row table:style-name="ro1">
          <table:table-cell office:value-type="float" office:value="14309132" calcext:value-type="float">
            <text:p>14309132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2.86809" calcext:value-type="float">
            <text:p>2.86809</text:p>
          </table:table-cell>
          <table:table-cell office:value-type="float" office:value="1.06929" calcext:value-type="float">
            <text:p>1.06929</text:p>
          </table:table-cell>
          <table:table-cell office:value-type="float" office:value="0.723469" calcext:value-type="float">
            <text:p>0.723469</text:p>
          </table:table-cell>
          <table:table-cell office:value-type="float" office:value="1.65468" calcext:value-type="float">
            <text:p>1.65468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0.202131" calcext:value-type="float">
            <text:p>0.202131</text:p>
          </table:table-cell>
          <table:table-cell office:value-type="float" office:value="1.21077" calcext:value-type="float">
            <text:p>1.21077</text:p>
          </table:table-cell>
          <table:table-cell office:value-type="float" office:value="0.119579" calcext:value-type="float">
            <text:p>0.119579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155703" calcext:value-type="float">
            <text:p>0.155703</text:p>
          </table:table-cell>
          <table:table-cell office:value-type="float" office:value="1.15708" calcext:value-type="float">
            <text:p>1.15708</text:p>
          </table:table-cell>
          <table:table-cell office:value-type="float" office:value="0.0759749" calcext:value-type="float">
            <text:p>0.0759749</text:p>
          </table:table-cell>
          <table:table-cell office:value-type="float" office:value="0.172373" calcext:value-type="float">
            <text:p>0.1723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497513" calcext:value-type="float">
            <text:p>7497513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2.64696" calcext:value-type="float">
            <text:p>2.64696</text:p>
          </table:table-cell>
          <table:table-cell office:value-type="float" office:value="0.915405" calcext:value-type="float">
            <text:p>0.915405</text:p>
          </table:table-cell>
          <table:table-cell office:value-type="float" office:value="0.66811" calcext:value-type="float">
            <text:p>0.66811</text:p>
          </table:table-cell>
          <table:table-cell office:value-type="float" office:value="1.59038" calcext:value-type="float">
            <text:p>1.59038</text:p>
          </table:table-cell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0.246029" calcext:value-type="float">
            <text:p>0.246029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0.159777" calcext:value-type="float">
            <text:p>0.159777</text:p>
          </table:table-cell>
          <table:table-cell office:value-type="float" office:value="0.214354" calcext:value-type="float">
            <text:p>0.214354</text:p>
          </table:table-cell>
          <table:table-cell office:value-type="float" office:value="1.08279" calcext:value-type="float">
            <text:p>1.08279</text:p>
          </table:table-cell>
        </table:table-row>
        <table:table-row table:style-name="ro1">
          <table:table-cell office:value-type="float" office:value="125913" calcext:value-type="float">
            <text:p>125913</text:p>
          </table:table-cell>
          <table:table-cell office:value-type="float" office:value="0.341136" calcext:value-type="float">
            <text:p>0.341136</text:p>
          </table:table-cell>
          <table:table-cell office:value-type="float" office:value="1.39079" calcext:value-type="float">
            <text:p>1.39079</text:p>
          </table:table-cell>
          <table:table-cell office:value-type="float" office:value="0.249161" calcext:value-type="float">
            <text:p>0.249161</text:p>
          </table:table-cell>
          <table:table-cell office:value-type="float" office:value="0.264694" calcext:value-type="float">
            <text:p>0.264694</text:p>
          </table:table-cell>
          <table:table-cell office:value-type="float" office:value="1.1951" calcext:value-type="float">
            <text:p>1.1951</text:p>
          </table:table-cell>
        </table:table-row>
        <table:table-row table:style-name="ro1">
          <table:table-cell office:value-type="float" office:value="3985414" calcext:value-type="float">
            <text:p>3985414</text:p>
          </table:table-cell>
          <table:table-cell office:value-type="float" office:value="0.951735" calcext:value-type="float">
            <text:p>0.951735</text:p>
          </table:table-cell>
          <table:table-cell office:value-type="float" office:value="2.43185" calcext:value-type="float">
            <text:p>2.43185</text:p>
          </table:table-cell>
          <table:table-cell office:value-type="float" office:value="0.796592" calcext:value-type="float">
            <text:p>0.796592</text:p>
          </table:table-cell>
          <table:table-cell office:value-type="float" office:value="0.507072" calcext:value-type="float">
            <text:p>0.507072</text:p>
          </table:table-cell>
          <table:table-cell office:value-type="float" office:value="1.52667" calcext:value-type="float">
            <text:p>1.5266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1.12515" calcext:value-type="float">
            <text:p>1.12515</text:p>
          </table:table-cell>
          <table:table-cell office:value-type="float" office:value="0.0620564" calcext:value-type="float">
            <text:p>0.0620564</text:p>
          </table:table-cell>
          <table:table-cell office:value-type="float" office:value="0.179978" calcext:value-type="float">
            <text:p>0.179978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9892084" calcext:value-type="float">
            <text:p>9892084</text:p>
          </table:table-cell>
          <table:table-cell office:value-type="float" office:value="1.12151" calcext:value-type="float">
            <text:p>1.12151</text:p>
          </table:table-cell>
          <table:table-cell office:value-type="float" office:value="2.66579" calcext:value-type="float">
            <text:p>2.66579</text:p>
          </table:table-cell>
          <table:table-cell office:value-type="float" office:value="0.966969" calcext:value-type="float">
            <text:p>0.966969</text:p>
          </table:table-cell>
          <table:table-cell office:value-type="float" office:value="0.672409" calcext:value-type="float">
            <text:p>0.672409</text:p>
          </table:table-cell>
          <table:table-cell office:value-type="float" office:value="1.61793" calcext:value-type="float">
            <text:p>1.61793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float" office:value="0.264972" calcext:value-type="float">
            <text:p>0.264972</text:p>
          </table:table-cell>
          <table:table-cell office:value-type="float" office:value="1.22247" calcext:value-type="float">
            <text:p>1.22247</text:p>
          </table:table-cell>
          <table:table-cell office:value-type="float" office:value="0.182964" calcext:value-type="float">
            <text:p>0.182964</text:p>
          </table:table-cell>
          <table:table-cell office:value-type="float" office:value="0.259804" calcext:value-type="float">
            <text:p>0.259804</text:p>
          </table:table-cell>
          <table:table-cell office:value-type="float" office:value="1.10912" calcext:value-type="float">
            <text:p>1.10912</text:p>
          </table:table-cell>
        </table:table-row>
        <table:table-row table:style-name="ro1">
          <table:table-cell office:value-type="float" office:value="71049" calcext:value-type="float">
            <text:p>71049</text:p>
          </table:table-cell>
          <table:table-cell office:value-type="float" office:value="0.289086" calcext:value-type="float">
            <text:p>0.289086</text:p>
          </table:table-cell>
          <table:table-cell office:value-type="float" office:value="1.28335" calcext:value-type="float">
            <text:p>1.28335</text:p>
          </table:table-cell>
          <table:table-cell office:value-type="float" office:value="0.201885" calcext:value-type="float">
            <text:p>0.201885</text:p>
          </table:table-cell>
          <table:table-cell office:value-type="float" office:value="0.227293" calcext:value-type="float">
            <text:p>0.227293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14846" calcext:value-type="float">
            <text:p>0.14846</text:p>
          </table:table-cell>
          <table:table-cell office:value-type="float" office:value="1.21659" calcext:value-type="float">
            <text:p>1.21659</text:p>
          </table:table-cell>
          <table:table-cell office:value-type="float" office:value="0.0702381" calcext:value-type="float">
            <text:p>0.0702381</text:p>
          </table:table-cell>
          <table:table-cell office:value-type="float" office:value="0.175205" calcext:value-type="float">
            <text:p>0.17520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80421" calcext:value-type="float">
            <text:p>580421</text:p>
          </table:table-cell>
          <table:table-cell office:value-type="float" office:value="0.621051" calcext:value-type="float">
            <text:p>0.621051</text:p>
          </table:table-cell>
          <table:table-cell office:value-type="float" office:value="1.79404" calcext:value-type="float">
            <text:p>1.79404</text:p>
          </table:table-cell>
          <table:table-cell office:value-type="float" office:value="0.490449" calcext:value-type="float">
            <text:p>0.490449</text:p>
          </table:table-cell>
          <table:table-cell office:value-type="float" office:value="0.412922" calcext:value-type="float">
            <text:p>0.412922</text:p>
          </table:table-cell>
          <table:table-cell office:value-type="float" office:value="1.33743" calcext:value-type="float">
            <text:p>1.33743</text:p>
          </table:table-cell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0.249857" calcext:value-type="float">
            <text:p>0.249857</text:p>
          </table:table-cell>
          <table:table-cell office:value-type="float" office:value="1.25048" calcext:value-type="float">
            <text:p>1.25048</text:p>
          </table:table-cell>
          <table:table-cell office:value-type="float" office:value="0.165959" calcext:value-type="float">
            <text:p>0.165959</text:p>
          </table:table-cell>
          <table:table-cell office:value-type="float" office:value="0.221384" calcext:value-type="float">
            <text:p>0.221384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245593" calcext:value-type="float">
            <text:p>245593</text:p>
          </table:table-cell>
          <table:table-cell office:value-type="float" office:value="0.452225" calcext:value-type="float">
            <text:p>0.452225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347514" calcext:value-type="float">
            <text:p>0.347514</text:p>
          </table:table-cell>
          <table:table-cell office:value-type="float" office:value="0.320937" calcext:value-type="float">
            <text:p>0.320937</text:p>
          </table:table-cell>
          <table:table-cell office:value-type="float" office:value="1.25522" calcext:value-type="float">
            <text:p>1.25522</text:p>
          </table:table-cell>
        </table:table-row>
        <table:table-row table:style-name="ro1">
          <table:table-cell office:value-type="float" office:value="6580949" calcext:value-type="float">
            <text:p>6580949</text:p>
          </table:table-cell>
          <table:table-cell office:value-type="float" office:value="1.03145" calcext:value-type="float">
            <text:p>1.03145</text:p>
          </table:table-cell>
          <table:table-cell office:value-type="float" office:value="2.5287" calcext:value-type="float">
            <text:p>2.5287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0.5852" calcext:value-type="float">
            <text:p>0.5852</text:p>
          </table:table-cell>
          <table:table-cell office:value-type="float" office:value="1.57594" calcext:value-type="float">
            <text:p>1.57594</text:p>
          </table:table-cell>
        </table:table-row>
        <table:table-row table:style-name="ro1">
          <table:table-cell office:value-type="float" office:value="25278066" calcext:value-type="float">
            <text:p>25278066</text:p>
          </table:table-cell>
          <table:table-cell office:value-type="float" office:value="1.33469" calcext:value-type="float">
            <text:p>1.33469</text:p>
          </table:table-cell>
          <table:table-cell office:value-type="float" office:value="2.96478" calcext:value-type="float">
            <text:p>2.96478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771856" calcext:value-type="float">
            <text:p>0.771856</text:p>
          </table:table-cell>
          <table:table-cell office:value-type="float" office:value="1.71028" calcext:value-type="float">
            <text:p>1.71028</text:p>
          </table:table-cell>
        </table:table-row>
        <table:table-row table:style-name="ro1">
          <table:table-cell office:value-type="float" office:value="260401" calcext:value-type="float">
            <text:p>260401</text:p>
          </table:table-cell>
          <table:table-cell office:value-type="float" office:value="0.462493" calcext:value-type="float">
            <text:p>0.462493</text:p>
          </table:table-cell>
          <table:table-cell office:value-type="float" office:value="1.50351" calcext:value-type="float">
            <text:p>1.50351</text:p>
          </table:table-cell>
          <table:table-cell office:value-type="float" office:value="0.35354" calcext:value-type="float">
            <text:p>0.35354</text:p>
          </table:table-cell>
          <table:table-cell office:value-type="float" office:value="0.340333" calcext:value-type="float">
            <text:p>0.340333</text:p>
          </table:table-cell>
          <table:table-cell office:value-type="float" office:value="1.26062" calcext:value-type="float">
            <text:p>1.26062</text:p>
          </table:table-cell>
        </table:table-row>
        <table:table-row table:style-name="ro1">
          <table:table-cell office:value-type="float" office:value="19685862" calcext:value-type="float">
            <text:p>1968586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2.88759" calcext:value-type="float">
            <text:p>2.88759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755708" calcext:value-type="float">
            <text:p>0.755708</text:p>
          </table:table-cell>
          <table:table-cell office:value-type="float" office:value="1.68661" calcext:value-type="float">
            <text:p>1.68661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1.20376" calcext:value-type="float">
            <text:p>1.20376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251397" calcext:value-type="float">
            <text:p>0.251397</text:p>
          </table:table-cell>
          <table:table-cell office:value-type="float" office:value="1.07268" calcext:value-type="float">
            <text:p>1.07268</text:p>
          </table:table-cell>
        </table:table-row>
        <table:table-row table:style-name="ro1">
          <table:table-cell office:value-type="float" office:value="26472" calcext:value-type="float">
            <text:p>26472</text:p>
          </table:table-cell>
          <table:table-cell office:value-type="float" office:value="0.245975" calcext:value-type="float">
            <text:p>0.245975</text:p>
          </table:table-cell>
          <table:table-cell office:value-type="float" office:value="1.29916" calcext:value-type="float">
            <text:p>1.29916</text:p>
          </table:table-cell>
          <table:table-cell office:value-type="float" office:value="0.160507" calcext:value-type="float">
            <text:p>0.160507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1.08148" calcext:value-type="float">
            <text:p>1.0814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134454" calcext:value-type="float">
            <text:p>0.134454</text:p>
          </table:table-cell>
          <table:table-cell office:value-type="float" office:value="1.13252" calcext:value-type="float">
            <text:p>1.13252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767" calcext:value-type="float">
            <text:p>49767</text:p>
          </table:table-cell>
          <table:table-cell office:value-type="float" office:value="0.273898" calcext:value-type="float">
            <text:p>0.273898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0.186897" calcext:value-type="float">
            <text:p>0.186897</text:p>
          </table:table-cell>
          <table:table-cell office:value-type="float" office:value="0.227457" calcext:value-type="float">
            <text:p>0.227457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.181372" calcext:value-type="float">
            <text:p>0.181372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01087" calcext:value-type="float">
            <text:p>0.101087</text:p>
          </table:table-cell>
          <table:table-cell office:value-type="float" office:value="0.202936" calcext:value-type="float">
            <text:p>0.202936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279141" calcext:value-type="float">
            <text:p>4279141</text:p>
          </table:table-cell>
          <table:table-cell office:value-type="float" office:value="0.955797" calcext:value-type="float">
            <text:p>0.955797</text:p>
          </table:table-cell>
          <table:table-cell office:value-type="float" office:value="2.41936" calcext:value-type="float">
            <text:p>2.41936</text:p>
          </table:table-cell>
          <table:table-cell office:value-type="float" office:value="0.810923" calcext:value-type="float">
            <text:p>0.810923</text:p>
          </table:table-cell>
          <table:table-cell office:value-type="float" office:value="0.529519" calcext:value-type="float">
            <text:p>0.529519</text:p>
          </table:table-cell>
          <table:table-cell office:value-type="float" office:value="1.53387" calcext:value-type="float">
            <text:p>1.53387</text:p>
          </table:table-cell>
        </table:table-row>
        <table:table-row table:style-name="ro1">
          <table:table-cell office:value-type="float" office:value="1304665" calcext:value-type="float">
            <text:p>1304665</text:p>
          </table:table-cell>
          <table:table-cell office:value-type="float" office:value="0.768089" calcext:value-type="float">
            <text:p>0.768089</text:p>
          </table:table-cell>
          <table:table-cell office:value-type="float" office:value="2.03486" calcext:value-type="float">
            <text:p>2.03486</text:p>
          </table:table-cell>
          <table:table-cell office:value-type="float" office:value="0.629216" calcext:value-type="float">
            <text:p>0.629216</text:p>
          </table:table-cell>
          <table:table-cell office:value-type="float" office:value="0.527321" calcext:value-type="float">
            <text:p>0.527321</text:p>
          </table:table-cell>
          <table:table-cell office:value-type="float" office:value="1.41759" calcext:value-type="float">
            <text:p>1.41759</text:p>
          </table:table-cell>
        </table:table-row>
        <table:table-row table:style-name="ro1">
          <table:table-cell office:value-type="float" office:value="49782631" calcext:value-type="float">
            <text:p>49782631</text:p>
          </table:table-cell>
          <table:table-cell office:value-type="float" office:value="1.50411" calcext:value-type="float">
            <text:p>1.50411</text:p>
          </table:table-cell>
          <table:table-cell office:value-type="float" office:value="3.17189" calcext:value-type="float">
            <text:p>3.17189</text:p>
          </table:table-cell>
          <table:table-cell office:value-type="float" office:value="1.39217" calcext:value-type="float">
            <text:p>1.39217</text:p>
          </table:table-cell>
          <table:table-cell office:value-type="float" office:value="0.824329" calcext:value-type="float">
            <text:p>0.824329</text:p>
          </table:table-cell>
          <table:table-cell office:value-type="float" office:value="1.77794" calcext:value-type="float">
            <text:p>1.77794</text:p>
          </table:table-cell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float" office:value="0.217656" calcext:value-type="float">
            <text:p>0.217656</text:p>
          </table:table-cell>
          <table:table-cell office:value-type="float" office:value="1.1942" calcext:value-type="float">
            <text:p>1.1942</text:p>
          </table:table-cell>
          <table:table-cell office:value-type="float" office:value="0.133313" calcext:value-type="float">
            <text:p>0.133313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0.190385" calcext:value-type="float">
            <text:p>0.190385</text:p>
          </table:table-cell>
          <table:table-cell office:value-type="float" office:value="1.16193" calcext:value-type="float">
            <text:p>1.16193</text:p>
          </table:table-cell>
          <table:table-cell office:value-type="float" office:value="0.109062" calcext:value-type="float">
            <text:p>0.109062</text:p>
          </table:table-cell>
          <table:table-cell office:value-type="float" office:value="0.206273" calcext:value-type="float">
            <text:p>0.2062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0129" calcext:value-type="float">
            <text:p>70129</text:p>
          </table:table-cell>
          <table:table-cell office:value-type="float" office:value="0.286234" calcext:value-type="float">
            <text:p>0.286234</text:p>
          </table:table-cell>
          <table:table-cell office:value-type="float" office:value="1.27452" calcext:value-type="float">
            <text:p>1.27452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219395" calcext:value-type="float">
            <text:p>0.219395</text:p>
          </table:table-cell>
          <table:table-cell office:value-type="float" office:value="1.14639" calcext:value-type="float">
            <text:p>1.14639</text:p>
          </table:table-cell>
        </table:table-row>
        <table:table-row table:style-name="ro1">
          <table:table-cell office:value-type="float" office:value="55252398" calcext:value-type="float">
            <text:p>55252398</text:p>
          </table:table-cell>
          <table:table-cell office:value-type="float" office:value="1.51438" calcext:value-type="float">
            <text:p>1.51438</text:p>
          </table:table-cell>
          <table:table-cell office:value-type="float" office:value="3.27052" calcext:value-type="float">
            <text:p>3.27052</text:p>
          </table:table-cell>
          <table:table-cell office:value-type="float" office:value="1.39393" calcext:value-type="float">
            <text:p>1.39393</text:p>
          </table:table-cell>
          <table:table-cell office:value-type="float" office:value="0.961658" calcext:value-type="float">
            <text:p>0.961658</text:p>
          </table:table-cell>
          <table:table-cell office:value-type="float" office:value="1.79036" calcext:value-type="float">
            <text:p>1.79036</text:p>
          </table:table-cell>
        </table:table-row>
        <table:table-row table:style-name="ro1">
          <table:table-cell office:value-type="float" office:value="5714539" calcext:value-type="float">
            <text:p>5714539</text:p>
          </table:table-cell>
          <table:table-cell office:value-type="float" office:value="1.0121" calcext:value-type="float">
            <text:p>1.0121</text:p>
          </table:table-cell>
          <table:table-cell office:value-type="float" office:value="2.47657" calcext:value-type="float">
            <text:p>2.47657</text:p>
          </table:table-cell>
          <table:table-cell office:value-type="float" office:value="0.878155" calcext:value-type="float">
            <text:p>0.878155</text:p>
          </table:table-cell>
          <table:table-cell office:value-type="float" office:value="0.671565" calcext:value-type="float">
            <text:p>0.671565</text:p>
          </table:table-cell>
          <table:table-cell office:value-type="float" office:value="1.56316" calcext:value-type="float">
            <text:p>1.56316</text:p>
          </table:table-cell>
        </table:table-row>
        <table:table-row table:style-name="ro1">
          <table:table-cell office:value-type="float" office:value="1879753" calcext:value-type="float">
            <text:p>1879753</text:p>
          </table:table-cell>
          <table:table-cell office:value-type="float" office:value="0.831971" calcext:value-type="float">
            <text:p>0.831971</text:p>
          </table:table-cell>
          <table:table-cell office:value-type="float" office:value="2.24378" calcext:value-type="float">
            <text:p>2.24378</text:p>
          </table:table-cell>
          <table:table-cell office:value-type="float" office:value="0.689281" calcext:value-type="float">
            <text:p>0.689281</text:p>
          </table:table-cell>
          <table:table-cell office:value-type="float" office:value="0.551495" calcext:value-type="float">
            <text:p>0.551495</text:p>
          </table:table-cell>
          <table:table-cell office:value-type="float" office:value="1.45297" calcext:value-type="float">
            <text:p>1.45297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20533" calcext:value-type="float">
            <text:p>0.220533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0.132646" calcext:value-type="float">
            <text:p>0.132646</text:p>
          </table:table-cell>
          <table:table-cell office:value-type="float" office:value="0.250843" calcext:value-type="float">
            <text:p>0.25084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79845" calcext:value-type="float">
            <text:p>479845</text:p>
          </table:table-cell>
          <table:table-cell office:value-type="float" office:value="0.579422" calcext:value-type="float">
            <text:p>0.579422</text:p>
          </table:table-cell>
          <table:table-cell office:value-type="float" office:value="1.74837" calcext:value-type="float">
            <text:p>1.74837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399726" calcext:value-type="float">
            <text:p>0.399726</text:p>
          </table:table-cell>
          <table:table-cell office:value-type="float" office:value="1.31887" calcext:value-type="float">
            <text:p>1.31887</text:p>
          </table:table-cell>
        </table:table-row>
        <table:table-row table:style-name="ro1">
          <table:table-cell office:value-type="float" office:value="202564" calcext:value-type="float">
            <text:p>202564</text:p>
          </table:table-cell>
          <table:table-cell office:value-type="float" office:value="0.421199" calcext:value-type="float">
            <text:p>0.421199</text:p>
          </table:table-cell>
          <table:table-cell office:value-type="float" office:value="1.44437" calcext:value-type="float">
            <text:p>1.44437</text:p>
          </table:table-cell>
          <table:table-cell office:value-type="float" office:value="0.321477" calcext:value-type="float">
            <text:p>0.321477</text:p>
          </table:table-cell>
          <table:table-cell office:value-type="float" office:value="0.332393" calcext:value-type="float">
            <text:p>0.332393</text:p>
          </table:table-cell>
          <table:table-cell office:value-type="float" office:value="1.23697" calcext:value-type="float">
            <text:p>1.23697</text:p>
          </table:table-cell>
        </table:table-row>
        <table:table-row table:style-name="ro1">
          <table:table-cell office:value-type="float" office:value="644022" calcext:value-type="float">
            <text:p>644022</text:p>
          </table:table-cell>
          <table:table-cell office:value-type="float" office:value="0.636527" calcext:value-type="float">
            <text:p>0.636527</text:p>
          </table:table-cell>
          <table:table-cell office:value-type="float" office:value="1.79676" calcext:value-type="float">
            <text:p>1.79676</text:p>
          </table:table-cell>
          <table:table-cell office:value-type="float" office:value="0.507054" calcext:value-type="float">
            <text:p>0.507054</text:p>
          </table:table-cell>
          <table:table-cell office:value-type="float" office:value="0.464831" calcext:value-type="float">
            <text:p>0.464831</text:p>
          </table:table-cell>
          <table:table-cell office:value-type="float" office:value="1.34798" calcext:value-type="float">
            <text:p>1.34798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float" office:value="0.289631" calcext:value-type="float">
            <text:p>0.289631</text:p>
          </table:table-cell>
          <table:table-cell office:value-type="float" office:value="1.29868" calcext:value-type="float">
            <text:p>1.29868</text:p>
          </table:table-cell>
          <table:table-cell office:value-type="float" office:value="0.205645" calcext:value-type="float">
            <text:p>0.205645</text:p>
          </table:table-cell>
          <table:table-cell office:value-type="float" office:value="0.234049" calcext:value-type="float">
            <text:p>0.234049</text:p>
          </table:table-cell>
          <table:table-cell office:value-type="float" office:value="1.15269" calcext:value-type="float">
            <text:p>1.15269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0.208422" calcext:value-type="float">
            <text:p>0.208422</text:p>
          </table:table-cell>
          <table:table-cell office:value-type="float" office:value="1.20088" calcext:value-type="float">
            <text:p>1.20088</text:p>
          </table:table-cell>
          <table:table-cell office:value-type="float" office:value="0.126635" calcext:value-type="float">
            <text:p>0.126635</text:p>
          </table:table-cell>
          <table:table-cell office:value-type="float" office:value="0.211477" calcext:value-type="float">
            <text:p>0.211477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62910" calcext:value-type="float">
            <text:p>162910</text:p>
          </table:table-cell>
          <table:table-cell office:value-type="float" office:value="0.371903" calcext:value-type="float">
            <text:p>0.371903</text:p>
          </table:table-cell>
          <table:table-cell office:value-type="float" office:value="1.34033" calcext:value-type="float">
            <text:p>1.34033</text:p>
          </table:table-cell>
          <table:table-cell office:value-type="float" office:value="0.283975" calcext:value-type="float">
            <text:p>0.283975</text:p>
          </table:table-cell>
          <table:table-cell office:value-type="float" office:value="0.324243" calcext:value-type="float">
            <text:p>0.324243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37966577" calcext:value-type="float">
            <text:p>37966577</text:p>
          </table:table-cell>
          <table:table-cell office:value-type="float" office:value="1.43697" calcext:value-type="float">
            <text:p>1.43697</text:p>
          </table:table-cell>
          <table:table-cell office:value-type="float" office:value="3.0956" calcext:value-type="float">
            <text:p>3.0956</text:p>
          </table:table-cell>
          <table:table-cell office:value-type="float" office:value="1.30419" calcext:value-type="float">
            <text:p>1.30419</text:p>
          </table:table-cell>
          <table:table-cell office:value-type="float" office:value="0.867287" calcext:value-type="float">
            <text:p>0.867287</text:p>
          </table:table-cell>
          <table:table-cell office:value-type="float" office:value="1.75201" calcext:value-type="float">
            <text:p>1.75201</text:p>
          </table:table-cell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0.216247" calcext:value-type="float">
            <text:p>0.216247</text:p>
          </table:table-cell>
          <table:table-cell office:value-type="float" office:value="1.1969" calcext:value-type="float">
            <text:p>1.1969</text:p>
          </table:table-cell>
          <table:table-cell office:value-type="float" office:value="0.133343" calcext:value-type="float">
            <text:p>0.133343</text:p>
          </table:table-cell>
          <table:table-cell office:value-type="float" office:value="0.209624" calcext:value-type="float">
            <text:p>0.20962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float" office:value="0.239947" calcext:value-type="float">
            <text:p>0.239947</text:p>
          </table:table-cell>
          <table:table-cell office:value-type="float" office:value="1.20104" calcext:value-type="float">
            <text:p>1.20104</text:p>
          </table:table-cell>
          <table:table-cell office:value-type="float" office:value="0.156077" calcext:value-type="float">
            <text:p>0.156077</text:p>
          </table:table-cell>
          <table:table-cell office:value-type="float" office:value="0.252429" calcext:value-type="float">
            <text:p>0.252429</text:p>
          </table:table-cell>
          <table:table-cell office:value-type="float" office:value="1.07364" calcext:value-type="float">
            <text:p>1.07364</text:p>
          </table:table-cell>
        </table:table-row>
        <table:table-row table:style-name="ro1">
          <table:table-cell office:value-type="float" office:value="1142921" calcext:value-type="float">
            <text:p>1142921</text:p>
          </table:table-cell>
          <table:table-cell office:value-type="float" office:value="0.733495" calcext:value-type="float">
            <text:p>0.733495</text:p>
          </table:table-cell>
          <table:table-cell office:value-type="float" office:value="2.02912" calcext:value-type="float">
            <text:p>2.02912</text:p>
          </table:table-cell>
          <table:table-cell office:value-type="float" office:value="0.604615" calcext:value-type="float">
            <text:p>0.604615</text:p>
          </table:table-cell>
          <table:table-cell office:value-type="float" office:value="0.446582" calcext:value-type="float">
            <text:p>0.446582</text:p>
          </table:table-cell>
          <table:table-cell office:value-type="float" office:value="1.40311" calcext:value-type="float">
            <text:p>1.4031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155939" calcext:value-type="float">
            <text:p>0.155939</text:p>
          </table:table-cell>
          <table:table-cell office:value-type="float" office:value="1.14468" calcext:value-type="float">
            <text:p>1.14468</text:p>
          </table:table-cell>
          <table:table-cell office:value-type="float" office:value="0.0788618" calcext:value-type="float">
            <text:p>0.0788618</text:p>
          </table:table-cell>
          <table:table-cell office:value-type="float" office:value="0.19481" calcext:value-type="float">
            <text:p>0.1948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0.178671" calcext:value-type="float">
            <text:p>0.178671</text:p>
          </table:table-cell>
          <table:table-cell office:value-type="float" office:value="1.16794" calcext:value-type="float">
            <text:p>1.16794</text:p>
          </table:table-cell>
          <table:table-cell office:value-type="float" office:value="0.0996615" calcext:value-type="float">
            <text:p>0.0996615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33417" calcext:value-type="float">
            <text:p>3033417</text:p>
          </table:table-cell>
          <table:table-cell office:value-type="float" office:value="0.910402" calcext:value-type="float">
            <text:p>0.910402</text:p>
          </table:table-cell>
          <table:table-cell office:value-type="float" office:value="2.3172" calcext:value-type="float">
            <text:p>2.3172</text:p>
          </table:table-cell>
          <table:table-cell office:value-type="float" office:value="0.754804" calcext:value-type="float">
            <text:p>0.754804</text:p>
          </table:table-cell>
          <table:table-cell office:value-type="float" office:value="0.473416" calcext:value-type="float">
            <text:p>0.473416</text:p>
          </table:table-cell>
          <table:table-cell office:value-type="float" office:value="1.49874" calcext:value-type="float">
            <text:p>1.49874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0.234361" calcext:value-type="float">
            <text:p>0.234361</text:p>
          </table:table-cell>
          <table:table-cell office:value-type="float" office:value="1.20786" calcext:value-type="float">
            <text:p>1.20786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18001" calcext:value-type="float">
            <text:p>0.21800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97928" calcext:value-type="float">
            <text:p>3097928</text:p>
          </table:table-cell>
          <table:table-cell office:value-type="float" office:value="0.90508" calcext:value-type="float">
            <text:p>0.90508</text:p>
          </table:table-cell>
          <table:table-cell office:value-type="float" office:value="2.31618" calcext:value-type="float">
            <text:p>2.31618</text:p>
          </table:table-cell>
          <table:table-cell office:value-type="float" office:value="0.764334" calcext:value-type="float">
            <text:p>0.764334</text:p>
          </table:table-cell>
          <table:table-cell office:value-type="float" office:value="0.525238" calcext:value-type="float">
            <text:p>0.525238</text:p>
          </table:table-cell>
          <table:table-cell office:value-type="float" office:value="1.50085" calcext:value-type="float">
            <text:p>1.5008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143227" calcext:value-type="float">
            <text:p>0.143227</text:p>
          </table:table-cell>
          <table:table-cell office:value-type="float" office:value="1.12041" calcext:value-type="float">
            <text:p>1.12041</text:p>
          </table:table-cell>
          <table:table-cell office:value-type="float" office:value="0.0665824" calcext:value-type="float">
            <text:p>0.0665824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7194976" calcext:value-type="float">
            <text:p>37194976</text:p>
          </table:table-cell>
          <table:table-cell office:value-type="float" office:value="1.4256" calcext:value-type="float">
            <text:p>1.4256</text:p>
          </table:table-cell>
          <table:table-cell office:value-type="float" office:value="3.07948" calcext:value-type="float">
            <text:p>3.07948</text:p>
          </table:table-cell>
          <table:table-cell office:value-type="float" office:value="1.32274" calcext:value-type="float">
            <text:p>1.32274</text:p>
          </table:table-cell>
          <table:table-cell office:value-type="float" office:value="0.840125" calcext:value-type="float">
            <text:p>0.840125</text:p>
          </table:table-cell>
          <table:table-cell office:value-type="float" office:value="1.7498" calcext:value-type="float">
            <text:p>1.7498</text:p>
          </table:table-cell>
        </table:table-row>
        <table:table-row table:style-name="ro1">
          <table:table-cell office:value-type="float" office:value="796940" calcext:value-type="float">
            <text:p>796940</text:p>
          </table:table-cell>
          <table:table-cell office:value-type="float" office:value="0.675996" calcext:value-type="float">
            <text:p>0.675996</text:p>
          </table:table-cell>
          <table:table-cell office:value-type="float" office:value="1.92968" calcext:value-type="float">
            <text:p>1.92968</text:p>
          </table:table-cell>
          <table:table-cell office:value-type="float" office:value="0.551932" calcext:value-type="float">
            <text:p>0.551932</text:p>
          </table:table-cell>
          <table:table-cell office:value-type="float" office:value="0.463864" calcext:value-type="float">
            <text:p>0.463864</text:p>
          </table:table-cell>
          <table:table-cell office:value-type="float" office:value="1.36714" calcext:value-type="float">
            <text:p>1.3671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.167302" calcext:value-type="float">
            <text:p>0.167302</text:p>
          </table:table-cell>
          <table:table-cell office:value-type="float" office:value="1.14511" calcext:value-type="float">
            <text:p>1.14511</text:p>
          </table:table-cell>
          <table:table-cell office:value-type="float" office:value="0.0871897" calcext:value-type="float">
            <text:p>0.0871897</text:p>
          </table:table-cell>
          <table:table-cell office:value-type="float" office:value="0.183974" calcext:value-type="float">
            <text:p>0.183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0.195182" calcext:value-type="float">
            <text:p>0.195182</text:p>
          </table:table-cell>
          <table:table-cell office:value-type="float" office:value="1.18405" calcext:value-type="float">
            <text:p>1.18405</text:p>
          </table:table-cell>
          <table:table-cell office:value-type="float" office:value="0.111555" calcext:value-type="float">
            <text:p>0.111555</text:p>
          </table:table-cell>
          <table:table-cell office:value-type="float" office:value="0.195451" calcext:value-type="float">
            <text:p>0.19545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1723" calcext:value-type="float">
            <text:p>31723</text:p>
          </table:table-cell>
          <table:table-cell office:value-type="float" office:value="0.252377" calcext:value-type="float">
            <text:p>0.252377</text:p>
          </table:table-cell>
          <table:table-cell office:value-type="float" office:value="1.27616" calcext:value-type="float">
            <text:p>1.27616</text:p>
          </table:table-cell>
          <table:table-cell office:value-type="float" office:value="0.166128" calcext:value-type="float">
            <text:p>0.166128</text:p>
          </table:table-cell>
          <table:table-cell office:value-type="float" office:value="0.199503" calcext:value-type="float">
            <text:p>0.199503</text:p>
          </table:table-cell>
          <table:table-cell office:value-type="float" office:value="1.09359" calcext:value-type="float">
            <text:p>1.0935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.164029" calcext:value-type="float">
            <text:p>0.164029</text:p>
          </table:table-cell>
          <table:table-cell office:value-type="float" office:value="1.13706" calcext:value-type="float">
            <text:p>1.13706</text:p>
          </table:table-cell>
          <table:table-cell office:value-type="float" office:value="0.0854084" calcext:value-type="float">
            <text:p>0.0854084</text:p>
          </table:table-cell>
          <table:table-cell office:value-type="float" office:value="0.194974" calcext:value-type="float">
            <text:p>0.194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37437" calcext:value-type="float">
            <text:p>0.137437</text:p>
          </table:table-cell>
          <table:table-cell office:value-type="float" office:value="1.13499" calcext:value-type="float">
            <text:p>1.13499</text:p>
          </table:table-cell>
          <table:table-cell office:value-type="float" office:value="0.0606746" calcext:value-type="float">
            <text:p>0.0606746</text:p>
          </table:table-cell>
          <table:table-cell office:value-type="float" office:value="0.173485" calcext:value-type="float">
            <text:p>0.17348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9977" calcext:value-type="float">
            <text:p>499977</text:p>
          </table:table-cell>
          <table:table-cell office:value-type="float" office:value="0.598464" calcext:value-type="float">
            <text:p>0.598464</text:p>
          </table:table-cell>
          <table:table-cell office:value-type="float" office:value="1.75529" calcext:value-type="float">
            <text:p>1.75529</text:p>
          </table:table-cell>
          <table:table-cell office:value-type="float" office:value="0.462173" calcext:value-type="float">
            <text:p>0.462173</text:p>
          </table:table-cell>
          <table:table-cell office:value-type="float" office:value="0.401157" calcext:value-type="float">
            <text:p>0.401157</text:p>
          </table:table-cell>
          <table:table-cell office:value-type="float" office:value="1.32249" calcext:value-type="float">
            <text:p>1.32249</text:p>
          </table:table-cell>
        </table:table-row>
        <table:table-row table:style-name="ro1">
          <table:table-cell office:value-type="float" office:value="326019" calcext:value-type="float">
            <text:p>326019</text:p>
          </table:table-cell>
          <table:table-cell office:value-type="float" office:value="0.500183" calcext:value-type="float">
            <text:p>0.500183</text:p>
          </table:table-cell>
          <table:table-cell office:value-type="float" office:value="1.553" calcext:value-type="float">
            <text:p>1.553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0.404296" calcext:value-type="float">
            <text:p>0.404296</text:p>
          </table:table-cell>
          <table:table-cell office:value-type="float" office:value="1.28286" calcext:value-type="float">
            <text:p>1.28286</text:p>
          </table:table-cell>
        </table:table-row>
        <table:table-row table:style-name="ro1">
          <table:table-cell office:value-type="float" office:value="89283" calcext:value-type="float">
            <text:p>89283</text:p>
          </table:table-cell>
          <table:table-cell office:value-type="float" office:value="0.301218" calcext:value-type="float">
            <text:p>0.301218</text:p>
          </table:table-cell>
          <table:table-cell office:value-type="float" office:value="1.26784" calcext:value-type="float">
            <text:p>1.26784</text:p>
          </table:table-cell>
          <table:table-cell office:value-type="float" office:value="0.21811" calcext:value-type="float">
            <text:p>0.21811</text:p>
          </table:table-cell>
          <table:table-cell office:value-type="float" office:value="0.268992" calcext:value-type="float">
            <text:p>0.268992</text:p>
          </table:table-cell>
          <table:table-cell office:value-type="float" office:value="1.16926" calcext:value-type="float">
            <text:p>1.16926</text:p>
          </table:table-cell>
        </table:table-row>
        <table:table-row table:style-name="ro1">
          <table:table-cell office:value-type="float" office:value="64420" calcext:value-type="float">
            <text:p>64420</text:p>
          </table:table-cell>
          <table:table-cell office:value-type="float" office:value="0.284393" calcext:value-type="float">
            <text:p>0.284393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197283" calcext:value-type="float">
            <text:p>0.197283</text:p>
          </table:table-cell>
          <table:table-cell office:value-type="float" office:value="0.224515" calcext:value-type="float">
            <text:p>0.224515</text:p>
          </table:table-cell>
          <table:table-cell office:value-type="float" office:value="1.14083" calcext:value-type="float">
            <text:p>1.1408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1621" calcext:value-type="float">
            <text:p>0.1621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555" calcext:value-type="float">
            <text:p>0.0848555</text:p>
          </table:table-cell>
          <table:table-cell office:value-type="float" office:value="0.217828" calcext:value-type="float">
            <text:p>0.21782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0.190562" calcext:value-type="float">
            <text:p>0.190562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737" calcext:value-type="float">
            <text:p>0.109737</text:p>
          </table:table-cell>
          <table:table-cell office:value-type="float" office:value="0.235515" calcext:value-type="float">
            <text:p>0.23551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float" office:value="0.22934" calcext:value-type="float">
            <text:p>0.22934</text:p>
          </table:table-cell>
          <table:table-cell office:value-type="float" office:value="1.26911" calcext:value-type="float">
            <text:p>1.26911</text:p>
          </table:table-cell>
          <table:table-cell office:value-type="float" office:value="0.142488" calcext:value-type="float">
            <text:p>0.142488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1.19779" calcext:value-type="float">
            <text:p>1.19779</text:p>
          </table:table-cell>
          <table:table-cell office:value-type="float" office:value="0.0727608" calcext:value-type="float">
            <text:p>0.0727608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717033" calcext:value-type="float">
            <text:p>1717033</text:p>
          </table:table-cell>
          <table:table-cell office:value-type="float" office:value="0.812717" calcext:value-type="float">
            <text:p>0.812717</text:p>
          </table:table-cell>
          <table:table-cell office:value-type="float" office:value="2.22141" calcext:value-type="float">
            <text:p>2.22141</text:p>
          </table:table-cell>
          <table:table-cell office:value-type="float" office:value="0.667025" calcext:value-type="float">
            <text:p>0.667025</text:p>
          </table:table-cell>
          <table:table-cell office:value-type="float" office:value="0.499204" calcext:value-type="float">
            <text:p>0.499204</text:p>
          </table:table-cell>
          <table:table-cell office:value-type="float" office:value="1.44431" calcext:value-type="float">
            <text:p>1.44431</text:p>
          </table:table-cell>
        </table:table-row>
        <table:table-row table:style-name="ro1">
          <table:table-cell office:value-type="float" office:value="3958927" calcext:value-type="float">
            <text:p>3958927</text:p>
          </table:table-cell>
          <table:table-cell office:value-type="float" office:value="0.941314" calcext:value-type="float">
            <text:p>0.941314</text:p>
          </table:table-cell>
          <table:table-cell office:value-type="float" office:value="2.42874" calcext:value-type="float">
            <text:p>2.42874</text:p>
          </table:table-cell>
          <table:table-cell office:value-type="float" office:value="0.808731" calcext:value-type="float">
            <text:p>0.808731</text:p>
          </table:table-cell>
          <table:table-cell office:value-type="float" office:value="0.517011" calcext:value-type="float">
            <text:p>0.517011</text:p>
          </table:table-cell>
          <table:table-cell office:value-type="float" office:value="1.52599" calcext:value-type="float">
            <text:p>1.52599</text:p>
          </table:table-cell>
        </table:table-row>
        <table:table-row table:style-name="ro1">
          <table:table-cell office:value-type="float" office:value="495432" calcext:value-type="float">
            <text:p>495432</text:p>
          </table:table-cell>
          <table:table-cell office:value-type="float" office:value="0.585282" calcext:value-type="float">
            <text:p>0.585282</text:p>
          </table:table-cell>
          <table:table-cell office:value-type="float" office:value="1.76234" calcext:value-type="float">
            <text:p>1.76234</text:p>
          </table:table-cell>
          <table:table-cell office:value-type="float" office:value="0.469033" calcext:value-type="float">
            <text:p>0.469033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32171" calcext:value-type="float">
            <text:p>1.32171</text:p>
          </table:table-cell>
        </table:table-row>
        <table:table-row table:style-name="ro1">
          <table:table-cell office:value-type="float" office:value="275222" calcext:value-type="float">
            <text:p>275222</text:p>
          </table:table-cell>
          <table:table-cell office:value-type="float" office:value="0.469924" calcext:value-type="float">
            <text:p>0.469924</text:p>
          </table:table-cell>
          <table:table-cell office:value-type="float" office:value="1.53561" calcext:value-type="float">
            <text:p>1.53561</text:p>
          </table:table-cell>
          <table:table-cell office:value-type="float" office:value="0.369208" calcext:value-type="float">
            <text:p>0.369208</text:p>
          </table:table-cell>
          <table:table-cell office:value-type="float" office:value="0.363134" calcext:value-type="float">
            <text:p>0.363134</text:p>
          </table:table-cell>
          <table:table-cell office:value-type="float" office:value="1.26616" calcext:value-type="float">
            <text:p>1.2661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0.17232" calcext:value-type="float">
            <text:p>0.17232</text:p>
          </table:table-cell>
          <table:table-cell office:value-type="float" office:value="1.227" calcext:value-type="float">
            <text:p>1.227</text:p>
          </table:table-cell>
          <table:table-cell office:value-type="float" office:value="0.0903868" calcext:value-type="float">
            <text:p>0.0903868</text:p>
          </table:table-cell>
          <table:table-cell office:value-type="float" office:value="0.188735" calcext:value-type="float">
            <text:p>0.18873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5082147" calcext:value-type="float">
            <text:p>15082147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2.84465" calcext:value-type="float">
            <text:p>2.84465</text:p>
          </table:table-cell>
          <table:table-cell office:value-type="float" office:value="1.07224" calcext:value-type="float">
            <text:p>1.07224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1.65999" calcext:value-type="float">
            <text:p>1.65999</text:p>
          </table:table-cell>
        </table:table-row>
        <table:table-row table:style-name="ro1">
          <table:table-cell office:value-type="float" office:value="611713" calcext:value-type="float">
            <text:p>611713</text:p>
          </table:table-cell>
          <table:table-cell office:value-type="float" office:value="0.621643" calcext:value-type="float">
            <text:p>0.621643</text:p>
          </table:table-cell>
          <table:table-cell office:value-type="float" office:value="1.78824" calcext:value-type="float">
            <text:p>1.78824</text:p>
          </table:table-cell>
          <table:table-cell office:value-type="float" office:value="0.50371" calcext:value-type="float">
            <text:p>0.50371</text:p>
          </table:table-cell>
          <table:table-cell office:value-type="float" office:value="0.415154" calcext:value-type="float">
            <text:p>0.415154</text:p>
          </table:table-cell>
          <table:table-cell office:value-type="float" office:value="1.34234" calcext:value-type="float">
            <text:p>1.34234</text:p>
          </table:table-cell>
        </table:table-row>
        <table:table-row table:style-name="ro1">
          <table:table-cell office:value-type="float" office:value="257028" calcext:value-type="float">
            <text:p>257028</text:p>
          </table:table-cell>
          <table:table-cell office:value-type="float" office:value="0.459454" calcext:value-type="float">
            <text:p>0.459454</text:p>
          </table:table-cell>
          <table:table-cell office:value-type="float" office:value="1.5" calcext:value-type="float">
            <text:p>1.5</text:p>
          </table:table-cell>
          <table:table-cell office:value-type="float" office:value="0.34943" calcext:value-type="float">
            <text:p>0.34943</text:p>
          </table:table-cell>
          <table:table-cell office:value-type="float" office:value="0.331216" calcext:value-type="float">
            <text:p>0.331216</text:p>
          </table:table-cell>
          <table:table-cell office:value-type="float" office:value="1.25949" calcext:value-type="float">
            <text:p>1.25949</text:p>
          </table:table-cell>
        </table:table-row>
        <table:table-row table:style-name="ro1">
          <table:table-cell office:value-type="float" office:value="830654" calcext:value-type="float">
            <text:p>830654</text:p>
          </table:table-cell>
          <table:table-cell office:value-type="float" office:value="0.679619" calcext:value-type="float">
            <text:p>0.679619</text:p>
          </table:table-cell>
          <table:table-cell office:value-type="float" office:value="1.91604" calcext:value-type="float">
            <text:p>1.91604</text:p>
          </table:table-cell>
          <table:table-cell office:value-type="float" office:value="0.551032" calcext:value-type="float">
            <text:p>0.551032</text:p>
          </table:table-cell>
          <table:table-cell office:value-type="float" office:value="0.485009" calcext:value-type="float">
            <text:p>0.485009</text:p>
          </table:table-cell>
          <table:table-cell office:value-type="float" office:value="1.37104" calcext:value-type="float">
            <text:p>1.37104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  <table:table-cell office:value-type="float" office:value="0.247749" calcext:value-type="float">
            <text:p>0.247749</text:p>
          </table:table-cell>
          <table:table-cell office:value-type="float" office:value="1.22762" calcext:value-type="float">
            <text:p>1.22762</text:p>
          </table:table-cell>
          <table:table-cell office:value-type="float" office:value="0.160231" calcext:value-type="float">
            <text:p>0.160231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1.07938" calcext:value-type="float">
            <text:p>1.07938</text:p>
          </table:table-cell>
        </table:table-row>
        <table:table-row table:style-name="ro1">
          <table:table-cell office:value-type="float" office:value="22449254" calcext:value-type="float">
            <text:p>22449254</text:p>
          </table:table-cell>
          <table:table-cell office:value-type="float" office:value="1.29233" calcext:value-type="float">
            <text:p>1.29233</text:p>
          </table:table-cell>
          <table:table-cell office:value-type="float" office:value="2.87664" calcext:value-type="float">
            <text:p>2.8766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0.844077" calcext:value-type="float">
            <text:p>0.844077</text:p>
          </table:table-cell>
          <table:table-cell office:value-type="float" office:value="1.70034" calcext:value-type="float">
            <text:p>1.70034</text:p>
          </table:table-cell>
        </table:table-row>
        <table:table-row table:style-name="ro1">
          <table:table-cell office:value-type="float" office:value="33410945" calcext:value-type="float">
            <text:p>33410945</text:p>
          </table:table-cell>
          <table:table-cell office:value-type="float" office:value="1.39427" calcext:value-type="float">
            <text:p>1.39427</text:p>
          </table:table-cell>
          <table:table-cell office:value-type="float" office:value="3.08758" calcext:value-type="float">
            <text:p>3.08758</text:p>
          </table:table-cell>
          <table:table-cell office:value-type="float" office:value="1.27672" calcext:value-type="float">
            <text:p>1.27672</text:p>
          </table:table-cell>
          <table:table-cell office:value-type="float" office:value="0.812657" calcext:value-type="float">
            <text:p>0.812657</text:p>
          </table:table-cell>
          <table:table-cell office:value-type="float" office:value="1.73891" calcext:value-type="float">
            <text:p>1.73891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float" office:value="0.245596" calcext:value-type="float">
            <text:p>0.245596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0.21106" calcext:value-type="float">
            <text:p>0.21106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59455141" calcext:value-type="float">
            <text:p>59455141</text:p>
          </table:table-cell>
          <table:table-cell office:value-type="float" office:value="1.55296" calcext:value-type="float">
            <text:p>1.55296</text:p>
          </table:table-cell>
          <table:table-cell office:value-type="float" office:value="3.33118" calcext:value-type="float">
            <text:p>3.33118</text:p>
          </table:table-cell>
          <table:table-cell office:value-type="float" office:value="1.47211" calcext:value-type="float">
            <text:p>1.47211</text:p>
          </table:table-cell>
          <table:table-cell office:value-type="float" office:value="1.04973" calcext:value-type="float">
            <text:p>1.04973</text:p>
          </table:table-cell>
          <table:table-cell office:value-type="float" office:value="1.79719" calcext:value-type="float">
            <text:p>1.79719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0.186799" calcext:value-type="float">
            <text:p>0.186799</text:p>
          </table:table-cell>
          <table:table-cell office:value-type="float" office:value="1.16147" calcext:value-type="float">
            <text:p>1.16147</text:p>
          </table:table-cell>
          <table:table-cell office:value-type="float" office:value="0.105951" calcext:value-type="float">
            <text:p>0.105951</text:p>
          </table:table-cell>
          <table:table-cell office:value-type="float" office:value="0.210749" calcext:value-type="float">
            <text:p>0.2107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1.20549" calcext:value-type="float">
            <text:p>1.20549</text:p>
          </table:table-cell>
          <table:table-cell office:value-type="float" office:value="0.0727923" calcext:value-type="float">
            <text:p>0.0727923</text:p>
          </table:table-cell>
          <table:table-cell office:value-type="float" office:value="0.198186" calcext:value-type="float">
            <text:p>0.19818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943699" calcext:value-type="float">
            <text:p>1943699</text:p>
          </table:table-cell>
          <table:table-cell office:value-type="float" office:value="0.828584" calcext:value-type="float">
            <text:p>0.828584</text:p>
          </table:table-cell>
          <table:table-cell office:value-type="float" office:value="2.22245" calcext:value-type="float">
            <text:p>2.22245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490948" calcext:value-type="float">
            <text:p>0.490948</text:p>
          </table:table-cell>
          <table:table-cell office:value-type="float" office:value="1.45544" calcext:value-type="float">
            <text:p>1.4554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158671" calcext:value-type="float">
            <text:p>0.158671</text:p>
          </table:table-cell>
          <table:table-cell office:value-type="float" office:value="1.13013" calcext:value-type="float">
            <text:p>1.13013</text:p>
          </table:table-cell>
          <table:table-cell office:value-type="float" office:value="0.0800985" calcext:value-type="float">
            <text:p>0.0800985</text:p>
          </table:table-cell>
          <table:table-cell office:value-type="float" office:value="0.181346" calcext:value-type="float">
            <text:p>0.18134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55227" calcext:value-type="float">
            <text:p>55227</text:p>
          </table:table-cell>
          <table:table-cell office:value-type="float" office:value="0.275759" calcext:value-type="float">
            <text:p>0.275759</text:p>
          </table:table-cell>
          <table:table-cell office:value-type="float" office:value="1.32468" calcext:value-type="float">
            <text:p>1.32468</text:p>
          </table:table-cell>
          <table:table-cell office:value-type="float" office:value="0.18961" calcext:value-type="float">
            <text:p>0.18961</text:p>
          </table:table-cell>
          <table:table-cell office:value-type="float" office:value="0.211092" calcext:value-type="float">
            <text:p>0.211092</text:p>
          </table:table-cell>
          <table:table-cell office:value-type="float" office:value="1.1298" calcext:value-type="float">
            <text:p>1.1298</text:p>
          </table:table-cell>
        </table:table-row>
        <table:table-row table:style-name="ro1">
          <table:table-cell office:value-type="float" office:value="912546" calcext:value-type="float">
            <text:p>912546</text:p>
          </table:table-cell>
          <table:table-cell office:value-type="float" office:value="0.704902" calcext:value-type="float">
            <text:p>0.704902</text:p>
          </table:table-cell>
          <table:table-cell office:value-type="float" office:value="2.00651" calcext:value-type="float">
            <text:p>2.00651</text:p>
          </table:table-cell>
          <table:table-cell office:value-type="float" office:value="0.559895" calcext:value-type="float">
            <text:p>0.559895</text:p>
          </table:table-cell>
          <table:table-cell office:value-type="float" office:value="0.420228" calcext:value-type="float">
            <text:p>0.420228</text:p>
          </table:table-cell>
          <table:table-cell office:value-type="float" office:value="1.38151" calcext:value-type="float">
            <text:p>1.38151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0.226119" calcext:value-type="float">
            <text:p>0.226119</text:p>
          </table:table-cell>
          <table:table-cell office:value-type="float" office:value="1.26661" calcext:value-type="float">
            <text:p>1.26661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197848" calcext:value-type="float">
            <text:p>0.197848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0.197027" calcext:value-type="float">
            <text:p>0.197027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13561" calcext:value-type="float">
            <text:p>0.113561</text:p>
          </table:table-cell>
          <table:table-cell office:value-type="float" office:value="0.207147" calcext:value-type="float">
            <text:p>0.20714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70707455" calcext:value-type="float">
            <text:p>70707455</text:p>
          </table:table-cell>
          <table:table-cell office:value-type="float" office:value="1.58615" calcext:value-type="float">
            <text:p>1.58615</text:p>
          </table:table-cell>
          <table:table-cell office:value-type="float" office:value="3.32449" calcext:value-type="float">
            <text:p>3.32449</text:p>
          </table:table-cell>
          <table:table-cell office:value-type="float" office:value="1.46118" calcext:value-type="float">
            <text:p>1.46118</text:p>
          </table:table-cell>
          <table:table-cell office:value-type="float" office:value="0.907105" calcext:value-type="float">
            <text:p>0.907105</text:p>
          </table:table-cell>
          <table:table-cell office:value-type="float" office:value="1.81412" calcext:value-type="float">
            <text:p>1.81412</text:p>
          </table:table-cell>
        </table:table-row>
        <table:table-row table:style-name="ro1">
          <table:table-cell office:value-type="float" office:value="4455657" calcext:value-type="float">
            <text:p>4455657</text:p>
          </table:table-cell>
          <table:table-cell office:value-type="float" office:value="0.958362" calcext:value-type="float">
            <text:p>0.958362</text:p>
          </table:table-cell>
          <table:table-cell office:value-type="float" office:value="2.41957" calcext:value-type="float">
            <text:p>2.41957</text:p>
          </table:table-cell>
          <table:table-cell office:value-type="float" office:value="0.817964" calcext:value-type="float">
            <text:p>0.817964</text:p>
          </table:table-cell>
          <table:table-cell office:value-type="float" office:value="0.558797" calcext:value-type="float">
            <text:p>0.558797</text:p>
          </table:table-cell>
          <table:table-cell office:value-type="float" office:value="1.53818" calcext:value-type="float">
            <text:p>1.53818</text:p>
          </table:table-cell>
        </table:table-row>
        <table:table-row table:style-name="ro1">
          <table:table-cell office:value-type="float" office:value="197277" calcext:value-type="float">
            <text:p>197277</text:p>
          </table:table-cell>
          <table:table-cell office:value-type="float" office:value="0.419513" calcext:value-type="float">
            <text:p>0.419513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31335" calcext:value-type="float">
            <text:p>0.31335</text:p>
          </table:table-cell>
          <table:table-cell office:value-type="float" office:value="0.319591" calcext:value-type="float">
            <text:p>0.319591</text:p>
          </table:table-cell>
          <table:table-cell office:value-type="float" office:value="1.23526" calcext:value-type="float">
            <text:p>1.23526</text:p>
          </table:table-cell>
        </table:table-row>
        <table:table-row table:style-name="ro1">
          <table:table-cell office:value-type="float" office:value="1297694" calcext:value-type="float">
            <text:p>1297694</text:p>
          </table:table-cell>
          <table:table-cell office:value-type="float" office:value="0.761111" calcext:value-type="float">
            <text:p>0.761111</text:p>
          </table:table-cell>
          <table:table-cell office:value-type="float" office:value="2.02977" calcext:value-type="float">
            <text:p>2.02977</text:p>
          </table:table-cell>
          <table:table-cell office:value-type="float" office:value="0.620567" calcext:value-type="float">
            <text:p>0.620567</text:p>
          </table:table-cell>
          <table:table-cell office:value-type="float" office:value="0.514901" calcext:value-type="float">
            <text:p>0.514901</text:p>
          </table:table-cell>
          <table:table-cell office:value-type="float" office:value="1.41689" calcext:value-type="float">
            <text:p>1.41689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0.186023" calcext:value-type="float">
            <text:p>0.186023</text:p>
          </table:table-cell>
          <table:table-cell office:value-type="float" office:value="1.15503" calcext:value-type="float">
            <text:p>1.15503</text:p>
          </table:table-cell>
          <table:table-cell office:value-type="float" office:value="0.105581" calcext:value-type="float">
            <text:p>0.105581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64313" calcext:value-type="float">
            <text:p>1364313</text:p>
          </table:table-cell>
          <table:table-cell office:value-type="float" office:value="0.766187" calcext:value-type="float">
            <text:p>0.766187</text:p>
          </table:table-cell>
          <table:table-cell office:value-type="float" office:value="2.05933" calcext:value-type="float">
            <text:p>2.05933</text:p>
          </table:table-cell>
          <table:table-cell office:value-type="float" office:value="0.634939" calcext:value-type="float">
            <text:p>0.634939</text:p>
          </table:table-cell>
          <table:table-cell office:value-type="float" office:value="0.529451" calcext:value-type="float">
            <text:p>0.529451</text:p>
          </table:table-cell>
          <table:table-cell office:value-type="float" office:value="1.42194" calcext:value-type="float">
            <text:p>1.42194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0.20656" calcext:value-type="float">
            <text:p>0.20656</text:p>
          </table:table-cell>
          <table:table-cell office:value-type="float" office:value="1.22954" calcext:value-type="float">
            <text:p>1.22954</text:p>
          </table:table-cell>
          <table:table-cell office:value-type="float" office:value="0.122532" calcext:value-type="float">
            <text:p>0.122532</text:p>
          </table:table-cell>
          <table:table-cell office:value-type="float" office:value="0.200703" calcext:value-type="float">
            <text:p>0.20070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64217" calcext:value-type="float">
            <text:p>364217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1.60842" calcext:value-type="float">
            <text:p>1.60842</text:p>
          </table:table-cell>
          <table:table-cell office:value-type="float" office:value="0.411192" calcext:value-type="float">
            <text:p>0.411192</text:p>
          </table:table-cell>
          <table:table-cell office:value-type="float" office:value="0.369091" calcext:value-type="float">
            <text:p>0.369091</text:p>
          </table:table-cell>
          <table:table-cell office:value-type="float" office:value="1.29245" calcext:value-type="float">
            <text:p>1.29245</text:p>
          </table:table-cell>
        </table:table-row>
        <table:table-row table:style-name="ro1">
          <table:table-cell office:value-type="float" office:value="945543" calcext:value-type="float">
            <text:p>94554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2.005" calcext:value-type="float">
            <text:p>2.005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435959" calcext:value-type="float">
            <text:p>0.435959</text:p>
          </table:table-cell>
          <table:table-cell office:value-type="float" office:value="1.38505" calcext:value-type="float">
            <text:p>1.38505</text:p>
          </table:table-cell>
        </table:table-row>
        <table:table-row table:style-name="ro1">
          <table:table-cell office:value-type="float" office:value="6895734" calcext:value-type="float">
            <text:p>6895734</text:p>
          </table:table-cell>
          <table:table-cell office:value-type="float" office:value="1.04047" calcext:value-type="float">
            <text:p>1.04047</text:p>
          </table:table-cell>
          <table:table-cell office:value-type="float" office:value="2.62694" calcext:value-type="float">
            <text:p>2.62694</text:p>
          </table:table-cell>
          <table:table-cell office:value-type="float" office:value="0.888047" calcext:value-type="float">
            <text:p>0.888047</text:p>
          </table:table-cell>
          <table:table-cell office:value-type="float" office:value="0.606665" calcext:value-type="float">
            <text:p>0.606665</text:p>
          </table:table-cell>
          <table:table-cell office:value-type="float" office:value="1.5825" calcext:value-type="float">
            <text:p>1.58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142862" calcext:value-type="float">
            <text:p>0.142862</text:p>
          </table:table-cell>
          <table:table-cell office:value-type="float" office:value="1.12634" calcext:value-type="float">
            <text:p>1.12634</text:p>
          </table:table-cell>
          <table:table-cell office:value-type="float" office:value="0.0678438" calcext:value-type="float">
            <text:p>0.0678438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33700" calcext:value-type="float">
            <text:p>1233700</text:p>
          </table:table-cell>
          <table:table-cell office:value-type="float" office:value="0.747954" calcext:value-type="float">
            <text:p>0.747954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0.621899" calcext:value-type="float">
            <text:p>0.621899</text:p>
          </table:table-cell>
          <table:table-cell office:value-type="float" office:value="0.499631" calcext:value-type="float">
            <text:p>0.499631</text:p>
          </table:table-cell>
          <table:table-cell office:value-type="float" office:value="1.41142" calcext:value-type="float">
            <text:p>1.41142</text:p>
          </table:table-cell>
        </table:table-row>
        <table:table-row table:style-name="ro1">
          <table:table-cell office:value-type="float" office:value="37821" calcext:value-type="float">
            <text:p>37821</text:p>
          </table:table-cell>
          <table:table-cell office:value-type="float" office:value="0.258539" calcext:value-type="float">
            <text:p>0.258539</text:p>
          </table:table-cell>
          <table:table-cell office:value-type="float" office:value="1.23549" calcext:value-type="float">
            <text:p>1.23549</text:p>
          </table:table-cell>
          <table:table-cell office:value-type="float" office:value="0.175072" calcext:value-type="float">
            <text:p>0.175072</text:p>
          </table:table-cell>
          <table:table-cell office:value-type="float" office:value="0.22597" calcext:value-type="float">
            <text:p>0.22597</text:p>
          </table:table-cell>
          <table:table-cell office:value-type="float" office:value="1.10212" calcext:value-type="float">
            <text:p>1.10212</text:p>
          </table:table-cell>
        </table:table-row>
        <table:table-row table:style-name="ro1">
          <table:table-cell office:value-type="float" office:value="2005358" calcext:value-type="float">
            <text:p>2005358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2.23238" calcext:value-type="float">
            <text:p>2.23238</text:p>
          </table:table-cell>
          <table:table-cell office:value-type="float" office:value="0.686956" calcext:value-type="float">
            <text:p>0.686956</text:p>
          </table:table-cell>
          <table:table-cell office:value-type="float" office:value="0.485569" calcext:value-type="float">
            <text:p>0.485569</text:p>
          </table:table-cell>
          <table:table-cell office:value-type="float" office:value="1.45859" calcext:value-type="float">
            <text:p>1.45859</text:p>
          </table:table-cell>
        </table:table-row>
        <table:table-row table:style-name="ro1">
          <table:table-cell office:value-type="float" office:value="28180" calcext:value-type="float">
            <text:p>28180</text:p>
          </table:table-cell>
          <table:table-cell office:value-type="float" office:value="0.248176" calcext:value-type="float">
            <text:p>0.248176</text:p>
          </table:table-cell>
          <table:table-cell office:value-type="float" office:value="1.27947" calcext:value-type="float">
            <text:p>1.27947</text:p>
          </table:table-cell>
          <table:table-cell office:value-type="float" office:value="0.162316" calcext:value-type="float">
            <text:p>0.162316</text:p>
          </table:table-cell>
          <table:table-cell office:value-type="float" office:value="0.216852" calcext:value-type="float">
            <text:p>0.216852</text:p>
          </table:table-cell>
          <table:table-cell office:value-type="float" office:value="1.08572" calcext:value-type="float">
            <text:p>1.08572</text:p>
          </table:table-cell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float" office:value="0.263826" calcext:value-type="float">
            <text:p>0.263826</text:p>
          </table:table-cell>
          <table:table-cell office:value-type="float" office:value="1.22743" calcext:value-type="float">
            <text:p>1.22743</text:p>
          </table:table-cell>
          <table:table-cell office:value-type="float" office:value="0.181878" calcext:value-type="float">
            <text:p>0.181878</text:p>
          </table:table-cell>
          <table:table-cell office:value-type="float" office:value="0.252603" calcext:value-type="float">
            <text:p>0.252603</text:p>
          </table:table-cell>
          <table:table-cell office:value-type="float" office:value="1.11176" calcext:value-type="float">
            <text:p>1.1117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148019" calcext:value-type="float">
            <text:p>0.148019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0706089" calcext:value-type="float">
            <text:p>0.0706089</text:p>
          </table:table-cell>
          <table:table-cell office:value-type="float" office:value="0.198449" calcext:value-type="float">
            <text:p>0.19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float" office:value="0.25448" calcext:value-type="float">
            <text:p>0.25448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0.172838" calcext:value-type="float">
            <text:p>0.172838</text:p>
          </table:table-cell>
          <table:table-cell office:value-type="float" office:value="0.224709" calcext:value-type="float">
            <text:p>0.224709</text:p>
          </table:table-cell>
          <table:table-cell office:value-type="float" office:value="1.10558" calcext:value-type="float">
            <text:p>1.10558</text:p>
          </table:table-cell>
        </table:table-row>
        <table:table-row table:style-name="ro1">
          <table:table-cell office:value-type="float" office:value="30988104" calcext:value-type="float">
            <text:p>30988104</text:p>
          </table:table-cell>
          <table:table-cell office:value-type="float" office:value="1.38971" calcext:value-type="float">
            <text:p>1.38971</text:p>
          </table:table-cell>
          <table:table-cell office:value-type="float" office:value="3.12257" calcext:value-type="float">
            <text:p>3.12257</text:p>
          </table:table-cell>
          <table:table-cell office:value-type="float" office:value="1.24462" calcext:value-type="float">
            <text:p>1.24462</text:p>
          </table:table-cell>
          <table:table-cell office:value-type="float" office:value="0.803466" calcext:value-type="float">
            <text:p>0.803466</text:p>
          </table:table-cell>
          <table:table-cell office:value-type="float" office:value="1.73144" calcext:value-type="float">
            <text:p>1.73144</text:p>
          </table:table-cell>
        </table:table-row>
        <table:table-row table:style-name="ro1">
          <table:table-cell office:value-type="float" office:value="42224647" calcext:value-type="float">
            <text:p>42224647</text:p>
          </table:table-cell>
          <table:table-cell office:value-type="float" office:value="1.45201" calcext:value-type="float">
            <text:p>1.45201</text:p>
          </table:table-cell>
          <table:table-cell office:value-type="float" office:value="3.07882" calcext:value-type="float">
            <text:p>3.07882</text:p>
          </table:table-cell>
          <table:table-cell office:value-type="float" office:value="1.36882" calcext:value-type="float">
            <text:p>1.36882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76381" calcext:value-type="float">
            <text:p>1.76381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0.249331" calcext:value-type="float">
            <text:p>0.249331</text:p>
          </table:table-cell>
          <table:table-cell office:value-type="float" office:value="1.2849" calcext:value-type="float">
            <text:p>1.2849</text:p>
          </table:table-cell>
          <table:table-cell office:value-type="float" office:value="0.164083" calcext:value-type="float">
            <text:p>0.164083</text:p>
          </table:table-cell>
          <table:table-cell office:value-type="float" office:value="0.241311" calcext:value-type="float">
            <text:p>0.241311</text:p>
          </table:table-cell>
          <table:table-cell office:value-type="float" office:value="1.08956" calcext:value-type="float">
            <text:p>1.0895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150867" calcext:value-type="float">
            <text:p>0.150867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0.0747954" calcext:value-type="float">
            <text:p>0.0747954</text:p>
          </table:table-cell>
          <table:table-cell office:value-type="float" office:value="0.183973" calcext:value-type="float">
            <text:p>0.1839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3598658" calcext:value-type="float">
            <text:p>63598658</text:p>
          </table:table-cell>
          <table:table-cell office:value-type="float" office:value="1.57133" calcext:value-type="float">
            <text:p>1.57133</text:p>
          </table:table-cell>
          <table:table-cell office:value-type="float" office:value="3.33078" calcext:value-type="float">
            <text:p>3.33078</text:p>
          </table:table-cell>
          <table:table-cell office:value-type="float" office:value="1.47619" calcext:value-type="float">
            <text:p>1.47619</text:p>
          </table:table-cell>
          <table:table-cell office:value-type="float" office:value="0.941686" calcext:value-type="float">
            <text:p>0.941686</text:p>
          </table:table-cell>
          <table:table-cell office:value-type="float" office:value="1.8032" calcext:value-type="float">
            <text:p>1.803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153639" calcext:value-type="float">
            <text:p>0.153639</text:p>
          </table:table-cell>
          <table:table-cell office:value-type="float" office:value="1.16237" calcext:value-type="float">
            <text:p>1.16237</text:p>
          </table:table-cell>
          <table:table-cell office:value-type="float" office:value="0.0761816" calcext:value-type="float">
            <text:p>0.0761816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11629" calcext:value-type="float">
            <text:p>1311629</text:p>
          </table:table-cell>
          <table:table-cell office:value-type="float" office:value="0.75909" calcext:value-type="float">
            <text:p>0.75909</text:p>
          </table:table-cell>
          <table:table-cell office:value-type="float" office:value="2.05426" calcext:value-type="float">
            <text:p>2.05426</text:p>
          </table:table-cell>
          <table:table-cell office:value-type="float" office:value="0.632155" calcext:value-type="float">
            <text:p>0.632155</text:p>
          </table:table-cell>
          <table:table-cell office:value-type="float" office:value="0.523832" calcext:value-type="float">
            <text:p>0.523832</text:p>
          </table:table-cell>
          <table:table-cell office:value-type="float" office:value="1.41794" calcext:value-type="float">
            <text:p>1.41794</text:p>
          </table:table-cell>
        </table:table-row>
        <table:table-row table:style-name="ro1">
          <table:table-cell office:value-type="float" office:value="14649941" calcext:value-type="float">
            <text:p>14649941</text:p>
          </table:table-cell>
          <table:table-cell office:value-type="float" office:value="1.2064" calcext:value-type="float">
            <text:p>1.2064</text:p>
          </table:table-cell>
          <table:table-cell office:value-type="float" office:value="2.87651" calcext:value-type="float">
            <text:p>2.87651</text:p>
          </table:table-cell>
          <table:table-cell office:value-type="float" office:value="1.07099" calcext:value-type="float">
            <text:p>1.07099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1.65715" calcext:value-type="float">
            <text:p>1.65715</text:p>
          </table:table-cell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float" office:value="0.267274" calcext:value-type="float">
            <text:p>0.267274</text:p>
          </table:table-cell>
          <table:table-cell office:value-type="float" office:value="1.25756" calcext:value-type="float">
            <text:p>1.25756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0.257919" calcext:value-type="float">
            <text:p>0.257919</text:p>
          </table:table-cell>
          <table:table-cell office:value-type="float" office:value="1.11504" calcext:value-type="float">
            <text:p>1.1150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.179548" calcext:value-type="float">
            <text:p>0.179548</text:p>
          </table:table-cell>
          <table:table-cell office:value-type="float" office:value="1.19802" calcext:value-type="float">
            <text:p>1.19802</text:p>
          </table:table-cell>
          <table:table-cell office:value-type="float" office:value="0.0961979" calcext:value-type="float">
            <text:p>0.0961979</text:p>
          </table:table-cell>
          <table:table-cell office:value-type="float" office:value="0.18944" calcext:value-type="float">
            <text:p>0.18944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4889521" calcext:value-type="float">
            <text:p>4889521</text:p>
          </table:table-cell>
          <table:table-cell office:value-type="float" office:value="0.986478" calcext:value-type="float">
            <text:p>0.986478</text:p>
          </table:table-cell>
          <table:table-cell office:value-type="float" office:value="2.43864" calcext:value-type="float">
            <text:p>2.43864</text:p>
          </table:table-cell>
          <table:table-cell office:value-type="float" office:value="0.835703" calcext:value-type="float">
            <text:p>0.835703</text:p>
          </table:table-cell>
          <table:table-cell office:value-type="float" office:value="0.560564" calcext:value-type="float">
            <text:p>0.560564</text:p>
          </table:table-cell>
          <table:table-cell office:value-type="float" office:value="1.54755" calcext:value-type="float">
            <text:p>1.54755</text:p>
          </table:table-cell>
        </table:table-row>
        <table:table-row table:style-name="ro1">
          <table:table-cell office:value-type="float" office:value="663994" calcext:value-type="float">
            <text:p>663994</text:p>
          </table:table-cell>
          <table:table-cell office:value-type="float" office:value="0.638283" calcext:value-type="float">
            <text:p>0.638283</text:p>
          </table:table-cell>
          <table:table-cell office:value-type="float" office:value="1.82967" calcext:value-type="float">
            <text:p>1.82967</text:p>
          </table:table-cell>
          <table:table-cell office:value-type="float" office:value="0.522844" calcext:value-type="float">
            <text:p>0.522844</text:p>
          </table:table-cell>
          <table:table-cell office:value-type="float" office:value="0.465836" calcext:value-type="float">
            <text:p>0.465836</text:p>
          </table:table-cell>
          <table:table-cell office:value-type="float" office:value="1.3515" calcext:value-type="float">
            <text:p>1.351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149241" calcext:value-type="float">
            <text:p>0.149241</text:p>
          </table:table-cell>
          <table:table-cell office:value-type="float" office:value="1.21531" calcext:value-type="float">
            <text:p>1.21531</text:p>
          </table:table-cell>
          <table:table-cell office:value-type="float" office:value="0.0692899" calcext:value-type="float">
            <text:p>0.0692899</text:p>
          </table:table-cell>
          <table:table-cell office:value-type="float" office:value="0.159473" calcext:value-type="float">
            <text:p>0.1594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18548" calcext:value-type="float">
            <text:p>918548</text:p>
          </table:table-cell>
          <table:table-cell office:value-type="float" office:value="0.70004" calcext:value-type="float">
            <text:p>0.70004</text:p>
          </table:table-cell>
          <table:table-cell office:value-type="float" office:value="1.99818" calcext:value-type="float">
            <text:p>1.99818</text:p>
          </table:table-cell>
          <table:table-cell office:value-type="float" office:value="0.566277" calcext:value-type="float">
            <text:p>0.566277</text:p>
          </table:table-cell>
          <table:table-cell office:value-type="float" office:value="0.444001" calcext:value-type="float">
            <text:p>0.444001</text:p>
          </table:table-cell>
          <table:table-cell office:value-type="float" office:value="1.38219" calcext:value-type="float">
            <text:p>1.38219</text:p>
          </table:table-cell>
        </table:table-row>
        <table:table-row table:style-name="ro1">
          <table:table-cell office:value-type="float" office:value="95544" calcext:value-type="float">
            <text:p>95544</text:p>
          </table:table-cell>
          <table:table-cell office:value-type="float" office:value="0.311169" calcext:value-type="float">
            <text:p>0.311169</text:p>
          </table:table-cell>
          <table:table-cell office:value-type="float" office:value="1.35248" calcext:value-type="float">
            <text:p>1.35248</text:p>
          </table:table-cell>
          <table:table-cell office:value-type="float" office:value="0.227714" calcext:value-type="float">
            <text:p>0.227714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1.18743" calcext:value-type="float">
            <text:p>1.18743</text:p>
          </table:table-cell>
        </table:table-row>
        <table:table-row table:style-name="ro1">
          <table:table-cell office:value-type="float" office:value="1538920" calcext:value-type="float">
            <text:p>1538920</text:p>
          </table:table-cell>
          <table:table-cell office:value-type="float" office:value="0.795458" calcext:value-type="float">
            <text:p>0.795458</text:p>
          </table:table-cell>
          <table:table-cell office:value-type="float" office:value="2.11291" calcext:value-type="float">
            <text:p>2.11291</text:p>
          </table:table-cell>
          <table:table-cell office:value-type="float" office:value="0.641404" calcext:value-type="float">
            <text:p>0.641404</text:p>
          </table:table-cell>
          <table:table-cell office:value-type="float" office:value="0.45268" calcext:value-type="float">
            <text:p>0.45268</text:p>
          </table:table-cell>
          <table:table-cell office:value-type="float" office:value="1.43152" calcext:value-type="float">
            <text:p>1.43152</text:p>
          </table:table-cell>
        </table:table-row>
        <table:table-row table:style-name="ro1">
          <table:table-cell office:value-type="float" office:value="757643" calcext:value-type="float">
            <text:p>757643</text:p>
          </table:table-cell>
          <table:table-cell office:value-type="float" office:value="0.672967" calcext:value-type="float">
            <text:p>0.672967</text:p>
          </table:table-cell>
          <table:table-cell office:value-type="float" office:value="1.89931" calcext:value-type="float">
            <text:p>1.89931</text:p>
          </table:table-cell>
          <table:table-cell office:value-type="float" office:value="0.525905" calcext:value-type="float">
            <text:p>0.525905</text:p>
          </table:table-cell>
          <table:table-cell office:value-type="float" office:value="0.40289" calcext:value-type="float">
            <text:p>0.40289</text:p>
          </table:table-cell>
          <table:table-cell office:value-type="float" office:value="1.36247" calcext:value-type="float">
            <text:p>1.36247</text:p>
          </table:table-cell>
        </table:table-row>
        <table:table-row table:style-name="ro1">
          <table:table-cell office:value-type="float" office:value="1522673" calcext:value-type="float">
            <text:p>1522673</text:p>
          </table:table-cell>
          <table:table-cell office:value-type="float" office:value="0.797402" calcext:value-type="float">
            <text:p>0.797402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.650157" calcext:value-type="float">
            <text:p>0.650157</text:p>
          </table:table-cell>
          <table:table-cell office:value-type="float" office:value="0.472561" calcext:value-type="float">
            <text:p>0.472561</text:p>
          </table:table-cell>
          <table:table-cell office:value-type="float" office:value="1.43045" calcext:value-type="float">
            <text:p>1.4304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0.181426" calcext:value-type="float">
            <text:p>0.181426</text:p>
          </table:table-cell>
          <table:table-cell office:value-type="float" office:value="1.18211" calcext:value-type="float">
            <text:p>1.18211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88449" calcext:value-type="float">
            <text:p>0.18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205289" calcext:value-type="float">
            <text:p>205289</text:p>
          </table:table-cell>
          <table:table-cell office:value-type="float" office:value="0.423487" calcext:value-type="float">
            <text:p>0.423487</text:p>
          </table:table-cell>
          <table:table-cell office:value-type="float" office:value="1.47571" calcext:value-type="float">
            <text:p>1.47571</text:p>
          </table:table-cell>
          <table:table-cell office:value-type="float" office:value="0.321432" calcext:value-type="float">
            <text:p>0.321432</text:p>
          </table:table-cell>
          <table:table-cell office:value-type="float" office:value="0.322886" calcext:value-type="float">
            <text:p>0.322886</text:p>
          </table:table-cell>
          <table:table-cell office:value-type="float" office:value="1.23935" calcext:value-type="float">
            <text:p>1.23935</text:p>
          </table:table-cell>
        </table:table-row>
        <table:table-row table:style-name="ro1">
          <table:table-cell office:value-type="float" office:value="1269000" calcext:value-type="float">
            <text:p>1269000</text:p>
          </table:table-cell>
          <table:table-cell office:value-type="float" office:value="0.758294" calcext:value-type="float">
            <text:p>0.758294</text:p>
          </table:table-cell>
          <table:table-cell office:value-type="float" office:value="2.03289" calcext:value-type="float">
            <text:p>2.03289</text:p>
          </table:table-cell>
          <table:table-cell office:value-type="float" office:value="0.620597" calcext:value-type="float">
            <text:p>0.620597</text:p>
          </table:table-cell>
          <table:table-cell office:value-type="float" office:value="0.508789" calcext:value-type="float">
            <text:p>0.508789</text:p>
          </table:table-cell>
          <table:table-cell office:value-type="float" office:value="1.41443" calcext:value-type="float">
            <text:p>1.4144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1.21723" calcext:value-type="float">
            <text:p>1.21723</text:p>
          </table:table-cell>
          <table:table-cell office:value-type="float" office:value="0.118453" calcext:value-type="float">
            <text:p>0.118453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83781" calcext:value-type="float">
            <text:p>383781</text:p>
          </table:table-cell>
          <table:table-cell office:value-type="float" office:value="0.543395" calcext:value-type="float">
            <text:p>0.543395</text:p>
          </table:table-cell>
          <table:table-cell office:value-type="float" office:value="1.64245" calcext:value-type="float">
            <text:p>1.64245</text:p>
          </table:table-cell>
          <table:table-cell office:value-type="float" office:value="0.418492" calcext:value-type="float">
            <text:p>0.418492</text:p>
          </table:table-cell>
          <table:table-cell office:value-type="float" office:value="0.390006" calcext:value-type="float">
            <text:p>0.390006</text:p>
          </table:table-cell>
          <table:table-cell office:value-type="float" office:value="1.29667" calcext:value-type="float">
            <text:p>1.29667</text:p>
          </table:table-cell>
        </table:table-row>
        <table:table-row table:style-name="ro1">
          <table:table-cell office:value-type="float" office:value="1557063" calcext:value-type="float">
            <text:p>1557063</text:p>
          </table:table-cell>
          <table:table-cell office:value-type="float" office:value="0.788644" calcext:value-type="float">
            <text:p>0.788644</text:p>
          </table:table-cell>
          <table:table-cell office:value-type="float" office:value="2.10262" calcext:value-type="float">
            <text:p>2.10262</text:p>
          </table:table-cell>
          <table:table-cell office:value-type="float" office:value="0.640757" calcext:value-type="float">
            <text:p>0.640757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1.43272" calcext:value-type="float">
            <text:p>1.43272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1.17569" calcext:value-type="float">
            <text:p>1.17569</text:p>
          </table:table-cell>
          <table:table-cell office:value-type="float" office:value="0.128958" calcext:value-type="float">
            <text:p>0.128958</text:p>
          </table:table-cell>
          <table:table-cell office:value-type="float" office:value="0.232659" calcext:value-type="float">
            <text:p>0.23265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88909" calcext:value-type="float">
            <text:p>188909</text:p>
          </table:table-cell>
          <table:table-cell office:value-type="float" office:value="0.408053" calcext:value-type="float">
            <text:p>0.408053</text:p>
          </table:table-cell>
          <table:table-cell office:value-type="float" office:value="1.4397" calcext:value-type="float">
            <text:p>1.4397</text:p>
          </table:table-cell>
          <table:table-cell office:value-type="float" office:value="0.302423" calcext:value-type="float">
            <text:p>0.302423</text:p>
          </table:table-cell>
          <table:table-cell office:value-type="float" office:value="0.292909" calcext:value-type="float">
            <text:p>0.292909</text:p>
          </table:table-cell>
          <table:table-cell office:value-type="float" office:value="1.23099" calcext:value-type="float">
            <text:p>1.2309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0728666" calcext:value-type="float">
            <text:p>0.0728666</text:p>
          </table:table-cell>
          <table:table-cell office:value-type="float" office:value="0.167987" calcext:value-type="float">
            <text:p>0.16798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142401" calcext:value-type="float">
            <text:p>0.142401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0.0652376" calcext:value-type="float">
            <text:p>0.0652376</text:p>
          </table:table-cell>
          <table:table-cell office:value-type="float" office:value="0.18521" calcext:value-type="float">
            <text:p>0.18521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949173" calcext:value-type="float">
            <text:p>9949173</text:p>
          </table:table-cell>
          <table:table-cell office:value-type="float" office:value="1.11831" calcext:value-type="float">
            <text:p>1.11831</text:p>
          </table:table-cell>
          <table:table-cell office:value-type="float" office:value="2.65966" calcext:value-type="float">
            <text:p>2.65966</text:p>
          </table:table-cell>
          <table:table-cell office:value-type="float" office:value="0.980098" calcext:value-type="float">
            <text:p>0.980098</text:p>
          </table:table-cell>
          <table:table-cell office:value-type="float" office:value="0.685564" calcext:value-type="float">
            <text:p>0.685564</text:p>
          </table:table-cell>
          <table:table-cell office:value-type="float" office:value="1.61851" calcext:value-type="float">
            <text:p>1.61851</text:p>
          </table:table-cell>
        </table:table-row>
        <table:table-row table:style-name="ro1">
          <table:table-cell office:value-type="float" office:value="709827" calcext:value-type="float">
            <text:p>709827</text:p>
          </table:table-cell>
          <table:table-cell office:value-type="float" office:value="0.649365" calcext:value-type="float">
            <text:p>0.649365</text:p>
          </table:table-cell>
          <table:table-cell office:value-type="float" office:value="1.84066" calcext:value-type="float">
            <text:p>1.84066</text:p>
          </table:table-cell>
          <table:table-cell office:value-type="float" office:value="0.525624" calcext:value-type="float">
            <text:p>0.525624</text:p>
          </table:table-cell>
          <table:table-cell office:value-type="float" office:value="0.473812" calcext:value-type="float">
            <text:p>0.473812</text:p>
          </table:table-cell>
          <table:table-cell office:value-type="float" office:value="1.35716" calcext:value-type="float">
            <text:p>1.35716</text:p>
          </table:table-cell>
        </table:table-row>
        <table:table-row table:style-name="ro1">
          <table:table-cell office:value-type="float" office:value="26509867" calcext:value-type="float">
            <text:p>26509867</text:p>
          </table:table-cell>
          <table:table-cell office:value-type="float" office:value="1.35126" calcext:value-type="float">
            <text:p>1.35126</text:p>
          </table:table-cell>
          <table:table-cell office:value-type="float" office:value="2.99479" calcext:value-type="float">
            <text:p>2.99479</text:p>
          </table:table-cell>
          <table:table-cell office:value-type="float" office:value="1.21736" calcext:value-type="float">
            <text:p>1.21736</text:p>
          </table:table-cell>
          <table:table-cell office:value-type="float" office:value="0.813421" calcext:value-type="float">
            <text:p>0.813421</text:p>
          </table:table-cell>
          <table:table-cell office:value-type="float" office:value="1.71499" calcext:value-type="float">
            <text:p>1.71499</text:p>
          </table:table-cell>
        </table:table-row>
        <table:table-row table:style-name="ro1">
          <table:table-cell office:value-type="float" office:value="1472422" calcext:value-type="float">
            <text:p>1472422</text:p>
          </table:table-cell>
          <table:table-cell office:value-type="float" office:value="0.789906" calcext:value-type="float">
            <text:p>0.789906</text:p>
          </table:table-cell>
          <table:table-cell office:value-type="float" office:value="2.10919" calcext:value-type="float">
            <text:p>2.10919</text:p>
          </table:table-cell>
          <table:table-cell office:value-type="float" office:value="0.643554" calcext:value-type="float">
            <text:p>0.643554</text:p>
          </table:table-cell>
          <table:table-cell office:value-type="float" office:value="0.481226" calcext:value-type="float">
            <text:p>0.481226</text:p>
          </table:table-cell>
          <table:table-cell office:value-type="float" office:value="1.42791" calcext:value-type="float">
            <text:p>1.42791</text:p>
          </table:table-cell>
        </table:table-row>
        <table:table-row table:style-name="ro1">
          <table:table-cell office:value-type="float" office:value="594695" calcext:value-type="float">
            <text:p>594695</text:p>
          </table:table-cell>
          <table:table-cell office:value-type="float" office:value="0.617285" calcext:value-type="float">
            <text:p>0.617285</text:p>
          </table:table-cell>
          <table:table-cell office:value-type="float" office:value="1.78537" calcext:value-type="float">
            <text:p>1.78537</text:p>
          </table:table-cell>
          <table:table-cell office:value-type="float" office:value="0.486802" calcext:value-type="float">
            <text:p>0.486802</text:p>
          </table:table-cell>
          <table:table-cell office:value-type="float" office:value="0.417361" calcext:value-type="float">
            <text:p>0.417361</text:p>
          </table:table-cell>
          <table:table-cell office:value-type="float" office:value="1.33971" calcext:value-type="float">
            <text:p>1.33971</text:p>
          </table:table-cell>
        </table:table-row>
        <table:table-row table:style-name="ro1">
          <table:table-cell office:value-type="float" office:value="8521321" calcext:value-type="float">
            <text:p>8521321</text:p>
          </table:table-cell>
          <table:table-cell office:value-type="float" office:value="1.08929" calcext:value-type="float">
            <text:p>1.08929</text:p>
          </table:table-cell>
          <table:table-cell office:value-type="float" office:value="2.65845" calcext:value-type="float">
            <text:p>2.65845</text:p>
          </table:table-cell>
          <table:table-cell office:value-type="float" office:value="0.956384" calcext:value-type="float">
            <text:p>0.956384</text:p>
          </table:table-cell>
          <table:table-cell office:value-type="float" office:value="0.632506" calcext:value-type="float">
            <text:p>0.632506</text:p>
          </table:table-cell>
          <table:table-cell office:value-type="float" office:value="1.60257" calcext:value-type="float">
            <text:p>1.60257</text:p>
          </table:table-cell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1.31843" calcext:value-type="float">
            <text:p>1.31843</text:p>
          </table:table-cell>
          <table:table-cell office:value-type="float" office:value="0.222064" calcext:value-type="float">
            <text:p>0.222064</text:p>
          </table:table-cell>
          <table:table-cell office:value-type="float" office:value="0.246932" calcext:value-type="float">
            <text:p>0.246932</text:p>
          </table:table-cell>
          <table:table-cell office:value-type="float" office:value="1.17171" calcext:value-type="float">
            <text:p>1.17171</text:p>
          </table:table-cell>
        </table:table-row>
        <table:table-row table:style-name="ro1">
          <table:table-cell office:value-type="float" office:value="137440" calcext:value-type="float">
            <text:p>137440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1.38085" calcext:value-type="float">
            <text:p>1.38085</text:p>
          </table:table-cell>
          <table:table-cell office:value-type="float" office:value="0.258014" calcext:value-type="float">
            <text:p>0.258014</text:p>
          </table:table-cell>
          <table:table-cell office:value-type="float" office:value="0.281874" calcext:value-type="float">
            <text:p>0.281874</text:p>
          </table:table-cell>
          <table:table-cell office:value-type="float" office:value="1.20413" calcext:value-type="float">
            <text:p>1.20413</text:p>
          </table:table-cell>
        </table:table-row>
        <table:table-row table:style-name="ro1">
          <table:table-cell office:value-type="float" office:value="464561" calcext:value-type="float">
            <text:p>464561</text:p>
          </table:table-cell>
          <table:table-cell office:value-type="float" office:value="0.576181" calcext:value-type="float">
            <text:p>0.576181</text:p>
          </table:table-cell>
          <table:table-cell office:value-type="float" office:value="1.77402" calcext:value-type="float">
            <text:p>1.77402</text:p>
          </table:table-cell>
          <table:table-cell office:value-type="float" office:value="0.446833" calcext:value-type="float">
            <text:p>0.446833</text:p>
          </table:table-cell>
          <table:table-cell office:value-type="float" office:value="0.385589" calcext:value-type="float">
            <text:p>0.385589</text:p>
          </table:table-cell>
          <table:table-cell office:value-type="float" office:value="1.31635" calcext:value-type="float">
            <text:p>1.31635</text:p>
          </table:table-cell>
        </table:table-row>
        <table:table-row table:style-name="ro1">
          <table:table-cell office:value-type="float" office:value="23801" calcext:value-type="float">
            <text:p>23801</text:p>
          </table:table-cell>
          <table:table-cell office:value-type="float" office:value="0.242332" calcext:value-type="float">
            <text:p>0.242332</text:p>
          </table:table-cell>
          <table:table-cell office:value-type="float" office:value="1.2185" calcext:value-type="float">
            <text:p>1.2185</text:p>
          </table:table-cell>
          <table:table-cell office:value-type="float" office:value="0.154334" calcext:value-type="float">
            <text:p>0.154334</text:p>
          </table:table-cell>
          <table:table-cell office:value-type="float" office:value="0.205967" calcext:value-type="float">
            <text:p>0.205967</text:p>
          </table:table-cell>
          <table:table-cell office:value-type="float" office:value="1.07539" calcext:value-type="float">
            <text:p>1.07539</text:p>
          </table:table-cell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0.251805" calcext:value-type="float">
            <text:p>0.251805</text:p>
          </table:table-cell>
          <table:table-cell office:value-type="float" office:value="1.25536" calcext:value-type="float">
            <text:p>1.25536</text:p>
          </table:table-cell>
          <table:table-cell office:value-type="float" office:value="0.166831" calcext:value-type="float">
            <text:p>0.166831</text:p>
          </table:table-cell>
          <table:table-cell office:value-type="float" office:value="0.221102" calcext:value-type="float">
            <text:p>0.221102</text:p>
          </table:table-cell>
          <table:table-cell office:value-type="float" office:value="1.0895" calcext:value-type="float">
            <text:p>1.0895</text:p>
          </table:table-cell>
        </table:table-row>
        <table:table-row table:style-name="ro1">
          <table:table-cell office:value-type="float" office:value="2674523" calcext:value-type="float">
            <text:p>2674523</text:p>
          </table:table-cell>
          <table:table-cell office:value-type="float" office:value="0.8739" calcext:value-type="float">
            <text:p>0.8739</text:p>
          </table:table-cell>
          <table:table-cell office:value-type="float" office:value="2.23174" calcext:value-type="float">
            <text:p>2.23174</text:p>
          </table:table-cell>
          <table:table-cell office:value-type="float" office:value="0.743671" calcext:value-type="float">
            <text:p>0.743671</text:p>
          </table:table-cell>
          <table:table-cell office:value-type="float" office:value="0.588354" calcext:value-type="float">
            <text:p>0.588354</text:p>
          </table:table-cell>
          <table:table-cell office:value-type="float" office:value="1.48842" calcext:value-type="float">
            <text:p>1.48842</text:p>
          </table:table-cell>
        </table:table-row>
        <table:table-row table:style-name="ro1">
          <table:table-cell office:value-type="float" office:value="11304231" calcext:value-type="float">
            <text:p>11304231</text:p>
          </table:table-cell>
          <table:table-cell office:value-type="float" office:value="1.14877" calcext:value-type="float">
            <text:p>1.14877</text:p>
          </table:table-cell>
          <table:table-cell office:value-type="float" office:value="2.68448" calcext:value-type="float">
            <text:p>2.68448</text:p>
          </table:table-cell>
          <table:table-cell office:value-type="float" office:value="1.03303" calcext:value-type="float">
            <text:p>1.03303</text:p>
          </table:table-cell>
          <table:table-cell office:value-type="float" office:value="0.77039" calcext:value-type="float">
            <text:p>0.77039</text:p>
          </table:table-cell>
          <table:table-cell office:value-type="float" office:value="1.6314" calcext:value-type="float">
            <text:p>1.6314</text:p>
          </table:table-cell>
        </table:table-row>
        <table:table-row table:style-name="ro1">
          <table:table-cell office:value-type="float" office:value="51874254" calcext:value-type="float">
            <text:p>51874254</text:p>
          </table:table-cell>
          <table:table-cell office:value-type="float" office:value="1.51201" calcext:value-type="float">
            <text:p>1.51201</text:p>
          </table:table-cell>
          <table:table-cell office:value-type="float" office:value="3.19603" calcext:value-type="float">
            <text:p>3.19603</text:p>
          </table:table-cell>
          <table:table-cell office:value-type="float" office:value="1.37673" calcext:value-type="float">
            <text:p>1.37673</text:p>
          </table:table-cell>
          <table:table-cell office:value-type="float" office:value="0.849992" calcext:value-type="float">
            <text:p>0.849992</text:p>
          </table:table-cell>
          <table:table-cell office:value-type="float" office:value="1.78211" calcext:value-type="float">
            <text:p>1.78211</text:p>
          </table:table-cell>
        </table:table-row>
        <table:table-row table:style-name="ro1">
          <table:table-cell office:value-type="float" office:value="75096" calcext:value-type="float">
            <text:p>75096</text:p>
          </table:table-cell>
          <table:table-cell office:value-type="float" office:value="0.293061" calcext:value-type="float">
            <text:p>0.293061</text:p>
          </table:table-cell>
          <table:table-cell office:value-type="float" office:value="1.31064" calcext:value-type="float">
            <text:p>1.31064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44025" calcext:value-type="float">
            <text:p>0.244025</text:p>
          </table:table-cell>
          <table:table-cell office:value-type="float" office:value="1.15569" calcext:value-type="float">
            <text:p>1.15569</text:p>
          </table:table-cell>
        </table:table-row>
        <table:table-row table:style-name="ro1">
          <table:table-cell office:value-type="float" office:value="66088" calcext:value-type="float">
            <text:p>66088</text:p>
          </table:table-cell>
          <table:table-cell office:value-type="float" office:value="0.28705" calcext:value-type="float">
            <text:p>0.28705</text:p>
          </table:table-cell>
          <table:table-cell office:value-type="float" office:value="1.32932" calcext:value-type="float">
            <text:p>1.32932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28539" calcext:value-type="float">
            <text:p>0.228539</text:p>
          </table:table-cell>
          <table:table-cell office:value-type="float" office:value="1.15136" calcext:value-type="float">
            <text:p>1.1513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141143" calcext:value-type="float">
            <text:p>0.141143</text:p>
          </table:table-cell>
          <table:table-cell office:value-type="float" office:value="1.09607" calcext:value-type="float">
            <text:p>1.09607</text:p>
          </table:table-cell>
          <table:table-cell office:value-type="float" office:value="0.0647066" calcext:value-type="float">
            <text:p>0.0647066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116391" calcext:value-type="float">
            <text:p>116391</text:p>
          </table:table-cell>
          <table:table-cell office:value-type="float" office:value="0.326626" calcext:value-type="float">
            <text:p>0.326626</text:p>
          </table:table-cell>
          <table:table-cell office:value-type="float" office:value="1.35942" calcext:value-type="float">
            <text:p>1.35942</text:p>
          </table:table-cell>
          <table:table-cell office:value-type="float" office:value="0.238157" calcext:value-type="float">
            <text:p>0.238157</text:p>
          </table:table-cell>
          <table:table-cell office:value-type="float" office:value="0.259909" calcext:value-type="float">
            <text:p>0.259909</text:p>
          </table:table-cell>
          <table:table-cell office:value-type="float" office:value="1.18971" calcext:value-type="float">
            <text:p>1.18971</text:p>
          </table:table-cell>
        </table:table-row>
        <table:table-row table:style-name="ro1">
          <table:table-cell office:value-type="float" office:value="677844" calcext:value-type="float">
            <text:p>677844</text:p>
          </table:table-cell>
          <table:table-cell office:value-type="float" office:value="0.644751" calcext:value-type="float">
            <text:p>0.644751</text:p>
          </table:table-cell>
          <table:table-cell office:value-type="float" office:value="1.82064" calcext:value-type="float">
            <text:p>1.82064</text:p>
          </table:table-cell>
          <table:table-cell office:value-type="float" office:value="0.530239" calcext:value-type="float">
            <text:p>0.530239</text:p>
          </table:table-cell>
          <table:table-cell office:value-type="float" office:value="0.47842" calcext:value-type="float">
            <text:p>0.47842</text:p>
          </table:table-cell>
          <table:table-cell office:value-type="float" office:value="1.35329" calcext:value-type="float">
            <text:p>1.35329</text:p>
          </table:table-cell>
        </table:table-row>
        <table:table-row table:style-name="ro1">
          <table:table-cell office:value-type="float" office:value="277221" calcext:value-type="float">
            <text:p>277221</text:p>
          </table:table-cell>
          <table:table-cell office:value-type="float" office:value="0.479391" calcext:value-type="float">
            <text:p>0.479391</text:p>
          </table:table-cell>
          <table:table-cell office:value-type="float" office:value="1.54354" calcext:value-type="float">
            <text:p>1.5435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367568" calcext:value-type="float">
            <text:p>0.367568</text:p>
          </table:table-cell>
          <table:table-cell office:value-type="float" office:value="1.26725" calcext:value-type="float">
            <text:p>1.26725</text:p>
          </table:table-cell>
        </table:table-row>
        <table:table-row table:style-name="ro1">
          <table:table-cell office:value-type="float" office:value="3265443" calcext:value-type="float">
            <text:p>3265443</text:p>
          </table:table-cell>
          <table:table-cell office:value-type="float" office:value="0.923042" calcext:value-type="float">
            <text:p>0.923042</text:p>
          </table:table-cell>
          <table:table-cell office:value-type="float" office:value="2.34652" calcext:value-type="float">
            <text:p>2.34652</text:p>
          </table:table-cell>
          <table:table-cell office:value-type="float" office:value="0.778556" calcext:value-type="float">
            <text:p>0.778556</text:p>
          </table:table-cell>
          <table:table-cell office:value-type="float" office:value="0.56317" calcext:value-type="float">
            <text:p>0.56317</text:p>
          </table:table-cell>
          <table:table-cell office:value-type="float" office:value="1.5061" calcext:value-type="float">
            <text:p>1.5061</text:p>
          </table:table-cell>
        </table:table-row>
        <table:table-row table:style-name="ro1">
          <table:table-cell office:value-type="float" office:value="686047" calcext:value-type="float">
            <text:p>686047</text:p>
          </table:table-cell>
          <table:table-cell office:value-type="float" office:value="0.654106" calcext:value-type="float">
            <text:p>0.654106</text:p>
          </table:table-cell>
          <table:table-cell office:value-type="float" office:value="1.82214" calcext:value-type="float">
            <text:p>1.82214</text:p>
          </table:table-cell>
          <table:table-cell office:value-type="float" office:value="0.526019" calcext:value-type="float">
            <text:p>0.526019</text:p>
          </table:table-cell>
          <table:table-cell office:value-type="float" office:value="0.484358" calcext:value-type="float">
            <text:p>0.484358</text:p>
          </table:table-cell>
          <table:table-cell office:value-type="float" office:value="1.35421" calcext:value-type="float">
            <text:p>1.35421</text:p>
          </table:table-cell>
        </table:table-row>
        <table:table-row table:style-name="ro1">
          <table:table-cell office:value-type="float" office:value="6636774" calcext:value-type="float">
            <text:p>6636774</text:p>
          </table:table-cell>
          <table:table-cell office:value-type="float" office:value="1.04157" calcext:value-type="float">
            <text:p>1.04157</text:p>
          </table:table-cell>
          <table:table-cell office:value-type="float" office:value="2.53758" calcext:value-type="float">
            <text:p>2.53758</text:p>
          </table:table-cell>
          <table:table-cell office:value-type="float" office:value="0.884648" calcext:value-type="float">
            <text:p>0.884648</text:p>
          </table:table-cell>
          <table:table-cell office:value-type="float" office:value="0.588192" calcext:value-type="float">
            <text:p>0.588192</text:p>
          </table:table-cell>
          <table:table-cell office:value-type="float" office:value="1.57673" calcext:value-type="float">
            <text:p>1.57673</text:p>
          </table:table-cell>
        </table:table-row>
        <table:table-row table:style-name="ro1">
          <table:table-cell office:value-type="float" office:value="49095550" calcext:value-type="float">
            <text:p>49095550</text:p>
          </table:table-cell>
          <table:table-cell office:value-type="float" office:value="1.50038" calcext:value-type="float">
            <text:p>1.50038</text:p>
          </table:table-cell>
          <table:table-cell office:value-type="float" office:value="3.17756" calcext:value-type="float">
            <text:p>3.17756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867076" calcext:value-type="float">
            <text:p>0.867076</text:p>
          </table:table-cell>
          <table:table-cell office:value-type="float" office:value="1.77653" calcext:value-type="float">
            <text:p>1.77653</text:p>
          </table:table-cell>
        </table:table-row>
        <table:table-row table:style-name="ro1">
          <table:table-cell office:value-type="float" office:value="156700" calcext:value-type="float">
            <text:p>156700</text:p>
          </table:table-cell>
          <table:table-cell office:value-type="float" office:value="0.373359" calcext:value-type="float">
            <text:p>0.373359</text:p>
          </table:table-cell>
          <table:table-cell office:value-type="float" office:value="1.38265" calcext:value-type="float">
            <text:p>1.38265</text:p>
          </table:table-cell>
          <table:table-cell office:value-type="float" office:value="0.276721" calcext:value-type="float">
            <text:p>0.276721</text:p>
          </table:table-cell>
          <table:table-cell office:value-type="float" office:value="0.301659" calcext:value-type="float">
            <text:p>0.301659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1.13707" calcext:value-type="float">
            <text:p>1.13707</text:p>
          </table:table-cell>
          <table:table-cell office:value-type="float" office:value="0.0811448" calcext:value-type="float">
            <text:p>0.0811448</text:p>
          </table:table-cell>
          <table:table-cell office:value-type="float" office:value="0.213616" calcext:value-type="float">
            <text:p>0.213616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56239955" calcext:value-type="float">
            <text:p>56239955</text:p>
          </table:table-cell>
          <table:table-cell office:value-type="float" office:value="1.53298" calcext:value-type="float">
            <text:p>1.53298</text:p>
          </table:table-cell>
          <table:table-cell office:value-type="float" office:value="3.31742" calcext:value-type="float">
            <text:p>3.31742</text:p>
          </table:table-cell>
          <table:table-cell office:value-type="float" office:value="1.40168" calcext:value-type="float">
            <text:p>1.40168</text:p>
          </table:table-cell>
          <table:table-cell office:value-type="float" office:value="0.858447" calcext:value-type="float">
            <text:p>0.858447</text:p>
          </table:table-cell>
          <table:table-cell office:value-type="float" office:value="1.79138" calcext:value-type="float">
            <text:p>1.79138</text:p>
          </table:table-cell>
        </table:table-row>
        <table:table-row table:style-name="ro1">
          <table:table-cell office:value-type="float" office:value="666391" calcext:value-type="float">
            <text:p>666391</text:p>
          </table:table-cell>
          <table:table-cell office:value-type="float" office:value="0.644275" calcext:value-type="float">
            <text:p>0.644275</text:p>
          </table:table-cell>
          <table:table-cell office:value-type="float" office:value="1.81187" calcext:value-type="float">
            <text:p>1.81187</text:p>
          </table:table-cell>
          <table:table-cell office:value-type="float" office:value="0.525662" calcext:value-type="float">
            <text:p>0.525662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66306225" calcext:value-type="float">
            <text:p>66306225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28742" calcext:value-type="float">
            <text:p>3.28742</text:p>
          </table:table-cell>
          <table:table-cell office:value-type="float" office:value="1.43829" calcext:value-type="float">
            <text:p>1.43829</text:p>
          </table:table-cell>
          <table:table-cell office:value-type="float" office:value="0.856892" calcext:value-type="float">
            <text:p>0.856892</text:p>
          </table:table-cell>
          <table:table-cell office:value-type="float" office:value="1.80737" calcext:value-type="float">
            <text:p>1.80737</text:p>
          </table:table-cell>
        </table:table-row>
        <table:table-row table:style-name="ro1">
          <table:table-cell office:value-type="float" office:value="61965697" calcext:value-type="float">
            <text:p>61965697</text:p>
          </table:table-cell>
          <table:table-cell office:value-type="float" office:value="1.54134" calcext:value-type="float">
            <text:p>1.54134</text:p>
          </table:table-cell>
          <table:table-cell office:value-type="float" office:value="3.2663" calcext:value-type="float">
            <text:p>3.2663</text:p>
          </table:table-cell>
          <table:table-cell office:value-type="float" office:value="1.44509" calcext:value-type="float">
            <text:p>1.44509</text:p>
          </table:table-cell>
          <table:table-cell office:value-type="float" office:value="0.87119" calcext:value-type="float">
            <text:p>0.87119</text:p>
          </table:table-cell>
          <table:table-cell office:value-type="float" office:value="1.80071" calcext:value-type="float">
            <text:p>1.80071</text:p>
          </table:table-cell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0.154892" calcext:value-type="float">
            <text:p>0.154892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1.07046" calcext:value-type="float">
            <text:p>1.07046</text:p>
          </table:table-cell>
        </table:table-row>
        <table:table-row table:style-name="ro1">
          <table:table-cell office:value-type="float" office:value="2315158" calcext:value-type="float">
            <text:p>2315158</text:p>
          </table:table-cell>
          <table:table-cell office:value-type="float" office:value="0.86514" calcext:value-type="float">
            <text:p>0.86514</text:p>
          </table:table-cell>
          <table:table-cell office:value-type="float" office:value="2.23924" calcext:value-type="float">
            <text:p>2.23924</text:p>
          </table:table-cell>
          <table:table-cell office:value-type="float" office:value="0.713432" calcext:value-type="float">
            <text:p>0.713432</text:p>
          </table:table-cell>
          <table:table-cell office:value-type="float" office:value="0.496927" calcext:value-type="float">
            <text:p>0.496927</text:p>
          </table:table-cell>
          <table:table-cell office:value-type="float" office:value="1.47297" calcext:value-type="float">
            <text:p>1.47297</text:p>
          </table:table-cell>
        </table:table-row>
        <table:table-row table:style-name="ro1">
          <table:table-cell office:value-type="float" office:value="207795" calcext:value-type="float">
            <text:p>207795</text:p>
          </table:table-cell>
          <table:table-cell office:value-type="float" office:value="0.417498" calcext:value-type="float">
            <text:p>0.417498</text:p>
          </table:table-cell>
          <table:table-cell office:value-type="float" office:value="1.42092" calcext:value-type="float">
            <text:p>1.42092</text:p>
          </table:table-cell>
          <table:table-cell office:value-type="float" office:value="0.325017" calcext:value-type="float">
            <text:p>0.325017</text:p>
          </table:table-cell>
          <table:table-cell office:value-type="float" office:value="0.335079" calcext:value-type="float">
            <text:p>0.335079</text:p>
          </table:table-cell>
          <table:table-cell office:value-type="float" office:value="1.23949" calcext:value-type="float">
            <text:p>1.23949</text:p>
          </table:table-cell>
        </table:table-row>
        <table:table-row table:style-name="ro1">
          <table:table-cell office:value-type="float" office:value="10531967" calcext:value-type="float">
            <text:p>10531967</text:p>
          </table:table-cell>
          <table:table-cell office:value-type="float" office:value="1.13617" calcext:value-type="float">
            <text:p>1.13617</text:p>
          </table:table-cell>
          <table:table-cell office:value-type="float" office:value="2.68852" calcext:value-type="float">
            <text:p>2.68852</text:p>
          </table:table-cell>
          <table:table-cell office:value-type="float" office:value="0.982417" calcext:value-type="float">
            <text:p>0.982417</text:p>
          </table:table-cell>
          <table:table-cell office:value-type="float" office:value="0.687639" calcext:value-type="float">
            <text:p>0.687639</text:p>
          </table:table-cell>
          <table:table-cell office:value-type="float" office:value="1.62505" calcext:value-type="float">
            <text:p>1.62505</text:p>
          </table:table-cell>
        </table:table-row>
        <table:table-row table:style-name="ro1">
          <table:table-cell office:value-type="float" office:value="19024" calcext:value-type="float">
            <text:p>19024</text:p>
          </table:table-cell>
          <table:table-cell office:value-type="float" office:value="0.234386" calcext:value-type="float">
            <text:p>0.234386</text:p>
          </table:table-cell>
          <table:table-cell office:value-type="float" office:value="1.21456" calcext:value-type="float">
            <text:p>1.21456</text:p>
          </table:table-cell>
          <table:table-cell office:value-type="float" office:value="0.149149" calcext:value-type="float">
            <text:p>0.149149</text:p>
          </table:table-cell>
          <table:table-cell office:value-type="float" office:value="0.220811" calcext:value-type="float">
            <text:p>0.220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87833" calcext:value-type="float">
            <text:p>687833</text:p>
          </table:table-cell>
          <table:table-cell office:value-type="float" office:value="0.650727" calcext:value-type="float">
            <text:p>0.650727</text:p>
          </table:table-cell>
          <table:table-cell office:value-type="float" office:value="1.84169" calcext:value-type="float">
            <text:p>1.84169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487332" calcext:value-type="float">
            <text:p>0.487332</text:p>
          </table:table-cell>
          <table:table-cell office:value-type="float" office:value="1.35455" calcext:value-type="float">
            <text:p>1.35455</text:p>
          </table:table-cell>
        </table:table-row>
        <table:table-row table:style-name="ro1">
          <table:table-cell office:value-type="float" office:value="1703633" calcext:value-type="float">
            <text:p>1703633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0.675164" calcext:value-type="float">
            <text:p>0.675164</text:p>
          </table:table-cell>
          <table:table-cell office:value-type="float" office:value="0.545141" calcext:value-type="float">
            <text:p>0.545141</text:p>
          </table:table-cell>
          <table:table-cell office:value-type="float" office:value="1.44362" calcext:value-type="float">
            <text:p>1.44362</text:p>
          </table:table-cell>
        </table:table-row>
        <table:table-row table:style-name="ro1">
          <table:table-cell office:value-type="float" office:value="39088874" calcext:value-type="float">
            <text:p>39088874</text:p>
          </table:table-cell>
          <table:table-cell office:value-type="float" office:value="1.43949" calcext:value-type="float">
            <text:p>1.43949</text:p>
          </table:table-cell>
          <table:table-cell office:value-type="float" office:value="3.10221" calcext:value-type="float">
            <text:p>3.10221</text:p>
          </table:table-cell>
          <table:table-cell office:value-type="float" office:value="1.34035" calcext:value-type="float">
            <text:p>1.34035</text:p>
          </table:table-cell>
          <table:table-cell office:value-type="float" office:value="0.903726" calcext:value-type="float">
            <text:p>0.903726</text:p>
          </table:table-cell>
          <table:table-cell office:value-type="float" office:value="1.75509" calcext:value-type="float">
            <text:p>1.75509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0.202016" calcext:value-type="float">
            <text:p>0.202016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20437" calcext:value-type="float">
            <text:p>0.120437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225404" calcext:value-type="float">
            <text:p>0.225404</text:p>
          </table:table-cell>
          <table:table-cell office:value-type="float" office:value="1.27333" calcext:value-type="float">
            <text:p>1.27333</text:p>
          </table:table-cell>
          <table:table-cell office:value-type="float" office:value="0.138512" calcext:value-type="float">
            <text:p>0.138512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49623" calcext:value-type="float">
            <text:p>0.149623</text:p>
          </table:table-cell>
          <table:table-cell office:value-type="float" office:value="1.1855" calcext:value-type="float">
            <text:p>1.1855</text:p>
          </table:table-cell>
          <table:table-cell office:value-type="float" office:value="0.0728704" calcext:value-type="float">
            <text:p>0.0728704</text:p>
          </table:table-cell>
          <table:table-cell office:value-type="float" office:value="0.172386" calcext:value-type="float">
            <text:p>0.17238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885" calcext:value-type="float">
            <text:p>133885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1.35046" calcext:value-type="float">
            <text:p>1.35046</text:p>
          </table:table-cell>
          <table:table-cell office:value-type="float" office:value="0.256971" calcext:value-type="float">
            <text:p>0.256971</text:p>
          </table:table-cell>
          <table:table-cell office:value-type="float" office:value="0.275736" calcext:value-type="float">
            <text:p>0.275736</text:p>
          </table:table-cell>
          <table:table-cell office:value-type="float" office:value="1.20131" calcext:value-type="float">
            <text:p>1.20131</text:p>
          </table:table-cell>
        </table:table-row>
        <table:table-row table:style-name="ro1">
          <table:table-cell office:value-type="float" office:value="1784593" calcext:value-type="float">
            <text:p>1784593</text:p>
          </table:table-cell>
          <table:table-cell office:value-type="float" office:value="0.814791" calcext:value-type="float">
            <text:p>0.814791</text:p>
          </table:table-cell>
          <table:table-cell office:value-type="float" office:value="2.23671" calcext:value-type="float">
            <text:p>2.23671</text:p>
          </table:table-cell>
          <table:table-cell office:value-type="float" office:value="0.67919" calcext:value-type="float">
            <text:p>0.67919</text:p>
          </table:table-cell>
          <table:table-cell office:value-type="float" office:value="0.456663" calcext:value-type="float">
            <text:p>0.456663</text:p>
          </table:table-cell>
          <table:table-cell office:value-type="float" office:value="1.44747" calcext:value-type="float">
            <text:p>1.44747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29687" calcext:value-type="float">
            <text:p>1.29687</text:p>
          </table:table-cell>
          <table:table-cell office:value-type="float" office:value="0.160278" calcext:value-type="float">
            <text:p>0.160278</text:p>
          </table:table-cell>
          <table:table-cell office:value-type="float" office:value="0.195371" calcext:value-type="float">
            <text:p>0.195371</text:p>
          </table:table-cell>
          <table:table-cell office:value-type="float" office:value="1.08185" calcext:value-type="float">
            <text:p>1.0818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0.20887" calcext:value-type="float">
            <text:p>0.20887</text:p>
          </table:table-cell>
          <table:table-cell office:value-type="float" office:value="1.19755" calcext:value-type="float">
            <text:p>1.19755</text:p>
          </table:table-cell>
          <table:table-cell office:value-type="float" office:value="0.125006" calcext:value-type="float">
            <text:p>0.125006</text:p>
          </table:table-cell>
          <table:table-cell office:value-type="float" office:value="0.210951" calcext:value-type="float">
            <text:p>0.21095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8277" calcext:value-type="float">
            <text:p>108277</text:p>
          </table:table-cell>
          <table:table-cell office:value-type="float" office:value="0.320343" calcext:value-type="float">
            <text:p>0.320343</text:p>
          </table:table-cell>
          <table:table-cell office:value-type="float" office:value="1.37945" calcext:value-type="float">
            <text:p>1.37945</text:p>
          </table:table-cell>
          <table:table-cell office:value-type="float" office:value="0.230935" calcext:value-type="float">
            <text:p>0.230935</text:p>
          </table:table-cell>
          <table:table-cell office:value-type="float" office:value="0.240117" calcext:value-type="float">
            <text:p>0.240117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8562478" calcext:value-type="float">
            <text:p>8562478</text:p>
          </table:table-cell>
          <table:table-cell office:value-type="float" office:value="1.0776" calcext:value-type="float">
            <text:p>1.0776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927896" calcext:value-type="float">
            <text:p>0.927896</text:p>
          </table:table-cell>
          <table:table-cell office:value-type="float" office:value="0.607993" calcext:value-type="float">
            <text:p>0.607993</text:p>
          </table:table-cell>
          <table:table-cell office:value-type="float" office:value="1.60306" calcext:value-type="float">
            <text:p>1.60306</text:p>
          </table:table-cell>
        </table:table-row>
        <table:table-row table:style-name="ro1">
          <table:table-cell office:value-type="float" office:value="923391" calcext:value-type="float">
            <text:p>923391</text:p>
          </table:table-cell>
          <table:table-cell office:value-type="float" office:value="0.700738" calcext:value-type="float">
            <text:p>0.700738</text:p>
          </table:table-cell>
          <table:table-cell office:value-type="float" office:value="2.00231" calcext:value-type="float">
            <text:p>2.00231</text:p>
          </table:table-cell>
          <table:table-cell office:value-type="float" office:value="0.577889" calcext:value-type="float">
            <text:p>0.577889</text:p>
          </table:table-cell>
          <table:table-cell office:value-type="float" office:value="0.451003" calcext:value-type="float">
            <text:p>0.451003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0.273402" calcext:value-type="float">
            <text:p>0.273402</text:p>
          </table:table-cell>
          <table:table-cell office:value-type="float" office:value="1.24712" calcext:value-type="float">
            <text:p>1.24712</text:p>
          </table:table-cell>
          <table:table-cell office:value-type="float" office:value="0.188223" calcext:value-type="float">
            <text:p>0.188223</text:p>
          </table:table-cell>
          <table:table-cell office:value-type="float" office:value="0.238377" calcext:value-type="float">
            <text:p>0.238377</text:p>
          </table:table-cell>
          <table:table-cell office:value-type="float" office:value="1.12335" calcext:value-type="float">
            <text:p>1.1233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142079" calcext:value-type="float">
            <text:p>0.142079</text:p>
          </table:table-cell>
          <table:table-cell office:value-type="float" office:value="1.11933" calcext:value-type="float">
            <text:p>1.11933</text:p>
          </table:table-cell>
          <table:table-cell office:value-type="float" office:value="0.0656002" calcext:value-type="float">
            <text:p>0.0656002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1.13599" calcext:value-type="float">
            <text:p>1.13599</text:p>
          </table:table-cell>
          <table:table-cell office:value-type="float" office:value="0.0603815" calcext:value-type="float">
            <text:p>0.0603815</text:p>
          </table:table-cell>
          <table:table-cell office:value-type="float" office:value="0.167797" calcext:value-type="float">
            <text:p>0.16779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46066" calcext:value-type="float">
            <text:p>24606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1.53346" calcext:value-type="float">
            <text:p>1.53346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0.344505" calcext:value-type="float">
            <text:p>0.344505</text:p>
          </table:table-cell>
          <table:table-cell office:value-type="float" office:value="1.25598" calcext:value-type="float">
            <text:p>1.25598</text:p>
          </table:table-cell>
        </table:table-row>
        <table:table-row table:style-name="ro1">
          <table:table-cell office:value-type="float" office:value="86572" calcext:value-type="float">
            <text:p>86572</text:p>
          </table:table-cell>
          <table:table-cell office:value-type="float" office:value="0.299543" calcext:value-type="float">
            <text:p>0.299543</text:p>
          </table:table-cell>
          <table:table-cell office:value-type="float" office:value="1.2678" calcext:value-type="float">
            <text:p>1.2678</text:p>
          </table:table-cell>
          <table:table-cell office:value-type="float" office:value="0.21745" calcext:value-type="float">
            <text:p>0.21745</text:p>
          </table:table-cell>
          <table:table-cell office:value-type="float" office:value="0.282482" calcext:value-type="float">
            <text:p>0.282482</text:p>
          </table:table-cell>
          <table:table-cell office:value-type="float" office:value="1.16619" calcext:value-type="float">
            <text:p>1.16619</text:p>
          </table:table-cell>
        </table:table-row>
        <table:table-row table:style-name="ro1">
          <table:table-cell office:value-type="float" office:value="32671231" calcext:value-type="float">
            <text:p>32671231</text:p>
          </table:table-cell>
          <table:table-cell office:value-type="float" office:value="1.38596" calcext:value-type="float">
            <text:p>1.38596</text:p>
          </table:table-cell>
          <table:table-cell office:value-type="float" office:value="3.08848" calcext:value-type="float">
            <text:p>3.08848</text:p>
          </table:table-cell>
          <table:table-cell office:value-type="float" office:value="1.24421" calcext:value-type="float">
            <text:p>1.24421</text:p>
          </table:table-cell>
          <table:table-cell office:value-type="float" office:value="0.775676" calcext:value-type="float">
            <text:p>0.775676</text:p>
          </table:table-cell>
          <table:table-cell office:value-type="float" office:value="1.73651" calcext:value-type="float">
            <text:p>1.73651</text:p>
          </table:table-cell>
        </table:table-row>
        <table:table-row table:style-name="ro1">
          <table:table-cell office:value-type="float" office:value="809812" calcext:value-type="float">
            <text:p>809812</text:p>
          </table:table-cell>
          <table:table-cell office:value-type="float" office:value="0.680763" calcext:value-type="float">
            <text:p>0.680763</text:p>
          </table:table-cell>
          <table:table-cell office:value-type="float" office:value="1.96557" calcext:value-type="float">
            <text:p>1.96557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471712" calcext:value-type="float">
            <text:p>0.471712</text:p>
          </table:table-cell>
          <table:table-cell office:value-type="float" office:value="1.36852" calcext:value-type="float">
            <text:p>1.36852</text:p>
          </table:table-cell>
        </table:table-row>
        <table:table-row table:style-name="ro1">
          <table:table-cell office:value-type="float" office:value="5074745" calcext:value-type="float">
            <text:p>5074745</text:p>
          </table:table-cell>
          <table:table-cell office:value-type="float" office:value="0.977353" calcext:value-type="float">
            <text:p>0.977353</text:p>
          </table:table-cell>
          <table:table-cell office:value-type="float" office:value="2.41905" calcext:value-type="float">
            <text:p>2.41905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557182" calcext:value-type="float">
            <text:p>0.557182</text:p>
          </table:table-cell>
          <table:table-cell office:value-type="float" office:value="1.55167" calcext:value-type="float">
            <text:p>1.55167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165326" calcext:value-type="float">
            <text:p>0.165326</text:p>
          </table:table-cell>
          <table:table-cell office:value-type="float" office:value="1.14036" calcext:value-type="float">
            <text:p>1.14036</text:p>
          </table:table-cell>
          <table:table-cell office:value-type="float" office:value="0.0854948" calcext:value-type="float">
            <text:p>0.0854948</text:p>
          </table:table-cell>
          <table:table-cell office:value-type="float" office:value="0.206258" calcext:value-type="float">
            <text:p>0.20625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9834880" calcext:value-type="float">
            <text:p>69834880</text:p>
          </table:table-cell>
          <table:table-cell office:value-type="float" office:value="1.5787" calcext:value-type="float">
            <text:p>1.5787</text:p>
          </table:table-cell>
          <table:table-cell office:value-type="float" office:value="3.27834" calcext:value-type="float">
            <text:p>3.27834</text:p>
          </table:table-cell>
          <table:table-cell office:value-type="float" office:value="1.44147" calcext:value-type="float">
            <text:p>1.44147</text:p>
          </table:table-cell>
          <table:table-cell office:value-type="float" office:value="0.882477" calcext:value-type="float">
            <text:p>0.882477</text:p>
          </table:table-cell>
          <table:table-cell office:value-type="float" office:value="1.8128" calcext:value-type="float">
            <text:p>1.8128</text:p>
          </table:table-cell>
        </table:table-row>
        <table:table-row table:style-name="ro1">
          <table:table-cell office:value-type="float" office:value="8241065" calcext:value-type="float">
            <text:p>8241065</text:p>
          </table:table-cell>
          <table:table-cell office:value-type="float" office:value="1.08288" calcext:value-type="float">
            <text:p>1.08288</text:p>
          </table:table-cell>
          <table:table-cell office:value-type="float" office:value="2.66177" calcext:value-type="float">
            <text:p>2.66177</text:p>
          </table:table-cell>
          <table:table-cell office:value-type="float" office:value="0.926257" calcext:value-type="float">
            <text:p>0.926257</text:p>
          </table:table-cell>
          <table:table-cell office:value-type="float" office:value="0.598934" calcext:value-type="float">
            <text:p>0.598934</text:p>
          </table:table-cell>
          <table:table-cell office:value-type="float" office:value="1.59905" calcext:value-type="float">
            <text:p>1.5990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0.181766" calcext:value-type="float">
            <text:p>0.181766</text:p>
          </table:table-cell>
          <table:table-cell office:value-type="float" office:value="1.18057" calcext:value-type="float">
            <text:p>1.18057</text:p>
          </table:table-cell>
          <table:table-cell office:value-type="float" office:value="0.0998812" calcext:value-type="float">
            <text:p>0.0998812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552892" calcext:value-type="float">
            <text:p>6552892</text:p>
          </table:table-cell>
          <table:table-cell office:value-type="float" office:value="1.0357" calcext:value-type="float">
            <text:p>1.0357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0.890379" calcext:value-type="float">
            <text:p>0.890379</text:p>
          </table:table-cell>
          <table:table-cell office:value-type="float" office:value="0.621002" calcext:value-type="float">
            <text:p>0.621002</text:p>
          </table:table-cell>
          <table:table-cell office:value-type="float" office:value="1.57547" calcext:value-type="float">
            <text:p>1.57547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1.20781" calcext:value-type="float">
            <text:p>1.20781</text:p>
          </table:table-cell>
          <table:table-cell office:value-type="float" office:value="0.119187" calcext:value-type="float">
            <text:p>0.119187</text:p>
          </table:table-cell>
          <table:table-cell office:value-type="float" office:value="0.202882" calcext:value-type="float">
            <text:p>0.202882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35641" calcext:value-type="float">
            <text:p>0.135641</text:p>
          </table:table-cell>
          <table:table-cell office:value-type="float" office:value="1.1924" calcext:value-type="float">
            <text:p>1.1924</text:p>
          </table:table-cell>
          <table:table-cell office:value-type="float" office:value="0.0592499" calcext:value-type="float">
            <text:p>0.0592499</text:p>
          </table:table-cell>
          <table:table-cell office:value-type="float" office:value="0.170413" calcext:value-type="float">
            <text:p>0.17041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.187641" calcext:value-type="float">
            <text:p>0.187641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7085" calcext:value-type="float">
            <text:p>0.107085</text:p>
          </table:table-cell>
          <table:table-cell office:value-type="float" office:value="0.232043" calcext:value-type="float">
            <text:p>0.23204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0.222231" calcext:value-type="float">
            <text:p>0.222231</text:p>
          </table:table-cell>
          <table:table-cell office:value-type="float" office:value="1.31835" calcext:value-type="float">
            <text:p>1.31835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201745" calcext:value-type="float">
            <text:p>0.20174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0.239768" calcext:value-type="float">
            <text:p>0.239768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154465" calcext:value-type="float">
            <text:p>0.154465</text:p>
          </table:table-cell>
          <table:table-cell office:value-type="float" office:value="0.209585" calcext:value-type="float">
            <text:p>0.209585</text:p>
          </table:table-cell>
          <table:table-cell office:value-type="float" office:value="1.07241" calcext:value-type="float">
            <text:p>1.0724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.161181" calcext:value-type="float">
            <text:p>0.161181</text:p>
          </table:table-cell>
          <table:table-cell office:value-type="float" office:value="1.14549" calcext:value-type="float">
            <text:p>1.14549</text:p>
          </table:table-cell>
          <table:table-cell office:value-type="float" office:value="0.0826146" calcext:value-type="float">
            <text:p>0.0826146</text:p>
          </table:table-cell>
          <table:table-cell office:value-type="float" office:value="0.185811" calcext:value-type="float">
            <text:p>0.185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float" office:value="0.220812" calcext:value-type="float">
            <text:p>0.220812</text:p>
          </table:table-cell>
          <table:table-cell office:value-type="float" office:value="1.26532" calcext:value-type="float">
            <text:p>1.26532</text:p>
          </table:table-cell>
          <table:table-cell office:value-type="float" office:value="0.138093" calcext:value-type="float">
            <text:p>0.138093</text:p>
          </table:table-cell>
          <table:table-cell office:value-type="float" office:value="0.225841" calcext:value-type="float">
            <text:p>0.22584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744062" calcext:value-type="float">
            <text:p>7744062</text:p>
          </table:table-cell>
          <table:table-cell office:value-type="float" office:value="1.05808" calcext:value-type="float">
            <text:p>1.05808</text:p>
          </table:table-cell>
          <table:table-cell office:value-type="float" office:value="2.60853" calcext:value-type="float">
            <text:p>2.60853</text:p>
          </table:table-cell>
          <table:table-cell office:value-type="float" office:value="0.903733" calcext:value-type="float">
            <text:p>0.903733</text:p>
          </table:table-cell>
          <table:table-cell office:value-type="float" office:value="0.567654" calcext:value-type="float">
            <text:p>0.567654</text:p>
          </table:table-cell>
          <table:table-cell office:value-type="float" office:value="1.59294" calcext:value-type="float">
            <text:p>1.59294</text:p>
          </table:table-cell>
        </table:table-row>
        <table:table-row table:style-name="ro1">
          <table:table-cell office:value-type="float" office:value="37044601" calcext:value-type="float">
            <text:p>37044601</text:p>
          </table:table-cell>
          <table:table-cell office:value-type="float" office:value="1.42647" calcext:value-type="float">
            <text:p>1.42647</text:p>
          </table:table-cell>
          <table:table-cell office:value-type="float" office:value="3.10335" calcext:value-type="float">
            <text:p>3.10335</text:p>
          </table:table-cell>
          <table:table-cell office:value-type="float" office:value="1.29294" calcext:value-type="float">
            <text:p>1.29294</text:p>
          </table:table-cell>
          <table:table-cell office:value-type="float" office:value="0.838119" calcext:value-type="float">
            <text:p>0.838119</text:p>
          </table:table-cell>
          <table:table-cell office:value-type="float" office:value="1.74936" calcext:value-type="float">
            <text:p>1.74936</text:p>
          </table:table-cell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0.257416" calcext:value-type="float">
            <text:p>0.257416</text:p>
          </table:table-cell>
          <table:table-cell office:value-type="float" office:value="1.22695" calcext:value-type="float">
            <text:p>1.22695</text:p>
          </table:table-cell>
          <table:table-cell office:value-type="float" office:value="0.175633" calcext:value-type="float">
            <text:p>0.175633</text:p>
          </table:table-cell>
          <table:table-cell office:value-type="float" office:value="0.230068" calcext:value-type="float">
            <text:p>0.230068</text:p>
          </table:table-cell>
          <table:table-cell office:value-type="float" office:value="1.10434" calcext:value-type="float">
            <text:p>1.10434</text:p>
          </table:table-cell>
        </table:table-row>
        <table:table-row table:style-name="ro1">
          <table:table-cell office:value-type="float" office:value="93044" calcext:value-type="float">
            <text:p>93044</text:p>
          </table:table-cell>
          <table:table-cell office:value-type="float" office:value="0.312808" calcext:value-type="float">
            <text:p>0.312808</text:p>
          </table:table-cell>
          <table:table-cell office:value-type="float" office:value="1.31384" calcext:value-type="float">
            <text:p>1.31384</text:p>
          </table:table-cell>
          <table:table-cell office:value-type="float" office:value="0.220574" calcext:value-type="float">
            <text:p>0.220574</text:p>
          </table:table-cell>
          <table:table-cell office:value-type="float" office:value="0.240765" calcext:value-type="float">
            <text:p>0.240765</text:p>
          </table:table-cell>
          <table:table-cell office:value-type="float" office:value="1.16937" calcext:value-type="float">
            <text:p>1.16937</text:p>
          </table:table-cell>
        </table:table-row>
        <table:table-row table:style-name="ro1">
          <table:table-cell office:value-type="float" office:value="11957295" calcext:value-type="float">
            <text:p>11957295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2.73346" calcext:value-type="float">
            <text:p>2.73346</text:p>
          </table:table-cell>
          <table:table-cell office:value-type="float" office:value="1.00052" calcext:value-type="float">
            <text:p>1.00052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1.63575" calcext:value-type="float">
            <text:p>1.63575</text:p>
          </table:table-cell>
        </table:table-row>
        <table:table-row table:style-name="ro1">
          <table:table-cell office:value-type="float" office:value="16046093" calcext:value-type="float">
            <text:p>16046093</text:p>
          </table:table-cell>
          <table:table-cell office:value-type="float" office:value="1.21441" calcext:value-type="float">
            <text:p>1.21441</text:p>
          </table:table-cell>
          <table:table-cell office:value-type="float" office:value="2.83787" calcext:value-type="float">
            <text:p>2.83787</text:p>
          </table:table-cell>
          <table:table-cell office:value-type="float" office:value="1.06849" calcext:value-type="float">
            <text:p>1.06849</text:p>
          </table:table-cell>
          <table:table-cell office:value-type="float" office:value="0.747199" calcext:value-type="float">
            <text:p>0.747199</text:p>
          </table:table-cell>
          <table:table-cell office:value-type="float" office:value="1.66565" calcext:value-type="float">
            <text:p>1.66565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1.22371" calcext:value-type="float">
            <text:p>1.22371</text:p>
          </table:table-cell>
          <table:table-cell office:value-type="float" office:value="0.156232" calcext:value-type="float">
            <text:p>0.156232</text:p>
          </table:table-cell>
          <table:table-cell office:value-type="float" office:value="0.208632" calcext:value-type="float">
            <text:p>0.208632</text:p>
          </table:table-cell>
          <table:table-cell office:value-type="float" office:value="1.07486" calcext:value-type="float">
            <text:p>1.0748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0.183692" calcext:value-type="float">
            <text:p>0.183692</text:p>
          </table:table-cell>
          <table:table-cell office:value-type="float" office:value="1.16485" calcext:value-type="float">
            <text:p>1.16485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20469" calcext:value-type="float">
            <text:p>0.20469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784788" calcext:value-type="float">
            <text:p>13784788</text:p>
          </table:table-cell>
          <table:table-cell office:value-type="float" office:value="1.18241" calcext:value-type="float">
            <text:p>1.18241</text:p>
          </table:table-cell>
          <table:table-cell office:value-type="float" office:value="2.84" calcext:value-type="float">
            <text:p>2.84</text:p>
          </table:table-cell>
          <table:table-cell office:value-type="float" office:value="1.06158" calcext:value-type="float">
            <text:p>1.06158</text:p>
          </table:table-cell>
          <table:table-cell office:value-type="float" office:value="0.766724" calcext:value-type="float">
            <text:p>0.766724</text:p>
          </table:table-cell>
          <table:table-cell office:value-type="float" office:value="1.6516" calcext:value-type="float">
            <text:p>1.6516</text:p>
          </table:table-cell>
        </table:table-row>
        <table:table-row table:style-name="ro1">
          <table:table-cell office:value-type="float" office:value="2505270" calcext:value-type="float">
            <text:p>2505270</text:p>
          </table:table-cell>
          <table:table-cell office:value-type="float" office:value="0.872642" calcext:value-type="float">
            <text:p>0.872642</text:p>
          </table:table-cell>
          <table:table-cell office:value-type="float" office:value="2.24742" calcext:value-type="float">
            <text:p>2.24742</text:p>
          </table:table-cell>
          <table:table-cell office:value-type="float" office:value="0.744133" calcext:value-type="float">
            <text:p>0.744133</text:p>
          </table:table-cell>
          <table:table-cell office:value-type="float" office:value="0.543288" calcext:value-type="float">
            <text:p>0.543288</text:p>
          </table:table-cell>
          <table:table-cell office:value-type="float" office:value="1.48121" calcext:value-type="float">
            <text:p>1.4812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44942" calcext:value-type="float">
            <text:p>0.144942</text:p>
          </table:table-cell>
          <table:table-cell office:value-type="float" office:value="1.14776" calcext:value-type="float">
            <text:p>1.14776</text:p>
          </table:table-cell>
          <table:table-cell office:value-type="float" office:value="0.0670034" calcext:value-type="float">
            <text:p>0.067003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152423" calcext:value-type="float">
            <text:p>0.152423</text:p>
          </table:table-cell>
          <table:table-cell office:value-type="float" office:value="1.14912" calcext:value-type="float">
            <text:p>1.14912</text:p>
          </table:table-cell>
          <table:table-cell office:value-type="float" office:value="0.0743366" calcext:value-type="float">
            <text:p>0.0743366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9021186" calcext:value-type="float">
            <text:p>9021186</text:p>
          </table:table-cell>
          <table:table-cell office:value-type="float" office:value="1.08818" calcext:value-type="float">
            <text:p>1.08818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0.955531" calcext:value-type="float">
            <text:p>0.955531</text:p>
          </table:table-cell>
          <table:table-cell office:value-type="float" office:value="0.614828" calcext:value-type="float">
            <text:p>0.614828</text:p>
          </table:table-cell>
          <table:table-cell office:value-type="float" office:value="1.60808" calcext:value-type="float">
            <text:p>1.60808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0.183879" calcext:value-type="float">
            <text:p>0.183879</text:p>
          </table:table-cell>
          <table:table-cell office:value-type="float" office:value="1.16547" calcext:value-type="float">
            <text:p>1.16547</text:p>
          </table:table-cell>
          <table:table-cell office:value-type="float" office:value="0.103815" calcext:value-type="float">
            <text:p>0.103815</text:p>
          </table:table-cell>
          <table:table-cell office:value-type="float" office:value="0.213755" calcext:value-type="float">
            <text:p>0.21375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05410" calcext:value-type="float">
            <text:p>705410</text:p>
          </table:table-cell>
          <table:table-cell office:value-type="float" office:value="0.652494" calcext:value-type="float">
            <text:p>0.652494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502883" calcext:value-type="float">
            <text:p>0.502883</text:p>
          </table:table-cell>
          <table:table-cell office:value-type="float" office:value="1.35677" calcext:value-type="float">
            <text:p>1.35677</text:p>
          </table:table-cell>
        </table:table-row>
        <table:table-row table:style-name="ro1">
          <table:table-cell office:value-type="float" office:value="300775" calcext:value-type="float">
            <text:p>300775</text:p>
          </table:table-cell>
          <table:table-cell office:value-type="float" office:value="0.493124" calcext:value-type="float">
            <text:p>0.493124</text:p>
          </table:table-cell>
          <table:table-cell office:value-type="float" office:value="1.58193" calcext:value-type="float">
            <text:p>1.58193</text:p>
          </table:table-cell>
          <table:table-cell office:value-type="float" office:value="0.383103" calcext:value-type="float">
            <text:p>0.383103</text:p>
          </table:table-cell>
          <table:table-cell office:value-type="float" office:value="0.368907" calcext:value-type="float">
            <text:p>0.368907</text:p>
          </table:table-cell>
          <table:table-cell office:value-type="float" office:value="1.27474" calcext:value-type="float">
            <text:p>1.27474</text:p>
          </table:table-cell>
        </table:table-row>
        <table:table-row table:style-name="ro1">
          <table:table-cell office:value-type="float" office:value="157224" calcext:value-type="float">
            <text:p>157224</text:p>
          </table:table-cell>
          <table:table-cell office:value-type="float" office:value="0.369836" calcext:value-type="float">
            <text:p>0.369836</text:p>
          </table:table-cell>
          <table:table-cell office:value-type="float" office:value="1.35937" calcext:value-type="float">
            <text:p>1.35937</text:p>
          </table:table-cell>
          <table:table-cell office:value-type="float" office:value="0.281539" calcext:value-type="float">
            <text:p>0.281539</text:p>
          </table:table-cell>
          <table:table-cell office:value-type="float" office:value="0.313231" calcext:value-type="float">
            <text:p>0.313231</text:p>
          </table:table-cell>
          <table:table-cell office:value-type="float" office:value="1.21546" calcext:value-type="float">
            <text:p>1.2154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198289" calcext:value-type="float">
            <text:p>0.198289</text:p>
          </table:table-cell>
          <table:table-cell office:value-type="float" office:value="1.51109" calcext:value-type="float">
            <text:p>1.51109</text:p>
          </table:table-cell>
          <table:table-cell office:value-type="float" office:value="0.067701" calcext:value-type="float">
            <text:p>0.067701</text:p>
          </table:table-cell>
          <table:table-cell office:value-type="float" office:value="0.187437" calcext:value-type="float">
            <text:p>0.18743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2999" calcext:value-type="float">
            <text:p>42999</text:p>
          </table:table-cell>
          <table:table-cell office:value-type="float" office:value="0.263807" calcext:value-type="float">
            <text:p>0.263807</text:p>
          </table:table-cell>
          <table:table-cell office:value-type="float" office:value="1.2179" calcext:value-type="float">
            <text:p>1.2179</text:p>
          </table:table-cell>
          <table:table-cell office:value-type="float" office:value="0.182411" calcext:value-type="float">
            <text:p>0.182411</text:p>
          </table:table-cell>
          <table:table-cell office:value-type="float" office:value="0.259593" calcext:value-type="float">
            <text:p>0.259593</text:p>
          </table:table-cell>
          <table:table-cell office:value-type="float" office:value="1.11328" calcext:value-type="float">
            <text:p>1.11328</text:p>
          </table:table-cell>
        </table:table-row>
        <table:table-row table:style-name="ro1">
          <table:table-cell office:value-type="float" office:value="9814185" calcext:value-type="float">
            <text:p>9814185</text:p>
          </table:table-cell>
          <table:table-cell office:value-type="float" office:value="1.11606" calcext:value-type="float">
            <text:p>1.11606</text:p>
          </table:table-cell>
          <table:table-cell office:value-type="float" office:value="2.64061" calcext:value-type="float">
            <text:p>2.64061</text:p>
          </table:table-cell>
          <table:table-cell office:value-type="float" office:value="0.976271" calcext:value-type="float">
            <text:p>0.976271</text:p>
          </table:table-cell>
          <table:table-cell office:value-type="float" office:value="0.642156" calcext:value-type="float">
            <text:p>0.642156</text:p>
          </table:table-cell>
          <table:table-cell office:value-type="float" office:value="1.61708" calcext:value-type="float">
            <text:p>1.6170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251645" calcext:value-type="float">
            <text:p>0.251645</text:p>
          </table:table-cell>
          <table:table-cell office:value-type="float" office:value="1.28539" calcext:value-type="float">
            <text:p>1.28539</text:p>
          </table:table-cell>
          <table:table-cell office:value-type="float" office:value="0.168634" calcext:value-type="float">
            <text:p>0.168634</text:p>
          </table:table-cell>
          <table:table-cell office:value-type="float" office:value="0.222577" calcext:value-type="float">
            <text:p>0.222577</text:p>
          </table:table-cell>
          <table:table-cell office:value-type="float" office:value="1.09628" calcext:value-type="float">
            <text:p>1.09628</text:p>
          </table:table-cell>
        </table:table-row>
        <table:table-row table:style-name="ro1">
          <table:table-cell office:value-type="float" office:value="375122" calcext:value-type="float">
            <text:p>375122</text:p>
          </table:table-cell>
          <table:table-cell office:value-type="float" office:value="0.533876" calcext:value-type="float">
            <text:p>0.533876</text:p>
          </table:table-cell>
          <table:table-cell office:value-type="float" office:value="1.66886" calcext:value-type="float">
            <text:p>1.66886</text:p>
          </table:table-cell>
          <table:table-cell office:value-type="float" office:value="0.415971" calcext:value-type="float">
            <text:p>0.415971</text:p>
          </table:table-cell>
          <table:table-cell office:value-type="float" office:value="0.353437" calcext:value-type="float">
            <text:p>0.353437</text:p>
          </table:table-cell>
          <table:table-cell office:value-type="float" office:value="1.29485" calcext:value-type="float">
            <text:p>1.2948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3088" calcext:value-type="float">
            <text:p>0.173088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0931044" calcext:value-type="float">
            <text:p>0.0931044</text:p>
          </table:table-cell>
          <table:table-cell office:value-type="float" office:value="0.185163" calcext:value-type="float">
            <text:p>0.18516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663255" calcext:value-type="float">
            <text:p>4663255</text:p>
          </table:table-cell>
          <table:table-cell office:value-type="float" office:value="0.960751" calcext:value-type="float">
            <text:p>0.960751</text:p>
          </table:table-cell>
          <table:table-cell office:value-type="float" office:value="2.43498" calcext:value-type="float">
            <text:p>2.43498</text:p>
          </table:table-cell>
          <table:table-cell office:value-type="float" office:value="0.830736" calcext:value-type="float">
            <text:p>0.830736</text:p>
          </table:table-cell>
          <table:table-cell office:value-type="float" office:value="0.543778" calcext:value-type="float">
            <text:p>0.543778</text:p>
          </table:table-cell>
          <table:table-cell office:value-type="float" office:value="1.54257" calcext:value-type="float">
            <text:p>1.54257</text:p>
          </table:table-cell>
        </table:table-row>
        <table:table-row table:style-name="ro1">
          <table:table-cell office:value-type="float" office:value="6256067" calcext:value-type="float">
            <text:p>6256067</text:p>
          </table:table-cell>
          <table:table-cell office:value-type="float" office:value="1.02871" calcext:value-type="float">
            <text:p>1.02871</text:p>
          </table:table-cell>
          <table:table-cell office:value-type="float" office:value="2.51031" calcext:value-type="float">
            <text:p>2.51031</text:p>
          </table:table-cell>
          <table:table-cell office:value-type="float" office:value="0.871218" calcext:value-type="float">
            <text:p>0.871218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1.57082" calcext:value-type="float">
            <text:p>1.57082</text:p>
          </table:table-cell>
        </table:table-row>
        <table:table-row table:style-name="ro1">
          <table:table-cell office:value-type="float" office:value="33578707" calcext:value-type="float">
            <text:p>33578707</text:p>
          </table:table-cell>
          <table:table-cell office:value-type="float" office:value="1.38724" calcext:value-type="float">
            <text:p>1.38724</text:p>
          </table:table-cell>
          <table:table-cell office:value-type="float" office:value="3.05689" calcext:value-type="float">
            <text:p>3.05689</text:p>
          </table:table-cell>
          <table:table-cell office:value-type="float" office:value="1.25066" calcext:value-type="float">
            <text:p>1.25066</text:p>
          </table:table-cell>
          <table:table-cell office:value-type="float" office:value="0.789988" calcext:value-type="float">
            <text:p>0.789988</text:p>
          </table:table-cell>
          <table:table-cell office:value-type="float" office:value="1.73944" calcext:value-type="float">
            <text:p>1.73944</text:p>
          </table:table-cell>
        </table:table-row>
        <table:table-row table:style-name="ro1">
          <table:table-cell office:value-type="float" office:value="157384" calcext:value-type="float">
            <text:p>157384</text:p>
          </table:table-cell>
          <table:table-cell office:value-type="float" office:value="0.368221" calcext:value-type="float">
            <text:p>0.368221</text:p>
          </table:table-cell>
          <table:table-cell office:value-type="float" office:value="1.34749" calcext:value-type="float">
            <text:p>1.34749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0.320967" calcext:value-type="float">
            <text:p>0.320967</text:p>
          </table:table-cell>
          <table:table-cell office:value-type="float" office:value="1.21666" calcext:value-type="float">
            <text:p>1.21666</text:p>
          </table:table-cell>
        </table:table-row>
        <table:table-row table:style-name="ro1">
          <table:table-cell office:value-type="float" office:value="237026" calcext:value-type="float">
            <text:p>237026</text:p>
          </table:table-cell>
          <table:table-cell office:value-type="float" office:value="0.4441" calcext:value-type="float">
            <text:p>0.4441</text:p>
          </table:table-cell>
          <table:table-cell office:value-type="float" office:value="1.4969" calcext:value-type="float">
            <text:p>1.4969</text:p>
          </table:table-cell>
          <table:table-cell office:value-type="float" office:value="0.339384" calcext:value-type="float">
            <text:p>0.339384</text:p>
          </table:table-cell>
          <table:table-cell office:value-type="float" office:value="0.353587" calcext:value-type="float">
            <text:p>0.353587</text:p>
          </table:table-cell>
          <table:table-cell office:value-type="float" office:value="1.2528" calcext:value-type="float">
            <text:p>1.2528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0.230713" calcext:value-type="float">
            <text:p>0.230713</text:p>
          </table:table-cell>
          <table:table-cell office:value-type="float" office:value="1.22162" calcext:value-type="float">
            <text:p>1.22162</text:p>
          </table:table-cell>
          <table:table-cell office:value-type="float" office:value="0.144689" calcext:value-type="float">
            <text:p>0.144689</text:p>
          </table:table-cell>
          <table:table-cell office:value-type="float" office:value="0.202566" calcext:value-type="float">
            <text:p>0.20256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30317" calcext:value-type="float">
            <text:p>30317</text:p>
          </table:table-cell>
          <table:table-cell office:value-type="float" office:value="0.249799" calcext:value-type="float">
            <text:p>0.249799</text:p>
          </table:table-cell>
          <table:table-cell office:value-type="float" office:value="1.26828" calcext:value-type="float">
            <text:p>1.26828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210788" calcext:value-type="float">
            <text:p>0.210788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0.249437" calcext:value-type="float">
            <text:p>0.249437</text:p>
          </table:table-cell>
          <table:table-cell office:value-type="float" office:value="1.30174" calcext:value-type="float">
            <text:p>1.30174</text:p>
          </table:table-cell>
          <table:table-cell office:value-type="float" office:value="0.16039" calcext:value-type="float">
            <text:p>0.16039</text:p>
          </table:table-cell>
          <table:table-cell office:value-type="float" office:value="0.199911" calcext:value-type="float">
            <text:p>0.199911</text:p>
          </table:table-cell>
          <table:table-cell office:value-type="float" office:value="1.08481" calcext:value-type="float">
            <text:p>1.08481</text:p>
          </table:table-cell>
        </table:table-row>
        <table:table-row table:style-name="ro1">
          <table:table-cell office:value-type="float" office:value="3969041" calcext:value-type="float">
            <text:p>3969041</text:p>
          </table:table-cell>
          <table:table-cell office:value-type="float" office:value="0.948976" calcext:value-type="float">
            <text:p>0.948976</text:p>
          </table:table-cell>
          <table:table-cell office:value-type="float" office:value="2.42139" calcext:value-type="float">
            <text:p>2.42139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1.5263" calcext:value-type="float">
            <text:p>1.5263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float" office:value="0.295305" calcext:value-type="float">
            <text:p>0.295305</text:p>
          </table:table-cell>
          <table:table-cell office:value-type="float" office:value="1.26587" calcext:value-type="float">
            <text:p>1.26587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0.273879" calcext:value-type="float">
            <text:p>0.273879</text:p>
          </table:table-cell>
          <table:table-cell office:value-type="float" office:value="1.16051" calcext:value-type="float">
            <text:p>1.16051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0.241085" calcext:value-type="float">
            <text:p>0.241085</text:p>
          </table:table-cell>
          <table:table-cell office:value-type="float" office:value="1.21555" calcext:value-type="float">
            <text:p>1.21555</text:p>
          </table:table-cell>
          <table:table-cell office:value-type="float" office:value="0.154479" calcext:value-type="float">
            <text:p>0.154479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1.07053" calcext:value-type="float">
            <text:p>1.07053</text:p>
          </table:table-cell>
        </table:table-row>
        <table:table-row table:style-name="ro1">
          <table:table-cell office:value-type="float" office:value="256709" calcext:value-type="float">
            <text:p>256709</text:p>
          </table:table-cell>
          <table:table-cell office:value-type="float" office:value="0.46155" calcext:value-type="float">
            <text:p>0.46155</text:p>
          </table:table-cell>
          <table:table-cell office:value-type="float" office:value="1.5253" calcext:value-type="float">
            <text:p>1.5253</text:p>
          </table:table-cell>
          <table:table-cell office:value-type="float" office:value="0.351845" calcext:value-type="float">
            <text:p>0.351845</text:p>
          </table:table-cell>
          <table:table-cell office:value-type="float" office:value="0.333541" calcext:value-type="float">
            <text:p>0.333541</text:p>
          </table:table-cell>
          <table:table-cell office:value-type="float" office:value="1.2592" calcext:value-type="float">
            <text:p>1.2592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float" office:value="0.247488" calcext:value-type="float">
            <text:p>0.247488</text:p>
          </table:table-cell>
          <table:table-cell office:value-type="float" office:value="1.2274" calcext:value-type="float">
            <text:p>1.2274</text:p>
          </table:table-cell>
          <table:table-cell office:value-type="float" office:value="0.159664" calcext:value-type="float">
            <text:p>0.159664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07532" calcext:value-type="float">
            <text:p>1.07532</text:p>
          </table:table-cell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float" office:value="0.257296" calcext:value-type="float">
            <text:p>0.257296</text:p>
          </table:table-cell>
          <table:table-cell office:value-type="float" office:value="1.2643" calcext:value-type="float">
            <text:p>1.2643</text:p>
          </table:table-cell>
          <table:table-cell office:value-type="float" office:value="0.170953" calcext:value-type="float">
            <text:p>0.170953</text:p>
          </table:table-cell>
          <table:table-cell office:value-type="float" office:value="0.225369" calcext:value-type="float">
            <text:p>0.225369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52325656" calcext:value-type="float">
            <text:p>52325656</text:p>
          </table:table-cell>
          <table:table-cell office:value-type="float" office:value="1.51648" calcext:value-type="float">
            <text:p>1.51648</text:p>
          </table:table-cell>
          <table:table-cell office:value-type="float" office:value="3.18593" calcext:value-type="float">
            <text:p>3.18593</text:p>
          </table:table-cell>
          <table:table-cell office:value-type="float" office:value="1.387" calcext:value-type="float">
            <text:p>1.387</text:p>
          </table:table-cell>
          <table:table-cell office:value-type="float" office:value="0.861561" calcext:value-type="float">
            <text:p>0.861561</text:p>
          </table:table-cell>
          <table:table-cell office:value-type="float" office:value="1.78296" calcext:value-type="float">
            <text:p>1.7829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1.14334" calcext:value-type="float">
            <text:p>1.14334</text:p>
          </table:table-cell>
          <table:table-cell office:value-type="float" office:value="0.061483" calcext:value-type="float">
            <text:p>0.061483</text:p>
          </table:table-cell>
          <table:table-cell office:value-type="float" office:value="0.172494" calcext:value-type="float">
            <text:p>0.172494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0.216019" calcext:value-type="float">
            <text:p>0.216019</text:p>
          </table:table-cell>
          <table:table-cell office:value-type="float" office:value="1.19631" calcext:value-type="float">
            <text:p>1.19631</text:p>
          </table:table-cell>
          <table:table-cell office:value-type="float" office:value="0.13245" calcext:value-type="float">
            <text:p>0.13245</text:p>
          </table:table-cell>
          <table:table-cell office:value-type="float" office:value="0.197369" calcext:value-type="float">
            <text:p>0.197369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69170183" calcext:value-type="float">
            <text:p>69170183</text:p>
          </table:table-cell>
          <table:table-cell office:value-type="float" office:value="1.58696" calcext:value-type="float">
            <text:p>1.58696</text:p>
          </table:table-cell>
          <table:table-cell office:value-type="float" office:value="3.30384" calcext:value-type="float">
            <text:p>3.30384</text:p>
          </table:table-cell>
          <table:table-cell office:value-type="float" office:value="1.48435" calcext:value-type="float">
            <text:p>1.48435</text:p>
          </table:table-cell>
          <table:table-cell office:value-type="float" office:value="0.896373" calcext:value-type="float">
            <text:p>0.896373</text:p>
          </table:table-cell>
          <table:table-cell office:value-type="float" office:value="1.81181" calcext:value-type="float">
            <text:p>1.81181</text:p>
          </table:table-cell>
        </table:table-row>
        <table:table-row table:style-name="ro1">
          <table:table-cell office:value-type="float" office:value="1467176" calcext:value-type="float">
            <text:p>1467176</text:p>
          </table:table-cell>
          <table:table-cell office:value-type="float" office:value="0.780769" calcext:value-type="float">
            <text:p>0.780769</text:p>
          </table:table-cell>
          <table:table-cell office:value-type="float" office:value="2.1021" calcext:value-type="float">
            <text:p>2.1021</text:p>
          </table:table-cell>
          <table:table-cell office:value-type="float" office:value="0.634706" calcext:value-type="float">
            <text:p>0.634706</text:p>
          </table:table-cell>
          <table:table-cell office:value-type="float" office:value="0.47578" calcext:value-type="float">
            <text:p>0.47578</text:p>
          </table:table-cell>
          <table:table-cell office:value-type="float" office:value="1.42777" calcext:value-type="float">
            <text:p>1.42777</text:p>
          </table:table-cell>
        </table:table-row>
        <table:table-row table:style-name="ro1">
          <table:table-cell office:value-type="float" office:value="322194" calcext:value-type="float">
            <text:p>322194</text:p>
          </table:table-cell>
          <table:table-cell office:value-type="float" office:value="0.510707" calcext:value-type="float">
            <text:p>0.510707</text:p>
          </table:table-cell>
          <table:table-cell office:value-type="float" office:value="1.55806" calcext:value-type="float">
            <text:p>1.55806</text:p>
          </table:table-cell>
          <table:table-cell office:value-type="float" office:value="0.399891" calcext:value-type="float">
            <text:p>0.399891</text:p>
          </table:table-cell>
          <table:table-cell office:value-type="float" office:value="0.381534" calcext:value-type="float">
            <text:p>0.381534</text:p>
          </table:table-cell>
          <table:table-cell office:value-type="float" office:value="1.28188" calcext:value-type="float">
            <text:p>1.28188</text:p>
          </table:table-cell>
        </table:table-row>
        <table:table-row table:style-name="ro1">
          <table:table-cell office:value-type="float" office:value="2077772" calcext:value-type="float">
            <text:p>2077772</text:p>
          </table:table-cell>
          <table:table-cell office:value-type="float" office:value="0.841923" calcext:value-type="float">
            <text:p>0.841923</text:p>
          </table:table-cell>
          <table:table-cell office:value-type="float" office:value="2.23266" calcext:value-type="float">
            <text:p>2.23266</text:p>
          </table:table-cell>
          <table:table-cell office:value-type="float" office:value="0.695511" calcext:value-type="float">
            <text:p>0.695511</text:p>
          </table:table-cell>
          <table:table-cell office:value-type="float" office:value="0.488267" calcext:value-type="float">
            <text:p>0.488267</text:p>
          </table:table-cell>
          <table:table-cell office:value-type="float" office:value="1.46198" calcext:value-type="float">
            <text:p>1.46198</text:p>
          </table:table-cell>
        </table:table-row>
        <table:table-row table:style-name="ro1">
          <table:table-cell office:value-type="float" office:value="59646" calcext:value-type="float">
            <text:p>59646</text:p>
          </table:table-cell>
          <table:table-cell office:value-type="float" office:value="0.280852" calcext:value-type="float">
            <text:p>0.280852</text:p>
          </table:table-cell>
          <table:table-cell office:value-type="float" office:value="1.29953" calcext:value-type="float">
            <text:p>1.29953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1.13493" calcext:value-type="float">
            <text:p>1.13493</text:p>
          </table:table-cell>
        </table:table-row>
        <table:table-row table:style-name="ro1">
          <table:table-cell office:value-type="float" office:value="461795" calcext:value-type="float">
            <text:p>461795</text:p>
          </table:table-cell>
          <table:table-cell office:value-type="float" office:value="0.573031" calcext:value-type="float">
            <text:p>0.573031</text:p>
          </table:table-cell>
          <table:table-cell office:value-type="float" office:value="1.76832" calcext:value-type="float">
            <text:p>1.76832</text:p>
          </table:table-cell>
          <table:table-cell office:value-type="float" office:value="0.451265" calcext:value-type="float">
            <text:p>0.451265</text:p>
          </table:table-cell>
          <table:table-cell office:value-type="float" office:value="0.38334" calcext:value-type="float">
            <text:p>0.38334</text:p>
          </table:table-cell>
          <table:table-cell office:value-type="float" office:value="1.31576" calcext:value-type="float">
            <text:p>1.31576</text:p>
          </table:table-cell>
        </table:table-row>
        <table:table-row table:style-name="ro1">
          <table:table-cell office:value-type="float" office:value="928095" calcext:value-type="float">
            <text:p>928095</text:p>
          </table:table-cell>
          <table:table-cell office:value-type="float" office:value="0.696889" calcext:value-type="float">
            <text:p>0.696889</text:p>
          </table:table-cell>
          <table:table-cell office:value-type="float" office:value="1.99874" calcext:value-type="float">
            <text:p>1.99874</text:p>
          </table:table-cell>
          <table:table-cell office:value-type="float" office:value="0.564419" calcext:value-type="float">
            <text:p>0.564419</text:p>
          </table:table-cell>
          <table:table-cell office:value-type="float" office:value="0.473842" calcext:value-type="float">
            <text:p>0.473842</text:p>
          </table:table-cell>
          <table:table-cell office:value-type="float" office:value="1.38336" calcext:value-type="float">
            <text:p>1.38336</text:p>
          </table:table-cell>
        </table:table-row>
        <table:table-row table:style-name="ro1">
          <table:table-cell office:value-type="float" office:value="61921" calcext:value-type="float">
            <text:p>61921</text:p>
          </table:table-cell>
          <table:table-cell office:value-type="float" office:value="0.283335" calcext:value-type="float">
            <text:p>0.283335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198116" calcext:value-type="float">
            <text:p>0.198116</text:p>
          </table:table-cell>
          <table:table-cell office:value-type="float" office:value="0.229265" calcext:value-type="float">
            <text:p>0.229265</text:p>
          </table:table-cell>
          <table:table-cell office:value-type="float" office:value="1.13683" calcext:value-type="float">
            <text:p>1.13683</text:p>
          </table:table-cell>
        </table:table-row>
        <table:table-row table:style-name="ro1">
          <table:table-cell office:value-type="float" office:value="30426" calcext:value-type="float">
            <text:p>30426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30967" calcext:value-type="float">
            <text:p>1.30967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0.214451" calcext:value-type="float">
            <text:p>0.214451</text:p>
          </table:table-cell>
          <table:table-cell office:value-type="float" office:value="1.09264" calcext:value-type="float">
            <text:p>1.09264</text:p>
          </table:table-cell>
        </table:table-row>
        <table:table-row table:style-name="ro1">
          <table:table-cell office:value-type="float" office:value="9593298" calcext:value-type="float">
            <text:p>9593298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2.64498" calcext:value-type="float">
            <text:p>2.64498</text:p>
          </table:table-cell>
          <table:table-cell office:value-type="float" office:value="0.965455" calcext:value-type="float">
            <text:p>0.965455</text:p>
          </table:table-cell>
          <table:table-cell office:value-type="float" office:value="0.622296" calcext:value-type="float">
            <text:p>0.622296</text:p>
          </table:table-cell>
          <table:table-cell office:value-type="float" office:value="1.61469" calcext:value-type="float">
            <text:p>1.61469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1.20158" calcext:value-type="float">
            <text:p>1.20158</text:p>
          </table:table-cell>
          <table:table-cell office:value-type="float" office:value="0.122312" calcext:value-type="float">
            <text:p>0.122312</text:p>
          </table:table-cell>
          <table:table-cell office:value-type="float" office:value="0.197605" calcext:value-type="float">
            <text:p>0.19760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float" office:value="0.26878" calcext:value-type="float">
            <text:p>0.26878</text:p>
          </table:table-cell>
          <table:table-cell office:value-type="float" office:value="1.2582" calcext:value-type="float">
            <text:p>1.2582</text:p>
          </table:table-cell>
          <table:table-cell office:value-type="float" office:value="0.183082" calcext:value-type="float">
            <text:p>0.183082</text:p>
          </table:table-cell>
          <table:table-cell office:value-type="float" office:value="0.260477" calcext:value-type="float">
            <text:p>0.260477</text:p>
          </table:table-cell>
          <table:table-cell office:value-type="float" office:value="1.11585" calcext:value-type="float">
            <text:p>1.11585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0.205546" calcext:value-type="float">
            <text:p>0.205546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0.12632" calcext:value-type="float">
            <text:p>0.12632</text:p>
          </table:table-cell>
          <table:table-cell office:value-type="float" office:value="0.213344" calcext:value-type="float">
            <text:p>0.21334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6718" calcext:value-type="float">
            <text:p>46718</text:p>
          </table:table-cell>
          <table:table-cell office:value-type="float" office:value="0.270955" calcext:value-type="float">
            <text:p>0.270955</text:p>
          </table:table-cell>
          <table:table-cell office:value-type="float" office:value="1.2584" calcext:value-type="float">
            <text:p>1.2584</text:p>
          </table:table-cell>
          <table:table-cell office:value-type="float" office:value="0.189318" calcext:value-type="float">
            <text:p>0.189318</text:p>
          </table:table-cell>
          <table:table-cell office:value-type="float" office:value="0.252846" calcext:value-type="float">
            <text:p>0.252846</text:p>
          </table:table-cell>
          <table:table-cell office:value-type="float" office:value="1.11638" calcext:value-type="float">
            <text:p>1.1163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0.185212" calcext:value-type="float">
            <text:p>0.185212</text:p>
          </table:table-cell>
          <table:table-cell office:value-type="float" office:value="1.14376" calcext:value-type="float">
            <text:p>1.14376</text:p>
          </table:table-cell>
          <table:table-cell office:value-type="float" office:value="0.106157" calcext:value-type="float">
            <text:p>0.106157</text:p>
          </table:table-cell>
          <table:table-cell office:value-type="float" office:value="0.217663" calcext:value-type="float">
            <text:p>0.21766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127487" calcext:value-type="float">
            <text:p>16127487</text:p>
          </table:table-cell>
          <table:table-cell office:value-type="float" office:value="1.22555" calcext:value-type="float">
            <text:p>1.22555</text:p>
          </table:table-cell>
          <table:table-cell office:value-type="float" office:value="2.86205" calcext:value-type="float">
            <text:p>2.86205</text:p>
          </table:table-cell>
          <table:table-cell office:value-type="float" office:value="1.07579" calcext:value-type="float">
            <text:p>1.07579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1.66622" calcext:value-type="float">
            <text:p>1.66622</text:p>
          </table:table-cell>
        </table:table-row>
        <table:table-row table:style-name="ro1">
          <table:table-cell office:value-type="float" office:value="21131437" calcext:value-type="float">
            <text:p>21131437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1.15287" calcext:value-type="float">
            <text:p>1.15287</text:p>
          </table:table-cell>
          <table:table-cell office:value-type="float" office:value="0.870897" calcext:value-type="float">
            <text:p>0.870897</text:p>
          </table:table-cell>
          <table:table-cell office:value-type="float" office:value="1.69463" calcext:value-type="float">
            <text:p>1.69463</text:p>
          </table:table-cell>
        </table:table-row>
        <table:table-row table:style-name="ro1">
          <table:table-cell office:value-type="float" office:value="234759" calcext:value-type="float">
            <text:p>234759</text:p>
          </table:table-cell>
          <table:table-cell office:value-type="float" office:value="0.441076" calcext:value-type="float">
            <text:p>0.441076</text:p>
          </table:table-cell>
          <table:table-cell office:value-type="float" office:value="1.49617" calcext:value-type="float">
            <text:p>1.49617</text:p>
          </table:table-cell>
          <table:table-cell office:value-type="float" office:value="0.337693" calcext:value-type="float">
            <text:p>0.337693</text:p>
          </table:table-cell>
          <table:table-cell office:value-type="float" office:value="0.343935" calcext:value-type="float">
            <text:p>0.343935</text:p>
          </table:table-cell>
          <table:table-cell office:value-type="float" office:value="1.25245" calcext:value-type="float">
            <text:p>1.2524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.17452" calcext:value-type="float">
            <text:p>0.17452</text:p>
          </table:table-cell>
          <table:table-cell office:value-type="float" office:value="1.20206" calcext:value-type="float">
            <text:p>1.20206</text:p>
          </table:table-cell>
          <table:table-cell office:value-type="float" office:value="0.0929564" calcext:value-type="float">
            <text:p>0.0929564</text:p>
          </table:table-cell>
          <table:table-cell office:value-type="float" office:value="0.183238" calcext:value-type="float">
            <text:p>0.18323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6926" calcext:value-type="float">
            <text:p>26926</text:p>
          </table:table-cell>
          <table:table-cell office:value-type="float" office:value="0.248804" calcext:value-type="float">
            <text:p>0.248804</text:p>
          </table:table-cell>
          <table:table-cell office:value-type="float" office:value="1.28942" calcext:value-type="float">
            <text:p>1.28942</text:p>
          </table:table-cell>
          <table:table-cell office:value-type="float" office:value="0.160032" calcext:value-type="float">
            <text:p>0.160032</text:p>
          </table:table-cell>
          <table:table-cell office:value-type="float" office:value="0.236286" calcext:value-type="float">
            <text:p>0.236286</text:p>
          </table:table-cell>
          <table:table-cell office:value-type="float" office:value="1.07989" calcext:value-type="float">
            <text:p>1.07989</text:p>
          </table:table-cell>
        </table:table-row>
        <table:table-row table:style-name="ro1">
          <table:table-cell office:value-type="float" office:value="1871802" calcext:value-type="float">
            <text:p>1871802</text:p>
          </table:table-cell>
          <table:table-cell office:value-type="float" office:value="0.826925" calcext:value-type="float">
            <text:p>0.826925</text:p>
          </table:table-cell>
          <table:table-cell office:value-type="float" office:value="2.22028" calcext:value-type="float">
            <text:p>2.22028</text:p>
          </table:table-cell>
          <table:table-cell office:value-type="float" office:value="0.681631" calcext:value-type="float">
            <text:p>0.681631</text:p>
          </table:table-cell>
          <table:table-cell office:value-type="float" office:value="0.501228" calcext:value-type="float">
            <text:p>0.501228</text:p>
          </table:table-cell>
          <table:table-cell office:value-type="float" office:value="1.45241" calcext:value-type="float">
            <text:p>1.45241</text:p>
          </table:table-cell>
        </table:table-row>
        <table:table-row table:style-name="ro1">
          <table:table-cell office:value-type="float" office:value="87203" calcext:value-type="float">
            <text:p>87203</text:p>
          </table:table-cell>
          <table:table-cell office:value-type="float" office:value="0.302049" calcext:value-type="float">
            <text:p>0.302049</text:p>
          </table:table-cell>
          <table:table-cell office:value-type="float" office:value="1.28004" calcext:value-type="float">
            <text:p>1.28004</text:p>
          </table:table-cell>
          <table:table-cell office:value-type="float" office:value="0.215616" calcext:value-type="float">
            <text:p>0.215616</text:p>
          </table:table-cell>
          <table:table-cell office:value-type="float" office:value="0.274783" calcext:value-type="float">
            <text:p>0.274783</text:p>
          </table:table-cell>
          <table:table-cell office:value-type="float" office:value="1.16605" calcext:value-type="float">
            <text:p>1.16605</text:p>
          </table:table-cell>
        </table:table-row>
        <table:table-row table:style-name="ro1">
          <table:table-cell office:value-type="float" office:value="172338" calcext:value-type="float">
            <text:p>172338</text:p>
          </table:table-cell>
          <table:table-cell office:value-type="float" office:value="0.383278" calcext:value-type="float">
            <text:p>0.383278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299685" calcext:value-type="float">
            <text:p>0.299685</text:p>
          </table:table-cell>
          <table:table-cell office:value-type="float" office:value="0.360942" calcext:value-type="float">
            <text:p>0.360942</text:p>
          </table:table-cell>
          <table:table-cell office:value-type="float" office:value="1.22432" calcext:value-type="float">
            <text:p>1.22432</text:p>
          </table:table-cell>
        </table:table-row>
        <table:table-row table:style-name="ro1">
          <table:table-cell office:value-type="float" office:value="43724140" calcext:value-type="float">
            <text:p>43724140</text:p>
          </table:table-cell>
          <table:table-cell office:value-type="float" office:value="1.46666" calcext:value-type="float">
            <text:p>1.46666</text:p>
          </table:table-cell>
          <table:table-cell office:value-type="float" office:value="3.10224" calcext:value-type="float">
            <text:p>3.10224</text:p>
          </table:table-cell>
          <table:table-cell office:value-type="float" office:value="1.34362" calcext:value-type="float">
            <text:p>1.34362</text:p>
          </table:table-cell>
          <table:table-cell office:value-type="float" office:value="0.945672" calcext:value-type="float">
            <text:p>0.945672</text:p>
          </table:table-cell>
          <table:table-cell office:value-type="float" office:value="1.76692" calcext:value-type="float">
            <text:p>1.76692</text:p>
          </table:table-cell>
        </table:table-row>
        <table:table-row table:style-name="ro1">
          <table:table-cell office:value-type="float" office:value="736349" calcext:value-type="float">
            <text:p>736349</text:p>
          </table:table-cell>
          <table:table-cell office:value-type="float" office:value="0.659284" calcext:value-type="float">
            <text:p>0.659284</text:p>
          </table:table-cell>
          <table:table-cell office:value-type="float" office:value="1.88825" calcext:value-type="float">
            <text:p>1.88825</text:p>
          </table:table-cell>
          <table:table-cell office:value-type="float" office:value="0.545682" calcext:value-type="float">
            <text:p>0.545682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1.36006" calcext:value-type="float">
            <text:p>1.36006</text:p>
          </table:table-cell>
        </table:table-row>
        <table:table-row table:style-name="ro1">
          <table:table-cell office:value-type="float" office:value="34222130" calcext:value-type="float">
            <text:p>34222130</text:p>
          </table:table-cell>
          <table:table-cell office:value-type="float" office:value="1.4174" calcext:value-type="float">
            <text:p>1.4174</text:p>
          </table:table-cell>
          <table:table-cell office:value-type="float" office:value="3.11077" calcext:value-type="float">
            <text:p>3.11077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0.940751" calcext:value-type="float">
            <text:p>0.940751</text:p>
          </table:table-cell>
          <table:table-cell office:value-type="float" office:value="1.74142" calcext:value-type="float">
            <text:p>1.74142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0.185839" calcext:value-type="float">
            <text:p>0.185839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0.106197" calcext:value-type="float">
            <text:p>0.106197</text:p>
          </table:table-cell>
          <table:table-cell office:value-type="float" office:value="0.227598" calcext:value-type="float">
            <text:p>0.22759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9146" calcext:value-type="float">
            <text:p>59146</text:p>
          </table:table-cell>
          <table:table-cell office:value-type="float" office:value="0.277649" calcext:value-type="float">
            <text:p>0.277649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0.194691" calcext:value-type="float">
            <text:p>0.194691</text:p>
          </table:table-cell>
          <table:table-cell office:value-type="float" office:value="0.223663" calcext:value-type="float">
            <text:p>0.223663</text:p>
          </table:table-cell>
          <table:table-cell office:value-type="float" office:value="1.13478" calcext:value-type="float">
            <text:p>1.1347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.163546" calcext:value-type="float">
            <text:p>0.163546</text:p>
          </table:table-cell>
          <table:table-cell office:value-type="float" office:value="1.14149" calcext:value-type="float">
            <text:p>1.14149</text:p>
          </table:table-cell>
          <table:table-cell office:value-type="float" office:value="0.0856161" calcext:value-type="float">
            <text:p>0.0856161</text:p>
          </table:table-cell>
          <table:table-cell office:value-type="float" office:value="0.189375" calcext:value-type="float">
            <text:p>0.18937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98609" calcext:value-type="float">
            <text:p>1698609</text:p>
          </table:table-cell>
          <table:table-cell office:value-type="float" office:value="0.805919" calcext:value-type="float">
            <text:p>0.805919</text:p>
          </table:table-cell>
          <table:table-cell office:value-type="float" office:value="2.2326" calcext:value-type="float">
            <text:p>2.2326</text:p>
          </table:table-cell>
          <table:table-cell office:value-type="float" office:value="0.678428" calcext:value-type="float">
            <text:p>0.678428</text:p>
          </table:table-cell>
          <table:table-cell office:value-type="float" office:value="0.509073" calcext:value-type="float">
            <text:p>0.509073</text:p>
          </table:table-cell>
          <table:table-cell office:value-type="float" office:value="1.44342" calcext:value-type="float">
            <text:p>1.44342</text:p>
          </table:table-cell>
        </table:table-row>
        <table:table-row table:style-name="ro1">
          <table:table-cell office:value-type="float" office:value="1281908" calcext:value-type="float">
            <text:p>1281908</text:p>
          </table:table-cell>
          <table:table-cell office:value-type="float" office:value="0.752796" calcext:value-type="float">
            <text:p>0.752796</text:p>
          </table:table-cell>
          <table:table-cell office:value-type="float" office:value="2.02477" calcext:value-type="float">
            <text:p>2.02477</text:p>
          </table:table-cell>
          <table:table-cell office:value-type="float" office:value="0.621946" calcext:value-type="float">
            <text:p>0.621946</text:p>
          </table:table-cell>
          <table:table-cell office:value-type="float" office:value="0.493325" calcext:value-type="float">
            <text:p>0.493325</text:p>
          </table:table-cell>
          <table:table-cell office:value-type="float" office:value="1.41555" calcext:value-type="float">
            <text:p>1.41555</text:p>
          </table:table-cell>
        </table:table-row>
        <table:table-row table:style-name="ro1">
          <table:table-cell office:value-type="float" office:value="20781" calcext:value-type="float">
            <text:p>20781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1.20038" calcext:value-type="float">
            <text:p>1.20038</text:p>
          </table:table-cell>
          <table:table-cell office:value-type="float" office:value="0.153413" calcext:value-type="float">
            <text:p>0.153413</text:p>
          </table:table-cell>
          <table:table-cell office:value-type="float" office:value="0.237532" calcext:value-type="float">
            <text:p>0.23753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0.170198" calcext:value-type="float">
            <text:p>0.170198</text:p>
          </table:table-cell>
          <table:table-cell office:value-type="float" office:value="1.2079" calcext:value-type="float">
            <text:p>1.2079</text:p>
          </table:table-cell>
          <table:table-cell office:value-type="float" office:value="0.0908551" calcext:value-type="float">
            <text:p>0.0908551</text:p>
          </table:table-cell>
          <table:table-cell office:value-type="float" office:value="0.179864" calcext:value-type="float">
            <text:p>0.1798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0.186188" calcext:value-type="float">
            <text:p>0.186188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43192" calcext:value-type="float">
            <text:p>343192</text:p>
          </table:table-cell>
          <table:table-cell office:value-type="float" office:value="0.521086" calcext:value-type="float">
            <text:p>0.521086</text:p>
          </table:table-cell>
          <table:table-cell office:value-type="float" office:value="1.58381" calcext:value-type="float">
            <text:p>1.58381</text:p>
          </table:table-cell>
          <table:table-cell office:value-type="float" office:value="0.412735" calcext:value-type="float">
            <text:p>0.412735</text:p>
          </table:table-cell>
          <table:table-cell office:value-type="float" office:value="0.417178" calcext:value-type="float">
            <text:p>0.417178</text:p>
          </table:table-cell>
          <table:table-cell office:value-type="float" office:value="1.28793" calcext:value-type="float">
            <text:p>1.28793</text:p>
          </table:table-cell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.24349" calcext:value-type="float">
            <text:p>1.24349</text:p>
          </table:table-cell>
          <table:table-cell office:value-type="float" office:value="0.171611" calcext:value-type="float">
            <text:p>0.171611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10042" calcext:value-type="float">
            <text:p>1.10042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0.177653" calcext:value-type="float">
            <text:p>0.177653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0.0973544" calcext:value-type="float">
            <text:p>0.0973544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float" office:value="0.252526" calcext:value-type="float">
            <text:p>0.252526</text:p>
          </table:table-cell>
          <table:table-cell office:value-type="float" office:value="1.2943" calcext:value-type="float">
            <text:p>1.2943</text:p>
          </table:table-cell>
          <table:table-cell office:value-type="float" office:value="0.168105" calcext:value-type="float">
            <text:p>0.168105</text:p>
          </table:table-cell>
          <table:table-cell office:value-type="float" office:value="0.220339" calcext:value-type="float">
            <text:p>0.220339</text:p>
          </table:table-cell>
          <table:table-cell office:value-type="float" office:value="1.09353" calcext:value-type="float">
            <text:p>1.09353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0.222896" calcext:value-type="float">
            <text:p>0.222896</text:p>
          </table:table-cell>
          <table:table-cell office:value-type="float" office:value="1.25197" calcext:value-type="float">
            <text:p>1.25197</text:p>
          </table:table-cell>
          <table:table-cell office:value-type="float" office:value="0.138537" calcext:value-type="float">
            <text:p>0.138537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35785" calcext:value-type="float">
            <text:p>235785</text:p>
          </table:table-cell>
          <table:table-cell office:value-type="float" office:value="0.449172" calcext:value-type="float">
            <text:p>0.449172</text:p>
          </table:table-cell>
          <table:table-cell office:value-type="float" office:value="1.53852" calcext:value-type="float">
            <text:p>1.53852</text:p>
          </table:table-cell>
          <table:table-cell office:value-type="float" office:value="0.339772" calcext:value-type="float">
            <text:p>0.339772</text:p>
          </table:table-cell>
          <table:table-cell office:value-type="float" office:value="0.333921" calcext:value-type="float">
            <text:p>0.333921</text:p>
          </table:table-cell>
          <table:table-cell office:value-type="float" office:value="1.25229" calcext:value-type="float">
            <text:p>1.2522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41764" calcext:value-type="float">
            <text:p>0.141764</text:p>
          </table:table-cell>
          <table:table-cell office:value-type="float" office:value="1.14625" calcext:value-type="float">
            <text:p>1.14625</text:p>
          </table:table-cell>
          <table:table-cell office:value-type="float" office:value="0.0663383" calcext:value-type="float">
            <text:p>0.0663383</text:p>
          </table:table-cell>
          <table:table-cell office:value-type="float" office:value="0.187265" calcext:value-type="float">
            <text:p>0.1872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910524" calcext:value-type="float">
            <text:p>910524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2.00611" calcext:value-type="float">
            <text:p>2.00611</text:p>
          </table:table-cell>
          <table:table-cell office:value-type="float" office:value="0.559649" calcext:value-type="float">
            <text:p>0.559649</text:p>
          </table:table-cell>
          <table:table-cell office:value-type="float" office:value="0.440014" calcext:value-type="float">
            <text:p>0.440014</text:p>
          </table:table-cell>
          <table:table-cell office:value-type="float" office:value="1.38132" calcext:value-type="float">
            <text:p>1.38132</text:p>
          </table:table-cell>
        </table:table-row>
        <table:table-row table:style-name="ro1">
          <table:table-cell office:value-type="float" office:value="36342875" calcext:value-type="float">
            <text:p>36342875</text:p>
          </table:table-cell>
          <table:table-cell office:value-type="float" office:value="1.41274" calcext:value-type="float">
            <text:p>1.41274</text:p>
          </table:table-cell>
          <table:table-cell office:value-type="float" office:value="3.08325" calcext:value-type="float">
            <text:p>3.08325</text:p>
          </table:table-cell>
          <table:table-cell office:value-type="float" office:value="1.27759" calcext:value-type="float">
            <text:p>1.27759</text:p>
          </table:table-cell>
          <table:table-cell office:value-type="float" office:value="0.821466" calcext:value-type="float">
            <text:p>0.821466</text:p>
          </table:table-cell>
          <table:table-cell office:value-type="float" office:value="1.74731" calcext:value-type="float">
            <text:p>1.74731</text:p>
          </table:table-cell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float" office:value="0.255874" calcext:value-type="float">
            <text:p>0.255874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72522" calcext:value-type="float">
            <text:p>0.172522</text:p>
          </table:table-cell>
          <table:table-cell office:value-type="float" office:value="0.231829" calcext:value-type="float">
            <text:p>0.231829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1983518" calcext:value-type="float">
            <text:p>1983518</text:p>
          </table:table-cell>
          <table:table-cell office:value-type="float" office:value="0.828001" calcext:value-type="float">
            <text:p>0.828001</text:p>
          </table:table-cell>
          <table:table-cell office:value-type="float" office:value="2.23232" calcext:value-type="float">
            <text:p>2.23232</text:p>
          </table:table-cell>
          <table:table-cell office:value-type="float" office:value="0.679814" calcext:value-type="float">
            <text:p>0.679814</text:p>
          </table:table-cell>
          <table:table-cell office:value-type="float" office:value="0.471307" calcext:value-type="float">
            <text:p>0.471307</text:p>
          </table:table-cell>
          <table:table-cell office:value-type="float" office:value="1.45733" calcext:value-type="float">
            <text:p>1.4573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157115" calcext:value-type="float">
            <text:p>0.157115</text:p>
          </table:table-cell>
          <table:table-cell office:value-type="float" office:value="1.15501" calcext:value-type="float">
            <text:p>1.15501</text:p>
          </table:table-cell>
          <table:table-cell office:value-type="float" office:value="0.0769658" calcext:value-type="float">
            <text:p>0.0769658</text:p>
          </table:table-cell>
          <table:table-cell office:value-type="float" office:value="0.186262" calcext:value-type="float">
            <text:p>0.186262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083475" calcext:value-type="float">
            <text:p>3083475</text:p>
          </table:table-cell>
          <table:table-cell office:value-type="float" office:value="0.905368" calcext:value-type="float">
            <text:p>0.905368</text:p>
          </table:table-cell>
          <table:table-cell office:value-type="float" office:value="2.3128" calcext:value-type="float">
            <text:p>2.3128</text:p>
          </table:table-cell>
          <table:table-cell office:value-type="float" office:value="0.755703" calcext:value-type="float">
            <text:p>0.755703</text:p>
          </table:table-cell>
          <table:table-cell office:value-type="float" office:value="0.479764" calcext:value-type="float">
            <text:p>0.479764</text:p>
          </table:table-cell>
          <table:table-cell office:value-type="float" office:value="1.50037" calcext:value-type="float">
            <text:p>1.50037</text:p>
          </table:table-cell>
        </table:table-row>
        <table:table-row table:style-name="ro1">
          <table:table-cell office:value-type="float" office:value="312223" calcext:value-type="float">
            <text:p>312223</text:p>
          </table:table-cell>
          <table:table-cell office:value-type="float" office:value="0.497999" calcext:value-type="float">
            <text:p>0.497999</text:p>
          </table:table-cell>
          <table:table-cell office:value-type="float" office:value="1.55704" calcext:value-type="float">
            <text:p>1.55704</text:p>
          </table:table-cell>
          <table:table-cell office:value-type="float" office:value="0.39152" calcext:value-type="float">
            <text:p>0.39152</text:p>
          </table:table-cell>
          <table:table-cell office:value-type="float" office:value="0.389631" calcext:value-type="float">
            <text:p>0.389631</text:p>
          </table:table-cell>
          <table:table-cell office:value-type="float" office:value="1.27836" calcext:value-type="float">
            <text:p>1.27836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.201441" calcext:value-type="float">
            <text:p>0.201441</text:p>
          </table:table-cell>
          <table:table-cell office:value-type="float" office:value="1.21835" calcext:value-type="float">
            <text:p>1.21835</text:p>
          </table:table-cell>
          <table:table-cell office:value-type="float" office:value="0.116897" calcext:value-type="float">
            <text:p>0.116897</text:p>
          </table:table-cell>
          <table:table-cell office:value-type="float" office:value="0.194473" calcext:value-type="float">
            <text:p>0.19447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573874" calcext:value-type="float">
            <text:p>15573874</text:p>
          </table:table-cell>
          <table:table-cell office:value-type="float" office:value="1.2208" calcext:value-type="float">
            <text:p>1.2208</text:p>
          </table:table-cell>
          <table:table-cell office:value-type="float" office:value="2.88149" calcext:value-type="float">
            <text:p>2.88149</text:p>
          </table:table-cell>
          <table:table-cell office:value-type="float" office:value="1.06992" calcext:value-type="float">
            <text:p>1.06992</text:p>
          </table:table-cell>
          <table:table-cell office:value-type="float" office:value="0.728958" calcext:value-type="float">
            <text:p>0.728958</text:p>
          </table:table-cell>
          <table:table-cell office:value-type="float" office:value="1.66274" calcext:value-type="float">
            <text:p>1.66274</text:p>
          </table:table-cell>
        </table:table-row>
        <table:table-row table:style-name="ro1">
          <table:table-cell office:value-type="float" office:value="1767657" calcext:value-type="float">
            <text:p>1767657</text:p>
          </table:table-cell>
          <table:table-cell office:value-type="float" office:value="0.817841" calcext:value-type="float">
            <text:p>0.817841</text:p>
          </table:table-cell>
          <table:table-cell office:value-type="float" office:value="2.23704" calcext:value-type="float">
            <text:p>2.23704</text:p>
          </table:table-cell>
          <table:table-cell office:value-type="float" office:value="0.667144" calcext:value-type="float">
            <text:p>0.667144</text:p>
          </table:table-cell>
          <table:table-cell office:value-type="float" office:value="0.462875" calcext:value-type="float">
            <text:p>0.462875</text:p>
          </table:table-cell>
          <table:table-cell office:value-type="float" office:value="1.44645" calcext:value-type="float">
            <text:p>1.44645</text:p>
          </table:table-cell>
        </table:table-row>
        <table:table-row table:style-name="ro1">
          <table:table-cell office:value-type="float" office:value="57194882" calcext:value-type="float">
            <text:p>57194882</text:p>
          </table:table-cell>
          <table:table-cell office:value-type="float" office:value="1.54641" calcext:value-type="float">
            <text:p>1.54641</text:p>
          </table:table-cell>
          <table:table-cell office:value-type="float" office:value="3.36889" calcext:value-type="float">
            <text:p>3.36889</text:p>
          </table:table-cell>
          <table:table-cell office:value-type="float" office:value="1.43536" calcext:value-type="float">
            <text:p>1.43536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1.79313" calcext:value-type="float">
            <text:p>1.7931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1.11558" calcext:value-type="float">
            <text:p>1.11558</text:p>
          </table:table-cell>
          <table:table-cell office:value-type="float" office:value="0.0622876" calcext:value-type="float">
            <text:p>0.0622876</text:p>
          </table:table-cell>
          <table:table-cell office:value-type="float" office:value="0.187319" calcext:value-type="float">
            <text:p>0.18731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035504" calcext:value-type="float">
            <text:p>2035504</text:p>
          </table:table-cell>
          <table:table-cell office:value-type="float" office:value="0.837251" calcext:value-type="float">
            <text:p>0.837251</text:p>
          </table:table-cell>
          <table:table-cell office:value-type="float" office:value="2.2452" calcext:value-type="float">
            <text:p>2.2452</text:p>
          </table:table-cell>
          <table:table-cell office:value-type="float" office:value="0.701528" calcext:value-type="float">
            <text:p>0.701528</text:p>
          </table:table-cell>
          <table:table-cell office:value-type="float" office:value="0.480587" calcext:value-type="float">
            <text:p>0.480587</text:p>
          </table:table-cell>
          <table:table-cell office:value-type="float" office:value="1.45989" calcext:value-type="float">
            <text:p>1.4598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141725" calcext:value-type="float">
            <text:p>0.141725</text:p>
          </table:table-cell>
          <table:table-cell office:value-type="float" office:value="1.14022" calcext:value-type="float">
            <text:p>1.14022</text:p>
          </table:table-cell>
          <table:table-cell office:value-type="float" office:value="0.0650135" calcext:value-type="float">
            <text:p>0.0650135</text:p>
          </table:table-cell>
          <table:table-cell office:value-type="float" office:value="0.178365" calcext:value-type="float">
            <text:p>0.1783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14589" calcext:value-type="float">
            <text:p>1114589</text:p>
          </table:table-cell>
          <table:table-cell office:value-type="float" office:value="0.738277" calcext:value-type="float">
            <text:p>0.738277</text:p>
          </table:table-cell>
          <table:table-cell office:value-type="float" office:value="2.02557" calcext:value-type="float">
            <text:p>2.02557</text:p>
          </table:table-cell>
          <table:table-cell office:value-type="float" office:value="0.590921" calcext:value-type="float">
            <text:p>0.590921</text:p>
          </table:table-cell>
          <table:table-cell office:value-type="float" office:value="0.447977" calcext:value-type="float">
            <text:p>0.447977</text:p>
          </table:table-cell>
          <table:table-cell office:value-type="float" office:value="1.40103" calcext:value-type="float">
            <text:p>1.40103</text:p>
          </table:table-cell>
        </table:table-row>
        <table:table-row table:style-name="ro1">
          <table:table-cell office:value-type="float" office:value="6723005" calcext:value-type="float">
            <text:p>6723005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2.64278" calcext:value-type="float">
            <text:p>2.64278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1.58039" calcext:value-type="float">
            <text:p>1.58039</text:p>
          </table:table-cell>
        </table:table-row>
        <table:table-row table:style-name="ro1">
          <table:table-cell office:value-type="float" office:value="70574" calcext:value-type="float">
            <text:p>70574</text:p>
          </table:table-cell>
          <table:table-cell office:value-type="float" office:value="0.290512" calcext:value-type="float">
            <text:p>0.290512</text:p>
          </table:table-cell>
          <table:table-cell office:value-type="float" office:value="1.32754" calcext:value-type="float">
            <text:p>1.32754</text:p>
          </table:table-cell>
          <table:table-cell office:value-type="float" office:value="0.203518" calcext:value-type="float">
            <text:p>0.203518</text:p>
          </table:table-cell>
          <table:table-cell office:value-type="float" office:value="0.231278" calcext:value-type="float">
            <text:p>0.231278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27466012" calcext:value-type="float">
            <text:p>27466012</text:p>
          </table:table-cell>
          <table:table-cell office:value-type="float" office:value="1.35459" calcext:value-type="float">
            <text:p>1.35459</text:p>
          </table:table-cell>
          <table:table-cell office:value-type="float" office:value="3.09366" calcext:value-type="float">
            <text:p>3.09366</text:p>
          </table:table-cell>
          <table:table-cell office:value-type="float" office:value="1.22574" calcext:value-type="float">
            <text:p>1.22574</text:p>
          </table:table-cell>
          <table:table-cell office:value-type="float" office:value="0.875203" calcext:value-type="float">
            <text:p>0.875203</text:p>
          </table:table-cell>
          <table:table-cell office:value-type="float" office:value="1.72047" calcext:value-type="float">
            <text:p>1.72047</text:p>
          </table:table-cell>
        </table:table-row>
        <table:table-row table:style-name="ro1">
          <table:table-cell office:value-type="float" office:value="114992" calcext:value-type="float">
            <text:p>114992</text:p>
          </table:table-cell>
          <table:table-cell office:value-type="float" office:value="0.328778" calcext:value-type="float">
            <text:p>0.328778</text:p>
          </table:table-cell>
          <table:table-cell office:value-type="float" office:value="1.41229" calcext:value-type="float">
            <text:p>1.41229</text:p>
          </table:table-cell>
          <table:table-cell office:value-type="float" office:value="0.238722" calcext:value-type="float">
            <text:p>0.238722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1.2056" calcext:value-type="float">
            <text:p>1.2056</text:p>
          </table:table-cell>
        </table:table-row>
        <table:table-row table:style-name="ro1">
          <table:table-cell office:value-type="float" office:value="16623615" calcext:value-type="float">
            <text:p>16623615</text:p>
          </table:table-cell>
          <table:table-cell office:value-type="float" office:value="1.22706" calcext:value-type="float">
            <text:p>1.22706</text:p>
          </table:table-cell>
          <table:table-cell office:value-type="float" office:value="2.86713" calcext:value-type="float">
            <text:p>2.86713</text:p>
          </table:table-cell>
          <table:table-cell office:value-type="float" office:value="1.08337" calcext:value-type="float">
            <text:p>1.08337</text:p>
          </table:table-cell>
          <table:table-cell office:value-type="float" office:value="0.700761" calcext:value-type="float">
            <text:p>0.700761</text:p>
          </table:table-cell>
          <table:table-cell office:value-type="float" office:value="1.66914" calcext:value-type="float">
            <text:p>1.66914</text:p>
          </table:table-cell>
        </table:table-row>
        <table:table-row table:style-name="ro1">
          <table:table-cell office:value-type="float" office:value="2940042" calcext:value-type="float">
            <text:p>2940042</text:p>
          </table:table-cell>
          <table:table-cell office:value-type="float" office:value="0.894625" calcext:value-type="float">
            <text:p>0.894625</text:p>
          </table:table-cell>
          <table:table-cell office:value-type="float" office:value="2.30944" calcext:value-type="float">
            <text:p>2.30944</text:p>
          </table:table-cell>
          <table:table-cell office:value-type="float" office:value="0.764677" calcext:value-type="float">
            <text:p>0.764677</text:p>
          </table:table-cell>
          <table:table-cell office:value-type="float" office:value="0.513769" calcext:value-type="float">
            <text:p>0.513769</text:p>
          </table:table-cell>
          <table:table-cell office:value-type="float" office:value="1.49652" calcext:value-type="float">
            <text:p>1.49652</text:p>
          </table:table-cell>
        </table:table-row>
        <table:table-row table:style-name="ro1">
          <table:table-cell office:value-type="float" office:value="52988930" calcext:value-type="float">
            <text:p>52988930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18796" calcext:value-type="float">
            <text:p>3.18796</text:p>
          </table:table-cell>
          <table:table-cell office:value-type="float" office:value="1.41508" calcext:value-type="float">
            <text:p>1.41508</text:p>
          </table:table-cell>
          <table:table-cell office:value-type="float" office:value="0.874598" calcext:value-type="float">
            <text:p>0.874598</text:p>
          </table:table-cell>
          <table:table-cell office:value-type="float" office:value="1.7842" calcext:value-type="float">
            <text:p>1.7842</text:p>
          </table:table-cell>
        </table:table-row>
        <table:table-row table:style-name="ro1">
          <table:table-cell office:value-type="float" office:value="232633" calcext:value-type="float">
            <text:p>232633</text:p>
          </table:table-cell>
          <table:table-cell office:value-type="float" office:value="0.446379" calcext:value-type="float">
            <text:p>0.446379</text:p>
          </table:table-cell>
          <table:table-cell office:value-type="float" office:value="1.53311" calcext:value-type="float">
            <text:p>1.53311</text:p>
          </table:table-cell>
          <table:table-cell office:value-type="float" office:value="0.343085" calcext:value-type="float">
            <text:p>0.343085</text:p>
          </table:table-cell>
          <table:table-cell office:value-type="float" office:value="0.322331" calcext:value-type="float">
            <text:p>0.322331</text:p>
          </table:table-cell>
          <table:table-cell office:value-type="float" office:value="1.25154" calcext:value-type="float">
            <text:p>1.25154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0.205685" calcext:value-type="float">
            <text:p>0.205685</text:p>
          </table:table-cell>
          <table:table-cell office:value-type="float" office:value="1.18804" calcext:value-type="float">
            <text:p>1.18804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0.212754" calcext:value-type="float">
            <text:p>0.21275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137546" calcext:value-type="float">
            <text:p>0.137546</text:p>
          </table:table-cell>
          <table:table-cell office:value-type="float" office:value="1.11441" calcext:value-type="float">
            <text:p>1.11441</text:p>
          </table:table-cell>
          <table:table-cell office:value-type="float" office:value="0.0616912" calcext:value-type="float">
            <text:p>0.0616912</text:p>
          </table:table-cell>
          <table:table-cell office:value-type="float" office:value="0.168794" calcext:value-type="float">
            <text:p>0.16879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0.184323" calcext:value-type="float">
            <text:p>0.184323</text:p>
          </table:table-cell>
          <table:table-cell office:value-type="float" office:value="1.1569" calcext:value-type="float">
            <text:p>1.1569</text:p>
          </table:table-cell>
          <table:table-cell office:value-type="float" office:value="0.103724" calcext:value-type="float">
            <text:p>0.103724</text:p>
          </table:table-cell>
          <table:table-cell office:value-type="float" office:value="0.217874" calcext:value-type="float">
            <text:p>0.21787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1353636" calcext:value-type="float">
            <text:p>41353636</text:p>
          </table:table-cell>
          <table:table-cell office:value-type="float" office:value="1.4474" calcext:value-type="float">
            <text:p>1.4474</text:p>
          </table:table-cell>
          <table:table-cell office:value-type="float" office:value="3.1027" calcext:value-type="float">
            <text:p>3.1027</text:p>
          </table:table-cell>
          <table:table-cell office:value-type="float" office:value="1.36208" calcext:value-type="float">
            <text:p>1.36208</text:p>
          </table:table-cell>
          <table:table-cell office:value-type="float" office:value="1.03095" calcext:value-type="float">
            <text:p>1.03095</text:p>
          </table:table-cell>
          <table:table-cell office:value-type="float" office:value="1.76134" calcext:value-type="float">
            <text:p>1.7613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148738" calcext:value-type="float">
            <text:p>0.148738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0.071915" calcext:value-type="float">
            <text:p>0.071915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0.226815" calcext:value-type="float">
            <text:p>0.226815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0.142049" calcext:value-type="float">
            <text:p>0.142049</text:p>
          </table:table-cell>
          <table:table-cell office:value-type="float" office:value="0.213865" calcext:value-type="float">
            <text:p>0.2138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0186577" calcext:value-type="float">
            <text:p>10186577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2.64932" calcext:value-type="float">
            <text:p>2.64932</text:p>
          </table:table-cell>
          <table:table-cell office:value-type="float" office:value="1.00387" calcext:value-type="float">
            <text:p>1.00387</text:p>
          </table:table-cell>
          <table:table-cell office:value-type="float" office:value="0.721448" calcext:value-type="float">
            <text:p>0.721448</text:p>
          </table:table-cell>
          <table:table-cell office:value-type="float" office:value="1.62118" calcext:value-type="float">
            <text:p>1.62118</text:p>
          </table:table-cell>
        </table:table-row>
        <table:table-row table:style-name="ro1">
          <table:table-cell office:value-type="float" office:value="38485078" calcext:value-type="float">
            <text:p>38485078</text:p>
          </table:table-cell>
          <table:table-cell office:value-type="float" office:value="1.43936" calcext:value-type="float">
            <text:p>1.43936</text:p>
          </table:table-cell>
          <table:table-cell office:value-type="float" office:value="3.09441" calcext:value-type="float">
            <text:p>3.09441</text:p>
          </table:table-cell>
          <table:table-cell office:value-type="float" office:value="1.31054" calcext:value-type="float">
            <text:p>1.31054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1.75345" calcext:value-type="float">
            <text:p>1.75345</text:p>
          </table:table-cell>
        </table:table-row>
        <table:table-row table:style-name="ro1">
          <table:table-cell office:value-type="float" office:value="1562879" calcext:value-type="float">
            <text:p>1562879</text:p>
          </table:table-cell>
          <table:table-cell office:value-type="float" office:value="0.792768" calcext:value-type="float">
            <text:p>0.792768</text:p>
          </table:table-cell>
          <table:table-cell office:value-type="float" office:value="2.11847" calcext:value-type="float">
            <text:p>2.11847</text:p>
          </table:table-cell>
          <table:table-cell office:value-type="float" office:value="0.641939" calcext:value-type="float">
            <text:p>0.641939</text:p>
          </table:table-cell>
          <table:table-cell office:value-type="float" office:value="0.451059" calcext:value-type="float">
            <text:p>0.451059</text:p>
          </table:table-cell>
          <table:table-cell office:value-type="float" office:value="1.43316" calcext:value-type="float">
            <text:p>1.4331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18577" calcext:value-type="float">
            <text:p>0.18577</text:p>
          </table:table-cell>
          <table:table-cell office:value-type="float" office:value="1.15113" calcext:value-type="float">
            <text:p>1.15113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0.229849" calcext:value-type="float">
            <text:p>0.22984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0.239131" calcext:value-type="float">
            <text:p>0.239131</text:p>
          </table:table-cell>
          <table:table-cell office:value-type="float" office:value="1.20152" calcext:value-type="float">
            <text:p>1.20152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248199" calcext:value-type="float">
            <text:p>0.248199</text:p>
          </table:table-cell>
          <table:table-cell office:value-type="float" office:value="1.07095" calcext:value-type="float">
            <text:p>1.0709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147593" calcext:value-type="float">
            <text:p>0.147593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0.0696674" calcext:value-type="float">
            <text:p>0.0696674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981173" calcext:value-type="float">
            <text:p>1981173</text:p>
          </table:table-cell>
          <table:table-cell office:value-type="float" office:value="0.837381" calcext:value-type="float">
            <text:p>0.837381</text:p>
          </table:table-cell>
          <table:table-cell office:value-type="float" office:value="2.22778" calcext:value-type="float">
            <text:p>2.22778</text:p>
          </table:table-cell>
          <table:table-cell office:value-type="float" office:value="0.685992" calcext:value-type="float">
            <text:p>0.685992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1.45724" calcext:value-type="float">
            <text:p>1.45724</text:p>
          </table:table-cell>
        </table:table-row>
        <table:table-row table:style-name="ro1">
          <table:table-cell office:value-type="float" office:value="10035752" calcext:value-type="float">
            <text:p>10035752</text:p>
          </table:table-cell>
          <table:table-cell office:value-type="float" office:value="1.1199" calcext:value-type="float">
            <text:p>1.1199</text:p>
          </table:table-cell>
          <table:table-cell office:value-type="float" office:value="2.6586" calcext:value-type="float">
            <text:p>2.6586</text:p>
          </table:table-cell>
          <table:table-cell office:value-type="float" office:value="0.973365" calcext:value-type="float">
            <text:p>0.973365</text:p>
          </table:table-cell>
          <table:table-cell office:value-type="float" office:value="0.697326" calcext:value-type="float">
            <text:p>0.697326</text:p>
          </table:table-cell>
          <table:table-cell office:value-type="float" office:value="1.61947" calcext:value-type="float">
            <text:p>1.61947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0.187306" calcext:value-type="float">
            <text:p>0.187306</text:p>
          </table:table-cell>
          <table:table-cell office:value-type="float" office:value="1.15289" calcext:value-type="float">
            <text:p>1.15289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249959" calcext:value-type="float">
            <text:p>0.249959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20384230" calcext:value-type="float">
            <text:p>20384230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2.87435" calcext:value-type="float">
            <text:p>2.87435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0.820506" calcext:value-type="float">
            <text:p>0.820506</text:p>
          </table:table-cell>
          <table:table-cell office:value-type="float" office:value="1.69042" calcext:value-type="float">
            <text:p>1.69042</text:p>
          </table:table-cell>
        </table:table-row>
        <table:table-row table:style-name="ro1">
          <table:table-cell office:value-type="float" office:value="406927" calcext:value-type="float">
            <text:p>406927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1.67071" calcext:value-type="float">
            <text:p>1.67071</text:p>
          </table:table-cell>
          <table:table-cell office:value-type="float" office:value="0.43096" calcext:value-type="float">
            <text:p>0.43096</text:p>
          </table:table-cell>
          <table:table-cell office:value-type="float" office:value="0.385279" calcext:value-type="float">
            <text:p>0.385279</text:p>
          </table:table-cell>
          <table:table-cell office:value-type="float" office:value="1.30212" calcext:value-type="float">
            <text:p>1.30212</text:p>
          </table:table-cell>
        </table:table-row>
        <table:table-row table:style-name="ro1">
          <table:table-cell office:value-type="float" office:value="3831314" calcext:value-type="float">
            <text:p>3831314</text:p>
          </table:table-cell>
          <table:table-cell office:value-type="float" office:value="0.939849" calcext:value-type="float">
            <text:p>0.939849</text:p>
          </table:table-cell>
          <table:table-cell office:value-type="float" office:value="2.42226" calcext:value-type="float">
            <text:p>2.42226</text:p>
          </table:table-cell>
          <table:table-cell office:value-type="float" office:value="0.793889" calcext:value-type="float">
            <text:p>0.793889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1.52285" calcext:value-type="float">
            <text:p>1.522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139939" calcext:value-type="float">
            <text:p>0.139939</text:p>
          </table:table-cell>
          <table:table-cell office:value-type="float" office:value="1.13629" calcext:value-type="float">
            <text:p>1.13629</text:p>
          </table:table-cell>
          <table:table-cell office:value-type="float" office:value="0.0644359" calcext:value-type="float">
            <text:p>0.0644359</text:p>
          </table:table-cell>
          <table:table-cell office:value-type="float" office:value="0.184815" calcext:value-type="float">
            <text:p>0.18481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49821" calcext:value-type="float">
            <text:p>49821</text:p>
          </table:table-cell>
          <table:table-cell office:value-type="float" office:value="0.276035" calcext:value-type="float">
            <text:p>0.276035</text:p>
          </table:table-cell>
          <table:table-cell office:value-type="float" office:value="1.2668" calcext:value-type="float">
            <text:p>1.2668</text:p>
          </table:table-cell>
          <table:table-cell office:value-type="float" office:value="0.190074" calcext:value-type="float">
            <text:p>0.190074</text:p>
          </table:table-cell>
          <table:table-cell office:value-type="float" office:value="0.234843" calcext:value-type="float">
            <text:p>0.234843</text:p>
          </table:table-cell>
          <table:table-cell office:value-type="float" office:value="1.12063" calcext:value-type="float">
            <text:p>1.12063</text:p>
          </table:table-cell>
        </table:table-row>
        <table:table-row table:style-name="ro1">
          <table:table-cell office:value-type="float" office:value="2623149" calcext:value-type="float">
            <text:p>2623149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2.24881" calcext:value-type="float">
            <text:p>2.24881</text:p>
          </table:table-cell>
          <table:table-cell office:value-type="float" office:value="0.740997" calcext:value-type="float">
            <text:p>0.740997</text:p>
          </table:table-cell>
          <table:table-cell office:value-type="float" office:value="0.575623" calcext:value-type="float">
            <text:p>0.575623</text:p>
          </table:table-cell>
          <table:table-cell office:value-type="float" office:value="1.48657" calcext:value-type="float">
            <text:p>1.48657</text:p>
          </table:table-cell>
        </table:table-row>
        <table:table-row table:style-name="ro1">
          <table:table-cell office:value-type="float" office:value="355691" calcext:value-type="float">
            <text:p>355691</text:p>
          </table:table-cell>
          <table:table-cell office:value-type="float" office:value="0.527703" calcext:value-type="float">
            <text:p>0.527703</text:p>
          </table:table-cell>
          <table:table-cell office:value-type="float" office:value="1.60611" calcext:value-type="float">
            <text:p>1.60611</text:p>
          </table:table-cell>
          <table:table-cell office:value-type="float" office:value="0.419784" calcext:value-type="float">
            <text:p>0.419784</text:p>
          </table:table-cell>
          <table:table-cell office:value-type="float" office:value="0.417953" calcext:value-type="float">
            <text:p>0.417953</text:p>
          </table:table-cell>
          <table:table-cell office:value-type="float" office:value="1.29058" calcext:value-type="float">
            <text:p>1.2905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138744" calcext:value-type="float">
            <text:p>0.138744</text:p>
          </table:table-cell>
          <table:table-cell office:value-type="float" office:value="1.13574" calcext:value-type="float">
            <text:p>1.13574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182172" calcext:value-type="float">
            <text:p>0.182172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923778" calcext:value-type="float">
            <text:p>923778</text:p>
          </table:table-cell>
          <table:table-cell office:value-type="float" office:value="0.708877" calcext:value-type="float">
            <text:p>0.708877</text:p>
          </table:table-cell>
          <table:table-cell office:value-type="float" office:value="2.0081" calcext:value-type="float">
            <text:p>2.0081</text:p>
          </table:table-cell>
          <table:table-cell office:value-type="float" office:value="0.564238" calcext:value-type="float">
            <text:p>0.564238</text:p>
          </table:table-cell>
          <table:table-cell office:value-type="float" office:value="0.444911" calcext:value-type="float">
            <text:p>0.444911</text:p>
          </table:table-cell>
          <table:table-cell office:value-type="float" office:value="1.38282" calcext:value-type="float">
            <text:p>1.3828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3344" calcext:value-type="float">
            <text:p>0.153344</text:p>
          </table:table-cell>
          <table:table-cell office:value-type="float" office:value="1.14816" calcext:value-type="float">
            <text:p>1.14816</text:p>
          </table:table-cell>
          <table:table-cell office:value-type="float" office:value="0.0767498" calcext:value-type="float">
            <text:p>0.0767498</text:p>
          </table:table-cell>
          <table:table-cell office:value-type="float" office:value="0.194011" calcext:value-type="float">
            <text:p>0.194011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08511" calcext:value-type="float">
            <text:p>108511</text:p>
          </table:table-cell>
          <table:table-cell office:value-type="float" office:value="0.325578" calcext:value-type="float">
            <text:p>0.325578</text:p>
          </table:table-cell>
          <table:table-cell office:value-type="float" office:value="1.39211" calcext:value-type="float">
            <text:p>1.39211</text:p>
          </table:table-cell>
          <table:table-cell office:value-type="float" office:value="0.231101" calcext:value-type="float">
            <text:p>0.231101</text:p>
          </table:table-cell>
          <table:table-cell office:value-type="float" office:value="0.23769" calcext:value-type="float">
            <text:p>0.23769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1943266" calcext:value-type="float">
            <text:p>1943266</text:p>
          </table:table-cell>
          <table:table-cell office:value-type="float" office:value="0.832484" calcext:value-type="float">
            <text:p>0.832484</text:p>
          </table:table-cell>
          <table:table-cell office:value-type="float" office:value="2.21944" calcext:value-type="float">
            <text:p>2.21944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466639" calcext:value-type="float">
            <text:p>0.466639</text:p>
          </table:table-cell>
          <table:table-cell office:value-type="float" office:value="1.4555" calcext:value-type="float">
            <text:p>1.4555</text:p>
          </table:table-cell>
        </table:table-row>
        <table:table-row table:style-name="ro1">
          <table:table-cell office:value-type="float" office:value="922062" calcext:value-type="float">
            <text:p>922062</text:p>
          </table:table-cell>
          <table:table-cell office:value-type="float" office:value="0.707909" calcext:value-type="float">
            <text:p>0.707909</text:p>
          </table:table-cell>
          <table:table-cell office:value-type="float" office:value="2.00656" calcext:value-type="float">
            <text:p>2.00656</text:p>
          </table:table-cell>
          <table:table-cell office:value-type="float" office:value="0.563702" calcext:value-type="float">
            <text:p>0.563702</text:p>
          </table:table-cell>
          <table:table-cell office:value-type="float" office:value="0.448407" calcext:value-type="float">
            <text:p>0.448407</text:p>
          </table:table-cell>
          <table:table-cell office:value-type="float" office:value="1.38268" calcext:value-type="float">
            <text:p>1.38268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0.224059" calcext:value-type="float">
            <text:p>0.224059</text:p>
          </table:table-cell>
          <table:table-cell office:value-type="float" office:value="1.26395" calcext:value-type="float">
            <text:p>1.26395</text:p>
          </table:table-cell>
          <table:table-cell office:value-type="float" office:value="0.138747" calcext:value-type="float">
            <text:p>0.138747</text:p>
          </table:table-cell>
          <table:table-cell office:value-type="float" office:value="0.214035" calcext:value-type="float">
            <text:p>0.21403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67655" calcext:value-type="float">
            <text:p>67655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29886" calcext:value-type="float">
            <text:p>1.29886</text:p>
          </table:table-cell>
          <table:table-cell office:value-type="float" office:value="0.200263" calcext:value-type="float">
            <text:p>0.200263</text:p>
          </table:table-cell>
          <table:table-cell office:value-type="float" office:value="0.235044" calcext:value-type="float">
            <text:p>0.235044</text:p>
          </table:table-cell>
          <table:table-cell office:value-type="float" office:value="1.14417" calcext:value-type="float">
            <text:p>1.14417</text:p>
          </table:table-cell>
        </table:table-row>
        <table:table-row table:style-name="ro1">
          <table:table-cell office:value-type="float" office:value="57081" calcext:value-type="float">
            <text:p>57081</text:p>
          </table:table-cell>
          <table:table-cell office:value-type="float" office:value="0.277949" calcext:value-type="float">
            <text:p>0.277949</text:p>
          </table:table-cell>
          <table:table-cell office:value-type="float" office:value="1.29981" calcext:value-type="float">
            <text:p>1.29981</text:p>
          </table:table-cell>
          <table:table-cell office:value-type="float" office:value="0.195234" calcext:value-type="float">
            <text:p>0.195234</text:p>
          </table:table-cell>
          <table:table-cell office:value-type="float" office:value="0.226095" calcext:value-type="float">
            <text:p>0.226095</text:p>
          </table:table-cell>
          <table:table-cell office:value-type="float" office:value="1.13133" calcext:value-type="float">
            <text:p>1.13133</text:p>
          </table:table-cell>
        </table:table-row>
        <table:table-row table:style-name="ro1">
          <table:table-cell office:value-type="float" office:value="43740406" calcext:value-type="float">
            <text:p>43740406</text:p>
          </table:table-cell>
          <table:table-cell office:value-type="float" office:value="1.4589" calcext:value-type="float">
            <text:p>1.4589</text:p>
          </table:table-cell>
          <table:table-cell office:value-type="float" office:value="3.1083" calcext:value-type="float">
            <text:p>3.1083</text:p>
          </table:table-cell>
          <table:table-cell office:value-type="float" office:value="1.36682" calcext:value-type="float">
            <text:p>1.36682</text:p>
          </table:table-cell>
          <table:table-cell office:value-type="float" office:value="0.94613" calcext:value-type="float">
            <text:p>0.94613</text:p>
          </table:table-cell>
          <table:table-cell office:value-type="float" office:value="1.76699" calcext:value-type="float">
            <text:p>1.76699</text:p>
          </table:table-cell>
        </table:table-row>
        <table:table-row table:style-name="ro1">
          <table:table-cell office:value-type="float" office:value="61573239" calcext:value-type="float">
            <text:p>61573239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3.32249" calcext:value-type="float">
            <text:p>3.32249</text:p>
          </table:table-cell>
          <table:table-cell office:value-type="float" office:value="1.46114" calcext:value-type="float">
            <text:p>1.46114</text:p>
          </table:table-cell>
          <table:table-cell office:value-type="float" office:value="0.908958" calcext:value-type="float">
            <text:p>0.908958</text:p>
          </table:table-cell>
          <table:table-cell office:value-type="float" office:value="1.80002" calcext:value-type="float">
            <text:p>1.8000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160982" calcext:value-type="float">
            <text:p>0.160982</text:p>
          </table:table-cell>
          <table:table-cell office:value-type="float" office:value="1.12731" calcext:value-type="float">
            <text:p>1.12731</text:p>
          </table:table-cell>
          <table:table-cell office:value-type="float" office:value="0.0861573" calcext:value-type="float">
            <text:p>0.0861573</text:p>
          </table:table-cell>
          <table:table-cell office:value-type="float" office:value="0.218397" calcext:value-type="float">
            <text:p>0.21839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0.171709" calcext:value-type="float">
            <text:p>0.171709</text:p>
          </table:table-cell>
          <table:table-cell office:value-type="float" office:value="1.21035" calcext:value-type="float">
            <text:p>1.21035</text:p>
          </table:table-cell>
          <table:table-cell office:value-type="float" office:value="0.0911411" calcext:value-type="float">
            <text:p>0.0911411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1.17608" calcext:value-type="float">
            <text:p>1.17608</text:p>
          </table:table-cell>
          <table:table-cell office:value-type="float" office:value="0.110779" calcext:value-type="float">
            <text:p>0.110779</text:p>
          </table:table-cell>
          <table:table-cell office:value-type="float" office:value="0.189493" calcext:value-type="float">
            <text:p>0.18949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66211" calcext:value-type="float">
            <text:p>266211</text:p>
          </table:table-cell>
          <table:table-cell office:value-type="float" office:value="0.463538" calcext:value-type="float">
            <text:p>0.463538</text:p>
          </table:table-cell>
          <table:table-cell office:value-type="float" office:value="1.50991" calcext:value-type="float">
            <text:p>1.50991</text:p>
          </table:table-cell>
          <table:table-cell office:value-type="float" office:value="0.364493" calcext:value-type="float">
            <text:p>0.364493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26297" calcext:value-type="float">
            <text:p>1.26297</text:p>
          </table:table-cell>
        </table:table-row>
        <table:table-row table:style-name="ro1">
          <table:table-cell office:value-type="float" office:value="83491" calcext:value-type="float">
            <text:p>83491</text:p>
          </table:table-cell>
          <table:table-cell office:value-type="float" office:value="0.300574" calcext:value-type="float">
            <text:p>0.300574</text:p>
          </table:table-cell>
          <table:table-cell office:value-type="float" office:value="1.30018" calcext:value-type="float">
            <text:p>1.30018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1.16139" calcext:value-type="float">
            <text:p>1.16139</text:p>
          </table:table-cell>
        </table:table-row>
        <table:table-row table:style-name="ro1">
          <table:table-cell office:value-type="float" office:value="6327932" calcext:value-type="float">
            <text:p>6327932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2.53775" calcext:value-type="float">
            <text:p>2.53775</text:p>
          </table:table-cell>
          <table:table-cell office:value-type="float" office:value="0.873722" calcext:value-type="float">
            <text:p>0.873722</text:p>
          </table:table-cell>
          <table:table-cell office:value-type="float" office:value="0.559922" calcext:value-type="float">
            <text:p>0.559922</text:p>
          </table:table-cell>
          <table:table-cell office:value-type="float" office:value="1.57205" calcext:value-type="float">
            <text:p>1.5720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.163516" calcext:value-type="float">
            <text:p>0.163516</text:p>
          </table:table-cell>
          <table:table-cell office:value-type="float" office:value="1.15973" calcext:value-type="float">
            <text:p>1.15973</text:p>
          </table:table-cell>
          <table:table-cell office:value-type="float" office:value="0.0834773" calcext:value-type="float">
            <text:p>0.0834773</text:p>
          </table:table-cell>
          <table:table-cell office:value-type="float" office:value="0.184484" calcext:value-type="float">
            <text:p>0.184484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7416" calcext:value-type="float">
            <text:p>37416</text:p>
          </table:table-cell>
          <table:table-cell office:value-type="float" office:value="0.257443" calcext:value-type="float">
            <text:p>0.257443</text:p>
          </table:table-cell>
          <table:table-cell office:value-type="float" office:value="1.23262" calcext:value-type="float">
            <text:p>1.23262</text:p>
          </table:table-cell>
          <table:table-cell office:value-type="float" office:value="0.174694" calcext:value-type="float">
            <text:p>0.174694</text:p>
          </table:table-cell>
          <table:table-cell office:value-type="float" office:value="0.230737" calcext:value-type="float">
            <text:p>0.230737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25458861" calcext:value-type="float">
            <text:p>25458861</text:p>
          </table:table-cell>
          <table:table-cell office:value-type="float" office:value="1.32458" calcext:value-type="float">
            <text:p>1.32458</text:p>
          </table:table-cell>
          <table:table-cell office:value-type="float" office:value="2.94984" calcext:value-type="float">
            <text:p>2.94984</text:p>
          </table:table-cell>
          <table:table-cell office:value-type="float" office:value="1.18596" calcext:value-type="float">
            <text:p>1.18596</text:p>
          </table:table-cell>
          <table:table-cell office:value-type="float" office:value="0.766611" calcext:value-type="float">
            <text:p>0.766611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6291465" calcext:value-type="float">
            <text:p>6291465</text:p>
          </table:table-cell>
          <table:table-cell office:value-type="float" office:value="1.03629" calcext:value-type="float">
            <text:p>1.03629</text:p>
          </table:table-cell>
          <table:table-cell office:value-type="float" office:value="2.54145" calcext:value-type="float">
            <text:p>2.54145</text:p>
          </table:table-cell>
          <table:table-cell office:value-type="float" office:value="0.87223" calcext:value-type="float">
            <text:p>0.87223</text:p>
          </table:table-cell>
          <table:table-cell office:value-type="float" office:value="0.556883" calcext:value-type="float">
            <text:p>0.556883</text:p>
          </table:table-cell>
          <table:table-cell office:value-type="float" office:value="1.57148" calcext:value-type="float">
            <text:p>1.57148</text:p>
          </table:table-cell>
        </table:table-row>
        <table:table-row table:style-name="ro1">
          <table:table-cell office:value-type="float" office:value="72412" calcext:value-type="float">
            <text:p>72412</text:p>
          </table:table-cell>
          <table:table-cell office:value-type="float" office:value="0.289884" calcext:value-type="float">
            <text:p>0.289884</text:p>
          </table:table-cell>
          <table:table-cell office:value-type="float" office:value="1.29617" calcext:value-type="float">
            <text:p>1.29617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4381" calcext:value-type="float">
            <text:p>0.174381</text:p>
          </table:table-cell>
          <table:table-cell office:value-type="float" office:value="1.19861" calcext:value-type="float">
            <text:p>1.19861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195055" calcext:value-type="float">
            <text:p>0.1950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2034" calcext:value-type="float">
            <text:p>52034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190717" calcext:value-type="float">
            <text:p>0.190717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1.12548" calcext:value-type="float">
            <text:p>1.12548</text:p>
          </table:table-cell>
        </table:table-row>
        <table:table-row table:style-name="ro1">
          <table:table-cell office:value-type="float" office:value="206501" calcext:value-type="float">
            <text:p>206501</text:p>
          </table:table-cell>
          <table:table-cell office:value-type="float" office:value="0.423048" calcext:value-type="float">
            <text:p>0.423048</text:p>
          </table:table-cell>
          <table:table-cell office:value-type="float" office:value="1.4545" calcext:value-type="float">
            <text:p>1.4545</text:p>
          </table:table-cell>
          <table:table-cell office:value-type="float" office:value="0.323944" calcext:value-type="float">
            <text:p>0.323944</text:p>
          </table:table-cell>
          <table:table-cell office:value-type="float" office:value="0.345348" calcext:value-type="float">
            <text:p>0.345348</text:p>
          </table:table-cell>
          <table:table-cell office:value-type="float" office:value="1.23867" calcext:value-type="float">
            <text:p>1.23867</text:p>
          </table:table-cell>
        </table:table-row>
        <table:table-row table:style-name="ro1">
          <table:table-cell office:value-type="float" office:value="425100" calcext:value-type="float">
            <text:p>425100</text:p>
          </table:table-cell>
          <table:table-cell office:value-type="float" office:value="0.561988" calcext:value-type="float">
            <text:p>0.561988</text:p>
          </table:table-cell>
          <table:table-cell office:value-type="float" office:value="1.74863" calcext:value-type="float">
            <text:p>1.74863</text:p>
          </table:table-cell>
          <table:table-cell office:value-type="float" office:value="0.442802" calcext:value-type="float">
            <text:p>0.442802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1.30823" calcext:value-type="float">
            <text:p>1.3082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162884" calcext:value-type="float">
            <text:p>0.162884</text:p>
          </table:table-cell>
          <table:table-cell office:value-type="float" office:value="1.12587" calcext:value-type="float">
            <text:p>1.12587</text:p>
          </table:table-cell>
          <table:table-cell office:value-type="float" office:value="0.0846939" calcext:value-type="float">
            <text:p>0.0846939</text:p>
          </table:table-cell>
          <table:table-cell office:value-type="float" office:value="0.211311" calcext:value-type="float">
            <text:p>0.21131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232797" calcext:value-type="float">
            <text:p>6232797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1965" calcext:value-type="float">
            <text:p>2.51965</text:p>
          </table:table-cell>
          <table:table-cell office:value-type="float" office:value="0.866876" calcext:value-type="float">
            <text:p>0.866876</text:p>
          </table:table-cell>
          <table:table-cell office:value-type="float" office:value="0.588215" calcext:value-type="float">
            <text:p>0.588215</text:p>
          </table:table-cell>
          <table:table-cell office:value-type="float" office:value="1.57043" calcext:value-type="float">
            <text:p>1.57043</text:p>
          </table:table-cell>
        </table:table-row>
        <table:table-row table:style-name="ro1">
          <table:table-cell office:value-type="float" office:value="321991" calcext:value-type="float">
            <text:p>321991</text:p>
          </table:table-cell>
          <table:table-cell office:value-type="float" office:value="0.502936" calcext:value-type="float">
            <text:p>0.502936</text:p>
          </table:table-cell>
          <table:table-cell office:value-type="float" office:value="1.57285" calcext:value-type="float">
            <text:p>1.57285</text:p>
          </table:table-cell>
          <table:table-cell office:value-type="float" office:value="0.405838" calcext:value-type="float">
            <text:p>0.405838</text:p>
          </table:table-cell>
          <table:table-cell office:value-type="float" office:value="0.41266" calcext:value-type="float">
            <text:p>0.41266</text:p>
          </table:table-cell>
          <table:table-cell office:value-type="float" office:value="1.28202" calcext:value-type="float">
            <text:p>1.28202</text:p>
          </table:table-cell>
        </table:table-row>
        <table:table-row table:style-name="ro1">
          <table:table-cell office:value-type="float" office:value="1208718" calcext:value-type="float">
            <text:p>1208718</text:p>
          </table:table-cell>
          <table:table-cell office:value-type="float" office:value="0.744857" calcext:value-type="float">
            <text:p>0.744857</text:p>
          </table:table-cell>
          <table:table-cell office:value-type="float" office:value="2.02242" calcext:value-type="float">
            <text:p>2.02242</text:p>
          </table:table-cell>
          <table:table-cell office:value-type="float" office:value="0.602934" calcext:value-type="float">
            <text:p>0.602934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1.40893" calcext:value-type="float">
            <text:p>1.4089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140633" calcext:value-type="float">
            <text:p>0.140633</text:p>
          </table:table-cell>
          <table:table-cell office:value-type="float" office:value="1.10404" calcext:value-type="float">
            <text:p>1.10404</text:p>
          </table:table-cell>
          <table:table-cell office:value-type="float" office:value="0.0632875" calcext:value-type="float">
            <text:p>0.0632875</text:p>
          </table:table-cell>
          <table:table-cell office:value-type="float" office:value="0.175256" calcext:value-type="float">
            <text:p>0.175256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0.279688" calcext:value-type="float">
            <text:p>0.279688</text:p>
          </table:table-cell>
          <table:table-cell office:value-type="float" office:value="1.28926" calcext:value-type="float">
            <text:p>1.28926</text:p>
          </table:table-cell>
          <table:table-cell office:value-type="float" office:value="0.195688" calcext:value-type="float">
            <text:p>0.195688</text:p>
          </table:table-cell>
          <table:table-cell office:value-type="float" office:value="0.232815" calcext:value-type="float">
            <text:p>0.232815</text:p>
          </table:table-cell>
          <table:table-cell office:value-type="float" office:value="1.13504" calcext:value-type="float">
            <text:p>1.13504</text:p>
          </table:table-cell>
        </table:table-row>
        <table:table-row table:style-name="ro1">
          <table:table-cell office:value-type="float" office:value="52106037" calcext:value-type="float">
            <text:p>52106037</text:p>
          </table:table-cell>
          <table:table-cell office:value-type="float" office:value="1.52113" calcext:value-type="float">
            <text:p>1.52113</text:p>
          </table:table-cell>
          <table:table-cell office:value-type="float" office:value="3.20371" calcext:value-type="float">
            <text:p>3.20371</text:p>
          </table:table-cell>
          <table:table-cell office:value-type="float" office:value="1.4004" calcext:value-type="float">
            <text:p>1.4004</text:p>
          </table:table-cell>
          <table:table-cell office:value-type="float" office:value="0.931522" calcext:value-type="float">
            <text:p>0.931522</text:p>
          </table:table-cell>
          <table:table-cell office:value-type="float" office:value="1.78255" calcext:value-type="float">
            <text:p>1.78255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0.245014" calcext:value-type="float">
            <text:p>0.245014</text:p>
          </table:table-cell>
          <table:table-cell office:value-type="float" office:value="1.25342" calcext:value-type="float">
            <text:p>1.25342</text:p>
          </table:table-cell>
          <table:table-cell office:value-type="float" office:value="0.158202" calcext:value-type="float">
            <text:p>0.158202</text:p>
          </table:table-cell>
          <table:table-cell office:value-type="float" office:value="0.21821" calcext:value-type="float">
            <text:p>0.21821</text:p>
          </table:table-cell>
          <table:table-cell office:value-type="float" office:value="1.08297" calcext:value-type="float">
            <text:p>1.08297</text:p>
          </table:table-cell>
        </table:table-row>
        <table:table-row table:style-name="ro1">
          <table:table-cell office:value-type="float" office:value="39452556" calcext:value-type="float">
            <text:p>39452556</text:p>
          </table:table-cell>
          <table:table-cell office:value-type="float" office:value="1.44492" calcext:value-type="float">
            <text:p>1.44492</text:p>
          </table:table-cell>
          <table:table-cell office:value-type="float" office:value="3.09186" calcext:value-type="float">
            <text:p>3.09186</text:p>
          </table:table-cell>
          <table:table-cell office:value-type="float" office:value="1.34832" calcext:value-type="float">
            <text:p>1.34832</text:p>
          </table:table-cell>
          <table:table-cell office:value-type="float" office:value="0.919836" calcext:value-type="float">
            <text:p>0.919836</text:p>
          </table:table-cell>
          <table:table-cell office:value-type="float" office:value="1.75607" calcext:value-type="float">
            <text:p>1.75607</text:p>
          </table:table-cell>
        </table:table-row>
        <table:table-row table:style-name="ro1">
          <table:table-cell office:value-type="float" office:value="100649" calcext:value-type="float">
            <text:p>100649</text:p>
          </table:table-cell>
          <table:table-cell office:value-type="float" office:value="0.315954" calcext:value-type="float">
            <text:p>0.315954</text:p>
          </table:table-cell>
          <table:table-cell office:value-type="float" office:value="1.32305" calcext:value-type="float">
            <text:p>1.32305</text:p>
          </table:table-cell>
          <table:table-cell office:value-type="float" office:value="0.227214" calcext:value-type="float">
            <text:p>0.227214</text:p>
          </table:table-cell>
          <table:table-cell office:value-type="float" office:value="0.244092" calcext:value-type="float">
            <text:p>0.24409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3116892" calcext:value-type="float">
            <text:p>3116892</text:p>
          </table:table-cell>
          <table:table-cell office:value-type="float" office:value="0.909704" calcext:value-type="float">
            <text:p>0.909704</text:p>
          </table:table-cell>
          <table:table-cell office:value-type="float" office:value="2.32616" calcext:value-type="float">
            <text:p>2.32616</text:p>
          </table:table-cell>
          <table:table-cell office:value-type="float" office:value="0.763044" calcext:value-type="float">
            <text:p>0.763044</text:p>
          </table:table-cell>
          <table:table-cell office:value-type="float" office:value="0.528319" calcext:value-type="float">
            <text:p>0.528319</text:p>
          </table:table-cell>
          <table:table-cell office:value-type="float" office:value="1.50152" calcext:value-type="float">
            <text:p>1.50152</text:p>
          </table:table-cell>
        </table:table-row>
        <table:table-row table:style-name="ro1">
          <table:table-cell office:value-type="float" office:value="1635032" calcext:value-type="float">
            <text:p>1635032</text:p>
          </table:table-cell>
          <table:table-cell office:value-type="float" office:value="0.796511" calcext:value-type="float">
            <text:p>0.796511</text:p>
          </table:table-cell>
          <table:table-cell office:value-type="float" office:value="2.13272" calcext:value-type="float">
            <text:p>2.13272</text:p>
          </table:table-cell>
          <table:table-cell office:value-type="float" office:value="0.655571" calcext:value-type="float">
            <text:p>0.655571</text:p>
          </table:table-cell>
          <table:table-cell office:value-type="float" office:value="0.518805" calcext:value-type="float">
            <text:p>0.518805</text:p>
          </table:table-cell>
          <table:table-cell office:value-type="float" office:value="1.43756" calcext:value-type="float">
            <text:p>1.43756</text:p>
          </table:table-cell>
        </table:table-row>
        <table:table-row table:style-name="ro1">
          <table:table-cell office:value-type="float" office:value="220076" calcext:value-type="float">
            <text:p>220076</text:p>
          </table:table-cell>
          <table:table-cell office:value-type="float" office:value="0.43013" calcext:value-type="float">
            <text:p>0.43013</text:p>
          </table:table-cell>
          <table:table-cell office:value-type="float" office:value="1.49762" calcext:value-type="float">
            <text:p>1.49762</text:p>
          </table:table-cell>
          <table:table-cell office:value-type="float" office:value="0.323071" calcext:value-type="float">
            <text:p>0.323071</text:p>
          </table:table-cell>
          <table:table-cell office:value-type="float" office:value="0.314611" calcext:value-type="float">
            <text:p>0.314611</text:p>
          </table:table-cell>
          <table:table-cell office:value-type="float" office:value="1.24574" calcext:value-type="float">
            <text:p>1.2457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148467" calcext:value-type="float">
            <text:p>0.148467</text:p>
          </table:table-cell>
          <table:table-cell office:value-type="float" office:value="1.14322" calcext:value-type="float">
            <text:p>1.14322</text:p>
          </table:table-cell>
          <table:table-cell office:value-type="float" office:value="0.0696646" calcext:value-type="float">
            <text:p>0.0696646</text:p>
          </table:table-cell>
          <table:table-cell office:value-type="float" office:value="0.18161" calcext:value-type="float">
            <text:p>0.181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0.232502" calcext:value-type="float">
            <text:p>0.232502</text:p>
          </table:table-cell>
          <table:table-cell office:value-type="float" office:value="1.22675" calcext:value-type="float">
            <text:p>1.22675</text:p>
          </table:table-cell>
          <table:table-cell office:value-type="float" office:value="0.145438" calcext:value-type="float">
            <text:p>0.145438</text:p>
          </table:table-cell>
          <table:table-cell office:value-type="float" office:value="0.203007" calcext:value-type="float">
            <text:p>0.20300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995843" calcext:value-type="float">
            <text:p>18995843</text:p>
          </table:table-cell>
          <table:table-cell office:value-type="float" office:value="1.25932" calcext:value-type="float">
            <text:p>1.25932</text:p>
          </table:table-cell>
          <table:table-cell office:value-type="float" office:value="2.86034" calcext:value-type="float">
            <text:p>2.86034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751107" calcext:value-type="float">
            <text:p>0.751107</text:p>
          </table:table-cell>
          <table:table-cell office:value-type="float" office:value="1.68284" calcext:value-type="float">
            <text:p>1.68284</text:p>
          </table:table-cell>
        </table:table-row>
        <table:table-row table:style-name="ro1">
          <table:table-cell office:value-type="float" office:value="37648572" calcext:value-type="float">
            <text:p>37648572</text:p>
          </table:table-cell>
          <table:table-cell office:value-type="float" office:value="1.43295" calcext:value-type="float">
            <text:p>1.43295</text:p>
          </table:table-cell>
          <table:table-cell office:value-type="float" office:value="3.12539" calcext:value-type="float">
            <text:p>3.12539</text:p>
          </table:table-cell>
          <table:table-cell office:value-type="float" office:value="1.31248" calcext:value-type="float">
            <text:p>1.31248</text:p>
          </table:table-cell>
          <table:table-cell office:value-type="float" office:value="0.898997" calcext:value-type="float">
            <text:p>0.898997</text:p>
          </table:table-cell>
          <table:table-cell office:value-type="float" office:value="1.75111" calcext:value-type="float">
            <text:p>1.75111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0.238453" calcext:value-type="float">
            <text:p>0.238453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0.24204" calcext:value-type="float">
            <text:p>0.24204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185564" calcext:value-type="float">
            <text:p>0.185564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152551" calcext:value-type="float">
            <text:p>0.152551</text:p>
          </table:table-cell>
          <table:table-cell office:value-type="float" office:value="1.14419" calcext:value-type="float">
            <text:p>1.14419</text:p>
          </table:table-cell>
          <table:table-cell office:value-type="float" office:value="0.0736175" calcext:value-type="float">
            <text:p>0.0736175</text:p>
          </table:table-cell>
          <table:table-cell office:value-type="float" office:value="0.182957" calcext:value-type="float">
            <text:p>0.18295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0.332564" calcext:value-type="float">
            <text:p>0.332564</text:p>
          </table:table-cell>
          <table:table-cell office:value-type="float" office:value="1.35272" calcext:value-type="float">
            <text:p>1.35272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70529" calcext:value-type="float">
            <text:p>0.270529</text:p>
          </table:table-cell>
          <table:table-cell office:value-type="float" office:value="1.19171" calcext:value-type="float">
            <text:p>1.19171</text:p>
          </table:table-cell>
        </table:table-row>
        <table:table-row table:style-name="ro1">
          <table:table-cell office:value-type="float" office:value="1776028" calcext:value-type="float">
            <text:p>1776028</text:p>
          </table:table-cell>
          <table:table-cell office:value-type="float" office:value="0.821996" calcext:value-type="float">
            <text:p>0.821996</text:p>
          </table:table-cell>
          <table:table-cell office:value-type="float" office:value="2.22802" calcext:value-type="float">
            <text:p>2.22802</text:p>
          </table:table-cell>
          <table:table-cell office:value-type="float" office:value="0.666914" calcext:value-type="float">
            <text:p>0.666914</text:p>
          </table:table-cell>
          <table:table-cell office:value-type="float" office:value="0.44713" calcext:value-type="float">
            <text:p>0.44713</text:p>
          </table:table-cell>
          <table:table-cell office:value-type="float" office:value="1.44702" calcext:value-type="float">
            <text:p>1.4470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0.219131" calcext:value-type="float">
            <text:p>0.219131</text:p>
          </table:table-cell>
          <table:table-cell office:value-type="float" office:value="1.19592" calcext:value-type="float">
            <text:p>1.19592</text:p>
          </table:table-cell>
          <table:table-cell office:value-type="float" office:value="0.134623" calcext:value-type="float">
            <text:p>0.134623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955509" calcext:value-type="float">
            <text:p>955509</text:p>
          </table:table-cell>
          <table:table-cell office:value-type="float" office:value="0.713048" calcext:value-type="float">
            <text:p>0.713048</text:p>
          </table:table-cell>
          <table:table-cell office:value-type="float" office:value="2.0068" calcext:value-type="float">
            <text:p>2.0068</text:p>
          </table:table-cell>
          <table:table-cell office:value-type="float" office:value="0.572069" calcext:value-type="float">
            <text:p>0.572069</text:p>
          </table:table-cell>
          <table:table-cell office:value-type="float" office:value="0.456365" calcext:value-type="float">
            <text:p>0.456365</text:p>
          </table:table-cell>
          <table:table-cell office:value-type="float" office:value="1.38607" calcext:value-type="float">
            <text:p>1.38607</text:p>
          </table:table-cell>
        </table:table-row>
        <table:table-row table:style-name="ro1">
          <table:table-cell office:value-type="float" office:value="684595" calcext:value-type="float">
            <text:p>684595</text:p>
          </table:table-cell>
          <table:table-cell office:value-type="float" office:value="0.653629" calcext:value-type="float">
            <text:p>0.653629</text:p>
          </table:table-cell>
          <table:table-cell office:value-type="float" office:value="1.83414" calcext:value-type="float">
            <text:p>1.83414</text:p>
          </table:table-cell>
          <table:table-cell office:value-type="float" office:value="0.523571" calcext:value-type="float">
            <text:p>0.523571</text:p>
          </table:table-cell>
          <table:table-cell office:value-type="float" office:value="0.486642" calcext:value-type="float">
            <text:p>0.486642</text:p>
          </table:table-cell>
          <table:table-cell office:value-type="float" office:value="1.35414" calcext:value-type="float">
            <text:p>1.35414</text:p>
          </table:table-cell>
        </table:table-row>
        <table:table-row table:style-name="ro1">
          <table:table-cell office:value-type="float" office:value="1085780" calcext:value-type="float">
            <text:p>1085780</text:p>
          </table:table-cell>
          <table:table-cell office:value-type="float" office:value="0.735973" calcext:value-type="float">
            <text:p>0.735973</text:p>
          </table:table-cell>
          <table:table-cell office:value-type="float" office:value="2.00298" calcext:value-type="float">
            <text:p>2.00298</text:p>
          </table:table-cell>
          <table:table-cell office:value-type="float" office:value="0.591244" calcext:value-type="float">
            <text:p>0.591244</text:p>
          </table:table-cell>
          <table:table-cell office:value-type="float" office:value="0.463759" calcext:value-type="float">
            <text:p>0.463759</text:p>
          </table:table-cell>
          <table:table-cell office:value-type="float" office:value="1.39818" calcext:value-type="float">
            <text:p>1.3981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148887" calcext:value-type="float">
            <text:p>0.148887</text:p>
          </table:table-cell>
          <table:table-cell office:value-type="float" office:value="1.12401" calcext:value-type="float">
            <text:p>1.12401</text:p>
          </table:table-cell>
          <table:table-cell office:value-type="float" office:value="0.0673779" calcext:value-type="float">
            <text:p>0.0673779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.176377" calcext:value-type="float">
            <text:p>0.176377</text:p>
          </table:table-cell>
          <table:table-cell office:value-type="float" office:value="1.16769" calcext:value-type="float">
            <text:p>1.16769</text:p>
          </table:table-cell>
          <table:table-cell office:value-type="float" office:value="0.0959512" calcext:value-type="float">
            <text:p>0.0959512</text:p>
          </table:table-cell>
          <table:table-cell office:value-type="float" office:value="0.197162" calcext:value-type="float">
            <text:p>0.19716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8737902" calcext:value-type="float">
            <text:p>8737902</text:p>
          </table:table-cell>
          <table:table-cell office:value-type="float" office:value="1.08411" calcext:value-type="float">
            <text:p>1.08411</text:p>
          </table:table-cell>
          <table:table-cell office:value-type="float" office:value="2.62883" calcext:value-type="float">
            <text:p>2.62883</text:p>
          </table:table-cell>
          <table:table-cell office:value-type="float" office:value="0.930297" calcext:value-type="float">
            <text:p>0.930297</text:p>
          </table:table-cell>
          <table:table-cell office:value-type="float" office:value="0.615533" calcext:value-type="float">
            <text:p>0.615533</text:p>
          </table:table-cell>
          <table:table-cell office:value-type="float" office:value="1.60513" calcext:value-type="float">
            <text:p>1.60513</text:p>
          </table:table-cell>
        </table:table-row>
        <table:table-row table:style-name="ro1">
          <table:table-cell office:value-type="float" office:value="60915865" calcext:value-type="float">
            <text:p>60915865</text:p>
          </table:table-cell>
          <table:table-cell office:value-type="float" office:value="1.53325" calcext:value-type="float">
            <text:p>1.53325</text:p>
          </table:table-cell>
          <table:table-cell office:value-type="float" office:value="3.26277" calcext:value-type="float">
            <text:p>3.26277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0.847173" calcext:value-type="float">
            <text:p>0.847173</text:p>
          </table:table-cell>
          <table:table-cell office:value-type="float" office:value="1.79929" calcext:value-type="float">
            <text:p>1.79929</text:p>
          </table:table-cell>
        </table:table-row>
        <table:table-row table:style-name="ro1">
          <table:table-cell office:value-type="float" office:value="1826126" calcext:value-type="float">
            <text:p>1826126</text:p>
          </table:table-cell>
          <table:table-cell office:value-type="float" office:value="0.816707" calcext:value-type="float">
            <text:p>0.816707</text:p>
          </table:table-cell>
          <table:table-cell office:value-type="float" office:value="2.22307" calcext:value-type="float">
            <text:p>2.22307</text:p>
          </table:table-cell>
          <table:table-cell office:value-type="float" office:value="0.672119" calcext:value-type="float">
            <text:p>0.672119</text:p>
          </table:table-cell>
          <table:table-cell office:value-type="float" office:value="0.47971" calcext:value-type="float">
            <text:p>0.47971</text:p>
          </table:table-cell>
          <table:table-cell office:value-type="float" office:value="1.44981" calcext:value-type="float">
            <text:p>1.44981</text:p>
          </table:table-cell>
        </table:table-row>
        <table:table-row table:style-name="ro1">
          <table:table-cell office:value-type="float" office:value="50612975" calcext:value-type="float">
            <text:p>50612975</text:p>
          </table:table-cell>
          <table:table-cell office:value-type="float" office:value="1.49431" calcext:value-type="float">
            <text:p>1.49431</text:p>
          </table:table-cell>
          <table:table-cell office:value-type="float" office:value="3.2168" calcext:value-type="float">
            <text:p>3.2168</text:p>
          </table:table-cell>
          <table:table-cell office:value-type="float" office:value="1.39177" calcext:value-type="float">
            <text:p>1.39177</text:p>
          </table:table-cell>
          <table:table-cell office:value-type="float" office:value="0.894923" calcext:value-type="float">
            <text:p>0.894923</text:p>
          </table:table-cell>
          <table:table-cell office:value-type="float" office:value="1.77967" calcext:value-type="float">
            <text:p>1.77967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  <table:table-cell office:value-type="float" office:value="0.2341" calcext:value-type="float">
            <text:p>0.2341</text:p>
          </table:table-cell>
          <table:table-cell office:value-type="float" office:value="1.21084" calcext:value-type="float">
            <text:p>1.21084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0.217961" calcext:value-type="float">
            <text:p>0.2179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3329" calcext:value-type="float">
            <text:p>43329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1.28324" calcext:value-type="float">
            <text:p>1.28324</text:p>
          </table:table-cell>
          <table:table-cell office:value-type="float" office:value="0.186149" calcext:value-type="float">
            <text:p>0.186149</text:p>
          </table:table-cell>
          <table:table-cell office:value-type="float" office:value="0.254494" calcext:value-type="float">
            <text:p>0.254494</text:p>
          </table:table-cell>
          <table:table-cell office:value-type="float" office:value="1.12033" calcext:value-type="float">
            <text:p>1.12033</text:p>
          </table:table-cell>
        </table:table-row>
        <table:table-row table:style-name="ro1">
          <table:table-cell office:value-type="float" office:value="39306" calcext:value-type="float">
            <text:p>39306</text:p>
          </table:table-cell>
          <table:table-cell office:value-type="float" office:value="0.262297" calcext:value-type="float">
            <text:p>0.262297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79051" calcext:value-type="float">
            <text:p>0.179051</text:p>
          </table:table-cell>
          <table:table-cell office:value-type="float" office:value="0.239604" calcext:value-type="float">
            <text:p>0.239604</text:p>
          </table:table-cell>
          <table:table-cell office:value-type="float" office:value="1.10749" calcext:value-type="float">
            <text:p>1.10749</text:p>
          </table:table-cell>
        </table:table-row>
        <table:table-row table:style-name="ro1">
          <table:table-cell office:value-type="float" office:value="128919" calcext:value-type="float">
            <text:p>128919</text:p>
          </table:table-cell>
          <table:table-cell office:value-type="float" office:value="0.339417" calcext:value-type="float">
            <text:p>0.339417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0.250967" calcext:value-type="float">
            <text:p>0.250967</text:p>
          </table:table-cell>
          <table:table-cell office:value-type="float" office:value="0.261044" calcext:value-type="float">
            <text:p>0.261044</text:p>
          </table:table-cell>
          <table:table-cell office:value-type="float" office:value="1.19704" calcext:value-type="float">
            <text:p>1.19704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0.188315" calcext:value-type="float">
            <text:p>0.188315</text:p>
          </table:table-cell>
          <table:table-cell office:value-type="float" office:value="1.16496" calcext:value-type="float">
            <text:p>1.16496</text:p>
          </table:table-cell>
          <table:table-cell office:value-type="float" office:value="0.107051" calcext:value-type="float">
            <text:p>0.107051</text:p>
          </table:table-cell>
          <table:table-cell office:value-type="float" office:value="0.237855" calcext:value-type="float">
            <text:p>0.2378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662955" calcext:value-type="float">
            <text:p>18662955</text:p>
          </table:table-cell>
          <table:table-cell office:value-type="float" office:value="1.25002" calcext:value-type="float">
            <text:p>1.25002</text:p>
          </table:table-cell>
          <table:table-cell office:value-type="float" office:value="2.85834" calcext:value-type="float">
            <text:p>2.85834</text:p>
          </table:table-cell>
          <table:table-cell office:value-type="float" office:value="1.10966" calcext:value-type="float">
            <text:p>1.10966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1.68091" calcext:value-type="float">
            <text:p>1.68091</text:p>
          </table:table-cell>
        </table:table-row>
        <table:table-row table:style-name="ro1">
          <table:table-cell office:value-type="float" office:value="35876706" calcext:value-type="float">
            <text:p>35876706</text:p>
          </table:table-cell>
          <table:table-cell office:value-type="float" office:value="1.41653" calcext:value-type="float">
            <text:p>1.41653</text:p>
          </table:table-cell>
          <table:table-cell office:value-type="float" office:value="3.08572" calcext:value-type="float">
            <text:p>3.08572</text:p>
          </table:table-cell>
          <table:table-cell office:value-type="float" office:value="1.28695" calcext:value-type="float">
            <text:p>1.28695</text:p>
          </table:table-cell>
          <table:table-cell office:value-type="float" office:value="0.835492" calcext:value-type="float">
            <text:p>0.835492</text:p>
          </table:table-cell>
          <table:table-cell office:value-type="float" office:value="1.74597" calcext:value-type="float">
            <text:p>1.74597</text:p>
          </table:table-cell>
        </table:table-row>
        <table:table-row table:style-name="ro1">
          <table:table-cell office:value-type="float" office:value="39495343" calcext:value-type="float">
            <text:p>39495343</text:p>
          </table:table-cell>
          <table:table-cell office:value-type="float" office:value="1.43356" calcext:value-type="float">
            <text:p>1.43356</text:p>
          </table:table-cell>
          <table:table-cell office:value-type="float" office:value="3.10187" calcext:value-type="float">
            <text:p>3.10187</text:p>
          </table:table-cell>
          <table:table-cell office:value-type="float" office:value="1.33791" calcext:value-type="float">
            <text:p>1.33791</text:p>
          </table:table-cell>
          <table:table-cell office:value-type="float" office:value="0.919819" calcext:value-type="float">
            <text:p>0.919819</text:p>
          </table:table-cell>
          <table:table-cell office:value-type="float" office:value="1.75618" calcext:value-type="float">
            <text:p>1.75618</text:p>
          </table:table-cell>
        </table:table-row>
        <table:table-row table:style-name="ro1">
          <table:table-cell office:value-type="float" office:value="2234856" calcext:value-type="float">
            <text:p>2234856</text:p>
          </table:table-cell>
          <table:table-cell office:value-type="float" office:value="0.847" calcext:value-type="float">
            <text:p>0.847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0.712111" calcext:value-type="float">
            <text:p>0.712111</text:p>
          </table:table-cell>
          <table:table-cell office:value-type="float" office:value="0.474034" calcext:value-type="float">
            <text:p>0.474034</text:p>
          </table:table-cell>
          <table:table-cell office:value-type="float" office:value="1.46966" calcext:value-type="float">
            <text:p>1.46966</text:p>
          </table:table-cell>
        </table:table-row>
        <table:table-row table:style-name="ro1">
          <table:table-cell office:value-type="float" office:value="21258259" calcext:value-type="float">
            <text:p>21258259</text:p>
          </table:table-cell>
          <table:table-cell office:value-type="float" office:value="1.28259" calcext:value-type="float">
            <text:p>1.28259</text:p>
          </table:table-cell>
          <table:table-cell office:value-type="float" office:value="2.89338" calcext:value-type="float">
            <text:p>2.8933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.854938" calcext:value-type="float">
            <text:p>0.854938</text:p>
          </table:table-cell>
          <table:table-cell office:value-type="float" office:value="1.69526" calcext:value-type="float">
            <text:p>1.6952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352" calcext:value-type="float">
            <text:p>0.17352</text:p>
          </table:table-cell>
          <table:table-cell office:value-type="float" office:value="1.19827" calcext:value-type="float">
            <text:p>1.19827</text:p>
          </table:table-cell>
          <table:table-cell office:value-type="float" office:value="0.0930185" calcext:value-type="float">
            <text:p>0.0930185</text:p>
          </table:table-cell>
          <table:table-cell office:value-type="float" office:value="0.199675" calcext:value-type="float">
            <text:p>0.19967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58839" calcext:value-type="float">
            <text:p>658839</text:p>
          </table:table-cell>
          <table:table-cell office:value-type="float" office:value="0.636154" calcext:value-type="float">
            <text:p>0.636154</text:p>
          </table:table-cell>
          <table:table-cell office:value-type="float" office:value="1.83273" calcext:value-type="float">
            <text:p>1.83273</text:p>
          </table:table-cell>
          <table:table-cell office:value-type="float" office:value="0.526215" calcext:value-type="float">
            <text:p>0.526215</text:p>
          </table:table-cell>
          <table:table-cell office:value-type="float" office:value="0.480074" calcext:value-type="float">
            <text:p>0.480074</text:p>
          </table:table-cell>
          <table:table-cell office:value-type="float" office:value="1.35061" calcext:value-type="float">
            <text:p>1.35061</text:p>
          </table:table-cell>
        </table:table-row>
        <table:table-row table:style-name="ro1">
          <table:table-cell office:value-type="float" office:value="33275568" calcext:value-type="float">
            <text:p>33275568</text:p>
          </table:table-cell>
          <table:table-cell office:value-type="float" office:value="1.39912" calcext:value-type="float">
            <text:p>1.39912</text:p>
          </table:table-cell>
          <table:table-cell office:value-type="float" office:value="3.07549" calcext:value-type="float">
            <text:p>3.07549</text:p>
          </table:table-cell>
          <table:table-cell office:value-type="float" office:value="1.26252" calcext:value-type="float">
            <text:p>1.26252</text:p>
          </table:table-cell>
          <table:table-cell office:value-type="float" office:value="0.793988" calcext:value-type="float">
            <text:p>0.793988</text:p>
          </table:table-cell>
          <table:table-cell office:value-type="float" office:value="1.73848" calcext:value-type="float">
            <text:p>1.73848</text:p>
          </table:table-cell>
        </table:table-row>
        <table:table-row table:style-name="ro1">
          <table:table-cell office:value-type="float" office:value="5905231" calcext:value-type="float">
            <text:p>5905231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2.49635" calcext:value-type="float">
            <text:p>2.49635</text:p>
          </table:table-cell>
          <table:table-cell office:value-type="float" office:value="0.864627" calcext:value-type="float">
            <text:p>0.864627</text:p>
          </table:table-cell>
          <table:table-cell office:value-type="float" office:value="0.57156" calcext:value-type="float">
            <text:p>0.57156</text:p>
          </table:table-cell>
          <table:table-cell office:value-type="float" office:value="1.56575" calcext:value-type="float">
            <text:p>1.5657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0.194573" calcext:value-type="float">
            <text:p>0.194573</text:p>
          </table:table-cell>
          <table:table-cell office:value-type="float" office:value="1.18264" calcext:value-type="float">
            <text:p>1.18264</text:p>
          </table:table-cell>
          <table:table-cell office:value-type="float" office:value="0.108982" calcext:value-type="float">
            <text:p>0.108982</text:p>
          </table:table-cell>
          <table:table-cell office:value-type="float" office:value="0.180772" calcext:value-type="float">
            <text:p>0.18077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822279" calcext:value-type="float">
            <text:p>3822279</text:p>
          </table:table-cell>
          <table:table-cell office:value-type="float" office:value="0.942183" calcext:value-type="float">
            <text:p>0.942183</text:p>
          </table:table-cell>
          <table:table-cell office:value-type="float" office:value="2.41546" calcext:value-type="float">
            <text:p>2.41546</text:p>
          </table:table-cell>
          <table:table-cell office:value-type="float" office:value="0.79165" calcext:value-type="float">
            <text:p>0.79165</text:p>
          </table:table-cell>
          <table:table-cell office:value-type="float" office:value="0.49141" calcext:value-type="float">
            <text:p>0.49141</text:p>
          </table:table-cell>
          <table:table-cell office:value-type="float" office:value="1.52303" calcext:value-type="float">
            <text:p>1.52303</text:p>
          </table:table-cell>
        </table:table-row>
        <table:table-row table:style-name="ro1">
          <table:table-cell office:value-type="float" office:value="139238" calcext:value-type="float">
            <text:p>139238</text:p>
          </table:table-cell>
          <table:table-cell office:value-type="float" office:value="0.348903" calcext:value-type="float">
            <text:p>0.348903</text:p>
          </table:table-cell>
          <table:table-cell office:value-type="float" office:value="1.3674" calcext:value-type="float">
            <text:p>1.3674</text:p>
          </table:table-cell>
          <table:table-cell office:value-type="float" office:value="0.264808" calcext:value-type="float">
            <text:p>0.264808</text:p>
          </table:table-cell>
          <table:table-cell office:value-type="float" office:value="0.292472" calcext:value-type="float">
            <text:p>0.292472</text:p>
          </table:table-cell>
          <table:table-cell office:value-type="float" office:value="1.20552" calcext:value-type="float">
            <text:p>1.20552</text:p>
          </table:table-cell>
        </table:table-row>
        <table:table-row table:style-name="ro1">
          <table:table-cell office:value-type="float" office:value="67402208" calcext:value-type="float">
            <text:p>67402208</text:p>
          </table:table-cell>
          <table:table-cell office:value-type="float" office:value="1.57269" calcext:value-type="float">
            <text:p>1.57269</text:p>
          </table:table-cell>
          <table:table-cell office:value-type="float" office:value="3.29296" calcext:value-type="float">
            <text:p>3.29296</text:p>
          </table:table-cell>
          <table:table-cell office:value-type="float" office:value="1.44697" calcext:value-type="float">
            <text:p>1.44697</text:p>
          </table:table-cell>
          <table:table-cell office:value-type="float" office:value="0.909692" calcext:value-type="float">
            <text:p>0.909692</text:p>
          </table:table-cell>
          <table:table-cell office:value-type="float" office:value="1.80911" calcext:value-type="float">
            <text:p>1.8091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3811" calcext:value-type="float">
            <text:p>0.13811</text:p>
          </table:table-cell>
          <table:table-cell office:value-type="float" office:value="1.12664" calcext:value-type="float">
            <text:p>1.12664</text:p>
          </table:table-cell>
          <table:table-cell office:value-type="float" office:value="0.0595151" calcext:value-type="float">
            <text:p>0.0595151</text:p>
          </table:table-cell>
          <table:table-cell office:value-type="float" office:value="0.170001" calcext:value-type="float">
            <text:p>0.17000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52203" calcext:value-type="float">
            <text:p>11052203</text:p>
          </table:table-cell>
          <table:table-cell office:value-type="float" office:value="1.13489" calcext:value-type="float">
            <text:p>1.13489</text:p>
          </table:table-cell>
          <table:table-cell office:value-type="float" office:value="2.66587" calcext:value-type="float">
            <text:p>2.6658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773184" calcext:value-type="float">
            <text:p>0.773184</text:p>
          </table:table-cell>
          <table:table-cell office:value-type="float" office:value="1.62939" calcext:value-type="float">
            <text:p>1.62939</text:p>
          </table:table-cell>
        </table:table-row>
        <table:table-row table:style-name="ro1">
          <table:table-cell office:value-type="float" office:value="263667" calcext:value-type="float">
            <text:p>263667</text:p>
          </table:table-cell>
          <table:table-cell office:value-type="float" office:value="0.464618" calcext:value-type="float">
            <text:p>0.464618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0.355787" calcext:value-type="float">
            <text:p>0.355787</text:p>
          </table:table-cell>
          <table:table-cell office:value-type="float" office:value="0.346733" calcext:value-type="float">
            <text:p>0.346733</text:p>
          </table:table-cell>
          <table:table-cell office:value-type="float" office:value="1.26234" calcext:value-type="float">
            <text:p>1.26234</text:p>
          </table:table-cell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0.310287" calcext:value-type="float">
            <text:p>0.310287</text:p>
          </table:table-cell>
          <table:table-cell office:value-type="float" office:value="1.30481" calcext:value-type="float">
            <text:p>1.30481</text:p>
          </table:table-cell>
          <table:table-cell office:value-type="float" office:value="0.220402" calcext:value-type="float">
            <text:p>0.220402</text:p>
          </table:table-cell>
          <table:table-cell office:value-type="float" office:value="0.221869" calcext:value-type="float">
            <text:p>0.221869</text:p>
          </table:table-cell>
          <table:table-cell office:value-type="float" office:value="1.17051" calcext:value-type="float">
            <text:p>1.17051</text:p>
          </table:table-cell>
        </table:table-row>
        <table:table-row table:style-name="ro1">
          <table:table-cell office:value-type="float" office:value="12565918" calcext:value-type="float">
            <text:p>12565918</text:p>
          </table:table-cell>
          <table:table-cell office:value-type="float" office:value="1.16475" calcext:value-type="float">
            <text:p>1.16475</text:p>
          </table:table-cell>
          <table:table-cell office:value-type="float" office:value="2.74187" calcext:value-type="float">
            <text:p>2.74187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0.692181" calcext:value-type="float">
            <text:p>0.692181</text:p>
          </table:table-cell>
          <table:table-cell office:value-type="float" office:value="1.64046" calcext:value-type="float">
            <text:p>1.64046</text:p>
          </table:table-cell>
        </table:table-row>
        <table:table-row table:style-name="ro1">
          <table:table-cell office:value-type="float" office:value="77039" calcext:value-type="float">
            <text:p>77039</text:p>
          </table:table-cell>
          <table:table-cell office:value-type="float" office:value="0.292978" calcext:value-type="float">
            <text:p>0.292978</text:p>
          </table:table-cell>
          <table:table-cell office:value-type="float" office:value="1.27215" calcext:value-type="float">
            <text:p>1.27215</text:p>
          </table:table-cell>
          <table:table-cell office:value-type="float" office:value="0.211028" calcext:value-type="float">
            <text:p>0.211028</text:p>
          </table:table-cell>
          <table:table-cell office:value-type="float" office:value="0.254749" calcext:value-type="float">
            <text:p>0.254749</text:p>
          </table:table-cell>
          <table:table-cell office:value-type="float" office:value="1.15388" calcext:value-type="float">
            <text:p>1.15388</text:p>
          </table:table-cell>
        </table:table-row>
        <table:table-row table:style-name="ro1">
          <table:table-cell office:value-type="float" office:value="55609530" calcext:value-type="float">
            <text:p>55609530</text:p>
          </table:table-cell>
          <table:table-cell office:value-type="float" office:value="1.53406" calcext:value-type="float">
            <text:p>1.53406</text:p>
          </table:table-cell>
          <table:table-cell office:value-type="float" office:value="3.33476" calcext:value-type="float">
            <text:p>3.33476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846908" calcext:value-type="float">
            <text:p>0.846908</text:p>
          </table:table-cell>
          <table:table-cell office:value-type="float" office:value="1.79061" calcext:value-type="float">
            <text:p>1.79061</text:p>
          </table:table-cell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0.212634" calcext:value-type="float">
            <text:p>0.212634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129501" calcext:value-type="float">
            <text:p>0.129501</text:p>
          </table:table-cell>
          <table:table-cell office:value-type="float" office:value="0.219238" calcext:value-type="float">
            <text:p>0.21923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18076" calcext:value-type="float">
            <text:p>1818076</text:p>
          </table:table-cell>
          <table:table-cell office:value-type="float" office:value="0.819191" calcext:value-type="float">
            <text:p>0.819191</text:p>
          </table:table-cell>
          <table:table-cell office:value-type="float" office:value="2.23295" calcext:value-type="float">
            <text:p>2.23295</text:p>
          </table:table-cell>
          <table:table-cell office:value-type="float" office:value="0.667074" calcext:value-type="float">
            <text:p>0.667074</text:p>
          </table:table-cell>
          <table:table-cell office:value-type="float" office:value="0.460296" calcext:value-type="float">
            <text:p>0.460296</text:p>
          </table:table-cell>
          <table:table-cell office:value-type="float" office:value="1.44949" calcext:value-type="float">
            <text:p>1.4494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158421" calcext:value-type="float">
            <text:p>0.158421</text:p>
          </table:table-cell>
          <table:table-cell office:value-type="float" office:value="1.14793" calcext:value-type="float">
            <text:p>1.14793</text:p>
          </table:table-cell>
          <table:table-cell office:value-type="float" office:value="0.0769606" calcext:value-type="float">
            <text:p>0.0769606</text:p>
          </table:table-cell>
          <table:table-cell office:value-type="float" office:value="0.176546" calcext:value-type="float">
            <text:p>0.17654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26723" calcext:value-type="float">
            <text:p>7226723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897245" calcext:value-type="float">
            <text:p>0.897245</text:p>
          </table:table-cell>
          <table:table-cell office:value-type="float" office:value="0.595454" calcext:value-type="float">
            <text:p>0.595454</text:p>
          </table:table-cell>
          <table:table-cell office:value-type="float" office:value="1.58652" calcext:value-type="float">
            <text:p>1.58652</text:p>
          </table:table-cell>
        </table:table-row>
        <table:table-row table:style-name="ro1">
          <table:table-cell office:value-type="float" office:value="1691777" calcext:value-type="float">
            <text:p>1691777</text:p>
          </table:table-cell>
          <table:table-cell office:value-type="float" office:value="0.811016" calcext:value-type="float">
            <text:p>0.811016</text:p>
          </table:table-cell>
          <table:table-cell office:value-type="float" office:value="2.2368" calcext:value-type="float">
            <text:p>2.2368</text:p>
          </table:table-cell>
          <table:table-cell office:value-type="float" office:value="0.669519" calcext:value-type="float">
            <text:p>0.669519</text:p>
          </table:table-cell>
          <table:table-cell office:value-type="float" office:value="0.542559" calcext:value-type="float">
            <text:p>0.542559</text:p>
          </table:table-cell>
          <table:table-cell office:value-type="float" office:value="1.44296" calcext:value-type="float">
            <text:p>1.44296</text:p>
          </table:table-cell>
        </table:table-row>
        <table:table-row table:style-name="ro1">
          <table:table-cell office:value-type="float" office:value="9356269" calcext:value-type="float">
            <text:p>9356269</text:p>
          </table:table-cell>
          <table:table-cell office:value-type="float" office:value="1.10127" calcext:value-type="float">
            <text:p>1.10127</text:p>
          </table:table-cell>
          <table:table-cell office:value-type="float" office:value="2.64424" calcext:value-type="float">
            <text:p>2.64424</text:p>
          </table:table-cell>
          <table:table-cell office:value-type="float" office:value="0.947283" calcext:value-type="float">
            <text:p>0.947283</text:p>
          </table:table-cell>
          <table:table-cell office:value-type="float" office:value="0.626411" calcext:value-type="float">
            <text:p>0.626411</text:p>
          </table:table-cell>
          <table:table-cell office:value-type="float" office:value="1.61201" calcext:value-type="float">
            <text:p>1.61201</text:p>
          </table:table-cell>
        </table:table-row>
        <table:table-row table:style-name="ro1">
          <table:table-cell office:value-type="float" office:value="25918279" calcext:value-type="float">
            <text:p>25918279</text:p>
          </table:table-cell>
          <table:table-cell office:value-type="float" office:value="1.3372" calcext:value-type="float">
            <text:p>1.3372</text:p>
          </table:table-cell>
          <table:table-cell office:value-type="float" office:value="2.97712" calcext:value-type="float">
            <text:p>2.97712</text:p>
          </table:table-cell>
          <table:table-cell office:value-type="float" office:value="1.19536" calcext:value-type="float">
            <text:p>1.19536</text:p>
          </table:table-cell>
          <table:table-cell office:value-type="float" office:value="0.782831" calcext:value-type="float">
            <text:p>0.782831</text:p>
          </table:table-cell>
          <table:table-cell office:value-type="float" office:value="1.71277" calcext:value-type="float">
            <text:p>1.71277</text:p>
          </table:table-cell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1.21434" calcext:value-type="float">
            <text:p>1.21434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1.06841" calcext:value-type="float">
            <text:p>1.06841</text:p>
          </table:table-cell>
        </table:table-row>
        <table:table-row table:style-name="ro1">
          <table:table-cell office:value-type="float" office:value="504552" calcext:value-type="float">
            <text:p>504552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1.76292" calcext:value-type="float">
            <text:p>1.76292</text:p>
          </table:table-cell>
          <table:table-cell office:value-type="float" office:value="0.461805" calcext:value-type="float">
            <text:p>0.461805</text:p>
          </table:table-cell>
          <table:table-cell office:value-type="float" office:value="0.399897" calcext:value-type="float">
            <text:p>0.399897</text:p>
          </table:table-cell>
          <table:table-cell office:value-type="float" office:value="1.32367" calcext:value-type="float">
            <text:p>1.32367</text:p>
          </table:table-cell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0.235034" calcext:value-type="float">
            <text:p>0.235034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152411" calcext:value-type="float">
            <text:p>0.152411</text:p>
          </table:table-cell>
          <table:table-cell office:value-type="float" office:value="0.24428" calcext:value-type="float">
            <text:p>0.244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37904" calcext:value-type="float">
            <text:p>29537904</text:p>
          </table:table-cell>
          <table:table-cell office:value-type="float" office:value="1.37177" calcext:value-type="float">
            <text:p>1.37177</text:p>
          </table:table-cell>
          <table:table-cell office:value-type="float" office:value="3.09724" calcext:value-type="float">
            <text:p>3.09724</text:p>
          </table:table-cell>
          <table:table-cell office:value-type="float" office:value="1.25231" calcext:value-type="float">
            <text:p>1.25231</text:p>
          </table:table-cell>
          <table:table-cell office:value-type="float" office:value="0.873075" calcext:value-type="float">
            <text:p>0.873075</text:p>
          </table:table-cell>
          <table:table-cell office:value-type="float" office:value="1.72721" calcext:value-type="float">
            <text:p>1.72721</text:p>
          </table:table-cell>
        </table:table-row>
        <table:table-row table:style-name="ro1">
          <table:table-cell office:value-type="float" office:value="21850714" calcext:value-type="float">
            <text:p>21850714</text:p>
          </table:table-cell>
          <table:table-cell office:value-type="float" office:value="1.29099" calcext:value-type="float">
            <text:p>1.29099</text:p>
          </table:table-cell>
          <table:table-cell office:value-type="float" office:value="2.88171" calcext:value-type="float">
            <text:p>2.8817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0.862911" calcext:value-type="float">
            <text:p>0.862911</text:p>
          </table:table-cell>
          <table:table-cell office:value-type="float" office:value="1.69765" calcext:value-type="float">
            <text:p>1.69765</text:p>
          </table:table-cell>
        </table:table-row>
        <table:table-row table:style-name="ro1">
          <table:table-cell office:value-type="float" office:value="72242" calcext:value-type="float">
            <text:p>72242</text:p>
          </table:table-cell>
          <table:table-cell office:value-type="float" office:value="0.289476" calcext:value-type="float">
            <text:p>0.289476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226791" calcext:value-type="float">
            <text:p>0.226791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22808228" calcext:value-type="float">
            <text:p>22808228</text:p>
          </table:table-cell>
          <table:table-cell office:value-type="float" office:value="1.30088" calcext:value-type="float">
            <text:p>1.30088</text:p>
          </table:table-cell>
          <table:table-cell office:value-type="float" office:value="2.89706" calcext:value-type="float">
            <text:p>2.89706</text:p>
          </table:table-cell>
          <table:table-cell office:value-type="float" office:value="1.19441" calcext:value-type="float">
            <text:p>1.19441</text:p>
          </table:table-cell>
          <table:table-cell office:value-type="float" office:value="0.861365" calcext:value-type="float">
            <text:p>0.861365</text:p>
          </table:table-cell>
          <table:table-cell office:value-type="float" office:value="1.70128" calcext:value-type="float">
            <text:p>1.70128</text:p>
          </table:table-cell>
        </table:table-row>
        <table:table-row table:style-name="ro1">
          <table:table-cell office:value-type="float" office:value="39830495" calcext:value-type="float">
            <text:p>39830495</text:p>
          </table:table-cell>
          <table:table-cell office:value-type="float" office:value="1.44145" calcext:value-type="float">
            <text:p>1.44145</text:p>
          </table:table-cell>
          <table:table-cell office:value-type="float" office:value="3.10206" calcext:value-type="float">
            <text:p>3.10206</text:p>
          </table:table-cell>
          <table:table-cell office:value-type="float" office:value="1.34562" calcext:value-type="float">
            <text:p>1.3456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1.7571" calcext:value-type="float">
            <text:p>1.7571</text:p>
          </table:table-cell>
        </table:table-row>
        <table:table-row table:style-name="ro1">
          <table:table-cell office:value-type="float" office:value="1483273" calcext:value-type="float">
            <text:p>1483273</text:p>
          </table:table-cell>
          <table:table-cell office:value-type="float" office:value="0.788621" calcext:value-type="float">
            <text:p>0.788621</text:p>
          </table:table-cell>
          <table:table-cell office:value-type="float" office:value="2.09084" calcext:value-type="float">
            <text:p>2.09084</text:p>
          </table:table-cell>
          <table:table-cell office:value-type="float" office:value="0.635059" calcext:value-type="float">
            <text:p>0.635059</text:p>
          </table:table-cell>
          <table:table-cell office:value-type="float" office:value="0.478078" calcext:value-type="float">
            <text:p>0.478078</text:p>
          </table:table-cell>
          <table:table-cell office:value-type="float" office:value="1.42852" calcext:value-type="float">
            <text:p>1.42852</text:p>
          </table:table-cell>
        </table:table-row>
        <table:table-row table:style-name="ro1">
          <table:table-cell office:value-type="float" office:value="2089791" calcext:value-type="float">
            <text:p>2089791</text:p>
          </table:table-cell>
          <table:table-cell office:value-type="float" office:value="0.834266" calcext:value-type="float">
            <text:p>0.834266</text:p>
          </table:table-cell>
          <table:table-cell office:value-type="float" office:value="2.21898" calcext:value-type="float">
            <text:p>2.21898</text:p>
          </table:table-cell>
          <table:table-cell office:value-type="float" office:value="0.708549" calcext:value-type="float">
            <text:p>0.708549</text:p>
          </table:table-cell>
          <table:table-cell office:value-type="float" office:value="0.509596" calcext:value-type="float">
            <text:p>0.509596</text:p>
          </table:table-cell>
          <table:table-cell office:value-type="float" office:value="1.46263" calcext:value-type="float">
            <text:p>1.46263</text:p>
          </table:table-cell>
        </table:table-row>
        <table:table-row table:style-name="ro1">
          <table:table-cell office:value-type="float" office:value="68801" calcext:value-type="float">
            <text:p>68801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1.27715" calcext:value-type="float">
            <text:p>1.27715</text:p>
          </table:table-cell>
          <table:table-cell office:value-type="float" office:value="0.203822" calcext:value-type="float">
            <text:p>0.203822</text:p>
          </table:table-cell>
          <table:table-cell office:value-type="float" office:value="0.245939" calcext:value-type="float">
            <text:p>0.245939</text:p>
          </table:table-cell>
          <table:table-cell office:value-type="float" office:value="1.14636" calcext:value-type="float">
            <text:p>1.14636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.173679" calcext:value-type="float">
            <text:p>0.173679</text:p>
          </table:table-cell>
          <table:table-cell office:value-type="float" office:value="1.18137" calcext:value-type="float">
            <text:p>1.18137</text:p>
          </table:table-cell>
          <table:table-cell office:value-type="float" office:value="0.0945083" calcext:value-type="float">
            <text:p>0.0945083</text:p>
          </table:table-cell>
          <table:table-cell office:value-type="float" office:value="0.209212" calcext:value-type="float">
            <text:p>0.2092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1.2844" calcext:value-type="float">
            <text:p>1.2844</text:p>
          </table:table-cell>
          <table:table-cell office:value-type="float" office:value="0.220825" calcext:value-type="float">
            <text:p>0.220825</text:p>
          </table:table-cell>
          <table:table-cell office:value-type="float" office:value="0.247468" calcext:value-type="float">
            <text:p>0.247468</text:p>
          </table:table-cell>
          <table:table-cell office:value-type="float" office:value="1.17166" calcext:value-type="float">
            <text:p>1.17166</text:p>
          </table:table-cell>
        </table:table-row>
        <table:table-row table:style-name="ro1">
          <table:table-cell office:value-type="float" office:value="11303639" calcext:value-type="float">
            <text:p>11303639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2.69704" calcext:value-type="float">
            <text:p>2.69704</text:p>
          </table:table-cell>
          <table:table-cell office:value-type="float" office:value="1.00881" calcext:value-type="float">
            <text:p>1.00881</text:p>
          </table:table-cell>
          <table:table-cell office:value-type="float" office:value="0.788681" calcext:value-type="float">
            <text:p>0.78868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884253" calcext:value-type="float">
            <text:p>2884253</text:p>
          </table:table-cell>
          <table:table-cell office:value-type="float" office:value="0.887776" calcext:value-type="float">
            <text:p>0.887776</text:p>
          </table:table-cell>
          <table:table-cell office:value-type="float" office:value="2.29157" calcext:value-type="float">
            <text:p>2.29157</text:p>
          </table:table-cell>
          <table:table-cell office:value-type="float" office:value="0.753984" calcext:value-type="float">
            <text:p>0.753984</text:p>
          </table:table-cell>
          <table:table-cell office:value-type="float" office:value="0.611197" calcext:value-type="float">
            <text:p>0.611197</text:p>
          </table:table-cell>
          <table:table-cell office:value-type="float" office:value="1.4953" calcext:value-type="float">
            <text:p>1.4953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0.250588" calcext:value-type="float">
            <text:p>0.250588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164927" calcext:value-type="float">
            <text:p>0.164927</text:p>
          </table:table-cell>
          <table:table-cell office:value-type="float" office:value="0.211939" calcext:value-type="float">
            <text:p>0.211939</text:p>
          </table:table-cell>
          <table:table-cell office:value-type="float" office:value="1.08804" calcext:value-type="float">
            <text:p>1.08804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1.27925" calcext:value-type="float">
            <text:p>1.27925</text:p>
          </table:table-cell>
          <table:table-cell office:value-type="float" office:value="0.175149" calcext:value-type="float">
            <text:p>0.175149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1.10099" calcext:value-type="float">
            <text:p>1.10099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1.13616" calcext:value-type="float">
            <text:p>1.13616</text:p>
          </table:table-cell>
          <table:table-cell office:value-type="float" office:value="0.109681" calcext:value-type="float">
            <text:p>0.109681</text:p>
          </table:table-cell>
          <table:table-cell office:value-type="float" office:value="0.241484" calcext:value-type="float">
            <text:p>0.24148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3842" calcext:value-type="float">
            <text:p>0.13842</text:p>
          </table:table-cell>
          <table:table-cell office:value-type="float" office:value="1.14544" calcext:value-type="float">
            <text:p>1.14544</text:p>
          </table:table-cell>
          <table:table-cell office:value-type="float" office:value="0.0618128" calcext:value-type="float">
            <text:p>0.0618128</text:p>
          </table:table-cell>
          <table:table-cell office:value-type="float" office:value="0.18475" calcext:value-type="float">
            <text:p>0.184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160228" calcext:value-type="float">
            <text:p>0.160228</text:p>
          </table:table-cell>
          <table:table-cell office:value-type="float" office:value="1.15157" calcext:value-type="float">
            <text:p>1.15157</text:p>
          </table:table-cell>
          <table:table-cell office:value-type="float" office:value="0.0781393" calcext:value-type="float">
            <text:p>0.0781393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8758" calcext:value-type="float">
            <text:p>5468758</text:p>
          </table:table-cell>
          <table:table-cell office:value-type="float" office:value="0.996831" calcext:value-type="float">
            <text:p>0.996831</text:p>
          </table:table-cell>
          <table:table-cell office:value-type="float" office:value="2.44426" calcext:value-type="float">
            <text:p>2.44426</text:p>
          </table:table-cell>
          <table:table-cell office:value-type="float" office:value="0.853827" calcext:value-type="float">
            <text:p>0.853827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1.55948" calcext:value-type="float">
            <text:p>1.5594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137201" calcext:value-type="float">
            <text:p>0.137201</text:p>
          </table:table-cell>
          <table:table-cell office:value-type="float" office:value="1.17409" calcext:value-type="float">
            <text:p>1.17409</text:p>
          </table:table-cell>
          <table:table-cell office:value-type="float" office:value="0.0600252" calcext:value-type="float">
            <text:p>0.0600252</text:p>
          </table:table-cell>
          <table:table-cell office:value-type="float" office:value="0.178678" calcext:value-type="float">
            <text:p>0.1786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1028" calcext:value-type="float">
            <text:p>331028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1.57834" calcext:value-type="float">
            <text:p>1.57834</text:p>
          </table:table-cell>
          <table:table-cell office:value-type="float" office:value="0.413002" calcext:value-type="float">
            <text:p>0.413002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1.28451" calcext:value-type="float">
            <text:p>1.28451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0.231971" calcext:value-type="float">
            <text:p>0.231971</text:p>
          </table:table-cell>
          <table:table-cell office:value-type="float" office:value="1.27558" calcext:value-type="float">
            <text:p>1.27558</text:p>
          </table:table-cell>
          <table:table-cell office:value-type="float" office:value="0.14725" calcext:value-type="float">
            <text:p>0.14725</text:p>
          </table:table-cell>
          <table:table-cell office:value-type="float" office:value="0.22144" calcext:value-type="float">
            <text:p>0.221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.198947" calcext:value-type="float">
            <text:p>0.198947</text:p>
          </table:table-cell>
          <table:table-cell office:value-type="float" office:value="1.24624" calcext:value-type="float">
            <text:p>1.24624</text:p>
          </table:table-cell>
          <table:table-cell office:value-type="float" office:value="0.115119" calcext:value-type="float">
            <text:p>0.115119</text:p>
          </table:table-cell>
          <table:table-cell office:value-type="float" office:value="0.190523" calcext:value-type="float">
            <text:p>0.1905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5961796" calcext:value-type="float">
            <text:p>45961796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3.12913" calcext:value-type="float">
            <text:p>3.12913</text:p>
          </table:table-cell>
          <table:table-cell office:value-type="float" office:value="1.37484" calcext:value-type="float">
            <text:p>1.37484</text:p>
          </table:table-cell>
          <table:table-cell office:value-type="float" office:value="0.948946" calcext:value-type="float">
            <text:p>0.948946</text:p>
          </table:table-cell>
          <table:table-cell office:value-type="float" office:value="1.7714" calcext:value-type="float">
            <text:p>1.7714</text:p>
          </table:table-cell>
        </table:table-row>
        <table:table-row table:style-name="ro1">
          <table:table-cell office:value-type="float" office:value="2428704" calcext:value-type="float">
            <text:p>2428704</text:p>
          </table:table-cell>
          <table:table-cell office:value-type="float" office:value="0.864564" calcext:value-type="float">
            <text:p>0.864564</text:p>
          </table:table-cell>
          <table:table-cell office:value-type="float" office:value="2.24723" calcext:value-type="float">
            <text:p>2.24723</text:p>
          </table:table-cell>
          <table:table-cell office:value-type="float" office:value="0.735424" calcext:value-type="float">
            <text:p>0.735424</text:p>
          </table:table-cell>
          <table:table-cell office:value-type="float" office:value="0.526682" calcext:value-type="float">
            <text:p>0.526682</text:p>
          </table:table-cell>
          <table:table-cell office:value-type="float" office:value="1.47792" calcext:value-type="float">
            <text:p>1.4779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193456" calcext:value-type="float">
            <text:p>0.193456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0.112545" calcext:value-type="float">
            <text:p>0.112545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146699" calcext:value-type="float">
            <text:p>0.146699</text:p>
          </table:table-cell>
          <table:table-cell office:value-type="float" office:value="1.15254" calcext:value-type="float">
            <text:p>1.15254</text:p>
          </table:table-cell>
          <table:table-cell office:value-type="float" office:value="0.070856" calcext:value-type="float">
            <text:p>0.070856</text:p>
          </table:table-cell>
          <table:table-cell office:value-type="float" office:value="0.183391" calcext:value-type="float">
            <text:p>0.18339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6632" calcext:value-type="float">
            <text:p>206632</text:p>
          </table:table-cell>
          <table:table-cell office:value-type="float" office:value="0.420271" calcext:value-type="float">
            <text:p>0.420271</text:p>
          </table:table-cell>
          <table:table-cell office:value-type="float" office:value="1.44518" calcext:value-type="float">
            <text:p>1.44518</text:p>
          </table:table-cell>
          <table:table-cell office:value-type="float" office:value="0.320616" calcext:value-type="float">
            <text:p>0.320616</text:p>
          </table:table-cell>
          <table:table-cell office:value-type="float" office:value="0.343287" calcext:value-type="float">
            <text:p>0.343287</text:p>
          </table:table-cell>
          <table:table-cell office:value-type="float" office:value="1.23868" calcext:value-type="float">
            <text:p>1.23868</text:p>
          </table:table-cell>
        </table:table-row>
        <table:table-row table:style-name="ro1">
          <table:table-cell office:value-type="float" office:value="11960912" calcext:value-type="float">
            <text:p>11960912</text:p>
          </table:table-cell>
          <table:table-cell office:value-type="float" office:value="1.15601" calcext:value-type="float">
            <text:p>1.15601</text:p>
          </table:table-cell>
          <table:table-cell office:value-type="float" office:value="2.73904" calcext:value-type="float">
            <text:p>2.73904</text:p>
          </table:table-cell>
          <table:table-cell office:value-type="float" office:value="0.988672" calcext:value-type="float">
            <text:p>0.988672</text:p>
          </table:table-cell>
          <table:table-cell office:value-type="float" office:value="0.617791" calcext:value-type="float">
            <text:p>0.617791</text:p>
          </table:table-cell>
          <table:table-cell office:value-type="float" office:value="1.63578" calcext:value-type="float">
            <text:p>1.63578</text:p>
          </table:table-cell>
        </table:table-row>
        <table:table-row table:style-name="ro1">
          <table:table-cell office:value-type="float" office:value="1101252" calcext:value-type="float">
            <text:p>1101252</text:p>
          </table:table-cell>
          <table:table-cell office:value-type="float" office:value="0.732118" calcext:value-type="float">
            <text:p>0.732118</text:p>
          </table:table-cell>
          <table:table-cell office:value-type="float" office:value="2.00541" calcext:value-type="float">
            <text:p>2.00541</text:p>
          </table:table-cell>
          <table:table-cell office:value-type="float" office:value="0.596892" calcext:value-type="float">
            <text:p>0.596892</text:p>
          </table:table-cell>
          <table:table-cell office:value-type="float" office:value="0.484486" calcext:value-type="float">
            <text:p>0.484486</text:p>
          </table:table-cell>
          <table:table-cell office:value-type="float" office:value="1.39974" calcext:value-type="float">
            <text:p>1.3997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1.15746" calcext:value-type="float">
            <text:p>1.15746</text:p>
          </table:table-cell>
          <table:table-cell office:value-type="float" office:value="0.0746374" calcext:value-type="float">
            <text:p>0.0746374</text:p>
          </table:table-cell>
          <table:table-cell office:value-type="float" office:value="0.193556" calcext:value-type="float">
            <text:p>0.1935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2916" calcext:value-type="float">
            <text:p>472916</text:p>
          </table:table-cell>
          <table:table-cell office:value-type="float" office:value="0.578934" calcext:value-type="float">
            <text:p>0.57893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.461418" calcext:value-type="float">
            <text:p>0.461418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938724" calcext:value-type="float">
            <text:p>938724</text:p>
          </table:table-cell>
          <table:table-cell office:value-type="float" office:value="0.704056" calcext:value-type="float">
            <text:p>0.704056</text:p>
          </table:table-cell>
          <table:table-cell office:value-type="float" office:value="2.01639" calcext:value-type="float">
            <text:p>2.01639</text:p>
          </table:table-cell>
          <table:table-cell office:value-type="float" office:value="0.564576" calcext:value-type="float">
            <text:p>0.564576</text:p>
          </table:table-cell>
          <table:table-cell office:value-type="float" office:value="0.435383" calcext:value-type="float">
            <text:p>0.435383</text:p>
          </table:table-cell>
          <table:table-cell office:value-type="float" office:value="1.38449" calcext:value-type="float">
            <text:p>1.384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188032" calcext:value-type="float">
            <text:p>0.188032</text:p>
          </table:table-cell>
          <table:table-cell office:value-type="float" office:value="1.15703" calcext:value-type="float">
            <text:p>1.15703</text:p>
          </table:table-cell>
          <table:table-cell office:value-type="float" office:value="0.106327" calcext:value-type="float">
            <text:p>0.106327</text:p>
          </table:table-cell>
          <table:table-cell office:value-type="float" office:value="0.227872" calcext:value-type="float">
            <text:p>0.2278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94" calcext:value-type="float">
            <text:p>171794</text:p>
          </table:table-cell>
          <table:table-cell office:value-type="float" office:value="0.399826" calcext:value-type="float">
            <text:p>0.399826</text:p>
          </table:table-cell>
          <table:table-cell office:value-type="float" office:value="1.45718" calcext:value-type="float">
            <text:p>1.45718</text:p>
          </table:table-cell>
          <table:table-cell office:value-type="float" office:value="0.299423" calcext:value-type="float">
            <text:p>0.299423</text:p>
          </table:table-cell>
          <table:table-cell office:value-type="float" office:value="0.335521" calcext:value-type="float">
            <text:p>0.335521</text:p>
          </table:table-cell>
          <table:table-cell office:value-type="float" office:value="1.23513" calcext:value-type="float">
            <text:p>1.23513</text:p>
          </table:table-cell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0.247275" calcext:value-type="float">
            <text:p>0.247275</text:p>
          </table:table-cell>
          <table:table-cell office:value-type="float" office:value="1.27122" calcext:value-type="float">
            <text:p>1.27122</text:p>
          </table:table-cell>
          <table:table-cell office:value-type="float" office:value="0.163144" calcext:value-type="float">
            <text:p>0.163144</text:p>
          </table:table-cell>
          <table:table-cell office:value-type="float" office:value="0.222881" calcext:value-type="float">
            <text:p>0.222881</text:p>
          </table:table-cell>
          <table:table-cell office:value-type="float" office:value="1.08371" calcext:value-type="float">
            <text:p>1.08371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0.192674" calcext:value-type="float">
            <text:p>0.192674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205183" calcext:value-type="float">
            <text:p>0.20518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218477" calcext:value-type="float">
            <text:p>3218477</text:p>
          </table:table-cell>
          <table:table-cell office:value-type="float" office:value="0.910738" calcext:value-type="float">
            <text:p>0.910738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0.763768" calcext:value-type="float">
            <text:p>0.763768</text:p>
          </table:table-cell>
          <table:table-cell office:value-type="float" office:value="0.500872" calcext:value-type="float">
            <text:p>0.500872</text:p>
          </table:table-cell>
          <table:table-cell office:value-type="float" office:value="1.50473" calcext:value-type="float">
            <text:p>1.50473</text:p>
          </table:table-cell>
        </table:table-row>
        <table:table-row table:style-name="ro1">
          <table:table-cell office:value-type="float" office:value="591504" calcext:value-type="float">
            <text:p>591504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1.79768" calcext:value-type="float">
            <text:p>1.79768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28499" calcext:value-type="float">
            <text:p>0.428499</text:p>
          </table:table-cell>
          <table:table-cell office:value-type="float" office:value="1.33884" calcext:value-type="float">
            <text:p>1.33884</text:p>
          </table:table-cell>
        </table:table-row>
        <table:table-row table:style-name="ro1">
          <table:table-cell office:value-type="float" office:value="133688" calcext:value-type="float">
            <text:p>133688</text:p>
          </table:table-cell>
          <table:table-cell office:value-type="float" office:value="0.352277" calcext:value-type="float">
            <text:p>0.352277</text:p>
          </table:table-cell>
          <table:table-cell office:value-type="float" office:value="1.40052" calcext:value-type="float">
            <text:p>1.40052</text:p>
          </table:table-cell>
          <table:table-cell office:value-type="float" office:value="0.25823" calcext:value-type="float">
            <text:p>0.25823</text:p>
          </table:table-cell>
          <table:table-cell office:value-type="float" office:value="0.271082" calcext:value-type="float">
            <text:p>0.271082</text:p>
          </table:table-cell>
          <table:table-cell office:value-type="float" office:value="1.20286" calcext:value-type="float">
            <text:p>1.20286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0.172472" calcext:value-type="float">
            <text:p>0.172472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0.0932162" calcext:value-type="float">
            <text:p>0.0932162</text:p>
          </table:table-cell>
          <table:table-cell office:value-type="float" office:value="0.203521" calcext:value-type="float">
            <text:p>0.203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3813" calcext:value-type="float">
            <text:p>473813</text:p>
          </table:table-cell>
          <table:table-cell office:value-type="float" office:value="0.575454" calcext:value-type="float">
            <text:p>0.575454</text:p>
          </table:table-cell>
          <table:table-cell office:value-type="float" office:value="1.76606" calcext:value-type="float">
            <text:p>1.76606</text:p>
          </table:table-cell>
          <table:table-cell office:value-type="float" office:value="0.459617" calcext:value-type="float">
            <text:p>0.459617</text:p>
          </table:table-cell>
          <table:table-cell office:value-type="float" office:value="0.397237" calcext:value-type="float">
            <text:p>0.397237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2954300" calcext:value-type="float">
            <text:p>2954300</text:p>
          </table:table-cell>
          <table:table-cell office:value-type="float" office:value="0.901527" calcext:value-type="float">
            <text:p>0.901527</text:p>
          </table:table-cell>
          <table:table-cell office:value-type="float" office:value="2.30047" calcext:value-type="float">
            <text:p>2.30047</text:p>
          </table:table-cell>
          <table:table-cell office:value-type="float" office:value="0.75084" calcext:value-type="float">
            <text:p>0.75084</text:p>
          </table:table-cell>
          <table:table-cell office:value-type="float" office:value="0.515043" calcext:value-type="float">
            <text:p>0.515043</text:p>
          </table:table-cell>
          <table:table-cell office:value-type="float" office:value="1.49676" calcext:value-type="float">
            <text:p>1.4967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250379" calcext:value-type="float">
            <text:p>0.250379</text:p>
          </table:table-cell>
          <table:table-cell office:value-type="float" office:value="1.26996" calcext:value-type="float">
            <text:p>1.26996</text:p>
          </table:table-cell>
          <table:table-cell office:value-type="float" office:value="0.164936" calcext:value-type="float">
            <text:p>0.164936</text:p>
          </table:table-cell>
          <table:table-cell office:value-type="float" office:value="0.218012" calcext:value-type="float">
            <text:p>0.218012</text:p>
          </table:table-cell>
          <table:table-cell office:value-type="float" office:value="1.08426" calcext:value-type="float">
            <text:p>1.08426</text:p>
          </table:table-cell>
        </table:table-row>
        <table:table-row table:style-name="ro1">
          <table:table-cell office:value-type="float" office:value="46742748" calcext:value-type="float">
            <text:p>46742748</text:p>
          </table:table-cell>
          <table:table-cell office:value-type="float" office:value="1.48489" calcext:value-type="float">
            <text:p>1.48489</text:p>
          </table:table-cell>
          <table:table-cell office:value-type="float" office:value="3.18376" calcext:value-type="float">
            <text:p>3.18376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0.795259" calcext:value-type="float">
            <text:p>0.795259</text:p>
          </table:table-cell>
          <table:table-cell office:value-type="float" office:value="1.7726" calcext:value-type="float">
            <text:p>1.7726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.205658" calcext:value-type="float">
            <text:p>0.205658</text:p>
          </table:table-cell>
          <table:table-cell office:value-type="float" office:value="1.22166" calcext:value-type="float">
            <text:p>1.22166</text:p>
          </table:table-cell>
          <table:table-cell office:value-type="float" office:value="0.121249" calcext:value-type="float">
            <text:p>0.121249</text:p>
          </table:table-cell>
          <table:table-cell office:value-type="float" office:value="0.204607" calcext:value-type="float">
            <text:p>0.20460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float" office:value="0.267456" calcext:value-type="float">
            <text:p>0.267456</text:p>
          </table:table-cell>
          <table:table-cell office:value-type="float" office:value="1.22886" calcext:value-type="float">
            <text:p>1.22886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62555" calcext:value-type="float">
            <text:p>0.262555</text:p>
          </table:table-cell>
          <table:table-cell office:value-type="float" office:value="1.11495" calcext:value-type="float">
            <text:p>1.11495</text:p>
          </table:table-cell>
        </table:table-row>
        <table:table-row table:style-name="ro1">
          <table:table-cell office:value-type="float" office:value="87556" calcext:value-type="float">
            <text:p>87556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1.27105" calcext:value-type="float">
            <text:p>1.27105</text:p>
          </table:table-cell>
          <table:table-cell office:value-type="float" office:value="0.216085" calcext:value-type="float">
            <text:p>0.216085</text:p>
          </table:table-cell>
          <table:table-cell office:value-type="float" office:value="0.261671" calcext:value-type="float">
            <text:p>0.261671</text:p>
          </table:table-cell>
          <table:table-cell office:value-type="float" office:value="1.16697" calcext:value-type="float">
            <text:p>1.16697</text:p>
          </table:table-cell>
        </table:table-row>
        <table:table-row table:style-name="ro1">
          <table:table-cell office:value-type="float" office:value="7265236" calcext:value-type="float">
            <text:p>7265236</text:p>
          </table:table-cell>
          <table:table-cell office:value-type="float" office:value="1.05598" calcext:value-type="float">
            <text:p>1.05598</text:p>
          </table:table-cell>
          <table:table-cell office:value-type="float" office:value="2.62118" calcext:value-type="float">
            <text:p>2.62118</text:p>
          </table:table-cell>
          <table:table-cell office:value-type="float" office:value="0.901203" calcext:value-type="float">
            <text:p>0.901203</text:p>
          </table:table-cell>
          <table:table-cell office:value-type="float" office:value="0.597582" calcext:value-type="float">
            <text:p>0.597582</text:p>
          </table:table-cell>
          <table:table-cell office:value-type="float" office:value="1.58708" calcext:value-type="float">
            <text:p>1.58708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0.177986" calcext:value-type="float">
            <text:p>0.177986</text:p>
          </table:table-cell>
          <table:table-cell office:value-type="float" office:value="1.17338" calcext:value-type="float">
            <text:p>1.17338</text:p>
          </table:table-cell>
          <table:table-cell office:value-type="float" office:value="0.0964239" calcext:value-type="float">
            <text:p>0.0964239</text:p>
          </table:table-cell>
          <table:table-cell office:value-type="float" office:value="0.190498" calcext:value-type="float">
            <text:p>0.19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02601" calcext:value-type="float">
            <text:p>19102601</text:p>
          </table:table-cell>
          <table:table-cell office:value-type="float" office:value="1.26853" calcext:value-type="float">
            <text:p>1.26853</text:p>
          </table:table-cell>
          <table:table-cell office:value-type="float" office:value="2.88592" calcext:value-type="float">
            <text:p>2.88592</text:p>
          </table:table-cell>
          <table:table-cell office:value-type="float" office:value="1.12579" calcext:value-type="float">
            <text:p>1.12579</text:p>
          </table:table-cell>
          <table:table-cell office:value-type="float" office:value="0.780213" calcext:value-type="float">
            <text:p>0.780213</text:p>
          </table:table-cell>
          <table:table-cell office:value-type="float" office:value="1.68341" calcext:value-type="float">
            <text:p>1.68341</text:p>
          </table:table-cell>
        </table:table-row>
        <table:table-row table:style-name="ro1">
          <table:table-cell office:value-type="float" office:value="346561" calcext:value-type="float">
            <text:p>346561</text:p>
          </table:table-cell>
          <table:table-cell office:value-type="float" office:value="0.517567" calcext:value-type="float">
            <text:p>0.517567</text:p>
          </table:table-cell>
          <table:table-cell office:value-type="float" office:value="1.58658" calcext:value-type="float">
            <text:p>1.58658</text:p>
          </table:table-cell>
          <table:table-cell office:value-type="float" office:value="0.419127" calcext:value-type="float">
            <text:p>0.419127</text:p>
          </table:table-cell>
          <table:table-cell office:value-type="float" office:value="0.429297" calcext:value-type="float">
            <text:p>0.429297</text:p>
          </table:table-cell>
          <table:table-cell office:value-type="float" office:value="1.28879" calcext:value-type="float">
            <text:p>1.28879</text:p>
          </table:table-cell>
        </table:table-row>
        <table:table-row table:style-name="ro1">
          <table:table-cell office:value-type="float" office:value="30376" calcext:value-type="float">
            <text:p>30376</text:p>
          </table:table-cell>
          <table:table-cell office:value-type="float" office:value="0.24826" calcext:value-type="float">
            <text:p>0.24826</text:p>
          </table:table-cell>
          <table:table-cell office:value-type="float" office:value="1.25974" calcext:value-type="float">
            <text:p>1.25974</text:p>
          </table:table-cell>
          <table:table-cell office:value-type="float" office:value="0.164956" calcext:value-type="float">
            <text:p>0.164956</text:p>
          </table:table-cell>
          <table:table-cell office:value-type="float" office:value="0.213341" calcext:value-type="float">
            <text:p>0.213341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505397" calcext:value-type="float">
            <text:p>505397</text:p>
          </table:table-cell>
          <table:table-cell office:value-type="float" office:value="0.585443" calcext:value-type="float">
            <text:p>0.585443</text:p>
          </table:table-cell>
          <table:table-cell office:value-type="float" office:value="1.76163" calcext:value-type="float">
            <text:p>1.76163</text:p>
          </table:table-cell>
          <table:table-cell office:value-type="float" office:value="0.46969" calcext:value-type="float">
            <text:p>0.46969</text:p>
          </table:table-cell>
          <table:table-cell office:value-type="float" office:value="0.403073" calcext:value-type="float">
            <text:p>0.403073</text:p>
          </table:table-cell>
          <table:table-cell office:value-type="float" office:value="1.32373" calcext:value-type="float">
            <text:p>1.32373</text:p>
          </table:table-cell>
        </table:table-row>
        <table:table-row table:style-name="ro1">
          <table:table-cell office:value-type="float" office:value="467270" calcext:value-type="float">
            <text:p>467270</text:p>
          </table:table-cell>
          <table:table-cell office:value-type="float" office:value="0.574193" calcext:value-type="float">
            <text:p>0.574193</text:p>
          </table:table-cell>
          <table:table-cell office:value-type="float" office:value="1.75192" calcext:value-type="float">
            <text:p>1.75192</text:p>
          </table:table-cell>
          <table:table-cell office:value-type="float" office:value="0.457693" calcext:value-type="float">
            <text:p>0.457693</text:p>
          </table:table-cell>
          <table:table-cell office:value-type="float" office:value="0.390946" calcext:value-type="float">
            <text:p>0.390946</text:p>
          </table:table-cell>
          <table:table-cell office:value-type="float" office:value="1.31675" calcext:value-type="float">
            <text:p>1.31675</text:p>
          </table:table-cell>
        </table:table-row>
        <table:table-row table:style-name="ro1">
          <table:table-cell office:value-type="float" office:value="28999464" calcext:value-type="float">
            <text:p>28999464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3.08396" calcext:value-type="float">
            <text:p>3.08396</text:p>
          </table:table-cell>
          <table:table-cell office:value-type="float" office:value="1.24119" calcext:value-type="float">
            <text:p>1.24119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72526" calcext:value-type="float">
            <text:p>1.72526</text:p>
          </table:table-cell>
        </table:table-row>
        <table:table-row table:style-name="ro1">
          <table:table-cell office:value-type="float" office:value="6087515" calcext:value-type="float">
            <text:p>6087515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2.52255" calcext:value-type="float">
            <text:p>2.52255</text:p>
          </table:table-cell>
          <table:table-cell office:value-type="float" office:value="0.865812" calcext:value-type="float">
            <text:p>0.865812</text:p>
          </table:table-cell>
          <table:table-cell office:value-type="float" office:value="0.541705" calcext:value-type="float">
            <text:p>0.541705</text:p>
          </table:table-cell>
          <table:table-cell office:value-type="float" office:value="1.56803" calcext:value-type="float">
            <text:p>1.56803</text:p>
          </table:table-cell>
        </table:table-row>
        <table:table-row table:style-name="ro1">
          <table:table-cell office:value-type="float" office:value="1608760" calcext:value-type="float">
            <text:p>1608760</text:p>
          </table:table-cell>
          <table:table-cell office:value-type="float" office:value="0.798795" calcext:value-type="float">
            <text:p>0.798795</text:p>
          </table:table-cell>
          <table:table-cell office:value-type="float" office:value="2.13344" calcext:value-type="float">
            <text:p>2.13344</text:p>
          </table:table-cell>
          <table:table-cell office:value-type="float" office:value="0.65829" calcext:value-type="float">
            <text:p>0.65829</text:p>
          </table:table-cell>
          <table:table-cell office:value-type="float" office:value="0.512465" calcext:value-type="float">
            <text:p>0.512465</text:p>
          </table:table-cell>
          <table:table-cell office:value-type="float" office:value="1.43606" calcext:value-type="float">
            <text:p>1.43606</text:p>
          </table:table-cell>
        </table:table-row>
        <table:table-row table:style-name="ro1">
          <table:table-cell office:value-type="float" office:value="9755457" calcext:value-type="float">
            <text:p>9755457</text:p>
          </table:table-cell>
          <table:table-cell office:value-type="float" office:value="1.10977" calcext:value-type="float">
            <text:p>1.10977</text:p>
          </table:table-cell>
          <table:table-cell office:value-type="float" office:value="2.63256" calcext:value-type="float">
            <text:p>2.63256</text:p>
          </table:table-cell>
          <table:table-cell office:value-type="float" office:value="0.964549" calcext:value-type="float">
            <text:p>0.964549</text:p>
          </table:table-cell>
          <table:table-cell office:value-type="float" office:value="0.62905" calcext:value-type="float">
            <text:p>0.62905</text:p>
          </table:table-cell>
          <table:table-cell office:value-type="float" office:value="1.61645" calcext:value-type="float">
            <text:p>1.61645</text:p>
          </table:table-cell>
        </table:table-row>
        <table:table-row table:style-name="ro1">
          <table:table-cell office:value-type="float" office:value="45191" calcext:value-type="float">
            <text:p>45191</text:p>
          </table:table-cell>
          <table:table-cell office:value-type="float" office:value="0.2671" calcext:value-type="float">
            <text:p>0.2671</text:p>
          </table:table-cell>
          <table:table-cell office:value-type="float" office:value="1.24864" calcext:value-type="float">
            <text:p>1.24864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263595" calcext:value-type="float">
            <text:p>0.263595</text:p>
          </table:table-cell>
          <table:table-cell office:value-type="float" office:value="1.11629" calcext:value-type="float">
            <text:p>1.11629</text:p>
          </table:table-cell>
        </table:table-row>
        <table:table-row table:style-name="ro1">
          <table:table-cell office:value-type="float" office:value="9319410" calcext:value-type="float">
            <text:p>9319410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2.65354" calcext:value-type="float">
            <text:p>2.65354</text:p>
          </table:table-cell>
          <table:table-cell office:value-type="float" office:value="0.974502" calcext:value-type="float">
            <text:p>0.974502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1.61158" calcext:value-type="float">
            <text:p>1.611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1.13078" calcext:value-type="float">
            <text:p>1.13078</text:p>
          </table:table-cell>
          <table:table-cell office:value-type="float" office:value="0.061233" calcext:value-type="float">
            <text:p>0.061233</text:p>
          </table:table-cell>
          <table:table-cell office:value-type="float" office:value="0.178777" calcext:value-type="float">
            <text:p>0.1787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59258" calcext:value-type="float">
            <text:p>0.159258</text:p>
          </table:table-cell>
          <table:table-cell office:value-type="float" office:value="1.14394" calcext:value-type="float">
            <text:p>1.14394</text:p>
          </table:table-cell>
          <table:table-cell office:value-type="float" office:value="0.079792" calcext:value-type="float">
            <text:p>0.079792</text:p>
          </table:table-cell>
          <table:table-cell office:value-type="float" office:value="0.188436" calcext:value-type="float">
            <text:p>0.18843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2869" calcext:value-type="float">
            <text:p>17172869</text:p>
          </table:table-cell>
          <table:table-cell office:value-type="float" office:value="1.24081" calcext:value-type="float">
            <text:p>1.24081</text:p>
          </table:table-cell>
          <table:table-cell office:value-type="float" office:value="2.87558" calcext:value-type="float">
            <text:p>2.87558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748782" calcext:value-type="float">
            <text:p>0.748782</text:p>
          </table:table-cell>
          <table:table-cell office:value-type="float" office:value="1.67256" calcext:value-type="float">
            <text:p>1.6725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0.0992993" calcext:value-type="float">
            <text:p>0.0992993</text:p>
          </table:table-cell>
          <table:table-cell office:value-type="float" office:value="0.199373" calcext:value-type="float">
            <text:p>0.19937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6206164" calcext:value-type="float">
            <text:p>76206164</text:p>
          </table:table-cell>
          <table:table-cell office:value-type="float" office:value="1.61191" calcext:value-type="float">
            <text:p>1.61191</text:p>
          </table:table-cell>
          <table:table-cell office:value-type="float" office:value="3.30626" calcext:value-type="float">
            <text:p>3.30626</text:p>
          </table:table-cell>
          <table:table-cell office:value-type="float" office:value="1.51352" calcext:value-type="float">
            <text:p>1.51352</text:p>
          </table:table-cell>
          <table:table-cell office:value-type="float" office:value="0.926013" calcext:value-type="float">
            <text:p>0.926013</text:p>
          </table:table-cell>
          <table:table-cell office:value-type="float" office:value="1.82169" calcext:value-type="float">
            <text:p>1.82169</text:p>
          </table:table-cell>
        </table:table-row>
        <table:table-row table:style-name="ro1">
          <table:table-cell office:value-type="float" office:value="410096" calcext:value-type="float">
            <text:p>410096</text:p>
          </table:table-cell>
          <table:table-cell office:value-type="float" office:value="0.555619" calcext:value-type="float">
            <text:p>0.555619</text:p>
          </table:table-cell>
          <table:table-cell office:value-type="float" office:value="1.66367" calcext:value-type="float">
            <text:p>1.66367</text:p>
          </table:table-cell>
          <table:table-cell office:value-type="float" office:value="0.433156" calcext:value-type="float">
            <text:p>0.433156</text:p>
          </table:table-cell>
          <table:table-cell office:value-type="float" office:value="0.392319" calcext:value-type="float">
            <text:p>0.392319</text:p>
          </table:table-cell>
          <table:table-cell office:value-type="float" office:value="1.30303" calcext:value-type="float">
            <text:p>1.30303</text:p>
          </table:table-cell>
        </table:table-row>
        <table:table-row table:style-name="ro1">
          <table:table-cell office:value-type="float" office:value="2154508" calcext:value-type="float">
            <text:p>2154508</text:p>
          </table:table-cell>
          <table:table-cell office:value-type="float" office:value="0.847951" calcext:value-type="float">
            <text:p>0.847951</text:p>
          </table:table-cell>
          <table:table-cell office:value-type="float" office:value="2.22797" calcext:value-type="float">
            <text:p>2.22797</text:p>
          </table:table-cell>
          <table:table-cell office:value-type="float" office:value="0.717136" calcext:value-type="float">
            <text:p>0.717136</text:p>
          </table:table-cell>
          <table:table-cell office:value-type="float" office:value="0.511957" calcext:value-type="float">
            <text:p>0.511957</text:p>
          </table:table-cell>
          <table:table-cell office:value-type="float" office:value="1.46581" calcext:value-type="float">
            <text:p>1.46581</text:p>
          </table:table-cell>
        </table:table-row>
        <table:table-row table:style-name="ro1">
          <table:table-cell office:value-type="float" office:value="1251991" calcext:value-type="float">
            <text:p>1251991</text:p>
          </table:table-cell>
          <table:table-cell office:value-type="float" office:value="0.749738" calcext:value-type="float">
            <text:p>0.749738</text:p>
          </table:table-cell>
          <table:table-cell office:value-type="float" office:value="2.03211" calcext:value-type="float">
            <text:p>2.03211</text:p>
          </table:table-cell>
          <table:table-cell office:value-type="float" office:value="0.615869" calcext:value-type="float">
            <text:p>0.615869</text:p>
          </table:table-cell>
          <table:table-cell office:value-type="float" office:value="0.503204" calcext:value-type="float">
            <text:p>0.503204</text:p>
          </table:table-cell>
          <table:table-cell office:value-type="float" office:value="1.41273" calcext:value-type="float">
            <text:p>1.41273</text:p>
          </table:table-cell>
        </table:table-row>
        <table:table-row table:style-name="ro1">
          <table:table-cell office:value-type="float" office:value="22509694" calcext:value-type="float">
            <text:p>22509694</text:p>
          </table:table-cell>
          <table:table-cell office:value-type="float" office:value="1.30603" calcext:value-type="float">
            <text:p>1.30603</text:p>
          </table:table-cell>
          <table:table-cell office:value-type="float" office:value="2.92297" calcext:value-type="float">
            <text:p>2.92297</text:p>
          </table:table-cell>
          <table:table-cell office:value-type="float" office:value="1.16765" calcext:value-type="float">
            <text:p>1.16765</text:p>
          </table:table-cell>
          <table:table-cell office:value-type="float" office:value="0.8401" calcext:value-type="float">
            <text:p>0.8401</text:p>
          </table:table-cell>
          <table:table-cell office:value-type="float" office:value="1.70044" calcext:value-type="float">
            <text:p>1.70044</text:p>
          </table:table-cell>
        </table:table-row>
        <table:table-row table:style-name="ro1">
          <table:table-cell office:value-type="float" office:value="35918214" calcext:value-type="float">
            <text:p>35918214</text:p>
          </table:table-cell>
          <table:table-cell office:value-type="float" office:value="1.41831" calcext:value-type="float">
            <text:p>1.41831</text:p>
          </table:table-cell>
          <table:table-cell office:value-type="float" office:value="3.10069" calcext:value-type="float">
            <text:p>3.10069</text:p>
          </table:table-cell>
          <table:table-cell office:value-type="float" office:value="1.27762" calcext:value-type="float">
            <text:p>1.27762</text:p>
          </table:table-cell>
          <table:table-cell office:value-type="float" office:value="0.788862" calcext:value-type="float">
            <text:p>0.788862</text:p>
          </table:table-cell>
          <table:table-cell office:value-type="float" office:value="1.74604" calcext:value-type="float">
            <text:p>1.74604</text:p>
          </table:table-cell>
        </table:table-row>
        <table:table-row table:style-name="ro1">
          <table:table-cell office:value-type="float" office:value="17502946" calcext:value-type="float">
            <text:p>17502946</text:p>
          </table:table-cell>
          <table:table-cell office:value-type="float" office:value="1.24206" calcext:value-type="float">
            <text:p>1.24206</text:p>
          </table:table-cell>
          <table:table-cell office:value-type="float" office:value="2.8496" calcext:value-type="float">
            <text:p>2.8496</text:p>
          </table:table-cell>
          <table:table-cell office:value-type="float" office:value="1.10051" calcext:value-type="float">
            <text:p>1.10051</text:p>
          </table:table-cell>
          <table:table-cell office:value-type="float" office:value="0.737701" calcext:value-type="float">
            <text:p>0.737701</text:p>
          </table:table-cell>
          <table:table-cell office:value-type="float" office:value="1.67454" calcext:value-type="float">
            <text:p>1.6745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137548" calcext:value-type="float">
            <text:p>0.137548</text:p>
          </table:table-cell>
          <table:table-cell office:value-type="float" office:value="1.12456" calcext:value-type="float">
            <text:p>1.12456</text:p>
          </table:table-cell>
          <table:table-cell office:value-type="float" office:value="0.0632031" calcext:value-type="float">
            <text:p>0.0632031</text:p>
          </table:table-cell>
          <table:table-cell office:value-type="float" office:value="0.187913" calcext:value-type="float">
            <text:p>0.1879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float" office:value="0.28117" calcext:value-type="float">
            <text:p>0.28117</text:p>
          </table:table-cell>
          <table:table-cell office:value-type="float" office:value="1.39014" calcext:value-type="float">
            <text:p>1.39014</text:p>
          </table:table-cell>
          <table:table-cell office:value-type="float" office:value="0.192262" calcext:value-type="float">
            <text:p>0.192262</text:p>
          </table:table-cell>
          <table:table-cell office:value-type="float" office:value="0.212038" calcext:value-type="float">
            <text:p>0.2120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float" office:value="0.253485" calcext:value-type="float">
            <text:p>0.253485</text:p>
          </table:table-cell>
          <table:table-cell office:value-type="float" office:value="1.25989" calcext:value-type="float">
            <text:p>1.25989</text:p>
          </table:table-cell>
          <table:table-cell office:value-type="float" office:value="0.167334" calcext:value-type="float">
            <text:p>0.167334</text:p>
          </table:table-cell>
          <table:table-cell office:value-type="float" office:value="0.204073" calcext:value-type="float">
            <text:p>0.204073</text:p>
          </table:table-cell>
          <table:table-cell office:value-type="float" office:value="1.09348" calcext:value-type="float">
            <text:p>1.09348</text:p>
          </table:table-cell>
        </table:table-row>
        <table:table-row table:style-name="ro1">
          <table:table-cell office:value-type="float" office:value="103796" calcext:value-type="float">
            <text:p>103796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1.32647" calcext:value-type="float">
            <text:p>1.32647</text:p>
          </table:table-cell>
          <table:table-cell office:value-type="float" office:value="0.232431" calcext:value-type="float">
            <text:p>0.232431</text:p>
          </table:table-cell>
          <table:table-cell office:value-type="float" office:value="0.25588" calcext:value-type="float">
            <text:p>0.25588</text:p>
          </table:table-cell>
          <table:table-cell office:value-type="float" office:value="1.17965" calcext:value-type="float">
            <text:p>1.17965</text:p>
          </table:table-cell>
        </table:table-row>
        <table:table-row table:style-name="ro1">
          <table:table-cell office:value-type="float" office:value="1799055" calcext:value-type="float">
            <text:p>1799055</text:p>
          </table:table-cell>
          <table:table-cell office:value-type="float" office:value="0.82281" calcext:value-type="float">
            <text:p>0.82281</text:p>
          </table:table-cell>
          <table:table-cell office:value-type="float" office:value="2.23247" calcext:value-type="float">
            <text:p>2.23247</text:p>
          </table:table-cell>
          <table:table-cell office:value-type="float" office:value="0.673611" calcext:value-type="float">
            <text:p>0.673611</text:p>
          </table:table-cell>
          <table:table-cell office:value-type="float" office:value="0.502882" calcext:value-type="float">
            <text:p>0.502882</text:p>
          </table:table-cell>
          <table:table-cell office:value-type="float" office:value="1.44828" calcext:value-type="float">
            <text:p>1.4482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158652" calcext:value-type="float">
            <text:p>0.158652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0.0792626" calcext:value-type="float">
            <text:p>0.0792626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1.13589" calcext:value-type="float">
            <text:p>1.13589</text:p>
          </table:table-cell>
          <table:table-cell office:value-type="float" office:value="0.0606334" calcext:value-type="float">
            <text:p>0.0606334</text:p>
          </table:table-cell>
          <table:table-cell office:value-type="float" office:value="0.173272" calcext:value-type="float">
            <text:p>0.1732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float" office:value="0.268774" calcext:value-type="float">
            <text:p>0.268774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0.184548" calcext:value-type="float">
            <text:p>0.184548</text:p>
          </table:table-cell>
          <table:table-cell office:value-type="float" office:value="0.251657" calcext:value-type="float">
            <text:p>0.251657</text:p>
          </table:table-cell>
          <table:table-cell office:value-type="float" office:value="1.11291" calcext:value-type="float">
            <text:p>1.11291</text:p>
          </table:table-cell>
        </table:table-row>
        <table:table-row table:style-name="ro1">
          <table:table-cell office:value-type="float" office:value="4794894" calcext:value-type="float">
            <text:p>4794894</text:p>
          </table:table-cell>
          <table:table-cell office:value-type="float" office:value="0.976938" calcext:value-type="float">
            <text:p>0.976938</text:p>
          </table:table-cell>
          <table:table-cell office:value-type="float" office:value="2.44475" calcext:value-type="float">
            <text:p>2.44475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0.580926" calcext:value-type="float">
            <text:p>0.580926</text:p>
          </table:table-cell>
          <table:table-cell office:value-type="float" office:value="1.54549" calcext:value-type="float">
            <text:p>1.54549</text:p>
          </table:table-cell>
        </table:table-row>
        <table:table-row table:style-name="ro1">
          <table:table-cell office:value-type="float" office:value="10764827" calcext:value-type="float">
            <text:p>10764827</text:p>
          </table:table-cell>
          <table:table-cell office:value-type="float" office:value="1.12535" calcext:value-type="float">
            <text:p>1.12535</text:p>
          </table:table-cell>
          <table:table-cell office:value-type="float" office:value="2.64097" calcext:value-type="float">
            <text:p>2.64097</text:p>
          </table:table-cell>
          <table:table-cell office:value-type="float" office:value="1.01022" calcext:value-type="float">
            <text:p>1.01022</text:p>
          </table:table-cell>
          <table:table-cell office:value-type="float" office:value="0.723697" calcext:value-type="float">
            <text:p>0.723697</text:p>
          </table:table-cell>
          <table:table-cell office:value-type="float" office:value="1.62714" calcext:value-type="float">
            <text:p>1.62714</text:p>
          </table:table-cell>
        </table:table-row>
        <table:table-row table:style-name="ro1">
          <table:table-cell office:value-type="float" office:value="13509478" calcext:value-type="float">
            <text:p>13509478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2.85512" calcext:value-type="float">
            <text:p>2.85512</text:p>
          </table:table-cell>
          <table:table-cell office:value-type="float" office:value="1.02672" calcext:value-type="float">
            <text:p>1.02672</text:p>
          </table:table-cell>
          <table:table-cell office:value-type="float" office:value="0.688411" calcext:value-type="float">
            <text:p>0.688411</text:p>
          </table:table-cell>
          <table:table-cell office:value-type="float" office:value="1.6498" calcext:value-type="float">
            <text:p>1.64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0.176574" calcext:value-type="float">
            <text:p>0.176574</text:p>
          </table:table-cell>
          <table:table-cell office:value-type="float" office:value="1.20058" calcext:value-type="float">
            <text:p>1.20058</text:p>
          </table:table-cell>
          <table:table-cell office:value-type="float" office:value="0.0945187" calcext:value-type="float">
            <text:p>0.0945187</text:p>
          </table:table-cell>
          <table:table-cell office:value-type="float" office:value="0.17908" calcext:value-type="float">
            <text:p>0.1790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290272" calcext:value-type="float">
            <text:p>6290272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5043" calcext:value-type="float">
            <text:p>2.55043</text:p>
          </table:table-cell>
          <table:table-cell office:value-type="float" office:value="0.875733" calcext:value-type="float">
            <text:p>0.875733</text:p>
          </table:table-cell>
          <table:table-cell office:value-type="float" office:value="0.592042" calcext:value-type="float">
            <text:p>0.592042</text:p>
          </table:table-cell>
          <table:table-cell office:value-type="float" office:value="1.57146" calcext:value-type="float">
            <text:p>1.57146</text:p>
          </table:table-cell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0.251404" calcext:value-type="float">
            <text:p>0.251404</text:p>
          </table:table-cell>
          <table:table-cell office:value-type="float" office:value="1.30851" calcext:value-type="float">
            <text:p>1.30851</text:p>
          </table:table-cell>
          <table:table-cell office:value-type="float" office:value="0.167332" calcext:value-type="float">
            <text:p>0.167332</text:p>
          </table:table-cell>
          <table:table-cell office:value-type="float" office:value="0.219552" calcext:value-type="float">
            <text:p>0.219552</text:p>
          </table:table-cell>
          <table:table-cell office:value-type="float" office:value="1.08944" calcext:value-type="float">
            <text:p>1.08944</text:p>
          </table:table-cell>
        </table:table-row>
        <table:table-row table:style-name="ro1">
          <table:table-cell office:value-type="float" office:value="2488011" calcext:value-type="float">
            <text:p>2488011</text:p>
          </table:table-cell>
          <table:table-cell office:value-type="float" office:value="0.862895" calcext:value-type="float">
            <text:p>0.862895</text:p>
          </table:table-cell>
          <table:table-cell office:value-type="float" office:value="2.247" calcext:value-type="float">
            <text:p>2.247</text:p>
          </table:table-cell>
          <table:table-cell office:value-type="float" office:value="0.740155" calcext:value-type="float">
            <text:p>0.740155</text:p>
          </table:table-cell>
          <table:table-cell office:value-type="float" office:value="0.568756" calcext:value-type="float">
            <text:p>0.568756</text:p>
          </table:table-cell>
          <table:table-cell office:value-type="float" office:value="1.48058" calcext:value-type="float">
            <text:p>1.48058</text:p>
          </table:table-cell>
        </table:table-row>
        <table:table-row table:style-name="ro1">
          <table:table-cell office:value-type="float" office:value="1796518" calcext:value-type="float">
            <text:p>1796518</text:p>
          </table:table-cell>
          <table:table-cell office:value-type="float" office:value="0.819234" calcext:value-type="float">
            <text:p>0.819234</text:p>
          </table:table-cell>
          <table:table-cell office:value-type="float" office:value="2.23414" calcext:value-type="float">
            <text:p>2.23414</text:p>
          </table:table-cell>
          <table:table-cell office:value-type="float" office:value="0.679283" calcext:value-type="float">
            <text:p>0.679283</text:p>
          </table:table-cell>
          <table:table-cell office:value-type="float" office:value="0.461501" calcext:value-type="float">
            <text:p>0.461501</text:p>
          </table:table-cell>
          <table:table-cell office:value-type="float" office:value="1.44817" calcext:value-type="float">
            <text:p>1.448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1.21641" calcext:value-type="float">
            <text:p>1.21641</text:p>
          </table:table-cell>
          <table:table-cell office:value-type="float" office:value="0.0678531" calcext:value-type="float">
            <text:p>0.0678531</text:p>
          </table:table-cell>
          <table:table-cell office:value-type="float" office:value="0.160649" calcext:value-type="float">
            <text:p>0.1606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692163" calcext:value-type="float">
            <text:p>10692163</text:p>
          </table:table-cell>
          <table:table-cell office:value-type="float" office:value="1.1337" calcext:value-type="float">
            <text:p>1.1337</text:p>
          </table:table-cell>
          <table:table-cell office:value-type="float" office:value="2.67898" calcext:value-type="float">
            <text:p>2.67898</text:p>
          </table:table-cell>
          <table:table-cell office:value-type="float" office:value="0.991996" calcext:value-type="float">
            <text:p>0.991996</text:p>
          </table:table-cell>
          <table:table-cell office:value-type="float" office:value="0.755038" calcext:value-type="float">
            <text:p>0.755038</text:p>
          </table:table-cell>
          <table:table-cell office:value-type="float" office:value="1.62659" calcext:value-type="float">
            <text:p>1.62659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0.223161" calcext:value-type="float">
            <text:p>0.223161</text:p>
          </table:table-cell>
          <table:table-cell office:value-type="float" office:value="1.26553" calcext:value-type="float">
            <text:p>1.26553</text:p>
          </table:table-cell>
          <table:table-cell office:value-type="float" office:value="0.138622" calcext:value-type="float">
            <text:p>0.138622</text:p>
          </table:table-cell>
          <table:table-cell office:value-type="float" office:value="0.204915" calcext:value-type="float">
            <text:p>0.204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738991" calcext:value-type="float">
            <text:p>54738991</text:p>
          </table:table-cell>
          <table:table-cell office:value-type="float" office:value="1.51422" calcext:value-type="float">
            <text:p>1.51422</text:p>
          </table:table-cell>
          <table:table-cell office:value-type="float" office:value="3.28929" calcext:value-type="float">
            <text:p>3.28929</text:p>
          </table:table-cell>
          <table:table-cell office:value-type="float" office:value="1.39542" calcext:value-type="float">
            <text:p>1.39542</text:p>
          </table:table-cell>
          <table:table-cell office:value-type="float" office:value="0.888391" calcext:value-type="float">
            <text:p>0.888391</text:p>
          </table:table-cell>
          <table:table-cell office:value-type="float" office:value="1.78944" calcext:value-type="float">
            <text:p>1.78944</text:p>
          </table:table-cell>
        </table:table-row>
        <table:table-row table:style-name="ro1">
          <table:table-cell office:value-type="float" office:value="9748023" calcext:value-type="float">
            <text:p>9748023</text:p>
          </table:table-cell>
          <table:table-cell office:value-type="float" office:value="1.11621" calcext:value-type="float">
            <text:p>1.11621</text:p>
          </table:table-cell>
          <table:table-cell office:value-type="float" office:value="2.67515" calcext:value-type="float">
            <text:p>2.67515</text:p>
          </table:table-cell>
          <table:table-cell office:value-type="float" office:value="0.985798" calcext:value-type="float">
            <text:p>0.985798</text:p>
          </table:table-cell>
          <table:table-cell office:value-type="float" office:value="0.678864" calcext:value-type="float">
            <text:p>0.678864</text:p>
          </table:table-cell>
          <table:table-cell office:value-type="float" office:value="1.61636" calcext:value-type="float">
            <text:p>1.61636</text:p>
          </table:table-cell>
        </table:table-row>
        <table:table-row table:style-name="ro1">
          <table:table-cell office:value-type="float" office:value="9986170" calcext:value-type="float">
            <text:p>998617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.64337" calcext:value-type="float">
            <text:p>2.64337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0.661674" calcext:value-type="float">
            <text:p>0.661674</text:p>
          </table:table-cell>
          <table:table-cell office:value-type="float" office:value="1.61895" calcext:value-type="float">
            <text:p>1.61895</text:p>
          </table:table-cell>
        </table:table-row>
        <table:table-row table:style-name="ro1">
          <table:table-cell office:value-type="float" office:value="66290843" calcext:value-type="float">
            <text:p>66290843</text:p>
          </table:table-cell>
          <table:table-cell office:value-type="float" office:value="1.57308" calcext:value-type="float">
            <text:p>1.57308</text:p>
          </table:table-cell>
          <table:table-cell office:value-type="float" office:value="3.29543" calcext:value-type="float">
            <text:p>3.29543</text:p>
          </table:table-cell>
          <table:table-cell office:value-type="float" office:value="1.48143" calcext:value-type="float">
            <text:p>1.48143</text:p>
          </table:table-cell>
          <table:table-cell office:value-type="float" office:value="0.942954" calcext:value-type="float">
            <text:p>0.942954</text:p>
          </table:table-cell>
          <table:table-cell office:value-type="float" office:value="1.80733" calcext:value-type="float">
            <text:p>1.80733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.167155" calcext:value-type="float">
            <text:p>0.167155</text:p>
          </table:table-cell>
          <table:table-cell office:value-type="float" office:value="1.13306" calcext:value-type="float">
            <text:p>1.13306</text:p>
          </table:table-cell>
          <table:table-cell office:value-type="float" office:value="0.0855619" calcext:value-type="float">
            <text:p>0.0855619</text:p>
          </table:table-cell>
          <table:table-cell office:value-type="float" office:value="0.211492" calcext:value-type="float">
            <text:p>0.2114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1.14539" calcext:value-type="float">
            <text:p>1.14539</text:p>
          </table:table-cell>
          <table:table-cell office:value-type="float" office:value="0.0683779" calcext:value-type="float">
            <text:p>0.0683779</text:p>
          </table:table-cell>
          <table:table-cell office:value-type="float" office:value="0.177114" calcext:value-type="float">
            <text:p>0.1771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1.12649" calcext:value-type="float">
            <text:p>1.12649</text:p>
          </table:table-cell>
          <table:table-cell office:value-type="float" office:value="0.0639677" calcext:value-type="float">
            <text:p>0.063967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537113" calcext:value-type="float">
            <text:p>7537113</text:p>
          </table:table-cell>
          <table:table-cell office:value-type="float" office:value="1.0646" calcext:value-type="float">
            <text:p>1.0646</text:p>
          </table:table-cell>
          <table:table-cell office:value-type="float" office:value="2.63766" calcext:value-type="float">
            <text:p>2.63766</text:p>
          </table:table-cell>
          <table:table-cell office:value-type="float" office:value="0.91289" calcext:value-type="float">
            <text:p>0.91289</text:p>
          </table:table-cell>
          <table:table-cell office:value-type="float" office:value="0.611924" calcext:value-type="float">
            <text:p>0.611924</text:p>
          </table:table-cell>
          <table:table-cell office:value-type="float" office:value="1.59083" calcext:value-type="float">
            <text:p>1.59083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  <table:table-cell office:value-type="float" office:value="0.272143" calcext:value-type="float">
            <text:p>0.272143</text:p>
          </table:table-cell>
          <table:table-cell office:value-type="float" office:value="1.25537" calcext:value-type="float">
            <text:p>1.25537</text:p>
          </table:table-cell>
          <table:table-cell office:value-type="float" office:value="0.186665" calcext:value-type="float">
            <text:p>0.186665</text:p>
          </table:table-cell>
          <table:table-cell office:value-type="float" office:value="0.216226" calcext:value-type="float">
            <text:p>0.216226</text:p>
          </table:table-cell>
          <table:table-cell office:value-type="float" office:value="1.11909" calcext:value-type="float">
            <text:p>1.11909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1.13647" calcext:value-type="float">
            <text:p>1.13647</text:p>
          </table:table-cell>
          <table:table-cell office:value-type="float" office:value="0.068457" calcext:value-type="float">
            <text:p>0.068457</text:p>
          </table:table-cell>
          <table:table-cell office:value-type="float" office:value="0.176535" calcext:value-type="float">
            <text:p>0.1765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9193" calcext:value-type="float">
            <text:p>1099193</text:p>
          </table:table-cell>
          <table:table-cell office:value-type="float" office:value="0.733715" calcext:value-type="float">
            <text:p>0.733715</text:p>
          </table:table-cell>
          <table:table-cell office:value-type="float" office:value="2.01221" calcext:value-type="float">
            <text:p>2.01221</text:p>
          </table:table-cell>
          <table:table-cell office:value-type="float" office:value="0.596746" calcext:value-type="float">
            <text:p>0.596746</text:p>
          </table:table-cell>
          <table:table-cell office:value-type="float" office:value="0.471517" calcext:value-type="float">
            <text:p>0.471517</text:p>
          </table:table-cell>
          <table:table-cell office:value-type="float" office:value="1.3995" calcext:value-type="float">
            <text:p>1.3995</text:p>
          </table:table-cell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float" office:value="0.266669" calcext:value-type="float">
            <text:p>0.266669</text:p>
          </table:table-cell>
          <table:table-cell office:value-type="float" office:value="1.30504" calcext:value-type="float">
            <text:p>1.30504</text:p>
          </table:table-cell>
          <table:table-cell office:value-type="float" office:value="0.187336" calcext:value-type="float">
            <text:p>0.187336</text:p>
          </table:table-cell>
          <table:table-cell office:value-type="float" office:value="0.228017" calcext:value-type="float">
            <text:p>0.228017</text:p>
          </table:table-cell>
          <table:table-cell office:value-type="float" office:value="1.13247" calcext:value-type="float">
            <text:p>1.13247</text:p>
          </table:table-cell>
        </table:table-row>
        <table:table-row table:style-name="ro1">
          <table:table-cell office:value-type="float" office:value="157236" calcext:value-type="float">
            <text:p>157236</text:p>
          </table:table-cell>
          <table:table-cell office:value-type="float" office:value="0.367236" calcext:value-type="float">
            <text:p>0.367236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0.278631" calcext:value-type="float">
            <text:p>0.278631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float" office:value="0.292904" calcext:value-type="float">
            <text:p>0.292904</text:p>
          </table:table-cell>
          <table:table-cell office:value-type="float" office:value="1.28771" calcext:value-type="float">
            <text:p>1.28771</text:p>
          </table:table-cell>
          <table:table-cell office:value-type="float" office:value="0.209709" calcext:value-type="float">
            <text:p>0.209709</text:p>
          </table:table-cell>
          <table:table-cell office:value-type="float" office:value="0.238908" calcext:value-type="float">
            <text:p>0.238908</text:p>
          </table:table-cell>
          <table:table-cell office:value-type="float" office:value="1.15238" calcext:value-type="float">
            <text:p>1.15238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210211" calcext:value-type="float">
            <text:p>0.2102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821712" calcext:value-type="float">
            <text:p>56821712</text:p>
          </table:table-cell>
          <table:table-cell office:value-type="float" office:value="1.52572" calcext:value-type="float">
            <text:p>1.52572</text:p>
          </table:table-cell>
          <table:table-cell office:value-type="float" office:value="3.29707" calcext:value-type="float">
            <text:p>3.29707</text:p>
          </table:table-cell>
          <table:table-cell office:value-type="float" office:value="1.39012" calcext:value-type="float">
            <text:p>1.39012</text:p>
          </table:table-cell>
          <table:table-cell office:value-type="float" office:value="0.857596" calcext:value-type="float">
            <text:p>0.857596</text:p>
          </table:table-cell>
          <table:table-cell office:value-type="float" office:value="1.79244" calcext:value-type="float">
            <text:p>1.79244</text:p>
          </table:table-cell>
        </table:table-row>
        <table:table-row table:style-name="ro1">
          <table:table-cell office:value-type="float" office:value="1984941" calcext:value-type="float">
            <text:p>1984941</text:p>
          </table:table-cell>
          <table:table-cell office:value-type="float" office:value="0.831099" calcext:value-type="float">
            <text:p>0.831099</text:p>
          </table:table-cell>
          <table:table-cell office:value-type="float" office:value="2.23456" calcext:value-type="float">
            <text:p>2.23456</text:p>
          </table:table-cell>
          <table:table-cell office:value-type="float" office:value="0.697411" calcext:value-type="float">
            <text:p>0.697411</text:p>
          </table:table-cell>
          <table:table-cell office:value-type="float" office:value="0.477393" calcext:value-type="float">
            <text:p>0.477393</text:p>
          </table:table-cell>
          <table:table-cell office:value-type="float" office:value="1.45754" calcext:value-type="float">
            <text:p>1.45754</text:p>
          </table:table-cell>
        </table:table-row>
        <table:table-row table:style-name="ro1">
          <table:table-cell office:value-type="float" office:value="53327" calcext:value-type="float">
            <text:p>53327</text:p>
          </table:table-cell>
          <table:table-cell office:value-type="float" office:value="0.276013" calcext:value-type="float">
            <text:p>0.276013</text:p>
          </table:table-cell>
          <table:table-cell office:value-type="float" office:value="1.34474" calcext:value-type="float">
            <text:p>1.34474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0.247764" calcext:value-type="float">
            <text:p>0.247764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303930" calcext:value-type="float">
            <text:p>1303930</text:p>
          </table:table-cell>
          <table:table-cell office:value-type="float" office:value="0.752901" calcext:value-type="float">
            <text:p>0.752901</text:p>
          </table:table-cell>
          <table:table-cell office:value-type="float" office:value="2.02763" calcext:value-type="float">
            <text:p>2.02763</text:p>
          </table:table-cell>
          <table:table-cell office:value-type="float" office:value="0.635604" calcext:value-type="float">
            <text:p>0.635604</text:p>
          </table:table-cell>
          <table:table-cell office:value-type="float" office:value="0.532548" calcext:value-type="float">
            <text:p>0.532548</text:p>
          </table:table-cell>
          <table:table-cell office:value-type="float" office:value="1.41734" calcext:value-type="float">
            <text:p>1.41734</text:p>
          </table:table-cell>
        </table:table-row>
        <table:table-row table:style-name="ro1">
          <table:table-cell office:value-type="float" office:value="1858209" calcext:value-type="float">
            <text:p>1858209</text:p>
          </table:table-cell>
          <table:table-cell office:value-type="float" office:value="0.82804" calcext:value-type="float">
            <text:p>0.82804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684632" calcext:value-type="float">
            <text:p>0.684632</text:p>
          </table:table-cell>
          <table:table-cell office:value-type="float" office:value="0.474313" calcext:value-type="float">
            <text:p>0.474313</text:p>
          </table:table-cell>
          <table:table-cell office:value-type="float" office:value="1.45171" calcext:value-type="float">
            <text:p>1.45171</text:p>
          </table:table-cell>
        </table:table-row>
        <table:table-row table:style-name="ro1">
          <table:table-cell office:value-type="float" office:value="10696404" calcext:value-type="float">
            <text:p>10696404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2.66247" calcext:value-type="float">
            <text:p>2.66247</text:p>
          </table:table-cell>
          <table:table-cell office:value-type="float" office:value="0.978021" calcext:value-type="float">
            <text:p>0.978021</text:p>
          </table:table-cell>
          <table:table-cell office:value-type="float" office:value="0.709341" calcext:value-type="float">
            <text:p>0.709341</text:p>
          </table:table-cell>
          <table:table-cell office:value-type="float" office:value="1.62652" calcext:value-type="float">
            <text:p>1.62652</text:p>
          </table:table-cell>
        </table:table-row>
        <table:table-row table:style-name="ro1">
          <table:table-cell office:value-type="float" office:value="648195" calcext:value-type="float">
            <text:p>648195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1.80292" calcext:value-type="float">
            <text:p>1.80292</text:p>
          </table:table-cell>
          <table:table-cell office:value-type="float" office:value="0.519127" calcext:value-type="float">
            <text:p>0.519127</text:p>
          </table:table-cell>
          <table:table-cell office:value-type="float" office:value="0.44947" calcext:value-type="float">
            <text:p>0.44947</text:p>
          </table:table-cell>
          <table:table-cell office:value-type="float" office:value="1.34884" calcext:value-type="float">
            <text:p>1.34884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0.219514" calcext:value-type="float">
            <text:p>0.219514</text:p>
          </table:table-cell>
          <table:table-cell office:value-type="float" office:value="1.19068" calcext:value-type="float">
            <text:p>1.19068</text:p>
          </table:table-cell>
          <table:table-cell office:value-type="float" office:value="0.133613" calcext:value-type="float">
            <text:p>0.133613</text:p>
          </table:table-cell>
          <table:table-cell office:value-type="float" office:value="0.196915" calcext:value-type="float">
            <text:p>0.196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0.472589" calcext:value-type="float">
            <text:p>0.472589</text:p>
          </table:table-cell>
          <table:table-cell office:value-type="float" office:value="1.53184" calcext:value-type="float">
            <text:p>1.53184</text:p>
          </table:table-cell>
          <table:table-cell office:value-type="float" office:value="0.368294" calcext:value-type="float">
            <text:p>0.368294</text:p>
          </table:table-cell>
          <table:table-cell office:value-type="float" office:value="0.36708" calcext:value-type="float">
            <text:p>0.36708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13563334" calcext:value-type="float">
            <text:p>13563334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7284" calcext:value-type="float">
            <text:p>2.87284</text:p>
          </table:table-cell>
          <table:table-cell office:value-type="float" office:value="1.07163" calcext:value-type="float">
            <text:p>1.07163</text:p>
          </table:table-cell>
          <table:table-cell office:value-type="float" office:value="0.775768" calcext:value-type="float">
            <text:p>0.775768</text:p>
          </table:table-cell>
          <table:table-cell office:value-type="float" office:value="1.65012" calcext:value-type="float">
            <text:p>1.65012</text:p>
          </table:table-cell>
        </table:table-row>
        <table:table-row table:style-name="ro1">
          <table:table-cell office:value-type="float" office:value="65115972" calcext:value-type="float">
            <text:p>65115972</text:p>
          </table:table-cell>
          <table:table-cell office:value-type="float" office:value="1.57542" calcext:value-type="float">
            <text:p>1.57542</text:p>
          </table:table-cell>
          <table:table-cell office:value-type="float" office:value="3.32742" calcext:value-type="float">
            <text:p>3.32742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0.961849" calcext:value-type="float">
            <text:p>0.961849</text:p>
          </table:table-cell>
          <table:table-cell office:value-type="float" office:value="1.80562" calcext:value-type="float">
            <text:p>1.80562</text:p>
          </table:table-cell>
        </table:table-row>
        <table:table-row table:style-name="ro1">
          <table:table-cell office:value-type="float" office:value="940419" calcext:value-type="float">
            <text:p>940419</text:p>
          </table:table-cell>
          <table:table-cell office:value-type="float" office:value="0.706184" calcext:value-type="float">
            <text:p>0.706184</text:p>
          </table:table-cell>
          <table:table-cell office:value-type="float" office:value="2.02524" calcext:value-type="float">
            <text:p>2.02524</text:p>
          </table:table-cell>
          <table:table-cell office:value-type="float" office:value="0.570927" calcext:value-type="float">
            <text:p>0.570927</text:p>
          </table:table-cell>
          <table:table-cell office:value-type="float" office:value="0.484208" calcext:value-type="float">
            <text:p>0.484208</text:p>
          </table:table-cell>
          <table:table-cell office:value-type="float" office:value="1.38463" calcext:value-type="float">
            <text:p>1.38463</text:p>
          </table:table-cell>
        </table:table-row>
        <table:table-row table:style-name="ro1">
          <table:table-cell office:value-type="float" office:value="10939589" calcext:value-type="float">
            <text:p>10939589</text:p>
          </table:table-cell>
          <table:table-cell office:value-type="float" office:value="1.14154" calcext:value-type="float">
            <text:p>1.14154</text:p>
          </table:table-cell>
          <table:table-cell office:value-type="float" office:value="2.68778" calcext:value-type="float">
            <text:p>2.68778</text:p>
          </table:table-cell>
          <table:table-cell office:value-type="float" office:value="0.983241" calcext:value-type="float">
            <text:p>0.983241</text:p>
          </table:table-cell>
          <table:table-cell office:value-type="float" office:value="0.679766" calcext:value-type="float">
            <text:p>0.679766</text:p>
          </table:table-cell>
          <table:table-cell office:value-type="float" office:value="1.62847" calcext:value-type="float">
            <text:p>1.62847</text:p>
          </table:table-cell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0.2618" calcext:value-type="float">
            <text:p>0.2618</text:p>
          </table:table-cell>
          <table:table-cell office:value-type="float" office:value="1.23949" calcext:value-type="float">
            <text:p>1.23949</text:p>
          </table:table-cell>
          <table:table-cell office:value-type="float" office:value="0.176145" calcext:value-type="float">
            <text:p>0.176145</text:p>
          </table:table-cell>
          <table:table-cell office:value-type="float" office:value="0.221127" calcext:value-type="float">
            <text:p>0.221127</text:p>
          </table:table-cell>
          <table:table-cell office:value-type="float" office:value="1.10026" calcext:value-type="float">
            <text:p>1.10026</text:p>
          </table:table-cell>
        </table:table-row>
        <table:table-row table:style-name="ro1">
          <table:table-cell office:value-type="float" office:value="26487534" calcext:value-type="float">
            <text:p>26487534</text:p>
          </table:table-cell>
          <table:table-cell office:value-type="float" office:value="1.3501" calcext:value-type="float">
            <text:p>1.3501</text:p>
          </table:table-cell>
          <table:table-cell office:value-type="float" office:value="3.00244" calcext:value-type="float">
            <text:p>3.00244</text:p>
          </table:table-cell>
          <table:table-cell office:value-type="float" office:value="1.20763" calcext:value-type="float">
            <text:p>1.20763</text:p>
          </table:table-cell>
          <table:table-cell office:value-type="float" office:value="0.851695" calcext:value-type="float">
            <text:p>0.851695</text:p>
          </table:table-cell>
          <table:table-cell office:value-type="float" office:value="1.7149" calcext:value-type="float">
            <text:p>1.7149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0.213298" calcext:value-type="float">
            <text:p>0.213298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0.131105" calcext:value-type="float">
            <text:p>0.131105</text:p>
          </table:table-cell>
          <table:table-cell office:value-type="float" office:value="0.241956" calcext:value-type="float">
            <text:p>0.2419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880" calcext:value-type="float">
            <text:p>107880</text:p>
          </table:table-cell>
          <table:table-cell office:value-type="float" office:value="0.31988" calcext:value-type="float">
            <text:p>0.31988</text:p>
          </table:table-cell>
          <table:table-cell office:value-type="float" office:value="1.37141" calcext:value-type="float">
            <text:p>1.37141</text:p>
          </table:table-cell>
          <table:table-cell office:value-type="float" office:value="0.230151" calcext:value-type="float">
            <text:p>0.230151</text:p>
          </table:table-cell>
          <table:table-cell office:value-type="float" office:value="0.251873" calcext:value-type="float">
            <text:p>0.251873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0.256643" calcext:value-type="float">
            <text:p>0.256643</text:p>
          </table:table-cell>
          <table:table-cell office:value-type="float" office:value="1.29133" calcext:value-type="float">
            <text:p>1.29133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1.159" calcext:value-type="float">
            <text:p>1.159</text:p>
          </table:table-cell>
          <table:table-cell office:value-type="float" office:value="0.0735327" calcext:value-type="float">
            <text:p>0.0735327</text:p>
          </table:table-cell>
          <table:table-cell office:value-type="float" office:value="0.184077" calcext:value-type="float">
            <text:p>0.1840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981" calcext:value-type="float">
            <text:p>108981</text:p>
          </table:table-cell>
          <table:table-cell office:value-type="float" office:value="0.322821" calcext:value-type="float">
            <text:p>0.322821</text:p>
          </table:table-cell>
          <table:table-cell office:value-type="float" office:value="1.36679" calcext:value-type="float">
            <text:p>1.36679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49942962" calcext:value-type="float">
            <text:p>49942962</text:p>
          </table:table-cell>
          <table:table-cell office:value-type="float" office:value="1.50783" calcext:value-type="float">
            <text:p>1.50783</text:p>
          </table:table-cell>
          <table:table-cell office:value-type="float" office:value="3.19366" calcext:value-type="float">
            <text:p>3.19366</text:p>
          </table:table-cell>
          <table:table-cell office:value-type="float" office:value="1.37126" calcext:value-type="float">
            <text:p>1.37126</text:p>
          </table:table-cell>
          <table:table-cell office:value-type="float" office:value="0.882658" calcext:value-type="float">
            <text:p>0.882658</text:p>
          </table:table-cell>
          <table:table-cell office:value-type="float" office:value="1.77826" calcext:value-type="float">
            <text:p>1.77826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0.180165" calcext:value-type="float">
            <text:p>0.180165</text:p>
          </table:table-cell>
          <table:table-cell office:value-type="float" office:value="1.18205" calcext:value-type="float">
            <text:p>1.18205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193635" calcext:value-type="float">
            <text:p>0.1936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float" office:value="0.245007" calcext:value-type="float">
            <text:p>0.245007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211934" calcext:value-type="float">
            <text:p>0.211934</text:p>
          </table:table-cell>
          <table:table-cell office:value-type="float" office:value="1.07783" calcext:value-type="float">
            <text:p>1.07783</text:p>
          </table:table-cell>
        </table:table-row>
        <table:table-row table:style-name="ro1">
          <table:table-cell office:value-type="float" office:value="394296" calcext:value-type="float">
            <text:p>394296</text:p>
          </table:table-cell>
          <table:table-cell office:value-type="float" office:value="0.540414" calcext:value-type="float">
            <text:p>0.540414</text:p>
          </table:table-cell>
          <table:table-cell office:value-type="float" office:value="1.6558" calcext:value-type="float">
            <text:p>1.6558</text:p>
          </table:table-cell>
          <table:table-cell office:value-type="float" office:value="0.430755" calcext:value-type="float">
            <text:p>0.430755</text:p>
          </table:table-cell>
          <table:table-cell office:value-type="float" office:value="0.409405" calcext:value-type="float">
            <text:p>0.409405</text:p>
          </table:table-cell>
          <table:table-cell office:value-type="float" office:value="1.29935" calcext:value-type="float">
            <text:p>1.29935</text:p>
          </table:table-cell>
        </table:table-row>
        <table:table-row table:style-name="ro1">
          <table:table-cell office:value-type="float" office:value="198481" calcext:value-type="float">
            <text:p>198481</text:p>
          </table:table-cell>
          <table:table-cell office:value-type="float" office:value="0.412085" calcext:value-type="float">
            <text:p>0.412085</text:p>
          </table:table-cell>
          <table:table-cell office:value-type="float" office:value="1.42685" calcext:value-type="float">
            <text:p>1.42685</text:p>
          </table:table-cell>
          <table:table-cell office:value-type="float" office:value="0.31264" calcext:value-type="float">
            <text:p>0.31264</text:p>
          </table:table-cell>
          <table:table-cell office:value-type="float" office:value="0.310441" calcext:value-type="float">
            <text:p>0.310441</text:p>
          </table:table-cell>
          <table:table-cell office:value-type="float" office:value="1.23498" calcext:value-type="float">
            <text:p>1.23498</text:p>
          </table:table-cell>
        </table:table-row>
        <table:table-row table:style-name="ro1">
          <table:table-cell office:value-type="float" office:value="118006" calcext:value-type="float">
            <text:p>118006</text:p>
          </table:table-cell>
          <table:table-cell office:value-type="float" office:value="0.327651" calcext:value-type="float">
            <text:p>0.327651</text:p>
          </table:table-cell>
          <table:table-cell office:value-type="float" office:value="1.3527" calcext:value-type="float">
            <text:p>1.3527</text:p>
          </table:table-cell>
          <table:table-cell office:value-type="float" office:value="0.241537" calcext:value-type="float">
            <text:p>0.241537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1.19148" calcext:value-type="float">
            <text:p>1.19148</text:p>
          </table:table-cell>
        </table:table-row>
        <table:table-row table:style-name="ro1">
          <table:table-cell office:value-type="float" office:value="2760878" calcext:value-type="float">
            <text:p>2760878</text:p>
          </table:table-cell>
          <table:table-cell office:value-type="float" office:value="0.882681" calcext:value-type="float">
            <text:p>0.882681</text:p>
          </table:table-cell>
          <table:table-cell office:value-type="float" office:value="2.2658" calcext:value-type="float">
            <text:p>2.2658</text:p>
          </table:table-cell>
          <table:table-cell office:value-type="float" office:value="0.754348" calcext:value-type="float">
            <text:p>0.754348</text:p>
          </table:table-cell>
          <table:table-cell office:value-type="float" office:value="0.540233" calcext:value-type="float">
            <text:p>0.540233</text:p>
          </table:table-cell>
          <table:table-cell office:value-type="float" office:value="1.49128" calcext:value-type="float">
            <text:p>1.49128</text:p>
          </table:table-cell>
        </table:table-row>
        <table:table-row table:style-name="ro1">
          <table:table-cell office:value-type="float" office:value="76935510" calcext:value-type="float">
            <text:p>76935510</text:p>
          </table:table-cell>
          <table:table-cell office:value-type="float" office:value="1.61707" calcext:value-type="float">
            <text:p>1.61707</text:p>
          </table:table-cell>
          <table:table-cell office:value-type="float" office:value="3.31387" calcext:value-type="float">
            <text:p>3.31387</text:p>
          </table:table-cell>
          <table:table-cell office:value-type="float" office:value="1.49234" calcext:value-type="float">
            <text:p>1.49234</text:p>
          </table:table-cell>
          <table:table-cell office:value-type="float" office:value="0.940856" calcext:value-type="float">
            <text:p>0.940856</text:p>
          </table:table-cell>
          <table:table-cell office:value-type="float" office:value="1.82269" calcext:value-type="float">
            <text:p>1.82269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.20247" calcext:value-type="float">
            <text:p>0.20247</text:p>
          </table:table-cell>
          <table:table-cell office:value-type="float" office:value="1.20701" calcext:value-type="float">
            <text:p>1.20701</text:p>
          </table:table-cell>
          <table:table-cell office:value-type="float" office:value="0.121089" calcext:value-type="float">
            <text:p>0.121089</text:p>
          </table:table-cell>
          <table:table-cell office:value-type="float" office:value="0.21049" calcext:value-type="float">
            <text:p>0.210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float" office:value="0.227317" calcext:value-type="float">
            <text:p>0.227317</text:p>
          </table:table-cell>
          <table:table-cell office:value-type="float" office:value="1.23771" calcext:value-type="float">
            <text:p>1.23771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0.206687" calcext:value-type="float">
            <text:p>0.20668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0809" calcext:value-type="float">
            <text:p>90809</text:p>
          </table:table-cell>
          <table:table-cell office:value-type="float" office:value="0.30631" calcext:value-type="float">
            <text:p>0.30631</text:p>
          </table:table-cell>
          <table:table-cell office:value-type="float" office:value="1.35132" calcext:value-type="float">
            <text:p>1.35132</text:p>
          </table:table-cell>
          <table:table-cell office:value-type="float" office:value="0.220889" calcext:value-type="float">
            <text:p>0.220889</text:p>
          </table:table-cell>
          <table:table-cell office:value-type="float" office:value="0.235105" calcext:value-type="float">
            <text:p>0.235105</text:p>
          </table:table-cell>
          <table:table-cell office:value-type="float" office:value="1.18434" calcext:value-type="float">
            <text:p>1.18434</text:p>
          </table:table-cell>
        </table:table-row>
        <table:table-row table:style-name="ro1">
          <table:table-cell office:value-type="float" office:value="4851682" calcext:value-type="float">
            <text:p>4851682</text:p>
          </table:table-cell>
          <table:table-cell office:value-type="float" office:value="0.984991" calcext:value-type="float">
            <text:p>0.984991</text:p>
          </table:table-cell>
          <table:table-cell office:value-type="float" office:value="2.45089" calcext:value-type="float">
            <text:p>2.45089</text:p>
          </table:table-cell>
          <table:table-cell office:value-type="float" office:value="0.832451" calcext:value-type="float">
            <text:p>0.832451</text:p>
          </table:table-cell>
          <table:table-cell office:value-type="float" office:value="0.574348" calcext:value-type="float">
            <text:p>0.574348</text:p>
          </table:table-cell>
          <table:table-cell office:value-type="float" office:value="1.54678" calcext:value-type="float">
            <text:p>1.54678</text:p>
          </table:table-cell>
        </table:table-row>
        <table:table-row table:style-name="ro1">
          <table:table-cell office:value-type="float" office:value="12955038" calcext:value-type="float">
            <text:p>12955038</text:p>
          </table:table-cell>
          <table:table-cell office:value-type="float" office:value="1.1778" calcext:value-type="float">
            <text:p>1.1778</text:p>
          </table:table-cell>
          <table:table-cell office:value-type="float" office:value="2.75282" calcext:value-type="float">
            <text:p>2.75282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0.692759" calcext:value-type="float">
            <text:p>0.692759</text:p>
          </table:table-cell>
          <table:table-cell office:value-type="float" office:value="1.64349" calcext:value-type="float">
            <text:p>1.64349</text:p>
          </table:table-cell>
        </table:table-row>
        <table:table-row table:style-name="ro1">
          <table:table-cell office:value-type="float" office:value="6717696" calcext:value-type="float">
            <text:p>6717696</text:p>
          </table:table-cell>
          <table:table-cell office:value-type="float" office:value="1.04329" calcext:value-type="float">
            <text:p>1.04329</text:p>
          </table:table-cell>
          <table:table-cell office:value-type="float" office:value="2.63564" calcext:value-type="float">
            <text:p>2.63564</text:p>
          </table:table-cell>
          <table:table-cell office:value-type="float" office:value="0.887187" calcext:value-type="float">
            <text:p>0.887187</text:p>
          </table:table-cell>
          <table:table-cell office:value-type="float" office:value="0.575996" calcext:value-type="float">
            <text:p>0.575996</text:p>
          </table:table-cell>
          <table:table-cell office:value-type="float" office:value="1.58037" calcext:value-type="float">
            <text:p>1.58037</text:p>
          </table:table-cell>
        </table:table-row>
        <table:table-row table:style-name="ro1">
          <table:table-cell office:value-type="float" office:value="134410" calcext:value-type="float">
            <text:p>134410</text:p>
          </table:table-cell>
          <table:table-cell office:value-type="float" office:value="0.345338" calcext:value-type="float">
            <text:p>0.345338</text:p>
          </table:table-cell>
          <table:table-cell office:value-type="float" office:value="1.36143" calcext:value-type="float">
            <text:p>1.36143</text:p>
          </table:table-cell>
          <table:table-cell office:value-type="float" office:value="0.256521" calcext:value-type="float">
            <text:p>0.256521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1.20141" calcext:value-type="float">
            <text:p>1.20141</text:p>
          </table:table-cell>
        </table:table-row>
        <table:table-row table:style-name="ro1">
          <table:table-cell office:value-type="float" office:value="3945583" calcext:value-type="float">
            <text:p>3945583</text:p>
          </table:table-cell>
          <table:table-cell office:value-type="float" office:value="0.951425" calcext:value-type="float">
            <text:p>0.951425</text:p>
          </table:table-cell>
          <table:table-cell office:value-type="float" office:value="2.42918" calcext:value-type="float">
            <text:p>2.42918</text:p>
          </table:table-cell>
          <table:table-cell office:value-type="float" office:value="0.799899" calcext:value-type="float">
            <text:p>0.799899</text:p>
          </table:table-cell>
          <table:table-cell office:value-type="float" office:value="0.526912" calcext:value-type="float">
            <text:p>0.526912</text:p>
          </table:table-cell>
          <table:table-cell office:value-type="float" office:value="1.52563" calcext:value-type="float">
            <text:p>1.52563</text:p>
          </table:table-cell>
        </table:table-row>
        <table:table-row table:style-name="ro1">
          <table:table-cell office:value-type="float" office:value="2949370" calcext:value-type="float">
            <text:p>2949370</text:p>
          </table:table-cell>
          <table:table-cell office:value-type="float" office:value="0.89392" calcext:value-type="float">
            <text:p>0.89392</text:p>
          </table:table-cell>
          <table:table-cell office:value-type="float" office:value="2.29627" calcext:value-type="float">
            <text:p>2.29627</text:p>
          </table:table-cell>
          <table:table-cell office:value-type="float" office:value="0.752498" calcext:value-type="float">
            <text:p>0.752498</text:p>
          </table:table-cell>
          <table:table-cell office:value-type="float" office:value="0.504276" calcext:value-type="float">
            <text:p>0.504276</text:p>
          </table:table-cell>
          <table:table-cell office:value-type="float" office:value="1.49668" calcext:value-type="float">
            <text:p>1.49668</text:p>
          </table:table-cell>
        </table:table-row>
        <table:table-row table:style-name="ro1">
          <table:table-cell office:value-type="float" office:value="17854038" calcext:value-type="float">
            <text:p>17854038</text:p>
          </table:table-cell>
          <table:table-cell office:value-type="float" office:value="1.25213" calcext:value-type="float">
            <text:p>1.25213</text:p>
          </table:table-cell>
          <table:table-cell office:value-type="float" office:value="2.85736" calcext:value-type="float">
            <text:p>2.85736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0.767312" calcext:value-type="float">
            <text:p>0.767312</text:p>
          </table:table-cell>
          <table:table-cell office:value-type="float" office:value="1.67662" calcext:value-type="float">
            <text:p>1.6766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191808" calcext:value-type="float">
            <text:p>0.191808</text:p>
          </table:table-cell>
          <table:table-cell office:value-type="float" office:value="1.1828" calcext:value-type="float">
            <text:p>1.1828</text:p>
          </table:table-cell>
          <table:table-cell office:value-type="float" office:value="0.111034" calcext:value-type="float">
            <text:p>0.111034</text:p>
          </table:table-cell>
          <table:table-cell office:value-type="float" office:value="0.190904" calcext:value-type="float">
            <text:p>0.19090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659299" calcext:value-type="float">
            <text:p>4659299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2.43967" calcext:value-type="float">
            <text:p>2.43967</text:p>
          </table:table-cell>
          <table:table-cell office:value-type="float" office:value="0.840377" calcext:value-type="float">
            <text:p>0.840377</text:p>
          </table:table-cell>
          <table:table-cell office:value-type="float" office:value="0.559806" calcext:value-type="float">
            <text:p>0.559806</text:p>
          </table:table-cell>
          <table:table-cell office:value-type="float" office:value="1.54247" calcext:value-type="float">
            <text:p>1.54247</text:p>
          </table:table-cell>
        </table:table-row>
        <table:table-row table:style-name="ro1">
          <table:table-cell office:value-type="float" office:value="1260518" calcext:value-type="float">
            <text:p>1260518</text:p>
          </table:table-cell>
          <table:table-cell office:value-type="float" office:value="0.762264" calcext:value-type="float">
            <text:p>0.762264</text:p>
          </table:table-cell>
          <table:table-cell office:value-type="float" office:value="2.03382" calcext:value-type="float">
            <text:p>2.03382</text:p>
          </table:table-cell>
          <table:table-cell office:value-type="float" office:value="0.61892" calcext:value-type="float">
            <text:p>0.61892</text:p>
          </table:table-cell>
          <table:table-cell office:value-type="float" office:value="0.498866" calcext:value-type="float">
            <text:p>0.498866</text:p>
          </table:table-cell>
          <table:table-cell office:value-type="float" office:value="1.41353" calcext:value-type="float">
            <text:p>1.41353</text:p>
          </table:table-cell>
        </table:table-row>
        <table:table-row table:style-name="ro1">
          <table:table-cell office:value-type="float" office:value="4856279" calcext:value-type="float">
            <text:p>4856279</text:p>
          </table:table-cell>
          <table:table-cell office:value-type="float" office:value="0.981037" calcext:value-type="float">
            <text:p>0.981037</text:p>
          </table:table-cell>
          <table:table-cell office:value-type="float" office:value="2.42663" calcext:value-type="float">
            <text:p>2.42663</text:p>
          </table:table-cell>
          <table:table-cell office:value-type="float" office:value="0.833983" calcext:value-type="float">
            <text:p>0.833983</text:p>
          </table:table-cell>
          <table:table-cell office:value-type="float" office:value="0.567695" calcext:value-type="float">
            <text:p>0.567695</text:p>
          </table:table-cell>
          <table:table-cell office:value-type="float" office:value="1.54688" calcext:value-type="float">
            <text:p>1.54688</text:p>
          </table:table-cell>
        </table:table-row>
        <table:table-row table:style-name="ro1">
          <table:table-cell office:value-type="float" office:value="145206" calcext:value-type="float">
            <text:p>145206</text:p>
          </table:table-cell>
          <table:table-cell office:value-type="float" office:value="0.357617" calcext:value-type="float">
            <text:p>0.357617</text:p>
          </table:table-cell>
          <table:table-cell office:value-type="float" office:value="1.37775" calcext:value-type="float">
            <text:p>1.37775</text:p>
          </table:table-cell>
          <table:table-cell office:value-type="float" office:value="0.268086" calcext:value-type="float">
            <text:p>0.268086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.161942" calcext:value-type="float">
            <text:p>0.161942</text:p>
          </table:table-cell>
          <table:table-cell office:value-type="float" office:value="1.15611" calcext:value-type="float">
            <text:p>1.15611</text:p>
          </table:table-cell>
          <table:table-cell office:value-type="float" office:value="0.0828224" calcext:value-type="float">
            <text:p>0.0828224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39208" calcext:value-type="float">
            <text:p>0.139208</text:p>
          </table:table-cell>
          <table:table-cell office:value-type="float" office:value="1.14897" calcext:value-type="float">
            <text:p>1.14897</text:p>
          </table:table-cell>
          <table:table-cell office:value-type="float" office:value="0.0621739" calcext:value-type="float">
            <text:p>0.0621739</text:p>
          </table:table-cell>
          <table:table-cell office:value-type="float" office:value="0.172288" calcext:value-type="float">
            <text:p>0.1722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1.15763" calcext:value-type="float">
            <text:p>1.15763</text:p>
          </table:table-cell>
          <table:table-cell office:value-type="float" office:value="0.102744" calcext:value-type="float">
            <text:p>0.102744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0.249636" calcext:value-type="float">
            <text:p>0.249636</text:p>
          </table:table-cell>
          <table:table-cell office:value-type="float" office:value="1.26645" calcext:value-type="float">
            <text:p>1.26645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2043" calcext:value-type="float">
            <text:p>0.2043</text:p>
          </table:table-cell>
          <table:table-cell office:value-type="float" office:value="1.08967" calcext:value-type="float">
            <text:p>1.089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152485" calcext:value-type="float">
            <text:p>0.152485</text:p>
          </table:table-cell>
          <table:table-cell office:value-type="float" office:value="1.16436" calcext:value-type="float">
            <text:p>1.16436</text:p>
          </table:table-cell>
          <table:table-cell office:value-type="float" office:value="0.0758314" calcext:value-type="float">
            <text:p>0.0758314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145513" calcext:value-type="float">
            <text:p>10145513</text:p>
          </table:table-cell>
          <table:table-cell office:value-type="float" office:value="1.12096" calcext:value-type="float">
            <text:p>1.12096</text:p>
          </table:table-cell>
          <table:table-cell office:value-type="float" office:value="2.65064" calcext:value-type="float">
            <text:p>2.65064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0.719629" calcext:value-type="float">
            <text:p>0.719629</text:p>
          </table:table-cell>
          <table:table-cell office:value-type="float" office:value="1.62069" calcext:value-type="float">
            <text:p>1.62069</text:p>
          </table:table-cell>
        </table:table-row>
        <table:table-row table:style-name="ro1">
          <table:table-cell office:value-type="float" office:value="7341749" calcext:value-type="float">
            <text:p>7341749</text:p>
          </table:table-cell>
          <table:table-cell office:value-type="float" office:value="1.05162" calcext:value-type="float">
            <text:p>1.05162</text:p>
          </table:table-cell>
          <table:table-cell office:value-type="float" office:value="2.64378" calcext:value-type="float">
            <text:p>2.64378</text:p>
          </table:table-cell>
          <table:table-cell office:value-type="float" office:value="0.901904" calcext:value-type="float">
            <text:p>0.901904</text:p>
          </table:table-cell>
          <table:table-cell office:value-type="float" office:value="0.611092" calcext:value-type="float">
            <text:p>0.611092</text:p>
          </table:table-cell>
          <table:table-cell office:value-type="float" office:value="1.58818" calcext:value-type="float">
            <text:p>1.58818</text:p>
          </table:table-cell>
        </table:table-row>
        <table:table-row table:style-name="ro1">
          <table:table-cell office:value-type="float" office:value="73570" calcext:value-type="float">
            <text:p>73570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1.30982" calcext:value-type="float">
            <text:p>1.30982</text:p>
          </table:table-cell>
          <table:table-cell office:value-type="float" office:value="0.206489" calcext:value-type="float">
            <text:p>0.206489</text:p>
          </table:table-cell>
          <table:table-cell office:value-type="float" office:value="0.23269" calcext:value-type="float">
            <text:p>0.23269</text:p>
          </table:table-cell>
          <table:table-cell office:value-type="float" office:value="1.15035" calcext:value-type="float">
            <text:p>1.1503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275709" calcext:value-type="float">
            <text:p>0.275709</text:p>
          </table:table-cell>
          <table:table-cell office:value-type="float" office:value="1.36886" calcext:value-type="float">
            <text:p>1.36886</text:p>
          </table:table-cell>
          <table:table-cell office:value-type="float" office:value="0.193162" calcext:value-type="float">
            <text:p>0.193162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1.14124" calcext:value-type="float">
            <text:p>1.14124</text:p>
          </table:table-cell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0.229655" calcext:value-type="float">
            <text:p>0.229655</text:p>
          </table:table-cell>
          <table:table-cell office:value-type="float" office:value="1.21667" calcext:value-type="float">
            <text:p>1.21667</text:p>
          </table:table-cell>
          <table:table-cell office:value-type="float" office:value="0.145777" calcext:value-type="float">
            <text:p>0.145777</text:p>
          </table:table-cell>
          <table:table-cell office:value-type="float" office:value="0.217159" calcext:value-type="float">
            <text:p>0.217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0604" calcext:value-type="float">
            <text:p>2120604</text:p>
          </table:table-cell>
          <table:table-cell office:value-type="float" office:value="0.848217" calcext:value-type="float">
            <text:p>0.848217</text:p>
          </table:table-cell>
          <table:table-cell office:value-type="float" office:value="2.22014" calcext:value-type="float">
            <text:p>2.22014</text:p>
          </table:table-cell>
          <table:table-cell office:value-type="float" office:value="0.694865" calcext:value-type="float">
            <text:p>0.694865</text:p>
          </table:table-cell>
          <table:table-cell office:value-type="float" office:value="0.486318" calcext:value-type="float">
            <text:p>0.486318</text:p>
          </table:table-cell>
          <table:table-cell office:value-type="float" office:value="1.4642" calcext:value-type="float">
            <text:p>1.464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1395" calcext:value-type="float">
            <text:p>0.1395</text:p>
          </table:table-cell>
          <table:table-cell office:value-type="float" office:value="1.13692" calcext:value-type="float">
            <text:p>1.13692</text:p>
          </table:table-cell>
          <table:table-cell office:value-type="float" office:value="0.0616878" calcext:value-type="float">
            <text:p>0.0616878</text:p>
          </table:table-cell>
          <table:table-cell office:value-type="float" office:value="0.164551" calcext:value-type="float">
            <text:p>0.1645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556857" calcext:value-type="float">
            <text:p>18556857</text:p>
          </table:table-cell>
          <table:table-cell office:value-type="float" office:value="1.25052" calcext:value-type="float">
            <text:p>1.25052</text:p>
          </table:table-cell>
          <table:table-cell office:value-type="float" office:value="2.86633" calcext:value-type="float">
            <text:p>2.86633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751978" calcext:value-type="float">
            <text:p>0.751978</text:p>
          </table:table-cell>
          <table:table-cell office:value-type="float" office:value="1.68031" calcext:value-type="float">
            <text:p>1.68031</text:p>
          </table:table-cell>
        </table:table-row>
        <table:table-row table:style-name="ro1">
          <table:table-cell office:value-type="float" office:value="10061672" calcext:value-type="float">
            <text:p>10061672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2.6546" calcext:value-type="float">
            <text:p>2.6546</text:p>
          </table:table-cell>
          <table:table-cell office:value-type="float" office:value="0.969184" calcext:value-type="float">
            <text:p>0.969184</text:p>
          </table:table-cell>
          <table:table-cell office:value-type="float" office:value="0.688226" calcext:value-type="float">
            <text:p>0.688226</text:p>
          </table:table-cell>
          <table:table-cell office:value-type="float" office:value="1.61983" calcext:value-type="float">
            <text:p>1.61983</text:p>
          </table:table-cell>
        </table:table-row>
        <table:table-row table:style-name="ro1">
          <table:table-cell office:value-type="float" office:value="50274" calcext:value-type="float">
            <text:p>50274</text:p>
          </table:table-cell>
          <table:table-cell office:value-type="float" office:value="0.27453" calcext:value-type="float">
            <text:p>0.27453</text:p>
          </table:table-cell>
          <table:table-cell office:value-type="float" office:value="1.27733" calcext:value-type="float">
            <text:p>1.27733</text:p>
          </table:table-cell>
          <table:table-cell office:value-type="float" office:value="0.190463" calcext:value-type="float">
            <text:p>0.190463</text:p>
          </table:table-cell>
          <table:table-cell office:value-type="float" office:value="0.236373" calcext:value-type="float">
            <text:p>0.236373</text:p>
          </table:table-cell>
          <table:table-cell office:value-type="float" office:value="1.12059" calcext:value-type="float">
            <text:p>1.12059</text:p>
          </table:table-cell>
        </table:table-row>
        <table:table-row table:style-name="ro1">
          <table:table-cell office:value-type="float" office:value="50425" calcext:value-type="float">
            <text:p>50425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1.24676" calcext:value-type="float">
            <text:p>1.24676</text:p>
          </table:table-cell>
          <table:table-cell office:value-type="float" office:value="0.186943" calcext:value-type="float">
            <text:p>0.186943</text:p>
          </table:table-cell>
          <table:table-cell office:value-type="float" office:value="0.232415" calcext:value-type="float">
            <text:p>0.23241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63569268" calcext:value-type="float">
            <text:p>63569268</text:p>
          </table:table-cell>
          <table:table-cell office:value-type="float" office:value="1.55297" calcext:value-type="float">
            <text:p>1.55297</text:p>
          </table:table-cell>
          <table:table-cell office:value-type="float" office:value="3.27161" calcext:value-type="float">
            <text:p>3.27161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0.837195" calcext:value-type="float">
            <text:p>0.837195</text:p>
          </table:table-cell>
          <table:table-cell office:value-type="float" office:value="1.80315" calcext:value-type="float">
            <text:p>1.80315</text:p>
          </table:table-cell>
        </table:table-row>
        <table:table-row table:style-name="ro1">
          <table:table-cell office:value-type="float" office:value="3409753" calcext:value-type="float">
            <text:p>3409753</text:p>
          </table:table-cell>
          <table:table-cell office:value-type="float" office:value="0.919759" calcext:value-type="float">
            <text:p>0.919759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0.773527" calcext:value-type="float">
            <text:p>0.773527</text:p>
          </table:table-cell>
          <table:table-cell office:value-type="float" office:value="0.529094" calcext:value-type="float">
            <text:p>0.529094</text:p>
          </table:table-cell>
          <table:table-cell office:value-type="float" office:value="1.51245" calcext:value-type="float">
            <text:p>1.51245</text:p>
          </table:table-cell>
        </table:table-row>
        <table:table-row table:style-name="ro1">
          <table:table-cell office:value-type="float" office:value="276581" calcext:value-type="float">
            <text:p>276581</text:p>
          </table:table-cell>
          <table:table-cell office:value-type="float" office:value="0.477678" calcext:value-type="float">
            <text:p>0.477678</text:p>
          </table:table-cell>
          <table:table-cell office:value-type="float" office:value="1.52888" calcext:value-type="float">
            <text:p>1.52888</text:p>
          </table:table-cell>
          <table:table-cell office:value-type="float" office:value="0.368362" calcext:value-type="float">
            <text:p>0.368362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72483972" calcext:value-type="float">
            <text:p>72483972</text:p>
          </table:table-cell>
          <table:table-cell office:value-type="float" office:value="1.58405" calcext:value-type="float">
            <text:p>1.58405</text:p>
          </table:table-cell>
          <table:table-cell office:value-type="float" office:value="3.26139" calcext:value-type="float">
            <text:p>3.26139</text:p>
          </table:table-cell>
          <table:table-cell office:value-type="float" office:value="1.48498" calcext:value-type="float">
            <text:p>1.48498</text:p>
          </table:table-cell>
          <table:table-cell office:value-type="float" office:value="0.885076" calcext:value-type="float">
            <text:p>0.885076</text:p>
          </table:table-cell>
          <table:table-cell office:value-type="float" office:value="1.81629" calcext:value-type="float">
            <text:p>1.81629</text:p>
          </table:table-cell>
        </table:table-row>
        <table:table-row table:style-name="ro1">
          <table:table-cell office:value-type="float" office:value="139308" calcext:value-type="float">
            <text:p>13930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37615" calcext:value-type="float">
            <text:p>1.37615</text:p>
          </table:table-cell>
          <table:table-cell office:value-type="float" office:value="0.261607" calcext:value-type="float">
            <text:p>0.261607</text:p>
          </table:table-cell>
          <table:table-cell office:value-type="float" office:value="0.288499" calcext:value-type="float">
            <text:p>0.288499</text:p>
          </table:table-cell>
          <table:table-cell office:value-type="float" office:value="1.20476" calcext:value-type="float">
            <text:p>1.20476</text:p>
          </table:table-cell>
        </table:table-row>
        <table:table-row table:style-name="ro1">
          <table:table-cell office:value-type="float" office:value="6134671" calcext:value-type="float">
            <text:p>613467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2.50564" calcext:value-type="float">
            <text:p>2.50564</text:p>
          </table:table-cell>
          <table:table-cell office:value-type="float" office:value="0.878569" calcext:value-type="float">
            <text:p>0.878569</text:p>
          </table:table-cell>
          <table:table-cell office:value-type="float" office:value="0.558799" calcext:value-type="float">
            <text:p>0.558799</text:p>
          </table:table-cell>
          <table:table-cell office:value-type="float" office:value="1.56883" calcext:value-type="float">
            <text:p>1.56883</text:p>
          </table:table-cell>
        </table:table-row>
        <table:table-row table:style-name="ro1">
          <table:table-cell office:value-type="float" office:value="7468934" calcext:value-type="float">
            <text:p>7468934</text:p>
          </table:table-cell>
          <table:table-cell office:value-type="float" office:value="1.0549" calcext:value-type="float">
            <text:p>1.0549</text:p>
          </table:table-cell>
          <table:table-cell office:value-type="float" office:value="2.6267" calcext:value-type="float">
            <text:p>2.6267</text:p>
          </table:table-cell>
          <table:table-cell office:value-type="float" office:value="0.905047" calcext:value-type="float">
            <text:p>0.905047</text:p>
          </table:table-cell>
          <table:table-cell office:value-type="float" office:value="0.59423" calcext:value-type="float">
            <text:p>0.5942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2830010" calcext:value-type="float">
            <text:p>52830010</text:p>
          </table:table-cell>
          <table:table-cell office:value-type="float" office:value="1.51901" calcext:value-type="float">
            <text:p>1.51901</text:p>
          </table:table-cell>
          <table:table-cell office:value-type="float" office:value="3.20815" calcext:value-type="float">
            <text:p>3.208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871562" calcext:value-type="float">
            <text:p>0.871562</text:p>
          </table:table-cell>
          <table:table-cell office:value-type="float" office:value="1.78391" calcext:value-type="float">
            <text:p>1.78391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1.29699" calcext:value-type="float">
            <text:p>1.29699</text:p>
          </table:table-cell>
          <table:table-cell office:value-type="float" office:value="0.173097" calcext:value-type="float">
            <text:p>0.173097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10021" calcext:value-type="float">
            <text:p>1.10021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.20574" calcext:value-type="float">
            <text:p>0.20574</text:p>
          </table:table-cell>
          <table:table-cell office:value-type="float" office:value="1.27906" calcext:value-type="float">
            <text:p>1.27906</text:p>
          </table:table-cell>
          <table:table-cell office:value-type="float" office:value="0.119203" calcext:value-type="float">
            <text:p>0.119203</text:p>
          </table:table-cell>
          <table:table-cell office:value-type="float" office:value="0.190421" calcext:value-type="float">
            <text:p>0.1904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838123" calcext:value-type="float">
            <text:p>51838123</text:p>
          </table:table-cell>
          <table:table-cell office:value-type="float" office:value="1.51072" calcext:value-type="float">
            <text:p>1.51072</text:p>
          </table:table-cell>
          <table:table-cell office:value-type="float" office:value="3.21234" calcext:value-type="float">
            <text:p>3.21234</text:p>
          </table:table-cell>
          <table:table-cell office:value-type="float" office:value="1.39017" calcext:value-type="float">
            <text:p>1.39017</text:p>
          </table:table-cell>
          <table:table-cell office:value-type="float" office:value="1.0062" calcext:value-type="float">
            <text:p>1.0062</text:p>
          </table:table-cell>
          <table:table-cell office:value-type="float" office:value="1.78204" calcext:value-type="float">
            <text:p>1.78204</text:p>
          </table:table-cell>
        </table:table-row>
        <table:table-row table:style-name="ro1">
          <table:table-cell office:value-type="float" office:value="84188" calcext:value-type="float">
            <text:p>84188</text:p>
          </table:table-cell>
          <table:table-cell office:value-type="float" office:value="0.298231" calcext:value-type="float">
            <text:p>0.298231</text:p>
          </table:table-cell>
          <table:table-cell office:value-type="float" office:value="1.2553" calcext:value-type="float">
            <text:p>1.2553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0.2801" calcext:value-type="float">
            <text:p>0.2801</text:p>
          </table:table-cell>
          <table:table-cell office:value-type="float" office:value="1.16409" calcext:value-type="float">
            <text:p>1.1640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1.15142" calcext:value-type="float">
            <text:p>1.15142</text:p>
          </table:table-cell>
          <table:table-cell office:value-type="float" office:value="0.108418" calcext:value-type="float">
            <text:p>0.10841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  <table:table-cell office:value-type="float" office:value="0.221924" calcext:value-type="float">
            <text:p>0.221924</text:p>
          </table:table-cell>
          <table:table-cell office:value-type="float" office:value="1.27552" calcext:value-type="float">
            <text:p>1.27552</text:p>
          </table:table-cell>
          <table:table-cell office:value-type="float" office:value="0.138483" calcext:value-type="float">
            <text:p>0.138483</text:p>
          </table:table-cell>
          <table:table-cell office:value-type="float" office:value="0.224205" calcext:value-type="float">
            <text:p>0.2242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5391" calcext:value-type="float">
            <text:p>705391</text:p>
          </table:table-cell>
          <table:table-cell office:value-type="float" office:value="0.649714" calcext:value-type="float">
            <text:p>0.649714</text:p>
          </table:table-cell>
          <table:table-cell office:value-type="float" office:value="1.8532" calcext:value-type="float">
            <text:p>1.8532</text:p>
          </table:table-cell>
          <table:table-cell office:value-type="float" office:value="0.533785" calcext:value-type="float">
            <text:p>0.533785</text:p>
          </table:table-cell>
          <table:table-cell office:value-type="float" office:value="0.474393" calcext:value-type="float">
            <text:p>0.474393</text:p>
          </table:table-cell>
          <table:table-cell office:value-type="float" office:value="1.35678" calcext:value-type="float">
            <text:p>1.35678</text:p>
          </table:table-cell>
        </table:table-row>
        <table:table-row table:style-name="ro1">
          <table:table-cell office:value-type="float" office:value="17508382" calcext:value-type="float">
            <text:p>17508382</text:p>
          </table:table-cell>
          <table:table-cell office:value-type="float" office:value="1.23929" calcext:value-type="float">
            <text:p>1.23929</text:p>
          </table:table-cell>
          <table:table-cell office:value-type="float" office:value="2.85211" calcext:value-type="float">
            <text:p>2.85211</text:p>
          </table:table-cell>
          <table:table-cell office:value-type="float" office:value="1.08587" calcext:value-type="float">
            <text:p>1.08587</text:p>
          </table:table-cell>
          <table:table-cell office:value-type="float" office:value="0.743621" calcext:value-type="float">
            <text:p>0.743621</text:p>
          </table:table-cell>
          <table:table-cell office:value-type="float" office:value="1.67455" calcext:value-type="float">
            <text:p>1.67455</text:p>
          </table:table-cell>
        </table:table-row>
        <table:table-row table:style-name="ro1">
          <table:table-cell office:value-type="float" office:value="205348" calcext:value-type="float">
            <text:p>205348</text:p>
          </table:table-cell>
          <table:table-cell office:value-type="float" office:value="0.421435" calcext:value-type="float">
            <text:p>0.421435</text:p>
          </table:table-cell>
          <table:table-cell office:value-type="float" office:value="1.45242" calcext:value-type="float">
            <text:p>1.45242</text:p>
          </table:table-cell>
          <table:table-cell office:value-type="float" office:value="0.325072" calcext:value-type="float">
            <text:p>0.325072</text:p>
          </table:table-cell>
          <table:table-cell office:value-type="float" office:value="0.327673" calcext:value-type="float">
            <text:p>0.327673</text:p>
          </table:table-cell>
          <table:table-cell office:value-type="float" office:value="1.23862" calcext:value-type="float">
            <text:p>1.23862</text:p>
          </table:table-cell>
        </table:table-row>
        <table:table-row table:style-name="ro1">
          <table:table-cell office:value-type="float" office:value="22385762" calcext:value-type="float">
            <text:p>22385762</text:p>
          </table:table-cell>
          <table:table-cell office:value-type="float" office:value="1.30831" calcext:value-type="float">
            <text:p>1.30831</text:p>
          </table:table-cell>
          <table:table-cell office:value-type="float" office:value="2.92254" calcext:value-type="float">
            <text:p>2.92254</text:p>
          </table:table-cell>
          <table:table-cell office:value-type="float" office:value="1.16545" calcext:value-type="float">
            <text:p>1.16545</text:p>
          </table:table-cell>
          <table:table-cell office:value-type="float" office:value="0.876788" calcext:value-type="float">
            <text:p>0.876788</text:p>
          </table:table-cell>
          <table:table-cell office:value-type="float" office:value="1.70008" calcext:value-type="float">
            <text:p>1.70008</text:p>
          </table:table-cell>
        </table:table-row>
        <table:table-row table:style-name="ro1">
          <table:table-cell office:value-type="float" office:value="9912671" calcext:value-type="float">
            <text:p>9912671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2.64841" calcext:value-type="float">
            <text:p>2.64841</text:p>
          </table:table-cell>
          <table:table-cell office:value-type="float" office:value="0.965661" calcext:value-type="float">
            <text:p>0.965661</text:p>
          </table:table-cell>
          <table:table-cell office:value-type="float" office:value="0.639384" calcext:value-type="float">
            <text:p>0.639384</text:p>
          </table:table-cell>
          <table:table-cell office:value-type="float" office:value="1.61813" calcext:value-type="float">
            <text:p>1.61813</text:p>
          </table:table-cell>
        </table:table-row>
        <table:table-row table:style-name="ro1">
          <table:table-cell office:value-type="float" office:value="41897" calcext:value-type="float">
            <text:p>41897</text:p>
          </table:table-cell>
          <table:table-cell office:value-type="float" office:value="0.269508" calcext:value-type="float">
            <text:p>0.269508</text:p>
          </table:table-cell>
          <table:table-cell office:value-type="float" office:value="1.22761" calcext:value-type="float">
            <text:p>1.22761</text:p>
          </table:table-cell>
          <table:table-cell office:value-type="float" office:value="0.180655" calcext:value-type="float">
            <text:p>0.180655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1.11263" calcext:value-type="float">
            <text:p>1.11263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float" office:value="0.47809" calcext:value-type="float">
            <text:p>0.47809</text:p>
          </table:table-cell>
          <table:table-cell office:value-type="float" office:value="1.53455" calcext:value-type="float">
            <text:p>1.53455</text:p>
          </table:table-cell>
          <table:table-cell office:value-type="float" office:value="0.371836" calcext:value-type="float">
            <text:p>0.371836</text:p>
          </table:table-cell>
          <table:table-cell office:value-type="float" office:value="0.348171" calcext:value-type="float">
            <text:p>0.348171</text:p>
          </table:table-cell>
          <table:table-cell office:value-type="float" office:value="1.2691" calcext:value-type="float">
            <text:p>1.2691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0.199213" calcext:value-type="float">
            <text:p>0.199213</text:p>
          </table:table-cell>
          <table:table-cell office:value-type="float" office:value="1.22374" calcext:value-type="float">
            <text:p>1.22374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194137" calcext:value-type="float">
            <text:p>0.19413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0.219454" calcext:value-type="float">
            <text:p>0.219454</text:p>
          </table:table-cell>
          <table:table-cell office:value-type="float" office:value="1.21063" calcext:value-type="float">
            <text:p>1.21063</text:p>
          </table:table-cell>
          <table:table-cell office:value-type="float" office:value="0.135318" calcext:value-type="float">
            <text:p>0.135318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0.126594" calcext:value-type="float">
            <text:p>0.126594</text:p>
          </table:table-cell>
          <table:table-cell office:value-type="float" office:value="0.215215" calcext:value-type="float">
            <text:p>0.2152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float" office:value="0.275893" calcext:value-type="float">
            <text:p>0.275893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191665" calcext:value-type="float">
            <text:p>0.191665</text:p>
          </table:table-cell>
          <table:table-cell office:value-type="float" office:value="0.226096" calcext:value-type="float">
            <text:p>0.226096</text:p>
          </table:table-cell>
          <table:table-cell office:value-type="float" office:value="1.12863" calcext:value-type="float">
            <text:p>1.1286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152837" calcext:value-type="float">
            <text:p>0.152837</text:p>
          </table:table-cell>
          <table:table-cell office:value-type="float" office:value="1.15733" calcext:value-type="float">
            <text:p>1.15733</text:p>
          </table:table-cell>
          <table:table-cell office:value-type="float" office:value="0.0745123" calcext:value-type="float">
            <text:p>0.0745123</text:p>
          </table:table-cell>
          <table:table-cell office:value-type="float" office:value="0.179178" calcext:value-type="float">
            <text:p>0.1791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539198" calcext:value-type="float">
            <text:p>9539198</text:p>
          </table:table-cell>
          <table:table-cell office:value-type="float" office:value="1.10882" calcext:value-type="float">
            <text:p>1.10882</text:p>
          </table:table-cell>
          <table:table-cell office:value-type="float" office:value="2.6441" calcext:value-type="float">
            <text:p>2.6441</text:p>
          </table:table-cell>
          <table:table-cell office:value-type="float" office:value="0.960415" calcext:value-type="float">
            <text:p>0.960415</text:p>
          </table:table-cell>
          <table:table-cell office:value-type="float" office:value="0.615969" calcext:value-type="float">
            <text:p>0.615969</text:p>
          </table:table-cell>
          <table:table-cell office:value-type="float" office:value="1.61409" calcext:value-type="float">
            <text:p>1.61409</text:p>
          </table:table-cell>
        </table:table-row>
        <table:table-row table:style-name="ro1">
          <table:table-cell office:value-type="float" office:value="646634" calcext:value-type="float">
            <text:p>646634</text:p>
          </table:table-cell>
          <table:table-cell office:value-type="float" office:value="0.630617" calcext:value-type="float">
            <text:p>0.630617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0.522408" calcext:value-type="float">
            <text:p>0.522408</text:p>
          </table:table-cell>
          <table:table-cell office:value-type="float" office:value="0.477762" calcext:value-type="float">
            <text:p>0.477762</text:p>
          </table:table-cell>
          <table:table-cell office:value-type="float" office:value="1.34844" calcext:value-type="float">
            <text:p>1.34844</text:p>
          </table:table-cell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1.25472" calcext:value-type="float">
            <text:p>1.25472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1.09179" calcext:value-type="float">
            <text:p>1.09179</text:p>
          </table:table-cell>
        </table:table-row>
        <table:table-row table:style-name="ro1">
          <table:table-cell office:value-type="float" office:value="32221393" calcext:value-type="float">
            <text:p>32221393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3.11913" calcext:value-type="float">
            <text:p>3.11913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0.877799" calcext:value-type="float">
            <text:p>0.877799</text:p>
          </table:table-cell>
          <table:table-cell office:value-type="float" office:value="1.73534" calcext:value-type="float">
            <text:p>1.73534</text:p>
          </table:table-cell>
        </table:table-row>
        <table:table-row table:style-name="ro1">
          <table:table-cell office:value-type="float" office:value="580481" calcext:value-type="float">
            <text:p>580481</text:p>
          </table:table-cell>
          <table:table-cell office:value-type="float" office:value="0.614103" calcext:value-type="float">
            <text:p>0.614103</text:p>
          </table:table-cell>
          <table:table-cell office:value-type="float" office:value="1.79683" calcext:value-type="float">
            <text:p>1.79683</text:p>
          </table:table-cell>
          <table:table-cell office:value-type="float" office:value="0.494826" calcext:value-type="float">
            <text:p>0.494826</text:p>
          </table:table-cell>
          <table:table-cell office:value-type="float" office:value="0.412375" calcext:value-type="float">
            <text:p>0.412375</text:p>
          </table:table-cell>
          <table:table-cell office:value-type="float" office:value="1.33712" calcext:value-type="float">
            <text:p>1.33712</text:p>
          </table:table-cell>
        </table:table-row>
        <table:table-row table:style-name="ro1">
          <table:table-cell office:value-type="float" office:value="45886515" calcext:value-type="float">
            <text:p>45886515</text:p>
          </table:table-cell>
          <table:table-cell office:value-type="float" office:value="1.48707" calcext:value-type="float">
            <text:p>1.48707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36737" calcext:value-type="float">
            <text:p>1.36737</text:p>
          </table:table-cell>
          <table:table-cell office:value-type="float" office:value="0.951898" calcext:value-type="float">
            <text:p>0.951898</text:p>
          </table:table-cell>
          <table:table-cell office:value-type="float" office:value="1.77122" calcext:value-type="float">
            <text:p>1.77122</text:p>
          </table:table-cell>
        </table:table-row>
        <table:table-row table:style-name="ro1">
          <table:table-cell office:value-type="float" office:value="488324" calcext:value-type="float">
            <text:p>488324</text:p>
          </table:table-cell>
          <table:table-cell office:value-type="float" office:value="0.590135" calcext:value-type="float">
            <text:p>0.590135</text:p>
          </table:table-cell>
          <table:table-cell office:value-type="float" office:value="1.7795" calcext:value-type="float">
            <text:p>1.7795</text:p>
          </table:table-cell>
          <table:table-cell office:value-type="float" office:value="0.464806" calcext:value-type="float">
            <text:p>0.464806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1.32052" calcext:value-type="float">
            <text:p>1.32052</text:p>
          </table:table-cell>
        </table:table-row>
        <table:table-row table:style-name="ro1">
          <table:table-cell office:value-type="float" office:value="2522188" calcext:value-type="float">
            <text:p>2522188</text:p>
          </table:table-cell>
          <table:table-cell office:value-type="float" office:value="0.866359" calcext:value-type="float">
            <text:p>0.866359</text:p>
          </table:table-cell>
          <table:table-cell office:value-type="float" office:value="2.22303" calcext:value-type="float">
            <text:p>2.22303</text:p>
          </table:table-cell>
          <table:table-cell office:value-type="float" office:value="0.734729" calcext:value-type="float">
            <text:p>0.734729</text:p>
          </table:table-cell>
          <table:table-cell office:value-type="float" office:value="0.510907" calcext:value-type="float">
            <text:p>0.510907</text:p>
          </table:table-cell>
          <table:table-cell office:value-type="float" office:value="1.48212" calcext:value-type="float">
            <text:p>1.48212</text:p>
          </table:table-cell>
        </table:table-row>
        <table:table-row table:style-name="ro1">
          <table:table-cell office:value-type="float" office:value="3288638" calcext:value-type="float">
            <text:p>3288638</text:p>
          </table:table-cell>
          <table:table-cell office:value-type="float" office:value="0.919374" calcext:value-type="float">
            <text:p>0.919374</text:p>
          </table:table-cell>
          <table:table-cell office:value-type="float" office:value="2.35532" calcext:value-type="float">
            <text:p>2.35532</text:p>
          </table:table-cell>
          <table:table-cell office:value-type="float" office:value="0.774523" calcext:value-type="float">
            <text:p>0.774523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1.50684" calcext:value-type="float">
            <text:p>1.5068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0.172828" calcext:value-type="float">
            <text:p>0.172828</text:p>
          </table:table-cell>
          <table:table-cell office:value-type="float" office:value="1.21152" calcext:value-type="float">
            <text:p>1.21152</text:p>
          </table:table-cell>
          <table:table-cell office:value-type="float" office:value="0.0918728" calcext:value-type="float">
            <text:p>0.0918728</text:p>
          </table:table-cell>
          <table:table-cell office:value-type="float" office:value="0.174868" calcext:value-type="float">
            <text:p>0.17486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449623" calcext:value-type="float">
            <text:p>51449623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25587" calcext:value-type="float">
            <text:p>3.25587</text:p>
          </table:table-cell>
          <table:table-cell office:value-type="float" office:value="1.39966" calcext:value-type="float">
            <text:p>1.39966</text:p>
          </table:table-cell>
          <table:table-cell office:value-type="float" office:value="1.0208" calcext:value-type="float">
            <text:p>1.0208</text:p>
          </table:table-cell>
          <table:table-cell office:value-type="float" office:value="1.78129" calcext:value-type="float">
            <text:p>1.78129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0.20044" calcext:value-type="float">
            <text:p>0.20044</text:p>
          </table:table-cell>
          <table:table-cell office:value-type="float" office:value="1.22086" calcext:value-type="float">
            <text:p>1.22086</text:p>
          </table:table-cell>
          <table:table-cell office:value-type="float" office:value="0.116816" calcext:value-type="float">
            <text:p>0.116816</text:p>
          </table:table-cell>
          <table:table-cell office:value-type="float" office:value="0.19828" calcext:value-type="float">
            <text:p>0.198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575331" calcext:value-type="float">
            <text:p>5575331</text:p>
          </table:table-cell>
          <table:table-cell office:value-type="float" office:value="1.00534" calcext:value-type="float">
            <text:p>1.00534</text:p>
          </table:table-cell>
          <table:table-cell office:value-type="float" office:value="2.4894" calcext:value-type="float">
            <text:p>2.4894</text:p>
          </table:table-cell>
          <table:table-cell office:value-type="float" office:value="0.873862" calcext:value-type="float">
            <text:p>0.873862</text:p>
          </table:table-cell>
          <table:table-cell office:value-type="float" office:value="0.613781" calcext:value-type="float">
            <text:p>0.613781</text:p>
          </table:table-cell>
          <table:table-cell office:value-type="float" office:value="1.56123" calcext:value-type="float">
            <text:p>1.56123</text:p>
          </table:table-cell>
        </table:table-row>
        <table:table-row table:style-name="ro1">
          <table:table-cell office:value-type="float" office:value="10038924" calcext:value-type="float">
            <text:p>10038924</text:p>
          </table:table-cell>
          <table:table-cell office:value-type="float" office:value="1.12203" calcext:value-type="float">
            <text:p>1.12203</text:p>
          </table:table-cell>
          <table:table-cell office:value-type="float" office:value="2.65267" calcext:value-type="float">
            <text:p>2.65267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690257" calcext:value-type="float">
            <text:p>0.690257</text:p>
          </table:table-cell>
          <table:table-cell office:value-type="float" office:value="1.61954" calcext:value-type="float">
            <text:p>1.61954</text:p>
          </table:table-cell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0.221984" calcext:value-type="float">
            <text:p>0.221984</text:p>
          </table:table-cell>
          <table:table-cell office:value-type="float" office:value="1.21323" calcext:value-type="float">
            <text:p>1.21323</text:p>
          </table:table-cell>
          <table:table-cell office:value-type="float" office:value="0.136484" calcext:value-type="float">
            <text:p>0.136484</text:p>
          </table:table-cell>
          <table:table-cell office:value-type="float" office:value="0.214443" calcext:value-type="float">
            <text:p>0.2144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141773" calcext:value-type="float">
            <text:p>0.141773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0.0658711" calcext:value-type="float">
            <text:p>0.0658711</text:p>
          </table:table-cell>
          <table:table-cell office:value-type="float" office:value="0.218821" calcext:value-type="float">
            <text:p>0.21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7943" calcext:value-type="float">
            <text:p>67943</text:p>
          </table:table-cell>
          <table:table-cell office:value-type="float" office:value="0.286617" calcext:value-type="float">
            <text:p>0.286617</text:p>
          </table:table-cell>
          <table:table-cell office:value-type="float" office:value="1.31775" calcext:value-type="float">
            <text:p>1.31775</text:p>
          </table:table-cell>
          <table:table-cell office:value-type="float" office:value="0.204638" calcext:value-type="float">
            <text:p>0.204638</text:p>
          </table:table-cell>
          <table:table-cell office:value-type="float" office:value="0.254051" calcext:value-type="float">
            <text:p>0.254051</text:p>
          </table:table-cell>
          <table:table-cell office:value-type="float" office:value="1.14326" calcext:value-type="float">
            <text:p>1.14326</text:p>
          </table:table-cell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0.218524" calcext:value-type="float">
            <text:p>0.218524</text:p>
          </table:table-cell>
          <table:table-cell office:value-type="float" office:value="1.19784" calcext:value-type="float">
            <text:p>1.19784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0.200471" calcext:value-type="float">
            <text:p>0.2004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141621" calcext:value-type="float">
            <text:p>0.141621</text:p>
          </table:table-cell>
          <table:table-cell office:value-type="float" office:value="1.12336" calcext:value-type="float">
            <text:p>1.12336</text:p>
          </table:table-cell>
          <table:table-cell office:value-type="float" office:value="0.0660699" calcext:value-type="float">
            <text:p>0.0660699</text:p>
          </table:table-cell>
          <table:table-cell office:value-type="float" office:value="0.176341" calcext:value-type="float">
            <text:p>0.17634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648845" calcext:value-type="float">
            <text:p>2648845</text:p>
          </table:table-cell>
          <table:table-cell office:value-type="float" office:value="0.877071" calcext:value-type="float">
            <text:p>0.877071</text:p>
          </table:table-cell>
          <table:table-cell office:value-type="float" office:value="2.25189" calcext:value-type="float">
            <text:p>2.25189</text:p>
          </table:table-cell>
          <table:table-cell office:value-type="float" office:value="0.755444" calcext:value-type="float">
            <text:p>0.755444</text:p>
          </table:table-cell>
          <table:table-cell office:value-type="float" office:value="0.579737" calcext:value-type="float">
            <text:p>0.579737</text:p>
          </table:table-cell>
          <table:table-cell office:value-type="float" office:value="1.48764" calcext:value-type="float">
            <text:p>1.48764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0.198848" calcext:value-type="float">
            <text:p>0.198848</text:p>
          </table:table-cell>
          <table:table-cell office:value-type="float" office:value="1.24695" calcext:value-type="float">
            <text:p>1.24695</text:p>
          </table:table-cell>
          <table:table-cell office:value-type="float" office:value="0.114359" calcext:value-type="float">
            <text:p>0.114359</text:p>
          </table:table-cell>
          <table:table-cell office:value-type="float" office:value="0.184076" calcext:value-type="float">
            <text:p>0.1840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0.226686" calcext:value-type="float">
            <text:p>0.226686</text:p>
          </table:table-cell>
          <table:table-cell office:value-type="float" office:value="1.26829" calcext:value-type="float">
            <text:p>1.26829</text:p>
          </table:table-cell>
          <table:table-cell office:value-type="float" office:value="0.137804" calcext:value-type="float">
            <text:p>0.137804</text:p>
          </table:table-cell>
          <table:table-cell office:value-type="float" office:value="0.198821" calcext:value-type="float">
            <text:p>0.19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07692" calcext:value-type="float">
            <text:p>1307692</text:p>
          </table:table-cell>
          <table:table-cell office:value-type="float" office:value="0.762288" calcext:value-type="float">
            <text:p>0.762288</text:p>
          </table:table-cell>
          <table:table-cell office:value-type="float" office:value="2.03994" calcext:value-type="float">
            <text:p>2.03994</text:p>
          </table:table-cell>
          <table:table-cell office:value-type="float" office:value="0.625159" calcext:value-type="float">
            <text:p>0.625159</text:p>
          </table:table-cell>
          <table:table-cell office:value-type="float" office:value="0.548389" calcext:value-type="float">
            <text:p>0.548389</text:p>
          </table:table-cell>
          <table:table-cell office:value-type="float" office:value="1.41763" calcext:value-type="float">
            <text:p>1.41763</text:p>
          </table:table-cell>
        </table:table-row>
        <table:table-row table:style-name="ro1">
          <table:table-cell office:value-type="float" office:value="56603471" calcext:value-type="float">
            <text:p>56603471</text:p>
          </table:table-cell>
          <table:table-cell office:value-type="float" office:value="1.53932" calcext:value-type="float">
            <text:p>1.53932</text:p>
          </table:table-cell>
          <table:table-cell office:value-type="float" office:value="3.33438" calcext:value-type="float">
            <text:p>3.33438</text:p>
          </table:table-cell>
          <table:table-cell office:value-type="float" office:value="1.43736" calcext:value-type="float">
            <text:p>1.43736</text:p>
          </table:table-cell>
          <table:table-cell office:value-type="float" office:value="0.874539" calcext:value-type="float">
            <text:p>0.874539</text:p>
          </table:table-cell>
          <table:table-cell office:value-type="float" office:value="1.79204" calcext:value-type="float">
            <text:p>1.79204</text:p>
          </table:table-cell>
        </table:table-row>
        <table:table-row table:style-name="ro1">
          <table:table-cell office:value-type="float" office:value="44192070" calcext:value-type="float">
            <text:p>44192070</text:p>
          </table:table-cell>
          <table:table-cell office:value-type="float" office:value="1.48563" calcext:value-type="float">
            <text:p>1.48563</text:p>
          </table:table-cell>
          <table:table-cell office:value-type="float" office:value="3.18481" calcext:value-type="float">
            <text:p>3.18481</text:p>
          </table:table-cell>
          <table:table-cell office:value-type="float" office:value="1.38067" calcext:value-type="float">
            <text:p>1.38067</text:p>
          </table:table-cell>
          <table:table-cell office:value-type="float" office:value="0.969475" calcext:value-type="float">
            <text:p>0.969475</text:p>
          </table:table-cell>
          <table:table-cell office:value-type="float" office:value="1.7678" calcext:value-type="float">
            <text:p>1.7678</text:p>
          </table:table-cell>
        </table:table-row>
        <table:table-row table:style-name="ro1">
          <table:table-cell office:value-type="float" office:value="111968" calcext:value-type="float">
            <text:p>111968</text:p>
          </table:table-cell>
          <table:table-cell office:value-type="float" office:value="0.331957" calcext:value-type="float">
            <text:p>0.331957</text:p>
          </table:table-cell>
          <table:table-cell office:value-type="float" office:value="1.4224" calcext:value-type="float">
            <text:p>1.4224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0.249853" calcext:value-type="float">
            <text:p>0.249853</text:p>
          </table:table-cell>
          <table:table-cell office:value-type="float" office:value="1.19394" calcext:value-type="float">
            <text:p>1.19394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float" office:value="0.235284" calcext:value-type="float">
            <text:p>0.235284</text:p>
          </table:table-cell>
          <table:table-cell office:value-type="float" office:value="1.19678" calcext:value-type="float">
            <text:p>1.19678</text:p>
          </table:table-cell>
          <table:table-cell office:value-type="float" office:value="0.151175" calcext:value-type="float">
            <text:p>0.151175</text:p>
          </table:table-cell>
          <table:table-cell office:value-type="float" office:value="0.233731" calcext:value-type="float">
            <text:p>0.2337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0.261352" calcext:value-type="float">
            <text:p>0.261352</text:p>
          </table:table-cell>
          <table:table-cell office:value-type="float" office:value="1.22139" calcext:value-type="float">
            <text:p>1.22139</text:p>
          </table:table-cell>
          <table:table-cell office:value-type="float" office:value="0.177864" calcext:value-type="float">
            <text:p>0.177864</text:p>
          </table:table-cell>
          <table:table-cell office:value-type="float" office:value="0.248456" calcext:value-type="float">
            <text:p>0.248456</text:p>
          </table:table-cell>
          <table:table-cell office:value-type="float" office:value="1.10725" calcext:value-type="float">
            <text:p>1.10725</text:p>
          </table:table-cell>
        </table:table-row>
        <table:table-row table:style-name="ro1">
          <table:table-cell office:value-type="float" office:value="11491965" calcext:value-type="float">
            <text:p>11491965</text:p>
          </table:table-cell>
          <table:table-cell office:value-type="float" office:value="1.15767" calcext:value-type="float">
            <text:p>1.15767</text:p>
          </table:table-cell>
          <table:table-cell office:value-type="float" office:value="2.71333" calcext:value-type="float">
            <text:p>2.71333</text:p>
          </table:table-cell>
          <table:table-cell office:value-type="float" office:value="0.999055" calcext:value-type="float">
            <text:p>0.999055</text:p>
          </table:table-cell>
          <table:table-cell office:value-type="float" office:value="0.715821" calcext:value-type="float">
            <text:p>0.715821</text:p>
          </table:table-cell>
          <table:table-cell office:value-type="float" office:value="1.63292" calcext:value-type="float">
            <text:p>1.63292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0.224115" calcext:value-type="float">
            <text:p>0.224115</text:p>
          </table:table-cell>
          <table:table-cell office:value-type="float" office:value="1.25825" calcext:value-type="float">
            <text:p>1.25825</text:p>
          </table:table-cell>
          <table:table-cell office:value-type="float" office:value="0.138238" calcext:value-type="float">
            <text:p>0.138238</text:p>
          </table:table-cell>
          <table:table-cell office:value-type="float" office:value="0.197274" calcext:value-type="float">
            <text:p>0.19727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float" office:value="0.242411" calcext:value-type="float">
            <text:p>0.242411</text:p>
          </table:table-cell>
          <table:table-cell office:value-type="float" office:value="1.24144" calcext:value-type="float">
            <text:p>1.24144</text:p>
          </table:table-cell>
          <table:table-cell office:value-type="float" office:value="0.156736" calcext:value-type="float">
            <text:p>0.156736</text:p>
          </table:table-cell>
          <table:table-cell office:value-type="float" office:value="0.250996" calcext:value-type="float">
            <text:p>0.250996</text:p>
          </table:table-cell>
          <table:table-cell office:value-type="float" office:value="1.07081" calcext:value-type="float">
            <text:p>1.070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1.21271" calcext:value-type="float">
            <text:p>1.21271</text:p>
          </table:table-cell>
          <table:table-cell office:value-type="float" office:value="0.0919717" calcext:value-type="float">
            <text:p>0.0919717</text:p>
          </table:table-cell>
          <table:table-cell office:value-type="float" office:value="0.175023" calcext:value-type="float">
            <text:p>0.1750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8011" calcext:value-type="float">
            <text:p>708011</text:p>
          </table:table-cell>
          <table:table-cell office:value-type="float" office:value="0.650801" calcext:value-type="float">
            <text:p>0.650801</text:p>
          </table:table-cell>
          <table:table-cell office:value-type="float" office:value="1.86478" calcext:value-type="float">
            <text:p>1.86478</text:p>
          </table:table-cell>
          <table:table-cell office:value-type="float" office:value="0.532506" calcext:value-type="float">
            <text:p>0.532506</text:p>
          </table:table-cell>
          <table:table-cell office:value-type="float" office:value="0.474915" calcext:value-type="float">
            <text:p>0.474915</text:p>
          </table:table-cell>
          <table:table-cell office:value-type="float" office:value="1.35744" calcext:value-type="float">
            <text:p>1.35744</text:p>
          </table:table-cell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float" office:value="0.290817" calcext:value-type="float">
            <text:p>0.290817</text:p>
          </table:table-cell>
          <table:table-cell office:value-type="float" office:value="1.37371" calcext:value-type="float">
            <text:p>1.37371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238413" calcext:value-type="float">
            <text:p>0.238413</text:p>
          </table:table-cell>
          <table:table-cell office:value-type="float" office:value="1.15443" calcext:value-type="float">
            <text:p>1.15443</text:p>
          </table:table-cell>
        </table:table-row>
        <table:table-row table:style-name="ro1">
          <table:table-cell office:value-type="float" office:value="828034" calcext:value-type="float">
            <text:p>828034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1.90723" calcext:value-type="float">
            <text:p>1.90723</text:p>
          </table:table-cell>
          <table:table-cell office:value-type="float" office:value="0.557044" calcext:value-type="float">
            <text:p>0.557044</text:p>
          </table:table-cell>
          <table:table-cell office:value-type="float" office:value="0.475436" calcext:value-type="float">
            <text:p>0.475436</text:p>
          </table:table-cell>
          <table:table-cell office:value-type="float" office:value="1.37057" calcext:value-type="float">
            <text:p>1.37057</text:p>
          </table:table-cell>
        </table:table-row>
        <table:table-row table:style-name="ro1">
          <table:table-cell office:value-type="float" office:value="8104369" calcext:value-type="float">
            <text:p>8104369</text:p>
          </table:table-cell>
          <table:table-cell office:value-type="float" office:value="1.08039" calcext:value-type="float">
            <text:p>1.08039</text:p>
          </table:table-cell>
          <table:table-cell office:value-type="float" office:value="2.64484" calcext:value-type="float">
            <text:p>2.64484</text:p>
          </table:table-cell>
          <table:table-cell office:value-type="float" office:value="0.922163" calcext:value-type="float">
            <text:p>0.922163</text:p>
          </table:table-cell>
          <table:table-cell office:value-type="float" office:value="0.598607" calcext:value-type="float">
            <text:p>0.598607</text:p>
          </table:table-cell>
          <table:table-cell office:value-type="float" office:value="1.59756" calcext:value-type="float">
            <text:p>1.59756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.199718" calcext:value-type="float">
            <text:p>0.199718</text:p>
          </table:table-cell>
          <table:table-cell office:value-type="float" office:value="1.2137" calcext:value-type="float">
            <text:p>1.2137</text:p>
          </table:table-cell>
          <table:table-cell office:value-type="float" office:value="0.118491" calcext:value-type="float">
            <text:p>0.118491</text:p>
          </table:table-cell>
          <table:table-cell office:value-type="float" office:value="0.198914" calcext:value-type="float">
            <text:p>0.1989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8858081" calcext:value-type="float">
            <text:p>68858081</text:p>
          </table:table-cell>
          <table:table-cell office:value-type="float" office:value="1.57749" calcext:value-type="float">
            <text:p>1.57749</text:p>
          </table:table-cell>
          <table:table-cell office:value-type="float" office:value="3.32006" calcext:value-type="float">
            <text:p>3.32006</text:p>
          </table:table-cell>
          <table:table-cell office:value-type="float" office:value="1.46217" calcext:value-type="float">
            <text:p>1.46217</text:p>
          </table:table-cell>
          <table:table-cell office:value-type="float" office:value="1.03917" calcext:value-type="float">
            <text:p>1.03917</text:p>
          </table:table-cell>
          <table:table-cell office:value-type="float" office:value="1.81135" calcext:value-type="float">
            <text:p>1.81135</text:p>
          </table:table-cell>
        </table:table-row>
        <table:table-row table:style-name="ro1">
          <table:table-cell office:value-type="float" office:value="22660252" calcext:value-type="float">
            <text:p>22660252</text:p>
          </table:table-cell>
          <table:table-cell office:value-type="float" office:value="1.31254" calcext:value-type="float">
            <text:p>1.31254</text:p>
          </table:table-cell>
          <table:table-cell office:value-type="float" office:value="2.93588" calcext:value-type="float">
            <text:p>2.93588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889345" calcext:value-type="float">
            <text:p>0.889345</text:p>
          </table:table-cell>
          <table:table-cell office:value-type="float" office:value="1.70083" calcext:value-type="float">
            <text:p>1.70083</text:p>
          </table:table-cell>
        </table:table-row>
        <table:table-row table:style-name="ro1">
          <table:table-cell office:value-type="float" office:value="4905236" calcext:value-type="float">
            <text:p>4905236</text:p>
          </table:table-cell>
          <table:table-cell office:value-type="float" office:value="0.985807" calcext:value-type="float">
            <text:p>0.985807</text:p>
          </table:table-cell>
          <table:table-cell office:value-type="float" office:value="2.44882" calcext:value-type="float">
            <text:p>2.44882</text:p>
          </table:table-cell>
          <table:table-cell office:value-type="float" office:value="0.836331" calcext:value-type="float">
            <text:p>0.836331</text:p>
          </table:table-cell>
          <table:table-cell office:value-type="float" office:value="0.565236" calcext:value-type="float">
            <text:p>0.565236</text:p>
          </table:table-cell>
          <table:table-cell office:value-type="float" office:value="1.54791" calcext:value-type="float">
            <text:p>1.54791</text:p>
          </table:table-cell>
        </table:table-row>
        <table:table-row table:style-name="ro1">
          <table:table-cell office:value-type="float" office:value="241512" calcext:value-type="float">
            <text:p>241512</text:p>
          </table:table-cell>
          <table:table-cell office:value-type="float" office:value="0.450148" calcext:value-type="float">
            <text:p>0.450148</text:p>
          </table:table-cell>
          <table:table-cell office:value-type="float" office:value="1.49534" calcext:value-type="float">
            <text:p>1.49534</text:p>
          </table:table-cell>
          <table:table-cell office:value-type="float" office:value="0.343196" calcext:value-type="float">
            <text:p>0.343196</text:p>
          </table:table-cell>
          <table:table-cell office:value-type="float" office:value="0.343186" calcext:value-type="float">
            <text:p>0.343186</text:p>
          </table:table-cell>
          <table:table-cell office:value-type="float" office:value="1.2539" calcext:value-type="float">
            <text:p>1.2539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0.25424" calcext:value-type="float">
            <text:p>0.25424</text:p>
          </table:table-cell>
          <table:table-cell office:value-type="float" office:value="1.25709" calcext:value-type="float">
            <text:p>1.25709</text:p>
          </table:table-cell>
          <table:table-cell office:value-type="float" office:value="0.170474" calcext:value-type="float">
            <text:p>0.170474</text:p>
          </table:table-cell>
          <table:table-cell office:value-type="float" office:value="0.211885" calcext:value-type="float">
            <text:p>0.211885</text:p>
          </table:table-cell>
          <table:table-cell office:value-type="float" office:value="1.09535" calcext:value-type="float">
            <text:p>1.09535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147" calcext:value-type="float">
            <text:p>0.109147</text:p>
          </table:table-cell>
          <table:table-cell office:value-type="float" office:value="0.216367" calcext:value-type="float">
            <text:p>0.2163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0.191815" calcext:value-type="float">
            <text:p>0.191815</text:p>
          </table:table-cell>
          <table:table-cell office:value-type="float" office:value="1.17709" calcext:value-type="float">
            <text:p>1.17709</text:p>
          </table:table-cell>
          <table:table-cell office:value-type="float" office:value="0.111462" calcext:value-type="float">
            <text:p>0.111462</text:p>
          </table:table-cell>
          <table:table-cell office:value-type="float" office:value="0.204127" calcext:value-type="float">
            <text:p>0.20412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82984" calcext:value-type="float">
            <text:p>2982984</text:p>
          </table:table-cell>
          <table:table-cell office:value-type="float" office:value="0.904642" calcext:value-type="float">
            <text:p>0.904642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0.751708" calcext:value-type="float">
            <text:p>0.751708</text:p>
          </table:table-cell>
          <table:table-cell office:value-type="float" office:value="0.485761" calcext:value-type="float">
            <text:p>0.485761</text:p>
          </table:table-cell>
          <table:table-cell office:value-type="float" office:value="1.49758" calcext:value-type="float">
            <text:p>1.49758</text:p>
          </table:table-cell>
        </table:table-row>
        <table:table-row table:style-name="ro1">
          <table:table-cell office:value-type="float" office:value="19315332" calcext:value-type="float">
            <text:p>19315332</text:p>
          </table:table-cell>
          <table:table-cell office:value-type="float" office:value="1.26882" calcext:value-type="float">
            <text:p>1.26882</text:p>
          </table:table-cell>
          <table:table-cell office:value-type="float" office:value="2.86962" calcext:value-type="float">
            <text:p>2.86962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0.754898" calcext:value-type="float">
            <text:p>0.754898</text:p>
          </table:table-cell>
          <table:table-cell office:value-type="float" office:value="1.68459" calcext:value-type="float">
            <text:p>1.68459</text:p>
          </table:table-cell>
        </table:table-row>
        <table:table-row table:style-name="ro1">
          <table:table-cell office:value-type="float" office:value="498540" calcext:value-type="float">
            <text:p>498540</text:p>
          </table:table-cell>
          <table:table-cell office:value-type="float" office:value="0.581708" calcext:value-type="float">
            <text:p>0.581708</text:p>
          </table:table-cell>
          <table:table-cell office:value-type="float" office:value="1.7687" calcext:value-type="float">
            <text:p>1.7687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395783" calcext:value-type="float">
            <text:p>0.395783</text:p>
          </table:table-cell>
          <table:table-cell office:value-type="float" office:value="1.32266" calcext:value-type="float">
            <text:p>1.32266</text:p>
          </table:table-cell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0.211926" calcext:value-type="float">
            <text:p>0.211926</text:p>
          </table:table-cell>
          <table:table-cell office:value-type="float" office:value="1.16978" calcext:value-type="float">
            <text:p>1.16978</text:p>
          </table:table-cell>
          <table:table-cell office:value-type="float" office:value="0.131751" calcext:value-type="float">
            <text:p>0.131751</text:p>
          </table:table-cell>
          <table:table-cell office:value-type="float" office:value="0.233512" calcext:value-type="float">
            <text:p>0.2335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8496" calcext:value-type="float">
            <text:p>158496</text:p>
          </table:table-cell>
          <table:table-cell office:value-type="float" office:value="0.368387" calcext:value-type="float">
            <text:p>0.368387</text:p>
          </table:table-cell>
          <table:table-cell office:value-type="float" office:value="1.35554" calcext:value-type="float">
            <text:p>1.35554</text:p>
          </table:table-cell>
          <table:table-cell office:value-type="float" office:value="0.281938" calcext:value-type="float">
            <text:p>0.281938</text:p>
          </table:table-cell>
          <table:table-cell office:value-type="float" office:value="0.314842" calcext:value-type="float">
            <text:p>0.314842</text:p>
          </table:table-cell>
          <table:table-cell office:value-type="float" office:value="1.21657" calcext:value-type="float">
            <text:p>1.21657</text:p>
          </table:table-cell>
        </table:table-row>
        <table:table-row table:style-name="ro1">
          <table:table-cell office:value-type="float" office:value="10330055" calcext:value-type="float">
            <text:p>10330055</text:p>
          </table:table-cell>
          <table:table-cell office:value-type="float" office:value="1.1284" calcext:value-type="float">
            <text:p>1.1284</text:p>
          </table:table-cell>
          <table:table-cell office:value-type="float" office:value="2.66703" calcext:value-type="float">
            <text:p>2.66703</text:p>
          </table:table-cell>
          <table:table-cell office:value-type="float" office:value="0.978891" calcext:value-type="float">
            <text:p>0.978891</text:p>
          </table:table-cell>
          <table:table-cell office:value-type="float" office:value="0.719439" calcext:value-type="float">
            <text:p>0.719439</text:p>
          </table:table-cell>
          <table:table-cell office:value-type="float" office:value="1.62277" calcext:value-type="float">
            <text:p>1.62277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0.243647" calcext:value-type="float">
            <text:p>0.243647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56628" calcext:value-type="float">
            <text:p>0.156628</text:p>
          </table:table-cell>
          <table:table-cell office:value-type="float" office:value="0.20689" calcext:value-type="float">
            <text:p>0.20689</text:p>
          </table:table-cell>
          <table:table-cell office:value-type="float" office:value="1.07559" calcext:value-type="float">
            <text:p>1.07559</text:p>
          </table:table-cell>
        </table:table-row>
        <table:table-row table:style-name="ro1">
          <table:table-cell office:value-type="float" office:value="46586" calcext:value-type="float">
            <text:p>46586</text:p>
          </table:table-cell>
          <table:table-cell office:value-type="float" office:value="0.269579" calcext:value-type="float">
            <text:p>0.269579</text:p>
          </table:table-cell>
          <table:table-cell office:value-type="float" office:value="1.24964" calcext:value-type="float">
            <text:p>1.24964</text:p>
          </table:table-cell>
          <table:table-cell office:value-type="float" office:value="0.184348" calcext:value-type="float">
            <text:p>0.184348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1.11718" calcext:value-type="float">
            <text:p>1.11718</text:p>
          </table:table-cell>
        </table:table-row>
        <table:table-row table:style-name="ro1">
          <table:table-cell office:value-type="float" office:value="25724569" calcext:value-type="float">
            <text:p>25724569</text:p>
          </table:table-cell>
          <table:table-cell office:value-type="float" office:value="1.34353" calcext:value-type="float">
            <text:p>1.34353</text:p>
          </table:table-cell>
          <table:table-cell office:value-type="float" office:value="2.98913" calcext:value-type="float">
            <text:p>2.98913</text:p>
          </table:table-cell>
          <table:table-cell office:value-type="float" office:value="1.23408" calcext:value-type="float">
            <text:p>1.23408</text:p>
          </table:table-cell>
          <table:table-cell office:value-type="float" office:value="0.833295" calcext:value-type="float">
            <text:p>0.833295</text:p>
          </table:table-cell>
          <table:table-cell office:value-type="float" office:value="1.71203" calcext:value-type="float">
            <text:p>1.71203</text:p>
          </table:table-cell>
        </table:table-row>
        <table:table-row table:style-name="ro1">
          <table:table-cell office:value-type="float" office:value="749478" calcext:value-type="float">
            <text:p>749478</text:p>
          </table:table-cell>
          <table:table-cell office:value-type="float" office:value="0.665437" calcext:value-type="float">
            <text:p>0.665437</text:p>
          </table:table-cell>
          <table:table-cell office:value-type="float" office:value="1.88938" calcext:value-type="float">
            <text:p>1.88938</text:p>
          </table:table-cell>
          <table:table-cell office:value-type="float" office:value="0.523744" calcext:value-type="float">
            <text:p>0.523744</text:p>
          </table:table-cell>
          <table:table-cell office:value-type="float" office:value="0.430408" calcext:value-type="float">
            <text:p>0.430408</text:p>
          </table:table-cell>
          <table:table-cell office:value-type="float" office:value="1.36124" calcext:value-type="float">
            <text:p>1.36124</text:p>
          </table:table-cell>
        </table:table-row>
        <table:table-row table:style-name="ro1">
          <table:table-cell office:value-type="float" office:value="1035333" calcext:value-type="float">
            <text:p>1035333</text:p>
          </table:table-cell>
          <table:table-cell office:value-type="float" office:value="0.726497" calcext:value-type="float">
            <text:p>0.726497</text:p>
          </table:table-cell>
          <table:table-cell office:value-type="float" office:value="2.01214" calcext:value-type="float">
            <text:p>2.01214</text:p>
          </table:table-cell>
          <table:table-cell office:value-type="float" office:value="0.579411" calcext:value-type="float">
            <text:p>0.579411</text:p>
          </table:table-cell>
          <table:table-cell office:value-type="float" office:value="0.44812" calcext:value-type="float">
            <text:p>0.44812</text:p>
          </table:table-cell>
          <table:table-cell office:value-type="float" office:value="1.39345" calcext:value-type="float">
            <text:p>1.3934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4027" calcext:value-type="float">
            <text:p>0.144027</text:p>
          </table:table-cell>
          <table:table-cell office:value-type="float" office:value="1.14917" calcext:value-type="float">
            <text:p>1.14917</text:p>
          </table:table-cell>
          <table:table-cell office:value-type="float" office:value="0.068372" calcext:value-type="float">
            <text:p>0.068372</text:p>
          </table:table-cell>
          <table:table-cell office:value-type="float" office:value="0.179286" calcext:value-type="float">
            <text:p>0.1792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149133" calcext:value-type="float">
            <text:p>56149133</text:p>
          </table:table-cell>
          <table:table-cell office:value-type="float" office:value="1.52089" calcext:value-type="float">
            <text:p>1.52089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1.38826" calcext:value-type="float">
            <text:p>1.38826</text:p>
          </table:table-cell>
          <table:table-cell office:value-type="float" office:value="0.846495" calcext:value-type="float">
            <text:p>0.846495</text:p>
          </table:table-cell>
          <table:table-cell office:value-type="float" office:value="1.79121" calcext:value-type="float">
            <text:p>1.79121</text:p>
          </table:table-cell>
        </table:table-row>
        <table:table-row table:style-name="ro1">
          <table:table-cell office:value-type="float" office:value="21031354" calcext:value-type="float">
            <text:p>21031354</text:p>
          </table:table-cell>
          <table:table-cell office:value-type="float" office:value="1.28706" calcext:value-type="float">
            <text:p>1.28706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1.17043" calcext:value-type="float">
            <text:p>1.17043</text:p>
          </table:table-cell>
          <table:table-cell office:value-type="float" office:value="0.925981" calcext:value-type="float">
            <text:p>0.925981</text:p>
          </table:table-cell>
          <table:table-cell office:value-type="float" office:value="1.69406" calcext:value-type="float">
            <text:p>1.69406</text:p>
          </table:table-cell>
        </table:table-row>
        <table:table-row table:style-name="ro1">
          <table:table-cell office:value-type="float" office:value="4386770" calcext:value-type="float">
            <text:p>4386770</text:p>
          </table:table-cell>
          <table:table-cell office:value-type="float" office:value="0.963025" calcext:value-type="float">
            <text:p>0.963025</text:p>
          </table:table-cell>
          <table:table-cell office:value-type="float" office:value="2.42945" calcext:value-type="float">
            <text:p>2.42945</text:p>
          </table:table-cell>
          <table:table-cell office:value-type="float" office:value="0.814755" calcext:value-type="float">
            <text:p>0.814755</text:p>
          </table:table-cell>
          <table:table-cell office:value-type="float" office:value="0.552662" calcext:value-type="float">
            <text:p>0.552662</text:p>
          </table:table-cell>
          <table:table-cell office:value-type="float" office:value="1.5365" calcext:value-type="float">
            <text:p>1.5365</text:p>
          </table:table-cell>
        </table:table-row>
        <table:table-row table:style-name="ro1">
          <table:table-cell office:value-type="float" office:value="249393" calcext:value-type="float">
            <text:p>249393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1.57797" calcext:value-type="float">
            <text:p>1.57797</text:p>
          </table:table-cell>
          <table:table-cell office:value-type="float" office:value="0.349966" calcext:value-type="float">
            <text:p>0.349966</text:p>
          </table:table-cell>
          <table:table-cell office:value-type="float" office:value="0.33277" calcext:value-type="float">
            <text:p>0.33277</text:p>
          </table:table-cell>
          <table:table-cell office:value-type="float" office:value="1.25745" calcext:value-type="float">
            <text:p>1.2574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144881" calcext:value-type="float">
            <text:p>0.144881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0.0671388" calcext:value-type="float">
            <text:p>0.0671388</text:p>
          </table:table-cell>
          <table:table-cell office:value-type="float" office:value="0.176786" calcext:value-type="float">
            <text:p>0.1767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0587" calcext:value-type="float">
            <text:p>5460587</text:p>
          </table:table-cell>
          <table:table-cell office:value-type="float" office:value="0.990807" calcext:value-type="float">
            <text:p>0.990807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0.852035" calcext:value-type="float">
            <text:p>0.852035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1.55925" calcext:value-type="float">
            <text:p>1.55925</text:p>
          </table:table-cell>
        </table:table-row>
        <table:table-row table:style-name="ro1">
          <table:table-cell office:value-type="float" office:value="851437" calcext:value-type="float">
            <text:p>851437</text:p>
          </table:table-cell>
          <table:table-cell office:value-type="float" office:value="0.685268" calcext:value-type="float">
            <text:p>0.685268</text:p>
          </table:table-cell>
          <table:table-cell office:value-type="float" office:value="2.0169" calcext:value-type="float">
            <text:p>2.0169</text:p>
          </table:table-cell>
          <table:table-cell office:value-type="float" office:value="0.560442" calcext:value-type="float">
            <text:p>0.560442</text:p>
          </table:table-cell>
          <table:table-cell office:value-type="float" office:value="0.449396" calcext:value-type="float">
            <text:p>0.449396</text:p>
          </table:table-cell>
          <table:table-cell office:value-type="float" office:value="1.37543" calcext:value-type="float">
            <text:p>1.37543</text:p>
          </table:table-cell>
        </table:table-row>
        <table:table-row table:style-name="ro1">
          <table:table-cell office:value-type="float" office:value="10534765" calcext:value-type="float">
            <text:p>10534765</text:p>
          </table:table-cell>
          <table:table-cell office:value-type="float" office:value="1.12329" calcext:value-type="float">
            <text:p>1.12329</text:p>
          </table:table-cell>
          <table:table-cell office:value-type="float" office:value="2.6549" calcext:value-type="float">
            <text:p>2.6549</text:p>
          </table:table-cell>
          <table:table-cell office:value-type="float" office:value="0.974002" calcext:value-type="float">
            <text:p>0.974002</text:p>
          </table:table-cell>
          <table:table-cell office:value-type="float" office:value="0.739537" calcext:value-type="float">
            <text:p>0.739537</text:p>
          </table:table-cell>
          <table:table-cell office:value-type="float" office:value="1.62506" calcext:value-type="float">
            <text:p>1.62506</text:p>
          </table:table-cell>
        </table:table-row>
        <table:table-row table:style-name="ro1">
          <table:table-cell office:value-type="float" office:value="4899639" calcext:value-type="float">
            <text:p>4899639</text:p>
          </table:table-cell>
          <table:table-cell office:value-type="float" office:value="0.971768" calcext:value-type="float">
            <text:p>0.971768</text:p>
          </table:table-cell>
          <table:table-cell office:value-type="float" office:value="2.41569" calcext:value-type="float">
            <text:p>2.41569</text:p>
          </table:table-cell>
          <table:table-cell office:value-type="float" office:value="0.841902" calcext:value-type="float">
            <text:p>0.841902</text:p>
          </table:table-cell>
          <table:table-cell office:value-type="float" office:value="0.578768" calcext:value-type="float">
            <text:p>0.578768</text:p>
          </table:table-cell>
          <table:table-cell office:value-type="float" office:value="1.54782" calcext:value-type="float">
            <text:p>1.54782</text:p>
          </table:table-cell>
        </table:table-row>
        <table:table-row table:style-name="ro1">
          <table:table-cell office:value-type="float" office:value="134942" calcext:value-type="float">
            <text:p>134942</text:p>
          </table:table-cell>
          <table:table-cell office:value-type="float" office:value="0.348077" calcext:value-type="float">
            <text:p>0.348077</text:p>
          </table:table-cell>
          <table:table-cell office:value-type="float" office:value="1.3814" calcext:value-type="float">
            <text:p>1.3814</text:p>
          </table:table-cell>
          <table:table-cell office:value-type="float" office:value="0.255974" calcext:value-type="float">
            <text:p>0.255974</text:p>
          </table:table-cell>
          <table:table-cell office:value-type="float" office:value="0.274773" calcext:value-type="float">
            <text:p>0.274773</text:p>
          </table:table-cell>
          <table:table-cell office:value-type="float" office:value="1.20109" calcext:value-type="float">
            <text:p>1.2010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141898" calcext:value-type="float">
            <text:p>0.141898</text:p>
          </table:table-cell>
          <table:table-cell office:value-type="float" office:value="1.11873" calcext:value-type="float">
            <text:p>1.11873</text:p>
          </table:table-cell>
          <table:table-cell office:value-type="float" office:value="0.0657029" calcext:value-type="float">
            <text:p>0.0657029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58237" calcext:value-type="float">
            <text:p>0.158237</text:p>
          </table:table-cell>
          <table:table-cell office:value-type="float" office:value="1.20031" calcext:value-type="float">
            <text:p>1.20031</text:p>
          </table:table-cell>
          <table:table-cell office:value-type="float" office:value="0.0764672" calcext:value-type="float">
            <text:p>0.0764672</text:p>
          </table:table-cell>
          <table:table-cell office:value-type="float" office:value="0.181433" calcext:value-type="float">
            <text:p>0.18143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0.179363" calcext:value-type="float">
            <text:p>0.179363</text:p>
          </table:table-cell>
          <table:table-cell office:value-type="float" office:value="1.17749" calcext:value-type="float">
            <text:p>1.17749</text:p>
          </table:table-cell>
          <table:table-cell office:value-type="float" office:value="0.0986074" calcext:value-type="float">
            <text:p>0.0986074</text:p>
          </table:table-cell>
          <table:table-cell office:value-type="float" office:value="0.196095" calcext:value-type="float">
            <text:p>0.19609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97609" calcext:value-type="float">
            <text:p>797609</text:p>
          </table:table-cell>
          <table:table-cell office:value-type="float" office:value="0.672496" calcext:value-type="float">
            <text:p>0.672496</text:p>
          </table:table-cell>
          <table:table-cell office:value-type="float" office:value="1.914" calcext:value-type="float">
            <text:p>1.914</text:p>
          </table:table-cell>
          <table:table-cell office:value-type="float" office:value="0.538427" calcext:value-type="float">
            <text:p>0.538427</text:p>
          </table:table-cell>
          <table:table-cell office:value-type="float" office:value="0.458755" calcext:value-type="float">
            <text:p>0.458755</text:p>
          </table:table-cell>
          <table:table-cell office:value-type="float" office:value="1.36716" calcext:value-type="float">
            <text:p>1.36716</text:p>
          </table:table-cell>
        </table:table-row>
        <table:table-row table:style-name="ro1">
          <table:table-cell office:value-type="float" office:value="2478832" calcext:value-type="float">
            <text:p>2478832</text:p>
          </table:table-cell>
          <table:table-cell office:value-type="float" office:value="0.862485" calcext:value-type="float">
            <text:p>0.862485</text:p>
          </table:table-cell>
          <table:table-cell office:value-type="float" office:value="2.22277" calcext:value-type="float">
            <text:p>2.22277</text:p>
          </table:table-cell>
          <table:table-cell office:value-type="float" office:value="0.727209" calcext:value-type="float">
            <text:p>0.727209</text:p>
          </table:table-cell>
          <table:table-cell office:value-type="float" office:value="0.522491" calcext:value-type="float">
            <text:p>0.522491</text:p>
          </table:table-cell>
          <table:table-cell office:value-type="float" office:value="1.48017" calcext:value-type="float">
            <text:p>1.48017</text:p>
          </table:table-cell>
        </table:table-row>
        <table:table-row table:style-name="ro1">
          <table:table-cell office:value-type="float" office:value="10494459" calcext:value-type="float">
            <text:p>10494459</text:p>
          </table:table-cell>
          <table:table-cell office:value-type="float" office:value="1.11804" calcext:value-type="float">
            <text:p>1.11804</text:p>
          </table:table-cell>
          <table:table-cell office:value-type="float" office:value="2.63322" calcext:value-type="float">
            <text:p>2.63322</text:p>
          </table:table-cell>
          <table:table-cell office:value-type="float" office:value="0.984255" calcext:value-type="float">
            <text:p>0.984255</text:p>
          </table:table-cell>
          <table:table-cell office:value-type="float" office:value="0.731824" calcext:value-type="float">
            <text:p>0.731824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float" office:value="0.220131" calcext:value-type="float">
            <text:p>0.220131</text:p>
          </table:table-cell>
          <table:table-cell office:value-type="float" office:value="1.2018" calcext:value-type="float">
            <text:p>1.2018</text:p>
          </table:table-cell>
          <table:table-cell office:value-type="float" office:value="0.134899" calcext:value-type="float">
            <text:p>0.134899</text:p>
          </table:table-cell>
          <table:table-cell office:value-type="float" office:value="0.206015" calcext:value-type="float">
            <text:p>0.2060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73393" calcext:value-type="float">
            <text:p>5173393</text:p>
          </table:table-cell>
          <table:table-cell office:value-type="float" office:value="0.987911" calcext:value-type="float">
            <text:p>0.987911</text:p>
          </table:table-cell>
          <table:table-cell office:value-type="float" office:value="2.43838" calcext:value-type="float">
            <text:p>2.43838</text:p>
          </table:table-cell>
          <table:table-cell office:value-type="float" office:value="0.840761" calcext:value-type="float">
            <text:p>0.840761</text:p>
          </table:table-cell>
          <table:table-cell office:value-type="float" office:value="0.619685" calcext:value-type="float">
            <text:p>0.619685</text:p>
          </table:table-cell>
          <table:table-cell office:value-type="float" office:value="1.55387" calcext:value-type="float">
            <text:p>1.55387</text:p>
          </table:table-cell>
        </table:table-row>
        <table:table-row table:style-name="ro1">
          <table:table-cell office:value-type="float" office:value="129620" calcext:value-type="float">
            <text:p>129620</text:p>
          </table:table-cell>
          <table:table-cell office:value-type="float" office:value="0.337597" calcext:value-type="float">
            <text:p>0.337597</text:p>
          </table:table-cell>
          <table:table-cell office:value-type="float" office:value="1.3521" calcext:value-type="float">
            <text:p>1.3521</text:p>
          </table:table-cell>
          <table:table-cell office:value-type="float" office:value="0.249481" calcext:value-type="float">
            <text:p>0.249481</text:p>
          </table:table-cell>
          <table:table-cell office:value-type="float" office:value="0.267126" calcext:value-type="float">
            <text:p>0.267126</text:p>
          </table:table-cell>
          <table:table-cell office:value-type="float" office:value="1.19771" calcext:value-type="float">
            <text:p>1.19771</text:p>
          </table:table-cell>
        </table:table-row>
        <table:table-row table:style-name="ro1">
          <table:table-cell office:value-type="float" office:value="3491817" calcext:value-type="float">
            <text:p>3491817</text:p>
          </table:table-cell>
          <table:table-cell office:value-type="float" office:value="0.924142" calcext:value-type="float">
            <text:p>0.924142</text:p>
          </table:table-cell>
          <table:table-cell office:value-type="float" office:value="2.42143" calcext:value-type="float">
            <text:p>2.42143</text:p>
          </table:table-cell>
          <table:table-cell office:value-type="float" office:value="0.77421" calcext:value-type="float">
            <text:p>0.77421</text:p>
          </table:table-cell>
          <table:table-cell office:value-type="float" office:value="0.520652" calcext:value-type="float">
            <text:p>0.520652</text:p>
          </table:table-cell>
          <table:table-cell office:value-type="float" office:value="1.51406" calcext:value-type="float">
            <text:p>1.51406</text:p>
          </table:table-cell>
        </table:table-row>
        <table:table-row table:style-name="ro1">
          <table:table-cell office:value-type="float" office:value="214281" calcext:value-type="float">
            <text:p>214281</text:p>
          </table:table-cell>
          <table:table-cell office:value-type="float" office:value="0.425264" calcext:value-type="float">
            <text:p>0.425264</text:p>
          </table:table-cell>
          <table:table-cell office:value-type="float" office:value="1.51184" calcext:value-type="float">
            <text:p>1.51184</text:p>
          </table:table-cell>
          <table:table-cell office:value-type="float" office:value="0.329266" calcext:value-type="float">
            <text:p>0.329266</text:p>
          </table:table-cell>
          <table:table-cell office:value-type="float" office:value="0.334965" calcext:value-type="float">
            <text:p>0.334965</text:p>
          </table:table-cell>
          <table:table-cell office:value-type="float" office:value="1.24451" calcext:value-type="float">
            <text:p>1.2445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0.174836" calcext:value-type="float">
            <text:p>0.174836</text:p>
          </table:table-cell>
          <table:table-cell office:value-type="float" office:value="1.19862" calcext:value-type="float">
            <text:p>1.19862</text:p>
          </table:table-cell>
          <table:table-cell office:value-type="float" office:value="0.0934618" calcext:value-type="float">
            <text:p>0.0934618</text:p>
          </table:table-cell>
          <table:table-cell office:value-type="float" office:value="0.184581" calcext:value-type="float">
            <text:p>0.18458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5150" calcext:value-type="float">
            <text:p>345150</text:p>
          </table:table-cell>
          <table:table-cell office:value-type="float" office:value="0.521487" calcext:value-type="float">
            <text:p>0.521487</text:p>
          </table:table-cell>
          <table:table-cell office:value-type="float" office:value="1.60701" calcext:value-type="float">
            <text:p>1.60701</text:p>
          </table:table-cell>
          <table:table-cell office:value-type="float" office:value="0.416484" calcext:value-type="float">
            <text:p>0.416484</text:p>
          </table:table-cell>
          <table:table-cell office:value-type="float" office:value="0.429039" calcext:value-type="float">
            <text:p>0.429039</text:p>
          </table:table-cell>
          <table:table-cell office:value-type="float" office:value="1.28856" calcext:value-type="float">
            <text:p>1.28856</text:p>
          </table:table-cell>
        </table:table-row>
        <table:table-row table:style-name="ro1">
          <table:table-cell office:value-type="float" office:value="17766252" calcext:value-type="float">
            <text:p>17766252</text:p>
          </table:table-cell>
          <table:table-cell office:value-type="float" office:value="1.23414" calcext:value-type="float">
            <text:p>1.23414</text:p>
          </table:table-cell>
          <table:table-cell office:value-type="float" office:value="2.82247" calcext:value-type="float">
            <text:p>2.82247</text:p>
          </table:table-cell>
          <table:table-cell office:value-type="float" office:value="1.09349" calcext:value-type="float">
            <text:p>1.09349</text:p>
          </table:table-cell>
          <table:table-cell office:value-type="float" office:value="0.743357" calcext:value-type="float">
            <text:p>0.743357</text:p>
          </table:table-cell>
          <table:table-cell office:value-type="float" office:value="1.67613" calcext:value-type="float">
            <text:p>1.67613</text:p>
          </table:table-cell>
        </table:table-row>
        <table:table-row table:style-name="ro1">
          <table:table-cell office:value-type="float" office:value="1426913" calcext:value-type="float">
            <text:p>1426913</text:p>
          </table:table-cell>
          <table:table-cell office:value-type="float" office:value="0.770555" calcext:value-type="float">
            <text:p>0.770555</text:p>
          </table:table-cell>
          <table:table-cell office:value-type="float" office:value="2.07448" calcext:value-type="float">
            <text:p>2.07448</text:p>
          </table:table-cell>
          <table:table-cell office:value-type="float" office:value="0.654869" calcext:value-type="float">
            <text:p>0.654869</text:p>
          </table:table-cell>
          <table:table-cell office:value-type="float" office:value="0.568342" calcext:value-type="float">
            <text:p>0.568342</text:p>
          </table:table-cell>
          <table:table-cell office:value-type="float" office:value="1.42531" calcext:value-type="float">
            <text:p>1.42531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0.232721" calcext:value-type="float">
            <text:p>0.232721</text:p>
          </table:table-cell>
          <table:table-cell office:value-type="float" office:value="1.22178" calcext:value-type="float">
            <text:p>1.22178</text:p>
          </table:table-cell>
          <table:table-cell office:value-type="float" office:value="0.146929" calcext:value-type="float">
            <text:p>0.146929</text:p>
          </table:table-cell>
          <table:table-cell office:value-type="float" office:value="0.216249" calcext:value-type="float">
            <text:p>0.216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0.214929" calcext:value-type="float">
            <text:p>0.214929</text:p>
          </table:table-cell>
          <table:table-cell office:value-type="float" office:value="1.16466" calcext:value-type="float">
            <text:p>1.16466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1.21368" calcext:value-type="float">
            <text:p>1.21368</text:p>
          </table:table-cell>
          <table:table-cell office:value-type="float" office:value="0.144845" calcext:value-type="float">
            <text:p>0.144845</text:p>
          </table:table-cell>
          <table:table-cell office:value-type="float" office:value="0.2147" calcext:value-type="float">
            <text:p>0.214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00001" calcext:value-type="float">
            <text:p>1800001</text:p>
          </table:table-cell>
          <table:table-cell office:value-type="float" office:value="0.815479" calcext:value-type="float">
            <text:p>0.815479</text:p>
          </table:table-cell>
          <table:table-cell office:value-type="float" office:value="2.21335" calcext:value-type="float">
            <text:p>2.21335</text:p>
          </table:table-cell>
          <table:table-cell office:value-type="float" office:value="0.663309" calcext:value-type="float">
            <text:p>0.663309</text:p>
          </table:table-cell>
          <table:table-cell office:value-type="float" office:value="0.444781" calcext:value-type="float">
            <text:p>0.444781</text:p>
          </table:table-cell>
          <table:table-cell office:value-type="float" office:value="1.44839" calcext:value-type="float">
            <text:p>1.44839</text:p>
          </table:table-cell>
        </table:table-row>
        <table:table-row table:style-name="ro1">
          <table:table-cell office:value-type="float" office:value="578764" calcext:value-type="float">
            <text:p>578764</text:p>
          </table:table-cell>
          <table:table-cell office:value-type="float" office:value="0.617916" calcext:value-type="float">
            <text:p>0.617916</text:p>
          </table:table-cell>
          <table:table-cell office:value-type="float" office:value="1.79225" calcext:value-type="float">
            <text:p>1.79225</text:p>
          </table:table-cell>
          <table:table-cell office:value-type="float" office:value="0.49263" calcext:value-type="float">
            <text:p>0.49263</text:p>
          </table:table-cell>
          <table:table-cell office:value-type="float" office:value="0.410333" calcext:value-type="float">
            <text:p>0.410333</text:p>
          </table:table-cell>
          <table:table-cell office:value-type="float" office:value="1.33683" calcext:value-type="float">
            <text:p>1.33683</text:p>
          </table:table-cell>
        </table:table-row>
        <table:table-row table:style-name="ro1">
          <table:table-cell office:value-type="float" office:value="2400420" calcext:value-type="float">
            <text:p>2400420</text:p>
          </table:table-cell>
          <table:table-cell office:value-type="float" office:value="0.856912" calcext:value-type="float">
            <text:p>0.856912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0.713533" calcext:value-type="float">
            <text:p>0.713533</text:p>
          </table:table-cell>
          <table:table-cell office:value-type="float" office:value="0.481624" calcext:value-type="float">
            <text:p>0.481624</text:p>
          </table:table-cell>
          <table:table-cell office:value-type="float" office:value="1.47683" calcext:value-type="float">
            <text:p>1.47683</text:p>
          </table:table-cell>
        </table:table-row>
        <table:table-row table:style-name="ro1">
          <table:table-cell office:value-type="float" office:value="1238626" calcext:value-type="float">
            <text:p>1238626</text:p>
          </table:table-cell>
          <table:table-cell office:value-type="float" office:value="0.753294" calcext:value-type="float">
            <text:p>0.753294</text:p>
          </table:table-cell>
          <table:table-cell office:value-type="float" office:value="2.0501" calcext:value-type="float">
            <text:p>2.0501</text:p>
          </table:table-cell>
          <table:table-cell office:value-type="float" office:value="0.608103" calcext:value-type="float">
            <text:p>0.608103</text:p>
          </table:table-cell>
          <table:table-cell office:value-type="float" office:value="0.459347" calcext:value-type="float">
            <text:p>0.459347</text:p>
          </table:table-cell>
          <table:table-cell office:value-type="float" office:value="1.41143" calcext:value-type="float">
            <text:p>1.41143</text:p>
          </table:table-cell>
        </table:table-row>
        <table:table-row table:style-name="ro1">
          <table:table-cell office:value-type="float" office:value="3129073" calcext:value-type="float">
            <text:p>3129073</text:p>
          </table:table-cell>
          <table:table-cell office:value-type="float" office:value="0.902305" calcext:value-type="float">
            <text:p>0.902305</text:p>
          </table:table-cell>
          <table:table-cell office:value-type="float" office:value="2.31832" calcext:value-type="float">
            <text:p>2.31832</text:p>
          </table:table-cell>
          <table:table-cell office:value-type="float" office:value="0.758669" calcext:value-type="float">
            <text:p>0.758669</text:p>
          </table:table-cell>
          <table:table-cell office:value-type="float" office:value="0.512552" calcext:value-type="float">
            <text:p>0.512552</text:p>
          </table:table-cell>
          <table:table-cell office:value-type="float" office:value="1.50185" calcext:value-type="float">
            <text:p>1.50185</text:p>
          </table:table-cell>
        </table:table-row>
        <table:table-row table:style-name="ro1">
          <table:table-cell office:value-type="float" office:value="408927" calcext:value-type="float">
            <text:p>408927</text:p>
          </table:table-cell>
          <table:table-cell office:value-type="float" office:value="0.55789" calcext:value-type="float">
            <text:p>0.55789</text:p>
          </table:table-cell>
          <table:table-cell office:value-type="float" office:value="1.67244" calcext:value-type="float">
            <text:p>1.67244</text:p>
          </table:table-cell>
          <table:table-cell office:value-type="float" office:value="0.432856" calcext:value-type="float">
            <text:p>0.432856</text:p>
          </table:table-cell>
          <table:table-cell office:value-type="float" office:value="0.390562" calcext:value-type="float">
            <text:p>0.390562</text:p>
          </table:table-cell>
          <table:table-cell office:value-type="float" office:value="1.30267" calcext:value-type="float">
            <text:p>1.30267</text:p>
          </table:table-cell>
        </table:table-row>
        <table:table-row table:style-name="ro1">
          <table:table-cell office:value-type="float" office:value="2025012" calcext:value-type="float">
            <text:p>2025012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2.20954" calcext:value-type="float">
            <text:p>2.20954</text:p>
          </table:table-cell>
          <table:table-cell office:value-type="float" office:value="0.684314" calcext:value-type="float">
            <text:p>0.684314</text:p>
          </table:table-cell>
          <table:table-cell office:value-type="float" office:value="0.481613" calcext:value-type="float">
            <text:p>0.481613</text:p>
          </table:table-cell>
          <table:table-cell office:value-type="float" office:value="1.45963" calcext:value-type="float">
            <text:p>1.45963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124078" calcext:value-type="float">
            <text:p>0.124078</text:p>
          </table:table-cell>
          <table:table-cell office:value-type="float" office:value="0.206261" calcext:value-type="float">
            <text:p>0.20626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774744" calcext:value-type="float">
            <text:p>72774744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3.26397" calcext:value-type="float">
            <text:p>3.26397</text:p>
          </table:table-cell>
          <table:table-cell office:value-type="float" office:value="1.45808" calcext:value-type="float">
            <text:p>1.45808</text:p>
          </table:table-cell>
          <table:table-cell office:value-type="float" office:value="0.848094" calcext:value-type="float">
            <text:p>0.848094</text:p>
          </table:table-cell>
          <table:table-cell office:value-type="float" office:value="1.81673" calcext:value-type="float">
            <text:p>1.8167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.172077" calcext:value-type="float">
            <text:p>0.172077</text:p>
          </table:table-cell>
          <table:table-cell office:value-type="float" office:value="1.23491" calcext:value-type="float">
            <text:p>1.23491</text:p>
          </table:table-cell>
          <table:table-cell office:value-type="float" office:value="0.0898194" calcext:value-type="float">
            <text:p>0.0898194</text:p>
          </table:table-cell>
          <table:table-cell office:value-type="float" office:value="0.19019" calcext:value-type="float">
            <text:p>0.190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09085" calcext:value-type="float">
            <text:p>1909085</text:p>
          </table:table-cell>
          <table:table-cell office:value-type="float" office:value="0.817059" calcext:value-type="float">
            <text:p>0.817059</text:p>
          </table:table-cell>
          <table:table-cell office:value-type="float" office:value="2.21677" calcext:value-type="float">
            <text:p>2.21677</text:p>
          </table:table-cell>
          <table:table-cell office:value-type="float" office:value="0.684039" calcext:value-type="float">
            <text:p>0.684039</text:p>
          </table:table-cell>
          <table:table-cell office:value-type="float" office:value="0.46292" calcext:value-type="float">
            <text:p>0.46292</text:p>
          </table:table-cell>
          <table:table-cell office:value-type="float" office:value="1.45413" calcext:value-type="float">
            <text:p>1.4541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0718589" calcext:value-type="float">
            <text:p>0.0718589</text:p>
          </table:table-cell>
          <table:table-cell office:value-type="float" office:value="0.170705" calcext:value-type="float">
            <text:p>0.1707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9457" calcext:value-type="float">
            <text:p>119457</text:p>
          </table:table-cell>
          <table:table-cell office:value-type="float" office:value="0.340379" calcext:value-type="float">
            <text:p>0.340379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0.249745" calcext:value-type="float">
            <text:p>0.249745</text:p>
          </table:table-cell>
          <table:table-cell office:value-type="float" office:value="0.269723" calcext:value-type="float">
            <text:p>0.269723</text:p>
          </table:table-cell>
          <table:table-cell office:value-type="float" office:value="1.19215" calcext:value-type="float">
            <text:p>1.19215</text:p>
          </table:table-cell>
        </table:table-row>
        <table:table-row table:style-name="ro1">
          <table:table-cell office:value-type="float" office:value="947992" calcext:value-type="float">
            <text:p>947992</text:p>
          </table:table-cell>
          <table:table-cell office:value-type="float" office:value="0.70209" calcext:value-type="float">
            <text:p>0.70209</text:p>
          </table:table-cell>
          <table:table-cell office:value-type="float" office:value="2.00219" calcext:value-type="float">
            <text:p>2.00219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451241" calcext:value-type="float">
            <text:p>0.451241</text:p>
          </table:table-cell>
          <table:table-cell office:value-type="float" office:value="1.38524" calcext:value-type="float">
            <text:p>1.38524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0.187947" calcext:value-type="float">
            <text:p>0.187947</text:p>
          </table:table-cell>
          <table:table-cell office:value-type="float" office:value="1.17505" calcext:value-type="float">
            <text:p>1.17505</text:p>
          </table:table-cell>
          <table:table-cell office:value-type="float" office:value="0.106368" calcext:value-type="float">
            <text:p>0.106368</text:p>
          </table:table-cell>
          <table:table-cell office:value-type="float" office:value="0.216092" calcext:value-type="float">
            <text:p>0.2160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149211" calcext:value-type="float">
            <text:p>0.149211</text:p>
          </table:table-cell>
          <table:table-cell office:value-type="float" office:value="1.15588" calcext:value-type="float">
            <text:p>1.15588</text:p>
          </table:table-cell>
          <table:table-cell office:value-type="float" office:value="0.0704812" calcext:value-type="float">
            <text:p>0.0704812</text:p>
          </table:table-cell>
          <table:table-cell office:value-type="float" office:value="0.186572" calcext:value-type="float">
            <text:p>0.1865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2576" calcext:value-type="float">
            <text:p>92576</text:p>
          </table:table-cell>
          <table:table-cell office:value-type="float" office:value="0.312563" calcext:value-type="float">
            <text:p>0.312563</text:p>
          </table:table-cell>
          <table:table-cell office:value-type="float" office:value="1.31006" calcext:value-type="float">
            <text:p>1.31006</text:p>
          </table:table-cell>
          <table:table-cell office:value-type="float" office:value="0.225694" calcext:value-type="float">
            <text:p>0.225694</text:p>
          </table:table-cell>
          <table:table-cell office:value-type="float" office:value="0.255584" calcext:value-type="float">
            <text:p>0.255584</text:p>
          </table:table-cell>
          <table:table-cell office:value-type="float" office:value="1.16958" calcext:value-type="float">
            <text:p>1.16958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0.204719" calcext:value-type="float">
            <text:p>0.204719</text:p>
          </table:table-cell>
          <table:table-cell office:value-type="float" office:value="1.19215" calcext:value-type="float">
            <text:p>1.19215</text:p>
          </table:table-cell>
          <table:table-cell office:value-type="float" office:value="0.123444" calcext:value-type="float">
            <text:p>0.123444</text:p>
          </table:table-cell>
          <table:table-cell office:value-type="float" office:value="0.200134" calcext:value-type="float">
            <text:p>0.20013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998230" calcext:value-type="float">
            <text:p>20998230</text:p>
          </table:table-cell>
          <table:table-cell office:value-type="float" office:value="1.27551" calcext:value-type="float">
            <text:p>1.27551</text:p>
          </table:table-cell>
          <table:table-cell office:value-type="float" office:value="2.85584" calcext:value-type="float">
            <text:p>2.85584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911357" calcext:value-type="float">
            <text:p>0.911357</text:p>
          </table:table-cell>
          <table:table-cell office:value-type="float" office:value="1.69387" calcext:value-type="float">
            <text:p>1.69387</text:p>
          </table:table-cell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float" office:value="0.461641" calcext:value-type="float">
            <text:p>0.461641</text:p>
          </table:table-cell>
          <table:table-cell office:value-type="float" office:value="1.52485" calcext:value-type="float">
            <text:p>1.52485</text:p>
          </table:table-cell>
          <table:table-cell office:value-type="float" office:value="0.360145" calcext:value-type="float">
            <text:p>0.360145</text:p>
          </table:table-cell>
          <table:table-cell office:value-type="float" office:value="0.346842" calcext:value-type="float">
            <text:p>0.346842</text:p>
          </table:table-cell>
          <table:table-cell office:value-type="float" office:value="1.26166" calcext:value-type="float">
            <text:p>1.26166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.26024" calcext:value-type="float">
            <text:p>1.26024</text:p>
          </table:table-cell>
          <table:table-cell office:value-type="float" office:value="0.137159" calcext:value-type="float">
            <text:p>0.137159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3937" calcext:value-type="float">
            <text:p>503937</text:p>
          </table:table-cell>
          <table:table-cell office:value-type="float" office:value="0.584492" calcext:value-type="float">
            <text:p>0.584492</text:p>
          </table:table-cell>
          <table:table-cell office:value-type="float" office:value="1.77898" calcext:value-type="float">
            <text:p>1.77898</text:p>
          </table:table-cell>
          <table:table-cell office:value-type="float" office:value="0.467766" calcext:value-type="float">
            <text:p>0.467766</text:p>
          </table:table-cell>
          <table:table-cell office:value-type="float" office:value="0.403514" calcext:value-type="float">
            <text:p>0.403514</text:p>
          </table:table-cell>
          <table:table-cell office:value-type="float" office:value="1.32366" calcext:value-type="float">
            <text:p>1.32366</text:p>
          </table:table-cell>
        </table:table-row>
        <table:table-row table:style-name="ro1">
          <table:table-cell office:value-type="float" office:value="92636" calcext:value-type="float">
            <text:p>92636</text:p>
          </table:table-cell>
          <table:table-cell office:value-type="float" office:value="0.303872" calcext:value-type="float">
            <text:p>0.303872</text:p>
          </table:table-cell>
          <table:table-cell office:value-type="float" office:value="1.28123" calcext:value-type="float">
            <text:p>1.28123</text:p>
          </table:table-cell>
          <table:table-cell office:value-type="float" office:value="0.217823" calcext:value-type="float">
            <text:p>0.217823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1.16968" calcext:value-type="float">
            <text:p>1.16968</text:p>
          </table:table-cell>
        </table:table-row>
        <table:table-row table:style-name="ro1">
          <table:table-cell office:value-type="float" office:value="451930" calcext:value-type="float">
            <text:p>451930</text:p>
          </table:table-cell>
          <table:table-cell office:value-type="float" office:value="0.572357" calcext:value-type="float">
            <text:p>0.572357</text:p>
          </table:table-cell>
          <table:table-cell office:value-type="float" office:value="1.78749" calcext:value-type="float">
            <text:p>1.78749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405243" calcext:value-type="float">
            <text:p>0.405243</text:p>
          </table:table-cell>
          <table:table-cell office:value-type="float" office:value="1.31366" calcext:value-type="float">
            <text:p>1.31366</text:p>
          </table:table-cell>
        </table:table-row>
        <table:table-row table:style-name="ro1">
          <table:table-cell office:value-type="float" office:value="1293266" calcext:value-type="float">
            <text:p>1293266</text:p>
          </table:table-cell>
          <table:table-cell office:value-type="float" office:value="0.761827" calcext:value-type="float">
            <text:p>0.761827</text:p>
          </table:table-cell>
          <table:table-cell office:value-type="float" office:value="2.03001" calcext:value-type="float">
            <text:p>2.03001</text:p>
          </table:table-cell>
          <table:table-cell office:value-type="float" office:value="0.624173" calcext:value-type="float">
            <text:p>0.624173</text:p>
          </table:table-cell>
          <table:table-cell office:value-type="float" office:value="0.517264" calcext:value-type="float">
            <text:p>0.517264</text:p>
          </table:table-cell>
          <table:table-cell office:value-type="float" office:value="1.41642" calcext:value-type="float">
            <text:p>1.41642</text:p>
          </table:table-cell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0.238362" calcext:value-type="float">
            <text:p>0.238362</text:p>
          </table:table-cell>
          <table:table-cell office:value-type="float" office:value="1.20581" calcext:value-type="float">
            <text:p>1.20581</text:p>
          </table:table-cell>
          <table:table-cell office:value-type="float" office:value="0.155697" calcext:value-type="float">
            <text:p>0.155697</text:p>
          </table:table-cell>
          <table:table-cell office:value-type="float" office:value="0.241695" calcext:value-type="float">
            <text:p>0.241695</text:p>
          </table:table-cell>
          <table:table-cell office:value-type="float" office:value="1.07309" calcext:value-type="float">
            <text:p>1.07309</text:p>
          </table:table-cell>
        </table:table-row>
        <table:table-row table:style-name="ro1">
          <table:table-cell office:value-type="float" office:value="16485735" calcext:value-type="float">
            <text:p>16485735</text:p>
          </table:table-cell>
          <table:table-cell office:value-type="float" office:value="1.22681" calcext:value-type="float">
            <text:p>1.22681</text:p>
          </table:table-cell>
          <table:table-cell office:value-type="float" office:value="2.86673" calcext:value-type="float">
            <text:p>2.86673</text:p>
          </table:table-cell>
          <table:table-cell office:value-type="float" office:value="1.07605" calcext:value-type="float">
            <text:p>1.07605</text:p>
          </table:table-cell>
          <table:table-cell office:value-type="float" office:value="0.693179" calcext:value-type="float">
            <text:p>0.693179</text:p>
          </table:table-cell>
          <table:table-cell office:value-type="float" office:value="1.66824" calcext:value-type="float">
            <text:p>1.66824</text:p>
          </table:table-cell>
        </table:table-row>
        <table:table-row table:style-name="ro1">
          <table:table-cell office:value-type="float" office:value="80570" calcext:value-type="float">
            <text:p>80570</text:p>
          </table:table-cell>
          <table:table-cell office:value-type="float" office:value="0.294918" calcext:value-type="float">
            <text:p>0.294918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0.211592" calcext:value-type="float">
            <text:p>0.211592</text:p>
          </table:table-cell>
          <table:table-cell office:value-type="float" office:value="0.256174" calcext:value-type="float">
            <text:p>0.256174</text:p>
          </table:table-cell>
          <table:table-cell office:value-type="float" office:value="1.16045" calcext:value-type="float">
            <text:p>1.16045</text:p>
          </table:table-cell>
        </table:table-row>
        <table:table-row table:style-name="ro1">
          <table:table-cell office:value-type="float" office:value="408761" calcext:value-type="float">
            <text:p>408761</text:p>
          </table:table-cell>
          <table:table-cell office:value-type="float" office:value="0.548435" calcext:value-type="float">
            <text:p>0.548435</text:p>
          </table:table-cell>
          <table:table-cell office:value-type="float" office:value="1.67417" calcext:value-type="float">
            <text:p>1.67417</text:p>
          </table:table-cell>
          <table:table-cell office:value-type="float" office:value="0.436663" calcext:value-type="float">
            <text:p>0.436663</text:p>
          </table:table-cell>
          <table:table-cell office:value-type="float" office:value="0.392199" calcext:value-type="float">
            <text:p>0.392199</text:p>
          </table:table-cell>
          <table:table-cell office:value-type="float" office:value="1.30239" calcext:value-type="float">
            <text:p>1.30239</text:p>
          </table:table-cell>
        </table:table-row>
        <table:table-row table:style-name="ro1">
          <table:table-cell office:value-type="float" office:value="47334353" calcext:value-type="float">
            <text:p>47334353</text:p>
          </table:table-cell>
          <table:table-cell office:value-type="float" office:value="1.47821" calcext:value-type="float">
            <text:p>1.47821</text:p>
          </table:table-cell>
          <table:table-cell office:value-type="float" office:value="3.16225" calcext:value-type="float">
            <text:p>3.16225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.864943" calcext:value-type="float">
            <text:p>0.864943</text:p>
          </table:table-cell>
          <table:table-cell office:value-type="float" office:value="1.77348" calcext:value-type="float">
            <text:p>1.77348</text:p>
          </table:table-cell>
        </table:table-row>
        <table:table-row table:style-name="ro1">
          <table:table-cell office:value-type="float" office:value="5100976" calcext:value-type="float">
            <text:p>5100976</text:p>
          </table:table-cell>
          <table:table-cell office:value-type="float" office:value="0.984759" calcext:value-type="float">
            <text:p>0.984759</text:p>
          </table:table-cell>
          <table:table-cell office:value-type="float" office:value="2.43837" calcext:value-type="float">
            <text:p>2.43837</text:p>
          </table:table-cell>
          <table:table-cell office:value-type="float" office:value="0.857697" calcext:value-type="float">
            <text:p>0.857697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1.55222" calcext:value-type="float">
            <text:p>1.55222</text:p>
          </table:table-cell>
        </table:table-row>
        <table:table-row table:style-name="ro1">
          <table:table-cell office:value-type="float" office:value="79862728" calcext:value-type="float">
            <text:p>79862728</text:p>
          </table:table-cell>
          <table:table-cell office:value-type="float" office:value="1.60954" calcext:value-type="float">
            <text:p>1.60954</text:p>
          </table:table-cell>
          <table:table-cell office:value-type="float" office:value="3.26426" calcext:value-type="float">
            <text:p>3.26426</text:p>
          </table:table-cell>
          <table:table-cell office:value-type="float" office:value="1.4837" calcext:value-type="float">
            <text:p>1.4837</text:p>
          </table:table-cell>
          <table:table-cell office:value-type="float" office:value="0.98917" calcext:value-type="float">
            <text:p>0.98917</text:p>
          </table:table-cell>
          <table:table-cell office:value-type="float" office:value="1.82667" calcext:value-type="float">
            <text:p>1.8266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135018" calcext:value-type="float">
            <text:p>0.135018</text:p>
          </table:table-cell>
          <table:table-cell office:value-type="float" office:value="1.16795" calcext:value-type="float">
            <text:p>1.16795</text:p>
          </table:table-cell>
          <table:table-cell office:value-type="float" office:value="0.0594407" calcext:value-type="float">
            <text:p>0.0594407</text:p>
          </table:table-cell>
          <table:table-cell office:value-type="float" office:value="0.170944" calcext:value-type="float">
            <text:p>0.1709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763653" calcext:value-type="float">
            <text:p>19763653</text:p>
          </table:table-cell>
          <table:table-cell office:value-type="float" office:value="1.2607" calcext:value-type="float">
            <text:p>1.2607</text:p>
          </table:table-cell>
          <table:table-cell office:value-type="float" office:value="2.83744" calcext:value-type="float">
            <text:p>2.83744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776952" calcext:value-type="float">
            <text:p>0.776952</text:p>
          </table:table-cell>
          <table:table-cell office:value-type="float" office:value="1.68702" calcext:value-type="float">
            <text:p>1.68702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0.209987" calcext:value-type="float">
            <text:p>0.209987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127056" calcext:value-type="float">
            <text:p>0.1270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97924" calcext:value-type="float">
            <text:p>2997924</text:p>
          </table:table-cell>
          <table:table-cell office:value-type="float" office:value="0.894054" calcext:value-type="float">
            <text:p>0.894054</text:p>
          </table:table-cell>
          <table:table-cell office:value-type="float" office:value="2.30956" calcext:value-type="float">
            <text:p>2.30956</text:p>
          </table:table-cell>
          <table:table-cell office:value-type="float" office:value="0.748287" calcext:value-type="float">
            <text:p>0.748287</text:p>
          </table:table-cell>
          <table:table-cell office:value-type="float" office:value="0.501937" calcext:value-type="float">
            <text:p>0.501937</text:p>
          </table:table-cell>
          <table:table-cell office:value-type="float" office:value="1.49792" calcext:value-type="float">
            <text:p>1.4979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0.208357" calcext:value-type="float">
            <text:p>0.208357</text:p>
          </table:table-cell>
          <table:table-cell office:value-type="float" office:value="1.21485" calcext:value-type="float">
            <text:p>1.21485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97047" calcext:value-type="float">
            <text:p>13297047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2.73775" calcext:value-type="float">
            <text:p>2.73775</text:p>
          </table:table-cell>
          <table:table-cell office:value-type="float" office:value="1.04666" calcext:value-type="float">
            <text:p>1.04666</text:p>
          </table:table-cell>
          <table:table-cell office:value-type="float" office:value="0.70233" calcext:value-type="float">
            <text:p>0.70233</text:p>
          </table:table-cell>
          <table:table-cell office:value-type="float" office:value="1.64607" calcext:value-type="float">
            <text:p>1.64607</text:p>
          </table:table-cell>
        </table:table-row>
        <table:table-row table:style-name="ro1">
          <table:table-cell office:value-type="float" office:value="47048935" calcext:value-type="float">
            <text:p>47048935</text:p>
          </table:table-cell>
          <table:table-cell office:value-type="float" office:value="1.48673" calcext:value-type="float">
            <text:p>1.48673</text:p>
          </table:table-cell>
          <table:table-cell office:value-type="float" office:value="3.18105" calcext:value-type="float">
            <text:p>3.18105</text:p>
          </table:table-cell>
          <table:table-cell office:value-type="float" office:value="1.36097" calcext:value-type="float">
            <text:p>1.36097</text:p>
          </table:table-cell>
          <table:table-cell office:value-type="float" office:value="0.956325" calcext:value-type="float">
            <text:p>0.956325</text:p>
          </table:table-cell>
          <table:table-cell office:value-type="float" office:value="1.77304" calcext:value-type="float">
            <text:p>1.773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53916" calcext:value-type="float">
            <text:p>0.153916</text:p>
          </table:table-cell>
          <table:table-cell office:value-type="float" office:value="1.15504" calcext:value-type="float">
            <text:p>1.1550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177642" calcext:value-type="float">
            <text:p>0.17764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0.217553" calcext:value-type="float">
            <text:p>0.217553</text:p>
          </table:table-cell>
          <table:table-cell office:value-type="float" office:value="1.19731" calcext:value-type="float">
            <text:p>1.19731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254813" calcext:value-type="float">
            <text:p>0.2548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0.207555" calcext:value-type="float">
            <text:p>0.207555</text:p>
          </table:table-cell>
          <table:table-cell office:value-type="float" office:value="1.19102" calcext:value-type="float">
            <text:p>1.19102</text:p>
          </table:table-cell>
          <table:table-cell office:value-type="float" office:value="0.126053" calcext:value-type="float">
            <text:p>0.126053</text:p>
          </table:table-cell>
          <table:table-cell office:value-type="float" office:value="0.217498" calcext:value-type="float">
            <text:p>0.217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67371" calcext:value-type="float">
            <text:p>1267371</text:p>
          </table:table-cell>
          <table:table-cell office:value-type="float" office:value="0.754925" calcext:value-type="float">
            <text:p>0.754925</text:p>
          </table:table-cell>
          <table:table-cell office:value-type="float" office:value="2.01486" calcext:value-type="float">
            <text:p>2.01486</text:p>
          </table:table-cell>
          <table:table-cell office:value-type="float" office:value="0.61069" calcext:value-type="float">
            <text:p>0.61069</text:p>
          </table:table-cell>
          <table:table-cell office:value-type="float" office:value="0.465827" calcext:value-type="float">
            <text:p>0.465827</text:p>
          </table:table-cell>
          <table:table-cell office:value-type="float" office:value="1.4143" calcext:value-type="float">
            <text:p>1.414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158272" calcext:value-type="float">
            <text:p>0.158272</text:p>
          </table:table-cell>
          <table:table-cell office:value-type="float" office:value="1.15109" calcext:value-type="float">
            <text:p>1.15109</text:p>
          </table:table-cell>
          <table:table-cell office:value-type="float" office:value="0.0796004" calcext:value-type="float">
            <text:p>0.0796004</text:p>
          </table:table-cell>
          <table:table-cell office:value-type="float" office:value="0.201875" calcext:value-type="float">
            <text:p>0.2018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  <table:table-cell office:value-type="float" office:value="0.238174" calcext:value-type="float">
            <text:p>0.238174</text:p>
          </table:table-cell>
          <table:table-cell office:value-type="float" office:value="1.22508" calcext:value-type="float">
            <text:p>1.22508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1881" calcext:value-type="float">
            <text:p>0.171881</text:p>
          </table:table-cell>
          <table:table-cell office:value-type="float" office:value="1.19676" calcext:value-type="float">
            <text:p>1.19676</text:p>
          </table:table-cell>
          <table:table-cell office:value-type="float" office:value="0.0919954" calcext:value-type="float">
            <text:p>0.0919954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598" calcext:value-type="float">
            <text:p>10598</text:p>
          </table:table-cell>
          <table:table-cell office:value-type="float" office:value="0.212646" calcext:value-type="float">
            <text:p>0.212646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0.130868" calcext:value-type="float">
            <text:p>0.130868</text:p>
          </table:table-cell>
          <table:table-cell office:value-type="float" office:value="0.238089" calcext:value-type="float">
            <text:p>0.23808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2300" calcext:value-type="float">
            <text:p>942300</text:p>
          </table:table-cell>
          <table:table-cell office:value-type="float" office:value="0.706905" calcext:value-type="float">
            <text:p>0.706905</text:p>
          </table:table-cell>
          <table:table-cell office:value-type="float" office:value="2.00096" calcext:value-type="float">
            <text:p>2.00096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437816" calcext:value-type="float">
            <text:p>0.437816</text:p>
          </table:table-cell>
          <table:table-cell office:value-type="float" office:value="1.38483" calcext:value-type="float">
            <text:p>1.38483</text:p>
          </table:table-cell>
        </table:table-row>
        <table:table-row table:style-name="ro1">
          <table:table-cell office:value-type="float" office:value="421054" calcext:value-type="float">
            <text:p>421054</text:p>
          </table:table-cell>
          <table:table-cell office:value-type="float" office:value="0.550393" calcext:value-type="float">
            <text:p>0.550393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0.444425" calcext:value-type="float">
            <text:p>0.444425</text:p>
          </table:table-cell>
          <table:table-cell office:value-type="float" office:value="0.426413" calcext:value-type="float">
            <text:p>0.426413</text:p>
          </table:table-cell>
          <table:table-cell office:value-type="float" office:value="1.30732" calcext:value-type="float">
            <text:p>1.30732</text:p>
          </table:table-cell>
        </table:table-row>
        <table:table-row table:style-name="ro1">
          <table:table-cell office:value-type="float" office:value="730981" calcext:value-type="float">
            <text:p>730981</text:p>
          </table:table-cell>
          <table:table-cell office:value-type="float" office:value="0.656159" calcext:value-type="float">
            <text:p>0.656159</text:p>
          </table:table-cell>
          <table:table-cell office:value-type="float" office:value="1.87329" calcext:value-type="float">
            <text:p>1.87329</text:p>
          </table:table-cell>
          <table:table-cell office:value-type="float" office:value="0.525846" calcext:value-type="float">
            <text:p>0.525846</text:p>
          </table:table-cell>
          <table:table-cell office:value-type="float" office:value="0.421915" calcext:value-type="float">
            <text:p>0.421915</text:p>
          </table:table-cell>
          <table:table-cell office:value-type="float" office:value="1.3595" calcext:value-type="float">
            <text:p>1.3595</text:p>
          </table:table-cell>
        </table:table-row>
        <table:table-row table:style-name="ro1">
          <table:table-cell office:value-type="float" office:value="635261" calcext:value-type="float">
            <text:p>635261</text:p>
          </table:table-cell>
          <table:table-cell office:value-type="float" office:value="0.626592" calcext:value-type="float">
            <text:p>0.626592</text:p>
          </table:table-cell>
          <table:table-cell office:value-type="float" office:value="1.79426" calcext:value-type="float">
            <text:p>1.79426</text:p>
          </table:table-cell>
          <table:table-cell office:value-type="float" office:value="0.508552" calcext:value-type="float">
            <text:p>0.508552</text:p>
          </table:table-cell>
          <table:table-cell office:value-type="float" office:value="0.460136" calcext:value-type="float">
            <text:p>0.460136</text:p>
          </table:table-cell>
          <table:table-cell office:value-type="float" office:value="1.34663" calcext:value-type="float">
            <text:p>1.34663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0.210349" calcext:value-type="float">
            <text:p>0.210349</text:p>
          </table:table-cell>
          <table:table-cell office:value-type="float" office:value="1.18428" calcext:value-type="float">
            <text:p>1.18428</text:p>
          </table:table-cell>
          <table:table-cell office:value-type="float" office:value="0.128285" calcext:value-type="float">
            <text:p>0.128285</text:p>
          </table:table-cell>
          <table:table-cell office:value-type="float" office:value="0.212011" calcext:value-type="float">
            <text:p>0.21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  <table:table-cell office:value-type="float" office:value="0.215148" calcext:value-type="float">
            <text:p>0.215148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133006" calcext:value-type="float">
            <text:p>0.133006</text:p>
          </table:table-cell>
          <table:table-cell office:value-type="float" office:value="0.23294" calcext:value-type="float">
            <text:p>0.2329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59673" calcext:value-type="float">
            <text:p>0.159673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797601" calcext:value-type="float">
            <text:p>0.0797601</text:p>
          </table:table-cell>
          <table:table-cell office:value-type="float" office:value="0.181464" calcext:value-type="float">
            <text:p>0.18146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0198" calcext:value-type="float">
            <text:p>160198</text:p>
          </table:table-cell>
          <table:table-cell office:value-type="float" office:value="0.372701" calcext:value-type="float">
            <text:p>0.372701</text:p>
          </table:table-cell>
          <table:table-cell office:value-type="float" office:value="1.35702" calcext:value-type="float">
            <text:p>1.35702</text:p>
          </table:table-cell>
          <table:table-cell office:value-type="float" office:value="0.285245" calcext:value-type="float">
            <text:p>0.285245</text:p>
          </table:table-cell>
          <table:table-cell office:value-type="float" office:value="0.299518" calcext:value-type="float">
            <text:p>0.299518</text:p>
          </table:table-cell>
          <table:table-cell office:value-type="float" office:value="1.21761" calcext:value-type="float">
            <text:p>1.21761</text:p>
          </table:table-cell>
        </table:table-row>
        <table:table-row table:style-name="ro1">
          <table:table-cell office:value-type="float" office:value="614038" calcext:value-type="float">
            <text:p>614038</text:p>
          </table:table-cell>
          <table:table-cell office:value-type="float" office:value="0.625719" calcext:value-type="float">
            <text:p>0.625719</text:p>
          </table:table-cell>
          <table:table-cell office:value-type="float" office:value="1.79517" calcext:value-type="float">
            <text:p>1.79517</text:p>
          </table:table-cell>
          <table:table-cell office:value-type="float" office:value="0.496455" calcext:value-type="float">
            <text:p>0.496455</text:p>
          </table:table-cell>
          <table:table-cell office:value-type="float" office:value="0.436794" calcext:value-type="float">
            <text:p>0.436794</text:p>
          </table:table-cell>
          <table:table-cell office:value-type="float" office:value="1.3431" calcext:value-type="float">
            <text:p>1.343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1.18158" calcext:value-type="float">
            <text:p>1.18158</text:p>
          </table:table-cell>
          <table:table-cell office:value-type="float" office:value="0.071622" calcext:value-type="float">
            <text:p>0.071622</text:p>
          </table:table-cell>
          <table:table-cell office:value-type="float" office:value="0.171412" calcext:value-type="float">
            <text:p>0.1714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0666" calcext:value-type="float">
            <text:p>40666</text:p>
          </table:table-cell>
          <table:table-cell office:value-type="float" office:value="0.259784" calcext:value-type="float">
            <text:p>0.259784</text:p>
          </table:table-cell>
          <table:table-cell office:value-type="float" office:value="1.22572" calcext:value-type="float">
            <text:p>1.22572</text:p>
          </table:table-cell>
          <table:table-cell office:value-type="float" office:value="0.178244" calcext:value-type="float">
            <text:p>0.178244</text:p>
          </table:table-cell>
          <table:table-cell office:value-type="float" office:value="0.243284" calcext:value-type="float">
            <text:p>0.243284</text:p>
          </table:table-cell>
          <table:table-cell office:value-type="float" office:value="1.10979" calcext:value-type="float">
            <text:p>1.10979</text:p>
          </table:table-cell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0.240247" calcext:value-type="float">
            <text:p>0.240247</text:p>
          </table:table-cell>
          <table:table-cell office:value-type="float" office:value="1.19508" calcext:value-type="float">
            <text:p>1.19508</text:p>
          </table:table-cell>
          <table:table-cell office:value-type="float" office:value="0.155649" calcext:value-type="float">
            <text:p>0.155649</text:p>
          </table:table-cell>
          <table:table-cell office:value-type="float" office:value="0.253667" calcext:value-type="float">
            <text:p>0.253667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19842428" calcext:value-type="float">
            <text:p>19842428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2.85873" calcext:value-type="float">
            <text:p>2.85873</text:p>
          </table:table-cell>
          <table:table-cell office:value-type="float" office:value="1.11987" calcext:value-type="float">
            <text:p>1.11987</text:p>
          </table:table-cell>
          <table:table-cell office:value-type="float" office:value="0.760628" calcext:value-type="float">
            <text:p>0.760628</text:p>
          </table:table-cell>
          <table:table-cell office:value-type="float" office:value="1.68745" calcext:value-type="float">
            <text:p>1.68745</text:p>
          </table:table-cell>
        </table:table-row>
        <table:table-row table:style-name="ro1">
          <table:table-cell office:value-type="float" office:value="419004" calcext:value-type="float">
            <text:p>419004</text:p>
          </table:table-cell>
          <table:table-cell office:value-type="float" office:value="0.5512" calcext:value-type="float">
            <text:p>0.5512</text:p>
          </table:table-cell>
          <table:table-cell office:value-type="float" office:value="1.67406" calcext:value-type="float">
            <text:p>1.67406</text:p>
          </table:table-cell>
          <table:table-cell office:value-type="float" office:value="0.443585" calcext:value-type="float">
            <text:p>0.443585</text:p>
          </table:table-cell>
          <table:table-cell office:value-type="float" office:value="0.404446" calcext:value-type="float">
            <text:p>0.404446</text:p>
          </table:table-cell>
          <table:table-cell office:value-type="float" office:value="1.30505" calcext:value-type="float">
            <text:p>1.30505</text:p>
          </table:table-cell>
        </table:table-row>
        <table:table-row table:style-name="ro1">
          <table:table-cell office:value-type="float" office:value="687932" calcext:value-type="float">
            <text:p>687932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1.8218" calcext:value-type="float">
            <text:p>1.8218</text:p>
          </table:table-cell>
          <table:table-cell office:value-type="float" office:value="0.522452" calcext:value-type="float">
            <text:p>0.522452</text:p>
          </table:table-cell>
          <table:table-cell office:value-type="float" office:value="0.482663" calcext:value-type="float">
            <text:p>0.482663</text:p>
          </table:table-cell>
          <table:table-cell office:value-type="float" office:value="1.35452" calcext:value-type="float">
            <text:p>1.35452</text:p>
          </table:table-cell>
        </table:table-row>
        <table:table-row table:style-name="ro1">
          <table:table-cell office:value-type="float" office:value="843966" calcext:value-type="float">
            <text:p>843966</text:p>
          </table:table-cell>
          <table:table-cell office:value-type="float" office:value="0.685001" calcext:value-type="float">
            <text:p>0.685001</text:p>
          </table:table-cell>
          <table:table-cell office:value-type="float" office:value="1.99866" calcext:value-type="float">
            <text:p>1.99866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471762" calcext:value-type="float">
            <text:p>0.471762</text:p>
          </table:table-cell>
          <table:table-cell office:value-type="float" office:value="1.37486" calcext:value-type="float">
            <text:p>1.37486</text:p>
          </table:table-cell>
        </table:table-row>
        <table:table-row table:style-name="ro1">
          <table:table-cell office:value-type="float" office:value="63590" calcext:value-type="float">
            <text:p>63590</text:p>
          </table:table-cell>
          <table:table-cell office:value-type="float" office:value="0.286702" calcext:value-type="float">
            <text:p>0.286702</text:p>
          </table:table-cell>
          <table:table-cell office:value-type="float" office:value="1.32368" calcext:value-type="float">
            <text:p>1.32368</text:p>
          </table:table-cell>
          <table:table-cell office:value-type="float" office:value="0.199913" calcext:value-type="float">
            <text:p>0.199913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12542885" calcext:value-type="float">
            <text:p>12542885</text:p>
          </table:table-cell>
          <table:table-cell office:value-type="float" office:value="1.16265" calcext:value-type="float">
            <text:p>1.16265</text:p>
          </table:table-cell>
          <table:table-cell office:value-type="float" office:value="2.729" calcext:value-type="float">
            <text:p>2.729</text:p>
          </table:table-cell>
          <table:table-cell office:value-type="float" office:value="1.00787" calcext:value-type="float">
            <text:p>1.00787</text:p>
          </table:table-cell>
          <table:table-cell office:value-type="float" office:value="0.678033" calcext:value-type="float">
            <text:p>0.678033</text:p>
          </table:table-cell>
          <table:table-cell office:value-type="float" office:value="1.64022" calcext:value-type="float">
            <text:p>1.64022</text:p>
          </table:table-cell>
        </table:table-row>
        <table:table-row table:style-name="ro1">
          <table:table-cell office:value-type="float" office:value="28261373" calcext:value-type="float">
            <text:p>28261373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11982" calcext:value-type="float">
            <text:p>3.11982</text:p>
          </table:table-cell>
          <table:table-cell office:value-type="float" office:value="1.21488" calcext:value-type="float">
            <text:p>1.21488</text:p>
          </table:table-cell>
          <table:table-cell office:value-type="float" office:value="0.796958" calcext:value-type="float">
            <text:p>0.796958</text:p>
          </table:table-cell>
          <table:table-cell office:value-type="float" office:value="1.72257" calcext:value-type="float">
            <text:p>1.72257</text:p>
          </table:table-cell>
        </table:table-row>
        <table:table-row table:style-name="ro1">
          <table:table-cell office:value-type="float" office:value="3107620" calcext:value-type="float">
            <text:p>3107620</text:p>
          </table:table-cell>
          <table:table-cell office:value-type="float" office:value="0.90223" calcext:value-type="float">
            <text:p>0.90223</text:p>
          </table:table-cell>
          <table:table-cell office:value-type="float" office:value="2.30433" calcext:value-type="float">
            <text:p>2.30433</text:p>
          </table:table-cell>
          <table:table-cell office:value-type="float" office:value="0.75606" calcext:value-type="float">
            <text:p>0.75606</text:p>
          </table:table-cell>
          <table:table-cell office:value-type="float" office:value="0.481243" calcext:value-type="float">
            <text:p>0.481243</text:p>
          </table:table-cell>
          <table:table-cell office:value-type="float" office:value="1.50116" calcext:value-type="float">
            <text:p>1.50116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0.231303" calcext:value-type="float">
            <text:p>0.231303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0.145088" calcext:value-type="float">
            <text:p>0.14508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0.191285" calcext:value-type="float">
            <text:p>0.191285</text:p>
          </table:table-cell>
          <table:table-cell office:value-type="float" office:value="1.15506" calcext:value-type="float">
            <text:p>1.15506</text:p>
          </table:table-cell>
          <table:table-cell office:value-type="float" office:value="0.109541" calcext:value-type="float">
            <text:p>0.109541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0.285031" calcext:value-type="float">
            <text:p>0.285031</text:p>
          </table:table-cell>
          <table:table-cell office:value-type="float" office:value="1.34834" calcext:value-type="float">
            <text:p>1.34834</text:p>
          </table:table-cell>
          <table:table-cell office:value-type="float" office:value="0.202006" calcext:value-type="float">
            <text:p>0.202006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15241" calcext:value-type="float">
            <text:p>1.15241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0.178719" calcext:value-type="float">
            <text:p>0.178719</text:p>
          </table:table-cell>
          <table:table-cell office:value-type="float" office:value="1.17921" calcext:value-type="float">
            <text:p>1.17921</text:p>
          </table:table-cell>
          <table:table-cell office:value-type="float" office:value="0.099421" calcext:value-type="float">
            <text:p>0.099421</text:p>
          </table:table-cell>
          <table:table-cell office:value-type="float" office:value="0.187972" calcext:value-type="float">
            <text:p>0.1879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6123" calcext:value-type="float">
            <text:p>96123</text:p>
          </table:table-cell>
          <table:table-cell office:value-type="float" office:value="0.309187" calcext:value-type="float">
            <text:p>0.309187</text:p>
          </table:table-cell>
          <table:table-cell office:value-type="float" office:value="1.302" calcext:value-type="float">
            <text:p>1.302</text:p>
          </table:table-cell>
          <table:table-cell office:value-type="float" office:value="0.220079" calcext:value-type="float">
            <text:p>0.220079</text:p>
          </table:table-cell>
          <table:table-cell office:value-type="float" office:value="0.228465" calcext:value-type="float">
            <text:p>0.228465</text:p>
          </table:table-cell>
          <table:table-cell office:value-type="float" office:value="1.17303" calcext:value-type="float">
            <text:p>1.17303</text:p>
          </table:table-cell>
        </table:table-row>
        <table:table-row table:style-name="ro1">
          <table:table-cell office:value-type="float" office:value="317684" calcext:value-type="float">
            <text:p>317684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0.388984" calcext:value-type="float">
            <text:p>0.388984</text:p>
          </table:table-cell>
          <table:table-cell office:value-type="float" office:value="0.398228" calcext:value-type="float">
            <text:p>0.398228</text:p>
          </table:table-cell>
          <table:table-cell office:value-type="float" office:value="1.2803" calcext:value-type="float">
            <text:p>1.2803</text:p>
          </table:table-cell>
        </table:table-row>
        <table:table-row table:style-name="ro1">
          <table:table-cell office:value-type="float" office:value="2859134" calcext:value-type="float">
            <text:p>2859134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2.2662" calcext:value-type="float">
            <text:p>2.2662</text:p>
          </table:table-cell>
          <table:table-cell office:value-type="float" office:value="0.744491" calcext:value-type="float">
            <text:p>0.744491</text:p>
          </table:table-cell>
          <table:table-cell office:value-type="float" office:value="0.553083" calcext:value-type="float">
            <text:p>0.553083</text:p>
          </table:table-cell>
          <table:table-cell office:value-type="float" office:value="1.49426" calcext:value-type="float">
            <text:p>1.494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2768" calcext:value-type="float">
            <text:p>0.152768</text:p>
          </table:table-cell>
          <table:table-cell office:value-type="float" office:value="1.17906" calcext:value-type="float">
            <text:p>1.17906</text:p>
          </table:table-cell>
          <table:table-cell office:value-type="float" office:value="0.0745207" calcext:value-type="float">
            <text:p>0.0745207</text:p>
          </table:table-cell>
          <table:table-cell office:value-type="float" office:value="0.18176" calcext:value-type="float">
            <text:p>0.181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11156" calcext:value-type="float">
            <text:p>11011156</text:p>
          </table:table-cell>
          <table:table-cell office:value-type="float" office:value="1.1325" calcext:value-type="float">
            <text:p>1.1325</text:p>
          </table:table-cell>
          <table:table-cell office:value-type="float" office:value="2.68028" calcext:value-type="float">
            <text:p>2.68028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777908" calcext:value-type="float">
            <text:p>0.777908</text:p>
          </table:table-cell>
          <table:table-cell office:value-type="float" office:value="1.62896" calcext:value-type="float">
            <text:p>1.62896</text:p>
          </table:table-cell>
        </table:table-row>
        <table:table-row table:style-name="ro1">
          <table:table-cell office:value-type="float" office:value="22832255" calcext:value-type="float">
            <text:p>22832255</text:p>
          </table:table-cell>
          <table:table-cell office:value-type="float" office:value="1.29874" calcext:value-type="float">
            <text:p>1.29874</text:p>
          </table:table-cell>
          <table:table-cell office:value-type="float" office:value="2.89846" calcext:value-type="float">
            <text:p>2.89846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909195" calcext:value-type="float">
            <text:p>0.909195</text:p>
          </table:table-cell>
          <table:table-cell office:value-type="float" office:value="1.70141" calcext:value-type="float">
            <text:p>1.70141</text:p>
          </table:table-cell>
        </table:table-row>
        <table:table-row table:style-name="ro1">
          <table:table-cell office:value-type="float" office:value="2470967" calcext:value-type="float">
            <text:p>2470967</text:p>
          </table:table-cell>
          <table:table-cell office:value-type="float" office:value="0.875038" calcext:value-type="float">
            <text:p>0.875038</text:p>
          </table:table-cell>
          <table:table-cell office:value-type="float" office:value="2.2445" calcext:value-type="float">
            <text:p>2.2445</text:p>
          </table:table-cell>
          <table:table-cell office:value-type="float" office:value="0.721459" calcext:value-type="float">
            <text:p>0.721459</text:p>
          </table:table-cell>
          <table:table-cell office:value-type="float" office:value="0.496778" calcext:value-type="float">
            <text:p>0.496778</text:p>
          </table:table-cell>
          <table:table-cell office:value-type="float" office:value="1.47979" calcext:value-type="float">
            <text:p>1.47979</text:p>
          </table:table-cell>
        </table:table-row>
        <table:table-row table:style-name="ro1">
          <table:table-cell office:value-type="float" office:value="102178" calcext:value-type="float">
            <text:p>102178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0.227529" calcext:value-type="float">
            <text:p>0.227529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1.17695" calcext:value-type="float">
            <text:p>1.17695</text:p>
          </table:table-cell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float" office:value="0.231342" calcext:value-type="float">
            <text:p>0.231342</text:p>
          </table:table-cell>
          <table:table-cell office:value-type="float" office:value="1.21973" calcext:value-type="float">
            <text:p>1.21973</text:p>
          </table:table-cell>
          <table:table-cell office:value-type="float" office:value="0.146062" calcext:value-type="float">
            <text:p>0.146062</text:p>
          </table:table-cell>
          <table:table-cell office:value-type="float" office:value="0.202011" calcext:value-type="float">
            <text:p>0.20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float" office:value="0.236663" calcext:value-type="float">
            <text:p>0.236663</text:p>
          </table:table-cell>
          <table:table-cell office:value-type="float" office:value="1.33048" calcext:value-type="float">
            <text:p>1.33048</text:p>
          </table:table-cell>
          <table:table-cell office:value-type="float" office:value="0.143038" calcext:value-type="float">
            <text:p>0.143038</text:p>
          </table:table-cell>
          <table:table-cell office:value-type="float" office:value="0.213249" calcext:value-type="float">
            <text:p>0.213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151362" calcext:value-type="float">
            <text:p>0.151362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730175" calcext:value-type="float">
            <text:p>0.0730175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398" calcext:value-type="float">
            <text:p>44398</text:p>
          </table:table-cell>
          <table:table-cell office:value-type="float" office:value="0.269468" calcext:value-type="float">
            <text:p>0.269468</text:p>
          </table:table-cell>
          <table:table-cell office:value-type="float" office:value="1.26359" calcext:value-type="float">
            <text:p>1.26359</text:p>
          </table:table-cell>
          <table:table-cell office:value-type="float" office:value="0.184627" calcext:value-type="float">
            <text:p>0.184627</text:p>
          </table:table-cell>
          <table:table-cell office:value-type="float" office:value="0.2729" calcext:value-type="float">
            <text:p>0.2729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float" office:value="0.72901" calcext:value-type="float">
            <text:p>0.72901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0.588481" calcext:value-type="float">
            <text:p>0.588481</text:p>
          </table:table-cell>
          <table:table-cell office:value-type="float" office:value="0.475169" calcext:value-type="float">
            <text:p>0.475169</text:p>
          </table:table-cell>
          <table:table-cell office:value-type="float" office:value="1.39846" calcext:value-type="float">
            <text:p>1.39846</text:p>
          </table:table-cell>
        </table:table-row>
        <table:table-row table:style-name="ro1">
          <table:table-cell office:value-type="float" office:value="1891663" calcext:value-type="float">
            <text:p>1891663</text:p>
          </table:table-cell>
          <table:table-cell office:value-type="float" office:value="0.830154" calcext:value-type="float">
            <text:p>0.830154</text:p>
          </table:table-cell>
          <table:table-cell office:value-type="float" office:value="2.23462" calcext:value-type="float">
            <text:p>2.23462</text:p>
          </table:table-cell>
          <table:table-cell office:value-type="float" office:value="0.684452" calcext:value-type="float">
            <text:p>0.684452</text:p>
          </table:table-cell>
          <table:table-cell office:value-type="float" office:value="0.504883" calcext:value-type="float">
            <text:p>0.504883</text:p>
          </table:table-cell>
          <table:table-cell office:value-type="float" office:value="1.45325" calcext:value-type="float">
            <text:p>1.453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1.21343" calcext:value-type="float">
            <text:p>1.21343</text:p>
          </table:table-cell>
          <table:table-cell office:value-type="float" office:value="0.0884963" calcext:value-type="float">
            <text:p>0.0884963</text:p>
          </table:table-cell>
          <table:table-cell office:value-type="float" office:value="0.17552" calcext:value-type="float">
            <text:p>0.1755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0.238984" calcext:value-type="float">
            <text:p>0.238984</text:p>
          </table:table-cell>
          <table:table-cell office:value-type="float" office:value="1.21457" calcext:value-type="float">
            <text:p>1.21457</text:p>
          </table:table-cell>
          <table:table-cell office:value-type="float" office:value="0.153765" calcext:value-type="float">
            <text:p>0.153765</text:p>
          </table:table-cell>
          <table:table-cell office:value-type="float" office:value="0.225748" calcext:value-type="float">
            <text:p>0.22574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0.24606" calcext:value-type="float">
            <text:p>0.24606</text:p>
          </table:table-cell>
          <table:table-cell office:value-type="float" office:value="1.23583" calcext:value-type="float">
            <text:p>1.23583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1.07074" calcext:value-type="float">
            <text:p>1.07074</text:p>
          </table:table-cell>
        </table:table-row>
        <table:table-row table:style-name="ro1">
          <table:table-cell office:value-type="float" office:value="4327816" calcext:value-type="float">
            <text:p>4327816</text:p>
          </table:table-cell>
          <table:table-cell office:value-type="float" office:value="0.951756" calcext:value-type="float">
            <text:p>0.951756</text:p>
          </table:table-cell>
          <table:table-cell office:value-type="float" office:value="2.42365" calcext:value-type="float">
            <text:p>2.42365</text:p>
          </table:table-cell>
          <table:table-cell office:value-type="float" office:value="0.825273" calcext:value-type="float">
            <text:p>0.825273</text:p>
          </table:table-cell>
          <table:table-cell office:value-type="float" office:value="0.567766" calcext:value-type="float">
            <text:p>0.567766</text:p>
          </table:table-cell>
          <table:table-cell office:value-type="float" office:value="1.53506" calcext:value-type="float">
            <text:p>1.53506</text:p>
          </table:table-cell>
        </table:table-row>
        <table:table-row table:style-name="ro1">
          <table:table-cell office:value-type="float" office:value="6502020" calcext:value-type="float">
            <text:p>6502020</text:p>
          </table:table-cell>
          <table:table-cell office:value-type="float" office:value="1.02706" calcext:value-type="float">
            <text:p>1.02706</text:p>
          </table:table-cell>
          <table:table-cell office:value-type="float" office:value="2.53704" calcext:value-type="float">
            <text:p>2.53704</text:p>
          </table:table-cell>
          <table:table-cell office:value-type="float" office:value="0.884816" calcext:value-type="float">
            <text:p>0.884816</text:p>
          </table:table-cell>
          <table:table-cell office:value-type="float" office:value="0.620838" calcext:value-type="float">
            <text:p>0.620838</text:p>
          </table:table-cell>
          <table:table-cell office:value-type="float" office:value="1.57473" calcext:value-type="float">
            <text:p>1.5747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154636" calcext:value-type="float">
            <text:p>0.154636</text:p>
          </table:table-cell>
          <table:table-cell office:value-type="float" office:value="1.20706" calcext:value-type="float">
            <text:p>1.20706</text:p>
          </table:table-cell>
          <table:table-cell office:value-type="float" office:value="0.0724208" calcext:value-type="float">
            <text:p>0.0724208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301" calcext:value-type="float">
            <text:p>191301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1.41874" calcext:value-type="float">
            <text:p>1.41874</text:p>
          </table:table-cell>
          <table:table-cell office:value-type="float" office:value="0.31352" calcext:value-type="float">
            <text:p>0.31352</text:p>
          </table:table-cell>
          <table:table-cell office:value-type="float" office:value="0.311982" calcext:value-type="float">
            <text:p>0.311982</text:p>
          </table:table-cell>
          <table:table-cell office:value-type="float" office:value="1.23266" calcext:value-type="float">
            <text:p>1.2326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1.13502" calcext:value-type="float">
            <text:p>1.13502</text:p>
          </table:table-cell>
          <table:table-cell office:value-type="float" office:value="0.083939" calcext:value-type="float">
            <text:p>0.083939</text:p>
          </table:table-cell>
          <table:table-cell office:value-type="float" office:value="0.22002" calcext:value-type="float">
            <text:p>0.2200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22491" calcext:value-type="float">
            <text:p>1.22491</text:p>
          </table:table-cell>
          <table:table-cell office:value-type="float" office:value="0.0883834" calcext:value-type="float">
            <text:p>0.0883834</text:p>
          </table:table-cell>
          <table:table-cell office:value-type="float" office:value="0.176371" calcext:value-type="float">
            <text:p>0.1763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0.361911" calcext:value-type="float">
            <text:p>0.361911</text:p>
          </table:table-cell>
          <table:table-cell office:value-type="float" office:value="1.40205" calcext:value-type="float">
            <text:p>1.40205</text:p>
          </table:table-cell>
          <table:table-cell office:value-type="float" office:value="0.269541" calcext:value-type="float">
            <text:p>0.269541</text:p>
          </table:table-cell>
          <table:table-cell office:value-type="float" office:value="0.2919" calcext:value-type="float">
            <text:p>0.2919</text:p>
          </table:table-cell>
          <table:table-cell office:value-type="float" office:value="1.20858" calcext:value-type="float">
            <text:p>1.20858</text:p>
          </table:table-cell>
        </table:table-row>
        <table:table-row table:style-name="ro1">
          <table:table-cell office:value-type="float" office:value="183286" calcext:value-type="float">
            <text:p>183286</text:p>
          </table:table-cell>
          <table:table-cell office:value-type="float" office:value="0.397223" calcext:value-type="float">
            <text:p>0.397223</text:p>
          </table:table-cell>
          <table:table-cell office:value-type="float" office:value="1.40021" calcext:value-type="float">
            <text:p>1.40021</text:p>
          </table:table-cell>
          <table:table-cell office:value-type="float" office:value="0.299784" calcext:value-type="float">
            <text:p>0.299784</text:p>
          </table:table-cell>
          <table:table-cell office:value-type="float" office:value="0.301016" calcext:value-type="float">
            <text:p>0.301016</text:p>
          </table:table-cell>
          <table:table-cell office:value-type="float" office:value="1.22915" calcext:value-type="float">
            <text:p>1.22915</text:p>
          </table:table-cell>
        </table:table-row>
        <table:table-row table:style-name="ro1">
          <table:table-cell office:value-type="float" office:value="3435205" calcext:value-type="float">
            <text:p>3435205</text:p>
          </table:table-cell>
          <table:table-cell office:value-type="float" office:value="0.927104" calcext:value-type="float">
            <text:p>0.927104</text:p>
          </table:table-cell>
          <table:table-cell office:value-type="float" office:value="2.42594" calcext:value-type="float">
            <text:p>2.42594</text:p>
          </table:table-cell>
          <table:table-cell office:value-type="float" office:value="0.781406" calcext:value-type="float">
            <text:p>0.781406</text:p>
          </table:table-cell>
          <table:table-cell office:value-type="float" office:value="0.537343" calcext:value-type="float">
            <text:p>0.537343</text:p>
          </table:table-cell>
          <table:table-cell office:value-type="float" office:value="1.51313" calcext:value-type="float">
            <text:p>1.51313</text:p>
          </table:table-cell>
        </table:table-row>
        <table:table-row table:style-name="ro1">
          <table:table-cell office:value-type="float" office:value="288877" calcext:value-type="float">
            <text:p>288877</text:p>
          </table:table-cell>
          <table:table-cell office:value-type="float" office:value="0.482266" calcext:value-type="float">
            <text:p>0.482266</text:p>
          </table:table-cell>
          <table:table-cell office:value-type="float" office:value="1.54924" calcext:value-type="float">
            <text:p>1.54924</text:p>
          </table:table-cell>
          <table:table-cell office:value-type="float" office:value="0.377558" calcext:value-type="float">
            <text:p>0.377558</text:p>
          </table:table-cell>
          <table:table-cell office:value-type="float" office:value="0.356689" calcext:value-type="float">
            <text:p>0.356689</text:p>
          </table:table-cell>
          <table:table-cell office:value-type="float" office:value="1.27085" calcext:value-type="float">
            <text:p>1.27085</text:p>
          </table:table-cell>
        </table:table-row>
        <table:table-row table:style-name="ro1">
          <table:table-cell office:value-type="float" office:value="977740" calcext:value-type="float">
            <text:p>977740</text:p>
          </table:table-cell>
          <table:table-cell office:value-type="float" office:value="0.71337" calcext:value-type="float">
            <text:p>0.71337</text:p>
          </table:table-cell>
          <table:table-cell office:value-type="float" office:value="1.99715" calcext:value-type="float">
            <text:p>1.99715</text:p>
          </table:table-cell>
          <table:table-cell office:value-type="float" office:value="0.571444" calcext:value-type="float">
            <text:p>0.571444</text:p>
          </table:table-cell>
          <table:table-cell office:value-type="float" office:value="0.43192" calcext:value-type="float">
            <text:p>0.43192</text:p>
          </table:table-cell>
          <table:table-cell office:value-type="float" office:value="1.38773" calcext:value-type="float">
            <text:p>1.38773</text:p>
          </table:table-cell>
        </table:table-row>
        <table:table-row table:style-name="ro1">
          <table:table-cell office:value-type="float" office:value="20667076" calcext:value-type="float">
            <text:p>20667076</text:p>
          </table:table-cell>
          <table:table-cell office:value-type="float" office:value="1.2725" calcext:value-type="float">
            <text:p>1.2725</text:p>
          </table:table-cell>
          <table:table-cell office:value-type="float" office:value="2.84966" calcext:value-type="float">
            <text:p>2.84966</text:p>
          </table:table-cell>
          <table:table-cell office:value-type="float" office:value="1.13533" calcext:value-type="float">
            <text:p>1.13533</text:p>
          </table:table-cell>
          <table:table-cell office:value-type="float" office:value="0.828152" calcext:value-type="float">
            <text:p>0.828152</text:p>
          </table:table-cell>
          <table:table-cell office:value-type="float" office:value="1.69202" calcext:value-type="float">
            <text:p>1.69202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0.178434" calcext:value-type="float">
            <text:p>0.178434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0.100298" calcext:value-type="float">
            <text:p>0.100298</text:p>
          </table:table-cell>
          <table:table-cell office:value-type="float" office:value="0.192186" calcext:value-type="float">
            <text:p>0.1921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141966" calcext:value-type="float">
            <text:p>0.141966</text:p>
          </table:table-cell>
          <table:table-cell office:value-type="float" office:value="1.13084" calcext:value-type="float">
            <text:p>1.13084</text:p>
          </table:table-cell>
          <table:table-cell office:value-type="float" office:value="0.0665538" calcext:value-type="float">
            <text:p>0.0665538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005005" calcext:value-type="float">
            <text:p>34005005</text:p>
          </table:table-cell>
          <table:table-cell office:value-type="float" office:value="1.39325" calcext:value-type="float">
            <text:p>1.39325</text:p>
          </table:table-cell>
          <table:table-cell office:value-type="float" office:value="3.0811" calcext:value-type="float">
            <text:p>3.0811</text:p>
          </table:table-cell>
          <table:table-cell office:value-type="float" office:value="1.25573" calcext:value-type="float">
            <text:p>1.25573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1.74077" calcext:value-type="float">
            <text:p>1.74077</text:p>
          </table:table-cell>
        </table:table-row>
        <table:table-row table:style-name="ro1">
          <table:table-cell office:value-type="float" office:value="53197" calcext:value-type="float">
            <text:p>53197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1.31405" calcext:value-type="float">
            <text:p>1.31405</text:p>
          </table:table-cell>
          <table:table-cell office:value-type="float" office:value="0.19064" calcext:value-type="float">
            <text:p>0.19064</text:p>
          </table:table-cell>
          <table:table-cell office:value-type="float" office:value="0.227306" calcext:value-type="float">
            <text:p>0.227306</text:p>
          </table:table-cell>
          <table:table-cell office:value-type="float" office:value="1.12812" calcext:value-type="float">
            <text:p>1.12812</text:p>
          </table:table-cell>
        </table:table-row>
        <table:table-row table:style-name="ro1">
          <table:table-cell office:value-type="float" office:value="38352" calcext:value-type="float">
            <text:p>38352</text:p>
          </table:table-cell>
          <table:table-cell office:value-type="float" office:value="0.256944" calcext:value-type="float">
            <text:p>0.256944</text:p>
          </table:table-cell>
          <table:table-cell office:value-type="float" office:value="1.226" calcext:value-type="float">
            <text:p>1.226</text:p>
          </table:table-cell>
          <table:table-cell office:value-type="float" office:value="0.175042" calcext:value-type="float">
            <text:p>0.175042</text:p>
          </table:table-cell>
          <table:table-cell office:value-type="float" office:value="0.230044" calcext:value-type="float">
            <text:p>0.230044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766313" calcext:value-type="float">
            <text:p>766313</text:p>
          </table:table-cell>
          <table:table-cell office:value-type="float" office:value="0.673129" calcext:value-type="float">
            <text:p>0.673129</text:p>
          </table:table-cell>
          <table:table-cell office:value-type="float" office:value="1.89522" calcext:value-type="float">
            <text:p>1.89522</text:p>
          </table:table-cell>
          <table:table-cell office:value-type="float" office:value="0.532247" calcext:value-type="float">
            <text:p>0.532247</text:p>
          </table:table-cell>
          <table:table-cell office:value-type="float" office:value="0.442116" calcext:value-type="float">
            <text:p>0.442116</text:p>
          </table:table-cell>
          <table:table-cell office:value-type="float" office:value="1.36321" calcext:value-type="float">
            <text:p>1.36321</text:p>
          </table:table-cell>
        </table:table-row>
        <table:table-row table:style-name="ro1">
          <table:table-cell office:value-type="float" office:value="14837694" calcext:value-type="float">
            <text:p>14837694</text:p>
          </table:table-cell>
          <table:table-cell office:value-type="float" office:value="1.19511" calcext:value-type="float">
            <text:p>1.19511</text:p>
          </table:table-cell>
          <table:table-cell office:value-type="float" office:value="2.85267" calcext:value-type="float">
            <text:p>2.85267</text:p>
          </table:table-cell>
          <table:table-cell office:value-type="float" office:value="1.08646" calcext:value-type="float">
            <text:p>1.08646</text:p>
          </table:table-cell>
          <table:table-cell office:value-type="float" office:value="0.770499" calcext:value-type="float">
            <text:p>0.770499</text:p>
          </table:table-cell>
          <table:table-cell office:value-type="float" office:value="1.65846" calcext:value-type="float">
            <text:p>1.65846</text:p>
          </table:table-cell>
        </table:table-row>
        <table:table-row table:style-name="ro1">
          <table:table-cell office:value-type="float" office:value="4580933" calcext:value-type="float">
            <text:p>4580933</text:p>
          </table:table-cell>
          <table:table-cell office:value-type="float" office:value="0.962251" calcext:value-type="float">
            <text:p>0.962251</text:p>
          </table:table-cell>
          <table:table-cell office:value-type="float" office:value="2.4324" calcext:value-type="float">
            <text:p>2.4324</text:p>
          </table:table-cell>
          <table:table-cell office:value-type="float" office:value="0.819053" calcext:value-type="float">
            <text:p>0.819053</text:p>
          </table:table-cell>
          <table:table-cell office:value-type="float" office:value="0.546005" calcext:value-type="float">
            <text:p>0.546005</text:p>
          </table:table-cell>
          <table:table-cell office:value-type="float" office:value="1.54072" calcext:value-type="float">
            <text:p>1.54072</text:p>
          </table:table-cell>
        </table:table-row>
        <table:table-row table:style-name="ro1">
          <table:table-cell office:value-type="float" office:value="1063138" calcext:value-type="float">
            <text:p>1063138</text:p>
          </table:table-cell>
          <table:table-cell office:value-type="float" office:value="0.720901" calcext:value-type="float">
            <text:p>0.720901</text:p>
          </table:table-cell>
          <table:table-cell office:value-type="float" office:value="2.0126" calcext:value-type="float">
            <text:p>2.0126</text:p>
          </table:table-cell>
          <table:table-cell office:value-type="float" office:value="0.58989" calcext:value-type="float">
            <text:p>0.58989</text:p>
          </table:table-cell>
          <table:table-cell office:value-type="float" office:value="0.458977" calcext:value-type="float">
            <text:p>0.458977</text:p>
          </table:table-cell>
          <table:table-cell office:value-type="float" office:value="1.39607" calcext:value-type="float">
            <text:p>1.3960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149708" calcext:value-type="float">
            <text:p>0.149708</text:p>
          </table:table-cell>
          <table:table-cell office:value-type="float" office:value="1.16117" calcext:value-type="float">
            <text:p>1.16117</text:p>
          </table:table-cell>
          <table:table-cell office:value-type="float" office:value="0.0681704" calcext:value-type="float">
            <text:p>0.0681704</text:p>
          </table:table-cell>
          <table:table-cell office:value-type="float" office:value="0.180063" calcext:value-type="float">
            <text:p>0.18006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3753" calcext:value-type="float">
            <text:p>73753</text:p>
          </table:table-cell>
          <table:table-cell office:value-type="float" office:value="0.289503" calcext:value-type="float">
            <text:p>0.289503</text:p>
          </table:table-cell>
          <table:table-cell office:value-type="float" office:value="1.2709" calcext:value-type="float">
            <text:p>1.2709</text:p>
          </table:table-cell>
          <table:table-cell office:value-type="float" office:value="0.203918" calcext:value-type="float">
            <text:p>0.203918</text:p>
          </table:table-cell>
          <table:table-cell office:value-type="float" office:value="0.228188" calcext:value-type="float">
            <text:p>0.228188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8731428" calcext:value-type="float">
            <text:p>8731428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2.63103" calcext:value-type="float">
            <text:p>2.63103</text:p>
          </table:table-cell>
          <table:table-cell office:value-type="float" office:value="0.964323" calcext:value-type="float">
            <text:p>0.964323</text:p>
          </table:table-cell>
          <table:table-cell office:value-type="float" office:value="0.669672" calcext:value-type="float">
            <text:p>0.669672</text:p>
          </table:table-cell>
          <table:table-cell office:value-type="float" office:value="1.60511" calcext:value-type="float">
            <text:p>1.60511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0.13167" calcext:value-type="float">
            <text:p>0.13167</text:p>
          </table:table-cell>
          <table:table-cell office:value-type="float" office:value="0.189772" calcext:value-type="float">
            <text:p>0.1897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.180206" calcext:value-type="float">
            <text:p>0.180206</text:p>
          </table:table-cell>
          <table:table-cell office:value-type="float" office:value="1.1998" calcext:value-type="float">
            <text:p>1.1998</text:p>
          </table:table-cell>
          <table:table-cell office:value-type="float" office:value="0.0977565" calcext:value-type="float">
            <text:p>0.0977565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0.276018" calcext:value-type="float">
            <text:p>0.276018</text:p>
          </table:table-cell>
          <table:table-cell office:value-type="float" office:value="1.33045" calcext:value-type="float">
            <text:p>1.33045</text:p>
          </table:table-cell>
          <table:table-cell office:value-type="float" office:value="0.189433" calcext:value-type="float">
            <text:p>0.189433</text:p>
          </table:table-cell>
          <table:table-cell office:value-type="float" office:value="0.23447" calcext:value-type="float">
            <text:p>0.23447</text:p>
          </table:table-cell>
          <table:table-cell office:value-type="float" office:value="1.13352" calcext:value-type="float">
            <text:p>1.1335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143968" calcext:value-type="float">
            <text:p>0.143968</text:p>
          </table:table-cell>
          <table:table-cell office:value-type="float" office:value="1.1322" calcext:value-type="float">
            <text:p>1.1322</text:p>
          </table:table-cell>
          <table:table-cell office:value-type="float" office:value="0.0676707" calcext:value-type="float">
            <text:p>0.0676707</text:p>
          </table:table-cell>
          <table:table-cell office:value-type="float" office:value="0.169719" calcext:value-type="float">
            <text:p>0.1697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60099" calcext:value-type="float">
            <text:p>0.160099</text:p>
          </table:table-cell>
          <table:table-cell office:value-type="float" office:value="1.20021" calcext:value-type="float">
            <text:p>1.20021</text:p>
          </table:table-cell>
          <table:table-cell office:value-type="float" office:value="0.0767372" calcext:value-type="float">
            <text:p>0.0767372</text:p>
          </table:table-cell>
          <table:table-cell office:value-type="float" office:value="0.184225" calcext:value-type="float">
            <text:p>0.1842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1.25945" calcext:value-type="float">
            <text:p>1.25945</text:p>
          </table:table-cell>
          <table:table-cell office:value-type="float" office:value="0.138591" calcext:value-type="float">
            <text:p>0.138591</text:p>
          </table:table-cell>
          <table:table-cell office:value-type="float" office:value="0.201177" calcext:value-type="float">
            <text:p>0.2011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1.16555" calcext:value-type="float">
            <text:p>1.16555</text:p>
          </table:table-cell>
          <table:table-cell office:value-type="float" office:value="0.102439" calcext:value-type="float">
            <text:p>0.102439</text:p>
          </table:table-cell>
          <table:table-cell office:value-type="float" office:value="0.203311" calcext:value-type="float">
            <text:p>0.2033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9882" calcext:value-type="float">
            <text:p>179882</text:p>
          </table:table-cell>
          <table:table-cell office:value-type="float" office:value="0.393119" calcext:value-type="float">
            <text:p>0.393119</text:p>
          </table:table-cell>
          <table:table-cell office:value-type="float" office:value="1.4165" calcext:value-type="float">
            <text:p>1.4165</text:p>
          </table:table-cell>
          <table:table-cell office:value-type="float" office:value="0.293222" calcext:value-type="float">
            <text:p>0.293222</text:p>
          </table:table-cell>
          <table:table-cell office:value-type="float" office:value="0.293368" calcext:value-type="float">
            <text:p>0.293368</text:p>
          </table:table-cell>
          <table:table-cell office:value-type="float" office:value="1.22877" calcext:value-type="float">
            <text:p>1.22877</text:p>
          </table:table-cell>
        </table:table-row>
        <table:table-row table:style-name="ro1">
          <table:table-cell office:value-type="float" office:value="128788" calcext:value-type="float">
            <text:p>128788</text:p>
          </table:table-cell>
          <table:table-cell office:value-type="float" office:value="0.335918" calcext:value-type="float">
            <text:p>0.335918</text:p>
          </table:table-cell>
          <table:table-cell office:value-type="float" office:value="1.34178" calcext:value-type="float">
            <text:p>1.34178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264316" calcext:value-type="float">
            <text:p>0.264316</text:p>
          </table:table-cell>
          <table:table-cell office:value-type="float" office:value="1.19792" calcext:value-type="float">
            <text:p>1.19792</text:p>
          </table:table-cell>
        </table:table-row>
        <table:table-row table:style-name="ro1">
          <table:table-cell office:value-type="float" office:value="26996107" calcext:value-type="float">
            <text:p>26996107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1.19572" calcext:value-type="float">
            <text:p>1.19572</text:p>
          </table:table-cell>
          <table:table-cell office:value-type="float" office:value="0.796976" calcext:value-type="float">
            <text:p>0.796976</text:p>
          </table:table-cell>
          <table:table-cell office:value-type="float" office:value="1.71893" calcext:value-type="float">
            <text:p>1.71893</text:p>
          </table:table-cell>
        </table:table-row>
        <table:table-row table:style-name="ro1">
          <table:table-cell office:value-type="float" office:value="8151778" calcext:value-type="float">
            <text:p>8151778</text:p>
          </table:table-cell>
          <table:table-cell office:value-type="float" office:value="1.06567" calcext:value-type="float">
            <text:p>1.06567</text:p>
          </table:table-cell>
          <table:table-cell office:value-type="float" office:value="2.60606" calcext:value-type="float">
            <text:p>2.60606</text:p>
          </table:table-cell>
          <table:table-cell office:value-type="float" office:value="0.938024" calcext:value-type="float">
            <text:p>0.938024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1.59788" calcext:value-type="float">
            <text:p>1.59788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0.209699" calcext:value-type="float">
            <text:p>0.209699</text:p>
          </table:table-cell>
          <table:table-cell office:value-type="float" office:value="1.18599" calcext:value-type="float">
            <text:p>1.18599</text:p>
          </table:table-cell>
          <table:table-cell office:value-type="float" office:value="0.128945" calcext:value-type="float">
            <text:p>0.128945</text:p>
          </table:table-cell>
          <table:table-cell office:value-type="float" office:value="0.231251" calcext:value-type="float">
            <text:p>0.2312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659007" calcext:value-type="float">
            <text:p>65659007</text:p>
          </table:table-cell>
          <table:table-cell office:value-type="float" office:value="1.55509" calcext:value-type="float">
            <text:p>1.55509</text:p>
          </table:table-cell>
          <table:table-cell office:value-type="float" office:value="3.26013" calcext:value-type="float">
            <text:p>3.26013</text:p>
          </table:table-cell>
          <table:table-cell office:value-type="float" office:value="1.41888" calcext:value-type="float">
            <text:p>1.41888</text:p>
          </table:table-cell>
          <table:table-cell office:value-type="float" office:value="0.830119" calcext:value-type="float">
            <text:p>0.830119</text:p>
          </table:table-cell>
          <table:table-cell office:value-type="float" office:value="1.80633" calcext:value-type="float">
            <text:p>1.80633</text:p>
          </table:table-cell>
        </table:table-row>
        <table:table-row table:style-name="ro1">
          <table:table-cell office:value-type="float" office:value="151396" calcext:value-type="float">
            <text:p>151396</text:p>
          </table:table-cell>
          <table:table-cell office:value-type="float" office:value="0.361087" calcext:value-type="float">
            <text:p>0.361087</text:p>
          </table:table-cell>
          <table:table-cell office:value-type="float" office:value="1.34696" calcext:value-type="float">
            <text:p>1.3469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98439" calcext:value-type="float">
            <text:p>0.298439</text:p>
          </table:table-cell>
          <table:table-cell office:value-type="float" office:value="1.21102" calcext:value-type="float">
            <text:p>1.21102</text:p>
          </table:table-cell>
        </table:table-row>
        <table:table-row table:style-name="ro1">
          <table:table-cell office:value-type="float" office:value="23902" calcext:value-type="float">
            <text:p>23902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0.156223" calcext:value-type="float">
            <text:p>0.156223</text:p>
          </table:table-cell>
          <table:table-cell office:value-type="float" office:value="0.208878" calcext:value-type="float">
            <text:p>0.208878</text:p>
          </table:table-cell>
          <table:table-cell office:value-type="float" office:value="1.0779" calcext:value-type="float">
            <text:p>1.0779</text:p>
          </table:table-cell>
        </table:table-row>
        <table:table-row table:style-name="ro1">
          <table:table-cell office:value-type="float" office:value="17212" calcext:value-type="float">
            <text:p>17212</text:p>
          </table:table-cell>
          <table:table-cell office:value-type="float" office:value="0.227911" calcext:value-type="float">
            <text:p>0.227911</text:p>
          </table:table-cell>
          <table:table-cell office:value-type="float" office:value="1.21222" calcext:value-type="float">
            <text:p>1.21222</text:p>
          </table:table-cell>
          <table:table-cell office:value-type="float" office:value="0.144184" calcext:value-type="float">
            <text:p>0.144184</text:p>
          </table:table-cell>
          <table:table-cell office:value-type="float" office:value="0.212339" calcext:value-type="float">
            <text:p>0.2123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float" office:value="0.252448" calcext:value-type="float">
            <text:p>0.252448</text:p>
          </table:table-cell>
          <table:table-cell office:value-type="float" office:value="1.267" calcext:value-type="float">
            <text:p>1.267</text:p>
          </table:table-cell>
          <table:table-cell office:value-type="float" office:value="0.158758" calcext:value-type="float">
            <text:p>0.158758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1.07344" calcext:value-type="float">
            <text:p>1.07344</text:p>
          </table:table-cell>
        </table:table-row>
        <table:table-row table:style-name="ro1">
          <table:table-cell office:value-type="float" office:value="465394" calcext:value-type="float">
            <text:p>465394</text:p>
          </table:table-cell>
          <table:table-cell office:value-type="float" office:value="0.569138" calcext:value-type="float">
            <text:p>0.569138</text:p>
          </table:table-cell>
          <table:table-cell office:value-type="float" office:value="1.75056" calcext:value-type="float">
            <text:p>1.75056</text:p>
          </table:table-cell>
          <table:table-cell office:value-type="float" office:value="0.45405" calcext:value-type="float">
            <text:p>0.45405</text:p>
          </table:table-cell>
          <table:table-cell office:value-type="float" office:value="0.386061" calcext:value-type="float">
            <text:p>0.386061</text:p>
          </table:table-cell>
          <table:table-cell office:value-type="float" office:value="1.31643" calcext:value-type="float">
            <text:p>1.31643</text:p>
          </table:table-cell>
        </table:table-row>
        <table:table-row table:style-name="ro1">
          <table:table-cell office:value-type="float" office:value="228288" calcext:value-type="float">
            <text:p>228288</text:p>
          </table:table-cell>
          <table:table-cell office:value-type="float" office:value="0.437528" calcext:value-type="float">
            <text:p>0.437528</text:p>
          </table:table-cell>
          <table:table-cell office:value-type="float" office:value="1.51067" calcext:value-type="float">
            <text:p>1.51067</text:p>
          </table:table-cell>
          <table:table-cell office:value-type="float" office:value="0.331891" calcext:value-type="float">
            <text:p>0.331891</text:p>
          </table:table-cell>
          <table:table-cell office:value-type="float" office:value="0.329344" calcext:value-type="float">
            <text:p>0.329344</text:p>
          </table:table-cell>
          <table:table-cell office:value-type="float" office:value="1.24928" calcext:value-type="float">
            <text:p>1.24928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0.251388" calcext:value-type="float">
            <text:p>0.251388</text:p>
          </table:table-cell>
          <table:table-cell office:value-type="float" office:value="1.25816" calcext:value-type="float">
            <text:p>1.25816</text:p>
          </table:table-cell>
          <table:table-cell office:value-type="float" office:value="0.167409" calcext:value-type="float">
            <text:p>0.167409</text:p>
          </table:table-cell>
          <table:table-cell office:value-type="float" office:value="0.221787" calcext:value-type="float">
            <text:p>0.221787</text:p>
          </table:table-cell>
          <table:table-cell office:value-type="float" office:value="1.08973" calcext:value-type="float">
            <text:p>1.08973</text:p>
          </table:table-cell>
        </table:table-row>
        <table:table-row table:style-name="ro1">
          <table:table-cell office:value-type="float" office:value="5339962" calcext:value-type="float">
            <text:p>5339962</text:p>
          </table:table-cell>
          <table:table-cell office:value-type="float" office:value="0.994188" calcext:value-type="float">
            <text:p>0.994188</text:p>
          </table:table-cell>
          <table:table-cell office:value-type="float" office:value="2.46307" calcext:value-type="float">
            <text:p>2.46307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0.628682" calcext:value-type="float">
            <text:p>0.628682</text:p>
          </table:table-cell>
          <table:table-cell office:value-type="float" office:value="1.55737" calcext:value-type="float">
            <text:p>1.55737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3" calcext:value-type="float">
            <text:p>0.24203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0.154493" calcext:value-type="float">
            <text:p>0.154493</text:p>
          </table:table-cell>
          <table:table-cell office:value-type="float" office:value="0.206748" calcext:value-type="float">
            <text:p>0.206748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4733403" calcext:value-type="float">
            <text:p>473340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2.45333" calcext:value-type="float">
            <text:p>2.45333</text:p>
          </table:table-cell>
          <table:table-cell office:value-type="float" office:value="0.824248" calcext:value-type="float">
            <text:p>0.824248</text:p>
          </table:table-cell>
          <table:table-cell office:value-type="float" office:value="0.542169" calcext:value-type="float">
            <text:p>0.542169</text:p>
          </table:table-cell>
          <table:table-cell office:value-type="float" office:value="1.54417" calcext:value-type="float">
            <text:p>1.54417</text:p>
          </table:table-cell>
        </table:table-row>
        <table:table-row table:style-name="ro1">
          <table:table-cell office:value-type="float" office:value="38757684" calcext:value-type="float">
            <text:p>38757684</text:p>
          </table:table-cell>
          <table:table-cell office:value-type="float" office:value="1.42244" calcext:value-type="float">
            <text:p>1.42244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1.32602" calcext:value-type="float">
            <text:p>1.32602</text:p>
          </table:table-cell>
          <table:table-cell office:value-type="float" office:value="0.891166" calcext:value-type="float">
            <text:p>0.891166</text:p>
          </table:table-cell>
          <table:table-cell office:value-type="float" office:value="1.75419" calcext:value-type="float">
            <text:p>1.75419</text:p>
          </table:table-cell>
        </table:table-row>
        <table:table-row table:style-name="ro1">
          <table:table-cell office:value-type="float" office:value="1301900" calcext:value-type="float">
            <text:p>1301900</text:p>
          </table:table-cell>
          <table:table-cell office:value-type="float" office:value="0.774435" calcext:value-type="float">
            <text:p>0.774435</text:p>
          </table:table-cell>
          <table:table-cell office:value-type="float" office:value="2.04849" calcext:value-type="float">
            <text:p>2.04849</text:p>
          </table:table-cell>
          <table:table-cell office:value-type="float" office:value="0.628808" calcext:value-type="float">
            <text:p>0.628808</text:p>
          </table:table-cell>
          <table:table-cell office:value-type="float" office:value="0.516554" calcext:value-type="float">
            <text:p>0.516554</text:p>
          </table:table-cell>
          <table:table-cell office:value-type="float" office:value="1.41694" calcext:value-type="float">
            <text:p>1.41694</text:p>
          </table:table-cell>
        </table:table-row>
        <table:table-row table:style-name="ro1">
          <table:table-cell office:value-type="float" office:value="44818799" calcext:value-type="float">
            <text:p>44818799</text:p>
          </table:table-cell>
          <table:table-cell office:value-type="float" office:value="1.46852" calcext:value-type="float">
            <text:p>1.46852</text:p>
          </table:table-cell>
          <table:table-cell office:value-type="float" office:value="3.0942" calcext:value-type="float">
            <text:p>3.0942</text:p>
          </table:table-cell>
          <table:table-cell office:value-type="float" office:value="1.37183" calcext:value-type="float">
            <text:p>1.37183</text:p>
          </table:table-cell>
          <table:table-cell office:value-type="float" office:value="0.979001" calcext:value-type="float">
            <text:p>0.979001</text:p>
          </table:table-cell>
          <table:table-cell office:value-type="float" office:value="1.7695" calcext:value-type="float">
            <text:p>1.7695</text:p>
          </table:table-cell>
        </table:table-row>
        <table:table-row table:style-name="ro1">
          <table:table-cell office:value-type="float" office:value="14897019" calcext:value-type="float">
            <text:p>14897019</text:p>
          </table:table-cell>
          <table:table-cell office:value-type="float" office:value="1.20136" calcext:value-type="float">
            <text:p>1.20136</text:p>
          </table:table-cell>
          <table:table-cell office:value-type="float" office:value="2.85454" calcext:value-type="float">
            <text:p>2.85454</text:p>
          </table:table-cell>
          <table:table-cell office:value-type="float" office:value="1.08131" calcext:value-type="float">
            <text:p>1.08131</text:p>
          </table:table-cell>
          <table:table-cell office:value-type="float" office:value="0.711444" calcext:value-type="float">
            <text:p>0.711444</text:p>
          </table:table-cell>
          <table:table-cell office:value-type="float" office:value="1.65888" calcext:value-type="float">
            <text:p>1.65888</text:p>
          </table:table-cell>
        </table:table-row>
        <table:table-row table:style-name="ro1">
          <table:table-cell office:value-type="float" office:value="28978" calcext:value-type="float">
            <text:p>28978</text:p>
          </table:table-cell>
          <table:table-cell office:value-type="float" office:value="0.248482" calcext:value-type="float">
            <text:p>0.248482</text:p>
          </table:table-cell>
          <table:table-cell office:value-type="float" office:value="1.27513" calcext:value-type="float">
            <text:p>1.27513</text:p>
          </table:table-cell>
          <table:table-cell office:value-type="float" office:value="0.162301" calcext:value-type="float">
            <text:p>0.162301</text:p>
          </table:table-cell>
          <table:table-cell office:value-type="float" office:value="0.203873" calcext:value-type="float">
            <text:p>0.203873</text:p>
          </table:table-cell>
          <table:table-cell office:value-type="float" office:value="1.08548" calcext:value-type="float">
            <text:p>1.08548</text:p>
          </table:table-cell>
        </table:table-row>
        <table:table-row table:style-name="ro1">
          <table:table-cell office:value-type="float" office:value="11937737" calcext:value-type="float">
            <text:p>11937737</text:p>
          </table:table-cell>
          <table:table-cell office:value-type="float" office:value="1.15405" calcext:value-type="float">
            <text:p>1.15405</text:p>
          </table:table-cell>
          <table:table-cell office:value-type="float" office:value="2.72205" calcext:value-type="float">
            <text:p>2.72205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0.627128" calcext:value-type="float">
            <text:p>0.627128</text:p>
          </table:table-cell>
          <table:table-cell office:value-type="float" office:value="1.63562" calcext:value-type="float">
            <text:p>1.63562</text:p>
          </table:table-cell>
        </table:table-row>
        <table:table-row table:style-name="ro1">
          <table:table-cell office:value-type="float" office:value="26608" calcext:value-type="float">
            <text:p>26608</text:p>
          </table:table-cell>
          <table:table-cell office:value-type="float" office:value="0.247614" calcext:value-type="float">
            <text:p>0.247614</text:p>
          </table:table-cell>
          <table:table-cell office:value-type="float" office:value="1.28751" calcext:value-type="float">
            <text:p>1.28751</text:p>
          </table:table-cell>
          <table:table-cell office:value-type="float" office:value="0.160496" calcext:value-type="float">
            <text:p>0.160496</text:p>
          </table:table-cell>
          <table:table-cell office:value-type="float" office:value="0.217692" calcext:value-type="float">
            <text:p>0.217692</text:p>
          </table:table-cell>
          <table:table-cell office:value-type="float" office:value="1.07996" calcext:value-type="float">
            <text:p>1.07996</text:p>
          </table:table-cell>
        </table:table-row>
        <table:table-row table:style-name="ro1">
          <table:table-cell office:value-type="float" office:value="444448" calcext:value-type="float">
            <text:p>444448</text:p>
          </table:table-cell>
          <table:table-cell office:value-type="float" office:value="0.566958" calcext:value-type="float">
            <text:p>0.566958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436644" calcext:value-type="float">
            <text:p>0.436644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1.31194" calcext:value-type="float">
            <text:p>1.31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15:12.279157917</meta:creation-date>
    <dc:date>2016-08-31T15:46:10.040515394</dc:date>
    <meta:editing-duration>PT15M38S</meta:editing-duration>
    <meta:editing-cycles>1</meta:editing-cycles>
    <meta:document-statistic meta:table-count="1" meta:cell-count="8448" meta:object-count="1"/>
    <meta:generator>LibreOffice/5.1.2.2.0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9.094cm" svg:height="39.131cm" xlink:href=".." xlink:type="simple" chart:class="chart:scatter" chart:style-name="ch1">
        <chart:legend svg:x="9.83cm" svg:y="12.403cm" style:legend-expansion="custom" chartooo:width="3.905cm" chartooo:height="2.59cm" style:legend-expansion-aspect-ratio="1.50772200772201" chart:style-name="ch2"/>
        <chart:plot-area chart:style-name="ch3" table:cell-range-address="Sheet1.A1:Sheet1.F1408" chart:data-source-has-labels="row" svg:x="1.381cm" svg:y="0.782cm" svg:width="66.332cm" svg:height="37.567cm">
          <chartooo:coordinate-region svg:x="2.108cm" svg:y="0.981cm" svg:width="64.769cm" svg:height="36.7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1408" chart:label-cell-address="Sheet1.B1:Sheet1.B1" chart:class="chart:scatter">
            <chart:domain table:cell-range-address="Sheet1.A2:Sheet1.A1408"/>
            <chart:data-point chart:repeated="1407"/>
          </chart:series>
          <chart:series chart:attached-axis="secondary-y" chart:style-name="ch9" chart:values-cell-range-address="Sheet1.C2:Sheet1.C1408" chart:label-cell-address="Sheet1.C1:Sheet1.C1" chart:class="chart:scatter">
            <chart:data-point chart:repeated="1407"/>
          </chart:series>
          <chart:series chart:attached-axis="primary-y" chart:style-name="ch10" chart:values-cell-range-address="Sheet1.D2:Sheet1.D1408" chart:label-cell-address="Sheet1.D1:Sheet1.D1" chart:class="chart:scatter">
            <chart:data-point chart:repeated="1407"/>
          </chart:series>
          <chart:series chart:attached-axis="primary-y" chart:style-name="ch11" chart:values-cell-range-address="Sheet1.E2:Sheet1.E1408" chart:label-cell-address="Sheet1.E1:Sheet1.E1" chart:class="chart:scatter">
            <chart:data-point chart:repeated="1407"/>
          </chart:series>
          <chart:series chart:attached-axis="primary-y" chart:style-name="ch12" chart:values-cell-range-address="Sheet1.F2:Sheet1.F1408" chart:label-cell-address="Sheet1.F1:Sheet1.F1" chart:class="chart:scatter">
            <chart:data-point chart:repeated="140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map::emplace</text:p>
                <draw:g>
                  <svg:desc>Sheet1.B1:Sheet1.B1</svg:desc>
                </draw:g>
              </table:table-cell>
              <table:table-cell office:value-type="string">
                <text:p>kfast::insert</text:p>
                <draw:g>
                  <svg:desc>Sheet1.C1:Sheet1.C1</svg:desc>
                </draw:g>
              </table:table-cell>
              <table:table-cell office:value-type="string">
                <text:p>std::map:lower_bound</text:p>
                <draw:g>
                  <svg:desc>Sheet1.D1:Sheet1.D1</svg:desc>
                </draw:g>
              </table:table-cell>
              <table:table-cell office:value-type="string">
                <text:p>kfast::lower_bound</text:p>
                <draw:g>
                  <svg:desc>Sheet1.E1:Sheet1.E1</svg:desc>
                </draw:g>
              </table:table-cell>
              <table:table-cell office:value-type="string">
                <text:p>log(maxrss)/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12396">
                <text:p>46512396</text:p>
                <draw:g>
                  <svg:desc>Sheet1.A2:Sheet1.A1408</svg:desc>
                </draw:g>
              </table:table-cell>
              <table:table-cell office:value-type="float" office:value="1.51157">
                <text:p>1.51157</text:p>
                <draw:g>
                  <svg:desc>Sheet1.B2:Sheet1.B1408</svg:desc>
                </draw:g>
              </table:table-cell>
              <table:table-cell office:value-type="float" office:value="3.20285">
                <text:p>3.20285</text:p>
                <draw:g>
                  <svg:desc>Sheet1.C2:Sheet1.C1408</svg:desc>
                </draw:g>
              </table:table-cell>
              <table:table-cell office:value-type="float" office:value="1.40144">
                <text:p>1.40144</text:p>
                <draw:g>
                  <svg:desc>Sheet1.D2:Sheet1.D1408</svg:desc>
                </draw:g>
              </table:table-cell>
              <table:table-cell office:value-type="float" office:value="0.999651">
                <text:p>0.999651</text:p>
                <draw:g>
                  <svg:desc>Sheet1.E2:Sheet1.E1408</svg:desc>
                </draw:g>
              </table:table-cell>
              <table:table-cell office:value-type="float" office:value="1.77228">
                <text:p>1.77228</text:p>
                <draw:g>
                  <svg:desc>Sheet1.F2:Sheet1.F1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731">
                <text:p>63731</text:p>
              </table:table-cell>
              <table:table-cell office:value-type="float" office:value="0.285749">
                <text:p>0.285749</text:p>
              </table:table-cell>
              <table:table-cell office:value-type="float" office:value="1.31201">
                <text:p>1.31201</text:p>
              </table:table-cell>
              <table:table-cell office:value-type="float" office:value="0.199238">
                <text:p>0.199238</text:p>
              </table:table-cell>
              <table:table-cell office:value-type="float" office:value="0.214383">
                <text:p>0.214383</text:p>
              </table:table-cell>
              <table:table-cell office:value-type="float" office:value="1.1409">
                <text:p>1.1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883">
                <text:p>302883</text:p>
              </table:table-cell>
              <table:table-cell office:value-type="float" office:value="0.498279">
                <text:p>0.498279</text:p>
              </table:table-cell>
              <table:table-cell office:value-type="float" office:value="1.56635">
                <text:p>1.56635</text:p>
              </table:table-cell>
              <table:table-cell office:value-type="float" office:value="0.3927">
                <text:p>0.3927</text:p>
              </table:table-cell>
              <table:table-cell office:value-type="float" office:value="0.384125">
                <text:p>0.384125</text:p>
              </table:table-cell>
              <table:table-cell office:value-type="float" office:value="1.27575">
                <text:p>1.27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37803">
                <text:p>28737803</text:p>
              </table:table-cell>
              <table:table-cell office:value-type="float" office:value="1.45778">
                <text:p>1.45778</text:p>
              </table:table-cell>
              <table:table-cell office:value-type="float" office:value="3.27856">
                <text:p>3.27856</text:p>
              </table:table-cell>
              <table:table-cell office:value-type="float" office:value="1.54305">
                <text:p>1.54305</text:p>
              </table:table-cell>
              <table:table-cell office:value-type="float" office:value="1.03891">
                <text:p>1.03891</text:p>
              </table:table-cell>
              <table:table-cell office:value-type="float" office:value="1.72433">
                <text:p>1.72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87637">
                <text:p>48687637</text:p>
              </table:table-cell>
              <table:table-cell office:value-type="float" office:value="1.7452">
                <text:p>1.7452</text:p>
              </table:table-cell>
              <table:table-cell office:value-type="float" office:value="3.50746">
                <text:p>3.50746</text:p>
              </table:table-cell>
              <table:table-cell office:value-type="float" office:value="1.671">
                <text:p>1.671</text:p>
              </table:table-cell>
              <table:table-cell office:value-type="float" office:value="0.956254">
                <text:p>0.956254</text:p>
              </table:table-cell>
              <table:table-cell office:value-type="float" office:value="1.77568">
                <text:p>1.77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96">
                <text:p>17096</text:p>
              </table:table-cell>
              <table:table-cell office:value-type="float" office:value="0.241566">
                <text:p>0.241566</text:p>
              </table:table-cell>
              <table:table-cell office:value-type="float" office:value="1.24329">
                <text:p>1.24329</text:p>
              </table:table-cell>
              <table:table-cell office:value-type="float" office:value="0.156328">
                <text:p>0.156328</text:p>
              </table:table-cell>
              <table:table-cell office:value-type="float" office:value="0.226248">
                <text:p>0.22624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0">
                <text:p>1510</text:p>
              </table:table-cell>
              <table:table-cell office:value-type="float" office:value="0.199234">
                <text:p>0.199234</text:p>
              </table:table-cell>
              <table:table-cell office:value-type="float" office:value="1.59841">
                <text:p>1.59841</text:p>
              </table:table-cell>
              <table:table-cell office:value-type="float" office:value="0.0822153">
                <text:p>0.0822153</text:p>
              </table:table-cell>
              <table:table-cell office:value-type="float" office:value="0.208054">
                <text:p>0.20805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051">
                <text:p>896051</text:p>
              </table:table-cell>
              <table:table-cell office:value-type="float" office:value="0.83189">
                <text:p>0.83189</text:p>
              </table:table-cell>
              <table:table-cell office:value-type="float" office:value="2.33609">
                <text:p>2.33609</text:p>
              </table:table-cell>
              <table:table-cell office:value-type="float" office:value="0.708567">
                <text:p>0.708567</text:p>
              </table:table-cell>
              <table:table-cell office:value-type="float" office:value="0.487743">
                <text:p>0.487743</text:p>
              </table:table-cell>
              <table:table-cell office:value-type="float" office:value="1.37974">
                <text:p>1.37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6">
                <text:p>1096</text:p>
              </table:table-cell>
              <table:table-cell office:value-type="float" office:value="0.13636">
                <text:p>0.13636</text:p>
              </table:table-cell>
              <table:table-cell office:value-type="float" office:value="1.18374">
                <text:p>1.18374</text:p>
              </table:table-cell>
              <table:table-cell office:value-type="float" office:value="0.0613476">
                <text:p>0.0613476</text:p>
              </table:table-cell>
              <table:table-cell office:value-type="float" office:value="0.16713">
                <text:p>0.16713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261">
                <text:p>143261</text:p>
              </table:table-cell>
              <table:table-cell office:value-type="float" office:value="0.524352">
                <text:p>0.524352</text:p>
              </table:table-cell>
              <table:table-cell office:value-type="float" office:value="1.72133">
                <text:p>1.72133</text:p>
              </table:table-cell>
              <table:table-cell office:value-type="float" office:value="0.407273">
                <text:p>0.407273</text:p>
              </table:table-cell>
              <table:table-cell office:value-type="float" office:value="0.378368">
                <text:p>0.378368</text:p>
              </table:table-cell>
              <table:table-cell office:value-type="float" office:value="1.20718">
                <text:p>1.2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5">
                <text:p>2465</text:p>
              </table:table-cell>
              <table:table-cell office:value-type="float" office:value="0.166976">
                <text:p>0.166976</text:p>
              </table:table-cell>
              <table:table-cell office:value-type="float" office:value="1.20024">
                <text:p>1.20024</text:p>
              </table:table-cell>
              <table:table-cell office:value-type="float" office:value="0.0809586">
                <text:p>0.0809586</text:p>
              </table:table-cell>
              <table:table-cell office:value-type="float" office:value="0.195355">
                <text:p>0.19535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586">
                <text:p>995586</text:p>
              </table:table-cell>
              <table:table-cell office:value-type="float" office:value="0.847567">
                <text:p>0.847567</text:p>
              </table:table-cell>
              <table:table-cell office:value-type="float" office:value="2.33864">
                <text:p>2.33864</text:p>
              </table:table-cell>
              <table:table-cell office:value-type="float" office:value="0.732547">
                <text:p>0.732547</text:p>
              </table:table-cell>
              <table:table-cell office:value-type="float" office:value="0.568677">
                <text:p>0.568677</text:p>
              </table:table-cell>
              <table:table-cell office:value-type="float" office:value="1.38956">
                <text:p>1.38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7">
                <text:p>4357</text:p>
              </table:table-cell>
              <table:table-cell office:value-type="float" office:value="0.182609">
                <text:p>0.182609</text:p>
              </table:table-cell>
              <table:table-cell office:value-type="float" office:value="1.19565">
                <text:p>1.19565</text:p>
              </table:table-cell>
              <table:table-cell office:value-type="float" office:value="0.10379">
                <text:p>0.10379</text:p>
              </table:table-cell>
              <table:table-cell office:value-type="float" office:value="0.191315">
                <text:p>0.19131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471">
                <text:p>164471</text:p>
              </table:table-cell>
              <table:table-cell office:value-type="float" office:value="0.563106">
                <text:p>0.563106</text:p>
              </table:table-cell>
              <table:table-cell office:value-type="float" office:value="1.70861">
                <text:p>1.70861</text:p>
              </table:table-cell>
              <table:table-cell office:value-type="float" office:value="0.450647">
                <text:p>0.450647</text:p>
              </table:table-cell>
              <table:table-cell office:value-type="float" office:value="0.452848">
                <text:p>0.452848</text:p>
              </table:table-cell>
              <table:table-cell office:value-type="float" office:value="1.22111">
                <text:p>1.22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836">
                <text:p>108836</text:p>
              </table:table-cell>
              <table:table-cell office:value-type="float" office:value="0.471992">
                <text:p>0.471992</text:p>
              </table:table-cell>
              <table:table-cell office:value-type="float" office:value="1.5974">
                <text:p>1.5974</text:p>
              </table:table-cell>
              <table:table-cell office:value-type="float" office:value="0.364623">
                <text:p>0.364623</text:p>
              </table:table-cell>
              <table:table-cell office:value-type="float" office:value="0.350039">
                <text:p>0.350039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9">
                <text:p>2889</text:p>
              </table:table-cell>
              <table:table-cell office:value-type="float" office:value="0.17975">
                <text:p>0.17975</text:p>
              </table:table-cell>
              <table:table-cell office:value-type="float" office:value="1.18569">
                <text:p>1.18569</text:p>
              </table:table-cell>
              <table:table-cell office:value-type="float" office:value="0.0855345">
                <text:p>0.0855345</text:p>
              </table:table-cell>
              <table:table-cell office:value-type="float" office:value="0.172895">
                <text:p>0.17289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331">
                <text:p>111331</text:p>
              </table:table-cell>
              <table:table-cell office:value-type="float" office:value="0.481968">
                <text:p>0.481968</text:p>
              </table:table-cell>
              <table:table-cell office:value-type="float" office:value="1.6681">
                <text:p>1.6681</text:p>
              </table:table-cell>
              <table:table-cell office:value-type="float" office:value="0.377041">
                <text:p>0.377041</text:p>
              </table:table-cell>
              <table:table-cell office:value-type="float" office:value="0.353013">
                <text:p>0.353013</text:p>
              </table:table-cell>
              <table:table-cell office:value-type="float" office:value="1.19727">
                <text:p>1.19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7464">
                <text:p>11737464</text:p>
              </table:table-cell>
              <table:table-cell office:value-type="float" office:value="1.37077">
                <text:p>1.37077</text:p>
              </table:table-cell>
              <table:table-cell office:value-type="float" office:value="3.10128">
                <text:p>3.10128</text:p>
              </table:table-cell>
              <table:table-cell office:value-type="float" office:value="1.25511">
                <text:p>1.25511</text:p>
              </table:table-cell>
              <table:table-cell office:value-type="float" office:value="0.78125">
                <text:p>0.78125</text:p>
              </table:table-cell>
              <table:table-cell office:value-type="float" office:value="1.63437">
                <text:p>1.63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0961">
                <text:p>940961</text:p>
              </table:table-cell>
              <table:table-cell office:value-type="float" office:value="0.854819">
                <text:p>0.854819</text:p>
              </table:table-cell>
              <table:table-cell office:value-type="float" office:value="2.34646">
                <text:p>2.34646</text:p>
              </table:table-cell>
              <table:table-cell office:value-type="float" office:value="0.734685">
                <text:p>0.734685</text:p>
              </table:table-cell>
              <table:table-cell office:value-type="float" office:value="0.506176">
                <text:p>0.506176</text:p>
              </table:table-cell>
              <table:table-cell office:value-type="float" office:value="1.38488">
                <text:p>1.38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10692">
                <text:p>7510692</text:p>
              </table:table-cell>
              <table:table-cell office:value-type="float" office:value="1.25184">
                <text:p>1.25184</text:p>
              </table:table-cell>
              <table:table-cell office:value-type="float" office:value="3.00771">
                <text:p>3.00771</text:p>
              </table:table-cell>
              <table:table-cell office:value-type="float" office:value="1.15633">
                <text:p>1.15633</text:p>
              </table:table-cell>
              <table:table-cell office:value-type="float" office:value="0.776295">
                <text:p>0.776295</text:p>
              </table:table-cell>
              <table:table-cell office:value-type="float" office:value="1.59053">
                <text:p>1.59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99374">
                <text:p>8199374</text:p>
              </table:table-cell>
              <table:table-cell office:value-type="float" office:value="1.28119">
                <text:p>1.28119</text:p>
              </table:table-cell>
              <table:table-cell office:value-type="float" office:value="3.01444">
                <text:p>3.01444</text:p>
              </table:table-cell>
              <table:table-cell office:value-type="float" office:value="1.18322">
                <text:p>1.18322</text:p>
              </table:table-cell>
              <table:table-cell office:value-type="float" office:value="0.767038">
                <text:p>0.767038</text:p>
              </table:table-cell>
              <table:table-cell office:value-type="float" office:value="1.59849">
                <text:p>1.59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44">
                <text:p>45844</text:p>
              </table:table-cell>
              <table:table-cell office:value-type="float" office:value="0.333807">
                <text:p>0.333807</text:p>
              </table:table-cell>
              <table:table-cell office:value-type="float" office:value="1.28615">
                <text:p>1.28615</text:p>
              </table:table-cell>
              <table:table-cell office:value-type="float" office:value="0.259792">
                <text:p>0.259792</text:p>
              </table:table-cell>
              <table:table-cell office:value-type="float" office:value="0.309589">
                <text:p>0.309589</text:p>
              </table:table-cell>
              <table:table-cell office:value-type="float" office:value="1.11589">
                <text:p>1.11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375">
                <text:p>292375</text:p>
              </table:table-cell>
              <table:table-cell office:value-type="float" office:value="0.637064">
                <text:p>0.637064</text:p>
              </table:table-cell>
              <table:table-cell office:value-type="float" office:value="1.88797">
                <text:p>1.88797</text:p>
              </table:table-cell>
              <table:table-cell office:value-type="float" office:value="0.522729">
                <text:p>0.522729</text:p>
              </table:table-cell>
              <table:table-cell office:value-type="float" office:value="0.432496">
                <text:p>0.432496</text:p>
              </table:table-cell>
              <table:table-cell office:value-type="float" office:value="1.27171">
                <text:p>1.27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719">
                <text:p>34719</text:p>
              </table:table-cell>
              <table:table-cell office:value-type="float" office:value="0.310488">
                <text:p>0.310488</text:p>
              </table:table-cell>
              <table:table-cell office:value-type="float" office:value="1.28439">
                <text:p>1.28439</text:p>
              </table:table-cell>
              <table:table-cell office:value-type="float" office:value="0.222658">
                <text:p>0.222658</text:p>
              </table:table-cell>
              <table:table-cell office:value-type="float" office:value="0.273869">
                <text:p>0.273869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4">
                <text:p>4184</text:p>
              </table:table-cell>
              <table:table-cell office:value-type="float" office:value="0.180566">
                <text:p>0.180566</text:p>
              </table:table-cell>
              <table:table-cell office:value-type="float" office:value="1.19524">
                <text:p>1.19524</text:p>
              </table:table-cell>
              <table:table-cell office:value-type="float" office:value="0.0998584">
                <text:p>0.0998584</text:p>
              </table:table-cell>
              <table:table-cell office:value-type="float" office:value="0.195989">
                <text:p>0.19598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65">
                <text:p>10765</text:p>
              </table:table-cell>
              <table:table-cell office:value-type="float" office:value="0.223905">
                <text:p>0.223905</text:p>
              </table:table-cell>
              <table:table-cell office:value-type="float" office:value="1.18313">
                <text:p>1.18313</text:p>
              </table:table-cell>
              <table:table-cell office:value-type="float" office:value="0.136823">
                <text:p>0.136823</text:p>
              </table:table-cell>
              <table:table-cell office:value-type="float" office:value="0.237478">
                <text:p>0.23747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5722">
                <text:p>585722</text:p>
              </table:table-cell>
              <table:table-cell office:value-type="float" office:value="0.769386">
                <text:p>0.769386</text:p>
              </table:table-cell>
              <table:table-cell office:value-type="float" office:value="2.14609">
                <text:p>2.14609</text:p>
              </table:table-cell>
              <table:table-cell office:value-type="float" office:value="0.645179">
                <text:p>0.645179</text:p>
              </table:table-cell>
              <table:table-cell office:value-type="float" office:value="0.485838">
                <text:p>0.485838</text:p>
              </table:table-cell>
              <table:table-cell office:value-type="float" office:value="1.33807">
                <text:p>1.3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81">
                <text:p>13781</text:p>
              </table:table-cell>
              <table:table-cell office:value-type="float" office:value="0.240621">
                <text:p>0.240621</text:p>
              </table:table-cell>
              <table:table-cell office:value-type="float" office:value="1.31715">
                <text:p>1.31715</text:p>
              </table:table-cell>
              <table:table-cell office:value-type="float" office:value="0.145375">
                <text:p>0.145375</text:p>
              </table:table-cell>
              <table:table-cell office:value-type="float" office:value="0.203314">
                <text:p>0.20331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49">
                <text:p>17349</text:p>
              </table:table-cell>
              <table:table-cell office:value-type="float" office:value="0.244452">
                <text:p>0.244452</text:p>
              </table:table-cell>
              <table:table-cell office:value-type="float" office:value="1.22544">
                <text:p>1.22544</text:p>
              </table:table-cell>
              <table:table-cell office:value-type="float" office:value="0.162536">
                <text:p>0.162536</text:p>
              </table:table-cell>
              <table:table-cell office:value-type="float" office:value="0.232567">
                <text:p>0.232567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761">
                <text:p>51761</text:p>
              </table:table-cell>
              <table:table-cell office:value-type="float" office:value="0.352613">
                <text:p>0.352613</text:p>
              </table:table-cell>
              <table:table-cell office:value-type="float" office:value="1.29848">
                <text:p>1.29848</text:p>
              </table:table-cell>
              <table:table-cell office:value-type="float" office:value="0.272139">
                <text:p>0.272139</text:p>
              </table:table-cell>
              <table:table-cell office:value-type="float" office:value="0.30365">
                <text:p>0.30365</text:p>
              </table:table-cell>
              <table:table-cell office:value-type="float" office:value="1.12302">
                <text:p>1.1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8826">
                <text:p>9088826</text:p>
              </table:table-cell>
              <table:table-cell office:value-type="float" office:value="1.28993">
                <text:p>1.28993</text:p>
              </table:table-cell>
              <table:table-cell office:value-type="float" office:value="3.00231">
                <text:p>3.00231</text:p>
              </table:table-cell>
              <table:table-cell office:value-type="float" office:value="1.19341">
                <text:p>1.19341</text:p>
              </table:table-cell>
              <table:table-cell office:value-type="float" office:value="0.760636">
                <text:p>0.760636</text:p>
              </table:table-cell>
              <table:table-cell office:value-type="float" office:value="1.60889">
                <text:p>1.60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419">
                <text:p>243419</text:p>
              </table:table-cell>
              <table:table-cell office:value-type="float" office:value="0.607152">
                <text:p>0.607152</text:p>
              </table:table-cell>
              <table:table-cell office:value-type="float" office:value="1.87167">
                <text:p>1.87167</text:p>
              </table:table-cell>
              <table:table-cell office:value-type="float" office:value="0.496453">
                <text:p>0.496453</text:p>
              </table:table-cell>
              <table:table-cell office:value-type="float" office:value="0.435129">
                <text:p>0.435129</text:p>
              </table:table-cell>
              <table:table-cell office:value-type="float" office:value="1.25453">
                <text:p>1.25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0">
                <text:p>3800</text:p>
              </table:table-cell>
              <table:table-cell office:value-type="float" office:value="0.231198">
                <text:p>0.231198</text:p>
              </table:table-cell>
              <table:table-cell office:value-type="float" office:value="1.51934">
                <text:p>1.51934</text:p>
              </table:table-cell>
              <table:table-cell office:value-type="float" office:value="0.0988988">
                <text:p>0.0988988</text:p>
              </table:table-cell>
              <table:table-cell office:value-type="float" office:value="0.215249">
                <text:p>0.21524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0938">
                <text:p>1600938</text:p>
              </table:table-cell>
              <table:table-cell office:value-type="float" office:value="0.934258">
                <text:p>0.934258</text:p>
              </table:table-cell>
              <table:table-cell office:value-type="float" office:value="2.46869">
                <text:p>2.46869</text:p>
              </table:table-cell>
              <table:table-cell office:value-type="float" office:value="0.80776">
                <text:p>0.80776</text:p>
              </table:table-cell>
              <table:table-cell office:value-type="float" office:value="0.550642">
                <text:p>0.550642</text:p>
              </table:table-cell>
              <table:table-cell office:value-type="float" office:value="1.43557">
                <text:p>1.43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109">
                <text:p>184109</text:p>
              </table:table-cell>
              <table:table-cell office:value-type="float" office:value="0.56806">
                <text:p>0.56806</text:p>
              </table:table-cell>
              <table:table-cell office:value-type="float" office:value="1.8524">
                <text:p>1.8524</text:p>
              </table:table-cell>
              <table:table-cell office:value-type="float" office:value="0.460331">
                <text:p>0.460331</text:p>
              </table:table-cell>
              <table:table-cell office:value-type="float" office:value="0.423107">
                <text:p>0.423107</text:p>
              </table:table-cell>
              <table:table-cell office:value-type="float" office:value="1.24798">
                <text:p>1.24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94479">
                <text:p>3194479</text:p>
              </table:table-cell>
              <table:table-cell office:value-type="float" office:value="1.07796">
                <text:p>1.07796</text:p>
              </table:table-cell>
              <table:table-cell office:value-type="float" office:value="2.68947">
                <text:p>2.68947</text:p>
              </table:table-cell>
              <table:table-cell office:value-type="float" office:value="0.946953">
                <text:p>0.946953</text:p>
              </table:table-cell>
              <table:table-cell office:value-type="float" office:value="0.662295">
                <text:p>0.662295</text:p>
              </table:table-cell>
              <table:table-cell office:value-type="float" office:value="1.50394">
                <text:p>1.50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8544">
                <text:p>748544</text:p>
              </table:table-cell>
              <table:table-cell office:value-type="float" office:value="0.806278">
                <text:p>0.806278</text:p>
              </table:table-cell>
              <table:table-cell office:value-type="float" office:value="2.24061">
                <text:p>2.24061</text:p>
              </table:table-cell>
              <table:table-cell office:value-type="float" office:value="0.679891">
                <text:p>0.679891</text:p>
              </table:table-cell>
              <table:table-cell office:value-type="float" office:value="0.474995">
                <text:p>0.474995</text:p>
              </table:table-cell>
              <table:table-cell office:value-type="float" office:value="1.36131">
                <text:p>1.3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155669">
                <text:p>54155669</text:p>
              </table:table-cell>
              <table:table-cell office:value-type="float" office:value="1.7706">
                <text:p>1.7706</text:p>
              </table:table-cell>
              <table:table-cell office:value-type="float" office:value="3.62341">
                <text:p>3.62341</text:p>
              </table:table-cell>
              <table:table-cell office:value-type="float" office:value="1.6925">
                <text:p>1.6925</text:p>
              </table:table-cell>
              <table:table-cell office:value-type="float" office:value="0.992137">
                <text:p>0.992137</text:p>
              </table:table-cell>
              <table:table-cell office:value-type="float" office:value="1.7885">
                <text:p>1.7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30614">
                <text:p>5530614</text:p>
              </table:table-cell>
              <table:table-cell office:value-type="float" office:value="1.17939">
                <text:p>1.17939</text:p>
              </table:table-cell>
              <table:table-cell office:value-type="float" office:value="2.80523">
                <text:p>2.80523</text:p>
              </table:table-cell>
              <table:table-cell office:value-type="float" office:value="1.09327">
                <text:p>1.09327</text:p>
              </table:table-cell>
              <table:table-cell office:value-type="float" office:value="0.820297">
                <text:p>0.820297</text:p>
              </table:table-cell>
              <table:table-cell office:value-type="float" office:value="1.56042">
                <text:p>1.5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009">
                <text:p>263009</text:p>
              </table:table-cell>
              <table:table-cell office:value-type="float" office:value="0.619863">
                <text:p>0.619863</text:p>
              </table:table-cell>
              <table:table-cell office:value-type="float" office:value="1.87623">
                <text:p>1.87623</text:p>
              </table:table-cell>
              <table:table-cell office:value-type="float" office:value="0.507323">
                <text:p>0.507323</text:p>
              </table:table-cell>
              <table:table-cell office:value-type="float" office:value="0.43976">
                <text:p>0.43976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90">
                <text:p>24590</text:p>
              </table:table-cell>
              <table:table-cell office:value-type="float" office:value="0.300489">
                <text:p>0.300489</text:p>
              </table:table-cell>
              <table:table-cell office:value-type="float" office:value="1.46959">
                <text:p>1.46959</text:p>
              </table:table-cell>
              <table:table-cell office:value-type="float" office:value="0.189008">
                <text:p>0.189008</text:p>
              </table:table-cell>
              <table:table-cell office:value-type="float" office:value="0.237639">
                <text:p>0.237639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749">
                <text:p>115749</text:p>
              </table:table-cell>
              <table:table-cell office:value-type="float" office:value="0.483253">
                <text:p>0.483253</text:p>
              </table:table-cell>
              <table:table-cell office:value-type="float" office:value="1.64402">
                <text:p>1.64402</text:p>
              </table:table-cell>
              <table:table-cell office:value-type="float" office:value="0.381854">
                <text:p>0.381854</text:p>
              </table:table-cell>
              <table:table-cell office:value-type="float" office:value="0.364718">
                <text:p>0.364718</text:p>
              </table:table-cell>
              <table:table-cell office:value-type="float" office:value="1.18819">
                <text:p>1.18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402">
                <text:p>602402</text:p>
              </table:table-cell>
              <table:table-cell office:value-type="float" office:value="0.771164">
                <text:p>0.771164</text:p>
              </table:table-cell>
              <table:table-cell office:value-type="float" office:value="2.16783">
                <text:p>2.16783</text:p>
              </table:table-cell>
              <table:table-cell office:value-type="float" office:value="0.648899">
                <text:p>0.648899</text:p>
              </table:table-cell>
              <table:table-cell office:value-type="float" office:value="0.495242">
                <text:p>0.495242</text:p>
              </table:table-cell>
              <table:table-cell office:value-type="float" office:value="1.34121">
                <text:p>1.34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1077">
                <text:p>1781077</text:p>
              </table:table-cell>
              <table:table-cell office:value-type="float" office:value="0.96662">
                <text:p>0.96662</text:p>
              </table:table-cell>
              <table:table-cell office:value-type="float" office:value="2.60738">
                <text:p>2.60738</text:p>
              </table:table-cell>
              <table:table-cell office:value-type="float" office:value="0.842164">
                <text:p>0.842164</text:p>
              </table:table-cell>
              <table:table-cell office:value-type="float" office:value="0.599826">
                <text:p>0.599826</text:p>
              </table:table-cell>
              <table:table-cell office:value-type="float" office:value="1.44738">
                <text:p>1.4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7">
                <text:p>1127</text:p>
              </table:table-cell>
              <table:table-cell office:value-type="float" office:value="0.145295">
                <text:p>0.145295</text:p>
              </table:table-cell>
              <table:table-cell office:value-type="float" office:value="1.16766">
                <text:p>1.16766</text:p>
              </table:table-cell>
              <table:table-cell office:value-type="float" office:value="0.0618564">
                <text:p>0.0618564</text:p>
              </table:table-cell>
              <table:table-cell office:value-type="float" office:value="0.16474">
                <text:p>0.1647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31742">
                <text:p>6531742</text:p>
              </table:table-cell>
              <table:table-cell office:value-type="float" office:value="1.22649">
                <text:p>1.22649</text:p>
              </table:table-cell>
              <table:table-cell office:value-type="float" office:value="2.90666">
                <text:p>2.90666</text:p>
              </table:table-cell>
              <table:table-cell office:value-type="float" office:value="1.12293">
                <text:p>1.12293</text:p>
              </table:table-cell>
              <table:table-cell office:value-type="float" office:value="0.751028">
                <text:p>0.751028</text:p>
              </table:table-cell>
              <table:table-cell office:value-type="float" office:value="1.57517">
                <text:p>1.575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509">
                <text:p>77509</text:p>
              </table:table-cell>
              <table:table-cell office:value-type="float" office:value="0.410227">
                <text:p>0.410227</text:p>
              </table:table-cell>
              <table:table-cell office:value-type="float" office:value="1.43092">
                <text:p>1.43092</text:p>
              </table:table-cell>
              <table:table-cell office:value-type="float" office:value="0.316883">
                <text:p>0.316883</text:p>
              </table:table-cell>
              <table:table-cell office:value-type="float" office:value="0.33955">
                <text:p>0.33955</text:p>
              </table:table-cell>
              <table:table-cell office:value-type="float" office:value="1.15677">
                <text:p>1.15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914021">
                <text:p>54914021</text:p>
              </table:table-cell>
              <table:table-cell office:value-type="float" office:value="1.77814">
                <text:p>1.77814</text:p>
              </table:table-cell>
              <table:table-cell office:value-type="float" office:value="3.67715">
                <text:p>3.67715</text:p>
              </table:table-cell>
              <table:table-cell office:value-type="float" office:value="1.70788">
                <text:p>1.70788</text:p>
              </table:table-cell>
              <table:table-cell office:value-type="float" office:value="1.10603">
                <text:p>1.10603</text:p>
              </table:table-cell>
              <table:table-cell office:value-type="float" office:value="1.78975">
                <text:p>1.78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2681">
                <text:p>3512681</text:p>
              </table:table-cell>
              <table:table-cell office:value-type="float" office:value="1.07904">
                <text:p>1.07904</text:p>
              </table:table-cell>
              <table:table-cell office:value-type="float" office:value="2.80776">
                <text:p>2.80776</text:p>
              </table:table-cell>
              <table:table-cell office:value-type="float" office:value="0.961272">
                <text:p>0.961272</text:p>
              </table:table-cell>
              <table:table-cell office:value-type="float" office:value="0.623263">
                <text:p>0.623263</text:p>
              </table:table-cell>
              <table:table-cell office:value-type="float" office:value="1.51456">
                <text:p>1.51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94010">
                <text:p>44594010</text:p>
              </table:table-cell>
              <table:table-cell office:value-type="float" office:value="1.70934">
                <text:p>1.70934</text:p>
              </table:table-cell>
              <table:table-cell office:value-type="float" office:value="3.42856">
                <text:p>3.42856</text:p>
              </table:table-cell>
              <table:table-cell office:value-type="float" office:value="1.63495">
                <text:p>1.63495</text:p>
              </table:table-cell>
              <table:table-cell office:value-type="float" office:value="1.06298">
                <text:p>1.06298</text:p>
              </table:table-cell>
              <table:table-cell office:value-type="float" office:value="1.76888">
                <text:p>1.76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83">
                <text:p>2583</text:p>
              </table:table-cell>
              <table:table-cell office:value-type="float" office:value="0.159761">
                <text:p>0.159761</text:p>
              </table:table-cell>
              <table:table-cell office:value-type="float" office:value="1.13235">
                <text:p>1.13235</text:p>
              </table:table-cell>
              <table:table-cell office:value-type="float" office:value="0.0825486">
                <text:p>0.0825486</text:p>
              </table:table-cell>
              <table:table-cell office:value-type="float" office:value="0.191965">
                <text:p>0.19196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39">
                <text:p>3639</text:p>
              </table:table-cell>
              <table:table-cell office:value-type="float" office:value="0.173859">
                <text:p>0.173859</text:p>
              </table:table-cell>
              <table:table-cell office:value-type="float" office:value="1.21468">
                <text:p>1.21468</text:p>
              </table:table-cell>
              <table:table-cell office:value-type="float" office:value="0.0930676">
                <text:p>0.0930676</text:p>
              </table:table-cell>
              <table:table-cell office:value-type="float" office:value="0.182739">
                <text:p>0.18273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2">
                <text:p>2472</text:p>
              </table:table-cell>
              <table:table-cell office:value-type="float" office:value="0.156303">
                <text:p>0.156303</text:p>
              </table:table-cell>
              <table:table-cell office:value-type="float" office:value="1.16216">
                <text:p>1.16216</text:p>
              </table:table-cell>
              <table:table-cell office:value-type="float" office:value="0.0816615">
                <text:p>0.0816615</text:p>
              </table:table-cell>
              <table:table-cell office:value-type="float" office:value="0.20378">
                <text:p>0.20378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7066">
                <text:p>507066</text:p>
              </table:table-cell>
              <table:table-cell office:value-type="float" office:value="0.745977">
                <text:p>0.745977</text:p>
              </table:table-cell>
              <table:table-cell office:value-type="float" office:value="2.10988">
                <text:p>2.10988</text:p>
              </table:table-cell>
              <table:table-cell office:value-type="float" office:value="0.628253">
                <text:p>0.628253</text:p>
              </table:table-cell>
              <table:table-cell office:value-type="float" office:value="0.486356">
                <text:p>0.486356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39576">
                <text:p>7939576</text:p>
              </table:table-cell>
              <table:table-cell office:value-type="float" office:value="1.27264">
                <text:p>1.27264</text:p>
              </table:table-cell>
              <table:table-cell office:value-type="float" office:value="2.99789">
                <text:p>2.99789</text:p>
              </table:table-cell>
              <table:table-cell office:value-type="float" office:value="1.17327">
                <text:p>1.17327</text:p>
              </table:table-cell>
              <table:table-cell office:value-type="float" office:value="0.747916">
                <text:p>0.747916</text:p>
              </table:table-cell>
              <table:table-cell office:value-type="float" office:value="1.59534">
                <text:p>1.59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86648">
                <text:p>11486648</text:p>
              </table:table-cell>
              <table:table-cell office:value-type="float" office:value="1.36476">
                <text:p>1.36476</text:p>
              </table:table-cell>
              <table:table-cell office:value-type="float" office:value="3.05938">
                <text:p>3.05938</text:p>
              </table:table-cell>
              <table:table-cell office:value-type="float" office:value="1.27523">
                <text:p>1.27523</text:p>
              </table:table-cell>
              <table:table-cell office:value-type="float" office:value="0.928738">
                <text:p>0.928738</text:p>
              </table:table-cell>
              <table:table-cell office:value-type="float" office:value="1.63289">
                <text:p>1.6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06">
                <text:p>16806</text:p>
              </table:table-cell>
              <table:table-cell office:value-type="float" office:value="0.254227">
                <text:p>0.254227</text:p>
              </table:table-cell>
              <table:table-cell office:value-type="float" office:value="1.30151">
                <text:p>1.30151</text:p>
              </table:table-cell>
              <table:table-cell office:value-type="float" office:value="0.15908">
                <text:p>0.15908</text:p>
              </table:table-cell>
              <table:table-cell office:value-type="float" office:value="0.241163">
                <text:p>0.241163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8903">
                <text:p>3188903</text:p>
              </table:table-cell>
              <table:table-cell office:value-type="float" office:value="1.05777">
                <text:p>1.05777</text:p>
              </table:table-cell>
              <table:table-cell office:value-type="float" office:value="2.67273">
                <text:p>2.67273</text:p>
              </table:table-cell>
              <table:table-cell office:value-type="float" office:value="0.935034">
                <text:p>0.935034</text:p>
              </table:table-cell>
              <table:table-cell office:value-type="float" office:value="0.677939">
                <text:p>0.677939</text:p>
              </table:table-cell>
              <table:table-cell office:value-type="float" office:value="1.50383">
                <text:p>1.50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882">
                <text:p>47882</text:p>
              </table:table-cell>
              <table:table-cell office:value-type="float" office:value="0.348153">
                <text:p>0.348153</text:p>
              </table:table-cell>
              <table:table-cell office:value-type="float" office:value="1.30165">
                <text:p>1.30165</text:p>
              </table:table-cell>
              <table:table-cell office:value-type="float" office:value="0.248444">
                <text:p>0.248444</text:p>
              </table:table-cell>
              <table:table-cell office:value-type="float" office:value="0.275556">
                <text:p>0.275556</text:p>
              </table:table-cell>
              <table:table-cell office:value-type="float" office:value="1.11913">
                <text:p>1.11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647">
                <text:p>472647</text:p>
              </table:table-cell>
              <table:table-cell office:value-type="float" office:value="0.72614">
                <text:p>0.72614</text:p>
              </table:table-cell>
              <table:table-cell office:value-type="float" office:value="2.12162">
                <text:p>2.12162</text:p>
              </table:table-cell>
              <table:table-cell office:value-type="float" office:value="0.61821">
                <text:p>0.61821</text:p>
              </table:table-cell>
              <table:table-cell office:value-type="float" office:value="0.521475">
                <text:p>0.521475</text:p>
              </table:table-cell>
              <table:table-cell office:value-type="float" office:value="1.31803">
                <text:p>1.31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26221">
                <text:p>17926221</text:p>
              </table:table-cell>
              <table:table-cell office:value-type="float" office:value="1.47627">
                <text:p>1.47627</text:p>
              </table:table-cell>
              <table:table-cell office:value-type="float" office:value="3.25112">
                <text:p>3.25112</text:p>
              </table:table-cell>
              <table:table-cell office:value-type="float" office:value="1.38178">
                <text:p>1.38178</text:p>
              </table:table-cell>
              <table:table-cell office:value-type="float" office:value="0.831408">
                <text:p>0.831408</text:p>
              </table:table-cell>
              <table:table-cell office:value-type="float" office:value="1.6767">
                <text:p>1.6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939">
                <text:p>145939</text:p>
              </table:table-cell>
              <table:table-cell office:value-type="float" office:value="0.530418">
                <text:p>0.530418</text:p>
              </table:table-cell>
              <table:table-cell office:value-type="float" office:value="1.69441">
                <text:p>1.69441</text:p>
              </table:table-cell>
              <table:table-cell office:value-type="float" office:value="0.422428">
                <text:p>0.422428</text:p>
              </table:table-cell>
              <table:table-cell office:value-type="float" office:value="0.402979">
                <text:p>0.402979</text:p>
              </table:table-cell>
              <table:table-cell office:value-type="float" office:value="1.20832">
                <text:p>1.20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56">
                <text:p>2956</text:p>
              </table:table-cell>
              <table:table-cell office:value-type="float" office:value="0.16793">
                <text:p>0.16793</text:p>
              </table:table-cell>
              <table:table-cell office:value-type="float" office:value="1.14684">
                <text:p>1.14684</text:p>
              </table:table-cell>
              <table:table-cell office:value-type="float" office:value="0.100333">
                <text:p>0.100333</text:p>
              </table:table-cell>
              <table:table-cell office:value-type="float" office:value="0.208351">
                <text:p>0.208351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0074">
                <text:p>1360074</text:p>
              </table:table-cell>
              <table:table-cell office:value-type="float" office:value="0.911603">
                <text:p>0.911603</text:p>
              </table:table-cell>
              <table:table-cell office:value-type="float" office:value="2.37232">
                <text:p>2.37232</text:p>
              </table:table-cell>
              <table:table-cell office:value-type="float" office:value="0.798567">
                <text:p>0.798567</text:p>
              </table:table-cell>
              <table:table-cell office:value-type="float" office:value="0.587878">
                <text:p>0.587878</text:p>
              </table:table-cell>
              <table:table-cell office:value-type="float" office:value="1.42163">
                <text:p>1.42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4898">
                <text:p>1674898</text:p>
              </table:table-cell>
              <table:table-cell office:value-type="float" office:value="0.935534">
                <text:p>0.935534</text:p>
              </table:table-cell>
              <table:table-cell office:value-type="float" office:value="2.47127">
                <text:p>2.47127</text:p>
              </table:table-cell>
              <table:table-cell office:value-type="float" office:value="0.819074">
                <text:p>0.819074</text:p>
              </table:table-cell>
              <table:table-cell office:value-type="float" office:value="0.59555">
                <text:p>0.59555</text:p>
              </table:table-cell>
              <table:table-cell office:value-type="float" office:value="1.4399">
                <text:p>1.4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237">
                <text:p>75237</text:p>
              </table:table-cell>
              <table:table-cell office:value-type="float" office:value="0.407093">
                <text:p>0.407093</text:p>
              </table:table-cell>
              <table:table-cell office:value-type="float" office:value="1.42043">
                <text:p>1.42043</text:p>
              </table:table-cell>
              <table:table-cell office:value-type="float" office:value="0.317428">
                <text:p>0.317428</text:p>
              </table:table-cell>
              <table:table-cell office:value-type="float" office:value="0.342212">
                <text:p>0.342212</text:p>
              </table:table-cell>
              <table:table-cell office:value-type="float" office:value="1.1517">
                <text:p>1.1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67704">
                <text:p>4467704</text:p>
              </table:table-cell>
              <table:table-cell office:value-type="float" office:value="1.15056">
                <text:p>1.15056</text:p>
              </table:table-cell>
              <table:table-cell office:value-type="float" office:value="2.78449">
                <text:p>2.78449</text:p>
              </table:table-cell>
              <table:table-cell office:value-type="float" office:value="1.03232">
                <text:p>1.03232</text:p>
              </table:table-cell>
              <table:table-cell office:value-type="float" office:value="0.685711">
                <text:p>0.685711</text:p>
              </table:table-cell>
              <table:table-cell office:value-type="float" office:value="1.5384">
                <text:p>1.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65">
                <text:p>5265</text:p>
              </table:table-cell>
              <table:table-cell office:value-type="float" office:value="0.186142">
                <text:p>0.186142</text:p>
              </table:table-cell>
              <table:table-cell office:value-type="float" office:value="1.15209">
                <text:p>1.15209</text:p>
              </table:table-cell>
              <table:table-cell office:value-type="float" office:value="0.107103">
                <text:p>0.107103</text:p>
              </table:table-cell>
              <table:table-cell office:value-type="float" office:value="0.228645">
                <text:p>0.22864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9057">
                <text:p>3819057</text:p>
              </table:table-cell>
              <table:table-cell office:value-type="float" office:value="1.0936">
                <text:p>1.0936</text:p>
              </table:table-cell>
              <table:table-cell office:value-type="float" office:value="2.77589">
                <text:p>2.77589</text:p>
              </table:table-cell>
              <table:table-cell office:value-type="float" office:value="0.987157">
                <text:p>0.987157</text:p>
              </table:table-cell>
              <table:table-cell office:value-type="float" office:value="0.722968">
                <text:p>0.722968</text:p>
              </table:table-cell>
              <table:table-cell office:value-type="float" office:value="1.52296">
                <text:p>1.52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4780">
                <text:p>1094780</text:p>
              </table:table-cell>
              <table:table-cell office:value-type="float" office:value="0.872359">
                <text:p>0.872359</text:p>
              </table:table-cell>
              <table:table-cell office:value-type="float" office:value="2.34697">
                <text:p>2.34697</text:p>
              </table:table-cell>
              <table:table-cell office:value-type="float" office:value="0.759219">
                <text:p>0.759219</text:p>
              </table:table-cell>
              <table:table-cell office:value-type="float" office:value="0.556839">
                <text:p>0.556839</text:p>
              </table:table-cell>
              <table:table-cell office:value-type="float" office:value="1.39891">
                <text:p>1.39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8">
                <text:p>3038</text:p>
              </table:table-cell>
              <table:table-cell office:value-type="float" office:value="0.164261">
                <text:p>0.164261</text:p>
              </table:table-cell>
              <table:table-cell office:value-type="float" office:value="1.15449">
                <text:p>1.15449</text:p>
              </table:table-cell>
              <table:table-cell office:value-type="float" office:value="0.0895682">
                <text:p>0.0895682</text:p>
              </table:table-cell>
              <table:table-cell office:value-type="float" office:value="0.190082">
                <text:p>0.19008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263">
                <text:p>112263</text:p>
              </table:table-cell>
              <table:table-cell office:value-type="float" office:value="0.471674">
                <text:p>0.471674</text:p>
              </table:table-cell>
              <table:table-cell office:value-type="float" office:value="1.59315">
                <text:p>1.59315</text:p>
              </table:table-cell>
              <table:table-cell office:value-type="float" office:value="0.370608">
                <text:p>0.370608</text:p>
              </table:table-cell>
              <table:table-cell office:value-type="float" office:value="0.371881">
                <text:p>0.371881</text:p>
              </table:table-cell>
              <table:table-cell office:value-type="float" office:value="1.18697">
                <text:p>1.18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7">
                <text:p>3847</text:p>
              </table:table-cell>
              <table:table-cell office:value-type="float" office:value="0.17329">
                <text:p>0.17329</text:p>
              </table:table-cell>
              <table:table-cell office:value-type="float" office:value="1.19448">
                <text:p>1.19448</text:p>
              </table:table-cell>
              <table:table-cell office:value-type="float" office:value="0.0945648">
                <text:p>0.0945648</text:p>
              </table:table-cell>
              <table:table-cell office:value-type="float" office:value="0.19996">
                <text:p>0.199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12">
                <text:p>3812</text:p>
              </table:table-cell>
              <table:table-cell office:value-type="float" office:value="0.173266">
                <text:p>0.173266</text:p>
              </table:table-cell>
              <table:table-cell office:value-type="float" office:value="1.18019">
                <text:p>1.18019</text:p>
              </table:table-cell>
              <table:table-cell office:value-type="float" office:value="0.0943335">
                <text:p>0.0943335</text:p>
              </table:table-cell>
              <table:table-cell office:value-type="float" office:value="0.198356">
                <text:p>0.19835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93">
                <text:p>25293</text:p>
              </table:table-cell>
              <table:table-cell office:value-type="float" office:value="0.277677">
                <text:p>0.277677</text:p>
              </table:table-cell>
              <table:table-cell office:value-type="float" office:value="1.31857">
                <text:p>1.31857</text:p>
              </table:table-cell>
              <table:table-cell office:value-type="float" office:value="0.184107">
                <text:p>0.184107</text:p>
              </table:table-cell>
              <table:table-cell office:value-type="float" office:value="0.235254">
                <text:p>0.235254</text:p>
              </table:table-cell>
              <table:table-cell office:value-type="float" office:value="1.09168">
                <text:p>1.09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18245">
                <text:p>57618245</text:p>
              </table:table-cell>
              <table:table-cell office:value-type="float" office:value="1.79888">
                <text:p>1.79888</text:p>
              </table:table-cell>
              <table:table-cell office:value-type="float" office:value="3.67177">
                <text:p>3.67177</text:p>
              </table:table-cell>
              <table:table-cell office:value-type="float" office:value="1.7179">
                <text:p>1.7179</text:p>
              </table:table-cell>
              <table:table-cell office:value-type="float" office:value="1.00238">
                <text:p>1.00238</text:p>
              </table:table-cell>
              <table:table-cell office:value-type="float" office:value="1.79389">
                <text:p>1.793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530452">
                <text:p>26530452</text:p>
              </table:table-cell>
              <table:table-cell office:value-type="float" office:value="1.59312">
                <text:p>1.59312</text:p>
              </table:table-cell>
              <table:table-cell office:value-type="float" office:value="3.35548">
                <text:p>3.35548</text:p>
              </table:table-cell>
              <table:table-cell office:value-type="float" office:value="1.50092">
                <text:p>1.50092</text:p>
              </table:table-cell>
              <table:table-cell office:value-type="float" office:value="0.995844">
                <text:p>0.995844</text:p>
              </table:table-cell>
              <table:table-cell office:value-type="float" office:value="1.71506">
                <text:p>1.71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25221">
                <text:p>14925221</text:p>
              </table:table-cell>
              <table:table-cell office:value-type="float" office:value="1.46692">
                <text:p>1.46692</text:p>
              </table:table-cell>
              <table:table-cell office:value-type="float" office:value="3.29556">
                <text:p>3.29556</text:p>
              </table:table-cell>
              <table:table-cell office:value-type="float" office:value="1.38749">
                <text:p>1.38749</text:p>
              </table:table-cell>
              <table:table-cell office:value-type="float" office:value="0.959653">
                <text:p>0.959653</text:p>
              </table:table-cell>
              <table:table-cell office:value-type="float" office:value="1.65909">
                <text:p>1.65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40">
                <text:p>39440</text:p>
              </table:table-cell>
              <table:table-cell office:value-type="float" office:value="0.313259">
                <text:p>0.313259</text:p>
              </table:table-cell>
              <table:table-cell office:value-type="float" office:value="1.3217">
                <text:p>1.3217</text:p>
              </table:table-cell>
              <table:table-cell office:value-type="float" office:value="0.229261">
                <text:p>0.229261</text:p>
              </table:table-cell>
              <table:table-cell office:value-type="float" office:value="0.282836">
                <text:p>0.282836</text:p>
              </table:table-cell>
              <table:table-cell office:value-type="float" office:value="1.11922">
                <text:p>1.11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082">
                <text:p>238082</text:p>
              </table:table-cell>
              <table:table-cell office:value-type="float" office:value="0.606658">
                <text:p>0.606658</text:p>
              </table:table-cell>
              <table:table-cell office:value-type="float" office:value="1.87704">
                <text:p>1.87704</text:p>
              </table:table-cell>
              <table:table-cell office:value-type="float" office:value="0.493562">
                <text:p>0.493562</text:p>
              </table:table-cell>
              <table:table-cell office:value-type="float" office:value="0.442653">
                <text:p>0.442653</text:p>
              </table:table-cell>
              <table:table-cell office:value-type="float" office:value="1.25308">
                <text:p>1.25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8">
                <text:p>3808</text:p>
              </table:table-cell>
              <table:table-cell office:value-type="float" office:value="0.177554">
                <text:p>0.177554</text:p>
              </table:table-cell>
              <table:table-cell office:value-type="float" office:value="1.20167">
                <text:p>1.20167</text:p>
              </table:table-cell>
              <table:table-cell office:value-type="float" office:value="0.0949474">
                <text:p>0.0949474</text:p>
              </table:table-cell>
              <table:table-cell office:value-type="float" office:value="0.19912">
                <text:p>0.1991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480">
                <text:p>41500480</text:p>
              </table:table-cell>
              <table:table-cell office:value-type="float" office:value="1.71737">
                <text:p>1.71737</text:p>
              </table:table-cell>
              <table:table-cell office:value-type="float" office:value="3.41502">
                <text:p>3.41502</text:p>
              </table:table-cell>
              <table:table-cell office:value-type="float" office:value="1.44108">
                <text:p>1.44108</text:p>
              </table:table-cell>
              <table:table-cell office:value-type="float" office:value="0.985476">
                <text:p>0.985476</text:p>
              </table:table-cell>
              <table:table-cell office:value-type="float" office:value="1.76175">
                <text:p>1.76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61">
                <text:p>8961</text:p>
              </table:table-cell>
              <table:table-cell office:value-type="float" office:value="0.212511">
                <text:p>0.212511</text:p>
              </table:table-cell>
              <table:table-cell office:value-type="float" office:value="1.22935">
                <text:p>1.22935</text:p>
              </table:table-cell>
              <table:table-cell office:value-type="float" office:value="0.124669">
                <text:p>0.124669</text:p>
              </table:table-cell>
              <table:table-cell office:value-type="float" office:value="0.205555">
                <text:p>0.20555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08">
                <text:p>23408</text:p>
              </table:table-cell>
              <table:table-cell office:value-type="float" office:value="0.245609">
                <text:p>0.245609</text:p>
              </table:table-cell>
              <table:table-cell office:value-type="float" office:value="1.25318">
                <text:p>1.25318</text:p>
              </table:table-cell>
              <table:table-cell office:value-type="float" office:value="0.158229">
                <text:p>0.158229</text:p>
              </table:table-cell>
              <table:table-cell office:value-type="float" office:value="0.196297">
                <text:p>0.196297</text:p>
              </table:table-cell>
              <table:table-cell office:value-type="float" office:value="1.07632">
                <text:p>1.076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929196">
                <text:p>47929196</text:p>
              </table:table-cell>
              <table:table-cell office:value-type="float" office:value="1.7351">
                <text:p>1.7351</text:p>
              </table:table-cell>
              <table:table-cell office:value-type="float" office:value="3.48795">
                <text:p>3.48795</text:p>
              </table:table-cell>
              <table:table-cell office:value-type="float" office:value="1.63704">
                <text:p>1.63704</text:p>
              </table:table-cell>
              <table:table-cell office:value-type="float" office:value="0.900432">
                <text:p>0.900432</text:p>
              </table:table-cell>
              <table:table-cell office:value-type="float" office:value="1.77437">
                <text:p>1.77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77">
                <text:p>12577</text:p>
              </table:table-cell>
              <table:table-cell office:value-type="float" office:value="0.225854">
                <text:p>0.225854</text:p>
              </table:table-cell>
              <table:table-cell office:value-type="float" office:value="1.21813">
                <text:p>1.21813</text:p>
              </table:table-cell>
              <table:table-cell office:value-type="float" office:value="0.141342">
                <text:p>0.141342</text:p>
              </table:table-cell>
              <table:table-cell office:value-type="float" office:value="0.219019">
                <text:p>0.21901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168640">
                <text:p>67168640</text:p>
              </table:table-cell>
              <table:table-cell office:value-type="float" office:value="1.81528">
                <text:p>1.81528</text:p>
              </table:table-cell>
              <table:table-cell office:value-type="float" office:value="3.59511">
                <text:p>3.59511</text:p>
              </table:table-cell>
              <table:table-cell office:value-type="float" office:value="1.74826">
                <text:p>1.74826</text:p>
              </table:table-cell>
              <table:table-cell office:value-type="float" office:value="0.949842">
                <text:p>0.949842</text:p>
              </table:table-cell>
              <table:table-cell office:value-type="float" office:value="1.80875">
                <text:p>1.80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89">
                <text:p>24089</text:p>
              </table:table-cell>
              <table:table-cell office:value-type="float" office:value="0.27387">
                <text:p>0.27387</text:p>
              </table:table-cell>
              <table:table-cell office:value-type="float" office:value="1.24636">
                <text:p>1.24636</text:p>
              </table:table-cell>
              <table:table-cell office:value-type="float" office:value="0.18156">
                <text:p>0.18156</text:p>
              </table:table-cell>
              <table:table-cell office:value-type="float" office:value="0.226109">
                <text:p>0.226109</text:p>
              </table:table-cell>
              <table:table-cell office:value-type="float" office:value="1.07809">
                <text:p>1.07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426">
                <text:p>382426</text:p>
              </table:table-cell>
              <table:table-cell office:value-type="float" office:value="0.697892">
                <text:p>0.697892</text:p>
              </table:table-cell>
              <table:table-cell office:value-type="float" office:value="2.00489">
                <text:p>2.00489</text:p>
              </table:table-cell>
              <table:table-cell office:value-type="float" office:value="0.574349">
                <text:p>0.574349</text:p>
              </table:table-cell>
              <table:table-cell office:value-type="float" office:value="0.460315">
                <text:p>0.460315</text:p>
              </table:table-cell>
              <table:table-cell office:value-type="float" office:value="1.29608">
                <text:p>1.2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302">
                <text:p>233302</text:p>
              </table:table-cell>
              <table:table-cell office:value-type="float" office:value="0.62348">
                <text:p>0.62348</text:p>
              </table:table-cell>
              <table:table-cell office:value-type="float" office:value="1.923">
                <text:p>1.923</text:p>
              </table:table-cell>
              <table:table-cell office:value-type="float" office:value="0.503924">
                <text:p>0.503924</text:p>
              </table:table-cell>
              <table:table-cell office:value-type="float" office:value="0.425711">
                <text:p>0.425711</text:p>
              </table:table-cell>
              <table:table-cell office:value-type="float" office:value="1.25153">
                <text:p>1.25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2077">
                <text:p>412077</text:p>
              </table:table-cell>
              <table:table-cell office:value-type="float" office:value="0.707857">
                <text:p>0.707857</text:p>
              </table:table-cell>
              <table:table-cell office:value-type="float" office:value="2.04602">
                <text:p>2.04602</text:p>
              </table:table-cell>
              <table:table-cell office:value-type="float" office:value="0.585704">
                <text:p>0.585704</text:p>
              </table:table-cell>
              <table:table-cell office:value-type="float" office:value="0.50695">
                <text:p>0.50695</text:p>
              </table:table-cell>
              <table:table-cell office:value-type="float" office:value="1.30341">
                <text:p>1.30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9355">
                <text:p>569355</text:p>
              </table:table-cell>
              <table:table-cell office:value-type="float" office:value="0.761716">
                <text:p>0.761716</text:p>
              </table:table-cell>
              <table:table-cell office:value-type="float" office:value="2.15985">
                <text:p>2.15985</text:p>
              </table:table-cell>
              <table:table-cell office:value-type="float" office:value="0.633623">
                <text:p>0.633623</text:p>
              </table:table-cell>
              <table:table-cell office:value-type="float" office:value="0.482378">
                <text:p>0.482378</text:p>
              </table:table-cell>
              <table:table-cell office:value-type="float" office:value="1.33522">
                <text:p>1.33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415">
                <text:p>53415</text:p>
              </table:table-cell>
              <table:table-cell office:value-type="float" office:value="0.365186">
                <text:p>0.365186</text:p>
              </table:table-cell>
              <table:table-cell office:value-type="float" office:value="1.3869">
                <text:p>1.3869</text:p>
              </table:table-cell>
              <table:table-cell office:value-type="float" office:value="0.28065">
                <text:p>0.28065</text:p>
              </table:table-cell>
              <table:table-cell office:value-type="float" office:value="0.325825">
                <text:p>0.325825</text:p>
              </table:table-cell>
              <table:table-cell office:value-type="float" office:value="1.1272">
                <text:p>1.1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55">
                <text:p>8055</text:p>
              </table:table-cell>
              <table:table-cell office:value-type="float" office:value="0.204923">
                <text:p>0.204923</text:p>
              </table:table-cell>
              <table:table-cell office:value-type="float" office:value="1.2183">
                <text:p>1.2183</text:p>
              </table:table-cell>
              <table:table-cell office:value-type="float" office:value="0.122286">
                <text:p>0.122286</text:p>
              </table:table-cell>
              <table:table-cell office:value-type="float" office:value="0.197944">
                <text:p>0.19794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259">
                <text:p>100259</text:p>
              </table:table-cell>
              <table:table-cell office:value-type="float" office:value="0.469621">
                <text:p>0.469621</text:p>
              </table:table-cell>
              <table:table-cell office:value-type="float" office:value="1.53978">
                <text:p>1.53978</text:p>
              </table:table-cell>
              <table:table-cell office:value-type="float" office:value="0.375584">
                <text:p>0.375584</text:p>
              </table:table-cell>
              <table:table-cell office:value-type="float" office:value="0.375572">
                <text:p>0.37557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6">
                <text:p>4596</text:p>
              </table:table-cell>
              <table:table-cell office:value-type="float" office:value="0.219877">
                <text:p>0.219877</text:p>
              </table:table-cell>
              <table:table-cell office:value-type="float" office:value="1.47753">
                <text:p>1.47753</text:p>
              </table:table-cell>
              <table:table-cell office:value-type="float" office:value="0.107958">
                <text:p>0.107958</text:p>
              </table:table-cell>
              <table:table-cell office:value-type="float" office:value="0.208366">
                <text:p>0.20836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3344">
                <text:p>523344</text:p>
              </table:table-cell>
              <table:table-cell office:value-type="float" office:value="0.737332">
                <text:p>0.737332</text:p>
              </table:table-cell>
              <table:table-cell office:value-type="float" office:value="2.12798">
                <text:p>2.12798</text:p>
              </table:table-cell>
              <table:table-cell office:value-type="float" office:value="0.612423">
                <text:p>0.612423</text:p>
              </table:table-cell>
              <table:table-cell office:value-type="float" office:value="0.466668">
                <text:p>0.466668</text:p>
              </table:table-cell>
              <table:table-cell office:value-type="float" office:value="1.3271">
                <text:p>1.3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20">
                <text:p>29920</text:p>
              </table:table-cell>
              <table:table-cell office:value-type="float" office:value="0.287478">
                <text:p>0.287478</text:p>
              </table:table-cell>
              <table:table-cell office:value-type="float" office:value="1.28712">
                <text:p>1.28712</text:p>
              </table:table-cell>
              <table:table-cell office:value-type="float" office:value="0.201949">
                <text:p>0.201949</text:p>
              </table:table-cell>
              <table:table-cell office:value-type="float" office:value="0.249701">
                <text:p>0.249701</text:p>
              </table:table-cell>
              <table:table-cell office:value-type="float" office:value="1.09077">
                <text:p>1.09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166135">
                <text:p>22166135</text:p>
              </table:table-cell>
              <table:table-cell office:value-type="float" office:value="1.51819">
                <text:p>1.51819</text:p>
              </table:table-cell>
              <table:table-cell office:value-type="float" office:value="3.1977">
                <text:p>3.1977</text:p>
              </table:table-cell>
              <table:table-cell office:value-type="float" office:value="1.44144">
                <text:p>1.44144</text:p>
              </table:table-cell>
              <table:table-cell office:value-type="float" office:value="1.0117">
                <text:p>1.0117</text:p>
              </table:table-cell>
              <table:table-cell office:value-type="float" office:value="1.6989">
                <text:p>1.6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754">
                <text:p>320754</text:p>
              </table:table-cell>
              <table:table-cell office:value-type="float" office:value="0.657964">
                <text:p>0.657964</text:p>
              </table:table-cell>
              <table:table-cell office:value-type="float" office:value="1.93133">
                <text:p>1.93133</text:p>
              </table:table-cell>
              <table:table-cell office:value-type="float" office:value="0.546768">
                <text:p>0.546768</text:p>
              </table:table-cell>
              <table:table-cell office:value-type="float" office:value="0.489846">
                <text:p>0.489846</text:p>
              </table:table-cell>
              <table:table-cell office:value-type="float" office:value="1.28146">
                <text:p>1.28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83571">
                <text:p>30383571</text:p>
              </table:table-cell>
              <table:table-cell office:value-type="float" office:value="1.61689">
                <text:p>1.61689</text:p>
              </table:table-cell>
              <table:table-cell office:value-type="float" office:value="3.4504">
                <text:p>3.4504</text:p>
              </table:table-cell>
              <table:table-cell office:value-type="float" office:value="1.51929">
                <text:p>1.51929</text:p>
              </table:table-cell>
              <table:table-cell office:value-type="float" office:value="0.903297">
                <text:p>0.903297</text:p>
              </table:table-cell>
              <table:table-cell office:value-type="float" office:value="1.72976">
                <text:p>1.7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0">
                <text:p>1350</text:p>
              </table:table-cell>
              <table:table-cell office:value-type="float" office:value="0.151565">
                <text:p>0.151565</text:p>
              </table:table-cell>
              <table:table-cell office:value-type="float" office:value="1.20176">
                <text:p>1.20176</text:p>
              </table:table-cell>
              <table:table-cell office:value-type="float" office:value="0.0666385">
                <text:p>0.0666385</text:p>
              </table:table-cell>
              <table:table-cell office:value-type="float" office:value="0.212376">
                <text:p>0.21237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46142">
                <text:p>5746142</text:p>
              </table:table-cell>
              <table:table-cell office:value-type="float" office:value="1.18984">
                <text:p>1.18984</text:p>
              </table:table-cell>
              <table:table-cell office:value-type="float" office:value="2.84761">
                <text:p>2.84761</text:p>
              </table:table-cell>
              <table:table-cell office:value-type="float" office:value="1.09983">
                <text:p>1.09983</text:p>
              </table:table-cell>
              <table:table-cell office:value-type="float" office:value="0.857589">
                <text:p>0.857589</text:p>
              </table:table-cell>
              <table:table-cell office:value-type="float" office:value="1.5638">
                <text:p>1.5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465">
                <text:p>69465</text:p>
              </table:table-cell>
              <table:table-cell office:value-type="float" office:value="0.399145">
                <text:p>0.399145</text:p>
              </table:table-cell>
              <table:table-cell office:value-type="float" office:value="1.40087">
                <text:p>1.40087</text:p>
              </table:table-cell>
              <table:table-cell office:value-type="float" office:value="0.305105">
                <text:p>0.305105</text:p>
              </table:table-cell>
              <table:table-cell office:value-type="float" office:value="0.334485">
                <text:p>0.334485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44861">
                <text:p>16044861</text:p>
              </table:table-cell>
              <table:table-cell office:value-type="float" office:value="1.46987">
                <text:p>1.46987</text:p>
              </table:table-cell>
              <table:table-cell office:value-type="float" office:value="3.22891">
                <text:p>3.22891</text:p>
              </table:table-cell>
              <table:table-cell office:value-type="float" office:value="1.35566">
                <text:p>1.35566</text:p>
              </table:table-cell>
              <table:table-cell office:value-type="float" office:value="0.827235">
                <text:p>0.827235</text:p>
              </table:table-cell>
              <table:table-cell office:value-type="float" office:value="1.66566">
                <text:p>1.66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9">
                <text:p>2579</text:p>
              </table:table-cell>
              <table:table-cell office:value-type="float" office:value="0.159145">
                <text:p>0.159145</text:p>
              </table:table-cell>
              <table:table-cell office:value-type="float" office:value="1.22382">
                <text:p>1.22382</text:p>
              </table:table-cell>
              <table:table-cell office:value-type="float" office:value="0.0825766">
                <text:p>0.0825766</text:p>
              </table:table-cell>
              <table:table-cell office:value-type="float" office:value="0.215562">
                <text:p>0.21556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61353">
                <text:p>3461353</text:p>
              </table:table-cell>
              <table:table-cell office:value-type="float" office:value="1.07582">
                <text:p>1.07582</text:p>
              </table:table-cell>
              <table:table-cell office:value-type="float" office:value="2.77708">
                <text:p>2.77708</text:p>
              </table:table-cell>
              <table:table-cell office:value-type="float" office:value="0.953011">
                <text:p>0.953011</text:p>
              </table:table-cell>
              <table:table-cell office:value-type="float" office:value="0.633152">
                <text:p>0.633152</text:p>
              </table:table-cell>
              <table:table-cell office:value-type="float" office:value="1.51388">
                <text:p>1.51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4586">
                <text:p>1104586</text:p>
              </table:table-cell>
              <table:table-cell office:value-type="float" office:value="0.867215">
                <text:p>0.867215</text:p>
              </table:table-cell>
              <table:table-cell office:value-type="float" office:value="2.35294">
                <text:p>2.35294</text:p>
              </table:table-cell>
              <table:table-cell office:value-type="float" office:value="0.745012">
                <text:p>0.745012</text:p>
              </table:table-cell>
              <table:table-cell office:value-type="float" office:value="0.54731">
                <text:p>0.54731</text:p>
              </table:table-cell>
              <table:table-cell office:value-type="float" office:value="1.40024">
                <text:p>1.40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5">
                <text:p>3905</text:p>
              </table:table-cell>
              <table:table-cell office:value-type="float" office:value="0.176906">
                <text:p>0.176906</text:p>
              </table:table-cell>
              <table:table-cell office:value-type="float" office:value="1.203">
                <text:p>1.203</text:p>
              </table:table-cell>
              <table:table-cell office:value-type="float" office:value="0.111833">
                <text:p>0.111833</text:p>
              </table:table-cell>
              <table:table-cell office:value-type="float" office:value="0.243296">
                <text:p>0.2432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6970">
                <text:p>266970</text:p>
              </table:table-cell>
              <table:table-cell office:value-type="float" office:value="0.640058">
                <text:p>0.640058</text:p>
              </table:table-cell>
              <table:table-cell office:value-type="float" office:value="1.94882">
                <text:p>1.94882</text:p>
              </table:table-cell>
              <table:table-cell office:value-type="float" office:value="0.515883">
                <text:p>0.515883</text:p>
              </table:table-cell>
              <table:table-cell office:value-type="float" office:value="0.445723">
                <text:p>0.445723</text:p>
              </table:table-cell>
              <table:table-cell office:value-type="float" office:value="1.26271">
                <text:p>1.262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7934">
                <text:p>307934</text:p>
              </table:table-cell>
              <table:table-cell office:value-type="float" office:value="0.652114">
                <text:p>0.652114</text:p>
              </table:table-cell>
              <table:table-cell office:value-type="float" office:value="1.94734">
                <text:p>1.94734</text:p>
              </table:table-cell>
              <table:table-cell office:value-type="float" office:value="0.551969">
                <text:p>0.551969</text:p>
              </table:table-cell>
              <table:table-cell office:value-type="float" office:value="0.485516">
                <text:p>0.485516</text:p>
              </table:table-cell>
              <table:table-cell office:value-type="float" office:value="1.27657">
                <text:p>1.276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721283">
                <text:p>21721283</text:p>
              </table:table-cell>
              <table:table-cell office:value-type="float" office:value="1.54311">
                <text:p>1.54311</text:p>
              </table:table-cell>
              <table:table-cell office:value-type="float" office:value="3.24807">
                <text:p>3.24807</text:p>
              </table:table-cell>
              <table:table-cell office:value-type="float" office:value="1.45069">
                <text:p>1.45069</text:p>
              </table:table-cell>
              <table:table-cell office:value-type="float" office:value="0.995009">
                <text:p>0.995009</text:p>
              </table:table-cell>
              <table:table-cell office:value-type="float" office:value="1.69712">
                <text:p>1.69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08281">
                <text:p>13408281</text:p>
              </table:table-cell>
              <table:table-cell office:value-type="float" office:value="1.41031">
                <text:p>1.41031</text:p>
              </table:table-cell>
              <table:table-cell office:value-type="float" office:value="3.12467">
                <text:p>3.12467</text:p>
              </table:table-cell>
              <table:table-cell office:value-type="float" office:value="1.30878">
                <text:p>1.30878</text:p>
              </table:table-cell>
              <table:table-cell office:value-type="float" office:value="0.869399">
                <text:p>0.869399</text:p>
              </table:table-cell>
              <table:table-cell office:value-type="float" office:value="1.64688">
                <text:p>1.64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46">
                <text:p>3046</text:p>
              </table:table-cell>
              <table:table-cell office:value-type="float" office:value="0.165275">
                <text:p>0.165275</text:p>
              </table:table-cell>
              <table:table-cell office:value-type="float" office:value="1.14061">
                <text:p>1.14061</text:p>
              </table:table-cell>
              <table:table-cell office:value-type="float" office:value="0.0860771">
                <text:p>0.0860771</text:p>
              </table:table-cell>
              <table:table-cell office:value-type="float" office:value="0.191006">
                <text:p>0.19100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74">
                <text:p>11874</text:p>
              </table:table-cell>
              <table:table-cell office:value-type="float" office:value="0.238124">
                <text:p>0.238124</text:p>
              </table:table-cell>
              <table:table-cell office:value-type="float" office:value="1.32257">
                <text:p>1.32257</text:p>
              </table:table-cell>
              <table:table-cell office:value-type="float" office:value="0.140805">
                <text:p>0.140805</text:p>
              </table:table-cell>
              <table:table-cell office:value-type="float" office:value="0.216897">
                <text:p>0.216897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33">
                <text:p>28033</text:p>
              </table:table-cell>
              <table:table-cell office:value-type="float" office:value="0.28758">
                <text:p>0.28758</text:p>
              </table:table-cell>
              <table:table-cell office:value-type="float" office:value="1.31909">
                <text:p>1.31909</text:p>
              </table:table-cell>
              <table:table-cell office:value-type="float" office:value="0.189623">
                <text:p>0.189623</text:p>
              </table:table-cell>
              <table:table-cell office:value-type="float" office:value="0.235354">
                <text:p>0.235354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8646">
                <text:p>1078646</text:p>
              </table:table-cell>
              <table:table-cell office:value-type="float" office:value="0.88642">
                <text:p>0.88642</text:p>
              </table:table-cell>
              <table:table-cell office:value-type="float" office:value="2.35758">
                <text:p>2.35758</text:p>
              </table:table-cell>
              <table:table-cell office:value-type="float" office:value="0.755382">
                <text:p>0.755382</text:p>
              </table:table-cell>
              <table:table-cell office:value-type="float" office:value="0.53239">
                <text:p>0.53239</text:p>
              </table:table-cell>
              <table:table-cell office:value-type="float" office:value="1.39759">
                <text:p>1.397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752727">
                <text:p>70752727</text:p>
              </table:table-cell>
              <table:table-cell office:value-type="float" office:value="1.8433">
                <text:p>1.8433</text:p>
              </table:table-cell>
              <table:table-cell office:value-type="float" office:value="3.55821">
                <text:p>3.55821</text:p>
              </table:table-cell>
              <table:table-cell office:value-type="float" office:value="1.77567">
                <text:p>1.77567</text:p>
              </table:table-cell>
              <table:table-cell office:value-type="float" office:value="1.09357">
                <text:p>1.09357</text:p>
              </table:table-cell>
              <table:table-cell office:value-type="float" office:value="1.81418">
                <text:p>1.81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081">
                <text:p>290081</text:p>
              </table:table-cell>
              <table:table-cell office:value-type="float" office:value="0.645843">
                <text:p>0.645843</text:p>
              </table:table-cell>
              <table:table-cell office:value-type="float" office:value="1.94702">
                <text:p>1.94702</text:p>
              </table:table-cell>
              <table:table-cell office:value-type="float" office:value="0.528307">
                <text:p>0.528307</text:p>
              </table:table-cell>
              <table:table-cell office:value-type="float" office:value="0.420912">
                <text:p>0.420912</text:p>
              </table:table-cell>
              <table:table-cell office:value-type="float" office:value="1.27144">
                <text:p>1.27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5">
                <text:p>3115</text:p>
              </table:table-cell>
              <table:table-cell office:value-type="float" office:value="0.168518">
                <text:p>0.168518</text:p>
              </table:table-cell>
              <table:table-cell office:value-type="float" office:value="1.14599">
                <text:p>1.14599</text:p>
              </table:table-cell>
              <table:table-cell office:value-type="float" office:value="0.0877072">
                <text:p>0.0877072</text:p>
              </table:table-cell>
              <table:table-cell office:value-type="float" office:value="0.17773">
                <text:p>0.1777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7078">
                <text:p>897078</text:p>
              </table:table-cell>
              <table:table-cell office:value-type="float" office:value="0.848557">
                <text:p>0.848557</text:p>
              </table:table-cell>
              <table:table-cell office:value-type="float" office:value="2.3544">
                <text:p>2.3544</text:p>
              </table:table-cell>
              <table:table-cell office:value-type="float" office:value="0.71602">
                <text:p>0.71602</text:p>
              </table:table-cell>
              <table:table-cell office:value-type="float" office:value="0.527803">
                <text:p>0.527803</text:p>
              </table:table-cell>
              <table:table-cell office:value-type="float" office:value="1.37991">
                <text:p>1.37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81">
                <text:p>3781</text:p>
              </table:table-cell>
              <table:table-cell office:value-type="float" office:value="0.179987">
                <text:p>0.179987</text:p>
              </table:table-cell>
              <table:table-cell office:value-type="float" office:value="1.21449">
                <text:p>1.21449</text:p>
              </table:table-cell>
              <table:table-cell office:value-type="float" office:value="0.0963103">
                <text:p>0.0963103</text:p>
              </table:table-cell>
              <table:table-cell office:value-type="float" office:value="0.199121">
                <text:p>0.199121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381">
                <text:p>60381</text:p>
              </table:table-cell>
              <table:table-cell office:value-type="float" office:value="0.40556">
                <text:p>0.40556</text:p>
              </table:table-cell>
              <table:table-cell office:value-type="float" office:value="1.47546">
                <text:p>1.47546</text:p>
              </table:table-cell>
              <table:table-cell office:value-type="float" office:value="0.291485">
                <text:p>0.291485</text:p>
              </table:table-cell>
              <table:table-cell office:value-type="float" office:value="0.309691">
                <text:p>0.309691</text:p>
              </table:table-cell>
              <table:table-cell office:value-type="float" office:value="1.13719">
                <text:p>1.13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5953">
                <text:p>225953</text:p>
              </table:table-cell>
              <table:table-cell office:value-type="float" office:value="0.602186">
                <text:p>0.602186</text:p>
              </table:table-cell>
              <table:table-cell office:value-type="float" office:value="1.90764">
                <text:p>1.90764</text:p>
              </table:table-cell>
              <table:table-cell office:value-type="float" office:value="0.486308">
                <text:p>0.486308</text:p>
              </table:table-cell>
              <table:table-cell office:value-type="float" office:value="0.415911">
                <text:p>0.415911</text:p>
              </table:table-cell>
              <table:table-cell office:value-type="float" office:value="1.24836">
                <text:p>1.24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18">
                <text:p>8918</text:p>
              </table:table-cell>
              <table:table-cell office:value-type="float" office:value="0.207457">
                <text:p>0.207457</text:p>
              </table:table-cell>
              <table:table-cell office:value-type="float" office:value="1.20711">
                <text:p>1.20711</text:p>
              </table:table-cell>
              <table:table-cell office:value-type="float" office:value="0.125841">
                <text:p>0.125841</text:p>
              </table:table-cell>
              <table:table-cell office:value-type="float" office:value="0.204386">
                <text:p>0.204386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09">
                <text:p>35709</text:p>
              </table:table-cell>
              <table:table-cell office:value-type="float" office:value="0.302975">
                <text:p>0.302975</text:p>
              </table:table-cell>
              <table:table-cell office:value-type="float" office:value="1.27984">
                <text:p>1.27984</text:p>
              </table:table-cell>
              <table:table-cell office:value-type="float" office:value="0.216335">
                <text:p>0.216335</text:p>
              </table:table-cell>
              <table:table-cell office:value-type="float" office:value="0.257219">
                <text:p>0.257219</text:p>
              </table:table-cell>
              <table:table-cell office:value-type="float" office:value="1.0989">
                <text:p>1.0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49">
                <text:p>8549</text:p>
              </table:table-cell>
              <table:table-cell office:value-type="float" office:value="0.212134">
                <text:p>0.212134</text:p>
              </table:table-cell>
              <table:table-cell office:value-type="float" office:value="1.23172">
                <text:p>1.23172</text:p>
              </table:table-cell>
              <table:table-cell office:value-type="float" office:value="0.129715">
                <text:p>0.129715</text:p>
              </table:table-cell>
              <table:table-cell office:value-type="float" office:value="0.239147">
                <text:p>0.239147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18846">
                <text:p>4918846</text:p>
              </table:table-cell>
              <table:table-cell office:value-type="float" office:value="1.15944">
                <text:p>1.15944</text:p>
              </table:table-cell>
              <table:table-cell office:value-type="float" office:value="2.80297">
                <text:p>2.80297</text:p>
              </table:table-cell>
              <table:table-cell office:value-type="float" office:value="1.06342">
                <text:p>1.06342</text:p>
              </table:table-cell>
              <table:table-cell office:value-type="float" office:value="0.790254">
                <text:p>0.790254</text:p>
              </table:table-cell>
              <table:table-cell office:value-type="float" office:value="1.54828">
                <text:p>1.54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72608">
                <text:p>15272608</text:p>
              </table:table-cell>
              <table:table-cell office:value-type="float" office:value="1.43098">
                <text:p>1.43098</text:p>
              </table:table-cell>
              <table:table-cell office:value-type="float" office:value="3.22951">
                <text:p>3.22951</text:p>
              </table:table-cell>
              <table:table-cell office:value-type="float" office:value="1.3492">
                <text:p>1.3492</text:p>
              </table:table-cell>
              <table:table-cell office:value-type="float" office:value="0.926468">
                <text:p>0.926468</text:p>
              </table:table-cell>
              <table:table-cell office:value-type="float" office:value="1.66104">
                <text:p>1.66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819">
                <text:p>135819</text:p>
              </table:table-cell>
              <table:table-cell office:value-type="float" office:value="0.519407">
                <text:p>0.519407</text:p>
              </table:table-cell>
              <table:table-cell office:value-type="float" office:value="1.66548">
                <text:p>1.66548</text:p>
              </table:table-cell>
              <table:table-cell office:value-type="float" office:value="0.421326">
                <text:p>0.421326</text:p>
              </table:table-cell>
              <table:table-cell office:value-type="float" office:value="0.395662">
                <text:p>0.395662</text:p>
              </table:table-cell>
              <table:table-cell office:value-type="float" office:value="1.20226">
                <text:p>1.20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01">
                <text:p>12701</text:p>
              </table:table-cell>
              <table:table-cell office:value-type="float" office:value="0.224197">
                <text:p>0.224197</text:p>
              </table:table-cell>
              <table:table-cell office:value-type="float" office:value="1.20465">
                <text:p>1.20465</text:p>
              </table:table-cell>
              <table:table-cell office:value-type="float" office:value="0.140729">
                <text:p>0.140729</text:p>
              </table:table-cell>
              <table:table-cell office:value-type="float" office:value="0.216652">
                <text:p>0.216652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80982">
                <text:p>10580982</text:p>
              </table:table-cell>
              <table:table-cell office:value-type="float" office:value="1.36255">
                <text:p>1.36255</text:p>
              </table:table-cell>
              <table:table-cell office:value-type="float" office:value="3.04719">
                <text:p>3.04719</text:p>
              </table:table-cell>
              <table:table-cell office:value-type="float" office:value="1.28021">
                <text:p>1.28021</text:p>
              </table:table-cell>
              <table:table-cell office:value-type="float" office:value="0.953237">
                <text:p>0.953237</text:p>
              </table:table-cell>
              <table:table-cell office:value-type="float" office:value="1.62557">
                <text:p>1.62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252">
                <text:p>19252</text:p>
              </table:table-cell>
              <table:table-cell office:value-type="float" office:value="0.249015">
                <text:p>0.249015</text:p>
              </table:table-cell>
              <table:table-cell office:value-type="float" office:value="1.22459">
                <text:p>1.22459</text:p>
              </table:table-cell>
              <table:table-cell office:value-type="float" office:value="0.164643">
                <text:p>0.164643</text:p>
              </table:table-cell>
              <table:table-cell office:value-type="float" office:value="0.244283">
                <text:p>0.24428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29623">
                <text:p>39929623</text:p>
              </table:table-cell>
              <table:table-cell office:value-type="float" office:value="1.68624">
                <text:p>1.68624</text:p>
              </table:table-cell>
              <table:table-cell office:value-type="float" office:value="3.41217">
                <text:p>3.41217</text:p>
              </table:table-cell>
              <table:table-cell office:value-type="float" office:value="1.6326">
                <text:p>1.6326</text:p>
              </table:table-cell>
              <table:table-cell office:value-type="float" office:value="0.972593">
                <text:p>0.972593</text:p>
              </table:table-cell>
              <table:table-cell office:value-type="float" office:value="1.75738">
                <text:p>1.75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49792">
                <text:p>2649792</text:p>
              </table:table-cell>
              <table:table-cell office:value-type="float" office:value="1.02361">
                <text:p>1.02361</text:p>
              </table:table-cell>
              <table:table-cell office:value-type="float" office:value="2.5787">
                <text:p>2.5787</text:p>
              </table:table-cell>
              <table:table-cell office:value-type="float" office:value="0.912004">
                <text:p>0.912004</text:p>
              </table:table-cell>
              <table:table-cell office:value-type="float" office:value="0.728597">
                <text:p>0.728597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897584">
                <text:p>32897584</text:p>
              </table:table-cell>
              <table:table-cell office:value-type="float" office:value="1.64543">
                <text:p>1.64543</text:p>
              </table:table-cell>
              <table:table-cell office:value-type="float" office:value="3.44597">
                <text:p>3.44597</text:p>
              </table:table-cell>
              <table:table-cell office:value-type="float" office:value="1.56635">
                <text:p>1.56635</text:p>
              </table:table-cell>
              <table:table-cell office:value-type="float" office:value="0.897658">
                <text:p>0.897658</text:p>
              </table:table-cell>
              <table:table-cell office:value-type="float" office:value="1.73727">
                <text:p>1.7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5">
                <text:p>1055</text:p>
              </table:table-cell>
              <table:table-cell office:value-type="float" office:value="0.137483">
                <text:p>0.137483</text:p>
              </table:table-cell>
              <table:table-cell office:value-type="float" office:value="1.18592">
                <text:p>1.18592</text:p>
              </table:table-cell>
              <table:table-cell office:value-type="float" office:value="0.0617985">
                <text:p>0.0617985</text:p>
              </table:table-cell>
              <table:table-cell office:value-type="float" office:value="0.180498">
                <text:p>0.18049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96">
                <text:p>12596</text:p>
              </table:table-cell>
              <table:table-cell office:value-type="float" office:value="0.232094">
                <text:p>0.232094</text:p>
              </table:table-cell>
              <table:table-cell office:value-type="float" office:value="1.22923">
                <text:p>1.22923</text:p>
              </table:table-cell>
              <table:table-cell office:value-type="float" office:value="0.142634">
                <text:p>0.142634</text:p>
              </table:table-cell>
              <table:table-cell office:value-type="float" office:value="0.227866">
                <text:p>0.2278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08">
                <text:p>3608</text:p>
              </table:table-cell>
              <table:table-cell office:value-type="float" office:value="0.174039">
                <text:p>0.174039</text:p>
              </table:table-cell>
              <table:table-cell office:value-type="float" office:value="1.19243">
                <text:p>1.19243</text:p>
              </table:table-cell>
              <table:table-cell office:value-type="float" office:value="0.0926609">
                <text:p>0.0926609</text:p>
              </table:table-cell>
              <table:table-cell office:value-type="float" office:value="0.183547">
                <text:p>0.183547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38">
                <text:p>5138</text:p>
              </table:table-cell>
              <table:table-cell office:value-type="float" office:value="0.18645">
                <text:p>0.18645</text:p>
              </table:table-cell>
              <table:table-cell office:value-type="float" office:value="1.17393">
                <text:p>1.17393</text:p>
              </table:table-cell>
              <table:table-cell office:value-type="float" office:value="0.107302">
                <text:p>0.107302</text:p>
              </table:table-cell>
              <table:table-cell office:value-type="float" office:value="0.220006">
                <text:p>0.2200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28">
                <text:p>24028</text:p>
              </table:table-cell>
              <table:table-cell office:value-type="float" office:value="0.269221">
                <text:p>0.269221</text:p>
              </table:table-cell>
              <table:table-cell office:value-type="float" office:value="1.24683">
                <text:p>1.24683</text:p>
              </table:table-cell>
              <table:table-cell office:value-type="float" office:value="0.175504">
                <text:p>0.175504</text:p>
              </table:table-cell>
              <table:table-cell office:value-type="float" office:value="0.221257">
                <text:p>0.221257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18023">
                <text:p>45318023</text:p>
              </table:table-cell>
              <table:table-cell office:value-type="float" office:value="1.71088">
                <text:p>1.71088</text:p>
              </table:table-cell>
              <table:table-cell office:value-type="float" office:value="3.43205">
                <text:p>3.43205</text:p>
              </table:table-cell>
              <table:table-cell office:value-type="float" office:value="1.63432">
                <text:p>1.63432</text:p>
              </table:table-cell>
              <table:table-cell office:value-type="float" office:value="1.04896">
                <text:p>1.04896</text:p>
              </table:table-cell>
              <table:table-cell office:value-type="float" office:value="1.77005">
                <text:p>1.77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64191">
                <text:p>9764191</text:p>
              </table:table-cell>
              <table:table-cell office:value-type="float" office:value="1.32114">
                <text:p>1.32114</text:p>
              </table:table-cell>
              <table:table-cell office:value-type="float" office:value="3.01917">
                <text:p>3.01917</text:p>
              </table:table-cell>
              <table:table-cell office:value-type="float" office:value="1.22809">
                <text:p>1.22809</text:p>
              </table:table-cell>
              <table:table-cell office:value-type="float" office:value="0.866797">
                <text:p>0.866797</text:p>
              </table:table-cell>
              <table:table-cell office:value-type="float" office:value="1.61651">
                <text:p>1.616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142">
                <text:p>164142</text:p>
              </table:table-cell>
              <table:table-cell office:value-type="float" office:value="0.545464">
                <text:p>0.545464</text:p>
              </table:table-cell>
              <table:table-cell office:value-type="float" office:value="1.67861">
                <text:p>1.67861</text:p>
              </table:table-cell>
              <table:table-cell office:value-type="float" office:value="0.433208">
                <text:p>0.433208</text:p>
              </table:table-cell>
              <table:table-cell office:value-type="float" office:value="0.440649">
                <text:p>0.440649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6448">
                <text:p>196448</text:p>
              </table:table-cell>
              <table:table-cell office:value-type="float" office:value="0.580473">
                <text:p>0.580473</text:p>
              </table:table-cell>
              <table:table-cell office:value-type="float" office:value="1.78523">
                <text:p>1.78523</text:p>
              </table:table-cell>
              <table:table-cell office:value-type="float" office:value="0.465175">
                <text:p>0.465175</text:p>
              </table:table-cell>
              <table:table-cell office:value-type="float" office:value="0.429449">
                <text:p>0.429449</text:p>
              </table:table-cell>
              <table:table-cell office:value-type="float" office:value="1.23393">
                <text:p>1.23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7">
                <text:p>1217</text:p>
              </table:table-cell>
              <table:table-cell office:value-type="float" office:value="0.140463">
                <text:p>0.140463</text:p>
              </table:table-cell>
              <table:table-cell office:value-type="float" office:value="1.12998">
                <text:p>1.12998</text:p>
              </table:table-cell>
              <table:table-cell office:value-type="float" office:value="0.0631006">
                <text:p>0.0631006</text:p>
              </table:table-cell>
              <table:table-cell office:value-type="float" office:value="0.183232">
                <text:p>0.18323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6654">
                <text:p>1066654</text:p>
              </table:table-cell>
              <table:table-cell office:value-type="float" office:value="0.860689">
                <text:p>0.860689</text:p>
              </table:table-cell>
              <table:table-cell office:value-type="float" office:value="2.34512">
                <text:p>2.34512</text:p>
              </table:table-cell>
              <table:table-cell office:value-type="float" office:value="0.742507">
                <text:p>0.742507</text:p>
              </table:table-cell>
              <table:table-cell office:value-type="float" office:value="0.518895">
                <text:p>0.518895</text:p>
              </table:table-cell>
              <table:table-cell office:value-type="float" office:value="1.39643">
                <text:p>1.39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180">
                <text:p>41180</text:p>
              </table:table-cell>
              <table:table-cell office:value-type="float" office:value="0.329862">
                <text:p>0.329862</text:p>
              </table:table-cell>
              <table:table-cell office:value-type="float" office:value="1.29032">
                <text:p>1.29032</text:p>
              </table:table-cell>
              <table:table-cell office:value-type="float" office:value="0.23959">
                <text:p>0.23959</text:p>
              </table:table-cell>
              <table:table-cell office:value-type="float" office:value="0.304046">
                <text:p>0.304046</text:p>
              </table:table-cell>
              <table:table-cell office:value-type="float" office:value="1.1112">
                <text:p>1.1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91301">
                <text:p>8291301</text:p>
              </table:table-cell>
              <table:table-cell office:value-type="float" office:value="1.12242">
                <text:p>1.12242</text:p>
              </table:table-cell>
              <table:table-cell office:value-type="float" office:value="2.71563">
                <text:p>2.71563</text:p>
              </table:table-cell>
              <table:table-cell office:value-type="float" office:value="0.930147">
                <text:p>0.930147</text:p>
              </table:table-cell>
              <table:table-cell office:value-type="float" office:value="0.612492">
                <text:p>0.612492</text:p>
              </table:table-cell>
              <table:table-cell office:value-type="float" office:value="1.59973">
                <text:p>1.59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87610">
                <text:p>18187610</text:p>
              </table:table-cell>
              <table:table-cell office:value-type="float" office:value="1.27063">
                <text:p>1.27063</text:p>
              </table:table-cell>
              <table:table-cell office:value-type="float" office:value="2.88432">
                <text:p>2.88432</text:p>
              </table:table-cell>
              <table:table-cell office:value-type="float" office:value="1.16133">
                <text:p>1.16133</text:p>
              </table:table-cell>
              <table:table-cell office:value-type="float" office:value="0.752279">
                <text:p>0.752279</text:p>
              </table:table-cell>
              <table:table-cell office:value-type="float" office:value="1.67816">
                <text:p>1.67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04019">
                <text:p>14604019</text:p>
              </table:table-cell>
              <table:table-cell office:value-type="float" office:value="1.21232">
                <text:p>1.21232</text:p>
              </table:table-cell>
              <table:table-cell office:value-type="float" office:value="2.86893">
                <text:p>2.86893</text:p>
              </table:table-cell>
              <table:table-cell office:value-type="float" office:value="1.05185">
                <text:p>1.05185</text:p>
              </table:table-cell>
              <table:table-cell office:value-type="float" office:value="0.678293">
                <text:p>0.678293</text:p>
              </table:table-cell>
              <table:table-cell office:value-type="float" office:value="1.6568">
                <text:p>1.6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6220">
                <text:p>496220</text:p>
              </table:table-cell>
              <table:table-cell office:value-type="float" office:value="0.591657">
                <text:p>0.591657</text:p>
              </table:table-cell>
              <table:table-cell office:value-type="float" office:value="1.77824">
                <text:p>1.77824</text:p>
              </table:table-cell>
              <table:table-cell office:value-type="float" office:value="0.475155">
                <text:p>0.475155</text:p>
              </table:table-cell>
              <table:table-cell office:value-type="float" office:value="0.40254">
                <text:p>0.40254</text:p>
              </table:table-cell>
              <table:table-cell office:value-type="float" office:value="1.32185">
                <text:p>1.32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244158">
                <text:p>27244158</text:p>
              </table:table-cell>
              <table:table-cell office:value-type="float" office:value="1.35131">
                <text:p>1.35131</text:p>
              </table:table-cell>
              <table:table-cell office:value-type="float" office:value="3.09778">
                <text:p>3.09778</text:p>
              </table:table-cell>
              <table:table-cell office:value-type="float" office:value="1.24106">
                <text:p>1.24106</text:p>
              </table:table-cell>
              <table:table-cell office:value-type="float" office:value="0.894303">
                <text:p>0.894303</text:p>
              </table:table-cell>
              <table:table-cell office:value-type="float" office:value="1.7197">
                <text:p>1.7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257">
                <text:p>865257</text:p>
              </table:table-cell>
              <table:table-cell office:value-type="float" office:value="0.701705">
                <text:p>0.701705</text:p>
              </table:table-cell>
              <table:table-cell office:value-type="float" office:value="2.05898">
                <text:p>2.05898</text:p>
              </table:table-cell>
              <table:table-cell office:value-type="float" office:value="0.552296">
                <text:p>0.552296</text:p>
              </table:table-cell>
              <table:table-cell office:value-type="float" office:value="0.434831">
                <text:p>0.434831</text:p>
              </table:table-cell>
              <table:table-cell office:value-type="float" office:value="1.37695">
                <text:p>1.37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92929">
                <text:p>43192929</text:p>
              </table:table-cell>
              <table:table-cell office:value-type="float" office:value="1.47419">
                <text:p>1.47419</text:p>
              </table:table-cell>
              <table:table-cell office:value-type="float" office:value="3.09986">
                <text:p>3.09986</text:p>
              </table:table-cell>
              <table:table-cell office:value-type="float" office:value="1.3673">
                <text:p>1.3673</text:p>
              </table:table-cell>
              <table:table-cell office:value-type="float" office:value="0.913161">
                <text:p>0.913161</text:p>
              </table:table-cell>
              <table:table-cell office:value-type="float" office:value="1.76578">
                <text:p>1.76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80174">
                <text:p>29880174</text:p>
              </table:table-cell>
              <table:table-cell office:value-type="float" office:value="1.38109">
                <text:p>1.38109</text:p>
              </table:table-cell>
              <table:table-cell office:value-type="float" office:value="3.08764">
                <text:p>3.08764</text:p>
              </table:table-cell>
              <table:table-cell office:value-type="float" office:value="1.24693">
                <text:p>1.24693</text:p>
              </table:table-cell>
              <table:table-cell office:value-type="float" office:value="0.87089">
                <text:p>0.87089</text:p>
              </table:table-cell>
              <table:table-cell office:value-type="float" office:value="1.72843">
                <text:p>1.728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1">
                <text:p>1641</text:p>
              </table:table-cell>
              <table:table-cell office:value-type="float" office:value="0.145328">
                <text:p>0.145328</text:p>
              </table:table-cell>
              <table:table-cell office:value-type="float" office:value="1.20203">
                <text:p>1.20203</text:p>
              </table:table-cell>
              <table:table-cell office:value-type="float" office:value="0.0675562">
                <text:p>0.0675562</text:p>
              </table:table-cell>
              <table:table-cell office:value-type="float" office:value="0.171118">
                <text:p>0.17111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20">
                <text:p>10820</text:p>
              </table:table-cell>
              <table:table-cell office:value-type="float" office:value="0.215114">
                <text:p>0.215114</text:p>
              </table:table-cell>
              <table:table-cell office:value-type="float" office:value="1.1798">
                <text:p>1.1798</text:p>
              </table:table-cell>
              <table:table-cell office:value-type="float" office:value="0.132829">
                <text:p>0.132829</text:p>
              </table:table-cell>
              <table:table-cell office:value-type="float" office:value="0.235659">
                <text:p>0.23565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114">
                <text:p>53114</text:p>
              </table:table-cell>
              <table:table-cell office:value-type="float" office:value="0.277041">
                <text:p>0.277041</text:p>
              </table:table-cell>
              <table:table-cell office:value-type="float" office:value="1.31396">
                <text:p>1.31396</text:p>
              </table:table-cell>
              <table:table-cell office:value-type="float" office:value="0.190729">
                <text:p>0.190729</text:p>
              </table:table-cell>
              <table:table-cell office:value-type="float" office:value="0.238561">
                <text:p>0.238561</text:p>
              </table:table-cell>
              <table:table-cell office:value-type="float" office:value="1.12748">
                <text:p>1.127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517467">
                <text:p>41517467</text:p>
              </table:table-cell>
              <table:table-cell office:value-type="float" office:value="1.46924">
                <text:p>1.46924</text:p>
              </table:table-cell>
              <table:table-cell office:value-type="float" office:value="3.12177">
                <text:p>3.12177</text:p>
              </table:table-cell>
              <table:table-cell office:value-type="float" office:value="1.3905">
                <text:p>1.3905</text:p>
              </table:table-cell>
              <table:table-cell office:value-type="float" office:value="1.05009">
                <text:p>1.05009</text:p>
              </table:table-cell>
              <table:table-cell office:value-type="float" office:value="1.7618">
                <text:p>1.7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387">
                <text:p>113387</text:p>
              </table:table-cell>
              <table:table-cell office:value-type="float" office:value="0.338568">
                <text:p>0.338568</text:p>
              </table:table-cell>
              <table:table-cell office:value-type="float" office:value="1.42258">
                <text:p>1.42258</text:p>
              </table:table-cell>
              <table:table-cell office:value-type="float" office:value="0.242969">
                <text:p>0.242969</text:p>
              </table:table-cell>
              <table:table-cell office:value-type="float" office:value="0.257544">
                <text:p>0.257544</text:p>
              </table:table-cell>
              <table:table-cell office:value-type="float" office:value="1.18961">
                <text:p>1.18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942041">
                <text:p>30942041</text:p>
              </table:table-cell>
              <table:table-cell office:value-type="float" office:value="1.38704">
                <text:p>1.38704</text:p>
              </table:table-cell>
              <table:table-cell office:value-type="float" office:value="3.10495">
                <text:p>3.10495</text:p>
              </table:table-cell>
              <table:table-cell office:value-type="float" office:value="1.25159">
                <text:p>1.25159</text:p>
              </table:table-cell>
              <table:table-cell office:value-type="float" office:value="0.837619">
                <text:p>0.837619</text:p>
              </table:table-cell>
              <table:table-cell office:value-type="float" office:value="1.73127">
                <text:p>1.73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16937">
                <text:p>4416937</text:p>
              </table:table-cell>
              <table:table-cell office:value-type="float" office:value="0.967321">
                <text:p>0.967321</text:p>
              </table:table-cell>
              <table:table-cell office:value-type="float" office:value="2.44114">
                <text:p>2.44114</text:p>
              </table:table-cell>
              <table:table-cell office:value-type="float" office:value="0.840256">
                <text:p>0.840256</text:p>
              </table:table-cell>
              <table:table-cell office:value-type="float" office:value="0.594151">
                <text:p>0.594151</text:p>
              </table:table-cell>
              <table:table-cell office:value-type="float" office:value="1.53731">
                <text:p>1.537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612">
                <text:p>26612</text:p>
              </table:table-cell>
              <table:table-cell office:value-type="float" office:value="0.246883">
                <text:p>0.246883</text:p>
              </table:table-cell>
              <table:table-cell office:value-type="float" office:value="1.285">
                <text:p>1.285</text:p>
              </table:table-cell>
              <table:table-cell office:value-type="float" office:value="0.160385">
                <text:p>0.160385</text:p>
              </table:table-cell>
              <table:table-cell office:value-type="float" office:value="0.219045">
                <text:p>0.219045</text:p>
              </table:table-cell>
              <table:table-cell office:value-type="float" office:value="1.0811">
                <text:p>1.0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940">
                <text:p>567940</text:p>
              </table:table-cell>
              <table:table-cell office:value-type="float" office:value="0.612397">
                <text:p>0.612397</text:p>
              </table:table-cell>
              <table:table-cell office:value-type="float" office:value="1.80097">
                <text:p>1.80097</text:p>
              </table:table-cell>
              <table:table-cell office:value-type="float" office:value="0.492778">
                <text:p>0.492778</text:p>
              </table:table-cell>
              <table:table-cell office:value-type="float" office:value="0.408002">
                <text:p>0.408002</text:p>
              </table:table-cell>
              <table:table-cell office:value-type="float" office:value="1.33487">
                <text:p>1.33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66">
                <text:p>14566</text:p>
              </table:table-cell>
              <table:table-cell office:value-type="float" office:value="0.226737">
                <text:p>0.226737</text:p>
              </table:table-cell>
              <table:table-cell office:value-type="float" office:value="1.2574">
                <text:p>1.2574</text:p>
              </table:table-cell>
              <table:table-cell office:value-type="float" office:value="0.141142">
                <text:p>0.141142</text:p>
              </table:table-cell>
              <table:table-cell office:value-type="float" office:value="0.228828">
                <text:p>0.22882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2165">
                <text:p>202165</text:p>
              </table:table-cell>
              <table:table-cell office:value-type="float" office:value="0.430508">
                <text:p>0.430508</text:p>
              </table:table-cell>
              <table:table-cell office:value-type="float" office:value="1.45634">
                <text:p>1.45634</text:p>
              </table:table-cell>
              <table:table-cell office:value-type="float" office:value="0.327956">
                <text:p>0.327956</text:p>
              </table:table-cell>
              <table:table-cell office:value-type="float" office:value="0.33926">
                <text:p>0.33926</text:p>
              </table:table-cell>
              <table:table-cell office:value-type="float" office:value="1.23688">
                <text:p>1.23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520483">
                <text:p>34520483</text:p>
              </table:table-cell>
              <table:table-cell office:value-type="float" office:value="1.41772">
                <text:p>1.41772</text:p>
              </table:table-cell>
              <table:table-cell office:value-type="float" office:value="3.09932">
                <text:p>3.09932</text:p>
              </table:table-cell>
              <table:table-cell office:value-type="float" office:value="1.32139">
                <text:p>1.32139</text:p>
              </table:table-cell>
              <table:table-cell office:value-type="float" office:value="0.893831">
                <text:p>0.893831</text:p>
              </table:table-cell>
              <table:table-cell office:value-type="float" office:value="1.74235">
                <text:p>1.74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717">
                <text:p>76717</text:p>
              </table:table-cell>
              <table:table-cell office:value-type="float" office:value="0.294265">
                <text:p>0.294265</text:p>
              </table:table-cell>
              <table:table-cell office:value-type="float" office:value="1.27199">
                <text:p>1.27199</text:p>
              </table:table-cell>
              <table:table-cell office:value-type="float" office:value="0.209689">
                <text:p>0.209689</text:p>
              </table:table-cell>
              <table:table-cell office:value-type="float" office:value="0.251705">
                <text:p>0.251705</text:p>
              </table:table-cell>
              <table:table-cell office:value-type="float" office:value="1.15422">
                <text:p>1.15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125">
                <text:p>850125</text:p>
              </table:table-cell>
              <table:table-cell office:value-type="float" office:value="0.693597">
                <text:p>0.693597</text:p>
              </table:table-cell>
              <table:table-cell office:value-type="float" office:value="2.01717">
                <text:p>2.01717</text:p>
              </table:table-cell>
              <table:table-cell office:value-type="float" office:value="0.570722">
                <text:p>0.570722</text:p>
              </table:table-cell>
              <table:table-cell office:value-type="float" office:value="0.457798">
                <text:p>0.457798</text:p>
              </table:table-cell>
              <table:table-cell office:value-type="float" office:value="1.37523">
                <text:p>1.37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30">
                <text:p>7630</text:p>
              </table:table-cell>
              <table:table-cell office:value-type="float" office:value="0.200309">
                <text:p>0.200309</text:p>
              </table:table-cell>
              <table:table-cell office:value-type="float" office:value="1.2116">
                <text:p>1.2116</text:p>
              </table:table-cell>
              <table:table-cell office:value-type="float" office:value="0.118349">
                <text:p>0.118349</text:p>
              </table:table-cell>
              <table:table-cell office:value-type="float" office:value="0.216431">
                <text:p>0.216431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467">
                <text:p>176467</text:p>
              </table:table-cell>
              <table:table-cell office:value-type="float" office:value="0.39943">
                <text:p>0.39943</text:p>
              </table:table-cell>
              <table:table-cell office:value-type="float" office:value="1.38423">
                <text:p>1.38423</text:p>
              </table:table-cell>
              <table:table-cell office:value-type="float" office:value="0.309939">
                <text:p>0.309939</text:p>
              </table:table-cell>
              <table:table-cell office:value-type="float" office:value="0.331952">
                <text:p>0.331952</text:p>
              </table:table-cell>
              <table:table-cell office:value-type="float" office:value="1.22745">
                <text:p>1.22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14">
                <text:p>12814</text:p>
              </table:table-cell>
              <table:table-cell office:value-type="float" office:value="0.221033">
                <text:p>0.221033</text:p>
              </table:table-cell>
              <table:table-cell office:value-type="float" office:value="1.20201">
                <text:p>1.20201</text:p>
              </table:table-cell>
              <table:table-cell office:value-type="float" office:value="0.136029">
                <text:p>0.136029</text:p>
              </table:table-cell>
              <table:table-cell office:value-type="float" office:value="0.210166">
                <text:p>0.2101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4">
                <text:p>2204</text:p>
              </table:table-cell>
              <table:table-cell office:value-type="float" office:value="0.15408">
                <text:p>0.15408</text:p>
              </table:table-cell>
              <table:table-cell office:value-type="float" office:value="1.17102">
                <text:p>1.17102</text:p>
              </table:table-cell>
              <table:table-cell office:value-type="float" office:value="0.0752066">
                <text:p>0.0752066</text:p>
              </table:table-cell>
              <table:table-cell office:value-type="float" office:value="0.176226">
                <text:p>0.17622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0250">
                <text:p>1880250</text:p>
              </table:table-cell>
              <table:table-cell office:value-type="float" office:value="0.838752">
                <text:p>0.838752</text:p>
              </table:table-cell>
              <table:table-cell office:value-type="float" office:value="2.24151">
                <text:p>2.24151</text:p>
              </table:table-cell>
              <table:table-cell office:value-type="float" office:value="0.69193">
                <text:p>0.69193</text:p>
              </table:table-cell>
              <table:table-cell office:value-type="float" office:value="0.490967">
                <text:p>0.490967</text:p>
              </table:table-cell>
              <table:table-cell office:value-type="float" office:value="1.45268">
                <text:p>1.45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831624">
                <text:p>50831624</text:p>
              </table:table-cell>
              <table:table-cell office:value-type="float" office:value="1.52099">
                <text:p>1.52099</text:p>
              </table:table-cell>
              <table:table-cell office:value-type="float" office:value="3.18415">
                <text:p>3.18415</text:p>
              </table:table-cell>
              <table:table-cell office:value-type="float" office:value="1.41395">
                <text:p>1.41395</text:p>
              </table:table-cell>
              <table:table-cell office:value-type="float" office:value="0.899582">
                <text:p>0.899582</text:p>
              </table:table-cell>
              <table:table-cell office:value-type="float" office:value="1.7801">
                <text:p>1.7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090">
                <text:p>91090</text:p>
              </table:table-cell>
              <table:table-cell office:value-type="float" office:value="0.308588">
                <text:p>0.308588</text:p>
              </table:table-cell>
              <table:table-cell office:value-type="float" office:value="1.28827">
                <text:p>1.28827</text:p>
              </table:table-cell>
              <table:table-cell office:value-type="float" office:value="0.222554">
                <text:p>0.222554</text:p>
              </table:table-cell>
              <table:table-cell office:value-type="float" office:value="0.23902">
                <text:p>0.23902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198778">
                <text:p>12198778</text:p>
              </table:table-cell>
              <table:table-cell office:value-type="float" office:value="1.17761">
                <text:p>1.17761</text:p>
              </table:table-cell>
              <table:table-cell office:value-type="float" office:value="2.7557">
                <text:p>2.7557</text:p>
              </table:table-cell>
              <table:table-cell office:value-type="float" office:value="1.04563">
                <text:p>1.04563</text:p>
              </table:table-cell>
              <table:table-cell office:value-type="float" office:value="0.7022">
                <text:p>0.7022</text:p>
              </table:table-cell>
              <table:table-cell office:value-type="float" office:value="1.6374">
                <text:p>1.63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72">
                <text:p>4272</text:p>
              </table:table-cell>
              <table:table-cell office:value-type="float" office:value="0.178982">
                <text:p>0.178982</text:p>
              </table:table-cell>
              <table:table-cell office:value-type="float" office:value="1.17516">
                <text:p>1.17516</text:p>
              </table:table-cell>
              <table:table-cell office:value-type="float" office:value="0.0985513">
                <text:p>0.0985513</text:p>
              </table:table-cell>
              <table:table-cell office:value-type="float" office:value="0.196906">
                <text:p>0.1969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23984">
                <text:p>11523984</text:p>
              </table:table-cell>
              <table:table-cell office:value-type="float" office:value="1.16358">
                <text:p>1.16358</text:p>
              </table:table-cell>
              <table:table-cell office:value-type="float" office:value="2.72951">
                <text:p>2.72951</text:p>
              </table:table-cell>
              <table:table-cell office:value-type="float" office:value="1.01302">
                <text:p>1.01302</text:p>
              </table:table-cell>
              <table:table-cell office:value-type="float" office:value="0.735379">
                <text:p>0.735379</text:p>
              </table:table-cell>
              <table:table-cell office:value-type="float" office:value="1.63325">
                <text:p>1.6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40456">
                <text:p>2540456</text:p>
              </table:table-cell>
              <table:table-cell office:value-type="float" office:value="0.874366">
                <text:p>0.874366</text:p>
              </table:table-cell>
              <table:table-cell office:value-type="float" office:value="2.26095">
                <text:p>2.26095</text:p>
              </table:table-cell>
              <table:table-cell office:value-type="float" office:value="0.749704">
                <text:p>0.749704</text:p>
              </table:table-cell>
              <table:table-cell office:value-type="float" office:value="0.553625">
                <text:p>0.553625</text:p>
              </table:table-cell>
              <table:table-cell office:value-type="float" office:value="1.48281">
                <text:p>1.48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277">
                <text:p>114277</text:p>
              </table:table-cell>
              <table:table-cell office:value-type="float" office:value="0.337317">
                <text:p>0.337317</text:p>
              </table:table-cell>
              <table:table-cell office:value-type="float" office:value="1.39814">
                <text:p>1.39814</text:p>
              </table:table-cell>
              <table:table-cell office:value-type="float" office:value="0.243751">
                <text:p>0.243751</text:p>
              </table:table-cell>
              <table:table-cell office:value-type="float" office:value="0.261636">
                <text:p>0.261636</text:p>
              </table:table-cell>
              <table:table-cell office:value-type="float" office:value="1.18671">
                <text:p>1.18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855">
                <text:p>59855</text:p>
              </table:table-cell>
              <table:table-cell office:value-type="float" office:value="0.282079">
                <text:p>0.282079</text:p>
              </table:table-cell>
              <table:table-cell office:value-type="float" office:value="1.31678">
                <text:p>1.31678</text:p>
              </table:table-cell>
              <table:table-cell office:value-type="float" office:value="0.196889">
                <text:p>0.196889</text:p>
              </table:table-cell>
              <table:table-cell office:value-type="float" office:value="0.229972">
                <text:p>0.229972</text:p>
              </table:table-cell>
              <table:table-cell office:value-type="float" office:value="1.13489">
                <text:p>1.134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4423">
                <text:p>444423</text:p>
              </table:table-cell>
              <table:table-cell office:value-type="float" office:value="0.579336">
                <text:p>0.579336</text:p>
              </table:table-cell>
              <table:table-cell office:value-type="float" office:value="1.80897">
                <text:p>1.80897</text:p>
              </table:table-cell>
              <table:table-cell office:value-type="float" office:value="0.453235">
                <text:p>0.453235</text:p>
              </table:table-cell>
              <table:table-cell office:value-type="float" office:value="0.387529">
                <text:p>0.387529</text:p>
              </table:table-cell>
              <table:table-cell office:value-type="float" office:value="1.31158">
                <text:p>1.31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4563">
                <text:p>704563</text:p>
              </table:table-cell>
              <table:table-cell office:value-type="float" office:value="0.669798">
                <text:p>0.669798</text:p>
              </table:table-cell>
              <table:table-cell office:value-type="float" office:value="1.86718">
                <text:p>1.86718</text:p>
              </table:table-cell>
              <table:table-cell office:value-type="float" office:value="0.546144">
                <text:p>0.546144</text:p>
              </table:table-cell>
              <table:table-cell office:value-type="float" office:value="0.508893">
                <text:p>0.508893</text:p>
              </table:table-cell>
              <table:table-cell office:value-type="float" office:value="1.35674">
                <text:p>1.356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946">
                <text:p>43946</text:p>
              </table:table-cell>
              <table:table-cell office:value-type="float" office:value="0.270198">
                <text:p>0.270198</text:p>
              </table:table-cell>
              <table:table-cell office:value-type="float" office:value="1.2444">
                <text:p>1.2444</text:p>
              </table:table-cell>
              <table:table-cell office:value-type="float" office:value="0.185529">
                <text:p>0.185529</text:p>
              </table:table-cell>
              <table:table-cell office:value-type="float" office:value="0.256566">
                <text:p>0.256566</text:p>
              </table:table-cell>
              <table:table-cell office:value-type="float" office:value="1.11199">
                <text:p>1.11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626">
                <text:p>355626</text:p>
              </table:table-cell>
              <table:table-cell office:value-type="float" office:value="0.539728">
                <text:p>0.539728</text:p>
              </table:table-cell>
              <table:table-cell office:value-type="float" office:value="1.62868">
                <text:p>1.62868</text:p>
              </table:table-cell>
              <table:table-cell office:value-type="float" office:value="0.433719">
                <text:p>0.433719</text:p>
              </table:table-cell>
              <table:table-cell office:value-type="float" office:value="0.435974">
                <text:p>0.435974</text:p>
              </table:table-cell>
              <table:table-cell office:value-type="float" office:value="1.29082">
                <text:p>1.290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657987">
                <text:p>54657987</text:p>
              </table:table-cell>
              <table:table-cell office:value-type="float" office:value="1.53962">
                <text:p>1.53962</text:p>
              </table:table-cell>
              <table:table-cell office:value-type="float" office:value="3.31263">
                <text:p>3.31263</text:p>
              </table:table-cell>
              <table:table-cell office:value-type="float" office:value="1.41196">
                <text:p>1.41196</text:p>
              </table:table-cell>
              <table:table-cell office:value-type="float" office:value="0.952883">
                <text:p>0.952883</text:p>
              </table:table-cell>
              <table:table-cell office:value-type="float" office:value="1.78931">
                <text:p>1.78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3258">
                <text:p>1173258</text:p>
              </table:table-cell>
              <table:table-cell office:value-type="float" office:value="0.74757">
                <text:p>0.74757</text:p>
              </table:table-cell>
              <table:table-cell office:value-type="float" office:value="2.05435">
                <text:p>2.05435</text:p>
              </table:table-cell>
              <table:table-cell office:value-type="float" office:value="0.617958">
                <text:p>0.617958</text:p>
              </table:table-cell>
              <table:table-cell office:value-type="float" office:value="0.466909">
                <text:p>0.466909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1886">
                <text:p>471886</text:p>
              </table:table-cell>
              <table:table-cell office:value-type="float" office:value="0.583297">
                <text:p>0.583297</text:p>
              </table:table-cell>
              <table:table-cell office:value-type="float" office:value="1.76506">
                <text:p>1.76506</text:p>
              </table:table-cell>
              <table:table-cell office:value-type="float" office:value="0.459514">
                <text:p>0.459514</text:p>
              </table:table-cell>
              <table:table-cell office:value-type="float" office:value="0.384097">
                <text:p>0.384097</text:p>
              </table:table-cell>
              <table:table-cell office:value-type="float" office:value="1.31739">
                <text:p>1.31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632">
                <text:p>92632</text:p>
              </table:table-cell>
              <table:table-cell office:value-type="float" office:value="0.311871">
                <text:p>0.311871</text:p>
              </table:table-cell>
              <table:table-cell office:value-type="float" office:value="1.2797">
                <text:p>1.2797</text:p>
              </table:table-cell>
              <table:table-cell office:value-type="float" office:value="0.22343">
                <text:p>0.22343</text:p>
              </table:table-cell>
              <table:table-cell office:value-type="float" office:value="0.254127">
                <text:p>0.254127</text:p>
              </table:table-cell>
              <table:table-cell office:value-type="float" office:value="1.17061">
                <text:p>1.17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208466">
                <text:p>47208466</text:p>
              </table:table-cell>
              <table:table-cell office:value-type="float" office:value="1.51046">
                <text:p>1.51046</text:p>
              </table:table-cell>
              <table:table-cell office:value-type="float" office:value="3.19618">
                <text:p>3.19618</text:p>
              </table:table-cell>
              <table:table-cell office:value-type="float" office:value="1.36278">
                <text:p>1.36278</text:p>
              </table:table-cell>
              <table:table-cell office:value-type="float" office:value="0.873087">
                <text:p>0.873087</text:p>
              </table:table-cell>
              <table:table-cell office:value-type="float" office:value="1.77328">
                <text:p>1.77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77">
                <text:p>12377</text:p>
              </table:table-cell>
              <table:table-cell office:value-type="float" office:value="0.216549">
                <text:p>0.216549</text:p>
              </table:table-cell>
              <table:table-cell office:value-type="float" office:value="1.19947">
                <text:p>1.19947</text:p>
              </table:table-cell>
              <table:table-cell office:value-type="float" office:value="0.134578">
                <text:p>0.134578</text:p>
              </table:table-cell>
              <table:table-cell office:value-type="float" office:value="0.20999">
                <text:p>0.2099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3179">
                <text:p>923179</text:p>
              </table:table-cell>
              <table:table-cell office:value-type="float" office:value="0.716596">
                <text:p>0.716596</text:p>
              </table:table-cell>
              <table:table-cell office:value-type="float" office:value="2.02813">
                <text:p>2.02813</text:p>
              </table:table-cell>
              <table:table-cell office:value-type="float" office:value="0.575552">
                <text:p>0.575552</text:p>
              </table:table-cell>
              <table:table-cell office:value-type="float" office:value="0.456046">
                <text:p>0.456046</text:p>
              </table:table-cell>
              <table:table-cell office:value-type="float" office:value="1.38273">
                <text:p>1.38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2679">
                <text:p>282679</text:p>
              </table:table-cell>
              <table:table-cell office:value-type="float" office:value="0.485653">
                <text:p>0.485653</text:p>
              </table:table-cell>
              <table:table-cell office:value-type="float" office:value="1.54749">
                <text:p>1.54749</text:p>
              </table:table-cell>
              <table:table-cell office:value-type="float" office:value="0.383794">
                <text:p>0.383794</text:p>
              </table:table-cell>
              <table:table-cell office:value-type="float" office:value="0.359203">
                <text:p>0.359203</text:p>
              </table:table-cell>
              <table:table-cell office:value-type="float" office:value="1.26881">
                <text:p>1.26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3652">
                <text:p>2323652</text:p>
              </table:table-cell>
              <table:table-cell office:value-type="float" office:value="0.871436">
                <text:p>0.871436</text:p>
              </table:table-cell>
              <table:table-cell office:value-type="float" office:value="2.2524">
                <text:p>2.2524</text:p>
              </table:table-cell>
              <table:table-cell office:value-type="float" office:value="0.723028">
                <text:p>0.723028</text:p>
              </table:table-cell>
              <table:table-cell office:value-type="float" office:value="0.491501">
                <text:p>0.491501</text:p>
              </table:table-cell>
              <table:table-cell office:value-type="float" office:value="1.47324">
                <text:p>1.47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77">
                <text:p>22177</text:p>
              </table:table-cell>
              <table:table-cell office:value-type="float" office:value="0.245544">
                <text:p>0.245544</text:p>
              </table:table-cell>
              <table:table-cell office:value-type="float" office:value="1.2195">
                <text:p>1.2195</text:p>
              </table:table-cell>
              <table:table-cell office:value-type="float" office:value="0.155487">
                <text:p>0.155487</text:p>
              </table:table-cell>
              <table:table-cell office:value-type="float" office:value="0.247384">
                <text:p>0.247384</text:p>
              </table:table-cell>
              <table:table-cell office:value-type="float" office:value="1.07234">
                <text:p>1.072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12">
                <text:p>3912</text:p>
              </table:table-cell>
              <table:table-cell office:value-type="float" office:value="0.173184">
                <text:p>0.173184</text:p>
              </table:table-cell>
              <table:table-cell office:value-type="float" office:value="1.18622">
                <text:p>1.18622</text:p>
              </table:table-cell>
              <table:table-cell office:value-type="float" office:value="0.0941943">
                <text:p>0.0941943</text:p>
              </table:table-cell>
              <table:table-cell office:value-type="float" office:value="0.182829">
                <text:p>0.18282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602945">
                <text:p>43602945</text:p>
              </table:table-cell>
              <table:table-cell office:value-type="float" office:value="1.48589">
                <text:p>1.48589</text:p>
              </table:table-cell>
              <table:table-cell office:value-type="float" office:value="3.15704">
                <text:p>3.15704</text:p>
              </table:table-cell>
              <table:table-cell office:value-type="float" office:value="1.38086">
                <text:p>1.38086</text:p>
              </table:table-cell>
              <table:table-cell office:value-type="float" office:value="0.9461">
                <text:p>0.9461</text:p>
              </table:table-cell>
              <table:table-cell office:value-type="float" office:value="1.76682">
                <text:p>1.76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5">
                <text:p>2065</text:p>
              </table:table-cell>
              <table:table-cell office:value-type="float" office:value="0.151692">
                <text:p>0.151692</text:p>
              </table:table-cell>
              <table:table-cell office:value-type="float" office:value="1.1926">
                <text:p>1.1926</text:p>
              </table:table-cell>
              <table:table-cell office:value-type="float" office:value="0.0735385">
                <text:p>0.0735385</text:p>
              </table:table-cell>
              <table:table-cell office:value-type="float" office:value="0.188308">
                <text:p>0.18830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21">
                <text:p>5221</text:p>
              </table:table-cell>
              <table:table-cell office:value-type="float" office:value="0.185188">
                <text:p>0.185188</text:p>
              </table:table-cell>
              <table:table-cell office:value-type="float" office:value="1.15457">
                <text:p>1.15457</text:p>
              </table:table-cell>
              <table:table-cell office:value-type="float" office:value="0.105005">
                <text:p>0.105005</text:p>
              </table:table-cell>
              <table:table-cell office:value-type="float" office:value="0.215162">
                <text:p>0.21516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443226">
                <text:p>35443226</text:p>
              </table:table-cell>
              <table:table-cell office:value-type="float" office:value="1.41604">
                <text:p>1.41604</text:p>
              </table:table-cell>
              <table:table-cell office:value-type="float" office:value="3.07697">
                <text:p>3.07697</text:p>
              </table:table-cell>
              <table:table-cell office:value-type="float" office:value="1.3041">
                <text:p>1.3041</text:p>
              </table:table-cell>
              <table:table-cell office:value-type="float" office:value="0.854203">
                <text:p>0.854203</text:p>
              </table:table-cell>
              <table:table-cell office:value-type="float" office:value="1.74511">
                <text:p>1.74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928">
                <text:p>25928</text:p>
              </table:table-cell>
              <table:table-cell office:value-type="float" office:value="0.246703">
                <text:p>0.246703</text:p>
              </table:table-cell>
              <table:table-cell office:value-type="float" office:value="1.22657">
                <text:p>1.22657</text:p>
              </table:table-cell>
              <table:table-cell office:value-type="float" office:value="0.160513">
                <text:p>0.160513</text:p>
              </table:table-cell>
              <table:table-cell office:value-type="float" office:value="0.219048">
                <text:p>0.219048</text:p>
              </table:table-cell>
              <table:table-cell office:value-type="float" office:value="1.08021">
                <text:p>1.08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691">
                <text:p>135691</text:p>
              </table:table-cell>
              <table:table-cell office:value-type="float" office:value="0.359987">
                <text:p>0.359987</text:p>
              </table:table-cell>
              <table:table-cell office:value-type="float" office:value="1.40981">
                <text:p>1.40981</text:p>
              </table:table-cell>
              <table:table-cell office:value-type="float" office:value="0.268921">
                <text:p>0.268921</text:p>
              </table:table-cell>
              <table:table-cell office:value-type="float" office:value="0.285804">
                <text:p>0.285804</text:p>
              </table:table-cell>
              <table:table-cell office:value-type="float" office:value="1.21822">
                <text:p>1.218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5">
                <text:p>1455</text:p>
              </table:table-cell>
              <table:table-cell office:value-type="float" office:value="0.150025">
                <text:p>0.150025</text:p>
              </table:table-cell>
              <table:table-cell office:value-type="float" office:value="1.14093">
                <text:p>1.14093</text:p>
              </table:table-cell>
              <table:table-cell office:value-type="float" office:value="0.067654">
                <text:p>0.067654</text:p>
              </table:table-cell>
              <table:table-cell office:value-type="float" office:value="0.218561">
                <text:p>0.21856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53">
                <text:p>14953</text:p>
              </table:table-cell>
              <table:table-cell office:value-type="float" office:value="0.227543">
                <text:p>0.227543</text:p>
              </table:table-cell>
              <table:table-cell office:value-type="float" office:value="1.24307">
                <text:p>1.24307</text:p>
              </table:table-cell>
              <table:table-cell office:value-type="float" office:value="0.141681">
                <text:p>0.141681</text:p>
              </table:table-cell>
              <table:table-cell office:value-type="float" office:value="0.213801">
                <text:p>0.21380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8507">
                <text:p>948507</text:p>
              </table:table-cell>
              <table:table-cell office:value-type="float" office:value="0.716613">
                <text:p>0.716613</text:p>
              </table:table-cell>
              <table:table-cell office:value-type="float" office:value="2.03223">
                <text:p>2.03223</text:p>
              </table:table-cell>
              <table:table-cell office:value-type="float" office:value="0.579498">
                <text:p>0.579498</text:p>
              </table:table-cell>
              <table:table-cell office:value-type="float" office:value="0.45813">
                <text:p>0.45813</text:p>
              </table:table-cell>
              <table:table-cell office:value-type="float" office:value="1.38517">
                <text:p>1.385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17">
                <text:p>5917</text:p>
              </table:table-cell>
              <table:table-cell office:value-type="float" office:value="0.192771">
                <text:p>0.192771</text:p>
              </table:table-cell>
              <table:table-cell office:value-type="float" office:value="1.17732">
                <text:p>1.17732</text:p>
              </table:table-cell>
              <table:table-cell office:value-type="float" office:value="0.110255">
                <text:p>0.110255</text:p>
              </table:table-cell>
              <table:table-cell office:value-type="float" office:value="0.223997">
                <text:p>0.22399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70384">
                <text:p>6970384</text:p>
              </table:table-cell>
              <table:table-cell office:value-type="float" office:value="1.05745">
                <text:p>1.05745</text:p>
              </table:table-cell>
              <table:table-cell office:value-type="float" office:value="2.66876">
                <text:p>2.66876</text:p>
              </table:table-cell>
              <table:table-cell office:value-type="float" office:value="0.921117">
                <text:p>0.921117</text:p>
              </table:table-cell>
              <table:table-cell office:value-type="float" office:value="0.616353">
                <text:p>0.616353</text:p>
              </table:table-cell>
              <table:table-cell office:value-type="float" office:value="1.58291">
                <text:p>1.58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57">
                <text:p>3557</text:p>
              </table:table-cell>
              <table:table-cell office:value-type="float" office:value="0.171556">
                <text:p>0.171556</text:p>
              </table:table-cell>
              <table:table-cell office:value-type="float" office:value="1.19968">
                <text:p>1.19968</text:p>
              </table:table-cell>
              <table:table-cell office:value-type="float" office:value="0.0903899">
                <text:p>0.0903899</text:p>
              </table:table-cell>
              <table:table-cell office:value-type="float" office:value="0.18066">
                <text:p>0.18066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93562">
                <text:p>1093562</text:p>
              </table:table-cell>
              <table:table-cell office:value-type="float" office:value="0.728961">
                <text:p>0.728961</text:p>
              </table:table-cell>
              <table:table-cell office:value-type="float" office:value="2.03156">
                <text:p>2.03156</text:p>
              </table:table-cell>
              <table:table-cell office:value-type="float" office:value="0.606739">
                <text:p>0.606739</text:p>
              </table:table-cell>
              <table:table-cell office:value-type="float" office:value="0.484544">
                <text:p>0.484544</text:p>
              </table:table-cell>
              <table:table-cell office:value-type="float" office:value="1.39895">
                <text:p>1.398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8898">
                <text:p>118898</text:p>
              </table:table-cell>
              <table:table-cell office:value-type="float" office:value="0.335901">
                <text:p>0.335901</text:p>
              </table:table-cell>
              <table:table-cell office:value-type="float" office:value="1.36799">
                <text:p>1.36799</text:p>
              </table:table-cell>
              <table:table-cell office:value-type="float" office:value="0.249796">
                <text:p>0.249796</text:p>
              </table:table-cell>
              <table:table-cell office:value-type="float" office:value="0.276052">
                <text:p>0.276052</text:p>
              </table:table-cell>
              <table:table-cell office:value-type="float" office:value="1.19144">
                <text:p>1.19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699316">
                <text:p>17699316</text:p>
              </table:table-cell>
              <table:table-cell office:value-type="float" office:value="1.25959">
                <text:p>1.25959</text:p>
              </table:table-cell>
              <table:table-cell office:value-type="float" office:value="2.88666">
                <text:p>2.88666</text:p>
              </table:table-cell>
              <table:table-cell office:value-type="float" office:value="1.12107">
                <text:p>1.12107</text:p>
              </table:table-cell>
              <table:table-cell office:value-type="float" office:value="0.761904">
                <text:p>0.761904</text:p>
              </table:table-cell>
              <table:table-cell office:value-type="float" office:value="1.67572">
                <text:p>1.67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9079">
                <text:p>1559079</text:p>
              </table:table-cell>
              <table:table-cell office:value-type="float" office:value="0.796384">
                <text:p>0.796384</text:p>
              </table:table-cell>
              <table:table-cell office:value-type="float" office:value="2.13278">
                <text:p>2.13278</text:p>
              </table:table-cell>
              <table:table-cell office:value-type="float" office:value="0.665921">
                <text:p>0.665921</text:p>
              </table:table-cell>
              <table:table-cell office:value-type="float" office:value="0.457349">
                <text:p>0.457349</text:p>
              </table:table-cell>
              <table:table-cell office:value-type="float" office:value="1.43279">
                <text:p>1.43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111">
                <text:p>34111</text:p>
              </table:table-cell>
              <table:table-cell office:value-type="float" office:value="0.255908">
                <text:p>0.255908</text:p>
              </table:table-cell>
              <table:table-cell office:value-type="float" office:value="1.29104">
                <text:p>1.29104</text:p>
              </table:table-cell>
              <table:table-cell office:value-type="float" office:value="0.173223">
                <text:p>0.173223</text:p>
              </table:table-cell>
              <table:table-cell office:value-type="float" office:value="0.239728">
                <text:p>0.239728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52">
                <text:p>7352</text:p>
              </table:table-cell>
              <table:table-cell office:value-type="float" office:value="0.202674">
                <text:p>0.202674</text:p>
              </table:table-cell>
              <table:table-cell office:value-type="float" office:value="1.223">
                <text:p>1.223</text:p>
              </table:table-cell>
              <table:table-cell office:value-type="float" office:value="0.118279">
                <text:p>0.118279</text:p>
              </table:table-cell>
              <table:table-cell office:value-type="float" office:value="0.195257">
                <text:p>0.19525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67">
                <text:p>8367</text:p>
              </table:table-cell>
              <table:table-cell office:value-type="float" office:value="0.205397">
                <text:p>0.205397</text:p>
              </table:table-cell>
              <table:table-cell office:value-type="float" office:value="1.2086">
                <text:p>1.2086</text:p>
              </table:table-cell>
              <table:table-cell office:value-type="float" office:value="0.122154">
                <text:p>0.122154</text:p>
              </table:table-cell>
              <table:table-cell office:value-type="float" office:value="0.219614">
                <text:p>0.219614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153">
                <text:p>60153</text:p>
              </table:table-cell>
              <table:table-cell office:value-type="float" office:value="0.281598">
                <text:p>0.281598</text:p>
              </table:table-cell>
              <table:table-cell office:value-type="float" office:value="1.29705">
                <text:p>1.29705</text:p>
              </table:table-cell>
              <table:table-cell office:value-type="float" office:value="0.196815">
                <text:p>0.196815</text:p>
              </table:table-cell>
              <table:table-cell office:value-type="float" office:value="0.227244">
                <text:p>0.227244</text:p>
              </table:table-cell>
              <table:table-cell office:value-type="float" office:value="1.13378">
                <text:p>1.13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050605">
                <text:p>19050605</text:p>
              </table:table-cell>
              <table:table-cell office:value-type="float" office:value="1.27504">
                <text:p>1.27504</text:p>
              </table:table-cell>
              <table:table-cell office:value-type="float" office:value="2.89809">
                <text:p>2.89809</text:p>
              </table:table-cell>
              <table:table-cell office:value-type="float" office:value="1.16773">
                <text:p>1.16773</text:p>
              </table:table-cell>
              <table:table-cell office:value-type="float" office:value="0.795689">
                <text:p>0.795689</text:p>
              </table:table-cell>
              <table:table-cell office:value-type="float" office:value="1.68312">
                <text:p>1.68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87">
                <text:p>1387</text:p>
              </table:table-cell>
              <table:table-cell office:value-type="float" office:value="0.140959">
                <text:p>0.140959</text:p>
              </table:table-cell>
              <table:table-cell office:value-type="float" office:value="1.12488">
                <text:p>1.12488</text:p>
              </table:table-cell>
              <table:table-cell office:value-type="float" office:value="0.0658556">
                <text:p>0.0658556</text:p>
              </table:table-cell>
              <table:table-cell office:value-type="float" office:value="0.21478">
                <text:p>0.21478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20497">
                <text:p>4120497</text:p>
              </table:table-cell>
              <table:table-cell office:value-type="float" office:value="0.962372">
                <text:p>0.962372</text:p>
              </table:table-cell>
              <table:table-cell office:value-type="float" office:value="2.45187">
                <text:p>2.45187</text:p>
              </table:table-cell>
              <table:table-cell office:value-type="float" office:value="0.811759">
                <text:p>0.811759</text:p>
              </table:table-cell>
              <table:table-cell office:value-type="float" office:value="0.521925">
                <text:p>0.521925</text:p>
              </table:table-cell>
              <table:table-cell office:value-type="float" office:value="1.53001">
                <text:p>1.53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5516">
                <text:p>3155516</text:p>
              </table:table-cell>
              <table:table-cell office:value-type="float" office:value="0.91438">
                <text:p>0.91438</text:p>
              </table:table-cell>
              <table:table-cell office:value-type="float" office:value="2.34737">
                <text:p>2.34737</text:p>
              </table:table-cell>
              <table:table-cell office:value-type="float" office:value="0.781441">
                <text:p>0.781441</text:p>
              </table:table-cell>
              <table:table-cell office:value-type="float" office:value="0.503705">
                <text:p>0.503705</text:p>
              </table:table-cell>
              <table:table-cell office:value-type="float" office:value="1.50273">
                <text:p>1.502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1104">
                <text:p>781104</text:p>
              </table:table-cell>
              <table:table-cell office:value-type="float" office:value="0.673754">
                <text:p>0.673754</text:p>
              </table:table-cell>
              <table:table-cell office:value-type="float" office:value="1.90157">
                <text:p>1.90157</text:p>
              </table:table-cell>
              <table:table-cell office:value-type="float" office:value="0.540532">
                <text:p>0.540532</text:p>
              </table:table-cell>
              <table:table-cell office:value-type="float" office:value="0.419674">
                <text:p>0.419674</text:p>
              </table:table-cell>
              <table:table-cell office:value-type="float" office:value="1.36499">
                <text:p>1.36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336">
                <text:p>83336</text:p>
              </table:table-cell>
              <table:table-cell office:value-type="float" office:value="0.304509">
                <text:p>0.304509</text:p>
              </table:table-cell>
              <table:table-cell office:value-type="float" office:value="1.29562">
                <text:p>1.29562</text:p>
              </table:table-cell>
              <table:table-cell office:value-type="float" office:value="0.221352">
                <text:p>0.221352</text:p>
              </table:table-cell>
              <table:table-cell office:value-type="float" office:value="0.282521">
                <text:p>0.282521</text:p>
              </table:table-cell>
              <table:table-cell office:value-type="float" office:value="1.16223">
                <text:p>1.16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77">
                <text:p>6077</text:p>
              </table:table-cell>
              <table:table-cell office:value-type="float" office:value="0.194223">
                <text:p>0.194223</text:p>
              </table:table-cell>
              <table:table-cell office:value-type="float" office:value="1.19076">
                <text:p>1.19076</text:p>
              </table:table-cell>
              <table:table-cell office:value-type="float" office:value="0.110682">
                <text:p>0.110682</text:p>
              </table:table-cell>
              <table:table-cell office:value-type="float" office:value="0.192545">
                <text:p>0.19254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48225">
                <text:p>5948225</text:p>
              </table:table-cell>
              <table:table-cell office:value-type="float" office:value="1.02747">
                <text:p>1.02747</text:p>
              </table:table-cell>
              <table:table-cell office:value-type="float" office:value="2.5317">
                <text:p>2.5317</text:p>
              </table:table-cell>
              <table:table-cell office:value-type="float" office:value="0.875505">
                <text:p>0.875505</text:p>
              </table:table-cell>
              <table:table-cell office:value-type="float" office:value="0.585106">
                <text:p>0.585106</text:p>
              </table:table-cell>
              <table:table-cell office:value-type="float" office:value="1.56624">
                <text:p>1.56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4">
                <text:p>1644</text:p>
              </table:table-cell>
              <table:table-cell office:value-type="float" office:value="0.147377">
                <text:p>0.147377</text:p>
              </table:table-cell>
              <table:table-cell office:value-type="float" office:value="1.21208">
                <text:p>1.21208</text:p>
              </table:table-cell>
              <table:table-cell office:value-type="float" office:value="0.0700651">
                <text:p>0.0700651</text:p>
              </table:table-cell>
              <table:table-cell office:value-type="float" office:value="0.167711">
                <text:p>0.16771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7">
                <text:p>2017</text:p>
              </table:table-cell>
              <table:table-cell office:value-type="float" office:value="0.150507">
                <text:p>0.150507</text:p>
              </table:table-cell>
              <table:table-cell office:value-type="float" office:value="1.18222">
                <text:p>1.18222</text:p>
              </table:table-cell>
              <table:table-cell office:value-type="float" office:value="0.0745618">
                <text:p>0.0745618</text:p>
              </table:table-cell>
              <table:table-cell office:value-type="float" office:value="0.180417">
                <text:p>0.18041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98">
                <text:p>4598</text:p>
              </table:table-cell>
              <table:table-cell office:value-type="float" office:value="0.17877">
                <text:p>0.17877</text:p>
              </table:table-cell>
              <table:table-cell office:value-type="float" office:value="1.17787">
                <text:p>1.17787</text:p>
              </table:table-cell>
              <table:table-cell office:value-type="float" office:value="0.10008">
                <text:p>0.10008</text:p>
              </table:table-cell>
              <table:table-cell office:value-type="float" office:value="0.191721">
                <text:p>0.19172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8113">
                <text:p>308113</text:p>
              </table:table-cell>
              <table:table-cell office:value-type="float" office:value="0.503603">
                <text:p>0.503603</text:p>
              </table:table-cell>
              <table:table-cell office:value-type="float" office:value="1.57383">
                <text:p>1.57383</text:p>
              </table:table-cell>
              <table:table-cell office:value-type="float" office:value="0.400511">
                <text:p>0.400511</text:p>
              </table:table-cell>
              <table:table-cell office:value-type="float" office:value="0.372886">
                <text:p>0.372886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44">
                <text:p>1744</text:p>
              </table:table-cell>
              <table:table-cell office:value-type="float" office:value="0.151753">
                <text:p>0.151753</text:p>
              </table:table-cell>
              <table:table-cell office:value-type="float" office:value="1.19657">
                <text:p>1.19657</text:p>
              </table:table-cell>
              <table:table-cell office:value-type="float" office:value="0.0698211">
                <text:p>0.0698211</text:p>
              </table:table-cell>
              <table:table-cell office:value-type="float" office:value="0.166888">
                <text:p>0.16688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74">
                <text:p>14474</text:p>
              </table:table-cell>
              <table:table-cell office:value-type="float" office:value="0.227199">
                <text:p>0.227199</text:p>
              </table:table-cell>
              <table:table-cell office:value-type="float" office:value="1.2518">
                <text:p>1.2518</text:p>
              </table:table-cell>
              <table:table-cell office:value-type="float" office:value="0.140351">
                <text:p>0.140351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294">
                <text:p>39294</text:p>
              </table:table-cell>
              <table:table-cell office:value-type="float" office:value="0.262476">
                <text:p>0.262476</text:p>
              </table:table-cell>
              <table:table-cell office:value-type="float" office:value="1.22948">
                <text:p>1.22948</text:p>
              </table:table-cell>
              <table:table-cell office:value-type="float" office:value="0.179312">
                <text:p>0.179312</text:p>
              </table:table-cell>
              <table:table-cell office:value-type="float" office:value="0.235164">
                <text:p>0.235164</text:p>
              </table:table-cell>
              <table:table-cell office:value-type="float" office:value="1.10705">
                <text:p>1.10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85865">
                <text:p>8685865</text:p>
              </table:table-cell>
              <table:table-cell office:value-type="float" office:value="1.10001">
                <text:p>1.10001</text:p>
              </table:table-cell>
              <table:table-cell office:value-type="float" office:value="2.66234">
                <text:p>2.66234</text:p>
              </table:table-cell>
              <table:table-cell office:value-type="float" office:value="0.954868">
                <text:p>0.954868</text:p>
              </table:table-cell>
              <table:table-cell office:value-type="float" office:value="0.638175">
                <text:p>0.638175</text:p>
              </table:table-cell>
              <table:table-cell office:value-type="float" office:value="1.60457">
                <text:p>1.604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60">
                <text:p>2160</text:p>
              </table:table-cell>
              <table:table-cell office:value-type="float" office:value="0.149994">
                <text:p>0.149994</text:p>
              </table:table-cell>
              <table:table-cell office:value-type="float" office:value="1.15021">
                <text:p>1.15021</text:p>
              </table:table-cell>
              <table:table-cell office:value-type="float" office:value="0.074901">
                <text:p>0.074901</text:p>
              </table:table-cell>
              <table:table-cell office:value-type="float" office:value="0.184848">
                <text:p>0.18484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75289">
                <text:p>2675289</text:p>
              </table:table-cell>
              <table:table-cell office:value-type="float" office:value="0.884673">
                <text:p>0.884673</text:p>
              </table:table-cell>
              <table:table-cell office:value-type="float" office:value="2.2693">
                <text:p>2.2693</text:p>
              </table:table-cell>
              <table:table-cell office:value-type="float" office:value="0.763234">
                <text:p>0.763234</text:p>
              </table:table-cell>
              <table:table-cell office:value-type="float" office:value="0.580253">
                <text:p>0.580253</text:p>
              </table:table-cell>
              <table:table-cell office:value-type="float" office:value="1.4886">
                <text:p>1.48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009">
                <text:p>154009</text:p>
              </table:table-cell>
              <table:table-cell office:value-type="float" office:value="0.376951">
                <text:p>0.376951</text:p>
              </table:table-cell>
              <table:table-cell office:value-type="float" office:value="1.37577">
                <text:p>1.37577</text:p>
              </table:table-cell>
              <table:table-cell office:value-type="float" office:value="0.284585">
                <text:p>0.284585</text:p>
              </table:table-cell>
              <table:table-cell office:value-type="float" office:value="0.303025">
                <text:p>0.303025</text:p>
              </table:table-cell>
              <table:table-cell office:value-type="float" office:value="1.21328">
                <text:p>1.21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380260">
                <text:p>40380260</text:p>
              </table:table-cell>
              <table:table-cell office:value-type="float" office:value="1.45936">
                <text:p>1.45936</text:p>
              </table:table-cell>
              <table:table-cell office:value-type="float" office:value="3.11289">
                <text:p>3.11289</text:p>
              </table:table-cell>
              <table:table-cell office:value-type="float" office:value="1.33429">
                <text:p>1.33429</text:p>
              </table:table-cell>
              <table:table-cell office:value-type="float" office:value="0.911333">
                <text:p>0.911333</text:p>
              </table:table-cell>
              <table:table-cell office:value-type="float" office:value="1.75861">
                <text:p>1.758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3317">
                <text:p>483317</text:p>
              </table:table-cell>
              <table:table-cell office:value-type="float" office:value="0.582842">
                <text:p>0.582842</text:p>
              </table:table-cell>
              <table:table-cell office:value-type="float" office:value="1.77167">
                <text:p>1.77167</text:p>
              </table:table-cell>
              <table:table-cell office:value-type="float" office:value="0.467125">
                <text:p>0.467125</text:p>
              </table:table-cell>
              <table:table-cell office:value-type="float" office:value="0.391779">
                <text:p>0.391779</text:p>
              </table:table-cell>
              <table:table-cell office:value-type="float" office:value="1.31953">
                <text:p>1.31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45251">
                <text:p>5145251</text:p>
              </table:table-cell>
              <table:table-cell office:value-type="float" office:value="0.995112">
                <text:p>0.995112</text:p>
              </table:table-cell>
              <table:table-cell office:value-type="float" office:value="2.45699">
                <text:p>2.45699</text:p>
              </table:table-cell>
              <table:table-cell office:value-type="float" office:value="0.855528">
                <text:p>0.855528</text:p>
              </table:table-cell>
              <table:table-cell office:value-type="float" office:value="0.620895">
                <text:p>0.620895</text:p>
              </table:table-cell>
              <table:table-cell office:value-type="float" office:value="1.55318">
                <text:p>1.55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74044">
                <text:p>7374044</text:p>
              </table:table-cell>
              <table:table-cell office:value-type="float" office:value="1.06438">
                <text:p>1.06438</text:p>
              </table:table-cell>
              <table:table-cell office:value-type="float" office:value="2.64138">
                <text:p>2.64138</text:p>
              </table:table-cell>
              <table:table-cell office:value-type="float" office:value="0.933923">
                <text:p>0.933923</text:p>
              </table:table-cell>
              <table:table-cell office:value-type="float" office:value="0.611988">
                <text:p>0.611988</text:p>
              </table:table-cell>
              <table:table-cell office:value-type="float" office:value="1.58862">
                <text:p>1.588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074">
                <text:p>96074</text:p>
              </table:table-cell>
              <table:table-cell office:value-type="float" office:value="0.318023">
                <text:p>0.318023</text:p>
              </table:table-cell>
              <table:table-cell office:value-type="float" office:value="1.32272">
                <text:p>1.32272</text:p>
              </table:table-cell>
              <table:table-cell office:value-type="float" office:value="0.227893">
                <text:p>0.227893</text:p>
              </table:table-cell>
              <table:table-cell office:value-type="float" office:value="0.23347">
                <text:p>0.23347</text:p>
              </table:table-cell>
              <table:table-cell office:value-type="float" office:value="1.17207">
                <text:p>1.17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42">
                <text:p>17742</text:p>
              </table:table-cell>
              <table:table-cell office:value-type="float" office:value="0.2319">
                <text:p>0.2319</text:p>
              </table:table-cell>
              <table:table-cell office:value-type="float" office:value="1.22056">
                <text:p>1.22056</text:p>
              </table:table-cell>
              <table:table-cell office:value-type="float" office:value="0.145992">
                <text:p>0.145992</text:p>
              </table:table-cell>
              <table:table-cell office:value-type="float" office:value="0.206391">
                <text:p>0.20639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98994">
                <text:p>11298994</text:p>
              </table:table-cell>
              <table:table-cell office:value-type="float" office:value="1.16157">
                <text:p>1.16157</text:p>
              </table:table-cell>
              <table:table-cell office:value-type="float" office:value="2.71358">
                <text:p>2.71358</text:p>
              </table:table-cell>
              <table:table-cell office:value-type="float" office:value="1.00227">
                <text:p>1.00227</text:p>
              </table:table-cell>
              <table:table-cell office:value-type="float" office:value="0.710701">
                <text:p>0.71070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763">
                <text:p>22763</text:p>
              </table:table-cell>
              <table:table-cell office:value-type="float" office:value="0.242026">
                <text:p>0.242026</text:p>
              </table:table-cell>
              <table:table-cell office:value-type="float" office:value="1.2167">
                <text:p>1.2167</text:p>
              </table:table-cell>
              <table:table-cell office:value-type="float" office:value="0.155086">
                <text:p>0.155086</text:p>
              </table:table-cell>
              <table:table-cell office:value-type="float" office:value="0.199205">
                <text:p>0.199205</text:p>
              </table:table-cell>
              <table:table-cell office:value-type="float" office:value="1.07357">
                <text:p>1.073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859">
                <text:p>196859</text:p>
              </table:table-cell>
              <table:table-cell office:value-type="float" office:value="0.419821">
                <text:p>0.419821</text:p>
              </table:table-cell>
              <table:table-cell office:value-type="float" office:value="1.44554">
                <text:p>1.44554</text:p>
              </table:table-cell>
              <table:table-cell office:value-type="float" office:value="0.325699">
                <text:p>0.325699</text:p>
              </table:table-cell>
              <table:table-cell office:value-type="float" office:value="0.324392">
                <text:p>0.324392</text:p>
              </table:table-cell>
              <table:table-cell office:value-type="float" office:value="1.23426">
                <text:p>1.234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097">
                <text:p>50097</text:p>
              </table:table-cell>
              <table:table-cell office:value-type="float" office:value="0.273737">
                <text:p>0.273737</text:p>
              </table:table-cell>
              <table:table-cell office:value-type="float" office:value="1.2452">
                <text:p>1.2452</text:p>
              </table:table-cell>
              <table:table-cell office:value-type="float" office:value="0.187558">
                <text:p>0.187558</text:p>
              </table:table-cell>
              <table:table-cell office:value-type="float" office:value="0.218019">
                <text:p>0.218019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643">
                <text:p>95643</text:p>
              </table:table-cell>
              <table:table-cell office:value-type="float" office:value="0.31742">
                <text:p>0.31742</text:p>
              </table:table-cell>
              <table:table-cell office:value-type="float" office:value="1.32539">
                <text:p>1.32539</text:p>
              </table:table-cell>
              <table:table-cell office:value-type="float" office:value="0.231991">
                <text:p>0.231991</text:p>
              </table:table-cell>
              <table:table-cell office:value-type="float" office:value="0.236202">
                <text:p>0.236202</text:p>
              </table:table-cell>
              <table:table-cell office:value-type="float" office:value="1.17048">
                <text:p>1.17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8">
                <text:p>1508</text:p>
              </table:table-cell>
              <table:table-cell office:value-type="float" office:value="0.148571">
                <text:p>0.148571</text:p>
              </table:table-cell>
              <table:table-cell office:value-type="float" office:value="1.12475">
                <text:p>1.12475</text:p>
              </table:table-cell>
              <table:table-cell office:value-type="float" office:value="0.0682998">
                <text:p>0.0682998</text:p>
              </table:table-cell>
              <table:table-cell office:value-type="float" office:value="0.171247">
                <text:p>0.17124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2">
                <text:p>6942</text:p>
              </table:table-cell>
              <table:table-cell office:value-type="float" office:value="0.206451">
                <text:p>0.206451</text:p>
              </table:table-cell>
              <table:table-cell office:value-type="float" office:value="1.32999">
                <text:p>1.32999</text:p>
              </table:table-cell>
              <table:table-cell office:value-type="float" office:value="0.116875">
                <text:p>0.116875</text:p>
              </table:table-cell>
              <table:table-cell office:value-type="float" office:value="0.191538">
                <text:p>0.19153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71195">
                <text:p>12571195</text:p>
              </table:table-cell>
              <table:table-cell office:value-type="float" office:value="1.18717">
                <text:p>1.18717</text:p>
              </table:table-cell>
              <table:table-cell office:value-type="float" office:value="2.79169">
                <text:p>2.79169</text:p>
              </table:table-cell>
              <table:table-cell office:value-type="float" office:value="1.02855">
                <text:p>1.02855</text:p>
              </table:table-cell>
              <table:table-cell office:value-type="float" office:value="0.67451">
                <text:p>0.67451</text:p>
              </table:table-cell>
              <table:table-cell office:value-type="float" office:value="1.64051">
                <text:p>1.64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6451">
                <text:p>966451</text:p>
              </table:table-cell>
              <table:table-cell office:value-type="float" office:value="0.7102">
                <text:p>0.7102</text:p>
              </table:table-cell>
              <table:table-cell office:value-type="float" office:value="2.02502">
                <text:p>2.02502</text:p>
              </table:table-cell>
              <table:table-cell office:value-type="float" office:value="0.57936">
                <text:p>0.57936</text:p>
              </table:table-cell>
              <table:table-cell office:value-type="float" office:value="0.43747">
                <text:p>0.43747</text:p>
              </table:table-cell>
              <table:table-cell office:value-type="float" office:value="1.38656">
                <text:p>1.38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273">
                <text:p>33273</text:p>
              </table:table-cell>
              <table:table-cell office:value-type="float" office:value="0.252982">
                <text:p>0.252982</text:p>
              </table:table-cell>
              <table:table-cell office:value-type="float" office:value="1.25449">
                <text:p>1.25449</text:p>
              </table:table-cell>
              <table:table-cell office:value-type="float" office:value="0.170518">
                <text:p>0.170518</text:p>
              </table:table-cell>
              <table:table-cell office:value-type="float" office:value="0.238942">
                <text:p>0.238942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571">
                <text:p>255571</text:p>
              </table:table-cell>
              <table:table-cell office:value-type="float" office:value="0.464481">
                <text:p>0.464481</text:p>
              </table:table-cell>
              <table:table-cell office:value-type="float" office:value="1.53349">
                <text:p>1.53349</text:p>
              </table:table-cell>
              <table:table-cell office:value-type="float" office:value="0.363222">
                <text:p>0.363222</text:p>
              </table:table-cell>
              <table:table-cell office:value-type="float" office:value="0.342625">
                <text:p>0.342625</text:p>
              </table:table-cell>
              <table:table-cell office:value-type="float" office:value="1.25853">
                <text:p>1.25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">
                <text:p>1573</text:p>
              </table:table-cell>
              <table:table-cell office:value-type="float" office:value="0.14425">
                <text:p>0.14425</text:p>
              </table:table-cell>
              <table:table-cell office:value-type="float" office:value="1.10145">
                <text:p>1.10145</text:p>
              </table:table-cell>
              <table:table-cell office:value-type="float" office:value="0.0669012">
                <text:p>0.0669012</text:p>
              </table:table-cell>
              <table:table-cell office:value-type="float" office:value="0.179186">
                <text:p>0.179186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3">
                <text:p>2163</text:p>
              </table:table-cell>
              <table:table-cell office:value-type="float" office:value="0.157987">
                <text:p>0.157987</text:p>
              </table:table-cell>
              <table:table-cell office:value-type="float" office:value="1.1926">
                <text:p>1.1926</text:p>
              </table:table-cell>
              <table:table-cell office:value-type="float" office:value="0.0762051">
                <text:p>0.0762051</text:p>
              </table:table-cell>
              <table:table-cell office:value-type="float" office:value="0.199305">
                <text:p>0.19930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664">
                <text:p>663664</text:p>
              </table:table-cell>
              <table:table-cell office:value-type="float" office:value="0.653874">
                <text:p>0.653874</text:p>
              </table:table-cell>
              <table:table-cell office:value-type="float" office:value="1.81989">
                <text:p>1.81989</text:p>
              </table:table-cell>
              <table:table-cell office:value-type="float" office:value="0.531527">
                <text:p>0.531527</text:p>
              </table:table-cell>
              <table:table-cell office:value-type="float" office:value="0.48473">
                <text:p>0.48473</text:p>
              </table:table-cell>
              <table:table-cell office:value-type="float" office:value="1.35143">
                <text:p>1.3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116">
                <text:p>33116</text:p>
              </table:table-cell>
              <table:table-cell office:value-type="float" office:value="0.251148">
                <text:p>0.251148</text:p>
              </table:table-cell>
              <table:table-cell office:value-type="float" office:value="1.25383">
                <text:p>1.25383</text:p>
              </table:table-cell>
              <table:table-cell office:value-type="float" office:value="0.168504">
                <text:p>0.168504</text:p>
              </table:table-cell>
              <table:table-cell office:value-type="float" office:value="0.221927">
                <text:p>0.221927</text:p>
              </table:table-cell>
              <table:table-cell office:value-type="float" office:value="1.09442">
                <text:p>1.094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17308">
                <text:p>39917308</text:p>
              </table:table-cell>
              <table:table-cell office:value-type="float" office:value="1.46359">
                <text:p>1.46359</text:p>
              </table:table-cell>
              <table:table-cell office:value-type="float" office:value="3.10428">
                <text:p>3.10428</text:p>
              </table:table-cell>
              <table:table-cell office:value-type="float" office:value="1.33029">
                <text:p>1.33029</text:p>
              </table:table-cell>
              <table:table-cell office:value-type="float" office:value="0.895127">
                <text:p>0.895127</text:p>
              </table:table-cell>
              <table:table-cell office:value-type="float" office:value="1.75734">
                <text:p>1.757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7881">
                <text:p>137881</text:p>
              </table:table-cell>
              <table:table-cell office:value-type="float" office:value="0.357309">
                <text:p>0.357309</text:p>
              </table:table-cell>
              <table:table-cell office:value-type="float" office:value="1.35407">
                <text:p>1.35407</text:p>
              </table:table-cell>
              <table:table-cell office:value-type="float" office:value="0.268884">
                <text:p>0.268884</text:p>
              </table:table-cell>
              <table:table-cell office:value-type="float" office:value="0.293304">
                <text:p>0.29330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533729">
                <text:p>50533729</text:p>
              </table:table-cell>
              <table:table-cell office:value-type="float" office:value="1.52086">
                <text:p>1.52086</text:p>
              </table:table-cell>
              <table:table-cell office:value-type="float" office:value="3.24107">
                <text:p>3.24107</text:p>
              </table:table-cell>
              <table:table-cell office:value-type="float" office:value="1.37828">
                <text:p>1.37828</text:p>
              </table:table-cell>
              <table:table-cell office:value-type="float" office:value="0.832996">
                <text:p>0.832996</text:p>
              </table:table-cell>
              <table:table-cell office:value-type="float" office:value="1.77952">
                <text:p>1.77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91">
                <text:p>17991</text:p>
              </table:table-cell>
              <table:table-cell office:value-type="float" office:value="0.232375">
                <text:p>0.232375</text:p>
              </table:table-cell>
              <table:table-cell office:value-type="float" office:value="1.22357">
                <text:p>1.22357</text:p>
              </table:table-cell>
              <table:table-cell office:value-type="float" office:value="0.147051">
                <text:p>0.147051</text:p>
              </table:table-cell>
              <table:table-cell office:value-type="float" office:value="0.203061">
                <text:p>0.203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322">
                <text:p>156322</text:p>
              </table:table-cell>
              <table:table-cell office:value-type="float" office:value="0.385732">
                <text:p>0.385732</text:p>
              </table:table-cell>
              <table:table-cell office:value-type="float" office:value="1.49435">
                <text:p>1.49435</text:p>
              </table:table-cell>
              <table:table-cell office:value-type="float" office:value="0.290965">
                <text:p>0.290965</text:p>
              </table:table-cell>
              <table:table-cell office:value-type="float" office:value="0.315687">
                <text:p>0.315687</text:p>
              </table:table-cell>
              <table:table-cell office:value-type="float" office:value="1.22975">
                <text:p>1.22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01">
                <text:p>2301</text:p>
              </table:table-cell>
              <table:table-cell office:value-type="float" office:value="0.155881">
                <text:p>0.155881</text:p>
              </table:table-cell>
              <table:table-cell office:value-type="float" office:value="1.14386">
                <text:p>1.14386</text:p>
              </table:table-cell>
              <table:table-cell office:value-type="float" office:value="0.0786362">
                <text:p>0.0786362</text:p>
              </table:table-cell>
              <table:table-cell office:value-type="float" office:value="0.178061">
                <text:p>0.178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83639">
                <text:p>2783639</text:p>
              </table:table-cell>
              <table:table-cell office:value-type="float" office:value="0.899396">
                <text:p>0.899396</text:p>
              </table:table-cell>
              <table:table-cell office:value-type="float" office:value="2.27266">
                <text:p>2.27266</text:p>
              </table:table-cell>
              <table:table-cell office:value-type="float" office:value="0.755734">
                <text:p>0.755734</text:p>
              </table:table-cell>
              <table:table-cell office:value-type="float" office:value="0.569465">
                <text:p>0.569465</text:p>
              </table:table-cell>
              <table:table-cell office:value-type="float" office:value="1.49234">
                <text:p>1.492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3979">
                <text:p>223979</text:p>
              </table:table-cell>
              <table:table-cell office:value-type="float" office:value="0.44488">
                <text:p>0.44488</text:p>
              </table:table-cell>
              <table:table-cell office:value-type="float" office:value="1.542">
                <text:p>1.542</text:p>
              </table:table-cell>
              <table:table-cell office:value-type="float" office:value="0.340068">
                <text:p>0.340068</text:p>
              </table:table-cell>
              <table:table-cell office:value-type="float" office:value="0.331531">
                <text:p>0.331531</text:p>
              </table:table-cell>
              <table:table-cell office:value-type="float" office:value="1.24768">
                <text:p>1.2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70">
                <text:p>9370</text:p>
              </table:table-cell>
              <table:table-cell office:value-type="float" office:value="0.207219">
                <text:p>0.207219</text:p>
              </table:table-cell>
              <table:table-cell office:value-type="float" office:value="1.19705">
                <text:p>1.19705</text:p>
              </table:table-cell>
              <table:table-cell office:value-type="float" office:value="0.125465">
                <text:p>0.125465</text:p>
              </table:table-cell>
              <table:table-cell office:value-type="float" office:value="0.207043">
                <text:p>0.207043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4696">
                <text:p>554696</text:p>
              </table:table-cell>
              <table:table-cell office:value-type="float" office:value="0.610787">
                <text:p>0.610787</text:p>
              </table:table-cell>
              <table:table-cell office:value-type="float" office:value="1.79094">
                <text:p>1.79094</text:p>
              </table:table-cell>
              <table:table-cell office:value-type="float" office:value="0.493866">
                <text:p>0.493866</text:p>
              </table:table-cell>
              <table:table-cell office:value-type="float" office:value="0.44414">
                <text:p>0.44414</text:p>
              </table:table-cell>
              <table:table-cell office:value-type="float" office:value="1.33291">
                <text:p>1.33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725295">
                <text:p>47725295</text:p>
              </table:table-cell>
              <table:table-cell office:value-type="float" office:value="1.50962">
                <text:p>1.50962</text:p>
              </table:table-cell>
              <table:table-cell office:value-type="float" office:value="3.21858">
                <text:p>3.21858</text:p>
              </table:table-cell>
              <table:table-cell office:value-type="float" office:value="1.39881">
                <text:p>1.39881</text:p>
              </table:table-cell>
              <table:table-cell office:value-type="float" office:value="0.855654">
                <text:p>0.855654</text:p>
              </table:table-cell>
              <table:table-cell office:value-type="float" office:value="1.77416">
                <text:p>1.774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791">
                <text:p>58791</text:p>
              </table:table-cell>
              <table:table-cell office:value-type="float" office:value="0.279781">
                <text:p>0.279781</text:p>
              </table:table-cell>
              <table:table-cell office:value-type="float" office:value="1.31782">
                <text:p>1.31782</text:p>
              </table:table-cell>
              <table:table-cell office:value-type="float" office:value="0.195279">
                <text:p>0.195279</text:p>
              </table:table-cell>
              <table:table-cell office:value-type="float" office:value="0.229227">
                <text:p>0.229227</text:p>
              </table:table-cell>
              <table:table-cell office:value-type="float" office:value="1.13393">
                <text:p>1.133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8792">
                <text:p>188792</text:p>
              </table:table-cell>
              <table:table-cell office:value-type="float" office:value="0.412175">
                <text:p>0.412175</text:p>
              </table:table-cell>
              <table:table-cell office:value-type="float" office:value="1.42891">
                <text:p>1.42891</text:p>
              </table:table-cell>
              <table:table-cell office:value-type="float" office:value="0.315478">
                <text:p>0.315478</text:p>
              </table:table-cell>
              <table:table-cell office:value-type="float" office:value="0.302085">
                <text:p>0.302085</text:p>
              </table:table-cell>
              <table:table-cell office:value-type="float" office:value="1.23148">
                <text:p>1.23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645">
                <text:p>46645</text:p>
              </table:table-cell>
              <table:table-cell office:value-type="float" office:value="0.267732">
                <text:p>0.267732</text:p>
              </table:table-cell>
              <table:table-cell office:value-type="float" office:value="1.23816">
                <text:p>1.23816</text:p>
              </table:table-cell>
              <table:table-cell office:value-type="float" office:value="0.183514">
                <text:p>0.183514</text:p>
              </table:table-cell>
              <table:table-cell office:value-type="float" office:value="0.212456">
                <text:p>0.212456</text:p>
              </table:table-cell>
              <table:table-cell office:value-type="float" office:value="1.11748">
                <text:p>1.11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87019">
                <text:p>8287019</text:p>
              </table:table-cell>
              <table:table-cell office:value-type="float" office:value="1.09491">
                <text:p>1.09491</text:p>
              </table:table-cell>
              <table:table-cell office:value-type="float" office:value="2.64772">
                <text:p>2.64772</text:p>
              </table:table-cell>
              <table:table-cell office:value-type="float" office:value="0.939088">
                <text:p>0.939088</text:p>
              </table:table-cell>
              <table:table-cell office:value-type="float" office:value="0.61453">
                <text:p>0.61453</text:p>
              </table:table-cell>
              <table:table-cell office:value-type="float" office:value="1.59963">
                <text:p>1.59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6077">
                <text:p>1686077</text:p>
              </table:table-cell>
              <table:table-cell office:value-type="float" office:value="0.808953">
                <text:p>0.808953</text:p>
              </table:table-cell>
              <table:table-cell office:value-type="float" office:value="2.23853">
                <text:p>2.23853</text:p>
              </table:table-cell>
              <table:table-cell office:value-type="float" office:value="0.672906">
                <text:p>0.672906</text:p>
              </table:table-cell>
              <table:table-cell office:value-type="float" office:value="0.491842">
                <text:p>0.491842</text:p>
              </table:table-cell>
              <table:table-cell office:value-type="float" office:value="1.44269">
                <text:p>1.442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800">
                <text:p>14800</text:p>
              </table:table-cell>
              <table:table-cell office:value-type="float" office:value="0.225932">
                <text:p>0.225932</text:p>
              </table:table-cell>
              <table:table-cell office:value-type="float" office:value="1.24656">
                <text:p>1.24656</text:p>
              </table:table-cell>
              <table:table-cell office:value-type="float" office:value="0.141467">
                <text:p>0.141467</text:p>
              </table:table-cell>
              <table:table-cell office:value-type="float" office:value="0.202285">
                <text:p>0.20228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13649">
                <text:p>4813649</text:p>
              </table:table-cell>
              <table:table-cell office:value-type="float" office:value="0.987784">
                <text:p>0.987784</text:p>
              </table:table-cell>
              <table:table-cell office:value-type="float" office:value="2.44196">
                <text:p>2.44196</text:p>
              </table:table-cell>
              <table:table-cell office:value-type="float" office:value="0.839035">
                <text:p>0.839035</text:p>
              </table:table-cell>
              <table:table-cell office:value-type="float" office:value="0.570062">
                <text:p>0.570062</text:p>
              </table:table-cell>
              <table:table-cell office:value-type="float" office:value="1.54597">
                <text:p>1.545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64">
                <text:p>1564</text:p>
              </table:table-cell>
              <table:table-cell office:value-type="float" office:value="0.145058">
                <text:p>0.145058</text:p>
              </table:table-cell>
              <table:table-cell office:value-type="float" office:value="1.13271">
                <text:p>1.13271</text:p>
              </table:table-cell>
              <table:table-cell office:value-type="float" office:value="0.0688071">
                <text:p>0.0688071</text:p>
              </table:table-cell>
              <table:table-cell office:value-type="float" office:value="0.170769">
                <text:p>0.170769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91927">
                <text:p>4891927</text:p>
              </table:table-cell>
              <table:table-cell office:value-type="float" office:value="0.987288">
                <text:p>0.987288</text:p>
              </table:table-cell>
              <table:table-cell office:value-type="float" office:value="2.45851">
                <text:p>2.45851</text:p>
              </table:table-cell>
              <table:table-cell office:value-type="float" office:value="0.846463">
                <text:p>0.846463</text:p>
              </table:table-cell>
              <table:table-cell office:value-type="float" office:value="0.570186">
                <text:p>0.570186</text:p>
              </table:table-cell>
              <table:table-cell office:value-type="float" office:value="1.54764">
                <text:p>1.547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69260">
                <text:p>4869260</text:p>
              </table:table-cell>
              <table:table-cell office:value-type="float" office:value="0.983917">
                <text:p>0.983917</text:p>
              </table:table-cell>
              <table:table-cell office:value-type="float" office:value="2.43307">
                <text:p>2.43307</text:p>
              </table:table-cell>
              <table:table-cell office:value-type="float" office:value="0.83851">
                <text:p>0.83851</text:p>
              </table:table-cell>
              <table:table-cell office:value-type="float" office:value="0.569996">
                <text:p>0.569996</text:p>
              </table:table-cell>
              <table:table-cell office:value-type="float" office:value="1.54712">
                <text:p>1.54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7577">
                <text:p>3337577</text:p>
              </table:table-cell>
              <table:table-cell office:value-type="float" office:value="0.920377">
                <text:p>0.920377</text:p>
              </table:table-cell>
              <table:table-cell office:value-type="float" office:value="2.35662">
                <text:p>2.35662</text:p>
              </table:table-cell>
              <table:table-cell office:value-type="float" office:value="0.793804">
                <text:p>0.793804</text:p>
              </table:table-cell>
              <table:table-cell office:value-type="float" office:value="0.543374">
                <text:p>0.543374</text:p>
              </table:table-cell>
              <table:table-cell office:value-type="float" office:value="1.50831">
                <text:p>1.508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508">
                <text:p>459508</text:p>
              </table:table-cell>
              <table:table-cell office:value-type="float" office:value="0.591294">
                <text:p>0.591294</text:p>
              </table:table-cell>
              <table:table-cell office:value-type="float" office:value="1.78817">
                <text:p>1.78817</text:p>
              </table:table-cell>
              <table:table-cell office:value-type="float" office:value="0.461283">
                <text:p>0.461283</text:p>
              </table:table-cell>
              <table:table-cell office:value-type="float" office:value="0.424874">
                <text:p>0.424874</text:p>
              </table:table-cell>
              <table:table-cell office:value-type="float" office:value="1.31511">
                <text:p>1.315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411">
                <text:p>96411</text:p>
              </table:table-cell>
              <table:table-cell office:value-type="float" office:value="0.316958">
                <text:p>0.316958</text:p>
              </table:table-cell>
              <table:table-cell office:value-type="float" office:value="1.31409">
                <text:p>1.31409</text:p>
              </table:table-cell>
              <table:table-cell office:value-type="float" office:value="0.228658">
                <text:p>0.228658</text:p>
              </table:table-cell>
              <table:table-cell office:value-type="float" office:value="0.236674">
                <text:p>0.236674</text:p>
              </table:table-cell>
              <table:table-cell office:value-type="float" office:value="1.17338">
                <text:p>1.173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423861">
                <text:p>27423861</text:p>
              </table:table-cell>
              <table:table-cell office:value-type="float" office:value="1.36857">
                <text:p>1.36857</text:p>
              </table:table-cell>
              <table:table-cell office:value-type="float" office:value="3.10073">
                <text:p>3.10073</text:p>
              </table:table-cell>
              <table:table-cell office:value-type="float" office:value="1.26049">
                <text:p>1.26049</text:p>
              </table:table-cell>
              <table:table-cell office:value-type="float" office:value="0.843363">
                <text:p>0.843363</text:p>
              </table:table-cell>
              <table:table-cell office:value-type="float" office:value="1.72032">
                <text:p>1.72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871753">
                <text:p>68871753</text:p>
              </table:table-cell>
              <table:table-cell office:value-type="float" office:value="1.58662">
                <text:p>1.58662</text:p>
              </table:table-cell>
              <table:table-cell office:value-type="float" office:value="3.31374">
                <text:p>3.31374</text:p>
              </table:table-cell>
              <table:table-cell office:value-type="float" office:value="1.45393">
                <text:p>1.45393</text:p>
              </table:table-cell>
              <table:table-cell office:value-type="float" office:value="0.888771">
                <text:p>0.888771</text:p>
              </table:table-cell>
              <table:table-cell office:value-type="float" office:value="1.81137">
                <text:p>1.811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76437">
                <text:p>8176437</text:p>
              </table:table-cell>
              <table:table-cell office:value-type="float" office:value="1.08675">
                <text:p>1.08675</text:p>
              </table:table-cell>
              <table:table-cell office:value-type="float" office:value="2.67327">
                <text:p>2.67327</text:p>
              </table:table-cell>
              <table:table-cell office:value-type="float" office:value="0.941887">
                <text:p>0.941887</text:p>
              </table:table-cell>
              <table:table-cell office:value-type="float" office:value="0.602085">
                <text:p>0.602085</text:p>
              </table:table-cell>
              <table:table-cell office:value-type="float" office:value="1.59818">
                <text:p>1.59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4">
                <text:p>1484</text:p>
              </table:table-cell>
              <table:table-cell office:value-type="float" office:value="0.145918">
                <text:p>0.145918</text:p>
              </table:table-cell>
              <table:table-cell office:value-type="float" office:value="1.153">
                <text:p>1.153</text:p>
              </table:table-cell>
              <table:table-cell office:value-type="float" office:value="0.069211">
                <text:p>0.069211</text:p>
              </table:table-cell>
              <table:table-cell office:value-type="float" office:value="0.179812">
                <text:p>0.17981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7">
                <text:p>4807</text:p>
              </table:table-cell>
              <table:table-cell office:value-type="float" office:value="0.196209">
                <text:p>0.196209</text:p>
              </table:table-cell>
              <table:table-cell office:value-type="float" office:value="1.16908">
                <text:p>1.16908</text:p>
              </table:table-cell>
              <table:table-cell office:value-type="float" office:value="0.101861">
                <text:p>0.101861</text:p>
              </table:table-cell>
              <table:table-cell office:value-type="float" office:value="0.204274">
                <text:p>0.204274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374">
                <text:p>21374</text:p>
              </table:table-cell>
              <table:table-cell office:value-type="float" office:value="0.248124">
                <text:p>0.248124</text:p>
              </table:table-cell>
              <table:table-cell office:value-type="float" office:value="1.29366">
                <text:p>1.29366</text:p>
              </table:table-cell>
              <table:table-cell office:value-type="float" office:value="0.154108">
                <text:p>0.154108</text:p>
              </table:table-cell>
              <table:table-cell office:value-type="float" office:value="0.236847">
                <text:p>0.236847</text:p>
              </table:table-cell>
              <table:table-cell office:value-type="float" office:value="1.07303">
                <text:p>1.073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9915">
                <text:p>379915</text:p>
              </table:table-cell>
              <table:table-cell office:value-type="float" office:value="0.550007">
                <text:p>0.550007</text:p>
              </table:table-cell>
              <table:table-cell office:value-type="float" office:value="1.68432">
                <text:p>1.68432</text:p>
              </table:table-cell>
              <table:table-cell office:value-type="float" office:value="0.430962">
                <text:p>0.430962</text:p>
              </table:table-cell>
              <table:table-cell office:value-type="float" office:value="0.367533">
                <text:p>0.367533</text:p>
              </table:table-cell>
              <table:table-cell office:value-type="float" office:value="1.29534">
                <text:p>1.29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605">
                <text:p>46605</text:p>
              </table:table-cell>
              <table:table-cell office:value-type="float" office:value="0.270437">
                <text:p>0.270437</text:p>
              </table:table-cell>
              <table:table-cell office:value-type="float" office:value="1.23961">
                <text:p>1.23961</text:p>
              </table:table-cell>
              <table:table-cell office:value-type="float" office:value="0.185352">
                <text:p>0.185352</text:p>
              </table:table-cell>
              <table:table-cell office:value-type="float" office:value="0.212074">
                <text:p>0.212074</text:p>
              </table:table-cell>
              <table:table-cell office:value-type="float" office:value="1.11896">
                <text:p>1.11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38">
                <text:p>1438</text:p>
              </table:table-cell>
              <table:table-cell office:value-type="float" office:value="0.147866">
                <text:p>0.147866</text:p>
              </table:table-cell>
              <table:table-cell office:value-type="float" office:value="1.14993">
                <text:p>1.14993</text:p>
              </table:table-cell>
              <table:table-cell office:value-type="float" office:value="0.0662747">
                <text:p>0.0662747</text:p>
              </table:table-cell>
              <table:table-cell office:value-type="float" office:value="0.15906">
                <text:p>0.15906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71931">
                <text:p>29371931</text:p>
              </table:table-cell>
              <table:table-cell office:value-type="float" office:value="1.37125">
                <text:p>1.37125</text:p>
              </table:table-cell>
              <table:table-cell office:value-type="float" office:value="3.10743">
                <text:p>3.10743</text:p>
              </table:table-cell>
              <table:table-cell office:value-type="float" office:value="1.23694">
                <text:p>1.23694</text:p>
              </table:table-cell>
              <table:table-cell office:value-type="float" office:value="0.789347">
                <text:p>0.789347</text:p>
              </table:table-cell>
              <table:table-cell office:value-type="float" office:value="1.72664">
                <text:p>1.72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722">
                <text:p>287722</text:p>
              </table:table-cell>
              <table:table-cell office:value-type="float" office:value="0.492799">
                <text:p>0.492799</text:p>
              </table:table-cell>
              <table:table-cell office:value-type="float" office:value="1.5595">
                <text:p>1.5595</text:p>
              </table:table-cell>
              <table:table-cell office:value-type="float" office:value="0.385591">
                <text:p>0.385591</text:p>
              </table:table-cell>
              <table:table-cell office:value-type="float" office:value="0.360259">
                <text:p>0.360259</text:p>
              </table:table-cell>
              <table:table-cell office:value-type="float" office:value="1.27019">
                <text:p>1.27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5732">
                <text:p>285732</text:p>
              </table:table-cell>
              <table:table-cell office:value-type="float" office:value="0.486748">
                <text:p>0.486748</text:p>
              </table:table-cell>
              <table:table-cell office:value-type="float" office:value="1.56177">
                <text:p>1.56177</text:p>
              </table:table-cell>
              <table:table-cell office:value-type="float" office:value="0.381314">
                <text:p>0.381314</text:p>
              </table:table-cell>
              <table:table-cell office:value-type="float" office:value="0.342825">
                <text:p>0.342825</text:p>
              </table:table-cell>
              <table:table-cell office:value-type="float" office:value="1.26949">
                <text:p>1.269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757303">
                <text:p>71757303</text:p>
              </table:table-cell>
              <table:table-cell office:value-type="float" office:value="1.61335">
                <text:p>1.61335</text:p>
              </table:table-cell>
              <table:table-cell office:value-type="float" office:value="3.31797">
                <text:p>3.31797</text:p>
              </table:table-cell>
              <table:table-cell office:value-type="float" office:value="1.48098">
                <text:p>1.48098</text:p>
              </table:table-cell>
              <table:table-cell office:value-type="float" office:value="0.87915">
                <text:p>0.87915</text:p>
              </table:table-cell>
              <table:table-cell office:value-type="float" office:value="1.81524">
                <text:p>1.815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22">
                <text:p>1222</text:p>
              </table:table-cell>
              <table:table-cell office:value-type="float" office:value="0.139372">
                <text:p>0.139372</text:p>
              </table:table-cell>
              <table:table-cell office:value-type="float" office:value="1.14005">
                <text:p>1.14005</text:p>
              </table:table-cell>
              <table:table-cell office:value-type="float" office:value="0.062227">
                <text:p>0.062227</text:p>
              </table:table-cell>
              <table:table-cell office:value-type="float" office:value="0.188469">
                <text:p>0.188469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43">
                <text:p>2743</text:p>
              </table:table-cell>
              <table:table-cell office:value-type="float" office:value="0.16047">
                <text:p>0.16047</text:p>
              </table:table-cell>
              <table:table-cell office:value-type="float" office:value="1.12589">
                <text:p>1.12589</text:p>
              </table:table-cell>
              <table:table-cell office:value-type="float" office:value="0.0842676">
                <text:p>0.0842676</text:p>
              </table:table-cell>
              <table:table-cell office:value-type="float" office:value="0.222257">
                <text:p>0.22225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97">
                <text:p>5297</text:p>
              </table:table-cell>
              <table:table-cell office:value-type="float" office:value="0.189677">
                <text:p>0.189677</text:p>
              </table:table-cell>
              <table:table-cell office:value-type="float" office:value="1.1677">
                <text:p>1.1677</text:p>
              </table:table-cell>
              <table:table-cell office:value-type="float" office:value="0.10897">
                <text:p>0.10897</text:p>
              </table:table-cell>
              <table:table-cell office:value-type="float" office:value="0.228601">
                <text:p>0.228601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001">
                <text:p>62001</text:p>
              </table:table-cell>
              <table:table-cell office:value-type="float" office:value="0.283909">
                <text:p>0.283909</text:p>
              </table:table-cell>
              <table:table-cell office:value-type="float" office:value="1.28894">
                <text:p>1.28894</text:p>
              </table:table-cell>
              <table:table-cell office:value-type="float" office:value="0.198955">
                <text:p>0.198955</text:p>
              </table:table-cell>
              <table:table-cell office:value-type="float" office:value="0.227229">
                <text:p>0.227229</text:p>
              </table:table-cell>
              <table:table-cell office:value-type="float" office:value="1.13854">
                <text:p>1.138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343">
                <text:p>43343</text:p>
              </table:table-cell>
              <table:table-cell office:value-type="float" office:value="0.287966">
                <text:p>0.287966</text:p>
              </table:table-cell>
              <table:table-cell office:value-type="float" office:value="1.27432">
                <text:p>1.27432</text:p>
              </table:table-cell>
              <table:table-cell office:value-type="float" office:value="0.184008">
                <text:p>0.184008</text:p>
              </table:table-cell>
              <table:table-cell office:value-type="float" office:value="0.254392">
                <text:p>0.254392</text:p>
              </table:table-cell>
              <table:table-cell office:value-type="float" office:value="1.11378">
                <text:p>1.11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2">
                <text:p>7952</text:p>
              </table:table-cell>
              <table:table-cell office:value-type="float" office:value="0.204842">
                <text:p>0.204842</text:p>
              </table:table-cell>
              <table:table-cell office:value-type="float" office:value="1.2118">
                <text:p>1.2118</text:p>
              </table:table-cell>
              <table:table-cell office:value-type="float" office:value="0.120359">
                <text:p>0.120359</text:p>
              </table:table-cell>
              <table:table-cell office:value-type="float" office:value="0.204344">
                <text:p>0.204344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368">
                <text:p>65368</text:p>
              </table:table-cell>
              <table:table-cell office:value-type="float" office:value="0.284501">
                <text:p>0.284501</text:p>
              </table:table-cell>
              <table:table-cell office:value-type="float" office:value="1.29039">
                <text:p>1.29039</text:p>
              </table:table-cell>
              <table:table-cell office:value-type="float" office:value="0.198737">
                <text:p>0.198737</text:p>
              </table:table-cell>
              <table:table-cell office:value-type="float" office:value="0.219652">
                <text:p>0.219652</text:p>
              </table:table-cell>
              <table:table-cell office:value-type="float" office:value="1.14086">
                <text:p>1.14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463">
                <text:p>113463</text:p>
              </table:table-cell>
              <table:table-cell office:value-type="float" office:value="0.333731">
                <text:p>0.333731</text:p>
              </table:table-cell>
              <table:table-cell office:value-type="float" office:value="1.38514">
                <text:p>1.38514</text:p>
              </table:table-cell>
              <table:table-cell office:value-type="float" office:value="0.243487">
                <text:p>0.243487</text:p>
              </table:table-cell>
              <table:table-cell office:value-type="float" office:value="0.255298">
                <text:p>0.255298</text:p>
              </table:table-cell>
              <table:table-cell office:value-type="float" office:value="1.18629">
                <text:p>1.18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2">
                <text:p>1892</text:p>
              </table:table-cell>
              <table:table-cell office:value-type="float" office:value="0.15086">
                <text:p>0.15086</text:p>
              </table:table-cell>
              <table:table-cell office:value-type="float" office:value="1.18316">
                <text:p>1.18316</text:p>
              </table:table-cell>
              <table:table-cell office:value-type="float" office:value="0.0731796">
                <text:p>0.0731796</text:p>
              </table:table-cell>
              <table:table-cell office:value-type="float" office:value="0.174167">
                <text:p>0.17416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29049">
                <text:p>15529049</text:p>
              </table:table-cell>
              <table:table-cell office:value-type="float" office:value="1.21776">
                <text:p>1.21776</text:p>
              </table:table-cell>
              <table:table-cell office:value-type="float" office:value="2.85643">
                <text:p>2.85643</text:p>
              </table:table-cell>
              <table:table-cell office:value-type="float" office:value="1.08241">
                <text:p>1.08241</text:p>
              </table:table-cell>
              <table:table-cell office:value-type="float" office:value="0.733195">
                <text:p>0.733195</text:p>
              </table:table-cell>
              <table:table-cell office:value-type="float" office:value="1.66244">
                <text:p>1.66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056">
                <text:p>167056</text:p>
              </table:table-cell>
              <table:table-cell office:value-type="float" office:value="0.392501">
                <text:p>0.392501</text:p>
              </table:table-cell>
              <table:table-cell office:value-type="float" office:value="1.38349">
                <text:p>1.38349</text:p>
              </table:table-cell>
              <table:table-cell office:value-type="float" office:value="0.303295">
                <text:p>0.303295</text:p>
              </table:table-cell>
              <table:table-cell office:value-type="float" office:value="0.342104">
                <text:p>0.342104</text:p>
              </table:table-cell>
              <table:table-cell office:value-type="float" office:value="1.22146">
                <text:p>1.221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837">
                <text:p>53837</text:p>
              </table:table-cell>
              <table:table-cell office:value-type="float" office:value="0.275396">
                <text:p>0.275396</text:p>
              </table:table-cell>
              <table:table-cell office:value-type="float" office:value="1.33418">
                <text:p>1.33418</text:p>
              </table:table-cell>
              <table:table-cell office:value-type="float" office:value="0.193079">
                <text:p>0.193079</text:p>
              </table:table-cell>
              <table:table-cell office:value-type="float" office:value="0.256885">
                <text:p>0.256885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1618">
                <text:p>191618</text:p>
              </table:table-cell>
              <table:table-cell office:value-type="float" office:value="0.420878">
                <text:p>0.420878</text:p>
              </table:table-cell>
              <table:table-cell office:value-type="float" office:value="1.45032">
                <text:p>1.45032</text:p>
              </table:table-cell>
              <table:table-cell office:value-type="float" office:value="0.317396">
                <text:p>0.317396</text:p>
              </table:table-cell>
              <table:table-cell office:value-type="float" office:value="0.306008">
                <text:p>0.306008</text:p>
              </table:table-cell>
              <table:table-cell office:value-type="float" office:value="1.23149">
                <text:p>1.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30">
                <text:p>200030</text:p>
              </table:table-cell>
              <table:table-cell office:value-type="float" office:value="0.424818">
                <text:p>0.424818</text:p>
              </table:table-cell>
              <table:table-cell office:value-type="float" office:value="1.46274">
                <text:p>1.46274</text:p>
              </table:table-cell>
              <table:table-cell office:value-type="float" office:value="0.329044">
                <text:p>0.329044</text:p>
              </table:table-cell>
              <table:table-cell office:value-type="float" office:value="0.330834">
                <text:p>0.330834</text:p>
              </table:table-cell>
              <table:table-cell office:value-type="float" office:value="1.23557">
                <text:p>1.235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957">
                <text:p>270957</text:p>
              </table:table-cell>
              <table:table-cell office:value-type="float" office:value="0.483234">
                <text:p>0.483234</text:p>
              </table:table-cell>
              <table:table-cell office:value-type="float" office:value="1.52907">
                <text:p>1.52907</text:p>
              </table:table-cell>
              <table:table-cell office:value-type="float" office:value="0.373335">
                <text:p>0.373335</text:p>
              </table:table-cell>
              <table:table-cell office:value-type="float" office:value="0.361225">
                <text:p>0.361225</text:p>
              </table:table-cell>
              <table:table-cell office:value-type="float" office:value="1.26521">
                <text:p>1.265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731">
                <text:p>30731</text:p>
              </table:table-cell>
              <table:table-cell office:value-type="float" office:value="0.251387">
                <text:p>0.251387</text:p>
              </table:table-cell>
              <table:table-cell office:value-type="float" office:value="1.26749">
                <text:p>1.26749</text:p>
              </table:table-cell>
              <table:table-cell office:value-type="float" office:value="0.166171">
                <text:p>0.166171</text:p>
              </table:table-cell>
              <table:table-cell office:value-type="float" office:value="0.215427">
                <text:p>0.215427</text:p>
              </table:table-cell>
              <table:table-cell office:value-type="float" office:value="1.08933">
                <text:p>1.089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859">
                <text:p>70859</text:p>
              </table:table-cell>
              <table:table-cell office:value-type="float" office:value="0.289307">
                <text:p>0.289307</text:p>
              </table:table-cell>
              <table:table-cell office:value-type="float" office:value="1.27905">
                <text:p>1.27905</text:p>
              </table:table-cell>
              <table:table-cell office:value-type="float" office:value="0.206112">
                <text:p>0.206112</text:p>
              </table:table-cell>
              <table:table-cell office:value-type="float" office:value="0.227874">
                <text:p>0.227874</text:p>
              </table:table-cell>
              <table:table-cell office:value-type="float" office:value="1.14841">
                <text:p>1.14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723714">
                <text:p>45723714</text:p>
              </table:table-cell>
              <table:table-cell office:value-type="float" office:value="1.49666">
                <text:p>1.49666</text:p>
              </table:table-cell>
              <table:table-cell office:value-type="float" office:value="3.14748">
                <text:p>3.14748</text:p>
              </table:table-cell>
              <table:table-cell office:value-type="float" office:value="1.39324">
                <text:p>1.39324</text:p>
              </table:table-cell>
              <table:table-cell office:value-type="float" office:value="0.944545">
                <text:p>0.944545</text:p>
              </table:table-cell>
              <table:table-cell office:value-type="float" office:value="1.7708">
                <text:p>1.77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628306">
                <text:p>78628306</text:p>
              </table:table-cell>
              <table:table-cell office:value-type="float" office:value="1.63367">
                <text:p>1.63367</text:p>
              </table:table-cell>
              <table:table-cell office:value-type="float" office:value="3.32512">
                <text:p>3.32512</text:p>
              </table:table-cell>
              <table:table-cell office:value-type="float" office:value="1.51639">
                <text:p>1.51639</text:p>
              </table:table-cell>
              <table:table-cell office:value-type="float" office:value="0.973463">
                <text:p>0.973463</text:p>
              </table:table-cell>
              <table:table-cell office:value-type="float" office:value="1.82499">
                <text:p>1.824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7446">
                <text:p>2007446</text:p>
              </table:table-cell>
              <table:table-cell office:value-type="float" office:value="0.851039">
                <text:p>0.851039</text:p>
              </table:table-cell>
              <table:table-cell office:value-type="float" office:value="2.23887">
                <text:p>2.23887</text:p>
              </table:table-cell>
              <table:table-cell office:value-type="float" office:value="0.702393">
                <text:p>0.702393</text:p>
              </table:table-cell>
              <table:table-cell office:value-type="float" office:value="0.48911">
                <text:p>0.48911</text:p>
              </table:table-cell>
              <table:table-cell office:value-type="float" office:value="1.4586">
                <text:p>1.4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85">
                <text:p>2885</text:p>
              </table:table-cell>
              <table:table-cell office:value-type="float" office:value="0.164985">
                <text:p>0.164985</text:p>
              </table:table-cell>
              <table:table-cell office:value-type="float" office:value="1.15789">
                <text:p>1.15789</text:p>
              </table:table-cell>
              <table:table-cell office:value-type="float" office:value="0.0833517">
                <text:p>0.0833517</text:p>
              </table:table-cell>
              <table:table-cell office:value-type="float" office:value="0.181287">
                <text:p>0.18128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401032">
                <text:p>28401032</text:p>
              </table:table-cell>
              <table:table-cell office:value-type="float" office:value="1.37504">
                <text:p>1.37504</text:p>
              </table:table-cell>
              <table:table-cell office:value-type="float" office:value="3.11572">
                <text:p>3.11572</text:p>
              </table:table-cell>
              <table:table-cell office:value-type="float" office:value="1.24463">
                <text:p>1.24463</text:p>
              </table:table-cell>
              <table:table-cell office:value-type="float" office:value="0.813707">
                <text:p>0.813707</text:p>
              </table:table-cell>
              <table:table-cell office:value-type="float" office:value="1.72309">
                <text:p>1.72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1843">
                <text:p>1831843</text:p>
              </table:table-cell>
              <table:table-cell office:value-type="float" office:value="0.819939">
                <text:p>0.819939</text:p>
              </table:table-cell>
              <table:table-cell office:value-type="float" office:value="2.25138">
                <text:p>2.25138</text:p>
              </table:table-cell>
              <table:table-cell office:value-type="float" office:value="0.685582">
                <text:p>0.685582</text:p>
              </table:table-cell>
              <table:table-cell office:value-type="float" office:value="0.518815">
                <text:p>0.518815</text:p>
              </table:table-cell>
              <table:table-cell office:value-type="float" office:value="1.45012">
                <text:p>1.45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07">
                <text:p>41107</text:p>
              </table:table-cell>
              <table:table-cell office:value-type="float" office:value="0.262898">
                <text:p>0.262898</text:p>
              </table:table-cell>
              <table:table-cell office:value-type="float" office:value="1.22566">
                <text:p>1.22566</text:p>
              </table:table-cell>
              <table:table-cell office:value-type="float" office:value="0.180246">
                <text:p>0.180246</text:p>
              </table:table-cell>
              <table:table-cell office:value-type="float" office:value="0.251193">
                <text:p>0.251193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1">
                <text:p>4481</text:p>
              </table:table-cell>
              <table:table-cell office:value-type="float" office:value="0.177882">
                <text:p>0.177882</text:p>
              </table:table-cell>
              <table:table-cell office:value-type="float" office:value="1.17536">
                <text:p>1.17536</text:p>
              </table:table-cell>
              <table:table-cell office:value-type="float" office:value="0.100103">
                <text:p>0.100103</text:p>
              </table:table-cell>
              <table:table-cell office:value-type="float" office:value="0.194157">
                <text:p>0.19415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12">
                <text:p>8812</text:p>
              </table:table-cell>
              <table:table-cell office:value-type="float" office:value="0.203801">
                <text:p>0.203801</text:p>
              </table:table-cell>
              <table:table-cell office:value-type="float" office:value="1.20665">
                <text:p>1.20665</text:p>
              </table:table-cell>
              <table:table-cell office:value-type="float" office:value="0.121608">
                <text:p>0.121608</text:p>
              </table:table-cell>
              <table:table-cell office:value-type="float" office:value="0.19648">
                <text:p>0.196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397">
                <text:p>11397</text:p>
              </table:table-cell>
              <table:table-cell office:value-type="float" office:value="0.215725">
                <text:p>0.215725</text:p>
              </table:table-cell>
              <table:table-cell office:value-type="float" office:value="1.19378">
                <text:p>1.19378</text:p>
              </table:table-cell>
              <table:table-cell office:value-type="float" office:value="0.133489">
                <text:p>0.133489</text:p>
              </table:table-cell>
              <table:table-cell office:value-type="float" office:value="0.219261">
                <text:p>0.21926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992">
                <text:p>41992</text:p>
              </table:table-cell>
              <table:table-cell office:value-type="float" office:value="0.263007">
                <text:p>0.263007</text:p>
              </table:table-cell>
              <table:table-cell office:value-type="float" office:value="1.22341">
                <text:p>1.22341</text:p>
              </table:table-cell>
              <table:table-cell office:value-type="float" office:value="0.180922">
                <text:p>0.180922</text:p>
              </table:table-cell>
              <table:table-cell office:value-type="float" office:value="0.241149">
                <text:p>0.241149</text:p>
              </table:table-cell>
              <table:table-cell office:value-type="float" office:value="1.11152">
                <text:p>1.111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667251">
                <text:p>13667251</text:p>
              </table:table-cell>
              <table:table-cell office:value-type="float" office:value="1.20465">
                <text:p>1.20465</text:p>
              </table:table-cell>
              <table:table-cell office:value-type="float" office:value="2.8709">
                <text:p>2.8709</text:p>
              </table:table-cell>
              <table:table-cell office:value-type="float" office:value="1.07048">
                <text:p>1.07048</text:p>
              </table:table-cell>
              <table:table-cell office:value-type="float" office:value="0.720255">
                <text:p>0.720255</text:p>
              </table:table-cell>
              <table:table-cell office:value-type="float" office:value="1.65082">
                <text:p>1.65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503">
                <text:p>323503</text:p>
              </table:table-cell>
              <table:table-cell office:value-type="float" office:value="0.513157">
                <text:p>0.513157</text:p>
              </table:table-cell>
              <table:table-cell office:value-type="float" office:value="1.59329">
                <text:p>1.59329</text:p>
              </table:table-cell>
              <table:table-cell office:value-type="float" office:value="0.41108">
                <text:p>0.41108</text:p>
              </table:table-cell>
              <table:table-cell office:value-type="float" office:value="0.422958">
                <text:p>0.422958</text:p>
              </table:table-cell>
              <table:table-cell office:value-type="float" office:value="1.28227">
                <text:p>1.28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985">
                <text:p>29985</text:p>
              </table:table-cell>
              <table:table-cell office:value-type="float" office:value="0.25127">
                <text:p>0.25127</text:p>
              </table:table-cell>
              <table:table-cell office:value-type="float" office:value="1.2637">
                <text:p>1.2637</text:p>
              </table:table-cell>
              <table:table-cell office:value-type="float" office:value="0.165981">
                <text:p>0.165981</text:p>
              </table:table-cell>
              <table:table-cell office:value-type="float" office:value="0.210403">
                <text:p>0.210403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001">
                <text:p>151001</text:p>
              </table:table-cell>
              <table:table-cell office:value-type="float" office:value="0.372023">
                <text:p>0.372023</text:p>
              </table:table-cell>
              <table:table-cell office:value-type="float" office:value="1.36832">
                <text:p>1.36832</text:p>
              </table:table-cell>
              <table:table-cell office:value-type="float" office:value="0.283211">
                <text:p>0.283211</text:p>
              </table:table-cell>
              <table:table-cell office:value-type="float" office:value="0.292655">
                <text:p>0.292655</text:p>
              </table:table-cell>
              <table:table-cell office:value-type="float" office:value="1.21239">
                <text:p>1.21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2178">
                <text:p>272178</text:p>
              </table:table-cell>
              <table:table-cell office:value-type="float" office:value="0.485986">
                <text:p>0.485986</text:p>
              </table:table-cell>
              <table:table-cell office:value-type="float" office:value="1.5593">
                <text:p>1.5593</text:p>
              </table:table-cell>
              <table:table-cell office:value-type="float" office:value="0.382068">
                <text:p>0.382068</text:p>
              </table:table-cell>
              <table:table-cell office:value-type="float" office:value="0.369728">
                <text:p>0.369728</text:p>
              </table:table-cell>
              <table:table-cell office:value-type="float" office:value="1.26473">
                <text:p>1.264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102">
                <text:p>28102</text:p>
              </table:table-cell>
              <table:table-cell office:value-type="float" office:value="0.24892">
                <text:p>0.24892</text:p>
              </table:table-cell>
              <table:table-cell office:value-type="float" office:value="1.28132">
                <text:p>1.28132</text:p>
              </table:table-cell>
              <table:table-cell office:value-type="float" office:value="0.160672">
                <text:p>0.160672</text:p>
              </table:table-cell>
              <table:table-cell office:value-type="float" office:value="0.207784">
                <text:p>0.207784</text:p>
              </table:table-cell>
              <table:table-cell office:value-type="float" office:value="1.08402">
                <text:p>1.08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74191">
                <text:p>15174191</text:p>
              </table:table-cell>
              <table:table-cell office:value-type="float" office:value="1.21939">
                <text:p>1.21939</text:p>
              </table:table-cell>
              <table:table-cell office:value-type="float" office:value="2.89097">
                <text:p>2.89097</text:p>
              </table:table-cell>
              <table:table-cell office:value-type="float" office:value="1.07341">
                <text:p>1.07341</text:p>
              </table:table-cell>
              <table:table-cell office:value-type="float" office:value="0.69068">
                <text:p>0.69068</text:p>
              </table:table-cell>
              <table:table-cell office:value-type="float" office:value="1.6604">
                <text:p>1.6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97">
                <text:p>4697</text:p>
              </table:table-cell>
              <table:table-cell office:value-type="float" office:value="0.179932">
                <text:p>0.179932</text:p>
              </table:table-cell>
              <table:table-cell office:value-type="float" office:value="1.16075">
                <text:p>1.16075</text:p>
              </table:table-cell>
              <table:table-cell office:value-type="float" office:value="0.100545">
                <text:p>0.100545</text:p>
              </table:table-cell>
              <table:table-cell office:value-type="float" office:value="0.194991">
                <text:p>0.19499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05946">
                <text:p>13405946</text:p>
              </table:table-cell>
              <table:table-cell office:value-type="float" office:value="1.18832">
                <text:p>1.18832</text:p>
              </table:table-cell>
              <table:table-cell office:value-type="float" office:value="2.78473">
                <text:p>2.78473</text:p>
              </table:table-cell>
              <table:table-cell office:value-type="float" office:value="1.05465">
                <text:p>1.05465</text:p>
              </table:table-cell>
              <table:table-cell office:value-type="float" office:value="0.71203">
                <text:p>0.71203</text:p>
              </table:table-cell>
              <table:table-cell office:value-type="float" office:value="1.64686">
                <text:p>1.646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7826">
                <text:p>1877826</text:p>
              </table:table-cell>
              <table:table-cell office:value-type="float" office:value="0.831364">
                <text:p>0.831364</text:p>
              </table:table-cell>
              <table:table-cell office:value-type="float" office:value="2.2408">
                <text:p>2.2408</text:p>
              </table:table-cell>
              <table:table-cell office:value-type="float" office:value="0.696338">
                <text:p>0.696338</text:p>
              </table:table-cell>
              <table:table-cell office:value-type="float" office:value="0.508862">
                <text:p>0.508862</text:p>
              </table:table-cell>
              <table:table-cell office:value-type="float" office:value="1.45278">
                <text:p>1.452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2382">
                <text:p>402382</text:p>
              </table:table-cell>
              <table:table-cell office:value-type="float" office:value="0.561785">
                <text:p>0.561785</text:p>
              </table:table-cell>
              <table:table-cell office:value-type="float" office:value="1.68101">
                <text:p>1.68101</text:p>
              </table:table-cell>
              <table:table-cell office:value-type="float" office:value="0.441873">
                <text:p>0.441873</text:p>
              </table:table-cell>
              <table:table-cell office:value-type="float" office:value="0.418089">
                <text:p>0.418089</text:p>
              </table:table-cell>
              <table:table-cell office:value-type="float" office:value="1.30121">
                <text:p>1.30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26999">
                <text:p>9626999</text:p>
              </table:table-cell>
              <table:table-cell office:value-type="float" office:value="1.13476">
                <text:p>1.13476</text:p>
              </table:table-cell>
              <table:table-cell office:value-type="float" office:value="2.69908">
                <text:p>2.69908</text:p>
              </table:table-cell>
              <table:table-cell office:value-type="float" office:value="0.974664">
                <text:p>0.974664</text:p>
              </table:table-cell>
              <table:table-cell office:value-type="float" office:value="0.676226">
                <text:p>0.676226</text:p>
              </table:table-cell>
              <table:table-cell office:value-type="float" office:value="1.61506">
                <text:p>1.615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913">
                <text:p>136913</text:p>
              </table:table-cell>
              <table:table-cell office:value-type="float" office:value="0.356491">
                <text:p>0.356491</text:p>
              </table:table-cell>
              <table:table-cell office:value-type="float" office:value="1.35432">
                <text:p>1.35432</text:p>
              </table:table-cell>
              <table:table-cell office:value-type="float" office:value="0.269355">
                <text:p>0.269355</text:p>
              </table:table-cell>
              <table:table-cell office:value-type="float" office:value="0.290514">
                <text:p>0.290514</text:p>
              </table:table-cell>
              <table:table-cell office:value-type="float" office:value="1.20237">
                <text:p>1.202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414">
                <text:p>12414</text:p>
              </table:table-cell>
              <table:table-cell office:value-type="float" office:value="0.220468">
                <text:p>0.220468</text:p>
              </table:table-cell>
              <table:table-cell office:value-type="float" office:value="1.20346">
                <text:p>1.20346</text:p>
              </table:table-cell>
              <table:table-cell office:value-type="float" office:value="0.135922">
                <text:p>0.135922</text:p>
              </table:table-cell>
              <table:table-cell office:value-type="float" office:value="0.20964">
                <text:p>0.2096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03">
                <text:p>10203</text:p>
              </table:table-cell>
              <table:table-cell office:value-type="float" office:value="0.210165">
                <text:p>0.210165</text:p>
              </table:table-cell>
              <table:table-cell office:value-type="float" office:value="1.17733">
                <text:p>1.17733</text:p>
              </table:table-cell>
              <table:table-cell office:value-type="float" office:value="0.129124">
                <text:p>0.129124</text:p>
              </table:table-cell>
              <table:table-cell office:value-type="float" office:value="0.22699">
                <text:p>0.22699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2882">
                <text:p>132882</text:p>
              </table:table-cell>
              <table:table-cell office:value-type="float" office:value="0.355153">
                <text:p>0.355153</text:p>
              </table:table-cell>
              <table:table-cell office:value-type="float" office:value="1.36021">
                <text:p>1.36021</text:p>
              </table:table-cell>
              <table:table-cell office:value-type="float" office:value="0.268407">
                <text:p>0.268407</text:p>
              </table:table-cell>
              <table:table-cell office:value-type="float" office:value="0.286879">
                <text:p>0.286879</text:p>
              </table:table-cell>
              <table:table-cell office:value-type="float" office:value="1.19975">
                <text:p>1.199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38333">
                <text:p>20438333</text:p>
              </table:table-cell>
              <table:table-cell office:value-type="float" office:value="1.29313">
                <text:p>1.29313</text:p>
              </table:table-cell>
              <table:table-cell office:value-type="float" office:value="2.88831">
                <text:p>2.88831</text:p>
              </table:table-cell>
              <table:table-cell office:value-type="float" office:value="1.16165">
                <text:p>1.16165</text:p>
              </table:table-cell>
              <table:table-cell office:value-type="float" office:value="0.823533">
                <text:p>0.823533</text:p>
              </table:table-cell>
              <table:table-cell office:value-type="float" office:value="1.69075">
                <text:p>1.69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39">
                <text:p>3939</text:p>
              </table:table-cell>
              <table:table-cell office:value-type="float" office:value="0.1731">
                <text:p>0.1731</text:p>
              </table:table-cell>
              <table:table-cell office:value-type="float" office:value="1.18939">
                <text:p>1.18939</text:p>
              </table:table-cell>
              <table:table-cell office:value-type="float" office:value="0.0949128">
                <text:p>0.0949128</text:p>
              </table:table-cell>
              <table:table-cell office:value-type="float" office:value="0.186448">
                <text:p>0.1864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78626">
                <text:p>42078626</text:p>
              </table:table-cell>
              <table:table-cell office:value-type="float" office:value="1.47556">
                <text:p>1.47556</text:p>
              </table:table-cell>
              <table:table-cell office:value-type="float" office:value="3.14414">
                <text:p>3.14414</text:p>
              </table:table-cell>
              <table:table-cell office:value-type="float" office:value="1.38628">
                <text:p>1.38628</text:p>
              </table:table-cell>
              <table:table-cell office:value-type="float" office:value="1.03606">
                <text:p>1.03606</text:p>
              </table:table-cell>
              <table:table-cell office:value-type="float" office:value="1.76339">
                <text:p>1.76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992095">
                <text:p>66992095</text:p>
              </table:table-cell>
              <table:table-cell office:value-type="float" office:value="1.57625">
                <text:p>1.57625</text:p>
              </table:table-cell>
              <table:table-cell office:value-type="float" office:value="3.30447">
                <text:p>3.30447</text:p>
              </table:table-cell>
              <table:table-cell office:value-type="float" office:value="1.47274">
                <text:p>1.47274</text:p>
              </table:table-cell>
              <table:table-cell office:value-type="float" office:value="0.857738">
                <text:p>0.857738</text:p>
              </table:table-cell>
              <table:table-cell office:value-type="float" office:value="1.80846">
                <text:p>1.808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1804">
                <text:p>1051804</text:p>
              </table:table-cell>
              <table:table-cell office:value-type="float" office:value="0.731678">
                <text:p>0.731678</text:p>
              </table:table-cell>
              <table:table-cell office:value-type="float" office:value="2.04248">
                <text:p>2.04248</text:p>
              </table:table-cell>
              <table:table-cell office:value-type="float" office:value="0.600148">
                <text:p>0.600148</text:p>
              </table:table-cell>
              <table:table-cell office:value-type="float" office:value="0.455072">
                <text:p>0.45507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762">
                <text:p>16762</text:p>
              </table:table-cell>
              <table:table-cell office:value-type="float" office:value="0.229219">
                <text:p>0.229219</text:p>
              </table:table-cell>
              <table:table-cell office:value-type="float" office:value="1.22333">
                <text:p>1.22333</text:p>
              </table:table-cell>
              <table:table-cell office:value-type="float" office:value="0.143365">
                <text:p>0.143365</text:p>
              </table:table-cell>
              <table:table-cell office:value-type="float" office:value="0.204914">
                <text:p>0.20491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0877">
                <text:p>1460877</text:p>
              </table:table-cell>
              <table:table-cell office:value-type="float" office:value="0.792136">
                <text:p>0.792136</text:p>
              </table:table-cell>
              <table:table-cell office:value-type="float" office:value="2.11479">
                <text:p>2.11479</text:p>
              </table:table-cell>
              <table:table-cell office:value-type="float" office:value="0.647547">
                <text:p>0.647547</text:p>
              </table:table-cell>
              <table:table-cell office:value-type="float" office:value="0.484219">
                <text:p>0.484219</text:p>
              </table:table-cell>
              <table:table-cell office:value-type="float" office:value="1.42755">
                <text:p>1.42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5094">
                <text:p>1115094</text:p>
              </table:table-cell>
              <table:table-cell office:value-type="float" office:value="0.742122">
                <text:p>0.742122</text:p>
              </table:table-cell>
              <table:table-cell office:value-type="float" office:value="2.04114">
                <text:p>2.04114</text:p>
              </table:table-cell>
              <table:table-cell office:value-type="float" office:value="0.59749">
                <text:p>0.59749</text:p>
              </table:table-cell>
              <table:table-cell office:value-type="float" office:value="0.452674">
                <text:p>0.452674</text:p>
              </table:table-cell>
              <table:table-cell office:value-type="float" office:value="1.40107">
                <text:p>1.401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77292">
                <text:p>11177292</text:p>
              </table:table-cell>
              <table:table-cell office:value-type="float" office:value="1.15881">
                <text:p>1.15881</text:p>
              </table:table-cell>
              <table:table-cell office:value-type="float" office:value="2.72675">
                <text:p>2.72675</text:p>
              </table:table-cell>
              <table:table-cell office:value-type="float" office:value="1.02423">
                <text:p>1.02423</text:p>
              </table:table-cell>
              <table:table-cell office:value-type="float" office:value="0.827426">
                <text:p>0.827426</text:p>
              </table:table-cell>
              <table:table-cell office:value-type="float" office:value="1.63068">
                <text:p>1.63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490119">
                <text:p>11490119</text:p>
              </table:table-cell>
              <table:table-cell office:value-type="float" office:value="1.16021">
                <text:p>1.16021</text:p>
              </table:table-cell>
              <table:table-cell office:value-type="float" office:value="2.70096">
                <text:p>2.70096</text:p>
              </table:table-cell>
              <table:table-cell office:value-type="float" office:value="1.01731">
                <text:p>1.01731</text:p>
              </table:table-cell>
              <table:table-cell office:value-type="float" office:value="0.736711">
                <text:p>0.736711</text:p>
              </table:table-cell>
              <table:table-cell office:value-type="float" office:value="1.63288">
                <text:p>1.632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142">
                <text:p>149142</text:p>
              </table:table-cell>
              <table:table-cell office:value-type="float" office:value="0.371488">
                <text:p>0.371488</text:p>
              </table:table-cell>
              <table:table-cell office:value-type="float" office:value="1.39629">
                <text:p>1.39629</text:p>
              </table:table-cell>
              <table:table-cell office:value-type="float" office:value="0.279534">
                <text:p>0.279534</text:p>
              </table:table-cell>
              <table:table-cell office:value-type="float" office:value="0.294028">
                <text:p>0.294028</text:p>
              </table:table-cell>
              <table:table-cell office:value-type="float" office:value="1.21119">
                <text:p>1.211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22549">
                <text:p>2322549</text:p>
              </table:table-cell>
              <table:table-cell office:value-type="float" office:value="0.856805">
                <text:p>0.856805</text:p>
              </table:table-cell>
              <table:table-cell office:value-type="float" office:value="2.2519">
                <text:p>2.2519</text:p>
              </table:table-cell>
              <table:table-cell office:value-type="float" office:value="0.718034">
                <text:p>0.718034</text:p>
              </table:table-cell>
              <table:table-cell office:value-type="float" office:value="0.501652">
                <text:p>0.501652</text:p>
              </table:table-cell>
              <table:table-cell office:value-type="float" office:value="1.47325">
                <text:p>1.47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51674">
                <text:p>18451674</text:p>
              </table:table-cell>
              <table:table-cell office:value-type="float" office:value="1.27042">
                <text:p>1.27042</text:p>
              </table:table-cell>
              <table:table-cell office:value-type="float" office:value="2.90833">
                <text:p>2.90833</text:p>
              </table:table-cell>
              <table:table-cell office:value-type="float" office:value="1.14268">
                <text:p>1.14268</text:p>
              </table:table-cell>
              <table:table-cell office:value-type="float" office:value="0.731711">
                <text:p>0.731711</text:p>
              </table:table-cell>
              <table:table-cell office:value-type="float" office:value="1.67969">
                <text:p>1.679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200">
                <text:p>92200</text:p>
              </table:table-cell>
              <table:table-cell office:value-type="float" office:value="0.316794">
                <text:p>0.316794</text:p>
              </table:table-cell>
              <table:table-cell office:value-type="float" office:value="1.35107">
                <text:p>1.35107</text:p>
              </table:table-cell>
              <table:table-cell office:value-type="float" office:value="0.227821">
                <text:p>0.227821</text:p>
              </table:table-cell>
              <table:table-cell office:value-type="float" office:value="0.244363">
                <text:p>0.244363</text:p>
              </table:table-cell>
              <table:table-cell office:value-type="float" office:value="1.1791">
                <text:p>1.17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5145">
                <text:p>395145</text:p>
              </table:table-cell>
              <table:table-cell office:value-type="float" office:value="0.551342">
                <text:p>0.551342</text:p>
              </table:table-cell>
              <table:table-cell office:value-type="float" office:value="1.66599">
                <text:p>1.66599</text:p>
              </table:table-cell>
              <table:table-cell office:value-type="float" office:value="0.444881">
                <text:p>0.444881</text:p>
              </table:table-cell>
              <table:table-cell office:value-type="float" office:value="0.399135">
                <text:p>0.399135</text:p>
              </table:table-cell>
              <table:table-cell office:value-type="float" office:value="1.29945">
                <text:p>1.299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672446">
                <text:p>18672446</text:p>
              </table:table-cell>
              <table:table-cell office:value-type="float" office:value="1.27521">
                <text:p>1.27521</text:p>
              </table:table-cell>
              <table:table-cell office:value-type="float" office:value="2.90199">
                <text:p>2.90199</text:p>
              </table:table-cell>
              <table:table-cell office:value-type="float" office:value="1.16296">
                <text:p>1.16296</text:p>
              </table:table-cell>
              <table:table-cell office:value-type="float" office:value="0.774945">
                <text:p>0.774945</text:p>
              </table:table-cell>
              <table:table-cell office:value-type="float" office:value="1.68097">
                <text:p>1.680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67530">
                <text:p>767530</text:p>
              </table:table-cell>
              <table:table-cell office:value-type="float" office:value="0.682282">
                <text:p>0.682282</text:p>
              </table:table-cell>
              <table:table-cell office:value-type="float" office:value="1.92333">
                <text:p>1.92333</text:p>
              </table:table-cell>
              <table:table-cell office:value-type="float" office:value="0.542018">
                <text:p>0.542018</text:p>
              </table:table-cell>
              <table:table-cell office:value-type="float" office:value="0.446597">
                <text:p>0.446597</text:p>
              </table:table-cell>
              <table:table-cell office:value-type="float" office:value="1.36326">
                <text:p>1.363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39">
                <text:p>3939</text:p>
              </table:table-cell>
              <table:table-cell office:value-type="float" office:value="0.176959">
                <text:p>0.176959</text:p>
              </table:table-cell>
              <table:table-cell office:value-type="float" office:value="1.19514">
                <text:p>1.19514</text:p>
              </table:table-cell>
              <table:table-cell office:value-type="float" office:value="0.0942318">
                <text:p>0.0942318</text:p>
              </table:table-cell>
              <table:table-cell office:value-type="float" office:value="0.179818">
                <text:p>0.17981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18">
                <text:p>18318</text:p>
              </table:table-cell>
              <table:table-cell office:value-type="float" office:value="0.232516">
                <text:p>0.232516</text:p>
              </table:table-cell>
              <table:table-cell office:value-type="float" office:value="1.21697">
                <text:p>1.21697</text:p>
              </table:table-cell>
              <table:table-cell office:value-type="float" office:value="0.147652">
                <text:p>0.147652</text:p>
              </table:table-cell>
              <table:table-cell office:value-type="float" office:value="0.215123">
                <text:p>0.215123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276579">
                <text:p>8276579</text:p>
              </table:table-cell>
              <table:table-cell office:value-type="float" office:value="1.09673">
                <text:p>1.09673</text:p>
              </table:table-cell>
              <table:table-cell office:value-type="float" office:value="2.66453">
                <text:p>2.66453</text:p>
              </table:table-cell>
              <table:table-cell office:value-type="float" office:value="0.938811">
                <text:p>0.938811</text:p>
              </table:table-cell>
              <table:table-cell office:value-type="float" office:value="0.61159">
                <text:p>0.61159</text:p>
              </table:table-cell>
              <table:table-cell office:value-type="float" office:value="1.59948">
                <text:p>1.59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416627">
                <text:p>74416627</text:p>
              </table:table-cell>
              <table:table-cell office:value-type="float" office:value="1.62237">
                <text:p>1.62237</text:p>
              </table:table-cell>
              <table:table-cell office:value-type="float" office:value="3.35013">
                <text:p>3.35013</text:p>
              </table:table-cell>
              <table:table-cell office:value-type="float" office:value="1.52318">
                <text:p>1.52318</text:p>
              </table:table-cell>
              <table:table-cell office:value-type="float" office:value="0.917696">
                <text:p>0.917696</text:p>
              </table:table-cell>
              <table:table-cell office:value-type="float" office:value="1.81915">
                <text:p>1.819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904">
                <text:p>20904</text:p>
              </table:table-cell>
              <table:table-cell office:value-type="float" office:value="0.240542">
                <text:p>0.240542</text:p>
              </table:table-cell>
              <table:table-cell office:value-type="float" office:value="1.20299">
                <text:p>1.20299</text:p>
              </table:table-cell>
              <table:table-cell office:value-type="float" office:value="0.156772">
                <text:p>0.156772</text:p>
              </table:table-cell>
              <table:table-cell office:value-type="float" office:value="0.252138">
                <text:p>0.25213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65">
                <text:p>19565</text:p>
              </table:table-cell>
              <table:table-cell office:value-type="float" office:value="0.233837">
                <text:p>0.233837</text:p>
              </table:table-cell>
              <table:table-cell office:value-type="float" office:value="1.19589">
                <text:p>1.19589</text:p>
              </table:table-cell>
              <table:table-cell office:value-type="float" office:value="0.149387">
                <text:p>0.149387</text:p>
              </table:table-cell>
              <table:table-cell office:value-type="float" office:value="0.215035">
                <text:p>0.21503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8929">
                <text:p>168929</text:p>
              </table:table-cell>
              <table:table-cell office:value-type="float" office:value="0.397288">
                <text:p>0.397288</text:p>
              </table:table-cell>
              <table:table-cell office:value-type="float" office:value="1.40036">
                <text:p>1.40036</text:p>
              </table:table-cell>
              <table:table-cell office:value-type="float" office:value="0.302772">
                <text:p>0.302772</text:p>
              </table:table-cell>
              <table:table-cell office:value-type="float" office:value="0.332447">
                <text:p>0.332447</text:p>
              </table:table-cell>
              <table:table-cell office:value-type="float" office:value="1.22233">
                <text:p>1.22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93487">
                <text:p>2693487</text:p>
              </table:table-cell>
              <table:table-cell office:value-type="float" office:value="0.887384">
                <text:p>0.887384</text:p>
              </table:table-cell>
              <table:table-cell office:value-type="float" office:value="2.28721">
                <text:p>2.28721</text:p>
              </table:table-cell>
              <table:table-cell office:value-type="float" office:value="0.764301">
                <text:p>0.764301</text:p>
              </table:table-cell>
              <table:table-cell office:value-type="float" office:value="0.584277">
                <text:p>0.584277</text:p>
              </table:table-cell>
              <table:table-cell office:value-type="float" office:value="1.48918">
                <text:p>1.48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058305">
                <text:p>76058305</text:p>
              </table:table-cell>
              <table:table-cell office:value-type="float" office:value="1.60233">
                <text:p>1.60233</text:p>
              </table:table-cell>
              <table:table-cell office:value-type="float" office:value="3.2516">
                <text:p>3.2516</text:p>
              </table:table-cell>
              <table:table-cell office:value-type="float" office:value="1.47729">
                <text:p>1.47729</text:p>
              </table:table-cell>
              <table:table-cell office:value-type="float" office:value="0.911254">
                <text:p>0.911254</text:p>
              </table:table-cell>
              <table:table-cell office:value-type="float" office:value="1.82147">
                <text:p>1.821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7623">
                <text:p>347623</text:p>
              </table:table-cell>
              <table:table-cell office:value-type="float" office:value="0.52862">
                <text:p>0.52862</text:p>
              </table:table-cell>
              <table:table-cell office:value-type="float" office:value="1.60405">
                <text:p>1.60405</text:p>
              </table:table-cell>
              <table:table-cell office:value-type="float" office:value="0.427451">
                <text:p>0.427451</text:p>
              </table:table-cell>
              <table:table-cell office:value-type="float" office:value="0.442703">
                <text:p>0.442703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45">
                <text:p>1945</text:p>
              </table:table-cell>
              <table:table-cell office:value-type="float" office:value="0.152202">
                <text:p>0.152202</text:p>
              </table:table-cell>
              <table:table-cell office:value-type="float" office:value="1.17028">
                <text:p>1.17028</text:p>
              </table:table-cell>
              <table:table-cell office:value-type="float" office:value="0.0729706">
                <text:p>0.0729706</text:p>
              </table:table-cell>
              <table:table-cell office:value-type="float" office:value="0.177775">
                <text:p>0.17777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6633">
                <text:p>96633</text:p>
              </table:table-cell>
              <table:table-cell office:value-type="float" office:value="0.315553">
                <text:p>0.315553</text:p>
              </table:table-cell>
              <table:table-cell office:value-type="float" office:value="1.28585">
                <text:p>1.28585</text:p>
              </table:table-cell>
              <table:table-cell office:value-type="float" office:value="0.22719">
                <text:p>0.22719</text:p>
              </table:table-cell>
              <table:table-cell office:value-type="float" office:value="0.234578">
                <text:p>0.234578</text:p>
              </table:table-cell>
              <table:table-cell office:value-type="float" office:value="1.17217">
                <text:p>1.172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0004">
                <text:p>470004</text:p>
              </table:table-cell>
              <table:table-cell office:value-type="float" office:value="0.592435">
                <text:p>0.592435</text:p>
              </table:table-cell>
              <table:table-cell office:value-type="float" office:value="1.77021">
                <text:p>1.77021</text:p>
              </table:table-cell>
              <table:table-cell office:value-type="float" office:value="0.458854">
                <text:p>0.458854</text:p>
              </table:table-cell>
              <table:table-cell office:value-type="float" office:value="0.389176">
                <text:p>0.389176</text:p>
              </table:table-cell>
              <table:table-cell office:value-type="float" office:value="1.31717">
                <text:p>1.31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57201">
                <text:p>15457201</text:p>
              </table:table-cell>
              <table:table-cell office:value-type="float" office:value="1.21373">
                <text:p>1.21373</text:p>
              </table:table-cell>
              <table:table-cell office:value-type="float" office:value="2.84965">
                <text:p>2.84965</text:p>
              </table:table-cell>
              <table:table-cell office:value-type="float" office:value="1.06376">
                <text:p>1.06376</text:p>
              </table:table-cell>
              <table:table-cell office:value-type="float" office:value="0.700027">
                <text:p>0.700027</text:p>
              </table:table-cell>
              <table:table-cell office:value-type="float" office:value="1.66195">
                <text:p>1.66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785">
                <text:p>123785</text:p>
              </table:table-cell>
              <table:table-cell office:value-type="float" office:value="0.333271">
                <text:p>0.333271</text:p>
              </table:table-cell>
              <table:table-cell office:value-type="float" office:value="1.34856">
                <text:p>1.34856</text:p>
              </table:table-cell>
              <table:table-cell office:value-type="float" office:value="0.244644">
                <text:p>0.244644</text:p>
              </table:table-cell>
              <table:table-cell office:value-type="float" office:value="0.248186">
                <text:p>0.248186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74">
                <text:p>1074</text:p>
              </table:table-cell>
              <table:table-cell office:value-type="float" office:value="0.134911">
                <text:p>0.134911</text:p>
              </table:table-cell>
              <table:table-cell office:value-type="float" office:value="1.14686">
                <text:p>1.14686</text:p>
              </table:table-cell>
              <table:table-cell office:value-type="float" office:value="0.0607007">
                <text:p>0.0607007</text:p>
              </table:table-cell>
              <table:table-cell office:value-type="float" office:value="0.179104">
                <text:p>0.17910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19569">
                <text:p>48919569</text:p>
              </table:table-cell>
              <table:table-cell office:value-type="float" office:value="1.50506">
                <text:p>1.50506</text:p>
              </table:table-cell>
              <table:table-cell office:value-type="float" office:value="3.19373">
                <text:p>3.19373</text:p>
              </table:table-cell>
              <table:table-cell office:value-type="float" office:value="1.35713">
                <text:p>1.35713</text:p>
              </table:table-cell>
              <table:table-cell office:value-type="float" office:value="0.810982">
                <text:p>0.810982</text:p>
              </table:table-cell>
              <table:table-cell office:value-type="float" office:value="1.77617">
                <text:p>1.776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3432">
                <text:p>2053432</text:p>
              </table:table-cell>
              <table:table-cell office:value-type="float" office:value="0.836907">
                <text:p>0.836907</text:p>
              </table:table-cell>
              <table:table-cell office:value-type="float" office:value="2.23124">
                <text:p>2.23124</text:p>
              </table:table-cell>
              <table:table-cell office:value-type="float" office:value="0.689786">
                <text:p>0.689786</text:p>
              </table:table-cell>
              <table:table-cell office:value-type="float" office:value="0.482903">
                <text:p>0.482903</text:p>
              </table:table-cell>
              <table:table-cell office:value-type="float" office:value="1.46072">
                <text:p>1.46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8">
                <text:p>1858</text:p>
              </table:table-cell>
              <table:table-cell office:value-type="float" office:value="0.151526">
                <text:p>0.151526</text:p>
              </table:table-cell>
              <table:table-cell office:value-type="float" office:value="1.2022">
                <text:p>1.2022</text:p>
              </table:table-cell>
              <table:table-cell office:value-type="float" office:value="0.0738193">
                <text:p>0.0738193</text:p>
              </table:table-cell>
              <table:table-cell office:value-type="float" office:value="0.170185">
                <text:p>0.17018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393">
                <text:p>124393</text:p>
              </table:table-cell>
              <table:table-cell office:value-type="float" office:value="0.33592">
                <text:p>0.33592</text:p>
              </table:table-cell>
              <table:table-cell office:value-type="float" office:value="1.35536">
                <text:p>1.35536</text:p>
              </table:table-cell>
              <table:table-cell office:value-type="float" office:value="0.246117">
                <text:p>0.246117</text:p>
              </table:table-cell>
              <table:table-cell office:value-type="float" office:value="0.262481">
                <text:p>0.262481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594">
                <text:p>24594</text:p>
              </table:table-cell>
              <table:table-cell office:value-type="float" office:value="0.247561">
                <text:p>0.247561</text:p>
              </table:table-cell>
              <table:table-cell office:value-type="float" office:value="1.25506">
                <text:p>1.25506</text:p>
              </table:table-cell>
              <table:table-cell office:value-type="float" office:value="0.157779">
                <text:p>0.157779</text:p>
              </table:table-cell>
              <table:table-cell office:value-type="float" office:value="0.216044">
                <text:p>0.216044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62976">
                <text:p>3462976</text:p>
              </table:table-cell>
              <table:table-cell office:value-type="float" office:value="0.92446">
                <text:p>0.92446</text:p>
              </table:table-cell>
              <table:table-cell office:value-type="float" office:value="2.43996">
                <text:p>2.43996</text:p>
              </table:table-cell>
              <table:table-cell office:value-type="float" office:value="0.786364">
                <text:p>0.786364</text:p>
              </table:table-cell>
              <table:table-cell office:value-type="float" office:value="0.50347">
                <text:p>0.50347</text:p>
              </table:table-cell>
              <table:table-cell office:value-type="float" office:value="1.51381">
                <text:p>1.513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199">
                <text:p>44199</text:p>
              </table:table-cell>
              <table:table-cell office:value-type="float" office:value="0.267995">
                <text:p>0.267995</text:p>
              </table:table-cell>
              <table:table-cell office:value-type="float" office:value="1.2361">
                <text:p>1.2361</text:p>
              </table:table-cell>
              <table:table-cell office:value-type="float" office:value="0.185694">
                <text:p>0.185694</text:p>
              </table:table-cell>
              <table:table-cell office:value-type="float" office:value="0.269103">
                <text:p>0.269103</text:p>
              </table:table-cell>
              <table:table-cell office:value-type="float" office:value="1.11318">
                <text:p>1.11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374">
                <text:p>15374</text:p>
              </table:table-cell>
              <table:table-cell office:value-type="float" office:value="0.229136">
                <text:p>0.229136</text:p>
              </table:table-cell>
              <table:table-cell office:value-type="float" office:value="1.23925">
                <text:p>1.23925</text:p>
              </table:table-cell>
              <table:table-cell office:value-type="float" office:value="0.143116">
                <text:p>0.143116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32831">
                <text:p>2632831</text:p>
              </table:table-cell>
              <table:table-cell office:value-type="float" office:value="0.87287">
                <text:p>0.87287</text:p>
              </table:table-cell>
              <table:table-cell office:value-type="float" office:value="2.23317">
                <text:p>2.23317</text:p>
              </table:table-cell>
              <table:table-cell office:value-type="float" office:value="0.749371">
                <text:p>0.749371</text:p>
              </table:table-cell>
              <table:table-cell office:value-type="float" office:value="0.580567">
                <text:p>0.580567</text:p>
              </table:table-cell>
              <table:table-cell office:value-type="float" office:value="1.48697">
                <text:p>1.48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958">
                <text:p>12958</text:p>
              </table:table-cell>
              <table:table-cell office:value-type="float" office:value="0.223326">
                <text:p>0.223326</text:p>
              </table:table-cell>
              <table:table-cell office:value-type="float" office:value="1.19934">
                <text:p>1.19934</text:p>
              </table:table-cell>
              <table:table-cell office:value-type="float" office:value="0.139948">
                <text:p>0.139948</text:p>
              </table:table-cell>
              <table:table-cell office:value-type="float" office:value="0.225192">
                <text:p>0.22519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8419">
                <text:p>2588419</text:p>
              </table:table-cell>
              <table:table-cell office:value-type="float" office:value="0.879375">
                <text:p>0.879375</text:p>
              </table:table-cell>
              <table:table-cell office:value-type="float" office:value="2.2397">
                <text:p>2.2397</text:p>
              </table:table-cell>
              <table:table-cell office:value-type="float" office:value="0.737214">
                <text:p>0.737214</text:p>
              </table:table-cell>
              <table:table-cell office:value-type="float" office:value="0.558098">
                <text:p>0.558098</text:p>
              </table:table-cell>
              <table:table-cell office:value-type="float" office:value="1.48498">
                <text:p>1.484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326826">
                <text:p>61326826</text:p>
              </table:table-cell>
              <table:table-cell office:value-type="float" office:value="1.56301">
                <text:p>1.56301</text:p>
              </table:table-cell>
              <table:table-cell office:value-type="float" office:value="3.3251">
                <text:p>3.3251</text:p>
              </table:table-cell>
              <table:table-cell office:value-type="float" office:value="1.42884">
                <text:p>1.42884</text:p>
              </table:table-cell>
              <table:table-cell office:value-type="float" office:value="0.902354">
                <text:p>0.902354</text:p>
              </table:table-cell>
              <table:table-cell office:value-type="float" office:value="1.79973">
                <text:p>1.799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5500">
                <text:p>265500</text:p>
              </table:table-cell>
              <table:table-cell office:value-type="float" office:value="0.467884">
                <text:p>0.467884</text:p>
              </table:table-cell>
              <table:table-cell office:value-type="float" office:value="1.52907">
                <text:p>1.52907</text:p>
              </table:table-cell>
              <table:table-cell office:value-type="float" office:value="0.366894">
                <text:p>0.366894</text:p>
              </table:table-cell>
              <table:table-cell office:value-type="float" office:value="0.366303">
                <text:p>0.366303</text:p>
              </table:table-cell>
              <table:table-cell office:value-type="float" office:value="1.26286">
                <text:p>1.262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7751">
                <text:p>347751</text:p>
              </table:table-cell>
              <table:table-cell office:value-type="float" office:value="0.52447">
                <text:p>0.52447</text:p>
              </table:table-cell>
              <table:table-cell office:value-type="float" office:value="1.60364">
                <text:p>1.60364</text:p>
              </table:table-cell>
              <table:table-cell office:value-type="float" office:value="0.419371">
                <text:p>0.419371</text:p>
              </table:table-cell>
              <table:table-cell office:value-type="float" office:value="0.433012">
                <text:p>0.433012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2769">
                <text:p>272769</text:p>
              </table:table-cell>
              <table:table-cell office:value-type="float" office:value="0.472383">
                <text:p>0.472383</text:p>
              </table:table-cell>
              <table:table-cell office:value-type="float" office:value="1.5418">
                <text:p>1.5418</text:p>
              </table:table-cell>
              <table:table-cell office:value-type="float" office:value="0.370324">
                <text:p>0.370324</text:p>
              </table:table-cell>
              <table:table-cell office:value-type="float" office:value="0.364651">
                <text:p>0.364651</text:p>
              </table:table-cell>
              <table:table-cell office:value-type="float" office:value="1.26552">
                <text:p>1.26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2">
                <text:p>3042</text:p>
              </table:table-cell>
              <table:table-cell office:value-type="float" office:value="0.168112">
                <text:p>0.168112</text:p>
              </table:table-cell>
              <table:table-cell office:value-type="float" office:value="1.16563">
                <text:p>1.16563</text:p>
              </table:table-cell>
              <table:table-cell office:value-type="float" office:value="0.0866872">
                <text:p>0.0866872</text:p>
              </table:table-cell>
              <table:table-cell office:value-type="float" office:value="0.173367">
                <text:p>0.173367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573972">
                <text:p>61573972</text:p>
              </table:table-cell>
              <table:table-cell office:value-type="float" office:value="1.55753">
                <text:p>1.55753</text:p>
              </table:table-cell>
              <table:table-cell office:value-type="float" office:value="3.3216">
                <text:p>3.3216</text:p>
              </table:table-cell>
              <table:table-cell office:value-type="float" office:value="1.43265">
                <text:p>1.43265</text:p>
              </table:table-cell>
              <table:table-cell office:value-type="float" office:value="0.905371">
                <text:p>0.905371</text:p>
              </table:table-cell>
              <table:table-cell office:value-type="float" office:value="1.80003">
                <text:p>1.80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535584">
                <text:p>25535584</text:p>
              </table:table-cell>
              <table:table-cell office:value-type="float" office:value="1.32389">
                <text:p>1.32389</text:p>
              </table:table-cell>
              <table:table-cell office:value-type="float" office:value="2.97746">
                <text:p>2.97746</text:p>
              </table:table-cell>
              <table:table-cell office:value-type="float" office:value="1.1999">
                <text:p>1.1999</text:p>
              </table:table-cell>
              <table:table-cell office:value-type="float" office:value="0.77759">
                <text:p>0.77759</text:p>
              </table:table-cell>
              <table:table-cell office:value-type="float" office:value="1.7113">
                <text:p>1.7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28">
                <text:p>17028</text:p>
              </table:table-cell>
              <table:table-cell office:value-type="float" office:value="0.230237">
                <text:p>0.230237</text:p>
              </table:table-cell>
              <table:table-cell office:value-type="float" office:value="1.2247">
                <text:p>1.2247</text:p>
              </table:table-cell>
              <table:table-cell office:value-type="float" office:value="0.144513">
                <text:p>0.144513</text:p>
              </table:table-cell>
              <table:table-cell office:value-type="float" office:value="0.214095">
                <text:p>0.21409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701">
                <text:p>16701</text:p>
              </table:table-cell>
              <table:table-cell office:value-type="float" office:value="0.227685">
                <text:p>0.227685</text:p>
              </table:table-cell>
              <table:table-cell office:value-type="float" office:value="1.22475">
                <text:p>1.22475</text:p>
              </table:table-cell>
              <table:table-cell office:value-type="float" office:value="0.145643">
                <text:p>0.145643</text:p>
              </table:table-cell>
              <table:table-cell office:value-type="float" office:value="0.227926">
                <text:p>0.227926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398">
                <text:p>30398</text:p>
              </table:table-cell>
              <table:table-cell office:value-type="float" office:value="0.251433">
                <text:p>0.251433</text:p>
              </table:table-cell>
              <table:table-cell office:value-type="float" office:value="1.25031">
                <text:p>1.25031</text:p>
              </table:table-cell>
              <table:table-cell office:value-type="float" office:value="0.165257">
                <text:p>0.165257</text:p>
              </table:table-cell>
              <table:table-cell office:value-type="float" office:value="0.217365">
                <text:p>0.217365</text:p>
              </table:table-cell>
              <table:table-cell office:value-type="float" office:value="1.08962">
                <text:p>1.089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648247">
                <text:p>23648247</text:p>
              </table:table-cell>
              <table:table-cell office:value-type="float" office:value="1.31604">
                <text:p>1.31604</text:p>
              </table:table-cell>
              <table:table-cell office:value-type="float" office:value="2.94247">
                <text:p>2.94247</text:p>
              </table:table-cell>
              <table:table-cell office:value-type="float" office:value="1.19888">
                <text:p>1.19888</text:p>
              </table:table-cell>
              <table:table-cell office:value-type="float" office:value="0.751172">
                <text:p>0.751172</text:p>
              </table:table-cell>
              <table:table-cell office:value-type="float" office:value="1.70411">
                <text:p>1.70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324">
                <text:p>24324</text:p>
              </table:table-cell>
              <table:table-cell office:value-type="float" office:value="0.241952">
                <text:p>0.241952</text:p>
              </table:table-cell>
              <table:table-cell office:value-type="float" office:value="1.22022">
                <text:p>1.22022</text:p>
              </table:table-cell>
              <table:table-cell office:value-type="float" office:value="0.156776">
                <text:p>0.156776</text:p>
              </table:table-cell>
              <table:table-cell office:value-type="float" office:value="0.213744">
                <text:p>0.213744</text:p>
              </table:table-cell>
              <table:table-cell office:value-type="float" office:value="1.07685">
                <text:p>1.07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30578">
                <text:p>5930578</text:p>
              </table:table-cell>
              <table:table-cell office:value-type="float" office:value="1.01984">
                <text:p>1.01984</text:p>
              </table:table-cell>
              <table:table-cell office:value-type="float" office:value="2.50238">
                <text:p>2.50238</text:p>
              </table:table-cell>
              <table:table-cell office:value-type="float" office:value="0.885308">
                <text:p>0.885308</text:p>
              </table:table-cell>
              <table:table-cell office:value-type="float" office:value="0.599218">
                <text:p>0.599218</text:p>
              </table:table-cell>
              <table:table-cell office:value-type="float" office:value="1.56606">
                <text:p>1.566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8431">
                <text:p>248431</text:p>
              </table:table-cell>
              <table:table-cell office:value-type="float" office:value="0.452973">
                <text:p>0.452973</text:p>
              </table:table-cell>
              <table:table-cell office:value-type="float" office:value="1.50514">
                <text:p>1.50514</text:p>
              </table:table-cell>
              <table:table-cell office:value-type="float" office:value="0.346522">
                <text:p>0.346522</text:p>
              </table:table-cell>
              <table:table-cell office:value-type="float" office:value="0.332498">
                <text:p>0.332498</text:p>
              </table:table-cell>
              <table:table-cell office:value-type="float" office:value="1.2567">
                <text:p>1.25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399006">
                <text:p>13399006</text:p>
              </table:table-cell>
              <table:table-cell office:value-type="float" office:value="1.17762">
                <text:p>1.17762</text:p>
              </table:table-cell>
              <table:table-cell office:value-type="float" office:value="2.75322">
                <text:p>2.75322</text:p>
              </table:table-cell>
              <table:table-cell office:value-type="float" office:value="1.02313">
                <text:p>1.02313</text:p>
              </table:table-cell>
              <table:table-cell office:value-type="float" office:value="0.745929">
                <text:p>0.745929</text:p>
              </table:table-cell>
              <table:table-cell office:value-type="float" office:value="1.64684">
                <text:p>1.64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462340">
                <text:p>51462340</text:p>
              </table:table-cell>
              <table:table-cell office:value-type="float" office:value="1.51663">
                <text:p>1.51663</text:p>
              </table:table-cell>
              <table:table-cell office:value-type="float" office:value="3.18058">
                <text:p>3.18058</text:p>
              </table:table-cell>
              <table:table-cell office:value-type="float" office:value="1.37629">
                <text:p>1.37629</text:p>
              </table:table-cell>
              <table:table-cell office:value-type="float" office:value="0.844485">
                <text:p>0.844485</text:p>
              </table:table-cell>
              <table:table-cell office:value-type="float" office:value="1.78132">
                <text:p>1.781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134">
                <text:p>3619134</text:p>
              </table:table-cell>
              <table:table-cell office:value-type="float" office:value="0.936895">
                <text:p>0.936895</text:p>
              </table:table-cell>
              <table:table-cell office:value-type="float" office:value="2.44202">
                <text:p>2.44202</text:p>
              </table:table-cell>
              <table:table-cell office:value-type="float" office:value="0.788295">
                <text:p>0.788295</text:p>
              </table:table-cell>
              <table:table-cell office:value-type="float" office:value="0.550896">
                <text:p>0.550896</text:p>
              </table:table-cell>
              <table:table-cell office:value-type="float" office:value="1.51772">
                <text:p>1.51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93703">
                <text:p>1893703</text:p>
              </table:table-cell>
              <table:table-cell office:value-type="float" office:value="0.822915">
                <text:p>0.822915</text:p>
              </table:table-cell>
              <table:table-cell office:value-type="float" office:value="2.21702">
                <text:p>2.21702</text:p>
              </table:table-cell>
              <table:table-cell office:value-type="float" office:value="0.677921">
                <text:p>0.677921</text:p>
              </table:table-cell>
              <table:table-cell office:value-type="float" office:value="0.485546">
                <text:p>0.485546</text:p>
              </table:table-cell>
              <table:table-cell office:value-type="float" office:value="1.45353">
                <text:p>1.453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83">
                <text:p>2783</text:p>
              </table:table-cell>
              <table:table-cell office:value-type="float" office:value="0.161002">
                <text:p>0.161002</text:p>
              </table:table-cell>
              <table:table-cell office:value-type="float" office:value="1.1269">
                <text:p>1.1269</text:p>
              </table:table-cell>
              <table:table-cell office:value-type="float" office:value="0.0818034">
                <text:p>0.0818034</text:p>
              </table:table-cell>
              <table:table-cell office:value-type="float" office:value="0.205456">
                <text:p>0.20545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89203">
                <text:p>48089203</text:p>
              </table:table-cell>
              <table:table-cell office:value-type="float" office:value="1.49592">
                <text:p>1.49592</text:p>
              </table:table-cell>
              <table:table-cell office:value-type="float" office:value="3.17238">
                <text:p>3.17238</text:p>
              </table:table-cell>
              <table:table-cell office:value-type="float" office:value="1.37764">
                <text:p>1.37764</text:p>
              </table:table-cell>
              <table:table-cell office:value-type="float" office:value="0.798097">
                <text:p>0.798097</text:p>
              </table:table-cell>
              <table:table-cell office:value-type="float" office:value="1.77462">
                <text:p>1.774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1941">
                <text:p>1471941</text:p>
              </table:table-cell>
              <table:table-cell office:value-type="float" office:value="0.789271">
                <text:p>0.789271</text:p>
              </table:table-cell>
              <table:table-cell office:value-type="float" office:value="2.10604">
                <text:p>2.10604</text:p>
              </table:table-cell>
              <table:table-cell office:value-type="float" office:value="0.6431">
                <text:p>0.6431</text:p>
              </table:table-cell>
              <table:table-cell office:value-type="float" office:value="0.470563">
                <text:p>0.470563</text:p>
              </table:table-cell>
              <table:table-cell office:value-type="float" office:value="1.42778">
                <text:p>1.427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52360">
                <text:p>3852360</text:p>
              </table:table-cell>
              <table:table-cell office:value-type="float" office:value="0.93478">
                <text:p>0.93478</text:p>
              </table:table-cell>
              <table:table-cell office:value-type="float" office:value="2.42285">
                <text:p>2.42285</text:p>
              </table:table-cell>
              <table:table-cell office:value-type="float" office:value="0.788239">
                <text:p>0.788239</text:p>
              </table:table-cell>
              <table:table-cell office:value-type="float" office:value="0.491415">
                <text:p>0.491415</text:p>
              </table:table-cell>
              <table:table-cell office:value-type="float" office:value="1.52344">
                <text:p>1.523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57">
                <text:p>3857</text:p>
              </table:table-cell>
              <table:table-cell office:value-type="float" office:value="0.174592">
                <text:p>0.174592</text:p>
              </table:table-cell>
              <table:table-cell office:value-type="float" office:value="1.19778">
                <text:p>1.19778</text:p>
              </table:table-cell>
              <table:table-cell office:value-type="float" office:value="0.093593">
                <text:p>0.093593</text:p>
              </table:table-cell>
              <table:table-cell office:value-type="float" office:value="0.182794">
                <text:p>0.18279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9095">
                <text:p>669095</text:p>
              </table:table-cell>
              <table:table-cell office:value-type="float" office:value="0.63712">
                <text:p>0.63712</text:p>
              </table:table-cell>
              <table:table-cell office:value-type="float" office:value="1.81456">
                <text:p>1.81456</text:p>
              </table:table-cell>
              <table:table-cell office:value-type="float" office:value="0.520624">
                <text:p>0.520624</text:p>
              </table:table-cell>
              <table:table-cell office:value-type="float" office:value="0.500066">
                <text:p>0.500066</text:p>
              </table:table-cell>
              <table:table-cell office:value-type="float" office:value="1.35217">
                <text:p>1.35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345">
                <text:p>15345</text:p>
              </table:table-cell>
              <table:table-cell office:value-type="float" office:value="0.225278">
                <text:p>0.225278</text:p>
              </table:table-cell>
              <table:table-cell office:value-type="float" office:value="1.23668">
                <text:p>1.23668</text:p>
              </table:table-cell>
              <table:table-cell office:value-type="float" office:value="0.141226">
                <text:p>0.141226</text:p>
              </table:table-cell>
              <table:table-cell office:value-type="float" office:value="0.208685">
                <text:p>0.2086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91">
                <text:p>6191</text:p>
              </table:table-cell>
              <table:table-cell office:value-type="float" office:value="0.192086">
                <text:p>0.192086</text:p>
              </table:table-cell>
              <table:table-cell office:value-type="float" office:value="1.17746">
                <text:p>1.17746</text:p>
              </table:table-cell>
              <table:table-cell office:value-type="float" office:value="0.111072">
                <text:p>0.111072</text:p>
              </table:table-cell>
              <table:table-cell office:value-type="float" office:value="0.206545">
                <text:p>0.2065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04">
                <text:p>15504</text:p>
              </table:table-cell>
              <table:table-cell office:value-type="float" office:value="0.224671">
                <text:p>0.224671</text:p>
              </table:table-cell>
              <table:table-cell office:value-type="float" office:value="1.22965">
                <text:p>1.22965</text:p>
              </table:table-cell>
              <table:table-cell office:value-type="float" office:value="0.14092">
                <text:p>0.14092</text:p>
              </table:table-cell>
              <table:table-cell office:value-type="float" office:value="0.203546">
                <text:p>0.20354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880">
                <text:p>62880</text:p>
              </table:table-cell>
              <table:table-cell office:value-type="float" office:value="0.281063">
                <text:p>0.281063</text:p>
              </table:table-cell>
              <table:table-cell office:value-type="float" office:value="1.28665">
                <text:p>1.28665</text:p>
              </table:table-cell>
              <table:table-cell office:value-type="float" office:value="0.198636">
                <text:p>0.198636</text:p>
              </table:table-cell>
              <table:table-cell office:value-type="float" office:value="0.237884">
                <text:p>0.237884</text:p>
              </table:table-cell>
              <table:table-cell office:value-type="float" office:value="1.13729">
                <text:p>1.137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995">
                <text:p>161995</text:p>
              </table:table-cell>
              <table:table-cell office:value-type="float" office:value="0.379232">
                <text:p>0.379232</text:p>
              </table:table-cell>
              <table:table-cell office:value-type="float" office:value="1.3946">
                <text:p>1.3946</text:p>
              </table:table-cell>
              <table:table-cell office:value-type="float" office:value="0.290889">
                <text:p>0.290889</text:p>
              </table:table-cell>
              <table:table-cell office:value-type="float" office:value="0.331541">
                <text:p>0.331541</text:p>
              </table:table-cell>
              <table:table-cell office:value-type="float" office:value="1.21871">
                <text:p>1.21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83">
                <text:p>8383</text:p>
              </table:table-cell>
              <table:table-cell office:value-type="float" office:value="0.205155">
                <text:p>0.205155</text:p>
              </table:table-cell>
              <table:table-cell office:value-type="float" office:value="1.19909">
                <text:p>1.19909</text:p>
              </table:table-cell>
              <table:table-cell office:value-type="float" office:value="0.120942">
                <text:p>0.120942</text:p>
              </table:table-cell>
              <table:table-cell office:value-type="float" office:value="0.198483">
                <text:p>0.19848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7">
                <text:p>1907</text:p>
              </table:table-cell>
              <table:table-cell office:value-type="float" office:value="0.151873">
                <text:p>0.151873</text:p>
              </table:table-cell>
              <table:table-cell office:value-type="float" office:value="1.17167">
                <text:p>1.17167</text:p>
              </table:table-cell>
              <table:table-cell office:value-type="float" office:value="0.0731694">
                <text:p>0.0731694</text:p>
              </table:table-cell>
              <table:table-cell office:value-type="float" office:value="0.174098">
                <text:p>0.1740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04658">
                <text:p>4604658</text:p>
              </table:table-cell>
              <table:table-cell office:value-type="float" office:value="0.964266">
                <text:p>0.964266</text:p>
              </table:table-cell>
              <table:table-cell office:value-type="float" office:value="2.42562">
                <text:p>2.42562</text:p>
              </table:table-cell>
              <table:table-cell office:value-type="float" office:value="0.814789">
                <text:p>0.814789</text:p>
              </table:table-cell>
              <table:table-cell office:value-type="float" office:value="0.519628">
                <text:p>0.519628</text:p>
              </table:table-cell>
              <table:table-cell office:value-type="float" office:value="1.54121">
                <text:p>1.54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293">
                <text:p>27293</text:p>
              </table:table-cell>
              <table:table-cell office:value-type="float" office:value="0.250702">
                <text:p>0.250702</text:p>
              </table:table-cell>
              <table:table-cell office:value-type="float" office:value="1.28879">
                <text:p>1.28879</text:p>
              </table:table-cell>
              <table:table-cell office:value-type="float" office:value="0.162221">
                <text:p>0.162221</text:p>
              </table:table-cell>
              <table:table-cell office:value-type="float" office:value="0.20162">
                <text:p>0.20162</text:p>
              </table:table-cell>
              <table:table-cell office:value-type="float" office:value="1.08266">
                <text:p>1.082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52071">
                <text:p>7952071</text:p>
              </table:table-cell>
              <table:table-cell office:value-type="float" office:value="1.06205">
                <text:p>1.06205</text:p>
              </table:table-cell>
              <table:table-cell office:value-type="float" office:value="2.62469">
                <text:p>2.62469</text:p>
              </table:table-cell>
              <table:table-cell office:value-type="float" office:value="0.928778">
                <text:p>0.928778</text:p>
              </table:table-cell>
              <table:table-cell office:value-type="float" office:value="0.601095">
                <text:p>0.601095</text:p>
              </table:table-cell>
              <table:table-cell office:value-type="float" office:value="1.5955">
                <text:p>1.59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28">
                <text:p>2228</text:p>
              </table:table-cell>
              <table:table-cell office:value-type="float" office:value="0.154128">
                <text:p>0.154128</text:p>
              </table:table-cell>
              <table:table-cell office:value-type="float" office:value="1.15427">
                <text:p>1.15427</text:p>
              </table:table-cell>
              <table:table-cell office:value-type="float" office:value="0.0778418">
                <text:p>0.0778418</text:p>
              </table:table-cell>
              <table:table-cell office:value-type="float" office:value="0.172342">
                <text:p>0.172342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994645">
                <text:p>47994645</text:p>
              </table:table-cell>
              <table:table-cell office:value-type="float" office:value="1.49756">
                <text:p>1.49756</text:p>
              </table:table-cell>
              <table:table-cell office:value-type="float" office:value="3.18039">
                <text:p>3.18039</text:p>
              </table:table-cell>
              <table:table-cell office:value-type="float" office:value="1.35916">
                <text:p>1.35916</text:p>
              </table:table-cell>
              <table:table-cell office:value-type="float" office:value="0.80966">
                <text:p>0.80966</text:p>
              </table:table-cell>
              <table:table-cell office:value-type="float" office:value="1.77451">
                <text:p>1.774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615">
                <text:p>16615</text:p>
              </table:table-cell>
              <table:table-cell office:value-type="float" office:value="0.229536">
                <text:p>0.229536</text:p>
              </table:table-cell>
              <table:table-cell office:value-type="float" office:value="1.22735">
                <text:p>1.22735</text:p>
              </table:table-cell>
              <table:table-cell office:value-type="float" office:value="0.143402">
                <text:p>0.143402</text:p>
              </table:table-cell>
              <table:table-cell office:value-type="float" office:value="0.201573">
                <text:p>0.20157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9956">
                <text:p>279956</text:p>
              </table:table-cell>
              <table:table-cell office:value-type="float" office:value="0.47513">
                <text:p>0.47513</text:p>
              </table:table-cell>
              <table:table-cell office:value-type="float" office:value="1.55502">
                <text:p>1.55502</text:p>
              </table:table-cell>
              <table:table-cell office:value-type="float" office:value="0.366196">
                <text:p>0.366196</text:p>
              </table:table-cell>
              <table:table-cell office:value-type="float" office:value="0.341516">
                <text:p>0.341516</text:p>
              </table:table-cell>
              <table:table-cell office:value-type="float" office:value="1.26757">
                <text:p>1.26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544">
                <text:p>32544</text:p>
              </table:table-cell>
              <table:table-cell office:value-type="float" office:value="0.252469">
                <text:p>0.252469</text:p>
              </table:table-cell>
              <table:table-cell office:value-type="float" office:value="1.25381">
                <text:p>1.25381</text:p>
              </table:table-cell>
              <table:table-cell office:value-type="float" office:value="0.167217">
                <text:p>0.167217</text:p>
              </table:table-cell>
              <table:table-cell office:value-type="float" office:value="0.207901">
                <text:p>0.207901</text:p>
              </table:table-cell>
              <table:table-cell office:value-type="float" office:value="1.09331">
                <text:p>1.093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550">
                <text:p>29550</text:p>
              </table:table-cell>
              <table:table-cell office:value-type="float" office:value="0.254313">
                <text:p>0.254313</text:p>
              </table:table-cell>
              <table:table-cell office:value-type="float" office:value="1.30157">
                <text:p>1.30157</text:p>
              </table:table-cell>
              <table:table-cell office:value-type="float" office:value="0.164318">
                <text:p>0.164318</text:p>
              </table:table-cell>
              <table:table-cell office:value-type="float" office:value="0.218601">
                <text:p>0.218601</text:p>
              </table:table-cell>
              <table:table-cell office:value-type="float" office:value="1.08816">
                <text:p>1.088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01896">
                <text:p>5901896</text:p>
              </table:table-cell>
              <table:table-cell office:value-type="float" office:value="1.01754">
                <text:p>1.01754</text:p>
              </table:table-cell>
              <table:table-cell office:value-type="float" office:value="2.50789">
                <text:p>2.50789</text:p>
              </table:table-cell>
              <table:table-cell office:value-type="float" office:value="0.863761">
                <text:p>0.863761</text:p>
              </table:table-cell>
              <table:table-cell office:value-type="float" office:value="0.569637">
                <text:p>0.569637</text:p>
              </table:table-cell>
              <table:table-cell office:value-type="float" office:value="1.56563">
                <text:p>1.565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77241">
                <text:p>42777241</text:p>
              </table:table-cell>
              <table:table-cell office:value-type="float" office:value="1.46623">
                <text:p>1.46623</text:p>
              </table:table-cell>
              <table:table-cell office:value-type="float" office:value="3.1136">
                <text:p>3.1136</text:p>
              </table:table-cell>
              <table:table-cell office:value-type="float" office:value="1.33415">
                <text:p>1.33415</text:p>
              </table:table-cell>
              <table:table-cell office:value-type="float" office:value="0.927185">
                <text:p>0.927185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04595">
                <text:p>1204595</text:p>
              </table:table-cell>
              <table:table-cell office:value-type="float" office:value="0.741226">
                <text:p>0.741226</text:p>
              </table:table-cell>
              <table:table-cell office:value-type="float" office:value="2.03011">
                <text:p>2.03011</text:p>
              </table:table-cell>
              <table:table-cell office:value-type="float" office:value="0.604518">
                <text:p>0.604518</text:p>
              </table:table-cell>
              <table:table-cell office:value-type="float" office:value="0.461732">
                <text:p>0.461732</text:p>
              </table:table-cell>
              <table:table-cell office:value-type="float" office:value="1.40871">
                <text:p>1.408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11">
                <text:p>2311</text:p>
              </table:table-cell>
              <table:table-cell office:value-type="float" office:value="0.156817">
                <text:p>0.156817</text:p>
              </table:table-cell>
              <table:table-cell office:value-type="float" office:value="1.14672">
                <text:p>1.14672</text:p>
              </table:table-cell>
              <table:table-cell office:value-type="float" office:value="0.0776483">
                <text:p>0.0776483</text:p>
              </table:table-cell>
              <table:table-cell office:value-type="float" office:value="0.183041">
                <text:p>0.18304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17">
                <text:p>4217</text:p>
              </table:table-cell>
              <table:table-cell office:value-type="float" office:value="0.17754">
                <text:p>0.17754</text:p>
              </table:table-cell>
              <table:table-cell office:value-type="float" office:value="1.17454">
                <text:p>1.17454</text:p>
              </table:table-cell>
              <table:table-cell office:value-type="float" office:value="0.0974549">
                <text:p>0.0974549</text:p>
              </table:table-cell>
              <table:table-cell office:value-type="float" office:value="0.192291">
                <text:p>0.19229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18">
                <text:p>5918</text:p>
              </table:table-cell>
              <table:table-cell office:value-type="float" office:value="0.190376">
                <text:p>0.190376</text:p>
              </table:table-cell>
              <table:table-cell office:value-type="float" office:value="1.17811">
                <text:p>1.17811</text:p>
              </table:table-cell>
              <table:table-cell office:value-type="float" office:value="0.109044">
                <text:p>0.109044</text:p>
              </table:table-cell>
              <table:table-cell office:value-type="float" office:value="0.191425">
                <text:p>0.19142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1915">
                <text:p>731915</text:p>
              </table:table-cell>
              <table:table-cell office:value-type="float" office:value="0.670561">
                <text:p>0.670561</text:p>
              </table:table-cell>
              <table:table-cell office:value-type="float" office:value="1.87395">
                <text:p>1.87395</text:p>
              </table:table-cell>
              <table:table-cell office:value-type="float" office:value="0.526062">
                <text:p>0.526062</text:p>
              </table:table-cell>
              <table:table-cell office:value-type="float" office:value="0.422088">
                <text:p>0.422088</text:p>
              </table:table-cell>
              <table:table-cell office:value-type="float" office:value="1.35991">
                <text:p>1.35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32">
                <text:p>3332</text:p>
              </table:table-cell>
              <table:table-cell office:value-type="float" office:value="0.166538">
                <text:p>0.166538</text:p>
              </table:table-cell>
              <table:table-cell office:value-type="float" office:value="1.20338">
                <text:p>1.20338</text:p>
              </table:table-cell>
              <table:table-cell office:value-type="float" office:value="0.0886933">
                <text:p>0.0886933</text:p>
              </table:table-cell>
              <table:table-cell office:value-type="float" office:value="0.205068">
                <text:p>0.20506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866182">
                <text:p>16866182</text:p>
              </table:table-cell>
              <table:table-cell office:value-type="float" office:value="1.23692">
                <text:p>1.23692</text:p>
              </table:table-cell>
              <table:table-cell office:value-type="float" office:value="2.85402">
                <text:p>2.85402</text:p>
              </table:table-cell>
              <table:table-cell office:value-type="float" office:value="1.1221">
                <text:p>1.1221</text:p>
              </table:table-cell>
              <table:table-cell office:value-type="float" office:value="0.721671">
                <text:p>0.721671</text:p>
              </table:table-cell>
              <table:table-cell office:value-type="float" office:value="1.67066">
                <text:p>1.670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42">
                <text:p>4042</text:p>
              </table:table-cell>
              <table:table-cell office:value-type="float" office:value="0.176466">
                <text:p>0.176466</text:p>
              </table:table-cell>
              <table:table-cell office:value-type="float" office:value="1.18802">
                <text:p>1.18802</text:p>
              </table:table-cell>
              <table:table-cell office:value-type="float" office:value="0.0945105">
                <text:p>0.0945105</text:p>
              </table:table-cell>
              <table:table-cell office:value-type="float" office:value="0.185755">
                <text:p>0.18575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993">
                <text:p>69993</text:p>
              </table:table-cell>
              <table:table-cell office:value-type="float" office:value="0.287954">
                <text:p>0.287954</text:p>
              </table:table-cell>
              <table:table-cell office:value-type="float" office:value="1.31172">
                <text:p>1.31172</text:p>
              </table:table-cell>
              <table:table-cell office:value-type="float" office:value="0.202196">
                <text:p>0.202196</text:p>
              </table:table-cell>
              <table:table-cell office:value-type="float" office:value="0.223818">
                <text:p>0.223818</text:p>
              </table:table-cell>
              <table:table-cell office:value-type="float" office:value="1.14825">
                <text:p>1.148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14341">
                <text:p>10614341</text:p>
              </table:table-cell>
              <table:table-cell office:value-type="float" office:value="1.13191">
                <text:p>1.13191</text:p>
              </table:table-cell>
              <table:table-cell office:value-type="float" office:value="2.66174">
                <text:p>2.66174</text:p>
              </table:table-cell>
              <table:table-cell office:value-type="float" office:value="1.01955">
                <text:p>1.01955</text:p>
              </table:table-cell>
              <table:table-cell office:value-type="float" office:value="0.770556">
                <text:p>0.770556</text:p>
              </table:table-cell>
              <table:table-cell office:value-type="float" office:value="1.62589">
                <text:p>1.625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67">
                <text:p>6567</text:p>
              </table:table-cell>
              <table:table-cell office:value-type="float" office:value="0.195467">
                <text:p>0.195467</text:p>
              </table:table-cell>
              <table:table-cell office:value-type="float" office:value="1.25327">
                <text:p>1.25327</text:p>
              </table:table-cell>
              <table:table-cell office:value-type="float" office:value="0.113339">
                <text:p>0.113339</text:p>
              </table:table-cell>
              <table:table-cell office:value-type="float" office:value="0.20447">
                <text:p>0.20447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57">
                <text:p>7357</text:p>
              </table:table-cell>
              <table:table-cell office:value-type="float" office:value="0.199887">
                <text:p>0.199887</text:p>
              </table:table-cell>
              <table:table-cell office:value-type="float" office:value="1.23681">
                <text:p>1.23681</text:p>
              </table:table-cell>
              <table:table-cell office:value-type="float" office:value="0.117493">
                <text:p>0.117493</text:p>
              </table:table-cell>
              <table:table-cell office:value-type="float" office:value="0.200876">
                <text:p>0.20087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1961">
                <text:p>201961</text:p>
              </table:table-cell>
              <table:table-cell office:value-type="float" office:value="0.418747">
                <text:p>0.418747</text:p>
              </table:table-cell>
              <table:table-cell office:value-type="float" office:value="1.48839">
                <text:p>1.48839</text:p>
              </table:table-cell>
              <table:table-cell office:value-type="float" office:value="0.321563">
                <text:p>0.321563</text:p>
              </table:table-cell>
              <table:table-cell office:value-type="float" office:value="0.332321">
                <text:p>0.332321</text:p>
              </table:table-cell>
              <table:table-cell office:value-type="float" office:value="1.24076">
                <text:p>1.24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417">
                <text:p>93417</text:p>
              </table:table-cell>
              <table:table-cell office:value-type="float" office:value="0.308873">
                <text:p>0.308873</text:p>
              </table:table-cell>
              <table:table-cell office:value-type="float" office:value="1.289">
                <text:p>1.289</text:p>
              </table:table-cell>
              <table:table-cell office:value-type="float" office:value="0.220678">
                <text:p>0.220678</text:p>
              </table:table-cell>
              <table:table-cell office:value-type="float" office:value="0.245756">
                <text:p>0.245756</text:p>
              </table:table-cell>
              <table:table-cell office:value-type="float" office:value="1.17136">
                <text:p>1.171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58">
                <text:p>10658</text:p>
              </table:table-cell>
              <table:table-cell office:value-type="float" office:value="0.221837">
                <text:p>0.221837</text:p>
              </table:table-cell>
              <table:table-cell office:value-type="float" office:value="1.23905">
                <text:p>1.23905</text:p>
              </table:table-cell>
              <table:table-cell office:value-type="float" office:value="0.13138">
                <text:p>0.13138</text:p>
              </table:table-cell>
              <table:table-cell office:value-type="float" office:value="0.233185">
                <text:p>0.2331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2804">
                <text:p>1382804</text:p>
              </table:table-cell>
              <table:table-cell office:value-type="float" office:value="0.775683">
                <text:p>0.775683</text:p>
              </table:table-cell>
              <table:table-cell office:value-type="float" office:value="2.05131">
                <text:p>2.05131</text:p>
              </table:table-cell>
              <table:table-cell office:value-type="float" office:value="0.637321">
                <text:p>0.637321</text:p>
              </table:table-cell>
              <table:table-cell office:value-type="float" office:value="0.538596">
                <text:p>0.538596</text:p>
              </table:table-cell>
              <table:table-cell office:value-type="float" office:value="1.42285">
                <text:p>1.42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040">
                <text:p>88040</text:p>
              </table:table-cell>
              <table:table-cell office:value-type="float" office:value="0.302209">
                <text:p>0.302209</text:p>
              </table:table-cell>
              <table:table-cell office:value-type="float" office:value="1.33456">
                <text:p>1.33456</text:p>
              </table:table-cell>
              <table:table-cell office:value-type="float" office:value="0.221747">
                <text:p>0.221747</text:p>
              </table:table-cell>
              <table:table-cell office:value-type="float" office:value="0.282221">
                <text:p>0.282221</text:p>
              </table:table-cell>
              <table:table-cell office:value-type="float" office:value="1.18447">
                <text:p>1.18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0">
                <text:p>4450</text:p>
              </table:table-cell>
              <table:table-cell office:value-type="float" office:value="0.180191">
                <text:p>0.180191</text:p>
              </table:table-cell>
              <table:table-cell office:value-type="float" office:value="1.16953">
                <text:p>1.16953</text:p>
              </table:table-cell>
              <table:table-cell office:value-type="float" office:value="0.0994084">
                <text:p>0.0994084</text:p>
              </table:table-cell>
              <table:table-cell office:value-type="float" office:value="0.193698">
                <text:p>0.1936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719">
                <text:p>21719</text:p>
              </table:table-cell>
              <table:table-cell office:value-type="float" office:value="0.240164">
                <text:p>0.240164</text:p>
              </table:table-cell>
              <table:table-cell office:value-type="float" office:value="1.19338">
                <text:p>1.19338</text:p>
              </table:table-cell>
              <table:table-cell office:value-type="float" office:value="0.155094">
                <text:p>0.155094</text:p>
              </table:table-cell>
              <table:table-cell office:value-type="float" office:value="0.244946">
                <text:p>0.244946</text:p>
              </table:table-cell>
              <table:table-cell office:value-type="float" office:value="1.07067">
                <text:p>1.070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5">
                <text:p>2705</text:p>
              </table:table-cell>
              <table:table-cell office:value-type="float" office:value="0.165569">
                <text:p>0.165569</text:p>
              </table:table-cell>
              <table:table-cell office:value-type="float" office:value="1.13853">
                <text:p>1.13853</text:p>
              </table:table-cell>
              <table:table-cell office:value-type="float" office:value="0.0846063">
                <text:p>0.0846063</text:p>
              </table:table-cell>
              <table:table-cell office:value-type="float" office:value="0.240574">
                <text:p>0.24057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50">
                <text:p>1750</text:p>
              </table:table-cell>
              <table:table-cell office:value-type="float" office:value="0.147677">
                <text:p>0.147677</text:p>
              </table:table-cell>
              <table:table-cell office:value-type="float" office:value="1.19014">
                <text:p>1.19014</text:p>
              </table:table-cell>
              <table:table-cell office:value-type="float" office:value="0.0689252">
                <text:p>0.0689252</text:p>
              </table:table-cell>
              <table:table-cell office:value-type="float" office:value="0.16145">
                <text:p>0.161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0138">
                <text:p>440138</text:p>
              </table:table-cell>
              <table:table-cell office:value-type="float" office:value="0.56245">
                <text:p>0.56245</text:p>
              </table:table-cell>
              <table:table-cell office:value-type="float" office:value="1.79269">
                <text:p>1.79269</text:p>
              </table:table-cell>
              <table:table-cell office:value-type="float" office:value="0.442421">
                <text:p>0.442421</text:p>
              </table:table-cell>
              <table:table-cell office:value-type="float" office:value="0.394174">
                <text:p>0.394174</text:p>
              </table:table-cell>
              <table:table-cell office:value-type="float" office:value="1.31079">
                <text:p>1.310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36504">
                <text:p>2936504</text:p>
              </table:table-cell>
              <table:table-cell office:value-type="float" office:value="0.907472">
                <text:p>0.907472</text:p>
              </table:table-cell>
              <table:table-cell office:value-type="float" office:value="2.30214">
                <text:p>2.30214</text:p>
              </table:table-cell>
              <table:table-cell office:value-type="float" office:value="0.753009">
                <text:p>0.753009</text:p>
              </table:table-cell>
              <table:table-cell office:value-type="float" office:value="0.511891">
                <text:p>0.511891</text:p>
              </table:table-cell>
              <table:table-cell office:value-type="float" office:value="1.49636">
                <text:p>1.49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701477">
                <text:p>47701477</text:p>
              </table:table-cell>
              <table:table-cell office:value-type="float" office:value="1.50169">
                <text:p>1.50169</text:p>
              </table:table-cell>
              <table:table-cell office:value-type="float" office:value="3.20463">
                <text:p>3.20463</text:p>
              </table:table-cell>
              <table:table-cell office:value-type="float" office:value="1.35704">
                <text:p>1.35704</text:p>
              </table:table-cell>
              <table:table-cell office:value-type="float" office:value="0.849537">
                <text:p>0.849537</text:p>
              </table:table-cell>
              <table:table-cell office:value-type="float" office:value="1.7741">
                <text:p>1.77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990023">
                <text:p>58990023</text:p>
              </table:table-cell>
              <table:table-cell office:value-type="float" office:value="1.53613">
                <text:p>1.53613</text:p>
              </table:table-cell>
              <table:table-cell office:value-type="float" office:value="3.31609">
                <text:p>3.31609</text:p>
              </table:table-cell>
              <table:table-cell office:value-type="float" office:value="1.39905">
                <text:p>1.39905</text:p>
              </table:table-cell>
              <table:table-cell office:value-type="float" office:value="0.852419">
                <text:p>0.852419</text:p>
              </table:table-cell>
              <table:table-cell office:value-type="float" office:value="1.79637">
                <text:p>1.79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301286">
                <text:p>19301286</text:p>
              </table:table-cell>
              <table:table-cell office:value-type="float" office:value="1.27874">
                <text:p>1.27874</text:p>
              </table:table-cell>
              <table:table-cell office:value-type="float" office:value="2.89278">
                <text:p>2.89278</text:p>
              </table:table-cell>
              <table:table-cell office:value-type="float" office:value="1.12629">
                <text:p>1.12629</text:p>
              </table:table-cell>
              <table:table-cell office:value-type="float" office:value="0.79075">
                <text:p>0.79075</text:p>
              </table:table-cell>
              <table:table-cell office:value-type="float" office:value="1.68451">
                <text:p>1.68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28214">
                <text:p>528214</text:p>
              </table:table-cell>
              <table:table-cell office:value-type="float" office:value="0.593967">
                <text:p>0.593967</text:p>
              </table:table-cell>
              <table:table-cell office:value-type="float" office:value="1.79498">
                <text:p>1.79498</text:p>
              </table:table-cell>
              <table:table-cell office:value-type="float" office:value="0.478412">
                <text:p>0.478412</text:p>
              </table:table-cell>
              <table:table-cell office:value-type="float" office:value="0.41138">
                <text:p>0.41138</text:p>
              </table:table-cell>
              <table:table-cell office:value-type="float" office:value="1.32797">
                <text:p>1.327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30999">
                <text:p>2030999</text:p>
              </table:table-cell>
              <table:table-cell office:value-type="float" office:value="0.83696">
                <text:p>0.83696</text:p>
              </table:table-cell>
              <table:table-cell office:value-type="float" office:value="2.23193">
                <text:p>2.23193</text:p>
              </table:table-cell>
              <table:table-cell office:value-type="float" office:value="0.704866">
                <text:p>0.704866</text:p>
              </table:table-cell>
              <table:table-cell office:value-type="float" office:value="0.498567">
                <text:p>0.498567</text:p>
              </table:table-cell>
              <table:table-cell office:value-type="float" office:value="1.45991">
                <text:p>1.45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71">
                <text:p>10071</text:p>
              </table:table-cell>
              <table:table-cell office:value-type="float" office:value="0.212524">
                <text:p>0.212524</text:p>
              </table:table-cell>
              <table:table-cell office:value-type="float" office:value="1.17182">
                <text:p>1.17182</text:p>
              </table:table-cell>
              <table:table-cell office:value-type="float" office:value="0.129923">
                <text:p>0.129923</text:p>
              </table:table-cell>
              <table:table-cell office:value-type="float" office:value="0.226298">
                <text:p>0.2262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1524">
                <text:p>271524</text:p>
              </table:table-cell>
              <table:table-cell office:value-type="float" office:value="0.472243">
                <text:p>0.472243</text:p>
              </table:table-cell>
              <table:table-cell office:value-type="float" office:value="1.5119">
                <text:p>1.5119</text:p>
              </table:table-cell>
              <table:table-cell office:value-type="float" office:value="0.362731">
                <text:p>0.362731</text:p>
              </table:table-cell>
              <table:table-cell office:value-type="float" office:value="0.353761">
                <text:p>0.353761</text:p>
              </table:table-cell>
              <table:table-cell office:value-type="float" office:value="1.26505">
                <text:p>1.26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19442">
                <text:p>1719442</text:p>
              </table:table-cell>
              <table:table-cell office:value-type="float" office:value="0.812096">
                <text:p>0.812096</text:p>
              </table:table-cell>
              <table:table-cell office:value-type="float" office:value="2.20946">
                <text:p>2.20946</text:p>
              </table:table-cell>
              <table:table-cell office:value-type="float" office:value="0.676434">
                <text:p>0.676434</text:p>
              </table:table-cell>
              <table:table-cell office:value-type="float" office:value="0.504034">
                <text:p>0.504034</text:p>
              </table:table-cell>
              <table:table-cell office:value-type="float" office:value="1.44452">
                <text:p>1.444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423">
                <text:p>73423</text:p>
              </table:table-cell>
              <table:table-cell office:value-type="float" office:value="0.288051">
                <text:p>0.288051</text:p>
              </table:table-cell>
              <table:table-cell office:value-type="float" office:value="1.28151">
                <text:p>1.28151</text:p>
              </table:table-cell>
              <table:table-cell office:value-type="float" office:value="0.205">
                <text:p>0.205</text:p>
              </table:table-cell>
              <table:table-cell office:value-type="float" office:value="0.237685">
                <text:p>0.237685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86968">
                <text:p>7586968</text:p>
              </table:table-cell>
              <table:table-cell office:value-type="float" office:value="1.07223">
                <text:p>1.07223</text:p>
              </table:table-cell>
              <table:table-cell office:value-type="float" office:value="2.65647">
                <text:p>2.65647</text:p>
              </table:table-cell>
              <table:table-cell office:value-type="float" office:value="0.91708">
                <text:p>0.91708</text:p>
              </table:table-cell>
              <table:table-cell office:value-type="float" office:value="0.637861">
                <text:p>0.637861</text:p>
              </table:table-cell>
              <table:table-cell office:value-type="float" office:value="1.59125">
                <text:p>1.59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38149">
                <text:p>9338149</text:p>
              </table:table-cell>
              <table:table-cell office:value-type="float" office:value="1.10721">
                <text:p>1.10721</text:p>
              </table:table-cell>
              <table:table-cell office:value-type="float" office:value="2.66443">
                <text:p>2.66443</text:p>
              </table:table-cell>
              <table:table-cell office:value-type="float" office:value="0.945492">
                <text:p>0.945492</text:p>
              </table:table-cell>
              <table:table-cell office:value-type="float" office:value="0.62058">
                <text:p>0.62058</text:p>
              </table:table-cell>
              <table:table-cell office:value-type="float" office:value="1.61179">
                <text:p>1.611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98084">
                <text:p>10298084</text:p>
              </table:table-cell>
              <table:table-cell office:value-type="float" office:value="1.12732">
                <text:p>1.12732</text:p>
              </table:table-cell>
              <table:table-cell office:value-type="float" office:value="2.65319">
                <text:p>2.65319</text:p>
              </table:table-cell>
              <table:table-cell office:value-type="float" office:value="0.97573">
                <text:p>0.97573</text:p>
              </table:table-cell>
              <table:table-cell office:value-type="float" office:value="0.66713">
                <text:p>0.66713</text:p>
              </table:table-cell>
              <table:table-cell office:value-type="float" office:value="1.62242">
                <text:p>1.622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87033">
                <text:p>1687033</text:p>
              </table:table-cell>
              <table:table-cell office:value-type="float" office:value="0.811155">
                <text:p>0.811155</text:p>
              </table:table-cell>
              <table:table-cell office:value-type="float" office:value="2.22615">
                <text:p>2.22615</text:p>
              </table:table-cell>
              <table:table-cell office:value-type="float" office:value="0.661819">
                <text:p>0.661819</text:p>
              </table:table-cell>
              <table:table-cell office:value-type="float" office:value="0.490721">
                <text:p>0.490721</text:p>
              </table:table-cell>
              <table:table-cell office:value-type="float" office:value="1.44283">
                <text:p>1.442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67">
                <text:p>11467</text:p>
              </table:table-cell>
              <table:table-cell office:value-type="float" office:value="0.218471">
                <text:p>0.218471</text:p>
              </table:table-cell>
              <table:table-cell office:value-type="float" office:value="1.20644">
                <text:p>1.20644</text:p>
              </table:table-cell>
              <table:table-cell office:value-type="float" office:value="0.132048">
                <text:p>0.132048</text:p>
              </table:table-cell>
              <table:table-cell office:value-type="float" office:value="0.195915">
                <text:p>0.195915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10057">
                <text:p>4310057</text:p>
              </table:table-cell>
              <table:table-cell office:value-type="float" office:value="0.962558">
                <text:p>0.962558</text:p>
              </table:table-cell>
              <table:table-cell office:value-type="float" office:value="2.42743">
                <text:p>2.42743</text:p>
              </table:table-cell>
              <table:table-cell office:value-type="float" office:value="0.824558">
                <text:p>0.824558</text:p>
              </table:table-cell>
              <table:table-cell office:value-type="float" office:value="0.547092">
                <text:p>0.547092</text:p>
              </table:table-cell>
              <table:table-cell office:value-type="float" office:value="1.53468">
                <text:p>1.534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7523056">
                <text:p>67523056</text:p>
              </table:table-cell>
              <table:table-cell office:value-type="float" office:value="1.57011">
                <text:p>1.57011</text:p>
              </table:table-cell>
              <table:table-cell office:value-type="float" office:value="3.31461">
                <text:p>3.31461</text:p>
              </table:table-cell>
              <table:table-cell office:value-type="float" office:value="1.46589">
                <text:p>1.46589</text:p>
              </table:table-cell>
              <table:table-cell office:value-type="float" office:value="0.872558">
                <text:p>0.872558</text:p>
              </table:table-cell>
              <table:table-cell office:value-type="float" office:value="1.8093">
                <text:p>1.8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5">
                <text:p>1605</text:p>
              </table:table-cell>
              <table:table-cell office:value-type="float" office:value="0.146564">
                <text:p>0.146564</text:p>
              </table:table-cell>
              <table:table-cell office:value-type="float" office:value="1.13435">
                <text:p>1.13435</text:p>
              </table:table-cell>
              <table:table-cell office:value-type="float" office:value="0.0705491">
                <text:p>0.0705491</text:p>
              </table:table-cell>
              <table:table-cell office:value-type="float" office:value="0.18117">
                <text:p>0.1811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7">
                <text:p>3667</text:p>
              </table:table-cell>
              <table:table-cell office:value-type="float" office:value="0.176516">
                <text:p>0.176516</text:p>
              </table:table-cell>
              <table:table-cell office:value-type="float" office:value="1.21387">
                <text:p>1.21387</text:p>
              </table:table-cell>
              <table:table-cell office:value-type="float" office:value="0.091565">
                <text:p>0.091565</text:p>
              </table:table-cell>
              <table:table-cell office:value-type="float" office:value="0.170077">
                <text:p>0.17007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919">
                <text:p>73919</text:p>
              </table:table-cell>
              <table:table-cell office:value-type="float" office:value="0.289853">
                <text:p>0.289853</text:p>
              </table:table-cell>
              <table:table-cell office:value-type="float" office:value="1.27441">
                <text:p>1.27441</text:p>
              </table:table-cell>
              <table:table-cell office:value-type="float" office:value="0.206028">
                <text:p>0.206028</text:p>
              </table:table-cell>
              <table:table-cell office:value-type="float" office:value="0.237262">
                <text:p>0.237262</text:p>
              </table:table-cell>
              <table:table-cell office:value-type="float" office:value="1.15173">
                <text:p>1.151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23586">
                <text:p>3823586</text:p>
              </table:table-cell>
              <table:table-cell office:value-type="float" office:value="0.942667">
                <text:p>0.942667</text:p>
              </table:table-cell>
              <table:table-cell office:value-type="float" office:value="2.42842">
                <text:p>2.42842</text:p>
              </table:table-cell>
              <table:table-cell office:value-type="float" office:value="0.794583">
                <text:p>0.794583</text:p>
              </table:table-cell>
              <table:table-cell office:value-type="float" office:value="0.496497">
                <text:p>0.496497</text:p>
              </table:table-cell>
              <table:table-cell office:value-type="float" office:value="1.52301">
                <text:p>1.523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032571">
                <text:p>39032571</text:p>
              </table:table-cell>
              <table:table-cell office:value-type="float" office:value="1.44514">
                <text:p>1.44514</text:p>
              </table:table-cell>
              <table:table-cell office:value-type="float" office:value="3.09754">
                <text:p>3.09754</text:p>
              </table:table-cell>
              <table:table-cell office:value-type="float" office:value="1.31071">
                <text:p>1.31071</text:p>
              </table:table-cell>
              <table:table-cell office:value-type="float" office:value="0.895544">
                <text:p>0.895544</text:p>
              </table:table-cell>
              <table:table-cell office:value-type="float" office:value="1.75494">
                <text:p>1.754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51238">
                <text:p>2851238</text:p>
              </table:table-cell>
              <table:table-cell office:value-type="float" office:value="0.898081">
                <text:p>0.898081</text:p>
              </table:table-cell>
              <table:table-cell office:value-type="float" office:value="2.27379">
                <text:p>2.27379</text:p>
              </table:table-cell>
              <table:table-cell office:value-type="float" office:value="0.755035">
                <text:p>0.755035</text:p>
              </table:table-cell>
              <table:table-cell office:value-type="float" office:value="0.601363">
                <text:p>0.601363</text:p>
              </table:table-cell>
              <table:table-cell office:value-type="float" office:value="1.49395">
                <text:p>1.49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19838">
                <text:p>1819838</text:p>
              </table:table-cell>
              <table:table-cell office:value-type="float" office:value="0.823118">
                <text:p>0.823118</text:p>
              </table:table-cell>
              <table:table-cell office:value-type="float" office:value="2.22544">
                <text:p>2.22544</text:p>
              </table:table-cell>
              <table:table-cell office:value-type="float" office:value="0.669612">
                <text:p>0.669612</text:p>
              </table:table-cell>
              <table:table-cell office:value-type="float" office:value="0.459721">
                <text:p>0.459721</text:p>
              </table:table-cell>
              <table:table-cell office:value-type="float" office:value="1.4495">
                <text:p>1.44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9706">
                <text:p>5299706</text:p>
              </table:table-cell>
              <table:table-cell office:value-type="float" office:value="0.996234">
                <text:p>0.996234</text:p>
              </table:table-cell>
              <table:table-cell office:value-type="float" office:value="2.43686">
                <text:p>2.43686</text:p>
              </table:table-cell>
              <table:table-cell office:value-type="float" office:value="0.857494">
                <text:p>0.857494</text:p>
              </table:table-cell>
              <table:table-cell office:value-type="float" office:value="0.631937">
                <text:p>0.631937</text:p>
              </table:table-cell>
              <table:table-cell office:value-type="float" office:value="1.55671">
                <text:p>1.556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269">
                <text:p>41269</text:p>
              </table:table-cell>
              <table:table-cell office:value-type="float" office:value="0.263462">
                <text:p>0.263462</text:p>
              </table:table-cell>
              <table:table-cell office:value-type="float" office:value="1.22995">
                <text:p>1.22995</text:p>
              </table:table-cell>
              <table:table-cell office:value-type="float" office:value="0.180139">
                <text:p>0.180139</text:p>
              </table:table-cell>
              <table:table-cell office:value-type="float" office:value="0.246857">
                <text:p>0.246857</text:p>
              </table:table-cell>
              <table:table-cell office:value-type="float" office:value="1.11007">
                <text:p>1.11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550048">
                <text:p>56550048</text:p>
              </table:table-cell>
              <table:table-cell office:value-type="float" office:value="1.5375">
                <text:p>1.5375</text:p>
              </table:table-cell>
              <table:table-cell office:value-type="float" office:value="3.32888">
                <text:p>3.32888</text:p>
              </table:table-cell>
              <table:table-cell office:value-type="float" office:value="1.41244">
                <text:p>1.41244</text:p>
              </table:table-cell>
              <table:table-cell office:value-type="float" office:value="0.868002">
                <text:p>0.868002</text:p>
              </table:table-cell>
              <table:table-cell office:value-type="float" office:value="1.79194">
                <text:p>1.79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1661">
                <text:p>2361661</text:p>
              </table:table-cell>
              <table:table-cell office:value-type="float" office:value="0.867109">
                <text:p>0.867109</text:p>
              </table:table-cell>
              <table:table-cell office:value-type="float" office:value="2.24502">
                <text:p>2.24502</text:p>
              </table:table-cell>
              <table:table-cell office:value-type="float" office:value="0.717175">
                <text:p>0.717175</text:p>
              </table:table-cell>
              <table:table-cell office:value-type="float" office:value="0.529518">
                <text:p>0.529518</text:p>
              </table:table-cell>
              <table:table-cell office:value-type="float" office:value="1.47504">
                <text:p>1.47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255">
                <text:p>61255</text:p>
              </table:table-cell>
              <table:table-cell office:value-type="float" office:value="0.282936">
                <text:p>0.282936</text:p>
              </table:table-cell>
              <table:table-cell office:value-type="float" office:value="1.29293">
                <text:p>1.29293</text:p>
              </table:table-cell>
              <table:table-cell office:value-type="float" office:value="0.198179">
                <text:p>0.198179</text:p>
              </table:table-cell>
              <table:table-cell office:value-type="float" office:value="0.229744">
                <text:p>0.229744</text:p>
              </table:table-cell>
              <table:table-cell office:value-type="float" office:value="1.13808">
                <text:p>1.138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4">
                <text:p>1044</text:p>
              </table:table-cell>
              <table:table-cell office:value-type="float" office:value="0.136761">
                <text:p>0.136761</text:p>
              </table:table-cell>
              <table:table-cell office:value-type="float" office:value="1.13641">
                <text:p>1.13641</text:p>
              </table:table-cell>
              <table:table-cell office:value-type="float" office:value="0.0597015">
                <text:p>0.0597015</text:p>
              </table:table-cell>
              <table:table-cell office:value-type="float" office:value="0.162593">
                <text:p>0.162593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800">
                <text:p>73800</text:p>
              </table:table-cell>
              <table:table-cell office:value-type="float" office:value="0.291092">
                <text:p>0.291092</text:p>
              </table:table-cell>
              <table:table-cell office:value-type="float" office:value="1.30976">
                <text:p>1.30976</text:p>
              </table:table-cell>
              <table:table-cell office:value-type="float" office:value="0.206453">
                <text:p>0.206453</text:p>
              </table:table-cell>
              <table:table-cell office:value-type="float" office:value="0.24046">
                <text:p>0.24046</text:p>
              </table:table-cell>
              <table:table-cell office:value-type="float" office:value="1.15266">
                <text:p>1.15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2406">
                <text:p>1072406</text:p>
              </table:table-cell>
              <table:table-cell office:value-type="float" office:value="0.735156">
                <text:p>0.735156</text:p>
              </table:table-cell>
              <table:table-cell office:value-type="float" office:value="2.00472">
                <text:p>2.00472</text:p>
              </table:table-cell>
              <table:table-cell office:value-type="float" office:value="0.587718">
                <text:p>0.587718</text:p>
              </table:table-cell>
              <table:table-cell office:value-type="float" office:value="0.454735">
                <text:p>0.454735</text:p>
              </table:table-cell>
              <table:table-cell office:value-type="float" office:value="1.39696">
                <text:p>1.396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0002">
                <text:p>2080002</text:p>
              </table:table-cell>
              <table:table-cell office:value-type="float" office:value="0.844324">
                <text:p>0.844324</text:p>
              </table:table-cell>
              <table:table-cell office:value-type="float" office:value="2.23204">
                <text:p>2.23204</text:p>
              </table:table-cell>
              <table:table-cell office:value-type="float" office:value="0.698164">
                <text:p>0.698164</text:p>
              </table:table-cell>
              <table:table-cell office:value-type="float" office:value="0.491244">
                <text:p>0.491244</text:p>
              </table:table-cell>
              <table:table-cell office:value-type="float" office:value="1.46221">
                <text:p>1.46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9424">
                <text:p>109424</text:p>
              </table:table-cell>
              <table:table-cell office:value-type="float" office:value="0.323001">
                <text:p>0.323001</text:p>
              </table:table-cell>
              <table:table-cell office:value-type="float" office:value="1.39746">
                <text:p>1.39746</text:p>
              </table:table-cell>
              <table:table-cell office:value-type="float" office:value="0.232118">
                <text:p>0.232118</text:p>
              </table:table-cell>
              <table:table-cell office:value-type="float" office:value="0.235494">
                <text:p>0.235494</text:p>
              </table:table-cell>
              <table:table-cell office:value-type="float" office:value="1.18389">
                <text:p>1.183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17">
                <text:p>4517</text:p>
              </table:table-cell>
              <table:table-cell office:value-type="float" office:value="0.178596">
                <text:p>0.178596</text:p>
              </table:table-cell>
              <table:table-cell office:value-type="float" office:value="1.17729">
                <text:p>1.17729</text:p>
              </table:table-cell>
              <table:table-cell office:value-type="float" office:value="0.0995962">
                <text:p>0.0995962</text:p>
              </table:table-cell>
              <table:table-cell office:value-type="float" office:value="0.200972">
                <text:p>0.20097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023">
                <text:p>43023</text:p>
              </table:table-cell>
              <table:table-cell office:value-type="float" office:value="0.263613">
                <text:p>0.263613</text:p>
              </table:table-cell>
              <table:table-cell office:value-type="float" office:value="1.23289">
                <text:p>1.23289</text:p>
              </table:table-cell>
              <table:table-cell office:value-type="float" office:value="0.181453">
                <text:p>0.181453</text:p>
              </table:table-cell>
              <table:table-cell office:value-type="float" office:value="0.260231">
                <text:p>0.260231</text:p>
              </table:table-cell>
              <table:table-cell office:value-type="float" office:value="1.11305">
                <text:p>1.113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625">
                <text:p>1292625</text:p>
              </table:table-cell>
              <table:table-cell office:value-type="float" office:value="0.768523">
                <text:p>0.768523</text:p>
              </table:table-cell>
              <table:table-cell office:value-type="float" office:value="2.04836">
                <text:p>2.04836</text:p>
              </table:table-cell>
              <table:table-cell office:value-type="float" office:value="0.627144">
                <text:p>0.627144</text:p>
              </table:table-cell>
              <table:table-cell office:value-type="float" office:value="0.520018">
                <text:p>0.520018</text:p>
              </table:table-cell>
              <table:table-cell office:value-type="float" office:value="1.41635">
                <text:p>1.416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86">
                <text:p>2886</text:p>
              </table:table-cell>
              <table:table-cell office:value-type="float" office:value="0.163857">
                <text:p>0.163857</text:p>
              </table:table-cell>
              <table:table-cell office:value-type="float" office:value="1.14572">
                <text:p>1.14572</text:p>
              </table:table-cell>
              <table:table-cell office:value-type="float" office:value="0.0833928">
                <text:p>0.0833928</text:p>
              </table:table-cell>
              <table:table-cell office:value-type="float" office:value="0.187479">
                <text:p>0.18747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386">
                <text:p>50386</text:p>
              </table:table-cell>
              <table:table-cell office:value-type="float" office:value="0.272184">
                <text:p>0.272184</text:p>
              </table:table-cell>
              <table:table-cell office:value-type="float" office:value="1.25696">
                <text:p>1.25696</text:p>
              </table:table-cell>
              <table:table-cell office:value-type="float" office:value="0.187693">
                <text:p>0.187693</text:p>
              </table:table-cell>
              <table:table-cell office:value-type="float" office:value="0.226169">
                <text:p>0.226169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232">
                <text:p>200232</text:p>
              </table:table-cell>
              <table:table-cell office:value-type="float" office:value="0.413543">
                <text:p>0.413543</text:p>
              </table:table-cell>
              <table:table-cell office:value-type="float" office:value="1.41198">
                <text:p>1.41198</text:p>
              </table:table-cell>
              <table:table-cell office:value-type="float" office:value="0.31398">
                <text:p>0.31398</text:p>
              </table:table-cell>
              <table:table-cell office:value-type="float" office:value="0.313177">
                <text:p>0.313177</text:p>
              </table:table-cell>
              <table:table-cell office:value-type="float" office:value="1.23566">
                <text:p>1.235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41092">
                <text:p>5541092</text:p>
              </table:table-cell>
              <table:table-cell office:value-type="float" office:value="1.00395">
                <text:p>1.00395</text:p>
              </table:table-cell>
              <table:table-cell office:value-type="float" office:value="2.47327">
                <text:p>2.47327</text:p>
              </table:table-cell>
              <table:table-cell office:value-type="float" office:value="0.857042">
                <text:p>0.857042</text:p>
              </table:table-cell>
              <table:table-cell office:value-type="float" office:value="0.585676">
                <text:p>0.585676</text:p>
              </table:table-cell>
              <table:table-cell office:value-type="float" office:value="1.56054">
                <text:p>1.560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329058">
                <text:p>51329058</text:p>
              </table:table-cell>
              <table:table-cell office:value-type="float" office:value="1.51774">
                <text:p>1.51774</text:p>
              </table:table-cell>
              <table:table-cell office:value-type="float" office:value="3.19128">
                <text:p>3.19128</text:p>
              </table:table-cell>
              <table:table-cell office:value-type="float" office:value="1.37697">
                <text:p>1.37697</text:p>
              </table:table-cell>
              <table:table-cell office:value-type="float" office:value="0.894064">
                <text:p>0.894064</text:p>
              </table:table-cell>
              <table:table-cell office:value-type="float" office:value="1.78106">
                <text:p>1.78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221492">
                <text:p>30221492</text:p>
              </table:table-cell>
              <table:table-cell office:value-type="float" office:value="1.38131">
                <text:p>1.38131</text:p>
              </table:table-cell>
              <table:table-cell office:value-type="float" office:value="3.09238">
                <text:p>3.09238</text:p>
              </table:table-cell>
              <table:table-cell office:value-type="float" office:value="1.27853">
                <text:p>1.27853</text:p>
              </table:table-cell>
              <table:table-cell office:value-type="float" office:value="0.874843">
                <text:p>0.874843</text:p>
              </table:table-cell>
              <table:table-cell office:value-type="float" office:value="1.72939">
                <text:p>1.729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979381">
                <text:p>64979381</text:p>
              </table:table-cell>
              <table:table-cell office:value-type="float" office:value="1.5736">
                <text:p>1.5736</text:p>
              </table:table-cell>
              <table:table-cell office:value-type="float" office:value="3.32932">
                <text:p>3.32932</text:p>
              </table:table-cell>
              <table:table-cell office:value-type="float" office:value="1.45206">
                <text:p>1.45206</text:p>
              </table:table-cell>
              <table:table-cell office:value-type="float" office:value="0.959573">
                <text:p>0.959573</text:p>
              </table:table-cell>
              <table:table-cell office:value-type="float" office:value="1.80551">
                <text:p>1.805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01159">
                <text:p>1401159</text:p>
              </table:table-cell>
              <table:table-cell office:value-type="float" office:value="0.767023">
                <text:p>0.767023</text:p>
              </table:table-cell>
              <table:table-cell office:value-type="float" office:value="2.05296">
                <text:p>2.05296</text:p>
              </table:table-cell>
              <table:table-cell office:value-type="float" office:value="0.65109">
                <text:p>0.65109</text:p>
              </table:table-cell>
              <table:table-cell office:value-type="float" office:value="0.535792">
                <text:p>0.535792</text:p>
              </table:table-cell>
              <table:table-cell office:value-type="float" office:value="1.42431">
                <text:p>1.424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459">
                <text:p>7459</text:p>
              </table:table-cell>
              <table:table-cell office:value-type="float" office:value="0.222108">
                <text:p>0.222108</text:p>
              </table:table-cell>
              <table:table-cell office:value-type="float" office:value="1.26549">
                <text:p>1.26549</text:p>
              </table:table-cell>
              <table:table-cell office:value-type="float" office:value="0.11859">
                <text:p>0.11859</text:p>
              </table:table-cell>
              <table:table-cell office:value-type="float" office:value="0.200392">
                <text:p>0.20039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33100">
                <text:p>9633100</text:p>
              </table:table-cell>
              <table:table-cell office:value-type="float" office:value="1.11513">
                <text:p>1.11513</text:p>
              </table:table-cell>
              <table:table-cell office:value-type="float" office:value="2.66547">
                <text:p>2.66547</text:p>
              </table:table-cell>
              <table:table-cell office:value-type="float" office:value="0.960612">
                <text:p>0.960612</text:p>
              </table:table-cell>
              <table:table-cell office:value-type="float" office:value="0.650054">
                <text:p>0.650054</text:p>
              </table:table-cell>
              <table:table-cell office:value-type="float" office:value="1.61512">
                <text:p>1.61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4212">
                <text:p>334212</text:p>
              </table:table-cell>
              <table:table-cell office:value-type="float" office:value="0.506238">
                <text:p>0.506238</text:p>
              </table:table-cell>
              <table:table-cell office:value-type="float" office:value="1.57867">
                <text:p>1.57867</text:p>
              </table:table-cell>
              <table:table-cell office:value-type="float" office:value="0.411212">
                <text:p>0.411212</text:p>
              </table:table-cell>
              <table:table-cell office:value-type="float" office:value="0.40981">
                <text:p>0.40981</text:p>
              </table:table-cell>
              <table:table-cell office:value-type="float" office:value="1.28525">
                <text:p>1.28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328">
                <text:p>36328</text:p>
              </table:table-cell>
              <table:table-cell office:value-type="float" office:value="0.25571">
                <text:p>0.25571</text:p>
              </table:table-cell>
              <table:table-cell office:value-type="float" office:value="1.23493">
                <text:p>1.23493</text:p>
              </table:table-cell>
              <table:table-cell office:value-type="float" office:value="0.173018">
                <text:p>0.173018</text:p>
              </table:table-cell>
              <table:table-cell office:value-type="float" office:value="0.220583">
                <text:p>0.220583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33">
                <text:p>8733</text:p>
              </table:table-cell>
              <table:table-cell office:value-type="float" office:value="0.213632">
                <text:p>0.213632</text:p>
              </table:table-cell>
              <table:table-cell office:value-type="float" office:value="1.26763">
                <text:p>1.26763</text:p>
              </table:table-cell>
              <table:table-cell office:value-type="float" office:value="0.127285">
                <text:p>0.127285</text:p>
              </table:table-cell>
              <table:table-cell office:value-type="float" office:value="0.243993">
                <text:p>0.24399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77">
                <text:p>5877</text:p>
              </table:table-cell>
              <table:table-cell office:value-type="float" office:value="0.190545">
                <text:p>0.190545</text:p>
              </table:table-cell>
              <table:table-cell office:value-type="float" office:value="1.16418">
                <text:p>1.16418</text:p>
              </table:table-cell>
              <table:table-cell office:value-type="float" office:value="0.108542">
                <text:p>0.108542</text:p>
              </table:table-cell>
              <table:table-cell office:value-type="float" office:value="0.190704">
                <text:p>0.19070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183">
                <text:p>13183</text:p>
              </table:table-cell>
              <table:table-cell office:value-type="float" office:value="0.224276">
                <text:p>0.224276</text:p>
              </table:table-cell>
              <table:table-cell office:value-type="float" office:value="1.31284">
                <text:p>1.31284</text:p>
              </table:table-cell>
              <table:table-cell office:value-type="float" office:value="0.137121">
                <text:p>0.137121</text:p>
              </table:table-cell>
              <table:table-cell office:value-type="float" office:value="0.220186">
                <text:p>0.220186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24">
                <text:p>2724</text:p>
              </table:table-cell>
              <table:table-cell office:value-type="float" office:value="0.162471">
                <text:p>0.162471</text:p>
              </table:table-cell>
              <table:table-cell office:value-type="float" office:value="1.12526">
                <text:p>1.12526</text:p>
              </table:table-cell>
              <table:table-cell office:value-type="float" office:value="0.0842056">
                <text:p>0.0842056</text:p>
              </table:table-cell>
              <table:table-cell office:value-type="float" office:value="0.20928">
                <text:p>0.2092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1098">
                <text:p>241098</text:p>
              </table:table-cell>
              <table:table-cell office:value-type="float" office:value="0.446519">
                <text:p>0.446519</text:p>
              </table:table-cell>
              <table:table-cell office:value-type="float" office:value="1.50837">
                <text:p>1.50837</text:p>
              </table:table-cell>
              <table:table-cell office:value-type="float" office:value="0.347925">
                <text:p>0.347925</text:p>
              </table:table-cell>
              <table:table-cell office:value-type="float" office:value="0.345221">
                <text:p>0.345221</text:p>
              </table:table-cell>
              <table:table-cell office:value-type="float" office:value="1.25345">
                <text:p>1.253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249">
                <text:p>11249</text:p>
              </table:table-cell>
              <table:table-cell office:value-type="float" office:value="0.214676">
                <text:p>0.214676</text:p>
              </table:table-cell>
              <table:table-cell office:value-type="float" office:value="1.1988">
                <text:p>1.1988</text:p>
              </table:table-cell>
              <table:table-cell office:value-type="float" office:value="0.131623">
                <text:p>0.131623</text:p>
              </table:table-cell>
              <table:table-cell office:value-type="float" office:value="0.219274">
                <text:p>0.21927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4461">
                <text:p>194461</text:p>
              </table:table-cell>
              <table:table-cell office:value-type="float" office:value="0.407797">
                <text:p>0.407797</text:p>
              </table:table-cell>
              <table:table-cell office:value-type="float" office:value="1.40188">
                <text:p>1.40188</text:p>
              </table:table-cell>
              <table:table-cell office:value-type="float" office:value="0.31522">
                <text:p>0.31522</text:p>
              </table:table-cell>
              <table:table-cell office:value-type="float" office:value="0.313235">
                <text:p>0.313235</text:p>
              </table:table-cell>
              <table:table-cell office:value-type="float" office:value="1.23331">
                <text:p>1.233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352594">
                <text:p>18352594</text:p>
              </table:table-cell>
              <table:table-cell office:value-type="float" office:value="1.24716">
                <text:p>1.24716</text:p>
              </table:table-cell>
              <table:table-cell office:value-type="float" office:value="2.85923">
                <text:p>2.85923</text:p>
              </table:table-cell>
              <table:table-cell office:value-type="float" office:value="1.09669">
                <text:p>1.09669</text:p>
              </table:table-cell>
              <table:table-cell office:value-type="float" office:value="0.740741">
                <text:p>0.740741</text:p>
              </table:table-cell>
              <table:table-cell office:value-type="float" office:value="1.67912">
                <text:p>1.679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768850">
                <text:p>18768850</text:p>
              </table:table-cell>
              <table:table-cell office:value-type="float" office:value="1.26286">
                <text:p>1.26286</text:p>
              </table:table-cell>
              <table:table-cell office:value-type="float" office:value="2.86156">
                <text:p>2.86156</text:p>
              </table:table-cell>
              <table:table-cell office:value-type="float" office:value="1.11561">
                <text:p>1.11561</text:p>
              </table:table-cell>
              <table:table-cell office:value-type="float" office:value="0.728587">
                <text:p>0.728587</text:p>
              </table:table-cell>
              <table:table-cell office:value-type="float" office:value="1.68153">
                <text:p>1.681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49552">
                <text:p>2749552</text:p>
              </table:table-cell>
              <table:table-cell office:value-type="float" office:value="0.881529">
                <text:p>0.881529</text:p>
              </table:table-cell>
              <table:table-cell office:value-type="float" office:value="2.26277">
                <text:p>2.26277</text:p>
              </table:table-cell>
              <table:table-cell office:value-type="float" office:value="0.740187">
                <text:p>0.740187</text:p>
              </table:table-cell>
              <table:table-cell office:value-type="float" office:value="0.52998">
                <text:p>0.52998</text:p>
              </table:table-cell>
              <table:table-cell office:value-type="float" office:value="1.49067">
                <text:p>1.490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247030">
                <text:p>13247030</text:p>
              </table:table-cell>
              <table:table-cell office:value-type="float" office:value="1.18504">
                <text:p>1.18504</text:p>
              </table:table-cell>
              <table:table-cell office:value-type="float" office:value="2.79519">
                <text:p>2.79519</text:p>
              </table:table-cell>
              <table:table-cell office:value-type="float" office:value="1.06096">
                <text:p>1.06096</text:p>
              </table:table-cell>
              <table:table-cell office:value-type="float" office:value="0.723945">
                <text:p>0.723945</text:p>
              </table:table-cell>
              <table:table-cell office:value-type="float" office:value="1.64568">
                <text:p>1.645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877">
                <text:p>83877</text:p>
              </table:table-cell>
              <table:table-cell office:value-type="float" office:value="0.299851">
                <text:p>0.299851</text:p>
              </table:table-cell>
              <table:table-cell office:value-type="float" office:value="1.27684">
                <text:p>1.27684</text:p>
              </table:table-cell>
              <table:table-cell office:value-type="float" office:value="0.215863">
                <text:p>0.215863</text:p>
              </table:table-cell>
              <table:table-cell office:value-type="float" office:value="0.268784">
                <text:p>0.268784</text:p>
              </table:table-cell>
              <table:table-cell office:value-type="float" office:value="1.16429">
                <text:p>1.164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91215">
                <text:p>9991215</text:p>
              </table:table-cell>
              <table:table-cell office:value-type="float" office:value="1.11962">
                <text:p>1.11962</text:p>
              </table:table-cell>
              <table:table-cell office:value-type="float" office:value="2.65247">
                <text:p>2.65247</text:p>
              </table:table-cell>
              <table:table-cell office:value-type="float" office:value="0.965838">
                <text:p>0.965838</text:p>
              </table:table-cell>
              <table:table-cell office:value-type="float" office:value="0.678505">
                <text:p>0.678505</text:p>
              </table:table-cell>
              <table:table-cell office:value-type="float" office:value="1.61901">
                <text:p>1.619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46113">
                <text:p>5346113</text:p>
              </table:table-cell>
              <table:table-cell office:value-type="float" office:value="0.988027">
                <text:p>0.988027</text:p>
              </table:table-cell>
              <table:table-cell office:value-type="float" office:value="2.43204">
                <text:p>2.43204</text:p>
              </table:table-cell>
              <table:table-cell office:value-type="float" office:value="0.867764">
                <text:p>0.867764</text:p>
              </table:table-cell>
              <table:table-cell office:value-type="float" office:value="0.655373">
                <text:p>0.655373</text:p>
              </table:table-cell>
              <table:table-cell office:value-type="float" office:value="1.55748">
                <text:p>1.557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2360">
                <text:p>522360</text:p>
              </table:table-cell>
              <table:table-cell office:value-type="float" office:value="0.598104">
                <text:p>0.598104</text:p>
              </table:table-cell>
              <table:table-cell office:value-type="float" office:value="1.77761">
                <text:p>1.77761</text:p>
              </table:table-cell>
              <table:table-cell office:value-type="float" office:value="0.476955">
                <text:p>0.476955</text:p>
              </table:table-cell>
              <table:table-cell office:value-type="float" office:value="0.407607">
                <text:p>0.407607</text:p>
              </table:table-cell>
              <table:table-cell office:value-type="float" office:value="1.32681">
                <text:p>1.326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311">
                <text:p>11311</text:p>
              </table:table-cell>
              <table:table-cell office:value-type="float" office:value="0.217417">
                <text:p>0.217417</text:p>
              </table:table-cell>
              <table:table-cell office:value-type="float" office:value="1.19987">
                <text:p>1.19987</text:p>
              </table:table-cell>
              <table:table-cell office:value-type="float" office:value="0.131342">
                <text:p>0.131342</text:p>
              </table:table-cell>
              <table:table-cell office:value-type="float" office:value="0.19067">
                <text:p>0.1906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723">
                <text:p>18723</text:p>
              </table:table-cell>
              <table:table-cell office:value-type="float" office:value="0.236359">
                <text:p>0.236359</text:p>
              </table:table-cell>
              <table:table-cell office:value-type="float" office:value="1.21449">
                <text:p>1.21449</text:p>
              </table:table-cell>
              <table:table-cell office:value-type="float" office:value="0.151122">
                <text:p>0.151122</text:p>
              </table:table-cell>
              <table:table-cell office:value-type="float" office:value="0.216955">
                <text:p>0.21695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99">
                <text:p>8399</text:p>
              </table:table-cell>
              <table:table-cell office:value-type="float" office:value="0.204605">
                <text:p>0.204605</text:p>
              </table:table-cell>
              <table:table-cell office:value-type="float" office:value="1.20116">
                <text:p>1.20116</text:p>
              </table:table-cell>
              <table:table-cell office:value-type="float" office:value="0.121334">
                <text:p>0.121334</text:p>
              </table:table-cell>
              <table:table-cell office:value-type="float" office:value="0.206278">
                <text:p>0.20627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46146">
                <text:p>946146</text:p>
              </table:table-cell>
              <table:table-cell office:value-type="float" office:value="0.717092">
                <text:p>0.717092</text:p>
              </table:table-cell>
              <table:table-cell office:value-type="float" office:value="2.02116">
                <text:p>2.02116</text:p>
              </table:table-cell>
              <table:table-cell office:value-type="float" office:value="0.567603">
                <text:p>0.567603</text:p>
              </table:table-cell>
              <table:table-cell office:value-type="float" office:value="0.452657">
                <text:p>0.452657</text:p>
              </table:table-cell>
              <table:table-cell office:value-type="float" office:value="1.38504">
                <text:p>1.385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93456">
                <text:p>8393456</text:p>
              </table:table-cell>
              <table:table-cell office:value-type="float" office:value="1.07708">
                <text:p>1.07708</text:p>
              </table:table-cell>
              <table:table-cell office:value-type="float" office:value="2.62175">
                <text:p>2.62175</text:p>
              </table:table-cell>
              <table:table-cell office:value-type="float" office:value="0.927088">
                <text:p>0.927088</text:p>
              </table:table-cell>
              <table:table-cell office:value-type="float" office:value="0.59811">
                <text:p>0.59811</text:p>
              </table:table-cell>
              <table:table-cell office:value-type="float" office:value="1.60099">
                <text:p>1.600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18">
                <text:p>9118</text:p>
              </table:table-cell>
              <table:table-cell office:value-type="float" office:value="0.206854">
                <text:p>0.206854</text:p>
              </table:table-cell>
              <table:table-cell office:value-type="float" office:value="1.20262">
                <text:p>1.20262</text:p>
              </table:table-cell>
              <table:table-cell office:value-type="float" office:value="0.123643">
                <text:p>0.123643</text:p>
              </table:table-cell>
              <table:table-cell office:value-type="float" office:value="0.209202">
                <text:p>0.2092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338299">
                <text:p>15338299</text:p>
              </table:table-cell>
              <table:table-cell office:value-type="float" office:value="1.20956">
                <text:p>1.20956</text:p>
              </table:table-cell>
              <table:table-cell office:value-type="float" office:value="2.85296">
                <text:p>2.85296</text:p>
              </table:table-cell>
              <table:table-cell office:value-type="float" office:value="1.08662">
                <text:p>1.08662</text:p>
              </table:table-cell>
              <table:table-cell office:value-type="float" office:value="0.710782">
                <text:p>0.710782</text:p>
              </table:table-cell>
              <table:table-cell office:value-type="float" office:value="1.66119">
                <text:p>1.66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8783">
                <text:p>778783</text:p>
              </table:table-cell>
              <table:table-cell office:value-type="float" office:value="0.670943">
                <text:p>0.670943</text:p>
              </table:table-cell>
              <table:table-cell office:value-type="float" office:value="1.90062">
                <text:p>1.90062</text:p>
              </table:table-cell>
              <table:table-cell office:value-type="float" office:value="0.536084">
                <text:p>0.536084</text:p>
              </table:table-cell>
              <table:table-cell office:value-type="float" office:value="0.452135">
                <text:p>0.452135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9417">
                <text:p>229417</text:p>
              </table:table-cell>
              <table:table-cell office:value-type="float" office:value="0.442664">
                <text:p>0.442664</text:p>
              </table:table-cell>
              <table:table-cell office:value-type="float" office:value="1.52556">
                <text:p>1.52556</text:p>
              </table:table-cell>
              <table:table-cell office:value-type="float" office:value="0.331498">
                <text:p>0.331498</text:p>
              </table:table-cell>
              <table:table-cell office:value-type="float" office:value="0.319172">
                <text:p>0.319172</text:p>
              </table:table-cell>
              <table:table-cell office:value-type="float" office:value="1.25013">
                <text:p>1.25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64">
                <text:p>2764</text:p>
              </table:table-cell>
              <table:table-cell office:value-type="float" office:value="0.160709">
                <text:p>0.160709</text:p>
              </table:table-cell>
              <table:table-cell office:value-type="float" office:value="1.13405">
                <text:p>1.13405</text:p>
              </table:table-cell>
              <table:table-cell office:value-type="float" office:value="0.0848396">
                <text:p>0.0848396</text:p>
              </table:table-cell>
              <table:table-cell office:value-type="float" office:value="0.203802">
                <text:p>0.2038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147">
                <text:p>8147</text:p>
              </table:table-cell>
              <table:table-cell office:value-type="float" office:value="0.205528">
                <text:p>0.205528</text:p>
              </table:table-cell>
              <table:table-cell office:value-type="float" office:value="1.20583">
                <text:p>1.20583</text:p>
              </table:table-cell>
              <table:table-cell office:value-type="float" office:value="0.121017">
                <text:p>0.121017</text:p>
              </table:table-cell>
              <table:table-cell office:value-type="float" office:value="0.202135">
                <text:p>0.20213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43">
                <text:p>1343</text:p>
              </table:table-cell>
              <table:table-cell office:value-type="float" office:value="0.140497">
                <text:p>0.140497</text:p>
              </table:table-cell>
              <table:table-cell office:value-type="float" office:value="1.10296">
                <text:p>1.10296</text:p>
              </table:table-cell>
              <table:table-cell office:value-type="float" office:value="0.0652566">
                <text:p>0.0652566</text:p>
              </table:table-cell>
              <table:table-cell office:value-type="float" office:value="0.201951">
                <text:p>0.201951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63600">
                <text:p>7263600</text:p>
              </table:table-cell>
              <table:table-cell office:value-type="float" office:value="1.05424">
                <text:p>1.05424</text:p>
              </table:table-cell>
              <table:table-cell office:value-type="float" office:value="2.63629">
                <text:p>2.63629</text:p>
              </table:table-cell>
              <table:table-cell office:value-type="float" office:value="0.893728">
                <text:p>0.893728</text:p>
              </table:table-cell>
              <table:table-cell office:value-type="float" office:value="0.598375">
                <text:p>0.598375</text:p>
              </table:table-cell>
              <table:table-cell office:value-type="float" office:value="1.58705">
                <text:p>1.587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396">
                <text:p>3396</text:p>
              </table:table-cell>
              <table:table-cell office:value-type="float" office:value="0.171006">
                <text:p>0.171006</text:p>
              </table:table-cell>
              <table:table-cell office:value-type="float" office:value="1.21146">
                <text:p>1.21146</text:p>
              </table:table-cell>
              <table:table-cell office:value-type="float" office:value="0.08797">
                <text:p>0.08797</text:p>
              </table:table-cell>
              <table:table-cell office:value-type="float" office:value="0.170487">
                <text:p>0.17048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348840">
                <text:p>42348840</text:p>
              </table:table-cell>
              <table:table-cell office:value-type="float" office:value="1.45086">
                <text:p>1.45086</text:p>
              </table:table-cell>
              <table:table-cell office:value-type="float" office:value="3.09198">
                <text:p>3.09198</text:p>
              </table:table-cell>
              <table:table-cell office:value-type="float" office:value="1.3311">
                <text:p>1.3311</text:p>
              </table:table-cell>
              <table:table-cell office:value-type="float" office:value="0.962645">
                <text:p>0.962645</text:p>
              </table:table-cell>
              <table:table-cell office:value-type="float" office:value="1.76413">
                <text:p>1.76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32">
                <text:p>8032</text:p>
              </table:table-cell>
              <table:table-cell office:value-type="float" office:value="0.20373">
                <text:p>0.20373</text:p>
              </table:table-cell>
              <table:table-cell office:value-type="float" office:value="1.22333">
                <text:p>1.22333</text:p>
              </table:table-cell>
              <table:table-cell office:value-type="float" office:value="0.119598">
                <text:p>0.119598</text:p>
              </table:table-cell>
              <table:table-cell office:value-type="float" office:value="0.192049">
                <text:p>0.19204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43">
                <text:p>7543</text:p>
              </table:table-cell>
              <table:table-cell office:value-type="float" office:value="0.202184">
                <text:p>0.202184</text:p>
              </table:table-cell>
              <table:table-cell office:value-type="float" office:value="1.22197">
                <text:p>1.22197</text:p>
              </table:table-cell>
              <table:table-cell office:value-type="float" office:value="0.118097">
                <text:p>0.118097</text:p>
              </table:table-cell>
              <table:table-cell office:value-type="float" office:value="0.198118">
                <text:p>0.19811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446916">
                <text:p>48446916</text:p>
              </table:table-cell>
              <table:table-cell office:value-type="float" office:value="1.49374">
                <text:p>1.49374</text:p>
              </table:table-cell>
              <table:table-cell office:value-type="float" office:value="3.1725">
                <text:p>3.1725</text:p>
              </table:table-cell>
              <table:table-cell office:value-type="float" office:value="1.35474">
                <text:p>1.35474</text:p>
              </table:table-cell>
              <table:table-cell office:value-type="float" office:value="0.800689">
                <text:p>0.800689</text:p>
              </table:table-cell>
              <table:table-cell office:value-type="float" office:value="1.7752">
                <text:p>1.77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3382654">
                <text:p>33382654</text:p>
              </table:table-cell>
              <table:table-cell office:value-type="float" office:value="1.38854">
                <text:p>1.38854</text:p>
              </table:table-cell>
              <table:table-cell office:value-type="float" office:value="3.06231">
                <text:p>3.06231</text:p>
              </table:table-cell>
              <table:table-cell office:value-type="float" office:value="1.2828">
                <text:p>1.2828</text:p>
              </table:table-cell>
              <table:table-cell office:value-type="float" office:value="0.796401">
                <text:p>0.796401</text:p>
              </table:table-cell>
              <table:table-cell office:value-type="float" office:value="1.73884">
                <text:p>1.738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1349">
                <text:p>131349</text:p>
              </table:table-cell>
              <table:table-cell office:value-type="float" office:value="0.341673">
                <text:p>0.341673</text:p>
              </table:table-cell>
              <table:table-cell office:value-type="float" office:value="1.35226">
                <text:p>1.35226</text:p>
              </table:table-cell>
              <table:table-cell office:value-type="float" office:value="0.251253">
                <text:p>0.251253</text:p>
              </table:table-cell>
              <table:table-cell office:value-type="float" office:value="0.252371">
                <text:p>0.252371</text:p>
              </table:table-cell>
              <table:table-cell office:value-type="float" office:value="1.19897">
                <text:p>1.198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9">
                <text:p>1349</text:p>
              </table:table-cell>
              <table:table-cell office:value-type="float" office:value="0.141126">
                <text:p>0.141126</text:p>
              </table:table-cell>
              <table:table-cell office:value-type="float" office:value="1.11893">
                <text:p>1.11893</text:p>
              </table:table-cell>
              <table:table-cell office:value-type="float" office:value="0.0653092">
                <text:p>0.0653092</text:p>
              </table:table-cell>
              <table:table-cell office:value-type="float" office:value="0.210653">
                <text:p>0.21065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7420">
                <text:p>367420</text:p>
              </table:table-cell>
              <table:table-cell office:value-type="float" office:value="0.529957">
                <text:p>0.529957</text:p>
              </table:table-cell>
              <table:table-cell office:value-type="float" office:value="1.63068">
                <text:p>1.63068</text:p>
              </table:table-cell>
              <table:table-cell office:value-type="float" office:value="0.421301">
                <text:p>0.421301</text:p>
              </table:table-cell>
              <table:table-cell office:value-type="float" office:value="0.377542">
                <text:p>0.377542</text:p>
              </table:table-cell>
              <table:table-cell office:value-type="float" office:value="1.29372">
                <text:p>1.293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12">
                <text:p>1112</text:p>
              </table:table-cell>
              <table:table-cell office:value-type="float" office:value="0.139781">
                <text:p>0.139781</text:p>
              </table:table-cell>
              <table:table-cell office:value-type="float" office:value="1.18024">
                <text:p>1.18024</text:p>
              </table:table-cell>
              <table:table-cell office:value-type="float" office:value="0.0617601">
                <text:p>0.0617601</text:p>
              </table:table-cell>
              <table:table-cell office:value-type="float" office:value="0.167558">
                <text:p>0.167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269680">
                <text:p>53269680</text:p>
              </table:table-cell>
              <table:table-cell office:value-type="float" office:value="1.51253">
                <text:p>1.51253</text:p>
              </table:table-cell>
              <table:table-cell office:value-type="float" office:value="3.17507">
                <text:p>3.17507</text:p>
              </table:table-cell>
              <table:table-cell office:value-type="float" office:value="1.37751">
                <text:p>1.37751</text:p>
              </table:table-cell>
              <table:table-cell office:value-type="float" office:value="0.872614">
                <text:p>0.872614</text:p>
              </table:table-cell>
              <table:table-cell office:value-type="float" office:value="1.78474">
                <text:p>1.784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435">
                <text:p>18435</text:p>
              </table:table-cell>
              <table:table-cell office:value-type="float" office:value="0.233451">
                <text:p>0.233451</text:p>
              </table:table-cell>
              <table:table-cell office:value-type="float" office:value="1.21251">
                <text:p>1.21251</text:p>
              </table:table-cell>
              <table:table-cell office:value-type="float" office:value="0.148505">
                <text:p>0.148505</text:p>
              </table:table-cell>
              <table:table-cell office:value-type="float" office:value="0.215019">
                <text:p>0.21501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282">
                <text:p>22282</text:p>
              </table:table-cell>
              <table:table-cell office:value-type="float" office:value="0.240775">
                <text:p>0.240775</text:p>
              </table:table-cell>
              <table:table-cell office:value-type="float" office:value="1.2017">
                <text:p>1.2017</text:p>
              </table:table-cell>
              <table:table-cell office:value-type="float" office:value="0.155759">
                <text:p>0.155759</text:p>
              </table:table-cell>
              <table:table-cell office:value-type="float" office:value="0.249223">
                <text:p>0.249223</text:p>
              </table:table-cell>
              <table:table-cell office:value-type="float" office:value="1.0733">
                <text:p>1.07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185">
                <text:p>43185</text:p>
              </table:table-cell>
              <table:table-cell office:value-type="float" office:value="0.268034">
                <text:p>0.268034</text:p>
              </table:table-cell>
              <table:table-cell office:value-type="float" office:value="1.26166">
                <text:p>1.26166</text:p>
              </table:table-cell>
              <table:table-cell office:value-type="float" office:value="0.183859">
                <text:p>0.183859</text:p>
              </table:table-cell>
              <table:table-cell office:value-type="float" office:value="0.259892">
                <text:p>0.259892</text:p>
              </table:table-cell>
              <table:table-cell office:value-type="float" office:value="1.11332">
                <text:p>1.11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444">
                <text:p>91444</text:p>
              </table:table-cell>
              <table:table-cell office:value-type="float" office:value="0.30722">
                <text:p>0.30722</text:p>
              </table:table-cell>
              <table:table-cell office:value-type="float" office:value="1.29774">
                <text:p>1.29774</text:p>
              </table:table-cell>
              <table:table-cell office:value-type="float" office:value="0.219907">
                <text:p>0.219907</text:p>
              </table:table-cell>
              <table:table-cell office:value-type="float" office:value="0.23661">
                <text:p>0.23661</text:p>
              </table:table-cell>
              <table:table-cell office:value-type="float" office:value="1.16947">
                <text:p>1.169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956">
                <text:p>12956</text:p>
              </table:table-cell>
              <table:table-cell office:value-type="float" office:value="0.222119">
                <text:p>0.222119</text:p>
              </table:table-cell>
              <table:table-cell office:value-type="float" office:value="1.21309">
                <text:p>1.21309</text:p>
              </table:table-cell>
              <table:table-cell office:value-type="float" office:value="0.137953">
                <text:p>0.137953</text:p>
              </table:table-cell>
              <table:table-cell office:value-type="float" office:value="0.226558">
                <text:p>0.226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7071">
                <text:p>407071</text:p>
              </table:table-cell>
              <table:table-cell office:value-type="float" office:value="0.543041">
                <text:p>0.543041</text:p>
              </table:table-cell>
              <table:table-cell office:value-type="float" office:value="1.64728">
                <text:p>1.64728</text:p>
              </table:table-cell>
              <table:table-cell office:value-type="float" office:value="0.434229">
                <text:p>0.434229</text:p>
              </table:table-cell>
              <table:table-cell office:value-type="float" office:value="0.398912">
                <text:p>0.398912</text:p>
              </table:table-cell>
              <table:table-cell office:value-type="float" office:value="1.30221">
                <text:p>1.302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8681">
                <text:p>358681</text:p>
              </table:table-cell>
              <table:table-cell office:value-type="float" office:value="0.525502">
                <text:p>0.525502</text:p>
              </table:table-cell>
              <table:table-cell office:value-type="float" office:value="1.59744">
                <text:p>1.59744</text:p>
              </table:table-cell>
              <table:table-cell office:value-type="float" office:value="0.418243">
                <text:p>0.418243</text:p>
              </table:table-cell>
              <table:table-cell office:value-type="float" office:value="0.421924">
                <text:p>0.421924</text:p>
              </table:table-cell>
              <table:table-cell office:value-type="float" office:value="1.29136">
                <text:p>1.29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8735">
                <text:p>238735</text:p>
              </table:table-cell>
              <table:table-cell office:value-type="float" office:value="0.446311">
                <text:p>0.446311</text:p>
              </table:table-cell>
              <table:table-cell office:value-type="float" office:value="1.49492">
                <text:p>1.49492</text:p>
              </table:table-cell>
              <table:table-cell office:value-type="float" office:value="0.343093">
                <text:p>0.343093</text:p>
              </table:table-cell>
              <table:table-cell office:value-type="float" office:value="0.330314">
                <text:p>0.330314</text:p>
              </table:table-cell>
              <table:table-cell office:value-type="float" office:value="1.25311">
                <text:p>1.253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0569">
                <text:p>170569</text:p>
              </table:table-cell>
              <table:table-cell office:value-type="float" office:value="0.386938">
                <text:p>0.386938</text:p>
              </table:table-cell>
              <table:table-cell office:value-type="float" office:value="1.40447">
                <text:p>1.40447</text:p>
              </table:table-cell>
              <table:table-cell office:value-type="float" office:value="0.294822">
                <text:p>0.294822</text:p>
              </table:table-cell>
              <table:table-cell office:value-type="float" office:value="0.3192">
                <text:p>0.3192</text:p>
              </table:table-cell>
              <table:table-cell office:value-type="float" office:value="1.22388">
                <text:p>1.223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063">
                <text:p>131063</text:p>
              </table:table-cell>
              <table:table-cell office:value-type="float" office:value="0.361595">
                <text:p>0.361595</text:p>
              </table:table-cell>
              <table:table-cell office:value-type="float" office:value="1.37459">
                <text:p>1.37459</text:p>
              </table:table-cell>
              <table:table-cell office:value-type="float" office:value="0.252648">
                <text:p>0.252648</text:p>
              </table:table-cell>
              <table:table-cell office:value-type="float" office:value="0.261963">
                <text:p>0.261963</text:p>
              </table:table-cell>
              <table:table-cell office:value-type="float" office:value="1.19857">
                <text:p>1.198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578">
                <text:p>28578</text:p>
              </table:table-cell>
              <table:table-cell office:value-type="float" office:value="0.246976">
                <text:p>0.246976</text:p>
              </table:table-cell>
              <table:table-cell office:value-type="float" office:value="1.28541">
                <text:p>1.28541</text:p>
              </table:table-cell>
              <table:table-cell office:value-type="float" office:value="0.16234">
                <text:p>0.16234</text:p>
              </table:table-cell>
              <table:table-cell office:value-type="float" office:value="0.210454">
                <text:p>0.210454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11">
                <text:p>1411</text:p>
              </table:table-cell>
              <table:table-cell office:value-type="float" office:value="0.145213">
                <text:p>0.145213</text:p>
              </table:table-cell>
              <table:table-cell office:value-type="float" office:value="1.12882">
                <text:p>1.12882</text:p>
              </table:table-cell>
              <table:table-cell office:value-type="float" office:value="0.0671852">
                <text:p>0.0671852</text:p>
              </table:table-cell>
              <table:table-cell office:value-type="float" office:value="0.201119">
                <text:p>0.201119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13020">
                <text:p>3313020</text:p>
              </table:table-cell>
              <table:table-cell office:value-type="float" office:value="0.910563">
                <text:p>0.910563</text:p>
              </table:table-cell>
              <table:table-cell office:value-type="float" office:value="2.32661">
                <text:p>2.32661</text:p>
              </table:table-cell>
              <table:table-cell office:value-type="float" office:value="0.768647">
                <text:p>0.768647</text:p>
              </table:table-cell>
              <table:table-cell office:value-type="float" office:value="0.518995">
                <text:p>0.518995</text:p>
              </table:table-cell>
              <table:table-cell office:value-type="float" office:value="1.50753">
                <text:p>1.507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73693">
                <text:p>5573693</text:p>
              </table:table-cell>
              <table:table-cell office:value-type="float" office:value="1.006">
                <text:p>1.006</text:p>
              </table:table-cell>
              <table:table-cell office:value-type="float" office:value="2.48218">
                <text:p>2.48218</text:p>
              </table:table-cell>
              <table:table-cell office:value-type="float" office:value="0.861305">
                <text:p>0.861305</text:p>
              </table:table-cell>
              <table:table-cell office:value-type="float" office:value="0.635143">
                <text:p>0.635143</text:p>
              </table:table-cell>
              <table:table-cell office:value-type="float" office:value="1.56119">
                <text:p>1.561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817938">
                <text:p>21817938</text:p>
              </table:table-cell>
              <table:table-cell office:value-type="float" office:value="1.28553">
                <text:p>1.28553</text:p>
              </table:table-cell>
              <table:table-cell office:value-type="float" office:value="2.87583">
                <text:p>2.87583</text:p>
              </table:table-cell>
              <table:table-cell office:value-type="float" office:value="1.15495">
                <text:p>1.15495</text:p>
              </table:table-cell>
              <table:table-cell office:value-type="float" office:value="0.846571">
                <text:p>0.846571</text:p>
              </table:table-cell>
              <table:table-cell office:value-type="float" office:value="1.69756">
                <text:p>1.697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75">
                <text:p>5775</text:p>
              </table:table-cell>
              <table:table-cell office:value-type="float" office:value="0.189927">
                <text:p>0.189927</text:p>
              </table:table-cell>
              <table:table-cell office:value-type="float" office:value="1.18174">
                <text:p>1.18174</text:p>
              </table:table-cell>
              <table:table-cell office:value-type="float" office:value="0.107472">
                <text:p>0.107472</text:p>
              </table:table-cell>
              <table:table-cell office:value-type="float" office:value="0.186324">
                <text:p>0.186324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83">
                <text:p>2783</text:p>
              </table:table-cell>
              <table:table-cell office:value-type="float" office:value="0.160321">
                <text:p>0.160321</text:p>
              </table:table-cell>
              <table:table-cell office:value-type="float" office:value="1.13398">
                <text:p>1.13398</text:p>
              </table:table-cell>
              <table:table-cell office:value-type="float" office:value="0.0839998">
                <text:p>0.0839998</text:p>
              </table:table-cell>
              <table:table-cell office:value-type="float" office:value="0.206802">
                <text:p>0.206802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95">
                <text:p>1095</text:p>
              </table:table-cell>
              <table:table-cell office:value-type="float" office:value="0.135838">
                <text:p>0.135838</text:p>
              </table:table-cell>
              <table:table-cell office:value-type="float" office:value="1.13193">
                <text:p>1.13193</text:p>
              </table:table-cell>
              <table:table-cell office:value-type="float" office:value="0.0609817">
                <text:p>0.0609817</text:p>
              </table:table-cell>
              <table:table-cell office:value-type="float" office:value="0.185773">
                <text:p>0.18577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45">
                <text:p>4745</text:p>
              </table:table-cell>
              <table:table-cell office:value-type="float" office:value="0.183416">
                <text:p>0.183416</text:p>
              </table:table-cell>
              <table:table-cell office:value-type="float" office:value="1.15818">
                <text:p>1.15818</text:p>
              </table:table-cell>
              <table:table-cell office:value-type="float" office:value="0.101655">
                <text:p>0.101655</text:p>
              </table:table-cell>
              <table:table-cell office:value-type="float" office:value="0.195923">
                <text:p>0.19592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977856">
                <text:p>22977856</text:p>
              </table:table-cell>
              <table:table-cell office:value-type="float" office:value="1.31874">
                <text:p>1.31874</text:p>
              </table:table-cell>
              <table:table-cell office:value-type="float" office:value="2.91559">
                <text:p>2.91559</text:p>
              </table:table-cell>
              <table:table-cell office:value-type="float" office:value="1.18188">
                <text:p>1.18188</text:p>
              </table:table-cell>
              <table:table-cell office:value-type="float" office:value="0.911917">
                <text:p>0.911917</text:p>
              </table:table-cell>
              <table:table-cell office:value-type="float" office:value="1.7021">
                <text:p>1.70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7629">
                <text:p>857629</text:p>
              </table:table-cell>
              <table:table-cell office:value-type="float" office:value="0.68835">
                <text:p>0.68835</text:p>
              </table:table-cell>
              <table:table-cell office:value-type="float" office:value="2.02027">
                <text:p>2.02027</text:p>
              </table:table-cell>
              <table:table-cell office:value-type="float" office:value="0.563452">
                <text:p>0.563452</text:p>
              </table:table-cell>
              <table:table-cell office:value-type="float" office:value="0.504599">
                <text:p>0.504599</text:p>
              </table:table-cell>
              <table:table-cell office:value-type="float" office:value="1.37606">
                <text:p>1.376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47737">
                <text:p>15447737</text:p>
              </table:table-cell>
              <table:table-cell office:value-type="float" office:value="1.2189">
                <text:p>1.2189</text:p>
              </table:table-cell>
              <table:table-cell office:value-type="float" office:value="2.86771">
                <text:p>2.86771</text:p>
              </table:table-cell>
              <table:table-cell office:value-type="float" office:value="1.06837">
                <text:p>1.06837</text:p>
              </table:table-cell>
              <table:table-cell office:value-type="float" office:value="0.694006">
                <text:p>0.694006</text:p>
              </table:table-cell>
              <table:table-cell office:value-type="float" office:value="1.66187">
                <text:p>1.661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421">
                <text:p>44421</text:p>
              </table:table-cell>
              <table:table-cell office:value-type="float" office:value="0.267687">
                <text:p>0.267687</text:p>
              </table:table-cell>
              <table:table-cell office:value-type="float" office:value="1.236">
                <text:p>1.236</text:p>
              </table:table-cell>
              <table:table-cell office:value-type="float" office:value="0.184598">
                <text:p>0.184598</text:p>
              </table:table-cell>
              <table:table-cell office:value-type="float" office:value="0.25511">
                <text:p>0.25511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37810">
                <text:p>4137810</text:p>
              </table:table-cell>
              <table:table-cell office:value-type="float" office:value="0.957197">
                <text:p>0.957197</text:p>
              </table:table-cell>
              <table:table-cell office:value-type="float" office:value="2.42726">
                <text:p>2.42726</text:p>
              </table:table-cell>
              <table:table-cell office:value-type="float" office:value="0.806014">
                <text:p>0.806014</text:p>
              </table:table-cell>
              <table:table-cell office:value-type="float" office:value="0.514197">
                <text:p>0.514197</text:p>
              </table:table-cell>
              <table:table-cell office:value-type="float" office:value="1.53037">
                <text:p>1.530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19532">
                <text:p>2219532</text:p>
              </table:table-cell>
              <table:table-cell office:value-type="float" office:value="0.85026">
                <text:p>0.85026</text:p>
              </table:table-cell>
              <table:table-cell office:value-type="float" office:value="2.23291">
                <text:p>2.23291</text:p>
              </table:table-cell>
              <table:table-cell office:value-type="float" office:value="0.726316">
                <text:p>0.726316</text:p>
              </table:table-cell>
              <table:table-cell office:value-type="float" office:value="0.540853">
                <text:p>0.540853</text:p>
              </table:table-cell>
              <table:table-cell office:value-type="float" office:value="1.46891">
                <text:p>1.468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9">
                <text:p>1769</text:p>
              </table:table-cell>
              <table:table-cell office:value-type="float" office:value="0.150313">
                <text:p>0.150313</text:p>
              </table:table-cell>
              <table:table-cell office:value-type="float" office:value="1.22083">
                <text:p>1.22083</text:p>
              </table:table-cell>
              <table:table-cell office:value-type="float" office:value="0.0712088">
                <text:p>0.0712088</text:p>
              </table:table-cell>
              <table:table-cell office:value-type="float" office:value="0.174376">
                <text:p>0.17437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86">
                <text:p>1786</text:p>
              </table:table-cell>
              <table:table-cell office:value-type="float" office:value="0.149811">
                <text:p>0.149811</text:p>
              </table:table-cell>
              <table:table-cell office:value-type="float" office:value="1.20175">
                <text:p>1.20175</text:p>
              </table:table-cell>
              <table:table-cell office:value-type="float" office:value="0.0712933">
                <text:p>0.0712933</text:p>
              </table:table-cell>
              <table:table-cell office:value-type="float" office:value="0.167806">
                <text:p>0.16780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99923">
                <text:p>3399923</text:p>
              </table:table-cell>
              <table:table-cell office:value-type="float" office:value="0.923281">
                <text:p>0.923281</text:p>
              </table:table-cell>
              <table:table-cell office:value-type="float" office:value="2.4248">
                <text:p>2.4248</text:p>
              </table:table-cell>
              <table:table-cell office:value-type="float" office:value="0.783599">
                <text:p>0.783599</text:p>
              </table:table-cell>
              <table:table-cell office:value-type="float" office:value="0.580703">
                <text:p>0.580703</text:p>
              </table:table-cell>
              <table:table-cell office:value-type="float" office:value="1.51217">
                <text:p>1.512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60">
                <text:p>1960</text:p>
              </table:table-cell>
              <table:table-cell office:value-type="float" office:value="0.149159">
                <text:p>0.149159</text:p>
              </table:table-cell>
              <table:table-cell office:value-type="float" office:value="1.16695">
                <text:p>1.16695</text:p>
              </table:table-cell>
              <table:table-cell office:value-type="float" office:value="0.0743912">
                <text:p>0.0743912</text:p>
              </table:table-cell>
              <table:table-cell office:value-type="float" office:value="0.18719">
                <text:p>0.1871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870322">
                <text:p>29870322</text:p>
              </table:table-cell>
              <table:table-cell office:value-type="float" office:value="1.37397">
                <text:p>1.37397</text:p>
              </table:table-cell>
              <table:table-cell office:value-type="float" office:value="3.10032">
                <text:p>3.10032</text:p>
              </table:table-cell>
              <table:table-cell office:value-type="float" office:value="1.27359">
                <text:p>1.27359</text:p>
              </table:table-cell>
              <table:table-cell office:value-type="float" office:value="0.874501">
                <text:p>0.874501</text:p>
              </table:table-cell>
              <table:table-cell office:value-type="float" office:value="1.72841">
                <text:p>1.728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658">
                <text:p>25658</text:p>
              </table:table-cell>
              <table:table-cell office:value-type="float" office:value="0.243743">
                <text:p>0.243743</text:p>
              </table:table-cell>
              <table:table-cell office:value-type="float" office:value="1.22606">
                <text:p>1.22606</text:p>
              </table:table-cell>
              <table:table-cell office:value-type="float" office:value="0.15993">
                <text:p>0.15993</text:p>
              </table:table-cell>
              <table:table-cell office:value-type="float" office:value="0.229339">
                <text:p>0.229339</text:p>
              </table:table-cell>
              <table:table-cell office:value-type="float" office:value="1.08053">
                <text:p>1.080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8945">
                <text:p>718945</text:p>
              </table:table-cell>
              <table:table-cell office:value-type="float" office:value="0.660412">
                <text:p>0.660412</text:p>
              </table:table-cell>
              <table:table-cell office:value-type="float" office:value="1.87062">
                <text:p>1.87062</text:p>
              </table:table-cell>
              <table:table-cell office:value-type="float" office:value="0.529951">
                <text:p>0.529951</text:p>
              </table:table-cell>
              <table:table-cell office:value-type="float" office:value="0.484923">
                <text:p>0.484923</text:p>
              </table:table-cell>
              <table:table-cell office:value-type="float" office:value="1.35851">
                <text:p>1.358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81">
                <text:p>13781</text:p>
              </table:table-cell>
              <table:table-cell office:value-type="float" office:value="0.221373">
                <text:p>0.221373</text:p>
              </table:table-cell>
              <table:table-cell office:value-type="float" office:value="1.25714">
                <text:p>1.25714</text:p>
              </table:table-cell>
              <table:table-cell office:value-type="float" office:value="0.135892">
                <text:p>0.135892</text:p>
              </table:table-cell>
              <table:table-cell office:value-type="float" office:value="0.191342">
                <text:p>0.191342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91222">
                <text:p>2791222</text:p>
              </table:table-cell>
              <table:table-cell office:value-type="float" office:value="0.896149">
                <text:p>0.896149</text:p>
              </table:table-cell>
              <table:table-cell office:value-type="float" office:value="2.27507">
                <text:p>2.27507</text:p>
              </table:table-cell>
              <table:table-cell office:value-type="float" office:value="0.746234">
                <text:p>0.746234</text:p>
              </table:table-cell>
              <table:table-cell office:value-type="float" office:value="0.543235">
                <text:p>0.543235</text:p>
              </table:table-cell>
              <table:table-cell office:value-type="float" office:value="1.49255">
                <text:p>1.49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21043">
                <text:p>10021043</text:p>
              </table:table-cell>
              <table:table-cell office:value-type="float" office:value="1.13367">
                <text:p>1.13367</text:p>
              </table:table-cell>
              <table:table-cell office:value-type="float" office:value="2.70965">
                <text:p>2.70965</text:p>
              </table:table-cell>
              <table:table-cell office:value-type="float" office:value="0.973137">
                <text:p>0.973137</text:p>
              </table:table-cell>
              <table:table-cell office:value-type="float" office:value="0.700631">
                <text:p>0.700631</text:p>
              </table:table-cell>
              <table:table-cell office:value-type="float" office:value="1.61937">
                <text:p>1.619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09132">
                <text:p>14309132</text:p>
              </table:table-cell>
              <table:table-cell office:value-type="float" office:value="1.19278">
                <text:p>1.19278</text:p>
              </table:table-cell>
              <table:table-cell office:value-type="float" office:value="2.86809">
                <text:p>2.86809</text:p>
              </table:table-cell>
              <table:table-cell office:value-type="float" office:value="1.06929">
                <text:p>1.06929</text:p>
              </table:table-cell>
              <table:table-cell office:value-type="float" office:value="0.723469">
                <text:p>0.723469</text:p>
              </table:table-cell>
              <table:table-cell office:value-type="float" office:value="1.65468">
                <text:p>1.654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15">
                <text:p>7915</text:p>
              </table:table-cell>
              <table:table-cell office:value-type="float" office:value="0.202131">
                <text:p>0.202131</text:p>
              </table:table-cell>
              <table:table-cell office:value-type="float" office:value="1.21077">
                <text:p>1.21077</text:p>
              </table:table-cell>
              <table:table-cell office:value-type="float" office:value="0.119579">
                <text:p>0.119579</text:p>
              </table:table-cell>
              <table:table-cell office:value-type="float" office:value="0.203954">
                <text:p>0.20395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42">
                <text:p>2242</text:p>
              </table:table-cell>
              <table:table-cell office:value-type="float" office:value="0.155703">
                <text:p>0.155703</text:p>
              </table:table-cell>
              <table:table-cell office:value-type="float" office:value="1.15708">
                <text:p>1.15708</text:p>
              </table:table-cell>
              <table:table-cell office:value-type="float" office:value="0.0759749">
                <text:p>0.0759749</text:p>
              </table:table-cell>
              <table:table-cell office:value-type="float" office:value="0.172373">
                <text:p>0.1723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497513">
                <text:p>7497513</text:p>
              </table:table-cell>
              <table:table-cell office:value-type="float" office:value="1.06143">
                <text:p>1.06143</text:p>
              </table:table-cell>
              <table:table-cell office:value-type="float" office:value="2.64696">
                <text:p>2.64696</text:p>
              </table:table-cell>
              <table:table-cell office:value-type="float" office:value="0.915405">
                <text:p>0.915405</text:p>
              </table:table-cell>
              <table:table-cell office:value-type="float" office:value="0.66811">
                <text:p>0.66811</text:p>
              </table:table-cell>
              <table:table-cell office:value-type="float" office:value="1.59038">
                <text:p>1.590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263">
                <text:p>26263</text:p>
              </table:table-cell>
              <table:table-cell office:value-type="float" office:value="0.246029">
                <text:p>0.246029</text:p>
              </table:table-cell>
              <table:table-cell office:value-type="float" office:value="1.28553">
                <text:p>1.28553</text:p>
              </table:table-cell>
              <table:table-cell office:value-type="float" office:value="0.159777">
                <text:p>0.159777</text:p>
              </table:table-cell>
              <table:table-cell office:value-type="float" office:value="0.214354">
                <text:p>0.214354</text:p>
              </table:table-cell>
              <table:table-cell office:value-type="float" office:value="1.08279">
                <text:p>1.082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5913">
                <text:p>125913</text:p>
              </table:table-cell>
              <table:table-cell office:value-type="float" office:value="0.341136">
                <text:p>0.341136</text:p>
              </table:table-cell>
              <table:table-cell office:value-type="float" office:value="1.39079">
                <text:p>1.39079</text:p>
              </table:table-cell>
              <table:table-cell office:value-type="float" office:value="0.249161">
                <text:p>0.249161</text:p>
              </table:table-cell>
              <table:table-cell office:value-type="float" office:value="0.264694">
                <text:p>0.264694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85414">
                <text:p>3985414</text:p>
              </table:table-cell>
              <table:table-cell office:value-type="float" office:value="0.951735">
                <text:p>0.951735</text:p>
              </table:table-cell>
              <table:table-cell office:value-type="float" office:value="2.43185">
                <text:p>2.43185</text:p>
              </table:table-cell>
              <table:table-cell office:value-type="float" office:value="0.796592">
                <text:p>0.796592</text:p>
              </table:table-cell>
              <table:table-cell office:value-type="float" office:value="0.507072">
                <text:p>0.507072</text:p>
              </table:table-cell>
              <table:table-cell office:value-type="float" office:value="1.52667">
                <text:p>1.52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1">
                <text:p>1231</text:p>
              </table:table-cell>
              <table:table-cell office:value-type="float" office:value="0.138297">
                <text:p>0.138297</text:p>
              </table:table-cell>
              <table:table-cell office:value-type="float" office:value="1.12515">
                <text:p>1.12515</text:p>
              </table:table-cell>
              <table:table-cell office:value-type="float" office:value="0.0620564">
                <text:p>0.0620564</text:p>
              </table:table-cell>
              <table:table-cell office:value-type="float" office:value="0.179978">
                <text:p>0.179978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892084">
                <text:p>9892084</text:p>
              </table:table-cell>
              <table:table-cell office:value-type="float" office:value="1.12151">
                <text:p>1.12151</text:p>
              </table:table-cell>
              <table:table-cell office:value-type="float" office:value="2.66579">
                <text:p>2.66579</text:p>
              </table:table-cell>
              <table:table-cell office:value-type="float" office:value="0.966969">
                <text:p>0.966969</text:p>
              </table:table-cell>
              <table:table-cell office:value-type="float" office:value="0.672409">
                <text:p>0.672409</text:p>
              </table:table-cell>
              <table:table-cell office:value-type="float" office:value="1.61793">
                <text:p>1.61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514">
                <text:p>41514</text:p>
              </table:table-cell>
              <table:table-cell office:value-type="float" office:value="0.264972">
                <text:p>0.264972</text:p>
              </table:table-cell>
              <table:table-cell office:value-type="float" office:value="1.22247">
                <text:p>1.22247</text:p>
              </table:table-cell>
              <table:table-cell office:value-type="float" office:value="0.182964">
                <text:p>0.182964</text:p>
              </table:table-cell>
              <table:table-cell office:value-type="float" office:value="0.259804">
                <text:p>0.259804</text:p>
              </table:table-cell>
              <table:table-cell office:value-type="float" office:value="1.10912">
                <text:p>1.109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49">
                <text:p>71049</text:p>
              </table:table-cell>
              <table:table-cell office:value-type="float" office:value="0.289086">
                <text:p>0.289086</text:p>
              </table:table-cell>
              <table:table-cell office:value-type="float" office:value="1.28335">
                <text:p>1.28335</text:p>
              </table:table-cell>
              <table:table-cell office:value-type="float" office:value="0.201885">
                <text:p>0.201885</text:p>
              </table:table-cell>
              <table:table-cell office:value-type="float" office:value="0.227293">
                <text:p>0.227293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26">
                <text:p>1826</text:p>
              </table:table-cell>
              <table:table-cell office:value-type="float" office:value="0.14846">
                <text:p>0.14846</text:p>
              </table:table-cell>
              <table:table-cell office:value-type="float" office:value="1.21659">
                <text:p>1.21659</text:p>
              </table:table-cell>
              <table:table-cell office:value-type="float" office:value="0.0702381">
                <text:p>0.0702381</text:p>
              </table:table-cell>
              <table:table-cell office:value-type="float" office:value="0.175205">
                <text:p>0.17520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421">
                <text:p>580421</text:p>
              </table:table-cell>
              <table:table-cell office:value-type="float" office:value="0.621051">
                <text:p>0.621051</text:p>
              </table:table-cell>
              <table:table-cell office:value-type="float" office:value="1.79404">
                <text:p>1.79404</text:p>
              </table:table-cell>
              <table:table-cell office:value-type="float" office:value="0.490449">
                <text:p>0.490449</text:p>
              </table:table-cell>
              <table:table-cell office:value-type="float" office:value="0.412922">
                <text:p>0.412922</text:p>
              </table:table-cell>
              <table:table-cell office:value-type="float" office:value="1.33743">
                <text:p>1.337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299">
                <text:p>31299</text:p>
              </table:table-cell>
              <table:table-cell office:value-type="float" office:value="0.249857">
                <text:p>0.249857</text:p>
              </table:table-cell>
              <table:table-cell office:value-type="float" office:value="1.25048">
                <text:p>1.25048</text:p>
              </table:table-cell>
              <table:table-cell office:value-type="float" office:value="0.165959">
                <text:p>0.165959</text:p>
              </table:table-cell>
              <table:table-cell office:value-type="float" office:value="0.221384">
                <text:p>0.221384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5593">
                <text:p>245593</text:p>
              </table:table-cell>
              <table:table-cell office:value-type="float" office:value="0.452225">
                <text:p>0.452225</text:p>
              </table:table-cell>
              <table:table-cell office:value-type="float" office:value="1.54059">
                <text:p>1.54059</text:p>
              </table:table-cell>
              <table:table-cell office:value-type="float" office:value="0.347514">
                <text:p>0.347514</text:p>
              </table:table-cell>
              <table:table-cell office:value-type="float" office:value="0.320937">
                <text:p>0.320937</text:p>
              </table:table-cell>
              <table:table-cell office:value-type="float" office:value="1.25522">
                <text:p>1.255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80949">
                <text:p>6580949</text:p>
              </table:table-cell>
              <table:table-cell office:value-type="float" office:value="1.03145">
                <text:p>1.03145</text:p>
              </table:table-cell>
              <table:table-cell office:value-type="float" office:value="2.5287">
                <text:p>2.5287</text:p>
              </table:table-cell>
              <table:table-cell office:value-type="float" office:value="0.875825">
                <text:p>0.875825</text:p>
              </table:table-cell>
              <table:table-cell office:value-type="float" office:value="0.5852">
                <text:p>0.5852</text:p>
              </table:table-cell>
              <table:table-cell office:value-type="float" office:value="1.57594">
                <text:p>1.575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278066">
                <text:p>25278066</text:p>
              </table:table-cell>
              <table:table-cell office:value-type="float" office:value="1.33469">
                <text:p>1.33469</text:p>
              </table:table-cell>
              <table:table-cell office:value-type="float" office:value="2.96478">
                <text:p>2.96478</text:p>
              </table:table-cell>
              <table:table-cell office:value-type="float" office:value="1.21911">
                <text:p>1.21911</text:p>
              </table:table-cell>
              <table:table-cell office:value-type="float" office:value="0.771856">
                <text:p>0.771856</text:p>
              </table:table-cell>
              <table:table-cell office:value-type="float" office:value="1.71028">
                <text:p>1.71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0401">
                <text:p>260401</text:p>
              </table:table-cell>
              <table:table-cell office:value-type="float" office:value="0.462493">
                <text:p>0.462493</text:p>
              </table:table-cell>
              <table:table-cell office:value-type="float" office:value="1.50351">
                <text:p>1.50351</text:p>
              </table:table-cell>
              <table:table-cell office:value-type="float" office:value="0.35354">
                <text:p>0.35354</text:p>
              </table:table-cell>
              <table:table-cell office:value-type="float" office:value="0.340333">
                <text:p>0.340333</text:p>
              </table:table-cell>
              <table:table-cell office:value-type="float" office:value="1.26062">
                <text:p>1.26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685862">
                <text:p>19685862</text:p>
              </table:table-cell>
              <table:table-cell office:value-type="float" office:value="1.27089">
                <text:p>1.27089</text:p>
              </table:table-cell>
              <table:table-cell office:value-type="float" office:value="2.88759">
                <text:p>2.88759</text:p>
              </table:table-cell>
              <table:table-cell office:value-type="float" office:value="1.1278">
                <text:p>1.1278</text:p>
              </table:table-cell>
              <table:table-cell office:value-type="float" office:value="0.755708">
                <text:p>0.755708</text:p>
              </table:table-cell>
              <table:table-cell office:value-type="float" office:value="1.68661">
                <text:p>1.68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527">
                <text:p>22527</text:p>
              </table:table-cell>
              <table:table-cell office:value-type="float" office:value="0.241915">
                <text:p>0.241915</text:p>
              </table:table-cell>
              <table:table-cell office:value-type="float" office:value="1.20376">
                <text:p>1.20376</text:p>
              </table:table-cell>
              <table:table-cell office:value-type="float" office:value="0.155978">
                <text:p>0.155978</text:p>
              </table:table-cell>
              <table:table-cell office:value-type="float" office:value="0.251397">
                <text:p>0.251397</text:p>
              </table:table-cell>
              <table:table-cell office:value-type="float" office:value="1.07268">
                <text:p>1.072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472">
                <text:p>26472</text:p>
              </table:table-cell>
              <table:table-cell office:value-type="float" office:value="0.245975">
                <text:p>0.245975</text:p>
              </table:table-cell>
              <table:table-cell office:value-type="float" office:value="1.29916">
                <text:p>1.29916</text:p>
              </table:table-cell>
              <table:table-cell office:value-type="float" office:value="0.160507">
                <text:p>0.160507</text:p>
              </table:table-cell>
              <table:table-cell office:value-type="float" office:value="0.237775">
                <text:p>0.237775</text:p>
              </table:table-cell>
              <table:table-cell office:value-type="float" office:value="1.08148">
                <text:p>1.081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8">
                <text:p>1018</text:p>
              </table:table-cell>
              <table:table-cell office:value-type="float" office:value="0.134454">
                <text:p>0.134454</text:p>
              </table:table-cell>
              <table:table-cell office:value-type="float" office:value="1.13252">
                <text:p>1.13252</text:p>
              </table:table-cell>
              <table:table-cell office:value-type="float" office:value="0.0591993">
                <text:p>0.0591993</text:p>
              </table:table-cell>
              <table:table-cell office:value-type="float" office:value="0.167099">
                <text:p>0.16709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767">
                <text:p>49767</text:p>
              </table:table-cell>
              <table:table-cell office:value-type="float" office:value="0.273898">
                <text:p>0.273898</text:p>
              </table:table-cell>
              <table:table-cell office:value-type="float" office:value="1.25758">
                <text:p>1.25758</text:p>
              </table:table-cell>
              <table:table-cell office:value-type="float" office:value="0.186897">
                <text:p>0.186897</text:p>
              </table:table-cell>
              <table:table-cell office:value-type="float" office:value="0.227457">
                <text:p>0.227457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05">
                <text:p>4705</text:p>
              </table:table-cell>
              <table:table-cell office:value-type="float" office:value="0.181372">
                <text:p>0.181372</text:p>
              </table:table-cell>
              <table:table-cell office:value-type="float" office:value="1.1615">
                <text:p>1.1615</text:p>
              </table:table-cell>
              <table:table-cell office:value-type="float" office:value="0.101087">
                <text:p>0.101087</text:p>
              </table:table-cell>
              <table:table-cell office:value-type="float" office:value="0.202936">
                <text:p>0.202936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79141">
                <text:p>4279141</text:p>
              </table:table-cell>
              <table:table-cell office:value-type="float" office:value="0.955797">
                <text:p>0.955797</text:p>
              </table:table-cell>
              <table:table-cell office:value-type="float" office:value="2.41936">
                <text:p>2.41936</text:p>
              </table:table-cell>
              <table:table-cell office:value-type="float" office:value="0.810923">
                <text:p>0.810923</text:p>
              </table:table-cell>
              <table:table-cell office:value-type="float" office:value="0.529519">
                <text:p>0.529519</text:p>
              </table:table-cell>
              <table:table-cell office:value-type="float" office:value="1.53387">
                <text:p>1.533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4665">
                <text:p>1304665</text:p>
              </table:table-cell>
              <table:table-cell office:value-type="float" office:value="0.768089">
                <text:p>0.768089</text:p>
              </table:table-cell>
              <table:table-cell office:value-type="float" office:value="2.03486">
                <text:p>2.03486</text:p>
              </table:table-cell>
              <table:table-cell office:value-type="float" office:value="0.629216">
                <text:p>0.629216</text:p>
              </table:table-cell>
              <table:table-cell office:value-type="float" office:value="0.527321">
                <text:p>0.527321</text:p>
              </table:table-cell>
              <table:table-cell office:value-type="float" office:value="1.41759">
                <text:p>1.417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782631">
                <text:p>49782631</text:p>
              </table:table-cell>
              <table:table-cell office:value-type="float" office:value="1.50411">
                <text:p>1.50411</text:p>
              </table:table-cell>
              <table:table-cell office:value-type="float" office:value="3.17189">
                <text:p>3.17189</text:p>
              </table:table-cell>
              <table:table-cell office:value-type="float" office:value="1.39217">
                <text:p>1.39217</text:p>
              </table:table-cell>
              <table:table-cell office:value-type="float" office:value="0.824329">
                <text:p>0.824329</text:p>
              </table:table-cell>
              <table:table-cell office:value-type="float" office:value="1.77794">
                <text:p>1.777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483">
                <text:p>11483</text:p>
              </table:table-cell>
              <table:table-cell office:value-type="float" office:value="0.217656">
                <text:p>0.217656</text:p>
              </table:table-cell>
              <table:table-cell office:value-type="float" office:value="1.1942">
                <text:p>1.1942</text:p>
              </table:table-cell>
              <table:table-cell office:value-type="float" office:value="0.133313">
                <text:p>0.133313</text:p>
              </table:table-cell>
              <table:table-cell office:value-type="float" office:value="0.22415">
                <text:p>0.2241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17">
                <text:p>5717</text:p>
              </table:table-cell>
              <table:table-cell office:value-type="float" office:value="0.190385">
                <text:p>0.190385</text:p>
              </table:table-cell>
              <table:table-cell office:value-type="float" office:value="1.16193">
                <text:p>1.16193</text:p>
              </table:table-cell>
              <table:table-cell office:value-type="float" office:value="0.109062">
                <text:p>0.109062</text:p>
              </table:table-cell>
              <table:table-cell office:value-type="float" office:value="0.206273">
                <text:p>0.2062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129">
                <text:p>70129</text:p>
              </table:table-cell>
              <table:table-cell office:value-type="float" office:value="0.286234">
                <text:p>0.286234</text:p>
              </table:table-cell>
              <table:table-cell office:value-type="float" office:value="1.27452">
                <text:p>1.27452</text:p>
              </table:table-cell>
              <table:table-cell office:value-type="float" office:value="0.19929">
                <text:p>0.19929</text:p>
              </table:table-cell>
              <table:table-cell office:value-type="float" office:value="0.219395">
                <text:p>0.219395</text:p>
              </table:table-cell>
              <table:table-cell office:value-type="float" office:value="1.14639">
                <text:p>1.146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252398">
                <text:p>55252398</text:p>
              </table:table-cell>
              <table:table-cell office:value-type="float" office:value="1.51438">
                <text:p>1.51438</text:p>
              </table:table-cell>
              <table:table-cell office:value-type="float" office:value="3.27052">
                <text:p>3.27052</text:p>
              </table:table-cell>
              <table:table-cell office:value-type="float" office:value="1.39393">
                <text:p>1.39393</text:p>
              </table:table-cell>
              <table:table-cell office:value-type="float" office:value="0.961658">
                <text:p>0.961658</text:p>
              </table:table-cell>
              <table:table-cell office:value-type="float" office:value="1.79036">
                <text:p>1.79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14539">
                <text:p>5714539</text:p>
              </table:table-cell>
              <table:table-cell office:value-type="float" office:value="1.0121">
                <text:p>1.0121</text:p>
              </table:table-cell>
              <table:table-cell office:value-type="float" office:value="2.47657">
                <text:p>2.47657</text:p>
              </table:table-cell>
              <table:table-cell office:value-type="float" office:value="0.878155">
                <text:p>0.878155</text:p>
              </table:table-cell>
              <table:table-cell office:value-type="float" office:value="0.671565">
                <text:p>0.671565</text:p>
              </table:table-cell>
              <table:table-cell office:value-type="float" office:value="1.56316">
                <text:p>1.563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79753">
                <text:p>1879753</text:p>
              </table:table-cell>
              <table:table-cell office:value-type="float" office:value="0.831971">
                <text:p>0.831971</text:p>
              </table:table-cell>
              <table:table-cell office:value-type="float" office:value="2.24378">
                <text:p>2.24378</text:p>
              </table:table-cell>
              <table:table-cell office:value-type="float" office:value="0.689281">
                <text:p>0.689281</text:p>
              </table:table-cell>
              <table:table-cell office:value-type="float" office:value="0.551495">
                <text:p>0.551495</text:p>
              </table:table-cell>
              <table:table-cell office:value-type="float" office:value="1.45297">
                <text:p>1.452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600">
                <text:p>10600</text:p>
              </table:table-cell>
              <table:table-cell office:value-type="float" office:value="0.220533">
                <text:p>0.220533</text:p>
              </table:table-cell>
              <table:table-cell office:value-type="float" office:value="1.22613">
                <text:p>1.22613</text:p>
              </table:table-cell>
              <table:table-cell office:value-type="float" office:value="0.132646">
                <text:p>0.132646</text:p>
              </table:table-cell>
              <table:table-cell office:value-type="float" office:value="0.250843">
                <text:p>0.25084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9845">
                <text:p>479845</text:p>
              </table:table-cell>
              <table:table-cell office:value-type="float" office:value="0.579422">
                <text:p>0.579422</text:p>
              </table:table-cell>
              <table:table-cell office:value-type="float" office:value="1.74837">
                <text:p>1.74837</text:p>
              </table:table-cell>
              <table:table-cell office:value-type="float" office:value="0.455484">
                <text:p>0.455484</text:p>
              </table:table-cell>
              <table:table-cell office:value-type="float" office:value="0.399726">
                <text:p>0.399726</text:p>
              </table:table-cell>
              <table:table-cell office:value-type="float" office:value="1.31887">
                <text:p>1.318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2564">
                <text:p>202564</text:p>
              </table:table-cell>
              <table:table-cell office:value-type="float" office:value="0.421199">
                <text:p>0.421199</text:p>
              </table:table-cell>
              <table:table-cell office:value-type="float" office:value="1.44437">
                <text:p>1.44437</text:p>
              </table:table-cell>
              <table:table-cell office:value-type="float" office:value="0.321477">
                <text:p>0.321477</text:p>
              </table:table-cell>
              <table:table-cell office:value-type="float" office:value="0.332393">
                <text:p>0.332393</text:p>
              </table:table-cell>
              <table:table-cell office:value-type="float" office:value="1.23697">
                <text:p>1.236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44022">
                <text:p>644022</text:p>
              </table:table-cell>
              <table:table-cell office:value-type="float" office:value="0.636527">
                <text:p>0.636527</text:p>
              </table:table-cell>
              <table:table-cell office:value-type="float" office:value="1.79676">
                <text:p>1.79676</text:p>
              </table:table-cell>
              <table:table-cell office:value-type="float" office:value="0.507054">
                <text:p>0.507054</text:p>
              </table:table-cell>
              <table:table-cell office:value-type="float" office:value="0.464831">
                <text:p>0.464831</text:p>
              </table:table-cell>
              <table:table-cell office:value-type="float" office:value="1.34798">
                <text:p>1.347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146">
                <text:p>75146</text:p>
              </table:table-cell>
              <table:table-cell office:value-type="float" office:value="0.289631">
                <text:p>0.289631</text:p>
              </table:table-cell>
              <table:table-cell office:value-type="float" office:value="1.29868">
                <text:p>1.29868</text:p>
              </table:table-cell>
              <table:table-cell office:value-type="float" office:value="0.205645">
                <text:p>0.205645</text:p>
              </table:table-cell>
              <table:table-cell office:value-type="float" office:value="0.234049">
                <text:p>0.234049</text:p>
              </table:table-cell>
              <table:table-cell office:value-type="float" office:value="1.15269">
                <text:p>1.152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23">
                <text:p>9323</text:p>
              </table:table-cell>
              <table:table-cell office:value-type="float" office:value="0.208422">
                <text:p>0.208422</text:p>
              </table:table-cell>
              <table:table-cell office:value-type="float" office:value="1.20088">
                <text:p>1.20088</text:p>
              </table:table-cell>
              <table:table-cell office:value-type="float" office:value="0.126635">
                <text:p>0.126635</text:p>
              </table:table-cell>
              <table:table-cell office:value-type="float" office:value="0.211477">
                <text:p>0.211477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2910">
                <text:p>162910</text:p>
              </table:table-cell>
              <table:table-cell office:value-type="float" office:value="0.371903">
                <text:p>0.371903</text:p>
              </table:table-cell>
              <table:table-cell office:value-type="float" office:value="1.34033">
                <text:p>1.34033</text:p>
              </table:table-cell>
              <table:table-cell office:value-type="float" office:value="0.283975">
                <text:p>0.283975</text:p>
              </table:table-cell>
              <table:table-cell office:value-type="float" office:value="0.324243">
                <text:p>0.324243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966577">
                <text:p>37966577</text:p>
              </table:table-cell>
              <table:table-cell office:value-type="float" office:value="1.43697">
                <text:p>1.43697</text:p>
              </table:table-cell>
              <table:table-cell office:value-type="float" office:value="3.0956">
                <text:p>3.0956</text:p>
              </table:table-cell>
              <table:table-cell office:value-type="float" office:value="1.30419">
                <text:p>1.30419</text:p>
              </table:table-cell>
              <table:table-cell office:value-type="float" office:value="0.867287">
                <text:p>0.867287</text:p>
              </table:table-cell>
              <table:table-cell office:value-type="float" office:value="1.75201">
                <text:p>1.75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567">
                <text:p>11567</text:p>
              </table:table-cell>
              <table:table-cell office:value-type="float" office:value="0.216247">
                <text:p>0.216247</text:p>
              </table:table-cell>
              <table:table-cell office:value-type="float" office:value="1.1969">
                <text:p>1.1969</text:p>
              </table:table-cell>
              <table:table-cell office:value-type="float" office:value="0.133343">
                <text:p>0.133343</text:p>
              </table:table-cell>
              <table:table-cell office:value-type="float" office:value="0.209624">
                <text:p>0.20962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598">
                <text:p>22598</text:p>
              </table:table-cell>
              <table:table-cell office:value-type="float" office:value="0.239947">
                <text:p>0.239947</text:p>
              </table:table-cell>
              <table:table-cell office:value-type="float" office:value="1.20104">
                <text:p>1.20104</text:p>
              </table:table-cell>
              <table:table-cell office:value-type="float" office:value="0.156077">
                <text:p>0.156077</text:p>
              </table:table-cell>
              <table:table-cell office:value-type="float" office:value="0.252429">
                <text:p>0.252429</text:p>
              </table:table-cell>
              <table:table-cell office:value-type="float" office:value="1.07364">
                <text:p>1.073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42921">
                <text:p>1142921</text:p>
              </table:table-cell>
              <table:table-cell office:value-type="float" office:value="0.733495">
                <text:p>0.733495</text:p>
              </table:table-cell>
              <table:table-cell office:value-type="float" office:value="2.02912">
                <text:p>2.02912</text:p>
              </table:table-cell>
              <table:table-cell office:value-type="float" office:value="0.604615">
                <text:p>0.604615</text:p>
              </table:table-cell>
              <table:table-cell office:value-type="float" office:value="0.446582">
                <text:p>0.446582</text:p>
              </table:table-cell>
              <table:table-cell office:value-type="float" office:value="1.40311">
                <text:p>1.403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90">
                <text:p>2390</text:p>
              </table:table-cell>
              <table:table-cell office:value-type="float" office:value="0.155939">
                <text:p>0.155939</text:p>
              </table:table-cell>
              <table:table-cell office:value-type="float" office:value="1.14468">
                <text:p>1.14468</text:p>
              </table:table-cell>
              <table:table-cell office:value-type="float" office:value="0.0788618">
                <text:p>0.0788618</text:p>
              </table:table-cell>
              <table:table-cell office:value-type="float" office:value="0.19481">
                <text:p>0.1948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37">
                <text:p>4337</text:p>
              </table:table-cell>
              <table:table-cell office:value-type="float" office:value="0.178671">
                <text:p>0.178671</text:p>
              </table:table-cell>
              <table:table-cell office:value-type="float" office:value="1.16794">
                <text:p>1.16794</text:p>
              </table:table-cell>
              <table:table-cell office:value-type="float" office:value="0.0996615">
                <text:p>0.0996615</text:p>
              </table:table-cell>
              <table:table-cell office:value-type="float" office:value="0.20431">
                <text:p>0.2043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33417">
                <text:p>3033417</text:p>
              </table:table-cell>
              <table:table-cell office:value-type="float" office:value="0.910402">
                <text:p>0.910402</text:p>
              </table:table-cell>
              <table:table-cell office:value-type="float" office:value="2.3172">
                <text:p>2.3172</text:p>
              </table:table-cell>
              <table:table-cell office:value-type="float" office:value="0.754804">
                <text:p>0.754804</text:p>
              </table:table-cell>
              <table:table-cell office:value-type="float" office:value="0.473416">
                <text:p>0.473416</text:p>
              </table:table-cell>
              <table:table-cell office:value-type="float" office:value="1.49874">
                <text:p>1.498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242">
                <text:p>19242</text:p>
              </table:table-cell>
              <table:table-cell office:value-type="float" office:value="0.234361">
                <text:p>0.234361</text:p>
              </table:table-cell>
              <table:table-cell office:value-type="float" office:value="1.20786">
                <text:p>1.20786</text:p>
              </table:table-cell>
              <table:table-cell office:value-type="float" office:value="0.1493">
                <text:p>0.1493</text:p>
              </table:table-cell>
              <table:table-cell office:value-type="float" office:value="0.218001">
                <text:p>0.21800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7928">
                <text:p>3097928</text:p>
              </table:table-cell>
              <table:table-cell office:value-type="float" office:value="0.90508">
                <text:p>0.90508</text:p>
              </table:table-cell>
              <table:table-cell office:value-type="float" office:value="2.31618">
                <text:p>2.31618</text:p>
              </table:table-cell>
              <table:table-cell office:value-type="float" office:value="0.764334">
                <text:p>0.764334</text:p>
              </table:table-cell>
              <table:table-cell office:value-type="float" office:value="0.525238">
                <text:p>0.525238</text:p>
              </table:table-cell>
              <table:table-cell office:value-type="float" office:value="1.50085">
                <text:p>1.50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1">
                <text:p>1451</text:p>
              </table:table-cell>
              <table:table-cell office:value-type="float" office:value="0.143227">
                <text:p>0.143227</text:p>
              </table:table-cell>
              <table:table-cell office:value-type="float" office:value="1.12041">
                <text:p>1.12041</text:p>
              </table:table-cell>
              <table:table-cell office:value-type="float" office:value="0.0665824">
                <text:p>0.0665824</text:p>
              </table:table-cell>
              <table:table-cell office:value-type="float" office:value="0.177144">
                <text:p>0.17714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194976">
                <text:p>37194976</text:p>
              </table:table-cell>
              <table:table-cell office:value-type="float" office:value="1.4256">
                <text:p>1.4256</text:p>
              </table:table-cell>
              <table:table-cell office:value-type="float" office:value="3.07948">
                <text:p>3.07948</text:p>
              </table:table-cell>
              <table:table-cell office:value-type="float" office:value="1.32274">
                <text:p>1.32274</text:p>
              </table:table-cell>
              <table:table-cell office:value-type="float" office:value="0.840125">
                <text:p>0.840125</text:p>
              </table:table-cell>
              <table:table-cell office:value-type="float" office:value="1.7498">
                <text:p>1.74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96940">
                <text:p>796940</text:p>
              </table:table-cell>
              <table:table-cell office:value-type="float" office:value="0.675996">
                <text:p>0.675996</text:p>
              </table:table-cell>
              <table:table-cell office:value-type="float" office:value="1.92968">
                <text:p>1.92968</text:p>
              </table:table-cell>
              <table:table-cell office:value-type="float" office:value="0.551932">
                <text:p>0.551932</text:p>
              </table:table-cell>
              <table:table-cell office:value-type="float" office:value="0.463864">
                <text:p>0.463864</text:p>
              </table:table-cell>
              <table:table-cell office:value-type="float" office:value="1.36714">
                <text:p>1.367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15">
                <text:p>3215</text:p>
              </table:table-cell>
              <table:table-cell office:value-type="float" office:value="0.167302">
                <text:p>0.167302</text:p>
              </table:table-cell>
              <table:table-cell office:value-type="float" office:value="1.14511">
                <text:p>1.14511</text:p>
              </table:table-cell>
              <table:table-cell office:value-type="float" office:value="0.0871897">
                <text:p>0.0871897</text:p>
              </table:table-cell>
              <table:table-cell office:value-type="float" office:value="0.183974">
                <text:p>0.183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27">
                <text:p>6127</text:p>
              </table:table-cell>
              <table:table-cell office:value-type="float" office:value="0.195182">
                <text:p>0.195182</text:p>
              </table:table-cell>
              <table:table-cell office:value-type="float" office:value="1.18405">
                <text:p>1.18405</text:p>
              </table:table-cell>
              <table:table-cell office:value-type="float" office:value="0.111555">
                <text:p>0.111555</text:p>
              </table:table-cell>
              <table:table-cell office:value-type="float" office:value="0.195451">
                <text:p>0.19545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723">
                <text:p>31723</text:p>
              </table:table-cell>
              <table:table-cell office:value-type="float" office:value="0.252377">
                <text:p>0.252377</text:p>
              </table:table-cell>
              <table:table-cell office:value-type="float" office:value="1.27616">
                <text:p>1.27616</text:p>
              </table:table-cell>
              <table:table-cell office:value-type="float" office:value="0.166128">
                <text:p>0.166128</text:p>
              </table:table-cell>
              <table:table-cell office:value-type="float" office:value="0.199503">
                <text:p>0.199503</text:p>
              </table:table-cell>
              <table:table-cell office:value-type="float" office:value="1.09359">
                <text:p>1.093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99">
                <text:p>3099</text:p>
              </table:table-cell>
              <table:table-cell office:value-type="float" office:value="0.164029">
                <text:p>0.164029</text:p>
              </table:table-cell>
              <table:table-cell office:value-type="float" office:value="1.13706">
                <text:p>1.13706</text:p>
              </table:table-cell>
              <table:table-cell office:value-type="float" office:value="0.0854084">
                <text:p>0.0854084</text:p>
              </table:table-cell>
              <table:table-cell office:value-type="float" office:value="0.194974">
                <text:p>0.194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29">
                <text:p>1029</text:p>
              </table:table-cell>
              <table:table-cell office:value-type="float" office:value="0.137437">
                <text:p>0.137437</text:p>
              </table:table-cell>
              <table:table-cell office:value-type="float" office:value="1.13499">
                <text:p>1.13499</text:p>
              </table:table-cell>
              <table:table-cell office:value-type="float" office:value="0.0606746">
                <text:p>0.0606746</text:p>
              </table:table-cell>
              <table:table-cell office:value-type="float" office:value="0.173485">
                <text:p>0.17348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9977">
                <text:p>499977</text:p>
              </table:table-cell>
              <table:table-cell office:value-type="float" office:value="0.598464">
                <text:p>0.598464</text:p>
              </table:table-cell>
              <table:table-cell office:value-type="float" office:value="1.75529">
                <text:p>1.75529</text:p>
              </table:table-cell>
              <table:table-cell office:value-type="float" office:value="0.462173">
                <text:p>0.462173</text:p>
              </table:table-cell>
              <table:table-cell office:value-type="float" office:value="0.401157">
                <text:p>0.401157</text:p>
              </table:table-cell>
              <table:table-cell office:value-type="float" office:value="1.32249">
                <text:p>1.322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6019">
                <text:p>326019</text:p>
              </table:table-cell>
              <table:table-cell office:value-type="float" office:value="0.500183">
                <text:p>0.500183</text:p>
              </table:table-cell>
              <table:table-cell office:value-type="float" office:value="1.553">
                <text:p>1.553</text:p>
              </table:table-cell>
              <table:table-cell office:value-type="float" office:value="0.39911">
                <text:p>0.39911</text:p>
              </table:table-cell>
              <table:table-cell office:value-type="float" office:value="0.404296">
                <text:p>0.404296</text:p>
              </table:table-cell>
              <table:table-cell office:value-type="float" office:value="1.28286">
                <text:p>1.28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283">
                <text:p>89283</text:p>
              </table:table-cell>
              <table:table-cell office:value-type="float" office:value="0.301218">
                <text:p>0.301218</text:p>
              </table:table-cell>
              <table:table-cell office:value-type="float" office:value="1.26784">
                <text:p>1.26784</text:p>
              </table:table-cell>
              <table:table-cell office:value-type="float" office:value="0.21811">
                <text:p>0.21811</text:p>
              </table:table-cell>
              <table:table-cell office:value-type="float" office:value="0.268992">
                <text:p>0.268992</text:p>
              </table:table-cell>
              <table:table-cell office:value-type="float" office:value="1.16926">
                <text:p>1.169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420">
                <text:p>64420</text:p>
              </table:table-cell>
              <table:table-cell office:value-type="float" office:value="0.284393">
                <text:p>0.284393</text:p>
              </table:table-cell>
              <table:table-cell office:value-type="float" office:value="1.31573">
                <text:p>1.31573</text:p>
              </table:table-cell>
              <table:table-cell office:value-type="float" office:value="0.197283">
                <text:p>0.197283</text:p>
              </table:table-cell>
              <table:table-cell office:value-type="float" office:value="0.224515">
                <text:p>0.224515</text:p>
              </table:table-cell>
              <table:table-cell office:value-type="float" office:value="1.14083">
                <text:p>1.140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58">
                <text:p>2658</text:p>
              </table:table-cell>
              <table:table-cell office:value-type="float" office:value="0.1621">
                <text:p>0.1621</text:p>
              </table:table-cell>
              <table:table-cell office:value-type="float" office:value="1.13405">
                <text:p>1.13405</text:p>
              </table:table-cell>
              <table:table-cell office:value-type="float" office:value="0.0848555">
                <text:p>0.0848555</text:p>
              </table:table-cell>
              <table:table-cell office:value-type="float" office:value="0.217828">
                <text:p>0.21782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389">
                <text:p>5389</text:p>
              </table:table-cell>
              <table:table-cell office:value-type="float" office:value="0.190562">
                <text:p>0.190562</text:p>
              </table:table-cell>
              <table:table-cell office:value-type="float" office:value="1.16212">
                <text:p>1.16212</text:p>
              </table:table-cell>
              <table:table-cell office:value-type="float" office:value="0.109737">
                <text:p>0.109737</text:p>
              </table:table-cell>
              <table:table-cell office:value-type="float" office:value="0.235515">
                <text:p>0.23551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449">
                <text:p>16449</text:p>
              </table:table-cell>
              <table:table-cell office:value-type="float" office:value="0.22934">
                <text:p>0.22934</text:p>
              </table:table-cell>
              <table:table-cell office:value-type="float" office:value="1.26911">
                <text:p>1.26911</text:p>
              </table:table-cell>
              <table:table-cell office:value-type="float" office:value="0.142488">
                <text:p>0.142488</text:p>
              </table:table-cell>
              <table:table-cell office:value-type="float" office:value="0.203478">
                <text:p>0.20347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46">
                <text:p>1846</text:p>
              </table:table-cell>
              <table:table-cell office:value-type="float" office:value="0.150111">
                <text:p>0.150111</text:p>
              </table:table-cell>
              <table:table-cell office:value-type="float" office:value="1.19779">
                <text:p>1.19779</text:p>
              </table:table-cell>
              <table:table-cell office:value-type="float" office:value="0.0727608">
                <text:p>0.0727608</text:p>
              </table:table-cell>
              <table:table-cell office:value-type="float" office:value="0.182433">
                <text:p>0.182433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17033">
                <text:p>1717033</text:p>
              </table:table-cell>
              <table:table-cell office:value-type="float" office:value="0.812717">
                <text:p>0.812717</text:p>
              </table:table-cell>
              <table:table-cell office:value-type="float" office:value="2.22141">
                <text:p>2.22141</text:p>
              </table:table-cell>
              <table:table-cell office:value-type="float" office:value="0.667025">
                <text:p>0.667025</text:p>
              </table:table-cell>
              <table:table-cell office:value-type="float" office:value="0.499204">
                <text:p>0.499204</text:p>
              </table:table-cell>
              <table:table-cell office:value-type="float" office:value="1.44431">
                <text:p>1.444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58927">
                <text:p>3958927</text:p>
              </table:table-cell>
              <table:table-cell office:value-type="float" office:value="0.941314">
                <text:p>0.941314</text:p>
              </table:table-cell>
              <table:table-cell office:value-type="float" office:value="2.42874">
                <text:p>2.42874</text:p>
              </table:table-cell>
              <table:table-cell office:value-type="float" office:value="0.808731">
                <text:p>0.808731</text:p>
              </table:table-cell>
              <table:table-cell office:value-type="float" office:value="0.517011">
                <text:p>0.517011</text:p>
              </table:table-cell>
              <table:table-cell office:value-type="float" office:value="1.52599">
                <text:p>1.525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5432">
                <text:p>495432</text:p>
              </table:table-cell>
              <table:table-cell office:value-type="float" office:value="0.585282">
                <text:p>0.585282</text:p>
              </table:table-cell>
              <table:table-cell office:value-type="float" office:value="1.76234">
                <text:p>1.76234</text:p>
              </table:table-cell>
              <table:table-cell office:value-type="float" office:value="0.469033">
                <text:p>0.469033</text:p>
              </table:table-cell>
              <table:table-cell office:value-type="float" office:value="0.4194">
                <text:p>0.4194</text:p>
              </table:table-cell>
              <table:table-cell office:value-type="float" office:value="1.32171">
                <text:p>1.321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5222">
                <text:p>275222</text:p>
              </table:table-cell>
              <table:table-cell office:value-type="float" office:value="0.469924">
                <text:p>0.469924</text:p>
              </table:table-cell>
              <table:table-cell office:value-type="float" office:value="1.53561">
                <text:p>1.53561</text:p>
              </table:table-cell>
              <table:table-cell office:value-type="float" office:value="0.369208">
                <text:p>0.369208</text:p>
              </table:table-cell>
              <table:table-cell office:value-type="float" office:value="0.363134">
                <text:p>0.363134</text:p>
              </table:table-cell>
              <table:table-cell office:value-type="float" office:value="1.26616">
                <text:p>1.266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72">
                <text:p>3572</text:p>
              </table:table-cell>
              <table:table-cell office:value-type="float" office:value="0.17232">
                <text:p>0.17232</text:p>
              </table:table-cell>
              <table:table-cell office:value-type="float" office:value="1.227">
                <text:p>1.227</text:p>
              </table:table-cell>
              <table:table-cell office:value-type="float" office:value="0.0903868">
                <text:p>0.0903868</text:p>
              </table:table-cell>
              <table:table-cell office:value-type="float" office:value="0.188735">
                <text:p>0.18873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82147">
                <text:p>15082147</text:p>
              </table:table-cell>
              <table:table-cell office:value-type="float" office:value="1.20024">
                <text:p>1.20024</text:p>
              </table:table-cell>
              <table:table-cell office:value-type="float" office:value="2.84465">
                <text:p>2.84465</text:p>
              </table:table-cell>
              <table:table-cell office:value-type="float" office:value="1.07224">
                <text:p>1.07224</text:p>
              </table:table-cell>
              <table:table-cell office:value-type="float" office:value="0.683583">
                <text:p>0.683583</text:p>
              </table:table-cell>
              <table:table-cell office:value-type="float" office:value="1.65999">
                <text:p>1.659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1713">
                <text:p>611713</text:p>
              </table:table-cell>
              <table:table-cell office:value-type="float" office:value="0.621643">
                <text:p>0.621643</text:p>
              </table:table-cell>
              <table:table-cell office:value-type="float" office:value="1.78824">
                <text:p>1.78824</text:p>
              </table:table-cell>
              <table:table-cell office:value-type="float" office:value="0.50371">
                <text:p>0.50371</text:p>
              </table:table-cell>
              <table:table-cell office:value-type="float" office:value="0.415154">
                <text:p>0.415154</text:p>
              </table:table-cell>
              <table:table-cell office:value-type="float" office:value="1.34234">
                <text:p>1.34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7028">
                <text:p>257028</text:p>
              </table:table-cell>
              <table:table-cell office:value-type="float" office:value="0.459454">
                <text:p>0.459454</text:p>
              </table:table-cell>
              <table:table-cell office:value-type="float" office:value="1.5">
                <text:p>1.5</text:p>
              </table:table-cell>
              <table:table-cell office:value-type="float" office:value="0.34943">
                <text:p>0.34943</text:p>
              </table:table-cell>
              <table:table-cell office:value-type="float" office:value="0.331216">
                <text:p>0.331216</text:p>
              </table:table-cell>
              <table:table-cell office:value-type="float" office:value="1.25949">
                <text:p>1.259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0654">
                <text:p>830654</text:p>
              </table:table-cell>
              <table:table-cell office:value-type="float" office:value="0.679619">
                <text:p>0.679619</text:p>
              </table:table-cell>
              <table:table-cell office:value-type="float" office:value="1.91604">
                <text:p>1.91604</text:p>
              </table:table-cell>
              <table:table-cell office:value-type="float" office:value="0.551032">
                <text:p>0.551032</text:p>
              </table:table-cell>
              <table:table-cell office:value-type="float" office:value="0.485009">
                <text:p>0.485009</text:p>
              </table:table-cell>
              <table:table-cell office:value-type="float" office:value="1.37104">
                <text:p>1.371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946">
                <text:p>25946</text:p>
              </table:table-cell>
              <table:table-cell office:value-type="float" office:value="0.247749">
                <text:p>0.247749</text:p>
              </table:table-cell>
              <table:table-cell office:value-type="float" office:value="1.22762">
                <text:p>1.22762</text:p>
              </table:table-cell>
              <table:table-cell office:value-type="float" office:value="0.160231">
                <text:p>0.160231</text:p>
              </table:table-cell>
              <table:table-cell office:value-type="float" office:value="0.22127">
                <text:p>0.22127</text:p>
              </table:table-cell>
              <table:table-cell office:value-type="float" office:value="1.07938">
                <text:p>1.079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449254">
                <text:p>22449254</text:p>
              </table:table-cell>
              <table:table-cell office:value-type="float" office:value="1.29233">
                <text:p>1.29233</text:p>
              </table:table-cell>
              <table:table-cell office:value-type="float" office:value="2.87664">
                <text:p>2.87664</text:p>
              </table:table-cell>
              <table:table-cell office:value-type="float" office:value="1.18815">
                <text:p>1.18815</text:p>
              </table:table-cell>
              <table:table-cell office:value-type="float" office:value="0.844077">
                <text:p>0.844077</text:p>
              </table:table-cell>
              <table:table-cell office:value-type="float" office:value="1.70034">
                <text:p>1.700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410945">
                <text:p>33410945</text:p>
              </table:table-cell>
              <table:table-cell office:value-type="float" office:value="1.39427">
                <text:p>1.39427</text:p>
              </table:table-cell>
              <table:table-cell office:value-type="float" office:value="3.08758">
                <text:p>3.08758</text:p>
              </table:table-cell>
              <table:table-cell office:value-type="float" office:value="1.27672">
                <text:p>1.27672</text:p>
              </table:table-cell>
              <table:table-cell office:value-type="float" office:value="0.812657">
                <text:p>0.812657</text:p>
              </table:table-cell>
              <table:table-cell office:value-type="float" office:value="1.73891">
                <text:p>1.738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241">
                <text:p>25241</text:p>
              </table:table-cell>
              <table:table-cell office:value-type="float" office:value="0.245596">
                <text:p>0.245596</text:p>
              </table:table-cell>
              <table:table-cell office:value-type="float" office:value="1.23415">
                <text:p>1.23415</text:p>
              </table:table-cell>
              <table:table-cell office:value-type="float" office:value="0.158599">
                <text:p>0.158599</text:p>
              </table:table-cell>
              <table:table-cell office:value-type="float" office:value="0.21106">
                <text:p>0.21106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455141">
                <text:p>59455141</text:p>
              </table:table-cell>
              <table:table-cell office:value-type="float" office:value="1.55296">
                <text:p>1.55296</text:p>
              </table:table-cell>
              <table:table-cell office:value-type="float" office:value="3.33118">
                <text:p>3.33118</text:p>
              </table:table-cell>
              <table:table-cell office:value-type="float" office:value="1.47211">
                <text:p>1.47211</text:p>
              </table:table-cell>
              <table:table-cell office:value-type="float" office:value="1.04973">
                <text:p>1.04973</text:p>
              </table:table-cell>
              <table:table-cell office:value-type="float" office:value="1.79719">
                <text:p>1.797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102">
                <text:p>5102</text:p>
              </table:table-cell>
              <table:table-cell office:value-type="float" office:value="0.186799">
                <text:p>0.186799</text:p>
              </table:table-cell>
              <table:table-cell office:value-type="float" office:value="1.16147">
                <text:p>1.16147</text:p>
              </table:table-cell>
              <table:table-cell office:value-type="float" office:value="0.105951">
                <text:p>0.105951</text:p>
              </table:table-cell>
              <table:table-cell office:value-type="float" office:value="0.210749">
                <text:p>0.2107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07">
                <text:p>1707</text:p>
              </table:table-cell>
              <table:table-cell office:value-type="float" office:value="0.15117">
                <text:p>0.15117</text:p>
              </table:table-cell>
              <table:table-cell office:value-type="float" office:value="1.20549">
                <text:p>1.20549</text:p>
              </table:table-cell>
              <table:table-cell office:value-type="float" office:value="0.0727923">
                <text:p>0.0727923</text:p>
              </table:table-cell>
              <table:table-cell office:value-type="float" office:value="0.198186">
                <text:p>0.19818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43699">
                <text:p>1943699</text:p>
              </table:table-cell>
              <table:table-cell office:value-type="float" office:value="0.828584">
                <text:p>0.828584</text:p>
              </table:table-cell>
              <table:table-cell office:value-type="float" office:value="2.22245">
                <text:p>2.22245</text:p>
              </table:table-cell>
              <table:table-cell office:value-type="float" office:value="0.686171">
                <text:p>0.686171</text:p>
              </table:table-cell>
              <table:table-cell office:value-type="float" office:value="0.490948">
                <text:p>0.490948</text:p>
              </table:table-cell>
              <table:table-cell office:value-type="float" office:value="1.45544">
                <text:p>1.455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97">
                <text:p>2397</text:p>
              </table:table-cell>
              <table:table-cell office:value-type="float" office:value="0.158671">
                <text:p>0.158671</text:p>
              </table:table-cell>
              <table:table-cell office:value-type="float" office:value="1.13013">
                <text:p>1.13013</text:p>
              </table:table-cell>
              <table:table-cell office:value-type="float" office:value="0.0800985">
                <text:p>0.0800985</text:p>
              </table:table-cell>
              <table:table-cell office:value-type="float" office:value="0.181346">
                <text:p>0.18134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227">
                <text:p>55227</text:p>
              </table:table-cell>
              <table:table-cell office:value-type="float" office:value="0.275759">
                <text:p>0.275759</text:p>
              </table:table-cell>
              <table:table-cell office:value-type="float" office:value="1.32468">
                <text:p>1.32468</text:p>
              </table:table-cell>
              <table:table-cell office:value-type="float" office:value="0.18961">
                <text:p>0.18961</text:p>
              </table:table-cell>
              <table:table-cell office:value-type="float" office:value="0.211092">
                <text:p>0.211092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2546">
                <text:p>912546</text:p>
              </table:table-cell>
              <table:table-cell office:value-type="float" office:value="0.704902">
                <text:p>0.704902</text:p>
              </table:table-cell>
              <table:table-cell office:value-type="float" office:value="2.00651">
                <text:p>2.00651</text:p>
              </table:table-cell>
              <table:table-cell office:value-type="float" office:value="0.559895">
                <text:p>0.559895</text:p>
              </table:table-cell>
              <table:table-cell office:value-type="float" office:value="0.420228">
                <text:p>0.420228</text:p>
              </table:table-cell>
              <table:table-cell office:value-type="float" office:value="1.38151">
                <text:p>1.38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986">
                <text:p>13986</text:p>
              </table:table-cell>
              <table:table-cell office:value-type="float" office:value="0.226119">
                <text:p>0.226119</text:p>
              </table:table-cell>
              <table:table-cell office:value-type="float" office:value="1.26661">
                <text:p>1.26661</text:p>
              </table:table-cell>
              <table:table-cell office:value-type="float" office:value="0.139478">
                <text:p>0.139478</text:p>
              </table:table-cell>
              <table:table-cell office:value-type="float" office:value="0.197848">
                <text:p>0.197848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30">
                <text:p>6630</text:p>
              </table:table-cell>
              <table:table-cell office:value-type="float" office:value="0.197027">
                <text:p>0.197027</text:p>
              </table:table-cell>
              <table:table-cell office:value-type="float" office:value="1.24092">
                <text:p>1.24092</text:p>
              </table:table-cell>
              <table:table-cell office:value-type="float" office:value="0.113561">
                <text:p>0.113561</text:p>
              </table:table-cell>
              <table:table-cell office:value-type="float" office:value="0.207147">
                <text:p>0.20714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707455">
                <text:p>70707455</text:p>
              </table:table-cell>
              <table:table-cell office:value-type="float" office:value="1.58615">
                <text:p>1.58615</text:p>
              </table:table-cell>
              <table:table-cell office:value-type="float" office:value="3.32449">
                <text:p>3.32449</text:p>
              </table:table-cell>
              <table:table-cell office:value-type="float" office:value="1.46118">
                <text:p>1.46118</text:p>
              </table:table-cell>
              <table:table-cell office:value-type="float" office:value="0.907105">
                <text:p>0.907105</text:p>
              </table:table-cell>
              <table:table-cell office:value-type="float" office:value="1.81412">
                <text:p>1.814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55657">
                <text:p>4455657</text:p>
              </table:table-cell>
              <table:table-cell office:value-type="float" office:value="0.958362">
                <text:p>0.958362</text:p>
              </table:table-cell>
              <table:table-cell office:value-type="float" office:value="2.41957">
                <text:p>2.41957</text:p>
              </table:table-cell>
              <table:table-cell office:value-type="float" office:value="0.817964">
                <text:p>0.817964</text:p>
              </table:table-cell>
              <table:table-cell office:value-type="float" office:value="0.558797">
                <text:p>0.558797</text:p>
              </table:table-cell>
              <table:table-cell office:value-type="float" office:value="1.53818">
                <text:p>1.538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7277">
                <text:p>197277</text:p>
              </table:table-cell>
              <table:table-cell office:value-type="float" office:value="0.419513">
                <text:p>0.419513</text:p>
              </table:table-cell>
              <table:table-cell office:value-type="float" office:value="1.4684">
                <text:p>1.4684</text:p>
              </table:table-cell>
              <table:table-cell office:value-type="float" office:value="0.31335">
                <text:p>0.31335</text:p>
              </table:table-cell>
              <table:table-cell office:value-type="float" office:value="0.319591">
                <text:p>0.319591</text:p>
              </table:table-cell>
              <table:table-cell office:value-type="float" office:value="1.23526">
                <text:p>1.23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7694">
                <text:p>1297694</text:p>
              </table:table-cell>
              <table:table-cell office:value-type="float" office:value="0.761111">
                <text:p>0.761111</text:p>
              </table:table-cell>
              <table:table-cell office:value-type="float" office:value="2.02977">
                <text:p>2.02977</text:p>
              </table:table-cell>
              <table:table-cell office:value-type="float" office:value="0.620567">
                <text:p>0.620567</text:p>
              </table:table-cell>
              <table:table-cell office:value-type="float" office:value="0.514901">
                <text:p>0.514901</text:p>
              </table:table-cell>
              <table:table-cell office:value-type="float" office:value="1.41689">
                <text:p>1.416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84">
                <text:p>5084</text:p>
              </table:table-cell>
              <table:table-cell office:value-type="float" office:value="0.186023">
                <text:p>0.186023</text:p>
              </table:table-cell>
              <table:table-cell office:value-type="float" office:value="1.15503">
                <text:p>1.15503</text:p>
              </table:table-cell>
              <table:table-cell office:value-type="float" office:value="0.105581">
                <text:p>0.105581</text:p>
              </table:table-cell>
              <table:table-cell office:value-type="float" office:value="0.216073">
                <text:p>0.2160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4313">
                <text:p>1364313</text:p>
              </table:table-cell>
              <table:table-cell office:value-type="float" office:value="0.766187">
                <text:p>0.766187</text:p>
              </table:table-cell>
              <table:table-cell office:value-type="float" office:value="2.05933">
                <text:p>2.05933</text:p>
              </table:table-cell>
              <table:table-cell office:value-type="float" office:value="0.634939">
                <text:p>0.634939</text:p>
              </table:table-cell>
              <table:table-cell office:value-type="float" office:value="0.529451">
                <text:p>0.529451</text:p>
              </table:table-cell>
              <table:table-cell office:value-type="float" office:value="1.42194">
                <text:p>1.421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25">
                <text:p>8725</text:p>
              </table:table-cell>
              <table:table-cell office:value-type="float" office:value="0.20656">
                <text:p>0.20656</text:p>
              </table:table-cell>
              <table:table-cell office:value-type="float" office:value="1.22954">
                <text:p>1.22954</text:p>
              </table:table-cell>
              <table:table-cell office:value-type="float" office:value="0.122532">
                <text:p>0.122532</text:p>
              </table:table-cell>
              <table:table-cell office:value-type="float" office:value="0.200703">
                <text:p>0.20070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4217">
                <text:p>364217</text:p>
              </table:table-cell>
              <table:table-cell office:value-type="float" office:value="0.531609">
                <text:p>0.531609</text:p>
              </table:table-cell>
              <table:table-cell office:value-type="float" office:value="1.60842">
                <text:p>1.60842</text:p>
              </table:table-cell>
              <table:table-cell office:value-type="float" office:value="0.411192">
                <text:p>0.411192</text:p>
              </table:table-cell>
              <table:table-cell office:value-type="float" office:value="0.369091">
                <text:p>0.369091</text:p>
              </table:table-cell>
              <table:table-cell office:value-type="float" office:value="1.29245">
                <text:p>1.29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5543">
                <text:p>945543</text:p>
              </table:table-cell>
              <table:table-cell office:value-type="float" office:value="0.711803">
                <text:p>0.711803</text:p>
              </table:table-cell>
              <table:table-cell office:value-type="float" office:value="2.005">
                <text:p>2.005</text:p>
              </table:table-cell>
              <table:table-cell office:value-type="float" office:value="0.567773">
                <text:p>0.567773</text:p>
              </table:table-cell>
              <table:table-cell office:value-type="float" office:value="0.435959">
                <text:p>0.435959</text:p>
              </table:table-cell>
              <table:table-cell office:value-type="float" office:value="1.38505">
                <text:p>1.385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95734">
                <text:p>6895734</text:p>
              </table:table-cell>
              <table:table-cell office:value-type="float" office:value="1.04047">
                <text:p>1.04047</text:p>
              </table:table-cell>
              <table:table-cell office:value-type="float" office:value="2.62694">
                <text:p>2.62694</text:p>
              </table:table-cell>
              <table:table-cell office:value-type="float" office:value="0.888047">
                <text:p>0.888047</text:p>
              </table:table-cell>
              <table:table-cell office:value-type="float" office:value="0.606665">
                <text:p>0.606665</text:p>
              </table:table-cell>
              <table:table-cell office:value-type="float" office:value="1.5825">
                <text:p>1.5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4">
                <text:p>1404</text:p>
              </table:table-cell>
              <table:table-cell office:value-type="float" office:value="0.142862">
                <text:p>0.142862</text:p>
              </table:table-cell>
              <table:table-cell office:value-type="float" office:value="1.12634">
                <text:p>1.12634</text:p>
              </table:table-cell>
              <table:table-cell office:value-type="float" office:value="0.0678438">
                <text:p>0.0678438</text:p>
              </table:table-cell>
              <table:table-cell office:value-type="float" office:value="0.210435">
                <text:p>0.21043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33700">
                <text:p>1233700</text:p>
              </table:table-cell>
              <table:table-cell office:value-type="float" office:value="0.747954">
                <text:p>0.747954</text:p>
              </table:table-cell>
              <table:table-cell office:value-type="float" office:value="2.04938">
                <text:p>2.04938</text:p>
              </table:table-cell>
              <table:table-cell office:value-type="float" office:value="0.621899">
                <text:p>0.621899</text:p>
              </table:table-cell>
              <table:table-cell office:value-type="float" office:value="0.499631">
                <text:p>0.499631</text:p>
              </table:table-cell>
              <table:table-cell office:value-type="float" office:value="1.41142">
                <text:p>1.411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821">
                <text:p>37821</text:p>
              </table:table-cell>
              <table:table-cell office:value-type="float" office:value="0.258539">
                <text:p>0.258539</text:p>
              </table:table-cell>
              <table:table-cell office:value-type="float" office:value="1.23549">
                <text:p>1.23549</text:p>
              </table:table-cell>
              <table:table-cell office:value-type="float" office:value="0.175072">
                <text:p>0.175072</text:p>
              </table:table-cell>
              <table:table-cell office:value-type="float" office:value="0.22597">
                <text:p>0.22597</text:p>
              </table:table-cell>
              <table:table-cell office:value-type="float" office:value="1.10212">
                <text:p>1.102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5358">
                <text:p>2005358</text:p>
              </table:table-cell>
              <table:table-cell office:value-type="float" office:value="0.832834">
                <text:p>0.832834</text:p>
              </table:table-cell>
              <table:table-cell office:value-type="float" office:value="2.23238">
                <text:p>2.23238</text:p>
              </table:table-cell>
              <table:table-cell office:value-type="float" office:value="0.686956">
                <text:p>0.686956</text:p>
              </table:table-cell>
              <table:table-cell office:value-type="float" office:value="0.485569">
                <text:p>0.485569</text:p>
              </table:table-cell>
              <table:table-cell office:value-type="float" office:value="1.45859">
                <text:p>1.458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180">
                <text:p>28180</text:p>
              </table:table-cell>
              <table:table-cell office:value-type="float" office:value="0.248176">
                <text:p>0.248176</text:p>
              </table:table-cell>
              <table:table-cell office:value-type="float" office:value="1.27947">
                <text:p>1.27947</text:p>
              </table:table-cell>
              <table:table-cell office:value-type="float" office:value="0.162316">
                <text:p>0.162316</text:p>
              </table:table-cell>
              <table:table-cell office:value-type="float" office:value="0.216852">
                <text:p>0.216852</text:p>
              </table:table-cell>
              <table:table-cell office:value-type="float" office:value="1.08572">
                <text:p>1.085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614">
                <text:p>43614</text:p>
              </table:table-cell>
              <table:table-cell office:value-type="float" office:value="0.263826">
                <text:p>0.263826</text:p>
              </table:table-cell>
              <table:table-cell office:value-type="float" office:value="1.22743">
                <text:p>1.22743</text:p>
              </table:table-cell>
              <table:table-cell office:value-type="float" office:value="0.181878">
                <text:p>0.181878</text:p>
              </table:table-cell>
              <table:table-cell office:value-type="float" office:value="0.252603">
                <text:p>0.252603</text:p>
              </table:table-cell>
              <table:table-cell office:value-type="float" office:value="1.11176">
                <text:p>1.111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07">
                <text:p>1607</text:p>
              </table:table-cell>
              <table:table-cell office:value-type="float" office:value="0.148019">
                <text:p>0.148019</text:p>
              </table:table-cell>
              <table:table-cell office:value-type="float" office:value="1.1819">
                <text:p>1.1819</text:p>
              </table:table-cell>
              <table:table-cell office:value-type="float" office:value="0.0706089">
                <text:p>0.0706089</text:p>
              </table:table-cell>
              <table:table-cell office:value-type="float" office:value="0.198449">
                <text:p>0.19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508">
                <text:p>32508</text:p>
              </table:table-cell>
              <table:table-cell office:value-type="float" office:value="0.25448">
                <text:p>0.25448</text:p>
              </table:table-cell>
              <table:table-cell office:value-type="float" office:value="1.31812">
                <text:p>1.31812</text:p>
              </table:table-cell>
              <table:table-cell office:value-type="float" office:value="0.172838">
                <text:p>0.172838</text:p>
              </table:table-cell>
              <table:table-cell office:value-type="float" office:value="0.224709">
                <text:p>0.224709</text:p>
              </table:table-cell>
              <table:table-cell office:value-type="float" office:value="1.10558">
                <text:p>1.105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988104">
                <text:p>30988104</text:p>
              </table:table-cell>
              <table:table-cell office:value-type="float" office:value="1.38971">
                <text:p>1.38971</text:p>
              </table:table-cell>
              <table:table-cell office:value-type="float" office:value="3.12257">
                <text:p>3.12257</text:p>
              </table:table-cell>
              <table:table-cell office:value-type="float" office:value="1.24462">
                <text:p>1.24462</text:p>
              </table:table-cell>
              <table:table-cell office:value-type="float" office:value="0.803466">
                <text:p>0.803466</text:p>
              </table:table-cell>
              <table:table-cell office:value-type="float" office:value="1.73144">
                <text:p>1.731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224647">
                <text:p>42224647</text:p>
              </table:table-cell>
              <table:table-cell office:value-type="float" office:value="1.45201">
                <text:p>1.45201</text:p>
              </table:table-cell>
              <table:table-cell office:value-type="float" office:value="3.07882">
                <text:p>3.07882</text:p>
              </table:table-cell>
              <table:table-cell office:value-type="float" office:value="1.36882">
                <text:p>1.36882</text:p>
              </table:table-cell>
              <table:table-cell office:value-type="float" office:value="1.0295">
                <text:p>1.0295</text:p>
              </table:table-cell>
              <table:table-cell office:value-type="float" office:value="1.76381">
                <text:p>1.763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416">
                <text:p>29416</text:p>
              </table:table-cell>
              <table:table-cell office:value-type="float" office:value="0.249331">
                <text:p>0.249331</text:p>
              </table:table-cell>
              <table:table-cell office:value-type="float" office:value="1.2849">
                <text:p>1.2849</text:p>
              </table:table-cell>
              <table:table-cell office:value-type="float" office:value="0.164083">
                <text:p>0.164083</text:p>
              </table:table-cell>
              <table:table-cell office:value-type="float" office:value="0.241311">
                <text:p>0.241311</text:p>
              </table:table-cell>
              <table:table-cell office:value-type="float" office:value="1.08956">
                <text:p>1.089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45">
                <text:p>2045</text:p>
              </table:table-cell>
              <table:table-cell office:value-type="float" office:value="0.150867">
                <text:p>0.150867</text:p>
              </table:table-cell>
              <table:table-cell office:value-type="float" office:value="1.16471">
                <text:p>1.16471</text:p>
              </table:table-cell>
              <table:table-cell office:value-type="float" office:value="0.0747954">
                <text:p>0.0747954</text:p>
              </table:table-cell>
              <table:table-cell office:value-type="float" office:value="0.183973">
                <text:p>0.1839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3598658">
                <text:p>63598658</text:p>
              </table:table-cell>
              <table:table-cell office:value-type="float" office:value="1.57133">
                <text:p>1.57133</text:p>
              </table:table-cell>
              <table:table-cell office:value-type="float" office:value="3.33078">
                <text:p>3.33078</text:p>
              </table:table-cell>
              <table:table-cell office:value-type="float" office:value="1.47619">
                <text:p>1.47619</text:p>
              </table:table-cell>
              <table:table-cell office:value-type="float" office:value="0.941686">
                <text:p>0.941686</text:p>
              </table:table-cell>
              <table:table-cell office:value-type="float" office:value="1.8032">
                <text:p>1.80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31">
                <text:p>2131</text:p>
              </table:table-cell>
              <table:table-cell office:value-type="float" office:value="0.153639">
                <text:p>0.153639</text:p>
              </table:table-cell>
              <table:table-cell office:value-type="float" office:value="1.16237">
                <text:p>1.16237</text:p>
              </table:table-cell>
              <table:table-cell office:value-type="float" office:value="0.0761816">
                <text:p>0.0761816</text:p>
              </table:table-cell>
              <table:table-cell office:value-type="float" office:value="0.187823">
                <text:p>0.18782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1629">
                <text:p>1311629</text:p>
              </table:table-cell>
              <table:table-cell office:value-type="float" office:value="0.75909">
                <text:p>0.75909</text:p>
              </table:table-cell>
              <table:table-cell office:value-type="float" office:value="2.05426">
                <text:p>2.05426</text:p>
              </table:table-cell>
              <table:table-cell office:value-type="float" office:value="0.632155">
                <text:p>0.632155</text:p>
              </table:table-cell>
              <table:table-cell office:value-type="float" office:value="0.523832">
                <text:p>0.523832</text:p>
              </table:table-cell>
              <table:table-cell office:value-type="float" office:value="1.41794">
                <text:p>1.417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649941">
                <text:p>14649941</text:p>
              </table:table-cell>
              <table:table-cell office:value-type="float" office:value="1.2064">
                <text:p>1.2064</text:p>
              </table:table-cell>
              <table:table-cell office:value-type="float" office:value="2.87651">
                <text:p>2.87651</text:p>
              </table:table-cell>
              <table:table-cell office:value-type="float" office:value="1.07099">
                <text:p>1.07099</text:p>
              </table:table-cell>
              <table:table-cell office:value-type="float" office:value="0.716987">
                <text:p>0.716987</text:p>
              </table:table-cell>
              <table:table-cell office:value-type="float" office:value="1.65715">
                <text:p>1.657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461">
                <text:p>44461</text:p>
              </table:table-cell>
              <table:table-cell office:value-type="float" office:value="0.267274">
                <text:p>0.267274</text:p>
              </table:table-cell>
              <table:table-cell office:value-type="float" office:value="1.25756">
                <text:p>1.25756</text:p>
              </table:table-cell>
              <table:table-cell office:value-type="float" office:value="0.18368">
                <text:p>0.18368</text:p>
              </table:table-cell>
              <table:table-cell office:value-type="float" office:value="0.257919">
                <text:p>0.257919</text:p>
              </table:table-cell>
              <table:table-cell office:value-type="float" office:value="1.11504">
                <text:p>1.11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41">
                <text:p>4041</text:p>
              </table:table-cell>
              <table:table-cell office:value-type="float" office:value="0.179548">
                <text:p>0.179548</text:p>
              </table:table-cell>
              <table:table-cell office:value-type="float" office:value="1.19802">
                <text:p>1.19802</text:p>
              </table:table-cell>
              <table:table-cell office:value-type="float" office:value="0.0961979">
                <text:p>0.0961979</text:p>
              </table:table-cell>
              <table:table-cell office:value-type="float" office:value="0.18944">
                <text:p>0.18944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89521">
                <text:p>4889521</text:p>
              </table:table-cell>
              <table:table-cell office:value-type="float" office:value="0.986478">
                <text:p>0.986478</text:p>
              </table:table-cell>
              <table:table-cell office:value-type="float" office:value="2.43864">
                <text:p>2.43864</text:p>
              </table:table-cell>
              <table:table-cell office:value-type="float" office:value="0.835703">
                <text:p>0.835703</text:p>
              </table:table-cell>
              <table:table-cell office:value-type="float" office:value="0.560564">
                <text:p>0.560564</text:p>
              </table:table-cell>
              <table:table-cell office:value-type="float" office:value="1.54755">
                <text:p>1.547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3994">
                <text:p>663994</text:p>
              </table:table-cell>
              <table:table-cell office:value-type="float" office:value="0.638283">
                <text:p>0.638283</text:p>
              </table:table-cell>
              <table:table-cell office:value-type="float" office:value="1.82967">
                <text:p>1.82967</text:p>
              </table:table-cell>
              <table:table-cell office:value-type="float" office:value="0.522844">
                <text:p>0.522844</text:p>
              </table:table-cell>
              <table:table-cell office:value-type="float" office:value="0.465836">
                <text:p>0.465836</text:p>
              </table:table-cell>
              <table:table-cell office:value-type="float" office:value="1.3515">
                <text:p>1.35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98">
                <text:p>1698</text:p>
              </table:table-cell>
              <table:table-cell office:value-type="float" office:value="0.149241">
                <text:p>0.149241</text:p>
              </table:table-cell>
              <table:table-cell office:value-type="float" office:value="1.21531">
                <text:p>1.21531</text:p>
              </table:table-cell>
              <table:table-cell office:value-type="float" office:value="0.0692899">
                <text:p>0.0692899</text:p>
              </table:table-cell>
              <table:table-cell office:value-type="float" office:value="0.159473">
                <text:p>0.1594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18548">
                <text:p>918548</text:p>
              </table:table-cell>
              <table:table-cell office:value-type="float" office:value="0.70004">
                <text:p>0.70004</text:p>
              </table:table-cell>
              <table:table-cell office:value-type="float" office:value="1.99818">
                <text:p>1.99818</text:p>
              </table:table-cell>
              <table:table-cell office:value-type="float" office:value="0.566277">
                <text:p>0.566277</text:p>
              </table:table-cell>
              <table:table-cell office:value-type="float" office:value="0.444001">
                <text:p>0.444001</text:p>
              </table:table-cell>
              <table:table-cell office:value-type="float" office:value="1.38219">
                <text:p>1.382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544">
                <text:p>95544</text:p>
              </table:table-cell>
              <table:table-cell office:value-type="float" office:value="0.311169">
                <text:p>0.311169</text:p>
              </table:table-cell>
              <table:table-cell office:value-type="float" office:value="1.35248">
                <text:p>1.35248</text:p>
              </table:table-cell>
              <table:table-cell office:value-type="float" office:value="0.227714">
                <text:p>0.227714</text:p>
              </table:table-cell>
              <table:table-cell office:value-type="float" office:value="0.231124">
                <text:p>0.231124</text:p>
              </table:table-cell>
              <table:table-cell office:value-type="float" office:value="1.18743">
                <text:p>1.187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8920">
                <text:p>1538920</text:p>
              </table:table-cell>
              <table:table-cell office:value-type="float" office:value="0.795458">
                <text:p>0.795458</text:p>
              </table:table-cell>
              <table:table-cell office:value-type="float" office:value="2.11291">
                <text:p>2.11291</text:p>
              </table:table-cell>
              <table:table-cell office:value-type="float" office:value="0.641404">
                <text:p>0.641404</text:p>
              </table:table-cell>
              <table:table-cell office:value-type="float" office:value="0.45268">
                <text:p>0.45268</text:p>
              </table:table-cell>
              <table:table-cell office:value-type="float" office:value="1.43152">
                <text:p>1.431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57643">
                <text:p>757643</text:p>
              </table:table-cell>
              <table:table-cell office:value-type="float" office:value="0.672967">
                <text:p>0.672967</text:p>
              </table:table-cell>
              <table:table-cell office:value-type="float" office:value="1.89931">
                <text:p>1.89931</text:p>
              </table:table-cell>
              <table:table-cell office:value-type="float" office:value="0.525905">
                <text:p>0.525905</text:p>
              </table:table-cell>
              <table:table-cell office:value-type="float" office:value="0.40289">
                <text:p>0.40289</text:p>
              </table:table-cell>
              <table:table-cell office:value-type="float" office:value="1.36247">
                <text:p>1.362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2673">
                <text:p>1522673</text:p>
              </table:table-cell>
              <table:table-cell office:value-type="float" office:value="0.797402">
                <text:p>0.797402</text:p>
              </table:table-cell>
              <table:table-cell office:value-type="float" office:value="2.10979">
                <text:p>2.10979</text:p>
              </table:table-cell>
              <table:table-cell office:value-type="float" office:value="0.650157">
                <text:p>0.650157</text:p>
              </table:table-cell>
              <table:table-cell office:value-type="float" office:value="0.472561">
                <text:p>0.472561</text:p>
              </table:table-cell>
              <table:table-cell office:value-type="float" office:value="1.43045">
                <text:p>1.430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52">
                <text:p>4552</text:p>
              </table:table-cell>
              <table:table-cell office:value-type="float" office:value="0.181426">
                <text:p>0.181426</text:p>
              </table:table-cell>
              <table:table-cell office:value-type="float" office:value="1.18211">
                <text:p>1.18211</text:p>
              </table:table-cell>
              <table:table-cell office:value-type="float" office:value="0.100157">
                <text:p>0.100157</text:p>
              </table:table-cell>
              <table:table-cell office:value-type="float" office:value="0.188449">
                <text:p>0.18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289">
                <text:p>205289</text:p>
              </table:table-cell>
              <table:table-cell office:value-type="float" office:value="0.423487">
                <text:p>0.423487</text:p>
              </table:table-cell>
              <table:table-cell office:value-type="float" office:value="1.47571">
                <text:p>1.47571</text:p>
              </table:table-cell>
              <table:table-cell office:value-type="float" office:value="0.321432">
                <text:p>0.321432</text:p>
              </table:table-cell>
              <table:table-cell office:value-type="float" office:value="0.322886">
                <text:p>0.322886</text:p>
              </table:table-cell>
              <table:table-cell office:value-type="float" office:value="1.23935">
                <text:p>1.239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69000">
                <text:p>1269000</text:p>
              </table:table-cell>
              <table:table-cell office:value-type="float" office:value="0.758294">
                <text:p>0.758294</text:p>
              </table:table-cell>
              <table:table-cell office:value-type="float" office:value="2.03289">
                <text:p>2.03289</text:p>
              </table:table-cell>
              <table:table-cell office:value-type="float" office:value="0.620597">
                <text:p>0.620597</text:p>
              </table:table-cell>
              <table:table-cell office:value-type="float" office:value="0.508789">
                <text:p>0.508789</text:p>
              </table:table-cell>
              <table:table-cell office:value-type="float" office:value="1.41443">
                <text:p>1.414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475">
                <text:p>7475</text:p>
              </table:table-cell>
              <table:table-cell office:value-type="float" office:value="0.201349">
                <text:p>0.201349</text:p>
              </table:table-cell>
              <table:table-cell office:value-type="float" office:value="1.21723">
                <text:p>1.21723</text:p>
              </table:table-cell>
              <table:table-cell office:value-type="float" office:value="0.118453">
                <text:p>0.118453</text:p>
              </table:table-cell>
              <table:table-cell office:value-type="float" office:value="0.198915">
                <text:p>0.19891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3781">
                <text:p>383781</text:p>
              </table:table-cell>
              <table:table-cell office:value-type="float" office:value="0.543395">
                <text:p>0.543395</text:p>
              </table:table-cell>
              <table:table-cell office:value-type="float" office:value="1.64245">
                <text:p>1.64245</text:p>
              </table:table-cell>
              <table:table-cell office:value-type="float" office:value="0.418492">
                <text:p>0.418492</text:p>
              </table:table-cell>
              <table:table-cell office:value-type="float" office:value="0.390006">
                <text:p>0.390006</text:p>
              </table:table-cell>
              <table:table-cell office:value-type="float" office:value="1.29667">
                <text:p>1.29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57063">
                <text:p>1557063</text:p>
              </table:table-cell>
              <table:table-cell office:value-type="float" office:value="0.788644">
                <text:p>0.788644</text:p>
              </table:table-cell>
              <table:table-cell office:value-type="float" office:value="2.10262">
                <text:p>2.10262</text:p>
              </table:table-cell>
              <table:table-cell office:value-type="float" office:value="0.640757">
                <text:p>0.640757</text:p>
              </table:table-cell>
              <table:table-cell office:value-type="float" office:value="0.448148">
                <text:p>0.448148</text:p>
              </table:table-cell>
              <table:table-cell office:value-type="float" office:value="1.43272">
                <text:p>1.432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151">
                <text:p>10151</text:p>
              </table:table-cell>
              <table:table-cell office:value-type="float" office:value="0.209955">
                <text:p>0.209955</text:p>
              </table:table-cell>
              <table:table-cell office:value-type="float" office:value="1.17569">
                <text:p>1.17569</text:p>
              </table:table-cell>
              <table:table-cell office:value-type="float" office:value="0.128958">
                <text:p>0.128958</text:p>
              </table:table-cell>
              <table:table-cell office:value-type="float" office:value="0.232659">
                <text:p>0.23265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8909">
                <text:p>188909</text:p>
              </table:table-cell>
              <table:table-cell office:value-type="float" office:value="0.408053">
                <text:p>0.408053</text:p>
              </table:table-cell>
              <table:table-cell office:value-type="float" office:value="1.4397">
                <text:p>1.4397</text:p>
              </table:table-cell>
              <table:table-cell office:value-type="float" office:value="0.302423">
                <text:p>0.302423</text:p>
              </table:table-cell>
              <table:table-cell office:value-type="float" office:value="0.292909">
                <text:p>0.292909</text:p>
              </table:table-cell>
              <table:table-cell office:value-type="float" office:value="1.23099">
                <text:p>1.230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77">
                <text:p>1877</text:p>
              </table:table-cell>
              <table:table-cell office:value-type="float" office:value="0.152143">
                <text:p>0.152143</text:p>
              </table:table-cell>
              <table:table-cell office:value-type="float" office:value="1.1904">
                <text:p>1.1904</text:p>
              </table:table-cell>
              <table:table-cell office:value-type="float" office:value="0.0728666">
                <text:p>0.0728666</text:p>
              </table:table-cell>
              <table:table-cell office:value-type="float" office:value="0.167987">
                <text:p>0.16798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48">
                <text:p>1248</text:p>
              </table:table-cell>
              <table:table-cell office:value-type="float" office:value="0.142401">
                <text:p>0.142401</text:p>
              </table:table-cell>
              <table:table-cell office:value-type="float" office:value="1.13554">
                <text:p>1.13554</text:p>
              </table:table-cell>
              <table:table-cell office:value-type="float" office:value="0.0652376">
                <text:p>0.0652376</text:p>
              </table:table-cell>
              <table:table-cell office:value-type="float" office:value="0.18521">
                <text:p>0.18521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49173">
                <text:p>9949173</text:p>
              </table:table-cell>
              <table:table-cell office:value-type="float" office:value="1.11831">
                <text:p>1.11831</text:p>
              </table:table-cell>
              <table:table-cell office:value-type="float" office:value="2.65966">
                <text:p>2.65966</text:p>
              </table:table-cell>
              <table:table-cell office:value-type="float" office:value="0.980098">
                <text:p>0.980098</text:p>
              </table:table-cell>
              <table:table-cell office:value-type="float" office:value="0.685564">
                <text:p>0.685564</text:p>
              </table:table-cell>
              <table:table-cell office:value-type="float" office:value="1.61851">
                <text:p>1.618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9827">
                <text:p>709827</text:p>
              </table:table-cell>
              <table:table-cell office:value-type="float" office:value="0.649365">
                <text:p>0.649365</text:p>
              </table:table-cell>
              <table:table-cell office:value-type="float" office:value="1.84066">
                <text:p>1.84066</text:p>
              </table:table-cell>
              <table:table-cell office:value-type="float" office:value="0.525624">
                <text:p>0.525624</text:p>
              </table:table-cell>
              <table:table-cell office:value-type="float" office:value="0.473812">
                <text:p>0.473812</text:p>
              </table:table-cell>
              <table:table-cell office:value-type="float" office:value="1.35716">
                <text:p>1.357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509867">
                <text:p>26509867</text:p>
              </table:table-cell>
              <table:table-cell office:value-type="float" office:value="1.35126">
                <text:p>1.35126</text:p>
              </table:table-cell>
              <table:table-cell office:value-type="float" office:value="2.99479">
                <text:p>2.99479</text:p>
              </table:table-cell>
              <table:table-cell office:value-type="float" office:value="1.21736">
                <text:p>1.21736</text:p>
              </table:table-cell>
              <table:table-cell office:value-type="float" office:value="0.813421">
                <text:p>0.813421</text:p>
              </table:table-cell>
              <table:table-cell office:value-type="float" office:value="1.71499">
                <text:p>1.714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2422">
                <text:p>1472422</text:p>
              </table:table-cell>
              <table:table-cell office:value-type="float" office:value="0.789906">
                <text:p>0.789906</text:p>
              </table:table-cell>
              <table:table-cell office:value-type="float" office:value="2.10919">
                <text:p>2.10919</text:p>
              </table:table-cell>
              <table:table-cell office:value-type="float" office:value="0.643554">
                <text:p>0.643554</text:p>
              </table:table-cell>
              <table:table-cell office:value-type="float" office:value="0.481226">
                <text:p>0.481226</text:p>
              </table:table-cell>
              <table:table-cell office:value-type="float" office:value="1.42791">
                <text:p>1.427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4695">
                <text:p>594695</text:p>
              </table:table-cell>
              <table:table-cell office:value-type="float" office:value="0.617285">
                <text:p>0.617285</text:p>
              </table:table-cell>
              <table:table-cell office:value-type="float" office:value="1.78537">
                <text:p>1.78537</text:p>
              </table:table-cell>
              <table:table-cell office:value-type="float" office:value="0.486802">
                <text:p>0.486802</text:p>
              </table:table-cell>
              <table:table-cell office:value-type="float" office:value="0.417361">
                <text:p>0.417361</text:p>
              </table:table-cell>
              <table:table-cell office:value-type="float" office:value="1.33971">
                <text:p>1.339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521321">
                <text:p>8521321</text:p>
              </table:table-cell>
              <table:table-cell office:value-type="float" office:value="1.08929">
                <text:p>1.08929</text:p>
              </table:table-cell>
              <table:table-cell office:value-type="float" office:value="2.65845">
                <text:p>2.65845</text:p>
              </table:table-cell>
              <table:table-cell office:value-type="float" office:value="0.956384">
                <text:p>0.956384</text:p>
              </table:table-cell>
              <table:table-cell office:value-type="float" office:value="0.632506">
                <text:p>0.632506</text:p>
              </table:table-cell>
              <table:table-cell office:value-type="float" office:value="1.60257">
                <text:p>1.602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708">
                <text:p>94708</text:p>
              </table:table-cell>
              <table:table-cell office:value-type="float" office:value="0.309521">
                <text:p>0.309521</text:p>
              </table:table-cell>
              <table:table-cell office:value-type="float" office:value="1.31843">
                <text:p>1.31843</text:p>
              </table:table-cell>
              <table:table-cell office:value-type="float" office:value="0.222064">
                <text:p>0.222064</text:p>
              </table:table-cell>
              <table:table-cell office:value-type="float" office:value="0.246932">
                <text:p>0.246932</text:p>
              </table:table-cell>
              <table:table-cell office:value-type="float" office:value="1.17171">
                <text:p>1.171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7440">
                <text:p>137440</text:p>
              </table:table-cell>
              <table:table-cell office:value-type="float" office:value="0.349196">
                <text:p>0.349196</text:p>
              </table:table-cell>
              <table:table-cell office:value-type="float" office:value="1.38085">
                <text:p>1.38085</text:p>
              </table:table-cell>
              <table:table-cell office:value-type="float" office:value="0.258014">
                <text:p>0.258014</text:p>
              </table:table-cell>
              <table:table-cell office:value-type="float" office:value="0.281874">
                <text:p>0.281874</text:p>
              </table:table-cell>
              <table:table-cell office:value-type="float" office:value="1.20413">
                <text:p>1.20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4561">
                <text:p>464561</text:p>
              </table:table-cell>
              <table:table-cell office:value-type="float" office:value="0.576181">
                <text:p>0.576181</text:p>
              </table:table-cell>
              <table:table-cell office:value-type="float" office:value="1.77402">
                <text:p>1.77402</text:p>
              </table:table-cell>
              <table:table-cell office:value-type="float" office:value="0.446833">
                <text:p>0.446833</text:p>
              </table:table-cell>
              <table:table-cell office:value-type="float" office:value="0.385589">
                <text:p>0.385589</text:p>
              </table:table-cell>
              <table:table-cell office:value-type="float" office:value="1.31635">
                <text:p>1.31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801">
                <text:p>23801</text:p>
              </table:table-cell>
              <table:table-cell office:value-type="float" office:value="0.242332">
                <text:p>0.242332</text:p>
              </table:table-cell>
              <table:table-cell office:value-type="float" office:value="1.2185">
                <text:p>1.2185</text:p>
              </table:table-cell>
              <table:table-cell office:value-type="float" office:value="0.154334">
                <text:p>0.154334</text:p>
              </table:table-cell>
              <table:table-cell office:value-type="float" office:value="0.205967">
                <text:p>0.205967</text:p>
              </table:table-cell>
              <table:table-cell office:value-type="float" office:value="1.07539">
                <text:p>1.075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697">
                <text:p>30697</text:p>
              </table:table-cell>
              <table:table-cell office:value-type="float" office:value="0.251805">
                <text:p>0.251805</text:p>
              </table:table-cell>
              <table:table-cell office:value-type="float" office:value="1.25536">
                <text:p>1.25536</text:p>
              </table:table-cell>
              <table:table-cell office:value-type="float" office:value="0.166831">
                <text:p>0.166831</text:p>
              </table:table-cell>
              <table:table-cell office:value-type="float" office:value="0.221102">
                <text:p>0.221102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74523">
                <text:p>2674523</text:p>
              </table:table-cell>
              <table:table-cell office:value-type="float" office:value="0.8739">
                <text:p>0.8739</text:p>
              </table:table-cell>
              <table:table-cell office:value-type="float" office:value="2.23174">
                <text:p>2.23174</text:p>
              </table:table-cell>
              <table:table-cell office:value-type="float" office:value="0.743671">
                <text:p>0.743671</text:p>
              </table:table-cell>
              <table:table-cell office:value-type="float" office:value="0.588354">
                <text:p>0.588354</text:p>
              </table:table-cell>
              <table:table-cell office:value-type="float" office:value="1.48842">
                <text:p>1.488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04231">
                <text:p>11304231</text:p>
              </table:table-cell>
              <table:table-cell office:value-type="float" office:value="1.14877">
                <text:p>1.14877</text:p>
              </table:table-cell>
              <table:table-cell office:value-type="float" office:value="2.68448">
                <text:p>2.68448</text:p>
              </table:table-cell>
              <table:table-cell office:value-type="float" office:value="1.03303">
                <text:p>1.03303</text:p>
              </table:table-cell>
              <table:table-cell office:value-type="float" office:value="0.77039">
                <text:p>0.77039</text:p>
              </table:table-cell>
              <table:table-cell office:value-type="float" office:value="1.6314">
                <text:p>1.63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1874254">
                <text:p>51874254</text:p>
              </table:table-cell>
              <table:table-cell office:value-type="float" office:value="1.51201">
                <text:p>1.51201</text:p>
              </table:table-cell>
              <table:table-cell office:value-type="float" office:value="3.19603">
                <text:p>3.19603</text:p>
              </table:table-cell>
              <table:table-cell office:value-type="float" office:value="1.37673">
                <text:p>1.37673</text:p>
              </table:table-cell>
              <table:table-cell office:value-type="float" office:value="0.849992">
                <text:p>0.849992</text:p>
              </table:table-cell>
              <table:table-cell office:value-type="float" office:value="1.78211">
                <text:p>1.782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096">
                <text:p>75096</text:p>
              </table:table-cell>
              <table:table-cell office:value-type="float" office:value="0.293061">
                <text:p>0.293061</text:p>
              </table:table-cell>
              <table:table-cell office:value-type="float" office:value="1.31064">
                <text:p>1.31064</text:p>
              </table:table-cell>
              <table:table-cell office:value-type="float" office:value="0.2065">
                <text:p>0.2065</text:p>
              </table:table-cell>
              <table:table-cell office:value-type="float" office:value="0.244025">
                <text:p>0.244025</text:p>
              </table:table-cell>
              <table:table-cell office:value-type="float" office:value="1.15569">
                <text:p>1.15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088">
                <text:p>66088</text:p>
              </table:table-cell>
              <table:table-cell office:value-type="float" office:value="0.28705">
                <text:p>0.28705</text:p>
              </table:table-cell>
              <table:table-cell office:value-type="float" office:value="1.32932">
                <text:p>1.32932</text:p>
              </table:table-cell>
              <table:table-cell office:value-type="float" office:value="0.200394">
                <text:p>0.200394</text:p>
              </table:table-cell>
              <table:table-cell office:value-type="float" office:value="0.228539">
                <text:p>0.228539</text:p>
              </table:table-cell>
              <table:table-cell office:value-type="float" office:value="1.15136">
                <text:p>1.151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76">
                <text:p>1276</text:p>
              </table:table-cell>
              <table:table-cell office:value-type="float" office:value="0.141143">
                <text:p>0.141143</text:p>
              </table:table-cell>
              <table:table-cell office:value-type="float" office:value="1.09607">
                <text:p>1.09607</text:p>
              </table:table-cell>
              <table:table-cell office:value-type="float" office:value="0.0647066">
                <text:p>0.0647066</text:p>
              </table:table-cell>
              <table:table-cell office:value-type="float" office:value="0.181319">
                <text:p>0.181319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6391">
                <text:p>116391</text:p>
              </table:table-cell>
              <table:table-cell office:value-type="float" office:value="0.326626">
                <text:p>0.326626</text:p>
              </table:table-cell>
              <table:table-cell office:value-type="float" office:value="1.35942">
                <text:p>1.35942</text:p>
              </table:table-cell>
              <table:table-cell office:value-type="float" office:value="0.238157">
                <text:p>0.238157</text:p>
              </table:table-cell>
              <table:table-cell office:value-type="float" office:value="0.259909">
                <text:p>0.259909</text:p>
              </table:table-cell>
              <table:table-cell office:value-type="float" office:value="1.18971">
                <text:p>1.189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7844">
                <text:p>677844</text:p>
              </table:table-cell>
              <table:table-cell office:value-type="float" office:value="0.644751">
                <text:p>0.644751</text:p>
              </table:table-cell>
              <table:table-cell office:value-type="float" office:value="1.82064">
                <text:p>1.82064</text:p>
              </table:table-cell>
              <table:table-cell office:value-type="float" office:value="0.530239">
                <text:p>0.530239</text:p>
              </table:table-cell>
              <table:table-cell office:value-type="float" office:value="0.47842">
                <text:p>0.47842</text:p>
              </table:table-cell>
              <table:table-cell office:value-type="float" office:value="1.35329">
                <text:p>1.353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7221">
                <text:p>277221</text:p>
              </table:table-cell>
              <table:table-cell office:value-type="float" office:value="0.479391">
                <text:p>0.479391</text:p>
              </table:table-cell>
              <table:table-cell office:value-type="float" office:value="1.54354">
                <text:p>1.54354</text:p>
              </table:table-cell>
              <table:table-cell office:value-type="float" office:value="0.369899">
                <text:p>0.369899</text:p>
              </table:table-cell>
              <table:table-cell office:value-type="float" office:value="0.367568">
                <text:p>0.367568</text:p>
              </table:table-cell>
              <table:table-cell office:value-type="float" office:value="1.26725">
                <text:p>1.267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65443">
                <text:p>3265443</text:p>
              </table:table-cell>
              <table:table-cell office:value-type="float" office:value="0.923042">
                <text:p>0.923042</text:p>
              </table:table-cell>
              <table:table-cell office:value-type="float" office:value="2.34652">
                <text:p>2.34652</text:p>
              </table:table-cell>
              <table:table-cell office:value-type="float" office:value="0.778556">
                <text:p>0.778556</text:p>
              </table:table-cell>
              <table:table-cell office:value-type="float" office:value="0.56317">
                <text:p>0.56317</text:p>
              </table:table-cell>
              <table:table-cell office:value-type="float" office:value="1.5061">
                <text:p>1.5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6047">
                <text:p>686047</text:p>
              </table:table-cell>
              <table:table-cell office:value-type="float" office:value="0.654106">
                <text:p>0.654106</text:p>
              </table:table-cell>
              <table:table-cell office:value-type="float" office:value="1.82214">
                <text:p>1.82214</text:p>
              </table:table-cell>
              <table:table-cell office:value-type="float" office:value="0.526019">
                <text:p>0.526019</text:p>
              </table:table-cell>
              <table:table-cell office:value-type="float" office:value="0.484358">
                <text:p>0.484358</text:p>
              </table:table-cell>
              <table:table-cell office:value-type="float" office:value="1.35421">
                <text:p>1.354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36774">
                <text:p>6636774</text:p>
              </table:table-cell>
              <table:table-cell office:value-type="float" office:value="1.04157">
                <text:p>1.04157</text:p>
              </table:table-cell>
              <table:table-cell office:value-type="float" office:value="2.53758">
                <text:p>2.53758</text:p>
              </table:table-cell>
              <table:table-cell office:value-type="float" office:value="0.884648">
                <text:p>0.884648</text:p>
              </table:table-cell>
              <table:table-cell office:value-type="float" office:value="0.588192">
                <text:p>0.588192</text:p>
              </table:table-cell>
              <table:table-cell office:value-type="float" office:value="1.57673">
                <text:p>1.576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095550">
                <text:p>49095550</text:p>
              </table:table-cell>
              <table:table-cell office:value-type="float" office:value="1.50038">
                <text:p>1.50038</text:p>
              </table:table-cell>
              <table:table-cell office:value-type="float" office:value="3.17756">
                <text:p>3.17756</text:p>
              </table:table-cell>
              <table:table-cell office:value-type="float" office:value="1.36363">
                <text:p>1.36363</text:p>
              </table:table-cell>
              <table:table-cell office:value-type="float" office:value="0.867076">
                <text:p>0.867076</text:p>
              </table:table-cell>
              <table:table-cell office:value-type="float" office:value="1.77653">
                <text:p>1.776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6700">
                <text:p>156700</text:p>
              </table:table-cell>
              <table:table-cell office:value-type="float" office:value="0.373359">
                <text:p>0.373359</text:p>
              </table:table-cell>
              <table:table-cell office:value-type="float" office:value="1.38265">
                <text:p>1.38265</text:p>
              </table:table-cell>
              <table:table-cell office:value-type="float" office:value="0.276721">
                <text:p>0.276721</text:p>
              </table:table-cell>
              <table:table-cell office:value-type="float" office:value="0.301659">
                <text:p>0.301659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40">
                <text:p>2640</text:p>
              </table:table-cell>
              <table:table-cell office:value-type="float" office:value="0.158434">
                <text:p>0.158434</text:p>
              </table:table-cell>
              <table:table-cell office:value-type="float" office:value="1.13707">
                <text:p>1.13707</text:p>
              </table:table-cell>
              <table:table-cell office:value-type="float" office:value="0.0811448">
                <text:p>0.0811448</text:p>
              </table:table-cell>
              <table:table-cell office:value-type="float" office:value="0.213616">
                <text:p>0.213616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239955">
                <text:p>56239955</text:p>
              </table:table-cell>
              <table:table-cell office:value-type="float" office:value="1.53298">
                <text:p>1.53298</text:p>
              </table:table-cell>
              <table:table-cell office:value-type="float" office:value="3.31742">
                <text:p>3.31742</text:p>
              </table:table-cell>
              <table:table-cell office:value-type="float" office:value="1.40168">
                <text:p>1.40168</text:p>
              </table:table-cell>
              <table:table-cell office:value-type="float" office:value="0.858447">
                <text:p>0.858447</text:p>
              </table:table-cell>
              <table:table-cell office:value-type="float" office:value="1.79138">
                <text:p>1.791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66391">
                <text:p>666391</text:p>
              </table:table-cell>
              <table:table-cell office:value-type="float" office:value="0.644275">
                <text:p>0.644275</text:p>
              </table:table-cell>
              <table:table-cell office:value-type="float" office:value="1.81187">
                <text:p>1.81187</text:p>
              </table:table-cell>
              <table:table-cell office:value-type="float" office:value="0.525662">
                <text:p>0.525662</text:p>
              </table:table-cell>
              <table:table-cell office:value-type="float" office:value="0.484011">
                <text:p>0.484011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6306225">
                <text:p>66306225</text:p>
              </table:table-cell>
              <table:table-cell office:value-type="float" office:value="1.57297">
                <text:p>1.57297</text:p>
              </table:table-cell>
              <table:table-cell office:value-type="float" office:value="3.28742">
                <text:p>3.28742</text:p>
              </table:table-cell>
              <table:table-cell office:value-type="float" office:value="1.43829">
                <text:p>1.43829</text:p>
              </table:table-cell>
              <table:table-cell office:value-type="float" office:value="0.856892">
                <text:p>0.856892</text:p>
              </table:table-cell>
              <table:table-cell office:value-type="float" office:value="1.80737">
                <text:p>1.807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965697">
                <text:p>61965697</text:p>
              </table:table-cell>
              <table:table-cell office:value-type="float" office:value="1.54134">
                <text:p>1.54134</text:p>
              </table:table-cell>
              <table:table-cell office:value-type="float" office:value="3.2663">
                <text:p>3.2663</text:p>
              </table:table-cell>
              <table:table-cell office:value-type="float" office:value="1.44509">
                <text:p>1.44509</text:p>
              </table:table-cell>
              <table:table-cell office:value-type="float" office:value="0.87119">
                <text:p>0.87119</text:p>
              </table:table-cell>
              <table:table-cell office:value-type="float" office:value="1.80071">
                <text:p>1.800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952">
                <text:p>20952</text:p>
              </table:table-cell>
              <table:table-cell office:value-type="float" office:value="0.239736">
                <text:p>0.239736</text:p>
              </table:table-cell>
              <table:table-cell office:value-type="float" office:value="1.20392">
                <text:p>1.20392</text:p>
              </table:table-cell>
              <table:table-cell office:value-type="float" office:value="0.154892">
                <text:p>0.154892</text:p>
              </table:table-cell>
              <table:table-cell office:value-type="float" office:value="0.23154">
                <text:p>0.23154</text:p>
              </table:table-cell>
              <table:table-cell office:value-type="float" office:value="1.07046">
                <text:p>1.070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15158">
                <text:p>2315158</text:p>
              </table:table-cell>
              <table:table-cell office:value-type="float" office:value="0.86514">
                <text:p>0.86514</text:p>
              </table:table-cell>
              <table:table-cell office:value-type="float" office:value="2.23924">
                <text:p>2.23924</text:p>
              </table:table-cell>
              <table:table-cell office:value-type="float" office:value="0.713432">
                <text:p>0.713432</text:p>
              </table:table-cell>
              <table:table-cell office:value-type="float" office:value="0.496927">
                <text:p>0.496927</text:p>
              </table:table-cell>
              <table:table-cell office:value-type="float" office:value="1.47297">
                <text:p>1.472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795">
                <text:p>207795</text:p>
              </table:table-cell>
              <table:table-cell office:value-type="float" office:value="0.417498">
                <text:p>0.417498</text:p>
              </table:table-cell>
              <table:table-cell office:value-type="float" office:value="1.42092">
                <text:p>1.42092</text:p>
              </table:table-cell>
              <table:table-cell office:value-type="float" office:value="0.325017">
                <text:p>0.325017</text:p>
              </table:table-cell>
              <table:table-cell office:value-type="float" office:value="0.335079">
                <text:p>0.335079</text:p>
              </table:table-cell>
              <table:table-cell office:value-type="float" office:value="1.23949">
                <text:p>1.239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531967">
                <text:p>10531967</text:p>
              </table:table-cell>
              <table:table-cell office:value-type="float" office:value="1.13617">
                <text:p>1.13617</text:p>
              </table:table-cell>
              <table:table-cell office:value-type="float" office:value="2.68852">
                <text:p>2.68852</text:p>
              </table:table-cell>
              <table:table-cell office:value-type="float" office:value="0.982417">
                <text:p>0.982417</text:p>
              </table:table-cell>
              <table:table-cell office:value-type="float" office:value="0.687639">
                <text:p>0.687639</text:p>
              </table:table-cell>
              <table:table-cell office:value-type="float" office:value="1.62505">
                <text:p>1.625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024">
                <text:p>19024</text:p>
              </table:table-cell>
              <table:table-cell office:value-type="float" office:value="0.234386">
                <text:p>0.234386</text:p>
              </table:table-cell>
              <table:table-cell office:value-type="float" office:value="1.21456">
                <text:p>1.21456</text:p>
              </table:table-cell>
              <table:table-cell office:value-type="float" office:value="0.149149">
                <text:p>0.149149</text:p>
              </table:table-cell>
              <table:table-cell office:value-type="float" office:value="0.220811">
                <text:p>0.220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87833">
                <text:p>687833</text:p>
              </table:table-cell>
              <table:table-cell office:value-type="float" office:value="0.650727">
                <text:p>0.650727</text:p>
              </table:table-cell>
              <table:table-cell office:value-type="float" office:value="1.84169">
                <text:p>1.84169</text:p>
              </table:table-cell>
              <table:table-cell office:value-type="float" office:value="0.525788">
                <text:p>0.525788</text:p>
              </table:table-cell>
              <table:table-cell office:value-type="float" office:value="0.487332">
                <text:p>0.487332</text:p>
              </table:table-cell>
              <table:table-cell office:value-type="float" office:value="1.35455">
                <text:p>1.35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3633">
                <text:p>1703633</text:p>
              </table:table-cell>
              <table:table-cell office:value-type="float" office:value="0.799314">
                <text:p>0.799314</text:p>
              </table:table-cell>
              <table:table-cell office:value-type="float" office:value="2.21948">
                <text:p>2.21948</text:p>
              </table:table-cell>
              <table:table-cell office:value-type="float" office:value="0.675164">
                <text:p>0.675164</text:p>
              </table:table-cell>
              <table:table-cell office:value-type="float" office:value="0.545141">
                <text:p>0.545141</text:p>
              </table:table-cell>
              <table:table-cell office:value-type="float" office:value="1.44362">
                <text:p>1.443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088874">
                <text:p>39088874</text:p>
              </table:table-cell>
              <table:table-cell office:value-type="float" office:value="1.43949">
                <text:p>1.43949</text:p>
              </table:table-cell>
              <table:table-cell office:value-type="float" office:value="3.10221">
                <text:p>3.10221</text:p>
              </table:table-cell>
              <table:table-cell office:value-type="float" office:value="1.34035">
                <text:p>1.34035</text:p>
              </table:table-cell>
              <table:table-cell office:value-type="float" office:value="0.903726">
                <text:p>0.903726</text:p>
              </table:table-cell>
              <table:table-cell office:value-type="float" office:value="1.75509">
                <text:p>1.755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79">
                <text:p>7779</text:p>
              </table:table-cell>
              <table:table-cell office:value-type="float" office:value="0.202016">
                <text:p>0.202016</text:p>
              </table:table-cell>
              <table:table-cell office:value-type="float" office:value="1.23136">
                <text:p>1.23136</text:p>
              </table:table-cell>
              <table:table-cell office:value-type="float" office:value="0.120437">
                <text:p>0.120437</text:p>
              </table:table-cell>
              <table:table-cell office:value-type="float" office:value="0.196507">
                <text:p>0.19650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810">
                <text:p>13810</text:p>
              </table:table-cell>
              <table:table-cell office:value-type="float" office:value="0.225404">
                <text:p>0.225404</text:p>
              </table:table-cell>
              <table:table-cell office:value-type="float" office:value="1.27333">
                <text:p>1.27333</text:p>
              </table:table-cell>
              <table:table-cell office:value-type="float" office:value="0.138512">
                <text:p>0.138512</text:p>
              </table:table-cell>
              <table:table-cell office:value-type="float" office:value="0.196148">
                <text:p>0.19614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19">
                <text:p>1919</text:p>
              </table:table-cell>
              <table:table-cell office:value-type="float" office:value="0.149623">
                <text:p>0.149623</text:p>
              </table:table-cell>
              <table:table-cell office:value-type="float" office:value="1.1855">
                <text:p>1.1855</text:p>
              </table:table-cell>
              <table:table-cell office:value-type="float" office:value="0.0728704">
                <text:p>0.0728704</text:p>
              </table:table-cell>
              <table:table-cell office:value-type="float" office:value="0.172386">
                <text:p>0.17238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3885">
                <text:p>133885</text:p>
              </table:table-cell>
              <table:table-cell office:value-type="float" office:value="0.34361">
                <text:p>0.34361</text:p>
              </table:table-cell>
              <table:table-cell office:value-type="float" office:value="1.35046">
                <text:p>1.35046</text:p>
              </table:table-cell>
              <table:table-cell office:value-type="float" office:value="0.256971">
                <text:p>0.256971</text:p>
              </table:table-cell>
              <table:table-cell office:value-type="float" office:value="0.275736">
                <text:p>0.275736</text:p>
              </table:table-cell>
              <table:table-cell office:value-type="float" office:value="1.20131">
                <text:p>1.201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84593">
                <text:p>1784593</text:p>
              </table:table-cell>
              <table:table-cell office:value-type="float" office:value="0.814791">
                <text:p>0.814791</text:p>
              </table:table-cell>
              <table:table-cell office:value-type="float" office:value="2.23671">
                <text:p>2.23671</text:p>
              </table:table-cell>
              <table:table-cell office:value-type="float" office:value="0.67919">
                <text:p>0.67919</text:p>
              </table:table-cell>
              <table:table-cell office:value-type="float" office:value="0.456663">
                <text:p>0.456663</text:p>
              </table:table-cell>
              <table:table-cell office:value-type="float" office:value="1.44747">
                <text:p>1.447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117">
                <text:p>27117</text:p>
              </table:table-cell>
              <table:table-cell office:value-type="float" office:value="0.248103">
                <text:p>0.248103</text:p>
              </table:table-cell>
              <table:table-cell office:value-type="float" office:value="1.29687">
                <text:p>1.29687</text:p>
              </table:table-cell>
              <table:table-cell office:value-type="float" office:value="0.160278">
                <text:p>0.160278</text:p>
              </table:table-cell>
              <table:table-cell office:value-type="float" office:value="0.195371">
                <text:p>0.195371</text:p>
              </table:table-cell>
              <table:table-cell office:value-type="float" office:value="1.08185">
                <text:p>1.081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15">
                <text:p>9315</text:p>
              </table:table-cell>
              <table:table-cell office:value-type="float" office:value="0.20887">
                <text:p>0.20887</text:p>
              </table:table-cell>
              <table:table-cell office:value-type="float" office:value="1.19755">
                <text:p>1.19755</text:p>
              </table:table-cell>
              <table:table-cell office:value-type="float" office:value="0.125006">
                <text:p>0.125006</text:p>
              </table:table-cell>
              <table:table-cell office:value-type="float" office:value="0.210951">
                <text:p>0.21095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8277">
                <text:p>108277</text:p>
              </table:table-cell>
              <table:table-cell office:value-type="float" office:value="0.320343">
                <text:p>0.320343</text:p>
              </table:table-cell>
              <table:table-cell office:value-type="float" office:value="1.37945">
                <text:p>1.37945</text:p>
              </table:table-cell>
              <table:table-cell office:value-type="float" office:value="0.230935">
                <text:p>0.230935</text:p>
              </table:table-cell>
              <table:table-cell office:value-type="float" office:value="0.240117">
                <text:p>0.240117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62478">
                <text:p>8562478</text:p>
              </table:table-cell>
              <table:table-cell office:value-type="float" office:value="1.0776">
                <text:p>1.0776</text:p>
              </table:table-cell>
              <table:table-cell office:value-type="float" office:value="2.61364">
                <text:p>2.61364</text:p>
              </table:table-cell>
              <table:table-cell office:value-type="float" office:value="0.927896">
                <text:p>0.927896</text:p>
              </table:table-cell>
              <table:table-cell office:value-type="float" office:value="0.607993">
                <text:p>0.607993</text:p>
              </table:table-cell>
              <table:table-cell office:value-type="float" office:value="1.60306">
                <text:p>1.60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3391">
                <text:p>923391</text:p>
              </table:table-cell>
              <table:table-cell office:value-type="float" office:value="0.700738">
                <text:p>0.700738</text:p>
              </table:table-cell>
              <table:table-cell office:value-type="float" office:value="2.00231">
                <text:p>2.00231</text:p>
              </table:table-cell>
              <table:table-cell office:value-type="float" office:value="0.577889">
                <text:p>0.577889</text:p>
              </table:table-cell>
              <table:table-cell office:value-type="float" office:value="0.451003">
                <text:p>0.451003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480">
                <text:p>51480</text:p>
              </table:table-cell>
              <table:table-cell office:value-type="float" office:value="0.273402">
                <text:p>0.273402</text:p>
              </table:table-cell>
              <table:table-cell office:value-type="float" office:value="1.24712">
                <text:p>1.24712</text:p>
              </table:table-cell>
              <table:table-cell office:value-type="float" office:value="0.188223">
                <text:p>0.188223</text:p>
              </table:table-cell>
              <table:table-cell office:value-type="float" office:value="0.238377">
                <text:p>0.238377</text:p>
              </table:table-cell>
              <table:table-cell office:value-type="float" office:value="1.12335">
                <text:p>1.123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68">
                <text:p>1468</text:p>
              </table:table-cell>
              <table:table-cell office:value-type="float" office:value="0.142079">
                <text:p>0.142079</text:p>
              </table:table-cell>
              <table:table-cell office:value-type="float" office:value="1.11933">
                <text:p>1.11933</text:p>
              </table:table-cell>
              <table:table-cell office:value-type="float" office:value="0.0656002">
                <text:p>0.0656002</text:p>
              </table:table-cell>
              <table:table-cell office:value-type="float" office:value="0.16427">
                <text:p>0.1642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45">
                <text:p>1145</text:p>
              </table:table-cell>
              <table:table-cell office:value-type="float" office:value="0.137205">
                <text:p>0.137205</text:p>
              </table:table-cell>
              <table:table-cell office:value-type="float" office:value="1.13599">
                <text:p>1.13599</text:p>
              </table:table-cell>
              <table:table-cell office:value-type="float" office:value="0.0603815">
                <text:p>0.0603815</text:p>
              </table:table-cell>
              <table:table-cell office:value-type="float" office:value="0.167797">
                <text:p>0.16779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66">
                <text:p>246066</text:p>
              </table:table-cell>
              <table:table-cell office:value-type="float" office:value="0.453698">
                <text:p>0.453698</text:p>
              </table:table-cell>
              <table:table-cell office:value-type="float" office:value="1.53346">
                <text:p>1.53346</text:p>
              </table:table-cell>
              <table:table-cell office:value-type="float" office:value="0.345939">
                <text:p>0.345939</text:p>
              </table:table-cell>
              <table:table-cell office:value-type="float" office:value="0.344505">
                <text:p>0.344505</text:p>
              </table:table-cell>
              <table:table-cell office:value-type="float" office:value="1.25598">
                <text:p>1.255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572">
                <text:p>86572</text:p>
              </table:table-cell>
              <table:table-cell office:value-type="float" office:value="0.299543">
                <text:p>0.299543</text:p>
              </table:table-cell>
              <table:table-cell office:value-type="float" office:value="1.2678">
                <text:p>1.2678</text:p>
              </table:table-cell>
              <table:table-cell office:value-type="float" office:value="0.21745">
                <text:p>0.21745</text:p>
              </table:table-cell>
              <table:table-cell office:value-type="float" office:value="0.282482">
                <text:p>0.282482</text:p>
              </table:table-cell>
              <table:table-cell office:value-type="float" office:value="1.16619">
                <text:p>1.166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671231">
                <text:p>32671231</text:p>
              </table:table-cell>
              <table:table-cell office:value-type="float" office:value="1.38596">
                <text:p>1.38596</text:p>
              </table:table-cell>
              <table:table-cell office:value-type="float" office:value="3.08848">
                <text:p>3.08848</text:p>
              </table:table-cell>
              <table:table-cell office:value-type="float" office:value="1.24421">
                <text:p>1.24421</text:p>
              </table:table-cell>
              <table:table-cell office:value-type="float" office:value="0.775676">
                <text:p>0.775676</text:p>
              </table:table-cell>
              <table:table-cell office:value-type="float" office:value="1.73651">
                <text:p>1.736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9812">
                <text:p>809812</text:p>
              </table:table-cell>
              <table:table-cell office:value-type="float" office:value="0.680763">
                <text:p>0.680763</text:p>
              </table:table-cell>
              <table:table-cell office:value-type="float" office:value="1.96557">
                <text:p>1.96557</text:p>
              </table:table-cell>
              <table:table-cell office:value-type="float" office:value="0.562705">
                <text:p>0.562705</text:p>
              </table:table-cell>
              <table:table-cell office:value-type="float" office:value="0.471712">
                <text:p>0.471712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74745">
                <text:p>5074745</text:p>
              </table:table-cell>
              <table:table-cell office:value-type="float" office:value="0.977353">
                <text:p>0.977353</text:p>
              </table:table-cell>
              <table:table-cell office:value-type="float" office:value="2.41905">
                <text:p>2.41905</text:p>
              </table:table-cell>
              <table:table-cell office:value-type="float" office:value="0.834971">
                <text:p>0.834971</text:p>
              </table:table-cell>
              <table:table-cell office:value-type="float" office:value="0.557182">
                <text:p>0.557182</text:p>
              </table:table-cell>
              <table:table-cell office:value-type="float" office:value="1.55167">
                <text:p>1.551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24">
                <text:p>2924</text:p>
              </table:table-cell>
              <table:table-cell office:value-type="float" office:value="0.165326">
                <text:p>0.165326</text:p>
              </table:table-cell>
              <table:table-cell office:value-type="float" office:value="1.14036">
                <text:p>1.14036</text:p>
              </table:table-cell>
              <table:table-cell office:value-type="float" office:value="0.0854948">
                <text:p>0.0854948</text:p>
              </table:table-cell>
              <table:table-cell office:value-type="float" office:value="0.206258">
                <text:p>0.20625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834880">
                <text:p>69834880</text:p>
              </table:table-cell>
              <table:table-cell office:value-type="float" office:value="1.5787">
                <text:p>1.5787</text:p>
              </table:table-cell>
              <table:table-cell office:value-type="float" office:value="3.27834">
                <text:p>3.27834</text:p>
              </table:table-cell>
              <table:table-cell office:value-type="float" office:value="1.44147">
                <text:p>1.44147</text:p>
              </table:table-cell>
              <table:table-cell office:value-type="float" office:value="0.882477">
                <text:p>0.882477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41065">
                <text:p>8241065</text:p>
              </table:table-cell>
              <table:table-cell office:value-type="float" office:value="1.08288">
                <text:p>1.08288</text:p>
              </table:table-cell>
              <table:table-cell office:value-type="float" office:value="2.66177">
                <text:p>2.66177</text:p>
              </table:table-cell>
              <table:table-cell office:value-type="float" office:value="0.926257">
                <text:p>0.926257</text:p>
              </table:table-cell>
              <table:table-cell office:value-type="float" office:value="0.598934">
                <text:p>0.598934</text:p>
              </table:table-cell>
              <table:table-cell office:value-type="float" office:value="1.59905">
                <text:p>1.599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57">
                <text:p>4557</text:p>
              </table:table-cell>
              <table:table-cell office:value-type="float" office:value="0.181766">
                <text:p>0.181766</text:p>
              </table:table-cell>
              <table:table-cell office:value-type="float" office:value="1.18057">
                <text:p>1.18057</text:p>
              </table:table-cell>
              <table:table-cell office:value-type="float" office:value="0.0998812">
                <text:p>0.0998812</text:p>
              </table:table-cell>
              <table:table-cell office:value-type="float" office:value="0.200831">
                <text:p>0.20083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52892">
                <text:p>6552892</text:p>
              </table:table-cell>
              <table:table-cell office:value-type="float" office:value="1.0357">
                <text:p>1.0357</text:p>
              </table:table-cell>
              <table:table-cell office:value-type="float" office:value="2.55403">
                <text:p>2.55403</text:p>
              </table:table-cell>
              <table:table-cell office:value-type="float" office:value="0.890379">
                <text:p>0.890379</text:p>
              </table:table-cell>
              <table:table-cell office:value-type="float" office:value="0.621002">
                <text:p>0.621002</text:p>
              </table:table-cell>
              <table:table-cell office:value-type="float" office:value="1.57547">
                <text:p>1.57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30">
                <text:p>7830</text:p>
              </table:table-cell>
              <table:table-cell office:value-type="float" office:value="0.201186">
                <text:p>0.201186</text:p>
              </table:table-cell>
              <table:table-cell office:value-type="float" office:value="1.20781">
                <text:p>1.20781</text:p>
              </table:table-cell>
              <table:table-cell office:value-type="float" office:value="0.119187">
                <text:p>0.119187</text:p>
              </table:table-cell>
              <table:table-cell office:value-type="float" office:value="0.202882">
                <text:p>0.202882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11">
                <text:p>1011</text:p>
              </table:table-cell>
              <table:table-cell office:value-type="float" office:value="0.135641">
                <text:p>0.135641</text:p>
              </table:table-cell>
              <table:table-cell office:value-type="float" office:value="1.1924">
                <text:p>1.1924</text:p>
              </table:table-cell>
              <table:table-cell office:value-type="float" office:value="0.0592499">
                <text:p>0.0592499</text:p>
              </table:table-cell>
              <table:table-cell office:value-type="float" office:value="0.170413">
                <text:p>0.17041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49">
                <text:p>5249</text:p>
              </table:table-cell>
              <table:table-cell office:value-type="float" office:value="0.187641">
                <text:p>0.187641</text:p>
              </table:table-cell>
              <table:table-cell office:value-type="float" office:value="1.1489">
                <text:p>1.1489</text:p>
              </table:table-cell>
              <table:table-cell office:value-type="float" office:value="0.107085">
                <text:p>0.107085</text:p>
              </table:table-cell>
              <table:table-cell office:value-type="float" office:value="0.232043">
                <text:p>0.23204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28">
                <text:p>8928</text:p>
              </table:table-cell>
              <table:table-cell office:value-type="float" office:value="0.222231">
                <text:p>0.222231</text:p>
              </table:table-cell>
              <table:table-cell office:value-type="float" office:value="1.31835">
                <text:p>1.31835</text:p>
              </table:table-cell>
              <table:table-cell office:value-type="float" office:value="0.12508">
                <text:p>0.12508</text:p>
              </table:table-cell>
              <table:table-cell office:value-type="float" office:value="0.201745">
                <text:p>0.20174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680">
                <text:p>22680</text:p>
              </table:table-cell>
              <table:table-cell office:value-type="float" office:value="0.239768">
                <text:p>0.239768</text:p>
              </table:table-cell>
              <table:table-cell office:value-type="float" office:value="1.21573">
                <text:p>1.21573</text:p>
              </table:table-cell>
              <table:table-cell office:value-type="float" office:value="0.154465">
                <text:p>0.154465</text:p>
              </table:table-cell>
              <table:table-cell office:value-type="float" office:value="0.209585">
                <text:p>0.209585</text:p>
              </table:table-cell>
              <table:table-cell office:value-type="float" office:value="1.07241">
                <text:p>1.072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02">
                <text:p>2802</text:p>
              </table:table-cell>
              <table:table-cell office:value-type="float" office:value="0.161181">
                <text:p>0.161181</text:p>
              </table:table-cell>
              <table:table-cell office:value-type="float" office:value="1.14549">
                <text:p>1.14549</text:p>
              </table:table-cell>
              <table:table-cell office:value-type="float" office:value="0.0826146">
                <text:p>0.0826146</text:p>
              </table:table-cell>
              <table:table-cell office:value-type="float" office:value="0.185811">
                <text:p>0.185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25">
                <text:p>13325</text:p>
              </table:table-cell>
              <table:table-cell office:value-type="float" office:value="0.220812">
                <text:p>0.220812</text:p>
              </table:table-cell>
              <table:table-cell office:value-type="float" office:value="1.26532">
                <text:p>1.26532</text:p>
              </table:table-cell>
              <table:table-cell office:value-type="float" office:value="0.138093">
                <text:p>0.138093</text:p>
              </table:table-cell>
              <table:table-cell office:value-type="float" office:value="0.225841">
                <text:p>0.22584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4062">
                <text:p>7744062</text:p>
              </table:table-cell>
              <table:table-cell office:value-type="float" office:value="1.05808">
                <text:p>1.05808</text:p>
              </table:table-cell>
              <table:table-cell office:value-type="float" office:value="2.60853">
                <text:p>2.60853</text:p>
              </table:table-cell>
              <table:table-cell office:value-type="float" office:value="0.903733">
                <text:p>0.903733</text:p>
              </table:table-cell>
              <table:table-cell office:value-type="float" office:value="0.567654">
                <text:p>0.567654</text:p>
              </table:table-cell>
              <table:table-cell office:value-type="float" office:value="1.59294">
                <text:p>1.592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044601">
                <text:p>37044601</text:p>
              </table:table-cell>
              <table:table-cell office:value-type="float" office:value="1.42647">
                <text:p>1.42647</text:p>
              </table:table-cell>
              <table:table-cell office:value-type="float" office:value="3.10335">
                <text:p>3.10335</text:p>
              </table:table-cell>
              <table:table-cell office:value-type="float" office:value="1.29294">
                <text:p>1.29294</text:p>
              </table:table-cell>
              <table:table-cell office:value-type="float" office:value="0.838119">
                <text:p>0.838119</text:p>
              </table:table-cell>
              <table:table-cell office:value-type="float" office:value="1.74936">
                <text:p>1.74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588">
                <text:p>38588</text:p>
              </table:table-cell>
              <table:table-cell office:value-type="float" office:value="0.257416">
                <text:p>0.257416</text:p>
              </table:table-cell>
              <table:table-cell office:value-type="float" office:value="1.22695">
                <text:p>1.22695</text:p>
              </table:table-cell>
              <table:table-cell office:value-type="float" office:value="0.175633">
                <text:p>0.175633</text:p>
              </table:table-cell>
              <table:table-cell office:value-type="float" office:value="0.230068">
                <text:p>0.230068</text:p>
              </table:table-cell>
              <table:table-cell office:value-type="float" office:value="1.10434">
                <text:p>1.104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044">
                <text:p>93044</text:p>
              </table:table-cell>
              <table:table-cell office:value-type="float" office:value="0.312808">
                <text:p>0.312808</text:p>
              </table:table-cell>
              <table:table-cell office:value-type="float" office:value="1.31384">
                <text:p>1.31384</text:p>
              </table:table-cell>
              <table:table-cell office:value-type="float" office:value="0.220574">
                <text:p>0.220574</text:p>
              </table:table-cell>
              <table:table-cell office:value-type="float" office:value="0.240765">
                <text:p>0.240765</text:p>
              </table:table-cell>
              <table:table-cell office:value-type="float" office:value="1.16937">
                <text:p>1.169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957295">
                <text:p>11957295</text:p>
              </table:table-cell>
              <table:table-cell office:value-type="float" office:value="1.16212">
                <text:p>1.16212</text:p>
              </table:table-cell>
              <table:table-cell office:value-type="float" office:value="2.73346">
                <text:p>2.73346</text:p>
              </table:table-cell>
              <table:table-cell office:value-type="float" office:value="1.00052">
                <text:p>1.00052</text:p>
              </table:table-cell>
              <table:table-cell office:value-type="float" office:value="0.657206">
                <text:p>0.657206</text:p>
              </table:table-cell>
              <table:table-cell office:value-type="float" office:value="1.63575">
                <text:p>1.635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46093">
                <text:p>16046093</text:p>
              </table:table-cell>
              <table:table-cell office:value-type="float" office:value="1.21441">
                <text:p>1.21441</text:p>
              </table:table-cell>
              <table:table-cell office:value-type="float" office:value="2.83787">
                <text:p>2.83787</text:p>
              </table:table-cell>
              <table:table-cell office:value-type="float" office:value="1.06849">
                <text:p>1.06849</text:p>
              </table:table-cell>
              <table:table-cell office:value-type="float" office:value="0.747199">
                <text:p>0.747199</text:p>
              </table:table-cell>
              <table:table-cell office:value-type="float" office:value="1.66565">
                <text:p>1.665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909">
                <text:p>23909</text:p>
              </table:table-cell>
              <table:table-cell office:value-type="float" office:value="0.244141">
                <text:p>0.244141</text:p>
              </table:table-cell>
              <table:table-cell office:value-type="float" office:value="1.22371">
                <text:p>1.22371</text:p>
              </table:table-cell>
              <table:table-cell office:value-type="float" office:value="0.156232">
                <text:p>0.156232</text:p>
              </table:table-cell>
              <table:table-cell office:value-type="float" office:value="0.208632">
                <text:p>0.208632</text:p>
              </table:table-cell>
              <table:table-cell office:value-type="float" office:value="1.07486">
                <text:p>1.074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719">
                <text:p>4719</text:p>
              </table:table-cell>
              <table:table-cell office:value-type="float" office:value="0.183692">
                <text:p>0.183692</text:p>
              </table:table-cell>
              <table:table-cell office:value-type="float" office:value="1.16485">
                <text:p>1.16485</text:p>
              </table:table-cell>
              <table:table-cell office:value-type="float" office:value="0.102628">
                <text:p>0.102628</text:p>
              </table:table-cell>
              <table:table-cell office:value-type="float" office:value="0.20469">
                <text:p>0.20469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84788">
                <text:p>13784788</text:p>
              </table:table-cell>
              <table:table-cell office:value-type="float" office:value="1.18241">
                <text:p>1.18241</text:p>
              </table:table-cell>
              <table:table-cell office:value-type="float" office:value="2.84">
                <text:p>2.84</text:p>
              </table:table-cell>
              <table:table-cell office:value-type="float" office:value="1.06158">
                <text:p>1.06158</text:p>
              </table:table-cell>
              <table:table-cell office:value-type="float" office:value="0.766724">
                <text:p>0.766724</text:p>
              </table:table-cell>
              <table:table-cell office:value-type="float" office:value="1.6516">
                <text:p>1.65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05270">
                <text:p>2505270</text:p>
              </table:table-cell>
              <table:table-cell office:value-type="float" office:value="0.872642">
                <text:p>0.872642</text:p>
              </table:table-cell>
              <table:table-cell office:value-type="float" office:value="2.24742">
                <text:p>2.24742</text:p>
              </table:table-cell>
              <table:table-cell office:value-type="float" office:value="0.744133">
                <text:p>0.744133</text:p>
              </table:table-cell>
              <table:table-cell office:value-type="float" office:value="0.543288">
                <text:p>0.543288</text:p>
              </table:table-cell>
              <table:table-cell office:value-type="float" office:value="1.48121">
                <text:p>1.481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50">
                <text:p>1450</text:p>
              </table:table-cell>
              <table:table-cell office:value-type="float" office:value="0.144942">
                <text:p>0.144942</text:p>
              </table:table-cell>
              <table:table-cell office:value-type="float" office:value="1.14776">
                <text:p>1.14776</text:p>
              </table:table-cell>
              <table:table-cell office:value-type="float" office:value="0.0670034">
                <text:p>0.0670034</text:p>
              </table:table-cell>
              <table:table-cell office:value-type="float" office:value="0.17178">
                <text:p>0.1717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83">
                <text:p>2083</text:p>
              </table:table-cell>
              <table:table-cell office:value-type="float" office:value="0.152423">
                <text:p>0.152423</text:p>
              </table:table-cell>
              <table:table-cell office:value-type="float" office:value="1.14912">
                <text:p>1.14912</text:p>
              </table:table-cell>
              <table:table-cell office:value-type="float" office:value="0.0743366">
                <text:p>0.0743366</text:p>
              </table:table-cell>
              <table:table-cell office:value-type="float" office:value="0.188208">
                <text:p>0.18820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21186">
                <text:p>9021186</text:p>
              </table:table-cell>
              <table:table-cell office:value-type="float" office:value="1.08818">
                <text:p>1.08818</text:p>
              </table:table-cell>
              <table:table-cell office:value-type="float" office:value="2.65196">
                <text:p>2.65196</text:p>
              </table:table-cell>
              <table:table-cell office:value-type="float" office:value="0.955531">
                <text:p>0.955531</text:p>
              </table:table-cell>
              <table:table-cell office:value-type="float" office:value="0.614828">
                <text:p>0.614828</text:p>
              </table:table-cell>
              <table:table-cell office:value-type="float" office:value="1.60808">
                <text:p>1.608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16">
                <text:p>4916</text:p>
              </table:table-cell>
              <table:table-cell office:value-type="float" office:value="0.183879">
                <text:p>0.183879</text:p>
              </table:table-cell>
              <table:table-cell office:value-type="float" office:value="1.16547">
                <text:p>1.16547</text:p>
              </table:table-cell>
              <table:table-cell office:value-type="float" office:value="0.103815">
                <text:p>0.103815</text:p>
              </table:table-cell>
              <table:table-cell office:value-type="float" office:value="0.213755">
                <text:p>0.21375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5410">
                <text:p>705410</text:p>
              </table:table-cell>
              <table:table-cell office:value-type="float" office:value="0.652494">
                <text:p>0.652494</text:p>
              </table:table-cell>
              <table:table-cell office:value-type="float" office:value="1.84894">
                <text:p>1.84894</text:p>
              </table:table-cell>
              <table:table-cell office:value-type="float" office:value="0.53432">
                <text:p>0.53432</text:p>
              </table:table-cell>
              <table:table-cell office:value-type="float" office:value="0.502883">
                <text:p>0.502883</text:p>
              </table:table-cell>
              <table:table-cell office:value-type="float" office:value="1.35677">
                <text:p>1.356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0775">
                <text:p>300775</text:p>
              </table:table-cell>
              <table:table-cell office:value-type="float" office:value="0.493124">
                <text:p>0.493124</text:p>
              </table:table-cell>
              <table:table-cell office:value-type="float" office:value="1.58193">
                <text:p>1.58193</text:p>
              </table:table-cell>
              <table:table-cell office:value-type="float" office:value="0.383103">
                <text:p>0.383103</text:p>
              </table:table-cell>
              <table:table-cell office:value-type="float" office:value="0.368907">
                <text:p>0.368907</text:p>
              </table:table-cell>
              <table:table-cell office:value-type="float" office:value="1.27474">
                <text:p>1.274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24">
                <text:p>157224</text:p>
              </table:table-cell>
              <table:table-cell office:value-type="float" office:value="0.369836">
                <text:p>0.369836</text:p>
              </table:table-cell>
              <table:table-cell office:value-type="float" office:value="1.35937">
                <text:p>1.35937</text:p>
              </table:table-cell>
              <table:table-cell office:value-type="float" office:value="0.281539">
                <text:p>0.281539</text:p>
              </table:table-cell>
              <table:table-cell office:value-type="float" office:value="0.313231">
                <text:p>0.313231</text:p>
              </table:table-cell>
              <table:table-cell office:value-type="float" office:value="1.21546">
                <text:p>1.215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">
                <text:p>1533</text:p>
              </table:table-cell>
              <table:table-cell office:value-type="float" office:value="0.198289">
                <text:p>0.198289</text:p>
              </table:table-cell>
              <table:table-cell office:value-type="float" office:value="1.51109">
                <text:p>1.51109</text:p>
              </table:table-cell>
              <table:table-cell office:value-type="float" office:value="0.067701">
                <text:p>0.067701</text:p>
              </table:table-cell>
              <table:table-cell office:value-type="float" office:value="0.187437">
                <text:p>0.18743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999">
                <text:p>42999</text:p>
              </table:table-cell>
              <table:table-cell office:value-type="float" office:value="0.263807">
                <text:p>0.263807</text:p>
              </table:table-cell>
              <table:table-cell office:value-type="float" office:value="1.2179">
                <text:p>1.2179</text:p>
              </table:table-cell>
              <table:table-cell office:value-type="float" office:value="0.182411">
                <text:p>0.182411</text:p>
              </table:table-cell>
              <table:table-cell office:value-type="float" office:value="0.259593">
                <text:p>0.259593</text:p>
              </table:table-cell>
              <table:table-cell office:value-type="float" office:value="1.11328">
                <text:p>1.113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14185">
                <text:p>9814185</text:p>
              </table:table-cell>
              <table:table-cell office:value-type="float" office:value="1.11606">
                <text:p>1.11606</text:p>
              </table:table-cell>
              <table:table-cell office:value-type="float" office:value="2.64061">
                <text:p>2.64061</text:p>
              </table:table-cell>
              <table:table-cell office:value-type="float" office:value="0.976271">
                <text:p>0.976271</text:p>
              </table:table-cell>
              <table:table-cell office:value-type="float" office:value="0.642156">
                <text:p>0.642156</text:p>
              </table:table-cell>
              <table:table-cell office:value-type="float" office:value="1.61708">
                <text:p>1.617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500">
                <text:p>32500</text:p>
              </table:table-cell>
              <table:table-cell office:value-type="float" office:value="0.251645">
                <text:p>0.251645</text:p>
              </table:table-cell>
              <table:table-cell office:value-type="float" office:value="1.28539">
                <text:p>1.28539</text:p>
              </table:table-cell>
              <table:table-cell office:value-type="float" office:value="0.168634">
                <text:p>0.168634</text:p>
              </table:table-cell>
              <table:table-cell office:value-type="float" office:value="0.222577">
                <text:p>0.222577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5122">
                <text:p>375122</text:p>
              </table:table-cell>
              <table:table-cell office:value-type="float" office:value="0.533876">
                <text:p>0.533876</text:p>
              </table:table-cell>
              <table:table-cell office:value-type="float" office:value="1.66886">
                <text:p>1.66886</text:p>
              </table:table-cell>
              <table:table-cell office:value-type="float" office:value="0.415971">
                <text:p>0.415971</text:p>
              </table:table-cell>
              <table:table-cell office:value-type="float" office:value="0.353437">
                <text:p>0.353437</text:p>
              </table:table-cell>
              <table:table-cell office:value-type="float" office:value="1.29485">
                <text:p>1.294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81">
                <text:p>3781</text:p>
              </table:table-cell>
              <table:table-cell office:value-type="float" office:value="0.173088">
                <text:p>0.173088</text:p>
              </table:table-cell>
              <table:table-cell office:value-type="float" office:value="1.19915">
                <text:p>1.19915</text:p>
              </table:table-cell>
              <table:table-cell office:value-type="float" office:value="0.0931044">
                <text:p>0.0931044</text:p>
              </table:table-cell>
              <table:table-cell office:value-type="float" office:value="0.185163">
                <text:p>0.18516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663255">
                <text:p>4663255</text:p>
              </table:table-cell>
              <table:table-cell office:value-type="float" office:value="0.960751">
                <text:p>0.960751</text:p>
              </table:table-cell>
              <table:table-cell office:value-type="float" office:value="2.43498">
                <text:p>2.43498</text:p>
              </table:table-cell>
              <table:table-cell office:value-type="float" office:value="0.830736">
                <text:p>0.830736</text:p>
              </table:table-cell>
              <table:table-cell office:value-type="float" office:value="0.543778">
                <text:p>0.543778</text:p>
              </table:table-cell>
              <table:table-cell office:value-type="float" office:value="1.54257">
                <text:p>1.542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56067">
                <text:p>6256067</text:p>
              </table:table-cell>
              <table:table-cell office:value-type="float" office:value="1.02871">
                <text:p>1.02871</text:p>
              </table:table-cell>
              <table:table-cell office:value-type="float" office:value="2.51031">
                <text:p>2.51031</text:p>
              </table:table-cell>
              <table:table-cell office:value-type="float" office:value="0.871218">
                <text:p>0.871218</text:p>
              </table:table-cell>
              <table:table-cell office:value-type="float" office:value="0.554545">
                <text:p>0.554545</text:p>
              </table:table-cell>
              <table:table-cell office:value-type="float" office:value="1.57082">
                <text:p>1.570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3578707">
                <text:p>33578707</text:p>
              </table:table-cell>
              <table:table-cell office:value-type="float" office:value="1.38724">
                <text:p>1.38724</text:p>
              </table:table-cell>
              <table:table-cell office:value-type="float" office:value="3.05689">
                <text:p>3.05689</text:p>
              </table:table-cell>
              <table:table-cell office:value-type="float" office:value="1.25066">
                <text:p>1.25066</text:p>
              </table:table-cell>
              <table:table-cell office:value-type="float" office:value="0.789988">
                <text:p>0.789988</text:p>
              </table:table-cell>
              <table:table-cell office:value-type="float" office:value="1.73944">
                <text:p>1.739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384">
                <text:p>157384</text:p>
              </table:table-cell>
              <table:table-cell office:value-type="float" office:value="0.368221">
                <text:p>0.368221</text:p>
              </table:table-cell>
              <table:table-cell office:value-type="float" office:value="1.34749">
                <text:p>1.34749</text:p>
              </table:table-cell>
              <table:table-cell office:value-type="float" office:value="0.284173">
                <text:p>0.284173</text:p>
              </table:table-cell>
              <table:table-cell office:value-type="float" office:value="0.320967">
                <text:p>0.320967</text:p>
              </table:table-cell>
              <table:table-cell office:value-type="float" office:value="1.21666">
                <text:p>1.216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7026">
                <text:p>237026</text:p>
              </table:table-cell>
              <table:table-cell office:value-type="float" office:value="0.4441">
                <text:p>0.4441</text:p>
              </table:table-cell>
              <table:table-cell office:value-type="float" office:value="1.4969">
                <text:p>1.4969</text:p>
              </table:table-cell>
              <table:table-cell office:value-type="float" office:value="0.339384">
                <text:p>0.339384</text:p>
              </table:table-cell>
              <table:table-cell office:value-type="float" office:value="0.353587">
                <text:p>0.353587</text:p>
              </table:table-cell>
              <table:table-cell office:value-type="float" office:value="1.2528">
                <text:p>1.25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635">
                <text:p>17635</text:p>
              </table:table-cell>
              <table:table-cell office:value-type="float" office:value="0.230713">
                <text:p>0.230713</text:p>
              </table:table-cell>
              <table:table-cell office:value-type="float" office:value="1.22162">
                <text:p>1.22162</text:p>
              </table:table-cell>
              <table:table-cell office:value-type="float" office:value="0.144689">
                <text:p>0.144689</text:p>
              </table:table-cell>
              <table:table-cell office:value-type="float" office:value="0.202566">
                <text:p>0.20256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317">
                <text:p>30317</text:p>
              </table:table-cell>
              <table:table-cell office:value-type="float" office:value="0.249799">
                <text:p>0.249799</text:p>
              </table:table-cell>
              <table:table-cell office:value-type="float" office:value="1.26828">
                <text:p>1.26828</text:p>
              </table:table-cell>
              <table:table-cell office:value-type="float" office:value="0.164544">
                <text:p>0.164544</text:p>
              </table:table-cell>
              <table:table-cell office:value-type="float" office:value="0.210788">
                <text:p>0.210788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668">
                <text:p>27668</text:p>
              </table:table-cell>
              <table:table-cell office:value-type="float" office:value="0.249437">
                <text:p>0.249437</text:p>
              </table:table-cell>
              <table:table-cell office:value-type="float" office:value="1.30174">
                <text:p>1.30174</text:p>
              </table:table-cell>
              <table:table-cell office:value-type="float" office:value="0.16039">
                <text:p>0.16039</text:p>
              </table:table-cell>
              <table:table-cell office:value-type="float" office:value="0.199911">
                <text:p>0.199911</text:p>
              </table:table-cell>
              <table:table-cell office:value-type="float" office:value="1.08481">
                <text:p>1.084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69041">
                <text:p>3969041</text:p>
              </table:table-cell>
              <table:table-cell office:value-type="float" office:value="0.948976">
                <text:p>0.948976</text:p>
              </table:table-cell>
              <table:table-cell office:value-type="float" office:value="2.42139">
                <text:p>2.42139</text:p>
              </table:table-cell>
              <table:table-cell office:value-type="float" office:value="0.800827">
                <text:p>0.800827</text:p>
              </table:table-cell>
              <table:table-cell office:value-type="float" office:value="0.51929">
                <text:p>0.51929</text:p>
              </table:table-cell>
              <table:table-cell office:value-type="float" office:value="1.5263">
                <text:p>1.5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217">
                <text:p>81217</text:p>
              </table:table-cell>
              <table:table-cell office:value-type="float" office:value="0.295305">
                <text:p>0.295305</text:p>
              </table:table-cell>
              <table:table-cell office:value-type="float" office:value="1.26587">
                <text:p>1.26587</text:p>
              </table:table-cell>
              <table:table-cell office:value-type="float" office:value="0.213833">
                <text:p>0.213833</text:p>
              </table:table-cell>
              <table:table-cell office:value-type="float" office:value="0.273879">
                <text:p>0.273879</text:p>
              </table:table-cell>
              <table:table-cell office:value-type="float" office:value="1.16051">
                <text:p>1.160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160">
                <text:p>23160</text:p>
              </table:table-cell>
              <table:table-cell office:value-type="float" office:value="0.241085">
                <text:p>0.241085</text:p>
              </table:table-cell>
              <table:table-cell office:value-type="float" office:value="1.21555">
                <text:p>1.21555</text:p>
              </table:table-cell>
              <table:table-cell office:value-type="float" office:value="0.154479">
                <text:p>0.154479</text:p>
              </table:table-cell>
              <table:table-cell office:value-type="float" office:value="0.201616">
                <text:p>0.201616</text:p>
              </table:table-cell>
              <table:table-cell office:value-type="float" office:value="1.07053">
                <text:p>1.070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6709">
                <text:p>256709</text:p>
              </table:table-cell>
              <table:table-cell office:value-type="float" office:value="0.46155">
                <text:p>0.46155</text:p>
              </table:table-cell>
              <table:table-cell office:value-type="float" office:value="1.5253">
                <text:p>1.5253</text:p>
              </table:table-cell>
              <table:table-cell office:value-type="float" office:value="0.351845">
                <text:p>0.351845</text:p>
              </table:table-cell>
              <table:table-cell office:value-type="float" office:value="0.333541">
                <text:p>0.333541</text:p>
              </table:table-cell>
              <table:table-cell office:value-type="float" office:value="1.2592">
                <text:p>1.25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217">
                <text:p>25217</text:p>
              </table:table-cell>
              <table:table-cell office:value-type="float" office:value="0.247488">
                <text:p>0.247488</text:p>
              </table:table-cell>
              <table:table-cell office:value-type="float" office:value="1.2274">
                <text:p>1.2274</text:p>
              </table:table-cell>
              <table:table-cell office:value-type="float" office:value="0.159664">
                <text:p>0.159664</text:p>
              </table:table-cell>
              <table:table-cell office:value-type="float" office:value="0.221002">
                <text:p>0.221002</text:p>
              </table:table-cell>
              <table:table-cell office:value-type="float" office:value="1.07532">
                <text:p>1.075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055">
                <text:p>34055</text:p>
              </table:table-cell>
              <table:table-cell office:value-type="float" office:value="0.257296">
                <text:p>0.257296</text:p>
              </table:table-cell>
              <table:table-cell office:value-type="float" office:value="1.2643">
                <text:p>1.2643</text:p>
              </table:table-cell>
              <table:table-cell office:value-type="float" office:value="0.170953">
                <text:p>0.170953</text:p>
              </table:table-cell>
              <table:table-cell office:value-type="float" office:value="0.225369">
                <text:p>0.225369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325656">
                <text:p>52325656</text:p>
              </table:table-cell>
              <table:table-cell office:value-type="float" office:value="1.51648">
                <text:p>1.51648</text:p>
              </table:table-cell>
              <table:table-cell office:value-type="float" office:value="3.18593">
                <text:p>3.18593</text:p>
              </table:table-cell>
              <table:table-cell office:value-type="float" office:value="1.387">
                <text:p>1.387</text:p>
              </table:table-cell>
              <table:table-cell office:value-type="float" office:value="0.861561">
                <text:p>0.861561</text:p>
              </table:table-cell>
              <table:table-cell office:value-type="float" office:value="1.78296">
                <text:p>1.782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56">
                <text:p>1156</text:p>
              </table:table-cell>
              <table:table-cell office:value-type="float" office:value="0.139688">
                <text:p>0.139688</text:p>
              </table:table-cell>
              <table:table-cell office:value-type="float" office:value="1.14334">
                <text:p>1.14334</text:p>
              </table:table-cell>
              <table:table-cell office:value-type="float" office:value="0.061483">
                <text:p>0.061483</text:p>
              </table:table-cell>
              <table:table-cell office:value-type="float" office:value="0.172494">
                <text:p>0.172494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790">
                <text:p>11790</text:p>
              </table:table-cell>
              <table:table-cell office:value-type="float" office:value="0.216019">
                <text:p>0.216019</text:p>
              </table:table-cell>
              <table:table-cell office:value-type="float" office:value="1.19631">
                <text:p>1.19631</text:p>
              </table:table-cell>
              <table:table-cell office:value-type="float" office:value="0.13245">
                <text:p>0.13245</text:p>
              </table:table-cell>
              <table:table-cell office:value-type="float" office:value="0.197369">
                <text:p>0.197369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9170183">
                <text:p>69170183</text:p>
              </table:table-cell>
              <table:table-cell office:value-type="float" office:value="1.58696">
                <text:p>1.58696</text:p>
              </table:table-cell>
              <table:table-cell office:value-type="float" office:value="3.30384">
                <text:p>3.30384</text:p>
              </table:table-cell>
              <table:table-cell office:value-type="float" office:value="1.48435">
                <text:p>1.48435</text:p>
              </table:table-cell>
              <table:table-cell office:value-type="float" office:value="0.896373">
                <text:p>0.896373</text:p>
              </table:table-cell>
              <table:table-cell office:value-type="float" office:value="1.81181">
                <text:p>1.811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67176">
                <text:p>1467176</text:p>
              </table:table-cell>
              <table:table-cell office:value-type="float" office:value="0.780769">
                <text:p>0.780769</text:p>
              </table:table-cell>
              <table:table-cell office:value-type="float" office:value="2.1021">
                <text:p>2.1021</text:p>
              </table:table-cell>
              <table:table-cell office:value-type="float" office:value="0.634706">
                <text:p>0.634706</text:p>
              </table:table-cell>
              <table:table-cell office:value-type="float" office:value="0.47578">
                <text:p>0.47578</text:p>
              </table:table-cell>
              <table:table-cell office:value-type="float" office:value="1.42777">
                <text:p>1.427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2194">
                <text:p>322194</text:p>
              </table:table-cell>
              <table:table-cell office:value-type="float" office:value="0.510707">
                <text:p>0.510707</text:p>
              </table:table-cell>
              <table:table-cell office:value-type="float" office:value="1.55806">
                <text:p>1.55806</text:p>
              </table:table-cell>
              <table:table-cell office:value-type="float" office:value="0.399891">
                <text:p>0.399891</text:p>
              </table:table-cell>
              <table:table-cell office:value-type="float" office:value="0.381534">
                <text:p>0.381534</text:p>
              </table:table-cell>
              <table:table-cell office:value-type="float" office:value="1.28188">
                <text:p>1.281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77772">
                <text:p>2077772</text:p>
              </table:table-cell>
              <table:table-cell office:value-type="float" office:value="0.841923">
                <text:p>0.841923</text:p>
              </table:table-cell>
              <table:table-cell office:value-type="float" office:value="2.23266">
                <text:p>2.23266</text:p>
              </table:table-cell>
              <table:table-cell office:value-type="float" office:value="0.695511">
                <text:p>0.695511</text:p>
              </table:table-cell>
              <table:table-cell office:value-type="float" office:value="0.488267">
                <text:p>0.488267</text:p>
              </table:table-cell>
              <table:table-cell office:value-type="float" office:value="1.46198">
                <text:p>1.461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9646">
                <text:p>59646</text:p>
              </table:table-cell>
              <table:table-cell office:value-type="float" office:value="0.280852">
                <text:p>0.280852</text:p>
              </table:table-cell>
              <table:table-cell office:value-type="float" office:value="1.29953">
                <text:p>1.29953</text:p>
              </table:table-cell>
              <table:table-cell office:value-type="float" office:value="0.197669">
                <text:p>0.197669</text:p>
              </table:table-cell>
              <table:table-cell office:value-type="float" office:value="0.234042">
                <text:p>0.234042</text:p>
              </table:table-cell>
              <table:table-cell office:value-type="float" office:value="1.13493">
                <text:p>1.134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1795">
                <text:p>461795</text:p>
              </table:table-cell>
              <table:table-cell office:value-type="float" office:value="0.573031">
                <text:p>0.573031</text:p>
              </table:table-cell>
              <table:table-cell office:value-type="float" office:value="1.76832">
                <text:p>1.76832</text:p>
              </table:table-cell>
              <table:table-cell office:value-type="float" office:value="0.451265">
                <text:p>0.451265</text:p>
              </table:table-cell>
              <table:table-cell office:value-type="float" office:value="0.38334">
                <text:p>0.38334</text:p>
              </table:table-cell>
              <table:table-cell office:value-type="float" office:value="1.31576">
                <text:p>1.315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8095">
                <text:p>928095</text:p>
              </table:table-cell>
              <table:table-cell office:value-type="float" office:value="0.696889">
                <text:p>0.696889</text:p>
              </table:table-cell>
              <table:table-cell office:value-type="float" office:value="1.99874">
                <text:p>1.99874</text:p>
              </table:table-cell>
              <table:table-cell office:value-type="float" office:value="0.564419">
                <text:p>0.564419</text:p>
              </table:table-cell>
              <table:table-cell office:value-type="float" office:value="0.473842">
                <text:p>0.473842</text:p>
              </table:table-cell>
              <table:table-cell office:value-type="float" office:value="1.38336">
                <text:p>1.38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921">
                <text:p>61921</text:p>
              </table:table-cell>
              <table:table-cell office:value-type="float" office:value="0.283335">
                <text:p>0.283335</text:p>
              </table:table-cell>
              <table:table-cell office:value-type="float" office:value="1.31874">
                <text:p>1.31874</text:p>
              </table:table-cell>
              <table:table-cell office:value-type="float" office:value="0.198116">
                <text:p>0.198116</text:p>
              </table:table-cell>
              <table:table-cell office:value-type="float" office:value="0.229265">
                <text:p>0.229265</text:p>
              </table:table-cell>
              <table:table-cell office:value-type="float" office:value="1.13683">
                <text:p>1.136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426">
                <text:p>30426</text:p>
              </table:table-cell>
              <table:table-cell office:value-type="float" office:value="0.2539">
                <text:p>0.2539</text:p>
              </table:table-cell>
              <table:table-cell office:value-type="float" office:value="1.30967">
                <text:p>1.30967</text:p>
              </table:table-cell>
              <table:table-cell office:value-type="float" office:value="0.164493">
                <text:p>0.164493</text:p>
              </table:table-cell>
              <table:table-cell office:value-type="float" office:value="0.214451">
                <text:p>0.214451</text:p>
              </table:table-cell>
              <table:table-cell office:value-type="float" office:value="1.09264">
                <text:p>1.092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93298">
                <text:p>9593298</text:p>
              </table:table-cell>
              <table:table-cell office:value-type="float" office:value="1.11118">
                <text:p>1.11118</text:p>
              </table:table-cell>
              <table:table-cell office:value-type="float" office:value="2.64498">
                <text:p>2.64498</text:p>
              </table:table-cell>
              <table:table-cell office:value-type="float" office:value="0.965455">
                <text:p>0.965455</text:p>
              </table:table-cell>
              <table:table-cell office:value-type="float" office:value="0.622296">
                <text:p>0.622296</text:p>
              </table:table-cell>
              <table:table-cell office:value-type="float" office:value="1.61469">
                <text:p>1.614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24">
                <text:p>8724</text:p>
              </table:table-cell>
              <table:table-cell office:value-type="float" office:value="0.204254">
                <text:p>0.204254</text:p>
              </table:table-cell>
              <table:table-cell office:value-type="float" office:value="1.20158">
                <text:p>1.20158</text:p>
              </table:table-cell>
              <table:table-cell office:value-type="float" office:value="0.122312">
                <text:p>0.122312</text:p>
              </table:table-cell>
              <table:table-cell office:value-type="float" office:value="0.197605">
                <text:p>0.19760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4405">
                <text:p>44405</text:p>
              </table:table-cell>
              <table:table-cell office:value-type="float" office:value="0.26878">
                <text:p>0.26878</text:p>
              </table:table-cell>
              <table:table-cell office:value-type="float" office:value="1.2582">
                <text:p>1.2582</text:p>
              </table:table-cell>
              <table:table-cell office:value-type="float" office:value="0.183082">
                <text:p>0.183082</text:p>
              </table:table-cell>
              <table:table-cell office:value-type="float" office:value="0.260477">
                <text:p>0.260477</text:p>
              </table:table-cell>
              <table:table-cell office:value-type="float" office:value="1.11585">
                <text:p>1.115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97">
                <text:p>9597</text:p>
              </table:table-cell>
              <table:table-cell office:value-type="float" office:value="0.205546">
                <text:p>0.205546</text:p>
              </table:table-cell>
              <table:table-cell office:value-type="float" office:value="1.18522">
                <text:p>1.18522</text:p>
              </table:table-cell>
              <table:table-cell office:value-type="float" office:value="0.12632">
                <text:p>0.12632</text:p>
              </table:table-cell>
              <table:table-cell office:value-type="float" office:value="0.213344">
                <text:p>0.21334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6718">
                <text:p>46718</text:p>
              </table:table-cell>
              <table:table-cell office:value-type="float" office:value="0.270955">
                <text:p>0.270955</text:p>
              </table:table-cell>
              <table:table-cell office:value-type="float" office:value="1.2584">
                <text:p>1.2584</text:p>
              </table:table-cell>
              <table:table-cell office:value-type="float" office:value="0.189318">
                <text:p>0.189318</text:p>
              </table:table-cell>
              <table:table-cell office:value-type="float" office:value="0.252846">
                <text:p>0.252846</text:p>
              </table:table-cell>
              <table:table-cell office:value-type="float" office:value="1.11638">
                <text:p>1.116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056">
                <text:p>5056</text:p>
              </table:table-cell>
              <table:table-cell office:value-type="float" office:value="0.185212">
                <text:p>0.185212</text:p>
              </table:table-cell>
              <table:table-cell office:value-type="float" office:value="1.14376">
                <text:p>1.14376</text:p>
              </table:table-cell>
              <table:table-cell office:value-type="float" office:value="0.106157">
                <text:p>0.106157</text:p>
              </table:table-cell>
              <table:table-cell office:value-type="float" office:value="0.217663">
                <text:p>0.21766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127487">
                <text:p>16127487</text:p>
              </table:table-cell>
              <table:table-cell office:value-type="float" office:value="1.22555">
                <text:p>1.22555</text:p>
              </table:table-cell>
              <table:table-cell office:value-type="float" office:value="2.86205">
                <text:p>2.86205</text:p>
              </table:table-cell>
              <table:table-cell office:value-type="float" office:value="1.07579">
                <text:p>1.07579</text:p>
              </table:table-cell>
              <table:table-cell office:value-type="float" office:value="0.699521">
                <text:p>0.699521</text:p>
              </table:table-cell>
              <table:table-cell office:value-type="float" office:value="1.66622">
                <text:p>1.666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131437">
                <text:p>21131437</text:p>
              </table:table-cell>
              <table:table-cell office:value-type="float" office:value="1.27667">
                <text:p>1.27667</text:p>
              </table:table-cell>
              <table:table-cell office:value-type="float" office:value="2.85854">
                <text:p>2.85854</text:p>
              </table:table-cell>
              <table:table-cell office:value-type="float" office:value="1.15287">
                <text:p>1.15287</text:p>
              </table:table-cell>
              <table:table-cell office:value-type="float" office:value="0.870897">
                <text:p>0.870897</text:p>
              </table:table-cell>
              <table:table-cell office:value-type="float" office:value="1.69463">
                <text:p>1.694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34759">
                <text:p>234759</text:p>
              </table:table-cell>
              <table:table-cell office:value-type="float" office:value="0.441076">
                <text:p>0.441076</text:p>
              </table:table-cell>
              <table:table-cell office:value-type="float" office:value="1.49617">
                <text:p>1.49617</text:p>
              </table:table-cell>
              <table:table-cell office:value-type="float" office:value="0.337693">
                <text:p>0.337693</text:p>
              </table:table-cell>
              <table:table-cell office:value-type="float" office:value="0.343935">
                <text:p>0.343935</text:p>
              </table:table-cell>
              <table:table-cell office:value-type="float" office:value="1.25245">
                <text:p>1.252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68">
                <text:p>3768</text:p>
              </table:table-cell>
              <table:table-cell office:value-type="float" office:value="0.17452">
                <text:p>0.17452</text:p>
              </table:table-cell>
              <table:table-cell office:value-type="float" office:value="1.20206">
                <text:p>1.20206</text:p>
              </table:table-cell>
              <table:table-cell office:value-type="float" office:value="0.0929564">
                <text:p>0.0929564</text:p>
              </table:table-cell>
              <table:table-cell office:value-type="float" office:value="0.183238">
                <text:p>0.18323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926">
                <text:p>26926</text:p>
              </table:table-cell>
              <table:table-cell office:value-type="float" office:value="0.248804">
                <text:p>0.248804</text:p>
              </table:table-cell>
              <table:table-cell office:value-type="float" office:value="1.28942">
                <text:p>1.28942</text:p>
              </table:table-cell>
              <table:table-cell office:value-type="float" office:value="0.160032">
                <text:p>0.160032</text:p>
              </table:table-cell>
              <table:table-cell office:value-type="float" office:value="0.236286">
                <text:p>0.236286</text:p>
              </table:table-cell>
              <table:table-cell office:value-type="float" office:value="1.07989">
                <text:p>1.07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71802">
                <text:p>1871802</text:p>
              </table:table-cell>
              <table:table-cell office:value-type="float" office:value="0.826925">
                <text:p>0.826925</text:p>
              </table:table-cell>
              <table:table-cell office:value-type="float" office:value="2.22028">
                <text:p>2.22028</text:p>
              </table:table-cell>
              <table:table-cell office:value-type="float" office:value="0.681631">
                <text:p>0.681631</text:p>
              </table:table-cell>
              <table:table-cell office:value-type="float" office:value="0.501228">
                <text:p>0.501228</text:p>
              </table:table-cell>
              <table:table-cell office:value-type="float" office:value="1.45241">
                <text:p>1.452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7203">
                <text:p>87203</text:p>
              </table:table-cell>
              <table:table-cell office:value-type="float" office:value="0.302049">
                <text:p>0.302049</text:p>
              </table:table-cell>
              <table:table-cell office:value-type="float" office:value="1.28004">
                <text:p>1.28004</text:p>
              </table:table-cell>
              <table:table-cell office:value-type="float" office:value="0.215616">
                <text:p>0.215616</text:p>
              </table:table-cell>
              <table:table-cell office:value-type="float" office:value="0.274783">
                <text:p>0.274783</text:p>
              </table:table-cell>
              <table:table-cell office:value-type="float" office:value="1.16605">
                <text:p>1.166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2338">
                <text:p>172338</text:p>
              </table:table-cell>
              <table:table-cell office:value-type="float" office:value="0.383278">
                <text:p>0.383278</text:p>
              </table:table-cell>
              <table:table-cell office:value-type="float" office:value="1.3723">
                <text:p>1.3723</text:p>
              </table:table-cell>
              <table:table-cell office:value-type="float" office:value="0.299685">
                <text:p>0.299685</text:p>
              </table:table-cell>
              <table:table-cell office:value-type="float" office:value="0.360942">
                <text:p>0.360942</text:p>
              </table:table-cell>
              <table:table-cell office:value-type="float" office:value="1.22432">
                <text:p>1.224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3724140">
                <text:p>43724140</text:p>
              </table:table-cell>
              <table:table-cell office:value-type="float" office:value="1.46666">
                <text:p>1.46666</text:p>
              </table:table-cell>
              <table:table-cell office:value-type="float" office:value="3.10224">
                <text:p>3.10224</text:p>
              </table:table-cell>
              <table:table-cell office:value-type="float" office:value="1.34362">
                <text:p>1.34362</text:p>
              </table:table-cell>
              <table:table-cell office:value-type="float" office:value="0.945672">
                <text:p>0.945672</text:p>
              </table:table-cell>
              <table:table-cell office:value-type="float" office:value="1.76692">
                <text:p>1.76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6349">
                <text:p>736349</text:p>
              </table:table-cell>
              <table:table-cell office:value-type="float" office:value="0.659284">
                <text:p>0.659284</text:p>
              </table:table-cell>
              <table:table-cell office:value-type="float" office:value="1.88825">
                <text:p>1.88825</text:p>
              </table:table-cell>
              <table:table-cell office:value-type="float" office:value="0.545682">
                <text:p>0.545682</text:p>
              </table:table-cell>
              <table:table-cell office:value-type="float" office:value="0.455986">
                <text:p>0.455986</text:p>
              </table:table-cell>
              <table:table-cell office:value-type="float" office:value="1.36006">
                <text:p>1.360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222130">
                <text:p>34222130</text:p>
              </table:table-cell>
              <table:table-cell office:value-type="float" office:value="1.4174">
                <text:p>1.4174</text:p>
              </table:table-cell>
              <table:table-cell office:value-type="float" office:value="3.11077">
                <text:p>3.11077</text:p>
              </table:table-cell>
              <table:table-cell office:value-type="float" office:value="1.32323">
                <text:p>1.32323</text:p>
              </table:table-cell>
              <table:table-cell office:value-type="float" office:value="0.940751">
                <text:p>0.940751</text:p>
              </table:table-cell>
              <table:table-cell office:value-type="float" office:value="1.74142">
                <text:p>1.74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89">
                <text:p>5089</text:p>
              </table:table-cell>
              <table:table-cell office:value-type="float" office:value="0.185839">
                <text:p>0.185839</text:p>
              </table:table-cell>
              <table:table-cell office:value-type="float" office:value="1.16196">
                <text:p>1.16196</text:p>
              </table:table-cell>
              <table:table-cell office:value-type="float" office:value="0.106197">
                <text:p>0.106197</text:p>
              </table:table-cell>
              <table:table-cell office:value-type="float" office:value="0.227598">
                <text:p>0.22759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146">
                <text:p>59146</text:p>
              </table:table-cell>
              <table:table-cell office:value-type="float" office:value="0.277649">
                <text:p>0.277649</text:p>
              </table:table-cell>
              <table:table-cell office:value-type="float" office:value="1.31957">
                <text:p>1.31957</text:p>
              </table:table-cell>
              <table:table-cell office:value-type="float" office:value="0.194691">
                <text:p>0.194691</text:p>
              </table:table-cell>
              <table:table-cell office:value-type="float" office:value="0.223663">
                <text:p>0.223663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97">
                <text:p>2897</text:p>
              </table:table-cell>
              <table:table-cell office:value-type="float" office:value="0.163546">
                <text:p>0.163546</text:p>
              </table:table-cell>
              <table:table-cell office:value-type="float" office:value="1.14149">
                <text:p>1.14149</text:p>
              </table:table-cell>
              <table:table-cell office:value-type="float" office:value="0.0856161">
                <text:p>0.0856161</text:p>
              </table:table-cell>
              <table:table-cell office:value-type="float" office:value="0.189375">
                <text:p>0.18937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98609">
                <text:p>1698609</text:p>
              </table:table-cell>
              <table:table-cell office:value-type="float" office:value="0.805919">
                <text:p>0.805919</text:p>
              </table:table-cell>
              <table:table-cell office:value-type="float" office:value="2.2326">
                <text:p>2.2326</text:p>
              </table:table-cell>
              <table:table-cell office:value-type="float" office:value="0.678428">
                <text:p>0.678428</text:p>
              </table:table-cell>
              <table:table-cell office:value-type="float" office:value="0.509073">
                <text:p>0.509073</text:p>
              </table:table-cell>
              <table:table-cell office:value-type="float" office:value="1.44342">
                <text:p>1.443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81908">
                <text:p>1281908</text:p>
              </table:table-cell>
              <table:table-cell office:value-type="float" office:value="0.752796">
                <text:p>0.752796</text:p>
              </table:table-cell>
              <table:table-cell office:value-type="float" office:value="2.02477">
                <text:p>2.02477</text:p>
              </table:table-cell>
              <table:table-cell office:value-type="float" office:value="0.621946">
                <text:p>0.621946</text:p>
              </table:table-cell>
              <table:table-cell office:value-type="float" office:value="0.493325">
                <text:p>0.493325</text:p>
              </table:table-cell>
              <table:table-cell office:value-type="float" office:value="1.41555">
                <text:p>1.415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781">
                <text:p>20781</text:p>
              </table:table-cell>
              <table:table-cell office:value-type="float" office:value="0.237424">
                <text:p>0.237424</text:p>
              </table:table-cell>
              <table:table-cell office:value-type="float" office:value="1.20038">
                <text:p>1.20038</text:p>
              </table:table-cell>
              <table:table-cell office:value-type="float" office:value="0.153413">
                <text:p>0.153413</text:p>
              </table:table-cell>
              <table:table-cell office:value-type="float" office:value="0.237532">
                <text:p>0.23753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19">
                <text:p>3619</text:p>
              </table:table-cell>
              <table:table-cell office:value-type="float" office:value="0.170198">
                <text:p>0.170198</text:p>
              </table:table-cell>
              <table:table-cell office:value-type="float" office:value="1.2079">
                <text:p>1.2079</text:p>
              </table:table-cell>
              <table:table-cell office:value-type="float" office:value="0.0908551">
                <text:p>0.0908551</text:p>
              </table:table-cell>
              <table:table-cell office:value-type="float" office:value="0.179864">
                <text:p>0.1798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64">
                <text:p>5364</text:p>
              </table:table-cell>
              <table:table-cell office:value-type="float" office:value="0.186188">
                <text:p>0.186188</text:p>
              </table:table-cell>
              <table:table-cell office:value-type="float" office:value="1.1489">
                <text:p>1.1489</text:p>
              </table:table-cell>
              <table:table-cell office:value-type="float" office:value="0.106277">
                <text:p>0.106277</text:p>
              </table:table-cell>
              <table:table-cell office:value-type="float" office:value="0.20964">
                <text:p>0.209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3192">
                <text:p>343192</text:p>
              </table:table-cell>
              <table:table-cell office:value-type="float" office:value="0.521086">
                <text:p>0.521086</text:p>
              </table:table-cell>
              <table:table-cell office:value-type="float" office:value="1.58381">
                <text:p>1.58381</text:p>
              </table:table-cell>
              <table:table-cell office:value-type="float" office:value="0.412735">
                <text:p>0.412735</text:p>
              </table:table-cell>
              <table:table-cell office:value-type="float" office:value="0.417178">
                <text:p>0.417178</text:p>
              </table:table-cell>
              <table:table-cell office:value-type="float" office:value="1.28793">
                <text:p>1.287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554">
                <text:p>35554</text:p>
              </table:table-cell>
              <table:table-cell office:value-type="float" office:value="0.25795">
                <text:p>0.25795</text:p>
              </table:table-cell>
              <table:table-cell office:value-type="float" office:value="1.24349">
                <text:p>1.24349</text:p>
              </table:table-cell>
              <table:table-cell office:value-type="float" office:value="0.171611">
                <text:p>0.171611</text:p>
              </table:table-cell>
              <table:table-cell office:value-type="float" office:value="0.221002">
                <text:p>0.221002</text:p>
              </table:table-cell>
              <table:table-cell office:value-type="float" office:value="1.10042">
                <text:p>1.10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68">
                <text:p>4268</text:p>
              </table:table-cell>
              <table:table-cell office:value-type="float" office:value="0.177653">
                <text:p>0.177653</text:p>
              </table:table-cell>
              <table:table-cell office:value-type="float" office:value="1.16699">
                <text:p>1.16699</text:p>
              </table:table-cell>
              <table:table-cell office:value-type="float" office:value="0.0973544">
                <text:p>0.0973544</text:p>
              </table:table-cell>
              <table:table-cell office:value-type="float" office:value="0.194524">
                <text:p>0.19452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546">
                <text:p>31546</text:p>
              </table:table-cell>
              <table:table-cell office:value-type="float" office:value="0.252526">
                <text:p>0.252526</text:p>
              </table:table-cell>
              <table:table-cell office:value-type="float" office:value="1.2943">
                <text:p>1.2943</text:p>
              </table:table-cell>
              <table:table-cell office:value-type="float" office:value="0.168105">
                <text:p>0.168105</text:p>
              </table:table-cell>
              <table:table-cell office:value-type="float" office:value="0.220339">
                <text:p>0.220339</text:p>
              </table:table-cell>
              <table:table-cell office:value-type="float" office:value="1.09353">
                <text:p>1.093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386">
                <text:p>14386</text:p>
              </table:table-cell>
              <table:table-cell office:value-type="float" office:value="0.222896">
                <text:p>0.222896</text:p>
              </table:table-cell>
              <table:table-cell office:value-type="float" office:value="1.25197">
                <text:p>1.25197</text:p>
              </table:table-cell>
              <table:table-cell office:value-type="float" office:value="0.138537">
                <text:p>0.138537</text:p>
              </table:table-cell>
              <table:table-cell office:value-type="float" office:value="0.19503">
                <text:p>0.1950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5785">
                <text:p>235785</text:p>
              </table:table-cell>
              <table:table-cell office:value-type="float" office:value="0.449172">
                <text:p>0.449172</text:p>
              </table:table-cell>
              <table:table-cell office:value-type="float" office:value="1.53852">
                <text:p>1.53852</text:p>
              </table:table-cell>
              <table:table-cell office:value-type="float" office:value="0.339772">
                <text:p>0.339772</text:p>
              </table:table-cell>
              <table:table-cell office:value-type="float" office:value="0.333921">
                <text:p>0.333921</text:p>
              </table:table-cell>
              <table:table-cell office:value-type="float" office:value="1.25229">
                <text:p>1.252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7">
                <text:p>1247</text:p>
              </table:table-cell>
              <table:table-cell office:value-type="float" office:value="0.141764">
                <text:p>0.141764</text:p>
              </table:table-cell>
              <table:table-cell office:value-type="float" office:value="1.14625">
                <text:p>1.14625</text:p>
              </table:table-cell>
              <table:table-cell office:value-type="float" office:value="0.0663383">
                <text:p>0.0663383</text:p>
              </table:table-cell>
              <table:table-cell office:value-type="float" office:value="0.187265">
                <text:p>0.1872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10524">
                <text:p>910524</text:p>
              </table:table-cell>
              <table:table-cell office:value-type="float" office:value="0.704746">
                <text:p>0.704746</text:p>
              </table:table-cell>
              <table:table-cell office:value-type="float" office:value="2.00611">
                <text:p>2.00611</text:p>
              </table:table-cell>
              <table:table-cell office:value-type="float" office:value="0.559649">
                <text:p>0.559649</text:p>
              </table:table-cell>
              <table:table-cell office:value-type="float" office:value="0.440014">
                <text:p>0.440014</text:p>
              </table:table-cell>
              <table:table-cell office:value-type="float" office:value="1.38132">
                <text:p>1.381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42875">
                <text:p>36342875</text:p>
              </table:table-cell>
              <table:table-cell office:value-type="float" office:value="1.41274">
                <text:p>1.41274</text:p>
              </table:table-cell>
              <table:table-cell office:value-type="float" office:value="3.08325">
                <text:p>3.08325</text:p>
              </table:table-cell>
              <table:table-cell office:value-type="float" office:value="1.27759">
                <text:p>1.27759</text:p>
              </table:table-cell>
              <table:table-cell office:value-type="float" office:value="0.821466">
                <text:p>0.821466</text:p>
              </table:table-cell>
              <table:table-cell office:value-type="float" office:value="1.74731">
                <text:p>1.747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641">
                <text:p>34641</text:p>
              </table:table-cell>
              <table:table-cell office:value-type="float" office:value="0.255874">
                <text:p>0.255874</text:p>
              </table:table-cell>
              <table:table-cell office:value-type="float" office:value="1.24092">
                <text:p>1.24092</text:p>
              </table:table-cell>
              <table:table-cell office:value-type="float" office:value="0.172522">
                <text:p>0.172522</text:p>
              </table:table-cell>
              <table:table-cell office:value-type="float" office:value="0.231829">
                <text:p>0.231829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83518">
                <text:p>1983518</text:p>
              </table:table-cell>
              <table:table-cell office:value-type="float" office:value="0.828001">
                <text:p>0.828001</text:p>
              </table:table-cell>
              <table:table-cell office:value-type="float" office:value="2.23232">
                <text:p>2.23232</text:p>
              </table:table-cell>
              <table:table-cell office:value-type="float" office:value="0.679814">
                <text:p>0.679814</text:p>
              </table:table-cell>
              <table:table-cell office:value-type="float" office:value="0.471307">
                <text:p>0.471307</text:p>
              </table:table-cell>
              <table:table-cell office:value-type="float" office:value="1.45733">
                <text:p>1.45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73">
                <text:p>2373</text:p>
              </table:table-cell>
              <table:table-cell office:value-type="float" office:value="0.157115">
                <text:p>0.157115</text:p>
              </table:table-cell>
              <table:table-cell office:value-type="float" office:value="1.15501">
                <text:p>1.15501</text:p>
              </table:table-cell>
              <table:table-cell office:value-type="float" office:value="0.0769658">
                <text:p>0.0769658</text:p>
              </table:table-cell>
              <table:table-cell office:value-type="float" office:value="0.186262">
                <text:p>0.186262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83475">
                <text:p>3083475</text:p>
              </table:table-cell>
              <table:table-cell office:value-type="float" office:value="0.905368">
                <text:p>0.905368</text:p>
              </table:table-cell>
              <table:table-cell office:value-type="float" office:value="2.3128">
                <text:p>2.3128</text:p>
              </table:table-cell>
              <table:table-cell office:value-type="float" office:value="0.755703">
                <text:p>0.755703</text:p>
              </table:table-cell>
              <table:table-cell office:value-type="float" office:value="0.479764">
                <text:p>0.479764</text:p>
              </table:table-cell>
              <table:table-cell office:value-type="float" office:value="1.50037">
                <text:p>1.500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2223">
                <text:p>312223</text:p>
              </table:table-cell>
              <table:table-cell office:value-type="float" office:value="0.497999">
                <text:p>0.497999</text:p>
              </table:table-cell>
              <table:table-cell office:value-type="float" office:value="1.55704">
                <text:p>1.55704</text:p>
              </table:table-cell>
              <table:table-cell office:value-type="float" office:value="0.39152">
                <text:p>0.39152</text:p>
              </table:table-cell>
              <table:table-cell office:value-type="float" office:value="0.389631">
                <text:p>0.389631</text:p>
              </table:table-cell>
              <table:table-cell office:value-type="float" office:value="1.27836">
                <text:p>1.278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593">
                <text:p>7593</text:p>
              </table:table-cell>
              <table:table-cell office:value-type="float" office:value="0.201441">
                <text:p>0.201441</text:p>
              </table:table-cell>
              <table:table-cell office:value-type="float" office:value="1.21835">
                <text:p>1.21835</text:p>
              </table:table-cell>
              <table:table-cell office:value-type="float" office:value="0.116897">
                <text:p>0.116897</text:p>
              </table:table-cell>
              <table:table-cell office:value-type="float" office:value="0.194473">
                <text:p>0.19447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573874">
                <text:p>15573874</text:p>
              </table:table-cell>
              <table:table-cell office:value-type="float" office:value="1.2208">
                <text:p>1.2208</text:p>
              </table:table-cell>
              <table:table-cell office:value-type="float" office:value="2.88149">
                <text:p>2.88149</text:p>
              </table:table-cell>
              <table:table-cell office:value-type="float" office:value="1.06992">
                <text:p>1.06992</text:p>
              </table:table-cell>
              <table:table-cell office:value-type="float" office:value="0.728958">
                <text:p>0.728958</text:p>
              </table:table-cell>
              <table:table-cell office:value-type="float" office:value="1.66274">
                <text:p>1.662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67657">
                <text:p>1767657</text:p>
              </table:table-cell>
              <table:table-cell office:value-type="float" office:value="0.817841">
                <text:p>0.817841</text:p>
              </table:table-cell>
              <table:table-cell office:value-type="float" office:value="2.23704">
                <text:p>2.23704</text:p>
              </table:table-cell>
              <table:table-cell office:value-type="float" office:value="0.667144">
                <text:p>0.667144</text:p>
              </table:table-cell>
              <table:table-cell office:value-type="float" office:value="0.462875">
                <text:p>0.462875</text:p>
              </table:table-cell>
              <table:table-cell office:value-type="float" office:value="1.44645">
                <text:p>1.446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7194882">
                <text:p>57194882</text:p>
              </table:table-cell>
              <table:table-cell office:value-type="float" office:value="1.54641">
                <text:p>1.54641</text:p>
              </table:table-cell>
              <table:table-cell office:value-type="float" office:value="3.36889">
                <text:p>3.36889</text:p>
              </table:table-cell>
              <table:table-cell office:value-type="float" office:value="1.43536">
                <text:p>1.43536</text:p>
              </table:table-cell>
              <table:table-cell office:value-type="float" office:value="0.970618">
                <text:p>0.970618</text:p>
              </table:table-cell>
              <table:table-cell office:value-type="float" office:value="1.79313">
                <text:p>1.793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19">
                <text:p>1219</text:p>
              </table:table-cell>
              <table:table-cell office:value-type="float" office:value="0.137788">
                <text:p>0.137788</text:p>
              </table:table-cell>
              <table:table-cell office:value-type="float" office:value="1.11558">
                <text:p>1.11558</text:p>
              </table:table-cell>
              <table:table-cell office:value-type="float" office:value="0.0622876">
                <text:p>0.0622876</text:p>
              </table:table-cell>
              <table:table-cell office:value-type="float" office:value="0.187319">
                <text:p>0.18731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35504">
                <text:p>2035504</text:p>
              </table:table-cell>
              <table:table-cell office:value-type="float" office:value="0.837251">
                <text:p>0.837251</text:p>
              </table:table-cell>
              <table:table-cell office:value-type="float" office:value="2.2452">
                <text:p>2.2452</text:p>
              </table:table-cell>
              <table:table-cell office:value-type="float" office:value="0.701528">
                <text:p>0.701528</text:p>
              </table:table-cell>
              <table:table-cell office:value-type="float" office:value="0.480587">
                <text:p>0.480587</text:p>
              </table:table-cell>
              <table:table-cell office:value-type="float" office:value="1.45989">
                <text:p>1.459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3">
                <text:p>1413</text:p>
              </table:table-cell>
              <table:table-cell office:value-type="float" office:value="0.141725">
                <text:p>0.141725</text:p>
              </table:table-cell>
              <table:table-cell office:value-type="float" office:value="1.14022">
                <text:p>1.14022</text:p>
              </table:table-cell>
              <table:table-cell office:value-type="float" office:value="0.0650135">
                <text:p>0.0650135</text:p>
              </table:table-cell>
              <table:table-cell office:value-type="float" office:value="0.178365">
                <text:p>0.1783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14589">
                <text:p>1114589</text:p>
              </table:table-cell>
              <table:table-cell office:value-type="float" office:value="0.738277">
                <text:p>0.738277</text:p>
              </table:table-cell>
              <table:table-cell office:value-type="float" office:value="2.02557">
                <text:p>2.02557</text:p>
              </table:table-cell>
              <table:table-cell office:value-type="float" office:value="0.590921">
                <text:p>0.590921</text:p>
              </table:table-cell>
              <table:table-cell office:value-type="float" office:value="0.447977">
                <text:p>0.447977</text:p>
              </table:table-cell>
              <table:table-cell office:value-type="float" office:value="1.40103">
                <text:p>1.401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723005">
                <text:p>6723005</text:p>
              </table:table-cell>
              <table:table-cell office:value-type="float" office:value="1.04579">
                <text:p>1.04579</text:p>
              </table:table-cell>
              <table:table-cell office:value-type="float" office:value="2.64278">
                <text:p>2.64278</text:p>
              </table:table-cell>
              <table:table-cell office:value-type="float" office:value="0.90439">
                <text:p>0.90439</text:p>
              </table:table-cell>
              <table:table-cell office:value-type="float" office:value="0.606171">
                <text:p>0.606171</text:p>
              </table:table-cell>
              <table:table-cell office:value-type="float" office:value="1.58039">
                <text:p>1.580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574">
                <text:p>70574</text:p>
              </table:table-cell>
              <table:table-cell office:value-type="float" office:value="0.290512">
                <text:p>0.290512</text:p>
              </table:table-cell>
              <table:table-cell office:value-type="float" office:value="1.32754">
                <text:p>1.32754</text:p>
              </table:table-cell>
              <table:table-cell office:value-type="float" office:value="0.203518">
                <text:p>0.203518</text:p>
              </table:table-cell>
              <table:table-cell office:value-type="float" office:value="0.231278">
                <text:p>0.231278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466012">
                <text:p>27466012</text:p>
              </table:table-cell>
              <table:table-cell office:value-type="float" office:value="1.35459">
                <text:p>1.35459</text:p>
              </table:table-cell>
              <table:table-cell office:value-type="float" office:value="3.09366">
                <text:p>3.09366</text:p>
              </table:table-cell>
              <table:table-cell office:value-type="float" office:value="1.22574">
                <text:p>1.22574</text:p>
              </table:table-cell>
              <table:table-cell office:value-type="float" office:value="0.875203">
                <text:p>0.875203</text:p>
              </table:table-cell>
              <table:table-cell office:value-type="float" office:value="1.72047">
                <text:p>1.720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992">
                <text:p>114992</text:p>
              </table:table-cell>
              <table:table-cell office:value-type="float" office:value="0.328778">
                <text:p>0.328778</text:p>
              </table:table-cell>
              <table:table-cell office:value-type="float" office:value="1.41229">
                <text:p>1.41229</text:p>
              </table:table-cell>
              <table:table-cell office:value-type="float" office:value="0.238722">
                <text:p>0.238722</text:p>
              </table:table-cell>
              <table:table-cell office:value-type="float" office:value="0.261151">
                <text:p>0.26115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623615">
                <text:p>16623615</text:p>
              </table:table-cell>
              <table:table-cell office:value-type="float" office:value="1.22706">
                <text:p>1.22706</text:p>
              </table:table-cell>
              <table:table-cell office:value-type="float" office:value="2.86713">
                <text:p>2.86713</text:p>
              </table:table-cell>
              <table:table-cell office:value-type="float" office:value="1.08337">
                <text:p>1.08337</text:p>
              </table:table-cell>
              <table:table-cell office:value-type="float" office:value="0.700761">
                <text:p>0.700761</text:p>
              </table:table-cell>
              <table:table-cell office:value-type="float" office:value="1.66914">
                <text:p>1.66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40042">
                <text:p>2940042</text:p>
              </table:table-cell>
              <table:table-cell office:value-type="float" office:value="0.894625">
                <text:p>0.894625</text:p>
              </table:table-cell>
              <table:table-cell office:value-type="float" office:value="2.30944">
                <text:p>2.30944</text:p>
              </table:table-cell>
              <table:table-cell office:value-type="float" office:value="0.764677">
                <text:p>0.764677</text:p>
              </table:table-cell>
              <table:table-cell office:value-type="float" office:value="0.513769">
                <text:p>0.513769</text:p>
              </table:table-cell>
              <table:table-cell office:value-type="float" office:value="1.49652">
                <text:p>1.496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988930">
                <text:p>52988930</text:p>
              </table:table-cell>
              <table:table-cell office:value-type="float" office:value="1.5215">
                <text:p>1.5215</text:p>
              </table:table-cell>
              <table:table-cell office:value-type="float" office:value="3.18796">
                <text:p>3.18796</text:p>
              </table:table-cell>
              <table:table-cell office:value-type="float" office:value="1.41508">
                <text:p>1.41508</text:p>
              </table:table-cell>
              <table:table-cell office:value-type="float" office:value="0.874598">
                <text:p>0.874598</text:p>
              </table:table-cell>
              <table:table-cell office:value-type="float" office:value="1.7842">
                <text:p>1.78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2633">
                <text:p>232633</text:p>
              </table:table-cell>
              <table:table-cell office:value-type="float" office:value="0.446379">
                <text:p>0.446379</text:p>
              </table:table-cell>
              <table:table-cell office:value-type="float" office:value="1.53311">
                <text:p>1.53311</text:p>
              </table:table-cell>
              <table:table-cell office:value-type="float" office:value="0.343085">
                <text:p>0.343085</text:p>
              </table:table-cell>
              <table:table-cell office:value-type="float" office:value="0.322331">
                <text:p>0.322331</text:p>
              </table:table-cell>
              <table:table-cell office:value-type="float" office:value="1.25154">
                <text:p>1.251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05">
                <text:p>8705</text:p>
              </table:table-cell>
              <table:table-cell office:value-type="float" office:value="0.205685">
                <text:p>0.205685</text:p>
              </table:table-cell>
              <table:table-cell office:value-type="float" office:value="1.18804">
                <text:p>1.18804</text:p>
              </table:table-cell>
              <table:table-cell office:value-type="float" office:value="0.123028">
                <text:p>0.123028</text:p>
              </table:table-cell>
              <table:table-cell office:value-type="float" office:value="0.212754">
                <text:p>0.21275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82">
                <text:p>1182</text:p>
              </table:table-cell>
              <table:table-cell office:value-type="float" office:value="0.137546">
                <text:p>0.137546</text:p>
              </table:table-cell>
              <table:table-cell office:value-type="float" office:value="1.11441">
                <text:p>1.11441</text:p>
              </table:table-cell>
              <table:table-cell office:value-type="float" office:value="0.0616912">
                <text:p>0.0616912</text:p>
              </table:table-cell>
              <table:table-cell office:value-type="float" office:value="0.168794">
                <text:p>0.16879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22">
                <text:p>5022</text:p>
              </table:table-cell>
              <table:table-cell office:value-type="float" office:value="0.184323">
                <text:p>0.184323</text:p>
              </table:table-cell>
              <table:table-cell office:value-type="float" office:value="1.1569">
                <text:p>1.1569</text:p>
              </table:table-cell>
              <table:table-cell office:value-type="float" office:value="0.103724">
                <text:p>0.103724</text:p>
              </table:table-cell>
              <table:table-cell office:value-type="float" office:value="0.217874">
                <text:p>0.21787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353636">
                <text:p>41353636</text:p>
              </table:table-cell>
              <table:table-cell office:value-type="float" office:value="1.4474">
                <text:p>1.4474</text:p>
              </table:table-cell>
              <table:table-cell office:value-type="float" office:value="3.1027">
                <text:p>3.1027</text:p>
              </table:table-cell>
              <table:table-cell office:value-type="float" office:value="1.36208">
                <text:p>1.36208</text:p>
              </table:table-cell>
              <table:table-cell office:value-type="float" office:value="1.03095">
                <text:p>1.03095</text:p>
              </table:table-cell>
              <table:table-cell office:value-type="float" office:value="1.76134">
                <text:p>1.761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4">
                <text:p>1824</text:p>
              </table:table-cell>
              <table:table-cell office:value-type="float" office:value="0.148738">
                <text:p>0.148738</text:p>
              </table:table-cell>
              <table:table-cell office:value-type="float" office:value="1.17961">
                <text:p>1.17961</text:p>
              </table:table-cell>
              <table:table-cell office:value-type="float" office:value="0.071915">
                <text:p>0.071915</text:p>
              </table:table-cell>
              <table:table-cell office:value-type="float" office:value="0.175258">
                <text:p>0.17525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207">
                <text:p>15207</text:p>
              </table:table-cell>
              <table:table-cell office:value-type="float" office:value="0.226815">
                <text:p>0.226815</text:p>
              </table:table-cell>
              <table:table-cell office:value-type="float" office:value="1.23239">
                <text:p>1.23239</text:p>
              </table:table-cell>
              <table:table-cell office:value-type="float" office:value="0.142049">
                <text:p>0.142049</text:p>
              </table:table-cell>
              <table:table-cell office:value-type="float" office:value="0.213865">
                <text:p>0.2138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86577">
                <text:p>10186577</text:p>
              </table:table-cell>
              <table:table-cell office:value-type="float" office:value="1.12211">
                <text:p>1.12211</text:p>
              </table:table-cell>
              <table:table-cell office:value-type="float" office:value="2.64932">
                <text:p>2.64932</text:p>
              </table:table-cell>
              <table:table-cell office:value-type="float" office:value="1.00387">
                <text:p>1.00387</text:p>
              </table:table-cell>
              <table:table-cell office:value-type="float" office:value="0.721448">
                <text:p>0.721448</text:p>
              </table:table-cell>
              <table:table-cell office:value-type="float" office:value="1.62118">
                <text:p>1.621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485078">
                <text:p>38485078</text:p>
              </table:table-cell>
              <table:table-cell office:value-type="float" office:value="1.43936">
                <text:p>1.43936</text:p>
              </table:table-cell>
              <table:table-cell office:value-type="float" office:value="3.09441">
                <text:p>3.09441</text:p>
              </table:table-cell>
              <table:table-cell office:value-type="float" office:value="1.31054">
                <text:p>1.31054</text:p>
              </table:table-cell>
              <table:table-cell office:value-type="float" office:value="0.892999">
                <text:p>0.892999</text:p>
              </table:table-cell>
              <table:table-cell office:value-type="float" office:value="1.75345">
                <text:p>1.75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2879">
                <text:p>1562879</text:p>
              </table:table-cell>
              <table:table-cell office:value-type="float" office:value="0.792768">
                <text:p>0.792768</text:p>
              </table:table-cell>
              <table:table-cell office:value-type="float" office:value="2.11847">
                <text:p>2.11847</text:p>
              </table:table-cell>
              <table:table-cell office:value-type="float" office:value="0.641939">
                <text:p>0.641939</text:p>
              </table:table-cell>
              <table:table-cell office:value-type="float" office:value="0.451059">
                <text:p>0.451059</text:p>
              </table:table-cell>
              <table:table-cell office:value-type="float" office:value="1.43316">
                <text:p>1.433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56">
                <text:p>5356</text:p>
              </table:table-cell>
              <table:table-cell office:value-type="float" office:value="0.18577">
                <text:p>0.18577</text:p>
              </table:table-cell>
              <table:table-cell office:value-type="float" office:value="1.15113">
                <text:p>1.15113</text:p>
              </table:table-cell>
              <table:table-cell office:value-type="float" office:value="0.107943">
                <text:p>0.107943</text:p>
              </table:table-cell>
              <table:table-cell office:value-type="float" office:value="0.229849">
                <text:p>0.22984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61">
                <text:p>21361</text:p>
              </table:table-cell>
              <table:table-cell office:value-type="float" office:value="0.239131">
                <text:p>0.239131</text:p>
              </table:table-cell>
              <table:table-cell office:value-type="float" office:value="1.20152">
                <text:p>1.20152</text:p>
              </table:table-cell>
              <table:table-cell office:value-type="float" office:value="0.154545">
                <text:p>0.154545</text:p>
              </table:table-cell>
              <table:table-cell office:value-type="float" office:value="0.248199">
                <text:p>0.248199</text:p>
              </table:table-cell>
              <table:table-cell office:value-type="float" office:value="1.07095">
                <text:p>1.07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79">
                <text:p>1679</text:p>
              </table:table-cell>
              <table:table-cell office:value-type="float" office:value="0.147593">
                <text:p>0.147593</text:p>
              </table:table-cell>
              <table:table-cell office:value-type="float" office:value="1.20749">
                <text:p>1.20749</text:p>
              </table:table-cell>
              <table:table-cell office:value-type="float" office:value="0.0696674">
                <text:p>0.0696674</text:p>
              </table:table-cell>
              <table:table-cell office:value-type="float" office:value="0.161116">
                <text:p>0.161116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81173">
                <text:p>1981173</text:p>
              </table:table-cell>
              <table:table-cell office:value-type="float" office:value="0.837381">
                <text:p>0.837381</text:p>
              </table:table-cell>
              <table:table-cell office:value-type="float" office:value="2.22778">
                <text:p>2.22778</text:p>
              </table:table-cell>
              <table:table-cell office:value-type="float" office:value="0.685992">
                <text:p>0.685992</text:p>
              </table:table-cell>
              <table:table-cell office:value-type="float" office:value="0.478617">
                <text:p>0.478617</text:p>
              </table:table-cell>
              <table:table-cell office:value-type="float" office:value="1.45724">
                <text:p>1.457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35752">
                <text:p>10035752</text:p>
              </table:table-cell>
              <table:table-cell office:value-type="float" office:value="1.1199">
                <text:p>1.1199</text:p>
              </table:table-cell>
              <table:table-cell office:value-type="float" office:value="2.6586">
                <text:p>2.6586</text:p>
              </table:table-cell>
              <table:table-cell office:value-type="float" office:value="0.973365">
                <text:p>0.973365</text:p>
              </table:table-cell>
              <table:table-cell office:value-type="float" office:value="0.697326">
                <text:p>0.697326</text:p>
              </table:table-cell>
              <table:table-cell office:value-type="float" office:value="1.61947">
                <text:p>1.619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490">
                <text:p>5490</text:p>
              </table:table-cell>
              <table:table-cell office:value-type="float" office:value="0.187306">
                <text:p>0.187306</text:p>
              </table:table-cell>
              <table:table-cell office:value-type="float" office:value="1.15289">
                <text:p>1.15289</text:p>
              </table:table-cell>
              <table:table-cell office:value-type="float" office:value="0.10927">
                <text:p>0.10927</text:p>
              </table:table-cell>
              <table:table-cell office:value-type="float" office:value="0.249959">
                <text:p>0.249959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384230">
                <text:p>20384230</text:p>
              </table:table-cell>
              <table:table-cell office:value-type="float" office:value="1.28071">
                <text:p>1.28071</text:p>
              </table:table-cell>
              <table:table-cell office:value-type="float" office:value="2.87435">
                <text:p>2.87435</text:p>
              </table:table-cell>
              <table:table-cell office:value-type="float" office:value="1.17439">
                <text:p>1.17439</text:p>
              </table:table-cell>
              <table:table-cell office:value-type="float" office:value="0.820506">
                <text:p>0.820506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6927">
                <text:p>406927</text:p>
              </table:table-cell>
              <table:table-cell office:value-type="float" office:value="0.556713">
                <text:p>0.556713</text:p>
              </table:table-cell>
              <table:table-cell office:value-type="float" office:value="1.67071">
                <text:p>1.67071</text:p>
              </table:table-cell>
              <table:table-cell office:value-type="float" office:value="0.43096">
                <text:p>0.43096</text:p>
              </table:table-cell>
              <table:table-cell office:value-type="float" office:value="0.385279">
                <text:p>0.385279</text:p>
              </table:table-cell>
              <table:table-cell office:value-type="float" office:value="1.30212">
                <text:p>1.302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831314">
                <text:p>3831314</text:p>
              </table:table-cell>
              <table:table-cell office:value-type="float" office:value="0.939849">
                <text:p>0.939849</text:p>
              </table:table-cell>
              <table:table-cell office:value-type="float" office:value="2.42226">
                <text:p>2.42226</text:p>
              </table:table-cell>
              <table:table-cell office:value-type="float" office:value="0.793889">
                <text:p>0.793889</text:p>
              </table:table-cell>
              <table:table-cell office:value-type="float" office:value="0.49564">
                <text:p>0.49564</text:p>
              </table:table-cell>
              <table:table-cell office:value-type="float" office:value="1.52285">
                <text:p>1.522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9">
                <text:p>1209</text:p>
              </table:table-cell>
              <table:table-cell office:value-type="float" office:value="0.139939">
                <text:p>0.139939</text:p>
              </table:table-cell>
              <table:table-cell office:value-type="float" office:value="1.13629">
                <text:p>1.13629</text:p>
              </table:table-cell>
              <table:table-cell office:value-type="float" office:value="0.0644359">
                <text:p>0.0644359</text:p>
              </table:table-cell>
              <table:table-cell office:value-type="float" office:value="0.184815">
                <text:p>0.18481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9821">
                <text:p>49821</text:p>
              </table:table-cell>
              <table:table-cell office:value-type="float" office:value="0.276035">
                <text:p>0.276035</text:p>
              </table:table-cell>
              <table:table-cell office:value-type="float" office:value="1.2668">
                <text:p>1.2668</text:p>
              </table:table-cell>
              <table:table-cell office:value-type="float" office:value="0.190074">
                <text:p>0.190074</text:p>
              </table:table-cell>
              <table:table-cell office:value-type="float" office:value="0.234843">
                <text:p>0.234843</text:p>
              </table:table-cell>
              <table:table-cell office:value-type="float" office:value="1.12063">
                <text:p>1.120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23149">
                <text:p>2623149</text:p>
              </table:table-cell>
              <table:table-cell office:value-type="float" office:value="0.873628">
                <text:p>0.873628</text:p>
              </table:table-cell>
              <table:table-cell office:value-type="float" office:value="2.24881">
                <text:p>2.24881</text:p>
              </table:table-cell>
              <table:table-cell office:value-type="float" office:value="0.740997">
                <text:p>0.740997</text:p>
              </table:table-cell>
              <table:table-cell office:value-type="float" office:value="0.575623">
                <text:p>0.575623</text:p>
              </table:table-cell>
              <table:table-cell office:value-type="float" office:value="1.48657">
                <text:p>1.486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5691">
                <text:p>355691</text:p>
              </table:table-cell>
              <table:table-cell office:value-type="float" office:value="0.527703">
                <text:p>0.527703</text:p>
              </table:table-cell>
              <table:table-cell office:value-type="float" office:value="1.60611">
                <text:p>1.60611</text:p>
              </table:table-cell>
              <table:table-cell office:value-type="float" office:value="0.419784">
                <text:p>0.419784</text:p>
              </table:table-cell>
              <table:table-cell office:value-type="float" office:value="0.417953">
                <text:p>0.417953</text:p>
              </table:table-cell>
              <table:table-cell office:value-type="float" office:value="1.29058">
                <text:p>1.290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62">
                <text:p>1162</text:p>
              </table:table-cell>
              <table:table-cell office:value-type="float" office:value="0.138744">
                <text:p>0.138744</text:p>
              </table:table-cell>
              <table:table-cell office:value-type="float" office:value="1.13574">
                <text:p>1.13574</text:p>
              </table:table-cell>
              <table:table-cell office:value-type="float" office:value="0.0629458">
                <text:p>0.0629458</text:p>
              </table:table-cell>
              <table:table-cell office:value-type="float" office:value="0.182172">
                <text:p>0.182172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3778">
                <text:p>923778</text:p>
              </table:table-cell>
              <table:table-cell office:value-type="float" office:value="0.708877">
                <text:p>0.708877</text:p>
              </table:table-cell>
              <table:table-cell office:value-type="float" office:value="2.0081">
                <text:p>2.0081</text:p>
              </table:table-cell>
              <table:table-cell office:value-type="float" office:value="0.564238">
                <text:p>0.564238</text:p>
              </table:table-cell>
              <table:table-cell office:value-type="float" office:value="0.444911">
                <text:p>0.444911</text:p>
              </table:table-cell>
              <table:table-cell office:value-type="float" office:value="1.38282">
                <text:p>1.382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63">
                <text:p>2163</text:p>
              </table:table-cell>
              <table:table-cell office:value-type="float" office:value="0.153344">
                <text:p>0.153344</text:p>
              </table:table-cell>
              <table:table-cell office:value-type="float" office:value="1.14816">
                <text:p>1.14816</text:p>
              </table:table-cell>
              <table:table-cell office:value-type="float" office:value="0.0767498">
                <text:p>0.0767498</text:p>
              </table:table-cell>
              <table:table-cell office:value-type="float" office:value="0.194011">
                <text:p>0.194011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8511">
                <text:p>108511</text:p>
              </table:table-cell>
              <table:table-cell office:value-type="float" office:value="0.325578">
                <text:p>0.325578</text:p>
              </table:table-cell>
              <table:table-cell office:value-type="float" office:value="1.39211">
                <text:p>1.39211</text:p>
              </table:table-cell>
              <table:table-cell office:value-type="float" office:value="0.231101">
                <text:p>0.231101</text:p>
              </table:table-cell>
              <table:table-cell office:value-type="float" office:value="0.23769">
                <text:p>0.23769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43266">
                <text:p>1943266</text:p>
              </table:table-cell>
              <table:table-cell office:value-type="float" office:value="0.832484">
                <text:p>0.832484</text:p>
              </table:table-cell>
              <table:table-cell office:value-type="float" office:value="2.21944">
                <text:p>2.21944</text:p>
              </table:table-cell>
              <table:table-cell office:value-type="float" office:value="0.684815">
                <text:p>0.684815</text:p>
              </table:table-cell>
              <table:table-cell office:value-type="float" office:value="0.466639">
                <text:p>0.466639</text:p>
              </table:table-cell>
              <table:table-cell office:value-type="float" office:value="1.4555">
                <text:p>1.45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2062">
                <text:p>922062</text:p>
              </table:table-cell>
              <table:table-cell office:value-type="float" office:value="0.707909">
                <text:p>0.707909</text:p>
              </table:table-cell>
              <table:table-cell office:value-type="float" office:value="2.00656">
                <text:p>2.00656</text:p>
              </table:table-cell>
              <table:table-cell office:value-type="float" office:value="0.563702">
                <text:p>0.563702</text:p>
              </table:table-cell>
              <table:table-cell office:value-type="float" office:value="0.448407">
                <text:p>0.448407</text:p>
              </table:table-cell>
              <table:table-cell office:value-type="float" office:value="1.38268">
                <text:p>1.382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232">
                <text:p>13232</text:p>
              </table:table-cell>
              <table:table-cell office:value-type="float" office:value="0.224059">
                <text:p>0.224059</text:p>
              </table:table-cell>
              <table:table-cell office:value-type="float" office:value="1.26395">
                <text:p>1.26395</text:p>
              </table:table-cell>
              <table:table-cell office:value-type="float" office:value="0.138747">
                <text:p>0.138747</text:p>
              </table:table-cell>
              <table:table-cell office:value-type="float" office:value="0.214035">
                <text:p>0.21403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7655">
                <text:p>67655</text:p>
              </table:table-cell>
              <table:table-cell office:value-type="float" office:value="0.2844">
                <text:p>0.2844</text:p>
              </table:table-cell>
              <table:table-cell office:value-type="float" office:value="1.29886">
                <text:p>1.29886</text:p>
              </table:table-cell>
              <table:table-cell office:value-type="float" office:value="0.200263">
                <text:p>0.200263</text:p>
              </table:table-cell>
              <table:table-cell office:value-type="float" office:value="0.235044">
                <text:p>0.235044</text:p>
              </table:table-cell>
              <table:table-cell office:value-type="float" office:value="1.14417">
                <text:p>1.144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7081">
                <text:p>57081</text:p>
              </table:table-cell>
              <table:table-cell office:value-type="float" office:value="0.277949">
                <text:p>0.277949</text:p>
              </table:table-cell>
              <table:table-cell office:value-type="float" office:value="1.29981">
                <text:p>1.29981</text:p>
              </table:table-cell>
              <table:table-cell office:value-type="float" office:value="0.195234">
                <text:p>0.195234</text:p>
              </table:table-cell>
              <table:table-cell office:value-type="float" office:value="0.226095">
                <text:p>0.226095</text:p>
              </table:table-cell>
              <table:table-cell office:value-type="float" office:value="1.13133">
                <text:p>1.131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3740406">
                <text:p>43740406</text:p>
              </table:table-cell>
              <table:table-cell office:value-type="float" office:value="1.4589">
                <text:p>1.4589</text:p>
              </table:table-cell>
              <table:table-cell office:value-type="float" office:value="3.1083">
                <text:p>3.1083</text:p>
              </table:table-cell>
              <table:table-cell office:value-type="float" office:value="1.36682">
                <text:p>1.36682</text:p>
              </table:table-cell>
              <table:table-cell office:value-type="float" office:value="0.94613">
                <text:p>0.94613</text:p>
              </table:table-cell>
              <table:table-cell office:value-type="float" office:value="1.76699">
                <text:p>1.766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573239">
                <text:p>61573239</text:p>
              </table:table-cell>
              <table:table-cell office:value-type="float" office:value="1.55717">
                <text:p>1.55717</text:p>
              </table:table-cell>
              <table:table-cell office:value-type="float" office:value="3.32249">
                <text:p>3.32249</text:p>
              </table:table-cell>
              <table:table-cell office:value-type="float" office:value="1.46114">
                <text:p>1.46114</text:p>
              </table:table-cell>
              <table:table-cell office:value-type="float" office:value="0.908958">
                <text:p>0.908958</text:p>
              </table:table-cell>
              <table:table-cell office:value-type="float" office:value="1.80002">
                <text:p>1.800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03">
                <text:p>2703</text:p>
              </table:table-cell>
              <table:table-cell office:value-type="float" office:value="0.160982">
                <text:p>0.160982</text:p>
              </table:table-cell>
              <table:table-cell office:value-type="float" office:value="1.12731">
                <text:p>1.12731</text:p>
              </table:table-cell>
              <table:table-cell office:value-type="float" office:value="0.0861573">
                <text:p>0.0861573</text:p>
              </table:table-cell>
              <table:table-cell office:value-type="float" office:value="0.218397">
                <text:p>0.21839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0">
                <text:p>3630</text:p>
              </table:table-cell>
              <table:table-cell office:value-type="float" office:value="0.171709">
                <text:p>0.171709</text:p>
              </table:table-cell>
              <table:table-cell office:value-type="float" office:value="1.21035">
                <text:p>1.21035</text:p>
              </table:table-cell>
              <table:table-cell office:value-type="float" office:value="0.0911411">
                <text:p>0.0911411</text:p>
              </table:table-cell>
              <table:table-cell office:value-type="float" office:value="0.18269">
                <text:p>0.1826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900">
                <text:p>5900</text:p>
              </table:table-cell>
              <table:table-cell office:value-type="float" office:value="0.191944">
                <text:p>0.191944</text:p>
              </table:table-cell>
              <table:table-cell office:value-type="float" office:value="1.17608">
                <text:p>1.17608</text:p>
              </table:table-cell>
              <table:table-cell office:value-type="float" office:value="0.110779">
                <text:p>0.110779</text:p>
              </table:table-cell>
              <table:table-cell office:value-type="float" office:value="0.189493">
                <text:p>0.18949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6211">
                <text:p>266211</text:p>
              </table:table-cell>
              <table:table-cell office:value-type="float" office:value="0.463538">
                <text:p>0.463538</text:p>
              </table:table-cell>
              <table:table-cell office:value-type="float" office:value="1.50991">
                <text:p>1.50991</text:p>
              </table:table-cell>
              <table:table-cell office:value-type="float" office:value="0.364493">
                <text:p>0.364493</text:p>
              </table:table-cell>
              <table:table-cell office:value-type="float" office:value="0.351358">
                <text:p>0.351358</text:p>
              </table:table-cell>
              <table:table-cell office:value-type="float" office:value="1.26297">
                <text:p>1.26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491">
                <text:p>83491</text:p>
              </table:table-cell>
              <table:table-cell office:value-type="float" office:value="0.300574">
                <text:p>0.300574</text:p>
              </table:table-cell>
              <table:table-cell office:value-type="float" office:value="1.30018">
                <text:p>1.30018</text:p>
              </table:table-cell>
              <table:table-cell office:value-type="float" office:value="0.21645">
                <text:p>0.21645</text:p>
              </table:table-cell>
              <table:table-cell office:value-type="float" office:value="0.265863">
                <text:p>0.265863</text:p>
              </table:table-cell>
              <table:table-cell office:value-type="float" office:value="1.16139">
                <text:p>1.161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27932">
                <text:p>6327932</text:p>
              </table:table-cell>
              <table:table-cell office:value-type="float" office:value="1.02657">
                <text:p>1.02657</text:p>
              </table:table-cell>
              <table:table-cell office:value-type="float" office:value="2.53775">
                <text:p>2.53775</text:p>
              </table:table-cell>
              <table:table-cell office:value-type="float" office:value="0.873722">
                <text:p>0.873722</text:p>
              </table:table-cell>
              <table:table-cell office:value-type="float" office:value="0.559922">
                <text:p>0.559922</text:p>
              </table:table-cell>
              <table:table-cell office:value-type="float" office:value="1.57205">
                <text:p>1.572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38">
                <text:p>2838</text:p>
              </table:table-cell>
              <table:table-cell office:value-type="float" office:value="0.163516">
                <text:p>0.163516</text:p>
              </table:table-cell>
              <table:table-cell office:value-type="float" office:value="1.15973">
                <text:p>1.15973</text:p>
              </table:table-cell>
              <table:table-cell office:value-type="float" office:value="0.0834773">
                <text:p>0.0834773</text:p>
              </table:table-cell>
              <table:table-cell office:value-type="float" office:value="0.184484">
                <text:p>0.184484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7416">
                <text:p>37416</text:p>
              </table:table-cell>
              <table:table-cell office:value-type="float" office:value="0.257443">
                <text:p>0.257443</text:p>
              </table:table-cell>
              <table:table-cell office:value-type="float" office:value="1.23262">
                <text:p>1.23262</text:p>
              </table:table-cell>
              <table:table-cell office:value-type="float" office:value="0.174694">
                <text:p>0.174694</text:p>
              </table:table-cell>
              <table:table-cell office:value-type="float" office:value="0.230737">
                <text:p>0.230737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458861">
                <text:p>25458861</text:p>
              </table:table-cell>
              <table:table-cell office:value-type="float" office:value="1.32458">
                <text:p>1.32458</text:p>
              </table:table-cell>
              <table:table-cell office:value-type="float" office:value="2.94984">
                <text:p>2.94984</text:p>
              </table:table-cell>
              <table:table-cell office:value-type="float" office:value="1.18596">
                <text:p>1.18596</text:p>
              </table:table-cell>
              <table:table-cell office:value-type="float" office:value="0.766611">
                <text:p>0.766611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91465">
                <text:p>6291465</text:p>
              </table:table-cell>
              <table:table-cell office:value-type="float" office:value="1.03629">
                <text:p>1.03629</text:p>
              </table:table-cell>
              <table:table-cell office:value-type="float" office:value="2.54145">
                <text:p>2.54145</text:p>
              </table:table-cell>
              <table:table-cell office:value-type="float" office:value="0.87223">
                <text:p>0.87223</text:p>
              </table:table-cell>
              <table:table-cell office:value-type="float" office:value="0.556883">
                <text:p>0.556883</text:p>
              </table:table-cell>
              <table:table-cell office:value-type="float" office:value="1.57148">
                <text:p>1.57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2412">
                <text:p>72412</text:p>
              </table:table-cell>
              <table:table-cell office:value-type="float" office:value="0.289884">
                <text:p>0.289884</text:p>
              </table:table-cell>
              <table:table-cell office:value-type="float" office:value="1.29617">
                <text:p>1.29617</text:p>
              </table:table-cell>
              <table:table-cell office:value-type="float" office:value="0.205176">
                <text:p>0.205176</text:p>
              </table:table-cell>
              <table:table-cell office:value-type="float" office:value="0.234553">
                <text:p>0.234553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90">
                <text:p>3690</text:p>
              </table:table-cell>
              <table:table-cell office:value-type="float" office:value="0.174381">
                <text:p>0.174381</text:p>
              </table:table-cell>
              <table:table-cell office:value-type="float" office:value="1.19861">
                <text:p>1.19861</text:p>
              </table:table-cell>
              <table:table-cell office:value-type="float" office:value="0.091168">
                <text:p>0.091168</text:p>
              </table:table-cell>
              <table:table-cell office:value-type="float" office:value="0.195055">
                <text:p>0.1950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2034">
                <text:p>52034</text:p>
              </table:table-cell>
              <table:table-cell office:value-type="float" office:value="0.27491">
                <text:p>0.27491</text:p>
              </table:table-cell>
              <table:table-cell office:value-type="float" office:value="1.2513">
                <text:p>1.2513</text:p>
              </table:table-cell>
              <table:table-cell office:value-type="float" office:value="0.190717">
                <text:p>0.190717</text:p>
              </table:table-cell>
              <table:table-cell office:value-type="float" office:value="0.23536">
                <text:p>0.23536</text:p>
              </table:table-cell>
              <table:table-cell office:value-type="float" office:value="1.12548">
                <text:p>1.125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6501">
                <text:p>206501</text:p>
              </table:table-cell>
              <table:table-cell office:value-type="float" office:value="0.423048">
                <text:p>0.423048</text:p>
              </table:table-cell>
              <table:table-cell office:value-type="float" office:value="1.4545">
                <text:p>1.4545</text:p>
              </table:table-cell>
              <table:table-cell office:value-type="float" office:value="0.323944">
                <text:p>0.323944</text:p>
              </table:table-cell>
              <table:table-cell office:value-type="float" office:value="0.345348">
                <text:p>0.345348</text:p>
              </table:table-cell>
              <table:table-cell office:value-type="float" office:value="1.23867">
                <text:p>1.238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5100">
                <text:p>425100</text:p>
              </table:table-cell>
              <table:table-cell office:value-type="float" office:value="0.561988">
                <text:p>0.561988</text:p>
              </table:table-cell>
              <table:table-cell office:value-type="float" office:value="1.74863">
                <text:p>1.74863</text:p>
              </table:table-cell>
              <table:table-cell office:value-type="float" office:value="0.442802">
                <text:p>0.442802</text:p>
              </table:table-cell>
              <table:table-cell office:value-type="float" office:value="0.42694">
                <text:p>0.42694</text:p>
              </table:table-cell>
              <table:table-cell office:value-type="float" office:value="1.30823">
                <text:p>1.308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01">
                <text:p>2801</text:p>
              </table:table-cell>
              <table:table-cell office:value-type="float" office:value="0.162884">
                <text:p>0.162884</text:p>
              </table:table-cell>
              <table:table-cell office:value-type="float" office:value="1.12587">
                <text:p>1.12587</text:p>
              </table:table-cell>
              <table:table-cell office:value-type="float" office:value="0.0846939">
                <text:p>0.0846939</text:p>
              </table:table-cell>
              <table:table-cell office:value-type="float" office:value="0.211311">
                <text:p>0.21131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32797">
                <text:p>6232797</text:p>
              </table:table-cell>
              <table:table-cell office:value-type="float" office:value="1.02764">
                <text:p>1.02764</text:p>
              </table:table-cell>
              <table:table-cell office:value-type="float" office:value="2.51965">
                <text:p>2.51965</text:p>
              </table:table-cell>
              <table:table-cell office:value-type="float" office:value="0.866876">
                <text:p>0.866876</text:p>
              </table:table-cell>
              <table:table-cell office:value-type="float" office:value="0.588215">
                <text:p>0.588215</text:p>
              </table:table-cell>
              <table:table-cell office:value-type="float" office:value="1.57043">
                <text:p>1.570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1991">
                <text:p>321991</text:p>
              </table:table-cell>
              <table:table-cell office:value-type="float" office:value="0.502936">
                <text:p>0.502936</text:p>
              </table:table-cell>
              <table:table-cell office:value-type="float" office:value="1.57285">
                <text:p>1.57285</text:p>
              </table:table-cell>
              <table:table-cell office:value-type="float" office:value="0.405838">
                <text:p>0.405838</text:p>
              </table:table-cell>
              <table:table-cell office:value-type="float" office:value="0.41266">
                <text:p>0.41266</text:p>
              </table:table-cell>
              <table:table-cell office:value-type="float" office:value="1.28202">
                <text:p>1.28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08718">
                <text:p>1208718</text:p>
              </table:table-cell>
              <table:table-cell office:value-type="float" office:value="0.744857">
                <text:p>0.744857</text:p>
              </table:table-cell>
              <table:table-cell office:value-type="float" office:value="2.02242">
                <text:p>2.02242</text:p>
              </table:table-cell>
              <table:table-cell office:value-type="float" office:value="0.602934">
                <text:p>0.602934</text:p>
              </table:table-cell>
              <table:table-cell office:value-type="float" office:value="0.467693">
                <text:p>0.467693</text:p>
              </table:table-cell>
              <table:table-cell office:value-type="float" office:value="1.40893">
                <text:p>1.408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8">
                <text:p>1218</text:p>
              </table:table-cell>
              <table:table-cell office:value-type="float" office:value="0.140633">
                <text:p>0.140633</text:p>
              </table:table-cell>
              <table:table-cell office:value-type="float" office:value="1.10404">
                <text:p>1.10404</text:p>
              </table:table-cell>
              <table:table-cell office:value-type="float" office:value="0.0632875">
                <text:p>0.0632875</text:p>
              </table:table-cell>
              <table:table-cell office:value-type="float" office:value="0.175256">
                <text:p>0.175256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647">
                <text:p>59647</text:p>
              </table:table-cell>
              <table:table-cell office:value-type="float" office:value="0.279688">
                <text:p>0.279688</text:p>
              </table:table-cell>
              <table:table-cell office:value-type="float" office:value="1.28926">
                <text:p>1.28926</text:p>
              </table:table-cell>
              <table:table-cell office:value-type="float" office:value="0.195688">
                <text:p>0.195688</text:p>
              </table:table-cell>
              <table:table-cell office:value-type="float" office:value="0.232815">
                <text:p>0.232815</text:p>
              </table:table-cell>
              <table:table-cell office:value-type="float" office:value="1.13504">
                <text:p>1.135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106037">
                <text:p>52106037</text:p>
              </table:table-cell>
              <table:table-cell office:value-type="float" office:value="1.52113">
                <text:p>1.52113</text:p>
              </table:table-cell>
              <table:table-cell office:value-type="float" office:value="3.20371">
                <text:p>3.20371</text:p>
              </table:table-cell>
              <table:table-cell office:value-type="float" office:value="1.4004">
                <text:p>1.4004</text:p>
              </table:table-cell>
              <table:table-cell office:value-type="float" office:value="0.931522">
                <text:p>0.931522</text:p>
              </table:table-cell>
              <table:table-cell office:value-type="float" office:value="1.78255">
                <text:p>1.78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530">
                <text:p>25530</text:p>
              </table:table-cell>
              <table:table-cell office:value-type="float" office:value="0.245014">
                <text:p>0.245014</text:p>
              </table:table-cell>
              <table:table-cell office:value-type="float" office:value="1.25342">
                <text:p>1.25342</text:p>
              </table:table-cell>
              <table:table-cell office:value-type="float" office:value="0.158202">
                <text:p>0.158202</text:p>
              </table:table-cell>
              <table:table-cell office:value-type="float" office:value="0.21821">
                <text:p>0.21821</text:p>
              </table:table-cell>
              <table:table-cell office:value-type="float" office:value="1.08297">
                <text:p>1.082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452556">
                <text:p>39452556</text:p>
              </table:table-cell>
              <table:table-cell office:value-type="float" office:value="1.44492">
                <text:p>1.44492</text:p>
              </table:table-cell>
              <table:table-cell office:value-type="float" office:value="3.09186">
                <text:p>3.09186</text:p>
              </table:table-cell>
              <table:table-cell office:value-type="float" office:value="1.34832">
                <text:p>1.34832</text:p>
              </table:table-cell>
              <table:table-cell office:value-type="float" office:value="0.919836">
                <text:p>0.919836</text:p>
              </table:table-cell>
              <table:table-cell office:value-type="float" office:value="1.75607">
                <text:p>1.756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649">
                <text:p>100649</text:p>
              </table:table-cell>
              <table:table-cell office:value-type="float" office:value="0.315954">
                <text:p>0.315954</text:p>
              </table:table-cell>
              <table:table-cell office:value-type="float" office:value="1.32305">
                <text:p>1.32305</text:p>
              </table:table-cell>
              <table:table-cell office:value-type="float" office:value="0.227214">
                <text:p>0.227214</text:p>
              </table:table-cell>
              <table:table-cell office:value-type="float" office:value="0.244092">
                <text:p>0.24409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16892">
                <text:p>3116892</text:p>
              </table:table-cell>
              <table:table-cell office:value-type="float" office:value="0.909704">
                <text:p>0.909704</text:p>
              </table:table-cell>
              <table:table-cell office:value-type="float" office:value="2.32616">
                <text:p>2.32616</text:p>
              </table:table-cell>
              <table:table-cell office:value-type="float" office:value="0.763044">
                <text:p>0.763044</text:p>
              </table:table-cell>
              <table:table-cell office:value-type="float" office:value="0.528319">
                <text:p>0.528319</text:p>
              </table:table-cell>
              <table:table-cell office:value-type="float" office:value="1.50152">
                <text:p>1.501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35032">
                <text:p>1635032</text:p>
              </table:table-cell>
              <table:table-cell office:value-type="float" office:value="0.796511">
                <text:p>0.796511</text:p>
              </table:table-cell>
              <table:table-cell office:value-type="float" office:value="2.13272">
                <text:p>2.13272</text:p>
              </table:table-cell>
              <table:table-cell office:value-type="float" office:value="0.655571">
                <text:p>0.655571</text:p>
              </table:table-cell>
              <table:table-cell office:value-type="float" office:value="0.518805">
                <text:p>0.518805</text:p>
              </table:table-cell>
              <table:table-cell office:value-type="float" office:value="1.43756">
                <text:p>1.437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0076">
                <text:p>220076</text:p>
              </table:table-cell>
              <table:table-cell office:value-type="float" office:value="0.43013">
                <text:p>0.43013</text:p>
              </table:table-cell>
              <table:table-cell office:value-type="float" office:value="1.49762">
                <text:p>1.49762</text:p>
              </table:table-cell>
              <table:table-cell office:value-type="float" office:value="0.323071">
                <text:p>0.323071</text:p>
              </table:table-cell>
              <table:table-cell office:value-type="float" office:value="0.314611">
                <text:p>0.314611</text:p>
              </table:table-cell>
              <table:table-cell office:value-type="float" office:value="1.24574">
                <text:p>1.245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22">
                <text:p>1622</text:p>
              </table:table-cell>
              <table:table-cell office:value-type="float" office:value="0.148467">
                <text:p>0.148467</text:p>
              </table:table-cell>
              <table:table-cell office:value-type="float" office:value="1.14322">
                <text:p>1.14322</text:p>
              </table:table-cell>
              <table:table-cell office:value-type="float" office:value="0.0696646">
                <text:p>0.0696646</text:p>
              </table:table-cell>
              <table:table-cell office:value-type="float" office:value="0.18161">
                <text:p>0.181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80">
                <text:p>17680</text:p>
              </table:table-cell>
              <table:table-cell office:value-type="float" office:value="0.232502">
                <text:p>0.232502</text:p>
              </table:table-cell>
              <table:table-cell office:value-type="float" office:value="1.22675">
                <text:p>1.22675</text:p>
              </table:table-cell>
              <table:table-cell office:value-type="float" office:value="0.145438">
                <text:p>0.145438</text:p>
              </table:table-cell>
              <table:table-cell office:value-type="float" office:value="0.203007">
                <text:p>0.20300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995843">
                <text:p>18995843</text:p>
              </table:table-cell>
              <table:table-cell office:value-type="float" office:value="1.25932">
                <text:p>1.25932</text:p>
              </table:table-cell>
              <table:table-cell office:value-type="float" office:value="2.86034">
                <text:p>2.86034</text:p>
              </table:table-cell>
              <table:table-cell office:value-type="float" office:value="1.1137">
                <text:p>1.1137</text:p>
              </table:table-cell>
              <table:table-cell office:value-type="float" office:value="0.751107">
                <text:p>0.751107</text:p>
              </table:table-cell>
              <table:table-cell office:value-type="float" office:value="1.68284">
                <text:p>1.682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648572">
                <text:p>37648572</text:p>
              </table:table-cell>
              <table:table-cell office:value-type="float" office:value="1.43295">
                <text:p>1.43295</text:p>
              </table:table-cell>
              <table:table-cell office:value-type="float" office:value="3.12539">
                <text:p>3.12539</text:p>
              </table:table-cell>
              <table:table-cell office:value-type="float" office:value="1.31248">
                <text:p>1.31248</text:p>
              </table:table-cell>
              <table:table-cell office:value-type="float" office:value="0.898997">
                <text:p>0.898997</text:p>
              </table:table-cell>
              <table:table-cell office:value-type="float" office:value="1.75111">
                <text:p>1.75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553">
                <text:p>21553</text:p>
              </table:table-cell>
              <table:table-cell office:value-type="float" office:value="0.238453">
                <text:p>0.238453</text:p>
              </table:table-cell>
              <table:table-cell office:value-type="float" office:value="1.20885">
                <text:p>1.20885</text:p>
              </table:table-cell>
              <table:table-cell office:value-type="float" office:value="0.156167">
                <text:p>0.156167</text:p>
              </table:table-cell>
              <table:table-cell office:value-type="float" office:value="0.24204">
                <text:p>0.24204</text:p>
              </table:table-cell>
              <table:table-cell office:value-type="float" office:value="1.0735">
                <text:p>1.07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420">
                <text:p>5420</text:p>
              </table:table-cell>
              <table:table-cell office:value-type="float" office:value="0.185564">
                <text:p>0.185564</text:p>
              </table:table-cell>
              <table:table-cell office:value-type="float" office:value="1.14061">
                <text:p>1.14061</text:p>
              </table:table-cell>
              <table:table-cell office:value-type="float" office:value="0.108353">
                <text:p>0.108353</text:p>
              </table:table-cell>
              <table:table-cell office:value-type="float" office:value="0.231651">
                <text:p>0.23165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02">
                <text:p>2102</text:p>
              </table:table-cell>
              <table:table-cell office:value-type="float" office:value="0.152551">
                <text:p>0.152551</text:p>
              </table:table-cell>
              <table:table-cell office:value-type="float" office:value="1.14419">
                <text:p>1.14419</text:p>
              </table:table-cell>
              <table:table-cell office:value-type="float" office:value="0.0736175">
                <text:p>0.0736175</text:p>
              </table:table-cell>
              <table:table-cell office:value-type="float" office:value="0.182957">
                <text:p>0.18295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1210">
                <text:p>121210</text:p>
              </table:table-cell>
              <table:table-cell office:value-type="float" office:value="0.332564">
                <text:p>0.332564</text:p>
              </table:table-cell>
              <table:table-cell office:value-type="float" office:value="1.35272">
                <text:p>1.35272</text:p>
              </table:table-cell>
              <table:table-cell office:value-type="float" office:value="0.245376">
                <text:p>0.245376</text:p>
              </table:table-cell>
              <table:table-cell office:value-type="float" office:value="0.270529">
                <text:p>0.270529</text:p>
              </table:table-cell>
              <table:table-cell office:value-type="float" office:value="1.19171">
                <text:p>1.191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76028">
                <text:p>1776028</text:p>
              </table:table-cell>
              <table:table-cell office:value-type="float" office:value="0.821996">
                <text:p>0.821996</text:p>
              </table:table-cell>
              <table:table-cell office:value-type="float" office:value="2.22802">
                <text:p>2.22802</text:p>
              </table:table-cell>
              <table:table-cell office:value-type="float" office:value="0.666914">
                <text:p>0.666914</text:p>
              </table:table-cell>
              <table:table-cell office:value-type="float" office:value="0.44713">
                <text:p>0.44713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224">
                <text:p>12224</text:p>
              </table:table-cell>
              <table:table-cell office:value-type="float" office:value="0.219131">
                <text:p>0.219131</text:p>
              </table:table-cell>
              <table:table-cell office:value-type="float" office:value="1.19592">
                <text:p>1.19592</text:p>
              </table:table-cell>
              <table:table-cell office:value-type="float" office:value="0.134623">
                <text:p>0.134623</text:p>
              </table:table-cell>
              <table:table-cell office:value-type="float" office:value="0.200689">
                <text:p>0.20068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5509">
                <text:p>955509</text:p>
              </table:table-cell>
              <table:table-cell office:value-type="float" office:value="0.713048">
                <text:p>0.713048</text:p>
              </table:table-cell>
              <table:table-cell office:value-type="float" office:value="2.0068">
                <text:p>2.0068</text:p>
              </table:table-cell>
              <table:table-cell office:value-type="float" office:value="0.572069">
                <text:p>0.572069</text:p>
              </table:table-cell>
              <table:table-cell office:value-type="float" office:value="0.456365">
                <text:p>0.456365</text:p>
              </table:table-cell>
              <table:table-cell office:value-type="float" office:value="1.38607">
                <text:p>1.386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84595">
                <text:p>684595</text:p>
              </table:table-cell>
              <table:table-cell office:value-type="float" office:value="0.653629">
                <text:p>0.653629</text:p>
              </table:table-cell>
              <table:table-cell office:value-type="float" office:value="1.83414">
                <text:p>1.83414</text:p>
              </table:table-cell>
              <table:table-cell office:value-type="float" office:value="0.523571">
                <text:p>0.523571</text:p>
              </table:table-cell>
              <table:table-cell office:value-type="float" office:value="0.486642">
                <text:p>0.486642</text:p>
              </table:table-cell>
              <table:table-cell office:value-type="float" office:value="1.35414">
                <text:p>1.354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5780">
                <text:p>1085780</text:p>
              </table:table-cell>
              <table:table-cell office:value-type="float" office:value="0.735973">
                <text:p>0.735973</text:p>
              </table:table-cell>
              <table:table-cell office:value-type="float" office:value="2.00298">
                <text:p>2.00298</text:p>
              </table:table-cell>
              <table:table-cell office:value-type="float" office:value="0.591244">
                <text:p>0.591244</text:p>
              </table:table-cell>
              <table:table-cell office:value-type="float" office:value="0.463759">
                <text:p>0.463759</text:p>
              </table:table-cell>
              <table:table-cell office:value-type="float" office:value="1.39818">
                <text:p>1.398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34">
                <text:p>1534</text:p>
              </table:table-cell>
              <table:table-cell office:value-type="float" office:value="0.148887">
                <text:p>0.148887</text:p>
              </table:table-cell>
              <table:table-cell office:value-type="float" office:value="1.12401">
                <text:p>1.12401</text:p>
              </table:table-cell>
              <table:table-cell office:value-type="float" office:value="0.0673779">
                <text:p>0.0673779</text:p>
              </table:table-cell>
              <table:table-cell office:value-type="float" office:value="0.18243">
                <text:p>0.1824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53">
                <text:p>4153</text:p>
              </table:table-cell>
              <table:table-cell office:value-type="float" office:value="0.176377">
                <text:p>0.176377</text:p>
              </table:table-cell>
              <table:table-cell office:value-type="float" office:value="1.16769">
                <text:p>1.16769</text:p>
              </table:table-cell>
              <table:table-cell office:value-type="float" office:value="0.0959512">
                <text:p>0.0959512</text:p>
              </table:table-cell>
              <table:table-cell office:value-type="float" office:value="0.197162">
                <text:p>0.19716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737902">
                <text:p>8737902</text:p>
              </table:table-cell>
              <table:table-cell office:value-type="float" office:value="1.08411">
                <text:p>1.08411</text:p>
              </table:table-cell>
              <table:table-cell office:value-type="float" office:value="2.62883">
                <text:p>2.62883</text:p>
              </table:table-cell>
              <table:table-cell office:value-type="float" office:value="0.930297">
                <text:p>0.930297</text:p>
              </table:table-cell>
              <table:table-cell office:value-type="float" office:value="0.615533">
                <text:p>0.615533</text:p>
              </table:table-cell>
              <table:table-cell office:value-type="float" office:value="1.60513">
                <text:p>1.605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0915865">
                <text:p>60915865</text:p>
              </table:table-cell>
              <table:table-cell office:value-type="float" office:value="1.53325">
                <text:p>1.53325</text:p>
              </table:table-cell>
              <table:table-cell office:value-type="float" office:value="3.26277">
                <text:p>3.26277</text:p>
              </table:table-cell>
              <table:table-cell office:value-type="float" office:value="1.40444">
                <text:p>1.40444</text:p>
              </table:table-cell>
              <table:table-cell office:value-type="float" office:value="0.847173">
                <text:p>0.847173</text:p>
              </table:table-cell>
              <table:table-cell office:value-type="float" office:value="1.79929">
                <text:p>1.79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26126">
                <text:p>1826126</text:p>
              </table:table-cell>
              <table:table-cell office:value-type="float" office:value="0.816707">
                <text:p>0.816707</text:p>
              </table:table-cell>
              <table:table-cell office:value-type="float" office:value="2.22307">
                <text:p>2.22307</text:p>
              </table:table-cell>
              <table:table-cell office:value-type="float" office:value="0.672119">
                <text:p>0.672119</text:p>
              </table:table-cell>
              <table:table-cell office:value-type="float" office:value="0.47971">
                <text:p>0.47971</text:p>
              </table:table-cell>
              <table:table-cell office:value-type="float" office:value="1.44981">
                <text:p>1.449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612975">
                <text:p>50612975</text:p>
              </table:table-cell>
              <table:table-cell office:value-type="float" office:value="1.49431">
                <text:p>1.49431</text:p>
              </table:table-cell>
              <table:table-cell office:value-type="float" office:value="3.2168">
                <text:p>3.2168</text:p>
              </table:table-cell>
              <table:table-cell office:value-type="float" office:value="1.39177">
                <text:p>1.39177</text:p>
              </table:table-cell>
              <table:table-cell office:value-type="float" office:value="0.894923">
                <text:p>0.894923</text:p>
              </table:table-cell>
              <table:table-cell office:value-type="float" office:value="1.77967">
                <text:p>1.77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046">
                <text:p>19046</text:p>
              </table:table-cell>
              <table:table-cell office:value-type="float" office:value="0.2341">
                <text:p>0.2341</text:p>
              </table:table-cell>
              <table:table-cell office:value-type="float" office:value="1.21084">
                <text:p>1.21084</text:p>
              </table:table-cell>
              <table:table-cell office:value-type="float" office:value="0.14916">
                <text:p>0.14916</text:p>
              </table:table-cell>
              <table:table-cell office:value-type="float" office:value="0.217961">
                <text:p>0.2179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329">
                <text:p>43329</text:p>
              </table:table-cell>
              <table:table-cell office:value-type="float" office:value="0.267293">
                <text:p>0.267293</text:p>
              </table:table-cell>
              <table:table-cell office:value-type="float" office:value="1.28324">
                <text:p>1.28324</text:p>
              </table:table-cell>
              <table:table-cell office:value-type="float" office:value="0.186149">
                <text:p>0.186149</text:p>
              </table:table-cell>
              <table:table-cell office:value-type="float" office:value="0.254494">
                <text:p>0.254494</text:p>
              </table:table-cell>
              <table:table-cell office:value-type="float" office:value="1.12033">
                <text:p>1.120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306">
                <text:p>39306</text:p>
              </table:table-cell>
              <table:table-cell office:value-type="float" office:value="0.262297">
                <text:p>0.262297</text:p>
              </table:table-cell>
              <table:table-cell office:value-type="float" office:value="1.23184">
                <text:p>1.23184</text:p>
              </table:table-cell>
              <table:table-cell office:value-type="float" office:value="0.179051">
                <text:p>0.179051</text:p>
              </table:table-cell>
              <table:table-cell office:value-type="float" office:value="0.239604">
                <text:p>0.239604</text:p>
              </table:table-cell>
              <table:table-cell office:value-type="float" office:value="1.10749">
                <text:p>1.107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919">
                <text:p>128919</text:p>
              </table:table-cell>
              <table:table-cell office:value-type="float" office:value="0.339417">
                <text:p>0.339417</text:p>
              </table:table-cell>
              <table:table-cell office:value-type="float" office:value="1.35092">
                <text:p>1.35092</text:p>
              </table:table-cell>
              <table:table-cell office:value-type="float" office:value="0.250967">
                <text:p>0.250967</text:p>
              </table:table-cell>
              <table:table-cell office:value-type="float" office:value="0.261044">
                <text:p>0.261044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362">
                <text:p>5362</text:p>
              </table:table-cell>
              <table:table-cell office:value-type="float" office:value="0.188315">
                <text:p>0.188315</text:p>
              </table:table-cell>
              <table:table-cell office:value-type="float" office:value="1.16496">
                <text:p>1.16496</text:p>
              </table:table-cell>
              <table:table-cell office:value-type="float" office:value="0.107051">
                <text:p>0.107051</text:p>
              </table:table-cell>
              <table:table-cell office:value-type="float" office:value="0.237855">
                <text:p>0.2378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662955">
                <text:p>18662955</text:p>
              </table:table-cell>
              <table:table-cell office:value-type="float" office:value="1.25002">
                <text:p>1.25002</text:p>
              </table:table-cell>
              <table:table-cell office:value-type="float" office:value="2.85834">
                <text:p>2.85834</text:p>
              </table:table-cell>
              <table:table-cell office:value-type="float" office:value="1.10966">
                <text:p>1.10966</text:p>
              </table:table-cell>
              <table:table-cell office:value-type="float" office:value="0.757414">
                <text:p>0.757414</text:p>
              </table:table-cell>
              <table:table-cell office:value-type="float" office:value="1.68091">
                <text:p>1.680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876706">
                <text:p>35876706</text:p>
              </table:table-cell>
              <table:table-cell office:value-type="float" office:value="1.41653">
                <text:p>1.41653</text:p>
              </table:table-cell>
              <table:table-cell office:value-type="float" office:value="3.08572">
                <text:p>3.08572</text:p>
              </table:table-cell>
              <table:table-cell office:value-type="float" office:value="1.28695">
                <text:p>1.28695</text:p>
              </table:table-cell>
              <table:table-cell office:value-type="float" office:value="0.835492">
                <text:p>0.835492</text:p>
              </table:table-cell>
              <table:table-cell office:value-type="float" office:value="1.74597">
                <text:p>1.745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495343">
                <text:p>39495343</text:p>
              </table:table-cell>
              <table:table-cell office:value-type="float" office:value="1.43356">
                <text:p>1.43356</text:p>
              </table:table-cell>
              <table:table-cell office:value-type="float" office:value="3.10187">
                <text:p>3.10187</text:p>
              </table:table-cell>
              <table:table-cell office:value-type="float" office:value="1.33791">
                <text:p>1.33791</text:p>
              </table:table-cell>
              <table:table-cell office:value-type="float" office:value="0.919819">
                <text:p>0.919819</text:p>
              </table:table-cell>
              <table:table-cell office:value-type="float" office:value="1.75618">
                <text:p>1.756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34856">
                <text:p>2234856</text:p>
              </table:table-cell>
              <table:table-cell office:value-type="float" office:value="0.847">
                <text:p>0.847</text:p>
              </table:table-cell>
              <table:table-cell office:value-type="float" office:value="2.24328">
                <text:p>2.24328</text:p>
              </table:table-cell>
              <table:table-cell office:value-type="float" office:value="0.712111">
                <text:p>0.712111</text:p>
              </table:table-cell>
              <table:table-cell office:value-type="float" office:value="0.474034">
                <text:p>0.474034</text:p>
              </table:table-cell>
              <table:table-cell office:value-type="float" office:value="1.46966">
                <text:p>1.469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258259">
                <text:p>21258259</text:p>
              </table:table-cell>
              <table:table-cell office:value-type="float" office:value="1.28259">
                <text:p>1.28259</text:p>
              </table:table-cell>
              <table:table-cell office:value-type="float" office:value="2.89338">
                <text:p>2.89338</text:p>
              </table:table-cell>
              <table:table-cell office:value-type="float" office:value="1.16424">
                <text:p>1.16424</text:p>
              </table:table-cell>
              <table:table-cell office:value-type="float" office:value="0.854938">
                <text:p>0.854938</text:p>
              </table:table-cell>
              <table:table-cell office:value-type="float" office:value="1.69526">
                <text:p>1.695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761">
                <text:p>3761</text:p>
              </table:table-cell>
              <table:table-cell office:value-type="float" office:value="0.17352">
                <text:p>0.17352</text:p>
              </table:table-cell>
              <table:table-cell office:value-type="float" office:value="1.19827">
                <text:p>1.19827</text:p>
              </table:table-cell>
              <table:table-cell office:value-type="float" office:value="0.0930185">
                <text:p>0.0930185</text:p>
              </table:table-cell>
              <table:table-cell office:value-type="float" office:value="0.199675">
                <text:p>0.19967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58839">
                <text:p>658839</text:p>
              </table:table-cell>
              <table:table-cell office:value-type="float" office:value="0.636154">
                <text:p>0.636154</text:p>
              </table:table-cell>
              <table:table-cell office:value-type="float" office:value="1.83273">
                <text:p>1.83273</text:p>
              </table:table-cell>
              <table:table-cell office:value-type="float" office:value="0.526215">
                <text:p>0.526215</text:p>
              </table:table-cell>
              <table:table-cell office:value-type="float" office:value="0.480074">
                <text:p>0.480074</text:p>
              </table:table-cell>
              <table:table-cell office:value-type="float" office:value="1.35061">
                <text:p>1.350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275568">
                <text:p>33275568</text:p>
              </table:table-cell>
              <table:table-cell office:value-type="float" office:value="1.39912">
                <text:p>1.39912</text:p>
              </table:table-cell>
              <table:table-cell office:value-type="float" office:value="3.07549">
                <text:p>3.07549</text:p>
              </table:table-cell>
              <table:table-cell office:value-type="float" office:value="1.26252">
                <text:p>1.26252</text:p>
              </table:table-cell>
              <table:table-cell office:value-type="float" office:value="0.793988">
                <text:p>0.793988</text:p>
              </table:table-cell>
              <table:table-cell office:value-type="float" office:value="1.73848">
                <text:p>1.738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05231">
                <text:p>5905231</text:p>
              </table:table-cell>
              <table:table-cell office:value-type="float" office:value="1.01193">
                <text:p>1.01193</text:p>
              </table:table-cell>
              <table:table-cell office:value-type="float" office:value="2.49635">
                <text:p>2.49635</text:p>
              </table:table-cell>
              <table:table-cell office:value-type="float" office:value="0.864627">
                <text:p>0.864627</text:p>
              </table:table-cell>
              <table:table-cell office:value-type="float" office:value="0.57156">
                <text:p>0.57156</text:p>
              </table:table-cell>
              <table:table-cell office:value-type="float" office:value="1.56575">
                <text:p>1.565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45">
                <text:p>5845</text:p>
              </table:table-cell>
              <table:table-cell office:value-type="float" office:value="0.194573">
                <text:p>0.194573</text:p>
              </table:table-cell>
              <table:table-cell office:value-type="float" office:value="1.18264">
                <text:p>1.18264</text:p>
              </table:table-cell>
              <table:table-cell office:value-type="float" office:value="0.108982">
                <text:p>0.108982</text:p>
              </table:table-cell>
              <table:table-cell office:value-type="float" office:value="0.180772">
                <text:p>0.18077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22279">
                <text:p>3822279</text:p>
              </table:table-cell>
              <table:table-cell office:value-type="float" office:value="0.942183">
                <text:p>0.942183</text:p>
              </table:table-cell>
              <table:table-cell office:value-type="float" office:value="2.41546">
                <text:p>2.41546</text:p>
              </table:table-cell>
              <table:table-cell office:value-type="float" office:value="0.79165">
                <text:p>0.79165</text:p>
              </table:table-cell>
              <table:table-cell office:value-type="float" office:value="0.49141">
                <text:p>0.49141</text:p>
              </table:table-cell>
              <table:table-cell office:value-type="float" office:value="1.52303">
                <text:p>1.523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9238">
                <text:p>139238</text:p>
              </table:table-cell>
              <table:table-cell office:value-type="float" office:value="0.348903">
                <text:p>0.348903</text:p>
              </table:table-cell>
              <table:table-cell office:value-type="float" office:value="1.3674">
                <text:p>1.3674</text:p>
              </table:table-cell>
              <table:table-cell office:value-type="float" office:value="0.264808">
                <text:p>0.264808</text:p>
              </table:table-cell>
              <table:table-cell office:value-type="float" office:value="0.292472">
                <text:p>0.292472</text:p>
              </table:table-cell>
              <table:table-cell office:value-type="float" office:value="1.20552">
                <text:p>1.205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402208">
                <text:p>67402208</text:p>
              </table:table-cell>
              <table:table-cell office:value-type="float" office:value="1.57269">
                <text:p>1.57269</text:p>
              </table:table-cell>
              <table:table-cell office:value-type="float" office:value="3.29296">
                <text:p>3.29296</text:p>
              </table:table-cell>
              <table:table-cell office:value-type="float" office:value="1.44697">
                <text:p>1.44697</text:p>
              </table:table-cell>
              <table:table-cell office:value-type="float" office:value="0.909692">
                <text:p>0.909692</text:p>
              </table:table-cell>
              <table:table-cell office:value-type="float" office:value="1.80911">
                <text:p>1.809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66">
                <text:p>1066</text:p>
              </table:table-cell>
              <table:table-cell office:value-type="float" office:value="0.13811">
                <text:p>0.13811</text:p>
              </table:table-cell>
              <table:table-cell office:value-type="float" office:value="1.12664">
                <text:p>1.12664</text:p>
              </table:table-cell>
              <table:table-cell office:value-type="float" office:value="0.0595151">
                <text:p>0.0595151</text:p>
              </table:table-cell>
              <table:table-cell office:value-type="float" office:value="0.170001">
                <text:p>0.17000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052203">
                <text:p>11052203</text:p>
              </table:table-cell>
              <table:table-cell office:value-type="float" office:value="1.13489">
                <text:p>1.13489</text:p>
              </table:table-cell>
              <table:table-cell office:value-type="float" office:value="2.66587">
                <text:p>2.66587</text:p>
              </table:table-cell>
              <table:table-cell office:value-type="float" office:value="1.02314">
                <text:p>1.02314</text:p>
              </table:table-cell>
              <table:table-cell office:value-type="float" office:value="0.773184">
                <text:p>0.773184</text:p>
              </table:table-cell>
              <table:table-cell office:value-type="float" office:value="1.62939">
                <text:p>1.629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3667">
                <text:p>263667</text:p>
              </table:table-cell>
              <table:table-cell office:value-type="float" office:value="0.464618">
                <text:p>0.464618</text:p>
              </table:table-cell>
              <table:table-cell office:value-type="float" office:value="1.51038">
                <text:p>1.51038</text:p>
              </table:table-cell>
              <table:table-cell office:value-type="float" office:value="0.355787">
                <text:p>0.355787</text:p>
              </table:table-cell>
              <table:table-cell office:value-type="float" office:value="0.346733">
                <text:p>0.346733</text:p>
              </table:table-cell>
              <table:table-cell office:value-type="float" office:value="1.26234">
                <text:p>1.26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3948">
                <text:p>93948</text:p>
              </table:table-cell>
              <table:table-cell office:value-type="float" office:value="0.310287">
                <text:p>0.310287</text:p>
              </table:table-cell>
              <table:table-cell office:value-type="float" office:value="1.30481">
                <text:p>1.30481</text:p>
              </table:table-cell>
              <table:table-cell office:value-type="float" office:value="0.220402">
                <text:p>0.220402</text:p>
              </table:table-cell>
              <table:table-cell office:value-type="float" office:value="0.221869">
                <text:p>0.221869</text:p>
              </table:table-cell>
              <table:table-cell office:value-type="float" office:value="1.17051">
                <text:p>1.170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565918">
                <text:p>12565918</text:p>
              </table:table-cell>
              <table:table-cell office:value-type="float" office:value="1.16475">
                <text:p>1.16475</text:p>
              </table:table-cell>
              <table:table-cell office:value-type="float" office:value="2.74187">
                <text:p>2.74187</text:p>
              </table:table-cell>
              <table:table-cell office:value-type="float" office:value="1.01307">
                <text:p>1.01307</text:p>
              </table:table-cell>
              <table:table-cell office:value-type="float" office:value="0.692181">
                <text:p>0.692181</text:p>
              </table:table-cell>
              <table:table-cell office:value-type="float" office:value="1.64046">
                <text:p>1.640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7039">
                <text:p>77039</text:p>
              </table:table-cell>
              <table:table-cell office:value-type="float" office:value="0.292978">
                <text:p>0.292978</text:p>
              </table:table-cell>
              <table:table-cell office:value-type="float" office:value="1.27215">
                <text:p>1.27215</text:p>
              </table:table-cell>
              <table:table-cell office:value-type="float" office:value="0.211028">
                <text:p>0.211028</text:p>
              </table:table-cell>
              <table:table-cell office:value-type="float" office:value="0.254749">
                <text:p>0.254749</text:p>
              </table:table-cell>
              <table:table-cell office:value-type="float" office:value="1.15388">
                <text:p>1.153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609530">
                <text:p>55609530</text:p>
              </table:table-cell>
              <table:table-cell office:value-type="float" office:value="1.53406">
                <text:p>1.53406</text:p>
              </table:table-cell>
              <table:table-cell office:value-type="float" office:value="3.33476">
                <text:p>3.33476</text:p>
              </table:table-cell>
              <table:table-cell office:value-type="float" office:value="1.40091">
                <text:p>1.40091</text:p>
              </table:table-cell>
              <table:table-cell office:value-type="float" office:value="0.846908">
                <text:p>0.846908</text:p>
              </table:table-cell>
              <table:table-cell office:value-type="float" office:value="1.79061">
                <text:p>1.790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63">
                <text:p>10063</text:p>
              </table:table-cell>
              <table:table-cell office:value-type="float" office:value="0.212634">
                <text:p>0.212634</text:p>
              </table:table-cell>
              <table:table-cell office:value-type="float" office:value="1.18079">
                <text:p>1.18079</text:p>
              </table:table-cell>
              <table:table-cell office:value-type="float" office:value="0.129501">
                <text:p>0.129501</text:p>
              </table:table-cell>
              <table:table-cell office:value-type="float" office:value="0.219238">
                <text:p>0.21923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18076">
                <text:p>1818076</text:p>
              </table:table-cell>
              <table:table-cell office:value-type="float" office:value="0.819191">
                <text:p>0.819191</text:p>
              </table:table-cell>
              <table:table-cell office:value-type="float" office:value="2.23295">
                <text:p>2.23295</text:p>
              </table:table-cell>
              <table:table-cell office:value-type="float" office:value="0.667074">
                <text:p>0.667074</text:p>
              </table:table-cell>
              <table:table-cell office:value-type="float" office:value="0.460296">
                <text:p>0.460296</text:p>
              </table:table-cell>
              <table:table-cell office:value-type="float" office:value="1.44949">
                <text:p>1.449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31">
                <text:p>2331</text:p>
              </table:table-cell>
              <table:table-cell office:value-type="float" office:value="0.158421">
                <text:p>0.158421</text:p>
              </table:table-cell>
              <table:table-cell office:value-type="float" office:value="1.14793">
                <text:p>1.14793</text:p>
              </table:table-cell>
              <table:table-cell office:value-type="float" office:value="0.0769606">
                <text:p>0.0769606</text:p>
              </table:table-cell>
              <table:table-cell office:value-type="float" office:value="0.176546">
                <text:p>0.17654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226723">
                <text:p>7226723</text:p>
              </table:table-cell>
              <table:table-cell office:value-type="float" office:value="1.04667">
                <text:p>1.04667</text:p>
              </table:table-cell>
              <table:table-cell office:value-type="float" office:value="2.61364">
                <text:p>2.61364</text:p>
              </table:table-cell>
              <table:table-cell office:value-type="float" office:value="0.897245">
                <text:p>0.897245</text:p>
              </table:table-cell>
              <table:table-cell office:value-type="float" office:value="0.595454">
                <text:p>0.595454</text:p>
              </table:table-cell>
              <table:table-cell office:value-type="float" office:value="1.58652">
                <text:p>1.586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91777">
                <text:p>1691777</text:p>
              </table:table-cell>
              <table:table-cell office:value-type="float" office:value="0.811016">
                <text:p>0.811016</text:p>
              </table:table-cell>
              <table:table-cell office:value-type="float" office:value="2.2368">
                <text:p>2.2368</text:p>
              </table:table-cell>
              <table:table-cell office:value-type="float" office:value="0.669519">
                <text:p>0.669519</text:p>
              </table:table-cell>
              <table:table-cell office:value-type="float" office:value="0.542559">
                <text:p>0.542559</text:p>
              </table:table-cell>
              <table:table-cell office:value-type="float" office:value="1.44296">
                <text:p>1.442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356269">
                <text:p>9356269</text:p>
              </table:table-cell>
              <table:table-cell office:value-type="float" office:value="1.10127">
                <text:p>1.10127</text:p>
              </table:table-cell>
              <table:table-cell office:value-type="float" office:value="2.64424">
                <text:p>2.64424</text:p>
              </table:table-cell>
              <table:table-cell office:value-type="float" office:value="0.947283">
                <text:p>0.947283</text:p>
              </table:table-cell>
              <table:table-cell office:value-type="float" office:value="0.626411">
                <text:p>0.626411</text:p>
              </table:table-cell>
              <table:table-cell office:value-type="float" office:value="1.61201">
                <text:p>1.612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918279">
                <text:p>25918279</text:p>
              </table:table-cell>
              <table:table-cell office:value-type="float" office:value="1.3372">
                <text:p>1.3372</text:p>
              </table:table-cell>
              <table:table-cell office:value-type="float" office:value="2.97712">
                <text:p>2.97712</text:p>
              </table:table-cell>
              <table:table-cell office:value-type="float" office:value="1.19536">
                <text:p>1.19536</text:p>
              </table:table-cell>
              <table:table-cell office:value-type="float" office:value="0.782831">
                <text:p>0.782831</text:p>
              </table:table-cell>
              <table:table-cell office:value-type="float" office:value="1.71277">
                <text:p>1.712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190">
                <text:p>20190</text:p>
              </table:table-cell>
              <table:table-cell office:value-type="float" office:value="0.23724">
                <text:p>0.23724</text:p>
              </table:table-cell>
              <table:table-cell office:value-type="float" office:value="1.21434">
                <text:p>1.21434</text:p>
              </table:table-cell>
              <table:table-cell office:value-type="float" office:value="0.152012">
                <text:p>0.152012</text:p>
              </table:table-cell>
              <table:table-cell office:value-type="float" office:value="0.222569">
                <text:p>0.222569</text:p>
              </table:table-cell>
              <table:table-cell office:value-type="float" office:value="1.06841">
                <text:p>1.068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4552">
                <text:p>504552</text:p>
              </table:table-cell>
              <table:table-cell office:value-type="float" office:value="0.593351">
                <text:p>0.593351</text:p>
              </table:table-cell>
              <table:table-cell office:value-type="float" office:value="1.76292">
                <text:p>1.76292</text:p>
              </table:table-cell>
              <table:table-cell office:value-type="float" office:value="0.461805">
                <text:p>0.461805</text:p>
              </table:table-cell>
              <table:table-cell office:value-type="float" office:value="0.399897">
                <text:p>0.399897</text:p>
              </table:table-cell>
              <table:table-cell office:value-type="float" office:value="1.32367">
                <text:p>1.323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49">
                <text:p>20449</text:p>
              </table:table-cell>
              <table:table-cell office:value-type="float" office:value="0.235034">
                <text:p>0.235034</text:p>
              </table:table-cell>
              <table:table-cell office:value-type="float" office:value="1.1994">
                <text:p>1.1994</text:p>
              </table:table-cell>
              <table:table-cell office:value-type="float" office:value="0.152411">
                <text:p>0.152411</text:p>
              </table:table-cell>
              <table:table-cell office:value-type="float" office:value="0.24428">
                <text:p>0.244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537904">
                <text:p>29537904</text:p>
              </table:table-cell>
              <table:table-cell office:value-type="float" office:value="1.37177">
                <text:p>1.37177</text:p>
              </table:table-cell>
              <table:table-cell office:value-type="float" office:value="3.09724">
                <text:p>3.09724</text:p>
              </table:table-cell>
              <table:table-cell office:value-type="float" office:value="1.25231">
                <text:p>1.25231</text:p>
              </table:table-cell>
              <table:table-cell office:value-type="float" office:value="0.873075">
                <text:p>0.873075</text:p>
              </table:table-cell>
              <table:table-cell office:value-type="float" office:value="1.72721">
                <text:p>1.727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850714">
                <text:p>21850714</text:p>
              </table:table-cell>
              <table:table-cell office:value-type="float" office:value="1.29099">
                <text:p>1.29099</text:p>
              </table:table-cell>
              <table:table-cell office:value-type="float" office:value="2.88171">
                <text:p>2.88171</text:p>
              </table:table-cell>
              <table:table-cell office:value-type="float" office:value="1.18723">
                <text:p>1.18723</text:p>
              </table:table-cell>
              <table:table-cell office:value-type="float" office:value="0.862911">
                <text:p>0.862911</text:p>
              </table:table-cell>
              <table:table-cell office:value-type="float" office:value="1.69765">
                <text:p>1.697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2242">
                <text:p>72242</text:p>
              </table:table-cell>
              <table:table-cell office:value-type="float" office:value="0.289476">
                <text:p>0.289476</text:p>
              </table:table-cell>
              <table:table-cell office:value-type="float" office:value="1.28043">
                <text:p>1.28043</text:p>
              </table:table-cell>
              <table:table-cell office:value-type="float" office:value="0.205048">
                <text:p>0.205048</text:p>
              </table:table-cell>
              <table:table-cell office:value-type="float" office:value="0.226791">
                <text:p>0.226791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808228">
                <text:p>22808228</text:p>
              </table:table-cell>
              <table:table-cell office:value-type="float" office:value="1.30088">
                <text:p>1.30088</text:p>
              </table:table-cell>
              <table:table-cell office:value-type="float" office:value="2.89706">
                <text:p>2.89706</text:p>
              </table:table-cell>
              <table:table-cell office:value-type="float" office:value="1.19441">
                <text:p>1.19441</text:p>
              </table:table-cell>
              <table:table-cell office:value-type="float" office:value="0.861365">
                <text:p>0.861365</text:p>
              </table:table-cell>
              <table:table-cell office:value-type="float" office:value="1.70128">
                <text:p>1.701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830495">
                <text:p>39830495</text:p>
              </table:table-cell>
              <table:table-cell office:value-type="float" office:value="1.44145">
                <text:p>1.44145</text:p>
              </table:table-cell>
              <table:table-cell office:value-type="float" office:value="3.10206">
                <text:p>3.10206</text:p>
              </table:table-cell>
              <table:table-cell office:value-type="float" office:value="1.34562">
                <text:p>1.34562</text:p>
              </table:table-cell>
              <table:table-cell office:value-type="float" office:value="0.92749">
                <text:p>0.92749</text:p>
              </table:table-cell>
              <table:table-cell office:value-type="float" office:value="1.7571">
                <text:p>1.75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83273">
                <text:p>1483273</text:p>
              </table:table-cell>
              <table:table-cell office:value-type="float" office:value="0.788621">
                <text:p>0.788621</text:p>
              </table:table-cell>
              <table:table-cell office:value-type="float" office:value="2.09084">
                <text:p>2.09084</text:p>
              </table:table-cell>
              <table:table-cell office:value-type="float" office:value="0.635059">
                <text:p>0.635059</text:p>
              </table:table-cell>
              <table:table-cell office:value-type="float" office:value="0.478078">
                <text:p>0.478078</text:p>
              </table:table-cell>
              <table:table-cell office:value-type="float" office:value="1.42852">
                <text:p>1.428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89791">
                <text:p>2089791</text:p>
              </table:table-cell>
              <table:table-cell office:value-type="float" office:value="0.834266">
                <text:p>0.834266</text:p>
              </table:table-cell>
              <table:table-cell office:value-type="float" office:value="2.21898">
                <text:p>2.21898</text:p>
              </table:table-cell>
              <table:table-cell office:value-type="float" office:value="0.708549">
                <text:p>0.708549</text:p>
              </table:table-cell>
              <table:table-cell office:value-type="float" office:value="0.509596">
                <text:p>0.509596</text:p>
              </table:table-cell>
              <table:table-cell office:value-type="float" office:value="1.46263">
                <text:p>1.462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801">
                <text:p>68801</text:p>
              </table:table-cell>
              <table:table-cell office:value-type="float" office:value="0.28655">
                <text:p>0.28655</text:p>
              </table:table-cell>
              <table:table-cell office:value-type="float" office:value="1.27715">
                <text:p>1.27715</text:p>
              </table:table-cell>
              <table:table-cell office:value-type="float" office:value="0.203822">
                <text:p>0.203822</text:p>
              </table:table-cell>
              <table:table-cell office:value-type="float" office:value="0.245939">
                <text:p>0.245939</text:p>
              </table:table-cell>
              <table:table-cell office:value-type="float" office:value="1.14636">
                <text:p>1.146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79">
                <text:p>3879</text:p>
              </table:table-cell>
              <table:table-cell office:value-type="float" office:value="0.173679">
                <text:p>0.173679</text:p>
              </table:table-cell>
              <table:table-cell office:value-type="float" office:value="1.18137">
                <text:p>1.18137</text:p>
              </table:table-cell>
              <table:table-cell office:value-type="float" office:value="0.0945083">
                <text:p>0.0945083</text:p>
              </table:table-cell>
              <table:table-cell office:value-type="float" office:value="0.209212">
                <text:p>0.2092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4884">
                <text:p>94884</text:p>
              </table:table-cell>
              <table:table-cell office:value-type="float" office:value="0.309036">
                <text:p>0.309036</text:p>
              </table:table-cell>
              <table:table-cell office:value-type="float" office:value="1.2844">
                <text:p>1.2844</text:p>
              </table:table-cell>
              <table:table-cell office:value-type="float" office:value="0.220825">
                <text:p>0.220825</text:p>
              </table:table-cell>
              <table:table-cell office:value-type="float" office:value="0.247468">
                <text:p>0.247468</text:p>
              </table:table-cell>
              <table:table-cell office:value-type="float" office:value="1.17166">
                <text:p>1.171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303639">
                <text:p>11303639</text:p>
              </table:table-cell>
              <table:table-cell office:value-type="float" office:value="1.14465">
                <text:p>1.14465</text:p>
              </table:table-cell>
              <table:table-cell office:value-type="float" office:value="2.69704">
                <text:p>2.69704</text:p>
              </table:table-cell>
              <table:table-cell office:value-type="float" office:value="1.00881">
                <text:p>1.00881</text:p>
              </table:table-cell>
              <table:table-cell office:value-type="float" office:value="0.788681">
                <text:p>0.78868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884253">
                <text:p>2884253</text:p>
              </table:table-cell>
              <table:table-cell office:value-type="float" office:value="0.887776">
                <text:p>0.887776</text:p>
              </table:table-cell>
              <table:table-cell office:value-type="float" office:value="2.29157">
                <text:p>2.29157</text:p>
              </table:table-cell>
              <table:table-cell office:value-type="float" office:value="0.753984">
                <text:p>0.753984</text:p>
              </table:table-cell>
              <table:table-cell office:value-type="float" office:value="0.611197">
                <text:p>0.611197</text:p>
              </table:table-cell>
              <table:table-cell office:value-type="float" office:value="1.4953">
                <text:p>1.49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204">
                <text:p>30204</text:p>
              </table:table-cell>
              <table:table-cell office:value-type="float" office:value="0.250588">
                <text:p>0.250588</text:p>
              </table:table-cell>
              <table:table-cell office:value-type="float" office:value="1.26236">
                <text:p>1.26236</text:p>
              </table:table-cell>
              <table:table-cell office:value-type="float" office:value="0.164927">
                <text:p>0.164927</text:p>
              </table:table-cell>
              <table:table-cell office:value-type="float" office:value="0.211939">
                <text:p>0.211939</text:p>
              </table:table-cell>
              <table:table-cell office:value-type="float" office:value="1.08804">
                <text:p>1.088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704">
                <text:p>35704</text:p>
              </table:table-cell>
              <table:table-cell office:value-type="float" office:value="0.262662">
                <text:p>0.262662</text:p>
              </table:table-cell>
              <table:table-cell office:value-type="float" office:value="1.27925">
                <text:p>1.27925</text:p>
              </table:table-cell>
              <table:table-cell office:value-type="float" office:value="0.175149">
                <text:p>0.175149</text:p>
              </table:table-cell>
              <table:table-cell office:value-type="float" office:value="0.20937">
                <text:p>0.20937</text:p>
              </table:table-cell>
              <table:table-cell office:value-type="float" office:value="1.10099">
                <text:p>1.100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01">
                <text:p>5501</text:p>
              </table:table-cell>
              <table:table-cell office:value-type="float" office:value="0.187854">
                <text:p>0.187854</text:p>
              </table:table-cell>
              <table:table-cell office:value-type="float" office:value="1.13616">
                <text:p>1.13616</text:p>
              </table:table-cell>
              <table:table-cell office:value-type="float" office:value="0.109681">
                <text:p>0.109681</text:p>
              </table:table-cell>
              <table:table-cell office:value-type="float" office:value="0.241484">
                <text:p>0.24148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78">
                <text:p>1178</text:p>
              </table:table-cell>
              <table:table-cell office:value-type="float" office:value="0.13842">
                <text:p>0.13842</text:p>
              </table:table-cell>
              <table:table-cell office:value-type="float" office:value="1.14544">
                <text:p>1.14544</text:p>
              </table:table-cell>
              <table:table-cell office:value-type="float" office:value="0.0618128">
                <text:p>0.0618128</text:p>
              </table:table-cell>
              <table:table-cell office:value-type="float" office:value="0.18475">
                <text:p>0.184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14">
                <text:p>2314</text:p>
              </table:table-cell>
              <table:table-cell office:value-type="float" office:value="0.160228">
                <text:p>0.160228</text:p>
              </table:table-cell>
              <table:table-cell office:value-type="float" office:value="1.15157">
                <text:p>1.15157</text:p>
              </table:table-cell>
              <table:table-cell office:value-type="float" office:value="0.0781393">
                <text:p>0.0781393</text:p>
              </table:table-cell>
              <table:table-cell office:value-type="float" office:value="0.190998">
                <text:p>0.1909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468758">
                <text:p>5468758</text:p>
              </table:table-cell>
              <table:table-cell office:value-type="float" office:value="0.996831">
                <text:p>0.996831</text:p>
              </table:table-cell>
              <table:table-cell office:value-type="float" office:value="2.44426">
                <text:p>2.44426</text:p>
              </table:table-cell>
              <table:table-cell office:value-type="float" office:value="0.853827">
                <text:p>0.853827</text:p>
              </table:table-cell>
              <table:table-cell office:value-type="float" office:value="0.614876">
                <text:p>0.614876</text:p>
              </table:table-cell>
              <table:table-cell office:value-type="float" office:value="1.55948">
                <text:p>1.559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2">
                <text:p>1032</text:p>
              </table:table-cell>
              <table:table-cell office:value-type="float" office:value="0.137201">
                <text:p>0.137201</text:p>
              </table:table-cell>
              <table:table-cell office:value-type="float" office:value="1.17409">
                <text:p>1.17409</text:p>
              </table:table-cell>
              <table:table-cell office:value-type="float" office:value="0.0600252">
                <text:p>0.0600252</text:p>
              </table:table-cell>
              <table:table-cell office:value-type="float" office:value="0.178678">
                <text:p>0.1786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1028">
                <text:p>331028</text:p>
              </table:table-cell>
              <table:table-cell office:value-type="float" office:value="0.50666">
                <text:p>0.50666</text:p>
              </table:table-cell>
              <table:table-cell office:value-type="float" office:value="1.57834">
                <text:p>1.57834</text:p>
              </table:table-cell>
              <table:table-cell office:value-type="float" office:value="0.413002">
                <text:p>0.413002</text:p>
              </table:table-cell>
              <table:table-cell office:value-type="float" office:value="0.422684">
                <text:p>0.422684</text:p>
              </table:table-cell>
              <table:table-cell office:value-type="float" office:value="1.28451">
                <text:p>1.284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270">
                <text:p>17270</text:p>
              </table:table-cell>
              <table:table-cell office:value-type="float" office:value="0.231971">
                <text:p>0.231971</text:p>
              </table:table-cell>
              <table:table-cell office:value-type="float" office:value="1.27558">
                <text:p>1.27558</text:p>
              </table:table-cell>
              <table:table-cell office:value-type="float" office:value="0.14725">
                <text:p>0.14725</text:p>
              </table:table-cell>
              <table:table-cell office:value-type="float" office:value="0.22144">
                <text:p>0.221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952">
                <text:p>6952</text:p>
              </table:table-cell>
              <table:table-cell office:value-type="float" office:value="0.198947">
                <text:p>0.198947</text:p>
              </table:table-cell>
              <table:table-cell office:value-type="float" office:value="1.24624">
                <text:p>1.24624</text:p>
              </table:table-cell>
              <table:table-cell office:value-type="float" office:value="0.115119">
                <text:p>0.115119</text:p>
              </table:table-cell>
              <table:table-cell office:value-type="float" office:value="0.190523">
                <text:p>0.1905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5961796">
                <text:p>45961796</text:p>
              </table:table-cell>
              <table:table-cell office:value-type="float" office:value="1.47625">
                <text:p>1.47625</text:p>
              </table:table-cell>
              <table:table-cell office:value-type="float" office:value="3.12913">
                <text:p>3.12913</text:p>
              </table:table-cell>
              <table:table-cell office:value-type="float" office:value="1.37484">
                <text:p>1.37484</text:p>
              </table:table-cell>
              <table:table-cell office:value-type="float" office:value="0.948946">
                <text:p>0.948946</text:p>
              </table:table-cell>
              <table:table-cell office:value-type="float" office:value="1.7714">
                <text:p>1.77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28704">
                <text:p>2428704</text:p>
              </table:table-cell>
              <table:table-cell office:value-type="float" office:value="0.864564">
                <text:p>0.864564</text:p>
              </table:table-cell>
              <table:table-cell office:value-type="float" office:value="2.24723">
                <text:p>2.24723</text:p>
              </table:table-cell>
              <table:table-cell office:value-type="float" office:value="0.735424">
                <text:p>0.735424</text:p>
              </table:table-cell>
              <table:table-cell office:value-type="float" office:value="0.526682">
                <text:p>0.526682</text:p>
              </table:table-cell>
              <table:table-cell office:value-type="float" office:value="1.47792">
                <text:p>1.477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50">
                <text:p>6350</text:p>
              </table:table-cell>
              <table:table-cell office:value-type="float" office:value="0.193456">
                <text:p>0.193456</text:p>
              </table:table-cell>
              <table:table-cell office:value-type="float" office:value="1.17898">
                <text:p>1.17898</text:p>
              </table:table-cell>
              <table:table-cell office:value-type="float" office:value="0.112545">
                <text:p>0.112545</text:p>
              </table:table-cell>
              <table:table-cell office:value-type="float" office:value="0.19939">
                <text:p>0.199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29">
                <text:p>1629</text:p>
              </table:table-cell>
              <table:table-cell office:value-type="float" office:value="0.146699">
                <text:p>0.146699</text:p>
              </table:table-cell>
              <table:table-cell office:value-type="float" office:value="1.15254">
                <text:p>1.15254</text:p>
              </table:table-cell>
              <table:table-cell office:value-type="float" office:value="0.070856">
                <text:p>0.070856</text:p>
              </table:table-cell>
              <table:table-cell office:value-type="float" office:value="0.183391">
                <text:p>0.18339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632">
                <text:p>206632</text:p>
              </table:table-cell>
              <table:table-cell office:value-type="float" office:value="0.420271">
                <text:p>0.420271</text:p>
              </table:table-cell>
              <table:table-cell office:value-type="float" office:value="1.44518">
                <text:p>1.44518</text:p>
              </table:table-cell>
              <table:table-cell office:value-type="float" office:value="0.320616">
                <text:p>0.320616</text:p>
              </table:table-cell>
              <table:table-cell office:value-type="float" office:value="0.343287">
                <text:p>0.343287</text:p>
              </table:table-cell>
              <table:table-cell office:value-type="float" office:value="1.23868">
                <text:p>1.238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960912">
                <text:p>11960912</text:p>
              </table:table-cell>
              <table:table-cell office:value-type="float" office:value="1.15601">
                <text:p>1.15601</text:p>
              </table:table-cell>
              <table:table-cell office:value-type="float" office:value="2.73904">
                <text:p>2.73904</text:p>
              </table:table-cell>
              <table:table-cell office:value-type="float" office:value="0.988672">
                <text:p>0.988672</text:p>
              </table:table-cell>
              <table:table-cell office:value-type="float" office:value="0.617791">
                <text:p>0.617791</text:p>
              </table:table-cell>
              <table:table-cell office:value-type="float" office:value="1.63578">
                <text:p>1.635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01252">
                <text:p>1101252</text:p>
              </table:table-cell>
              <table:table-cell office:value-type="float" office:value="0.732118">
                <text:p>0.732118</text:p>
              </table:table-cell>
              <table:table-cell office:value-type="float" office:value="2.00541">
                <text:p>2.00541</text:p>
              </table:table-cell>
              <table:table-cell office:value-type="float" office:value="0.596892">
                <text:p>0.596892</text:p>
              </table:table-cell>
              <table:table-cell office:value-type="float" office:value="0.484486">
                <text:p>0.484486</text:p>
              </table:table-cell>
              <table:table-cell office:value-type="float" office:value="1.39974">
                <text:p>1.3997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49">
                <text:p>2149</text:p>
              </table:table-cell>
              <table:table-cell office:value-type="float" office:value="0.151425">
                <text:p>0.151425</text:p>
              </table:table-cell>
              <table:table-cell office:value-type="float" office:value="1.15746">
                <text:p>1.15746</text:p>
              </table:table-cell>
              <table:table-cell office:value-type="float" office:value="0.0746374">
                <text:p>0.0746374</text:p>
              </table:table-cell>
              <table:table-cell office:value-type="float" office:value="0.193556">
                <text:p>0.1935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72916">
                <text:p>472916</text:p>
              </table:table-cell>
              <table:table-cell office:value-type="float" office:value="0.578934">
                <text:p>0.578934</text:p>
              </table:table-cell>
              <table:table-cell office:value-type="float" office:value="1.7599">
                <text:p>1.7599</text:p>
              </table:table-cell>
              <table:table-cell office:value-type="float" office:value="0.461418">
                <text:p>0.461418</text:p>
              </table:table-cell>
              <table:table-cell office:value-type="float" office:value="0.416016">
                <text:p>0.416016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38724">
                <text:p>938724</text:p>
              </table:table-cell>
              <table:table-cell office:value-type="float" office:value="0.704056">
                <text:p>0.704056</text:p>
              </table:table-cell>
              <table:table-cell office:value-type="float" office:value="2.01639">
                <text:p>2.01639</text:p>
              </table:table-cell>
              <table:table-cell office:value-type="float" office:value="0.564576">
                <text:p>0.564576</text:p>
              </table:table-cell>
              <table:table-cell office:value-type="float" office:value="0.435383">
                <text:p>0.435383</text:p>
              </table:table-cell>
              <table:table-cell office:value-type="float" office:value="1.38449">
                <text:p>1.384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50">
                <text:p>5350</text:p>
              </table:table-cell>
              <table:table-cell office:value-type="float" office:value="0.188032">
                <text:p>0.188032</text:p>
              </table:table-cell>
              <table:table-cell office:value-type="float" office:value="1.15703">
                <text:p>1.15703</text:p>
              </table:table-cell>
              <table:table-cell office:value-type="float" office:value="0.106327">
                <text:p>0.106327</text:p>
              </table:table-cell>
              <table:table-cell office:value-type="float" office:value="0.227872">
                <text:p>0.2278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1794">
                <text:p>171794</text:p>
              </table:table-cell>
              <table:table-cell office:value-type="float" office:value="0.399826">
                <text:p>0.399826</text:p>
              </table:table-cell>
              <table:table-cell office:value-type="float" office:value="1.45718">
                <text:p>1.45718</text:p>
              </table:table-cell>
              <table:table-cell office:value-type="float" office:value="0.299423">
                <text:p>0.299423</text:p>
              </table:table-cell>
              <table:table-cell office:value-type="float" office:value="0.335521">
                <text:p>0.335521</text:p>
              </table:table-cell>
              <table:table-cell office:value-type="float" office:value="1.23513">
                <text:p>1.235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6936">
                <text:p>26936</text:p>
              </table:table-cell>
              <table:table-cell office:value-type="float" office:value="0.247275">
                <text:p>0.247275</text:p>
              </table:table-cell>
              <table:table-cell office:value-type="float" office:value="1.27122">
                <text:p>1.27122</text:p>
              </table:table-cell>
              <table:table-cell office:value-type="float" office:value="0.163144">
                <text:p>0.163144</text:p>
              </table:table-cell>
              <table:table-cell office:value-type="float" office:value="0.222881">
                <text:p>0.222881</text:p>
              </table:table-cell>
              <table:table-cell office:value-type="float" office:value="1.08371">
                <text:p>1.083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81">
                <text:p>6081</text:p>
              </table:table-cell>
              <table:table-cell office:value-type="float" office:value="0.192674">
                <text:p>0.192674</text:p>
              </table:table-cell>
              <table:table-cell office:value-type="float" office:value="1.18056">
                <text:p>1.18056</text:p>
              </table:table-cell>
              <table:table-cell office:value-type="float" office:value="0.110682">
                <text:p>0.110682</text:p>
              </table:table-cell>
              <table:table-cell office:value-type="float" office:value="0.205183">
                <text:p>0.20518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18477">
                <text:p>3218477</text:p>
              </table:table-cell>
              <table:table-cell office:value-type="float" office:value="0.910738">
                <text:p>0.910738</text:p>
              </table:table-cell>
              <table:table-cell office:value-type="float" office:value="2.33667">
                <text:p>2.33667</text:p>
              </table:table-cell>
              <table:table-cell office:value-type="float" office:value="0.763768">
                <text:p>0.763768</text:p>
              </table:table-cell>
              <table:table-cell office:value-type="float" office:value="0.500872">
                <text:p>0.500872</text:p>
              </table:table-cell>
              <table:table-cell office:value-type="float" office:value="1.50473">
                <text:p>1.504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91504">
                <text:p>591504</text:p>
              </table:table-cell>
              <table:table-cell office:value-type="float" office:value="0.619915">
                <text:p>0.619915</text:p>
              </table:table-cell>
              <table:table-cell office:value-type="float" office:value="1.79768">
                <text:p>1.79768</text:p>
              </table:table-cell>
              <table:table-cell office:value-type="float" office:value="0.502029">
                <text:p>0.502029</text:p>
              </table:table-cell>
              <table:table-cell office:value-type="float" office:value="0.428499">
                <text:p>0.428499</text:p>
              </table:table-cell>
              <table:table-cell office:value-type="float" office:value="1.33884">
                <text:p>1.338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3688">
                <text:p>133688</text:p>
              </table:table-cell>
              <table:table-cell office:value-type="float" office:value="0.352277">
                <text:p>0.352277</text:p>
              </table:table-cell>
              <table:table-cell office:value-type="float" office:value="1.40052">
                <text:p>1.40052</text:p>
              </table:table-cell>
              <table:table-cell office:value-type="float" office:value="0.25823">
                <text:p>0.25823</text:p>
              </table:table-cell>
              <table:table-cell office:value-type="float" office:value="0.271082">
                <text:p>0.271082</text:p>
              </table:table-cell>
              <table:table-cell office:value-type="float" office:value="1.20286">
                <text:p>1.202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756">
                <text:p>3756</text:p>
              </table:table-cell>
              <table:table-cell office:value-type="float" office:value="0.172472">
                <text:p>0.172472</text:p>
              </table:table-cell>
              <table:table-cell office:value-type="float" office:value="1.19137">
                <text:p>1.19137</text:p>
              </table:table-cell>
              <table:table-cell office:value-type="float" office:value="0.0932162">
                <text:p>0.0932162</text:p>
              </table:table-cell>
              <table:table-cell office:value-type="float" office:value="0.203521">
                <text:p>0.203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73813">
                <text:p>473813</text:p>
              </table:table-cell>
              <table:table-cell office:value-type="float" office:value="0.575454">
                <text:p>0.575454</text:p>
              </table:table-cell>
              <table:table-cell office:value-type="float" office:value="1.76606">
                <text:p>1.76606</text:p>
              </table:table-cell>
              <table:table-cell office:value-type="float" office:value="0.459617">
                <text:p>0.459617</text:p>
              </table:table-cell>
              <table:table-cell office:value-type="float" office:value="0.397237">
                <text:p>0.397237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54300">
                <text:p>2954300</text:p>
              </table:table-cell>
              <table:table-cell office:value-type="float" office:value="0.901527">
                <text:p>0.901527</text:p>
              </table:table-cell>
              <table:table-cell office:value-type="float" office:value="2.30047">
                <text:p>2.30047</text:p>
              </table:table-cell>
              <table:table-cell office:value-type="float" office:value="0.75084">
                <text:p>0.75084</text:p>
              </table:table-cell>
              <table:table-cell office:value-type="float" office:value="0.515043">
                <text:p>0.515043</text:p>
              </table:table-cell>
              <table:table-cell office:value-type="float" office:value="1.49676">
                <text:p>1.496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000">
                <text:p>29000</text:p>
              </table:table-cell>
              <table:table-cell office:value-type="float" office:value="0.250379">
                <text:p>0.250379</text:p>
              </table:table-cell>
              <table:table-cell office:value-type="float" office:value="1.26996">
                <text:p>1.26996</text:p>
              </table:table-cell>
              <table:table-cell office:value-type="float" office:value="0.164936">
                <text:p>0.164936</text:p>
              </table:table-cell>
              <table:table-cell office:value-type="float" office:value="0.218012">
                <text:p>0.218012</text:p>
              </table:table-cell>
              <table:table-cell office:value-type="float" office:value="1.08426">
                <text:p>1.084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6742748">
                <text:p>46742748</text:p>
              </table:table-cell>
              <table:table-cell office:value-type="float" office:value="1.48489">
                <text:p>1.48489</text:p>
              </table:table-cell>
              <table:table-cell office:value-type="float" office:value="3.18376">
                <text:p>3.18376</text:p>
              </table:table-cell>
              <table:table-cell office:value-type="float" office:value="1.33916">
                <text:p>1.33916</text:p>
              </table:table-cell>
              <table:table-cell office:value-type="float" office:value="0.795259">
                <text:p>0.795259</text:p>
              </table:table-cell>
              <table:table-cell office:value-type="float" office:value="1.7726">
                <text:p>1.77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788">
                <text:p>7788</text:p>
              </table:table-cell>
              <table:table-cell office:value-type="float" office:value="0.205658">
                <text:p>0.205658</text:p>
              </table:table-cell>
              <table:table-cell office:value-type="float" office:value="1.22166">
                <text:p>1.22166</text:p>
              </table:table-cell>
              <table:table-cell office:value-type="float" office:value="0.121249">
                <text:p>0.121249</text:p>
              </table:table-cell>
              <table:table-cell office:value-type="float" office:value="0.204607">
                <text:p>0.20460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4663">
                <text:p>44663</text:p>
              </table:table-cell>
              <table:table-cell office:value-type="float" office:value="0.267456">
                <text:p>0.267456</text:p>
              </table:table-cell>
              <table:table-cell office:value-type="float" office:value="1.22886">
                <text:p>1.22886</text:p>
              </table:table-cell>
              <table:table-cell office:value-type="float" office:value="0.185567">
                <text:p>0.185567</text:p>
              </table:table-cell>
              <table:table-cell office:value-type="float" office:value="0.262555">
                <text:p>0.262555</text:p>
              </table:table-cell>
              <table:table-cell office:value-type="float" office:value="1.11495">
                <text:p>1.114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7556">
                <text:p>87556</text:p>
              </table:table-cell>
              <table:table-cell office:value-type="float" office:value="0.299846">
                <text:p>0.299846</text:p>
              </table:table-cell>
              <table:table-cell office:value-type="float" office:value="1.27105">
                <text:p>1.27105</text:p>
              </table:table-cell>
              <table:table-cell office:value-type="float" office:value="0.216085">
                <text:p>0.216085</text:p>
              </table:table-cell>
              <table:table-cell office:value-type="float" office:value="0.261671">
                <text:p>0.261671</text:p>
              </table:table-cell>
              <table:table-cell office:value-type="float" office:value="1.16697">
                <text:p>1.166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265236">
                <text:p>7265236</text:p>
              </table:table-cell>
              <table:table-cell office:value-type="float" office:value="1.05598">
                <text:p>1.05598</text:p>
              </table:table-cell>
              <table:table-cell office:value-type="float" office:value="2.62118">
                <text:p>2.62118</text:p>
              </table:table-cell>
              <table:table-cell office:value-type="float" office:value="0.901203">
                <text:p>0.901203</text:p>
              </table:table-cell>
              <table:table-cell office:value-type="float" office:value="0.597582">
                <text:p>0.597582</text:p>
              </table:table-cell>
              <table:table-cell office:value-type="float" office:value="1.58708">
                <text:p>1.587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052">
                <text:p>4052</text:p>
              </table:table-cell>
              <table:table-cell office:value-type="float" office:value="0.177986">
                <text:p>0.177986</text:p>
              </table:table-cell>
              <table:table-cell office:value-type="float" office:value="1.17338">
                <text:p>1.17338</text:p>
              </table:table-cell>
              <table:table-cell office:value-type="float" office:value="0.0964239">
                <text:p>0.0964239</text:p>
              </table:table-cell>
              <table:table-cell office:value-type="float" office:value="0.190498">
                <text:p>0.19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102601">
                <text:p>19102601</text:p>
              </table:table-cell>
              <table:table-cell office:value-type="float" office:value="1.26853">
                <text:p>1.26853</text:p>
              </table:table-cell>
              <table:table-cell office:value-type="float" office:value="2.88592">
                <text:p>2.88592</text:p>
              </table:table-cell>
              <table:table-cell office:value-type="float" office:value="1.12579">
                <text:p>1.12579</text:p>
              </table:table-cell>
              <table:table-cell office:value-type="float" office:value="0.780213">
                <text:p>0.780213</text:p>
              </table:table-cell>
              <table:table-cell office:value-type="float" office:value="1.68341">
                <text:p>1.683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6561">
                <text:p>346561</text:p>
              </table:table-cell>
              <table:table-cell office:value-type="float" office:value="0.517567">
                <text:p>0.517567</text:p>
              </table:table-cell>
              <table:table-cell office:value-type="float" office:value="1.58658">
                <text:p>1.58658</text:p>
              </table:table-cell>
              <table:table-cell office:value-type="float" office:value="0.419127">
                <text:p>0.419127</text:p>
              </table:table-cell>
              <table:table-cell office:value-type="float" office:value="0.429297">
                <text:p>0.429297</text:p>
              </table:table-cell>
              <table:table-cell office:value-type="float" office:value="1.28879">
                <text:p>1.288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376">
                <text:p>30376</text:p>
              </table:table-cell>
              <table:table-cell office:value-type="float" office:value="0.24826">
                <text:p>0.24826</text:p>
              </table:table-cell>
              <table:table-cell office:value-type="float" office:value="1.25974">
                <text:p>1.25974</text:p>
              </table:table-cell>
              <table:table-cell office:value-type="float" office:value="0.164956">
                <text:p>0.164956</text:p>
              </table:table-cell>
              <table:table-cell office:value-type="float" office:value="0.213341">
                <text:p>0.213341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05397">
                <text:p>505397</text:p>
              </table:table-cell>
              <table:table-cell office:value-type="float" office:value="0.585443">
                <text:p>0.585443</text:p>
              </table:table-cell>
              <table:table-cell office:value-type="float" office:value="1.76163">
                <text:p>1.76163</text:p>
              </table:table-cell>
              <table:table-cell office:value-type="float" office:value="0.46969">
                <text:p>0.46969</text:p>
              </table:table-cell>
              <table:table-cell office:value-type="float" office:value="0.403073">
                <text:p>0.403073</text:p>
              </table:table-cell>
              <table:table-cell office:value-type="float" office:value="1.32373">
                <text:p>1.323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67270">
                <text:p>467270</text:p>
              </table:table-cell>
              <table:table-cell office:value-type="float" office:value="0.574193">
                <text:p>0.574193</text:p>
              </table:table-cell>
              <table:table-cell office:value-type="float" office:value="1.75192">
                <text:p>1.75192</text:p>
              </table:table-cell>
              <table:table-cell office:value-type="float" office:value="0.457693">
                <text:p>0.457693</text:p>
              </table:table-cell>
              <table:table-cell office:value-type="float" office:value="0.390946">
                <text:p>0.390946</text:p>
              </table:table-cell>
              <table:table-cell office:value-type="float" office:value="1.31675">
                <text:p>1.316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8999464">
                <text:p>28999464</text:p>
              </table:table-cell>
              <table:table-cell office:value-type="float" office:value="1.36278">
                <text:p>1.36278</text:p>
              </table:table-cell>
              <table:table-cell office:value-type="float" office:value="3.08396">
                <text:p>3.08396</text:p>
              </table:table-cell>
              <table:table-cell office:value-type="float" office:value="1.24119">
                <text:p>1.24119</text:p>
              </table:table-cell>
              <table:table-cell office:value-type="float" office:value="0.82824">
                <text:p>0.82824</text:p>
              </table:table-cell>
              <table:table-cell office:value-type="float" office:value="1.72526">
                <text:p>1.725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87515">
                <text:p>6087515</text:p>
              </table:table-cell>
              <table:table-cell office:value-type="float" office:value="1.02152">
                <text:p>1.02152</text:p>
              </table:table-cell>
              <table:table-cell office:value-type="float" office:value="2.52255">
                <text:p>2.52255</text:p>
              </table:table-cell>
              <table:table-cell office:value-type="float" office:value="0.865812">
                <text:p>0.865812</text:p>
              </table:table-cell>
              <table:table-cell office:value-type="float" office:value="0.541705">
                <text:p>0.541705</text:p>
              </table:table-cell>
              <table:table-cell office:value-type="float" office:value="1.56803">
                <text:p>1.568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08760">
                <text:p>1608760</text:p>
              </table:table-cell>
              <table:table-cell office:value-type="float" office:value="0.798795">
                <text:p>0.798795</text:p>
              </table:table-cell>
              <table:table-cell office:value-type="float" office:value="2.13344">
                <text:p>2.13344</text:p>
              </table:table-cell>
              <table:table-cell office:value-type="float" office:value="0.65829">
                <text:p>0.65829</text:p>
              </table:table-cell>
              <table:table-cell office:value-type="float" office:value="0.512465">
                <text:p>0.512465</text:p>
              </table:table-cell>
              <table:table-cell office:value-type="float" office:value="1.43606">
                <text:p>1.4360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755457">
                <text:p>9755457</text:p>
              </table:table-cell>
              <table:table-cell office:value-type="float" office:value="1.10977">
                <text:p>1.10977</text:p>
              </table:table-cell>
              <table:table-cell office:value-type="float" office:value="2.63256">
                <text:p>2.63256</text:p>
              </table:table-cell>
              <table:table-cell office:value-type="float" office:value="0.964549">
                <text:p>0.964549</text:p>
              </table:table-cell>
              <table:table-cell office:value-type="float" office:value="0.62905">
                <text:p>0.62905</text:p>
              </table:table-cell>
              <table:table-cell office:value-type="float" office:value="1.61645">
                <text:p>1.6164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191">
                <text:p>45191</text:p>
              </table:table-cell>
              <table:table-cell office:value-type="float" office:value="0.2671">
                <text:p>0.2671</text:p>
              </table:table-cell>
              <table:table-cell office:value-type="float" office:value="1.24864">
                <text:p>1.24864</text:p>
              </table:table-cell>
              <table:table-cell office:value-type="float" office:value="0.184369">
                <text:p>0.184369</text:p>
              </table:table-cell>
              <table:table-cell office:value-type="float" office:value="0.263595">
                <text:p>0.263595</text:p>
              </table:table-cell>
              <table:table-cell office:value-type="float" office:value="1.11629">
                <text:p>1.116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319410">
                <text:p>9319410</text:p>
              </table:table-cell>
              <table:table-cell office:value-type="float" office:value="1.10361">
                <text:p>1.10361</text:p>
              </table:table-cell>
              <table:table-cell office:value-type="float" office:value="2.65354">
                <text:p>2.65354</text:p>
              </table:table-cell>
              <table:table-cell office:value-type="float" office:value="0.974502">
                <text:p>0.974502</text:p>
              </table:table-cell>
              <table:table-cell office:value-type="float" office:value="0.64993">
                <text:p>0.64993</text:p>
              </table:table-cell>
              <table:table-cell office:value-type="float" office:value="1.61158">
                <text:p>1.611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57">
                <text:p>1157</text:p>
              </table:table-cell>
              <table:table-cell office:value-type="float" office:value="0.141086">
                <text:p>0.141086</text:p>
              </table:table-cell>
              <table:table-cell office:value-type="float" office:value="1.13078">
                <text:p>1.13078</text:p>
              </table:table-cell>
              <table:table-cell office:value-type="float" office:value="0.061233">
                <text:p>0.061233</text:p>
              </table:table-cell>
              <table:table-cell office:value-type="float" office:value="0.178777">
                <text:p>0.1787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14">
                <text:p>2414</text:p>
              </table:table-cell>
              <table:table-cell office:value-type="float" office:value="0.159258">
                <text:p>0.159258</text:p>
              </table:table-cell>
              <table:table-cell office:value-type="float" office:value="1.14394">
                <text:p>1.14394</text:p>
              </table:table-cell>
              <table:table-cell office:value-type="float" office:value="0.079792">
                <text:p>0.079792</text:p>
              </table:table-cell>
              <table:table-cell office:value-type="float" office:value="0.188436">
                <text:p>0.18843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172869">
                <text:p>17172869</text:p>
              </table:table-cell>
              <table:table-cell office:value-type="float" office:value="1.24081">
                <text:p>1.24081</text:p>
              </table:table-cell>
              <table:table-cell office:value-type="float" office:value="2.87558">
                <text:p>2.87558</text:p>
              </table:table-cell>
              <table:table-cell office:value-type="float" office:value="1.12555">
                <text:p>1.12555</text:p>
              </table:table-cell>
              <table:table-cell office:value-type="float" office:value="0.748782">
                <text:p>0.748782</text:p>
              </table:table-cell>
              <table:table-cell office:value-type="float" office:value="1.67256">
                <text:p>1.672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591">
                <text:p>4591</text:p>
              </table:table-cell>
              <table:table-cell office:value-type="float" office:value="0.18002">
                <text:p>0.18002</text:p>
              </table:table-cell>
              <table:table-cell office:value-type="float" office:value="1.18155">
                <text:p>1.18155</text:p>
              </table:table-cell>
              <table:table-cell office:value-type="float" office:value="0.0992993">
                <text:p>0.0992993</text:p>
              </table:table-cell>
              <table:table-cell office:value-type="float" office:value="0.199373">
                <text:p>0.19937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6206164">
                <text:p>76206164</text:p>
              </table:table-cell>
              <table:table-cell office:value-type="float" office:value="1.61191">
                <text:p>1.61191</text:p>
              </table:table-cell>
              <table:table-cell office:value-type="float" office:value="3.30626">
                <text:p>3.30626</text:p>
              </table:table-cell>
              <table:table-cell office:value-type="float" office:value="1.51352">
                <text:p>1.51352</text:p>
              </table:table-cell>
              <table:table-cell office:value-type="float" office:value="0.926013">
                <text:p>0.926013</text:p>
              </table:table-cell>
              <table:table-cell office:value-type="float" office:value="1.82169">
                <text:p>1.821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10096">
                <text:p>410096</text:p>
              </table:table-cell>
              <table:table-cell office:value-type="float" office:value="0.555619">
                <text:p>0.555619</text:p>
              </table:table-cell>
              <table:table-cell office:value-type="float" office:value="1.66367">
                <text:p>1.66367</text:p>
              </table:table-cell>
              <table:table-cell office:value-type="float" office:value="0.433156">
                <text:p>0.433156</text:p>
              </table:table-cell>
              <table:table-cell office:value-type="float" office:value="0.392319">
                <text:p>0.392319</text:p>
              </table:table-cell>
              <table:table-cell office:value-type="float" office:value="1.30303">
                <text:p>1.303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54508">
                <text:p>2154508</text:p>
              </table:table-cell>
              <table:table-cell office:value-type="float" office:value="0.847951">
                <text:p>0.847951</text:p>
              </table:table-cell>
              <table:table-cell office:value-type="float" office:value="2.22797">
                <text:p>2.22797</text:p>
              </table:table-cell>
              <table:table-cell office:value-type="float" office:value="0.717136">
                <text:p>0.717136</text:p>
              </table:table-cell>
              <table:table-cell office:value-type="float" office:value="0.511957">
                <text:p>0.511957</text:p>
              </table:table-cell>
              <table:table-cell office:value-type="float" office:value="1.46581">
                <text:p>1.4658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51991">
                <text:p>1251991</text:p>
              </table:table-cell>
              <table:table-cell office:value-type="float" office:value="0.749738">
                <text:p>0.749738</text:p>
              </table:table-cell>
              <table:table-cell office:value-type="float" office:value="2.03211">
                <text:p>2.03211</text:p>
              </table:table-cell>
              <table:table-cell office:value-type="float" office:value="0.615869">
                <text:p>0.615869</text:p>
              </table:table-cell>
              <table:table-cell office:value-type="float" office:value="0.503204">
                <text:p>0.503204</text:p>
              </table:table-cell>
              <table:table-cell office:value-type="float" office:value="1.41273">
                <text:p>1.412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509694">
                <text:p>22509694</text:p>
              </table:table-cell>
              <table:table-cell office:value-type="float" office:value="1.30603">
                <text:p>1.30603</text:p>
              </table:table-cell>
              <table:table-cell office:value-type="float" office:value="2.92297">
                <text:p>2.92297</text:p>
              </table:table-cell>
              <table:table-cell office:value-type="float" office:value="1.16765">
                <text:p>1.16765</text:p>
              </table:table-cell>
              <table:table-cell office:value-type="float" office:value="0.8401">
                <text:p>0.8401</text:p>
              </table:table-cell>
              <table:table-cell office:value-type="float" office:value="1.70044">
                <text:p>1.700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918214">
                <text:p>35918214</text:p>
              </table:table-cell>
              <table:table-cell office:value-type="float" office:value="1.41831">
                <text:p>1.41831</text:p>
              </table:table-cell>
              <table:table-cell office:value-type="float" office:value="3.10069">
                <text:p>3.10069</text:p>
              </table:table-cell>
              <table:table-cell office:value-type="float" office:value="1.27762">
                <text:p>1.27762</text:p>
              </table:table-cell>
              <table:table-cell office:value-type="float" office:value="0.788862">
                <text:p>0.788862</text:p>
              </table:table-cell>
              <table:table-cell office:value-type="float" office:value="1.74604">
                <text:p>1.746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02946">
                <text:p>17502946</text:p>
              </table:table-cell>
              <table:table-cell office:value-type="float" office:value="1.24206">
                <text:p>1.24206</text:p>
              </table:table-cell>
              <table:table-cell office:value-type="float" office:value="2.8496">
                <text:p>2.8496</text:p>
              </table:table-cell>
              <table:table-cell office:value-type="float" office:value="1.10051">
                <text:p>1.10051</text:p>
              </table:table-cell>
              <table:table-cell office:value-type="float" office:value="0.737701">
                <text:p>0.737701</text:p>
              </table:table-cell>
              <table:table-cell office:value-type="float" office:value="1.67454">
                <text:p>1.6745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51">
                <text:p>1251</text:p>
              </table:table-cell>
              <table:table-cell office:value-type="float" office:value="0.137548">
                <text:p>0.137548</text:p>
              </table:table-cell>
              <table:table-cell office:value-type="float" office:value="1.12456">
                <text:p>1.12456</text:p>
              </table:table-cell>
              <table:table-cell office:value-type="float" office:value="0.0632031">
                <text:p>0.0632031</text:p>
              </table:table-cell>
              <table:table-cell office:value-type="float" office:value="0.187913">
                <text:p>0.1879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4311">
                <text:p>54311</text:p>
              </table:table-cell>
              <table:table-cell office:value-type="float" office:value="0.28117">
                <text:p>0.28117</text:p>
              </table:table-cell>
              <table:table-cell office:value-type="float" office:value="1.39014">
                <text:p>1.39014</text:p>
              </table:table-cell>
              <table:table-cell office:value-type="float" office:value="0.192262">
                <text:p>0.192262</text:p>
              </table:table-cell>
              <table:table-cell office:value-type="float" office:value="0.212038">
                <text:p>0.2120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2235">
                <text:p>32235</text:p>
              </table:table-cell>
              <table:table-cell office:value-type="float" office:value="0.253485">
                <text:p>0.253485</text:p>
              </table:table-cell>
              <table:table-cell office:value-type="float" office:value="1.25989">
                <text:p>1.25989</text:p>
              </table:table-cell>
              <table:table-cell office:value-type="float" office:value="0.167334">
                <text:p>0.167334</text:p>
              </table:table-cell>
              <table:table-cell office:value-type="float" office:value="0.204073">
                <text:p>0.204073</text:p>
              </table:table-cell>
              <table:table-cell office:value-type="float" office:value="1.09348">
                <text:p>1.093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796">
                <text:p>103796</text:p>
              </table:table-cell>
              <table:table-cell office:value-type="float" office:value="0.318781">
                <text:p>0.318781</text:p>
              </table:table-cell>
              <table:table-cell office:value-type="float" office:value="1.32647">
                <text:p>1.32647</text:p>
              </table:table-cell>
              <table:table-cell office:value-type="float" office:value="0.232431">
                <text:p>0.232431</text:p>
              </table:table-cell>
              <table:table-cell office:value-type="float" office:value="0.25588">
                <text:p>0.25588</text:p>
              </table:table-cell>
              <table:table-cell office:value-type="float" office:value="1.17965">
                <text:p>1.1796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99055">
                <text:p>1799055</text:p>
              </table:table-cell>
              <table:table-cell office:value-type="float" office:value="0.82281">
                <text:p>0.82281</text:p>
              </table:table-cell>
              <table:table-cell office:value-type="float" office:value="2.23247">
                <text:p>2.23247</text:p>
              </table:table-cell>
              <table:table-cell office:value-type="float" office:value="0.673611">
                <text:p>0.673611</text:p>
              </table:table-cell>
              <table:table-cell office:value-type="float" office:value="0.502882">
                <text:p>0.502882</text:p>
              </table:table-cell>
              <table:table-cell office:value-type="float" office:value="1.44828">
                <text:p>1.448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60">
                <text:p>2460</text:p>
              </table:table-cell>
              <table:table-cell office:value-type="float" office:value="0.158652">
                <text:p>0.158652</text:p>
              </table:table-cell>
              <table:table-cell office:value-type="float" office:value="1.15924">
                <text:p>1.15924</text:p>
              </table:table-cell>
              <table:table-cell office:value-type="float" office:value="0.0792626">
                <text:p>0.0792626</text:p>
              </table:table-cell>
              <table:table-cell office:value-type="float" office:value="0.199579">
                <text:p>0.1995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26">
                <text:p>1026</text:p>
              </table:table-cell>
              <table:table-cell office:value-type="float" office:value="0.137931">
                <text:p>0.137931</text:p>
              </table:table-cell>
              <table:table-cell office:value-type="float" office:value="1.13589">
                <text:p>1.13589</text:p>
              </table:table-cell>
              <table:table-cell office:value-type="float" office:value="0.0606334">
                <text:p>0.0606334</text:p>
              </table:table-cell>
              <table:table-cell office:value-type="float" office:value="0.173272">
                <text:p>0.1732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253">
                <text:p>43253</text:p>
              </table:table-cell>
              <table:table-cell office:value-type="float" office:value="0.268774">
                <text:p>0.268774</text:p>
              </table:table-cell>
              <table:table-cell office:value-type="float" office:value="1.24574">
                <text:p>1.24574</text:p>
              </table:table-cell>
              <table:table-cell office:value-type="float" office:value="0.184548">
                <text:p>0.184548</text:p>
              </table:table-cell>
              <table:table-cell office:value-type="float" office:value="0.251657">
                <text:p>0.251657</text:p>
              </table:table-cell>
              <table:table-cell office:value-type="float" office:value="1.11291">
                <text:p>1.112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794894">
                <text:p>4794894</text:p>
              </table:table-cell>
              <table:table-cell office:value-type="float" office:value="0.976938">
                <text:p>0.976938</text:p>
              </table:table-cell>
              <table:table-cell office:value-type="float" office:value="2.44475">
                <text:p>2.44475</text:p>
              </table:table-cell>
              <table:table-cell office:value-type="float" office:value="0.836496">
                <text:p>0.836496</text:p>
              </table:table-cell>
              <table:table-cell office:value-type="float" office:value="0.580926">
                <text:p>0.580926</text:p>
              </table:table-cell>
              <table:table-cell office:value-type="float" office:value="1.54549">
                <text:p>1.545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64827">
                <text:p>10764827</text:p>
              </table:table-cell>
              <table:table-cell office:value-type="float" office:value="1.12535">
                <text:p>1.12535</text:p>
              </table:table-cell>
              <table:table-cell office:value-type="float" office:value="2.64097">
                <text:p>2.64097</text:p>
              </table:table-cell>
              <table:table-cell office:value-type="float" office:value="1.01022">
                <text:p>1.01022</text:p>
              </table:table-cell>
              <table:table-cell office:value-type="float" office:value="0.723697">
                <text:p>0.723697</text:p>
              </table:table-cell>
              <table:table-cell office:value-type="float" office:value="1.62714">
                <text:p>1.627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509478">
                <text:p>13509478</text:p>
              </table:table-cell>
              <table:table-cell office:value-type="float" office:value="1.18641">
                <text:p>1.18641</text:p>
              </table:table-cell>
              <table:table-cell office:value-type="float" office:value="2.85512">
                <text:p>2.85512</text:p>
              </table:table-cell>
              <table:table-cell office:value-type="float" office:value="1.02672">
                <text:p>1.02672</text:p>
              </table:table-cell>
              <table:table-cell office:value-type="float" office:value="0.688411">
                <text:p>0.688411</text:p>
              </table:table-cell>
              <table:table-cell office:value-type="float" office:value="1.6498">
                <text:p>1.64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797">
                <text:p>3797</text:p>
              </table:table-cell>
              <table:table-cell office:value-type="float" office:value="0.176574">
                <text:p>0.176574</text:p>
              </table:table-cell>
              <table:table-cell office:value-type="float" office:value="1.20058">
                <text:p>1.20058</text:p>
              </table:table-cell>
              <table:table-cell office:value-type="float" office:value="0.0945187">
                <text:p>0.0945187</text:p>
              </table:table-cell>
              <table:table-cell office:value-type="float" office:value="0.17908">
                <text:p>0.1790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290272">
                <text:p>6290272</text:p>
              </table:table-cell>
              <table:table-cell office:value-type="float" office:value="1.02764">
                <text:p>1.02764</text:p>
              </table:table-cell>
              <table:table-cell office:value-type="float" office:value="2.55043">
                <text:p>2.55043</text:p>
              </table:table-cell>
              <table:table-cell office:value-type="float" office:value="0.875733">
                <text:p>0.875733</text:p>
              </table:table-cell>
              <table:table-cell office:value-type="float" office:value="0.592042">
                <text:p>0.592042</text:p>
              </table:table-cell>
              <table:table-cell office:value-type="float" office:value="1.57146">
                <text:p>1.571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295">
                <text:p>31295</text:p>
              </table:table-cell>
              <table:table-cell office:value-type="float" office:value="0.251404">
                <text:p>0.251404</text:p>
              </table:table-cell>
              <table:table-cell office:value-type="float" office:value="1.30851">
                <text:p>1.30851</text:p>
              </table:table-cell>
              <table:table-cell office:value-type="float" office:value="0.167332">
                <text:p>0.167332</text:p>
              </table:table-cell>
              <table:table-cell office:value-type="float" office:value="0.219552">
                <text:p>0.219552</text:p>
              </table:table-cell>
              <table:table-cell office:value-type="float" office:value="1.08944">
                <text:p>1.089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88011">
                <text:p>2488011</text:p>
              </table:table-cell>
              <table:table-cell office:value-type="float" office:value="0.862895">
                <text:p>0.862895</text:p>
              </table:table-cell>
              <table:table-cell office:value-type="float" office:value="2.247">
                <text:p>2.247</text:p>
              </table:table-cell>
              <table:table-cell office:value-type="float" office:value="0.740155">
                <text:p>0.740155</text:p>
              </table:table-cell>
              <table:table-cell office:value-type="float" office:value="0.568756">
                <text:p>0.568756</text:p>
              </table:table-cell>
              <table:table-cell office:value-type="float" office:value="1.48058">
                <text:p>1.480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96518">
                <text:p>1796518</text:p>
              </table:table-cell>
              <table:table-cell office:value-type="float" office:value="0.819234">
                <text:p>0.819234</text:p>
              </table:table-cell>
              <table:table-cell office:value-type="float" office:value="2.23414">
                <text:p>2.23414</text:p>
              </table:table-cell>
              <table:table-cell office:value-type="float" office:value="0.679283">
                <text:p>0.679283</text:p>
              </table:table-cell>
              <table:table-cell office:value-type="float" office:value="0.461501">
                <text:p>0.461501</text:p>
              </table:table-cell>
              <table:table-cell office:value-type="float" office:value="1.44817">
                <text:p>1.448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00">
                <text:p>1700</text:p>
              </table:table-cell>
              <table:table-cell office:value-type="float" office:value="0.146915">
                <text:p>0.146915</text:p>
              </table:table-cell>
              <table:table-cell office:value-type="float" office:value="1.21641">
                <text:p>1.21641</text:p>
              </table:table-cell>
              <table:table-cell office:value-type="float" office:value="0.0678531">
                <text:p>0.0678531</text:p>
              </table:table-cell>
              <table:table-cell office:value-type="float" office:value="0.160649">
                <text:p>0.1606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692163">
                <text:p>10692163</text:p>
              </table:table-cell>
              <table:table-cell office:value-type="float" office:value="1.1337">
                <text:p>1.1337</text:p>
              </table:table-cell>
              <table:table-cell office:value-type="float" office:value="2.67898">
                <text:p>2.67898</text:p>
              </table:table-cell>
              <table:table-cell office:value-type="float" office:value="0.991996">
                <text:p>0.991996</text:p>
              </table:table-cell>
              <table:table-cell office:value-type="float" office:value="0.755038">
                <text:p>0.755038</text:p>
              </table:table-cell>
              <table:table-cell office:value-type="float" office:value="1.62659">
                <text:p>1.626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087">
                <text:p>14087</text:p>
              </table:table-cell>
              <table:table-cell office:value-type="float" office:value="0.223161">
                <text:p>0.223161</text:p>
              </table:table-cell>
              <table:table-cell office:value-type="float" office:value="1.26553">
                <text:p>1.26553</text:p>
              </table:table-cell>
              <table:table-cell office:value-type="float" office:value="0.138622">
                <text:p>0.138622</text:p>
              </table:table-cell>
              <table:table-cell office:value-type="float" office:value="0.204915">
                <text:p>0.204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738991">
                <text:p>54738991</text:p>
              </table:table-cell>
              <table:table-cell office:value-type="float" office:value="1.51422">
                <text:p>1.51422</text:p>
              </table:table-cell>
              <table:table-cell office:value-type="float" office:value="3.28929">
                <text:p>3.28929</text:p>
              </table:table-cell>
              <table:table-cell office:value-type="float" office:value="1.39542">
                <text:p>1.39542</text:p>
              </table:table-cell>
              <table:table-cell office:value-type="float" office:value="0.888391">
                <text:p>0.888391</text:p>
              </table:table-cell>
              <table:table-cell office:value-type="float" office:value="1.78944">
                <text:p>1.789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748023">
                <text:p>9748023</text:p>
              </table:table-cell>
              <table:table-cell office:value-type="float" office:value="1.11621">
                <text:p>1.11621</text:p>
              </table:table-cell>
              <table:table-cell office:value-type="float" office:value="2.67515">
                <text:p>2.67515</text:p>
              </table:table-cell>
              <table:table-cell office:value-type="float" office:value="0.985798">
                <text:p>0.985798</text:p>
              </table:table-cell>
              <table:table-cell office:value-type="float" office:value="0.678864">
                <text:p>0.678864</text:p>
              </table:table-cell>
              <table:table-cell office:value-type="float" office:value="1.61636">
                <text:p>1.616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986170">
                <text:p>9986170</text:p>
              </table:table-cell>
              <table:table-cell office:value-type="float" office:value="1.11111">
                <text:p>1.11111</text:p>
              </table:table-cell>
              <table:table-cell office:value-type="float" office:value="2.64337">
                <text:p>2.64337</text:p>
              </table:table-cell>
              <table:table-cell office:value-type="float" office:value="0.987747">
                <text:p>0.987747</text:p>
              </table:table-cell>
              <table:table-cell office:value-type="float" office:value="0.661674">
                <text:p>0.661674</text:p>
              </table:table-cell>
              <table:table-cell office:value-type="float" office:value="1.61895">
                <text:p>1.618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6290843">
                <text:p>66290843</text:p>
              </table:table-cell>
              <table:table-cell office:value-type="float" office:value="1.57308">
                <text:p>1.57308</text:p>
              </table:table-cell>
              <table:table-cell office:value-type="float" office:value="3.29543">
                <text:p>3.29543</text:p>
              </table:table-cell>
              <table:table-cell office:value-type="float" office:value="1.48143">
                <text:p>1.48143</text:p>
              </table:table-cell>
              <table:table-cell office:value-type="float" office:value="0.942954">
                <text:p>0.942954</text:p>
              </table:table-cell>
              <table:table-cell office:value-type="float" office:value="1.80733">
                <text:p>1.807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709">
                <text:p>2709</text:p>
              </table:table-cell>
              <table:table-cell office:value-type="float" office:value="0.167155">
                <text:p>0.167155</text:p>
              </table:table-cell>
              <table:table-cell office:value-type="float" office:value="1.13306">
                <text:p>1.13306</text:p>
              </table:table-cell>
              <table:table-cell office:value-type="float" office:value="0.0855619">
                <text:p>0.0855619</text:p>
              </table:table-cell>
              <table:table-cell office:value-type="float" office:value="0.211492">
                <text:p>0.2114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00">
                <text:p>1500</text:p>
              </table:table-cell>
              <table:table-cell office:value-type="float" office:value="0.152665">
                <text:p>0.152665</text:p>
              </table:table-cell>
              <table:table-cell office:value-type="float" office:value="1.14539">
                <text:p>1.14539</text:p>
              </table:table-cell>
              <table:table-cell office:value-type="float" office:value="0.0683779">
                <text:p>0.0683779</text:p>
              </table:table-cell>
              <table:table-cell office:value-type="float" office:value="0.177114">
                <text:p>0.1771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87">
                <text:p>1287</text:p>
              </table:table-cell>
              <table:table-cell office:value-type="float" office:value="0.139222">
                <text:p>0.139222</text:p>
              </table:table-cell>
              <table:table-cell office:value-type="float" office:value="1.12649">
                <text:p>1.12649</text:p>
              </table:table-cell>
              <table:table-cell office:value-type="float" office:value="0.0639677">
                <text:p>0.0639677</text:p>
              </table:table-cell>
              <table:table-cell office:value-type="float" office:value="0.205528">
                <text:p>0.2055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537113">
                <text:p>7537113</text:p>
              </table:table-cell>
              <table:table-cell office:value-type="float" office:value="1.0646">
                <text:p>1.0646</text:p>
              </table:table-cell>
              <table:table-cell office:value-type="float" office:value="2.63766">
                <text:p>2.63766</text:p>
              </table:table-cell>
              <table:table-cell office:value-type="float" office:value="0.91289">
                <text:p>0.91289</text:p>
              </table:table-cell>
              <table:table-cell office:value-type="float" office:value="0.611924">
                <text:p>0.611924</text:p>
              </table:table-cell>
              <table:table-cell office:value-type="float" office:value="1.59083">
                <text:p>1.590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572">
                <text:p>49572</text:p>
              </table:table-cell>
              <table:table-cell office:value-type="float" office:value="0.272143">
                <text:p>0.272143</text:p>
              </table:table-cell>
              <table:table-cell office:value-type="float" office:value="1.25537">
                <text:p>1.25537</text:p>
              </table:table-cell>
              <table:table-cell office:value-type="float" office:value="0.186665">
                <text:p>0.186665</text:p>
              </table:table-cell>
              <table:table-cell office:value-type="float" office:value="0.216226">
                <text:p>0.216226</text:p>
              </table:table-cell>
              <table:table-cell office:value-type="float" office:value="1.11909">
                <text:p>1.119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7">
                <text:p>1577</text:p>
              </table:table-cell>
              <table:table-cell office:value-type="float" office:value="0.144787">
                <text:p>0.144787</text:p>
              </table:table-cell>
              <table:table-cell office:value-type="float" office:value="1.13647">
                <text:p>1.13647</text:p>
              </table:table-cell>
              <table:table-cell office:value-type="float" office:value="0.068457">
                <text:p>0.068457</text:p>
              </table:table-cell>
              <table:table-cell office:value-type="float" office:value="0.176535">
                <text:p>0.1765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9193">
                <text:p>1099193</text:p>
              </table:table-cell>
              <table:table-cell office:value-type="float" office:value="0.733715">
                <text:p>0.733715</text:p>
              </table:table-cell>
              <table:table-cell office:value-type="float" office:value="2.01221">
                <text:p>2.01221</text:p>
              </table:table-cell>
              <table:table-cell office:value-type="float" office:value="0.596746">
                <text:p>0.596746</text:p>
              </table:table-cell>
              <table:table-cell office:value-type="float" office:value="0.471517">
                <text:p>0.471517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6183">
                <text:p>46183</text:p>
              </table:table-cell>
              <table:table-cell office:value-type="float" office:value="0.266669">
                <text:p>0.266669</text:p>
              </table:table-cell>
              <table:table-cell office:value-type="float" office:value="1.30504">
                <text:p>1.30504</text:p>
              </table:table-cell>
              <table:table-cell office:value-type="float" office:value="0.187336">
                <text:p>0.187336</text:p>
              </table:table-cell>
              <table:table-cell office:value-type="float" office:value="0.228017">
                <text:p>0.228017</text:p>
              </table:table-cell>
              <table:table-cell office:value-type="float" office:value="1.13247">
                <text:p>1.132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36">
                <text:p>157236</text:p>
              </table:table-cell>
              <table:table-cell office:value-type="float" office:value="0.367236">
                <text:p>0.367236</text:p>
              </table:table-cell>
              <table:table-cell office:value-type="float" office:value="1.35149">
                <text:p>1.35149</text:p>
              </table:table-cell>
              <table:table-cell office:value-type="float" office:value="0.278631">
                <text:p>0.278631</text:p>
              </table:table-cell>
              <table:table-cell office:value-type="float" office:value="0.294118">
                <text:p>0.294118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4380">
                <text:p>74380</text:p>
              </table:table-cell>
              <table:table-cell office:value-type="float" office:value="0.292904">
                <text:p>0.292904</text:p>
              </table:table-cell>
              <table:table-cell office:value-type="float" office:value="1.28771">
                <text:p>1.28771</text:p>
              </table:table-cell>
              <table:table-cell office:value-type="float" office:value="0.209709">
                <text:p>0.209709</text:p>
              </table:table-cell>
              <table:table-cell office:value-type="float" office:value="0.238908">
                <text:p>0.238908</text:p>
              </table:table-cell>
              <table:table-cell office:value-type="float" office:value="1.15238">
                <text:p>1.15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224">
                <text:p>8224</text:p>
              </table:table-cell>
              <table:table-cell office:value-type="float" office:value="0.205883">
                <text:p>0.205883</text:p>
              </table:table-cell>
              <table:table-cell office:value-type="float" office:value="1.20656">
                <text:p>1.20656</text:p>
              </table:table-cell>
              <table:table-cell office:value-type="float" office:value="0.12232">
                <text:p>0.12232</text:p>
              </table:table-cell>
              <table:table-cell office:value-type="float" office:value="0.210211">
                <text:p>0.2102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6821712">
                <text:p>56821712</text:p>
              </table:table-cell>
              <table:table-cell office:value-type="float" office:value="1.52572">
                <text:p>1.52572</text:p>
              </table:table-cell>
              <table:table-cell office:value-type="float" office:value="3.29707">
                <text:p>3.29707</text:p>
              </table:table-cell>
              <table:table-cell office:value-type="float" office:value="1.39012">
                <text:p>1.39012</text:p>
              </table:table-cell>
              <table:table-cell office:value-type="float" office:value="0.857596">
                <text:p>0.857596</text:p>
              </table:table-cell>
              <table:table-cell office:value-type="float" office:value="1.79244">
                <text:p>1.792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84941">
                <text:p>1984941</text:p>
              </table:table-cell>
              <table:table-cell office:value-type="float" office:value="0.831099">
                <text:p>0.831099</text:p>
              </table:table-cell>
              <table:table-cell office:value-type="float" office:value="2.23456">
                <text:p>2.23456</text:p>
              </table:table-cell>
              <table:table-cell office:value-type="float" office:value="0.697411">
                <text:p>0.697411</text:p>
              </table:table-cell>
              <table:table-cell office:value-type="float" office:value="0.477393">
                <text:p>0.477393</text:p>
              </table:table-cell>
              <table:table-cell office:value-type="float" office:value="1.45754">
                <text:p>1.457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3327">
                <text:p>53327</text:p>
              </table:table-cell>
              <table:table-cell office:value-type="float" office:value="0.276013">
                <text:p>0.276013</text:p>
              </table:table-cell>
              <table:table-cell office:value-type="float" office:value="1.34474">
                <text:p>1.34474</text:p>
              </table:table-cell>
              <table:table-cell office:value-type="float" office:value="0.191944">
                <text:p>0.191944</text:p>
              </table:table-cell>
              <table:table-cell office:value-type="float" office:value="0.247764">
                <text:p>0.247764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03930">
                <text:p>1303930</text:p>
              </table:table-cell>
              <table:table-cell office:value-type="float" office:value="0.752901">
                <text:p>0.752901</text:p>
              </table:table-cell>
              <table:table-cell office:value-type="float" office:value="2.02763">
                <text:p>2.02763</text:p>
              </table:table-cell>
              <table:table-cell office:value-type="float" office:value="0.635604">
                <text:p>0.635604</text:p>
              </table:table-cell>
              <table:table-cell office:value-type="float" office:value="0.532548">
                <text:p>0.532548</text:p>
              </table:table-cell>
              <table:table-cell office:value-type="float" office:value="1.41734">
                <text:p>1.417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58209">
                <text:p>1858209</text:p>
              </table:table-cell>
              <table:table-cell office:value-type="float" office:value="0.82804">
                <text:p>0.82804</text:p>
              </table:table-cell>
              <table:table-cell office:value-type="float" office:value="2.21734">
                <text:p>2.21734</text:p>
              </table:table-cell>
              <table:table-cell office:value-type="float" office:value="0.684632">
                <text:p>0.684632</text:p>
              </table:table-cell>
              <table:table-cell office:value-type="float" office:value="0.474313">
                <text:p>0.474313</text:p>
              </table:table-cell>
              <table:table-cell office:value-type="float" office:value="1.45171">
                <text:p>1.4517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696404">
                <text:p>10696404</text:p>
              </table:table-cell>
              <table:table-cell office:value-type="float" office:value="1.12815">
                <text:p>1.12815</text:p>
              </table:table-cell>
              <table:table-cell office:value-type="float" office:value="2.66247">
                <text:p>2.66247</text:p>
              </table:table-cell>
              <table:table-cell office:value-type="float" office:value="0.978021">
                <text:p>0.978021</text:p>
              </table:table-cell>
              <table:table-cell office:value-type="float" office:value="0.709341">
                <text:p>0.709341</text:p>
              </table:table-cell>
              <table:table-cell office:value-type="float" office:value="1.62652">
                <text:p>1.626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48195">
                <text:p>648195</text:p>
              </table:table-cell>
              <table:table-cell office:value-type="float" office:value="0.632515">
                <text:p>0.632515</text:p>
              </table:table-cell>
              <table:table-cell office:value-type="float" office:value="1.80292">
                <text:p>1.80292</text:p>
              </table:table-cell>
              <table:table-cell office:value-type="float" office:value="0.519127">
                <text:p>0.519127</text:p>
              </table:table-cell>
              <table:table-cell office:value-type="float" office:value="0.44947">
                <text:p>0.44947</text:p>
              </table:table-cell>
              <table:table-cell office:value-type="float" office:value="1.34884">
                <text:p>1.348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189">
                <text:p>12189</text:p>
              </table:table-cell>
              <table:table-cell office:value-type="float" office:value="0.219514">
                <text:p>0.219514</text:p>
              </table:table-cell>
              <table:table-cell office:value-type="float" office:value="1.19068">
                <text:p>1.19068</text:p>
              </table:table-cell>
              <table:table-cell office:value-type="float" office:value="0.133613">
                <text:p>0.133613</text:p>
              </table:table-cell>
              <table:table-cell office:value-type="float" office:value="0.196915">
                <text:p>0.196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75836">
                <text:p>275836</text:p>
              </table:table-cell>
              <table:table-cell office:value-type="float" office:value="0.472589">
                <text:p>0.472589</text:p>
              </table:table-cell>
              <table:table-cell office:value-type="float" office:value="1.53184">
                <text:p>1.53184</text:p>
              </table:table-cell>
              <table:table-cell office:value-type="float" office:value="0.368294">
                <text:p>0.368294</text:p>
              </table:table-cell>
              <table:table-cell office:value-type="float" office:value="0.36708">
                <text:p>0.36708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563334">
                <text:p>13563334</text:p>
              </table:table-cell>
              <table:table-cell office:value-type="float" office:value="1.19168">
                <text:p>1.19168</text:p>
              </table:table-cell>
              <table:table-cell office:value-type="float" office:value="2.87284">
                <text:p>2.87284</text:p>
              </table:table-cell>
              <table:table-cell office:value-type="float" office:value="1.07163">
                <text:p>1.07163</text:p>
              </table:table-cell>
              <table:table-cell office:value-type="float" office:value="0.775768">
                <text:p>0.775768</text:p>
              </table:table-cell>
              <table:table-cell office:value-type="float" office:value="1.65012">
                <text:p>1.6501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115972">
                <text:p>65115972</text:p>
              </table:table-cell>
              <table:table-cell office:value-type="float" office:value="1.57542">
                <text:p>1.57542</text:p>
              </table:table-cell>
              <table:table-cell office:value-type="float" office:value="3.32742">
                <text:p>3.32742</text:p>
              </table:table-cell>
              <table:table-cell office:value-type="float" office:value="1.48695">
                <text:p>1.48695</text:p>
              </table:table-cell>
              <table:table-cell office:value-type="float" office:value="0.961849">
                <text:p>0.961849</text:p>
              </table:table-cell>
              <table:table-cell office:value-type="float" office:value="1.80562">
                <text:p>1.805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40419">
                <text:p>940419</text:p>
              </table:table-cell>
              <table:table-cell office:value-type="float" office:value="0.706184">
                <text:p>0.706184</text:p>
              </table:table-cell>
              <table:table-cell office:value-type="float" office:value="2.02524">
                <text:p>2.02524</text:p>
              </table:table-cell>
              <table:table-cell office:value-type="float" office:value="0.570927">
                <text:p>0.570927</text:p>
              </table:table-cell>
              <table:table-cell office:value-type="float" office:value="0.484208">
                <text:p>0.484208</text:p>
              </table:table-cell>
              <table:table-cell office:value-type="float" office:value="1.38463">
                <text:p>1.384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939589">
                <text:p>10939589</text:p>
              </table:table-cell>
              <table:table-cell office:value-type="float" office:value="1.14154">
                <text:p>1.14154</text:p>
              </table:table-cell>
              <table:table-cell office:value-type="float" office:value="2.68778">
                <text:p>2.68778</text:p>
              </table:table-cell>
              <table:table-cell office:value-type="float" office:value="0.983241">
                <text:p>0.983241</text:p>
              </table:table-cell>
              <table:table-cell office:value-type="float" office:value="0.679766">
                <text:p>0.679766</text:p>
              </table:table-cell>
              <table:table-cell office:value-type="float" office:value="1.62847">
                <text:p>1.6284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7439">
                <text:p>37439</text:p>
              </table:table-cell>
              <table:table-cell office:value-type="float" office:value="0.2618">
                <text:p>0.2618</text:p>
              </table:table-cell>
              <table:table-cell office:value-type="float" office:value="1.23949">
                <text:p>1.23949</text:p>
              </table:table-cell>
              <table:table-cell office:value-type="float" office:value="0.176145">
                <text:p>0.176145</text:p>
              </table:table-cell>
              <table:table-cell office:value-type="float" office:value="0.221127">
                <text:p>0.221127</text:p>
              </table:table-cell>
              <table:table-cell office:value-type="float" office:value="1.10026">
                <text:p>1.100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487534">
                <text:p>26487534</text:p>
              </table:table-cell>
              <table:table-cell office:value-type="float" office:value="1.3501">
                <text:p>1.3501</text:p>
              </table:table-cell>
              <table:table-cell office:value-type="float" office:value="3.00244">
                <text:p>3.00244</text:p>
              </table:table-cell>
              <table:table-cell office:value-type="float" office:value="1.20763">
                <text:p>1.20763</text:p>
              </table:table-cell>
              <table:table-cell office:value-type="float" office:value="0.851695">
                <text:p>0.851695</text:p>
              </table:table-cell>
              <table:table-cell office:value-type="float" office:value="1.7149">
                <text:p>1.714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428">
                <text:p>10428</text:p>
              </table:table-cell>
              <table:table-cell office:value-type="float" office:value="0.213298">
                <text:p>0.213298</text:p>
              </table:table-cell>
              <table:table-cell office:value-type="float" office:value="1.17511">
                <text:p>1.17511</text:p>
              </table:table-cell>
              <table:table-cell office:value-type="float" office:value="0.131105">
                <text:p>0.131105</text:p>
              </table:table-cell>
              <table:table-cell office:value-type="float" office:value="0.241956">
                <text:p>0.2419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7880">
                <text:p>107880</text:p>
              </table:table-cell>
              <table:table-cell office:value-type="float" office:value="0.31988">
                <text:p>0.31988</text:p>
              </table:table-cell>
              <table:table-cell office:value-type="float" office:value="1.37141">
                <text:p>1.37141</text:p>
              </table:table-cell>
              <table:table-cell office:value-type="float" office:value="0.230151">
                <text:p>0.230151</text:p>
              </table:table-cell>
              <table:table-cell office:value-type="float" office:value="0.251873">
                <text:p>0.251873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3193">
                <text:p>33193</text:p>
              </table:table-cell>
              <table:table-cell office:value-type="float" office:value="0.256643">
                <text:p>0.256643</text:p>
              </table:table-cell>
              <table:table-cell office:value-type="float" office:value="1.29133">
                <text:p>1.29133</text:p>
              </table:table-cell>
              <table:table-cell office:value-type="float" office:value="0.1693">
                <text:p>0.1693</text:p>
              </table:table-cell>
              <table:table-cell office:value-type="float" office:value="0.20964">
                <text:p>0.20964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37">
                <text:p>2037</text:p>
              </table:table-cell>
              <table:table-cell office:value-type="float" office:value="0.150772">
                <text:p>0.150772</text:p>
              </table:table-cell>
              <table:table-cell office:value-type="float" office:value="1.159">
                <text:p>1.159</text:p>
              </table:table-cell>
              <table:table-cell office:value-type="float" office:value="0.0735327">
                <text:p>0.0735327</text:p>
              </table:table-cell>
              <table:table-cell office:value-type="float" office:value="0.184077">
                <text:p>0.1840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8981">
                <text:p>108981</text:p>
              </table:table-cell>
              <table:table-cell office:value-type="float" office:value="0.322821">
                <text:p>0.322821</text:p>
              </table:table-cell>
              <table:table-cell office:value-type="float" office:value="1.36679">
                <text:p>1.36679</text:p>
              </table:table-cell>
              <table:table-cell office:value-type="float" office:value="0.233445">
                <text:p>0.233445</text:p>
              </table:table-cell>
              <table:table-cell office:value-type="float" office:value="0.260226">
                <text:p>0.260226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9942962">
                <text:p>49942962</text:p>
              </table:table-cell>
              <table:table-cell office:value-type="float" office:value="1.50783">
                <text:p>1.50783</text:p>
              </table:table-cell>
              <table:table-cell office:value-type="float" office:value="3.19366">
                <text:p>3.19366</text:p>
              </table:table-cell>
              <table:table-cell office:value-type="float" office:value="1.37126">
                <text:p>1.37126</text:p>
              </table:table-cell>
              <table:table-cell office:value-type="float" office:value="0.882658">
                <text:p>0.882658</text:p>
              </table:table-cell>
              <table:table-cell office:value-type="float" office:value="1.77826">
                <text:p>1.778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377">
                <text:p>4377</text:p>
              </table:table-cell>
              <table:table-cell office:value-type="float" office:value="0.180165">
                <text:p>0.180165</text:p>
              </table:table-cell>
              <table:table-cell office:value-type="float" office:value="1.18205">
                <text:p>1.18205</text:p>
              </table:table-cell>
              <table:table-cell office:value-type="float" office:value="0.102375">
                <text:p>0.102375</text:p>
              </table:table-cell>
              <table:table-cell office:value-type="float" office:value="0.193635">
                <text:p>0.1936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355">
                <text:p>24355</text:p>
              </table:table-cell>
              <table:table-cell office:value-type="float" office:value="0.245007">
                <text:p>0.245007</text:p>
              </table:table-cell>
              <table:table-cell office:value-type="float" office:value="1.22821">
                <text:p>1.22821</text:p>
              </table:table-cell>
              <table:table-cell office:value-type="float" office:value="0.157342">
                <text:p>0.157342</text:p>
              </table:table-cell>
              <table:table-cell office:value-type="float" office:value="0.211934">
                <text:p>0.211934</text:p>
              </table:table-cell>
              <table:table-cell office:value-type="float" office:value="1.07783">
                <text:p>1.077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4296">
                <text:p>394296</text:p>
              </table:table-cell>
              <table:table-cell office:value-type="float" office:value="0.540414">
                <text:p>0.540414</text:p>
              </table:table-cell>
              <table:table-cell office:value-type="float" office:value="1.6558">
                <text:p>1.6558</text:p>
              </table:table-cell>
              <table:table-cell office:value-type="float" office:value="0.430755">
                <text:p>0.430755</text:p>
              </table:table-cell>
              <table:table-cell office:value-type="float" office:value="0.409405">
                <text:p>0.409405</text:p>
              </table:table-cell>
              <table:table-cell office:value-type="float" office:value="1.29935">
                <text:p>1.299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8481">
                <text:p>198481</text:p>
              </table:table-cell>
              <table:table-cell office:value-type="float" office:value="0.412085">
                <text:p>0.412085</text:p>
              </table:table-cell>
              <table:table-cell office:value-type="float" office:value="1.42685">
                <text:p>1.42685</text:p>
              </table:table-cell>
              <table:table-cell office:value-type="float" office:value="0.31264">
                <text:p>0.31264</text:p>
              </table:table-cell>
              <table:table-cell office:value-type="float" office:value="0.310441">
                <text:p>0.310441</text:p>
              </table:table-cell>
              <table:table-cell office:value-type="float" office:value="1.23498">
                <text:p>1.2349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8006">
                <text:p>118006</text:p>
              </table:table-cell>
              <table:table-cell office:value-type="float" office:value="0.327651">
                <text:p>0.327651</text:p>
              </table:table-cell>
              <table:table-cell office:value-type="float" office:value="1.3527">
                <text:p>1.3527</text:p>
              </table:table-cell>
              <table:table-cell office:value-type="float" office:value="0.241537">
                <text:p>0.241537</text:p>
              </table:table-cell>
              <table:table-cell office:value-type="float" office:value="0.264945">
                <text:p>0.264945</text:p>
              </table:table-cell>
              <table:table-cell office:value-type="float" office:value="1.19148">
                <text:p>1.191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760878">
                <text:p>2760878</text:p>
              </table:table-cell>
              <table:table-cell office:value-type="float" office:value="0.882681">
                <text:p>0.882681</text:p>
              </table:table-cell>
              <table:table-cell office:value-type="float" office:value="2.2658">
                <text:p>2.2658</text:p>
              </table:table-cell>
              <table:table-cell office:value-type="float" office:value="0.754348">
                <text:p>0.754348</text:p>
              </table:table-cell>
              <table:table-cell office:value-type="float" office:value="0.540233">
                <text:p>0.540233</text:p>
              </table:table-cell>
              <table:table-cell office:value-type="float" office:value="1.49128">
                <text:p>1.491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6935510">
                <text:p>76935510</text:p>
              </table:table-cell>
              <table:table-cell office:value-type="float" office:value="1.61707">
                <text:p>1.61707</text:p>
              </table:table-cell>
              <table:table-cell office:value-type="float" office:value="3.31387">
                <text:p>3.31387</text:p>
              </table:table-cell>
              <table:table-cell office:value-type="float" office:value="1.49234">
                <text:p>1.49234</text:p>
              </table:table-cell>
              <table:table-cell office:value-type="float" office:value="0.940856">
                <text:p>0.940856</text:p>
              </table:table-cell>
              <table:table-cell office:value-type="float" office:value="1.82269">
                <text:p>1.822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932">
                <text:p>7932</text:p>
              </table:table-cell>
              <table:table-cell office:value-type="float" office:value="0.20247">
                <text:p>0.20247</text:p>
              </table:table-cell>
              <table:table-cell office:value-type="float" office:value="1.20701">
                <text:p>1.20701</text:p>
              </table:table-cell>
              <table:table-cell office:value-type="float" office:value="0.121089">
                <text:p>0.121089</text:p>
              </table:table-cell>
              <table:table-cell office:value-type="float" office:value="0.21049">
                <text:p>0.210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438">
                <text:p>15438</text:p>
              </table:table-cell>
              <table:table-cell office:value-type="float" office:value="0.227317">
                <text:p>0.227317</text:p>
              </table:table-cell>
              <table:table-cell office:value-type="float" office:value="1.23771">
                <text:p>1.23771</text:p>
              </table:table-cell>
              <table:table-cell office:value-type="float" office:value="0.142537">
                <text:p>0.142537</text:p>
              </table:table-cell>
              <table:table-cell office:value-type="float" office:value="0.206687">
                <text:p>0.20668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0809">
                <text:p>90809</text:p>
              </table:table-cell>
              <table:table-cell office:value-type="float" office:value="0.30631">
                <text:p>0.30631</text:p>
              </table:table-cell>
              <table:table-cell office:value-type="float" office:value="1.35132">
                <text:p>1.35132</text:p>
              </table:table-cell>
              <table:table-cell office:value-type="float" office:value="0.220889">
                <text:p>0.220889</text:p>
              </table:table-cell>
              <table:table-cell office:value-type="float" office:value="0.235105">
                <text:p>0.235105</text:p>
              </table:table-cell>
              <table:table-cell office:value-type="float" office:value="1.18434">
                <text:p>1.184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851682">
                <text:p>4851682</text:p>
              </table:table-cell>
              <table:table-cell office:value-type="float" office:value="0.984991">
                <text:p>0.984991</text:p>
              </table:table-cell>
              <table:table-cell office:value-type="float" office:value="2.45089">
                <text:p>2.45089</text:p>
              </table:table-cell>
              <table:table-cell office:value-type="float" office:value="0.832451">
                <text:p>0.832451</text:p>
              </table:table-cell>
              <table:table-cell office:value-type="float" office:value="0.574348">
                <text:p>0.574348</text:p>
              </table:table-cell>
              <table:table-cell office:value-type="float" office:value="1.54678">
                <text:p>1.546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955038">
                <text:p>12955038</text:p>
              </table:table-cell>
              <table:table-cell office:value-type="float" office:value="1.1778">
                <text:p>1.1778</text:p>
              </table:table-cell>
              <table:table-cell office:value-type="float" office:value="2.75282">
                <text:p>2.75282</text:p>
              </table:table-cell>
              <table:table-cell office:value-type="float" office:value="1.02123">
                <text:p>1.02123</text:p>
              </table:table-cell>
              <table:table-cell office:value-type="float" office:value="0.692759">
                <text:p>0.692759</text:p>
              </table:table-cell>
              <table:table-cell office:value-type="float" office:value="1.64349">
                <text:p>1.643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717696">
                <text:p>6717696</text:p>
              </table:table-cell>
              <table:table-cell office:value-type="float" office:value="1.04329">
                <text:p>1.04329</text:p>
              </table:table-cell>
              <table:table-cell office:value-type="float" office:value="2.63564">
                <text:p>2.63564</text:p>
              </table:table-cell>
              <table:table-cell office:value-type="float" office:value="0.887187">
                <text:p>0.887187</text:p>
              </table:table-cell>
              <table:table-cell office:value-type="float" office:value="0.575996">
                <text:p>0.575996</text:p>
              </table:table-cell>
              <table:table-cell office:value-type="float" office:value="1.58037">
                <text:p>1.580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4410">
                <text:p>134410</text:p>
              </table:table-cell>
              <table:table-cell office:value-type="float" office:value="0.345338">
                <text:p>0.345338</text:p>
              </table:table-cell>
              <table:table-cell office:value-type="float" office:value="1.36143">
                <text:p>1.36143</text:p>
              </table:table-cell>
              <table:table-cell office:value-type="float" office:value="0.256521">
                <text:p>0.256521</text:p>
              </table:table-cell>
              <table:table-cell office:value-type="float" office:value="0.274872">
                <text:p>0.274872</text:p>
              </table:table-cell>
              <table:table-cell office:value-type="float" office:value="1.20141">
                <text:p>1.201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45583">
                <text:p>3945583</text:p>
              </table:table-cell>
              <table:table-cell office:value-type="float" office:value="0.951425">
                <text:p>0.951425</text:p>
              </table:table-cell>
              <table:table-cell office:value-type="float" office:value="2.42918">
                <text:p>2.42918</text:p>
              </table:table-cell>
              <table:table-cell office:value-type="float" office:value="0.799899">
                <text:p>0.799899</text:p>
              </table:table-cell>
              <table:table-cell office:value-type="float" office:value="0.526912">
                <text:p>0.526912</text:p>
              </table:table-cell>
              <table:table-cell office:value-type="float" office:value="1.52563">
                <text:p>1.525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949370">
                <text:p>2949370</text:p>
              </table:table-cell>
              <table:table-cell office:value-type="float" office:value="0.89392">
                <text:p>0.89392</text:p>
              </table:table-cell>
              <table:table-cell office:value-type="float" office:value="2.29627">
                <text:p>2.29627</text:p>
              </table:table-cell>
              <table:table-cell office:value-type="float" office:value="0.752498">
                <text:p>0.752498</text:p>
              </table:table-cell>
              <table:table-cell office:value-type="float" office:value="0.504276">
                <text:p>0.504276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854038">
                <text:p>17854038</text:p>
              </table:table-cell>
              <table:table-cell office:value-type="float" office:value="1.25213">
                <text:p>1.25213</text:p>
              </table:table-cell>
              <table:table-cell office:value-type="float" office:value="2.85736">
                <text:p>2.85736</text:p>
              </table:table-cell>
              <table:table-cell office:value-type="float" office:value="1.10322">
                <text:p>1.10322</text:p>
              </table:table-cell>
              <table:table-cell office:value-type="float" office:value="0.767312">
                <text:p>0.767312</text:p>
              </table:table-cell>
              <table:table-cell office:value-type="float" office:value="1.67662">
                <text:p>1.676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160">
                <text:p>6160</text:p>
              </table:table-cell>
              <table:table-cell office:value-type="float" office:value="0.191808">
                <text:p>0.191808</text:p>
              </table:table-cell>
              <table:table-cell office:value-type="float" office:value="1.1828">
                <text:p>1.1828</text:p>
              </table:table-cell>
              <table:table-cell office:value-type="float" office:value="0.111034">
                <text:p>0.111034</text:p>
              </table:table-cell>
              <table:table-cell office:value-type="float" office:value="0.190904">
                <text:p>0.19090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659299">
                <text:p>4659299</text:p>
              </table:table-cell>
              <table:table-cell office:value-type="float" office:value="0.971702">
                <text:p>0.971702</text:p>
              </table:table-cell>
              <table:table-cell office:value-type="float" office:value="2.43967">
                <text:p>2.43967</text:p>
              </table:table-cell>
              <table:table-cell office:value-type="float" office:value="0.840377">
                <text:p>0.840377</text:p>
              </table:table-cell>
              <table:table-cell office:value-type="float" office:value="0.559806">
                <text:p>0.559806</text:p>
              </table:table-cell>
              <table:table-cell office:value-type="float" office:value="1.54247">
                <text:p>1.542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0518">
                <text:p>1260518</text:p>
              </table:table-cell>
              <table:table-cell office:value-type="float" office:value="0.762264">
                <text:p>0.762264</text:p>
              </table:table-cell>
              <table:table-cell office:value-type="float" office:value="2.03382">
                <text:p>2.03382</text:p>
              </table:table-cell>
              <table:table-cell office:value-type="float" office:value="0.61892">
                <text:p>0.61892</text:p>
              </table:table-cell>
              <table:table-cell office:value-type="float" office:value="0.498866">
                <text:p>0.498866</text:p>
              </table:table-cell>
              <table:table-cell office:value-type="float" office:value="1.41353">
                <text:p>1.413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856279">
                <text:p>4856279</text:p>
              </table:table-cell>
              <table:table-cell office:value-type="float" office:value="0.981037">
                <text:p>0.981037</text:p>
              </table:table-cell>
              <table:table-cell office:value-type="float" office:value="2.42663">
                <text:p>2.42663</text:p>
              </table:table-cell>
              <table:table-cell office:value-type="float" office:value="0.833983">
                <text:p>0.833983</text:p>
              </table:table-cell>
              <table:table-cell office:value-type="float" office:value="0.567695">
                <text:p>0.567695</text:p>
              </table:table-cell>
              <table:table-cell office:value-type="float" office:value="1.54688">
                <text:p>1.5468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5206">
                <text:p>145206</text:p>
              </table:table-cell>
              <table:table-cell office:value-type="float" office:value="0.357617">
                <text:p>0.357617</text:p>
              </table:table-cell>
              <table:table-cell office:value-type="float" office:value="1.37775">
                <text:p>1.37775</text:p>
              </table:table-cell>
              <table:table-cell office:value-type="float" office:value="0.268086">
                <text:p>0.268086</text:p>
              </table:table-cell>
              <table:table-cell office:value-type="float" office:value="0.27032">
                <text:p>0.27032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798">
                <text:p>2798</text:p>
              </table:table-cell>
              <table:table-cell office:value-type="float" office:value="0.161942">
                <text:p>0.161942</text:p>
              </table:table-cell>
              <table:table-cell office:value-type="float" office:value="1.15611">
                <text:p>1.15611</text:p>
              </table:table-cell>
              <table:table-cell office:value-type="float" office:value="0.0828224">
                <text:p>0.0828224</text:p>
              </table:table-cell>
              <table:table-cell office:value-type="float" office:value="0.180498">
                <text:p>0.18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7">
                <text:p>1157</text:p>
              </table:table-cell>
              <table:table-cell office:value-type="float" office:value="0.139208">
                <text:p>0.139208</text:p>
              </table:table-cell>
              <table:table-cell office:value-type="float" office:value="1.14897">
                <text:p>1.14897</text:p>
              </table:table-cell>
              <table:table-cell office:value-type="float" office:value="0.0621739">
                <text:p>0.0621739</text:p>
              </table:table-cell>
              <table:table-cell office:value-type="float" office:value="0.172288">
                <text:p>0.1722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829">
                <text:p>4829</text:p>
              </table:table-cell>
              <table:table-cell office:value-type="float" office:value="0.182812">
                <text:p>0.182812</text:p>
              </table:table-cell>
              <table:table-cell office:value-type="float" office:value="1.15763">
                <text:p>1.15763</text:p>
              </table:table-cell>
              <table:table-cell office:value-type="float" office:value="0.102744">
                <text:p>0.102744</text:p>
              </table:table-cell>
              <table:table-cell office:value-type="float" office:value="0.210531">
                <text:p>0.2105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9503">
                <text:p>29503</text:p>
              </table:table-cell>
              <table:table-cell office:value-type="float" office:value="0.249636">
                <text:p>0.249636</text:p>
              </table:table-cell>
              <table:table-cell office:value-type="float" office:value="1.26645">
                <text:p>1.26645</text:p>
              </table:table-cell>
              <table:table-cell office:value-type="float" office:value="0.163369">
                <text:p>0.163369</text:p>
              </table:table-cell>
              <table:table-cell office:value-type="float" office:value="0.2043">
                <text:p>0.2043</text:p>
              </table:table-cell>
              <table:table-cell office:value-type="float" office:value="1.08967">
                <text:p>1.089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983">
                <text:p>1983</text:p>
              </table:table-cell>
              <table:table-cell office:value-type="float" office:value="0.152485">
                <text:p>0.152485</text:p>
              </table:table-cell>
              <table:table-cell office:value-type="float" office:value="1.16436">
                <text:p>1.16436</text:p>
              </table:table-cell>
              <table:table-cell office:value-type="float" office:value="0.0758314">
                <text:p>0.0758314</text:p>
              </table:table-cell>
              <table:table-cell office:value-type="float" office:value="0.177596">
                <text:p>0.17759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145513">
                <text:p>10145513</text:p>
              </table:table-cell>
              <table:table-cell office:value-type="float" office:value="1.12096">
                <text:p>1.12096</text:p>
              </table:table-cell>
              <table:table-cell office:value-type="float" office:value="2.65064">
                <text:p>2.65064</text:p>
              </table:table-cell>
              <table:table-cell office:value-type="float" office:value="1.00466">
                <text:p>1.00466</text:p>
              </table:table-cell>
              <table:table-cell office:value-type="float" office:value="0.719629">
                <text:p>0.719629</text:p>
              </table:table-cell>
              <table:table-cell office:value-type="float" office:value="1.62069">
                <text:p>1.62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341749">
                <text:p>7341749</text:p>
              </table:table-cell>
              <table:table-cell office:value-type="float" office:value="1.05162">
                <text:p>1.05162</text:p>
              </table:table-cell>
              <table:table-cell office:value-type="float" office:value="2.64378">
                <text:p>2.64378</text:p>
              </table:table-cell>
              <table:table-cell office:value-type="float" office:value="0.901904">
                <text:p>0.901904</text:p>
              </table:table-cell>
              <table:table-cell office:value-type="float" office:value="0.611092">
                <text:p>0.611092</text:p>
              </table:table-cell>
              <table:table-cell office:value-type="float" office:value="1.58818">
                <text:p>1.588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3570">
                <text:p>73570</text:p>
              </table:table-cell>
              <table:table-cell office:value-type="float" office:value="0.29098">
                <text:p>0.29098</text:p>
              </table:table-cell>
              <table:table-cell office:value-type="float" office:value="1.30982">
                <text:p>1.30982</text:p>
              </table:table-cell>
              <table:table-cell office:value-type="float" office:value="0.206489">
                <text:p>0.206489</text:p>
              </table:table-cell>
              <table:table-cell office:value-type="float" office:value="0.23269">
                <text:p>0.23269</text:p>
              </table:table-cell>
              <table:table-cell office:value-type="float" office:value="1.15035">
                <text:p>1.15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2800">
                <text:p>52800</text:p>
              </table:table-cell>
              <table:table-cell office:value-type="float" office:value="0.275709">
                <text:p>0.275709</text:p>
              </table:table-cell>
              <table:table-cell office:value-type="float" office:value="1.36886">
                <text:p>1.36886</text:p>
              </table:table-cell>
              <table:table-cell office:value-type="float" office:value="0.193162">
                <text:p>0.193162</text:p>
              </table:table-cell>
              <table:table-cell office:value-type="float" office:value="0.244357">
                <text:p>0.244357</text:p>
              </table:table-cell>
              <table:table-cell office:value-type="float" office:value="1.14124">
                <text:p>1.141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386">
                <text:p>17386</text:p>
              </table:table-cell>
              <table:table-cell office:value-type="float" office:value="0.229655">
                <text:p>0.229655</text:p>
              </table:table-cell>
              <table:table-cell office:value-type="float" office:value="1.21667">
                <text:p>1.21667</text:p>
              </table:table-cell>
              <table:table-cell office:value-type="float" office:value="0.145777">
                <text:p>0.145777</text:p>
              </table:table-cell>
              <table:table-cell office:value-type="float" office:value="0.217159">
                <text:p>0.217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20604">
                <text:p>2120604</text:p>
              </table:table-cell>
              <table:table-cell office:value-type="float" office:value="0.848217">
                <text:p>0.848217</text:p>
              </table:table-cell>
              <table:table-cell office:value-type="float" office:value="2.22014">
                <text:p>2.22014</text:p>
              </table:table-cell>
              <table:table-cell office:value-type="float" office:value="0.694865">
                <text:p>0.694865</text:p>
              </table:table-cell>
              <table:table-cell office:value-type="float" office:value="0.486318">
                <text:p>0.48631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20">
                <text:p>1120</text:p>
              </table:table-cell>
              <table:table-cell office:value-type="float" office:value="0.1395">
                <text:p>0.1395</text:p>
              </table:table-cell>
              <table:table-cell office:value-type="float" office:value="1.13692">
                <text:p>1.13692</text:p>
              </table:table-cell>
              <table:table-cell office:value-type="float" office:value="0.0616878">
                <text:p>0.0616878</text:p>
              </table:table-cell>
              <table:table-cell office:value-type="float" office:value="0.164551">
                <text:p>0.1645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556857">
                <text:p>18556857</text:p>
              </table:table-cell>
              <table:table-cell office:value-type="float" office:value="1.25052">
                <text:p>1.25052</text:p>
              </table:table-cell>
              <table:table-cell office:value-type="float" office:value="2.86633">
                <text:p>2.86633</text:p>
              </table:table-cell>
              <table:table-cell office:value-type="float" office:value="1.1034">
                <text:p>1.1034</text:p>
              </table:table-cell>
              <table:table-cell office:value-type="float" office:value="0.751978">
                <text:p>0.751978</text:p>
              </table:table-cell>
              <table:table-cell office:value-type="float" office:value="1.68031">
                <text:p>1.680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61672">
                <text:p>10061672</text:p>
              </table:table-cell>
              <table:table-cell office:value-type="float" office:value="1.11316">
                <text:p>1.11316</text:p>
              </table:table-cell>
              <table:table-cell office:value-type="float" office:value="2.6546">
                <text:p>2.6546</text:p>
              </table:table-cell>
              <table:table-cell office:value-type="float" office:value="0.969184">
                <text:p>0.969184</text:p>
              </table:table-cell>
              <table:table-cell office:value-type="float" office:value="0.688226">
                <text:p>0.688226</text:p>
              </table:table-cell>
              <table:table-cell office:value-type="float" office:value="1.61983">
                <text:p>1.619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274">
                <text:p>50274</text:p>
              </table:table-cell>
              <table:table-cell office:value-type="float" office:value="0.27453">
                <text:p>0.27453</text:p>
              </table:table-cell>
              <table:table-cell office:value-type="float" office:value="1.27733">
                <text:p>1.27733</text:p>
              </table:table-cell>
              <table:table-cell office:value-type="float" office:value="0.190463">
                <text:p>0.190463</text:p>
              </table:table-cell>
              <table:table-cell office:value-type="float" office:value="0.236373">
                <text:p>0.236373</text:p>
              </table:table-cell>
              <table:table-cell office:value-type="float" office:value="1.12059">
                <text:p>1.120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0425">
                <text:p>50425</text:p>
              </table:table-cell>
              <table:table-cell office:value-type="float" office:value="0.272006">
                <text:p>0.272006</text:p>
              </table:table-cell>
              <table:table-cell office:value-type="float" office:value="1.24676">
                <text:p>1.24676</text:p>
              </table:table-cell>
              <table:table-cell office:value-type="float" office:value="0.186943">
                <text:p>0.186943</text:p>
              </table:table-cell>
              <table:table-cell office:value-type="float" office:value="0.232415">
                <text:p>0.23241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3569268">
                <text:p>63569268</text:p>
              </table:table-cell>
              <table:table-cell office:value-type="float" office:value="1.55297">
                <text:p>1.55297</text:p>
              </table:table-cell>
              <table:table-cell office:value-type="float" office:value="3.27161">
                <text:p>3.27161</text:p>
              </table:table-cell>
              <table:table-cell office:value-type="float" office:value="1.41918">
                <text:p>1.41918</text:p>
              </table:table-cell>
              <table:table-cell office:value-type="float" office:value="0.837195">
                <text:p>0.837195</text:p>
              </table:table-cell>
              <table:table-cell office:value-type="float" office:value="1.80315">
                <text:p>1.803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09753">
                <text:p>3409753</text:p>
              </table:table-cell>
              <table:table-cell office:value-type="float" office:value="0.919759">
                <text:p>0.919759</text:p>
              </table:table-cell>
              <table:table-cell office:value-type="float" office:value="2.42871">
                <text:p>2.42871</text:p>
              </table:table-cell>
              <table:table-cell office:value-type="float" office:value="0.773527">
                <text:p>0.773527</text:p>
              </table:table-cell>
              <table:table-cell office:value-type="float" office:value="0.529094">
                <text:p>0.529094</text:p>
              </table:table-cell>
              <table:table-cell office:value-type="float" office:value="1.51245">
                <text:p>1.512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76581">
                <text:p>276581</text:p>
              </table:table-cell>
              <table:table-cell office:value-type="float" office:value="0.477678">
                <text:p>0.477678</text:p>
              </table:table-cell>
              <table:table-cell office:value-type="float" office:value="1.52888">
                <text:p>1.52888</text:p>
              </table:table-cell>
              <table:table-cell office:value-type="float" office:value="0.368362">
                <text:p>0.368362</text:p>
              </table:table-cell>
              <table:table-cell office:value-type="float" office:value="0.36495">
                <text:p>0.36495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2483972">
                <text:p>72483972</text:p>
              </table:table-cell>
              <table:table-cell office:value-type="float" office:value="1.58405">
                <text:p>1.58405</text:p>
              </table:table-cell>
              <table:table-cell office:value-type="float" office:value="3.26139">
                <text:p>3.26139</text:p>
              </table:table-cell>
              <table:table-cell office:value-type="float" office:value="1.48498">
                <text:p>1.48498</text:p>
              </table:table-cell>
              <table:table-cell office:value-type="float" office:value="0.885076">
                <text:p>0.885076</text:p>
              </table:table-cell>
              <table:table-cell office:value-type="float" office:value="1.81629">
                <text:p>1.816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9308">
                <text:p>139308</text:p>
              </table:table-cell>
              <table:table-cell office:value-type="float" office:value="0.352094">
                <text:p>0.352094</text:p>
              </table:table-cell>
              <table:table-cell office:value-type="float" office:value="1.37615">
                <text:p>1.37615</text:p>
              </table:table-cell>
              <table:table-cell office:value-type="float" office:value="0.261607">
                <text:p>0.261607</text:p>
              </table:table-cell>
              <table:table-cell office:value-type="float" office:value="0.288499">
                <text:p>0.288499</text:p>
              </table:table-cell>
              <table:table-cell office:value-type="float" office:value="1.20476">
                <text:p>1.204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34671">
                <text:p>6134671</text:p>
              </table:table-cell>
              <table:table-cell office:value-type="float" office:value="1.01577">
                <text:p>1.01577</text:p>
              </table:table-cell>
              <table:table-cell office:value-type="float" office:value="2.50564">
                <text:p>2.50564</text:p>
              </table:table-cell>
              <table:table-cell office:value-type="float" office:value="0.878569">
                <text:p>0.878569</text:p>
              </table:table-cell>
              <table:table-cell office:value-type="float" office:value="0.558799">
                <text:p>0.558799</text:p>
              </table:table-cell>
              <table:table-cell office:value-type="float" office:value="1.56883">
                <text:p>1.568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468934">
                <text:p>7468934</text:p>
              </table:table-cell>
              <table:table-cell office:value-type="float" office:value="1.0549">
                <text:p>1.0549</text:p>
              </table:table-cell>
              <table:table-cell office:value-type="float" office:value="2.6267">
                <text:p>2.6267</text:p>
              </table:table-cell>
              <table:table-cell office:value-type="float" office:value="0.905047">
                <text:p>0.905047</text:p>
              </table:table-cell>
              <table:table-cell office:value-type="float" office:value="0.59423">
                <text:p>0.5942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2830010">
                <text:p>52830010</text:p>
              </table:table-cell>
              <table:table-cell office:value-type="float" office:value="1.51901">
                <text:p>1.51901</text:p>
              </table:table-cell>
              <table:table-cell office:value-type="float" office:value="3.20815">
                <text:p>3.20815</text:p>
              </table:table-cell>
              <table:table-cell office:value-type="float" office:value="1.4121">
                <text:p>1.4121</text:p>
              </table:table-cell>
              <table:table-cell office:value-type="float" office:value="0.871562">
                <text:p>0.871562</text:p>
              </table:table-cell>
              <table:table-cell office:value-type="float" office:value="1.78391">
                <text:p>1.78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135">
                <text:p>34135</text:p>
              </table:table-cell>
              <table:table-cell office:value-type="float" office:value="0.25496">
                <text:p>0.25496</text:p>
              </table:table-cell>
              <table:table-cell office:value-type="float" office:value="1.29699">
                <text:p>1.29699</text:p>
              </table:table-cell>
              <table:table-cell office:value-type="float" office:value="0.173097">
                <text:p>0.173097</text:p>
              </table:table-cell>
              <table:table-cell office:value-type="float" office:value="0.2394">
                <text:p>0.2394</text:p>
              </table:table-cell>
              <table:table-cell office:value-type="float" office:value="1.10021">
                <text:p>1.100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057">
                <text:p>8057</text:p>
              </table:table-cell>
              <table:table-cell office:value-type="float" office:value="0.20574">
                <text:p>0.20574</text:p>
              </table:table-cell>
              <table:table-cell office:value-type="float" office:value="1.27906">
                <text:p>1.27906</text:p>
              </table:table-cell>
              <table:table-cell office:value-type="float" office:value="0.119203">
                <text:p>0.119203</text:p>
              </table:table-cell>
              <table:table-cell office:value-type="float" office:value="0.190421">
                <text:p>0.1904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1838123">
                <text:p>51838123</text:p>
              </table:table-cell>
              <table:table-cell office:value-type="float" office:value="1.51072">
                <text:p>1.51072</text:p>
              </table:table-cell>
              <table:table-cell office:value-type="float" office:value="3.21234">
                <text:p>3.21234</text:p>
              </table:table-cell>
              <table:table-cell office:value-type="float" office:value="1.39017">
                <text:p>1.39017</text:p>
              </table:table-cell>
              <table:table-cell office:value-type="float" office:value="1.0062">
                <text:p>1.0062</text:p>
              </table:table-cell>
              <table:table-cell office:value-type="float" office:value="1.78204">
                <text:p>1.782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4188">
                <text:p>84188</text:p>
              </table:table-cell>
              <table:table-cell office:value-type="float" office:value="0.298231">
                <text:p>0.298231</text:p>
              </table:table-cell>
              <table:table-cell office:value-type="float" office:value="1.2553">
                <text:p>1.2553</text:p>
              </table:table-cell>
              <table:table-cell office:value-type="float" office:value="0.215931">
                <text:p>0.215931</text:p>
              </table:table-cell>
              <table:table-cell office:value-type="float" office:value="0.2801">
                <text:p>0.2801</text:p>
              </table:table-cell>
              <table:table-cell office:value-type="float" office:value="1.16409">
                <text:p>1.164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475">
                <text:p>5475</text:p>
              </table:table-cell>
              <table:table-cell office:value-type="float" office:value="0.188201">
                <text:p>0.188201</text:p>
              </table:table-cell>
              <table:table-cell office:value-type="float" office:value="1.15142">
                <text:p>1.15142</text:p>
              </table:table-cell>
              <table:table-cell office:value-type="float" office:value="0.108418">
                <text:p>0.108418</text:p>
              </table:table-cell>
              <table:table-cell office:value-type="float" office:value="0.227859">
                <text:p>0.2278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228">
                <text:p>13228</text:p>
              </table:table-cell>
              <table:table-cell office:value-type="float" office:value="0.221924">
                <text:p>0.221924</text:p>
              </table:table-cell>
              <table:table-cell office:value-type="float" office:value="1.27552">
                <text:p>1.27552</text:p>
              </table:table-cell>
              <table:table-cell office:value-type="float" office:value="0.138483">
                <text:p>0.138483</text:p>
              </table:table-cell>
              <table:table-cell office:value-type="float" office:value="0.224205">
                <text:p>0.2242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05391">
                <text:p>705391</text:p>
              </table:table-cell>
              <table:table-cell office:value-type="float" office:value="0.649714">
                <text:p>0.649714</text:p>
              </table:table-cell>
              <table:table-cell office:value-type="float" office:value="1.8532">
                <text:p>1.8532</text:p>
              </table:table-cell>
              <table:table-cell office:value-type="float" office:value="0.533785">
                <text:p>0.533785</text:p>
              </table:table-cell>
              <table:table-cell office:value-type="float" office:value="0.474393">
                <text:p>0.474393</text:p>
              </table:table-cell>
              <table:table-cell office:value-type="float" office:value="1.35678">
                <text:p>1.356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508382">
                <text:p>17508382</text:p>
              </table:table-cell>
              <table:table-cell office:value-type="float" office:value="1.23929">
                <text:p>1.23929</text:p>
              </table:table-cell>
              <table:table-cell office:value-type="float" office:value="2.85211">
                <text:p>2.85211</text:p>
              </table:table-cell>
              <table:table-cell office:value-type="float" office:value="1.08587">
                <text:p>1.08587</text:p>
              </table:table-cell>
              <table:table-cell office:value-type="float" office:value="0.743621">
                <text:p>0.743621</text:p>
              </table:table-cell>
              <table:table-cell office:value-type="float" office:value="1.67455">
                <text:p>1.674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5348">
                <text:p>205348</text:p>
              </table:table-cell>
              <table:table-cell office:value-type="float" office:value="0.421435">
                <text:p>0.421435</text:p>
              </table:table-cell>
              <table:table-cell office:value-type="float" office:value="1.45242">
                <text:p>1.45242</text:p>
              </table:table-cell>
              <table:table-cell office:value-type="float" office:value="0.325072">
                <text:p>0.325072</text:p>
              </table:table-cell>
              <table:table-cell office:value-type="float" office:value="0.327673">
                <text:p>0.327673</text:p>
              </table:table-cell>
              <table:table-cell office:value-type="float" office:value="1.23862">
                <text:p>1.238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385762">
                <text:p>22385762</text:p>
              </table:table-cell>
              <table:table-cell office:value-type="float" office:value="1.30831">
                <text:p>1.30831</text:p>
              </table:table-cell>
              <table:table-cell office:value-type="float" office:value="2.92254">
                <text:p>2.92254</text:p>
              </table:table-cell>
              <table:table-cell office:value-type="float" office:value="1.16545">
                <text:p>1.16545</text:p>
              </table:table-cell>
              <table:table-cell office:value-type="float" office:value="0.876788">
                <text:p>0.876788</text:p>
              </table:table-cell>
              <table:table-cell office:value-type="float" office:value="1.70008">
                <text:p>1.700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912671">
                <text:p>9912671</text:p>
              </table:table-cell>
              <table:table-cell office:value-type="float" office:value="1.11366">
                <text:p>1.11366</text:p>
              </table:table-cell>
              <table:table-cell office:value-type="float" office:value="2.64841">
                <text:p>2.64841</text:p>
              </table:table-cell>
              <table:table-cell office:value-type="float" office:value="0.965661">
                <text:p>0.965661</text:p>
              </table:table-cell>
              <table:table-cell office:value-type="float" office:value="0.639384">
                <text:p>0.639384</text:p>
              </table:table-cell>
              <table:table-cell office:value-type="float" office:value="1.61813">
                <text:p>1.618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1897">
                <text:p>41897</text:p>
              </table:table-cell>
              <table:table-cell office:value-type="float" office:value="0.269508">
                <text:p>0.269508</text:p>
              </table:table-cell>
              <table:table-cell office:value-type="float" office:value="1.22761">
                <text:p>1.22761</text:p>
              </table:table-cell>
              <table:table-cell office:value-type="float" office:value="0.180655">
                <text:p>0.180655</text:p>
              </table:table-cell>
              <table:table-cell office:value-type="float" office:value="0.261322">
                <text:p>0.261322</text:p>
              </table:table-cell>
              <table:table-cell office:value-type="float" office:value="1.11263">
                <text:p>1.112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84460">
                <text:p>284460</text:p>
              </table:table-cell>
              <table:table-cell office:value-type="float" office:value="0.47809">
                <text:p>0.47809</text:p>
              </table:table-cell>
              <table:table-cell office:value-type="float" office:value="1.53455">
                <text:p>1.53455</text:p>
              </table:table-cell>
              <table:table-cell office:value-type="float" office:value="0.371836">
                <text:p>0.371836</text:p>
              </table:table-cell>
              <table:table-cell office:value-type="float" office:value="0.348171">
                <text:p>0.348171</text:p>
              </table:table-cell>
              <table:table-cell office:value-type="float" office:value="1.2691">
                <text:p>1.26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413">
                <text:p>7413</text:p>
              </table:table-cell>
              <table:table-cell office:value-type="float" office:value="0.199213">
                <text:p>0.199213</text:p>
              </table:table-cell>
              <table:table-cell office:value-type="float" office:value="1.22374">
                <text:p>1.22374</text:p>
              </table:table-cell>
              <table:table-cell office:value-type="float" office:value="0.116535">
                <text:p>0.116535</text:p>
              </table:table-cell>
              <table:table-cell office:value-type="float" office:value="0.194137">
                <text:p>0.19413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770">
                <text:p>12770</text:p>
              </table:table-cell>
              <table:table-cell office:value-type="float" office:value="0.219454">
                <text:p>0.219454</text:p>
              </table:table-cell>
              <table:table-cell office:value-type="float" office:value="1.21063">
                <text:p>1.21063</text:p>
              </table:table-cell>
              <table:table-cell office:value-type="float" office:value="0.135318">
                <text:p>0.135318</text:p>
              </table:table-cell>
              <table:table-cell office:value-type="float" office:value="0.210625">
                <text:p>0.2106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723">
                <text:p>9723</text:p>
              </table:table-cell>
              <table:table-cell office:value-type="float" office:value="0.20821">
                <text:p>0.20821</text:p>
              </table:table-cell>
              <table:table-cell office:value-type="float" office:value="1.18121">
                <text:p>1.18121</text:p>
              </table:table-cell>
              <table:table-cell office:value-type="float" office:value="0.126594">
                <text:p>0.126594</text:p>
              </table:table-cell>
              <table:table-cell office:value-type="float" office:value="0.215215">
                <text:p>0.2152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4810">
                <text:p>54810</text:p>
              </table:table-cell>
              <table:table-cell office:value-type="float" office:value="0.275893">
                <text:p>0.275893</text:p>
              </table:table-cell>
              <table:table-cell office:value-type="float" office:value="1.3217">
                <text:p>1.3217</text:p>
              </table:table-cell>
              <table:table-cell office:value-type="float" office:value="0.191665">
                <text:p>0.191665</text:p>
              </table:table-cell>
              <table:table-cell office:value-type="float" office:value="0.226096">
                <text:p>0.226096</text:p>
              </table:table-cell>
              <table:table-cell office:value-type="float" office:value="1.12863">
                <text:p>1.128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105">
                <text:p>2105</text:p>
              </table:table-cell>
              <table:table-cell office:value-type="float" office:value="0.152837">
                <text:p>0.152837</text:p>
              </table:table-cell>
              <table:table-cell office:value-type="float" office:value="1.15733">
                <text:p>1.15733</text:p>
              </table:table-cell>
              <table:table-cell office:value-type="float" office:value="0.0745123">
                <text:p>0.0745123</text:p>
              </table:table-cell>
              <table:table-cell office:value-type="float" office:value="0.179178">
                <text:p>0.1791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539198">
                <text:p>9539198</text:p>
              </table:table-cell>
              <table:table-cell office:value-type="float" office:value="1.10882">
                <text:p>1.10882</text:p>
              </table:table-cell>
              <table:table-cell office:value-type="float" office:value="2.6441">
                <text:p>2.6441</text:p>
              </table:table-cell>
              <table:table-cell office:value-type="float" office:value="0.960415">
                <text:p>0.960415</text:p>
              </table:table-cell>
              <table:table-cell office:value-type="float" office:value="0.615969">
                <text:p>0.615969</text:p>
              </table:table-cell>
              <table:table-cell office:value-type="float" office:value="1.61409">
                <text:p>1.614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6634">
                <text:p>646634</text:p>
              </table:table-cell>
              <table:table-cell office:value-type="float" office:value="0.630617">
                <text:p>0.630617</text:p>
              </table:table-cell>
              <table:table-cell office:value-type="float" office:value="1.81262">
                <text:p>1.81262</text:p>
              </table:table-cell>
              <table:table-cell office:value-type="float" office:value="0.522408">
                <text:p>0.522408</text:p>
              </table:table-cell>
              <table:table-cell office:value-type="float" office:value="0.477762">
                <text:p>0.477762</text:p>
              </table:table-cell>
              <table:table-cell office:value-type="float" office:value="1.34844">
                <text:p>1.348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281">
                <text:p>33281</text:p>
              </table:table-cell>
              <table:table-cell office:value-type="float" office:value="0.25407">
                <text:p>0.25407</text:p>
              </table:table-cell>
              <table:table-cell office:value-type="float" office:value="1.25472">
                <text:p>1.25472</text:p>
              </table:table-cell>
              <table:table-cell office:value-type="float" office:value="0.170515">
                <text:p>0.170515</text:p>
              </table:table-cell>
              <table:table-cell office:value-type="float" office:value="0.20983">
                <text:p>0.20983</text:p>
              </table:table-cell>
              <table:table-cell office:value-type="float" office:value="1.09179">
                <text:p>1.091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2221393">
                <text:p>32221393</text:p>
              </table:table-cell>
              <table:table-cell office:value-type="float" office:value="1.40733">
                <text:p>1.40733</text:p>
              </table:table-cell>
              <table:table-cell office:value-type="float" office:value="3.11913">
                <text:p>3.11913</text:p>
              </table:table-cell>
              <table:table-cell office:value-type="float" office:value="1.26839">
                <text:p>1.26839</text:p>
              </table:table-cell>
              <table:table-cell office:value-type="float" office:value="0.877799">
                <text:p>0.877799</text:p>
              </table:table-cell>
              <table:table-cell office:value-type="float" office:value="1.73534">
                <text:p>1.735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0481">
                <text:p>580481</text:p>
              </table:table-cell>
              <table:table-cell office:value-type="float" office:value="0.614103">
                <text:p>0.614103</text:p>
              </table:table-cell>
              <table:table-cell office:value-type="float" office:value="1.79683">
                <text:p>1.79683</text:p>
              </table:table-cell>
              <table:table-cell office:value-type="float" office:value="0.494826">
                <text:p>0.494826</text:p>
              </table:table-cell>
              <table:table-cell office:value-type="float" office:value="0.412375">
                <text:p>0.412375</text:p>
              </table:table-cell>
              <table:table-cell office:value-type="float" office:value="1.33712">
                <text:p>1.337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5886515">
                <text:p>45886515</text:p>
              </table:table-cell>
              <table:table-cell office:value-type="float" office:value="1.48707">
                <text:p>1.48707</text:p>
              </table:table-cell>
              <table:table-cell office:value-type="float" office:value="3.14167">
                <text:p>3.14167</text:p>
              </table:table-cell>
              <table:table-cell office:value-type="float" office:value="1.36737">
                <text:p>1.36737</text:p>
              </table:table-cell>
              <table:table-cell office:value-type="float" office:value="0.951898">
                <text:p>0.95189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88324">
                <text:p>488324</text:p>
              </table:table-cell>
              <table:table-cell office:value-type="float" office:value="0.590135">
                <text:p>0.590135</text:p>
              </table:table-cell>
              <table:table-cell office:value-type="float" office:value="1.7795">
                <text:p>1.7795</text:p>
              </table:table-cell>
              <table:table-cell office:value-type="float" office:value="0.464806">
                <text:p>0.464806</text:p>
              </table:table-cell>
              <table:table-cell office:value-type="float" office:value="0.390555">
                <text:p>0.390555</text:p>
              </table:table-cell>
              <table:table-cell office:value-type="float" office:value="1.32052">
                <text:p>1.320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22188">
                <text:p>2522188</text:p>
              </table:table-cell>
              <table:table-cell office:value-type="float" office:value="0.866359">
                <text:p>0.866359</text:p>
              </table:table-cell>
              <table:table-cell office:value-type="float" office:value="2.22303">
                <text:p>2.22303</text:p>
              </table:table-cell>
              <table:table-cell office:value-type="float" office:value="0.734729">
                <text:p>0.734729</text:p>
              </table:table-cell>
              <table:table-cell office:value-type="float" office:value="0.510907">
                <text:p>0.510907</text:p>
              </table:table-cell>
              <table:table-cell office:value-type="float" office:value="1.48212">
                <text:p>1.482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288638">
                <text:p>3288638</text:p>
              </table:table-cell>
              <table:table-cell office:value-type="float" office:value="0.919374">
                <text:p>0.919374</text:p>
              </table:table-cell>
              <table:table-cell office:value-type="float" office:value="2.35532">
                <text:p>2.35532</text:p>
              </table:table-cell>
              <table:table-cell office:value-type="float" office:value="0.774523">
                <text:p>0.774523</text:p>
              </table:table-cell>
              <table:table-cell office:value-type="float" office:value="0.57269">
                <text:p>0.57269</text:p>
              </table:table-cell>
              <table:table-cell office:value-type="float" office:value="1.50684">
                <text:p>1.506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72">
                <text:p>3672</text:p>
              </table:table-cell>
              <table:table-cell office:value-type="float" office:value="0.172828">
                <text:p>0.172828</text:p>
              </table:table-cell>
              <table:table-cell office:value-type="float" office:value="1.21152">
                <text:p>1.21152</text:p>
              </table:table-cell>
              <table:table-cell office:value-type="float" office:value="0.0918728">
                <text:p>0.0918728</text:p>
              </table:table-cell>
              <table:table-cell office:value-type="float" office:value="0.174868">
                <text:p>0.17486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449623">
                <text:p>51449623</text:p>
              </table:table-cell>
              <table:table-cell office:value-type="float" office:value="1.5215">
                <text:p>1.5215</text:p>
              </table:table-cell>
              <table:table-cell office:value-type="float" office:value="3.25587">
                <text:p>3.25587</text:p>
              </table:table-cell>
              <table:table-cell office:value-type="float" office:value="1.39966">
                <text:p>1.39966</text:p>
              </table:table-cell>
              <table:table-cell office:value-type="float" office:value="1.0208">
                <text:p>1.0208</text:p>
              </table:table-cell>
              <table:table-cell office:value-type="float" office:value="1.78129">
                <text:p>1.781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230">
                <text:p>7230</text:p>
              </table:table-cell>
              <table:table-cell office:value-type="float" office:value="0.20044">
                <text:p>0.20044</text:p>
              </table:table-cell>
              <table:table-cell office:value-type="float" office:value="1.22086">
                <text:p>1.22086</text:p>
              </table:table-cell>
              <table:table-cell office:value-type="float" office:value="0.116816">
                <text:p>0.116816</text:p>
              </table:table-cell>
              <table:table-cell office:value-type="float" office:value="0.19828">
                <text:p>0.198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575331">
                <text:p>5575331</text:p>
              </table:table-cell>
              <table:table-cell office:value-type="float" office:value="1.00534">
                <text:p>1.00534</text:p>
              </table:table-cell>
              <table:table-cell office:value-type="float" office:value="2.4894">
                <text:p>2.4894</text:p>
              </table:table-cell>
              <table:table-cell office:value-type="float" office:value="0.873862">
                <text:p>0.873862</text:p>
              </table:table-cell>
              <table:table-cell office:value-type="float" office:value="0.613781">
                <text:p>0.613781</text:p>
              </table:table-cell>
              <table:table-cell office:value-type="float" office:value="1.56123">
                <text:p>1.561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38924">
                <text:p>10038924</text:p>
              </table:table-cell>
              <table:table-cell office:value-type="float" office:value="1.12203">
                <text:p>1.12203</text:p>
              </table:table-cell>
              <table:table-cell office:value-type="float" office:value="2.65267">
                <text:p>2.65267</text:p>
              </table:table-cell>
              <table:table-cell office:value-type="float" office:value="0.972755">
                <text:p>0.972755</text:p>
              </table:table-cell>
              <table:table-cell office:value-type="float" office:value="0.690257">
                <text:p>0.690257</text:p>
              </table:table-cell>
              <table:table-cell office:value-type="float" office:value="1.61954">
                <text:p>1.619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513">
                <text:p>12513</text:p>
              </table:table-cell>
              <table:table-cell office:value-type="float" office:value="0.221984">
                <text:p>0.221984</text:p>
              </table:table-cell>
              <table:table-cell office:value-type="float" office:value="1.21323">
                <text:p>1.21323</text:p>
              </table:table-cell>
              <table:table-cell office:value-type="float" office:value="0.136484">
                <text:p>0.136484</text:p>
              </table:table-cell>
              <table:table-cell office:value-type="float" office:value="0.214443">
                <text:p>0.2144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54">
                <text:p>1354</text:p>
              </table:table-cell>
              <table:table-cell office:value-type="float" office:value="0.141773">
                <text:p>0.141773</text:p>
              </table:table-cell>
              <table:table-cell office:value-type="float" office:value="1.11114">
                <text:p>1.11114</text:p>
              </table:table-cell>
              <table:table-cell office:value-type="float" office:value="0.0658711">
                <text:p>0.0658711</text:p>
              </table:table-cell>
              <table:table-cell office:value-type="float" office:value="0.218821">
                <text:p>0.21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7943">
                <text:p>67943</text:p>
              </table:table-cell>
              <table:table-cell office:value-type="float" office:value="0.286617">
                <text:p>0.286617</text:p>
              </table:table-cell>
              <table:table-cell office:value-type="float" office:value="1.31775">
                <text:p>1.31775</text:p>
              </table:table-cell>
              <table:table-cell office:value-type="float" office:value="0.204638">
                <text:p>0.204638</text:p>
              </table:table-cell>
              <table:table-cell office:value-type="float" office:value="0.254051">
                <text:p>0.254051</text:p>
              </table:table-cell>
              <table:table-cell office:value-type="float" office:value="1.14326">
                <text:p>1.143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422">
                <text:p>12422</text:p>
              </table:table-cell>
              <table:table-cell office:value-type="float" office:value="0.218524">
                <text:p>0.218524</text:p>
              </table:table-cell>
              <table:table-cell office:value-type="float" office:value="1.19784">
                <text:p>1.19784</text:p>
              </table:table-cell>
              <table:table-cell office:value-type="float" office:value="0.134948">
                <text:p>0.134948</text:p>
              </table:table-cell>
              <table:table-cell office:value-type="float" office:value="0.200471">
                <text:p>0.2004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1">
                <text:p>1461</text:p>
              </table:table-cell>
              <table:table-cell office:value-type="float" office:value="0.141621">
                <text:p>0.141621</text:p>
              </table:table-cell>
              <table:table-cell office:value-type="float" office:value="1.12336">
                <text:p>1.12336</text:p>
              </table:table-cell>
              <table:table-cell office:value-type="float" office:value="0.0660699">
                <text:p>0.0660699</text:p>
              </table:table-cell>
              <table:table-cell office:value-type="float" office:value="0.176341">
                <text:p>0.17634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48845">
                <text:p>2648845</text:p>
              </table:table-cell>
              <table:table-cell office:value-type="float" office:value="0.877071">
                <text:p>0.877071</text:p>
              </table:table-cell>
              <table:table-cell office:value-type="float" office:value="2.25189">
                <text:p>2.25189</text:p>
              </table:table-cell>
              <table:table-cell office:value-type="float" office:value="0.755444">
                <text:p>0.755444</text:p>
              </table:table-cell>
              <table:table-cell office:value-type="float" office:value="0.579737">
                <text:p>0.579737</text:p>
              </table:table-cell>
              <table:table-cell office:value-type="float" office:value="1.48764">
                <text:p>1.487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96">
                <text:p>6896</text:p>
              </table:table-cell>
              <table:table-cell office:value-type="float" office:value="0.198848">
                <text:p>0.198848</text:p>
              </table:table-cell>
              <table:table-cell office:value-type="float" office:value="1.24695">
                <text:p>1.24695</text:p>
              </table:table-cell>
              <table:table-cell office:value-type="float" office:value="0.114359">
                <text:p>0.114359</text:p>
              </table:table-cell>
              <table:table-cell office:value-type="float" office:value="0.184076">
                <text:p>0.1840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643">
                <text:p>13643</text:p>
              </table:table-cell>
              <table:table-cell office:value-type="float" office:value="0.226686">
                <text:p>0.226686</text:p>
              </table:table-cell>
              <table:table-cell office:value-type="float" office:value="1.26829">
                <text:p>1.26829</text:p>
              </table:table-cell>
              <table:table-cell office:value-type="float" office:value="0.137804">
                <text:p>0.137804</text:p>
              </table:table-cell>
              <table:table-cell office:value-type="float" office:value="0.198821">
                <text:p>0.19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07692">
                <text:p>1307692</text:p>
              </table:table-cell>
              <table:table-cell office:value-type="float" office:value="0.762288">
                <text:p>0.762288</text:p>
              </table:table-cell>
              <table:table-cell office:value-type="float" office:value="2.03994">
                <text:p>2.03994</text:p>
              </table:table-cell>
              <table:table-cell office:value-type="float" office:value="0.625159">
                <text:p>0.625159</text:p>
              </table:table-cell>
              <table:table-cell office:value-type="float" office:value="0.548389">
                <text:p>0.548389</text:p>
              </table:table-cell>
              <table:table-cell office:value-type="float" office:value="1.41763">
                <text:p>1.417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6603471">
                <text:p>56603471</text:p>
              </table:table-cell>
              <table:table-cell office:value-type="float" office:value="1.53932">
                <text:p>1.53932</text:p>
              </table:table-cell>
              <table:table-cell office:value-type="float" office:value="3.33438">
                <text:p>3.33438</text:p>
              </table:table-cell>
              <table:table-cell office:value-type="float" office:value="1.43736">
                <text:p>1.43736</text:p>
              </table:table-cell>
              <table:table-cell office:value-type="float" office:value="0.874539">
                <text:p>0.874539</text:p>
              </table:table-cell>
              <table:table-cell office:value-type="float" office:value="1.79204">
                <text:p>1.792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192070">
                <text:p>44192070</text:p>
              </table:table-cell>
              <table:table-cell office:value-type="float" office:value="1.48563">
                <text:p>1.48563</text:p>
              </table:table-cell>
              <table:table-cell office:value-type="float" office:value="3.18481">
                <text:p>3.18481</text:p>
              </table:table-cell>
              <table:table-cell office:value-type="float" office:value="1.38067">
                <text:p>1.38067</text:p>
              </table:table-cell>
              <table:table-cell office:value-type="float" office:value="0.969475">
                <text:p>0.969475</text:p>
              </table:table-cell>
              <table:table-cell office:value-type="float" office:value="1.7678">
                <text:p>1.767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1968">
                <text:p>111968</text:p>
              </table:table-cell>
              <table:table-cell office:value-type="float" office:value="0.331957">
                <text:p>0.331957</text:p>
              </table:table-cell>
              <table:table-cell office:value-type="float" office:value="1.4224">
                <text:p>1.4224</text:p>
              </table:table-cell>
              <table:table-cell office:value-type="float" office:value="0.238905">
                <text:p>0.238905</text:p>
              </table:table-cell>
              <table:table-cell office:value-type="float" office:value="0.249853">
                <text:p>0.249853</text:p>
              </table:table-cell>
              <table:table-cell office:value-type="float" office:value="1.19394">
                <text:p>1.193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068">
                <text:p>20068</text:p>
              </table:table-cell>
              <table:table-cell office:value-type="float" office:value="0.235284">
                <text:p>0.235284</text:p>
              </table:table-cell>
              <table:table-cell office:value-type="float" office:value="1.19678">
                <text:p>1.19678</text:p>
              </table:table-cell>
              <table:table-cell office:value-type="float" office:value="0.151175">
                <text:p>0.151175</text:p>
              </table:table-cell>
              <table:table-cell office:value-type="float" office:value="0.233731">
                <text:p>0.2337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803">
                <text:p>39803</text:p>
              </table:table-cell>
              <table:table-cell office:value-type="float" office:value="0.261352">
                <text:p>0.261352</text:p>
              </table:table-cell>
              <table:table-cell office:value-type="float" office:value="1.22139">
                <text:p>1.22139</text:p>
              </table:table-cell>
              <table:table-cell office:value-type="float" office:value="0.177864">
                <text:p>0.177864</text:p>
              </table:table-cell>
              <table:table-cell office:value-type="float" office:value="0.248456">
                <text:p>0.248456</text:p>
              </table:table-cell>
              <table:table-cell office:value-type="float" office:value="1.10725">
                <text:p>1.107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491965">
                <text:p>11491965</text:p>
              </table:table-cell>
              <table:table-cell office:value-type="float" office:value="1.15767">
                <text:p>1.15767</text:p>
              </table:table-cell>
              <table:table-cell office:value-type="float" office:value="2.71333">
                <text:p>2.71333</text:p>
              </table:table-cell>
              <table:table-cell office:value-type="float" office:value="0.999055">
                <text:p>0.999055</text:p>
              </table:table-cell>
              <table:table-cell office:value-type="float" office:value="0.715821">
                <text:p>0.715821</text:p>
              </table:table-cell>
              <table:table-cell office:value-type="float" office:value="1.63292">
                <text:p>1.6329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016">
                <text:p>14016</text:p>
              </table:table-cell>
              <table:table-cell office:value-type="float" office:value="0.224115">
                <text:p>0.224115</text:p>
              </table:table-cell>
              <table:table-cell office:value-type="float" office:value="1.25825">
                <text:p>1.25825</text:p>
              </table:table-cell>
              <table:table-cell office:value-type="float" office:value="0.138238">
                <text:p>0.138238</text:p>
              </table:table-cell>
              <table:table-cell office:value-type="float" office:value="0.197274">
                <text:p>0.19727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2233">
                <text:p>22233</text:p>
              </table:table-cell>
              <table:table-cell office:value-type="float" office:value="0.242411">
                <text:p>0.242411</text:p>
              </table:table-cell>
              <table:table-cell office:value-type="float" office:value="1.24144">
                <text:p>1.24144</text:p>
              </table:table-cell>
              <table:table-cell office:value-type="float" office:value="0.156736">
                <text:p>0.156736</text:p>
              </table:table-cell>
              <table:table-cell office:value-type="float" office:value="0.250996">
                <text:p>0.250996</text:p>
              </table:table-cell>
              <table:table-cell office:value-type="float" office:value="1.07081">
                <text:p>1.070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90">
                <text:p>3690</text:p>
              </table:table-cell>
              <table:table-cell office:value-type="float" office:value="0.173838">
                <text:p>0.173838</text:p>
              </table:table-cell>
              <table:table-cell office:value-type="float" office:value="1.21271">
                <text:p>1.21271</text:p>
              </table:table-cell>
              <table:table-cell office:value-type="float" office:value="0.0919717">
                <text:p>0.0919717</text:p>
              </table:table-cell>
              <table:table-cell office:value-type="float" office:value="0.175023">
                <text:p>0.1750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08011">
                <text:p>708011</text:p>
              </table:table-cell>
              <table:table-cell office:value-type="float" office:value="0.650801">
                <text:p>0.650801</text:p>
              </table:table-cell>
              <table:table-cell office:value-type="float" office:value="1.86478">
                <text:p>1.86478</text:p>
              </table:table-cell>
              <table:table-cell office:value-type="float" office:value="0.532506">
                <text:p>0.532506</text:p>
              </table:table-cell>
              <table:table-cell office:value-type="float" office:value="0.474915">
                <text:p>0.474915</text:p>
              </table:table-cell>
              <table:table-cell office:value-type="float" office:value="1.35744">
                <text:p>1.3574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865">
                <text:p>67865</text:p>
              </table:table-cell>
              <table:table-cell office:value-type="float" office:value="0.290817">
                <text:p>0.290817</text:p>
              </table:table-cell>
              <table:table-cell office:value-type="float" office:value="1.37371">
                <text:p>1.37371</text:p>
              </table:table-cell>
              <table:table-cell office:value-type="float" office:value="0.203096">
                <text:p>0.203096</text:p>
              </table:table-cell>
              <table:table-cell office:value-type="float" office:value="0.238413">
                <text:p>0.238413</text:p>
              </table:table-cell>
              <table:table-cell office:value-type="float" office:value="1.15443">
                <text:p>1.154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28034">
                <text:p>828034</text:p>
              </table:table-cell>
              <table:table-cell office:value-type="float" office:value="0.690992">
                <text:p>0.690992</text:p>
              </table:table-cell>
              <table:table-cell office:value-type="float" office:value="1.90723">
                <text:p>1.90723</text:p>
              </table:table-cell>
              <table:table-cell office:value-type="float" office:value="0.557044">
                <text:p>0.557044</text:p>
              </table:table-cell>
              <table:table-cell office:value-type="float" office:value="0.475436">
                <text:p>0.475436</text:p>
              </table:table-cell>
              <table:table-cell office:value-type="float" office:value="1.37057">
                <text:p>1.370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104369">
                <text:p>8104369</text:p>
              </table:table-cell>
              <table:table-cell office:value-type="float" office:value="1.08039">
                <text:p>1.08039</text:p>
              </table:table-cell>
              <table:table-cell office:value-type="float" office:value="2.64484">
                <text:p>2.64484</text:p>
              </table:table-cell>
              <table:table-cell office:value-type="float" office:value="0.922163">
                <text:p>0.922163</text:p>
              </table:table-cell>
              <table:table-cell office:value-type="float" office:value="0.598607">
                <text:p>0.598607</text:p>
              </table:table-cell>
              <table:table-cell office:value-type="float" office:value="1.59756">
                <text:p>1.597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818">
                <text:p>7818</text:p>
              </table:table-cell>
              <table:table-cell office:value-type="float" office:value="0.199718">
                <text:p>0.199718</text:p>
              </table:table-cell>
              <table:table-cell office:value-type="float" office:value="1.2137">
                <text:p>1.2137</text:p>
              </table:table-cell>
              <table:table-cell office:value-type="float" office:value="0.118491">
                <text:p>0.118491</text:p>
              </table:table-cell>
              <table:table-cell office:value-type="float" office:value="0.198914">
                <text:p>0.1989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858081">
                <text:p>68858081</text:p>
              </table:table-cell>
              <table:table-cell office:value-type="float" office:value="1.57749">
                <text:p>1.57749</text:p>
              </table:table-cell>
              <table:table-cell office:value-type="float" office:value="3.32006">
                <text:p>3.32006</text:p>
              </table:table-cell>
              <table:table-cell office:value-type="float" office:value="1.46217">
                <text:p>1.46217</text:p>
              </table:table-cell>
              <table:table-cell office:value-type="float" office:value="1.03917">
                <text:p>1.03917</text:p>
              </table:table-cell>
              <table:table-cell office:value-type="float" office:value="1.81135">
                <text:p>1.8113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660252">
                <text:p>22660252</text:p>
              </table:table-cell>
              <table:table-cell office:value-type="float" office:value="1.31254">
                <text:p>1.31254</text:p>
              </table:table-cell>
              <table:table-cell office:value-type="float" office:value="2.93588">
                <text:p>2.93588</text:p>
              </table:table-cell>
              <table:table-cell office:value-type="float" office:value="1.17269">
                <text:p>1.17269</text:p>
              </table:table-cell>
              <table:table-cell office:value-type="float" office:value="0.889345">
                <text:p>0.889345</text:p>
              </table:table-cell>
              <table:table-cell office:value-type="float" office:value="1.70083">
                <text:p>1.7008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05236">
                <text:p>4905236</text:p>
              </table:table-cell>
              <table:table-cell office:value-type="float" office:value="0.985807">
                <text:p>0.985807</text:p>
              </table:table-cell>
              <table:table-cell office:value-type="float" office:value="2.44882">
                <text:p>2.44882</text:p>
              </table:table-cell>
              <table:table-cell office:value-type="float" office:value="0.836331">
                <text:p>0.836331</text:p>
              </table:table-cell>
              <table:table-cell office:value-type="float" office:value="0.565236">
                <text:p>0.565236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1512">
                <text:p>241512</text:p>
              </table:table-cell>
              <table:table-cell office:value-type="float" office:value="0.450148">
                <text:p>0.450148</text:p>
              </table:table-cell>
              <table:table-cell office:value-type="float" office:value="1.49534">
                <text:p>1.49534</text:p>
              </table:table-cell>
              <table:table-cell office:value-type="float" office:value="0.343196">
                <text:p>0.343196</text:p>
              </table:table-cell>
              <table:table-cell office:value-type="float" office:value="0.343186">
                <text:p>0.343186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810">
                <text:p>34810</text:p>
              </table:table-cell>
              <table:table-cell office:value-type="float" office:value="0.25424">
                <text:p>0.25424</text:p>
              </table:table-cell>
              <table:table-cell office:value-type="float" office:value="1.25709">
                <text:p>1.25709</text:p>
              </table:table-cell>
              <table:table-cell office:value-type="float" office:value="0.170474">
                <text:p>0.170474</text:p>
              </table:table-cell>
              <table:table-cell office:value-type="float" office:value="0.211885">
                <text:p>0.211885</text:p>
              </table:table-cell>
              <table:table-cell office:value-type="float" office:value="1.09535">
                <text:p>1.095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711">
                <text:p>5711</text:p>
              </table:table-cell>
              <table:table-cell office:value-type="float" office:value="0.190373">
                <text:p>0.190373</text:p>
              </table:table-cell>
              <table:table-cell office:value-type="float" office:value="1.16212">
                <text:p>1.16212</text:p>
              </table:table-cell>
              <table:table-cell office:value-type="float" office:value="0.109147">
                <text:p>0.109147</text:p>
              </table:table-cell>
              <table:table-cell office:value-type="float" office:value="0.216367">
                <text:p>0.2163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78">
                <text:p>6178</text:p>
              </table:table-cell>
              <table:table-cell office:value-type="float" office:value="0.191815">
                <text:p>0.191815</text:p>
              </table:table-cell>
              <table:table-cell office:value-type="float" office:value="1.17709">
                <text:p>1.17709</text:p>
              </table:table-cell>
              <table:table-cell office:value-type="float" office:value="0.111462">
                <text:p>0.111462</text:p>
              </table:table-cell>
              <table:table-cell office:value-type="float" office:value="0.204127">
                <text:p>0.20412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982984">
                <text:p>2982984</text:p>
              </table:table-cell>
              <table:table-cell office:value-type="float" office:value="0.904642">
                <text:p>0.904642</text:p>
              </table:table-cell>
              <table:table-cell office:value-type="float" office:value="2.34265">
                <text:p>2.34265</text:p>
              </table:table-cell>
              <table:table-cell office:value-type="float" office:value="0.751708">
                <text:p>0.751708</text:p>
              </table:table-cell>
              <table:table-cell office:value-type="float" office:value="0.485761">
                <text:p>0.485761</text:p>
              </table:table-cell>
              <table:table-cell office:value-type="float" office:value="1.49758">
                <text:p>1.497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315332">
                <text:p>19315332</text:p>
              </table:table-cell>
              <table:table-cell office:value-type="float" office:value="1.26882">
                <text:p>1.26882</text:p>
              </table:table-cell>
              <table:table-cell office:value-type="float" office:value="2.86962">
                <text:p>2.86962</text:p>
              </table:table-cell>
              <table:table-cell office:value-type="float" office:value="1.15571">
                <text:p>1.15571</text:p>
              </table:table-cell>
              <table:table-cell office:value-type="float" office:value="0.754898">
                <text:p>0.754898</text:p>
              </table:table-cell>
              <table:table-cell office:value-type="float" office:value="1.68459">
                <text:p>1.684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98540">
                <text:p>498540</text:p>
              </table:table-cell>
              <table:table-cell office:value-type="float" office:value="0.581708">
                <text:p>0.581708</text:p>
              </table:table-cell>
              <table:table-cell office:value-type="float" office:value="1.7687">
                <text:p>1.7687</text:p>
              </table:table-cell>
              <table:table-cell office:value-type="float" office:value="0.465464">
                <text:p>0.465464</text:p>
              </table:table-cell>
              <table:table-cell office:value-type="float" office:value="0.395783">
                <text:p>0.395783</text:p>
              </table:table-cell>
              <table:table-cell office:value-type="float" office:value="1.32266">
                <text:p>1.322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849">
                <text:p>10849</text:p>
              </table:table-cell>
              <table:table-cell office:value-type="float" office:value="0.211926">
                <text:p>0.211926</text:p>
              </table:table-cell>
              <table:table-cell office:value-type="float" office:value="1.16978">
                <text:p>1.16978</text:p>
              </table:table-cell>
              <table:table-cell office:value-type="float" office:value="0.131751">
                <text:p>0.131751</text:p>
              </table:table-cell>
              <table:table-cell office:value-type="float" office:value="0.233512">
                <text:p>0.2335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8496">
                <text:p>158496</text:p>
              </table:table-cell>
              <table:table-cell office:value-type="float" office:value="0.368387">
                <text:p>0.368387</text:p>
              </table:table-cell>
              <table:table-cell office:value-type="float" office:value="1.35554">
                <text:p>1.35554</text:p>
              </table:table-cell>
              <table:table-cell office:value-type="float" office:value="0.281938">
                <text:p>0.281938</text:p>
              </table:table-cell>
              <table:table-cell office:value-type="float" office:value="0.314842">
                <text:p>0.314842</text:p>
              </table:table-cell>
              <table:table-cell office:value-type="float" office:value="1.21657">
                <text:p>1.216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30055">
                <text:p>10330055</text:p>
              </table:table-cell>
              <table:table-cell office:value-type="float" office:value="1.1284">
                <text:p>1.1284</text:p>
              </table:table-cell>
              <table:table-cell office:value-type="float" office:value="2.66703">
                <text:p>2.66703</text:p>
              </table:table-cell>
              <table:table-cell office:value-type="float" office:value="0.978891">
                <text:p>0.978891</text:p>
              </table:table-cell>
              <table:table-cell office:value-type="float" office:value="0.719439">
                <text:p>0.719439</text:p>
              </table:table-cell>
              <table:table-cell office:value-type="float" office:value="1.62277">
                <text:p>1.622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720">
                <text:p>24720</text:p>
              </table:table-cell>
              <table:table-cell office:value-type="float" office:value="0.243647">
                <text:p>0.243647</text:p>
              </table:table-cell>
              <table:table-cell office:value-type="float" office:value="1.23136">
                <text:p>1.23136</text:p>
              </table:table-cell>
              <table:table-cell office:value-type="float" office:value="0.156628">
                <text:p>0.156628</text:p>
              </table:table-cell>
              <table:table-cell office:value-type="float" office:value="0.20689">
                <text:p>0.20689</text:p>
              </table:table-cell>
              <table:table-cell office:value-type="float" office:value="1.07559">
                <text:p>1.0755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6586">
                <text:p>46586</text:p>
              </table:table-cell>
              <table:table-cell office:value-type="float" office:value="0.269579">
                <text:p>0.269579</text:p>
              </table:table-cell>
              <table:table-cell office:value-type="float" office:value="1.24964">
                <text:p>1.24964</text:p>
              </table:table-cell>
              <table:table-cell office:value-type="float" office:value="0.184348">
                <text:p>0.184348</text:p>
              </table:table-cell>
              <table:table-cell office:value-type="float" office:value="0.204792">
                <text:p>0.204792</text:p>
              </table:table-cell>
              <table:table-cell office:value-type="float" office:value="1.11718">
                <text:p>1.117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724569">
                <text:p>25724569</text:p>
              </table:table-cell>
              <table:table-cell office:value-type="float" office:value="1.34353">
                <text:p>1.34353</text:p>
              </table:table-cell>
              <table:table-cell office:value-type="float" office:value="2.98913">
                <text:p>2.98913</text:p>
              </table:table-cell>
              <table:table-cell office:value-type="float" office:value="1.23408">
                <text:p>1.23408</text:p>
              </table:table-cell>
              <table:table-cell office:value-type="float" office:value="0.833295">
                <text:p>0.833295</text:p>
              </table:table-cell>
              <table:table-cell office:value-type="float" office:value="1.71203">
                <text:p>1.712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49478">
                <text:p>749478</text:p>
              </table:table-cell>
              <table:table-cell office:value-type="float" office:value="0.665437">
                <text:p>0.665437</text:p>
              </table:table-cell>
              <table:table-cell office:value-type="float" office:value="1.88938">
                <text:p>1.88938</text:p>
              </table:table-cell>
              <table:table-cell office:value-type="float" office:value="0.523744">
                <text:p>0.523744</text:p>
              </table:table-cell>
              <table:table-cell office:value-type="float" office:value="0.430408">
                <text:p>0.430408</text:p>
              </table:table-cell>
              <table:table-cell office:value-type="float" office:value="1.36124">
                <text:p>1.361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5333">
                <text:p>1035333</text:p>
              </table:table-cell>
              <table:table-cell office:value-type="float" office:value="0.726497">
                <text:p>0.726497</text:p>
              </table:table-cell>
              <table:table-cell office:value-type="float" office:value="2.01214">
                <text:p>2.01214</text:p>
              </table:table-cell>
              <table:table-cell office:value-type="float" office:value="0.579411">
                <text:p>0.579411</text:p>
              </table:table-cell>
              <table:table-cell office:value-type="float" office:value="0.44812">
                <text:p>0.44812</text:p>
              </table:table-cell>
              <table:table-cell office:value-type="float" office:value="1.39345">
                <text:p>1.3934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64">
                <text:p>1564</text:p>
              </table:table-cell>
              <table:table-cell office:value-type="float" office:value="0.144027">
                <text:p>0.144027</text:p>
              </table:table-cell>
              <table:table-cell office:value-type="float" office:value="1.14917">
                <text:p>1.14917</text:p>
              </table:table-cell>
              <table:table-cell office:value-type="float" office:value="0.068372">
                <text:p>0.068372</text:p>
              </table:table-cell>
              <table:table-cell office:value-type="float" office:value="0.179286">
                <text:p>0.1792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6149133">
                <text:p>56149133</text:p>
              </table:table-cell>
              <table:table-cell office:value-type="float" office:value="1.52089">
                <text:p>1.52089</text:p>
              </table:table-cell>
              <table:table-cell office:value-type="float" office:value="3.32114">
                <text:p>3.32114</text:p>
              </table:table-cell>
              <table:table-cell office:value-type="float" office:value="1.38826">
                <text:p>1.38826</text:p>
              </table:table-cell>
              <table:table-cell office:value-type="float" office:value="0.846495">
                <text:p>0.846495</text:p>
              </table:table-cell>
              <table:table-cell office:value-type="float" office:value="1.79121">
                <text:p>1.7912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31354">
                <text:p>21031354</text:p>
              </table:table-cell>
              <table:table-cell office:value-type="float" office:value="1.28706">
                <text:p>1.28706</text:p>
              </table:table-cell>
              <table:table-cell office:value-type="float" office:value="2.88892">
                <text:p>2.88892</text:p>
              </table:table-cell>
              <table:table-cell office:value-type="float" office:value="1.17043">
                <text:p>1.17043</text:p>
              </table:table-cell>
              <table:table-cell office:value-type="float" office:value="0.925981">
                <text:p>0.925981</text:p>
              </table:table-cell>
              <table:table-cell office:value-type="float" office:value="1.69406">
                <text:p>1.694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386770">
                <text:p>4386770</text:p>
              </table:table-cell>
              <table:table-cell office:value-type="float" office:value="0.963025">
                <text:p>0.963025</text:p>
              </table:table-cell>
              <table:table-cell office:value-type="float" office:value="2.42945">
                <text:p>2.42945</text:p>
              </table:table-cell>
              <table:table-cell office:value-type="float" office:value="0.814755">
                <text:p>0.814755</text:p>
              </table:table-cell>
              <table:table-cell office:value-type="float" office:value="0.552662">
                <text:p>0.552662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9393">
                <text:p>249393</text:p>
              </table:table-cell>
              <table:table-cell office:value-type="float" office:value="0.459866">
                <text:p>0.459866</text:p>
              </table:table-cell>
              <table:table-cell office:value-type="float" office:value="1.57797">
                <text:p>1.57797</text:p>
              </table:table-cell>
              <table:table-cell office:value-type="float" office:value="0.349966">
                <text:p>0.349966</text:p>
              </table:table-cell>
              <table:table-cell office:value-type="float" office:value="0.33277">
                <text:p>0.33277</text:p>
              </table:table-cell>
              <table:table-cell office:value-type="float" office:value="1.25745">
                <text:p>1.257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78">
                <text:p>1478</text:p>
              </table:table-cell>
              <table:table-cell office:value-type="float" office:value="0.144881">
                <text:p>0.144881</text:p>
              </table:table-cell>
              <table:table-cell office:value-type="float" office:value="1.14091">
                <text:p>1.14091</text:p>
              </table:table-cell>
              <table:table-cell office:value-type="float" office:value="0.0671388">
                <text:p>0.0671388</text:p>
              </table:table-cell>
              <table:table-cell office:value-type="float" office:value="0.176786">
                <text:p>0.1767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460587">
                <text:p>5460587</text:p>
              </table:table-cell>
              <table:table-cell office:value-type="float" office:value="0.990807">
                <text:p>0.990807</text:p>
              </table:table-cell>
              <table:table-cell office:value-type="float" office:value="2.44469">
                <text:p>2.44469</text:p>
              </table:table-cell>
              <table:table-cell office:value-type="float" office:value="0.852035">
                <text:p>0.852035</text:p>
              </table:table-cell>
              <table:table-cell office:value-type="float" office:value="0.61198">
                <text:p>0.61198</text:p>
              </table:table-cell>
              <table:table-cell office:value-type="float" office:value="1.55925">
                <text:p>1.559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51437">
                <text:p>851437</text:p>
              </table:table-cell>
              <table:table-cell office:value-type="float" office:value="0.685268">
                <text:p>0.685268</text:p>
              </table:table-cell>
              <table:table-cell office:value-type="float" office:value="2.0169">
                <text:p>2.0169</text:p>
              </table:table-cell>
              <table:table-cell office:value-type="float" office:value="0.560442">
                <text:p>0.560442</text:p>
              </table:table-cell>
              <table:table-cell office:value-type="float" office:value="0.449396">
                <text:p>0.449396</text:p>
              </table:table-cell>
              <table:table-cell office:value-type="float" office:value="1.37543">
                <text:p>1.375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534765">
                <text:p>10534765</text:p>
              </table:table-cell>
              <table:table-cell office:value-type="float" office:value="1.12329">
                <text:p>1.12329</text:p>
              </table:table-cell>
              <table:table-cell office:value-type="float" office:value="2.6549">
                <text:p>2.6549</text:p>
              </table:table-cell>
              <table:table-cell office:value-type="float" office:value="0.974002">
                <text:p>0.974002</text:p>
              </table:table-cell>
              <table:table-cell office:value-type="float" office:value="0.739537">
                <text:p>0.739537</text:p>
              </table:table-cell>
              <table:table-cell office:value-type="float" office:value="1.62506">
                <text:p>1.6250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899639">
                <text:p>4899639</text:p>
              </table:table-cell>
              <table:table-cell office:value-type="float" office:value="0.971768">
                <text:p>0.971768</text:p>
              </table:table-cell>
              <table:table-cell office:value-type="float" office:value="2.41569">
                <text:p>2.41569</text:p>
              </table:table-cell>
              <table:table-cell office:value-type="float" office:value="0.841902">
                <text:p>0.841902</text:p>
              </table:table-cell>
              <table:table-cell office:value-type="float" office:value="0.578768">
                <text:p>0.578768</text:p>
              </table:table-cell>
              <table:table-cell office:value-type="float" office:value="1.54782">
                <text:p>1.547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4942">
                <text:p>134942</text:p>
              </table:table-cell>
              <table:table-cell office:value-type="float" office:value="0.348077">
                <text:p>0.348077</text:p>
              </table:table-cell>
              <table:table-cell office:value-type="float" office:value="1.3814">
                <text:p>1.3814</text:p>
              </table:table-cell>
              <table:table-cell office:value-type="float" office:value="0.255974">
                <text:p>0.255974</text:p>
              </table:table-cell>
              <table:table-cell office:value-type="float" office:value="0.274773">
                <text:p>0.274773</text:p>
              </table:table-cell>
              <table:table-cell office:value-type="float" office:value="1.20109">
                <text:p>1.201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17">
                <text:p>1417</text:p>
              </table:table-cell>
              <table:table-cell office:value-type="float" office:value="0.141898">
                <text:p>0.141898</text:p>
              </table:table-cell>
              <table:table-cell office:value-type="float" office:value="1.11873">
                <text:p>1.11873</text:p>
              </table:table-cell>
              <table:table-cell office:value-type="float" office:value="0.0657029">
                <text:p>0.0657029</text:p>
              </table:table-cell>
              <table:table-cell office:value-type="float" office:value="0.214118">
                <text:p>0.21411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93">
                <text:p>1993</text:p>
              </table:table-cell>
              <table:table-cell office:value-type="float" office:value="0.158237">
                <text:p>0.158237</text:p>
              </table:table-cell>
              <table:table-cell office:value-type="float" office:value="1.20031">
                <text:p>1.20031</text:p>
              </table:table-cell>
              <table:table-cell office:value-type="float" office:value="0.0764672">
                <text:p>0.0764672</text:p>
              </table:table-cell>
              <table:table-cell office:value-type="float" office:value="0.181433">
                <text:p>0.18143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368">
                <text:p>4368</text:p>
              </table:table-cell>
              <table:table-cell office:value-type="float" office:value="0.179363">
                <text:p>0.179363</text:p>
              </table:table-cell>
              <table:table-cell office:value-type="float" office:value="1.17749">
                <text:p>1.17749</text:p>
              </table:table-cell>
              <table:table-cell office:value-type="float" office:value="0.0986074">
                <text:p>0.0986074</text:p>
              </table:table-cell>
              <table:table-cell office:value-type="float" office:value="0.196095">
                <text:p>0.19609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7609">
                <text:p>797609</text:p>
              </table:table-cell>
              <table:table-cell office:value-type="float" office:value="0.672496">
                <text:p>0.672496</text:p>
              </table:table-cell>
              <table:table-cell office:value-type="float" office:value="1.914">
                <text:p>1.914</text:p>
              </table:table-cell>
              <table:table-cell office:value-type="float" office:value="0.538427">
                <text:p>0.538427</text:p>
              </table:table-cell>
              <table:table-cell office:value-type="float" office:value="0.458755">
                <text:p>0.458755</text:p>
              </table:table-cell>
              <table:table-cell office:value-type="float" office:value="1.36716">
                <text:p>1.367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78832">
                <text:p>2478832</text:p>
              </table:table-cell>
              <table:table-cell office:value-type="float" office:value="0.862485">
                <text:p>0.862485</text:p>
              </table:table-cell>
              <table:table-cell office:value-type="float" office:value="2.22277">
                <text:p>2.22277</text:p>
              </table:table-cell>
              <table:table-cell office:value-type="float" office:value="0.727209">
                <text:p>0.727209</text:p>
              </table:table-cell>
              <table:table-cell office:value-type="float" office:value="0.522491">
                <text:p>0.522491</text:p>
              </table:table-cell>
              <table:table-cell office:value-type="float" office:value="1.48017">
                <text:p>1.480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494459">
                <text:p>10494459</text:p>
              </table:table-cell>
              <table:table-cell office:value-type="float" office:value="1.11804">
                <text:p>1.11804</text:p>
              </table:table-cell>
              <table:table-cell office:value-type="float" office:value="2.63322">
                <text:p>2.63322</text:p>
              </table:table-cell>
              <table:table-cell office:value-type="float" office:value="0.984255">
                <text:p>0.984255</text:p>
              </table:table-cell>
              <table:table-cell office:value-type="float" office:value="0.731824">
                <text:p>0.731824</text:p>
              </table:table-cell>
              <table:table-cell office:value-type="float" office:value="1.62462">
                <text:p>1.624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75">
                <text:p>12675</text:p>
              </table:table-cell>
              <table:table-cell office:value-type="float" office:value="0.220131">
                <text:p>0.220131</text:p>
              </table:table-cell>
              <table:table-cell office:value-type="float" office:value="1.2018">
                <text:p>1.2018</text:p>
              </table:table-cell>
              <table:table-cell office:value-type="float" office:value="0.134899">
                <text:p>0.134899</text:p>
              </table:table-cell>
              <table:table-cell office:value-type="float" office:value="0.206015">
                <text:p>0.2060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73393">
                <text:p>5173393</text:p>
              </table:table-cell>
              <table:table-cell office:value-type="float" office:value="0.987911">
                <text:p>0.987911</text:p>
              </table:table-cell>
              <table:table-cell office:value-type="float" office:value="2.43838">
                <text:p>2.43838</text:p>
              </table:table-cell>
              <table:table-cell office:value-type="float" office:value="0.840761">
                <text:p>0.840761</text:p>
              </table:table-cell>
              <table:table-cell office:value-type="float" office:value="0.619685">
                <text:p>0.619685</text:p>
              </table:table-cell>
              <table:table-cell office:value-type="float" office:value="1.55387">
                <text:p>1.553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9620">
                <text:p>129620</text:p>
              </table:table-cell>
              <table:table-cell office:value-type="float" office:value="0.337597">
                <text:p>0.337597</text:p>
              </table:table-cell>
              <table:table-cell office:value-type="float" office:value="1.3521">
                <text:p>1.3521</text:p>
              </table:table-cell>
              <table:table-cell office:value-type="float" office:value="0.249481">
                <text:p>0.249481</text:p>
              </table:table-cell>
              <table:table-cell office:value-type="float" office:value="0.267126">
                <text:p>0.267126</text:p>
              </table:table-cell>
              <table:table-cell office:value-type="float" office:value="1.19771">
                <text:p>1.197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491817">
                <text:p>3491817</text:p>
              </table:table-cell>
              <table:table-cell office:value-type="float" office:value="0.924142">
                <text:p>0.924142</text:p>
              </table:table-cell>
              <table:table-cell office:value-type="float" office:value="2.42143">
                <text:p>2.42143</text:p>
              </table:table-cell>
              <table:table-cell office:value-type="float" office:value="0.77421">
                <text:p>0.77421</text:p>
              </table:table-cell>
              <table:table-cell office:value-type="float" office:value="0.520652">
                <text:p>0.520652</text:p>
              </table:table-cell>
              <table:table-cell office:value-type="float" office:value="1.51406">
                <text:p>1.514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14281">
                <text:p>214281</text:p>
              </table:table-cell>
              <table:table-cell office:value-type="float" office:value="0.425264">
                <text:p>0.425264</text:p>
              </table:table-cell>
              <table:table-cell office:value-type="float" office:value="1.51184">
                <text:p>1.51184</text:p>
              </table:table-cell>
              <table:table-cell office:value-type="float" office:value="0.329266">
                <text:p>0.329266</text:p>
              </table:table-cell>
              <table:table-cell office:value-type="float" office:value="0.334965">
                <text:p>0.334965</text:p>
              </table:table-cell>
              <table:table-cell office:value-type="float" office:value="1.24451">
                <text:p>1.244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30">
                <text:p>3730</text:p>
              </table:table-cell>
              <table:table-cell office:value-type="float" office:value="0.174836">
                <text:p>0.174836</text:p>
              </table:table-cell>
              <table:table-cell office:value-type="float" office:value="1.19862">
                <text:p>1.19862</text:p>
              </table:table-cell>
              <table:table-cell office:value-type="float" office:value="0.0934618">
                <text:p>0.0934618</text:p>
              </table:table-cell>
              <table:table-cell office:value-type="float" office:value="0.184581">
                <text:p>0.18458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45150">
                <text:p>345150</text:p>
              </table:table-cell>
              <table:table-cell office:value-type="float" office:value="0.521487">
                <text:p>0.521487</text:p>
              </table:table-cell>
              <table:table-cell office:value-type="float" office:value="1.60701">
                <text:p>1.60701</text:p>
              </table:table-cell>
              <table:table-cell office:value-type="float" office:value="0.416484">
                <text:p>0.416484</text:p>
              </table:table-cell>
              <table:table-cell office:value-type="float" office:value="0.429039">
                <text:p>0.429039</text:p>
              </table:table-cell>
              <table:table-cell office:value-type="float" office:value="1.28856">
                <text:p>1.288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766252">
                <text:p>17766252</text:p>
              </table:table-cell>
              <table:table-cell office:value-type="float" office:value="1.23414">
                <text:p>1.23414</text:p>
              </table:table-cell>
              <table:table-cell office:value-type="float" office:value="2.82247">
                <text:p>2.82247</text:p>
              </table:table-cell>
              <table:table-cell office:value-type="float" office:value="1.09349">
                <text:p>1.09349</text:p>
              </table:table-cell>
              <table:table-cell office:value-type="float" office:value="0.743357">
                <text:p>0.743357</text:p>
              </table:table-cell>
              <table:table-cell office:value-type="float" office:value="1.67613">
                <text:p>1.6761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26913">
                <text:p>1426913</text:p>
              </table:table-cell>
              <table:table-cell office:value-type="float" office:value="0.770555">
                <text:p>0.770555</text:p>
              </table:table-cell>
              <table:table-cell office:value-type="float" office:value="2.07448">
                <text:p>2.07448</text:p>
              </table:table-cell>
              <table:table-cell office:value-type="float" office:value="0.654869">
                <text:p>0.654869</text:p>
              </table:table-cell>
              <table:table-cell office:value-type="float" office:value="0.568342">
                <text:p>0.568342</text:p>
              </table:table-cell>
              <table:table-cell office:value-type="float" office:value="1.42531">
                <text:p>1.4253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214">
                <text:p>18214</text:p>
              </table:table-cell>
              <table:table-cell office:value-type="float" office:value="0.232721">
                <text:p>0.232721</text:p>
              </table:table-cell>
              <table:table-cell office:value-type="float" office:value="1.22178">
                <text:p>1.22178</text:p>
              </table:table-cell>
              <table:table-cell office:value-type="float" office:value="0.146929">
                <text:p>0.146929</text:p>
              </table:table-cell>
              <table:table-cell office:value-type="float" office:value="0.216249">
                <text:p>0.216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954">
                <text:p>10954</text:p>
              </table:table-cell>
              <table:table-cell office:value-type="float" office:value="0.214929">
                <text:p>0.214929</text:p>
              </table:table-cell>
              <table:table-cell office:value-type="float" office:value="1.16466">
                <text:p>1.16466</text:p>
              </table:table-cell>
              <table:table-cell office:value-type="float" office:value="0.133264">
                <text:p>0.133264</text:p>
              </table:table-cell>
              <table:table-cell office:value-type="float" office:value="0.25567">
                <text:p>0.255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413">
                <text:p>17413</text:p>
              </table:table-cell>
              <table:table-cell office:value-type="float" office:value="0.230156">
                <text:p>0.230156</text:p>
              </table:table-cell>
              <table:table-cell office:value-type="float" office:value="1.21368">
                <text:p>1.21368</text:p>
              </table:table-cell>
              <table:table-cell office:value-type="float" office:value="0.144845">
                <text:p>0.144845</text:p>
              </table:table-cell>
              <table:table-cell office:value-type="float" office:value="0.2147">
                <text:p>0.214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00001">
                <text:p>1800001</text:p>
              </table:table-cell>
              <table:table-cell office:value-type="float" office:value="0.815479">
                <text:p>0.815479</text:p>
              </table:table-cell>
              <table:table-cell office:value-type="float" office:value="2.21335">
                <text:p>2.21335</text:p>
              </table:table-cell>
              <table:table-cell office:value-type="float" office:value="0.663309">
                <text:p>0.663309</text:p>
              </table:table-cell>
              <table:table-cell office:value-type="float" office:value="0.444781">
                <text:p>0.444781</text:p>
              </table:table-cell>
              <table:table-cell office:value-type="float" office:value="1.44839">
                <text:p>1.448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78764">
                <text:p>578764</text:p>
              </table:table-cell>
              <table:table-cell office:value-type="float" office:value="0.617916">
                <text:p>0.617916</text:p>
              </table:table-cell>
              <table:table-cell office:value-type="float" office:value="1.79225">
                <text:p>1.79225</text:p>
              </table:table-cell>
              <table:table-cell office:value-type="float" office:value="0.49263">
                <text:p>0.49263</text:p>
              </table:table-cell>
              <table:table-cell office:value-type="float" office:value="0.410333">
                <text:p>0.410333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0420">
                <text:p>2400420</text:p>
              </table:table-cell>
              <table:table-cell office:value-type="float" office:value="0.856912">
                <text:p>0.856912</text:p>
              </table:table-cell>
              <table:table-cell office:value-type="float" office:value="2.23299">
                <text:p>2.23299</text:p>
              </table:table-cell>
              <table:table-cell office:value-type="float" office:value="0.713533">
                <text:p>0.713533</text:p>
              </table:table-cell>
              <table:table-cell office:value-type="float" office:value="0.481624">
                <text:p>0.481624</text:p>
              </table:table-cell>
              <table:table-cell office:value-type="float" office:value="1.47683">
                <text:p>1.476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38626">
                <text:p>1238626</text:p>
              </table:table-cell>
              <table:table-cell office:value-type="float" office:value="0.753294">
                <text:p>0.753294</text:p>
              </table:table-cell>
              <table:table-cell office:value-type="float" office:value="2.0501">
                <text:p>2.0501</text:p>
              </table:table-cell>
              <table:table-cell office:value-type="float" office:value="0.608103">
                <text:p>0.608103</text:p>
              </table:table-cell>
              <table:table-cell office:value-type="float" office:value="0.459347">
                <text:p>0.459347</text:p>
              </table:table-cell>
              <table:table-cell office:value-type="float" office:value="1.41143">
                <text:p>1.411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129073">
                <text:p>3129073</text:p>
              </table:table-cell>
              <table:table-cell office:value-type="float" office:value="0.902305">
                <text:p>0.902305</text:p>
              </table:table-cell>
              <table:table-cell office:value-type="float" office:value="2.31832">
                <text:p>2.31832</text:p>
              </table:table-cell>
              <table:table-cell office:value-type="float" office:value="0.758669">
                <text:p>0.758669</text:p>
              </table:table-cell>
              <table:table-cell office:value-type="float" office:value="0.512552">
                <text:p>0.512552</text:p>
              </table:table-cell>
              <table:table-cell office:value-type="float" office:value="1.50185">
                <text:p>1.5018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8927">
                <text:p>408927</text:p>
              </table:table-cell>
              <table:table-cell office:value-type="float" office:value="0.55789">
                <text:p>0.55789</text:p>
              </table:table-cell>
              <table:table-cell office:value-type="float" office:value="1.67244">
                <text:p>1.67244</text:p>
              </table:table-cell>
              <table:table-cell office:value-type="float" office:value="0.432856">
                <text:p>0.432856</text:p>
              </table:table-cell>
              <table:table-cell office:value-type="float" office:value="0.390562">
                <text:p>0.390562</text:p>
              </table:table-cell>
              <table:table-cell office:value-type="float" office:value="1.30267">
                <text:p>1.302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25012">
                <text:p>2025012</text:p>
              </table:table-cell>
              <table:table-cell office:value-type="float" office:value="0.832587">
                <text:p>0.832587</text:p>
              </table:table-cell>
              <table:table-cell office:value-type="float" office:value="2.20954">
                <text:p>2.20954</text:p>
              </table:table-cell>
              <table:table-cell office:value-type="float" office:value="0.684314">
                <text:p>0.684314</text:p>
              </table:table-cell>
              <table:table-cell office:value-type="float" office:value="0.481613">
                <text:p>0.481613</text:p>
              </table:table-cell>
              <table:table-cell office:value-type="float" office:value="1.45963">
                <text:p>1.459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219">
                <text:p>9219</text:p>
              </table:table-cell>
              <table:table-cell office:value-type="float" office:value="0.206582">
                <text:p>0.206582</text:p>
              </table:table-cell>
              <table:table-cell office:value-type="float" office:value="1.19777">
                <text:p>1.19777</text:p>
              </table:table-cell>
              <table:table-cell office:value-type="float" office:value="0.124078">
                <text:p>0.124078</text:p>
              </table:table-cell>
              <table:table-cell office:value-type="float" office:value="0.206261">
                <text:p>0.20626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774744">
                <text:p>72774744</text:p>
              </table:table-cell>
              <table:table-cell office:value-type="float" office:value="1.58183">
                <text:p>1.58183</text:p>
              </table:table-cell>
              <table:table-cell office:value-type="float" office:value="3.26397">
                <text:p>3.26397</text:p>
              </table:table-cell>
              <table:table-cell office:value-type="float" office:value="1.45808">
                <text:p>1.45808</text:p>
              </table:table-cell>
              <table:table-cell office:value-type="float" office:value="0.848094">
                <text:p>0.848094</text:p>
              </table:table-cell>
              <table:table-cell office:value-type="float" office:value="1.81673">
                <text:p>1.8167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88">
                <text:p>3288</text:p>
              </table:table-cell>
              <table:table-cell office:value-type="float" office:value="0.172077">
                <text:p>0.172077</text:p>
              </table:table-cell>
              <table:table-cell office:value-type="float" office:value="1.23491">
                <text:p>1.23491</text:p>
              </table:table-cell>
              <table:table-cell office:value-type="float" office:value="0.0898194">
                <text:p>0.0898194</text:p>
              </table:table-cell>
              <table:table-cell office:value-type="float" office:value="0.19019">
                <text:p>0.190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09085">
                <text:p>1909085</text:p>
              </table:table-cell>
              <table:table-cell office:value-type="float" office:value="0.817059">
                <text:p>0.817059</text:p>
              </table:table-cell>
              <table:table-cell office:value-type="float" office:value="2.21677">
                <text:p>2.21677</text:p>
              </table:table-cell>
              <table:table-cell office:value-type="float" office:value="0.684039">
                <text:p>0.684039</text:p>
              </table:table-cell>
              <table:table-cell office:value-type="float" office:value="0.46292">
                <text:p>0.46292</text:p>
              </table:table-cell>
              <table:table-cell office:value-type="float" office:value="1.45413">
                <text:p>1.4541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51">
                <text:p>1751</text:p>
              </table:table-cell>
              <table:table-cell office:value-type="float" office:value="0.150483">
                <text:p>0.150483</text:p>
              </table:table-cell>
              <table:table-cell office:value-type="float" office:value="1.2067">
                <text:p>1.2067</text:p>
              </table:table-cell>
              <table:table-cell office:value-type="float" office:value="0.0718589">
                <text:p>0.0718589</text:p>
              </table:table-cell>
              <table:table-cell office:value-type="float" office:value="0.170705">
                <text:p>0.1707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9457">
                <text:p>119457</text:p>
              </table:table-cell>
              <table:table-cell office:value-type="float" office:value="0.340379">
                <text:p>0.340379</text:p>
              </table:table-cell>
              <table:table-cell office:value-type="float" office:value="1.41243">
                <text:p>1.41243</text:p>
              </table:table-cell>
              <table:table-cell office:value-type="float" office:value="0.249745">
                <text:p>0.249745</text:p>
              </table:table-cell>
              <table:table-cell office:value-type="float" office:value="0.269723">
                <text:p>0.269723</text:p>
              </table:table-cell>
              <table:table-cell office:value-type="float" office:value="1.19215">
                <text:p>1.192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47992">
                <text:p>947992</text:p>
              </table:table-cell>
              <table:table-cell office:value-type="float" office:value="0.70209">
                <text:p>0.70209</text:p>
              </table:table-cell>
              <table:table-cell office:value-type="float" office:value="2.00219">
                <text:p>2.00219</text:p>
              </table:table-cell>
              <table:table-cell office:value-type="float" office:value="0.56795">
                <text:p>0.56795</text:p>
              </table:table-cell>
              <table:table-cell office:value-type="float" office:value="0.451241">
                <text:p>0.451241</text:p>
              </table:table-cell>
              <table:table-cell office:value-type="float" office:value="1.38524">
                <text:p>1.385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007">
                <text:p>5007</text:p>
              </table:table-cell>
              <table:table-cell office:value-type="float" office:value="0.187947">
                <text:p>0.187947</text:p>
              </table:table-cell>
              <table:table-cell office:value-type="float" office:value="1.17505">
                <text:p>1.17505</text:p>
              </table:table-cell>
              <table:table-cell office:value-type="float" office:value="0.106368">
                <text:p>0.106368</text:p>
              </table:table-cell>
              <table:table-cell office:value-type="float" office:value="0.216092">
                <text:p>0.2160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49">
                <text:p>1549</text:p>
              </table:table-cell>
              <table:table-cell office:value-type="float" office:value="0.149211">
                <text:p>0.149211</text:p>
              </table:table-cell>
              <table:table-cell office:value-type="float" office:value="1.15588">
                <text:p>1.15588</text:p>
              </table:table-cell>
              <table:table-cell office:value-type="float" office:value="0.0704812">
                <text:p>0.0704812</text:p>
              </table:table-cell>
              <table:table-cell office:value-type="float" office:value="0.186572">
                <text:p>0.1865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2576">
                <text:p>92576</text:p>
              </table:table-cell>
              <table:table-cell office:value-type="float" office:value="0.312563">
                <text:p>0.312563</text:p>
              </table:table-cell>
              <table:table-cell office:value-type="float" office:value="1.31006">
                <text:p>1.31006</text:p>
              </table:table-cell>
              <table:table-cell office:value-type="float" office:value="0.225694">
                <text:p>0.225694</text:p>
              </table:table-cell>
              <table:table-cell office:value-type="float" office:value="0.255584">
                <text:p>0.255584</text:p>
              </table:table-cell>
              <table:table-cell office:value-type="float" office:value="1.16958">
                <text:p>1.169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84">
                <text:p>8984</text:p>
              </table:table-cell>
              <table:table-cell office:value-type="float" office:value="0.204719">
                <text:p>0.204719</text:p>
              </table:table-cell>
              <table:table-cell office:value-type="float" office:value="1.19215">
                <text:p>1.19215</text:p>
              </table:table-cell>
              <table:table-cell office:value-type="float" office:value="0.123444">
                <text:p>0.123444</text:p>
              </table:table-cell>
              <table:table-cell office:value-type="float" office:value="0.200134">
                <text:p>0.20013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998230">
                <text:p>20998230</text:p>
              </table:table-cell>
              <table:table-cell office:value-type="float" office:value="1.27551">
                <text:p>1.27551</text:p>
              </table:table-cell>
              <table:table-cell office:value-type="float" office:value="2.85584">
                <text:p>2.85584</text:p>
              </table:table-cell>
              <table:table-cell office:value-type="float" office:value="1.17787">
                <text:p>1.17787</text:p>
              </table:table-cell>
              <table:table-cell office:value-type="float" office:value="0.911357">
                <text:p>0.911357</text:p>
              </table:table-cell>
              <table:table-cell office:value-type="float" office:value="1.69387">
                <text:p>1.693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3080">
                <text:p>263080</text:p>
              </table:table-cell>
              <table:table-cell office:value-type="float" office:value="0.461641">
                <text:p>0.461641</text:p>
              </table:table-cell>
              <table:table-cell office:value-type="float" office:value="1.52485">
                <text:p>1.52485</text:p>
              </table:table-cell>
              <table:table-cell office:value-type="float" office:value="0.360145">
                <text:p>0.360145</text:p>
              </table:table-cell>
              <table:table-cell office:value-type="float" office:value="0.346842">
                <text:p>0.346842</text:p>
              </table:table-cell>
              <table:table-cell office:value-type="float" office:value="1.26166">
                <text:p>1.261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077">
                <text:p>14077</text:p>
              </table:table-cell>
              <table:table-cell office:value-type="float" office:value="0.221751">
                <text:p>0.221751</text:p>
              </table:table-cell>
              <table:table-cell office:value-type="float" office:value="1.26024">
                <text:p>1.26024</text:p>
              </table:table-cell>
              <table:table-cell office:value-type="float" office:value="0.137159">
                <text:p>0.137159</text:p>
              </table:table-cell>
              <table:table-cell office:value-type="float" office:value="0.198521">
                <text:p>0.198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03937">
                <text:p>503937</text:p>
              </table:table-cell>
              <table:table-cell office:value-type="float" office:value="0.584492">
                <text:p>0.584492</text:p>
              </table:table-cell>
              <table:table-cell office:value-type="float" office:value="1.77898">
                <text:p>1.77898</text:p>
              </table:table-cell>
              <table:table-cell office:value-type="float" office:value="0.467766">
                <text:p>0.467766</text:p>
              </table:table-cell>
              <table:table-cell office:value-type="float" office:value="0.403514">
                <text:p>0.403514</text:p>
              </table:table-cell>
              <table:table-cell office:value-type="float" office:value="1.32366">
                <text:p>1.323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2636">
                <text:p>92636</text:p>
              </table:table-cell>
              <table:table-cell office:value-type="float" office:value="0.303872">
                <text:p>0.303872</text:p>
              </table:table-cell>
              <table:table-cell office:value-type="float" office:value="1.28123">
                <text:p>1.28123</text:p>
              </table:table-cell>
              <table:table-cell office:value-type="float" office:value="0.217823">
                <text:p>0.217823</text:p>
              </table:table-cell>
              <table:table-cell office:value-type="float" office:value="0.251606">
                <text:p>0.251606</text:p>
              </table:table-cell>
              <table:table-cell office:value-type="float" office:value="1.16968">
                <text:p>1.169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51930">
                <text:p>451930</text:p>
              </table:table-cell>
              <table:table-cell office:value-type="float" office:value="0.572357">
                <text:p>0.572357</text:p>
              </table:table-cell>
              <table:table-cell office:value-type="float" office:value="1.78749">
                <text:p>1.78749</text:p>
              </table:table-cell>
              <table:table-cell office:value-type="float" office:value="0.44114">
                <text:p>0.44114</text:p>
              </table:table-cell>
              <table:table-cell office:value-type="float" office:value="0.405243">
                <text:p>0.405243</text:p>
              </table:table-cell>
              <table:table-cell office:value-type="float" office:value="1.31366">
                <text:p>1.313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3266">
                <text:p>1293266</text:p>
              </table:table-cell>
              <table:table-cell office:value-type="float" office:value="0.761827">
                <text:p>0.761827</text:p>
              </table:table-cell>
              <table:table-cell office:value-type="float" office:value="2.03001">
                <text:p>2.03001</text:p>
              </table:table-cell>
              <table:table-cell office:value-type="float" office:value="0.624173">
                <text:p>0.624173</text:p>
              </table:table-cell>
              <table:table-cell office:value-type="float" office:value="0.517264">
                <text:p>0.517264</text:p>
              </table:table-cell>
              <table:table-cell office:value-type="float" office:value="1.41642">
                <text:p>1.416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423">
                <text:p>20423</text:p>
              </table:table-cell>
              <table:table-cell office:value-type="float" office:value="0.238362">
                <text:p>0.238362</text:p>
              </table:table-cell>
              <table:table-cell office:value-type="float" office:value="1.20581">
                <text:p>1.20581</text:p>
              </table:table-cell>
              <table:table-cell office:value-type="float" office:value="0.155697">
                <text:p>0.155697</text:p>
              </table:table-cell>
              <table:table-cell office:value-type="float" office:value="0.241695">
                <text:p>0.241695</text:p>
              </table:table-cell>
              <table:table-cell office:value-type="float" office:value="1.07309">
                <text:p>1.073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485735">
                <text:p>16485735</text:p>
              </table:table-cell>
              <table:table-cell office:value-type="float" office:value="1.22681">
                <text:p>1.22681</text:p>
              </table:table-cell>
              <table:table-cell office:value-type="float" office:value="2.86673">
                <text:p>2.86673</text:p>
              </table:table-cell>
              <table:table-cell office:value-type="float" office:value="1.07605">
                <text:p>1.07605</text:p>
              </table:table-cell>
              <table:table-cell office:value-type="float" office:value="0.693179">
                <text:p>0.693179</text:p>
              </table:table-cell>
              <table:table-cell office:value-type="float" office:value="1.66824">
                <text:p>1.668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0570">
                <text:p>80570</text:p>
              </table:table-cell>
              <table:table-cell office:value-type="float" office:value="0.294918">
                <text:p>0.294918</text:p>
              </table:table-cell>
              <table:table-cell office:value-type="float" office:value="1.30784">
                <text:p>1.30784</text:p>
              </table:table-cell>
              <table:table-cell office:value-type="float" office:value="0.211592">
                <text:p>0.211592</text:p>
              </table:table-cell>
              <table:table-cell office:value-type="float" office:value="0.256174">
                <text:p>0.256174</text:p>
              </table:table-cell>
              <table:table-cell office:value-type="float" office:value="1.16045">
                <text:p>1.1604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08761">
                <text:p>408761</text:p>
              </table:table-cell>
              <table:table-cell office:value-type="float" office:value="0.548435">
                <text:p>0.548435</text:p>
              </table:table-cell>
              <table:table-cell office:value-type="float" office:value="1.67417">
                <text:p>1.67417</text:p>
              </table:table-cell>
              <table:table-cell office:value-type="float" office:value="0.436663">
                <text:p>0.436663</text:p>
              </table:table-cell>
              <table:table-cell office:value-type="float" office:value="0.392199">
                <text:p>0.392199</text:p>
              </table:table-cell>
              <table:table-cell office:value-type="float" office:value="1.30239">
                <text:p>1.302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7334353">
                <text:p>47334353</text:p>
              </table:table-cell>
              <table:table-cell office:value-type="float" office:value="1.47821">
                <text:p>1.47821</text:p>
              </table:table-cell>
              <table:table-cell office:value-type="float" office:value="3.16225">
                <text:p>3.16225</text:p>
              </table:table-cell>
              <table:table-cell office:value-type="float" office:value="1.37043">
                <text:p>1.37043</text:p>
              </table:table-cell>
              <table:table-cell office:value-type="float" office:value="0.864943">
                <text:p>0.864943</text:p>
              </table:table-cell>
              <table:table-cell office:value-type="float" office:value="1.77348">
                <text:p>1.773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100976">
                <text:p>5100976</text:p>
              </table:table-cell>
              <table:table-cell office:value-type="float" office:value="0.984759">
                <text:p>0.984759</text:p>
              </table:table-cell>
              <table:table-cell office:value-type="float" office:value="2.43837">
                <text:p>2.43837</text:p>
              </table:table-cell>
              <table:table-cell office:value-type="float" office:value="0.857697">
                <text:p>0.857697</text:p>
              </table:table-cell>
              <table:table-cell office:value-type="float" office:value="0.61867">
                <text:p>0.61867</text:p>
              </table:table-cell>
              <table:table-cell office:value-type="float" office:value="1.55222">
                <text:p>1.552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9862728">
                <text:p>79862728</text:p>
              </table:table-cell>
              <table:table-cell office:value-type="float" office:value="1.60954">
                <text:p>1.60954</text:p>
              </table:table-cell>
              <table:table-cell office:value-type="float" office:value="3.26426">
                <text:p>3.26426</text:p>
              </table:table-cell>
              <table:table-cell office:value-type="float" office:value="1.4837">
                <text:p>1.4837</text:p>
              </table:table-cell>
              <table:table-cell office:value-type="float" office:value="0.98917">
                <text:p>0.98917</text:p>
              </table:table-cell>
              <table:table-cell office:value-type="float" office:value="1.82667">
                <text:p>1.826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9">
                <text:p>1039</text:p>
              </table:table-cell>
              <table:table-cell office:value-type="float" office:value="0.135018">
                <text:p>0.135018</text:p>
              </table:table-cell>
              <table:table-cell office:value-type="float" office:value="1.16795">
                <text:p>1.16795</text:p>
              </table:table-cell>
              <table:table-cell office:value-type="float" office:value="0.0594407">
                <text:p>0.0594407</text:p>
              </table:table-cell>
              <table:table-cell office:value-type="float" office:value="0.170944">
                <text:p>0.1709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763653">
                <text:p>19763653</text:p>
              </table:table-cell>
              <table:table-cell office:value-type="float" office:value="1.2607">
                <text:p>1.2607</text:p>
              </table:table-cell>
              <table:table-cell office:value-type="float" office:value="2.83744">
                <text:p>2.83744</text:p>
              </table:table-cell>
              <table:table-cell office:value-type="float" office:value="1.15234">
                <text:p>1.15234</text:p>
              </table:table-cell>
              <table:table-cell office:value-type="float" office:value="0.776952">
                <text:p>0.776952</text:p>
              </table:table-cell>
              <table:table-cell office:value-type="float" office:value="1.68702">
                <text:p>1.6870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405">
                <text:p>9405</text:p>
              </table:table-cell>
              <table:table-cell office:value-type="float" office:value="0.209987">
                <text:p>0.209987</text:p>
              </table:table-cell>
              <table:table-cell office:value-type="float" office:value="1.20497">
                <text:p>1.20497</text:p>
              </table:table-cell>
              <table:table-cell office:value-type="float" office:value="0.127056">
                <text:p>0.127056</text:p>
              </table:table-cell>
              <table:table-cell office:value-type="float" office:value="0.2159">
                <text:p>0.2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997924">
                <text:p>2997924</text:p>
              </table:table-cell>
              <table:table-cell office:value-type="float" office:value="0.894054">
                <text:p>0.894054</text:p>
              </table:table-cell>
              <table:table-cell office:value-type="float" office:value="2.30956">
                <text:p>2.30956</text:p>
              </table:table-cell>
              <table:table-cell office:value-type="float" office:value="0.748287">
                <text:p>0.748287</text:p>
              </table:table-cell>
              <table:table-cell office:value-type="float" office:value="0.501937">
                <text:p>0.501937</text:p>
              </table:table-cell>
              <table:table-cell office:value-type="float" office:value="1.49792">
                <text:p>1.497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799">
                <text:p>8799</text:p>
              </table:table-cell>
              <table:table-cell office:value-type="float" office:value="0.208357">
                <text:p>0.208357</text:p>
              </table:table-cell>
              <table:table-cell office:value-type="float" office:value="1.21485">
                <text:p>1.21485</text:p>
              </table:table-cell>
              <table:table-cell office:value-type="float" office:value="0.1271">
                <text:p>0.1271</text:p>
              </table:table-cell>
              <table:table-cell office:value-type="float" office:value="0.20175">
                <text:p>0.201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297047">
                <text:p>13297047</text:p>
              </table:table-cell>
              <table:table-cell office:value-type="float" office:value="1.16982">
                <text:p>1.16982</text:p>
              </table:table-cell>
              <table:table-cell office:value-type="float" office:value="2.73775">
                <text:p>2.73775</text:p>
              </table:table-cell>
              <table:table-cell office:value-type="float" office:value="1.04666">
                <text:p>1.04666</text:p>
              </table:table-cell>
              <table:table-cell office:value-type="float" office:value="0.70233">
                <text:p>0.70233</text:p>
              </table:table-cell>
              <table:table-cell office:value-type="float" office:value="1.64607">
                <text:p>1.646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048935">
                <text:p>47048935</text:p>
              </table:table-cell>
              <table:table-cell office:value-type="float" office:value="1.48673">
                <text:p>1.48673</text:p>
              </table:table-cell>
              <table:table-cell office:value-type="float" office:value="3.18105">
                <text:p>3.18105</text:p>
              </table:table-cell>
              <table:table-cell office:value-type="float" office:value="1.36097">
                <text:p>1.36097</text:p>
              </table:table-cell>
              <table:table-cell office:value-type="float" office:value="0.956325">
                <text:p>0.956325</text:p>
              </table:table-cell>
              <table:table-cell office:value-type="float" office:value="1.77304">
                <text:p>1.773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016">
                <text:p>2016</text:p>
              </table:table-cell>
              <table:table-cell office:value-type="float" office:value="0.153916">
                <text:p>0.153916</text:p>
              </table:table-cell>
              <table:table-cell office:value-type="float" office:value="1.15504">
                <text:p>1.15504</text:p>
              </table:table-cell>
              <table:table-cell office:value-type="float" office:value="0.07514">
                <text:p>0.07514</text:p>
              </table:table-cell>
              <table:table-cell office:value-type="float" office:value="0.177642">
                <text:p>0.17764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832">
                <text:p>10832</text:p>
              </table:table-cell>
              <table:table-cell office:value-type="float" office:value="0.217553">
                <text:p>0.217553</text:p>
              </table:table-cell>
              <table:table-cell office:value-type="float" office:value="1.19731">
                <text:p>1.19731</text:p>
              </table:table-cell>
              <table:table-cell office:value-type="float" office:value="0.135468">
                <text:p>0.135468</text:p>
              </table:table-cell>
              <table:table-cell office:value-type="float" office:value="0.254813">
                <text:p>0.2548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322">
                <text:p>9322</text:p>
              </table:table-cell>
              <table:table-cell office:value-type="float" office:value="0.207555">
                <text:p>0.207555</text:p>
              </table:table-cell>
              <table:table-cell office:value-type="float" office:value="1.19102">
                <text:p>1.19102</text:p>
              </table:table-cell>
              <table:table-cell office:value-type="float" office:value="0.126053">
                <text:p>0.126053</text:p>
              </table:table-cell>
              <table:table-cell office:value-type="float" office:value="0.217498">
                <text:p>0.217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67371">
                <text:p>1267371</text:p>
              </table:table-cell>
              <table:table-cell office:value-type="float" office:value="0.754925">
                <text:p>0.754925</text:p>
              </table:table-cell>
              <table:table-cell office:value-type="float" office:value="2.01486">
                <text:p>2.01486</text:p>
              </table:table-cell>
              <table:table-cell office:value-type="float" office:value="0.61069">
                <text:p>0.61069</text:p>
              </table:table-cell>
              <table:table-cell office:value-type="float" office:value="0.465827">
                <text:p>0.465827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85">
                <text:p>2485</text:p>
              </table:table-cell>
              <table:table-cell office:value-type="float" office:value="0.158272">
                <text:p>0.158272</text:p>
              </table:table-cell>
              <table:table-cell office:value-type="float" office:value="1.15109">
                <text:p>1.15109</text:p>
              </table:table-cell>
              <table:table-cell office:value-type="float" office:value="0.0796004">
                <text:p>0.0796004</text:p>
              </table:table-cell>
              <table:table-cell office:value-type="float" office:value="0.201875">
                <text:p>0.2018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543">
                <text:p>19543</text:p>
              </table:table-cell>
              <table:table-cell office:value-type="float" office:value="0.238174">
                <text:p>0.238174</text:p>
              </table:table-cell>
              <table:table-cell office:value-type="float" office:value="1.22508">
                <text:p>1.22508</text:p>
              </table:table-cell>
              <table:table-cell office:value-type="float" office:value="0.151616">
                <text:p>0.151616</text:p>
              </table:table-cell>
              <table:table-cell office:value-type="float" office:value="0.229132">
                <text:p>0.22913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61">
                <text:p>3761</text:p>
              </table:table-cell>
              <table:table-cell office:value-type="float" office:value="0.171881">
                <text:p>0.171881</text:p>
              </table:table-cell>
              <table:table-cell office:value-type="float" office:value="1.19676">
                <text:p>1.19676</text:p>
              </table:table-cell>
              <table:table-cell office:value-type="float" office:value="0.0919954">
                <text:p>0.0919954</text:p>
              </table:table-cell>
              <table:table-cell office:value-type="float" office:value="0.187479">
                <text:p>0.1874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598">
                <text:p>10598</text:p>
              </table:table-cell>
              <table:table-cell office:value-type="float" office:value="0.212646">
                <text:p>0.212646</text:p>
              </table:table-cell>
              <table:table-cell office:value-type="float" office:value="1.16905">
                <text:p>1.16905</text:p>
              </table:table-cell>
              <table:table-cell office:value-type="float" office:value="0.130868">
                <text:p>0.130868</text:p>
              </table:table-cell>
              <table:table-cell office:value-type="float" office:value="0.238089">
                <text:p>0.23808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42300">
                <text:p>942300</text:p>
              </table:table-cell>
              <table:table-cell office:value-type="float" office:value="0.706905">
                <text:p>0.706905</text:p>
              </table:table-cell>
              <table:table-cell office:value-type="float" office:value="2.00096">
                <text:p>2.00096</text:p>
              </table:table-cell>
              <table:table-cell office:value-type="float" office:value="0.56333">
                <text:p>0.56333</text:p>
              </table:table-cell>
              <table:table-cell office:value-type="float" office:value="0.437816">
                <text:p>0.437816</text:p>
              </table:table-cell>
              <table:table-cell office:value-type="float" office:value="1.38483">
                <text:p>1.3848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21054">
                <text:p>421054</text:p>
              </table:table-cell>
              <table:table-cell office:value-type="float" office:value="0.550393">
                <text:p>0.550393</text:p>
              </table:table-cell>
              <table:table-cell office:value-type="float" office:value="1.74055">
                <text:p>1.74055</text:p>
              </table:table-cell>
              <table:table-cell office:value-type="float" office:value="0.444425">
                <text:p>0.444425</text:p>
              </table:table-cell>
              <table:table-cell office:value-type="float" office:value="0.426413">
                <text:p>0.426413</text:p>
              </table:table-cell>
              <table:table-cell office:value-type="float" office:value="1.30732">
                <text:p>1.307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30981">
                <text:p>730981</text:p>
              </table:table-cell>
              <table:table-cell office:value-type="float" office:value="0.656159">
                <text:p>0.656159</text:p>
              </table:table-cell>
              <table:table-cell office:value-type="float" office:value="1.87329">
                <text:p>1.87329</text:p>
              </table:table-cell>
              <table:table-cell office:value-type="float" office:value="0.525846">
                <text:p>0.525846</text:p>
              </table:table-cell>
              <table:table-cell office:value-type="float" office:value="0.421915">
                <text:p>0.421915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35261">
                <text:p>635261</text:p>
              </table:table-cell>
              <table:table-cell office:value-type="float" office:value="0.626592">
                <text:p>0.626592</text:p>
              </table:table-cell>
              <table:table-cell office:value-type="float" office:value="1.79426">
                <text:p>1.79426</text:p>
              </table:table-cell>
              <table:table-cell office:value-type="float" office:value="0.508552">
                <text:p>0.508552</text:p>
              </table:table-cell>
              <table:table-cell office:value-type="float" office:value="0.460136">
                <text:p>0.460136</text:p>
              </table:table-cell>
              <table:table-cell office:value-type="float" office:value="1.34663">
                <text:p>1.3466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707">
                <text:p>9707</text:p>
              </table:table-cell>
              <table:table-cell office:value-type="float" office:value="0.210349">
                <text:p>0.210349</text:p>
              </table:table-cell>
              <table:table-cell office:value-type="float" office:value="1.18428">
                <text:p>1.18428</text:p>
              </table:table-cell>
              <table:table-cell office:value-type="float" office:value="0.128285">
                <text:p>0.128285</text:p>
              </table:table-cell>
              <table:table-cell office:value-type="float" office:value="0.212011">
                <text:p>0.21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797">
                <text:p>10797</text:p>
              </table:table-cell>
              <table:table-cell office:value-type="float" office:value="0.215148">
                <text:p>0.215148</text:p>
              </table:table-cell>
              <table:table-cell office:value-type="float" office:value="1.18316">
                <text:p>1.18316</text:p>
              </table:table-cell>
              <table:table-cell office:value-type="float" office:value="0.133006">
                <text:p>0.133006</text:p>
              </table:table-cell>
              <table:table-cell office:value-type="float" office:value="0.23294">
                <text:p>0.2329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73">
                <text:p>2273</text:p>
              </table:table-cell>
              <table:table-cell office:value-type="float" office:value="0.159673">
                <text:p>0.159673</text:p>
              </table:table-cell>
              <table:table-cell office:value-type="float" office:value="1.18477">
                <text:p>1.18477</text:p>
              </table:table-cell>
              <table:table-cell office:value-type="float" office:value="0.0797601">
                <text:p>0.0797601</text:p>
              </table:table-cell>
              <table:table-cell office:value-type="float" office:value="0.181464">
                <text:p>0.18146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0198">
                <text:p>160198</text:p>
              </table:table-cell>
              <table:table-cell office:value-type="float" office:value="0.372701">
                <text:p>0.372701</text:p>
              </table:table-cell>
              <table:table-cell office:value-type="float" office:value="1.35702">
                <text:p>1.35702</text:p>
              </table:table-cell>
              <table:table-cell office:value-type="float" office:value="0.285245">
                <text:p>0.285245</text:p>
              </table:table-cell>
              <table:table-cell office:value-type="float" office:value="0.299518">
                <text:p>0.299518</text:p>
              </table:table-cell>
              <table:table-cell office:value-type="float" office:value="1.21761">
                <text:p>1.217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14038">
                <text:p>614038</text:p>
              </table:table-cell>
              <table:table-cell office:value-type="float" office:value="0.625719">
                <text:p>0.625719</text:p>
              </table:table-cell>
              <table:table-cell office:value-type="float" office:value="1.79517">
                <text:p>1.79517</text:p>
              </table:table-cell>
              <table:table-cell office:value-type="float" office:value="0.496455">
                <text:p>0.496455</text:p>
              </table:table-cell>
              <table:table-cell office:value-type="float" office:value="0.436794">
                <text:p>0.436794</text:p>
              </table:table-cell>
              <table:table-cell office:value-type="float" office:value="1.3431">
                <text:p>1.34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60">
                <text:p>1960</text:p>
              </table:table-cell>
              <table:table-cell office:value-type="float" office:value="0.148647">
                <text:p>0.148647</text:p>
              </table:table-cell>
              <table:table-cell office:value-type="float" office:value="1.18158">
                <text:p>1.18158</text:p>
              </table:table-cell>
              <table:table-cell office:value-type="float" office:value="0.071622">
                <text:p>0.071622</text:p>
              </table:table-cell>
              <table:table-cell office:value-type="float" office:value="0.171412">
                <text:p>0.1714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666">
                <text:p>40666</text:p>
              </table:table-cell>
              <table:table-cell office:value-type="float" office:value="0.259784">
                <text:p>0.259784</text:p>
              </table:table-cell>
              <table:table-cell office:value-type="float" office:value="1.22572">
                <text:p>1.22572</text:p>
              </table:table-cell>
              <table:table-cell office:value-type="float" office:value="0.178244">
                <text:p>0.178244</text:p>
              </table:table-cell>
              <table:table-cell office:value-type="float" office:value="0.243284">
                <text:p>0.243284</text:p>
              </table:table-cell>
              <table:table-cell office:value-type="float" office:value="1.10979">
                <text:p>1.109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669">
                <text:p>21669</text:p>
              </table:table-cell>
              <table:table-cell office:value-type="float" office:value="0.240247">
                <text:p>0.240247</text:p>
              </table:table-cell>
              <table:table-cell office:value-type="float" office:value="1.19508">
                <text:p>1.19508</text:p>
              </table:table-cell>
              <table:table-cell office:value-type="float" office:value="0.155649">
                <text:p>0.155649</text:p>
              </table:table-cell>
              <table:table-cell office:value-type="float" office:value="0.253667">
                <text:p>0.253667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842428">
                <text:p>19842428</text:p>
              </table:table-cell>
              <table:table-cell office:value-type="float" office:value="1.26054">
                <text:p>1.26054</text:p>
              </table:table-cell>
              <table:table-cell office:value-type="float" office:value="2.85873">
                <text:p>2.85873</text:p>
              </table:table-cell>
              <table:table-cell office:value-type="float" office:value="1.11987">
                <text:p>1.11987</text:p>
              </table:table-cell>
              <table:table-cell office:value-type="float" office:value="0.760628">
                <text:p>0.760628</text:p>
              </table:table-cell>
              <table:table-cell office:value-type="float" office:value="1.68745">
                <text:p>1.687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9004">
                <text:p>419004</text:p>
              </table:table-cell>
              <table:table-cell office:value-type="float" office:value="0.5512">
                <text:p>0.5512</text:p>
              </table:table-cell>
              <table:table-cell office:value-type="float" office:value="1.67406">
                <text:p>1.67406</text:p>
              </table:table-cell>
              <table:table-cell office:value-type="float" office:value="0.443585">
                <text:p>0.443585</text:p>
              </table:table-cell>
              <table:table-cell office:value-type="float" office:value="0.404446">
                <text:p>0.404446</text:p>
              </table:table-cell>
              <table:table-cell office:value-type="float" office:value="1.30505">
                <text:p>1.3050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87932">
                <text:p>687932</text:p>
              </table:table-cell>
              <table:table-cell office:value-type="float" office:value="0.649587">
                <text:p>0.649587</text:p>
              </table:table-cell>
              <table:table-cell office:value-type="float" office:value="1.8218">
                <text:p>1.8218</text:p>
              </table:table-cell>
              <table:table-cell office:value-type="float" office:value="0.522452">
                <text:p>0.522452</text:p>
              </table:table-cell>
              <table:table-cell office:value-type="float" office:value="0.482663">
                <text:p>0.482663</text:p>
              </table:table-cell>
              <table:table-cell office:value-type="float" office:value="1.35452">
                <text:p>1.354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43966">
                <text:p>843966</text:p>
              </table:table-cell>
              <table:table-cell office:value-type="float" office:value="0.685001">
                <text:p>0.685001</text:p>
              </table:table-cell>
              <table:table-cell office:value-type="float" office:value="1.99866">
                <text:p>1.99866</text:p>
              </table:table-cell>
              <table:table-cell office:value-type="float" office:value="0.5561">
                <text:p>0.5561</text:p>
              </table:table-cell>
              <table:table-cell office:value-type="float" office:value="0.471762">
                <text:p>0.471762</text:p>
              </table:table-cell>
              <table:table-cell office:value-type="float" office:value="1.37486">
                <text:p>1.374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3590">
                <text:p>63590</text:p>
              </table:table-cell>
              <table:table-cell office:value-type="float" office:value="0.286702">
                <text:p>0.286702</text:p>
              </table:table-cell>
              <table:table-cell office:value-type="float" office:value="1.32368">
                <text:p>1.32368</text:p>
              </table:table-cell>
              <table:table-cell office:value-type="float" office:value="0.199913">
                <text:p>0.199913</text:p>
              </table:table-cell>
              <table:table-cell office:value-type="float" office:value="0.23438">
                <text:p>0.234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542885">
                <text:p>12542885</text:p>
              </table:table-cell>
              <table:table-cell office:value-type="float" office:value="1.16265">
                <text:p>1.16265</text:p>
              </table:table-cell>
              <table:table-cell office:value-type="float" office:value="2.729">
                <text:p>2.729</text:p>
              </table:table-cell>
              <table:table-cell office:value-type="float" office:value="1.00787">
                <text:p>1.00787</text:p>
              </table:table-cell>
              <table:table-cell office:value-type="float" office:value="0.678033">
                <text:p>0.678033</text:p>
              </table:table-cell>
              <table:table-cell office:value-type="float" office:value="1.64022">
                <text:p>1.6402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8261373">
                <text:p>28261373</text:p>
              </table:table-cell>
              <table:table-cell office:value-type="float" office:value="1.35848">
                <text:p>1.35848</text:p>
              </table:table-cell>
              <table:table-cell office:value-type="float" office:value="3.11982">
                <text:p>3.11982</text:p>
              </table:table-cell>
              <table:table-cell office:value-type="float" office:value="1.21488">
                <text:p>1.21488</text:p>
              </table:table-cell>
              <table:table-cell office:value-type="float" office:value="0.796958">
                <text:p>0.796958</text:p>
              </table:table-cell>
              <table:table-cell office:value-type="float" office:value="1.72257">
                <text:p>1.7225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07620">
                <text:p>3107620</text:p>
              </table:table-cell>
              <table:table-cell office:value-type="float" office:value="0.90223">
                <text:p>0.90223</text:p>
              </table:table-cell>
              <table:table-cell office:value-type="float" office:value="2.30433">
                <text:p>2.30433</text:p>
              </table:table-cell>
              <table:table-cell office:value-type="float" office:value="0.75606">
                <text:p>0.75606</text:p>
              </table:table-cell>
              <table:table-cell office:value-type="float" office:value="0.481243">
                <text:p>0.481243</text:p>
              </table:table-cell>
              <table:table-cell office:value-type="float" office:value="1.50116">
                <text:p>1.501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144">
                <text:p>17144</text:p>
              </table:table-cell>
              <table:table-cell office:value-type="float" office:value="0.231303">
                <text:p>0.231303</text:p>
              </table:table-cell>
              <table:table-cell office:value-type="float" office:value="1.21404">
                <text:p>1.21404</text:p>
              </table:table-cell>
              <table:table-cell office:value-type="float" office:value="0.145088">
                <text:p>0.145088</text:p>
              </table:table-cell>
              <table:table-cell office:value-type="float" office:value="0.20911">
                <text:p>0.209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422">
                <text:p>5422</text:p>
              </table:table-cell>
              <table:table-cell office:value-type="float" office:value="0.191285">
                <text:p>0.191285</text:p>
              </table:table-cell>
              <table:table-cell office:value-type="float" office:value="1.15506">
                <text:p>1.15506</text:p>
              </table:table-cell>
              <table:table-cell office:value-type="float" office:value="0.109541">
                <text:p>0.109541</text:p>
              </table:table-cell>
              <table:table-cell office:value-type="float" office:value="0.242188">
                <text:p>0.2421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5326">
                <text:p>65326</text:p>
              </table:table-cell>
              <table:table-cell office:value-type="float" office:value="0.285031">
                <text:p>0.285031</text:p>
              </table:table-cell>
              <table:table-cell office:value-type="float" office:value="1.34834">
                <text:p>1.34834</text:p>
              </table:table-cell>
              <table:table-cell office:value-type="float" office:value="0.202006">
                <text:p>0.202006</text:p>
              </table:table-cell>
              <table:table-cell office:value-type="float" office:value="0.239736">
                <text:p>0.239736</text:p>
              </table:table-cell>
              <table:table-cell office:value-type="float" office:value="1.15241">
                <text:p>1.1524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359">
                <text:p>4359</text:p>
              </table:table-cell>
              <table:table-cell office:value-type="float" office:value="0.178719">
                <text:p>0.178719</text:p>
              </table:table-cell>
              <table:table-cell office:value-type="float" office:value="1.17921">
                <text:p>1.17921</text:p>
              </table:table-cell>
              <table:table-cell office:value-type="float" office:value="0.099421">
                <text:p>0.099421</text:p>
              </table:table-cell>
              <table:table-cell office:value-type="float" office:value="0.187972">
                <text:p>0.1879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6123">
                <text:p>96123</text:p>
              </table:table-cell>
              <table:table-cell office:value-type="float" office:value="0.309187">
                <text:p>0.309187</text:p>
              </table:table-cell>
              <table:table-cell office:value-type="float" office:value="1.302">
                <text:p>1.302</text:p>
              </table:table-cell>
              <table:table-cell office:value-type="float" office:value="0.220079">
                <text:p>0.220079</text:p>
              </table:table-cell>
              <table:table-cell office:value-type="float" office:value="0.228465">
                <text:p>0.228465</text:p>
              </table:table-cell>
              <table:table-cell office:value-type="float" office:value="1.17303">
                <text:p>1.173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7684">
                <text:p>317684</text:p>
              </table:table-cell>
              <table:table-cell office:value-type="float" office:value="0.497961">
                <text:p>0.497961</text:p>
              </table:table-cell>
              <table:table-cell office:value-type="float" office:value="1.54273">
                <text:p>1.54273</text:p>
              </table:table-cell>
              <table:table-cell office:value-type="float" office:value="0.388984">
                <text:p>0.388984</text:p>
              </table:table-cell>
              <table:table-cell office:value-type="float" office:value="0.398228">
                <text:p>0.398228</text:p>
              </table:table-cell>
              <table:table-cell office:value-type="float" office:value="1.2803">
                <text:p>1.28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59134">
                <text:p>2859134</text:p>
              </table:table-cell>
              <table:table-cell office:value-type="float" office:value="0.88532">
                <text:p>0.88532</text:p>
              </table:table-cell>
              <table:table-cell office:value-type="float" office:value="2.2662">
                <text:p>2.2662</text:p>
              </table:table-cell>
              <table:table-cell office:value-type="float" office:value="0.744491">
                <text:p>0.744491</text:p>
              </table:table-cell>
              <table:table-cell office:value-type="float" office:value="0.553083">
                <text:p>0.553083</text:p>
              </table:table-cell>
              <table:table-cell office:value-type="float" office:value="1.49426">
                <text:p>1.494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84">
                <text:p>1984</text:p>
              </table:table-cell>
              <table:table-cell office:value-type="float" office:value="0.152768">
                <text:p>0.152768</text:p>
              </table:table-cell>
              <table:table-cell office:value-type="float" office:value="1.17906">
                <text:p>1.17906</text:p>
              </table:table-cell>
              <table:table-cell office:value-type="float" office:value="0.0745207">
                <text:p>0.0745207</text:p>
              </table:table-cell>
              <table:table-cell office:value-type="float" office:value="0.18176">
                <text:p>0.181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011156">
                <text:p>11011156</text:p>
              </table:table-cell>
              <table:table-cell office:value-type="float" office:value="1.1325">
                <text:p>1.1325</text:p>
              </table:table-cell>
              <table:table-cell office:value-type="float" office:value="2.68028">
                <text:p>2.68028</text:p>
              </table:table-cell>
              <table:table-cell office:value-type="float" office:value="0.994093">
                <text:p>0.994093</text:p>
              </table:table-cell>
              <table:table-cell office:value-type="float" office:value="0.777908">
                <text:p>0.777908</text:p>
              </table:table-cell>
              <table:table-cell office:value-type="float" office:value="1.62896">
                <text:p>1.628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832255">
                <text:p>22832255</text:p>
              </table:table-cell>
              <table:table-cell office:value-type="float" office:value="1.29874">
                <text:p>1.29874</text:p>
              </table:table-cell>
              <table:table-cell office:value-type="float" office:value="2.89846">
                <text:p>2.89846</text:p>
              </table:table-cell>
              <table:table-cell office:value-type="float" office:value="1.20465">
                <text:p>1.20465</text:p>
              </table:table-cell>
              <table:table-cell office:value-type="float" office:value="0.909195">
                <text:p>0.909195</text:p>
              </table:table-cell>
              <table:table-cell office:value-type="float" office:value="1.70141">
                <text:p>1.7014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70967">
                <text:p>2470967</text:p>
              </table:table-cell>
              <table:table-cell office:value-type="float" office:value="0.875038">
                <text:p>0.875038</text:p>
              </table:table-cell>
              <table:table-cell office:value-type="float" office:value="2.2445">
                <text:p>2.2445</text:p>
              </table:table-cell>
              <table:table-cell office:value-type="float" office:value="0.721459">
                <text:p>0.721459</text:p>
              </table:table-cell>
              <table:table-cell office:value-type="float" office:value="0.496778">
                <text:p>0.496778</text:p>
              </table:table-cell>
              <table:table-cell office:value-type="float" office:value="1.47979">
                <text:p>1.4797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2178">
                <text:p>102178</text:p>
              </table:table-cell>
              <table:table-cell office:value-type="float" office:value="0.318776">
                <text:p>0.318776</text:p>
              </table:table-cell>
              <table:table-cell office:value-type="float" office:value="1.34576">
                <text:p>1.34576</text:p>
              </table:table-cell>
              <table:table-cell office:value-type="float" office:value="0.227529">
                <text:p>0.227529</text:p>
              </table:table-cell>
              <table:table-cell office:value-type="float" office:value="0.247348">
                <text:p>0.247348</text:p>
              </table:table-cell>
              <table:table-cell office:value-type="float" office:value="1.17695">
                <text:p>1.176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983">
                <text:p>17983</text:p>
              </table:table-cell>
              <table:table-cell office:value-type="float" office:value="0.231342">
                <text:p>0.231342</text:p>
              </table:table-cell>
              <table:table-cell office:value-type="float" office:value="1.21973">
                <text:p>1.21973</text:p>
              </table:table-cell>
              <table:table-cell office:value-type="float" office:value="0.146062">
                <text:p>0.146062</text:p>
              </table:table-cell>
              <table:table-cell office:value-type="float" office:value="0.202011">
                <text:p>0.20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265">
                <text:p>15265</text:p>
              </table:table-cell>
              <table:table-cell office:value-type="float" office:value="0.236663">
                <text:p>0.236663</text:p>
              </table:table-cell>
              <table:table-cell office:value-type="float" office:value="1.33048">
                <text:p>1.33048</text:p>
              </table:table-cell>
              <table:table-cell office:value-type="float" office:value="0.143038">
                <text:p>0.143038</text:p>
              </table:table-cell>
              <table:table-cell office:value-type="float" office:value="0.213249">
                <text:p>0.213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23">
                <text:p>2123</text:p>
              </table:table-cell>
              <table:table-cell office:value-type="float" office:value="0.151362">
                <text:p>0.151362</text:p>
              </table:table-cell>
              <table:table-cell office:value-type="float" office:value="1.18424">
                <text:p>1.18424</text:p>
              </table:table-cell>
              <table:table-cell office:value-type="float" office:value="0.0730175">
                <text:p>0.0730175</text:p>
              </table:table-cell>
              <table:table-cell office:value-type="float" office:value="0.17526">
                <text:p>0.1752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398">
                <text:p>44398</text:p>
              </table:table-cell>
              <table:table-cell office:value-type="float" office:value="0.269468">
                <text:p>0.269468</text:p>
              </table:table-cell>
              <table:table-cell office:value-type="float" office:value="1.26359">
                <text:p>1.26359</text:p>
              </table:table-cell>
              <table:table-cell office:value-type="float" office:value="0.184627">
                <text:p>0.184627</text:p>
              </table:table-cell>
              <table:table-cell office:value-type="float" office:value="0.2729">
                <text:p>0.2729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86353">
                <text:p>1086353</text:p>
              </table:table-cell>
              <table:table-cell office:value-type="float" office:value="0.72901">
                <text:p>0.72901</text:p>
              </table:table-cell>
              <table:table-cell office:value-type="float" office:value="2.00055">
                <text:p>2.00055</text:p>
              </table:table-cell>
              <table:table-cell office:value-type="float" office:value="0.588481">
                <text:p>0.588481</text:p>
              </table:table-cell>
              <table:table-cell office:value-type="float" office:value="0.475169">
                <text:p>0.475169</text:p>
              </table:table-cell>
              <table:table-cell office:value-type="float" office:value="1.39846">
                <text:p>1.398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91663">
                <text:p>1891663</text:p>
              </table:table-cell>
              <table:table-cell office:value-type="float" office:value="0.830154">
                <text:p>0.830154</text:p>
              </table:table-cell>
              <table:table-cell office:value-type="float" office:value="2.23462">
                <text:p>2.23462</text:p>
              </table:table-cell>
              <table:table-cell office:value-type="float" office:value="0.684452">
                <text:p>0.684452</text:p>
              </table:table-cell>
              <table:table-cell office:value-type="float" office:value="0.504883">
                <text:p>0.504883</text:p>
              </table:table-cell>
              <table:table-cell office:value-type="float" office:value="1.45325">
                <text:p>1.453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420">
                <text:p>3420</text:p>
              </table:table-cell>
              <table:table-cell office:value-type="float" office:value="0.169695">
                <text:p>0.169695</text:p>
              </table:table-cell>
              <table:table-cell office:value-type="float" office:value="1.21343">
                <text:p>1.21343</text:p>
              </table:table-cell>
              <table:table-cell office:value-type="float" office:value="0.0884963">
                <text:p>0.0884963</text:p>
              </table:table-cell>
              <table:table-cell office:value-type="float" office:value="0.17552">
                <text:p>0.1755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243">
                <text:p>20243</text:p>
              </table:table-cell>
              <table:table-cell office:value-type="float" office:value="0.238984">
                <text:p>0.238984</text:p>
              </table:table-cell>
              <table:table-cell office:value-type="float" office:value="1.21457">
                <text:p>1.21457</text:p>
              </table:table-cell>
              <table:table-cell office:value-type="float" office:value="0.153765">
                <text:p>0.153765</text:p>
              </table:table-cell>
              <table:table-cell office:value-type="float" office:value="0.225748">
                <text:p>0.22574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110">
                <text:p>22110</text:p>
              </table:table-cell>
              <table:table-cell office:value-type="float" office:value="0.24606">
                <text:p>0.24606</text:p>
              </table:table-cell>
              <table:table-cell office:value-type="float" office:value="1.23583">
                <text:p>1.23583</text:p>
              </table:table-cell>
              <table:table-cell office:value-type="float" office:value="0.156564">
                <text:p>0.156564</text:p>
              </table:table-cell>
              <table:table-cell office:value-type="float" office:value="0.24992">
                <text:p>0.24992</text:p>
              </table:table-cell>
              <table:table-cell office:value-type="float" office:value="1.07074">
                <text:p>1.0707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327816">
                <text:p>4327816</text:p>
              </table:table-cell>
              <table:table-cell office:value-type="float" office:value="0.951756">
                <text:p>0.951756</text:p>
              </table:table-cell>
              <table:table-cell office:value-type="float" office:value="2.42365">
                <text:p>2.42365</text:p>
              </table:table-cell>
              <table:table-cell office:value-type="float" office:value="0.825273">
                <text:p>0.825273</text:p>
              </table:table-cell>
              <table:table-cell office:value-type="float" office:value="0.567766">
                <text:p>0.567766</text:p>
              </table:table-cell>
              <table:table-cell office:value-type="float" office:value="1.53506">
                <text:p>1.535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502020">
                <text:p>6502020</text:p>
              </table:table-cell>
              <table:table-cell office:value-type="float" office:value="1.02706">
                <text:p>1.02706</text:p>
              </table:table-cell>
              <table:table-cell office:value-type="float" office:value="2.53704">
                <text:p>2.53704</text:p>
              </table:table-cell>
              <table:table-cell office:value-type="float" office:value="0.884816">
                <text:p>0.884816</text:p>
              </table:table-cell>
              <table:table-cell office:value-type="float" office:value="0.620838">
                <text:p>0.620838</text:p>
              </table:table-cell>
              <table:table-cell office:value-type="float" office:value="1.57473">
                <text:p>1.574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03">
                <text:p>1803</text:p>
              </table:table-cell>
              <table:table-cell office:value-type="float" office:value="0.154636">
                <text:p>0.154636</text:p>
              </table:table-cell>
              <table:table-cell office:value-type="float" office:value="1.20706">
                <text:p>1.20706</text:p>
              </table:table-cell>
              <table:table-cell office:value-type="float" office:value="0.0724208">
                <text:p>0.0724208</text:p>
              </table:table-cell>
              <table:table-cell office:value-type="float" office:value="0.175325">
                <text:p>0.1753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91301">
                <text:p>191301</text:p>
              </table:table-cell>
              <table:table-cell office:value-type="float" office:value="0.40467">
                <text:p>0.40467</text:p>
              </table:table-cell>
              <table:table-cell office:value-type="float" office:value="1.41874">
                <text:p>1.41874</text:p>
              </table:table-cell>
              <table:table-cell office:value-type="float" office:value="0.31352">
                <text:p>0.31352</text:p>
              </table:table-cell>
              <table:table-cell office:value-type="float" office:value="0.311982">
                <text:p>0.311982</text:p>
              </table:table-cell>
              <table:table-cell office:value-type="float" office:value="1.23266">
                <text:p>1.232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25">
                <text:p>2725</text:p>
              </table:table-cell>
              <table:table-cell office:value-type="float" office:value="0.16031">
                <text:p>0.16031</text:p>
              </table:table-cell>
              <table:table-cell office:value-type="float" office:value="1.13502">
                <text:p>1.13502</text:p>
              </table:table-cell>
              <table:table-cell office:value-type="float" office:value="0.083939">
                <text:p>0.083939</text:p>
              </table:table-cell>
              <table:table-cell office:value-type="float" office:value="0.22002">
                <text:p>0.2200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72">
                <text:p>3372</text:p>
              </table:table-cell>
              <table:table-cell office:value-type="float" office:value="0.17362">
                <text:p>0.17362</text:p>
              </table:table-cell>
              <table:table-cell office:value-type="float" office:value="1.22491">
                <text:p>1.22491</text:p>
              </table:table-cell>
              <table:table-cell office:value-type="float" office:value="0.0883834">
                <text:p>0.0883834</text:p>
              </table:table-cell>
              <table:table-cell office:value-type="float" office:value="0.176371">
                <text:p>0.1763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5815">
                <text:p>145815</text:p>
              </table:table-cell>
              <table:table-cell office:value-type="float" office:value="0.361911">
                <text:p>0.361911</text:p>
              </table:table-cell>
              <table:table-cell office:value-type="float" office:value="1.40205">
                <text:p>1.40205</text:p>
              </table:table-cell>
              <table:table-cell office:value-type="float" office:value="0.269541">
                <text:p>0.269541</text:p>
              </table:table-cell>
              <table:table-cell office:value-type="float" office:value="0.2919">
                <text:p>0.2919</text:p>
              </table:table-cell>
              <table:table-cell office:value-type="float" office:value="1.20858">
                <text:p>1.208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3286">
                <text:p>183286</text:p>
              </table:table-cell>
              <table:table-cell office:value-type="float" office:value="0.397223">
                <text:p>0.397223</text:p>
              </table:table-cell>
              <table:table-cell office:value-type="float" office:value="1.40021">
                <text:p>1.40021</text:p>
              </table:table-cell>
              <table:table-cell office:value-type="float" office:value="0.299784">
                <text:p>0.299784</text:p>
              </table:table-cell>
              <table:table-cell office:value-type="float" office:value="0.301016">
                <text:p>0.301016</text:p>
              </table:table-cell>
              <table:table-cell office:value-type="float" office:value="1.22915">
                <text:p>1.229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435205">
                <text:p>3435205</text:p>
              </table:table-cell>
              <table:table-cell office:value-type="float" office:value="0.927104">
                <text:p>0.927104</text:p>
              </table:table-cell>
              <table:table-cell office:value-type="float" office:value="2.42594">
                <text:p>2.42594</text:p>
              </table:table-cell>
              <table:table-cell office:value-type="float" office:value="0.781406">
                <text:p>0.781406</text:p>
              </table:table-cell>
              <table:table-cell office:value-type="float" office:value="0.537343">
                <text:p>0.537343</text:p>
              </table:table-cell>
              <table:table-cell office:value-type="float" office:value="1.51313">
                <text:p>1.5131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8877">
                <text:p>288877</text:p>
              </table:table-cell>
              <table:table-cell office:value-type="float" office:value="0.482266">
                <text:p>0.482266</text:p>
              </table:table-cell>
              <table:table-cell office:value-type="float" office:value="1.54924">
                <text:p>1.54924</text:p>
              </table:table-cell>
              <table:table-cell office:value-type="float" office:value="0.377558">
                <text:p>0.377558</text:p>
              </table:table-cell>
              <table:table-cell office:value-type="float" office:value="0.356689">
                <text:p>0.356689</text:p>
              </table:table-cell>
              <table:table-cell office:value-type="float" office:value="1.27085">
                <text:p>1.2708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77740">
                <text:p>977740</text:p>
              </table:table-cell>
              <table:table-cell office:value-type="float" office:value="0.71337">
                <text:p>0.71337</text:p>
              </table:table-cell>
              <table:table-cell office:value-type="float" office:value="1.99715">
                <text:p>1.99715</text:p>
              </table:table-cell>
              <table:table-cell office:value-type="float" office:value="0.571444">
                <text:p>0.571444</text:p>
              </table:table-cell>
              <table:table-cell office:value-type="float" office:value="0.43192">
                <text:p>0.43192</text:p>
              </table:table-cell>
              <table:table-cell office:value-type="float" office:value="1.38773">
                <text:p>1.387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667076">
                <text:p>20667076</text:p>
              </table:table-cell>
              <table:table-cell office:value-type="float" office:value="1.2725">
                <text:p>1.2725</text:p>
              </table:table-cell>
              <table:table-cell office:value-type="float" office:value="2.84966">
                <text:p>2.84966</text:p>
              </table:table-cell>
              <table:table-cell office:value-type="float" office:value="1.13533">
                <text:p>1.13533</text:p>
              </table:table-cell>
              <table:table-cell office:value-type="float" office:value="0.828152">
                <text:p>0.828152</text:p>
              </table:table-cell>
              <table:table-cell office:value-type="float" office:value="1.69202">
                <text:p>1.692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467">
                <text:p>4467</text:p>
              </table:table-cell>
              <table:table-cell office:value-type="float" office:value="0.178434">
                <text:p>0.178434</text:p>
              </table:table-cell>
              <table:table-cell office:value-type="float" office:value="1.17837">
                <text:p>1.17837</text:p>
              </table:table-cell>
              <table:table-cell office:value-type="float" office:value="0.100298">
                <text:p>0.100298</text:p>
              </table:table-cell>
              <table:table-cell office:value-type="float" office:value="0.192186">
                <text:p>0.1921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2">
                <text:p>1372</text:p>
              </table:table-cell>
              <table:table-cell office:value-type="float" office:value="0.141966">
                <text:p>0.141966</text:p>
              </table:table-cell>
              <table:table-cell office:value-type="float" office:value="1.13084">
                <text:p>1.13084</text:p>
              </table:table-cell>
              <table:table-cell office:value-type="float" office:value="0.0665538">
                <text:p>0.0665538</text:p>
              </table:table-cell>
              <table:table-cell office:value-type="float" office:value="0.202156">
                <text:p>0.2021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4005005">
                <text:p>34005005</text:p>
              </table:table-cell>
              <table:table-cell office:value-type="float" office:value="1.39325">
                <text:p>1.39325</text:p>
              </table:table-cell>
              <table:table-cell office:value-type="float" office:value="3.0811">
                <text:p>3.0811</text:p>
              </table:table-cell>
              <table:table-cell office:value-type="float" office:value="1.25573">
                <text:p>1.25573</text:p>
              </table:table-cell>
              <table:table-cell office:value-type="float" office:value="0.80298">
                <text:p>0.80298</text:p>
              </table:table-cell>
              <table:table-cell office:value-type="float" office:value="1.74077">
                <text:p>1.740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3197">
                <text:p>53197</text:p>
              </table:table-cell>
              <table:table-cell office:value-type="float" office:value="0.27511">
                <text:p>0.27511</text:p>
              </table:table-cell>
              <table:table-cell office:value-type="float" office:value="1.31405">
                <text:p>1.31405</text:p>
              </table:table-cell>
              <table:table-cell office:value-type="float" office:value="0.19064">
                <text:p>0.19064</text:p>
              </table:table-cell>
              <table:table-cell office:value-type="float" office:value="0.227306">
                <text:p>0.227306</text:p>
              </table:table-cell>
              <table:table-cell office:value-type="float" office:value="1.12812">
                <text:p>1.128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352">
                <text:p>38352</text:p>
              </table:table-cell>
              <table:table-cell office:value-type="float" office:value="0.256944">
                <text:p>0.256944</text:p>
              </table:table-cell>
              <table:table-cell office:value-type="float" office:value="1.226">
                <text:p>1.226</text:p>
              </table:table-cell>
              <table:table-cell office:value-type="float" office:value="0.175042">
                <text:p>0.175042</text:p>
              </table:table-cell>
              <table:table-cell office:value-type="float" office:value="0.230044">
                <text:p>0.230044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66313">
                <text:p>766313</text:p>
              </table:table-cell>
              <table:table-cell office:value-type="float" office:value="0.673129">
                <text:p>0.673129</text:p>
              </table:table-cell>
              <table:table-cell office:value-type="float" office:value="1.89522">
                <text:p>1.89522</text:p>
              </table:table-cell>
              <table:table-cell office:value-type="float" office:value="0.532247">
                <text:p>0.532247</text:p>
              </table:table-cell>
              <table:table-cell office:value-type="float" office:value="0.442116">
                <text:p>0.442116</text:p>
              </table:table-cell>
              <table:table-cell office:value-type="float" office:value="1.36321">
                <text:p>1.3632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837694">
                <text:p>14837694</text:p>
              </table:table-cell>
              <table:table-cell office:value-type="float" office:value="1.19511">
                <text:p>1.19511</text:p>
              </table:table-cell>
              <table:table-cell office:value-type="float" office:value="2.85267">
                <text:p>2.85267</text:p>
              </table:table-cell>
              <table:table-cell office:value-type="float" office:value="1.08646">
                <text:p>1.08646</text:p>
              </table:table-cell>
              <table:table-cell office:value-type="float" office:value="0.770499">
                <text:p>0.770499</text:p>
              </table:table-cell>
              <table:table-cell office:value-type="float" office:value="1.65846">
                <text:p>1.658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80933">
                <text:p>4580933</text:p>
              </table:table-cell>
              <table:table-cell office:value-type="float" office:value="0.962251">
                <text:p>0.962251</text:p>
              </table:table-cell>
              <table:table-cell office:value-type="float" office:value="2.4324">
                <text:p>2.4324</text:p>
              </table:table-cell>
              <table:table-cell office:value-type="float" office:value="0.819053">
                <text:p>0.819053</text:p>
              </table:table-cell>
              <table:table-cell office:value-type="float" office:value="0.546005">
                <text:p>0.546005</text:p>
              </table:table-cell>
              <table:table-cell office:value-type="float" office:value="1.54072">
                <text:p>1.540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63138">
                <text:p>1063138</text:p>
              </table:table-cell>
              <table:table-cell office:value-type="float" office:value="0.720901">
                <text:p>0.720901</text:p>
              </table:table-cell>
              <table:table-cell office:value-type="float" office:value="2.0126">
                <text:p>2.0126</text:p>
              </table:table-cell>
              <table:table-cell office:value-type="float" office:value="0.58989">
                <text:p>0.58989</text:p>
              </table:table-cell>
              <table:table-cell office:value-type="float" office:value="0.458977">
                <text:p>0.458977</text:p>
              </table:table-cell>
              <table:table-cell office:value-type="float" office:value="1.39607">
                <text:p>1.396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43">
                <text:p>1543</text:p>
              </table:table-cell>
              <table:table-cell office:value-type="float" office:value="0.149708">
                <text:p>0.149708</text:p>
              </table:table-cell>
              <table:table-cell office:value-type="float" office:value="1.16117">
                <text:p>1.16117</text:p>
              </table:table-cell>
              <table:table-cell office:value-type="float" office:value="0.0681704">
                <text:p>0.0681704</text:p>
              </table:table-cell>
              <table:table-cell office:value-type="float" office:value="0.180063">
                <text:p>0.18006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3753">
                <text:p>73753</text:p>
              </table:table-cell>
              <table:table-cell office:value-type="float" office:value="0.289503">
                <text:p>0.289503</text:p>
              </table:table-cell>
              <table:table-cell office:value-type="float" office:value="1.2709">
                <text:p>1.2709</text:p>
              </table:table-cell>
              <table:table-cell office:value-type="float" office:value="0.203918">
                <text:p>0.203918</text:p>
              </table:table-cell>
              <table:table-cell office:value-type="float" office:value="0.228188">
                <text:p>0.228188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731428">
                <text:p>8731428</text:p>
              </table:table-cell>
              <table:table-cell office:value-type="float" office:value="1.09048">
                <text:p>1.09048</text:p>
              </table:table-cell>
              <table:table-cell office:value-type="float" office:value="2.63103">
                <text:p>2.63103</text:p>
              </table:table-cell>
              <table:table-cell office:value-type="float" office:value="0.964323">
                <text:p>0.964323</text:p>
              </table:table-cell>
              <table:table-cell office:value-type="float" office:value="0.669672">
                <text:p>0.669672</text:p>
              </table:table-cell>
              <table:table-cell office:value-type="float" office:value="1.60511">
                <text:p>1.6051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748">
                <text:p>11748</text:p>
              </table:table-cell>
              <table:table-cell office:value-type="float" office:value="0.216481">
                <text:p>0.216481</text:p>
              </table:table-cell>
              <table:table-cell office:value-type="float" office:value="1.19648">
                <text:p>1.19648</text:p>
              </table:table-cell>
              <table:table-cell office:value-type="float" office:value="0.13167">
                <text:p>0.13167</text:p>
              </table:table-cell>
              <table:table-cell office:value-type="float" office:value="0.189772">
                <text:p>0.1897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65">
                <text:p>3865</text:p>
              </table:table-cell>
              <table:table-cell office:value-type="float" office:value="0.180206">
                <text:p>0.180206</text:p>
              </table:table-cell>
              <table:table-cell office:value-type="float" office:value="1.1998">
                <text:p>1.1998</text:p>
              </table:table-cell>
              <table:table-cell office:value-type="float" office:value="0.0977565">
                <text:p>0.0977565</text:p>
              </table:table-cell>
              <table:table-cell office:value-type="float" office:value="0.200343">
                <text:p>0.2003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0008">
                <text:p>50008</text:p>
              </table:table-cell>
              <table:table-cell office:value-type="float" office:value="0.276018">
                <text:p>0.276018</text:p>
              </table:table-cell>
              <table:table-cell office:value-type="float" office:value="1.33045">
                <text:p>1.33045</text:p>
              </table:table-cell>
              <table:table-cell office:value-type="float" office:value="0.189433">
                <text:p>0.189433</text:p>
              </table:table-cell>
              <table:table-cell office:value-type="float" office:value="0.23447">
                <text:p>0.23447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87">
                <text:p>1487</text:p>
              </table:table-cell>
              <table:table-cell office:value-type="float" office:value="0.143968">
                <text:p>0.143968</text:p>
              </table:table-cell>
              <table:table-cell office:value-type="float" office:value="1.1322">
                <text:p>1.1322</text:p>
              </table:table-cell>
              <table:table-cell office:value-type="float" office:value="0.0676707">
                <text:p>0.0676707</text:p>
              </table:table-cell>
              <table:table-cell office:value-type="float" office:value="0.169719">
                <text:p>0.1697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16">
                <text:p>2016</text:p>
              </table:table-cell>
              <table:table-cell office:value-type="float" office:value="0.160099">
                <text:p>0.160099</text:p>
              </table:table-cell>
              <table:table-cell office:value-type="float" office:value="1.20021">
                <text:p>1.20021</text:p>
              </table:table-cell>
              <table:table-cell office:value-type="float" office:value="0.0767372">
                <text:p>0.0767372</text:p>
              </table:table-cell>
              <table:table-cell office:value-type="float" office:value="0.184225">
                <text:p>0.1842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349">
                <text:p>14349</text:p>
              </table:table-cell>
              <table:table-cell office:value-type="float" office:value="0.22531">
                <text:p>0.22531</text:p>
              </table:table-cell>
              <table:table-cell office:value-type="float" office:value="1.25945">
                <text:p>1.25945</text:p>
              </table:table-cell>
              <table:table-cell office:value-type="float" office:value="0.138591">
                <text:p>0.138591</text:p>
              </table:table-cell>
              <table:table-cell office:value-type="float" office:value="0.201177">
                <text:p>0.2011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786">
                <text:p>4786</text:p>
              </table:table-cell>
              <table:table-cell office:value-type="float" office:value="0.18324">
                <text:p>0.18324</text:p>
              </table:table-cell>
              <table:table-cell office:value-type="float" office:value="1.16555">
                <text:p>1.16555</text:p>
              </table:table-cell>
              <table:table-cell office:value-type="float" office:value="0.102439">
                <text:p>0.102439</text:p>
              </table:table-cell>
              <table:table-cell office:value-type="float" office:value="0.203311">
                <text:p>0.2033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9882">
                <text:p>179882</text:p>
              </table:table-cell>
              <table:table-cell office:value-type="float" office:value="0.393119">
                <text:p>0.393119</text:p>
              </table:table-cell>
              <table:table-cell office:value-type="float" office:value="1.4165">
                <text:p>1.4165</text:p>
              </table:table-cell>
              <table:table-cell office:value-type="float" office:value="0.293222">
                <text:p>0.293222</text:p>
              </table:table-cell>
              <table:table-cell office:value-type="float" office:value="0.293368">
                <text:p>0.293368</text:p>
              </table:table-cell>
              <table:table-cell office:value-type="float" office:value="1.22877">
                <text:p>1.228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8788">
                <text:p>128788</text:p>
              </table:table-cell>
              <table:table-cell office:value-type="float" office:value="0.335918">
                <text:p>0.335918</text:p>
              </table:table-cell>
              <table:table-cell office:value-type="float" office:value="1.34178">
                <text:p>1.34178</text:p>
              </table:table-cell>
              <table:table-cell office:value-type="float" office:value="0.250135">
                <text:p>0.250135</text:p>
              </table:table-cell>
              <table:table-cell office:value-type="float" office:value="0.264316">
                <text:p>0.264316</text:p>
              </table:table-cell>
              <table:table-cell office:value-type="float" office:value="1.19792">
                <text:p>1.197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6996107">
                <text:p>26996107</text:p>
              </table:table-cell>
              <table:table-cell office:value-type="float" office:value="1.33652">
                <text:p>1.33652</text:p>
              </table:table-cell>
              <table:table-cell office:value-type="float" office:value="3.05398">
                <text:p>3.05398</text:p>
              </table:table-cell>
              <table:table-cell office:value-type="float" office:value="1.19572">
                <text:p>1.19572</text:p>
              </table:table-cell>
              <table:table-cell office:value-type="float" office:value="0.796976">
                <text:p>0.796976</text:p>
              </table:table-cell>
              <table:table-cell office:value-type="float" office:value="1.71893">
                <text:p>1.718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151778">
                <text:p>8151778</text:p>
              </table:table-cell>
              <table:table-cell office:value-type="float" office:value="1.06567">
                <text:p>1.06567</text:p>
              </table:table-cell>
              <table:table-cell office:value-type="float" office:value="2.60606">
                <text:p>2.60606</text:p>
              </table:table-cell>
              <table:table-cell office:value-type="float" office:value="0.938024">
                <text:p>0.938024</text:p>
              </table:table-cell>
              <table:table-cell office:value-type="float" office:value="0.601345">
                <text:p>0.601345</text:p>
              </table:table-cell>
              <table:table-cell office:value-type="float" office:value="1.59788">
                <text:p>1.597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14">
                <text:p>10014</text:p>
              </table:table-cell>
              <table:table-cell office:value-type="float" office:value="0.209699">
                <text:p>0.209699</text:p>
              </table:table-cell>
              <table:table-cell office:value-type="float" office:value="1.18599">
                <text:p>1.18599</text:p>
              </table:table-cell>
              <table:table-cell office:value-type="float" office:value="0.128945">
                <text:p>0.128945</text:p>
              </table:table-cell>
              <table:table-cell office:value-type="float" office:value="0.231251">
                <text:p>0.2312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5659007">
                <text:p>65659007</text:p>
              </table:table-cell>
              <table:table-cell office:value-type="float" office:value="1.55509">
                <text:p>1.55509</text:p>
              </table:table-cell>
              <table:table-cell office:value-type="float" office:value="3.26013">
                <text:p>3.26013</text:p>
              </table:table-cell>
              <table:table-cell office:value-type="float" office:value="1.41888">
                <text:p>1.41888</text:p>
              </table:table-cell>
              <table:table-cell office:value-type="float" office:value="0.830119">
                <text:p>0.830119</text:p>
              </table:table-cell>
              <table:table-cell office:value-type="float" office:value="1.80633">
                <text:p>1.806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1396">
                <text:p>151396</text:p>
              </table:table-cell>
              <table:table-cell office:value-type="float" office:value="0.361087">
                <text:p>0.361087</text:p>
              </table:table-cell>
              <table:table-cell office:value-type="float" office:value="1.34696">
                <text:p>1.34696</text:p>
              </table:table-cell>
              <table:table-cell office:value-type="float" office:value="0.2734">
                <text:p>0.2734</text:p>
              </table:table-cell>
              <table:table-cell office:value-type="float" office:value="0.298439">
                <text:p>0.298439</text:p>
              </table:table-cell>
              <table:table-cell office:value-type="float" office:value="1.21102">
                <text:p>1.211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902">
                <text:p>23902</text:p>
              </table:table-cell>
              <table:table-cell office:value-type="float" office:value="0.243006">
                <text:p>0.243006</text:p>
              </table:table-cell>
              <table:table-cell office:value-type="float" office:value="1.21917">
                <text:p>1.21917</text:p>
              </table:table-cell>
              <table:table-cell office:value-type="float" office:value="0.156223">
                <text:p>0.156223</text:p>
              </table:table-cell>
              <table:table-cell office:value-type="float" office:value="0.208878">
                <text:p>0.208878</text:p>
              </table:table-cell>
              <table:table-cell office:value-type="float" office:value="1.0779">
                <text:p>1.07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212">
                <text:p>17212</text:p>
              </table:table-cell>
              <table:table-cell office:value-type="float" office:value="0.227911">
                <text:p>0.227911</text:p>
              </table:table-cell>
              <table:table-cell office:value-type="float" office:value="1.21222">
                <text:p>1.21222</text:p>
              </table:table-cell>
              <table:table-cell office:value-type="float" office:value="0.144184">
                <text:p>0.144184</text:p>
              </table:table-cell>
              <table:table-cell office:value-type="float" office:value="0.212339">
                <text:p>0.2123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454">
                <text:p>22454</text:p>
              </table:table-cell>
              <table:table-cell office:value-type="float" office:value="0.252448">
                <text:p>0.252448</text:p>
              </table:table-cell>
              <table:table-cell office:value-type="float" office:value="1.267">
                <text:p>1.267</text:p>
              </table:table-cell>
              <table:table-cell office:value-type="float" office:value="0.158758">
                <text:p>0.158758</text:p>
              </table:table-cell>
              <table:table-cell office:value-type="float" office:value="0.24886">
                <text:p>0.24886</text:p>
              </table:table-cell>
              <table:table-cell office:value-type="float" office:value="1.07344">
                <text:p>1.0734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5394">
                <text:p>465394</text:p>
              </table:table-cell>
              <table:table-cell office:value-type="float" office:value="0.569138">
                <text:p>0.569138</text:p>
              </table:table-cell>
              <table:table-cell office:value-type="float" office:value="1.75056">
                <text:p>1.75056</text:p>
              </table:table-cell>
              <table:table-cell office:value-type="float" office:value="0.45405">
                <text:p>0.45405</text:p>
              </table:table-cell>
              <table:table-cell office:value-type="float" office:value="0.386061">
                <text:p>0.386061</text:p>
              </table:table-cell>
              <table:table-cell office:value-type="float" office:value="1.31643">
                <text:p>1.316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8288">
                <text:p>228288</text:p>
              </table:table-cell>
              <table:table-cell office:value-type="float" office:value="0.437528">
                <text:p>0.437528</text:p>
              </table:table-cell>
              <table:table-cell office:value-type="float" office:value="1.51067">
                <text:p>1.51067</text:p>
              </table:table-cell>
              <table:table-cell office:value-type="float" office:value="0.331891">
                <text:p>0.331891</text:p>
              </table:table-cell>
              <table:table-cell office:value-type="float" office:value="0.329344">
                <text:p>0.329344</text:p>
              </table:table-cell>
              <table:table-cell office:value-type="float" office:value="1.24928">
                <text:p>1.249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1305">
                <text:p>31305</text:p>
              </table:table-cell>
              <table:table-cell office:value-type="float" office:value="0.251388">
                <text:p>0.251388</text:p>
              </table:table-cell>
              <table:table-cell office:value-type="float" office:value="1.25816">
                <text:p>1.25816</text:p>
              </table:table-cell>
              <table:table-cell office:value-type="float" office:value="0.167409">
                <text:p>0.167409</text:p>
              </table:table-cell>
              <table:table-cell office:value-type="float" office:value="0.221787">
                <text:p>0.221787</text:p>
              </table:table-cell>
              <table:table-cell office:value-type="float" office:value="1.08973">
                <text:p>1.089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339962">
                <text:p>5339962</text:p>
              </table:table-cell>
              <table:table-cell office:value-type="float" office:value="0.994188">
                <text:p>0.994188</text:p>
              </table:table-cell>
              <table:table-cell office:value-type="float" office:value="2.46307">
                <text:p>2.46307</text:p>
              </table:table-cell>
              <table:table-cell office:value-type="float" office:value="0.853471">
                <text:p>0.853471</text:p>
              </table:table-cell>
              <table:table-cell office:value-type="float" office:value="0.628682">
                <text:p>0.628682</text:p>
              </table:table-cell>
              <table:table-cell office:value-type="float" office:value="1.55737">
                <text:p>1.557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763">
                <text:p>22763</text:p>
              </table:table-cell>
              <table:table-cell office:value-type="float" office:value="0.24203">
                <text:p>0.24203</text:p>
              </table:table-cell>
              <table:table-cell office:value-type="float" office:value="1.21789">
                <text:p>1.21789</text:p>
              </table:table-cell>
              <table:table-cell office:value-type="float" office:value="0.154493">
                <text:p>0.154493</text:p>
              </table:table-cell>
              <table:table-cell office:value-type="float" office:value="0.206748">
                <text:p>0.206748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733403">
                <text:p>4733403</text:p>
              </table:table-cell>
              <table:table-cell office:value-type="float" office:value="0.994959">
                <text:p>0.994959</text:p>
              </table:table-cell>
              <table:table-cell office:value-type="float" office:value="2.45333">
                <text:p>2.45333</text:p>
              </table:table-cell>
              <table:table-cell office:value-type="float" office:value="0.824248">
                <text:p>0.824248</text:p>
              </table:table-cell>
              <table:table-cell office:value-type="float" office:value="0.542169">
                <text:p>0.542169</text:p>
              </table:table-cell>
              <table:table-cell office:value-type="float" office:value="1.54417">
                <text:p>1.5441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757684">
                <text:p>38757684</text:p>
              </table:table-cell>
              <table:table-cell office:value-type="float" office:value="1.42244">
                <text:p>1.42244</text:p>
              </table:table-cell>
              <table:table-cell office:value-type="float" office:value="3.06575">
                <text:p>3.06575</text:p>
              </table:table-cell>
              <table:table-cell office:value-type="float" office:value="1.32602">
                <text:p>1.32602</text:p>
              </table:table-cell>
              <table:table-cell office:value-type="float" office:value="0.891166">
                <text:p>0.891166</text:p>
              </table:table-cell>
              <table:table-cell office:value-type="float" office:value="1.75419">
                <text:p>1.754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01900">
                <text:p>1301900</text:p>
              </table:table-cell>
              <table:table-cell office:value-type="float" office:value="0.774435">
                <text:p>0.774435</text:p>
              </table:table-cell>
              <table:table-cell office:value-type="float" office:value="2.04849">
                <text:p>2.04849</text:p>
              </table:table-cell>
              <table:table-cell office:value-type="float" office:value="0.628808">
                <text:p>0.628808</text:p>
              </table:table-cell>
              <table:table-cell office:value-type="float" office:value="0.516554">
                <text:p>0.516554</text:p>
              </table:table-cell>
              <table:table-cell office:value-type="float" office:value="1.41694">
                <text:p>1.416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818799">
                <text:p>44818799</text:p>
              </table:table-cell>
              <table:table-cell office:value-type="float" office:value="1.46852">
                <text:p>1.46852</text:p>
              </table:table-cell>
              <table:table-cell office:value-type="float" office:value="3.0942">
                <text:p>3.0942</text:p>
              </table:table-cell>
              <table:table-cell office:value-type="float" office:value="1.37183">
                <text:p>1.37183</text:p>
              </table:table-cell>
              <table:table-cell office:value-type="float" office:value="0.979001">
                <text:p>0.979001</text:p>
              </table:table-cell>
              <table:table-cell office:value-type="float" office:value="1.7695">
                <text:p>1.769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897019">
                <text:p>14897019</text:p>
              </table:table-cell>
              <table:table-cell office:value-type="float" office:value="1.20136">
                <text:p>1.20136</text:p>
              </table:table-cell>
              <table:table-cell office:value-type="float" office:value="2.85454">
                <text:p>2.85454</text:p>
              </table:table-cell>
              <table:table-cell office:value-type="float" office:value="1.08131">
                <text:p>1.08131</text:p>
              </table:table-cell>
              <table:table-cell office:value-type="float" office:value="0.711444">
                <text:p>0.711444</text:p>
              </table:table-cell>
              <table:table-cell office:value-type="float" office:value="1.65888">
                <text:p>1.658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978">
                <text:p>28978</text:p>
              </table:table-cell>
              <table:table-cell office:value-type="float" office:value="0.248482">
                <text:p>0.248482</text:p>
              </table:table-cell>
              <table:table-cell office:value-type="float" office:value="1.27513">
                <text:p>1.27513</text:p>
              </table:table-cell>
              <table:table-cell office:value-type="float" office:value="0.162301">
                <text:p>0.162301</text:p>
              </table:table-cell>
              <table:table-cell office:value-type="float" office:value="0.203873">
                <text:p>0.203873</text:p>
              </table:table-cell>
              <table:table-cell office:value-type="float" office:value="1.08548">
                <text:p>1.085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937737">
                <text:p>11937737</text:p>
              </table:table-cell>
              <table:table-cell office:value-type="float" office:value="1.15405">
                <text:p>1.15405</text:p>
              </table:table-cell>
              <table:table-cell office:value-type="float" office:value="2.72205">
                <text:p>2.72205</text:p>
              </table:table-cell>
              <table:table-cell office:value-type="float" office:value="1.00497">
                <text:p>1.00497</text:p>
              </table:table-cell>
              <table:table-cell office:value-type="float" office:value="0.627128">
                <text:p>0.627128</text:p>
              </table:table-cell>
              <table:table-cell office:value-type="float" office:value="1.63562">
                <text:p>1.6356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6608">
                <text:p>26608</text:p>
              </table:table-cell>
              <table:table-cell office:value-type="float" office:value="0.247614">
                <text:p>0.247614</text:p>
              </table:table-cell>
              <table:table-cell office:value-type="float" office:value="1.28751">
                <text:p>1.28751</text:p>
              </table:table-cell>
              <table:table-cell office:value-type="float" office:value="0.160496">
                <text:p>0.160496</text:p>
              </table:table-cell>
              <table:table-cell office:value-type="float" office:value="0.217692">
                <text:p>0.217692</text:p>
              </table:table-cell>
              <table:table-cell office:value-type="float" office:value="1.07996">
                <text:p>1.079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4448">
                <text:p>444448</text:p>
              </table:table-cell>
              <table:table-cell office:value-type="float" office:value="0.566958">
                <text:p>0.566958</text:p>
              </table:table-cell>
              <table:table-cell office:value-type="float" office:value="1.7454">
                <text:p>1.7454</text:p>
              </table:table-cell>
              <table:table-cell office:value-type="float" office:value="0.436644">
                <text:p>0.436644</text:p>
              </table:table-cell>
              <table:table-cell office:value-type="float" office:value="0.35929">
                <text:p>0.35929</text:p>
              </table:table-cell>
              <table:table-cell office:value-type="float" office:value="1.31194">
                <text:p>1.31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